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1957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10 percent" table:style-name="ta1">
        <table:shapes>
          <draw:frame draw:z-index="0" draw:style-name="gr1" svg:width="6.2988in" svg:height="3.5429in" svg:x="14.2071in" svg:y="0.7299in">
            <draw:object draw:notify-on-update-of-ranges="'10 percent'.A2:'10 percent'.A202 '10 percent'.B1:'10 percent'.B1 '10 percent'.B2:'10 percent'.B202 '10 percent'.A2:'10 percent'.A202 '10 percent'.I1:'10 percent'.I1 '10 percent'.I2:'10 percent'.I2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14.2874in" svg:y="4.5701in">
            <draw:object draw:notify-on-update-of-ranges="'10 percent'.A2:'10 percent'.A202 '10 percent'.C1:'10 percent'.C1 '10 percent'.C2:'10 percent'.C202 '10 percent'.A2:'10 percent'.A202 '10 percent'.J1:'10 percent'.J1 '10 percent'.J2:'10 percent'.J2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in" svg:height="3.5453in" svg:x="14.363in" svg:y="8.2823in">
            <draw:object draw:notify-on-update-of-ranges="'10 percent'.A2:'10 percent'.A202 '10 percent'.D1:'10 percent'.D1 '10 percent'.D2:'10 percent'.D202 '10 percent'.A2:'10 percent'.A202 '10 percent'.K1:'10 percent'.K1 '10 percent'.K2:'10 percent'.K2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4">
          <table:table-cell office:value-type="string">
            <text:p>time</text:p>
          </table:table-cell>
          <table:table-cell office:value-type="string">
            <text:p>apc II</text:p>
          </table:table-cell>
          <table:table-cell office:value-type="string">
            <text:p>apc Iia</text:p>
          </table:table-cell>
          <table:table-cell office:value-type="string">
            <text:p>apc TAT</text:p>
          </table:table-cell>
          <table:table-cell office:value-type="string">
            <text:p>apc Va</text:p>
          </table:table-cell>
          <table:table-cell office:value-type="string">
            <text:p>apc APC</text:p>
          </table:table-cell>
          <table:table-cell office:value-type="string">
            <text:p>apc V</text:p>
          </table:table-cell>
          <table:table-cell office:value-type="string">
            <text:p>apc TF</text:p>
          </table:table-cell>
          <table:table-cell office:value-type="string">
            <text:p>noapc II</text:p>
          </table:table-cell>
          <table:table-cell office:value-type="string">
            <text:p>noapc Iia</text:p>
          </table:table-cell>
          <table:table-cell office:value-type="string">
            <text:p>noapc TAT</text:p>
          </table:table-cell>
          <table:table-cell office:value-type="string">
            <text:p>noapc Va</text:p>
          </table:table-cell>
          <table:table-cell office:value-type="string">
            <text:p>noapc APC</text:p>
          </table:table-cell>
          <table:table-cell office:value-type="string">
            <text:p>noapc V</text:p>
          </table:table-cell>
          <table:table-cell office:value-type="string">
            <text:p>noapc TF</text:p>
          </table:table-cell>
          <table:table-cell table:number-columns-repeated="14"/>
        </table:table-row>
        <table:table-row table:style-name="ro2">
          <table:table-cell office:value-type="float" office:value="0">
            <text:p>0</text:p>
          </table:table-cell>
          <table:table-cell table:formula="of:=[.P2]*1000000" office:value-type="float" office:value="1400">
            <text:p>1400</text:p>
          </table:table-cell>
          <table:table-cell table:formula="of:=[.Q2]*1000000" office:value-type="float" office:value="0">
            <text:p>0</text:p>
          </table:table-cell>
          <table:table-cell table:formula="of:=[.R2]*1000000" office:value-type="float" office:value="0">
            <text:p>0</text:p>
          </table:table-cell>
          <table:table-cell table:formula="of:=[.S2]*1000000" office:value-type="float" office:value="0">
            <text:p>0</text:p>
          </table:table-cell>
          <table:table-cell table:formula="of:=[.T2]*1000000" office:value-type="float" office:value="0">
            <text:p>0</text:p>
          </table:table-cell>
          <table:table-cell table:formula="of:=[.U2]*1000000" office:value-type="float" office:value="20">
            <text:p>20</text:p>
          </table:table-cell>
          <table:table-cell table:formula="of:=[.V2]*1000000" office:value-type="float" office:value="0.00000005">
            <text:p>0.00000005</text:p>
          </table:table-cell>
          <table:table-cell table:formula="of:=[.W2]*1000000" office:value-type="float" office:value="1400">
            <text:p>1400</text:p>
          </table:table-cell>
          <table:table-cell table:formula="of:=[.X2]*1000000" office:value-type="float" office:value="0">
            <text:p>0</text:p>
          </table:table-cell>
          <table:table-cell table:formula="of:=[.Y2]*1000000" office:value-type="float" office:value="0">
            <text:p>0</text:p>
          </table:table-cell>
          <table:table-cell table:formula="of:=[.Z2]*1000000" office:value-type="float" office:value="0">
            <text:p>0</text:p>
          </table:table-cell>
          <table:table-cell table:formula="of:=[.AA2]*1000000" office:value-type="float" office:value="0">
            <text:p>0</text:p>
          </table:table-cell>
          <table:table-cell table:formula="of:=[.AB2]*1000000" office:value-type="float" office:value="20">
            <text:p>20</text:p>
          </table:table-cell>
          <table:table-cell table:formula="of:=[.AC2]*1000000" office:value-type="float" office:value="0.00000005">
            <text:p>0.00000005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5e-14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5e-14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P3]*1000000" office:value-type="float" office:value="1398.4">
            <text:p>1398.4</text:p>
          </table:table-cell>
          <table:table-cell table:formula="of:=[.Q3]*1000000" office:value-type="float" office:value="0.00086532">
            <text:p>0.00086532</text:p>
          </table:table-cell>
          <table:table-cell table:formula="of:=[.R3]*1000000" office:value-type="float" office:value="0.00005571">
            <text:p>0.00005571</text:p>
          </table:table-cell>
          <table:table-cell table:formula="of:=[.S3]*1000000" office:value-type="float" office:value="0.0009475">
            <text:p>0.0009475</text:p>
          </table:table-cell>
          <table:table-cell table:formula="of:=[.T3]*1000000" office:value-type="float" office:value="0.00000082909">
            <text:p>8.2909E-007</text:p>
          </table:table-cell>
          <table:table-cell table:formula="of:=[.U3]*1000000" office:value-type="float" office:value="19.064">
            <text:p>19.064</text:p>
          </table:table-cell>
          <table:table-cell table:formula="of:=[.V3]*1000000" office:value-type="float" office:value="0.000000035694">
            <text:p>3.5694E-008</text:p>
          </table:table-cell>
          <table:table-cell table:formula="of:=[.W3]*1000000" office:value-type="float" office:value="1398.4">
            <text:p>1398.4</text:p>
          </table:table-cell>
          <table:table-cell table:formula="of:=[.X3]*1000000" office:value-type="float" office:value="0.00086558">
            <text:p>0.00086558</text:p>
          </table:table-cell>
          <table:table-cell table:formula="of:=[.Y3]*1000000" office:value-type="float" office:value="0.00005575">
            <text:p>0.00005575</text:p>
          </table:table-cell>
          <table:table-cell table:formula="of:=[.Z3]*1000000" office:value-type="float" office:value="0.00094772">
            <text:p>0.00094772</text:p>
          </table:table-cell>
          <table:table-cell table:formula="of:=[.AA3]*1000000" office:value-type="float" office:value="0">
            <text:p>0</text:p>
          </table:table-cell>
          <table:table-cell table:formula="of:=[.AB3]*1000000" office:value-type="float" office:value="19.064">
            <text:p>19.064</text:p>
          </table:table-cell>
          <table:table-cell table:formula="of:=[.AC3]*1000000" office:value-type="float" office:value="0.000000035694">
            <text:p>3.5694E-008</text:p>
          </table:table-cell>
          <table:table-cell office:value-type="float" office:value="0.0013984">
            <text:p>0.0013984</text:p>
          </table:table-cell>
          <table:table-cell table:style-name="ce1" office:value-type="string">
            <text:p>8.6532e-10</text:p>
          </table:table-cell>
          <table:table-cell table:style-name="ce1" office:value-type="string">
            <text:p>5.571e-11</text:p>
          </table:table-cell>
          <table:table-cell table:style-name="ce1" office:value-type="string">
            <text:p>9.475e-10</text:p>
          </table:table-cell>
          <table:table-cell table:style-name="ce1" office:value-type="string">
            <text:p>8.2909e-13</text:p>
          </table:table-cell>
          <table:table-cell table:style-name="ce1" office:value-type="string">
            <text:p>1.9064e-05</text:p>
          </table:table-cell>
          <table:table-cell table:style-name="ce1" office:value-type="string">
            <text:p>3.5694e-14</text:p>
          </table:table-cell>
          <table:table-cell office:value-type="float" office:value="0.0013984">
            <text:p>0.0013984</text:p>
          </table:table-cell>
          <table:table-cell table:style-name="ce1" office:value-type="string">
            <text:p>8.6558e-10</text:p>
          </table:table-cell>
          <table:table-cell table:style-name="ce1" office:value-type="string">
            <text:p>5.575e-11</text:p>
          </table:table-cell>
          <table:table-cell table:style-name="ce1" office:value-type="string">
            <text:p>9.4772e-10</text:p>
          </table:table-cell>
          <table:table-cell office:value-type="float" office:value="0">
            <text:p>0</text:p>
          </table:table-cell>
          <table:table-cell table:style-name="ce1" office:value-type="string">
            <text:p>1.9064e-05</text:p>
          </table:table-cell>
          <table:table-cell table:style-name="ce1" office:value-type="string">
            <text:p>3.5694e-14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P4]*1000000" office:value-type="float" office:value="1398.6">
            <text:p>1398.6</text:p>
          </table:table-cell>
          <table:table-cell table:formula="of:=[.Q4]*1000000" office:value-type="float" office:value="0.003402">
            <text:p>0.003402</text:p>
          </table:table-cell>
          <table:table-cell table:formula="of:=[.R4]*1000000" office:value-type="float" office:value="0.00047139">
            <text:p>0.00047139</text:p>
          </table:table-cell>
          <table:table-cell table:formula="of:=[.S4]*1000000" office:value-type="float" office:value="0.012323">
            <text:p>0.012323</text:p>
          </table:table-cell>
          <table:table-cell table:formula="of:=[.T4]*1000000" office:value-type="float" office:value="0.0000073343">
            <text:p>7.3343E-006</text:p>
          </table:table-cell>
          <table:table-cell table:formula="of:=[.U4]*1000000" office:value-type="float" office:value="18.604">
            <text:p>18.604</text:p>
          </table:table-cell>
          <table:table-cell table:formula="of:=[.V4]*1000000" office:value-type="float" office:value="0.000000025782">
            <text:p>2.5782E-008</text:p>
          </table:table-cell>
          <table:table-cell table:formula="of:=[.W4]*1000000" office:value-type="float" office:value="1398.6">
            <text:p>1398.6</text:p>
          </table:table-cell>
          <table:table-cell table:formula="of:=[.X4]*1000000" office:value-type="float" office:value="0.0034032">
            <text:p>0.0034032</text:p>
          </table:table-cell>
          <table:table-cell table:formula="of:=[.Y4]*1000000" office:value-type="float" office:value="0.00047169">
            <text:p>0.00047169</text:p>
          </table:table-cell>
          <table:table-cell table:formula="of:=[.Z4]*1000000" office:value-type="float" office:value="0.012327">
            <text:p>0.012327</text:p>
          </table:table-cell>
          <table:table-cell table:formula="of:=[.AA4]*1000000" office:value-type="float" office:value="0">
            <text:p>0</text:p>
          </table:table-cell>
          <table:table-cell table:formula="of:=[.AB4]*1000000" office:value-type="float" office:value="18.604">
            <text:p>18.604</text:p>
          </table:table-cell>
          <table:table-cell table:formula="of:=[.AC4]*1000000" office:value-type="float" office:value="0.000000025782">
            <text:p>2.5782E-008</text:p>
          </table:table-cell>
          <table:table-cell office:value-type="float" office:value="0.0013986">
            <text:p>0.0013986</text:p>
          </table:table-cell>
          <table:table-cell table:style-name="ce1" office:value-type="string">
            <text:p>3.402e-09</text:p>
          </table:table-cell>
          <table:table-cell table:style-name="ce1" office:value-type="string">
            <text:p>4.7139e-10</text:p>
          </table:table-cell>
          <table:table-cell table:style-name="ce1" office:value-type="string">
            <text:p>1.2323e-08</text:p>
          </table:table-cell>
          <table:table-cell table:style-name="ce1" office:value-type="string">
            <text:p>7.3343e-12</text:p>
          </table:table-cell>
          <table:table-cell table:style-name="ce1" office:value-type="string">
            <text:p>1.8604e-05</text:p>
          </table:table-cell>
          <table:table-cell table:style-name="ce1" office:value-type="string">
            <text:p>2.5782e-14</text:p>
          </table:table-cell>
          <table:table-cell office:value-type="float" office:value="0.0013986">
            <text:p>0.0013986</text:p>
          </table:table-cell>
          <table:table-cell table:style-name="ce1" office:value-type="string">
            <text:p>3.4032e-09</text:p>
          </table:table-cell>
          <table:table-cell table:style-name="ce1" office:value-type="string">
            <text:p>4.7169e-10</text:p>
          </table:table-cell>
          <table:table-cell table:style-name="ce1" office:value-type="string">
            <text:p>1.2327e-08</text:p>
          </table:table-cell>
          <table:table-cell office:value-type="float" office:value="0">
            <text:p>0</text:p>
          </table:table-cell>
          <table:table-cell table:style-name="ce1" office:value-type="string">
            <text:p>1.8604e-05</text:p>
          </table:table-cell>
          <table:table-cell table:style-name="ce1" office:value-type="string">
            <text:p>2.5782e-14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P5]*1000000" office:value-type="float" office:value="1398.8">
            <text:p>1398.8</text:p>
          </table:table-cell>
          <table:table-cell table:formula="of:=[.Q5]*1000000" office:value-type="float" office:value="0.0065312">
            <text:p>0.0065312</text:p>
          </table:table-cell>
          <table:table-cell table:formula="of:=[.R5]*1000000" office:value-type="float" office:value="0.0014201">
            <text:p>0.0014201</text:p>
          </table:table-cell>
          <table:table-cell table:formula="of:=[.S5]*1000000" office:value-type="float" office:value="0.044867">
            <text:p>0.044867</text:p>
          </table:table-cell>
          <table:table-cell table:formula="of:=[.T5]*1000000" office:value-type="float" office:value="0.000021856">
            <text:p>0.000021856</text:p>
          </table:table-cell>
          <table:table-cell table:formula="of:=[.U5]*1000000" office:value-type="float" office:value="18.251">
            <text:p>18.251</text:p>
          </table:table-cell>
          <table:table-cell table:formula="of:=[.V5]*1000000" office:value-type="float" office:value="0.000000018943">
            <text:p>1.8943E-008</text:p>
          </table:table-cell>
          <table:table-cell table:formula="of:=[.W5]*1000000" office:value-type="float" office:value="1398.8">
            <text:p>1398.8</text:p>
          </table:table-cell>
          <table:table-cell table:formula="of:=[.X5]*1000000" office:value-type="float" office:value="0.0065334">
            <text:p>0.0065334</text:p>
          </table:table-cell>
          <table:table-cell table:formula="of:=[.Y5]*1000000" office:value-type="float" office:value="0.0014209">
            <text:p>0.0014209</text:p>
          </table:table-cell>
          <table:table-cell table:formula="of:=[.Z5]*1000000" office:value-type="float" office:value="0.044881">
            <text:p>0.044881</text:p>
          </table:table-cell>
          <table:table-cell table:formula="of:=[.AA5]*1000000" office:value-type="float" office:value="0">
            <text:p>0</text:p>
          </table:table-cell>
          <table:table-cell table:formula="of:=[.AB5]*1000000" office:value-type="float" office:value="18.251">
            <text:p>18.251</text:p>
          </table:table-cell>
          <table:table-cell table:formula="of:=[.AC5]*1000000" office:value-type="float" office:value="0.000000018943">
            <text:p>1.8943E-008</text:p>
          </table:table-cell>
          <table:table-cell office:value-type="float" office:value="0.0013988">
            <text:p>0.0013988</text:p>
          </table:table-cell>
          <table:table-cell table:style-name="ce1" office:value-type="string">
            <text:p>6.5312e-09</text:p>
          </table:table-cell>
          <table:table-cell table:style-name="ce1" office:value-type="string">
            <text:p>1.4201e-09</text:p>
          </table:table-cell>
          <table:table-cell table:style-name="ce1" office:value-type="string">
            <text:p>4.4867e-08</text:p>
          </table:table-cell>
          <table:table-cell table:style-name="ce1" office:value-type="string">
            <text:p>2.1856e-11</text:p>
          </table:table-cell>
          <table:table-cell table:style-name="ce1" office:value-type="string">
            <text:p>1.8251e-05</text:p>
          </table:table-cell>
          <table:table-cell table:style-name="ce1" office:value-type="string">
            <text:p>1.8943e-14</text:p>
          </table:table-cell>
          <table:table-cell office:value-type="float" office:value="0.0013988">
            <text:p>0.0013988</text:p>
          </table:table-cell>
          <table:table-cell table:style-name="ce1" office:value-type="string">
            <text:p>6.5334e-09</text:p>
          </table:table-cell>
          <table:table-cell table:style-name="ce1" office:value-type="string">
            <text:p>1.4209e-09</text:p>
          </table:table-cell>
          <table:table-cell table:style-name="ce1" office:value-type="string">
            <text:p>4.4881e-08</text:p>
          </table:table-cell>
          <table:table-cell office:value-type="float" office:value="0">
            <text:p>0</text:p>
          </table:table-cell>
          <table:table-cell table:style-name="ce1" office:value-type="string">
            <text:p>1.8251e-05</text:p>
          </table:table-cell>
          <table:table-cell table:style-name="ce1" office:value-type="string">
            <text:p>1.8943e-14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P6]*1000000" office:value-type="float" office:value="1398.9">
            <text:p>1398.9</text:p>
          </table:table-cell>
          <table:table-cell table:formula="of:=[.Q6]*1000000" office:value-type="float" office:value="0.010354">
            <text:p>0.010354</text:p>
          </table:table-cell>
          <table:table-cell table:formula="of:=[.R6]*1000000" office:value-type="float" office:value="0.0029523">
            <text:p>0.0029523</text:p>
          </table:table-cell>
          <table:table-cell table:formula="of:=[.S6]*1000000" office:value-type="float" office:value="0.10342">
            <text:p>0.10342</text:p>
          </table:table-cell>
          <table:table-cell table:formula="of:=[.T6]*1000000" office:value-type="float" office:value="0.00004649">
            <text:p>0.00004649</text:p>
          </table:table-cell>
          <table:table-cell table:formula="of:=[.U6]*1000000" office:value-type="float" office:value="17.995">
            <text:p>17.995</text:p>
          </table:table-cell>
          <table:table-cell table:formula="of:=[.V6]*1000000" office:value-type="float" office:value="0.00000001425">
            <text:p>1.425E-008</text:p>
          </table:table-cell>
          <table:table-cell table:formula="of:=[.W6]*1000000" office:value-type="float" office:value="1398.9">
            <text:p>1398.9</text:p>
          </table:table-cell>
          <table:table-cell table:formula="of:=[.X6]*1000000" office:value-type="float" office:value="0.010357">
            <text:p>0.010357</text:p>
          </table:table-cell>
          <table:table-cell table:formula="of:=[.Y6]*1000000" office:value-type="float" office:value="0.0029537">
            <text:p>0.0029537</text:p>
          </table:table-cell>
          <table:table-cell table:formula="of:=[.Z6]*1000000" office:value-type="float" office:value="0.10346">
            <text:p>0.10346</text:p>
          </table:table-cell>
          <table:table-cell table:formula="of:=[.AA6]*1000000" office:value-type="float" office:value="0">
            <text:p>0</text:p>
          </table:table-cell>
          <table:table-cell table:formula="of:=[.AB6]*1000000" office:value-type="float" office:value="17.995">
            <text:p>17.995</text:p>
          </table:table-cell>
          <table:table-cell table:formula="of:=[.AC6]*1000000" office:value-type="float" office:value="0.00000001425">
            <text:p>1.425E-008</text:p>
          </table:table-cell>
          <table:table-cell office:value-type="float" office:value="0.0013989">
            <text:p>0.0013989</text:p>
          </table:table-cell>
          <table:table-cell table:style-name="ce1" office:value-type="string">
            <text:p>1.0354e-08</text:p>
          </table:table-cell>
          <table:table-cell table:style-name="ce1" office:value-type="string">
            <text:p>2.9523e-09</text:p>
          </table:table-cell>
          <table:table-cell table:style-name="ce1" office:value-type="string">
            <text:p>1.0342e-07</text:p>
          </table:table-cell>
          <table:table-cell table:style-name="ce1" office:value-type="string">
            <text:p>4.649e-11</text:p>
          </table:table-cell>
          <table:table-cell table:style-name="ce1" office:value-type="string">
            <text:p>1.7995e-05</text:p>
          </table:table-cell>
          <table:table-cell table:style-name="ce1" office:value-type="string">
            <text:p>1.425e-14</text:p>
          </table:table-cell>
          <table:table-cell office:value-type="float" office:value="0.0013989">
            <text:p>0.0013989</text:p>
          </table:table-cell>
          <table:table-cell table:style-name="ce1" office:value-type="string">
            <text:p>1.0357e-08</text:p>
          </table:table-cell>
          <table:table-cell table:style-name="ce1" office:value-type="string">
            <text:p>2.9537e-09</text:p>
          </table:table-cell>
          <table:table-cell table:style-name="ce1" office:value-type="string">
            <text:p>1.0346e-07</text:p>
          </table:table-cell>
          <table:table-cell office:value-type="float" office:value="0">
            <text:p>0</text:p>
          </table:table-cell>
          <table:table-cell table:style-name="ce1" office:value-type="string">
            <text:p>1.7995e-05</text:p>
          </table:table-cell>
          <table:table-cell table:style-name="ce1" office:value-type="string">
            <text:p>1.425e-14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P7]*1000000" office:value-type="float" office:value="1399">
            <text:p>1399</text:p>
          </table:table-cell>
          <table:table-cell table:formula="of:=[.Q7]*1000000" office:value-type="float" office:value="0.016385">
            <text:p>0.016385</text:p>
          </table:table-cell>
          <table:table-cell table:formula="of:=[.R7]*1000000" office:value-type="float" office:value="0.0052433">
            <text:p>0.0052433</text:p>
          </table:table-cell>
          <table:table-cell table:formula="of:=[.S7]*1000000" office:value-type="float" office:value="0.19913">
            <text:p>0.19913</text:p>
          </table:table-cell>
          <table:table-cell table:formula="of:=[.T7]*1000000" office:value-type="float" office:value="0.000087766">
            <text:p>0.000087766</text:p>
          </table:table-cell>
          <table:table-cell table:formula="of:=[.U7]*1000000" office:value-type="float" office:value="17.818">
            <text:p>17.818</text:p>
          </table:table-cell>
          <table:table-cell table:formula="of:=[.V7]*1000000" office:value-type="float" office:value="0.000000011082">
            <text:p>1.1082E-008</text:p>
          </table:table-cell>
          <table:table-cell table:formula="of:=[.W7]*1000000" office:value-type="float" office:value="1399">
            <text:p>1399</text:p>
          </table:table-cell>
          <table:table-cell table:formula="of:=[.X7]*1000000" office:value-type="float" office:value="0.016389">
            <text:p>0.016389</text:p>
          </table:table-cell>
          <table:table-cell table:formula="of:=[.Y7]*1000000" office:value-type="float" office:value="0.0052455">
            <text:p>0.0052455</text:p>
          </table:table-cell>
          <table:table-cell table:formula="of:=[.Z7]*1000000" office:value-type="float" office:value="0.19921">
            <text:p>0.19921</text:p>
          </table:table-cell>
          <table:table-cell table:formula="of:=[.AA7]*1000000" office:value-type="float" office:value="0">
            <text:p>0</text:p>
          </table:table-cell>
          <table:table-cell table:formula="of:=[.AB7]*1000000" office:value-type="float" office:value="17.818">
            <text:p>17.818</text:p>
          </table:table-cell>
          <table:table-cell table:formula="of:=[.AC7]*1000000" office:value-type="float" office:value="0.000000011082">
            <text:p>1.1082E-008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1.6385e-08</text:p>
          </table:table-cell>
          <table:table-cell table:style-name="ce1" office:value-type="string">
            <text:p>5.2433e-09</text:p>
          </table:table-cell>
          <table:table-cell table:style-name="ce1" office:value-type="string">
            <text:p>1.9913e-07</text:p>
          </table:table-cell>
          <table:table-cell table:style-name="ce1" office:value-type="string">
            <text:p>8.7766e-11</text:p>
          </table:table-cell>
          <table:table-cell table:style-name="ce1" office:value-type="string">
            <text:p>1.7818e-05</text:p>
          </table:table-cell>
          <table:table-cell table:style-name="ce1" office:value-type="string">
            <text:p>1.1082e-14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1.6389e-08</text:p>
          </table:table-cell>
          <table:table-cell table:style-name="ce1" office:value-type="string">
            <text:p>5.2455e-09</text:p>
          </table:table-cell>
          <table:table-cell table:style-name="ce1" office:value-type="string">
            <text:p>1.9921e-07</text:p>
          </table:table-cell>
          <table:table-cell office:value-type="float" office:value="0">
            <text:p>0</text:p>
          </table:table-cell>
          <table:table-cell table:style-name="ce1" office:value-type="string">
            <text:p>1.7818e-05</text:p>
          </table:table-cell>
          <table:table-cell table:style-name="ce1" office:value-type="string">
            <text:p>1.1082e-14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P8]*1000000" office:value-type="float" office:value="1399">
            <text:p>1399</text:p>
          </table:table-cell>
          <table:table-cell table:formula="of:=[.Q8]*1000000" office:value-type="float" office:value="0.027582">
            <text:p>0.027582</text:p>
          </table:table-cell>
          <table:table-cell table:formula="of:=[.R8]*1000000" office:value-type="float" office:value="0.0089461">
            <text:p>0.0089461</text:p>
          </table:table-cell>
          <table:table-cell table:formula="of:=[.S8]*1000000" office:value-type="float" office:value="0.36865">
            <text:p>0.36865</text:p>
          </table:table-cell>
          <table:table-cell table:formula="of:=[.T8]*1000000" office:value-type="float" office:value="0.00016389">
            <text:p>0.00016389</text:p>
          </table:table-cell>
          <table:table-cell table:formula="of:=[.U8]*1000000" office:value-type="float" office:value="17.677">
            <text:p>17.677</text:p>
          </table:table-cell>
          <table:table-cell table:formula="of:=[.V8]*1000000" office:value-type="float" office:value="0.0000000088804">
            <text:p>8.8804E-009</text:p>
          </table:table-cell>
          <table:table-cell table:formula="of:=[.W8]*1000000" office:value-type="float" office:value="1399">
            <text:p>1399</text:p>
          </table:table-cell>
          <table:table-cell table:formula="of:=[.X8]*1000000" office:value-type="float" office:value="0.027589">
            <text:p>0.027589</text:p>
          </table:table-cell>
          <table:table-cell table:formula="of:=[.Y8]*1000000" office:value-type="float" office:value="0.00895">
            <text:p>0.00895</text:p>
          </table:table-cell>
          <table:table-cell table:formula="of:=[.Z8]*1000000" office:value-type="float" office:value="0.36883">
            <text:p>0.36883</text:p>
          </table:table-cell>
          <table:table-cell table:formula="of:=[.AA8]*1000000" office:value-type="float" office:value="0">
            <text:p>0</text:p>
          </table:table-cell>
          <table:table-cell table:formula="of:=[.AB8]*1000000" office:value-type="float" office:value="17.677">
            <text:p>17.677</text:p>
          </table:table-cell>
          <table:table-cell table:formula="of:=[.AC8]*1000000" office:value-type="float" office:value="0.0000000088804">
            <text:p>8.8804E-009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2.7582e-08</text:p>
          </table:table-cell>
          <table:table-cell table:style-name="ce1" office:value-type="string">
            <text:p>8.9461e-09</text:p>
          </table:table-cell>
          <table:table-cell table:style-name="ce1" office:value-type="string">
            <text:p>3.6865e-07</text:p>
          </table:table-cell>
          <table:table-cell table:style-name="ce1" office:value-type="string">
            <text:p>1.6389e-10</text:p>
          </table:table-cell>
          <table:table-cell table:style-name="ce1" office:value-type="string">
            <text:p>1.7677e-05</text:p>
          </table:table-cell>
          <table:table-cell table:style-name="ce1" office:value-type="string">
            <text:p>8.8804e-15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2.7589e-08</text:p>
          </table:table-cell>
          <table:table-cell table:style-name="ce1" office:value-type="string">
            <text:p>8.95e-09</text:p>
          </table:table-cell>
          <table:table-cell table:style-name="ce1" office:value-type="string">
            <text:p>3.6883e-07</text:p>
          </table:table-cell>
          <table:table-cell office:value-type="float" office:value="0">
            <text:p>0</text:p>
          </table:table-cell>
          <table:table-cell table:style-name="ce1" office:value-type="string">
            <text:p>1.7677e-05</text:p>
          </table:table-cell>
          <table:table-cell table:style-name="ce1" office:value-type="string">
            <text:p>8.8804e-15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P9]*1000000" office:value-type="float" office:value="1398.9">
            <text:p>1398.9</text:p>
          </table:table-cell>
          <table:table-cell table:formula="of:=[.Q9]*1000000" office:value-type="float" office:value="0.050029">
            <text:p>0.050029</text:p>
          </table:table-cell>
          <table:table-cell table:formula="of:=[.R9]*1000000" office:value-type="float" office:value="0.01576">
            <text:p>0.01576</text:p>
          </table:table-cell>
          <table:table-cell table:formula="of:=[.S9]*1000000" office:value-type="float" office:value="0.70087">
            <text:p>0.70087</text:p>
          </table:table-cell>
          <table:table-cell table:formula="of:=[.T9]*1000000" office:value-type="float" office:value="0.00031553">
            <text:p>0.00031553</text:p>
          </table:table-cell>
          <table:table-cell table:formula="of:=[.U9]*1000000" office:value-type="float" office:value="17.5">
            <text:p>17.5</text:p>
          </table:table-cell>
          <table:table-cell table:formula="of:=[.V9]*1000000" office:value-type="float" office:value="0.0000000072715">
            <text:p>7.2715E-009</text:p>
          </table:table-cell>
          <table:table-cell table:formula="of:=[.W9]*1000000" office:value-type="float" office:value="1398.9">
            <text:p>1398.9</text:p>
          </table:table-cell>
          <table:table-cell table:formula="of:=[.X9]*1000000" office:value-type="float" office:value="0.05004">
            <text:p>0.05004</text:p>
          </table:table-cell>
          <table:table-cell table:formula="of:=[.Y9]*1000000" office:value-type="float" office:value="0.015767">
            <text:p>0.015767</text:p>
          </table:table-cell>
          <table:table-cell table:formula="of:=[.Z9]*1000000" office:value-type="float" office:value="0.70135">
            <text:p>0.70135</text:p>
          </table:table-cell>
          <table:table-cell table:formula="of:=[.AA9]*1000000" office:value-type="float" office:value="0">
            <text:p>0</text:p>
          </table:table-cell>
          <table:table-cell table:formula="of:=[.AB9]*1000000" office:value-type="float" office:value="17.5">
            <text:p>17.5</text:p>
          </table:table-cell>
          <table:table-cell table:formula="of:=[.AC9]*1000000" office:value-type="float" office:value="0.0000000072715">
            <text:p>7.2715E-009</text:p>
          </table:table-cell>
          <table:table-cell office:value-type="float" office:value="0.0013989">
            <text:p>0.0013989</text:p>
          </table:table-cell>
          <table:table-cell table:style-name="ce1" office:value-type="string">
            <text:p>5.0029e-08</text:p>
          </table:table-cell>
          <table:table-cell table:style-name="ce1" office:value-type="string">
            <text:p>1.576e-08</text:p>
          </table:table-cell>
          <table:table-cell table:style-name="ce1" office:value-type="string">
            <text:p>7.0087e-07</text:p>
          </table:table-cell>
          <table:table-cell table:style-name="ce1" office:value-type="string">
            <text:p>3.1553e-10</text:p>
          </table:table-cell>
          <table:table-cell table:style-name="ce1" office:value-type="string">
            <text:p>1.75e-05</text:p>
          </table:table-cell>
          <table:table-cell table:style-name="ce1" office:value-type="string">
            <text:p>7.2715e-15</text:p>
          </table:table-cell>
          <table:table-cell office:value-type="float" office:value="0.0013989">
            <text:p>0.0013989</text:p>
          </table:table-cell>
          <table:table-cell table:style-name="ce1" office:value-type="string">
            <text:p>5.004e-08</text:p>
          </table:table-cell>
          <table:table-cell table:style-name="ce1" office:value-type="string">
            <text:p>1.5767e-08</text:p>
          </table:table-cell>
          <table:table-cell table:style-name="ce1" office:value-type="string">
            <text:p>7.0135e-07</text:p>
          </table:table-cell>
          <table:table-cell office:value-type="float" office:value="0">
            <text:p>0</text:p>
          </table:table-cell>
          <table:table-cell table:style-name="ce1" office:value-type="string">
            <text:p>1.75e-05</text:p>
          </table:table-cell>
          <table:table-cell table:style-name="ce1" office:value-type="string">
            <text:p>7.2715e-15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P10]*1000000" office:value-type="float" office:value="1398.6">
            <text:p>1398.6</text:p>
          </table:table-cell>
          <table:table-cell table:formula="of:=[.Q10]*1000000" office:value-type="float" office:value="0.089586">
            <text:p>0.089586</text:p>
          </table:table-cell>
          <table:table-cell table:formula="of:=[.R10]*1000000" office:value-type="float" office:value="0.027218">
            <text:p>0.027218</text:p>
          </table:table-cell>
          <table:table-cell table:formula="of:=[.S10]*1000000" office:value-type="float" office:value="1.2597">
            <text:p>1.2597</text:p>
          </table:table-cell>
          <table:table-cell table:formula="of:=[.T10]*1000000" office:value-type="float" office:value="0.00055325">
            <text:p>0.00055325</text:p>
          </table:table-cell>
          <table:table-cell table:formula="of:=[.U10]*1000000" office:value-type="float" office:value="17.22">
            <text:p>17.22</text:p>
          </table:table-cell>
          <table:table-cell table:formula="of:=[.V10]*1000000" office:value-type="float" office:value="0.0000000062114">
            <text:p>6.2114E-009</text:p>
          </table:table-cell>
          <table:table-cell table:formula="of:=[.W10]*1000000" office:value-type="float" office:value="1398.6">
            <text:p>1398.6</text:p>
          </table:table-cell>
          <table:table-cell table:formula="of:=[.X10]*1000000" office:value-type="float" office:value="0.089602">
            <text:p>0.089602</text:p>
          </table:table-cell>
          <table:table-cell table:formula="of:=[.Y10]*1000000" office:value-type="float" office:value="0.027228">
            <text:p>0.027228</text:p>
          </table:table-cell>
          <table:table-cell table:formula="of:=[.Z10]*1000000" office:value-type="float" office:value="1.2609">
            <text:p>1.2609</text:p>
          </table:table-cell>
          <table:table-cell table:formula="of:=[.AA10]*1000000" office:value-type="float" office:value="0">
            <text:p>0</text:p>
          </table:table-cell>
          <table:table-cell table:formula="of:=[.AB10]*1000000" office:value-type="float" office:value="17.22">
            <text:p>17.22</text:p>
          </table:table-cell>
          <table:table-cell table:formula="of:=[.AC10]*1000000" office:value-type="float" office:value="0.0000000062114">
            <text:p>6.2114E-009</text:p>
          </table:table-cell>
          <table:table-cell office:value-type="float" office:value="0.0013986">
            <text:p>0.0013986</text:p>
          </table:table-cell>
          <table:table-cell table:style-name="ce1" office:value-type="string">
            <text:p>8.9586e-08</text:p>
          </table:table-cell>
          <table:table-cell table:style-name="ce1" office:value-type="string">
            <text:p>2.7218e-08</text:p>
          </table:table-cell>
          <table:table-cell table:style-name="ce1" office:value-type="string">
            <text:p>1.2597e-06</text:p>
          </table:table-cell>
          <table:table-cell table:style-name="ce1" office:value-type="string">
            <text:p>5.5325e-10</text:p>
          </table:table-cell>
          <table:table-cell table:style-name="ce1" office:value-type="string">
            <text:p>1.722e-05</text:p>
          </table:table-cell>
          <table:table-cell table:style-name="ce1" office:value-type="string">
            <text:p>6.2114e-15</text:p>
          </table:table-cell>
          <table:table-cell office:value-type="float" office:value="0.0013986">
            <text:p>0.0013986</text:p>
          </table:table-cell>
          <table:table-cell table:style-name="ce1" office:value-type="string">
            <text:p>8.9602e-08</text:p>
          </table:table-cell>
          <table:table-cell table:style-name="ce1" office:value-type="string">
            <text:p>2.7228e-08</text:p>
          </table:table-cell>
          <table:table-cell table:style-name="ce1" office:value-type="string">
            <text:p>1.2609e-06</text:p>
          </table:table-cell>
          <table:table-cell office:value-type="float" office:value="0">
            <text:p>0</text:p>
          </table:table-cell>
          <table:table-cell table:style-name="ce1" office:value-type="string">
            <text:p>1.722e-05</text:p>
          </table:table-cell>
          <table:table-cell table:style-name="ce1" office:value-type="string">
            <text:p>6.2114e-15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P11]*1000000" office:value-type="float" office:value="1397.9">
            <text:p>1397.9</text:p>
          </table:table-cell>
          <table:table-cell table:formula="of:=[.Q11]*1000000" office:value-type="float" office:value="0.17027">
            <text:p>0.17027</text:p>
          </table:table-cell>
          <table:table-cell table:formula="of:=[.R11]*1000000" office:value-type="float" office:value="0.049194">
            <text:p>0.049194</text:p>
          </table:table-cell>
          <table:table-cell table:formula="of:=[.S11]*1000000" office:value-type="float" office:value="2.2359">
            <text:p>2.2359</text:p>
          </table:table-cell>
          <table:table-cell table:formula="of:=[.T11]*1000000" office:value-type="float" office:value="0.00091308">
            <text:p>0.00091308</text:p>
          </table:table-cell>
          <table:table-cell table:formula="of:=[.U11]*1000000" office:value-type="float" office:value="16.703">
            <text:p>16.703</text:p>
          </table:table-cell>
          <table:table-cell table:formula="of:=[.V11]*1000000" office:value-type="float" office:value="0.00000000541">
            <text:p>5.41E-009</text:p>
          </table:table-cell>
          <table:table-cell table:formula="of:=[.W11]*1000000" office:value-type="float" office:value="1397.9">
            <text:p>1397.9</text:p>
          </table:table-cell>
          <table:table-cell table:formula="of:=[.X11]*1000000" office:value-type="float" office:value="0.1703">
            <text:p>0.1703</text:p>
          </table:table-cell>
          <table:table-cell table:formula="of:=[.Y11]*1000000" office:value-type="float" office:value="0.049211">
            <text:p>0.049211</text:p>
          </table:table-cell>
          <table:table-cell table:formula="of:=[.Z11]*1000000" office:value-type="float" office:value="2.239">
            <text:p>2.239</text:p>
          </table:table-cell>
          <table:table-cell table:formula="of:=[.AA11]*1000000" office:value-type="float" office:value="0">
            <text:p>0</text:p>
          </table:table-cell>
          <table:table-cell table:formula="of:=[.AB11]*1000000" office:value-type="float" office:value="16.703">
            <text:p>16.703</text:p>
          </table:table-cell>
          <table:table-cell table:formula="of:=[.AC11]*1000000" office:value-type="float" office:value="0.00000000541">
            <text:p>5.41E-009</text:p>
          </table:table-cell>
          <table:table-cell office:value-type="float" office:value="0.0013979">
            <text:p>0.0013979</text:p>
          </table:table-cell>
          <table:table-cell table:style-name="ce1" office:value-type="string">
            <text:p>1.7027e-07</text:p>
          </table:table-cell>
          <table:table-cell table:style-name="ce1" office:value-type="string">
            <text:p>4.9194e-08</text:p>
          </table:table-cell>
          <table:table-cell table:style-name="ce1" office:value-type="string">
            <text:p>2.2359e-06</text:p>
          </table:table-cell>
          <table:table-cell table:style-name="ce1" office:value-type="string">
            <text:p>9.1308e-10</text:p>
          </table:table-cell>
          <table:table-cell table:style-name="ce1" office:value-type="string">
            <text:p>1.6703e-05</text:p>
          </table:table-cell>
          <table:table-cell table:style-name="ce1" office:value-type="string">
            <text:p>5.41e-15</text:p>
          </table:table-cell>
          <table:table-cell office:value-type="float" office:value="0.0013979">
            <text:p>0.0013979</text:p>
          </table:table-cell>
          <table:table-cell table:style-name="ce1" office:value-type="string">
            <text:p>1.703e-07</text:p>
          </table:table-cell>
          <table:table-cell table:style-name="ce1" office:value-type="string">
            <text:p>4.9211e-08</text:p>
          </table:table-cell>
          <table:table-cell table:style-name="ce1" office:value-type="string">
            <text:p>2.239e-06</text:p>
          </table:table-cell>
          <table:table-cell office:value-type="float" office:value="0">
            <text:p>0</text:p>
          </table:table-cell>
          <table:table-cell table:style-name="ce1" office:value-type="string">
            <text:p>1.6703e-05</text:p>
          </table:table-cell>
          <table:table-cell table:style-name="ce1" office:value-type="string">
            <text:p>5.41e-15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P12]*1000000" office:value-type="float" office:value="1395.8">
            <text:p>1395.8</text:p>
          </table:table-cell>
          <table:table-cell table:formula="of:=[.Q12]*1000000" office:value-type="float" office:value="0.35587">
            <text:p>0.35587</text:p>
          </table:table-cell>
          <table:table-cell table:formula="of:=[.R12]*1000000" office:value-type="float" office:value="0.094014">
            <text:p>0.094014</text:p>
          </table:table-cell>
          <table:table-cell table:formula="of:=[.S12]*1000000" office:value-type="float" office:value="3.772">
            <text:p>3.772</text:p>
          </table:table-cell>
          <table:table-cell table:formula="of:=[.T12]*1000000" office:value-type="float" office:value="0.0014057">
            <text:p>0.0014057</text:p>
          </table:table-cell>
          <table:table-cell table:formula="of:=[.U12]*1000000" office:value-type="float" office:value="15.803">
            <text:p>15.803</text:p>
          </table:table-cell>
          <table:table-cell table:formula="of:=[.V12]*1000000" office:value-type="float" office:value="0.0000000047838">
            <text:p>4.7838E-009</text:p>
          </table:table-cell>
          <table:table-cell table:formula="of:=[.W12]*1000000" office:value-type="float" office:value="1395.8">
            <text:p>1395.8</text:p>
          </table:table-cell>
          <table:table-cell table:formula="of:=[.X12]*1000000" office:value-type="float" office:value="0.35593">
            <text:p>0.35593</text:p>
          </table:table-cell>
          <table:table-cell table:formula="of:=[.Y12]*1000000" office:value-type="float" office:value="0.094042">
            <text:p>0.094042</text:p>
          </table:table-cell>
          <table:table-cell table:formula="of:=[.Z12]*1000000" office:value-type="float" office:value="3.7791">
            <text:p>3.7791</text:p>
          </table:table-cell>
          <table:table-cell table:formula="of:=[.AA12]*1000000" office:value-type="float" office:value="0">
            <text:p>0</text:p>
          </table:table-cell>
          <table:table-cell table:formula="of:=[.AB12]*1000000" office:value-type="float" office:value="15.802">
            <text:p>15.802</text:p>
          </table:table-cell>
          <table:table-cell table:formula="of:=[.AC12]*1000000" office:value-type="float" office:value="0.0000000047837">
            <text:p>4.7837E-009</text:p>
          </table:table-cell>
          <table:table-cell office:value-type="float" office:value="0.0013958">
            <text:p>0.0013958</text:p>
          </table:table-cell>
          <table:table-cell table:style-name="ce1" office:value-type="string">
            <text:p>3.5587e-07</text:p>
          </table:table-cell>
          <table:table-cell table:style-name="ce1" office:value-type="string">
            <text:p>9.4014e-08</text:p>
          </table:table-cell>
          <table:table-cell table:style-name="ce1" office:value-type="string">
            <text:p>3.772e-06</text:p>
          </table:table-cell>
          <table:table-cell table:style-name="ce1" office:value-type="string">
            <text:p>1.4057e-09</text:p>
          </table:table-cell>
          <table:table-cell table:style-name="ce1" office:value-type="string">
            <text:p>1.5803e-05</text:p>
          </table:table-cell>
          <table:table-cell table:style-name="ce1" office:value-type="string">
            <text:p>4.7838e-15</text:p>
          </table:table-cell>
          <table:table-cell office:value-type="float" office:value="0.0013958">
            <text:p>0.0013958</text:p>
          </table:table-cell>
          <table:table-cell table:style-name="ce1" office:value-type="string">
            <text:p>3.5593e-07</text:p>
          </table:table-cell>
          <table:table-cell table:style-name="ce1" office:value-type="string">
            <text:p>9.4042e-08</text:p>
          </table:table-cell>
          <table:table-cell table:style-name="ce1" office:value-type="string">
            <text:p>3.7791e-06</text:p>
          </table:table-cell>
          <table:table-cell office:value-type="float" office:value="0">
            <text:p>0</text:p>
          </table:table-cell>
          <table:table-cell table:style-name="ce1" office:value-type="string">
            <text:p>1.5802e-05</text:p>
          </table:table-cell>
          <table:table-cell table:style-name="ce1" office:value-type="string">
            <text:p>4.7837e-15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P13]*1000000" office:value-type="float" office:value="1391.4">
            <text:p>1391.4</text:p>
          </table:table-cell>
          <table:table-cell table:formula="of:=[.Q13]*1000000" office:value-type="float" office:value="0.82767">
            <text:p>0.82767</text:p>
          </table:table-cell>
          <table:table-cell table:formula="of:=[.R13]*1000000" office:value-type="float" office:value="0.18934">
            <text:p>0.18934</text:p>
          </table:table-cell>
          <table:table-cell table:formula="of:=[.S13]*1000000" office:value-type="float" office:value="5.7399">
            <text:p>5.7399</text:p>
          </table:table-cell>
          <table:table-cell table:formula="of:=[.T13]*1000000" office:value-type="float" office:value="0.0019883">
            <text:p>0.0019883</text:p>
          </table:table-cell>
          <table:table-cell table:formula="of:=[.U13]*1000000" office:value-type="float" office:value="14.435">
            <text:p>14.435</text:p>
          </table:table-cell>
          <table:table-cell table:formula="of:=[.V13]*1000000" office:value-type="float" office:value="0.0000000042656">
            <text:p>4.2656E-009</text:p>
          </table:table-cell>
          <table:table-cell table:formula="of:=[.W13]*1000000" office:value-type="float" office:value="1391.4">
            <text:p>1391.4</text:p>
          </table:table-cell>
          <table:table-cell table:formula="of:=[.X13]*1000000" office:value-type="float" office:value="0.82784">
            <text:p>0.82784</text:p>
          </table:table-cell>
          <table:table-cell table:formula="of:=[.Y13]*1000000" office:value-type="float" office:value="0.18939">
            <text:p>0.18939</text:p>
          </table:table-cell>
          <table:table-cell table:formula="of:=[.Z13]*1000000" office:value-type="float" office:value="5.7541">
            <text:p>5.7541</text:p>
          </table:table-cell>
          <table:table-cell table:formula="of:=[.AA13]*1000000" office:value-type="float" office:value="0">
            <text:p>0</text:p>
          </table:table-cell>
          <table:table-cell table:formula="of:=[.AB13]*1000000" office:value-type="float" office:value="14.435">
            <text:p>14.435</text:p>
          </table:table-cell>
          <table:table-cell table:formula="of:=[.AC13]*1000000" office:value-type="float" office:value="0.0000000042655">
            <text:p>4.2655E-009</text:p>
          </table:table-cell>
          <table:table-cell office:value-type="float" office:value="0.0013914">
            <text:p>0.0013914</text:p>
          </table:table-cell>
          <table:table-cell table:style-name="ce1" office:value-type="string">
            <text:p>8.2767e-07</text:p>
          </table:table-cell>
          <table:table-cell table:style-name="ce1" office:value-type="string">
            <text:p>1.8934e-07</text:p>
          </table:table-cell>
          <table:table-cell table:style-name="ce1" office:value-type="string">
            <text:p>5.7399e-06</text:p>
          </table:table-cell>
          <table:table-cell table:style-name="ce1" office:value-type="string">
            <text:p>1.9883e-09</text:p>
          </table:table-cell>
          <table:table-cell table:style-name="ce1" office:value-type="string">
            <text:p>1.4435e-05</text:p>
          </table:table-cell>
          <table:table-cell table:style-name="ce1" office:value-type="string">
            <text:p>4.2656e-15</text:p>
          </table:table-cell>
          <table:table-cell office:value-type="float" office:value="0.0013914">
            <text:p>0.0013914</text:p>
          </table:table-cell>
          <table:table-cell table:style-name="ce1" office:value-type="string">
            <text:p>8.2784e-07</text:p>
          </table:table-cell>
          <table:table-cell table:style-name="ce1" office:value-type="string">
            <text:p>1.8939e-07</text:p>
          </table:table-cell>
          <table:table-cell table:style-name="ce1" office:value-type="string">
            <text:p>5.7541e-06</text:p>
          </table:table-cell>
          <table:table-cell office:value-type="float" office:value="0">
            <text:p>0</text:p>
          </table:table-cell>
          <table:table-cell table:style-name="ce1" office:value-type="string">
            <text:p>1.4435e-05</text:p>
          </table:table-cell>
          <table:table-cell table:style-name="ce1" office:value-type="string">
            <text:p>4.2655e-15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P14]*1000000" office:value-type="float" office:value="1383.1">
            <text:p>1383.1</text:p>
          </table:table-cell>
          <table:table-cell table:formula="of:=[.Q14]*1000000" office:value-type="float" office:value="2.1913">
            <text:p>2.1913</text:p>
          </table:table-cell>
          <table:table-cell table:formula="of:=[.R14]*1000000" office:value-type="float" office:value="0.43342">
            <text:p>0.43342</text:p>
          </table:table-cell>
          <table:table-cell table:formula="of:=[.S14]*1000000" office:value-type="float" office:value="8.1168">
            <text:p>8.1168</text:p>
          </table:table-cell>
          <table:table-cell table:formula="of:=[.T14]*1000000" office:value-type="float" office:value="0.002667">
            <text:p>0.002667</text:p>
          </table:table-cell>
          <table:table-cell table:formula="of:=[.U14]*1000000" office:value-type="float" office:value="12.457">
            <text:p>12.457</text:p>
          </table:table-cell>
          <table:table-cell table:formula="of:=[.V14]*1000000" office:value-type="float" office:value="0.0000000037342">
            <text:p>3.7342E-009</text:p>
          </table:table-cell>
          <table:table-cell table:formula="of:=[.W14]*1000000" office:value-type="float" office:value="1383.1">
            <text:p>1383.1</text:p>
          </table:table-cell>
          <table:table-cell table:formula="of:=[.X14]*1000000" office:value-type="float" office:value="2.1918">
            <text:p>2.1918</text:p>
          </table:table-cell>
          <table:table-cell table:formula="of:=[.Y14]*1000000" office:value-type="float" office:value="0.43354">
            <text:p>0.43354</text:p>
          </table:table-cell>
          <table:table-cell table:formula="of:=[.Z14]*1000000" office:value-type="float" office:value="8.1428">
            <text:p>8.1428</text:p>
          </table:table-cell>
          <table:table-cell table:formula="of:=[.AA14]*1000000" office:value-type="float" office:value="0">
            <text:p>0</text:p>
          </table:table-cell>
          <table:table-cell table:formula="of:=[.AB14]*1000000" office:value-type="float" office:value="12.456">
            <text:p>12.456</text:p>
          </table:table-cell>
          <table:table-cell table:formula="of:=[.AC14]*1000000" office:value-type="float" office:value="0.0000000037341">
            <text:p>3.7341E-009</text:p>
          </table:table-cell>
          <table:table-cell office:value-type="float" office:value="0.0013831">
            <text:p>0.0013831</text:p>
          </table:table-cell>
          <table:table-cell table:style-name="ce1" office:value-type="string">
            <text:p>2.1913e-06</text:p>
          </table:table-cell>
          <table:table-cell table:style-name="ce1" office:value-type="string">
            <text:p>4.3342e-07</text:p>
          </table:table-cell>
          <table:table-cell table:style-name="ce1" office:value-type="string">
            <text:p>8.1168e-06</text:p>
          </table:table-cell>
          <table:table-cell table:style-name="ce1" office:value-type="string">
            <text:p>2.667e-09</text:p>
          </table:table-cell>
          <table:table-cell table:style-name="ce1" office:value-type="string">
            <text:p>1.2457e-05</text:p>
          </table:table-cell>
          <table:table-cell table:style-name="ce1" office:value-type="string">
            <text:p>3.7342e-15</text:p>
          </table:table-cell>
          <table:table-cell office:value-type="float" office:value="0.0013831">
            <text:p>0.0013831</text:p>
          </table:table-cell>
          <table:table-cell table:style-name="ce1" office:value-type="string">
            <text:p>2.1918e-06</text:p>
          </table:table-cell>
          <table:table-cell table:style-name="ce1" office:value-type="string">
            <text:p>4.3354e-07</text:p>
          </table:table-cell>
          <table:table-cell table:style-name="ce1" office:value-type="string">
            <text:p>8.1428e-06</text:p>
          </table:table-cell>
          <table:table-cell office:value-type="float" office:value="0">
            <text:p>0</text:p>
          </table:table-cell>
          <table:table-cell table:style-name="ce1" office:value-type="string">
            <text:p>1.2456e-05</text:p>
          </table:table-cell>
          <table:table-cell table:style-name="ce1" office:value-type="string">
            <text:p>3.7341e-15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P15]*1000000" office:value-type="float" office:value="1370">
            <text:p>1370</text:p>
          </table:table-cell>
          <table:table-cell table:formula="of:=[.Q15]*1000000" office:value-type="float" office:value="5.5547">
            <text:p>5.5547</text:p>
          </table:table-cell>
          <table:table-cell table:formula="of:=[.R15]*1000000" office:value-type="float" office:value="1.0794">
            <text:p>1.0794</text:p>
          </table:table-cell>
          <table:table-cell table:formula="of:=[.S15]*1000000" office:value-type="float" office:value="10.804">
            <text:p>10.804</text:p>
          </table:table-cell>
          <table:table-cell table:formula="of:=[.T15]*1000000" office:value-type="float" office:value="0.0034109">
            <text:p>0.0034109</text:p>
          </table:table-cell>
          <table:table-cell table:formula="of:=[.U15]*1000000" office:value-type="float" office:value="9.9572">
            <text:p>9.9572</text:p>
          </table:table-cell>
          <table:table-cell table:formula="of:=[.V15]*1000000" office:value-type="float" office:value="0.0000000031321">
            <text:p>3.1321E-009</text:p>
          </table:table-cell>
          <table:table-cell table:formula="of:=[.W15]*1000000" office:value-type="float" office:value="1370">
            <text:p>1370</text:p>
          </table:table-cell>
          <table:table-cell table:formula="of:=[.X15]*1000000" office:value-type="float" office:value="5.5558">
            <text:p>5.5558</text:p>
          </table:table-cell>
          <table:table-cell table:formula="of:=[.Y15]*1000000" office:value-type="float" office:value="1.0796">
            <text:p>1.0796</text:p>
          </table:table-cell>
          <table:table-cell table:formula="of:=[.Z15]*1000000" office:value-type="float" office:value="10.849">
            <text:p>10.849</text:p>
          </table:table-cell>
          <table:table-cell table:formula="of:=[.AA15]*1000000" office:value-type="float" office:value="0">
            <text:p>0</text:p>
          </table:table-cell>
          <table:table-cell table:formula="of:=[.AB15]*1000000" office:value-type="float" office:value="9.9566">
            <text:p>9.9566</text:p>
          </table:table-cell>
          <table:table-cell table:formula="of:=[.AC15]*1000000" office:value-type="float" office:value="0.000000003132">
            <text:p>3.132E-009</text:p>
          </table:table-cell>
          <table:table-cell office:value-type="float" office:value="0.00137">
            <text:p>0.00137</text:p>
          </table:table-cell>
          <table:table-cell table:style-name="ce1" office:value-type="string">
            <text:p>5.5547e-06</text:p>
          </table:table-cell>
          <table:table-cell table:style-name="ce1" office:value-type="string">
            <text:p>1.0794e-06</text:p>
          </table:table-cell>
          <table:table-cell table:style-name="ce1" office:value-type="string">
            <text:p>1.0804e-05</text:p>
          </table:table-cell>
          <table:table-cell table:style-name="ce1" office:value-type="string">
            <text:p>3.4109e-09</text:p>
          </table:table-cell>
          <table:table-cell table:style-name="ce1" office:value-type="string">
            <text:p>9.9572e-06</text:p>
          </table:table-cell>
          <table:table-cell table:style-name="ce1" office:value-type="string">
            <text:p>3.1321e-15</text:p>
          </table:table-cell>
          <table:table-cell office:value-type="float" office:value="0.00137">
            <text:p>0.00137</text:p>
          </table:table-cell>
          <table:table-cell table:style-name="ce1" office:value-type="string">
            <text:p>5.5558e-06</text:p>
          </table:table-cell>
          <table:table-cell table:style-name="ce1" office:value-type="string">
            <text:p>1.0796e-06</text:p>
          </table:table-cell>
          <table:table-cell table:style-name="ce1" office:value-type="string">
            <text:p>1.0849e-05</text:p>
          </table:table-cell>
          <table:table-cell office:value-type="float" office:value="0">
            <text:p>0</text:p>
          </table:table-cell>
          <table:table-cell table:style-name="ce1" office:value-type="string">
            <text:p>9.9566e-06</text:p>
          </table:table-cell>
          <table:table-cell table:style-name="ce1" office:value-type="string">
            <text:p>3.132e-15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P16]*1000000" office:value-type="float" office:value="1352.7">
            <text:p>1352.7</text:p>
          </table:table-cell>
          <table:table-cell table:formula="of:=[.Q16]*1000000" office:value-type="float" office:value="11.76">
            <text:p>11.76</text:p>
          </table:table-cell>
          <table:table-cell table:formula="of:=[.R16]*1000000" office:value-type="float" office:value="2.5585">
            <text:p>2.5585</text:p>
          </table:table-cell>
          <table:table-cell table:formula="of:=[.S16]*1000000" office:value-type="float" office:value="13.486">
            <text:p>13.486</text:p>
          </table:table-cell>
          <table:table-cell table:formula="of:=[.T16]*1000000" office:value-type="float" office:value="0.0041905">
            <text:p>0.0041905</text:p>
          </table:table-cell>
          <table:table-cell table:formula="of:=[.U16]*1000000" office:value-type="float" office:value="7.3258">
            <text:p>7.3258</text:p>
          </table:table-cell>
          <table:table-cell table:formula="of:=[.V16]*1000000" office:value-type="float" office:value="0.00000000249">
            <text:p>2.49E-009</text:p>
          </table:table-cell>
          <table:table-cell table:formula="of:=[.W16]*1000000" office:value-type="float" office:value="1352.7">
            <text:p>1352.7</text:p>
          </table:table-cell>
          <table:table-cell table:formula="of:=[.X16]*1000000" office:value-type="float" office:value="11.761">
            <text:p>11.761</text:p>
          </table:table-cell>
          <table:table-cell table:formula="of:=[.Y16]*1000000" office:value-type="float" office:value="2.559">
            <text:p>2.559</text:p>
          </table:table-cell>
          <table:table-cell table:formula="of:=[.Z16]*1000000" office:value-type="float" office:value="13.558">
            <text:p>13.558</text:p>
          </table:table-cell>
          <table:table-cell table:formula="of:=[.AA16]*1000000" office:value-type="float" office:value="0">
            <text:p>0</text:p>
          </table:table-cell>
          <table:table-cell table:formula="of:=[.AB16]*1000000" office:value-type="float" office:value="7.3253">
            <text:p>7.3253</text:p>
          </table:table-cell>
          <table:table-cell table:formula="of:=[.AC16]*1000000" office:value-type="float" office:value="0.0000000024899">
            <text:p>2.4899E-009</text:p>
          </table:table-cell>
          <table:table-cell office:value-type="float" office:value="0.0013527">
            <text:p>0.0013527</text:p>
          </table:table-cell>
          <table:table-cell table:style-name="ce1" office:value-type="string">
            <text:p>1.176e-05</text:p>
          </table:table-cell>
          <table:table-cell table:style-name="ce1" office:value-type="string">
            <text:p>2.5585e-06</text:p>
          </table:table-cell>
          <table:table-cell table:style-name="ce1" office:value-type="string">
            <text:p>1.3486e-05</text:p>
          </table:table-cell>
          <table:table-cell table:style-name="ce1" office:value-type="string">
            <text:p>4.1905e-09</text:p>
          </table:table-cell>
          <table:table-cell table:style-name="ce1" office:value-type="string">
            <text:p>7.3258e-06</text:p>
          </table:table-cell>
          <table:table-cell table:style-name="ce1" office:value-type="string">
            <text:p>2.49e-15</text:p>
          </table:table-cell>
          <table:table-cell office:value-type="float" office:value="0.0013527">
            <text:p>0.0013527</text:p>
          </table:table-cell>
          <table:table-cell table:style-name="ce1" office:value-type="string">
            <text:p>1.1761e-05</text:p>
          </table:table-cell>
          <table:table-cell table:style-name="ce1" office:value-type="string">
            <text:p>2.559e-06</text:p>
          </table:table-cell>
          <table:table-cell table:style-name="ce1" office:value-type="string">
            <text:p>1.3558e-05</text:p>
          </table:table-cell>
          <table:table-cell office:value-type="float" office:value="0">
            <text:p>0</text:p>
          </table:table-cell>
          <table:table-cell table:style-name="ce1" office:value-type="string">
            <text:p>7.3253e-06</text:p>
          </table:table-cell>
          <table:table-cell table:style-name="ce1" office:value-type="string">
            <text:p>2.4899e-15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P17]*1000000" office:value-type="float" office:value="1332.3">
            <text:p>1332.3</text:p>
          </table:table-cell>
          <table:table-cell table:formula="of:=[.Q17]*1000000" office:value-type="float" office:value="20.648">
            <text:p>20.648</text:p>
          </table:table-cell>
          <table:table-cell table:formula="of:=[.R17]*1000000" office:value-type="float" office:value="5.3348">
            <text:p>5.3348</text:p>
          </table:table-cell>
          <table:table-cell table:formula="of:=[.S17]*1000000" office:value-type="float" office:value="15.656">
            <text:p>15.656</text:p>
          </table:table-cell>
          <table:table-cell table:formula="of:=[.T17]*1000000" office:value-type="float" office:value="0.0050062">
            <text:p>0.0050062</text:p>
          </table:table-cell>
          <table:table-cell table:formula="of:=[.U17]*1000000" office:value-type="float" office:value="5.1147">
            <text:p>5.1147</text:p>
          </table:table-cell>
          <table:table-cell table:formula="of:=[.V17]*1000000" office:value-type="float" office:value="0.0000000018928">
            <text:p>1.8928E-009</text:p>
          </table:table-cell>
          <table:table-cell table:formula="of:=[.W17]*1000000" office:value-type="float" office:value="1332.3">
            <text:p>1332.3</text:p>
          </table:table-cell>
          <table:table-cell table:formula="of:=[.X17]*1000000" office:value-type="float" office:value="20.651">
            <text:p>20.651</text:p>
          </table:table-cell>
          <table:table-cell table:formula="of:=[.Y17]*1000000" office:value-type="float" office:value="5.3358">
            <text:p>5.3358</text:p>
          </table:table-cell>
          <table:table-cell table:formula="of:=[.Z17]*1000000" office:value-type="float" office:value="15.766">
            <text:p>15.766</text:p>
          </table:table-cell>
          <table:table-cell table:formula="of:=[.AA17]*1000000" office:value-type="float" office:value="0">
            <text:p>0</text:p>
          </table:table-cell>
          <table:table-cell table:formula="of:=[.AB17]*1000000" office:value-type="float" office:value="5.1143">
            <text:p>5.1143</text:p>
          </table:table-cell>
          <table:table-cell table:formula="of:=[.AC17]*1000000" office:value-type="float" office:value="0.0000000018927">
            <text:p>1.8927E-009</text:p>
          </table:table-cell>
          <table:table-cell office:value-type="float" office:value="0.0013323">
            <text:p>0.0013323</text:p>
          </table:table-cell>
          <table:table-cell table:style-name="ce1" office:value-type="string">
            <text:p>2.0648e-05</text:p>
          </table:table-cell>
          <table:table-cell table:style-name="ce1" office:value-type="string">
            <text:p>5.3348e-06</text:p>
          </table:table-cell>
          <table:table-cell table:style-name="ce1" office:value-type="string">
            <text:p>1.5656e-05</text:p>
          </table:table-cell>
          <table:table-cell table:style-name="ce1" office:value-type="string">
            <text:p>5.0062e-09</text:p>
          </table:table-cell>
          <table:table-cell table:style-name="ce1" office:value-type="string">
            <text:p>5.1147e-06</text:p>
          </table:table-cell>
          <table:table-cell table:style-name="ce1" office:value-type="string">
            <text:p>1.8928e-15</text:p>
          </table:table-cell>
          <table:table-cell office:value-type="float" office:value="0.0013323">
            <text:p>0.0013323</text:p>
          </table:table-cell>
          <table:table-cell table:style-name="ce1" office:value-type="string">
            <text:p>2.0651e-05</text:p>
          </table:table-cell>
          <table:table-cell table:style-name="ce1" office:value-type="string">
            <text:p>5.3358e-06</text:p>
          </table:table-cell>
          <table:table-cell table:style-name="ce1" office:value-type="string">
            <text:p>1.5766e-05</text:p>
          </table:table-cell>
          <table:table-cell office:value-type="float" office:value="0">
            <text:p>0</text:p>
          </table:table-cell>
          <table:table-cell table:style-name="ce1" office:value-type="string">
            <text:p>5.1143e-06</text:p>
          </table:table-cell>
          <table:table-cell table:style-name="ce1" office:value-type="string">
            <text:p>1.8927e-15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P18]*1000000" office:value-type="float" office:value="1310.5">
            <text:p>1310.5</text:p>
          </table:table-cell>
          <table:table-cell table:formula="of:=[.Q18]*1000000" office:value-type="float" office:value="31.391">
            <text:p>31.391</text:p>
          </table:table-cell>
          <table:table-cell table:formula="of:=[.R18]*1000000" office:value-type="float" office:value="9.7409">
            <text:p>9.7409</text:p>
          </table:table-cell>
          <table:table-cell table:formula="of:=[.S18]*1000000" office:value-type="float" office:value="16.999">
            <text:p>16.999</text:p>
          </table:table-cell>
          <table:table-cell table:formula="of:=[.T18]*1000000" office:value-type="float" office:value="0.0058793">
            <text:p>0.0058793</text:p>
          </table:table-cell>
          <table:table-cell table:formula="of:=[.U18]*1000000" office:value-type="float" office:value="3.6617">
            <text:p>3.6617</text:p>
          </table:table-cell>
          <table:table-cell table:formula="of:=[.V18]*1000000" office:value-type="float" office:value="0.0000000013943">
            <text:p>1.3943E-009</text:p>
          </table:table-cell>
          <table:table-cell table:formula="of:=[.W18]*1000000" office:value-type="float" office:value="1310.5">
            <text:p>1310.5</text:p>
          </table:table-cell>
          <table:table-cell table:formula="of:=[.X18]*1000000" office:value-type="float" office:value="31.394">
            <text:p>31.394</text:p>
          </table:table-cell>
          <table:table-cell table:formula="of:=[.Y18]*1000000" office:value-type="float" office:value="9.7423">
            <text:p>9.7423</text:p>
          </table:table-cell>
          <table:table-cell table:formula="of:=[.Z18]*1000000" office:value-type="float" office:value="17.156">
            <text:p>17.156</text:p>
          </table:table-cell>
          <table:table-cell table:formula="of:=[.AA18]*1000000" office:value-type="float" office:value="0">
            <text:p>0</text:p>
          </table:table-cell>
          <table:table-cell table:formula="of:=[.AB18]*1000000" office:value-type="float" office:value="3.6615">
            <text:p>3.6615</text:p>
          </table:table-cell>
          <table:table-cell table:formula="of:=[.AC18]*1000000" office:value-type="float" office:value="0.0000000013942">
            <text:p>1.3942E-009</text:p>
          </table:table-cell>
          <table:table-cell office:value-type="float" office:value="0.0013105">
            <text:p>0.0013105</text:p>
          </table:table-cell>
          <table:table-cell table:style-name="ce1" office:value-type="string">
            <text:p>3.1391e-05</text:p>
          </table:table-cell>
          <table:table-cell table:style-name="ce1" office:value-type="string">
            <text:p>9.7409e-06</text:p>
          </table:table-cell>
          <table:table-cell table:style-name="ce1" office:value-type="string">
            <text:p>1.6999e-05</text:p>
          </table:table-cell>
          <table:table-cell table:style-name="ce1" office:value-type="string">
            <text:p>5.8793e-09</text:p>
          </table:table-cell>
          <table:table-cell table:style-name="ce1" office:value-type="string">
            <text:p>3.6617e-06</text:p>
          </table:table-cell>
          <table:table-cell table:style-name="ce1" office:value-type="string">
            <text:p>1.3943e-15</text:p>
          </table:table-cell>
          <table:table-cell office:value-type="float" office:value="0.0013105">
            <text:p>0.0013105</text:p>
          </table:table-cell>
          <table:table-cell table:style-name="ce1" office:value-type="string">
            <text:p>3.1394e-05</text:p>
          </table:table-cell>
          <table:table-cell table:style-name="ce1" office:value-type="string">
            <text:p>9.7423e-06</text:p>
          </table:table-cell>
          <table:table-cell table:style-name="ce1" office:value-type="string">
            <text:p>1.7156e-05</text:p>
          </table:table-cell>
          <table:table-cell office:value-type="float" office:value="0">
            <text:p>0</text:p>
          </table:table-cell>
          <table:table-cell table:style-name="ce1" office:value-type="string">
            <text:p>3.6615e-06</text:p>
          </table:table-cell>
          <table:table-cell table:style-name="ce1" office:value-type="string">
            <text:p>1.3942e-15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P19]*1000000" office:value-type="float" office:value="1288.3">
            <text:p>1288.3</text:p>
          </table:table-cell>
          <table:table-cell table:formula="of:=[.Q19]*1000000" office:value-type="float" office:value="43.025">
            <text:p>43.025</text:p>
          </table:table-cell>
          <table:table-cell table:formula="of:=[.R19]*1000000" office:value-type="float" office:value="15.923">
            <text:p>15.923</text:p>
          </table:table-cell>
          <table:table-cell table:formula="of:=[.S19]*1000000" office:value-type="float" office:value="17.698">
            <text:p>17.698</text:p>
          </table:table-cell>
          <table:table-cell table:formula="of:=[.T19]*1000000" office:value-type="float" office:value="0.006793">
            <text:p>0.006793</text:p>
          </table:table-cell>
          <table:table-cell table:formula="of:=[.U19]*1000000" office:value-type="float" office:value="2.8233">
            <text:p>2.8233</text:p>
          </table:table-cell>
          <table:table-cell table:formula="of:=[.V19]*1000000" office:value-type="float" office:value="0.0000000010187">
            <text:p>0.000000001</text:p>
          </table:table-cell>
          <table:table-cell table:formula="of:=[.W19]*1000000" office:value-type="float" office:value="1288.3">
            <text:p>1288.3</text:p>
          </table:table-cell>
          <table:table-cell table:formula="of:=[.X19]*1000000" office:value-type="float" office:value="43.028">
            <text:p>43.028</text:p>
          </table:table-cell>
          <table:table-cell table:formula="of:=[.Y19]*1000000" office:value-type="float" office:value="15.925">
            <text:p>15.925</text:p>
          </table:table-cell>
          <table:table-cell table:formula="of:=[.Z19]*1000000" office:value-type="float" office:value="17.911">
            <text:p>17.911</text:p>
          </table:table-cell>
          <table:table-cell table:formula="of:=[.AA19]*1000000" office:value-type="float" office:value="0">
            <text:p>0</text:p>
          </table:table-cell>
          <table:table-cell table:formula="of:=[.AB19]*1000000" office:value-type="float" office:value="2.8232">
            <text:p>2.8232</text:p>
          </table:table-cell>
          <table:table-cell table:formula="of:=[.AC19]*1000000" office:value-type="float" office:value="0.0000000010186">
            <text:p>0.000000001</text:p>
          </table:table-cell>
          <table:table-cell office:value-type="float" office:value="0.0012883">
            <text:p>0.0012883</text:p>
          </table:table-cell>
          <table:table-cell table:style-name="ce1" office:value-type="string">
            <text:p>4.3025e-05</text:p>
          </table:table-cell>
          <table:table-cell table:style-name="ce1" office:value-type="string">
            <text:p>1.5923e-05</text:p>
          </table:table-cell>
          <table:table-cell table:style-name="ce1" office:value-type="string">
            <text:p>1.7698e-05</text:p>
          </table:table-cell>
          <table:table-cell table:style-name="ce1" office:value-type="string">
            <text:p>6.793e-09</text:p>
          </table:table-cell>
          <table:table-cell table:style-name="ce1" office:value-type="string">
            <text:p>2.8233e-06</text:p>
          </table:table-cell>
          <table:table-cell table:style-name="ce1" office:value-type="string">
            <text:p>1.0187e-15</text:p>
          </table:table-cell>
          <table:table-cell office:value-type="float" office:value="0.0012883">
            <text:p>0.0012883</text:p>
          </table:table-cell>
          <table:table-cell table:style-name="ce1" office:value-type="string">
            <text:p>4.3028e-05</text:p>
          </table:table-cell>
          <table:table-cell table:style-name="ce1" office:value-type="string">
            <text:p>1.5925e-05</text:p>
          </table:table-cell>
          <table:table-cell table:style-name="ce1" office:value-type="string">
            <text:p>1.7911e-05</text:p>
          </table:table-cell>
          <table:table-cell office:value-type="float" office:value="0">
            <text:p>0</text:p>
          </table:table-cell>
          <table:table-cell table:style-name="ce1" office:value-type="string">
            <text:p>2.8232e-06</text:p>
          </table:table-cell>
          <table:table-cell table:style-name="ce1" office:value-type="string">
            <text:p>1.0186e-15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P20]*1000000" office:value-type="float" office:value="1266.6">
            <text:p>1266.6</text:p>
          </table:table-cell>
          <table:table-cell table:formula="of:=[.Q20]*1000000" office:value-type="float" office:value="54.654">
            <text:p>54.654</text:p>
          </table:table-cell>
          <table:table-cell table:formula="of:=[.R20]*1000000" office:value-type="float" office:value="23.855">
            <text:p>23.855</text:p>
          </table:table-cell>
          <table:table-cell table:formula="of:=[.S20]*1000000" office:value-type="float" office:value="18.107">
            <text:p>18.107</text:p>
          </table:table-cell>
          <table:table-cell table:formula="of:=[.T20]*1000000" office:value-type="float" office:value="0.0076962">
            <text:p>0.0076962</text:p>
          </table:table-cell>
          <table:table-cell table:formula="of:=[.U20]*1000000" office:value-type="float" office:value="2.2753">
            <text:p>2.2753</text:p>
          </table:table-cell>
          <table:table-cell table:formula="of:=[.V20]*1000000" office:value-type="float" office:value="0.00000000077673">
            <text:p>7.7673E-010</text:p>
          </table:table-cell>
          <table:table-cell table:formula="of:=[.W20]*1000000" office:value-type="float" office:value="1266.6">
            <text:p>1266.6</text:p>
          </table:table-cell>
          <table:table-cell table:formula="of:=[.X20]*1000000" office:value-type="float" office:value="54.656">
            <text:p>54.656</text:p>
          </table:table-cell>
          <table:table-cell table:formula="of:=[.Y20]*1000000" office:value-type="float" office:value="23.857">
            <text:p>23.857</text:p>
          </table:table-cell>
          <table:table-cell table:formula="of:=[.Z20]*1000000" office:value-type="float" office:value="18.384">
            <text:p>18.384</text:p>
          </table:table-cell>
          <table:table-cell table:formula="of:=[.AA20]*1000000" office:value-type="float" office:value="0">
            <text:p>0</text:p>
          </table:table-cell>
          <table:table-cell table:formula="of:=[.AB20]*1000000" office:value-type="float" office:value="2.2752">
            <text:p>2.2752</text:p>
          </table:table-cell>
          <table:table-cell table:formula="of:=[.AC20]*1000000" office:value-type="float" office:value="0.00000000077669">
            <text:p>7.7669E-010</text:p>
          </table:table-cell>
          <table:table-cell office:value-type="float" office:value="0.0012666">
            <text:p>0.0012666</text:p>
          </table:table-cell>
          <table:table-cell table:style-name="ce1" office:value-type="string">
            <text:p>5.4654e-05</text:p>
          </table:table-cell>
          <table:table-cell table:style-name="ce1" office:value-type="string">
            <text:p>2.3855e-05</text:p>
          </table:table-cell>
          <table:table-cell table:style-name="ce1" office:value-type="string">
            <text:p>1.8107e-05</text:p>
          </table:table-cell>
          <table:table-cell table:style-name="ce1" office:value-type="string">
            <text:p>7.6962e-09</text:p>
          </table:table-cell>
          <table:table-cell table:style-name="ce1" office:value-type="string">
            <text:p>2.2753e-06</text:p>
          </table:table-cell>
          <table:table-cell table:style-name="ce1" office:value-type="string">
            <text:p>7.7673e-16</text:p>
          </table:table-cell>
          <table:table-cell office:value-type="float" office:value="0.0012666">
            <text:p>0.0012666</text:p>
          </table:table-cell>
          <table:table-cell table:style-name="ce1" office:value-type="string">
            <text:p>5.4656e-05</text:p>
          </table:table-cell>
          <table:table-cell table:style-name="ce1" office:value-type="string">
            <text:p>2.3857e-05</text:p>
          </table:table-cell>
          <table:table-cell table:style-name="ce1" office:value-type="string">
            <text:p>1.8384e-05</text:p>
          </table:table-cell>
          <table:table-cell office:value-type="float" office:value="0">
            <text:p>0</text:p>
          </table:table-cell>
          <table:table-cell table:style-name="ce1" office:value-type="string">
            <text:p>2.2752e-06</text:p>
          </table:table-cell>
          <table:table-cell table:style-name="ce1" office:value-type="string">
            <text:p>7.7669e-16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P21]*1000000" office:value-type="float" office:value="1245.6">
            <text:p>1245.6</text:p>
          </table:table-cell>
          <table:table-cell table:formula="of:=[.Q21]*1000000" office:value-type="float" office:value="65.524">
            <text:p>65.524</text:p>
          </table:table-cell>
          <table:table-cell table:formula="of:=[.R21]*1000000" office:value-type="float" office:value="33.37">
            <text:p>33.37</text:p>
          </table:table-cell>
          <table:table-cell table:formula="of:=[.S21]*1000000" office:value-type="float" office:value="18.402">
            <text:p>18.402</text:p>
          </table:table-cell>
          <table:table-cell table:formula="of:=[.T21]*1000000" office:value-type="float" office:value="0.0085602">
            <text:p>0.0085602</text:p>
          </table:table-cell>
          <table:table-cell table:formula="of:=[.U21]*1000000" office:value-type="float" office:value="1.8482">
            <text:p>1.8482</text:p>
          </table:table-cell>
          <table:table-cell table:formula="of:=[.V21]*1000000" office:value-type="float" office:value="0.00000000064383">
            <text:p>6.4383E-010</text:p>
          </table:table-cell>
          <table:table-cell table:formula="of:=[.W21]*1000000" office:value-type="float" office:value="1245.6">
            <text:p>1245.6</text:p>
          </table:table-cell>
          <table:table-cell table:formula="of:=[.X21]*1000000" office:value-type="float" office:value="65.526">
            <text:p>65.526</text:p>
          </table:table-cell>
          <table:table-cell table:formula="of:=[.Y21]*1000000" office:value-type="float" office:value="33.373">
            <text:p>33.373</text:p>
          </table:table-cell>
          <table:table-cell table:formula="of:=[.Z21]*1000000" office:value-type="float" office:value="18.75">
            <text:p>18.75</text:p>
          </table:table-cell>
          <table:table-cell table:formula="of:=[.AA21]*1000000" office:value-type="float" office:value="0">
            <text:p>0</text:p>
          </table:table-cell>
          <table:table-cell table:formula="of:=[.AB21]*1000000" office:value-type="float" office:value="1.8481">
            <text:p>1.8481</text:p>
          </table:table-cell>
          <table:table-cell table:formula="of:=[.AC21]*1000000" office:value-type="float" office:value="0.00000000064381">
            <text:p>6.4381E-010</text:p>
          </table:table-cell>
          <table:table-cell office:value-type="float" office:value="0.0012456">
            <text:p>0.0012456</text:p>
          </table:table-cell>
          <table:table-cell table:style-name="ce1" office:value-type="string">
            <text:p>6.5524e-05</text:p>
          </table:table-cell>
          <table:table-cell table:style-name="ce1" office:value-type="string">
            <text:p>3.337e-05</text:p>
          </table:table-cell>
          <table:table-cell table:style-name="ce1" office:value-type="string">
            <text:p>1.8402e-05</text:p>
          </table:table-cell>
          <table:table-cell table:style-name="ce1" office:value-type="string">
            <text:p>8.5602e-09</text:p>
          </table:table-cell>
          <table:table-cell table:style-name="ce1" office:value-type="string">
            <text:p>1.8482e-06</text:p>
          </table:table-cell>
          <table:table-cell table:style-name="ce1" office:value-type="string">
            <text:p>6.4383e-16</text:p>
          </table:table-cell>
          <table:table-cell office:value-type="float" office:value="0.0012456">
            <text:p>0.0012456</text:p>
          </table:table-cell>
          <table:table-cell table:style-name="ce1" office:value-type="string">
            <text:p>6.5526e-05</text:p>
          </table:table-cell>
          <table:table-cell table:style-name="ce1" office:value-type="string">
            <text:p>3.3373e-05</text:p>
          </table:table-cell>
          <table:table-cell table:style-name="ce1" office:value-type="string">
            <text:p>1.875e-05</text:p>
          </table:table-cell>
          <table:table-cell office:value-type="float" office:value="0">
            <text:p>0</text:p>
          </table:table-cell>
          <table:table-cell table:style-name="ce1" office:value-type="string">
            <text:p>1.8481e-06</text:p>
          </table:table-cell>
          <table:table-cell table:style-name="ce1" office:value-type="string">
            <text:p>6.4381e-16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P22]*1000000" office:value-type="float" office:value="1225.5">
            <text:p>1225.5</text:p>
          </table:table-cell>
          <table:table-cell table:formula="of:=[.Q22]*1000000" office:value-type="float" office:value="75.124">
            <text:p>75.124</text:p>
          </table:table-cell>
          <table:table-cell table:formula="of:=[.R22]*1000000" office:value-type="float" office:value="44.208">
            <text:p>44.208</text:p>
          </table:table-cell>
          <table:table-cell table:formula="of:=[.S22]*1000000" office:value-type="float" office:value="18.632">
            <text:p>18.632</text:p>
          </table:table-cell>
          <table:table-cell table:formula="of:=[.T22]*1000000" office:value-type="float" office:value="0.0093808">
            <text:p>0.0093808</text:p>
          </table:table-cell>
          <table:table-cell table:formula="of:=[.U22]*1000000" office:value-type="float" office:value="1.4905">
            <text:p>1.4905</text:p>
          </table:table-cell>
          <table:table-cell table:formula="of:=[.V22]*1000000" office:value-type="float" office:value="0.00000000057034">
            <text:p>5.7034E-010</text:p>
          </table:table-cell>
          <table:table-cell table:formula="of:=[.W22]*1000000" office:value-type="float" office:value="1225.5">
            <text:p>1225.5</text:p>
          </table:table-cell>
          <table:table-cell table:formula="of:=[.X22]*1000000" office:value-type="float" office:value="75.126">
            <text:p>75.126</text:p>
          </table:table-cell>
          <table:table-cell table:formula="of:=[.Y22]*1000000" office:value-type="float" office:value="44.211">
            <text:p>44.211</text:p>
          </table:table-cell>
          <table:table-cell table:formula="of:=[.Z22]*1000000" office:value-type="float" office:value="19.058">
            <text:p>19.058</text:p>
          </table:table-cell>
          <table:table-cell table:formula="of:=[.AA22]*1000000" office:value-type="float" office:value="0">
            <text:p>0</text:p>
          </table:table-cell>
          <table:table-cell table:formula="of:=[.AB22]*1000000" office:value-type="float" office:value="1.4904">
            <text:p>1.4904</text:p>
          </table:table-cell>
          <table:table-cell table:formula="of:=[.AC22]*1000000" office:value-type="float" office:value="0.00000000057033">
            <text:p>5.7033E-010</text:p>
          </table:table-cell>
          <table:table-cell office:value-type="float" office:value="0.0012255">
            <text:p>0.0012255</text:p>
          </table:table-cell>
          <table:table-cell table:style-name="ce1" office:value-type="string">
            <text:p>7.5124e-05</text:p>
          </table:table-cell>
          <table:table-cell table:style-name="ce1" office:value-type="string">
            <text:p>4.4208e-05</text:p>
          </table:table-cell>
          <table:table-cell table:style-name="ce1" office:value-type="string">
            <text:p>1.8632e-05</text:p>
          </table:table-cell>
          <table:table-cell table:style-name="ce1" office:value-type="string">
            <text:p>9.3808e-09</text:p>
          </table:table-cell>
          <table:table-cell table:style-name="ce1" office:value-type="string">
            <text:p>1.4905e-06</text:p>
          </table:table-cell>
          <table:table-cell table:style-name="ce1" office:value-type="string">
            <text:p>5.7034e-16</text:p>
          </table:table-cell>
          <table:table-cell office:value-type="float" office:value="0.0012255">
            <text:p>0.0012255</text:p>
          </table:table-cell>
          <table:table-cell table:style-name="ce1" office:value-type="string">
            <text:p>7.5126e-05</text:p>
          </table:table-cell>
          <table:table-cell table:style-name="ce1" office:value-type="string">
            <text:p>4.4211e-05</text:p>
          </table:table-cell>
          <table:table-cell table:style-name="ce1" office:value-type="string">
            <text:p>1.9058e-05</text:p>
          </table:table-cell>
          <table:table-cell office:value-type="float" office:value="0">
            <text:p>0</text:p>
          </table:table-cell>
          <table:table-cell table:style-name="ce1" office:value-type="string">
            <text:p>1.4904e-06</text:p>
          </table:table-cell>
          <table:table-cell table:style-name="ce1" office:value-type="string">
            <text:p>5.7033e-16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P23]*1000000" office:value-type="float" office:value="1206.2">
            <text:p>1206.2</text:p>
          </table:table-cell>
          <table:table-cell table:formula="of:=[.Q23]*1000000" office:value-type="float" office:value="83.238">
            <text:p>83.238</text:p>
          </table:table-cell>
          <table:table-cell table:formula="of:=[.R23]*1000000" office:value-type="float" office:value="56.068">
            <text:p>56.068</text:p>
          </table:table-cell>
          <table:table-cell table:formula="of:=[.S23]*1000000" office:value-type="float" office:value="18.813">
            <text:p>18.813</text:p>
          </table:table-cell>
          <table:table-cell table:formula="of:=[.T23]*1000000" office:value-type="float" office:value="0.010161">
            <text:p>0.010161</text:p>
          </table:table-cell>
          <table:table-cell table:formula="of:=[.U23]*1000000" office:value-type="float" office:value="1.1845">
            <text:p>1.1845</text:p>
          </table:table-cell>
          <table:table-cell table:formula="of:=[.V23]*1000000" office:value-type="float" office:value="0.00000000052321">
            <text:p>5.2321E-010</text:p>
          </table:table-cell>
          <table:table-cell table:formula="of:=[.W23]*1000000" office:value-type="float" office:value="1206.2">
            <text:p>1206.2</text:p>
          </table:table-cell>
          <table:table-cell table:formula="of:=[.X23]*1000000" office:value-type="float" office:value="83.239">
            <text:p>83.239</text:p>
          </table:table-cell>
          <table:table-cell table:formula="of:=[.Y23]*1000000" office:value-type="float" office:value="56.072">
            <text:p>56.072</text:p>
          </table:table-cell>
          <table:table-cell table:formula="of:=[.Z23]*1000000" office:value-type="float" office:value="19.322">
            <text:p>19.322</text:p>
          </table:table-cell>
          <table:table-cell table:formula="of:=[.AA23]*1000000" office:value-type="float" office:value="0">
            <text:p>0</text:p>
          </table:table-cell>
          <table:table-cell table:formula="of:=[.AB23]*1000000" office:value-type="float" office:value="1.1844">
            <text:p>1.1844</text:p>
          </table:table-cell>
          <table:table-cell table:formula="of:=[.AC23]*1000000" office:value-type="float" office:value="0.0000000005232">
            <text:p>5.232E-010</text:p>
          </table:table-cell>
          <table:table-cell office:value-type="float" office:value="0.0012062">
            <text:p>0.0012062</text:p>
          </table:table-cell>
          <table:table-cell table:style-name="ce1" office:value-type="string">
            <text:p>8.3238e-05</text:p>
          </table:table-cell>
          <table:table-cell table:style-name="ce1" office:value-type="string">
            <text:p>5.6068e-05</text:p>
          </table:table-cell>
          <table:table-cell table:style-name="ce1" office:value-type="string">
            <text:p>1.8813e-05</text:p>
          </table:table-cell>
          <table:table-cell table:style-name="ce1" office:value-type="string">
            <text:p>1.0161e-08</text:p>
          </table:table-cell>
          <table:table-cell table:style-name="ce1" office:value-type="string">
            <text:p>1.1845e-06</text:p>
          </table:table-cell>
          <table:table-cell table:style-name="ce1" office:value-type="string">
            <text:p>5.2321e-16</text:p>
          </table:table-cell>
          <table:table-cell office:value-type="float" office:value="0.0012062">
            <text:p>0.0012062</text:p>
          </table:table-cell>
          <table:table-cell table:style-name="ce1" office:value-type="string">
            <text:p>8.3239e-05</text:p>
          </table:table-cell>
          <table:table-cell table:style-name="ce1" office:value-type="string">
            <text:p>5.6072e-05</text:p>
          </table:table-cell>
          <table:table-cell table:style-name="ce1" office:value-type="string">
            <text:p>1.9322e-05</text:p>
          </table:table-cell>
          <table:table-cell office:value-type="float" office:value="0">
            <text:p>0</text:p>
          </table:table-cell>
          <table:table-cell table:style-name="ce1" office:value-type="string">
            <text:p>1.1844e-06</text:p>
          </table:table-cell>
          <table:table-cell table:style-name="ce1" office:value-type="string">
            <text:p>5.232e-16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P24]*1000000" office:value-type="float" office:value="1188">
            <text:p>1188</text:p>
          </table:table-cell>
          <table:table-cell table:formula="of:=[.Q24]*1000000" office:value-type="float" office:value="89.885">
            <text:p>89.885</text:p>
          </table:table-cell>
          <table:table-cell table:formula="of:=[.R24]*1000000" office:value-type="float" office:value="68.662">
            <text:p>68.662</text:p>
          </table:table-cell>
          <table:table-cell table:formula="of:=[.S24]*1000000" office:value-type="float" office:value="18.952">
            <text:p>18.952</text:p>
          </table:table-cell>
          <table:table-cell table:formula="of:=[.T24]*1000000" office:value-type="float" office:value="0.010905">
            <text:p>0.010905</text:p>
          </table:table-cell>
          <table:table-cell table:formula="of:=[.U24]*1000000" office:value-type="float" office:value="0.9221">
            <text:p>0.9221</text:p>
          </table:table-cell>
          <table:table-cell table:formula="of:=[.V24]*1000000" office:value-type="float" office:value="0.00000000048888">
            <text:p>4.8888E-010</text:p>
          </table:table-cell>
          <table:table-cell table:formula="of:=[.W24]*1000000" office:value-type="float" office:value="1188">
            <text:p>1188</text:p>
          </table:table-cell>
          <table:table-cell table:formula="of:=[.X24]*1000000" office:value-type="float" office:value="89.886">
            <text:p>89.886</text:p>
          </table:table-cell>
          <table:table-cell table:formula="of:=[.Y24]*1000000" office:value-type="float" office:value="68.665">
            <text:p>68.665</text:p>
          </table:table-cell>
          <table:table-cell table:formula="of:=[.Z24]*1000000" office:value-type="float" office:value="19.548">
            <text:p>19.548</text:p>
          </table:table-cell>
          <table:table-cell table:formula="of:=[.AA24]*1000000" office:value-type="float" office:value="0">
            <text:p>0</text:p>
          </table:table-cell>
          <table:table-cell table:formula="of:=[.AB24]*1000000" office:value-type="float" office:value="0.92204">
            <text:p>0.92204</text:p>
          </table:table-cell>
          <table:table-cell table:formula="of:=[.AC24]*1000000" office:value-type="float" office:value="0.00000000048887">
            <text:p>4.8887E-010</text:p>
          </table:table-cell>
          <table:table-cell office:value-type="float" office:value="0.001188">
            <text:p>0.001188</text:p>
          </table:table-cell>
          <table:table-cell table:style-name="ce1" office:value-type="string">
            <text:p>8.9885e-05</text:p>
          </table:table-cell>
          <table:table-cell table:style-name="ce1" office:value-type="string">
            <text:p>6.8662e-05</text:p>
          </table:table-cell>
          <table:table-cell table:style-name="ce1" office:value-type="string">
            <text:p>1.8952e-05</text:p>
          </table:table-cell>
          <table:table-cell table:style-name="ce1" office:value-type="string">
            <text:p>1.0905e-08</text:p>
          </table:table-cell>
          <table:table-cell table:style-name="ce1" office:value-type="string">
            <text:p>9.221e-07</text:p>
          </table:table-cell>
          <table:table-cell table:style-name="ce1" office:value-type="string">
            <text:p>4.8888e-16</text:p>
          </table:table-cell>
          <table:table-cell office:value-type="float" office:value="0.001188">
            <text:p>0.001188</text:p>
          </table:table-cell>
          <table:table-cell table:style-name="ce1" office:value-type="string">
            <text:p>8.9886e-05</text:p>
          </table:table-cell>
          <table:table-cell table:style-name="ce1" office:value-type="string">
            <text:p>6.8665e-05</text:p>
          </table:table-cell>
          <table:table-cell table:style-name="ce1" office:value-type="string">
            <text:p>1.9548e-05</text:p>
          </table:table-cell>
          <table:table-cell office:value-type="float" office:value="0">
            <text:p>0</text:p>
          </table:table-cell>
          <table:table-cell table:style-name="ce1" office:value-type="string">
            <text:p>9.2204e-07</text:p>
          </table:table-cell>
          <table:table-cell table:style-name="ce1" office:value-type="string">
            <text:p>4.8887e-16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P25]*1000000" office:value-type="float" office:value="1170.6">
            <text:p>1170.6</text:p>
          </table:table-cell>
          <table:table-cell table:formula="of:=[.Q25]*1000000" office:value-type="float" office:value="95.209">
            <text:p>95.209</text:p>
          </table:table-cell>
          <table:table-cell table:formula="of:=[.R25]*1000000" office:value-type="float" office:value="81.736">
            <text:p>81.736</text:p>
          </table:table-cell>
          <table:table-cell table:formula="of:=[.S25]*1000000" office:value-type="float" office:value="19.051">
            <text:p>19.051</text:p>
          </table:table-cell>
          <table:table-cell table:formula="of:=[.T25]*1000000" office:value-type="float" office:value="0.011616">
            <text:p>0.011616</text:p>
          </table:table-cell>
          <table:table-cell table:formula="of:=[.U25]*1000000" office:value-type="float" office:value="0.69947">
            <text:p>0.69947</text:p>
          </table:table-cell>
          <table:table-cell table:formula="of:=[.V25]*1000000" office:value-type="float" office:value="0.00000000046222">
            <text:p>4.6222E-010</text:p>
          </table:table-cell>
          <table:table-cell table:formula="of:=[.W25]*1000000" office:value-type="float" office:value="1170.6">
            <text:p>1170.6</text:p>
          </table:table-cell>
          <table:table-cell table:formula="of:=[.X25]*1000000" office:value-type="float" office:value="95.209">
            <text:p>95.209</text:p>
          </table:table-cell>
          <table:table-cell table:formula="of:=[.Y25]*1000000" office:value-type="float" office:value="81.739">
            <text:p>81.739</text:p>
          </table:table-cell>
          <table:table-cell table:formula="of:=[.Z25]*1000000" office:value-type="float" office:value="19.74">
            <text:p>19.74</text:p>
          </table:table-cell>
          <table:table-cell table:formula="of:=[.AA25]*1000000" office:value-type="float" office:value="0">
            <text:p>0</text:p>
          </table:table-cell>
          <table:table-cell table:formula="of:=[.AB25]*1000000" office:value-type="float" office:value="0.69942">
            <text:p>0.69942</text:p>
          </table:table-cell>
          <table:table-cell table:formula="of:=[.AC25]*1000000" office:value-type="float" office:value="0.00000000046221">
            <text:p>4.6221E-010</text:p>
          </table:table-cell>
          <table:table-cell office:value-type="float" office:value="0.0011706">
            <text:p>0.0011706</text:p>
          </table:table-cell>
          <table:table-cell table:style-name="ce1" office:value-type="string">
            <text:p>9.5209e-05</text:p>
          </table:table-cell>
          <table:table-cell table:style-name="ce1" office:value-type="string">
            <text:p>8.1736e-05</text:p>
          </table:table-cell>
          <table:table-cell table:style-name="ce1" office:value-type="string">
            <text:p>1.9051e-05</text:p>
          </table:table-cell>
          <table:table-cell table:style-name="ce1" office:value-type="string">
            <text:p>1.1616e-08</text:p>
          </table:table-cell>
          <table:table-cell table:style-name="ce1" office:value-type="string">
            <text:p>6.9947e-07</text:p>
          </table:table-cell>
          <table:table-cell table:style-name="ce1" office:value-type="string">
            <text:p>4.6222e-16</text:p>
          </table:table-cell>
          <table:table-cell office:value-type="float" office:value="0.0011706">
            <text:p>0.0011706</text:p>
          </table:table-cell>
          <table:table-cell table:style-name="ce1" office:value-type="string">
            <text:p>9.5209e-05</text:p>
          </table:table-cell>
          <table:table-cell table:style-name="ce1" office:value-type="string">
            <text:p>8.1739e-05</text:p>
          </table:table-cell>
          <table:table-cell table:style-name="ce1" office:value-type="string">
            <text:p>1.974e-05</text:p>
          </table:table-cell>
          <table:table-cell office:value-type="float" office:value="0">
            <text:p>0</text:p>
          </table:table-cell>
          <table:table-cell table:style-name="ce1" office:value-type="string">
            <text:p>6.9942e-07</text:p>
          </table:table-cell>
          <table:table-cell table:style-name="ce1" office:value-type="string">
            <text:p>4.6221e-16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P26]*1000000" office:value-type="float" office:value="1154.1">
            <text:p>1154.1</text:p>
          </table:table-cell>
          <table:table-cell table:formula="of:=[.Q26]*1000000" office:value-type="float" office:value="99.395">
            <text:p>99.395</text:p>
          </table:table-cell>
          <table:table-cell table:formula="of:=[.R26]*1000000" office:value-type="float" office:value="95.084">
            <text:p>95.084</text:p>
          </table:table-cell>
          <table:table-cell table:formula="of:=[.S26]*1000000" office:value-type="float" office:value="19.111">
            <text:p>19.111</text:p>
          </table:table-cell>
          <table:table-cell table:formula="of:=[.T26]*1000000" office:value-type="float" office:value="0.012298">
            <text:p>0.012298</text:p>
          </table:table-cell>
          <table:table-cell table:formula="of:=[.U26]*1000000" office:value-type="float" office:value="0.5147">
            <text:p>0.5147</text:p>
          </table:table-cell>
          <table:table-cell table:formula="of:=[.V26]*1000000" office:value-type="float" office:value="0.00000000044071">
            <text:p>4.4071E-010</text:p>
          </table:table-cell>
          <table:table-cell table:formula="of:=[.W26]*1000000" office:value-type="float" office:value="1154.1">
            <text:p>1154.1</text:p>
          </table:table-cell>
          <table:table-cell table:formula="of:=[.X26]*1000000" office:value-type="float" office:value="99.395">
            <text:p>99.395</text:p>
          </table:table-cell>
          <table:table-cell table:formula="of:=[.Y26]*1000000" office:value-type="float" office:value="95.088">
            <text:p>95.088</text:p>
          </table:table-cell>
          <table:table-cell table:formula="of:=[.Z26]*1000000" office:value-type="float" office:value="19.898">
            <text:p>19.898</text:p>
          </table:table-cell>
          <table:table-cell table:formula="of:=[.AA26]*1000000" office:value-type="float" office:value="0">
            <text:p>0</text:p>
          </table:table-cell>
          <table:table-cell table:formula="of:=[.AB26]*1000000" office:value-type="float" office:value="0.51466">
            <text:p>0.51466</text:p>
          </table:table-cell>
          <table:table-cell table:formula="of:=[.AC26]*1000000" office:value-type="float" office:value="0.00000000044071">
            <text:p>4.4071E-010</text:p>
          </table:table-cell>
          <table:table-cell office:value-type="float" office:value="0.0011541">
            <text:p>0.0011541</text:p>
          </table:table-cell>
          <table:table-cell table:style-name="ce1" office:value-type="string">
            <text:p>9.9395e-05</text:p>
          </table:table-cell>
          <table:table-cell table:style-name="ce1" office:value-type="string">
            <text:p>9.5084e-05</text:p>
          </table:table-cell>
          <table:table-cell table:style-name="ce1" office:value-type="string">
            <text:p>1.9111e-05</text:p>
          </table:table-cell>
          <table:table-cell table:style-name="ce1" office:value-type="string">
            <text:p>1.2298e-08</text:p>
          </table:table-cell>
          <table:table-cell table:style-name="ce1" office:value-type="string">
            <text:p>5.147e-07</text:p>
          </table:table-cell>
          <table:table-cell table:style-name="ce1" office:value-type="string">
            <text:p>4.4071e-16</text:p>
          </table:table-cell>
          <table:table-cell office:value-type="float" office:value="0.0011541">
            <text:p>0.0011541</text:p>
          </table:table-cell>
          <table:table-cell table:style-name="ce1" office:value-type="string">
            <text:p>9.9395e-05</text:p>
          </table:table-cell>
          <table:table-cell table:style-name="ce1" office:value-type="string">
            <text:p>9.5088e-05</text:p>
          </table:table-cell>
          <table:table-cell table:style-name="ce1" office:value-type="string">
            <text:p>1.9898e-05</text:p>
          </table:table-cell>
          <table:table-cell office:value-type="float" office:value="0">
            <text:p>0</text:p>
          </table:table-cell>
          <table:table-cell table:style-name="ce1" office:value-type="string">
            <text:p>5.1466e-07</text:p>
          </table:table-cell>
          <table:table-cell table:style-name="ce1" office:value-type="string">
            <text:p>4.4071e-16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P27]*1000000" office:value-type="float" office:value="1138.5">
            <text:p>1138.5</text:p>
          </table:table-cell>
          <table:table-cell table:formula="of:=[.Q27]*1000000" office:value-type="float" office:value="102.63">
            <text:p>102.63</text:p>
          </table:table-cell>
          <table:table-cell table:formula="of:=[.R27]*1000000" office:value-type="float" office:value="108.54">
            <text:p>108.54</text:p>
          </table:table-cell>
          <table:table-cell table:formula="of:=[.S27]*1000000" office:value-type="float" office:value="19.134">
            <text:p>19.134</text:p>
          </table:table-cell>
          <table:table-cell table:formula="of:=[.T27]*1000000" office:value-type="float" office:value="0.012953">
            <text:p>0.012953</text:p>
          </table:table-cell>
          <table:table-cell table:formula="of:=[.U27]*1000000" office:value-type="float" office:value="0.3661">
            <text:p>0.3661</text:p>
          </table:table-cell>
          <table:table-cell table:formula="of:=[.V27]*1000000" office:value-type="float" office:value="0.00000000042271">
            <text:p>4.2271E-010</text:p>
          </table:table-cell>
          <table:table-cell table:formula="of:=[.W27]*1000000" office:value-type="float" office:value="1138.5">
            <text:p>1138.5</text:p>
          </table:table-cell>
          <table:table-cell table:formula="of:=[.X27]*1000000" office:value-type="float" office:value="102.63">
            <text:p>102.63</text:p>
          </table:table-cell>
          <table:table-cell table:formula="of:=[.Y27]*1000000" office:value-type="float" office:value="108.55">
            <text:p>108.55</text:p>
          </table:table-cell>
          <table:table-cell table:formula="of:=[.Z27]*1000000" office:value-type="float" office:value="20.023">
            <text:p>20.023</text:p>
          </table:table-cell>
          <table:table-cell table:formula="of:=[.AA27]*1000000" office:value-type="float" office:value="0">
            <text:p>0</text:p>
          </table:table-cell>
          <table:table-cell table:formula="of:=[.AB27]*1000000" office:value-type="float" office:value="0.36607">
            <text:p>0.36607</text:p>
          </table:table-cell>
          <table:table-cell table:formula="of:=[.AC27]*1000000" office:value-type="float" office:value="0.0000000004227">
            <text:p>4.227E-010</text:p>
          </table:table-cell>
          <table:table-cell office:value-type="float" office:value="0.0011385">
            <text:p>0.0011385</text:p>
          </table:table-cell>
          <table:table-cell office:value-type="float" office:value="0.00010263">
            <text:p>0.00010263</text:p>
          </table:table-cell>
          <table:table-cell office:value-type="float" office:value="0.00010854">
            <text:p>0.00010854</text:p>
          </table:table-cell>
          <table:table-cell table:style-name="ce1" office:value-type="string">
            <text:p>1.9134e-05</text:p>
          </table:table-cell>
          <table:table-cell table:style-name="ce1" office:value-type="string">
            <text:p>1.2953e-08</text:p>
          </table:table-cell>
          <table:table-cell table:style-name="ce1" office:value-type="string">
            <text:p>3.661e-07</text:p>
          </table:table-cell>
          <table:table-cell table:style-name="ce1" office:value-type="string">
            <text:p>4.2271e-16</text:p>
          </table:table-cell>
          <table:table-cell office:value-type="float" office:value="0.0011385">
            <text:p>0.0011385</text:p>
          </table:table-cell>
          <table:table-cell office:value-type="float" office:value="0.00010263">
            <text:p>0.00010263</text:p>
          </table:table-cell>
          <table:table-cell office:value-type="float" office:value="0.00010855">
            <text:p>0.00010855</text:p>
          </table:table-cell>
          <table:table-cell table:style-name="ce1" office:value-type="string">
            <text:p>2.0023e-05</text:p>
          </table:table-cell>
          <table:table-cell office:value-type="float" office:value="0">
            <text:p>0</text:p>
          </table:table-cell>
          <table:table-cell table:style-name="ce1" office:value-type="string">
            <text:p>3.6607e-07</text:p>
          </table:table-cell>
          <table:table-cell table:style-name="ce1" office:value-type="string">
            <text:p>4.227e-16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P28]*1000000" office:value-type="float" office:value="1123.5">
            <text:p>1123.5</text:p>
          </table:table-cell>
          <table:table-cell table:formula="of:=[.Q28]*1000000" office:value-type="float" office:value="105.09">
            <text:p>105.09</text:p>
          </table:table-cell>
          <table:table-cell table:formula="of:=[.R28]*1000000" office:value-type="float" office:value="121.99">
            <text:p>121.99</text:p>
          </table:table-cell>
          <table:table-cell table:formula="of:=[.S28]*1000000" office:value-type="float" office:value="19.121">
            <text:p>19.121</text:p>
          </table:table-cell>
          <table:table-cell table:formula="of:=[.T28]*1000000" office:value-type="float" office:value="0.013585">
            <text:p>0.013585</text:p>
          </table:table-cell>
          <table:table-cell table:formula="of:=[.U28]*1000000" office:value-type="float" office:value="0.25111">
            <text:p>0.25111</text:p>
          </table:table-cell>
          <table:table-cell table:formula="of:=[.V28]*1000000" office:value-type="float" office:value="0.00000000040704">
            <text:p>4.0704E-010</text:p>
          </table:table-cell>
          <table:table-cell table:formula="of:=[.W28]*1000000" office:value-type="float" office:value="1123.5">
            <text:p>1123.5</text:p>
          </table:table-cell>
          <table:table-cell table:formula="of:=[.X28]*1000000" office:value-type="float" office:value="105.09">
            <text:p>105.09</text:p>
          </table:table-cell>
          <table:table-cell table:formula="of:=[.Y28]*1000000" office:value-type="float" office:value="122">
            <text:p>122</text:p>
          </table:table-cell>
          <table:table-cell table:formula="of:=[.Z28]*1000000" office:value-type="float" office:value="20.118">
            <text:p>20.118</text:p>
          </table:table-cell>
          <table:table-cell table:formula="of:=[.AA28]*1000000" office:value-type="float" office:value="0">
            <text:p>0</text:p>
          </table:table-cell>
          <table:table-cell table:formula="of:=[.AB28]*1000000" office:value-type="float" office:value="0.25109">
            <text:p>0.25109</text:p>
          </table:table-cell>
          <table:table-cell table:formula="of:=[.AC28]*1000000" office:value-type="float" office:value="0.00000000040704">
            <text:p>4.0704E-010</text:p>
          </table:table-cell>
          <table:table-cell office:value-type="float" office:value="0.0011235">
            <text:p>0.0011235</text:p>
          </table:table-cell>
          <table:table-cell office:value-type="float" office:value="0.00010509">
            <text:p>0.00010509</text:p>
          </table:table-cell>
          <table:table-cell office:value-type="float" office:value="0.00012199">
            <text:p>0.00012199</text:p>
          </table:table-cell>
          <table:table-cell table:style-name="ce1" office:value-type="string">
            <text:p>1.9121e-05</text:p>
          </table:table-cell>
          <table:table-cell table:style-name="ce1" office:value-type="string">
            <text:p>1.3585e-08</text:p>
          </table:table-cell>
          <table:table-cell table:style-name="ce1" office:value-type="string">
            <text:p>2.5111e-07</text:p>
          </table:table-cell>
          <table:table-cell table:style-name="ce1" office:value-type="string">
            <text:p>4.0704e-16</text:p>
          </table:table-cell>
          <table:table-cell office:value-type="float" office:value="0.0011235">
            <text:p>0.0011235</text:p>
          </table:table-cell>
          <table:table-cell office:value-type="float" office:value="0.00010509">
            <text:p>0.00010509</text:p>
          </table:table-cell>
          <table:table-cell office:value-type="float" office:value="0.000122">
            <text:p>0.000122</text:p>
          </table:table-cell>
          <table:table-cell table:style-name="ce1" office:value-type="string">
            <text:p>2.0118e-05</text:p>
          </table:table-cell>
          <table:table-cell office:value-type="float" office:value="0">
            <text:p>0</text:p>
          </table:table-cell>
          <table:table-cell table:style-name="ce1" office:value-type="string">
            <text:p>2.5109e-07</text:p>
          </table:table-cell>
          <table:table-cell table:style-name="ce1" office:value-type="string">
            <text:p>4.0704e-16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P29]*1000000" office:value-type="float" office:value="1109.3">
            <text:p>1109.3</text:p>
          </table:table-cell>
          <table:table-cell table:formula="of:=[.Q29]*1000000" office:value-type="float" office:value="106.92">
            <text:p>106.92</text:p>
          </table:table-cell>
          <table:table-cell table:formula="of:=[.R29]*1000000" office:value-type="float" office:value="135.34">
            <text:p>135.34</text:p>
          </table:table-cell>
          <table:table-cell table:formula="of:=[.S29]*1000000" office:value-type="float" office:value="19.078">
            <text:p>19.078</text:p>
          </table:table-cell>
          <table:table-cell table:formula="of:=[.T29]*1000000" office:value-type="float" office:value="0.014194">
            <text:p>0.014194</text:p>
          </table:table-cell>
          <table:table-cell table:formula="of:=[.U29]*1000000" office:value-type="float" office:value="0.16588">
            <text:p>0.16588</text:p>
          </table:table-cell>
          <table:table-cell table:formula="of:=[.V29]*1000000" office:value-type="float" office:value="0.00000000039292">
            <text:p>3.9292E-010</text:p>
          </table:table-cell>
          <table:table-cell table:formula="of:=[.W29]*1000000" office:value-type="float" office:value="1109.3">
            <text:p>1109.3</text:p>
          </table:table-cell>
          <table:table-cell table:formula="of:=[.X29]*1000000" office:value-type="float" office:value="106.92">
            <text:p>106.92</text:p>
          </table:table-cell>
          <table:table-cell table:formula="of:=[.Y29]*1000000" office:value-type="float" office:value="135.34">
            <text:p>135.34</text:p>
          </table:table-cell>
          <table:table-cell table:formula="of:=[.Z29]*1000000" office:value-type="float" office:value="20.184">
            <text:p>20.184</text:p>
          </table:table-cell>
          <table:table-cell table:formula="of:=[.AA29]*1000000" office:value-type="float" office:value="0">
            <text:p>0</text:p>
          </table:table-cell>
          <table:table-cell table:formula="of:=[.AB29]*1000000" office:value-type="float" office:value="0.16587">
            <text:p>0.16587</text:p>
          </table:table-cell>
          <table:table-cell table:formula="of:=[.AC29]*1000000" office:value-type="float" office:value="0.00000000039292">
            <text:p>3.9292E-010</text:p>
          </table:table-cell>
          <table:table-cell office:value-type="float" office:value="0.0011093">
            <text:p>0.0011093</text:p>
          </table:table-cell>
          <table:table-cell office:value-type="float" office:value="0.00010692">
            <text:p>0.00010692</text:p>
          </table:table-cell>
          <table:table-cell office:value-type="float" office:value="0.00013534">
            <text:p>0.00013534</text:p>
          </table:table-cell>
          <table:table-cell table:style-name="ce1" office:value-type="string">
            <text:p>1.9078e-05</text:p>
          </table:table-cell>
          <table:table-cell table:style-name="ce1" office:value-type="string">
            <text:p>1.4194e-08</text:p>
          </table:table-cell>
          <table:table-cell table:style-name="ce1" office:value-type="string">
            <text:p>1.6588e-07</text:p>
          </table:table-cell>
          <table:table-cell table:style-name="ce1" office:value-type="string">
            <text:p>3.9292e-16</text:p>
          </table:table-cell>
          <table:table-cell office:value-type="float" office:value="0.0011093">
            <text:p>0.0011093</text:p>
          </table:table-cell>
          <table:table-cell office:value-type="float" office:value="0.00010692">
            <text:p>0.00010692</text:p>
          </table:table-cell>
          <table:table-cell office:value-type="float" office:value="0.00013534">
            <text:p>0.00013534</text:p>
          </table:table-cell>
          <table:table-cell table:style-name="ce1" office:value-type="string">
            <text:p>2.0184e-05</text:p>
          </table:table-cell>
          <table:table-cell office:value-type="float" office:value="0">
            <text:p>0</text:p>
          </table:table-cell>
          <table:table-cell table:style-name="ce1" office:value-type="string">
            <text:p>1.6587e-07</text:p>
          </table:table-cell>
          <table:table-cell table:style-name="ce1" office:value-type="string">
            <text:p>3.9292e-16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P30]*1000000" office:value-type="float" office:value="1095.7">
            <text:p>1095.7</text:p>
          </table:table-cell>
          <table:table-cell table:formula="of:=[.Q30]*1000000" office:value-type="float" office:value="108.24">
            <text:p>108.24</text:p>
          </table:table-cell>
          <table:table-cell table:formula="of:=[.R30]*1000000" office:value-type="float" office:value="148.51">
            <text:p>148.51</text:p>
          </table:table-cell>
          <table:table-cell table:formula="of:=[.S30]*1000000" office:value-type="float" office:value="19.007">
            <text:p>19.007</text:p>
          </table:table-cell>
          <table:table-cell table:formula="of:=[.T30]*1000000" office:value-type="float" office:value="0.014783">
            <text:p>0.014783</text:p>
          </table:table-cell>
          <table:table-cell table:formula="of:=[.U30]*1000000" office:value-type="float" office:value="0.10554">
            <text:p>0.10554</text:p>
          </table:table-cell>
          <table:table-cell table:formula="of:=[.V30]*1000000" office:value-type="float" office:value="0.00000000037987">
            <text:p>3.7987E-010</text:p>
          </table:table-cell>
          <table:table-cell table:formula="of:=[.W30]*1000000" office:value-type="float" office:value="1095.7">
            <text:p>1095.7</text:p>
          </table:table-cell>
          <table:table-cell table:formula="of:=[.X30]*1000000" office:value-type="float" office:value="108.24">
            <text:p>108.24</text:p>
          </table:table-cell>
          <table:table-cell table:formula="of:=[.Y30]*1000000" office:value-type="float" office:value="148.52">
            <text:p>148.52</text:p>
          </table:table-cell>
          <table:table-cell table:formula="of:=[.Z30]*1000000" office:value-type="float" office:value="20.228">
            <text:p>20.228</text:p>
          </table:table-cell>
          <table:table-cell table:formula="of:=[.AA30]*1000000" office:value-type="float" office:value="0">
            <text:p>0</text:p>
          </table:table-cell>
          <table:table-cell table:formula="of:=[.AB30]*1000000" office:value-type="float" office:value="0.10552">
            <text:p>0.10552</text:p>
          </table:table-cell>
          <table:table-cell table:formula="of:=[.AC30]*1000000" office:value-type="float" office:value="0.00000000037986">
            <text:p>3.7986E-010</text:p>
          </table:table-cell>
          <table:table-cell office:value-type="float" office:value="0.0010957">
            <text:p>0.0010957</text:p>
          </table:table-cell>
          <table:table-cell office:value-type="float" office:value="0.00010824">
            <text:p>0.00010824</text:p>
          </table:table-cell>
          <table:table-cell office:value-type="float" office:value="0.00014851">
            <text:p>0.00014851</text:p>
          </table:table-cell>
          <table:table-cell table:style-name="ce1" office:value-type="string">
            <text:p>1.9007e-05</text:p>
          </table:table-cell>
          <table:table-cell table:style-name="ce1" office:value-type="string">
            <text:p>1.4783e-08</text:p>
          </table:table-cell>
          <table:table-cell table:style-name="ce1" office:value-type="string">
            <text:p>1.0554e-07</text:p>
          </table:table-cell>
          <table:table-cell table:style-name="ce1" office:value-type="string">
            <text:p>3.7987e-16</text:p>
          </table:table-cell>
          <table:table-cell office:value-type="float" office:value="0.0010957">
            <text:p>0.0010957</text:p>
          </table:table-cell>
          <table:table-cell office:value-type="float" office:value="0.00010824">
            <text:p>0.00010824</text:p>
          </table:table-cell>
          <table:table-cell office:value-type="float" office:value="0.00014852">
            <text:p>0.00014852</text:p>
          </table:table-cell>
          <table:table-cell table:style-name="ce1" office:value-type="string">
            <text:p>2.0228e-05</text:p>
          </table:table-cell>
          <table:table-cell office:value-type="float" office:value="0">
            <text:p>0</text:p>
          </table:table-cell>
          <table:table-cell table:style-name="ce1" office:value-type="string">
            <text:p>1.0552e-07</text:p>
          </table:table-cell>
          <table:table-cell table:style-name="ce1" office:value-type="string">
            <text:p>3.7986e-16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P31]*1000000" office:value-type="float" office:value="1082.6">
            <text:p>1082.6</text:p>
          </table:table-cell>
          <table:table-cell table:formula="of:=[.Q31]*1000000" office:value-type="float" office:value="109.16">
            <text:p>109.16</text:p>
          </table:table-cell>
          <table:table-cell table:formula="of:=[.R31]*1000000" office:value-type="float" office:value="161.47">
            <text:p>161.47</text:p>
          </table:table-cell>
          <table:table-cell table:formula="of:=[.S31]*1000000" office:value-type="float" office:value="18.916">
            <text:p>18.916</text:p>
          </table:table-cell>
          <table:table-cell table:formula="of:=[.T31]*1000000" office:value-type="float" office:value="0.015354">
            <text:p>0.015354</text:p>
          </table:table-cell>
          <table:table-cell table:formula="of:=[.U31]*1000000" office:value-type="float" office:value="0.064714">
            <text:p>0.064714</text:p>
          </table:table-cell>
          <table:table-cell table:formula="of:=[.V31]*1000000" office:value-type="float" office:value="0.00000000036759">
            <text:p>3.6759E-010</text:p>
          </table:table-cell>
          <table:table-cell table:formula="of:=[.W31]*1000000" office:value-type="float" office:value="1082.6">
            <text:p>1082.6</text:p>
          </table:table-cell>
          <table:table-cell table:formula="of:=[.X31]*1000000" office:value-type="float" office:value="109.16">
            <text:p>109.16</text:p>
          </table:table-cell>
          <table:table-cell table:formula="of:=[.Y31]*1000000" office:value-type="float" office:value="161.48">
            <text:p>161.48</text:p>
          </table:table-cell>
          <table:table-cell table:formula="of:=[.Z31]*1000000" office:value-type="float" office:value="20.253">
            <text:p>20.253</text:p>
          </table:table-cell>
          <table:table-cell table:formula="of:=[.AA31]*1000000" office:value-type="float" office:value="0">
            <text:p>0</text:p>
          </table:table-cell>
          <table:table-cell table:formula="of:=[.AB31]*1000000" office:value-type="float" office:value="0.064707">
            <text:p>0.064707</text:p>
          </table:table-cell>
          <table:table-cell table:formula="of:=[.AC31]*1000000" office:value-type="float" office:value="0.00000000036759">
            <text:p>3.6759E-010</text:p>
          </table:table-cell>
          <table:table-cell office:value-type="float" office:value="0.0010826">
            <text:p>0.0010826</text:p>
          </table:table-cell>
          <table:table-cell office:value-type="float" office:value="0.00010916">
            <text:p>0.00010916</text:p>
          </table:table-cell>
          <table:table-cell office:value-type="float" office:value="0.00016147">
            <text:p>0.00016147</text:p>
          </table:table-cell>
          <table:table-cell table:style-name="ce1" office:value-type="string">
            <text:p>1.8916e-05</text:p>
          </table:table-cell>
          <table:table-cell table:style-name="ce1" office:value-type="string">
            <text:p>1.5354e-08</text:p>
          </table:table-cell>
          <table:table-cell table:style-name="ce1" office:value-type="string">
            <text:p>6.4714e-08</text:p>
          </table:table-cell>
          <table:table-cell table:style-name="ce1" office:value-type="string">
            <text:p>3.6759e-16</text:p>
          </table:table-cell>
          <table:table-cell office:value-type="float" office:value="0.0010826">
            <text:p>0.0010826</text:p>
          </table:table-cell>
          <table:table-cell office:value-type="float" office:value="0.00010916">
            <text:p>0.00010916</text:p>
          </table:table-cell>
          <table:table-cell office:value-type="float" office:value="0.00016148">
            <text:p>0.00016148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6.4707e-08</text:p>
          </table:table-cell>
          <table:table-cell table:style-name="ce1" office:value-type="string">
            <text:p>3.6759e-16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P32]*1000000" office:value-type="float" office:value="1070.1">
            <text:p>1070.1</text:p>
          </table:table-cell>
          <table:table-cell table:formula="of:=[.Q32]*1000000" office:value-type="float" office:value="109.76">
            <text:p>109.76</text:p>
          </table:table-cell>
          <table:table-cell table:formula="of:=[.R32]*1000000" office:value-type="float" office:value="174.19">
            <text:p>174.19</text:p>
          </table:table-cell>
          <table:table-cell table:formula="of:=[.S32]*1000000" office:value-type="float" office:value="18.808">
            <text:p>18.808</text:p>
          </table:table-cell>
          <table:table-cell table:formula="of:=[.T32]*1000000" office:value-type="float" office:value="0.015908">
            <text:p>0.015908</text:p>
          </table:table-cell>
          <table:table-cell table:formula="of:=[.U32]*1000000" office:value-type="float" office:value="0.038308">
            <text:p>0.038308</text:p>
          </table:table-cell>
          <table:table-cell table:formula="of:=[.V32]*1000000" office:value-type="float" office:value="0.00000000035592">
            <text:p>3.5592E-010</text:p>
          </table:table-cell>
          <table:table-cell table:formula="of:=[.W32]*1000000" office:value-type="float" office:value="1070.1">
            <text:p>1070.1</text:p>
          </table:table-cell>
          <table:table-cell table:formula="of:=[.X32]*1000000" office:value-type="float" office:value="109.76">
            <text:p>109.76</text:p>
          </table:table-cell>
          <table:table-cell table:formula="of:=[.Y32]*1000000" office:value-type="float" office:value="174.19">
            <text:p>174.19</text:p>
          </table:table-cell>
          <table:table-cell table:formula="of:=[.Z32]*1000000" office:value-type="float" office:value="20.266">
            <text:p>20.266</text:p>
          </table:table-cell>
          <table:table-cell table:formula="of:=[.AA32]*1000000" office:value-type="float" office:value="0">
            <text:p>0</text:p>
          </table:table-cell>
          <table:table-cell table:formula="of:=[.AB32]*1000000" office:value-type="float" office:value="0.038303">
            <text:p>0.038303</text:p>
          </table:table-cell>
          <table:table-cell table:formula="of:=[.AC32]*1000000" office:value-type="float" office:value="0.00000000035592">
            <text:p>3.5592E-010</text:p>
          </table:table-cell>
          <table:table-cell office:value-type="float" office:value="0.0010701">
            <text:p>0.0010701</text:p>
          </table:table-cell>
          <table:table-cell office:value-type="float" office:value="0.00010976">
            <text:p>0.00010976</text:p>
          </table:table-cell>
          <table:table-cell office:value-type="float" office:value="0.00017419">
            <text:p>0.00017419</text:p>
          </table:table-cell>
          <table:table-cell table:style-name="ce1" office:value-type="string">
            <text:p>1.8808e-05</text:p>
          </table:table-cell>
          <table:table-cell table:style-name="ce1" office:value-type="string">
            <text:p>1.5908e-08</text:p>
          </table:table-cell>
          <table:table-cell table:style-name="ce1" office:value-type="string">
            <text:p>3.8308e-08</text:p>
          </table:table-cell>
          <table:table-cell table:style-name="ce1" office:value-type="string">
            <text:p>3.5592e-16</text:p>
          </table:table-cell>
          <table:table-cell office:value-type="float" office:value="0.0010701">
            <text:p>0.0010701</text:p>
          </table:table-cell>
          <table:table-cell office:value-type="float" office:value="0.00010976">
            <text:p>0.00010976</text:p>
          </table:table-cell>
          <table:table-cell office:value-type="float" office:value="0.00017419">
            <text:p>0.00017419</text:p>
          </table:table-cell>
          <table:table-cell table:style-name="ce1" office:value-type="string">
            <text:p>2.0266e-05</text:p>
          </table:table-cell>
          <table:table-cell office:value-type="float" office:value="0">
            <text:p>0</text:p>
          </table:table-cell>
          <table:table-cell table:style-name="ce1" office:value-type="string">
            <text:p>3.8303e-08</text:p>
          </table:table-cell>
          <table:table-cell table:style-name="ce1" office:value-type="string">
            <text:p>3.5592e-16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P33]*1000000" office:value-type="float" office:value="1058">
            <text:p>1058</text:p>
          </table:table-cell>
          <table:table-cell table:formula="of:=[.Q33]*1000000" office:value-type="float" office:value="110.1">
            <text:p>110.1</text:p>
          </table:table-cell>
          <table:table-cell table:formula="of:=[.R33]*1000000" office:value-type="float" office:value="186.64">
            <text:p>186.64</text:p>
          </table:table-cell>
          <table:table-cell table:formula="of:=[.S33]*1000000" office:value-type="float" office:value="18.688">
            <text:p>18.688</text:p>
          </table:table-cell>
          <table:table-cell table:formula="of:=[.T33]*1000000" office:value-type="float" office:value="0.016445">
            <text:p>0.016445</text:p>
          </table:table-cell>
          <table:table-cell table:formula="of:=[.U33]*1000000" office:value-type="float" office:value="0.021934">
            <text:p>0.021934</text:p>
          </table:table-cell>
          <table:table-cell table:formula="of:=[.V33]*1000000" office:value-type="float" office:value="0.00000000034476">
            <text:p>3.4476E-010</text:p>
          </table:table-cell>
          <table:table-cell table:formula="of:=[.W33]*1000000" office:value-type="float" office:value="1058">
            <text:p>1058</text:p>
          </table:table-cell>
          <table:table-cell table:formula="of:=[.X33]*1000000" office:value-type="float" office:value="110.1">
            <text:p>110.1</text:p>
          </table:table-cell>
          <table:table-cell table:formula="of:=[.Y33]*1000000" office:value-type="float" office:value="186.64">
            <text:p>186.64</text:p>
          </table:table-cell>
          <table:table-cell table:formula="of:=[.Z33]*1000000" office:value-type="float" office:value="20.27">
            <text:p>20.27</text:p>
          </table:table-cell>
          <table:table-cell table:formula="of:=[.AA33]*1000000" office:value-type="float" office:value="0">
            <text:p>0</text:p>
          </table:table-cell>
          <table:table-cell table:formula="of:=[.AB33]*1000000" office:value-type="float" office:value="0.021932">
            <text:p>0.021932</text:p>
          </table:table-cell>
          <table:table-cell table:formula="of:=[.AC33]*1000000" office:value-type="float" office:value="0.00000000034476">
            <text:p>3.4476E-010</text:p>
          </table:table-cell>
          <table:table-cell office:value-type="float" office:value="0.001058">
            <text:p>0.001058</text:p>
          </table:table-cell>
          <table:table-cell office:value-type="float" office:value="0.0001101">
            <text:p>0.0001101</text:p>
          </table:table-cell>
          <table:table-cell office:value-type="float" office:value="0.00018664">
            <text:p>0.00018664</text:p>
          </table:table-cell>
          <table:table-cell table:style-name="ce1" office:value-type="string">
            <text:p>1.8688e-05</text:p>
          </table:table-cell>
          <table:table-cell table:style-name="ce1" office:value-type="string">
            <text:p>1.6445e-08</text:p>
          </table:table-cell>
          <table:table-cell table:style-name="ce1" office:value-type="string">
            <text:p>2.1934e-08</text:p>
          </table:table-cell>
          <table:table-cell table:style-name="ce1" office:value-type="string">
            <text:p>3.4476e-16</text:p>
          </table:table-cell>
          <table:table-cell office:value-type="float" office:value="0.001058">
            <text:p>0.001058</text:p>
          </table:table-cell>
          <table:table-cell office:value-type="float" office:value="0.0001101">
            <text:p>0.0001101</text:p>
          </table:table-cell>
          <table:table-cell office:value-type="float" office:value="0.00018664">
            <text:p>0.00018664</text:p>
          </table:table-cell>
          <table:table-cell table:style-name="ce1" office:value-type="string">
            <text:p>2.027e-05</text:p>
          </table:table-cell>
          <table:table-cell office:value-type="float" office:value="0">
            <text:p>0</text:p>
          </table:table-cell>
          <table:table-cell table:style-name="ce1" office:value-type="string">
            <text:p>2.1932e-08</text:p>
          </table:table-cell>
          <table:table-cell table:style-name="ce1" office:value-type="string">
            <text:p>3.4476e-16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P34]*1000000" office:value-type="float" office:value="1046.4">
            <text:p>1046.4</text:p>
          </table:table-cell>
          <table:table-cell table:formula="of:=[.Q34]*1000000" office:value-type="float" office:value="110.25">
            <text:p>110.25</text:p>
          </table:table-cell>
          <table:table-cell table:formula="of:=[.R34]*1000000" office:value-type="float" office:value="198.81">
            <text:p>198.81</text:p>
          </table:table-cell>
          <table:table-cell table:formula="of:=[.S34]*1000000" office:value-type="float" office:value="18.56">
            <text:p>18.56</text:p>
          </table:table-cell>
          <table:table-cell table:formula="of:=[.T34]*1000000" office:value-type="float" office:value="0.016967">
            <text:p>0.016967</text:p>
          </table:table-cell>
          <table:table-cell table:formula="of:=[.U34]*1000000" office:value-type="float" office:value="0.012175">
            <text:p>0.012175</text:p>
          </table:table-cell>
          <table:table-cell table:formula="of:=[.V34]*1000000" office:value-type="float" office:value="0.00000000033403">
            <text:p>3.3403E-010</text:p>
          </table:table-cell>
          <table:table-cell table:formula="of:=[.W34]*1000000" office:value-type="float" office:value="1046.4">
            <text:p>1046.4</text:p>
          </table:table-cell>
          <table:table-cell table:formula="of:=[.X34]*1000000" office:value-type="float" office:value="110.25">
            <text:p>110.25</text:p>
          </table:table-cell>
          <table:table-cell table:formula="of:=[.Y34]*1000000" office:value-type="float" office:value="198.81">
            <text:p>198.81</text:p>
          </table:table-cell>
          <table:table-cell table:formula="of:=[.Z34]*1000000" office:value-type="float" office:value="20.268">
            <text:p>20.268</text:p>
          </table:table-cell>
          <table:table-cell table:formula="of:=[.AA34]*1000000" office:value-type="float" office:value="0">
            <text:p>0</text:p>
          </table:table-cell>
          <table:table-cell table:formula="of:=[.AB34]*1000000" office:value-type="float" office:value="0.012173">
            <text:p>0.012173</text:p>
          </table:table-cell>
          <table:table-cell table:formula="of:=[.AC34]*1000000" office:value-type="float" office:value="0.00000000033403">
            <text:p>3.3403E-010</text:p>
          </table:table-cell>
          <table:table-cell office:value-type="float" office:value="0.0010464">
            <text:p>0.0010464</text:p>
          </table:table-cell>
          <table:table-cell office:value-type="float" office:value="0.00011025">
            <text:p>0.00011025</text:p>
          </table:table-cell>
          <table:table-cell office:value-type="float" office:value="0.00019881">
            <text:p>0.00019881</text:p>
          </table:table-cell>
          <table:table-cell table:style-name="ce1" office:value-type="string">
            <text:p>1.856e-05</text:p>
          </table:table-cell>
          <table:table-cell table:style-name="ce1" office:value-type="string">
            <text:p>1.6967e-08</text:p>
          </table:table-cell>
          <table:table-cell table:style-name="ce1" office:value-type="string">
            <text:p>1.2175e-08</text:p>
          </table:table-cell>
          <table:table-cell table:style-name="ce1" office:value-type="string">
            <text:p>3.3403e-16</text:p>
          </table:table-cell>
          <table:table-cell office:value-type="float" office:value="0.0010464">
            <text:p>0.0010464</text:p>
          </table:table-cell>
          <table:table-cell office:value-type="float" office:value="0.00011025">
            <text:p>0.00011025</text:p>
          </table:table-cell>
          <table:table-cell office:value-type="float" office:value="0.00019881">
            <text:p>0.00019881</text:p>
          </table:table-cell>
          <table:table-cell table:style-name="ce1" office:value-type="string">
            <text:p>2.02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2173e-08</text:p>
          </table:table-cell>
          <table:table-cell table:style-name="ce1" office:value-type="string">
            <text:p>3.3403e-16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P35]*1000000" office:value-type="float" office:value="1035.2">
            <text:p>1035.2</text:p>
          </table:table-cell>
          <table:table-cell table:formula="of:=[.Q35]*1000000" office:value-type="float" office:value="110.23">
            <text:p>110.23</text:p>
          </table:table-cell>
          <table:table-cell table:formula="of:=[.R35]*1000000" office:value-type="float" office:value="210.7">
            <text:p>210.7</text:p>
          </table:table-cell>
          <table:table-cell table:formula="of:=[.S35]*1000000" office:value-type="float" office:value="18.426">
            <text:p>18.426</text:p>
          </table:table-cell>
          <table:table-cell table:formula="of:=[.T35]*1000000" office:value-type="float" office:value="0.017475">
            <text:p>0.017475</text:p>
          </table:table-cell>
          <table:table-cell table:formula="of:=[.U35]*1000000" office:value-type="float" office:value="0.0065655">
            <text:p>0.0065655</text:p>
          </table:table-cell>
          <table:table-cell table:formula="of:=[.V35]*1000000" office:value-type="float" office:value="0.0000000003237">
            <text:p>3.237E-010</text:p>
          </table:table-cell>
          <table:table-cell table:formula="of:=[.W35]*1000000" office:value-type="float" office:value="1035.2">
            <text:p>1035.2</text:p>
          </table:table-cell>
          <table:table-cell table:formula="of:=[.X35]*1000000" office:value-type="float" office:value="110.23">
            <text:p>110.23</text:p>
          </table:table-cell>
          <table:table-cell table:formula="of:=[.Y35]*1000000" office:value-type="float" office:value="210.71">
            <text:p>210.71</text:p>
          </table:table-cell>
          <table:table-cell table:formula="of:=[.Z35]*1000000" office:value-type="float" office:value="20.263">
            <text:p>20.263</text:p>
          </table:table-cell>
          <table:table-cell table:formula="of:=[.AA35]*1000000" office:value-type="float" office:value="0">
            <text:p>0</text:p>
          </table:table-cell>
          <table:table-cell table:formula="of:=[.AB35]*1000000" office:value-type="float" office:value="0.0065646">
            <text:p>0.0065646</text:p>
          </table:table-cell>
          <table:table-cell table:formula="of:=[.AC35]*1000000" office:value-type="float" office:value="0.00000000032369">
            <text:p>3.2369E-010</text:p>
          </table:table-cell>
          <table:table-cell office:value-type="float" office:value="0.0010352">
            <text:p>0.0010352</text:p>
          </table:table-cell>
          <table:table-cell office:value-type="float" office:value="0.00011023">
            <text:p>0.00011023</text:p>
          </table:table-cell>
          <table:table-cell office:value-type="float" office:value="0.0002107">
            <text:p>0.0002107</text:p>
          </table:table-cell>
          <table:table-cell table:style-name="ce1" office:value-type="string">
            <text:p>1.8426e-05</text:p>
          </table:table-cell>
          <table:table-cell table:style-name="ce1" office:value-type="string">
            <text:p>1.7475e-08</text:p>
          </table:table-cell>
          <table:table-cell table:style-name="ce1" office:value-type="string">
            <text:p>6.5655e-09</text:p>
          </table:table-cell>
          <table:table-cell table:style-name="ce1" office:value-type="string">
            <text:p>3.237e-16</text:p>
          </table:table-cell>
          <table:table-cell office:value-type="float" office:value="0.0010352">
            <text:p>0.0010352</text:p>
          </table:table-cell>
          <table:table-cell office:value-type="float" office:value="0.00011023">
            <text:p>0.00011023</text:p>
          </table:table-cell>
          <table:table-cell office:value-type="float" office:value="0.00021071">
            <text:p>0.00021071</text:p>
          </table:table-cell>
          <table:table-cell table:style-name="ce1" office:value-type="string">
            <text:p>2.0263e-05</text:p>
          </table:table-cell>
          <table:table-cell office:value-type="float" office:value="0">
            <text:p>0</text:p>
          </table:table-cell>
          <table:table-cell table:style-name="ce1" office:value-type="string">
            <text:p>6.5646e-09</text:p>
          </table:table-cell>
          <table:table-cell table:style-name="ce1" office:value-type="string">
            <text:p>3.2369e-16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P36]*1000000" office:value-type="float" office:value="1024.3">
            <text:p>1024.3</text:p>
          </table:table-cell>
          <table:table-cell table:formula="of:=[.Q36]*1000000" office:value-type="float" office:value="110.09">
            <text:p>110.09</text:p>
          </table:table-cell>
          <table:table-cell table:formula="of:=[.R36]*1000000" office:value-type="float" office:value="222.32">
            <text:p>222.32</text:p>
          </table:table-cell>
          <table:table-cell table:formula="of:=[.S36]*1000000" office:value-type="float" office:value="18.288">
            <text:p>18.288</text:p>
          </table:table-cell>
          <table:table-cell table:formula="of:=[.T36]*1000000" office:value-type="float" office:value="0.017969">
            <text:p>0.017969</text:p>
          </table:table-cell>
          <table:table-cell table:formula="of:=[.U36]*1000000" office:value-type="float" office:value="0.003447">
            <text:p>0.003447</text:p>
          </table:table-cell>
          <table:table-cell table:formula="of:=[.V36]*1000000" office:value-type="float" office:value="0.00000000031372">
            <text:p>3.1372E-010</text:p>
          </table:table-cell>
          <table:table-cell table:formula="of:=[.W36]*1000000" office:value-type="float" office:value="1024.3">
            <text:p>1024.3</text:p>
          </table:table-cell>
          <table:table-cell table:formula="of:=[.X36]*1000000" office:value-type="float" office:value="110.09">
            <text:p>110.09</text:p>
          </table:table-cell>
          <table:table-cell table:formula="of:=[.Y36]*1000000" office:value-type="float" office:value="222.32">
            <text:p>222.32</text:p>
          </table:table-cell>
          <table:table-cell table:formula="of:=[.Z36]*1000000" office:value-type="float" office:value="20.257">
            <text:p>20.257</text:p>
          </table:table-cell>
          <table:table-cell table:formula="of:=[.AA36]*1000000" office:value-type="float" office:value="0">
            <text:p>0</text:p>
          </table:table-cell>
          <table:table-cell table:formula="of:=[.AB36]*1000000" office:value-type="float" office:value="0.0034465">
            <text:p>0.0034465</text:p>
          </table:table-cell>
          <table:table-cell table:formula="of:=[.AC36]*1000000" office:value-type="float" office:value="0.00000000031372">
            <text:p>3.1372E-010</text:p>
          </table:table-cell>
          <table:table-cell office:value-type="float" office:value="0.0010243">
            <text:p>0.0010243</text:p>
          </table:table-cell>
          <table:table-cell office:value-type="float" office:value="0.00011009">
            <text:p>0.00011009</text:p>
          </table:table-cell>
          <table:table-cell office:value-type="float" office:value="0.00022232">
            <text:p>0.00022232</text:p>
          </table:table-cell>
          <table:table-cell table:style-name="ce1" office:value-type="string">
            <text:p>1.8288e-05</text:p>
          </table:table-cell>
          <table:table-cell table:style-name="ce1" office:value-type="string">
            <text:p>1.7969e-08</text:p>
          </table:table-cell>
          <table:table-cell table:style-name="ce1" office:value-type="string">
            <text:p>3.447e-09</text:p>
          </table:table-cell>
          <table:table-cell table:style-name="ce1" office:value-type="string">
            <text:p>3.1372e-16</text:p>
          </table:table-cell>
          <table:table-cell office:value-type="float" office:value="0.0010243">
            <text:p>0.0010243</text:p>
          </table:table-cell>
          <table:table-cell office:value-type="float" office:value="0.00011009">
            <text:p>0.00011009</text:p>
          </table:table-cell>
          <table:table-cell office:value-type="float" office:value="0.00022232">
            <text:p>0.00022232</text:p>
          </table:table-cell>
          <table:table-cell table:style-name="ce1" office:value-type="string">
            <text:p>2.0257e-05</text:p>
          </table:table-cell>
          <table:table-cell office:value-type="float" office:value="0">
            <text:p>0</text:p>
          </table:table-cell>
          <table:table-cell table:style-name="ce1" office:value-type="string">
            <text:p>3.4465e-09</text:p>
          </table:table-cell>
          <table:table-cell table:style-name="ce1" office:value-type="string">
            <text:p>3.1372e-16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P37]*1000000" office:value-type="float" office:value="1013.8">
            <text:p>1013.8</text:p>
          </table:table-cell>
          <table:table-cell table:formula="of:=[.Q37]*1000000" office:value-type="float" office:value="109.85">
            <text:p>109.85</text:p>
          </table:table-cell>
          <table:table-cell table:formula="of:=[.R37]*1000000" office:value-type="float" office:value="233.66">
            <text:p>233.66</text:p>
          </table:table-cell>
          <table:table-cell table:formula="of:=[.S37]*1000000" office:value-type="float" office:value="18.147">
            <text:p>18.147</text:p>
          </table:table-cell>
          <table:table-cell table:formula="of:=[.T37]*1000000" office:value-type="float" office:value="0.01845">
            <text:p>0.01845</text:p>
          </table:table-cell>
          <table:table-cell table:formula="of:=[.U37]*1000000" office:value-type="float" office:value="0.0017654">
            <text:p>0.0017654</text:p>
          </table:table-cell>
          <table:table-cell table:formula="of:=[.V37]*1000000" office:value-type="float" office:value="0.00000000030407">
            <text:p>3.0407E-010</text:p>
          </table:table-cell>
          <table:table-cell table:formula="of:=[.W37]*1000000" office:value-type="float" office:value="1013.8">
            <text:p>1013.8</text:p>
          </table:table-cell>
          <table:table-cell table:formula="of:=[.X37]*1000000" office:value-type="float" office:value="109.85">
            <text:p>109.85</text:p>
          </table:table-cell>
          <table:table-cell table:formula="of:=[.Y37]*1000000" office:value-type="float" office:value="233.67">
            <text:p>233.67</text:p>
          </table:table-cell>
          <table:table-cell table:formula="of:=[.Z37]*1000000" office:value-type="float" office:value="20.25">
            <text:p>20.25</text:p>
          </table:table-cell>
          <table:table-cell table:formula="of:=[.AA37]*1000000" office:value-type="float" office:value="0">
            <text:p>0</text:p>
          </table:table-cell>
          <table:table-cell table:formula="of:=[.AB37]*1000000" office:value-type="float" office:value="0.0017651">
            <text:p>0.0017651</text:p>
          </table:table-cell>
          <table:table-cell table:formula="of:=[.AC37]*1000000" office:value-type="float" office:value="0.00000000030407">
            <text:p>3.0407E-010</text:p>
          </table:table-cell>
          <table:table-cell office:value-type="float" office:value="0.0010138">
            <text:p>0.0010138</text:p>
          </table:table-cell>
          <table:table-cell office:value-type="float" office:value="0.00010985">
            <text:p>0.00010985</text:p>
          </table:table-cell>
          <table:table-cell office:value-type="float" office:value="0.00023366">
            <text:p>0.00023366</text:p>
          </table:table-cell>
          <table:table-cell table:style-name="ce1" office:value-type="string">
            <text:p>1.8147e-05</text:p>
          </table:table-cell>
          <table:table-cell table:style-name="ce1" office:value-type="string">
            <text:p>1.845e-08</text:p>
          </table:table-cell>
          <table:table-cell table:style-name="ce1" office:value-type="string">
            <text:p>1.7654e-09</text:p>
          </table:table-cell>
          <table:table-cell table:style-name="ce1" office:value-type="string">
            <text:p>3.0407e-16</text:p>
          </table:table-cell>
          <table:table-cell office:value-type="float" office:value="0.0010138">
            <text:p>0.0010138</text:p>
          </table:table-cell>
          <table:table-cell office:value-type="float" office:value="0.00010985">
            <text:p>0.00010985</text:p>
          </table:table-cell>
          <table:table-cell office:value-type="float" office:value="0.00023367">
            <text:p>0.00023367</text:p>
          </table:table-cell>
          <table:table-cell table:style-name="ce1" office:value-type="string">
            <text:p>2.025e-05</text:p>
          </table:table-cell>
          <table:table-cell office:value-type="float" office:value="0">
            <text:p>0</text:p>
          </table:table-cell>
          <table:table-cell table:style-name="ce1" office:value-type="string">
            <text:p>1.7651e-09</text:p>
          </table:table-cell>
          <table:table-cell table:style-name="ce1" office:value-type="string">
            <text:p>3.0407e-16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P38]*1000000" office:value-type="float" office:value="1003.6">
            <text:p>1003.6</text:p>
          </table:table-cell>
          <table:table-cell table:formula="of:=[.Q38]*1000000" office:value-type="float" office:value="109.54">
            <text:p>109.54</text:p>
          </table:table-cell>
          <table:table-cell table:formula="of:=[.R38]*1000000" office:value-type="float" office:value="244.75">
            <text:p>244.75</text:p>
          </table:table-cell>
          <table:table-cell table:formula="of:=[.S38]*1000000" office:value-type="float" office:value="18.003">
            <text:p>18.003</text:p>
          </table:table-cell>
          <table:table-cell table:formula="of:=[.T38]*1000000" office:value-type="float" office:value="0.01892">
            <text:p>0.01892</text:p>
          </table:table-cell>
          <table:table-cell table:formula="of:=[.U38]*1000000" office:value-type="float" office:value="0.00088352">
            <text:p>0.00088352</text:p>
          </table:table-cell>
          <table:table-cell table:formula="of:=[.V38]*1000000" office:value-type="float" office:value="0.00000000029474">
            <text:p>2.9474E-010</text:p>
          </table:table-cell>
          <table:table-cell table:formula="of:=[.W38]*1000000" office:value-type="float" office:value="1003.6">
            <text:p>1003.6</text:p>
          </table:table-cell>
          <table:table-cell table:formula="of:=[.X38]*1000000" office:value-type="float" office:value="109.54">
            <text:p>109.54</text:p>
          </table:table-cell>
          <table:table-cell table:formula="of:=[.Y38]*1000000" office:value-type="float" office:value="244.75">
            <text:p>244.75</text:p>
          </table:table-cell>
          <table:table-cell table:formula="of:=[.Z38]*1000000" office:value-type="float" office:value="20.243">
            <text:p>20.243</text:p>
          </table:table-cell>
          <table:table-cell table:formula="of:=[.AA38]*1000000" office:value-type="float" office:value="0">
            <text:p>0</text:p>
          </table:table-cell>
          <table:table-cell table:formula="of:=[.AB38]*1000000" office:value-type="float" office:value="0.00088339">
            <text:p>0.00088339</text:p>
          </table:table-cell>
          <table:table-cell table:formula="of:=[.AC38]*1000000" office:value-type="float" office:value="0.00000000029474">
            <text:p>2.9474E-010</text:p>
          </table:table-cell>
          <table:table-cell office:value-type="float" office:value="0.0010036">
            <text:p>0.0010036</text:p>
          </table:table-cell>
          <table:table-cell office:value-type="float" office:value="0.00010954">
            <text:p>0.00010954</text:p>
          </table:table-cell>
          <table:table-cell office:value-type="float" office:value="0.00024475">
            <text:p>0.00024475</text:p>
          </table:table-cell>
          <table:table-cell table:style-name="ce1" office:value-type="string">
            <text:p>1.8003e-05</text:p>
          </table:table-cell>
          <table:table-cell table:style-name="ce1" office:value-type="string">
            <text:p>1.892e-08</text:p>
          </table:table-cell>
          <table:table-cell table:style-name="ce1" office:value-type="string">
            <text:p>8.8352e-10</text:p>
          </table:table-cell>
          <table:table-cell table:style-name="ce1" office:value-type="string">
            <text:p>2.9474e-16</text:p>
          </table:table-cell>
          <table:table-cell office:value-type="float" office:value="0.0010036">
            <text:p>0.0010036</text:p>
          </table:table-cell>
          <table:table-cell office:value-type="float" office:value="0.00010954">
            <text:p>0.00010954</text:p>
          </table:table-cell>
          <table:table-cell office:value-type="float" office:value="0.00024475">
            <text:p>0.00024475</text:p>
          </table:table-cell>
          <table:table-cell table:style-name="ce1" office:value-type="string">
            <text:p>2.0243e-05</text:p>
          </table:table-cell>
          <table:table-cell office:value-type="float" office:value="0">
            <text:p>0</text:p>
          </table:table-cell>
          <table:table-cell table:style-name="ce1" office:value-type="string">
            <text:p>8.8339e-10</text:p>
          </table:table-cell>
          <table:table-cell table:style-name="ce1" office:value-type="string">
            <text:p>2.9474e-16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P39]*1000000" office:value-type="float" office:value="993.65">
            <text:p>993.65</text:p>
          </table:table-cell>
          <table:table-cell table:formula="of:=[.Q39]*1000000" office:value-type="float" office:value="109.16">
            <text:p>109.16</text:p>
          </table:table-cell>
          <table:table-cell table:formula="of:=[.R39]*1000000" office:value-type="float" office:value="255.57">
            <text:p>255.57</text:p>
          </table:table-cell>
          <table:table-cell table:formula="of:=[.S39]*1000000" office:value-type="float" office:value="17.857">
            <text:p>17.857</text:p>
          </table:table-cell>
          <table:table-cell table:formula="of:=[.T39]*1000000" office:value-type="float" office:value="0.019377">
            <text:p>0.019377</text:p>
          </table:table-cell>
          <table:table-cell table:formula="of:=[.U39]*1000000" office:value-type="float" office:value="0.00043277">
            <text:p>0.00043277</text:p>
          </table:table-cell>
          <table:table-cell table:formula="of:=[.V39]*1000000" office:value-type="float" office:value="0.00000000028571">
            <text:p>2.8571E-010</text:p>
          </table:table-cell>
          <table:table-cell table:formula="of:=[.W39]*1000000" office:value-type="float" office:value="993.65">
            <text:p>993.65</text:p>
          </table:table-cell>
          <table:table-cell table:formula="of:=[.X39]*1000000" office:value-type="float" office:value="109.16">
            <text:p>109.16</text:p>
          </table:table-cell>
          <table:table-cell table:formula="of:=[.Y39]*1000000" office:value-type="float" office:value="255.57">
            <text:p>255.57</text:p>
          </table:table-cell>
          <table:table-cell table:formula="of:=[.Z39]*1000000" office:value-type="float" office:value="20.235">
            <text:p>20.235</text:p>
          </table:table-cell>
          <table:table-cell table:formula="of:=[.AA39]*1000000" office:value-type="float" office:value="0">
            <text:p>0</text:p>
          </table:table-cell>
          <table:table-cell table:formula="of:=[.AB39]*1000000" office:value-type="float" office:value="0.00043271">
            <text:p>0.00043271</text:p>
          </table:table-cell>
          <table:table-cell table:formula="of:=[.AC39]*1000000" office:value-type="float" office:value="0.00000000028571">
            <text:p>2.8571E-010</text:p>
          </table:table-cell>
          <table:table-cell office:value-type="float" office:value="0.00099365">
            <text:p>0.00099365</text:p>
          </table:table-cell>
          <table:table-cell office:value-type="float" office:value="0.00010916">
            <text:p>0.00010916</text:p>
          </table:table-cell>
          <table:table-cell office:value-type="float" office:value="0.00025557">
            <text:p>0.00025557</text:p>
          </table:table-cell>
          <table:table-cell table:style-name="ce1" office:value-type="string">
            <text:p>1.7857e-05</text:p>
          </table:table-cell>
          <table:table-cell table:style-name="ce1" office:value-type="string">
            <text:p>1.9377e-08</text:p>
          </table:table-cell>
          <table:table-cell table:style-name="ce1" office:value-type="string">
            <text:p>4.3277e-10</text:p>
          </table:table-cell>
          <table:table-cell table:style-name="ce1" office:value-type="string">
            <text:p>2.8571e-16</text:p>
          </table:table-cell>
          <table:table-cell office:value-type="float" office:value="0.00099365">
            <text:p>0.00099365</text:p>
          </table:table-cell>
          <table:table-cell office:value-type="float" office:value="0.00010916">
            <text:p>0.00010916</text:p>
          </table:table-cell>
          <table:table-cell office:value-type="float" office:value="0.00025557">
            <text:p>0.00025557</text:p>
          </table:table-cell>
          <table:table-cell table:style-name="ce1" office:value-type="string">
            <text:p>2.0235e-05</text:p>
          </table:table-cell>
          <table:table-cell office:value-type="float" office:value="0">
            <text:p>0</text:p>
          </table:table-cell>
          <table:table-cell table:style-name="ce1" office:value-type="string">
            <text:p>4.3271e-10</text:p>
          </table:table-cell>
          <table:table-cell table:style-name="ce1" office:value-type="string">
            <text:p>2.8571e-16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P40]*1000000" office:value-type="float" office:value="983.99">
            <text:p>983.99</text:p>
          </table:table-cell>
          <table:table-cell table:formula="of:=[.Q40]*1000000" office:value-type="float" office:value="108.74">
            <text:p>108.74</text:p>
          </table:table-cell>
          <table:table-cell table:formula="of:=[.R40]*1000000" office:value-type="float" office:value="266.15">
            <text:p>266.15</text:p>
          </table:table-cell>
          <table:table-cell table:formula="of:=[.S40]*1000000" office:value-type="float" office:value="17.71">
            <text:p>17.71</text:p>
          </table:table-cell>
          <table:table-cell table:formula="of:=[.T40]*1000000" office:value-type="float" office:value="0.019824">
            <text:p>0.019824</text:p>
          </table:table-cell>
          <table:table-cell table:formula="of:=[.U40]*1000000" office:value-type="float" office:value="0.00020776">
            <text:p>0.00020776</text:p>
          </table:table-cell>
          <table:table-cell table:formula="of:=[.V40]*1000000" office:value-type="float" office:value="0.00000000027697">
            <text:p>2.7697E-010</text:p>
          </table:table-cell>
          <table:table-cell table:formula="of:=[.W40]*1000000" office:value-type="float" office:value="983.99">
            <text:p>983.99</text:p>
          </table:table-cell>
          <table:table-cell table:formula="of:=[.X40]*1000000" office:value-type="float" office:value="108.74">
            <text:p>108.74</text:p>
          </table:table-cell>
          <table:table-cell table:formula="of:=[.Y40]*1000000" office:value-type="float" office:value="266.15">
            <text:p>266.15</text:p>
          </table:table-cell>
          <table:table-cell table:formula="of:=[.Z40]*1000000" office:value-type="float" office:value="20.229">
            <text:p>20.229</text:p>
          </table:table-cell>
          <table:table-cell table:formula="of:=[.AA40]*1000000" office:value-type="float" office:value="0">
            <text:p>0</text:p>
          </table:table-cell>
          <table:table-cell table:formula="of:=[.AB40]*1000000" office:value-type="float" office:value="0.00020773">
            <text:p>0.00020773</text:p>
          </table:table-cell>
          <table:table-cell table:formula="of:=[.AC40]*1000000" office:value-type="float" office:value="0.00000000027696">
            <text:p>2.7696E-010</text:p>
          </table:table-cell>
          <table:table-cell office:value-type="float" office:value="0.00098399">
            <text:p>0.00098399</text:p>
          </table:table-cell>
          <table:table-cell office:value-type="float" office:value="0.00010874">
            <text:p>0.00010874</text:p>
          </table:table-cell>
          <table:table-cell office:value-type="float" office:value="0.00026615">
            <text:p>0.00026615</text:p>
          </table:table-cell>
          <table:table-cell table:style-name="ce1" office:value-type="string">
            <text:p>1.771e-05</text:p>
          </table:table-cell>
          <table:table-cell table:style-name="ce1" office:value-type="string">
            <text:p>1.9824e-08</text:p>
          </table:table-cell>
          <table:table-cell table:style-name="ce1" office:value-type="string">
            <text:p>2.0776e-10</text:p>
          </table:table-cell>
          <table:table-cell table:style-name="ce1" office:value-type="string">
            <text:p>2.7697e-16</text:p>
          </table:table-cell>
          <table:table-cell office:value-type="float" office:value="0.00098399">
            <text:p>0.00098399</text:p>
          </table:table-cell>
          <table:table-cell office:value-type="float" office:value="0.00010874">
            <text:p>0.00010874</text:p>
          </table:table-cell>
          <table:table-cell office:value-type="float" office:value="0.00026615">
            <text:p>0.00026615</text:p>
          </table:table-cell>
          <table:table-cell table:style-name="ce1" office:value-type="string">
            <text:p>2.0229e-05</text:p>
          </table:table-cell>
          <table:table-cell office:value-type="float" office:value="0">
            <text:p>0</text:p>
          </table:table-cell>
          <table:table-cell table:style-name="ce1" office:value-type="string">
            <text:p>2.0773e-10</text:p>
          </table:table-cell>
          <table:table-cell table:style-name="ce1" office:value-type="string">
            <text:p>2.7696e-16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P41]*1000000" office:value-type="float" office:value="974.58">
            <text:p>974.58</text:p>
          </table:table-cell>
          <table:table-cell table:formula="of:=[.Q41]*1000000" office:value-type="float" office:value="108.28">
            <text:p>108.28</text:p>
          </table:table-cell>
          <table:table-cell table:formula="of:=[.R41]*1000000" office:value-type="float" office:value="276.49">
            <text:p>276.49</text:p>
          </table:table-cell>
          <table:table-cell table:formula="of:=[.S41]*1000000" office:value-type="float" office:value="17.56">
            <text:p>17.56</text:p>
          </table:table-cell>
          <table:table-cell table:formula="of:=[.T41]*1000000" office:value-type="float" office:value="0.02026">
            <text:p>0.02026</text:p>
          </table:table-cell>
          <table:table-cell table:formula="of:=[.U41]*1000000" office:value-type="float" office:value="0.000097871">
            <text:p>0.000097871</text:p>
          </table:table-cell>
          <table:table-cell table:formula="of:=[.V41]*1000000" office:value-type="float" office:value="0.0000000002685">
            <text:p>2.685E-010</text:p>
          </table:table-cell>
          <table:table-cell table:formula="of:=[.W41]*1000000" office:value-type="float" office:value="974.58">
            <text:p>974.58</text:p>
          </table:table-cell>
          <table:table-cell table:formula="of:=[.X41]*1000000" office:value-type="float" office:value="108.28">
            <text:p>108.28</text:p>
          </table:table-cell>
          <table:table-cell table:formula="of:=[.Y41]*1000000" office:value-type="float" office:value="276.5">
            <text:p>276.5</text:p>
          </table:table-cell>
          <table:table-cell table:formula="of:=[.Z41]*1000000" office:value-type="float" office:value="20.222">
            <text:p>20.222</text:p>
          </table:table-cell>
          <table:table-cell table:formula="of:=[.AA41]*1000000" office:value-type="float" office:value="0">
            <text:p>0</text:p>
          </table:table-cell>
          <table:table-cell table:formula="of:=[.AB41]*1000000" office:value-type="float" office:value="0.000097857">
            <text:p>0.000097857</text:p>
          </table:table-cell>
          <table:table-cell table:formula="of:=[.AC41]*1000000" office:value-type="float" office:value="0.0000000002685">
            <text:p>2.685E-010</text:p>
          </table:table-cell>
          <table:table-cell office:value-type="float" office:value="0.00097458">
            <text:p>0.00097458</text:p>
          </table:table-cell>
          <table:table-cell office:value-type="float" office:value="0.00010828">
            <text:p>0.00010828</text:p>
          </table:table-cell>
          <table:table-cell office:value-type="float" office:value="0.00027649">
            <text:p>0.00027649</text:p>
          </table:table-cell>
          <table:table-cell table:style-name="ce1" office:value-type="string">
            <text:p>1.756e-05</text:p>
          </table:table-cell>
          <table:table-cell table:style-name="ce1" office:value-type="string">
            <text:p>2.026e-08</text:p>
          </table:table-cell>
          <table:table-cell table:style-name="ce1" office:value-type="string">
            <text:p>9.7871e-11</text:p>
          </table:table-cell>
          <table:table-cell table:style-name="ce1" office:value-type="string">
            <text:p>2.685e-16</text:p>
          </table:table-cell>
          <table:table-cell office:value-type="float" office:value="0.00097458">
            <text:p>0.00097458</text:p>
          </table:table-cell>
          <table:table-cell office:value-type="float" office:value="0.00010828">
            <text:p>0.00010828</text:p>
          </table:table-cell>
          <table:table-cell office:value-type="float" office:value="0.0002765">
            <text:p>0.0002765</text:p>
          </table:table-cell>
          <table:table-cell table:style-name="ce1" office:value-type="string">
            <text:p>2.0222e-05</text:p>
          </table:table-cell>
          <table:table-cell office:value-type="float" office:value="0">
            <text:p>0</text:p>
          </table:table-cell>
          <table:table-cell table:style-name="ce1" office:value-type="string">
            <text:p>9.7857e-11</text:p>
          </table:table-cell>
          <table:table-cell table:style-name="ce1" office:value-type="string">
            <text:p>2.685e-16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P42]*1000000" office:value-type="float" office:value="965.4">
            <text:p>965.4</text:p>
          </table:table-cell>
          <table:table-cell table:formula="of:=[.Q42]*1000000" office:value-type="float" office:value="107.8">
            <text:p>107.8</text:p>
          </table:table-cell>
          <table:table-cell table:formula="of:=[.R42]*1000000" office:value-type="float" office:value="286.61">
            <text:p>286.61</text:p>
          </table:table-cell>
          <table:table-cell table:formula="of:=[.S42]*1000000" office:value-type="float" office:value="17.41">
            <text:p>17.41</text:p>
          </table:table-cell>
          <table:table-cell table:formula="of:=[.T42]*1000000" office:value-type="float" office:value="0.020686">
            <text:p>0.020686</text:p>
          </table:table-cell>
          <table:table-cell table:formula="of:=[.U42]*1000000" office:value-type="float" office:value="0.000045291">
            <text:p>0.000045291</text:p>
          </table:table-cell>
          <table:table-cell table:formula="of:=[.V42]*1000000" office:value-type="float" office:value="0.00000000026029">
            <text:p>2.6029E-010</text:p>
          </table:table-cell>
          <table:table-cell table:formula="of:=[.W42]*1000000" office:value-type="float" office:value="965.4">
            <text:p>965.4</text:p>
          </table:table-cell>
          <table:table-cell table:formula="of:=[.X42]*1000000" office:value-type="float" office:value="107.79">
            <text:p>107.79</text:p>
          </table:table-cell>
          <table:table-cell table:formula="of:=[.Y42]*1000000" office:value-type="float" office:value="286.62">
            <text:p>286.62</text:p>
          </table:table-cell>
          <table:table-cell table:formula="of:=[.Z42]*1000000" office:value-type="float" office:value="20.217">
            <text:p>20.217</text:p>
          </table:table-cell>
          <table:table-cell table:formula="of:=[.AA42]*1000000" office:value-type="float" office:value="0">
            <text:p>0</text:p>
          </table:table-cell>
          <table:table-cell table:formula="of:=[.AB42]*1000000" office:value-type="float" office:value="0.000045284">
            <text:p>0.000045284</text:p>
          </table:table-cell>
          <table:table-cell table:formula="of:=[.AC42]*1000000" office:value-type="float" office:value="0.00000000026029">
            <text:p>2.6029E-010</text:p>
          </table:table-cell>
          <table:table-cell office:value-type="float" office:value="0.0009654">
            <text:p>0.0009654</text:p>
          </table:table-cell>
          <table:table-cell office:value-type="float" office:value="0.0001078">
            <text:p>0.0001078</text:p>
          </table:table-cell>
          <table:table-cell office:value-type="float" office:value="0.00028661">
            <text:p>0.00028661</text:p>
          </table:table-cell>
          <table:table-cell table:style-name="ce1" office:value-type="string">
            <text:p>1.741e-05</text:p>
          </table:table-cell>
          <table:table-cell table:style-name="ce1" office:value-type="string">
            <text:p>2.0686e-08</text:p>
          </table:table-cell>
          <table:table-cell table:style-name="ce1" office:value-type="string">
            <text:p>4.5291e-11</text:p>
          </table:table-cell>
          <table:table-cell table:style-name="ce1" office:value-type="string">
            <text:p>2.6029e-16</text:p>
          </table:table-cell>
          <table:table-cell office:value-type="float" office:value="0.0009654">
            <text:p>0.0009654</text:p>
          </table:table-cell>
          <table:table-cell office:value-type="float" office:value="0.00010779">
            <text:p>0.00010779</text:p>
          </table:table-cell>
          <table:table-cell office:value-type="float" office:value="0.00028662">
            <text:p>0.00028662</text:p>
          </table:table-cell>
          <table:table-cell table:style-name="ce1" office:value-type="string">
            <text:p>2.0217e-05</text:p>
          </table:table-cell>
          <table:table-cell office:value-type="float" office:value="0">
            <text:p>0</text:p>
          </table:table-cell>
          <table:table-cell table:style-name="ce1" office:value-type="string">
            <text:p>4.5284e-11</text:p>
          </table:table-cell>
          <table:table-cell table:style-name="ce1" office:value-type="string">
            <text:p>2.6029e-16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P43]*1000000" office:value-type="float" office:value="956.43">
            <text:p>956.43</text:p>
          </table:table-cell>
          <table:table-cell table:formula="of:=[.Q43]*1000000" office:value-type="float" office:value="107.29">
            <text:p>107.29</text:p>
          </table:table-cell>
          <table:table-cell table:formula="of:=[.R43]*1000000" office:value-type="float" office:value="296.52">
            <text:p>296.52</text:p>
          </table:table-cell>
          <table:table-cell table:formula="of:=[.S43]*1000000" office:value-type="float" office:value="17.258">
            <text:p>17.258</text:p>
          </table:table-cell>
          <table:table-cell table:formula="of:=[.T43]*1000000" office:value-type="float" office:value="0.021103">
            <text:p>0.021103</text:p>
          </table:table-cell>
          <table:table-cell table:formula="of:=[.U43]*1000000" office:value-type="float" office:value="0.000020609">
            <text:p>0.000020609</text:p>
          </table:table-cell>
          <table:table-cell table:formula="of:=[.V43]*1000000" office:value-type="float" office:value="0.00000000025235">
            <text:p>2.5235E-010</text:p>
          </table:table-cell>
          <table:table-cell table:formula="of:=[.W43]*1000000" office:value-type="float" office:value="956.43">
            <text:p>956.43</text:p>
          </table:table-cell>
          <table:table-cell table:formula="of:=[.X43]*1000000" office:value-type="float" office:value="107.29">
            <text:p>107.29</text:p>
          </table:table-cell>
          <table:table-cell table:formula="of:=[.Y43]*1000000" office:value-type="float" office:value="296.52">
            <text:p>296.52</text:p>
          </table:table-cell>
          <table:table-cell table:formula="of:=[.Z43]*1000000" office:value-type="float" office:value="20.211">
            <text:p>20.211</text:p>
          </table:table-cell>
          <table:table-cell table:formula="of:=[.AA43]*1000000" office:value-type="float" office:value="0">
            <text:p>0</text:p>
          </table:table-cell>
          <table:table-cell table:formula="of:=[.AB43]*1000000" office:value-type="float" office:value="0.000020606">
            <text:p>0.000020606</text:p>
          </table:table-cell>
          <table:table-cell table:formula="of:=[.AC43]*1000000" office:value-type="float" office:value="0.00000000025234">
            <text:p>2.5234E-010</text:p>
          </table:table-cell>
          <table:table-cell office:value-type="float" office:value="0.00095643">
            <text:p>0.00095643</text:p>
          </table:table-cell>
          <table:table-cell office:value-type="float" office:value="0.00010729">
            <text:p>0.00010729</text:p>
          </table:table-cell>
          <table:table-cell office:value-type="float" office:value="0.00029652">
            <text:p>0.00029652</text:p>
          </table:table-cell>
          <table:table-cell table:style-name="ce1" office:value-type="string">
            <text:p>1.7258e-05</text:p>
          </table:table-cell>
          <table:table-cell table:style-name="ce1" office:value-type="string">
            <text:p>2.1103e-08</text:p>
          </table:table-cell>
          <table:table-cell table:style-name="ce1" office:value-type="string">
            <text:p>2.0609e-11</text:p>
          </table:table-cell>
          <table:table-cell table:style-name="ce1" office:value-type="string">
            <text:p>2.5235e-16</text:p>
          </table:table-cell>
          <table:table-cell office:value-type="float" office:value="0.00095643">
            <text:p>0.00095643</text:p>
          </table:table-cell>
          <table:table-cell office:value-type="float" office:value="0.00010729">
            <text:p>0.00010729</text:p>
          </table:table-cell>
          <table:table-cell office:value-type="float" office:value="0.00029652">
            <text:p>0.00029652</text:p>
          </table:table-cell>
          <table:table-cell table:style-name="ce1" office:value-type="string">
            <text:p>2.0211e-05</text:p>
          </table:table-cell>
          <table:table-cell office:value-type="float" office:value="0">
            <text:p>0</text:p>
          </table:table-cell>
          <table:table-cell table:style-name="ce1" office:value-type="string">
            <text:p>2.0606e-11</text:p>
          </table:table-cell>
          <table:table-cell table:style-name="ce1" office:value-type="string">
            <text:p>2.5234e-16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P44]*1000000" office:value-type="float" office:value="947.66">
            <text:p>947.66</text:p>
          </table:table-cell>
          <table:table-cell table:formula="of:=[.Q44]*1000000" office:value-type="float" office:value="106.76">
            <text:p>106.76</text:p>
          </table:table-cell>
          <table:table-cell table:formula="of:=[.R44]*1000000" office:value-type="float" office:value="306.23">
            <text:p>306.23</text:p>
          </table:table-cell>
          <table:table-cell table:formula="of:=[.S44]*1000000" office:value-type="float" office:value="17.104">
            <text:p>17.104</text:p>
          </table:table-cell>
          <table:table-cell table:formula="of:=[.T44]*1000000" office:value-type="float" office:value="0.02151">
            <text:p>0.02151</text:p>
          </table:table-cell>
          <table:table-cell table:formula="of:=[.U44]*1000000" office:value-type="float" office:value="0.0000092291">
            <text:p>9.2291E-006</text:p>
          </table:table-cell>
          <table:table-cell table:formula="of:=[.V44]*1000000" office:value-type="float" office:value="0.00000000024464">
            <text:p>2.4464E-010</text:p>
          </table:table-cell>
          <table:table-cell table:formula="of:=[.W44]*1000000" office:value-type="float" office:value="947.65">
            <text:p>947.65</text:p>
          </table:table-cell>
          <table:table-cell table:formula="of:=[.X44]*1000000" office:value-type="float" office:value="106.76">
            <text:p>106.76</text:p>
          </table:table-cell>
          <table:table-cell table:formula="of:=[.Y44]*1000000" office:value-type="float" office:value="306.23">
            <text:p>306.23</text:p>
          </table:table-cell>
          <table:table-cell table:formula="of:=[.Z44]*1000000" office:value-type="float" office:value="20.206">
            <text:p>20.206</text:p>
          </table:table-cell>
          <table:table-cell table:formula="of:=[.AA44]*1000000" office:value-type="float" office:value="0">
            <text:p>0</text:p>
          </table:table-cell>
          <table:table-cell table:formula="of:=[.AB44]*1000000" office:value-type="float" office:value="0.0000092277">
            <text:p>9.2277E-006</text:p>
          </table:table-cell>
          <table:table-cell table:formula="of:=[.AC44]*1000000" office:value-type="float" office:value="0.00000000024464">
            <text:p>2.4464E-010</text:p>
          </table:table-cell>
          <table:table-cell office:value-type="float" office:value="0.00094766">
            <text:p>0.00094766</text:p>
          </table:table-cell>
          <table:table-cell office:value-type="float" office:value="0.00010676">
            <text:p>0.00010676</text:p>
          </table:table-cell>
          <table:table-cell office:value-type="float" office:value="0.00030623">
            <text:p>0.00030623</text:p>
          </table:table-cell>
          <table:table-cell table:style-name="ce1" office:value-type="string">
            <text:p>1.7104e-05</text:p>
          </table:table-cell>
          <table:table-cell table:style-name="ce1" office:value-type="string">
            <text:p>2.151e-08</text:p>
          </table:table-cell>
          <table:table-cell table:style-name="ce1" office:value-type="string">
            <text:p>9.2291e-12</text:p>
          </table:table-cell>
          <table:table-cell table:style-name="ce1" office:value-type="string">
            <text:p>2.4464e-16</text:p>
          </table:table-cell>
          <table:table-cell office:value-type="float" office:value="0.00094765">
            <text:p>0.00094765</text:p>
          </table:table-cell>
          <table:table-cell office:value-type="float" office:value="0.00010676">
            <text:p>0.00010676</text:p>
          </table:table-cell>
          <table:table-cell office:value-type="float" office:value="0.00030623">
            <text:p>0.00030623</text:p>
          </table:table-cell>
          <table:table-cell table:style-name="ce1" office:value-type="string">
            <text:p>2.0206e-05</text:p>
          </table:table-cell>
          <table:table-cell office:value-type="float" office:value="0">
            <text:p>0</text:p>
          </table:table-cell>
          <table:table-cell table:style-name="ce1" office:value-type="string">
            <text:p>9.2277e-12</text:p>
          </table:table-cell>
          <table:table-cell table:style-name="ce1" office:value-type="string">
            <text:p>2.4464e-16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P45]*1000000" office:value-type="float" office:value="939.07">
            <text:p>939.07</text:p>
          </table:table-cell>
          <table:table-cell table:formula="of:=[.Q45]*1000000" office:value-type="float" office:value="106.22">
            <text:p>106.22</text:p>
          </table:table-cell>
          <table:table-cell table:formula="of:=[.R45]*1000000" office:value-type="float" office:value="315.74">
            <text:p>315.74</text:p>
          </table:table-cell>
          <table:table-cell table:formula="of:=[.S45]*1000000" office:value-type="float" office:value="16.949">
            <text:p>16.949</text:p>
          </table:table-cell>
          <table:table-cell table:formula="of:=[.T45]*1000000" office:value-type="float" office:value="0.021908">
            <text:p>0.021908</text:p>
          </table:table-cell>
          <table:table-cell table:formula="of:=[.U45]*1000000" office:value-type="float" office:value="0.0000040706">
            <text:p>4.0706E-006</text:p>
          </table:table-cell>
          <table:table-cell table:formula="of:=[.V45]*1000000" office:value-type="float" office:value="0.00000000023718">
            <text:p>2.3718E-010</text:p>
          </table:table-cell>
          <table:table-cell table:formula="of:=[.W45]*1000000" office:value-type="float" office:value="939.07">
            <text:p>939.07</text:p>
          </table:table-cell>
          <table:table-cell table:formula="of:=[.X45]*1000000" office:value-type="float" office:value="106.22">
            <text:p>106.22</text:p>
          </table:table-cell>
          <table:table-cell table:formula="of:=[.Y45]*1000000" office:value-type="float" office:value="315.74">
            <text:p>315.74</text:p>
          </table:table-cell>
          <table:table-cell table:formula="of:=[.Z45]*1000000" office:value-type="float" office:value="20.201">
            <text:p>20.201</text:p>
          </table:table-cell>
          <table:table-cell table:formula="of:=[.AA45]*1000000" office:value-type="float" office:value="0">
            <text:p>0</text:p>
          </table:table-cell>
          <table:table-cell table:formula="of:=[.AB45]*1000000" office:value-type="float" office:value="0.00000407">
            <text:p>0.00000407</text:p>
          </table:table-cell>
          <table:table-cell table:formula="of:=[.AC45]*1000000" office:value-type="float" office:value="0.00000000023718">
            <text:p>2.3718E-010</text:p>
          </table:table-cell>
          <table:table-cell office:value-type="float" office:value="0.00093907">
            <text:p>0.00093907</text:p>
          </table:table-cell>
          <table:table-cell office:value-type="float" office:value="0.00010622">
            <text:p>0.00010622</text:p>
          </table:table-cell>
          <table:table-cell office:value-type="float" office:value="0.00031574">
            <text:p>0.00031574</text:p>
          </table:table-cell>
          <table:table-cell table:style-name="ce1" office:value-type="string">
            <text:p>1.6949e-05</text:p>
          </table:table-cell>
          <table:table-cell table:style-name="ce1" office:value-type="string">
            <text:p>2.1908e-08</text:p>
          </table:table-cell>
          <table:table-cell table:style-name="ce1" office:value-type="string">
            <text:p>4.0706e-12</text:p>
          </table:table-cell>
          <table:table-cell table:style-name="ce1" office:value-type="string">
            <text:p>2.3718e-16</text:p>
          </table:table-cell>
          <table:table-cell office:value-type="float" office:value="0.00093907">
            <text:p>0.00093907</text:p>
          </table:table-cell>
          <table:table-cell office:value-type="float" office:value="0.00010622">
            <text:p>0.00010622</text:p>
          </table:table-cell>
          <table:table-cell office:value-type="float" office:value="0.00031574">
            <text:p>0.00031574</text:p>
          </table:table-cell>
          <table:table-cell table:style-name="ce1" office:value-type="string">
            <text:p>2.0201e-05</text:p>
          </table:table-cell>
          <table:table-cell office:value-type="float" office:value="0">
            <text:p>0</text:p>
          </table:table-cell>
          <table:table-cell table:style-name="ce1" office:value-type="string">
            <text:p>4.07e-12</text:p>
          </table:table-cell>
          <table:table-cell table:style-name="ce1" office:value-type="string">
            <text:p>2.3718e-16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P46]*1000000" office:value-type="float" office:value="930.66">
            <text:p>930.66</text:p>
          </table:table-cell>
          <table:table-cell table:formula="of:=[.Q46]*1000000" office:value-type="float" office:value="105.67">
            <text:p>105.67</text:p>
          </table:table-cell>
          <table:table-cell table:formula="of:=[.R46]*1000000" office:value-type="float" office:value="325.07">
            <text:p>325.07</text:p>
          </table:table-cell>
          <table:table-cell table:formula="of:=[.S46]*1000000" office:value-type="float" office:value="16.793">
            <text:p>16.793</text:p>
          </table:table-cell>
          <table:table-cell table:formula="of:=[.T46]*1000000" office:value-type="float" office:value="0.022298">
            <text:p>0.022298</text:p>
          </table:table-cell>
          <table:table-cell table:formula="of:=[.U46]*1000000" office:value-type="float" office:value="0.0000017695">
            <text:p>1.7695E-006</text:p>
          </table:table-cell>
          <table:table-cell table:formula="of:=[.V46]*1000000" office:value-type="float" office:value="0.00000000022995">
            <text:p>2.2995E-010</text:p>
          </table:table-cell>
          <table:table-cell table:formula="of:=[.W46]*1000000" office:value-type="float" office:value="930.66">
            <text:p>930.66</text:p>
          </table:table-cell>
          <table:table-cell table:formula="of:=[.X46]*1000000" office:value-type="float" office:value="105.67">
            <text:p>105.67</text:p>
          </table:table-cell>
          <table:table-cell table:formula="of:=[.Y46]*1000000" office:value-type="float" office:value="325.07">
            <text:p>325.07</text:p>
          </table:table-cell>
          <table:table-cell table:formula="of:=[.Z46]*1000000" office:value-type="float" office:value="20.197">
            <text:p>20.197</text:p>
          </table:table-cell>
          <table:table-cell table:formula="of:=[.AA46]*1000000" office:value-type="float" office:value="0">
            <text:p>0</text:p>
          </table:table-cell>
          <table:table-cell table:formula="of:=[.AB46]*1000000" office:value-type="float" office:value="0.0000017693">
            <text:p>1.7693E-006</text:p>
          </table:table-cell>
          <table:table-cell table:formula="of:=[.AC46]*1000000" office:value-type="float" office:value="0.00000000022994">
            <text:p>2.2994E-010</text:p>
          </table:table-cell>
          <table:table-cell office:value-type="float" office:value="0.00093066">
            <text:p>0.00093066</text:p>
          </table:table-cell>
          <table:table-cell office:value-type="float" office:value="0.00010567">
            <text:p>0.00010567</text:p>
          </table:table-cell>
          <table:table-cell office:value-type="float" office:value="0.00032507">
            <text:p>0.00032507</text:p>
          </table:table-cell>
          <table:table-cell table:style-name="ce1" office:value-type="string">
            <text:p>1.6793e-05</text:p>
          </table:table-cell>
          <table:table-cell table:style-name="ce1" office:value-type="string">
            <text:p>2.2298e-08</text:p>
          </table:table-cell>
          <table:table-cell table:style-name="ce1" office:value-type="string">
            <text:p>1.7695e-12</text:p>
          </table:table-cell>
          <table:table-cell table:style-name="ce1" office:value-type="string">
            <text:p>2.2995e-16</text:p>
          </table:table-cell>
          <table:table-cell office:value-type="float" office:value="0.00093066">
            <text:p>0.00093066</text:p>
          </table:table-cell>
          <table:table-cell office:value-type="float" office:value="0.00010567">
            <text:p>0.00010567</text:p>
          </table:table-cell>
          <table:table-cell office:value-type="float" office:value="0.00032507">
            <text:p>0.00032507</text:p>
          </table:table-cell>
          <table:table-cell table:style-name="ce1" office:value-type="string">
            <text:p>2.0197e-05</text:p>
          </table:table-cell>
          <table:table-cell office:value-type="float" office:value="0">
            <text:p>0</text:p>
          </table:table-cell>
          <table:table-cell table:style-name="ce1" office:value-type="string">
            <text:p>1.7693e-12</text:p>
          </table:table-cell>
          <table:table-cell table:style-name="ce1" office:value-type="string">
            <text:p>2.2994e-16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P47]*1000000" office:value-type="float" office:value="922.41">
            <text:p>922.41</text:p>
          </table:table-cell>
          <table:table-cell table:formula="of:=[.Q47]*1000000" office:value-type="float" office:value="105.12">
            <text:p>105.12</text:p>
          </table:table-cell>
          <table:table-cell table:formula="of:=[.R47]*1000000" office:value-type="float" office:value="334.23">
            <text:p>334.23</text:p>
          </table:table-cell>
          <table:table-cell table:formula="of:=[.S47]*1000000" office:value-type="float" office:value="16.636">
            <text:p>16.636</text:p>
          </table:table-cell>
          <table:table-cell table:formula="of:=[.T47]*1000000" office:value-type="float" office:value="0.022679">
            <text:p>0.022679</text:p>
          </table:table-cell>
          <table:table-cell table:formula="of:=[.U47]*1000000" office:value-type="float" office:value="0.00000075866">
            <text:p>7.5866E-007</text:p>
          </table:table-cell>
          <table:table-cell table:formula="of:=[.V47]*1000000" office:value-type="float" office:value="0.00000000022293">
            <text:p>2.2293E-010</text:p>
          </table:table-cell>
          <table:table-cell table:formula="of:=[.W47]*1000000" office:value-type="float" office:value="922.41">
            <text:p>922.41</text:p>
          </table:table-cell>
          <table:table-cell table:formula="of:=[.X47]*1000000" office:value-type="float" office:value="105.12">
            <text:p>105.12</text:p>
          </table:table-cell>
          <table:table-cell table:formula="of:=[.Y47]*1000000" office:value-type="float" office:value="334.23">
            <text:p>334.23</text:p>
          </table:table-cell>
          <table:table-cell table:formula="of:=[.Z47]*1000000" office:value-type="float" office:value="20.193">
            <text:p>20.193</text:p>
          </table:table-cell>
          <table:table-cell table:formula="of:=[.AA47]*1000000" office:value-type="float" office:value="0">
            <text:p>0</text:p>
          </table:table-cell>
          <table:table-cell table:formula="of:=[.AB47]*1000000" office:value-type="float" office:value="0.00000075856">
            <text:p>7.5856E-007</text:p>
          </table:table-cell>
          <table:table-cell table:formula="of:=[.AC47]*1000000" office:value-type="float" office:value="0.00000000022293">
            <text:p>2.2293E-010</text:p>
          </table:table-cell>
          <table:table-cell office:value-type="float" office:value="0.00092241">
            <text:p>0.00092241</text:p>
          </table:table-cell>
          <table:table-cell office:value-type="float" office:value="0.00010512">
            <text:p>0.00010512</text:p>
          </table:table-cell>
          <table:table-cell office:value-type="float" office:value="0.00033423">
            <text:p>0.00033423</text:p>
          </table:table-cell>
          <table:table-cell table:style-name="ce1" office:value-type="string">
            <text:p>1.6636e-05</text:p>
          </table:table-cell>
          <table:table-cell table:style-name="ce1" office:value-type="string">
            <text:p>2.2679e-08</text:p>
          </table:table-cell>
          <table:table-cell table:style-name="ce1" office:value-type="string">
            <text:p>7.5866e-13</text:p>
          </table:table-cell>
          <table:table-cell table:style-name="ce1" office:value-type="string">
            <text:p>2.2293e-16</text:p>
          </table:table-cell>
          <table:table-cell office:value-type="float" office:value="0.00092241">
            <text:p>0.00092241</text:p>
          </table:table-cell>
          <table:table-cell office:value-type="float" office:value="0.00010512">
            <text:p>0.00010512</text:p>
          </table:table-cell>
          <table:table-cell office:value-type="float" office:value="0.00033423">
            <text:p>0.00033423</text:p>
          </table:table-cell>
          <table:table-cell table:style-name="ce1" office:value-type="string">
            <text:p>2.0193e-05</text:p>
          </table:table-cell>
          <table:table-cell office:value-type="float" office:value="0">
            <text:p>0</text:p>
          </table:table-cell>
          <table:table-cell table:style-name="ce1" office:value-type="string">
            <text:p>7.5856e-13</text:p>
          </table:table-cell>
          <table:table-cell table:style-name="ce1" office:value-type="string">
            <text:p>2.2293e-16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P48]*1000000" office:value-type="float" office:value="914.31">
            <text:p>914.31</text:p>
          </table:table-cell>
          <table:table-cell table:formula="of:=[.Q48]*1000000" office:value-type="float" office:value="104.55">
            <text:p>104.55</text:p>
          </table:table-cell>
          <table:table-cell table:formula="of:=[.R48]*1000000" office:value-type="float" office:value="343.22">
            <text:p>343.22</text:p>
          </table:table-cell>
          <table:table-cell table:formula="of:=[.S48]*1000000" office:value-type="float" office:value="16.478">
            <text:p>16.478</text:p>
          </table:table-cell>
          <table:table-cell table:formula="of:=[.T48]*1000000" office:value-type="float" office:value="0.023053">
            <text:p>0.023053</text:p>
          </table:table-cell>
          <table:table-cell table:formula="of:=[.U48]*1000000" office:value-type="float" office:value="0.00000032098">
            <text:p>0.000000321</text:p>
          </table:table-cell>
          <table:table-cell table:formula="of:=[.V48]*1000000" office:value-type="float" office:value="0.00000000021614">
            <text:p>2.1614E-010</text:p>
          </table:table-cell>
          <table:table-cell table:formula="of:=[.W48]*1000000" office:value-type="float" office:value="914.31">
            <text:p>914.31</text:p>
          </table:table-cell>
          <table:table-cell table:formula="of:=[.X48]*1000000" office:value-type="float" office:value="104.55">
            <text:p>104.55</text:p>
          </table:table-cell>
          <table:table-cell table:formula="of:=[.Y48]*1000000" office:value-type="float" office:value="343.22">
            <text:p>343.22</text:p>
          </table:table-cell>
          <table:table-cell table:formula="of:=[.Z48]*1000000" office:value-type="float" office:value="20.189">
            <text:p>20.189</text:p>
          </table:table-cell>
          <table:table-cell table:formula="of:=[.AA48]*1000000" office:value-type="float" office:value="0">
            <text:p>0</text:p>
          </table:table-cell>
          <table:table-cell table:formula="of:=[.AB48]*1000000" office:value-type="float" office:value="0.00000032094">
            <text:p>3.2094E-007</text:p>
          </table:table-cell>
          <table:table-cell table:formula="of:=[.AC48]*1000000" office:value-type="float" office:value="0.00000000021614">
            <text:p>2.1614E-010</text:p>
          </table:table-cell>
          <table:table-cell office:value-type="float" office:value="0.00091431">
            <text:p>0.00091431</text:p>
          </table:table-cell>
          <table:table-cell office:value-type="float" office:value="0.00010455">
            <text:p>0.00010455</text:p>
          </table:table-cell>
          <table:table-cell office:value-type="float" office:value="0.00034322">
            <text:p>0.00034322</text:p>
          </table:table-cell>
          <table:table-cell table:style-name="ce1" office:value-type="string">
            <text:p>1.6478e-05</text:p>
          </table:table-cell>
          <table:table-cell table:style-name="ce1" office:value-type="string">
            <text:p>2.3053e-08</text:p>
          </table:table-cell>
          <table:table-cell table:style-name="ce1" office:value-type="string">
            <text:p>3.2098e-13</text:p>
          </table:table-cell>
          <table:table-cell table:style-name="ce1" office:value-type="string">
            <text:p>2.1614e-16</text:p>
          </table:table-cell>
          <table:table-cell office:value-type="float" office:value="0.00091431">
            <text:p>0.00091431</text:p>
          </table:table-cell>
          <table:table-cell office:value-type="float" office:value="0.00010455">
            <text:p>0.00010455</text:p>
          </table:table-cell>
          <table:table-cell office:value-type="float" office:value="0.00034322">
            <text:p>0.00034322</text:p>
          </table:table-cell>
          <table:table-cell table:style-name="ce1" office:value-type="string">
            <text:p>2.0189e-05</text:p>
          </table:table-cell>
          <table:table-cell office:value-type="float" office:value="0">
            <text:p>0</text:p>
          </table:table-cell>
          <table:table-cell table:style-name="ce1" office:value-type="string">
            <text:p>3.2094e-13</text:p>
          </table:table-cell>
          <table:table-cell table:style-name="ce1" office:value-type="string">
            <text:p>2.1614e-16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P49]*1000000" office:value-type="float" office:value="906.36">
            <text:p>906.36</text:p>
          </table:table-cell>
          <table:table-cell table:formula="of:=[.Q49]*1000000" office:value-type="float" office:value="103.99">
            <text:p>103.99</text:p>
          </table:table-cell>
          <table:table-cell table:formula="of:=[.R49]*1000000" office:value-type="float" office:value="352.05">
            <text:p>352.05</text:p>
          </table:table-cell>
          <table:table-cell table:formula="of:=[.S49]*1000000" office:value-type="float" office:value="16.318">
            <text:p>16.318</text:p>
          </table:table-cell>
          <table:table-cell table:formula="of:=[.T49]*1000000" office:value-type="float" office:value="0.023418">
            <text:p>0.023418</text:p>
          </table:table-cell>
          <table:table-cell table:formula="of:=[.U49]*1000000" office:value-type="float" office:value="0.00000013409">
            <text:p>1.3409E-007</text:p>
          </table:table-cell>
          <table:table-cell table:formula="of:=[.V49]*1000000" office:value-type="float" office:value="0.00000000020955">
            <text:p>2.0955E-010</text:p>
          </table:table-cell>
          <table:table-cell table:formula="of:=[.W49]*1000000" office:value-type="float" office:value="906.36">
            <text:p>906.36</text:p>
          </table:table-cell>
          <table:table-cell table:formula="of:=[.X49]*1000000" office:value-type="float" office:value="103.99">
            <text:p>103.99</text:p>
          </table:table-cell>
          <table:table-cell table:formula="of:=[.Y49]*1000000" office:value-type="float" office:value="352.06">
            <text:p>352.06</text:p>
          </table:table-cell>
          <table:table-cell table:formula="of:=[.Z49]*1000000" office:value-type="float" office:value="20.186">
            <text:p>20.186</text:p>
          </table:table-cell>
          <table:table-cell table:formula="of:=[.AA49]*1000000" office:value-type="float" office:value="0">
            <text:p>0</text:p>
          </table:table-cell>
          <table:table-cell table:formula="of:=[.AB49]*1000000" office:value-type="float" office:value="0.00000013408">
            <text:p>1.3408E-007</text:p>
          </table:table-cell>
          <table:table-cell table:formula="of:=[.AC49]*1000000" office:value-type="float" office:value="0.00000000020955">
            <text:p>2.0955E-010</text:p>
          </table:table-cell>
          <table:table-cell office:value-type="float" office:value="0.00090636">
            <text:p>0.00090636</text:p>
          </table:table-cell>
          <table:table-cell office:value-type="float" office:value="0.00010399">
            <text:p>0.00010399</text:p>
          </table:table-cell>
          <table:table-cell office:value-type="float" office:value="0.00035205">
            <text:p>0.00035205</text:p>
          </table:table-cell>
          <table:table-cell table:style-name="ce1" office:value-type="string">
            <text:p>1.6318e-05</text:p>
          </table:table-cell>
          <table:table-cell table:style-name="ce1" office:value-type="string">
            <text:p>2.3418e-08</text:p>
          </table:table-cell>
          <table:table-cell table:style-name="ce1" office:value-type="string">
            <text:p>1.3409e-13</text:p>
          </table:table-cell>
          <table:table-cell table:style-name="ce1" office:value-type="string">
            <text:p>2.0955e-16</text:p>
          </table:table-cell>
          <table:table-cell office:value-type="float" office:value="0.00090636">
            <text:p>0.00090636</text:p>
          </table:table-cell>
          <table:table-cell office:value-type="float" office:value="0.00010399">
            <text:p>0.00010399</text:p>
          </table:table-cell>
          <table:table-cell office:value-type="float" office:value="0.00035206">
            <text:p>0.00035206</text:p>
          </table:table-cell>
          <table:table-cell table:style-name="ce1" office:value-type="string">
            <text:p>2.0186e-05</text:p>
          </table:table-cell>
          <table:table-cell office:value-type="float" office:value="0">
            <text:p>0</text:p>
          </table:table-cell>
          <table:table-cell table:style-name="ce1" office:value-type="string">
            <text:p>1.3408e-13</text:p>
          </table:table-cell>
          <table:table-cell table:style-name="ce1" office:value-type="string">
            <text:p>2.0955e-16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P50]*1000000" office:value-type="float" office:value="898.55">
            <text:p>898.55</text:p>
          </table:table-cell>
          <table:table-cell table:formula="of:=[.Q50]*1000000" office:value-type="float" office:value="103.42">
            <text:p>103.42</text:p>
          </table:table-cell>
          <table:table-cell table:formula="of:=[.R50]*1000000" office:value-type="float" office:value="360.74">
            <text:p>360.74</text:p>
          </table:table-cell>
          <table:table-cell table:formula="of:=[.S50]*1000000" office:value-type="float" office:value="16.158">
            <text:p>16.158</text:p>
          </table:table-cell>
          <table:table-cell table:formula="of:=[.T50]*1000000" office:value-type="float" office:value="0.023777">
            <text:p>0.023777</text:p>
          </table:table-cell>
          <table:table-cell table:formula="of:=[.U50]*1000000" office:value-type="float" office:value="0.000000055343">
            <text:p>5.5343E-008</text:p>
          </table:table-cell>
          <table:table-cell table:formula="of:=[.V50]*1000000" office:value-type="float" office:value="0.00000000020317">
            <text:p>2.0317E-010</text:p>
          </table:table-cell>
          <table:table-cell table:formula="of:=[.W50]*1000000" office:value-type="float" office:value="898.55">
            <text:p>898.55</text:p>
          </table:table-cell>
          <table:table-cell table:formula="of:=[.X50]*1000000" office:value-type="float" office:value="103.42">
            <text:p>103.42</text:p>
          </table:table-cell>
          <table:table-cell table:formula="of:=[.Y50]*1000000" office:value-type="float" office:value="360.75">
            <text:p>360.75</text:p>
          </table:table-cell>
          <table:table-cell table:formula="of:=[.Z50]*1000000" office:value-type="float" office:value="20.183">
            <text:p>20.183</text:p>
          </table:table-cell>
          <table:table-cell table:formula="of:=[.AA50]*1000000" office:value-type="float" office:value="0">
            <text:p>0</text:p>
          </table:table-cell>
          <table:table-cell table:formula="of:=[.AB50]*1000000" office:value-type="float" office:value="0.000000055342">
            <text:p>5.5342E-008</text:p>
          </table:table-cell>
          <table:table-cell table:formula="of:=[.AC50]*1000000" office:value-type="float" office:value="0.00000000020317">
            <text:p>2.0317E-010</text:p>
          </table:table-cell>
          <table:table-cell office:value-type="float" office:value="0.00089855">
            <text:p>0.00089855</text:p>
          </table:table-cell>
          <table:table-cell office:value-type="float" office:value="0.00010342">
            <text:p>0.00010342</text:p>
          </table:table-cell>
          <table:table-cell office:value-type="float" office:value="0.00036074">
            <text:p>0.00036074</text:p>
          </table:table-cell>
          <table:table-cell table:style-name="ce1" office:value-type="string">
            <text:p>1.6158e-05</text:p>
          </table:table-cell>
          <table:table-cell table:style-name="ce1" office:value-type="string">
            <text:p>2.3777e-08</text:p>
          </table:table-cell>
          <table:table-cell table:style-name="ce1" office:value-type="string">
            <text:p>5.5343e-14</text:p>
          </table:table-cell>
          <table:table-cell table:style-name="ce1" office:value-type="string">
            <text:p>2.0317e-16</text:p>
          </table:table-cell>
          <table:table-cell office:value-type="float" office:value="0.00089855">
            <text:p>0.00089855</text:p>
          </table:table-cell>
          <table:table-cell office:value-type="float" office:value="0.00010342">
            <text:p>0.00010342</text:p>
          </table:table-cell>
          <table:table-cell office:value-type="float" office:value="0.00036075">
            <text:p>0.00036075</text:p>
          </table:table-cell>
          <table:table-cell table:style-name="ce1" office:value-type="string">
            <text:p>2.0183e-05</text:p>
          </table:table-cell>
          <table:table-cell office:value-type="float" office:value="0">
            <text:p>0</text:p>
          </table:table-cell>
          <table:table-cell table:style-name="ce1" office:value-type="string">
            <text:p>5.5342e-14</text:p>
          </table:table-cell>
          <table:table-cell table:style-name="ce1" office:value-type="string">
            <text:p>2.0317e-16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P51]*1000000" office:value-type="float" office:value="890.86">
            <text:p>890.86</text:p>
          </table:table-cell>
          <table:table-cell table:formula="of:=[.Q51]*1000000" office:value-type="float" office:value="102.85">
            <text:p>102.85</text:p>
          </table:table-cell>
          <table:table-cell table:formula="of:=[.R51]*1000000" office:value-type="float" office:value="369.29">
            <text:p>369.29</text:p>
          </table:table-cell>
          <table:table-cell table:formula="of:=[.S51]*1000000" office:value-type="float" office:value="15.997">
            <text:p>15.997</text:p>
          </table:table-cell>
          <table:table-cell table:formula="of:=[.T51]*1000000" office:value-type="float" office:value="0.024127">
            <text:p>0.024127</text:p>
          </table:table-cell>
          <table:table-cell table:formula="of:=[.U51]*1000000" office:value-type="float" office:value="0.000000022578">
            <text:p>2.2578E-008</text:p>
          </table:table-cell>
          <table:table-cell table:formula="of:=[.V51]*1000000" office:value-type="float" office:value="0.00000000019698">
            <text:p>1.9698E-010</text:p>
          </table:table-cell>
          <table:table-cell table:formula="of:=[.W51]*1000000" office:value-type="float" office:value="890.86">
            <text:p>890.86</text:p>
          </table:table-cell>
          <table:table-cell table:formula="of:=[.X51]*1000000" office:value-type="float" office:value="102.85">
            <text:p>102.85</text:p>
          </table:table-cell>
          <table:table-cell table:formula="of:=[.Y51]*1000000" office:value-type="float" office:value="369.29">
            <text:p>369.29</text:p>
          </table:table-cell>
          <table:table-cell table:formula="of:=[.Z51]*1000000" office:value-type="float" office:value="20.18">
            <text:p>20.18</text:p>
          </table:table-cell>
          <table:table-cell table:formula="of:=[.AA51]*1000000" office:value-type="float" office:value="0">
            <text:p>0</text:p>
          </table:table-cell>
          <table:table-cell table:formula="of:=[.AB51]*1000000" office:value-type="float" office:value="0.000000022575">
            <text:p>2.2575E-008</text:p>
          </table:table-cell>
          <table:table-cell table:formula="of:=[.AC51]*1000000" office:value-type="float" office:value="0.00000000019698">
            <text:p>1.9698E-010</text:p>
          </table:table-cell>
          <table:table-cell office:value-type="float" office:value="0.00089086">
            <text:p>0.00089086</text:p>
          </table:table-cell>
          <table:table-cell office:value-type="float" office:value="0.00010285">
            <text:p>0.00010285</text:p>
          </table:table-cell>
          <table:table-cell office:value-type="float" office:value="0.00036929">
            <text:p>0.00036929</text:p>
          </table:table-cell>
          <table:table-cell table:style-name="ce1" office:value-type="string">
            <text:p>1.5997e-05</text:p>
          </table:table-cell>
          <table:table-cell table:style-name="ce1" office:value-type="string">
            <text:p>2.4127e-08</text:p>
          </table:table-cell>
          <table:table-cell table:style-name="ce1" office:value-type="string">
            <text:p>2.2578e-14</text:p>
          </table:table-cell>
          <table:table-cell table:style-name="ce1" office:value-type="string">
            <text:p>1.9698e-16</text:p>
          </table:table-cell>
          <table:table-cell office:value-type="float" office:value="0.00089086">
            <text:p>0.00089086</text:p>
          </table:table-cell>
          <table:table-cell office:value-type="float" office:value="0.00010285">
            <text:p>0.00010285</text:p>
          </table:table-cell>
          <table:table-cell office:value-type="float" office:value="0.00036929">
            <text:p>0.00036929</text:p>
          </table:table-cell>
          <table:table-cell table:style-name="ce1" office:value-type="string">
            <text:p>2.018e-05</text:p>
          </table:table-cell>
          <table:table-cell office:value-type="float" office:value="0">
            <text:p>0</text:p>
          </table:table-cell>
          <table:table-cell table:style-name="ce1" office:value-type="string">
            <text:p>2.2575e-14</text:p>
          </table:table-cell>
          <table:table-cell table:style-name="ce1" office:value-type="string">
            <text:p>1.9698e-16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P52]*1000000" office:value-type="float" office:value="883.3">
            <text:p>883.3</text:p>
          </table:table-cell>
          <table:table-cell table:formula="of:=[.Q52]*1000000" office:value-type="float" office:value="102.27">
            <text:p>102.27</text:p>
          </table:table-cell>
          <table:table-cell table:formula="of:=[.R52]*1000000" office:value-type="float" office:value="377.71">
            <text:p>377.71</text:p>
          </table:table-cell>
          <table:table-cell table:formula="of:=[.S52]*1000000" office:value-type="float" office:value="15.834">
            <text:p>15.834</text:p>
          </table:table-cell>
          <table:table-cell table:formula="of:=[.T52]*1000000" office:value-type="float" office:value="0.024471">
            <text:p>0.024471</text:p>
          </table:table-cell>
          <table:table-cell table:formula="of:=[.U52]*1000000" office:value-type="float" office:value="0.000000009108">
            <text:p>9.108E-009</text:p>
          </table:table-cell>
          <table:table-cell table:formula="of:=[.V52]*1000000" office:value-type="float" office:value="0.00000000019098">
            <text:p>1.9098E-010</text:p>
          </table:table-cell>
          <table:table-cell table:formula="of:=[.W52]*1000000" office:value-type="float" office:value="883.29">
            <text:p>883.29</text:p>
          </table:table-cell>
          <table:table-cell table:formula="of:=[.X52]*1000000" office:value-type="float" office:value="102.27">
            <text:p>102.27</text:p>
          </table:table-cell>
          <table:table-cell table:formula="of:=[.Y52]*1000000" office:value-type="float" office:value="377.71">
            <text:p>377.71</text:p>
          </table:table-cell>
          <table:table-cell table:formula="of:=[.Z52]*1000000" office:value-type="float" office:value="20.177">
            <text:p>20.177</text:p>
          </table:table-cell>
          <table:table-cell table:formula="of:=[.AA52]*1000000" office:value-type="float" office:value="0">
            <text:p>0</text:p>
          </table:table-cell>
          <table:table-cell table:formula="of:=[.AB52]*1000000" office:value-type="float" office:value="0.0000000090999">
            <text:p>9.0999E-009</text:p>
          </table:table-cell>
          <table:table-cell table:formula="of:=[.AC52]*1000000" office:value-type="float" office:value="0.00000000019098">
            <text:p>1.9098E-010</text:p>
          </table:table-cell>
          <table:table-cell office:value-type="float" office:value="0.0008833">
            <text:p>0.0008833</text:p>
          </table:table-cell>
          <table:table-cell office:value-type="float" office:value="0.00010227">
            <text:p>0.00010227</text:p>
          </table:table-cell>
          <table:table-cell office:value-type="float" office:value="0.00037771">
            <text:p>0.00037771</text:p>
          </table:table-cell>
          <table:table-cell table:style-name="ce1" office:value-type="string">
            <text:p>1.5834e-05</text:p>
          </table:table-cell>
          <table:table-cell table:style-name="ce1" office:value-type="string">
            <text:p>2.4471e-08</text:p>
          </table:table-cell>
          <table:table-cell table:style-name="ce1" office:value-type="string">
            <text:p>9.108e-15</text:p>
          </table:table-cell>
          <table:table-cell table:style-name="ce1" office:value-type="string">
            <text:p>1.9098e-16</text:p>
          </table:table-cell>
          <table:table-cell office:value-type="float" office:value="0.00088329">
            <text:p>0.00088329</text:p>
          </table:table-cell>
          <table:table-cell office:value-type="float" office:value="0.00010227">
            <text:p>0.00010227</text:p>
          </table:table-cell>
          <table:table-cell office:value-type="float" office:value="0.00037771">
            <text:p>0.00037771</text:p>
          </table:table-cell>
          <table:table-cell table:style-name="ce1" office:value-type="string">
            <text:p>2.0177e-05</text:p>
          </table:table-cell>
          <table:table-cell office:value-type="float" office:value="0">
            <text:p>0</text:p>
          </table:table-cell>
          <table:table-cell table:style-name="ce1" office:value-type="string">
            <text:p>9.0999e-15</text:p>
          </table:table-cell>
          <table:table-cell table:style-name="ce1" office:value-type="string">
            <text:p>1.9098e-16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P53]*1000000" office:value-type="float" office:value="875.85">
            <text:p>875.85</text:p>
          </table:table-cell>
          <table:table-cell table:formula="of:=[.Q53]*1000000" office:value-type="float" office:value="101.7">
            <text:p>101.7</text:p>
          </table:table-cell>
          <table:table-cell table:formula="of:=[.R53]*1000000" office:value-type="float" office:value="386">
            <text:p>386</text:p>
          </table:table-cell>
          <table:table-cell table:formula="of:=[.S53]*1000000" office:value-type="float" office:value="15.671">
            <text:p>15.671</text:p>
          </table:table-cell>
          <table:table-cell table:formula="of:=[.T53]*1000000" office:value-type="float" office:value="0.024807">
            <text:p>0.024807</text:p>
          </table:table-cell>
          <table:table-cell table:formula="of:=[.U53]*1000000" office:value-type="float" office:value="0.0000000036362">
            <text:p>3.6362E-009</text:p>
          </table:table-cell>
          <table:table-cell table:formula="of:=[.V53]*1000000" office:value-type="float" office:value="0.00000000018517">
            <text:p>1.8517E-010</text:p>
          </table:table-cell>
          <table:table-cell table:formula="of:=[.W53]*1000000" office:value-type="float" office:value="875.85">
            <text:p>875.85</text:p>
          </table:table-cell>
          <table:table-cell table:formula="of:=[.X53]*1000000" office:value-type="float" office:value="101.7">
            <text:p>101.7</text:p>
          </table:table-cell>
          <table:table-cell table:formula="of:=[.Y53]*1000000" office:value-type="float" office:value="386">
            <text:p>386</text:p>
          </table:table-cell>
          <table:table-cell table:formula="of:=[.Z53]*1000000" office:value-type="float" office:value="20.175">
            <text:p>20.175</text:p>
          </table:table-cell>
          <table:table-cell table:formula="of:=[.AA53]*1000000" office:value-type="float" office:value="0">
            <text:p>0</text:p>
          </table:table-cell>
          <table:table-cell table:formula="of:=[.AB53]*1000000" office:value-type="float" office:value="0.0000000036275">
            <text:p>3.6275E-009</text:p>
          </table:table-cell>
          <table:table-cell table:formula="of:=[.AC53]*1000000" office:value-type="float" office:value="0.00000000018517">
            <text:p>1.8517E-010</text:p>
          </table:table-cell>
          <table:table-cell office:value-type="float" office:value="0.00087585">
            <text:p>0.00087585</text:p>
          </table:table-cell>
          <table:table-cell office:value-type="float" office:value="0.0001017">
            <text:p>0.0001017</text:p>
          </table:table-cell>
          <table:table-cell office:value-type="float" office:value="0.000386">
            <text:p>0.000386</text:p>
          </table:table-cell>
          <table:table-cell table:style-name="ce1" office:value-type="string">
            <text:p>1.5671e-05</text:p>
          </table:table-cell>
          <table:table-cell table:style-name="ce1" office:value-type="string">
            <text:p>2.4807e-08</text:p>
          </table:table-cell>
          <table:table-cell table:style-name="ce1" office:value-type="string">
            <text:p>3.6362e-15</text:p>
          </table:table-cell>
          <table:table-cell table:style-name="ce1" office:value-type="string">
            <text:p>1.8517e-16</text:p>
          </table:table-cell>
          <table:table-cell office:value-type="float" office:value="0.00087585">
            <text:p>0.00087585</text:p>
          </table:table-cell>
          <table:table-cell office:value-type="float" office:value="0.0001017">
            <text:p>0.0001017</text:p>
          </table:table-cell>
          <table:table-cell office:value-type="float" office:value="0.000386">
            <text:p>0.000386</text:p>
          </table:table-cell>
          <table:table-cell table:style-name="ce1" office:value-type="string">
            <text:p>2.0175e-05</text:p>
          </table:table-cell>
          <table:table-cell office:value-type="float" office:value="0">
            <text:p>0</text:p>
          </table:table-cell>
          <table:table-cell table:style-name="ce1" office:value-type="string">
            <text:p>3.6275e-15</text:p>
          </table:table-cell>
          <table:table-cell table:style-name="ce1" office:value-type="string">
            <text:p>1.8517e-16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P54]*1000000" office:value-type="float" office:value="868.51">
            <text:p>868.51</text:p>
          </table:table-cell>
          <table:table-cell table:formula="of:=[.Q54]*1000000" office:value-type="float" office:value="101.12">
            <text:p>101.12</text:p>
          </table:table-cell>
          <table:table-cell table:formula="of:=[.R54]*1000000" office:value-type="float" office:value="394.16">
            <text:p>394.16</text:p>
          </table:table-cell>
          <table:table-cell table:formula="of:=[.S54]*1000000" office:value-type="float" office:value="15.508">
            <text:p>15.508</text:p>
          </table:table-cell>
          <table:table-cell table:formula="of:=[.T54]*1000000" office:value-type="float" office:value="0.025137">
            <text:p>0.025137</text:p>
          </table:table-cell>
          <table:table-cell table:formula="of:=[.U54]*1000000" office:value-type="float" office:value="0.000000001435">
            <text:p>1.435E-009</text:p>
          </table:table-cell>
          <table:table-cell table:formula="of:=[.V54]*1000000" office:value-type="float" office:value="0.00000000017954">
            <text:p>1.7954E-010</text:p>
          </table:table-cell>
          <table:table-cell table:formula="of:=[.W54]*1000000" office:value-type="float" office:value="868.51">
            <text:p>868.51</text:p>
          </table:table-cell>
          <table:table-cell table:formula="of:=[.X54]*1000000" office:value-type="float" office:value="101.12">
            <text:p>101.12</text:p>
          </table:table-cell>
          <table:table-cell table:formula="of:=[.Y54]*1000000" office:value-type="float" office:value="394.16">
            <text:p>394.16</text:p>
          </table:table-cell>
          <table:table-cell table:formula="of:=[.Z54]*1000000" office:value-type="float" office:value="20.172">
            <text:p>20.172</text:p>
          </table:table-cell>
          <table:table-cell table:formula="of:=[.AA54]*1000000" office:value-type="float" office:value="0">
            <text:p>0</text:p>
          </table:table-cell>
          <table:table-cell table:formula="of:=[.AB54]*1000000" office:value-type="float" office:value="0.0000000014292">
            <text:p>1.4292E-009</text:p>
          </table:table-cell>
          <table:table-cell table:formula="of:=[.AC54]*1000000" office:value-type="float" office:value="0.00000000017953">
            <text:p>1.7953E-010</text:p>
          </table:table-cell>
          <table:table-cell office:value-type="float" office:value="0.00086851">
            <text:p>0.00086851</text:p>
          </table:table-cell>
          <table:table-cell office:value-type="float" office:value="0.00010112">
            <text:p>0.00010112</text:p>
          </table:table-cell>
          <table:table-cell office:value-type="float" office:value="0.00039416">
            <text:p>0.00039416</text:p>
          </table:table-cell>
          <table:table-cell table:style-name="ce1" office:value-type="string">
            <text:p>1.5508e-05</text:p>
          </table:table-cell>
          <table:table-cell table:style-name="ce1" office:value-type="string">
            <text:p>2.5137e-08</text:p>
          </table:table-cell>
          <table:table-cell table:style-name="ce1" office:value-type="string">
            <text:p>1.435e-15</text:p>
          </table:table-cell>
          <table:table-cell table:style-name="ce1" office:value-type="string">
            <text:p>1.7954e-16</text:p>
          </table:table-cell>
          <table:table-cell office:value-type="float" office:value="0.00086851">
            <text:p>0.00086851</text:p>
          </table:table-cell>
          <table:table-cell office:value-type="float" office:value="0.00010112">
            <text:p>0.00010112</text:p>
          </table:table-cell>
          <table:table-cell office:value-type="float" office:value="0.00039416">
            <text:p>0.00039416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292e-15</text:p>
          </table:table-cell>
          <table:table-cell table:style-name="ce1" office:value-type="string">
            <text:p>1.7953e-16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P55]*1000000" office:value-type="float" office:value="861.28">
            <text:p>861.28</text:p>
          </table:table-cell>
          <table:table-cell table:formula="of:=[.Q55]*1000000" office:value-type="float" office:value="100.55">
            <text:p>100.55</text:p>
          </table:table-cell>
          <table:table-cell table:formula="of:=[.R55]*1000000" office:value-type="float" office:value="402.21">
            <text:p>402.21</text:p>
          </table:table-cell>
          <table:table-cell table:formula="of:=[.S55]*1000000" office:value-type="float" office:value="15.343">
            <text:p>15.343</text:p>
          </table:table-cell>
          <table:table-cell table:formula="of:=[.T55]*1000000" office:value-type="float" office:value="0.02546">
            <text:p>0.02546</text:p>
          </table:table-cell>
          <table:table-cell table:formula="of:=[.U55]*1000000" office:value-type="float" office:value="0.00000000056168">
            <text:p>5.6168E-010</text:p>
          </table:table-cell>
          <table:table-cell table:formula="of:=[.V55]*1000000" office:value-type="float" office:value="0.00000000017407">
            <text:p>1.7407E-010</text:p>
          </table:table-cell>
          <table:table-cell table:formula="of:=[.W55]*1000000" office:value-type="float" office:value="861.27">
            <text:p>861.27</text:p>
          </table:table-cell>
          <table:table-cell table:formula="of:=[.X55]*1000000" office:value-type="float" office:value="100.55">
            <text:p>100.55</text:p>
          </table:table-cell>
          <table:table-cell table:formula="of:=[.Y55]*1000000" office:value-type="float" office:value="402.21">
            <text:p>402.21</text:p>
          </table:table-cell>
          <table:table-cell table:formula="of:=[.Z55]*1000000" office:value-type="float" office:value="20.17">
            <text:p>20.17</text:p>
          </table:table-cell>
          <table:table-cell table:formula="of:=[.AA55]*1000000" office:value-type="float" office:value="0">
            <text:p>0</text:p>
          </table:table-cell>
          <table:table-cell table:formula="of:=[.AB55]*1000000" office:value-type="float" office:value="0.00000000055479">
            <text:p>5.5479E-010</text:p>
          </table:table-cell>
          <table:table-cell table:formula="of:=[.AC55]*1000000" office:value-type="float" office:value="0.00000000017407">
            <text:p>1.7407E-010</text:p>
          </table:table-cell>
          <table:table-cell office:value-type="float" office:value="0.00086128">
            <text:p>0.00086128</text:p>
          </table:table-cell>
          <table:table-cell office:value-type="float" office:value="0.00010055">
            <text:p>0.00010055</text:p>
          </table:table-cell>
          <table:table-cell office:value-type="float" office:value="0.00040221">
            <text:p>0.00040221</text:p>
          </table:table-cell>
          <table:table-cell table:style-name="ce1" office:value-type="string">
            <text:p>1.5343e-05</text:p>
          </table:table-cell>
          <table:table-cell table:style-name="ce1" office:value-type="string">
            <text:p>2.546e-08</text:p>
          </table:table-cell>
          <table:table-cell table:style-name="ce1" office:value-type="string">
            <text:p>5.6168e-16</text:p>
          </table:table-cell>
          <table:table-cell table:style-name="ce1" office:value-type="string">
            <text:p>1.7407e-16</text:p>
          </table:table-cell>
          <table:table-cell office:value-type="float" office:value="0.00086127">
            <text:p>0.00086127</text:p>
          </table:table-cell>
          <table:table-cell office:value-type="float" office:value="0.00010055">
            <text:p>0.00010055</text:p>
          </table:table-cell>
          <table:table-cell office:value-type="float" office:value="0.00040221">
            <text:p>0.00040221</text:p>
          </table:table-cell>
          <table:table-cell table:style-name="ce1" office:value-type="string">
            <text:p>2.017e-05</text:p>
          </table:table-cell>
          <table:table-cell office:value-type="float" office:value="0">
            <text:p>0</text:p>
          </table:table-cell>
          <table:table-cell table:style-name="ce1" office:value-type="string">
            <text:p>5.5479e-16</text:p>
          </table:table-cell>
          <table:table-cell table:style-name="ce1" office:value-type="string">
            <text:p>1.7407e-16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P56]*1000000" office:value-type="float" office:value="854.14">
            <text:p>854.14</text:p>
          </table:table-cell>
          <table:table-cell table:formula="of:=[.Q56]*1000000" office:value-type="float" office:value="99.974">
            <text:p>99.974</text:p>
          </table:table-cell>
          <table:table-cell table:formula="of:=[.R56]*1000000" office:value-type="float" office:value="410.15">
            <text:p>410.15</text:p>
          </table:table-cell>
          <table:table-cell table:formula="of:=[.S56]*1000000" office:value-type="float" office:value="15.178">
            <text:p>15.178</text:p>
          </table:table-cell>
          <table:table-cell table:formula="of:=[.T56]*1000000" office:value-type="float" office:value="0.025777">
            <text:p>0.025777</text:p>
          </table:table-cell>
          <table:table-cell table:formula="of:=[.U56]*1000000" office:value-type="float" office:value="0.00000000021865">
            <text:p>2.1865E-010</text:p>
          </table:table-cell>
          <table:table-cell table:formula="of:=[.V56]*1000000" office:value-type="float" office:value="0.00000000016878">
            <text:p>1.6878E-010</text:p>
          </table:table-cell>
          <table:table-cell table:formula="of:=[.W56]*1000000" office:value-type="float" office:value="854.14">
            <text:p>854.14</text:p>
          </table:table-cell>
          <table:table-cell table:formula="of:=[.X56]*1000000" office:value-type="float" office:value="99.973">
            <text:p>99.973</text:p>
          </table:table-cell>
          <table:table-cell table:formula="of:=[.Y56]*1000000" office:value-type="float" office:value="410.15">
            <text:p>410.15</text:p>
          </table:table-cell>
          <table:table-cell table:formula="of:=[.Z56]*1000000" office:value-type="float" office:value="20.168">
            <text:p>20.168</text:p>
          </table:table-cell>
          <table:table-cell table:formula="of:=[.AA56]*1000000" office:value-type="float" office:value="0">
            <text:p>0</text:p>
          </table:table-cell>
          <table:table-cell table:formula="of:=[.AB56]*1000000" office:value-type="float" office:value="0.00000000021481">
            <text:p>2.1481E-010</text:p>
          </table:table-cell>
          <table:table-cell table:formula="of:=[.AC56]*1000000" office:value-type="float" office:value="0.00000000016878">
            <text:p>1.6878E-010</text:p>
          </table:table-cell>
          <table:table-cell office:value-type="float" office:value="0.00085414">
            <text:p>0.00085414</text:p>
          </table:table-cell>
          <table:table-cell table:style-name="ce1" office:value-type="string">
            <text:p>9.9974e-05</text:p>
          </table:table-cell>
          <table:table-cell office:value-type="float" office:value="0.00041015">
            <text:p>0.00041015</text:p>
          </table:table-cell>
          <table:table-cell table:style-name="ce1" office:value-type="string">
            <text:p>1.5178e-05</text:p>
          </table:table-cell>
          <table:table-cell table:style-name="ce1" office:value-type="string">
            <text:p>2.5777e-08</text:p>
          </table:table-cell>
          <table:table-cell table:style-name="ce1" office:value-type="string">
            <text:p>2.1865e-16</text:p>
          </table:table-cell>
          <table:table-cell table:style-name="ce1" office:value-type="string">
            <text:p>1.6878e-16</text:p>
          </table:table-cell>
          <table:table-cell office:value-type="float" office:value="0.00085414">
            <text:p>0.00085414</text:p>
          </table:table-cell>
          <table:table-cell table:style-name="ce1" office:value-type="string">
            <text:p>9.9973e-05</text:p>
          </table:table-cell>
          <table:table-cell office:value-type="float" office:value="0.00041015">
            <text:p>0.00041015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2.1481e-16</text:p>
          </table:table-cell>
          <table:table-cell table:style-name="ce1" office:value-type="string">
            <text:p>1.6878e-16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P57]*1000000" office:value-type="float" office:value="847.1">
            <text:p>847.1</text:p>
          </table:table-cell>
          <table:table-cell table:formula="of:=[.Q57]*1000000" office:value-type="float" office:value="99.399">
            <text:p>99.399</text:p>
          </table:table-cell>
          <table:table-cell table:formula="of:=[.R57]*1000000" office:value-type="float" office:value="417.99">
            <text:p>417.99</text:p>
          </table:table-cell>
          <table:table-cell table:formula="of:=[.S57]*1000000" office:value-type="float" office:value="15.012">
            <text:p>15.012</text:p>
          </table:table-cell>
          <table:table-cell table:formula="of:=[.T57]*1000000" office:value-type="float" office:value="0.026087">
            <text:p>0.026087</text:p>
          </table:table-cell>
          <table:table-cell table:formula="of:=[.U57]*1000000" office:value-type="float" office:value="0.000000000082954">
            <text:p>8.2954E-011</text:p>
          </table:table-cell>
          <table:table-cell table:formula="of:=[.V57]*1000000" office:value-type="float" office:value="0.00000000016364">
            <text:p>1.6364E-010</text:p>
          </table:table-cell>
          <table:table-cell table:formula="of:=[.W57]*1000000" office:value-type="float" office:value="847.1">
            <text:p>847.1</text:p>
          </table:table-cell>
          <table:table-cell table:formula="of:=[.X57]*1000000" office:value-type="float" office:value="99.398">
            <text:p>99.398</text:p>
          </table:table-cell>
          <table:table-cell table:formula="of:=[.Y57]*1000000" office:value-type="float" office:value="417.99">
            <text:p>417.99</text:p>
          </table:table-cell>
          <table:table-cell table:formula="of:=[.Z57]*1000000" office:value-type="float" office:value="20.166">
            <text:p>20.166</text:p>
          </table:table-cell>
          <table:table-cell table:formula="of:=[.AA57]*1000000" office:value-type="float" office:value="0">
            <text:p>0</text:p>
          </table:table-cell>
          <table:table-cell table:formula="of:=[.AB57]*1000000" office:value-type="float" office:value="0.000000000079702">
            <text:p>7.9702E-011</text:p>
          </table:table-cell>
          <table:table-cell table:formula="of:=[.AC57]*1000000" office:value-type="float" office:value="0.00000000016364">
            <text:p>1.6364E-010</text:p>
          </table:table-cell>
          <table:table-cell office:value-type="float" office:value="0.0008471">
            <text:p>0.0008471</text:p>
          </table:table-cell>
          <table:table-cell table:style-name="ce1" office:value-type="string">
            <text:p>9.9399e-05</text:p>
          </table:table-cell>
          <table:table-cell office:value-type="float" office:value="0.00041799">
            <text:p>0.00041799</text:p>
          </table:table-cell>
          <table:table-cell table:style-name="ce1" office:value-type="string">
            <text:p>1.5012e-05</text:p>
          </table:table-cell>
          <table:table-cell table:style-name="ce1" office:value-type="string">
            <text:p>2.6087e-08</text:p>
          </table:table-cell>
          <table:table-cell table:style-name="ce1" office:value-type="string">
            <text:p>8.2954e-17</text:p>
          </table:table-cell>
          <table:table-cell table:style-name="ce1" office:value-type="string">
            <text:p>1.6364e-16</text:p>
          </table:table-cell>
          <table:table-cell office:value-type="float" office:value="0.0008471">
            <text:p>0.0008471</text:p>
          </table:table-cell>
          <table:table-cell table:style-name="ce1" office:value-type="string">
            <text:p>9.9398e-05</text:p>
          </table:table-cell>
          <table:table-cell office:value-type="float" office:value="0.00041799">
            <text:p>0.00041799</text:p>
          </table:table-cell>
          <table:table-cell table:style-name="ce1" office:value-type="string">
            <text:p>2.0166e-05</text:p>
          </table:table-cell>
          <table:table-cell office:value-type="float" office:value="0">
            <text:p>0</text:p>
          </table:table-cell>
          <table:table-cell table:style-name="ce1" office:value-type="string">
            <text:p>7.9702e-17</text:p>
          </table:table-cell>
          <table:table-cell table:style-name="ce1" office:value-type="string">
            <text:p>1.6364e-16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P58]*1000000" office:value-type="float" office:value="840.16">
            <text:p>840.16</text:p>
          </table:table-cell>
          <table:table-cell table:formula="of:=[.Q58]*1000000" office:value-type="float" office:value="98.824">
            <text:p>98.824</text:p>
          </table:table-cell>
          <table:table-cell table:formula="of:=[.R58]*1000000" office:value-type="float" office:value="425.72">
            <text:p>425.72</text:p>
          </table:table-cell>
          <table:table-cell table:formula="of:=[.S58]*1000000" office:value-type="float" office:value="14.846">
            <text:p>14.846</text:p>
          </table:table-cell>
          <table:table-cell table:formula="of:=[.T58]*1000000" office:value-type="float" office:value="0.026391">
            <text:p>0.026391</text:p>
          </table:table-cell>
          <table:table-cell table:formula="of:=[.U58]*1000000" office:value-type="float" office:value="0.000000000030551">
            <text:p>3.0551E-011</text:p>
          </table:table-cell>
          <table:table-cell table:formula="of:=[.V58]*1000000" office:value-type="float" office:value="0.00000000015867">
            <text:p>1.5867E-010</text:p>
          </table:table-cell>
          <table:table-cell table:formula="of:=[.W58]*1000000" office:value-type="float" office:value="840.16">
            <text:p>840.16</text:p>
          </table:table-cell>
          <table:table-cell table:formula="of:=[.X58]*1000000" office:value-type="float" office:value="98.823">
            <text:p>98.823</text:p>
          </table:table-cell>
          <table:table-cell table:formula="of:=[.Y58]*1000000" office:value-type="float" office:value="425.72">
            <text:p>425.72</text:p>
          </table:table-cell>
          <table:table-cell table:formula="of:=[.Z58]*1000000" office:value-type="float" office:value="20.164">
            <text:p>20.164</text:p>
          </table:table-cell>
          <table:table-cell table:formula="of:=[.AA58]*1000000" office:value-type="float" office:value="0">
            <text:p>0</text:p>
          </table:table-cell>
          <table:table-cell table:formula="of:=[.AB58]*1000000" office:value-type="float" office:value="0.000000000030429">
            <text:p>3.0429E-011</text:p>
          </table:table-cell>
          <table:table-cell table:formula="of:=[.AC58]*1000000" office:value-type="float" office:value="0.00000000015867">
            <text:p>1.5867E-010</text:p>
          </table:table-cell>
          <table:table-cell office:value-type="float" office:value="0.00084016">
            <text:p>0.00084016</text:p>
          </table:table-cell>
          <table:table-cell table:style-name="ce1" office:value-type="string">
            <text:p>9.8824e-05</text:p>
          </table:table-cell>
          <table:table-cell office:value-type="float" office:value="0.00042572">
            <text:p>0.00042572</text:p>
          </table:table-cell>
          <table:table-cell table:style-name="ce1" office:value-type="string">
            <text:p>1.4846e-05</text:p>
          </table:table-cell>
          <table:table-cell table:style-name="ce1" office:value-type="string">
            <text:p>2.6391e-08</text:p>
          </table:table-cell>
          <table:table-cell table:style-name="ce1" office:value-type="string">
            <text:p>3.0551e-17</text:p>
          </table:table-cell>
          <table:table-cell table:style-name="ce1" office:value-type="string">
            <text:p>1.5867e-16</text:p>
          </table:table-cell>
          <table:table-cell office:value-type="float" office:value="0.00084016">
            <text:p>0.00084016</text:p>
          </table:table-cell>
          <table:table-cell table:style-name="ce1" office:value-type="string">
            <text:p>9.8823e-05</text:p>
          </table:table-cell>
          <table:table-cell office:value-type="float" office:value="0.00042572">
            <text:p>0.00042572</text:p>
          </table:table-cell>
          <table:table-cell table:style-name="ce1" office:value-type="string">
            <text:p>2.0164e-05</text:p>
          </table:table-cell>
          <table:table-cell office:value-type="float" office:value="0">
            <text:p>0</text:p>
          </table:table-cell>
          <table:table-cell table:style-name="ce1" office:value-type="string">
            <text:p>3.0429e-17</text:p>
          </table:table-cell>
          <table:table-cell table:style-name="ce1" office:value-type="string">
            <text:p>1.5867e-16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P59]*1000000" office:value-type="float" office:value="833.3">
            <text:p>833.3</text:p>
          </table:table-cell>
          <table:table-cell table:formula="of:=[.Q59]*1000000" office:value-type="float" office:value="98.249">
            <text:p>98.249</text:p>
          </table:table-cell>
          <table:table-cell table:formula="of:=[.R59]*1000000" office:value-type="float" office:value="433.36">
            <text:p>433.36</text:p>
          </table:table-cell>
          <table:table-cell table:formula="of:=[.S59]*1000000" office:value-type="float" office:value="14.679">
            <text:p>14.679</text:p>
          </table:table-cell>
          <table:table-cell table:formula="of:=[.T59]*1000000" office:value-type="float" office:value="0.026689">
            <text:p>0.026689</text:p>
          </table:table-cell>
          <table:table-cell table:formula="of:=[.U59]*1000000" office:value-type="float" office:value="0.000000000012396">
            <text:p>1.2396E-011</text:p>
          </table:table-cell>
          <table:table-cell table:formula="of:=[.V59]*1000000" office:value-type="float" office:value="0.00000000015384">
            <text:p>1.5384E-010</text:p>
          </table:table-cell>
          <table:table-cell table:formula="of:=[.W59]*1000000" office:value-type="float" office:value="833.3">
            <text:p>833.3</text:p>
          </table:table-cell>
          <table:table-cell table:formula="of:=[.X59]*1000000" office:value-type="float" office:value="98.248">
            <text:p>98.248</text:p>
          </table:table-cell>
          <table:table-cell table:formula="of:=[.Y59]*1000000" office:value-type="float" office:value="433.36">
            <text:p>433.36</text:p>
          </table:table-cell>
          <table:table-cell table:formula="of:=[.Z59]*1000000" office:value-type="float" office:value="20.163">
            <text:p>20.163</text:p>
          </table:table-cell>
          <table:table-cell table:formula="of:=[.AA59]*1000000" office:value-type="float" office:value="0">
            <text:p>0</text:p>
          </table:table-cell>
          <table:table-cell table:formula="of:=[.AB59]*1000000" office:value-type="float" office:value="0.0000000000054072">
            <text:p>5.4072E-012</text:p>
          </table:table-cell>
          <table:table-cell table:formula="of:=[.AC59]*1000000" office:value-type="float" office:value="0.00000000015384">
            <text:p>1.5384E-010</text:p>
          </table:table-cell>
          <table:table-cell office:value-type="float" office:value="0.0008333">
            <text:p>0.0008333</text:p>
          </table:table-cell>
          <table:table-cell table:style-name="ce1" office:value-type="string">
            <text:p>9.8249e-05</text:p>
          </table:table-cell>
          <table:table-cell office:value-type="float" office:value="0.00043336">
            <text:p>0.00043336</text:p>
          </table:table-cell>
          <table:table-cell table:style-name="ce1" office:value-type="string">
            <text:p>1.4679e-05</text:p>
          </table:table-cell>
          <table:table-cell table:style-name="ce1" office:value-type="string">
            <text:p>2.6689e-08</text:p>
          </table:table-cell>
          <table:table-cell table:style-name="ce1" office:value-type="string">
            <text:p>1.2396e-17</text:p>
          </table:table-cell>
          <table:table-cell table:style-name="ce1" office:value-type="string">
            <text:p>1.5384e-16</text:p>
          </table:table-cell>
          <table:table-cell office:value-type="float" office:value="0.0008333">
            <text:p>0.0008333</text:p>
          </table:table-cell>
          <table:table-cell table:style-name="ce1" office:value-type="string">
            <text:p>9.8248e-05</text:p>
          </table:table-cell>
          <table:table-cell office:value-type="float" office:value="0.00043336">
            <text:p>0.00043336</text:p>
          </table:table-cell>
          <table:table-cell table:style-name="ce1" office:value-type="string">
            <text:p>2.0163e-05</text:p>
          </table:table-cell>
          <table:table-cell office:value-type="float" office:value="0">
            <text:p>0</text:p>
          </table:table-cell>
          <table:table-cell table:style-name="ce1" office:value-type="string">
            <text:p>5.4072e-18</text:p>
          </table:table-cell>
          <table:table-cell table:style-name="ce1" office:value-type="string">
            <text:p>1.5384e-16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P60]*1000000" office:value-type="float" office:value="826.53">
            <text:p>826.53</text:p>
          </table:table-cell>
          <table:table-cell table:formula="of:=[.Q60]*1000000" office:value-type="float" office:value="97.675">
            <text:p>97.675</text:p>
          </table:table-cell>
          <table:table-cell table:formula="of:=[.R60]*1000000" office:value-type="float" office:value="440.9">
            <text:p>440.9</text:p>
          </table:table-cell>
          <table:table-cell table:formula="of:=[.S60]*1000000" office:value-type="float" office:value="14.512">
            <text:p>14.512</text:p>
          </table:table-cell>
          <table:table-cell table:formula="of:=[.T60]*1000000" office:value-type="float" office:value="0.026981">
            <text:p>0.026981</text:p>
          </table:table-cell>
          <table:table-cell table:formula="of:=[.U60]*1000000" office:value-type="float" office:value="0.0000000000043224">
            <text:p>4.3224E-012</text:p>
          </table:table-cell>
          <table:table-cell table:formula="of:=[.V60]*1000000" office:value-type="float" office:value="0.00000000014917">
            <text:p>1.4917E-010</text:p>
          </table:table-cell>
          <table:table-cell table:formula="of:=[.W60]*1000000" office:value-type="float" office:value="826.52">
            <text:p>826.52</text:p>
          </table:table-cell>
          <table:table-cell table:formula="of:=[.X60]*1000000" office:value-type="float" office:value="97.673">
            <text:p>97.673</text:p>
          </table:table-cell>
          <table:table-cell table:formula="of:=[.Y60]*1000000" office:value-type="float" office:value="440.9">
            <text:p>440.9</text:p>
          </table:table-cell>
          <table:table-cell table:formula="of:=[.Z60]*1000000" office:value-type="float" office:value="20.161">
            <text:p>20.161</text:p>
          </table:table-cell>
          <table:table-cell table:formula="of:=[.AA60]*1000000" office:value-type="float" office:value="0">
            <text:p>0</text:p>
          </table:table-cell>
          <table:table-cell table:formula="of:=[.AB60]*1000000" office:value-type="float" office:value="-0.0000000000029683">
            <text:p>-2.9683E-012</text:p>
          </table:table-cell>
          <table:table-cell table:formula="of:=[.AC60]*1000000" office:value-type="float" office:value="0.00000000014917">
            <text:p>1.4917E-010</text:p>
          </table:table-cell>
          <table:table-cell office:value-type="float" office:value="0.00082653">
            <text:p>0.00082653</text:p>
          </table:table-cell>
          <table:table-cell table:style-name="ce1" office:value-type="string">
            <text:p>9.7675e-05</text:p>
          </table:table-cell>
          <table:table-cell office:value-type="float" office:value="0.0004409">
            <text:p>0.0004409</text:p>
          </table:table-cell>
          <table:table-cell table:style-name="ce1" office:value-type="string">
            <text:p>1.4512e-05</text:p>
          </table:table-cell>
          <table:table-cell table:style-name="ce1" office:value-type="string">
            <text:p>2.6981e-08</text:p>
          </table:table-cell>
          <table:table-cell table:style-name="ce1" office:value-type="string">
            <text:p>4.3224e-18</text:p>
          </table:table-cell>
          <table:table-cell table:style-name="ce1" office:value-type="string">
            <text:p>1.4917e-16</text:p>
          </table:table-cell>
          <table:table-cell office:value-type="float" office:value="0.00082652">
            <text:p>0.00082652</text:p>
          </table:table-cell>
          <table:table-cell table:style-name="ce1" office:value-type="string">
            <text:p>9.7673e-05</text:p>
          </table:table-cell>
          <table:table-cell office:value-type="float" office:value="0.0004409">
            <text:p>0.0004409</text:p>
          </table:table-cell>
          <table:table-cell table:style-name="ce1" office:value-type="string">
            <text:p>2.016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683e-18</text:p>
          </table:table-cell>
          <table:table-cell table:style-name="ce1" office:value-type="string">
            <text:p>1.4917e-16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P61]*1000000" office:value-type="float" office:value="819.83">
            <text:p>819.83</text:p>
          </table:table-cell>
          <table:table-cell table:formula="of:=[.Q61]*1000000" office:value-type="float" office:value="97.101">
            <text:p>97.101</text:p>
          </table:table-cell>
          <table:table-cell table:formula="of:=[.R61]*1000000" office:value-type="float" office:value="448.35">
            <text:p>448.35</text:p>
          </table:table-cell>
          <table:table-cell table:formula="of:=[.S61]*1000000" office:value-type="float" office:value="14.345">
            <text:p>14.345</text:p>
          </table:table-cell>
          <table:table-cell table:formula="of:=[.T61]*1000000" office:value-type="float" office:value="0.027267">
            <text:p>0.027267</text:p>
          </table:table-cell>
          <table:table-cell table:formula="of:=[.U61]*1000000" office:value-type="float" office:value="0.0000000000027126">
            <text:p>2.7126E-012</text:p>
          </table:table-cell>
          <table:table-cell table:formula="of:=[.V61]*1000000" office:value-type="float" office:value="0.00000000014463">
            <text:p>1.4463E-010</text:p>
          </table:table-cell>
          <table:table-cell table:formula="of:=[.W61]*1000000" office:value-type="float" office:value="819.83">
            <text:p>819.83</text:p>
          </table:table-cell>
          <table:table-cell table:formula="of:=[.X61]*1000000" office:value-type="float" office:value="97.099">
            <text:p>97.099</text:p>
          </table:table-cell>
          <table:table-cell table:formula="of:=[.Y61]*1000000" office:value-type="float" office:value="448.36">
            <text:p>448.36</text:p>
          </table:table-cell>
          <table:table-cell table:formula="of:=[.Z61]*1000000" office:value-type="float" office:value="20.16">
            <text:p>20.16</text:p>
          </table:table-cell>
          <table:table-cell table:formula="of:=[.AA61]*1000000" office:value-type="float" office:value="0">
            <text:p>0</text:p>
          </table:table-cell>
          <table:table-cell table:formula="of:=[.AB61]*1000000" office:value-type="float" office:value="-0.000000000006356">
            <text:p>-6.356E-012</text:p>
          </table:table-cell>
          <table:table-cell table:formula="of:=[.AC61]*1000000" office:value-type="float" office:value="0.00000000014463">
            <text:p>1.4463E-010</text:p>
          </table:table-cell>
          <table:table-cell office:value-type="float" office:value="0.00081983">
            <text:p>0.00081983</text:p>
          </table:table-cell>
          <table:table-cell table:style-name="ce1" office:value-type="string">
            <text:p>9.7101e-05</text:p>
          </table:table-cell>
          <table:table-cell office:value-type="float" office:value="0.00044835">
            <text:p>0.00044835</text:p>
          </table:table-cell>
          <table:table-cell table:style-name="ce1" office:value-type="string">
            <text:p>1.4345e-05</text:p>
          </table:table-cell>
          <table:table-cell table:style-name="ce1" office:value-type="string">
            <text:p>2.7267e-08</text:p>
          </table:table-cell>
          <table:table-cell table:style-name="ce1" office:value-type="string">
            <text:p>2.7126e-18</text:p>
          </table:table-cell>
          <table:table-cell table:style-name="ce1" office:value-type="string">
            <text:p>1.4463e-16</text:p>
          </table:table-cell>
          <table:table-cell office:value-type="float" office:value="0.00081983">
            <text:p>0.00081983</text:p>
          </table:table-cell>
          <table:table-cell table:style-name="ce1" office:value-type="string">
            <text:p>9.7099e-05</text:p>
          </table:table-cell>
          <table:table-cell office:value-type="float" office:value="0.00044836">
            <text:p>0.00044836</text:p>
          </table:table-cell>
          <table:table-cell table:style-name="ce1" office:value-type="string">
            <text:p>2.016e-05</text:p>
          </table:table-cell>
          <table:table-cell office:value-type="float" office:value="0">
            <text:p>0</text:p>
          </table:table-cell>
          <table:table-cell table:style-name="ce1" office:value-type="string">
            <text:p>-6.356e-18</text:p>
          </table:table-cell>
          <table:table-cell table:style-name="ce1" office:value-type="string">
            <text:p>1.4463e-16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P62]*1000000" office:value-type="float" office:value="813.22">
            <text:p>813.22</text:p>
          </table:table-cell>
          <table:table-cell table:formula="of:=[.Q62]*1000000" office:value-type="float" office:value="96.527">
            <text:p>96.527</text:p>
          </table:table-cell>
          <table:table-cell table:formula="of:=[.R62]*1000000" office:value-type="float" office:value="455.72">
            <text:p>455.72</text:p>
          </table:table-cell>
          <table:table-cell table:formula="of:=[.S62]*1000000" office:value-type="float" office:value="14.177">
            <text:p>14.177</text:p>
          </table:table-cell>
          <table:table-cell table:formula="of:=[.T62]*1000000" office:value-type="float" office:value="0.027547">
            <text:p>0.027547</text:p>
          </table:table-cell>
          <table:table-cell table:formula="of:=[.U62]*1000000" office:value-type="float" office:value="0.0000000000026052">
            <text:p>2.6052E-012</text:p>
          </table:table-cell>
          <table:table-cell table:formula="of:=[.V62]*1000000" office:value-type="float" office:value="0.00000000014024">
            <text:p>1.4024E-010</text:p>
          </table:table-cell>
          <table:table-cell table:formula="of:=[.W62]*1000000" office:value-type="float" office:value="813.22">
            <text:p>813.22</text:p>
          </table:table-cell>
          <table:table-cell table:formula="of:=[.X62]*1000000" office:value-type="float" office:value="96.526">
            <text:p>96.526</text:p>
          </table:table-cell>
          <table:table-cell table:formula="of:=[.Y62]*1000000" office:value-type="float" office:value="455.72">
            <text:p>455.72</text:p>
          </table:table-cell>
          <table:table-cell table:formula="of:=[.Z62]*1000000" office:value-type="float" office:value="20.159">
            <text:p>20.159</text:p>
          </table:table-cell>
          <table:table-cell table:formula="of:=[.AA62]*1000000" office:value-type="float" office:value="0">
            <text:p>0</text:p>
          </table:table-cell>
          <table:table-cell table:formula="of:=[.AB62]*1000000" office:value-type="float" office:value="0.0000000000010391">
            <text:p>1.0391E-012</text:p>
          </table:table-cell>
          <table:table-cell table:formula="of:=[.AC62]*1000000" office:value-type="float" office:value="0.00000000014024">
            <text:p>1.4024E-010</text:p>
          </table:table-cell>
          <table:table-cell office:value-type="float" office:value="0.00081322">
            <text:p>0.00081322</text:p>
          </table:table-cell>
          <table:table-cell table:style-name="ce1" office:value-type="string">
            <text:p>9.6527e-05</text:p>
          </table:table-cell>
          <table:table-cell office:value-type="float" office:value="0.00045572">
            <text:p>0.00045572</text:p>
          </table:table-cell>
          <table:table-cell table:style-name="ce1" office:value-type="string">
            <text:p>1.4177e-05</text:p>
          </table:table-cell>
          <table:table-cell table:style-name="ce1" office:value-type="string">
            <text:p>2.7547e-08</text:p>
          </table:table-cell>
          <table:table-cell table:style-name="ce1" office:value-type="string">
            <text:p>2.6052e-18</text:p>
          </table:table-cell>
          <table:table-cell table:style-name="ce1" office:value-type="string">
            <text:p>1.4024e-16</text:p>
          </table:table-cell>
          <table:table-cell office:value-type="float" office:value="0.00081322">
            <text:p>0.00081322</text:p>
          </table:table-cell>
          <table:table-cell table:style-name="ce1" office:value-type="string">
            <text:p>9.6526e-05</text:p>
          </table:table-cell>
          <table:table-cell office:value-type="float" office:value="0.00045572">
            <text:p>0.00045572</text:p>
          </table:table-cell>
          <table:table-cell table:style-name="ce1" office:value-type="string">
            <text:p>2.0159e-05</text:p>
          </table:table-cell>
          <table:table-cell office:value-type="float" office:value="0">
            <text:p>0</text:p>
          </table:table-cell>
          <table:table-cell table:style-name="ce1" office:value-type="string">
            <text:p>1.0391e-18</text:p>
          </table:table-cell>
          <table:table-cell table:style-name="ce1" office:value-type="string">
            <text:p>1.4024e-16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P63]*1000000" office:value-type="float" office:value="806.68">
            <text:p>806.68</text:p>
          </table:table-cell>
          <table:table-cell table:formula="of:=[.Q63]*1000000" office:value-type="float" office:value="95.954">
            <text:p>95.954</text:p>
          </table:table-cell>
          <table:table-cell table:formula="of:=[.R63]*1000000" office:value-type="float" office:value="463">
            <text:p>463</text:p>
          </table:table-cell>
          <table:table-cell table:formula="of:=[.S63]*1000000" office:value-type="float" office:value="14.009">
            <text:p>14.009</text:p>
          </table:table-cell>
          <table:table-cell table:formula="of:=[.T63]*1000000" office:value-type="float" office:value="0.027822">
            <text:p>0.027822</text:p>
          </table:table-cell>
          <table:table-cell table:formula="of:=[.U63]*1000000" office:value-type="float" office:value="0.0000000000002136">
            <text:p>2.136E-013</text:p>
          </table:table-cell>
          <table:table-cell table:formula="of:=[.V63]*1000000" office:value-type="float" office:value="0.00000000013598">
            <text:p>1.3598E-010</text:p>
          </table:table-cell>
          <table:table-cell table:formula="of:=[.W63]*1000000" office:value-type="float" office:value="806.68">
            <text:p>806.68</text:p>
          </table:table-cell>
          <table:table-cell table:formula="of:=[.X63]*1000000" office:value-type="float" office:value="95.952">
            <text:p>95.952</text:p>
          </table:table-cell>
          <table:table-cell table:formula="of:=[.Y63]*1000000" office:value-type="float" office:value="463">
            <text:p>463</text:p>
          </table:table-cell>
          <table:table-cell table:formula="of:=[.Z63]*1000000" office:value-type="float" office:value="20.157">
            <text:p>20.157</text:p>
          </table:table-cell>
          <table:table-cell table:formula="of:=[.AA63]*1000000" office:value-type="float" office:value="0">
            <text:p>0</text:p>
          </table:table-cell>
          <table:table-cell table:formula="of:=[.AB63]*1000000" office:value-type="float" office:value="0.0000000000057956">
            <text:p>5.7956E-012</text:p>
          </table:table-cell>
          <table:table-cell table:formula="of:=[.AC63]*1000000" office:value-type="float" office:value="0.00000000013598">
            <text:p>1.3598E-010</text:p>
          </table:table-cell>
          <table:table-cell office:value-type="float" office:value="0.00080668">
            <text:p>0.00080668</text:p>
          </table:table-cell>
          <table:table-cell table:style-name="ce1" office:value-type="string">
            <text:p>9.5954e-05</text:p>
          </table:table-cell>
          <table:table-cell office:value-type="float" office:value="0.000463">
            <text:p>0.000463</text:p>
          </table:table-cell>
          <table:table-cell table:style-name="ce1" office:value-type="string">
            <text:p>1.4009e-05</text:p>
          </table:table-cell>
          <table:table-cell table:style-name="ce1" office:value-type="string">
            <text:p>2.7822e-08</text:p>
          </table:table-cell>
          <table:table-cell table:style-name="ce1" office:value-type="string">
            <text:p>2.136e-19</text:p>
          </table:table-cell>
          <table:table-cell table:style-name="ce1" office:value-type="string">
            <text:p>1.3598e-16</text:p>
          </table:table-cell>
          <table:table-cell office:value-type="float" office:value="0.00080668">
            <text:p>0.00080668</text:p>
          </table:table-cell>
          <table:table-cell table:style-name="ce1" office:value-type="string">
            <text:p>9.5952e-05</text:p>
          </table:table-cell>
          <table:table-cell office:value-type="float" office:value="0.000463">
            <text:p>0.000463</text:p>
          </table:table-cell>
          <table:table-cell table:style-name="ce1" office:value-type="string">
            <text:p>2.0157e-05</text:p>
          </table:table-cell>
          <table:table-cell office:value-type="float" office:value="0">
            <text:p>0</text:p>
          </table:table-cell>
          <table:table-cell table:style-name="ce1" office:value-type="string">
            <text:p>5.7956e-18</text:p>
          </table:table-cell>
          <table:table-cell table:style-name="ce1" office:value-type="string">
            <text:p>1.3598e-16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P64]*1000000" office:value-type="float" office:value="800.22">
            <text:p>800.22</text:p>
          </table:table-cell>
          <table:table-cell table:formula="of:=[.Q64]*1000000" office:value-type="float" office:value="95.382">
            <text:p>95.382</text:p>
          </table:table-cell>
          <table:table-cell table:formula="of:=[.R64]*1000000" office:value-type="float" office:value="470.21">
            <text:p>470.21</text:p>
          </table:table-cell>
          <table:table-cell table:formula="of:=[.S64]*1000000" office:value-type="float" office:value="13.842">
            <text:p>13.842</text:p>
          </table:table-cell>
          <table:table-cell table:formula="of:=[.T64]*1000000" office:value-type="float" office:value="0.02809">
            <text:p>0.02809</text:p>
          </table:table-cell>
          <table:table-cell table:formula="of:=[.U64]*1000000" office:value-type="float" office:value="0.00000000000057878">
            <text:p>5.7878E-013</text:p>
          </table:table-cell>
          <table:table-cell table:formula="of:=[.V64]*1000000" office:value-type="float" office:value="0.00000000013185">
            <text:p>1.3185E-010</text:p>
          </table:table-cell>
          <table:table-cell table:formula="of:=[.W64]*1000000" office:value-type="float" office:value="800.21">
            <text:p>800.21</text:p>
          </table:table-cell>
          <table:table-cell table:formula="of:=[.X64]*1000000" office:value-type="float" office:value="95.38">
            <text:p>95.38</text:p>
          </table:table-cell>
          <table:table-cell table:formula="of:=[.Y64]*1000000" office:value-type="float" office:value="470.21">
            <text:p>470.21</text:p>
          </table:table-cell>
          <table:table-cell table:formula="of:=[.Z64]*1000000" office:value-type="float" office:value="20.156">
            <text:p>20.156</text:p>
          </table:table-cell>
          <table:table-cell table:formula="of:=[.AA64]*1000000" office:value-type="float" office:value="0">
            <text:p>0</text:p>
          </table:table-cell>
          <table:table-cell table:formula="of:=[.AB64]*1000000" office:value-type="float" office:value="0.000000000011085">
            <text:p>1.1085E-011</text:p>
          </table:table-cell>
          <table:table-cell table:formula="of:=[.AC64]*1000000" office:value-type="float" office:value="0.00000000013185">
            <text:p>1.3185E-010</text:p>
          </table:table-cell>
          <table:table-cell office:value-type="float" office:value="0.00080022">
            <text:p>0.00080022</text:p>
          </table:table-cell>
          <table:table-cell table:style-name="ce1" office:value-type="string">
            <text:p>9.5382e-05</text:p>
          </table:table-cell>
          <table:table-cell office:value-type="float" office:value="0.00047021">
            <text:p>0.00047021</text:p>
          </table:table-cell>
          <table:table-cell table:style-name="ce1" office:value-type="string">
            <text:p>1.3842e-05</text:p>
          </table:table-cell>
          <table:table-cell table:style-name="ce1" office:value-type="string">
            <text:p>2.809e-08</text:p>
          </table:table-cell>
          <table:table-cell table:style-name="ce1" office:value-type="string">
            <text:p>5.7878e-19</text:p>
          </table:table-cell>
          <table:table-cell table:style-name="ce1" office:value-type="string">
            <text:p>1.3185e-16</text:p>
          </table:table-cell>
          <table:table-cell office:value-type="float" office:value="0.00080021">
            <text:p>0.00080021</text:p>
          </table:table-cell>
          <table:table-cell table:style-name="ce1" office:value-type="string">
            <text:p>9.538e-05</text:p>
          </table:table-cell>
          <table:table-cell office:value-type="float" office:value="0.00047021">
            <text:p>0.00047021</text:p>
          </table:table-cell>
          <table:table-cell table:style-name="ce1" office:value-type="string">
            <text:p>2.0156e-05</text:p>
          </table:table-cell>
          <table:table-cell office:value-type="float" office:value="0">
            <text:p>0</text:p>
          </table:table-cell>
          <table:table-cell table:style-name="ce1" office:value-type="string">
            <text:p>1.1085e-17</text:p>
          </table:table-cell>
          <table:table-cell table:style-name="ce1" office:value-type="string">
            <text:p>1.3185e-16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P65]*1000000" office:value-type="float" office:value="793.82">
            <text:p>793.82</text:p>
          </table:table-cell>
          <table:table-cell table:formula="of:=[.Q65]*1000000" office:value-type="float" office:value="94.81">
            <text:p>94.81</text:p>
          </table:table-cell>
          <table:table-cell table:formula="of:=[.R65]*1000000" office:value-type="float" office:value="477.33">
            <text:p>477.33</text:p>
          </table:table-cell>
          <table:table-cell table:formula="of:=[.S65]*1000000" office:value-type="float" office:value="13.674">
            <text:p>13.674</text:p>
          </table:table-cell>
          <table:table-cell table:formula="of:=[.T65]*1000000" office:value-type="float" office:value="0.028354">
            <text:p>0.028354</text:p>
          </table:table-cell>
          <table:table-cell table:formula="of:=[.U65]*1000000" office:value-type="float" office:value="0.00000000000077492">
            <text:p>7.7492E-013</text:p>
          </table:table-cell>
          <table:table-cell table:formula="of:=[.V65]*1000000" office:value-type="float" office:value="0.00000000012785">
            <text:p>1.2785E-010</text:p>
          </table:table-cell>
          <table:table-cell table:formula="of:=[.W65]*1000000" office:value-type="float" office:value="793.82">
            <text:p>793.82</text:p>
          </table:table-cell>
          <table:table-cell table:formula="of:=[.X65]*1000000" office:value-type="float" office:value="94.808">
            <text:p>94.808</text:p>
          </table:table-cell>
          <table:table-cell table:formula="of:=[.Y65]*1000000" office:value-type="float" office:value="477.33">
            <text:p>477.33</text:p>
          </table:table-cell>
          <table:table-cell table:formula="of:=[.Z65]*1000000" office:value-type="float" office:value="20.155">
            <text:p>20.155</text:p>
          </table:table-cell>
          <table:table-cell table:formula="of:=[.AA65]*1000000" office:value-type="float" office:value="0">
            <text:p>0</text:p>
          </table:table-cell>
          <table:table-cell table:formula="of:=[.AB65]*1000000" office:value-type="float" office:value="0.000000000021466">
            <text:p>2.1466E-011</text:p>
          </table:table-cell>
          <table:table-cell table:formula="of:=[.AC65]*1000000" office:value-type="float" office:value="0.00000000012784">
            <text:p>1.2784E-010</text:p>
          </table:table-cell>
          <table:table-cell office:value-type="float" office:value="0.00079382">
            <text:p>0.00079382</text:p>
          </table:table-cell>
          <table:table-cell table:style-name="ce1" office:value-type="string">
            <text:p>9.481e-05</text:p>
          </table:table-cell>
          <table:table-cell office:value-type="float" office:value="0.00047733">
            <text:p>0.00047733</text:p>
          </table:table-cell>
          <table:table-cell table:style-name="ce1" office:value-type="string">
            <text:p>1.3674e-05</text:p>
          </table:table-cell>
          <table:table-cell table:style-name="ce1" office:value-type="string">
            <text:p>2.8354e-08</text:p>
          </table:table-cell>
          <table:table-cell table:style-name="ce1" office:value-type="string">
            <text:p>7.7492e-19</text:p>
          </table:table-cell>
          <table:table-cell table:style-name="ce1" office:value-type="string">
            <text:p>1.2785e-16</text:p>
          </table:table-cell>
          <table:table-cell office:value-type="float" office:value="0.00079382">
            <text:p>0.00079382</text:p>
          </table:table-cell>
          <table:table-cell table:style-name="ce1" office:value-type="string">
            <text:p>9.4808e-05</text:p>
          </table:table-cell>
          <table:table-cell office:value-type="float" office:value="0.00047733">
            <text:p>0.00047733</text:p>
          </table:table-cell>
          <table:table-cell table:style-name="ce1" office:value-type="string">
            <text:p>2.0155e-05</text:p>
          </table:table-cell>
          <table:table-cell office:value-type="float" office:value="0">
            <text:p>0</text:p>
          </table:table-cell>
          <table:table-cell table:style-name="ce1" office:value-type="string">
            <text:p>2.1466e-17</text:p>
          </table:table-cell>
          <table:table-cell table:style-name="ce1" office:value-type="string">
            <text:p>1.2784e-16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P66]*1000000" office:value-type="float" office:value="787.5">
            <text:p>787.5</text:p>
          </table:table-cell>
          <table:table-cell table:formula="of:=[.Q66]*1000000" office:value-type="float" office:value="94.238">
            <text:p>94.238</text:p>
          </table:table-cell>
          <table:table-cell table:formula="of:=[.R66]*1000000" office:value-type="float" office:value="484.38">
            <text:p>484.38</text:p>
          </table:table-cell>
          <table:table-cell table:formula="of:=[.S66]*1000000" office:value-type="float" office:value="13.506">
            <text:p>13.506</text:p>
          </table:table-cell>
          <table:table-cell table:formula="of:=[.T66]*1000000" office:value-type="float" office:value="0.028611">
            <text:p>0.028611</text:p>
          </table:table-cell>
          <table:table-cell table:formula="of:=[.U66]*1000000" office:value-type="float" office:value="0.0000000000016649">
            <text:p>1.6649E-012</text:p>
          </table:table-cell>
          <table:table-cell table:formula="of:=[.V66]*1000000" office:value-type="float" office:value="0.00000000012396">
            <text:p>1.2396E-010</text:p>
          </table:table-cell>
          <table:table-cell table:formula="of:=[.W66]*1000000" office:value-type="float" office:value="787.5">
            <text:p>787.5</text:p>
          </table:table-cell>
          <table:table-cell table:formula="of:=[.X66]*1000000" office:value-type="float" office:value="94.236">
            <text:p>94.236</text:p>
          </table:table-cell>
          <table:table-cell table:formula="of:=[.Y66]*1000000" office:value-type="float" office:value="484.38">
            <text:p>484.38</text:p>
          </table:table-cell>
          <table:table-cell table:formula="of:=[.Z66]*1000000" office:value-type="float" office:value="20.154">
            <text:p>20.154</text:p>
          </table:table-cell>
          <table:table-cell table:formula="of:=[.AA66]*1000000" office:value-type="float" office:value="0">
            <text:p>0</text:p>
          </table:table-cell>
          <table:table-cell table:formula="of:=[.AB66]*1000000" office:value-type="float" office:value="0.000000000023155">
            <text:p>2.3155E-011</text:p>
          </table:table-cell>
          <table:table-cell table:formula="of:=[.AC66]*1000000" office:value-type="float" office:value="0.00000000012396">
            <text:p>1.2396E-010</text:p>
          </table:table-cell>
          <table:table-cell office:value-type="float" office:value="0.0007875">
            <text:p>0.0007875</text:p>
          </table:table-cell>
          <table:table-cell table:style-name="ce1" office:value-type="string">
            <text:p>9.4238e-05</text:p>
          </table:table-cell>
          <table:table-cell office:value-type="float" office:value="0.00048438">
            <text:p>0.00048438</text:p>
          </table:table-cell>
          <table:table-cell table:style-name="ce1" office:value-type="string">
            <text:p>1.3506e-05</text:p>
          </table:table-cell>
          <table:table-cell table:style-name="ce1" office:value-type="string">
            <text:p>2.8611e-08</text:p>
          </table:table-cell>
          <table:table-cell table:style-name="ce1" office:value-type="string">
            <text:p>1.6649e-18</text:p>
          </table:table-cell>
          <table:table-cell table:style-name="ce1" office:value-type="string">
            <text:p>1.2396e-16</text:p>
          </table:table-cell>
          <table:table-cell office:value-type="float" office:value="0.0007875">
            <text:p>0.0007875</text:p>
          </table:table-cell>
          <table:table-cell table:style-name="ce1" office:value-type="string">
            <text:p>9.4236e-05</text:p>
          </table:table-cell>
          <table:table-cell office:value-type="float" office:value="0.00048438">
            <text:p>0.00048438</text:p>
          </table:table-cell>
          <table:table-cell table:style-name="ce1" office:value-type="string">
            <text:p>2.0154e-05</text:p>
          </table:table-cell>
          <table:table-cell office:value-type="float" office:value="0">
            <text:p>0</text:p>
          </table:table-cell>
          <table:table-cell table:style-name="ce1" office:value-type="string">
            <text:p>2.3155e-17</text:p>
          </table:table-cell>
          <table:table-cell table:style-name="ce1" office:value-type="string">
            <text:p>1.2396e-16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P67]*1000000" office:value-type="float" office:value="781.24">
            <text:p>781.24</text:p>
          </table:table-cell>
          <table:table-cell table:formula="of:=[.Q67]*1000000" office:value-type="float" office:value="93.667">
            <text:p>93.667</text:p>
          </table:table-cell>
          <table:table-cell table:formula="of:=[.R67]*1000000" office:value-type="float" office:value="491.35">
            <text:p>491.35</text:p>
          </table:table-cell>
          <table:table-cell table:formula="of:=[.S67]*1000000" office:value-type="float" office:value="13.338">
            <text:p>13.338</text:p>
          </table:table-cell>
          <table:table-cell table:formula="of:=[.T67]*1000000" office:value-type="float" office:value="0.028864">
            <text:p>0.028864</text:p>
          </table:table-cell>
          <table:table-cell table:formula="of:=[.U67]*1000000" office:value-type="float" office:value="-0.0000000000012371">
            <text:p>-1.2371E-012</text:p>
          </table:table-cell>
          <table:table-cell table:formula="of:=[.V67]*1000000" office:value-type="float" office:value="0.0000000001202">
            <text:p>1.202E-010</text:p>
          </table:table-cell>
          <table:table-cell table:formula="of:=[.W67]*1000000" office:value-type="float" office:value="781.24">
            <text:p>781.24</text:p>
          </table:table-cell>
          <table:table-cell table:formula="of:=[.X67]*1000000" office:value-type="float" office:value="93.665">
            <text:p>93.665</text:p>
          </table:table-cell>
          <table:table-cell table:formula="of:=[.Y67]*1000000" office:value-type="float" office:value="491.35">
            <text:p>491.35</text:p>
          </table:table-cell>
          <table:table-cell table:formula="of:=[.Z67]*1000000" office:value-type="float" office:value="20.153">
            <text:p>20.153</text:p>
          </table:table-cell>
          <table:table-cell table:formula="of:=[.AA67]*1000000" office:value-type="float" office:value="0">
            <text:p>0</text:p>
          </table:table-cell>
          <table:table-cell table:formula="of:=[.AB67]*1000000" office:value-type="float" office:value="0.00000000002432">
            <text:p>2.432E-011</text:p>
          </table:table-cell>
          <table:table-cell table:formula="of:=[.AC67]*1000000" office:value-type="float" office:value="0.0000000001202">
            <text:p>1.202E-010</text:p>
          </table:table-cell>
          <table:table-cell office:value-type="float" office:value="0.00078124">
            <text:p>0.00078124</text:p>
          </table:table-cell>
          <table:table-cell table:style-name="ce1" office:value-type="string">
            <text:p>9.3667e-05</text:p>
          </table:table-cell>
          <table:table-cell office:value-type="float" office:value="0.00049135">
            <text:p>0.00049135</text:p>
          </table:table-cell>
          <table:table-cell table:style-name="ce1" office:value-type="string">
            <text:p>1.3338e-05</text:p>
          </table:table-cell>
          <table:table-cell table:style-name="ce1" office:value-type="string">
            <text:p>2.8864e-08</text:p>
          </table:table-cell>
          <table:table-cell table:style-name="ce1" office:value-type="string">
            <text:p>-1.2371e-18</text:p>
          </table:table-cell>
          <table:table-cell table:style-name="ce1" office:value-type="string">
            <text:p>1.202e-16</text:p>
          </table:table-cell>
          <table:table-cell office:value-type="float" office:value="0.00078124">
            <text:p>0.00078124</text:p>
          </table:table-cell>
          <table:table-cell table:style-name="ce1" office:value-type="string">
            <text:p>9.3665e-05</text:p>
          </table:table-cell>
          <table:table-cell office:value-type="float" office:value="0.00049135">
            <text:p>0.00049135</text:p>
          </table:table-cell>
          <table:table-cell table:style-name="ce1" office:value-type="string">
            <text:p>2.01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432e-17</text:p>
          </table:table-cell>
          <table:table-cell table:style-name="ce1" office:value-type="string">
            <text:p>1.202e-16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P68]*1000000" office:value-type="float" office:value="775.05">
            <text:p>775.05</text:p>
          </table:table-cell>
          <table:table-cell table:formula="of:=[.Q68]*1000000" office:value-type="float" office:value="93.097">
            <text:p>93.097</text:p>
          </table:table-cell>
          <table:table-cell table:formula="of:=[.R68]*1000000" office:value-type="float" office:value="498.25">
            <text:p>498.25</text:p>
          </table:table-cell>
          <table:table-cell table:formula="of:=[.S68]*1000000" office:value-type="float" office:value="13.17">
            <text:p>13.17</text:p>
          </table:table-cell>
          <table:table-cell table:formula="of:=[.T68]*1000000" office:value-type="float" office:value="0.029111">
            <text:p>0.029111</text:p>
          </table:table-cell>
          <table:table-cell table:formula="of:=[.U68]*1000000" office:value-type="float" office:value="0.00000000000088423">
            <text:p>8.8423E-013</text:p>
          </table:table-cell>
          <table:table-cell table:formula="of:=[.V68]*1000000" office:value-type="float" office:value="0.00000000011655">
            <text:p>1.1655E-010</text:p>
          </table:table-cell>
          <table:table-cell table:formula="of:=[.W68]*1000000" office:value-type="float" office:value="775.05">
            <text:p>775.05</text:p>
          </table:table-cell>
          <table:table-cell table:formula="of:=[.X68]*1000000" office:value-type="float" office:value="93.095">
            <text:p>93.095</text:p>
          </table:table-cell>
          <table:table-cell table:formula="of:=[.Y68]*1000000" office:value-type="float" office:value="498.25">
            <text:p>498.25</text:p>
          </table:table-cell>
          <table:table-cell table:formula="of:=[.Z68]*1000000" office:value-type="float" office:value="20.153">
            <text:p>20.153</text:p>
          </table:table-cell>
          <table:table-cell table:formula="of:=[.AA68]*1000000" office:value-type="float" office:value="0">
            <text:p>0</text:p>
          </table:table-cell>
          <table:table-cell table:formula="of:=[.AB68]*1000000" office:value-type="float" office:value="0.000000000025477">
            <text:p>2.5477E-011</text:p>
          </table:table-cell>
          <table:table-cell table:formula="of:=[.AC68]*1000000" office:value-type="float" office:value="0.00000000011655">
            <text:p>1.1655E-010</text:p>
          </table:table-cell>
          <table:table-cell office:value-type="float" office:value="0.00077505">
            <text:p>0.00077505</text:p>
          </table:table-cell>
          <table:table-cell table:style-name="ce1" office:value-type="string">
            <text:p>9.3097e-05</text:p>
          </table:table-cell>
          <table:table-cell office:value-type="float" office:value="0.00049825">
            <text:p>0.00049825</text:p>
          </table:table-cell>
          <table:table-cell table:style-name="ce1" office:value-type="string">
            <text:p>1.317e-05</text:p>
          </table:table-cell>
          <table:table-cell table:style-name="ce1" office:value-type="string">
            <text:p>2.9111e-08</text:p>
          </table:table-cell>
          <table:table-cell table:style-name="ce1" office:value-type="string">
            <text:p>8.8423e-19</text:p>
          </table:table-cell>
          <table:table-cell table:style-name="ce1" office:value-type="string">
            <text:p>1.1655e-16</text:p>
          </table:table-cell>
          <table:table-cell office:value-type="float" office:value="0.00077505">
            <text:p>0.00077505</text:p>
          </table:table-cell>
          <table:table-cell table:style-name="ce1" office:value-type="string">
            <text:p>9.3095e-05</text:p>
          </table:table-cell>
          <table:table-cell office:value-type="float" office:value="0.00049825">
            <text:p>0.00049825</text:p>
          </table:table-cell>
          <table:table-cell table:style-name="ce1" office:value-type="string">
            <text:p>2.01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5477e-17</text:p>
          </table:table-cell>
          <table:table-cell table:style-name="ce1" office:value-type="string">
            <text:p>1.1655e-16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P69]*1000000" office:value-type="float" office:value="768.93">
            <text:p>768.93</text:p>
          </table:table-cell>
          <table:table-cell table:formula="of:=[.Q69]*1000000" office:value-type="float" office:value="92.527">
            <text:p>92.527</text:p>
          </table:table-cell>
          <table:table-cell table:formula="of:=[.R69]*1000000" office:value-type="float" office:value="505.09">
            <text:p>505.09</text:p>
          </table:table-cell>
          <table:table-cell table:formula="of:=[.S69]*1000000" office:value-type="float" office:value="13.003">
            <text:p>13.003</text:p>
          </table:table-cell>
          <table:table-cell table:formula="of:=[.T69]*1000000" office:value-type="float" office:value="0.029353">
            <text:p>0.029353</text:p>
          </table:table-cell>
          <table:table-cell table:formula="of:=[.U69]*1000000" office:value-type="float" office:value="0.00000000000072624">
            <text:p>7.2624E-013</text:p>
          </table:table-cell>
          <table:table-cell table:formula="of:=[.V69]*1000000" office:value-type="float" office:value="0.00000000011302">
            <text:p>1.1302E-010</text:p>
          </table:table-cell>
          <table:table-cell table:formula="of:=[.W69]*1000000" office:value-type="float" office:value="768.92">
            <text:p>768.92</text:p>
          </table:table-cell>
          <table:table-cell table:formula="of:=[.X69]*1000000" office:value-type="float" office:value="92.525">
            <text:p>92.525</text:p>
          </table:table-cell>
          <table:table-cell table:formula="of:=[.Y69]*1000000" office:value-type="float" office:value="505.09">
            <text:p>505.09</text:p>
          </table:table-cell>
          <table:table-cell table:formula="of:=[.Z69]*1000000" office:value-type="float" office:value="20.152">
            <text:p>20.152</text:p>
          </table:table-cell>
          <table:table-cell table:formula="of:=[.AA69]*1000000" office:value-type="float" office:value="0">
            <text:p>0</text:p>
          </table:table-cell>
          <table:table-cell table:formula="of:=[.AB69]*1000000" office:value-type="float" office:value="0.000000000024367">
            <text:p>2.4367E-011</text:p>
          </table:table-cell>
          <table:table-cell table:formula="of:=[.AC69]*1000000" office:value-type="float" office:value="0.00000000011302">
            <text:p>1.1302E-010</text:p>
          </table:table-cell>
          <table:table-cell office:value-type="float" office:value="0.00076893">
            <text:p>0.00076893</text:p>
          </table:table-cell>
          <table:table-cell table:style-name="ce1" office:value-type="string">
            <text:p>9.2527e-05</text:p>
          </table:table-cell>
          <table:table-cell office:value-type="float" office:value="0.00050509">
            <text:p>0.00050509</text:p>
          </table:table-cell>
          <table:table-cell table:style-name="ce1" office:value-type="string">
            <text:p>1.3003e-05</text:p>
          </table:table-cell>
          <table:table-cell table:style-name="ce1" office:value-type="string">
            <text:p>2.9353e-08</text:p>
          </table:table-cell>
          <table:table-cell table:style-name="ce1" office:value-type="string">
            <text:p>7.2624e-19</text:p>
          </table:table-cell>
          <table:table-cell table:style-name="ce1" office:value-type="string">
            <text:p>1.1302e-16</text:p>
          </table:table-cell>
          <table:table-cell office:value-type="float" office:value="0.00076892">
            <text:p>0.00076892</text:p>
          </table:table-cell>
          <table:table-cell table:style-name="ce1" office:value-type="string">
            <text:p>9.2525e-05</text:p>
          </table:table-cell>
          <table:table-cell office:value-type="float" office:value="0.00050509">
            <text:p>0.00050509</text:p>
          </table:table-cell>
          <table:table-cell table:style-name="ce1" office:value-type="string">
            <text:p>2.0152e-05</text:p>
          </table:table-cell>
          <table:table-cell office:value-type="float" office:value="0">
            <text:p>0</text:p>
          </table:table-cell>
          <table:table-cell table:style-name="ce1" office:value-type="string">
            <text:p>2.4367e-17</text:p>
          </table:table-cell>
          <table:table-cell table:style-name="ce1" office:value-type="string">
            <text:p>1.1302e-16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P70]*1000000" office:value-type="float" office:value="762.86">
            <text:p>762.86</text:p>
          </table:table-cell>
          <table:table-cell table:formula="of:=[.Q70]*1000000" office:value-type="float" office:value="91.958">
            <text:p>91.958</text:p>
          </table:table-cell>
          <table:table-cell table:formula="of:=[.R70]*1000000" office:value-type="float" office:value="511.85">
            <text:p>511.85</text:p>
          </table:table-cell>
          <table:table-cell table:formula="of:=[.S70]*1000000" office:value-type="float" office:value="12.836">
            <text:p>12.836</text:p>
          </table:table-cell>
          <table:table-cell table:formula="of:=[.T70]*1000000" office:value-type="float" office:value="0.029589">
            <text:p>0.029589</text:p>
          </table:table-cell>
          <table:table-cell table:formula="of:=[.U70]*1000000" office:value-type="float" office:value="0.0000000000021026">
            <text:p>2.1026E-012</text:p>
          </table:table-cell>
          <table:table-cell table:formula="of:=[.V70]*1000000" office:value-type="float" office:value="0.00000000010959">
            <text:p>1.0959E-010</text:p>
          </table:table-cell>
          <table:table-cell table:formula="of:=[.W70]*1000000" office:value-type="float" office:value="762.86">
            <text:p>762.86</text:p>
          </table:table-cell>
          <table:table-cell table:formula="of:=[.X70]*1000000" office:value-type="float" office:value="91.956">
            <text:p>91.956</text:p>
          </table:table-cell>
          <table:table-cell table:formula="of:=[.Y70]*1000000" office:value-type="float" office:value="511.85">
            <text:p>511.85</text:p>
          </table:table-cell>
          <table:table-cell table:formula="of:=[.Z70]*1000000" office:value-type="float" office:value="20.151">
            <text:p>20.151</text:p>
          </table:table-cell>
          <table:table-cell table:formula="of:=[.AA70]*1000000" office:value-type="float" office:value="0">
            <text:p>0</text:p>
          </table:table-cell>
          <table:table-cell table:formula="of:=[.AB70]*1000000" office:value-type="float" office:value="0.000000000024537">
            <text:p>2.4537E-011</text:p>
          </table:table-cell>
          <table:table-cell table:formula="of:=[.AC70]*1000000" office:value-type="float" office:value="0.00000000010959">
            <text:p>1.0959E-010</text:p>
          </table:table-cell>
          <table:table-cell office:value-type="float" office:value="0.00076286">
            <text:p>0.00076286</text:p>
          </table:table-cell>
          <table:table-cell table:style-name="ce1" office:value-type="string">
            <text:p>9.1958e-05</text:p>
          </table:table-cell>
          <table:table-cell office:value-type="float" office:value="0.00051185">
            <text:p>0.00051185</text:p>
          </table:table-cell>
          <table:table-cell table:style-name="ce1" office:value-type="string">
            <text:p>1.2836e-05</text:p>
          </table:table-cell>
          <table:table-cell table:style-name="ce1" office:value-type="string">
            <text:p>2.9589e-08</text:p>
          </table:table-cell>
          <table:table-cell table:style-name="ce1" office:value-type="string">
            <text:p>2.1026e-18</text:p>
          </table:table-cell>
          <table:table-cell table:style-name="ce1" office:value-type="string">
            <text:p>1.0959e-16</text:p>
          </table:table-cell>
          <table:table-cell office:value-type="float" office:value="0.00076286">
            <text:p>0.00076286</text:p>
          </table:table-cell>
          <table:table-cell table:style-name="ce1" office:value-type="string">
            <text:p>9.1956e-05</text:p>
          </table:table-cell>
          <table:table-cell office:value-type="float" office:value="0.00051185">
            <text:p>0.00051185</text:p>
          </table:table-cell>
          <table:table-cell table:style-name="ce1" office:value-type="string">
            <text:p>2.0151e-05</text:p>
          </table:table-cell>
          <table:table-cell office:value-type="float" office:value="0">
            <text:p>0</text:p>
          </table:table-cell>
          <table:table-cell table:style-name="ce1" office:value-type="string">
            <text:p>2.4537e-17</text:p>
          </table:table-cell>
          <table:table-cell table:style-name="ce1" office:value-type="string">
            <text:p>1.0959e-16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P71]*1000000" office:value-type="float" office:value="756.86">
            <text:p>756.86</text:p>
          </table:table-cell>
          <table:table-cell table:formula="of:=[.Q71]*1000000" office:value-type="float" office:value="91.39">
            <text:p>91.39</text:p>
          </table:table-cell>
          <table:table-cell table:formula="of:=[.R71]*1000000" office:value-type="float" office:value="518.55">
            <text:p>518.55</text:p>
          </table:table-cell>
          <table:table-cell table:formula="of:=[.S71]*1000000" office:value-type="float" office:value="12.669">
            <text:p>12.669</text:p>
          </table:table-cell>
          <table:table-cell table:formula="of:=[.T71]*1000000" office:value-type="float" office:value="0.029821">
            <text:p>0.029821</text:p>
          </table:table-cell>
          <table:table-cell table:formula="of:=[.U71]*1000000" office:value-type="float" office:value="0.00000000000018434">
            <text:p>1.8434E-013</text:p>
          </table:table-cell>
          <table:table-cell table:formula="of:=[.V71]*1000000" office:value-type="float" office:value="0.00000000010626">
            <text:p>1.0626E-010</text:p>
          </table:table-cell>
          <table:table-cell table:formula="of:=[.W71]*1000000" office:value-type="float" office:value="756.86">
            <text:p>756.86</text:p>
          </table:table-cell>
          <table:table-cell table:formula="of:=[.X71]*1000000" office:value-type="float" office:value="91.388">
            <text:p>91.388</text:p>
          </table:table-cell>
          <table:table-cell table:formula="of:=[.Y71]*1000000" office:value-type="float" office:value="518.55">
            <text:p>518.55</text:p>
          </table:table-cell>
          <table:table-cell table:formula="of:=[.Z71]*1000000" office:value-type="float" office:value="20.15">
            <text:p>20.15</text:p>
          </table:table-cell>
          <table:table-cell table:formula="of:=[.AA71]*1000000" office:value-type="float" office:value="0">
            <text:p>0</text:p>
          </table:table-cell>
          <table:table-cell table:formula="of:=[.AB71]*1000000" office:value-type="float" office:value="0.000000000027008">
            <text:p>2.7008E-011</text:p>
          </table:table-cell>
          <table:table-cell table:formula="of:=[.AC71]*1000000" office:value-type="float" office:value="0.00000000010626">
            <text:p>1.0626E-010</text:p>
          </table:table-cell>
          <table:table-cell office:value-type="float" office:value="0.00075686">
            <text:p>0.00075686</text:p>
          </table:table-cell>
          <table:table-cell table:style-name="ce1" office:value-type="string">
            <text:p>9.139e-05</text:p>
          </table:table-cell>
          <table:table-cell office:value-type="float" office:value="0.00051855">
            <text:p>0.00051855</text:p>
          </table:table-cell>
          <table:table-cell table:style-name="ce1" office:value-type="string">
            <text:p>1.2669e-05</text:p>
          </table:table-cell>
          <table:table-cell table:style-name="ce1" office:value-type="string">
            <text:p>2.9821e-08</text:p>
          </table:table-cell>
          <table:table-cell table:style-name="ce1" office:value-type="string">
            <text:p>1.8434e-19</text:p>
          </table:table-cell>
          <table:table-cell table:style-name="ce1" office:value-type="string">
            <text:p>1.0626e-16</text:p>
          </table:table-cell>
          <table:table-cell office:value-type="float" office:value="0.00075686">
            <text:p>0.00075686</text:p>
          </table:table-cell>
          <table:table-cell table:style-name="ce1" office:value-type="string">
            <text:p>9.1388e-05</text:p>
          </table:table-cell>
          <table:table-cell office:value-type="float" office:value="0.00051855">
            <text:p>0.00051855</text:p>
          </table:table-cell>
          <table:table-cell table:style-name="ce1" office:value-type="string">
            <text:p>2.015e-05</text:p>
          </table:table-cell>
          <table:table-cell office:value-type="float" office:value="0">
            <text:p>0</text:p>
          </table:table-cell>
          <table:table-cell table:style-name="ce1" office:value-type="string">
            <text:p>2.7008e-17</text:p>
          </table:table-cell>
          <table:table-cell table:style-name="ce1" office:value-type="string">
            <text:p>1.0626e-16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P72]*1000000" office:value-type="float" office:value="750.91">
            <text:p>750.91</text:p>
          </table:table-cell>
          <table:table-cell table:formula="of:=[.Q72]*1000000" office:value-type="float" office:value="90.823">
            <text:p>90.823</text:p>
          </table:table-cell>
          <table:table-cell table:formula="of:=[.R72]*1000000" office:value-type="float" office:value="525.18">
            <text:p>525.18</text:p>
          </table:table-cell>
          <table:table-cell table:formula="of:=[.S72]*1000000" office:value-type="float" office:value="12.502">
            <text:p>12.502</text:p>
          </table:table-cell>
          <table:table-cell table:formula="of:=[.T72]*1000000" office:value-type="float" office:value="0.030048">
            <text:p>0.030048</text:p>
          </table:table-cell>
          <table:table-cell table:formula="of:=[.U72]*1000000" office:value-type="float" office:value="-0.0000000000006089">
            <text:p>-6.089E-013</text:p>
          </table:table-cell>
          <table:table-cell table:formula="of:=[.V72]*1000000" office:value-type="float" office:value="0.00000000010304">
            <text:p>1.0304E-010</text:p>
          </table:table-cell>
          <table:table-cell table:formula="of:=[.W72]*1000000" office:value-type="float" office:value="750.91">
            <text:p>750.91</text:p>
          </table:table-cell>
          <table:table-cell table:formula="of:=[.X72]*1000000" office:value-type="float" office:value="90.82">
            <text:p>90.82</text:p>
          </table:table-cell>
          <table:table-cell table:formula="of:=[.Y72]*1000000" office:value-type="float" office:value="525.18">
            <text:p>525.18</text:p>
          </table:table-cell>
          <table:table-cell table:formula="of:=[.Z72]*1000000" office:value-type="float" office:value="20.15">
            <text:p>20.15</text:p>
          </table:table-cell>
          <table:table-cell table:formula="of:=[.AA72]*1000000" office:value-type="float" office:value="0">
            <text:p>0</text:p>
          </table:table-cell>
          <table:table-cell table:formula="of:=[.AB72]*1000000" office:value-type="float" office:value="0.000000000029105">
            <text:p>2.9105E-011</text:p>
          </table:table-cell>
          <table:table-cell table:formula="of:=[.AC72]*1000000" office:value-type="float" office:value="0.00000000010304">
            <text:p>1.0304E-010</text:p>
          </table:table-cell>
          <table:table-cell office:value-type="float" office:value="0.00075091">
            <text:p>0.00075091</text:p>
          </table:table-cell>
          <table:table-cell table:style-name="ce1" office:value-type="string">
            <text:p>9.0823e-05</text:p>
          </table:table-cell>
          <table:table-cell office:value-type="float" office:value="0.00052518">
            <text:p>0.00052518</text:p>
          </table:table-cell>
          <table:table-cell table:style-name="ce1" office:value-type="string">
            <text:p>1.2502e-05</text:p>
          </table:table-cell>
          <table:table-cell table:style-name="ce1" office:value-type="string">
            <text:p>3.0048e-08</text:p>
          </table:table-cell>
          <table:table-cell table:style-name="ce1" office:value-type="string">
            <text:p>-6.089e-19</text:p>
          </table:table-cell>
          <table:table-cell table:style-name="ce1" office:value-type="string">
            <text:p>1.0304e-16</text:p>
          </table:table-cell>
          <table:table-cell office:value-type="float" office:value="0.00075091">
            <text:p>0.00075091</text:p>
          </table:table-cell>
          <table:table-cell table:style-name="ce1" office:value-type="string">
            <text:p>9.082e-05</text:p>
          </table:table-cell>
          <table:table-cell office:value-type="float" office:value="0.00052518">
            <text:p>0.00052518</text:p>
          </table:table-cell>
          <table:table-cell table:style-name="ce1" office:value-type="string">
            <text:p>2.015e-05</text:p>
          </table:table-cell>
          <table:table-cell office:value-type="float" office:value="0">
            <text:p>0</text:p>
          </table:table-cell>
          <table:table-cell table:style-name="ce1" office:value-type="string">
            <text:p>2.9105e-17</text:p>
          </table:table-cell>
          <table:table-cell table:style-name="ce1" office:value-type="string">
            <text:p>1.0304e-16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P73]*1000000" office:value-type="float" office:value="745.03">
            <text:p>745.03</text:p>
          </table:table-cell>
          <table:table-cell table:formula="of:=[.Q73]*1000000" office:value-type="float" office:value="90.256">
            <text:p>90.256</text:p>
          </table:table-cell>
          <table:table-cell table:formula="of:=[.R73]*1000000" office:value-type="float" office:value="531.75">
            <text:p>531.75</text:p>
          </table:table-cell>
          <table:table-cell table:formula="of:=[.S73]*1000000" office:value-type="float" office:value="12.337">
            <text:p>12.337</text:p>
          </table:table-cell>
          <table:table-cell table:formula="of:=[.T73]*1000000" office:value-type="float" office:value="0.030269">
            <text:p>0.030269</text:p>
          </table:table-cell>
          <table:table-cell table:formula="of:=[.U73]*1000000" office:value-type="float" office:value="0.00000000000037014">
            <text:p>3.7014E-013</text:p>
          </table:table-cell>
          <table:table-cell table:formula="of:=[.V73]*1000000" office:value-type="float" office:value="0.000000000099918">
            <text:p>9.9918E-011</text:p>
          </table:table-cell>
          <table:table-cell table:formula="of:=[.W73]*1000000" office:value-type="float" office:value="745.03">
            <text:p>745.03</text:p>
          </table:table-cell>
          <table:table-cell table:formula="of:=[.X73]*1000000" office:value-type="float" office:value="90.254">
            <text:p>90.254</text:p>
          </table:table-cell>
          <table:table-cell table:formula="of:=[.Y73]*1000000" office:value-type="float" office:value="531.75">
            <text:p>531.75</text:p>
          </table:table-cell>
          <table:table-cell table:formula="of:=[.Z73]*1000000" office:value-type="float" office:value="20.149">
            <text:p>20.149</text:p>
          </table:table-cell>
          <table:table-cell table:formula="of:=[.AA73]*1000000" office:value-type="float" office:value="0">
            <text:p>0</text:p>
          </table:table-cell>
          <table:table-cell table:formula="of:=[.AB73]*1000000" office:value-type="float" office:value="0.000000000026907">
            <text:p>2.6907E-011</text:p>
          </table:table-cell>
          <table:table-cell table:formula="of:=[.AC73]*1000000" office:value-type="float" office:value="0.000000000099918">
            <text:p>9.9918E-011</text:p>
          </table:table-cell>
          <table:table-cell office:value-type="float" office:value="0.00074503">
            <text:p>0.00074503</text:p>
          </table:table-cell>
          <table:table-cell table:style-name="ce1" office:value-type="string">
            <text:p>9.0256e-05</text:p>
          </table:table-cell>
          <table:table-cell office:value-type="float" office:value="0.00053175">
            <text:p>0.00053175</text:p>
          </table:table-cell>
          <table:table-cell table:style-name="ce1" office:value-type="string">
            <text:p>1.2337e-05</text:p>
          </table:table-cell>
          <table:table-cell table:style-name="ce1" office:value-type="string">
            <text:p>3.0269e-08</text:p>
          </table:table-cell>
          <table:table-cell table:style-name="ce1" office:value-type="string">
            <text:p>3.7014e-19</text:p>
          </table:table-cell>
          <table:table-cell table:style-name="ce1" office:value-type="string">
            <text:p>9.9918e-17</text:p>
          </table:table-cell>
          <table:table-cell office:value-type="float" office:value="0.00074503">
            <text:p>0.00074503</text:p>
          </table:table-cell>
          <table:table-cell table:style-name="ce1" office:value-type="string">
            <text:p>9.0254e-05</text:p>
          </table:table-cell>
          <table:table-cell office:value-type="float" office:value="0.00053175">
            <text:p>0.00053175</text:p>
          </table:table-cell>
          <table:table-cell table:style-name="ce1" office:value-type="string">
            <text:p>2.0149e-05</text:p>
          </table:table-cell>
          <table:table-cell office:value-type="float" office:value="0">
            <text:p>0</text:p>
          </table:table-cell>
          <table:table-cell table:style-name="ce1" office:value-type="string">
            <text:p>2.6907e-17</text:p>
          </table:table-cell>
          <table:table-cell table:style-name="ce1" office:value-type="string">
            <text:p>9.9918e-17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P74]*1000000" office:value-type="float" office:value="739.2">
            <text:p>739.2</text:p>
          </table:table-cell>
          <table:table-cell table:formula="of:=[.Q74]*1000000" office:value-type="float" office:value="89.69">
            <text:p>89.69</text:p>
          </table:table-cell>
          <table:table-cell table:formula="of:=[.R74]*1000000" office:value-type="float" office:value="538.25">
            <text:p>538.25</text:p>
          </table:table-cell>
          <table:table-cell table:formula="of:=[.S74]*1000000" office:value-type="float" office:value="12.171">
            <text:p>12.171</text:p>
          </table:table-cell>
          <table:table-cell table:formula="of:=[.T74]*1000000" office:value-type="float" office:value="0.030486">
            <text:p>0.030486</text:p>
          </table:table-cell>
          <table:table-cell table:formula="of:=[.U74]*1000000" office:value-type="float" office:value="-0.000000000000012777">
            <text:p>-1.2777E-014</text:p>
          </table:table-cell>
          <table:table-cell table:formula="of:=[.V74]*1000000" office:value-type="float" office:value="0.00000000009689">
            <text:p>9.689E-011</text:p>
          </table:table-cell>
          <table:table-cell table:formula="of:=[.W74]*1000000" office:value-type="float" office:value="739.2">
            <text:p>739.2</text:p>
          </table:table-cell>
          <table:table-cell table:formula="of:=[.X74]*1000000" office:value-type="float" office:value="89.688">
            <text:p>89.688</text:p>
          </table:table-cell>
          <table:table-cell table:formula="of:=[.Y74]*1000000" office:value-type="float" office:value="538.25">
            <text:p>538.25</text:p>
          </table:table-cell>
          <table:table-cell table:formula="of:=[.Z74]*1000000" office:value-type="float" office:value="20.149">
            <text:p>20.149</text:p>
          </table:table-cell>
          <table:table-cell table:formula="of:=[.AA74]*1000000" office:value-type="float" office:value="0">
            <text:p>0</text:p>
          </table:table-cell>
          <table:table-cell table:formula="of:=[.AB74]*1000000" office:value-type="float" office:value="0.000000000028791">
            <text:p>2.8791E-011</text:p>
          </table:table-cell>
          <table:table-cell table:formula="of:=[.AC74]*1000000" office:value-type="float" office:value="0.000000000096889">
            <text:p>9.6889E-011</text:p>
          </table:table-cell>
          <table:table-cell office:value-type="float" office:value="0.0007392">
            <text:p>0.0007392</text:p>
          </table:table-cell>
          <table:table-cell table:style-name="ce1" office:value-type="string">
            <text:p>8.969e-05</text:p>
          </table:table-cell>
          <table:table-cell office:value-type="float" office:value="0.00053825">
            <text:p>0.00053825</text:p>
          </table:table-cell>
          <table:table-cell table:style-name="ce1" office:value-type="string">
            <text:p>1.2171e-05</text:p>
          </table:table-cell>
          <table:table-cell table:style-name="ce1" office:value-type="string">
            <text:p>3.0486e-08</text:p>
          </table:table-cell>
          <table:table-cell table:style-name="ce1" office:value-type="string">
            <text:p>-1.2777e-20</text:p>
          </table:table-cell>
          <table:table-cell table:style-name="ce1" office:value-type="string">
            <text:p>9.689e-17</text:p>
          </table:table-cell>
          <table:table-cell office:value-type="float" office:value="0.0007392">
            <text:p>0.0007392</text:p>
          </table:table-cell>
          <table:table-cell table:style-name="ce1" office:value-type="string">
            <text:p>8.9688e-05</text:p>
          </table:table-cell>
          <table:table-cell office:value-type="float" office:value="0.00053825">
            <text:p>0.00053825</text:p>
          </table:table-cell>
          <table:table-cell table:style-name="ce1" office:value-type="string">
            <text:p>2.0149e-05</text:p>
          </table:table-cell>
          <table:table-cell office:value-type="float" office:value="0">
            <text:p>0</text:p>
          </table:table-cell>
          <table:table-cell table:style-name="ce1" office:value-type="string">
            <text:p>2.8791e-17</text:p>
          </table:table-cell>
          <table:table-cell table:style-name="ce1" office:value-type="string">
            <text:p>9.6889e-17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P75]*1000000" office:value-type="float" office:value="733.43">
            <text:p>733.43</text:p>
          </table:table-cell>
          <table:table-cell table:formula="of:=[.Q75]*1000000" office:value-type="float" office:value="89.125">
            <text:p>89.125</text:p>
          </table:table-cell>
          <table:table-cell table:formula="of:=[.R75]*1000000" office:value-type="float" office:value="544.7">
            <text:p>544.7</text:p>
          </table:table-cell>
          <table:table-cell table:formula="of:=[.S75]*1000000" office:value-type="float" office:value="12.006">
            <text:p>12.006</text:p>
          </table:table-cell>
          <table:table-cell table:formula="of:=[.T75]*1000000" office:value-type="float" office:value="0.030699">
            <text:p>0.030699</text:p>
          </table:table-cell>
          <table:table-cell table:formula="of:=[.U75]*1000000" office:value-type="float" office:value="-0.00000000000082601">
            <text:p>-8.2601E-013</text:p>
          </table:table-cell>
          <table:table-cell table:formula="of:=[.V75]*1000000" office:value-type="float" office:value="0.000000000093954">
            <text:p>9.3954E-011</text:p>
          </table:table-cell>
          <table:table-cell table:formula="of:=[.W75]*1000000" office:value-type="float" office:value="733.43">
            <text:p>733.43</text:p>
          </table:table-cell>
          <table:table-cell table:formula="of:=[.X75]*1000000" office:value-type="float" office:value="89.122">
            <text:p>89.122</text:p>
          </table:table-cell>
          <table:table-cell table:formula="of:=[.Y75]*1000000" office:value-type="float" office:value="544.7">
            <text:p>544.7</text:p>
          </table:table-cell>
          <table:table-cell table:formula="of:=[.Z75]*1000000" office:value-type="float" office:value="20.148">
            <text:p>20.148</text:p>
          </table:table-cell>
          <table:table-cell table:formula="of:=[.AA75]*1000000" office:value-type="float" office:value="0">
            <text:p>0</text:p>
          </table:table-cell>
          <table:table-cell table:formula="of:=[.AB75]*1000000" office:value-type="float" office:value="0.000000000026663">
            <text:p>2.6663E-011</text:p>
          </table:table-cell>
          <table:table-cell table:formula="of:=[.AC75]*1000000" office:value-type="float" office:value="0.000000000093953">
            <text:p>9.3953E-011</text:p>
          </table:table-cell>
          <table:table-cell office:value-type="float" office:value="0.00073343">
            <text:p>0.00073343</text:p>
          </table:table-cell>
          <table:table-cell table:style-name="ce1" office:value-type="string">
            <text:p>8.9125e-05</text:p>
          </table:table-cell>
          <table:table-cell office:value-type="float" office:value="0.0005447">
            <text:p>0.0005447</text:p>
          </table:table-cell>
          <table:table-cell table:style-name="ce1" office:value-type="string">
            <text:p>1.2006e-05</text:p>
          </table:table-cell>
          <table:table-cell table:style-name="ce1" office:value-type="string">
            <text:p>3.0699e-08</text:p>
          </table:table-cell>
          <table:table-cell table:style-name="ce1" office:value-type="string">
            <text:p>-8.2601e-19</text:p>
          </table:table-cell>
          <table:table-cell table:style-name="ce1" office:value-type="string">
            <text:p>9.3954e-17</text:p>
          </table:table-cell>
          <table:table-cell office:value-type="float" office:value="0.00073343">
            <text:p>0.00073343</text:p>
          </table:table-cell>
          <table:table-cell table:style-name="ce1" office:value-type="string">
            <text:p>8.9122e-05</text:p>
          </table:table-cell>
          <table:table-cell office:value-type="float" office:value="0.0005447">
            <text:p>0.0005447</text:p>
          </table:table-cell>
          <table:table-cell table:style-name="ce1" office:value-type="string">
            <text:p>2.0148e-05</text:p>
          </table:table-cell>
          <table:table-cell office:value-type="float" office:value="0">
            <text:p>0</text:p>
          </table:table-cell>
          <table:table-cell table:style-name="ce1" office:value-type="string">
            <text:p>2.6663e-17</text:p>
          </table:table-cell>
          <table:table-cell table:style-name="ce1" office:value-type="string">
            <text:p>9.3953e-17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P76]*1000000" office:value-type="float" office:value="727.72">
            <text:p>727.72</text:p>
          </table:table-cell>
          <table:table-cell table:formula="of:=[.Q76]*1000000" office:value-type="float" office:value="88.561">
            <text:p>88.561</text:p>
          </table:table-cell>
          <table:table-cell table:formula="of:=[.R76]*1000000" office:value-type="float" office:value="551.08">
            <text:p>551.08</text:p>
          </table:table-cell>
          <table:table-cell table:formula="of:=[.S76]*1000000" office:value-type="float" office:value="11.842">
            <text:p>11.842</text:p>
          </table:table-cell>
          <table:table-cell table:formula="of:=[.T76]*1000000" office:value-type="float" office:value="0.030906">
            <text:p>0.030906</text:p>
          </table:table-cell>
          <table:table-cell table:formula="of:=[.U76]*1000000" office:value-type="float" office:value="-0.00000000000098879">
            <text:p>-9.8879E-013</text:p>
          </table:table-cell>
          <table:table-cell table:formula="of:=[.V76]*1000000" office:value-type="float" office:value="0.000000000091107">
            <text:p>9.1107E-011</text:p>
          </table:table-cell>
          <table:table-cell table:formula="of:=[.W76]*1000000" office:value-type="float" office:value="727.71">
            <text:p>727.71</text:p>
          </table:table-cell>
          <table:table-cell table:formula="of:=[.X76]*1000000" office:value-type="float" office:value="88.558">
            <text:p>88.558</text:p>
          </table:table-cell>
          <table:table-cell table:formula="of:=[.Y76]*1000000" office:value-type="float" office:value="551.08">
            <text:p>551.08</text:p>
          </table:table-cell>
          <table:table-cell table:formula="of:=[.Z76]*1000000" office:value-type="float" office:value="20.148">
            <text:p>20.148</text:p>
          </table:table-cell>
          <table:table-cell table:formula="of:=[.AA76]*1000000" office:value-type="float" office:value="0">
            <text:p>0</text:p>
          </table:table-cell>
          <table:table-cell table:formula="of:=[.AB76]*1000000" office:value-type="float" office:value="0.000000000023172">
            <text:p>2.3172E-011</text:p>
          </table:table-cell>
          <table:table-cell table:formula="of:=[.AC76]*1000000" office:value-type="float" office:value="0.000000000091106">
            <text:p>9.1106E-011</text:p>
          </table:table-cell>
          <table:table-cell office:value-type="float" office:value="0.00072772">
            <text:p>0.00072772</text:p>
          </table:table-cell>
          <table:table-cell table:style-name="ce1" office:value-type="string">
            <text:p>8.8561e-05</text:p>
          </table:table-cell>
          <table:table-cell office:value-type="float" office:value="0.00055108">
            <text:p>0.00055108</text:p>
          </table:table-cell>
          <table:table-cell table:style-name="ce1" office:value-type="string">
            <text:p>1.1842e-05</text:p>
          </table:table-cell>
          <table:table-cell table:style-name="ce1" office:value-type="string">
            <text:p>3.0906e-08</text:p>
          </table:table-cell>
          <table:table-cell table:style-name="ce1" office:value-type="string">
            <text:p>-9.8879e-19</text:p>
          </table:table-cell>
          <table:table-cell table:style-name="ce1" office:value-type="string">
            <text:p>9.1107e-17</text:p>
          </table:table-cell>
          <table:table-cell office:value-type="float" office:value="0.00072771">
            <text:p>0.00072771</text:p>
          </table:table-cell>
          <table:table-cell table:style-name="ce1" office:value-type="string">
            <text:p>8.8558e-05</text:p>
          </table:table-cell>
          <table:table-cell office:value-type="float" office:value="0.00055108">
            <text:p>0.00055108</text:p>
          </table:table-cell>
          <table:table-cell table:style-name="ce1" office:value-type="string">
            <text:p>2.0148e-05</text:p>
          </table:table-cell>
          <table:table-cell office:value-type="float" office:value="0">
            <text:p>0</text:p>
          </table:table-cell>
          <table:table-cell table:style-name="ce1" office:value-type="string">
            <text:p>2.3172e-17</text:p>
          </table:table-cell>
          <table:table-cell table:style-name="ce1" office:value-type="string">
            <text:p>9.1106e-17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P77]*1000000" office:value-type="float" office:value="722.05">
            <text:p>722.05</text:p>
          </table:table-cell>
          <table:table-cell table:formula="of:=[.Q77]*1000000" office:value-type="float" office:value="87.997">
            <text:p>87.997</text:p>
          </table:table-cell>
          <table:table-cell table:formula="of:=[.R77]*1000000" office:value-type="float" office:value="557.41">
            <text:p>557.41</text:p>
          </table:table-cell>
          <table:table-cell table:formula="of:=[.S77]*1000000" office:value-type="float" office:value="11.679">
            <text:p>11.679</text:p>
          </table:table-cell>
          <table:table-cell table:formula="of:=[.T77]*1000000" office:value-type="float" office:value="0.031109">
            <text:p>0.031109</text:p>
          </table:table-cell>
          <table:table-cell table:formula="of:=[.U77]*1000000" office:value-type="float" office:value="-0.00000000000095889">
            <text:p>-9.5889E-013</text:p>
          </table:table-cell>
          <table:table-cell table:formula="of:=[.V77]*1000000" office:value-type="float" office:value="0.000000000088347">
            <text:p>8.8347E-011</text:p>
          </table:table-cell>
          <table:table-cell table:formula="of:=[.W77]*1000000" office:value-type="float" office:value="722.05">
            <text:p>722.05</text:p>
          </table:table-cell>
          <table:table-cell table:formula="of:=[.X77]*1000000" office:value-type="float" office:value="87.995">
            <text:p>87.995</text:p>
          </table:table-cell>
          <table:table-cell table:formula="of:=[.Y77]*1000000" office:value-type="float" office:value="557.41">
            <text:p>557.41</text:p>
          </table:table-cell>
          <table:table-cell table:formula="of:=[.Z77]*1000000" office:value-type="float" office:value="20.147">
            <text:p>20.147</text:p>
          </table:table-cell>
          <table:table-cell table:formula="of:=[.AA77]*1000000" office:value-type="float" office:value="0">
            <text:p>0</text:p>
          </table:table-cell>
          <table:table-cell table:formula="of:=[.AB77]*1000000" office:value-type="float" office:value="0.000000000026044">
            <text:p>2.6044E-011</text:p>
          </table:table-cell>
          <table:table-cell table:formula="of:=[.AC77]*1000000" office:value-type="float" office:value="0.000000000088346">
            <text:p>8.8346E-011</text:p>
          </table:table-cell>
          <table:table-cell office:value-type="float" office:value="0.00072205">
            <text:p>0.00072205</text:p>
          </table:table-cell>
          <table:table-cell table:style-name="ce1" office:value-type="string">
            <text:p>8.7997e-05</text:p>
          </table:table-cell>
          <table:table-cell office:value-type="float" office:value="0.00055741">
            <text:p>0.00055741</text:p>
          </table:table-cell>
          <table:table-cell table:style-name="ce1" office:value-type="string">
            <text:p>1.1679e-05</text:p>
          </table:table-cell>
          <table:table-cell table:style-name="ce1" office:value-type="string">
            <text:p>3.1109e-08</text:p>
          </table:table-cell>
          <table:table-cell table:style-name="ce1" office:value-type="string">
            <text:p>-9.5889e-19</text:p>
          </table:table-cell>
          <table:table-cell table:style-name="ce1" office:value-type="string">
            <text:p>8.8347e-17</text:p>
          </table:table-cell>
          <table:table-cell office:value-type="float" office:value="0.00072205">
            <text:p>0.00072205</text:p>
          </table:table-cell>
          <table:table-cell table:style-name="ce1" office:value-type="string">
            <text:p>8.7995e-05</text:p>
          </table:table-cell>
          <table:table-cell office:value-type="float" office:value="0.00055741">
            <text:p>0.00055741</text:p>
          </table:table-cell>
          <table:table-cell table:style-name="ce1" office:value-type="string">
            <text:p>2.0147e-05</text:p>
          </table:table-cell>
          <table:table-cell office:value-type="float" office:value="0">
            <text:p>0</text:p>
          </table:table-cell>
          <table:table-cell table:style-name="ce1" office:value-type="string">
            <text:p>2.6044e-17</text:p>
          </table:table-cell>
          <table:table-cell table:style-name="ce1" office:value-type="string">
            <text:p>8.8346e-17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P78]*1000000" office:value-type="float" office:value="716.45">
            <text:p>716.45</text:p>
          </table:table-cell>
          <table:table-cell table:formula="of:=[.Q78]*1000000" office:value-type="float" office:value="87.435">
            <text:p>87.435</text:p>
          </table:table-cell>
          <table:table-cell table:formula="of:=[.R78]*1000000" office:value-type="float" office:value="563.68">
            <text:p>563.68</text:p>
          </table:table-cell>
          <table:table-cell table:formula="of:=[.S78]*1000000" office:value-type="float" office:value="11.516">
            <text:p>11.516</text:p>
          </table:table-cell>
          <table:table-cell table:formula="of:=[.T78]*1000000" office:value-type="float" office:value="0.031308">
            <text:p>0.031308</text:p>
          </table:table-cell>
          <table:table-cell table:formula="of:=[.U78]*1000000" office:value-type="float" office:value="-0.0000000000017395">
            <text:p>-1.7395E-012</text:p>
          </table:table-cell>
          <table:table-cell table:formula="of:=[.V78]*1000000" office:value-type="float" office:value="0.000000000085672">
            <text:p>8.5672E-011</text:p>
          </table:table-cell>
          <table:table-cell table:formula="of:=[.W78]*1000000" office:value-type="float" office:value="716.45">
            <text:p>716.45</text:p>
          </table:table-cell>
          <table:table-cell table:formula="of:=[.X78]*1000000" office:value-type="float" office:value="87.432">
            <text:p>87.432</text:p>
          </table:table-cell>
          <table:table-cell table:formula="of:=[.Y78]*1000000" office:value-type="float" office:value="563.68">
            <text:p>563.68</text:p>
          </table:table-cell>
          <table:table-cell table:formula="of:=[.Z78]*1000000" office:value-type="float" office:value="20.147">
            <text:p>20.147</text:p>
          </table:table-cell>
          <table:table-cell table:formula="of:=[.AA78]*1000000" office:value-type="float" office:value="0">
            <text:p>0</text:p>
          </table:table-cell>
          <table:table-cell table:formula="of:=[.AB78]*1000000" office:value-type="float" office:value="0.000000000022945">
            <text:p>2.2945E-011</text:p>
          </table:table-cell>
          <table:table-cell table:formula="of:=[.AC78]*1000000" office:value-type="float" office:value="0.000000000085671">
            <text:p>8.5671E-011</text:p>
          </table:table-cell>
          <table:table-cell office:value-type="float" office:value="0.00071645">
            <text:p>0.00071645</text:p>
          </table:table-cell>
          <table:table-cell table:style-name="ce1" office:value-type="string">
            <text:p>8.7435e-05</text:p>
          </table:table-cell>
          <table:table-cell office:value-type="float" office:value="0.00056368">
            <text:p>0.00056368</text:p>
          </table:table-cell>
          <table:table-cell table:style-name="ce1" office:value-type="string">
            <text:p>1.1516e-05</text:p>
          </table:table-cell>
          <table:table-cell table:style-name="ce1" office:value-type="string">
            <text:p>3.1308e-08</text:p>
          </table:table-cell>
          <table:table-cell table:style-name="ce1" office:value-type="string">
            <text:p>-1.7395e-18</text:p>
          </table:table-cell>
          <table:table-cell table:style-name="ce1" office:value-type="string">
            <text:p>8.5672e-17</text:p>
          </table:table-cell>
          <table:table-cell office:value-type="float" office:value="0.00071645">
            <text:p>0.00071645</text:p>
          </table:table-cell>
          <table:table-cell table:style-name="ce1" office:value-type="string">
            <text:p>8.7432e-05</text:p>
          </table:table-cell>
          <table:table-cell office:value-type="float" office:value="0.00056368">
            <text:p>0.00056368</text:p>
          </table:table-cell>
          <table:table-cell table:style-name="ce1" office:value-type="string">
            <text:p>2.0147e-05</text:p>
          </table:table-cell>
          <table:table-cell office:value-type="float" office:value="0">
            <text:p>0</text:p>
          </table:table-cell>
          <table:table-cell table:style-name="ce1" office:value-type="string">
            <text:p>2.2945e-17</text:p>
          </table:table-cell>
          <table:table-cell table:style-name="ce1" office:value-type="string">
            <text:p>8.5671e-17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P79]*1000000" office:value-type="float" office:value="710.89">
            <text:p>710.89</text:p>
          </table:table-cell>
          <table:table-cell table:formula="of:=[.Q79]*1000000" office:value-type="float" office:value="86.874">
            <text:p>86.874</text:p>
          </table:table-cell>
          <table:table-cell table:formula="of:=[.R79]*1000000" office:value-type="float" office:value="569.89">
            <text:p>569.89</text:p>
          </table:table-cell>
          <table:table-cell table:formula="of:=[.S79]*1000000" office:value-type="float" office:value="11.354">
            <text:p>11.354</text:p>
          </table:table-cell>
          <table:table-cell table:formula="of:=[.T79]*1000000" office:value-type="float" office:value="0.031502">
            <text:p>0.031502</text:p>
          </table:table-cell>
          <table:table-cell table:formula="of:=[.U79]*1000000" office:value-type="float" office:value="-0.0000000000009052">
            <text:p>-9.052E-013</text:p>
          </table:table-cell>
          <table:table-cell table:formula="of:=[.V79]*1000000" office:value-type="float" office:value="0.000000000083078">
            <text:p>8.3078E-011</text:p>
          </table:table-cell>
          <table:table-cell table:formula="of:=[.W79]*1000000" office:value-type="float" office:value="710.89">
            <text:p>710.89</text:p>
          </table:table-cell>
          <table:table-cell table:formula="of:=[.X79]*1000000" office:value-type="float" office:value="86.871">
            <text:p>86.871</text:p>
          </table:table-cell>
          <table:table-cell table:formula="of:=[.Y79]*1000000" office:value-type="float" office:value="569.89">
            <text:p>569.89</text:p>
          </table:table-cell>
          <table:table-cell table:formula="of:=[.Z79]*1000000" office:value-type="float" office:value="20.147">
            <text:p>20.147</text:p>
          </table:table-cell>
          <table:table-cell table:formula="of:=[.AA79]*1000000" office:value-type="float" office:value="0">
            <text:p>0</text:p>
          </table:table-cell>
          <table:table-cell table:formula="of:=[.AB79]*1000000" office:value-type="float" office:value="0.000000000023667">
            <text:p>2.3667E-011</text:p>
          </table:table-cell>
          <table:table-cell table:formula="of:=[.AC79]*1000000" office:value-type="float" office:value="0.000000000083077">
            <text:p>8.3077E-011</text:p>
          </table:table-cell>
          <table:table-cell office:value-type="float" office:value="0.00071089">
            <text:p>0.00071089</text:p>
          </table:table-cell>
          <table:table-cell table:style-name="ce1" office:value-type="string">
            <text:p>8.6874e-05</text:p>
          </table:table-cell>
          <table:table-cell office:value-type="float" office:value="0.00056989">
            <text:p>0.00056989</text:p>
          </table:table-cell>
          <table:table-cell table:style-name="ce1" office:value-type="string">
            <text:p>1.1354e-05</text:p>
          </table:table-cell>
          <table:table-cell table:style-name="ce1" office:value-type="string">
            <text:p>3.1502e-08</text:p>
          </table:table-cell>
          <table:table-cell table:style-name="ce1" office:value-type="string">
            <text:p>-9.052e-19</text:p>
          </table:table-cell>
          <table:table-cell table:style-name="ce1" office:value-type="string">
            <text:p>8.3078e-17</text:p>
          </table:table-cell>
          <table:table-cell office:value-type="float" office:value="0.00071089">
            <text:p>0.00071089</text:p>
          </table:table-cell>
          <table:table-cell table:style-name="ce1" office:value-type="string">
            <text:p>8.6871e-05</text:p>
          </table:table-cell>
          <table:table-cell office:value-type="float" office:value="0.00056989">
            <text:p>0.00056989</text:p>
          </table:table-cell>
          <table:table-cell table:style-name="ce1" office:value-type="string">
            <text:p>2.0147e-05</text:p>
          </table:table-cell>
          <table:table-cell office:value-type="float" office:value="0">
            <text:p>0</text:p>
          </table:table-cell>
          <table:table-cell table:style-name="ce1" office:value-type="string">
            <text:p>2.3667e-17</text:p>
          </table:table-cell>
          <table:table-cell table:style-name="ce1" office:value-type="string">
            <text:p>8.3077e-17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P80]*1000000" office:value-type="float" office:value="705.39">
            <text:p>705.39</text:p>
          </table:table-cell>
          <table:table-cell table:formula="of:=[.Q80]*1000000" office:value-type="float" office:value="86.314">
            <text:p>86.314</text:p>
          </table:table-cell>
          <table:table-cell table:formula="of:=[.R80]*1000000" office:value-type="float" office:value="576.04">
            <text:p>576.04</text:p>
          </table:table-cell>
          <table:table-cell table:formula="of:=[.S80]*1000000" office:value-type="float" office:value="11.193">
            <text:p>11.193</text:p>
          </table:table-cell>
          <table:table-cell table:formula="of:=[.T80]*1000000" office:value-type="float" office:value="0.031691">
            <text:p>0.031691</text:p>
          </table:table-cell>
          <table:table-cell table:formula="of:=[.U80]*1000000" office:value-type="float" office:value="-0.000000000000010101">
            <text:p>-1.0101E-014</text:p>
          </table:table-cell>
          <table:table-cell table:formula="of:=[.V80]*1000000" office:value-type="float" office:value="0.000000000080563">
            <text:p>8.0563E-011</text:p>
          </table:table-cell>
          <table:table-cell table:formula="of:=[.W80]*1000000" office:value-type="float" office:value="705.39">
            <text:p>705.39</text:p>
          </table:table-cell>
          <table:table-cell table:formula="of:=[.X80]*1000000" office:value-type="float" office:value="86.311">
            <text:p>86.311</text:p>
          </table:table-cell>
          <table:table-cell table:formula="of:=[.Y80]*1000000" office:value-type="float" office:value="576.04">
            <text:p>576.04</text:p>
          </table:table-cell>
          <table:table-cell table:formula="of:=[.Z80]*1000000" office:value-type="float" office:value="20.146">
            <text:p>20.146</text:p>
          </table:table-cell>
          <table:table-cell table:formula="of:=[.AA80]*1000000" office:value-type="float" office:value="0">
            <text:p>0</text:p>
          </table:table-cell>
          <table:table-cell table:formula="of:=[.AB80]*1000000" office:value-type="float" office:value="0.000000000023017">
            <text:p>2.3017E-011</text:p>
          </table:table-cell>
          <table:table-cell table:formula="of:=[.AC80]*1000000" office:value-type="float" office:value="0.000000000080562">
            <text:p>8.0562E-011</text:p>
          </table:table-cell>
          <table:table-cell office:value-type="float" office:value="0.00070539">
            <text:p>0.00070539</text:p>
          </table:table-cell>
          <table:table-cell table:style-name="ce1" office:value-type="string">
            <text:p>8.6314e-05</text:p>
          </table:table-cell>
          <table:table-cell office:value-type="float" office:value="0.00057604">
            <text:p>0.00057604</text:p>
          </table:table-cell>
          <table:table-cell table:style-name="ce1" office:value-type="string">
            <text:p>1.1193e-05</text:p>
          </table:table-cell>
          <table:table-cell table:style-name="ce1" office:value-type="string">
            <text:p>3.1691e-08</text:p>
          </table:table-cell>
          <table:table-cell table:style-name="ce1" office:value-type="string">
            <text:p>-1.0101e-20</text:p>
          </table:table-cell>
          <table:table-cell table:style-name="ce1" office:value-type="string">
            <text:p>8.0563e-17</text:p>
          </table:table-cell>
          <table:table-cell office:value-type="float" office:value="0.00070539">
            <text:p>0.00070539</text:p>
          </table:table-cell>
          <table:table-cell table:style-name="ce1" office:value-type="string">
            <text:p>8.6311e-05</text:p>
          </table:table-cell>
          <table:table-cell office:value-type="float" office:value="0.00057604">
            <text:p>0.00057604</text:p>
          </table:table-cell>
          <table:table-cell table:style-name="ce1" office:value-type="string">
            <text:p>2.0146e-05</text:p>
          </table:table-cell>
          <table:table-cell office:value-type="float" office:value="0">
            <text:p>0</text:p>
          </table:table-cell>
          <table:table-cell table:style-name="ce1" office:value-type="string">
            <text:p>2.3017e-17</text:p>
          </table:table-cell>
          <table:table-cell table:style-name="ce1" office:value-type="string">
            <text:p>8.0562e-17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P81]*1000000" office:value-type="float" office:value="699.94">
            <text:p>699.94</text:p>
          </table:table-cell>
          <table:table-cell table:formula="of:=[.Q81]*1000000" office:value-type="float" office:value="85.754">
            <text:p>85.754</text:p>
          </table:table-cell>
          <table:table-cell table:formula="of:=[.R81]*1000000" office:value-type="float" office:value="582.14">
            <text:p>582.14</text:p>
          </table:table-cell>
          <table:table-cell table:formula="of:=[.S81]*1000000" office:value-type="float" office:value="11.033">
            <text:p>11.033</text:p>
          </table:table-cell>
          <table:table-cell table:formula="of:=[.T81]*1000000" office:value-type="float" office:value="0.031877">
            <text:p>0.031877</text:p>
          </table:table-cell>
          <table:table-cell table:formula="of:=[.U81]*1000000" office:value-type="float" office:value="-0.00000000000029436">
            <text:p>-2.9436E-013</text:p>
          </table:table-cell>
          <table:table-cell table:formula="of:=[.V81]*1000000" office:value-type="float" office:value="0.000000000078125">
            <text:p>7.8125E-011</text:p>
          </table:table-cell>
          <table:table-cell table:formula="of:=[.W81]*1000000" office:value-type="float" office:value="699.94">
            <text:p>699.94</text:p>
          </table:table-cell>
          <table:table-cell table:formula="of:=[.X81]*1000000" office:value-type="float" office:value="85.752">
            <text:p>85.752</text:p>
          </table:table-cell>
          <table:table-cell table:formula="of:=[.Y81]*1000000" office:value-type="float" office:value="582.14">
            <text:p>582.14</text:p>
          </table:table-cell>
          <table:table-cell table:formula="of:=[.Z81]*1000000" office:value-type="float" office:value="20.146">
            <text:p>20.146</text:p>
          </table:table-cell>
          <table:table-cell table:formula="of:=[.AA81]*1000000" office:value-type="float" office:value="0">
            <text:p>0</text:p>
          </table:table-cell>
          <table:table-cell table:formula="of:=[.AB81]*1000000" office:value-type="float" office:value="0.000000000023603">
            <text:p>2.3603E-011</text:p>
          </table:table-cell>
          <table:table-cell table:formula="of:=[.AC81]*1000000" office:value-type="float" office:value="0.000000000078124">
            <text:p>7.8124E-011</text:p>
          </table:table-cell>
          <table:table-cell office:value-type="float" office:value="0.00069994">
            <text:p>0.00069994</text:p>
          </table:table-cell>
          <table:table-cell table:style-name="ce1" office:value-type="string">
            <text:p>8.5754e-05</text:p>
          </table:table-cell>
          <table:table-cell office:value-type="float" office:value="0.00058214">
            <text:p>0.00058214</text:p>
          </table:table-cell>
          <table:table-cell table:style-name="ce1" office:value-type="string">
            <text:p>1.1033e-05</text:p>
          </table:table-cell>
          <table:table-cell table:style-name="ce1" office:value-type="string">
            <text:p>3.1877e-08</text:p>
          </table:table-cell>
          <table:table-cell table:style-name="ce1" office:value-type="string">
            <text:p>-2.9436e-19</text:p>
          </table:table-cell>
          <table:table-cell table:style-name="ce1" office:value-type="string">
            <text:p>7.8125e-17</text:p>
          </table:table-cell>
          <table:table-cell office:value-type="float" office:value="0.00069994">
            <text:p>0.00069994</text:p>
          </table:table-cell>
          <table:table-cell table:style-name="ce1" office:value-type="string">
            <text:p>8.5752e-05</text:p>
          </table:table-cell>
          <table:table-cell office:value-type="float" office:value="0.00058214">
            <text:p>0.00058214</text:p>
          </table:table-cell>
          <table:table-cell table:style-name="ce1" office:value-type="string">
            <text:p>2.0146e-05</text:p>
          </table:table-cell>
          <table:table-cell office:value-type="float" office:value="0">
            <text:p>0</text:p>
          </table:table-cell>
          <table:table-cell table:style-name="ce1" office:value-type="string">
            <text:p>2.3603e-17</text:p>
          </table:table-cell>
          <table:table-cell table:style-name="ce1" office:value-type="string">
            <text:p>7.8124e-17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P82]*1000000" office:value-type="float" office:value="694.54">
            <text:p>694.54</text:p>
          </table:table-cell>
          <table:table-cell table:formula="of:=[.Q82]*1000000" office:value-type="float" office:value="85.197">
            <text:p>85.197</text:p>
          </table:table-cell>
          <table:table-cell table:formula="of:=[.R82]*1000000" office:value-type="float" office:value="588.19">
            <text:p>588.19</text:p>
          </table:table-cell>
          <table:table-cell table:formula="of:=[.S82]*1000000" office:value-type="float" office:value="10.873">
            <text:p>10.873</text:p>
          </table:table-cell>
          <table:table-cell table:formula="of:=[.T82]*1000000" office:value-type="float" office:value="0.032058">
            <text:p>0.032058</text:p>
          </table:table-cell>
          <table:table-cell table:formula="of:=[.U82]*1000000" office:value-type="float" office:value="-0.00000000000098593">
            <text:p>-9.8593E-013</text:p>
          </table:table-cell>
          <table:table-cell table:formula="of:=[.V82]*1000000" office:value-type="float" office:value="0.000000000075761">
            <text:p>7.5761E-011</text:p>
          </table:table-cell>
          <table:table-cell table:formula="of:=[.W82]*1000000" office:value-type="float" office:value="694.54">
            <text:p>694.54</text:p>
          </table:table-cell>
          <table:table-cell table:formula="of:=[.X82]*1000000" office:value-type="float" office:value="85.194">
            <text:p>85.194</text:p>
          </table:table-cell>
          <table:table-cell table:formula="of:=[.Y82]*1000000" office:value-type="float" office:value="588.19">
            <text:p>588.19</text:p>
          </table:table-cell>
          <table:table-cell table:formula="of:=[.Z82]*1000000" office:value-type="float" office:value="20.146">
            <text:p>20.146</text:p>
          </table:table-cell>
          <table:table-cell table:formula="of:=[.AA82]*1000000" office:value-type="float" office:value="0">
            <text:p>0</text:p>
          </table:table-cell>
          <table:table-cell table:formula="of:=[.AB82]*1000000" office:value-type="float" office:value="0.000000000024815">
            <text:p>2.4815E-011</text:p>
          </table:table-cell>
          <table:table-cell table:formula="of:=[.AC82]*1000000" office:value-type="float" office:value="0.00000000007576">
            <text:p>7.576E-011</text:p>
          </table:table-cell>
          <table:table-cell office:value-type="float" office:value="0.00069454">
            <text:p>0.00069454</text:p>
          </table:table-cell>
          <table:table-cell table:style-name="ce1" office:value-type="string">
            <text:p>8.5197e-05</text:p>
          </table:table-cell>
          <table:table-cell office:value-type="float" office:value="0.00058819">
            <text:p>0.00058819</text:p>
          </table:table-cell>
          <table:table-cell table:style-name="ce1" office:value-type="string">
            <text:p>1.0873e-05</text:p>
          </table:table-cell>
          <table:table-cell table:style-name="ce1" office:value-type="string">
            <text:p>3.2058e-08</text:p>
          </table:table-cell>
          <table:table-cell table:style-name="ce1" office:value-type="string">
            <text:p>-9.8593e-19</text:p>
          </table:table-cell>
          <table:table-cell table:style-name="ce1" office:value-type="string">
            <text:p>7.5761e-17</text:p>
          </table:table-cell>
          <table:table-cell office:value-type="float" office:value="0.00069454">
            <text:p>0.00069454</text:p>
          </table:table-cell>
          <table:table-cell table:style-name="ce1" office:value-type="string">
            <text:p>8.5194e-05</text:p>
          </table:table-cell>
          <table:table-cell office:value-type="float" office:value="0.00058819">
            <text:p>0.00058819</text:p>
          </table:table-cell>
          <table:table-cell table:style-name="ce1" office:value-type="string">
            <text:p>2.0146e-05</text:p>
          </table:table-cell>
          <table:table-cell office:value-type="float" office:value="0">
            <text:p>0</text:p>
          </table:table-cell>
          <table:table-cell table:style-name="ce1" office:value-type="string">
            <text:p>2.4815e-17</text:p>
          </table:table-cell>
          <table:table-cell table:style-name="ce1" office:value-type="string">
            <text:p>7.576e-17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P83]*1000000" office:value-type="float" office:value="689.19">
            <text:p>689.19</text:p>
          </table:table-cell>
          <table:table-cell table:formula="of:=[.Q83]*1000000" office:value-type="float" office:value="84.64">
            <text:p>84.64</text:p>
          </table:table-cell>
          <table:table-cell table:formula="of:=[.R83]*1000000" office:value-type="float" office:value="594.18">
            <text:p>594.18</text:p>
          </table:table-cell>
          <table:table-cell table:formula="of:=[.S83]*1000000" office:value-type="float" office:value="10.715">
            <text:p>10.715</text:p>
          </table:table-cell>
          <table:table-cell table:formula="of:=[.T83]*1000000" office:value-type="float" office:value="0.032235">
            <text:p>0.032235</text:p>
          </table:table-cell>
          <table:table-cell table:formula="of:=[.U83]*1000000" office:value-type="float" office:value="-0.0000000000020946">
            <text:p>-2.0946E-012</text:p>
          </table:table-cell>
          <table:table-cell table:formula="of:=[.V83]*1000000" office:value-type="float" office:value="0.00000000007347">
            <text:p>7.347E-011</text:p>
          </table:table-cell>
          <table:table-cell table:formula="of:=[.W83]*1000000" office:value-type="float" office:value="689.19">
            <text:p>689.19</text:p>
          </table:table-cell>
          <table:table-cell table:formula="of:=[.X83]*1000000" office:value-type="float" office:value="84.637">
            <text:p>84.637</text:p>
          </table:table-cell>
          <table:table-cell table:formula="of:=[.Y83]*1000000" office:value-type="float" office:value="594.18">
            <text:p>594.18</text:p>
          </table:table-cell>
          <table:table-cell table:formula="of:=[.Z83]*1000000" office:value-type="float" office:value="20.145">
            <text:p>20.145</text:p>
          </table:table-cell>
          <table:table-cell table:formula="of:=[.AA83]*1000000" office:value-type="float" office:value="0">
            <text:p>0</text:p>
          </table:table-cell>
          <table:table-cell table:formula="of:=[.AB83]*1000000" office:value-type="float" office:value="0.0000000000254">
            <text:p>2.54E-011</text:p>
          </table:table-cell>
          <table:table-cell table:formula="of:=[.AC83]*1000000" office:value-type="float" office:value="0.000000000073469">
            <text:p>7.3469E-011</text:p>
          </table:table-cell>
          <table:table-cell office:value-type="float" office:value="0.00068919">
            <text:p>0.00068919</text:p>
          </table:table-cell>
          <table:table-cell table:style-name="ce1" office:value-type="string">
            <text:p>8.464e-05</text:p>
          </table:table-cell>
          <table:table-cell office:value-type="float" office:value="0.00059418">
            <text:p>0.00059418</text:p>
          </table:table-cell>
          <table:table-cell table:style-name="ce1" office:value-type="string">
            <text:p>1.0715e-05</text:p>
          </table:table-cell>
          <table:table-cell table:style-name="ce1" office:value-type="string">
            <text:p>3.2235e-08</text:p>
          </table:table-cell>
          <table:table-cell table:style-name="ce1" office:value-type="string">
            <text:p>-2.0946e-18</text:p>
          </table:table-cell>
          <table:table-cell table:style-name="ce1" office:value-type="string">
            <text:p>7.347e-17</text:p>
          </table:table-cell>
          <table:table-cell office:value-type="float" office:value="0.00068919">
            <text:p>0.00068919</text:p>
          </table:table-cell>
          <table:table-cell table:style-name="ce1" office:value-type="string">
            <text:p>8.4637e-05</text:p>
          </table:table-cell>
          <table:table-cell office:value-type="float" office:value="0.00059418">
            <text:p>0.00059418</text:p>
          </table:table-cell>
          <table:table-cell table:style-name="ce1" office:value-type="string">
            <text:p>2.0145e-05</text:p>
          </table:table-cell>
          <table:table-cell office:value-type="float" office:value="0">
            <text:p>0</text:p>
          </table:table-cell>
          <table:table-cell table:style-name="ce1" office:value-type="string">
            <text:p>2.54e-17</text:p>
          </table:table-cell>
          <table:table-cell table:style-name="ce1" office:value-type="string">
            <text:p>7.3469e-17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P84]*1000000" office:value-type="float" office:value="683.89">
            <text:p>683.89</text:p>
          </table:table-cell>
          <table:table-cell table:formula="of:=[.Q84]*1000000" office:value-type="float" office:value="84.085">
            <text:p>84.085</text:p>
          </table:table-cell>
          <table:table-cell table:formula="of:=[.R84]*1000000" office:value-type="float" office:value="600.12">
            <text:p>600.12</text:p>
          </table:table-cell>
          <table:table-cell table:formula="of:=[.S84]*1000000" office:value-type="float" office:value="10.558">
            <text:p>10.558</text:p>
          </table:table-cell>
          <table:table-cell table:formula="of:=[.T84]*1000000" office:value-type="float" office:value="0.032408">
            <text:p>0.032408</text:p>
          </table:table-cell>
          <table:table-cell table:formula="of:=[.U84]*1000000" office:value-type="float" office:value="-0.0000000000022556">
            <text:p>-2.2556E-012</text:p>
          </table:table-cell>
          <table:table-cell table:formula="of:=[.V84]*1000000" office:value-type="float" office:value="0.000000000071248">
            <text:p>7.1248E-011</text:p>
          </table:table-cell>
          <table:table-cell table:formula="of:=[.W84]*1000000" office:value-type="float" office:value="683.89">
            <text:p>683.89</text:p>
          </table:table-cell>
          <table:table-cell table:formula="of:=[.X84]*1000000" office:value-type="float" office:value="84.082">
            <text:p>84.082</text:p>
          </table:table-cell>
          <table:table-cell table:formula="of:=[.Y84]*1000000" office:value-type="float" office:value="600.11">
            <text:p>600.11</text:p>
          </table:table-cell>
          <table:table-cell table:formula="of:=[.Z84]*1000000" office:value-type="float" office:value="20.145">
            <text:p>20.145</text:p>
          </table:table-cell>
          <table:table-cell table:formula="of:=[.AA84]*1000000" office:value-type="float" office:value="0">
            <text:p>0</text:p>
          </table:table-cell>
          <table:table-cell table:formula="of:=[.AB84]*1000000" office:value-type="float" office:value="0.000000000028737">
            <text:p>2.8737E-011</text:p>
          </table:table-cell>
          <table:table-cell table:formula="of:=[.AC84]*1000000" office:value-type="float" office:value="0.000000000071247">
            <text:p>7.1247E-011</text:p>
          </table:table-cell>
          <table:table-cell office:value-type="float" office:value="0.00068389">
            <text:p>0.00068389</text:p>
          </table:table-cell>
          <table:table-cell table:style-name="ce1" office:value-type="string">
            <text:p>8.4085e-05</text:p>
          </table:table-cell>
          <table:table-cell office:value-type="float" office:value="0.00060012">
            <text:p>0.00060012</text:p>
          </table:table-cell>
          <table:table-cell table:style-name="ce1" office:value-type="string">
            <text:p>1.0558e-05</text:p>
          </table:table-cell>
          <table:table-cell table:style-name="ce1" office:value-type="string">
            <text:p>3.2408e-08</text:p>
          </table:table-cell>
          <table:table-cell table:style-name="ce1" office:value-type="string">
            <text:p>-2.2556e-18</text:p>
          </table:table-cell>
          <table:table-cell table:style-name="ce1" office:value-type="string">
            <text:p>7.1248e-17</text:p>
          </table:table-cell>
          <table:table-cell office:value-type="float" office:value="0.00068389">
            <text:p>0.00068389</text:p>
          </table:table-cell>
          <table:table-cell table:style-name="ce1" office:value-type="string">
            <text:p>8.4082e-05</text:p>
          </table:table-cell>
          <table:table-cell office:value-type="float" office:value="0.00060011">
            <text:p>0.00060011</text:p>
          </table:table-cell>
          <table:table-cell table:style-name="ce1" office:value-type="string">
            <text:p>2.0145e-05</text:p>
          </table:table-cell>
          <table:table-cell office:value-type="float" office:value="0">
            <text:p>0</text:p>
          </table:table-cell>
          <table:table-cell table:style-name="ce1" office:value-type="string">
            <text:p>2.8737e-17</text:p>
          </table:table-cell>
          <table:table-cell table:style-name="ce1" office:value-type="string">
            <text:p>7.1247e-17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P85]*1000000" office:value-type="float" office:value="678.63">
            <text:p>678.63</text:p>
          </table:table-cell>
          <table:table-cell table:formula="of:=[.Q85]*1000000" office:value-type="float" office:value="83.53">
            <text:p>83.53</text:p>
          </table:table-cell>
          <table:table-cell table:formula="of:=[.R85]*1000000" office:value-type="float" office:value="606">
            <text:p>606</text:p>
          </table:table-cell>
          <table:table-cell table:formula="of:=[.S85]*1000000" office:value-type="float" office:value="10.402">
            <text:p>10.402</text:p>
          </table:table-cell>
          <table:table-cell table:formula="of:=[.T85]*1000000" office:value-type="float" office:value="0.032578">
            <text:p>0.032578</text:p>
          </table:table-cell>
          <table:table-cell table:formula="of:=[.U85]*1000000" office:value-type="float" office:value="-0.0000000000011732">
            <text:p>-1.1732E-012</text:p>
          </table:table-cell>
          <table:table-cell table:formula="of:=[.V85]*1000000" office:value-type="float" office:value="0.000000000069094">
            <text:p>6.9094E-011</text:p>
          </table:table-cell>
          <table:table-cell table:formula="of:=[.W85]*1000000" office:value-type="float" office:value="678.63">
            <text:p>678.63</text:p>
          </table:table-cell>
          <table:table-cell table:formula="of:=[.X85]*1000000" office:value-type="float" office:value="83.528">
            <text:p>83.528</text:p>
          </table:table-cell>
          <table:table-cell table:formula="of:=[.Y85]*1000000" office:value-type="float" office:value="606">
            <text:p>606</text:p>
          </table:table-cell>
          <table:table-cell table:formula="of:=[.Z85]*1000000" office:value-type="float" office:value="20.145">
            <text:p>20.145</text:p>
          </table:table-cell>
          <table:table-cell table:formula="of:=[.AA85]*1000000" office:value-type="float" office:value="0">
            <text:p>0</text:p>
          </table:table-cell>
          <table:table-cell table:formula="of:=[.AB85]*1000000" office:value-type="float" office:value="0.000000000025918">
            <text:p>2.5918E-011</text:p>
          </table:table-cell>
          <table:table-cell table:formula="of:=[.AC85]*1000000" office:value-type="float" office:value="0.000000000069093">
            <text:p>6.9093E-011</text:p>
          </table:table-cell>
          <table:table-cell office:value-type="float" office:value="0.00067863">
            <text:p>0.00067863</text:p>
          </table:table-cell>
          <table:table-cell table:style-name="ce1" office:value-type="string">
            <text:p>8.353e-05</text:p>
          </table:table-cell>
          <table:table-cell office:value-type="float" office:value="0.000606">
            <text:p>0.000606</text:p>
          </table:table-cell>
          <table:table-cell table:style-name="ce1" office:value-type="string">
            <text:p>1.0402e-05</text:p>
          </table:table-cell>
          <table:table-cell table:style-name="ce1" office:value-type="string">
            <text:p>3.2578e-08</text:p>
          </table:table-cell>
          <table:table-cell table:style-name="ce1" office:value-type="string">
            <text:p>-1.1732e-18</text:p>
          </table:table-cell>
          <table:table-cell table:style-name="ce1" office:value-type="string">
            <text:p>6.9094e-17</text:p>
          </table:table-cell>
          <table:table-cell office:value-type="float" office:value="0.00067863">
            <text:p>0.00067863</text:p>
          </table:table-cell>
          <table:table-cell table:style-name="ce1" office:value-type="string">
            <text:p>8.3528e-05</text:p>
          </table:table-cell>
          <table:table-cell office:value-type="float" office:value="0.000606">
            <text:p>0.000606</text:p>
          </table:table-cell>
          <table:table-cell table:style-name="ce1" office:value-type="string">
            <text:p>2.0145e-05</text:p>
          </table:table-cell>
          <table:table-cell office:value-type="float" office:value="0">
            <text:p>0</text:p>
          </table:table-cell>
          <table:table-cell table:style-name="ce1" office:value-type="string">
            <text:p>2.5918e-17</text:p>
          </table:table-cell>
          <table:table-cell table:style-name="ce1" office:value-type="string">
            <text:p>6.9093e-17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P86]*1000000" office:value-type="float" office:value="673.43">
            <text:p>673.43</text:p>
          </table:table-cell>
          <table:table-cell table:formula="of:=[.Q86]*1000000" office:value-type="float" office:value="82.978">
            <text:p>82.978</text:p>
          </table:table-cell>
          <table:table-cell table:formula="of:=[.R86]*1000000" office:value-type="float" office:value="611.83">
            <text:p>611.83</text:p>
          </table:table-cell>
          <table:table-cell table:formula="of:=[.S86]*1000000" office:value-type="float" office:value="10.247">
            <text:p>10.247</text:p>
          </table:table-cell>
          <table:table-cell table:formula="of:=[.T86]*1000000" office:value-type="float" office:value="0.032743">
            <text:p>0.032743</text:p>
          </table:table-cell>
          <table:table-cell table:formula="of:=[.U86]*1000000" office:value-type="float" office:value="-0.00000000000099343">
            <text:p>-9.9343E-013</text:p>
          </table:table-cell>
          <table:table-cell table:formula="of:=[.V86]*1000000" office:value-type="float" office:value="0.000000000067006">
            <text:p>6.7006E-011</text:p>
          </table:table-cell>
          <table:table-cell table:formula="of:=[.W86]*1000000" office:value-type="float" office:value="673.43">
            <text:p>673.43</text:p>
          </table:table-cell>
          <table:table-cell table:formula="of:=[.X86]*1000000" office:value-type="float" office:value="82.975">
            <text:p>82.975</text:p>
          </table:table-cell>
          <table:table-cell table:formula="of:=[.Y86]*1000000" office:value-type="float" office:value="611.83">
            <text:p>611.83</text:p>
          </table:table-cell>
          <table:table-cell table:formula="of:=[.Z86]*1000000" office:value-type="float" office:value="20.145">
            <text:p>20.145</text:p>
          </table:table-cell>
          <table:table-cell table:formula="of:=[.AA86]*1000000" office:value-type="float" office:value="0">
            <text:p>0</text:p>
          </table:table-cell>
          <table:table-cell table:formula="of:=[.AB86]*1000000" office:value-type="float" office:value="0.000000000030063">
            <text:p>3.0063E-011</text:p>
          </table:table-cell>
          <table:table-cell table:formula="of:=[.AC86]*1000000" office:value-type="float" office:value="0.000000000067005">
            <text:p>6.7005E-011</text:p>
          </table:table-cell>
          <table:table-cell office:value-type="float" office:value="0.00067343">
            <text:p>0.00067343</text:p>
          </table:table-cell>
          <table:table-cell table:style-name="ce1" office:value-type="string">
            <text:p>8.2978e-05</text:p>
          </table:table-cell>
          <table:table-cell office:value-type="float" office:value="0.00061183">
            <text:p>0.00061183</text:p>
          </table:table-cell>
          <table:table-cell table:style-name="ce1" office:value-type="string">
            <text:p>1.0247e-05</text:p>
          </table:table-cell>
          <table:table-cell table:style-name="ce1" office:value-type="string">
            <text:p>3.2743e-08</text:p>
          </table:table-cell>
          <table:table-cell table:style-name="ce1" office:value-type="string">
            <text:p>-9.9343e-19</text:p>
          </table:table-cell>
          <table:table-cell table:style-name="ce1" office:value-type="string">
            <text:p>6.7006e-17</text:p>
          </table:table-cell>
          <table:table-cell office:value-type="float" office:value="0.00067343">
            <text:p>0.00067343</text:p>
          </table:table-cell>
          <table:table-cell table:style-name="ce1" office:value-type="string">
            <text:p>8.2975e-05</text:p>
          </table:table-cell>
          <table:table-cell office:value-type="float" office:value="0.00061183">
            <text:p>0.00061183</text:p>
          </table:table-cell>
          <table:table-cell table:style-name="ce1" office:value-type="string">
            <text:p>2.0145e-05</text:p>
          </table:table-cell>
          <table:table-cell office:value-type="float" office:value="0">
            <text:p>0</text:p>
          </table:table-cell>
          <table:table-cell table:style-name="ce1" office:value-type="string">
            <text:p>3.0063e-17</text:p>
          </table:table-cell>
          <table:table-cell table:style-name="ce1" office:value-type="string">
            <text:p>6.7005e-17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P87]*1000000" office:value-type="float" office:value="668.27">
            <text:p>668.27</text:p>
          </table:table-cell>
          <table:table-cell table:formula="of:=[.Q87]*1000000" office:value-type="float" office:value="82.427">
            <text:p>82.427</text:p>
          </table:table-cell>
          <table:table-cell table:formula="of:=[.R87]*1000000" office:value-type="float" office:value="617.62">
            <text:p>617.62</text:p>
          </table:table-cell>
          <table:table-cell table:formula="of:=[.S87]*1000000" office:value-type="float" office:value="10.093">
            <text:p>10.093</text:p>
          </table:table-cell>
          <table:table-cell table:formula="of:=[.T87]*1000000" office:value-type="float" office:value="0.032905">
            <text:p>0.032905</text:p>
          </table:table-cell>
          <table:table-cell table:formula="of:=[.U87]*1000000" office:value-type="float" office:value="-0.00000000000014826">
            <text:p>-1.4826E-013</text:p>
          </table:table-cell>
          <table:table-cell table:formula="of:=[.V87]*1000000" office:value-type="float" office:value="0.000000000064981">
            <text:p>6.4981E-011</text:p>
          </table:table-cell>
          <table:table-cell table:formula="of:=[.W87]*1000000" office:value-type="float" office:value="668.27">
            <text:p>668.27</text:p>
          </table:table-cell>
          <table:table-cell table:formula="of:=[.X87]*1000000" office:value-type="float" office:value="82.424">
            <text:p>82.424</text:p>
          </table:table-cell>
          <table:table-cell table:formula="of:=[.Y87]*1000000" office:value-type="float" office:value="617.61">
            <text:p>617.61</text:p>
          </table:table-cell>
          <table:table-cell table:formula="of:=[.Z87]*1000000" office:value-type="float" office:value="20.144">
            <text:p>20.144</text:p>
          </table:table-cell>
          <table:table-cell table:formula="of:=[.AA87]*1000000" office:value-type="float" office:value="0">
            <text:p>0</text:p>
          </table:table-cell>
          <table:table-cell table:formula="of:=[.AB87]*1000000" office:value-type="float" office:value="0.000000000024067">
            <text:p>2.4067E-011</text:p>
          </table:table-cell>
          <table:table-cell table:formula="of:=[.AC87]*1000000" office:value-type="float" office:value="0.00000000006498">
            <text:p>6.498E-011</text:p>
          </table:table-cell>
          <table:table-cell office:value-type="float" office:value="0.00066827">
            <text:p>0.00066827</text:p>
          </table:table-cell>
          <table:table-cell table:style-name="ce1" office:value-type="string">
            <text:p>8.2427e-05</text:p>
          </table:table-cell>
          <table:table-cell office:value-type="float" office:value="0.00061762">
            <text:p>0.00061762</text:p>
          </table:table-cell>
          <table:table-cell table:style-name="ce1" office:value-type="string">
            <text:p>1.0093e-05</text:p>
          </table:table-cell>
          <table:table-cell table:style-name="ce1" office:value-type="string">
            <text:p>3.2905e-08</text:p>
          </table:table-cell>
          <table:table-cell table:style-name="ce1" office:value-type="string">
            <text:p>-1.4826e-19</text:p>
          </table:table-cell>
          <table:table-cell table:style-name="ce1" office:value-type="string">
            <text:p>6.4981e-17</text:p>
          </table:table-cell>
          <table:table-cell office:value-type="float" office:value="0.00066827">
            <text:p>0.00066827</text:p>
          </table:table-cell>
          <table:table-cell table:style-name="ce1" office:value-type="string">
            <text:p>8.2424e-05</text:p>
          </table:table-cell>
          <table:table-cell office:value-type="float" office:value="0.00061761">
            <text:p>0.00061761</text:p>
          </table:table-cell>
          <table:table-cell table:style-name="ce1" office:value-type="string">
            <text:p>2.0144e-05</text:p>
          </table:table-cell>
          <table:table-cell office:value-type="float" office:value="0">
            <text:p>0</text:p>
          </table:table-cell>
          <table:table-cell table:style-name="ce1" office:value-type="string">
            <text:p>2.4067e-17</text:p>
          </table:table-cell>
          <table:table-cell table:style-name="ce1" office:value-type="string">
            <text:p>6.498e-17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P88]*1000000" office:value-type="float" office:value="663.16">
            <text:p>663.16</text:p>
          </table:table-cell>
          <table:table-cell table:formula="of:=[.Q88]*1000000" office:value-type="float" office:value="81.877">
            <text:p>81.877</text:p>
          </table:table-cell>
          <table:table-cell table:formula="of:=[.R88]*1000000" office:value-type="float" office:value="623.35">
            <text:p>623.35</text:p>
          </table:table-cell>
          <table:table-cell table:formula="of:=[.S88]*1000000" office:value-type="float" office:value="9.9401">
            <text:p>9.9401</text:p>
          </table:table-cell>
          <table:table-cell table:formula="of:=[.T88]*1000000" office:value-type="float" office:value="0.033063">
            <text:p>0.033063</text:p>
          </table:table-cell>
          <table:table-cell table:formula="of:=[.U88]*1000000" office:value-type="float" office:value="0.0000000000015401">
            <text:p>1.5401E-012</text:p>
          </table:table-cell>
          <table:table-cell table:formula="of:=[.V88]*1000000" office:value-type="float" office:value="0.000000000063018">
            <text:p>6.3018E-011</text:p>
          </table:table-cell>
          <table:table-cell table:formula="of:=[.W88]*1000000" office:value-type="float" office:value="663.16">
            <text:p>663.16</text:p>
          </table:table-cell>
          <table:table-cell table:formula="of:=[.X88]*1000000" office:value-type="float" office:value="81.874">
            <text:p>81.874</text:p>
          </table:table-cell>
          <table:table-cell table:formula="of:=[.Y88]*1000000" office:value-type="float" office:value="623.34">
            <text:p>623.34</text:p>
          </table:table-cell>
          <table:table-cell table:formula="of:=[.Z88]*1000000" office:value-type="float" office:value="20.144">
            <text:p>20.144</text:p>
          </table:table-cell>
          <table:table-cell table:formula="of:=[.AA88]*1000000" office:value-type="float" office:value="0">
            <text:p>0</text:p>
          </table:table-cell>
          <table:table-cell table:formula="of:=[.AB88]*1000000" office:value-type="float" office:value="0.000000000024156">
            <text:p>2.4156E-011</text:p>
          </table:table-cell>
          <table:table-cell table:formula="of:=[.AC88]*1000000" office:value-type="float" office:value="0.000000000063018">
            <text:p>6.3018E-011</text:p>
          </table:table-cell>
          <table:table-cell office:value-type="float" office:value="0.00066316">
            <text:p>0.00066316</text:p>
          </table:table-cell>
          <table:table-cell table:style-name="ce1" office:value-type="string">
            <text:p>8.1877e-05</text:p>
          </table:table-cell>
          <table:table-cell office:value-type="float" office:value="0.00062335">
            <text:p>0.00062335</text:p>
          </table:table-cell>
          <table:table-cell table:style-name="ce1" office:value-type="string">
            <text:p>9.9401e-06</text:p>
          </table:table-cell>
          <table:table-cell table:style-name="ce1" office:value-type="string">
            <text:p>3.3063e-08</text:p>
          </table:table-cell>
          <table:table-cell table:style-name="ce1" office:value-type="string">
            <text:p>1.5401e-18</text:p>
          </table:table-cell>
          <table:table-cell table:style-name="ce1" office:value-type="string">
            <text:p>6.3018e-17</text:p>
          </table:table-cell>
          <table:table-cell office:value-type="float" office:value="0.00066316">
            <text:p>0.00066316</text:p>
          </table:table-cell>
          <table:table-cell table:style-name="ce1" office:value-type="string">
            <text:p>8.1874e-05</text:p>
          </table:table-cell>
          <table:table-cell office:value-type="float" office:value="0.00062334">
            <text:p>0.00062334</text:p>
          </table:table-cell>
          <table:table-cell table:style-name="ce1" office:value-type="string">
            <text:p>2.0144e-05</text:p>
          </table:table-cell>
          <table:table-cell office:value-type="float" office:value="0">
            <text:p>0</text:p>
          </table:table-cell>
          <table:table-cell table:style-name="ce1" office:value-type="string">
            <text:p>2.4156e-17</text:p>
          </table:table-cell>
          <table:table-cell table:style-name="ce1" office:value-type="string">
            <text:p>6.3018e-17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P89]*1000000" office:value-type="float" office:value="658.1">
            <text:p>658.1</text:p>
          </table:table-cell>
          <table:table-cell table:formula="of:=[.Q89]*1000000" office:value-type="float" office:value="81.329">
            <text:p>81.329</text:p>
          </table:table-cell>
          <table:table-cell table:formula="of:=[.R89]*1000000" office:value-type="float" office:value="629.03">
            <text:p>629.03</text:p>
          </table:table-cell>
          <table:table-cell table:formula="of:=[.S89]*1000000" office:value-type="float" office:value="9.7885">
            <text:p>9.7885</text:p>
          </table:table-cell>
          <table:table-cell table:formula="of:=[.T89]*1000000" office:value-type="float" office:value="0.033217">
            <text:p>0.033217</text:p>
          </table:table-cell>
          <table:table-cell table:formula="of:=[.U89]*1000000" office:value-type="float" office:value="0.000000000002072">
            <text:p>2.072E-012</text:p>
          </table:table-cell>
          <table:table-cell table:formula="of:=[.V89]*1000000" office:value-type="float" office:value="0.000000000061115">
            <text:p>6.1115E-011</text:p>
          </table:table-cell>
          <table:table-cell table:formula="of:=[.W89]*1000000" office:value-type="float" office:value="658.1">
            <text:p>658.1</text:p>
          </table:table-cell>
          <table:table-cell table:formula="of:=[.X89]*1000000" office:value-type="float" office:value="81.326">
            <text:p>81.326</text:p>
          </table:table-cell>
          <table:table-cell table:formula="of:=[.Y89]*1000000" office:value-type="float" office:value="629.02">
            <text:p>629.02</text:p>
          </table:table-cell>
          <table:table-cell table:formula="of:=[.Z89]*1000000" office:value-type="float" office:value="20.144">
            <text:p>20.144</text:p>
          </table:table-cell>
          <table:table-cell table:formula="of:=[.AA89]*1000000" office:value-type="float" office:value="0">
            <text:p>0</text:p>
          </table:table-cell>
          <table:table-cell table:formula="of:=[.AB89]*1000000" office:value-type="float" office:value="0.000000000024235">
            <text:p>2.4235E-011</text:p>
          </table:table-cell>
          <table:table-cell table:formula="of:=[.AC89]*1000000" office:value-type="float" office:value="0.000000000061115">
            <text:p>6.1115E-011</text:p>
          </table:table-cell>
          <table:table-cell office:value-type="float" office:value="0.0006581">
            <text:p>0.0006581</text:p>
          </table:table-cell>
          <table:table-cell table:style-name="ce1" office:value-type="string">
            <text:p>8.1329e-05</text:p>
          </table:table-cell>
          <table:table-cell office:value-type="float" office:value="0.00062903">
            <text:p>0.00062903</text:p>
          </table:table-cell>
          <table:table-cell table:style-name="ce1" office:value-type="string">
            <text:p>9.7885e-06</text:p>
          </table:table-cell>
          <table:table-cell table:style-name="ce1" office:value-type="string">
            <text:p>3.3217e-08</text:p>
          </table:table-cell>
          <table:table-cell table:style-name="ce1" office:value-type="string">
            <text:p>2.072e-18</text:p>
          </table:table-cell>
          <table:table-cell table:style-name="ce1" office:value-type="string">
            <text:p>6.1115e-17</text:p>
          </table:table-cell>
          <table:table-cell office:value-type="float" office:value="0.0006581">
            <text:p>0.0006581</text:p>
          </table:table-cell>
          <table:table-cell table:style-name="ce1" office:value-type="string">
            <text:p>8.1326e-05</text:p>
          </table:table-cell>
          <table:table-cell office:value-type="float" office:value="0.00062902">
            <text:p>0.00062902</text:p>
          </table:table-cell>
          <table:table-cell table:style-name="ce1" office:value-type="string">
            <text:p>2.0144e-05</text:p>
          </table:table-cell>
          <table:table-cell office:value-type="float" office:value="0">
            <text:p>0</text:p>
          </table:table-cell>
          <table:table-cell table:style-name="ce1" office:value-type="string">
            <text:p>2.4235e-17</text:p>
          </table:table-cell>
          <table:table-cell table:style-name="ce1" office:value-type="string">
            <text:p>6.1115e-17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P90]*1000000" office:value-type="float" office:value="653.09">
            <text:p>653.09</text:p>
          </table:table-cell>
          <table:table-cell table:formula="of:=[.Q90]*1000000" office:value-type="float" office:value="80.782">
            <text:p>80.782</text:p>
          </table:table-cell>
          <table:table-cell table:formula="of:=[.R90]*1000000" office:value-type="float" office:value="634.66">
            <text:p>634.66</text:p>
          </table:table-cell>
          <table:table-cell table:formula="of:=[.S90]*1000000" office:value-type="float" office:value="9.6383">
            <text:p>9.6383</text:p>
          </table:table-cell>
          <table:table-cell table:formula="of:=[.T90]*1000000" office:value-type="float" office:value="0.033368">
            <text:p>0.033368</text:p>
          </table:table-cell>
          <table:table-cell table:formula="of:=[.U90]*1000000" office:value-type="float" office:value="0.0000000000014336">
            <text:p>1.4336E-012</text:p>
          </table:table-cell>
          <table:table-cell table:formula="of:=[.V90]*1000000" office:value-type="float" office:value="0.00000000005927">
            <text:p>5.927E-011</text:p>
          </table:table-cell>
          <table:table-cell table:formula="of:=[.W90]*1000000" office:value-type="float" office:value="653.08">
            <text:p>653.08</text:p>
          </table:table-cell>
          <table:table-cell table:formula="of:=[.X90]*1000000" office:value-type="float" office:value="80.779">
            <text:p>80.779</text:p>
          </table:table-cell>
          <table:table-cell table:formula="of:=[.Y90]*1000000" office:value-type="float" office:value="634.65">
            <text:p>634.65</text:p>
          </table:table-cell>
          <table:table-cell table:formula="of:=[.Z90]*1000000" office:value-type="float" office:value="20.144">
            <text:p>20.144</text:p>
          </table:table-cell>
          <table:table-cell table:formula="of:=[.AA90]*1000000" office:value-type="float" office:value="0">
            <text:p>0</text:p>
          </table:table-cell>
          <table:table-cell table:formula="of:=[.AB90]*1000000" office:value-type="float" office:value="0.000000000024235">
            <text:p>2.4235E-011</text:p>
          </table:table-cell>
          <table:table-cell table:formula="of:=[.AC90]*1000000" office:value-type="float" office:value="0.00000000005927">
            <text:p>5.927E-011</text:p>
          </table:table-cell>
          <table:table-cell office:value-type="float" office:value="0.00065309">
            <text:p>0.00065309</text:p>
          </table:table-cell>
          <table:table-cell table:style-name="ce1" office:value-type="string">
            <text:p>8.0782e-05</text:p>
          </table:table-cell>
          <table:table-cell office:value-type="float" office:value="0.00063466">
            <text:p>0.00063466</text:p>
          </table:table-cell>
          <table:table-cell table:style-name="ce1" office:value-type="string">
            <text:p>9.6383e-06</text:p>
          </table:table-cell>
          <table:table-cell table:style-name="ce1" office:value-type="string">
            <text:p>3.3368e-08</text:p>
          </table:table-cell>
          <table:table-cell table:style-name="ce1" office:value-type="string">
            <text:p>1.4336e-18</text:p>
          </table:table-cell>
          <table:table-cell table:style-name="ce1" office:value-type="string">
            <text:p>5.927e-17</text:p>
          </table:table-cell>
          <table:table-cell office:value-type="float" office:value="0.00065308">
            <text:p>0.00065308</text:p>
          </table:table-cell>
          <table:table-cell table:style-name="ce1" office:value-type="string">
            <text:p>8.0779e-05</text:p>
          </table:table-cell>
          <table:table-cell office:value-type="float" office:value="0.00063465">
            <text:p>0.00063465</text:p>
          </table:table-cell>
          <table:table-cell table:style-name="ce1" office:value-type="string">
            <text:p>2.0144e-05</text:p>
          </table:table-cell>
          <table:table-cell office:value-type="float" office:value="0">
            <text:p>0</text:p>
          </table:table-cell>
          <table:table-cell table:style-name="ce1" office:value-type="string">
            <text:p>2.4235e-17</text:p>
          </table:table-cell>
          <table:table-cell table:style-name="ce1" office:value-type="string">
            <text:p>5.927e-17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P91]*1000000" office:value-type="float" office:value="648.11">
            <text:p>648.11</text:p>
          </table:table-cell>
          <table:table-cell table:formula="of:=[.Q91]*1000000" office:value-type="float" office:value="80.237">
            <text:p>80.237</text:p>
          </table:table-cell>
          <table:table-cell table:formula="of:=[.R91]*1000000" office:value-type="float" office:value="640.24">
            <text:p>640.24</text:p>
          </table:table-cell>
          <table:table-cell table:formula="of:=[.S91]*1000000" office:value-type="float" office:value="9.4893">
            <text:p>9.4893</text:p>
          </table:table-cell>
          <table:table-cell table:formula="of:=[.T91]*1000000" office:value-type="float" office:value="0.033515">
            <text:p>0.033515</text:p>
          </table:table-cell>
          <table:table-cell table:formula="of:=[.U91]*1000000" office:value-type="float" office:value="0.0000000000011756">
            <text:p>1.1756E-012</text:p>
          </table:table-cell>
          <table:table-cell table:formula="of:=[.V91]*1000000" office:value-type="float" office:value="0.000000000057482">
            <text:p>5.7482E-011</text:p>
          </table:table-cell>
          <table:table-cell table:formula="of:=[.W91]*1000000" office:value-type="float" office:value="648.11">
            <text:p>648.11</text:p>
          </table:table-cell>
          <table:table-cell table:formula="of:=[.X91]*1000000" office:value-type="float" office:value="80.234">
            <text:p>80.234</text:p>
          </table:table-cell>
          <table:table-cell table:formula="of:=[.Y91]*1000000" office:value-type="float" office:value="640.23">
            <text:p>640.23</text:p>
          </table:table-cell>
          <table:table-cell table:formula="of:=[.Z91]*1000000" office:value-type="float" office:value="20.144">
            <text:p>20.144</text:p>
          </table:table-cell>
          <table:table-cell table:formula="of:=[.AA91]*1000000" office:value-type="float" office:value="0">
            <text:p>0</text:p>
          </table:table-cell>
          <table:table-cell table:formula="of:=[.AB91]*1000000" office:value-type="float" office:value="0.000000000024679">
            <text:p>2.4679E-011</text:p>
          </table:table-cell>
          <table:table-cell table:formula="of:=[.AC91]*1000000" office:value-type="float" office:value="0.000000000057481">
            <text:p>5.7481E-011</text:p>
          </table:table-cell>
          <table:table-cell office:value-type="float" office:value="0.00064811">
            <text:p>0.00064811</text:p>
          </table:table-cell>
          <table:table-cell table:style-name="ce1" office:value-type="string">
            <text:p>8.0237e-05</text:p>
          </table:table-cell>
          <table:table-cell office:value-type="float" office:value="0.00064024">
            <text:p>0.00064024</text:p>
          </table:table-cell>
          <table:table-cell table:style-name="ce1" office:value-type="string">
            <text:p>9.4893e-06</text:p>
          </table:table-cell>
          <table:table-cell table:style-name="ce1" office:value-type="string">
            <text:p>3.3515e-08</text:p>
          </table:table-cell>
          <table:table-cell table:style-name="ce1" office:value-type="string">
            <text:p>1.1756e-18</text:p>
          </table:table-cell>
          <table:table-cell table:style-name="ce1" office:value-type="string">
            <text:p>5.7482e-17</text:p>
          </table:table-cell>
          <table:table-cell office:value-type="float" office:value="0.00064811">
            <text:p>0.00064811</text:p>
          </table:table-cell>
          <table:table-cell table:style-name="ce1" office:value-type="string">
            <text:p>8.0234e-05</text:p>
          </table:table-cell>
          <table:table-cell office:value-type="float" office:value="0.00064023">
            <text:p>0.00064023</text:p>
          </table:table-cell>
          <table:table-cell table:style-name="ce1" office:value-type="string">
            <text:p>2.0144e-05</text:p>
          </table:table-cell>
          <table:table-cell office:value-type="float" office:value="0">
            <text:p>0</text:p>
          </table:table-cell>
          <table:table-cell table:style-name="ce1" office:value-type="string">
            <text:p>2.4679e-17</text:p>
          </table:table-cell>
          <table:table-cell table:style-name="ce1" office:value-type="string">
            <text:p>5.7481e-17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P92]*1000000" office:value-type="float" office:value="643.19">
            <text:p>643.19</text:p>
          </table:table-cell>
          <table:table-cell table:formula="of:=[.Q92]*1000000" office:value-type="float" office:value="79.694">
            <text:p>79.694</text:p>
          </table:table-cell>
          <table:table-cell table:formula="of:=[.R92]*1000000" office:value-type="float" office:value="645.77">
            <text:p>645.77</text:p>
          </table:table-cell>
          <table:table-cell table:formula="of:=[.S92]*1000000" office:value-type="float" office:value="9.3416">
            <text:p>9.3416</text:p>
          </table:table-cell>
          <table:table-cell table:formula="of:=[.T92]*1000000" office:value-type="float" office:value="0.033659">
            <text:p>0.033659</text:p>
          </table:table-cell>
          <table:table-cell table:formula="of:=[.U92]*1000000" office:value-type="float" office:value="0.0000000000014611">
            <text:p>1.4611E-012</text:p>
          </table:table-cell>
          <table:table-cell table:formula="of:=[.V92]*1000000" office:value-type="float" office:value="0.000000000055747">
            <text:p>5.5747E-011</text:p>
          </table:table-cell>
          <table:table-cell table:formula="of:=[.W92]*1000000" office:value-type="float" office:value="643.19">
            <text:p>643.19</text:p>
          </table:table-cell>
          <table:table-cell table:formula="of:=[.X92]*1000000" office:value-type="float" office:value="79.691">
            <text:p>79.691</text:p>
          </table:table-cell>
          <table:table-cell table:formula="of:=[.Y92]*1000000" office:value-type="float" office:value="645.77">
            <text:p>645.77</text:p>
          </table:table-cell>
          <table:table-cell table:formula="of:=[.Z92]*1000000" office:value-type="float" office:value="20.144">
            <text:p>20.144</text:p>
          </table:table-cell>
          <table:table-cell table:formula="of:=[.AA92]*1000000" office:value-type="float" office:value="0">
            <text:p>0</text:p>
          </table:table-cell>
          <table:table-cell table:formula="of:=[.AB92]*1000000" office:value-type="float" office:value="0.000000000022633">
            <text:p>2.2633E-011</text:p>
          </table:table-cell>
          <table:table-cell table:formula="of:=[.AC92]*1000000" office:value-type="float" office:value="0.000000000055747">
            <text:p>5.5747E-011</text:p>
          </table:table-cell>
          <table:table-cell office:value-type="float" office:value="0.00064319">
            <text:p>0.00064319</text:p>
          </table:table-cell>
          <table:table-cell table:style-name="ce1" office:value-type="string">
            <text:p>7.9694e-05</text:p>
          </table:table-cell>
          <table:table-cell office:value-type="float" office:value="0.00064577">
            <text:p>0.00064577</text:p>
          </table:table-cell>
          <table:table-cell table:style-name="ce1" office:value-type="string">
            <text:p>9.3416e-06</text:p>
          </table:table-cell>
          <table:table-cell table:style-name="ce1" office:value-type="string">
            <text:p>3.3659e-08</text:p>
          </table:table-cell>
          <table:table-cell table:style-name="ce1" office:value-type="string">
            <text:p>1.4611e-18</text:p>
          </table:table-cell>
          <table:table-cell table:style-name="ce1" office:value-type="string">
            <text:p>5.5747e-17</text:p>
          </table:table-cell>
          <table:table-cell office:value-type="float" office:value="0.00064319">
            <text:p>0.00064319</text:p>
          </table:table-cell>
          <table:table-cell table:style-name="ce1" office:value-type="string">
            <text:p>7.9691e-05</text:p>
          </table:table-cell>
          <table:table-cell office:value-type="float" office:value="0.00064577">
            <text:p>0.00064577</text:p>
          </table:table-cell>
          <table:table-cell table:style-name="ce1" office:value-type="string">
            <text:p>2.0144e-05</text:p>
          </table:table-cell>
          <table:table-cell office:value-type="float" office:value="0">
            <text:p>0</text:p>
          </table:table-cell>
          <table:table-cell table:style-name="ce1" office:value-type="string">
            <text:p>2.2633e-17</text:p>
          </table:table-cell>
          <table:table-cell table:style-name="ce1" office:value-type="string">
            <text:p>5.5747e-17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P93]*1000000" office:value-type="float" office:value="638.31">
            <text:p>638.31</text:p>
          </table:table-cell>
          <table:table-cell table:formula="of:=[.Q93]*1000000" office:value-type="float" office:value="79.152">
            <text:p>79.152</text:p>
          </table:table-cell>
          <table:table-cell table:formula="of:=[.R93]*1000000" office:value-type="float" office:value="651.26">
            <text:p>651.26</text:p>
          </table:table-cell>
          <table:table-cell table:formula="of:=[.S93]*1000000" office:value-type="float" office:value="9.1953">
            <text:p>9.1953</text:p>
          </table:table-cell>
          <table:table-cell table:formula="of:=[.T93]*1000000" office:value-type="float" office:value="0.0338">
            <text:p>0.0338</text:p>
          </table:table-cell>
          <table:table-cell table:formula="of:=[.U93]*1000000" office:value-type="float" office:value="0.0000000000014669">
            <text:p>1.4669E-012</text:p>
          </table:table-cell>
          <table:table-cell table:formula="of:=[.V93]*1000000" office:value-type="float" office:value="0.000000000054066">
            <text:p>5.4066E-011</text:p>
          </table:table-cell>
          <table:table-cell table:formula="of:=[.W93]*1000000" office:value-type="float" office:value="638.31">
            <text:p>638.31</text:p>
          </table:table-cell>
          <table:table-cell table:formula="of:=[.X93]*1000000" office:value-type="float" office:value="79.149">
            <text:p>79.149</text:p>
          </table:table-cell>
          <table:table-cell table:formula="of:=[.Y93]*1000000" office:value-type="float" office:value="651.25">
            <text:p>651.25</text:p>
          </table:table-cell>
          <table:table-cell table:formula="of:=[.Z93]*1000000" office:value-type="float" office:value="20.144">
            <text:p>20.144</text:p>
          </table:table-cell>
          <table:table-cell table:formula="of:=[.AA93]*1000000" office:value-type="float" office:value="0">
            <text:p>0</text:p>
          </table:table-cell>
          <table:table-cell table:formula="of:=[.AB93]*1000000" office:value-type="float" office:value="0.000000000020787">
            <text:p>2.0787E-011</text:p>
          </table:table-cell>
          <table:table-cell table:formula="of:=[.AC93]*1000000" office:value-type="float" office:value="0.000000000054066">
            <text:p>5.4066E-011</text:p>
          </table:table-cell>
          <table:table-cell office:value-type="float" office:value="0.00063831">
            <text:p>0.00063831</text:p>
          </table:table-cell>
          <table:table-cell table:style-name="ce1" office:value-type="string">
            <text:p>7.9152e-05</text:p>
          </table:table-cell>
          <table:table-cell office:value-type="float" office:value="0.00065126">
            <text:p>0.00065126</text:p>
          </table:table-cell>
          <table:table-cell table:style-name="ce1" office:value-type="string">
            <text:p>9.1953e-06</text:p>
          </table:table-cell>
          <table:table-cell table:style-name="ce1" office:value-type="string">
            <text:p>3.38e-08</text:p>
          </table:table-cell>
          <table:table-cell table:style-name="ce1" office:value-type="string">
            <text:p>1.4669e-18</text:p>
          </table:table-cell>
          <table:table-cell table:style-name="ce1" office:value-type="string">
            <text:p>5.4066e-17</text:p>
          </table:table-cell>
          <table:table-cell office:value-type="float" office:value="0.00063831">
            <text:p>0.00063831</text:p>
          </table:table-cell>
          <table:table-cell table:style-name="ce1" office:value-type="string">
            <text:p>7.9149e-05</text:p>
          </table:table-cell>
          <table:table-cell office:value-type="float" office:value="0.00065125">
            <text:p>0.00065125</text:p>
          </table:table-cell>
          <table:table-cell table:style-name="ce1" office:value-type="string">
            <text:p>2.0144e-05</text:p>
          </table:table-cell>
          <table:table-cell office:value-type="float" office:value="0">
            <text:p>0</text:p>
          </table:table-cell>
          <table:table-cell table:style-name="ce1" office:value-type="string">
            <text:p>2.0787e-17</text:p>
          </table:table-cell>
          <table:table-cell table:style-name="ce1" office:value-type="string">
            <text:p>5.4066e-17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P94]*1000000" office:value-type="float" office:value="633.47">
            <text:p>633.47</text:p>
          </table:table-cell>
          <table:table-cell table:formula="of:=[.Q94]*1000000" office:value-type="float" office:value="78.612">
            <text:p>78.612</text:p>
          </table:table-cell>
          <table:table-cell table:formula="of:=[.R94]*1000000" office:value-type="float" office:value="656.69">
            <text:p>656.69</text:p>
          </table:table-cell>
          <table:table-cell table:formula="of:=[.S94]*1000000" office:value-type="float" office:value="9.0503">
            <text:p>9.0503</text:p>
          </table:table-cell>
          <table:table-cell table:formula="of:=[.T94]*1000000" office:value-type="float" office:value="0.033938">
            <text:p>0.033938</text:p>
          </table:table-cell>
          <table:table-cell table:formula="of:=[.U94]*1000000" office:value-type="float" office:value="0.0000000000011046">
            <text:p>1.1046E-012</text:p>
          </table:table-cell>
          <table:table-cell table:formula="of:=[.V94]*1000000" office:value-type="float" office:value="0.000000000052436">
            <text:p>5.2436E-011</text:p>
          </table:table-cell>
          <table:table-cell table:formula="of:=[.W94]*1000000" office:value-type="float" office:value="633.47">
            <text:p>633.47</text:p>
          </table:table-cell>
          <table:table-cell table:formula="of:=[.X94]*1000000" office:value-type="float" office:value="78.609">
            <text:p>78.609</text:p>
          </table:table-cell>
          <table:table-cell table:formula="of:=[.Y94]*1000000" office:value-type="float" office:value="656.69">
            <text:p>656.69</text:p>
          </table:table-cell>
          <table:table-cell table:formula="of:=[.Z94]*1000000" office:value-type="float" office:value="20.143">
            <text:p>20.143</text:p>
          </table:table-cell>
          <table:table-cell table:formula="of:=[.AA94]*1000000" office:value-type="float" office:value="0">
            <text:p>0</text:p>
          </table:table-cell>
          <table:table-cell table:formula="of:=[.AB94]*1000000" office:value-type="float" office:value="0.000000000024949">
            <text:p>2.4949E-011</text:p>
          </table:table-cell>
          <table:table-cell table:formula="of:=[.AC94]*1000000" office:value-type="float" office:value="0.000000000052436">
            <text:p>5.2436E-011</text:p>
          </table:table-cell>
          <table:table-cell office:value-type="float" office:value="0.00063347">
            <text:p>0.00063347</text:p>
          </table:table-cell>
          <table:table-cell table:style-name="ce1" office:value-type="string">
            <text:p>7.8612e-05</text:p>
          </table:table-cell>
          <table:table-cell office:value-type="float" office:value="0.00065669">
            <text:p>0.00065669</text:p>
          </table:table-cell>
          <table:table-cell table:style-name="ce1" office:value-type="string">
            <text:p>9.0503e-06</text:p>
          </table:table-cell>
          <table:table-cell table:style-name="ce1" office:value-type="string">
            <text:p>3.3938e-08</text:p>
          </table:table-cell>
          <table:table-cell table:style-name="ce1" office:value-type="string">
            <text:p>1.1046e-18</text:p>
          </table:table-cell>
          <table:table-cell table:style-name="ce1" office:value-type="string">
            <text:p>5.2436e-17</text:p>
          </table:table-cell>
          <table:table-cell office:value-type="float" office:value="0.00063347">
            <text:p>0.00063347</text:p>
          </table:table-cell>
          <table:table-cell table:style-name="ce1" office:value-type="string">
            <text:p>7.8609e-05</text:p>
          </table:table-cell>
          <table:table-cell office:value-type="float" office:value="0.00065669">
            <text:p>0.00065669</text:p>
          </table:table-cell>
          <table:table-cell table:style-name="ce1" office:value-type="string">
            <text:p>2.0143e-05</text:p>
          </table:table-cell>
          <table:table-cell office:value-type="float" office:value="0">
            <text:p>0</text:p>
          </table:table-cell>
          <table:table-cell table:style-name="ce1" office:value-type="string">
            <text:p>2.4949e-17</text:p>
          </table:table-cell>
          <table:table-cell table:style-name="ce1" office:value-type="string">
            <text:p>5.2436e-17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P95]*1000000" office:value-type="float" office:value="628.68">
            <text:p>628.68</text:p>
          </table:table-cell>
          <table:table-cell table:formula="of:=[.Q95]*1000000" office:value-type="float" office:value="78.074">
            <text:p>78.074</text:p>
          </table:table-cell>
          <table:table-cell table:formula="of:=[.R95]*1000000" office:value-type="float" office:value="662.08">
            <text:p>662.08</text:p>
          </table:table-cell>
          <table:table-cell table:formula="of:=[.S95]*1000000" office:value-type="float" office:value="8.9067">
            <text:p>8.9067</text:p>
          </table:table-cell>
          <table:table-cell table:formula="of:=[.T95]*1000000" office:value-type="float" office:value="0.034073">
            <text:p>0.034073</text:p>
          </table:table-cell>
          <table:table-cell table:formula="of:=[.U95]*1000000" office:value-type="float" office:value="0.00000000000094465">
            <text:p>9.4465E-013</text:p>
          </table:table-cell>
          <table:table-cell table:formula="of:=[.V95]*1000000" office:value-type="float" office:value="0.000000000050856">
            <text:p>5.0856E-011</text:p>
          </table:table-cell>
          <table:table-cell table:formula="of:=[.W95]*1000000" office:value-type="float" office:value="628.68">
            <text:p>628.68</text:p>
          </table:table-cell>
          <table:table-cell table:formula="of:=[.X95]*1000000" office:value-type="float" office:value="78.071">
            <text:p>78.071</text:p>
          </table:table-cell>
          <table:table-cell table:formula="of:=[.Y95]*1000000" office:value-type="float" office:value="662.08">
            <text:p>662.08</text:p>
          </table:table-cell>
          <table:table-cell table:formula="of:=[.Z95]*1000000" office:value-type="float" office:value="20.143">
            <text:p>20.143</text:p>
          </table:table-cell>
          <table:table-cell table:formula="of:=[.AA95]*1000000" office:value-type="float" office:value="0">
            <text:p>0</text:p>
          </table:table-cell>
          <table:table-cell table:formula="of:=[.AB95]*1000000" office:value-type="float" office:value="0.000000000020236">
            <text:p>2.0236E-011</text:p>
          </table:table-cell>
          <table:table-cell table:formula="of:=[.AC95]*1000000" office:value-type="float" office:value="0.000000000050855">
            <text:p>5.0855E-011</text:p>
          </table:table-cell>
          <table:table-cell office:value-type="float" office:value="0.00062868">
            <text:p>0.00062868</text:p>
          </table:table-cell>
          <table:table-cell table:style-name="ce1" office:value-type="string">
            <text:p>7.8074e-05</text:p>
          </table:table-cell>
          <table:table-cell office:value-type="float" office:value="0.00066208">
            <text:p>0.00066208</text:p>
          </table:table-cell>
          <table:table-cell table:style-name="ce1" office:value-type="string">
            <text:p>8.9067e-06</text:p>
          </table:table-cell>
          <table:table-cell table:style-name="ce1" office:value-type="string">
            <text:p>3.4073e-08</text:p>
          </table:table-cell>
          <table:table-cell table:style-name="ce1" office:value-type="string">
            <text:p>9.4465e-19</text:p>
          </table:table-cell>
          <table:table-cell table:style-name="ce1" office:value-type="string">
            <text:p>5.0856e-17</text:p>
          </table:table-cell>
          <table:table-cell office:value-type="float" office:value="0.00062868">
            <text:p>0.00062868</text:p>
          </table:table-cell>
          <table:table-cell table:style-name="ce1" office:value-type="string">
            <text:p>7.8071e-05</text:p>
          </table:table-cell>
          <table:table-cell office:value-type="float" office:value="0.00066208">
            <text:p>0.00066208</text:p>
          </table:table-cell>
          <table:table-cell table:style-name="ce1" office:value-type="string">
            <text:p>2.0143e-05</text:p>
          </table:table-cell>
          <table:table-cell office:value-type="float" office:value="0">
            <text:p>0</text:p>
          </table:table-cell>
          <table:table-cell table:style-name="ce1" office:value-type="string">
            <text:p>2.0236e-17</text:p>
          </table:table-cell>
          <table:table-cell table:style-name="ce1" office:value-type="string">
            <text:p>5.0855e-17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P96]*1000000" office:value-type="float" office:value="623.93">
            <text:p>623.93</text:p>
          </table:table-cell>
          <table:table-cell table:formula="of:=[.Q96]*1000000" office:value-type="float" office:value="77.538">
            <text:p>77.538</text:p>
          </table:table-cell>
          <table:table-cell table:formula="of:=[.R96]*1000000" office:value-type="float" office:value="667.42">
            <text:p>667.42</text:p>
          </table:table-cell>
          <table:table-cell table:formula="of:=[.S96]*1000000" office:value-type="float" office:value="8.7644">
            <text:p>8.7644</text:p>
          </table:table-cell>
          <table:table-cell table:formula="of:=[.T96]*1000000" office:value-type="float" office:value="0.034204">
            <text:p>0.034204</text:p>
          </table:table-cell>
          <table:table-cell table:formula="of:=[.U96]*1000000" office:value-type="float" office:value="0.0000000000013191">
            <text:p>1.3191E-012</text:p>
          </table:table-cell>
          <table:table-cell table:formula="of:=[.V96]*1000000" office:value-type="float" office:value="0.000000000049324">
            <text:p>4.9324E-011</text:p>
          </table:table-cell>
          <table:table-cell table:formula="of:=[.W96]*1000000" office:value-type="float" office:value="623.93">
            <text:p>623.93</text:p>
          </table:table-cell>
          <table:table-cell table:formula="of:=[.X96]*1000000" office:value-type="float" office:value="77.535">
            <text:p>77.535</text:p>
          </table:table-cell>
          <table:table-cell table:formula="of:=[.Y96]*1000000" office:value-type="float" office:value="667.42">
            <text:p>667.42</text:p>
          </table:table-cell>
          <table:table-cell table:formula="of:=[.Z96]*1000000" office:value-type="float" office:value="20.143">
            <text:p>20.143</text:p>
          </table:table-cell>
          <table:table-cell table:formula="of:=[.AA96]*1000000" office:value-type="float" office:value="0">
            <text:p>0</text:p>
          </table:table-cell>
          <table:table-cell table:formula="of:=[.AB96]*1000000" office:value-type="float" office:value="0.00000000002109">
            <text:p>2.109E-011</text:p>
          </table:table-cell>
          <table:table-cell table:formula="of:=[.AC96]*1000000" office:value-type="float" office:value="0.000000000049323">
            <text:p>4.9323E-011</text:p>
          </table:table-cell>
          <table:table-cell office:value-type="float" office:value="0.00062393">
            <text:p>0.00062393</text:p>
          </table:table-cell>
          <table:table-cell table:style-name="ce1" office:value-type="string">
            <text:p>7.7538e-05</text:p>
          </table:table-cell>
          <table:table-cell office:value-type="float" office:value="0.00066742">
            <text:p>0.00066742</text:p>
          </table:table-cell>
          <table:table-cell table:style-name="ce1" office:value-type="string">
            <text:p>8.7644e-06</text:p>
          </table:table-cell>
          <table:table-cell table:style-name="ce1" office:value-type="string">
            <text:p>3.4204e-08</text:p>
          </table:table-cell>
          <table:table-cell table:style-name="ce1" office:value-type="string">
            <text:p>1.3191e-18</text:p>
          </table:table-cell>
          <table:table-cell table:style-name="ce1" office:value-type="string">
            <text:p>4.9324e-17</text:p>
          </table:table-cell>
          <table:table-cell office:value-type="float" office:value="0.00062393">
            <text:p>0.00062393</text:p>
          </table:table-cell>
          <table:table-cell table:style-name="ce1" office:value-type="string">
            <text:p>7.7535e-05</text:p>
          </table:table-cell>
          <table:table-cell office:value-type="float" office:value="0.00066742">
            <text:p>0.00066742</text:p>
          </table:table-cell>
          <table:table-cell table:style-name="ce1" office:value-type="string">
            <text:p>2.0143e-05</text:p>
          </table:table-cell>
          <table:table-cell office:value-type="float" office:value="0">
            <text:p>0</text:p>
          </table:table-cell>
          <table:table-cell table:style-name="ce1" office:value-type="string">
            <text:p>2.109e-17</text:p>
          </table:table-cell>
          <table:table-cell table:style-name="ce1" office:value-type="string">
            <text:p>4.9323e-17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P97]*1000000" office:value-type="float" office:value="619.22">
            <text:p>619.22</text:p>
          </table:table-cell>
          <table:table-cell table:formula="of:=[.Q97]*1000000" office:value-type="float" office:value="77.004">
            <text:p>77.004</text:p>
          </table:table-cell>
          <table:table-cell table:formula="of:=[.R97]*1000000" office:value-type="float" office:value="672.72">
            <text:p>672.72</text:p>
          </table:table-cell>
          <table:table-cell table:formula="of:=[.S97]*1000000" office:value-type="float" office:value="8.6236">
            <text:p>8.6236</text:p>
          </table:table-cell>
          <table:table-cell table:formula="of:=[.T97]*1000000" office:value-type="float" office:value="0.034333">
            <text:p>0.034333</text:p>
          </table:table-cell>
          <table:table-cell table:formula="of:=[.U97]*1000000" office:value-type="float" office:value="0.0000000000011764">
            <text:p>1.1764E-012</text:p>
          </table:table-cell>
          <table:table-cell table:formula="of:=[.V97]*1000000" office:value-type="float" office:value="0.000000000047838">
            <text:p>4.7838E-011</text:p>
          </table:table-cell>
          <table:table-cell table:formula="of:=[.W97]*1000000" office:value-type="float" office:value="619.22">
            <text:p>619.22</text:p>
          </table:table-cell>
          <table:table-cell table:formula="of:=[.X97]*1000000" office:value-type="float" office:value="77.001">
            <text:p>77.001</text:p>
          </table:table-cell>
          <table:table-cell table:formula="of:=[.Y97]*1000000" office:value-type="float" office:value="672.71">
            <text:p>672.71</text:p>
          </table:table-cell>
          <table:table-cell table:formula="of:=[.Z97]*1000000" office:value-type="float" office:value="20.143">
            <text:p>20.143</text:p>
          </table:table-cell>
          <table:table-cell table:formula="of:=[.AA97]*1000000" office:value-type="float" office:value="0">
            <text:p>0</text:p>
          </table:table-cell>
          <table:table-cell table:formula="of:=[.AB97]*1000000" office:value-type="float" office:value="0.000000000024222">
            <text:p>2.4222E-011</text:p>
          </table:table-cell>
          <table:table-cell table:formula="of:=[.AC97]*1000000" office:value-type="float" office:value="0.000000000047838">
            <text:p>4.7838E-011</text:p>
          </table:table-cell>
          <table:table-cell office:value-type="float" office:value="0.00061922">
            <text:p>0.00061922</text:p>
          </table:table-cell>
          <table:table-cell table:style-name="ce1" office:value-type="string">
            <text:p>7.7004e-05</text:p>
          </table:table-cell>
          <table:table-cell office:value-type="float" office:value="0.00067272">
            <text:p>0.00067272</text:p>
          </table:table-cell>
          <table:table-cell table:style-name="ce1" office:value-type="string">
            <text:p>8.6236e-06</text:p>
          </table:table-cell>
          <table:table-cell table:style-name="ce1" office:value-type="string">
            <text:p>3.4333e-08</text:p>
          </table:table-cell>
          <table:table-cell table:style-name="ce1" office:value-type="string">
            <text:p>1.1764e-18</text:p>
          </table:table-cell>
          <table:table-cell table:style-name="ce1" office:value-type="string">
            <text:p>4.7838e-17</text:p>
          </table:table-cell>
          <table:table-cell office:value-type="float" office:value="0.00061922">
            <text:p>0.00061922</text:p>
          </table:table-cell>
          <table:table-cell table:style-name="ce1" office:value-type="string">
            <text:p>7.7001e-05</text:p>
          </table:table-cell>
          <table:table-cell office:value-type="float" office:value="0.00067271">
            <text:p>0.00067271</text:p>
          </table:table-cell>
          <table:table-cell table:style-name="ce1" office:value-type="string">
            <text:p>2.0143e-05</text:p>
          </table:table-cell>
          <table:table-cell office:value-type="float" office:value="0">
            <text:p>0</text:p>
          </table:table-cell>
          <table:table-cell table:style-name="ce1" office:value-type="string">
            <text:p>2.4222e-17</text:p>
          </table:table-cell>
          <table:table-cell table:style-name="ce1" office:value-type="string">
            <text:p>4.7838e-17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P98]*1000000" office:value-type="float" office:value="614.56">
            <text:p>614.56</text:p>
          </table:table-cell>
          <table:table-cell table:formula="of:=[.Q98]*1000000" office:value-type="float" office:value="76.472">
            <text:p>76.472</text:p>
          </table:table-cell>
          <table:table-cell table:formula="of:=[.R98]*1000000" office:value-type="float" office:value="677.97">
            <text:p>677.97</text:p>
          </table:table-cell>
          <table:table-cell table:formula="of:=[.S98]*1000000" office:value-type="float" office:value="8.4843">
            <text:p>8.4843</text:p>
          </table:table-cell>
          <table:table-cell table:formula="of:=[.T98]*1000000" office:value-type="float" office:value="0.034459">
            <text:p>0.034459</text:p>
          </table:table-cell>
          <table:table-cell table:formula="of:=[.U98]*1000000" office:value-type="float" office:value="0.0000000000010692">
            <text:p>1.0692E-012</text:p>
          </table:table-cell>
          <table:table-cell table:formula="of:=[.V98]*1000000" office:value-type="float" office:value="0.000000000046398">
            <text:p>4.6398E-011</text:p>
          </table:table-cell>
          <table:table-cell table:formula="of:=[.W98]*1000000" office:value-type="float" office:value="614.56">
            <text:p>614.56</text:p>
          </table:table-cell>
          <table:table-cell table:formula="of:=[.X98]*1000000" office:value-type="float" office:value="76.468">
            <text:p>76.468</text:p>
          </table:table-cell>
          <table:table-cell table:formula="of:=[.Y98]*1000000" office:value-type="float" office:value="677.96">
            <text:p>677.96</text:p>
          </table:table-cell>
          <table:table-cell table:formula="of:=[.Z98]*1000000" office:value-type="float" office:value="20.143">
            <text:p>20.143</text:p>
          </table:table-cell>
          <table:table-cell table:formula="of:=[.AA98]*1000000" office:value-type="float" office:value="0">
            <text:p>0</text:p>
          </table:table-cell>
          <table:table-cell table:formula="of:=[.AB98]*1000000" office:value-type="float" office:value="0.000000000019299">
            <text:p>1.9299E-011</text:p>
          </table:table-cell>
          <table:table-cell table:formula="of:=[.AC98]*1000000" office:value-type="float" office:value="0.000000000046398">
            <text:p>4.6398E-011</text:p>
          </table:table-cell>
          <table:table-cell office:value-type="float" office:value="0.00061456">
            <text:p>0.00061456</text:p>
          </table:table-cell>
          <table:table-cell table:style-name="ce1" office:value-type="string">
            <text:p>7.6472e-05</text:p>
          </table:table-cell>
          <table:table-cell office:value-type="float" office:value="0.00067797">
            <text:p>0.00067797</text:p>
          </table:table-cell>
          <table:table-cell table:style-name="ce1" office:value-type="string">
            <text:p>8.4843e-06</text:p>
          </table:table-cell>
          <table:table-cell table:style-name="ce1" office:value-type="string">
            <text:p>3.4459e-08</text:p>
          </table:table-cell>
          <table:table-cell table:style-name="ce1" office:value-type="string">
            <text:p>1.0692e-18</text:p>
          </table:table-cell>
          <table:table-cell table:style-name="ce1" office:value-type="string">
            <text:p>4.6398e-17</text:p>
          </table:table-cell>
          <table:table-cell office:value-type="float" office:value="0.00061456">
            <text:p>0.00061456</text:p>
          </table:table-cell>
          <table:table-cell table:style-name="ce1" office:value-type="string">
            <text:p>7.6468e-05</text:p>
          </table:table-cell>
          <table:table-cell office:value-type="float" office:value="0.00067796">
            <text:p>0.00067796</text:p>
          </table:table-cell>
          <table:table-cell table:style-name="ce1" office:value-type="string">
            <text:p>2.01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9299e-17</text:p>
          </table:table-cell>
          <table:table-cell table:style-name="ce1" office:value-type="string">
            <text:p>4.6398e-17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P99]*1000000" office:value-type="float" office:value="609.94">
            <text:p>609.94</text:p>
          </table:table-cell>
          <table:table-cell table:formula="of:=[.Q99]*1000000" office:value-type="float" office:value="75.942">
            <text:p>75.942</text:p>
          </table:table-cell>
          <table:table-cell table:formula="of:=[.R99]*1000000" office:value-type="float" office:value="683.17">
            <text:p>683.17</text:p>
          </table:table-cell>
          <table:table-cell table:formula="of:=[.S99]*1000000" office:value-type="float" office:value="8.3464">
            <text:p>8.3464</text:p>
          </table:table-cell>
          <table:table-cell table:formula="of:=[.T99]*1000000" office:value-type="float" office:value="0.034582">
            <text:p>0.034582</text:p>
          </table:table-cell>
          <table:table-cell table:formula="of:=[.U99]*1000000" office:value-type="float" office:value="0.0000000000016647">
            <text:p>1.6647E-012</text:p>
          </table:table-cell>
          <table:table-cell table:formula="of:=[.V99]*1000000" office:value-type="float" office:value="0.000000000045002">
            <text:p>4.5002E-011</text:p>
          </table:table-cell>
          <table:table-cell table:formula="of:=[.W99]*1000000" office:value-type="float" office:value="609.94">
            <text:p>609.94</text:p>
          </table:table-cell>
          <table:table-cell table:formula="of:=[.X99]*1000000" office:value-type="float" office:value="75.938">
            <text:p>75.938</text:p>
          </table:table-cell>
          <table:table-cell table:formula="of:=[.Y99]*1000000" office:value-type="float" office:value="683.17">
            <text:p>683.17</text:p>
          </table:table-cell>
          <table:table-cell table:formula="of:=[.Z99]*1000000" office:value-type="float" office:value="20.143">
            <text:p>20.143</text:p>
          </table:table-cell>
          <table:table-cell table:formula="of:=[.AA99]*1000000" office:value-type="float" office:value="0">
            <text:p>0</text:p>
          </table:table-cell>
          <table:table-cell table:formula="of:=[.AB99]*1000000" office:value-type="float" office:value="0.000000000015388">
            <text:p>1.5388E-011</text:p>
          </table:table-cell>
          <table:table-cell table:formula="of:=[.AC99]*1000000" office:value-type="float" office:value="0.000000000045001">
            <text:p>4.5001E-011</text:p>
          </table:table-cell>
          <table:table-cell office:value-type="float" office:value="0.00060994">
            <text:p>0.00060994</text:p>
          </table:table-cell>
          <table:table-cell table:style-name="ce1" office:value-type="string">
            <text:p>7.5942e-05</text:p>
          </table:table-cell>
          <table:table-cell office:value-type="float" office:value="0.00068317">
            <text:p>0.00068317</text:p>
          </table:table-cell>
          <table:table-cell table:style-name="ce1" office:value-type="string">
            <text:p>8.3464e-06</text:p>
          </table:table-cell>
          <table:table-cell table:style-name="ce1" office:value-type="string">
            <text:p>3.4582e-08</text:p>
          </table:table-cell>
          <table:table-cell table:style-name="ce1" office:value-type="string">
            <text:p>1.6647e-18</text:p>
          </table:table-cell>
          <table:table-cell table:style-name="ce1" office:value-type="string">
            <text:p>4.5002e-17</text:p>
          </table:table-cell>
          <table:table-cell office:value-type="float" office:value="0.00060994">
            <text:p>0.00060994</text:p>
          </table:table-cell>
          <table:table-cell table:style-name="ce1" office:value-type="string">
            <text:p>7.5938e-05</text:p>
          </table:table-cell>
          <table:table-cell office:value-type="float" office:value="0.00068317">
            <text:p>0.00068317</text:p>
          </table:table-cell>
          <table:table-cell table:style-name="ce1" office:value-type="string">
            <text:p>2.01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5388e-17</text:p>
          </table:table-cell>
          <table:table-cell table:style-name="ce1" office:value-type="string">
            <text:p>4.5001e-17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P100]*1000000" office:value-type="float" office:value="605.36">
            <text:p>605.36</text:p>
          </table:table-cell>
          <table:table-cell table:formula="of:=[.Q100]*1000000" office:value-type="float" office:value="75.413">
            <text:p>75.413</text:p>
          </table:table-cell>
          <table:table-cell table:formula="of:=[.R100]*1000000" office:value-type="float" office:value="688.33">
            <text:p>688.33</text:p>
          </table:table-cell>
          <table:table-cell table:formula="of:=[.S100]*1000000" office:value-type="float" office:value="8.2099">
            <text:p>8.2099</text:p>
          </table:table-cell>
          <table:table-cell table:formula="of:=[.T100]*1000000" office:value-type="float" office:value="0.034702">
            <text:p>0.034702</text:p>
          </table:table-cell>
          <table:table-cell table:formula="of:=[.U100]*1000000" office:value-type="float" office:value="0.0000000000017834">
            <text:p>1.7834E-012</text:p>
          </table:table-cell>
          <table:table-cell table:formula="of:=[.V100]*1000000" office:value-type="float" office:value="0.000000000043648">
            <text:p>4.3648E-011</text:p>
          </table:table-cell>
          <table:table-cell table:formula="of:=[.W100]*1000000" office:value-type="float" office:value="605.36">
            <text:p>605.36</text:p>
          </table:table-cell>
          <table:table-cell table:formula="of:=[.X100]*1000000" office:value-type="float" office:value="75.41">
            <text:p>75.41</text:p>
          </table:table-cell>
          <table:table-cell table:formula="of:=[.Y100]*1000000" office:value-type="float" office:value="688.33">
            <text:p>688.33</text:p>
          </table:table-cell>
          <table:table-cell table:formula="of:=[.Z100]*1000000" office:value-type="float" office:value="20.143">
            <text:p>20.143</text:p>
          </table:table-cell>
          <table:table-cell table:formula="of:=[.AA100]*1000000" office:value-type="float" office:value="0">
            <text:p>0</text:p>
          </table:table-cell>
          <table:table-cell table:formula="of:=[.AB100]*1000000" office:value-type="float" office:value="0.000000000017551">
            <text:p>1.7551E-011</text:p>
          </table:table-cell>
          <table:table-cell table:formula="of:=[.AC100]*1000000" office:value-type="float" office:value="0.000000000043648">
            <text:p>4.3648E-011</text:p>
          </table:table-cell>
          <table:table-cell office:value-type="float" office:value="0.00060536">
            <text:p>0.00060536</text:p>
          </table:table-cell>
          <table:table-cell table:style-name="ce1" office:value-type="string">
            <text:p>7.5413e-05</text:p>
          </table:table-cell>
          <table:table-cell office:value-type="float" office:value="0.00068833">
            <text:p>0.00068833</text:p>
          </table:table-cell>
          <table:table-cell table:style-name="ce1" office:value-type="string">
            <text:p>8.2099e-06</text:p>
          </table:table-cell>
          <table:table-cell table:style-name="ce1" office:value-type="string">
            <text:p>3.4702e-08</text:p>
          </table:table-cell>
          <table:table-cell table:style-name="ce1" office:value-type="string">
            <text:p>1.7834e-18</text:p>
          </table:table-cell>
          <table:table-cell table:style-name="ce1" office:value-type="string">
            <text:p>4.3648e-17</text:p>
          </table:table-cell>
          <table:table-cell office:value-type="float" office:value="0.00060536">
            <text:p>0.00060536</text:p>
          </table:table-cell>
          <table:table-cell table:style-name="ce1" office:value-type="string">
            <text:p>7.541e-05</text:p>
          </table:table-cell>
          <table:table-cell office:value-type="float" office:value="0.00068833">
            <text:p>0.00068833</text:p>
          </table:table-cell>
          <table:table-cell table:style-name="ce1" office:value-type="string">
            <text:p>2.01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7551e-17</text:p>
          </table:table-cell>
          <table:table-cell table:style-name="ce1" office:value-type="string">
            <text:p>4.3648e-17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P101]*1000000" office:value-type="float" office:value="600.82">
            <text:p>600.82</text:p>
          </table:table-cell>
          <table:table-cell table:formula="of:=[.Q101]*1000000" office:value-type="float" office:value="74.887">
            <text:p>74.887</text:p>
          </table:table-cell>
          <table:table-cell table:formula="of:=[.R101]*1000000" office:value-type="float" office:value="693.45">
            <text:p>693.45</text:p>
          </table:table-cell>
          <table:table-cell table:formula="of:=[.S101]*1000000" office:value-type="float" office:value="8.075">
            <text:p>8.075</text:p>
          </table:table-cell>
          <table:table-cell table:formula="of:=[.T101]*1000000" office:value-type="float" office:value="0.03482">
            <text:p>0.03482</text:p>
          </table:table-cell>
          <table:table-cell table:formula="of:=[.U101]*1000000" office:value-type="float" office:value="0.0000000000010055">
            <text:p>1.0055E-012</text:p>
          </table:table-cell>
          <table:table-cell table:formula="of:=[.V101]*1000000" office:value-type="float" office:value="0.000000000042336">
            <text:p>4.2336E-011</text:p>
          </table:table-cell>
          <table:table-cell table:formula="of:=[.W101]*1000000" office:value-type="float" office:value="600.82">
            <text:p>600.82</text:p>
          </table:table-cell>
          <table:table-cell table:formula="of:=[.X101]*1000000" office:value-type="float" office:value="74.884">
            <text:p>74.884</text:p>
          </table:table-cell>
          <table:table-cell table:formula="of:=[.Y101]*1000000" office:value-type="float" office:value="693.44">
            <text:p>693.44</text:p>
          </table:table-cell>
          <table:table-cell table:formula="of:=[.Z101]*1000000" office:value-type="float" office:value="20.143">
            <text:p>20.143</text:p>
          </table:table-cell>
          <table:table-cell table:formula="of:=[.AA101]*1000000" office:value-type="float" office:value="0">
            <text:p>0</text:p>
          </table:table-cell>
          <table:table-cell table:formula="of:=[.AB101]*1000000" office:value-type="float" office:value="0.000000000019595">
            <text:p>1.9595E-011</text:p>
          </table:table-cell>
          <table:table-cell table:formula="of:=[.AC101]*1000000" office:value-type="float" office:value="0.000000000042335">
            <text:p>4.2335E-011</text:p>
          </table:table-cell>
          <table:table-cell office:value-type="float" office:value="0.00060082">
            <text:p>0.00060082</text:p>
          </table:table-cell>
          <table:table-cell table:style-name="ce1" office:value-type="string">
            <text:p>7.4887e-05</text:p>
          </table:table-cell>
          <table:table-cell office:value-type="float" office:value="0.00069345">
            <text:p>0.00069345</text:p>
          </table:table-cell>
          <table:table-cell table:style-name="ce1" office:value-type="string">
            <text:p>8.075e-06</text:p>
          </table:table-cell>
          <table:table-cell table:style-name="ce1" office:value-type="string">
            <text:p>3.482e-08</text:p>
          </table:table-cell>
          <table:table-cell table:style-name="ce1" office:value-type="string">
            <text:p>1.0055e-18</text:p>
          </table:table-cell>
          <table:table-cell table:style-name="ce1" office:value-type="string">
            <text:p>4.2336e-17</text:p>
          </table:table-cell>
          <table:table-cell office:value-type="float" office:value="0.00060082">
            <text:p>0.00060082</text:p>
          </table:table-cell>
          <table:table-cell table:style-name="ce1" office:value-type="string">
            <text:p>7.4884e-05</text:p>
          </table:table-cell>
          <table:table-cell office:value-type="float" office:value="0.00069344">
            <text:p>0.00069344</text:p>
          </table:table-cell>
          <table:table-cell table:style-name="ce1" office:value-type="string">
            <text:p>2.01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9595e-17</text:p>
          </table:table-cell>
          <table:table-cell table:style-name="ce1" office:value-type="string">
            <text:p>4.2335e-17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P102]*1000000" office:value-type="float" office:value="596.33">
            <text:p>596.33</text:p>
          </table:table-cell>
          <table:table-cell table:formula="of:=[.Q102]*1000000" office:value-type="float" office:value="74.363">
            <text:p>74.363</text:p>
          </table:table-cell>
          <table:table-cell table:formula="of:=[.R102]*1000000" office:value-type="float" office:value="698.52">
            <text:p>698.52</text:p>
          </table:table-cell>
          <table:table-cell table:formula="of:=[.S102]*1000000" office:value-type="float" office:value="7.9415">
            <text:p>7.9415</text:p>
          </table:table-cell>
          <table:table-cell table:formula="of:=[.T102]*1000000" office:value-type="float" office:value="0.034936">
            <text:p>0.034936</text:p>
          </table:table-cell>
          <table:table-cell table:formula="of:=[.U102]*1000000" office:value-type="float" office:value="0.0000000000012782">
            <text:p>1.2782E-012</text:p>
          </table:table-cell>
          <table:table-cell table:formula="of:=[.V102]*1000000" office:value-type="float" office:value="0.000000000041063">
            <text:p>4.1063E-011</text:p>
          </table:table-cell>
          <table:table-cell table:formula="of:=[.W102]*1000000" office:value-type="float" office:value="596.32">
            <text:p>596.32</text:p>
          </table:table-cell>
          <table:table-cell table:formula="of:=[.X102]*1000000" office:value-type="float" office:value="74.36">
            <text:p>74.36</text:p>
          </table:table-cell>
          <table:table-cell table:formula="of:=[.Y102]*1000000" office:value-type="float" office:value="698.51">
            <text:p>698.51</text:p>
          </table:table-cell>
          <table:table-cell table:formula="of:=[.Z102]*1000000" office:value-type="float" office:value="20.143">
            <text:p>20.143</text:p>
          </table:table-cell>
          <table:table-cell table:formula="of:=[.AA102]*1000000" office:value-type="float" office:value="0">
            <text:p>0</text:p>
          </table:table-cell>
          <table:table-cell table:formula="of:=[.AB102]*1000000" office:value-type="float" office:value="0.000000000019579">
            <text:p>1.9579E-011</text:p>
          </table:table-cell>
          <table:table-cell table:formula="of:=[.AC102]*1000000" office:value-type="float" office:value="0.000000000041063">
            <text:p>4.1063E-011</text:p>
          </table:table-cell>
          <table:table-cell office:value-type="float" office:value="0.00059633">
            <text:p>0.00059633</text:p>
          </table:table-cell>
          <table:table-cell table:style-name="ce1" office:value-type="string">
            <text:p>7.4363e-05</text:p>
          </table:table-cell>
          <table:table-cell office:value-type="float" office:value="0.00069852">
            <text:p>0.00069852</text:p>
          </table:table-cell>
          <table:table-cell table:style-name="ce1" office:value-type="string">
            <text:p>7.9415e-06</text:p>
          </table:table-cell>
          <table:table-cell table:style-name="ce1" office:value-type="string">
            <text:p>3.4936e-08</text:p>
          </table:table-cell>
          <table:table-cell table:style-name="ce1" office:value-type="string">
            <text:p>1.2782e-18</text:p>
          </table:table-cell>
          <table:table-cell table:style-name="ce1" office:value-type="string">
            <text:p>4.1063e-17</text:p>
          </table:table-cell>
          <table:table-cell office:value-type="float" office:value="0.00059632">
            <text:p>0.00059632</text:p>
          </table:table-cell>
          <table:table-cell table:style-name="ce1" office:value-type="string">
            <text:p>7.436e-05</text:p>
          </table:table-cell>
          <table:table-cell office:value-type="float" office:value="0.00069851">
            <text:p>0.00069851</text:p>
          </table:table-cell>
          <table:table-cell table:style-name="ce1" office:value-type="string">
            <text:p>2.01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9579e-17</text:p>
          </table:table-cell>
          <table:table-cell table:style-name="ce1" office:value-type="string">
            <text:p>4.1063e-17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P103]*1000000" office:value-type="float" office:value="591.87">
            <text:p>591.87</text:p>
          </table:table-cell>
          <table:table-cell table:formula="of:=[.Q103]*1000000" office:value-type="float" office:value="73.841">
            <text:p>73.841</text:p>
          </table:table-cell>
          <table:table-cell table:formula="of:=[.R103]*1000000" office:value-type="float" office:value="703.54">
            <text:p>703.54</text:p>
          </table:table-cell>
          <table:table-cell table:formula="of:=[.S103]*1000000" office:value-type="float" office:value="7.8095">
            <text:p>7.8095</text:p>
          </table:table-cell>
          <table:table-cell table:formula="of:=[.T103]*1000000" office:value-type="float" office:value="0.035049">
            <text:p>0.035049</text:p>
          </table:table-cell>
          <table:table-cell table:formula="of:=[.U103]*1000000" office:value-type="float" office:value="0.0000000000011067">
            <text:p>1.1067E-012</text:p>
          </table:table-cell>
          <table:table-cell table:formula="of:=[.V103]*1000000" office:value-type="float" office:value="0.00000000003983">
            <text:p>3.983E-011</text:p>
          </table:table-cell>
          <table:table-cell table:formula="of:=[.W103]*1000000" office:value-type="float" office:value="591.87">
            <text:p>591.87</text:p>
          </table:table-cell>
          <table:table-cell table:formula="of:=[.X103]*1000000" office:value-type="float" office:value="73.838">
            <text:p>73.838</text:p>
          </table:table-cell>
          <table:table-cell table:formula="of:=[.Y103]*1000000" office:value-type="float" office:value="703.53">
            <text:p>703.53</text:p>
          </table:table-cell>
          <table:table-cell table:formula="of:=[.Z103]*1000000" office:value-type="float" office:value="20.143">
            <text:p>20.143</text:p>
          </table:table-cell>
          <table:table-cell table:formula="of:=[.AA103]*1000000" office:value-type="float" office:value="0">
            <text:p>0</text:p>
          </table:table-cell>
          <table:table-cell table:formula="of:=[.AB103]*1000000" office:value-type="float" office:value="0.000000000017025">
            <text:p>1.7025E-011</text:p>
          </table:table-cell>
          <table:table-cell table:formula="of:=[.AC103]*1000000" office:value-type="float" office:value="0.000000000039829">
            <text:p>3.9829E-011</text:p>
          </table:table-cell>
          <table:table-cell office:value-type="float" office:value="0.00059187">
            <text:p>0.00059187</text:p>
          </table:table-cell>
          <table:table-cell table:style-name="ce1" office:value-type="string">
            <text:p>7.3841e-05</text:p>
          </table:table-cell>
          <table:table-cell office:value-type="float" office:value="0.00070354">
            <text:p>0.00070354</text:p>
          </table:table-cell>
          <table:table-cell table:style-name="ce1" office:value-type="string">
            <text:p>7.8095e-06</text:p>
          </table:table-cell>
          <table:table-cell table:style-name="ce1" office:value-type="string">
            <text:p>3.5049e-08</text:p>
          </table:table-cell>
          <table:table-cell table:style-name="ce1" office:value-type="string">
            <text:p>1.1067e-18</text:p>
          </table:table-cell>
          <table:table-cell table:style-name="ce1" office:value-type="string">
            <text:p>3.983e-17</text:p>
          </table:table-cell>
          <table:table-cell office:value-type="float" office:value="0.00059187">
            <text:p>0.00059187</text:p>
          </table:table-cell>
          <table:table-cell table:style-name="ce1" office:value-type="string">
            <text:p>7.3838e-05</text:p>
          </table:table-cell>
          <table:table-cell office:value-type="float" office:value="0.00070353">
            <text:p>0.00070353</text:p>
          </table:table-cell>
          <table:table-cell table:style-name="ce1" office:value-type="string">
            <text:p>2.01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7025e-17</text:p>
          </table:table-cell>
          <table:table-cell table:style-name="ce1" office:value-type="string">
            <text:p>3.9829e-17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P104]*1000000" office:value-type="float" office:value="587.45">
            <text:p>587.45</text:p>
          </table:table-cell>
          <table:table-cell table:formula="of:=[.Q104]*1000000" office:value-type="float" office:value="73.322">
            <text:p>73.322</text:p>
          </table:table-cell>
          <table:table-cell table:formula="of:=[.R104]*1000000" office:value-type="float" office:value="708.52">
            <text:p>708.52</text:p>
          </table:table-cell>
          <table:table-cell table:formula="of:=[.S104]*1000000" office:value-type="float" office:value="7.6791">
            <text:p>7.6791</text:p>
          </table:table-cell>
          <table:table-cell table:formula="of:=[.T104]*1000000" office:value-type="float" office:value="0.03516">
            <text:p>0.03516</text:p>
          </table:table-cell>
          <table:table-cell table:formula="of:=[.U104]*1000000" office:value-type="float" office:value="0.0000000000010622">
            <text:p>1.0622E-012</text:p>
          </table:table-cell>
          <table:table-cell table:formula="of:=[.V104]*1000000" office:value-type="float" office:value="0.000000000038634">
            <text:p>3.8634E-011</text:p>
          </table:table-cell>
          <table:table-cell table:formula="of:=[.W104]*1000000" office:value-type="float" office:value="587.45">
            <text:p>587.45</text:p>
          </table:table-cell>
          <table:table-cell table:formula="of:=[.X104]*1000000" office:value-type="float" office:value="73.318">
            <text:p>73.318</text:p>
          </table:table-cell>
          <table:table-cell table:formula="of:=[.Y104]*1000000" office:value-type="float" office:value="708.51">
            <text:p>708.51</text:p>
          </table:table-cell>
          <table:table-cell table:formula="of:=[.Z104]*1000000" office:value-type="float" office:value="20.142">
            <text:p>20.142</text:p>
          </table:table-cell>
          <table:table-cell table:formula="of:=[.AA104]*1000000" office:value-type="float" office:value="0">
            <text:p>0</text:p>
          </table:table-cell>
          <table:table-cell table:formula="of:=[.AB104]*1000000" office:value-type="float" office:value="0.000000000018253">
            <text:p>1.8253E-011</text:p>
          </table:table-cell>
          <table:table-cell table:formula="of:=[.AC104]*1000000" office:value-type="float" office:value="0.000000000038633">
            <text:p>3.8633E-011</text:p>
          </table:table-cell>
          <table:table-cell office:value-type="float" office:value="0.00058745">
            <text:p>0.00058745</text:p>
          </table:table-cell>
          <table:table-cell table:style-name="ce1" office:value-type="string">
            <text:p>7.3322e-05</text:p>
          </table:table-cell>
          <table:table-cell office:value-type="float" office:value="0.00070852">
            <text:p>0.00070852</text:p>
          </table:table-cell>
          <table:table-cell table:style-name="ce1" office:value-type="string">
            <text:p>7.6791e-06</text:p>
          </table:table-cell>
          <table:table-cell table:style-name="ce1" office:value-type="string">
            <text:p>3.516e-08</text:p>
          </table:table-cell>
          <table:table-cell table:style-name="ce1" office:value-type="string">
            <text:p>1.0622e-18</text:p>
          </table:table-cell>
          <table:table-cell table:style-name="ce1" office:value-type="string">
            <text:p>3.8634e-17</text:p>
          </table:table-cell>
          <table:table-cell office:value-type="float" office:value="0.00058745">
            <text:p>0.00058745</text:p>
          </table:table-cell>
          <table:table-cell table:style-name="ce1" office:value-type="string">
            <text:p>7.3318e-05</text:p>
          </table:table-cell>
          <table:table-cell office:value-type="float" office:value="0.00070851">
            <text:p>0.00070851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8253e-17</text:p>
          </table:table-cell>
          <table:table-cell table:style-name="ce1" office:value-type="string">
            <text:p>3.8633e-17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P105]*1000000" office:value-type="float" office:value="583.08">
            <text:p>583.08</text:p>
          </table:table-cell>
          <table:table-cell table:formula="of:=[.Q105]*1000000" office:value-type="float" office:value="72.804">
            <text:p>72.804</text:p>
          </table:table-cell>
          <table:table-cell table:formula="of:=[.R105]*1000000" office:value-type="float" office:value="713.46">
            <text:p>713.46</text:p>
          </table:table-cell>
          <table:table-cell table:formula="of:=[.S105]*1000000" office:value-type="float" office:value="7.5502">
            <text:p>7.5502</text:p>
          </table:table-cell>
          <table:table-cell table:formula="of:=[.T105]*1000000" office:value-type="float" office:value="0.035268">
            <text:p>0.035268</text:p>
          </table:table-cell>
          <table:table-cell table:formula="of:=[.U105]*1000000" office:value-type="float" office:value="0.0000000000010581">
            <text:p>1.0581E-012</text:p>
          </table:table-cell>
          <table:table-cell table:formula="of:=[.V105]*1000000" office:value-type="float" office:value="0.000000000037474">
            <text:p>3.7474E-011</text:p>
          </table:table-cell>
          <table:table-cell table:formula="of:=[.W105]*1000000" office:value-type="float" office:value="583.08">
            <text:p>583.08</text:p>
          </table:table-cell>
          <table:table-cell table:formula="of:=[.X105]*1000000" office:value-type="float" office:value="72.8">
            <text:p>72.8</text:p>
          </table:table-cell>
          <table:table-cell table:formula="of:=[.Y105]*1000000" office:value-type="float" office:value="713.45">
            <text:p>713.45</text:p>
          </table:table-cell>
          <table:table-cell table:formula="of:=[.Z105]*1000000" office:value-type="float" office:value="20.142">
            <text:p>20.142</text:p>
          </table:table-cell>
          <table:table-cell table:formula="of:=[.AA105]*1000000" office:value-type="float" office:value="0">
            <text:p>0</text:p>
          </table:table-cell>
          <table:table-cell table:formula="of:=[.AB105]*1000000" office:value-type="float" office:value="0.000000000017581">
            <text:p>1.7581E-011</text:p>
          </table:table-cell>
          <table:table-cell table:formula="of:=[.AC105]*1000000" office:value-type="float" office:value="0.000000000037474">
            <text:p>3.7474E-011</text:p>
          </table:table-cell>
          <table:table-cell office:value-type="float" office:value="0.00058308">
            <text:p>0.00058308</text:p>
          </table:table-cell>
          <table:table-cell table:style-name="ce1" office:value-type="string">
            <text:p>7.2804e-05</text:p>
          </table:table-cell>
          <table:table-cell office:value-type="float" office:value="0.00071346">
            <text:p>0.00071346</text:p>
          </table:table-cell>
          <table:table-cell table:style-name="ce1" office:value-type="string">
            <text:p>7.5502e-06</text:p>
          </table:table-cell>
          <table:table-cell table:style-name="ce1" office:value-type="string">
            <text:p>3.5268e-08</text:p>
          </table:table-cell>
          <table:table-cell table:style-name="ce1" office:value-type="string">
            <text:p>1.0581e-18</text:p>
          </table:table-cell>
          <table:table-cell table:style-name="ce1" office:value-type="string">
            <text:p>3.7474e-17</text:p>
          </table:table-cell>
          <table:table-cell office:value-type="float" office:value="0.00058308">
            <text:p>0.00058308</text:p>
          </table:table-cell>
          <table:table-cell table:style-name="ce1" office:value-type="string">
            <text:p>7.28e-05</text:p>
          </table:table-cell>
          <table:table-cell office:value-type="float" office:value="0.00071345">
            <text:p>0.00071345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7581e-17</text:p>
          </table:table-cell>
          <table:table-cell table:style-name="ce1" office:value-type="string">
            <text:p>3.7474e-17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P106]*1000000" office:value-type="float" office:value="578.74">
            <text:p>578.74</text:p>
          </table:table-cell>
          <table:table-cell table:formula="of:=[.Q106]*1000000" office:value-type="float" office:value="72.289">
            <text:p>72.289</text:p>
          </table:table-cell>
          <table:table-cell table:formula="of:=[.R106]*1000000" office:value-type="float" office:value="718.35">
            <text:p>718.35</text:p>
          </table:table-cell>
          <table:table-cell table:formula="of:=[.S106]*1000000" office:value-type="float" office:value="7.4227">
            <text:p>7.4227</text:p>
          </table:table-cell>
          <table:table-cell table:formula="of:=[.T106]*1000000" office:value-type="float" office:value="0.035374">
            <text:p>0.035374</text:p>
          </table:table-cell>
          <table:table-cell table:formula="of:=[.U106]*1000000" office:value-type="float" office:value="0.00000000000076039">
            <text:p>7.6039E-013</text:p>
          </table:table-cell>
          <table:table-cell table:formula="of:=[.V106]*1000000" office:value-type="float" office:value="0.00000000003635">
            <text:p>3.635E-011</text:p>
          </table:table-cell>
          <table:table-cell table:formula="of:=[.W106]*1000000" office:value-type="float" office:value="578.74">
            <text:p>578.74</text:p>
          </table:table-cell>
          <table:table-cell table:formula="of:=[.X106]*1000000" office:value-type="float" office:value="72.285">
            <text:p>72.285</text:p>
          </table:table-cell>
          <table:table-cell table:formula="of:=[.Y106]*1000000" office:value-type="float" office:value="718.35">
            <text:p>718.35</text:p>
          </table:table-cell>
          <table:table-cell table:formula="of:=[.Z106]*1000000" office:value-type="float" office:value="20.142">
            <text:p>20.142</text:p>
          </table:table-cell>
          <table:table-cell table:formula="of:=[.AA106]*1000000" office:value-type="float" office:value="0">
            <text:p>0</text:p>
          </table:table-cell>
          <table:table-cell table:formula="of:=[.AB106]*1000000" office:value-type="float" office:value="0.000000000017047">
            <text:p>1.7047E-011</text:p>
          </table:table-cell>
          <table:table-cell table:formula="of:=[.AC106]*1000000" office:value-type="float" office:value="0.00000000003635">
            <text:p>3.635E-011</text:p>
          </table:table-cell>
          <table:table-cell office:value-type="float" office:value="0.00057874">
            <text:p>0.00057874</text:p>
          </table:table-cell>
          <table:table-cell table:style-name="ce1" office:value-type="string">
            <text:p>7.2289e-05</text:p>
          </table:table-cell>
          <table:table-cell office:value-type="float" office:value="0.00071835">
            <text:p>0.00071835</text:p>
          </table:table-cell>
          <table:table-cell table:style-name="ce1" office:value-type="string">
            <text:p>7.4227e-06</text:p>
          </table:table-cell>
          <table:table-cell table:style-name="ce1" office:value-type="string">
            <text:p>3.5374e-08</text:p>
          </table:table-cell>
          <table:table-cell table:style-name="ce1" office:value-type="string">
            <text:p>7.6039e-19</text:p>
          </table:table-cell>
          <table:table-cell table:style-name="ce1" office:value-type="string">
            <text:p>3.635e-17</text:p>
          </table:table-cell>
          <table:table-cell office:value-type="float" office:value="0.00057874">
            <text:p>0.00057874</text:p>
          </table:table-cell>
          <table:table-cell table:style-name="ce1" office:value-type="string">
            <text:p>7.2285e-05</text:p>
          </table:table-cell>
          <table:table-cell office:value-type="float" office:value="0.00071835">
            <text:p>0.00071835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7047e-17</text:p>
          </table:table-cell>
          <table:table-cell table:style-name="ce1" office:value-type="string">
            <text:p>3.635e-17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P107]*1000000" office:value-type="float" office:value="574.45">
            <text:p>574.45</text:p>
          </table:table-cell>
          <table:table-cell table:formula="of:=[.Q107]*1000000" office:value-type="float" office:value="71.776">
            <text:p>71.776</text:p>
          </table:table-cell>
          <table:table-cell table:formula="of:=[.R107]*1000000" office:value-type="float" office:value="723.21">
            <text:p>723.21</text:p>
          </table:table-cell>
          <table:table-cell table:formula="of:=[.S107]*1000000" office:value-type="float" office:value="7.2969">
            <text:p>7.2969</text:p>
          </table:table-cell>
          <table:table-cell table:formula="of:=[.T107]*1000000" office:value-type="float" office:value="0.035478">
            <text:p>0.035478</text:p>
          </table:table-cell>
          <table:table-cell table:formula="of:=[.U107]*1000000" office:value-type="float" office:value="0.00000000000068235">
            <text:p>6.8235E-013</text:p>
          </table:table-cell>
          <table:table-cell table:formula="of:=[.V107]*1000000" office:value-type="float" office:value="0.00000000003526">
            <text:p>3.526E-011</text:p>
          </table:table-cell>
          <table:table-cell table:formula="of:=[.W107]*1000000" office:value-type="float" office:value="574.45">
            <text:p>574.45</text:p>
          </table:table-cell>
          <table:table-cell table:formula="of:=[.X107]*1000000" office:value-type="float" office:value="71.772">
            <text:p>71.772</text:p>
          </table:table-cell>
          <table:table-cell table:formula="of:=[.Y107]*1000000" office:value-type="float" office:value="723.2">
            <text:p>723.2</text:p>
          </table:table-cell>
          <table:table-cell table:formula="of:=[.Z107]*1000000" office:value-type="float" office:value="20.142">
            <text:p>20.142</text:p>
          </table:table-cell>
          <table:table-cell table:formula="of:=[.AA107]*1000000" office:value-type="float" office:value="0">
            <text:p>0</text:p>
          </table:table-cell>
          <table:table-cell table:formula="of:=[.AB107]*1000000" office:value-type="float" office:value="0.000000000016755">
            <text:p>1.6755E-011</text:p>
          </table:table-cell>
          <table:table-cell table:formula="of:=[.AC107]*1000000" office:value-type="float" office:value="0.00000000003526">
            <text:p>3.526E-011</text:p>
          </table:table-cell>
          <table:table-cell office:value-type="float" office:value="0.00057445">
            <text:p>0.00057445</text:p>
          </table:table-cell>
          <table:table-cell table:style-name="ce1" office:value-type="string">
            <text:p>7.1776e-05</text:p>
          </table:table-cell>
          <table:table-cell office:value-type="float" office:value="0.00072321">
            <text:p>0.00072321</text:p>
          </table:table-cell>
          <table:table-cell table:style-name="ce1" office:value-type="string">
            <text:p>7.2969e-06</text:p>
          </table:table-cell>
          <table:table-cell table:style-name="ce1" office:value-type="string">
            <text:p>3.5478e-08</text:p>
          </table:table-cell>
          <table:table-cell table:style-name="ce1" office:value-type="string">
            <text:p>6.8235e-19</text:p>
          </table:table-cell>
          <table:table-cell table:style-name="ce1" office:value-type="string">
            <text:p>3.526e-17</text:p>
          </table:table-cell>
          <table:table-cell office:value-type="float" office:value="0.00057445">
            <text:p>0.00057445</text:p>
          </table:table-cell>
          <table:table-cell table:style-name="ce1" office:value-type="string">
            <text:p>7.1772e-05</text:p>
          </table:table-cell>
          <table:table-cell office:value-type="float" office:value="0.0007232">
            <text:p>0.0007232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6755e-17</text:p>
          </table:table-cell>
          <table:table-cell table:style-name="ce1" office:value-type="string">
            <text:p>3.526e-17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P108]*1000000" office:value-type="float" office:value="570.19">
            <text:p>570.19</text:p>
          </table:table-cell>
          <table:table-cell table:formula="of:=[.Q108]*1000000" office:value-type="float" office:value="71.265">
            <text:p>71.265</text:p>
          </table:table-cell>
          <table:table-cell table:formula="of:=[.R108]*1000000" office:value-type="float" office:value="728.02">
            <text:p>728.02</text:p>
          </table:table-cell>
          <table:table-cell table:formula="of:=[.S108]*1000000" office:value-type="float" office:value="7.1725">
            <text:p>7.1725</text:p>
          </table:table-cell>
          <table:table-cell table:formula="of:=[.T108]*1000000" office:value-type="float" office:value="0.03558">
            <text:p>0.03558</text:p>
          </table:table-cell>
          <table:table-cell table:formula="of:=[.U108]*1000000" office:value-type="float" office:value="0.00000000000039049">
            <text:p>3.9049E-013</text:p>
          </table:table-cell>
          <table:table-cell table:formula="of:=[.V108]*1000000" office:value-type="float" office:value="0.000000000034203">
            <text:p>3.4203E-011</text:p>
          </table:table-cell>
          <table:table-cell table:formula="of:=[.W108]*1000000" office:value-type="float" office:value="570.19">
            <text:p>570.19</text:p>
          </table:table-cell>
          <table:table-cell table:formula="of:=[.X108]*1000000" office:value-type="float" office:value="71.261">
            <text:p>71.261</text:p>
          </table:table-cell>
          <table:table-cell table:formula="of:=[.Y108]*1000000" office:value-type="float" office:value="728.01">
            <text:p>728.01</text:p>
          </table:table-cell>
          <table:table-cell table:formula="of:=[.Z108]*1000000" office:value-type="float" office:value="20.142">
            <text:p>20.142</text:p>
          </table:table-cell>
          <table:table-cell table:formula="of:=[.AA108]*1000000" office:value-type="float" office:value="0">
            <text:p>0</text:p>
          </table:table-cell>
          <table:table-cell table:formula="of:=[.AB108]*1000000" office:value-type="float" office:value="0.000000000017641">
            <text:p>1.7641E-011</text:p>
          </table:table-cell>
          <table:table-cell table:formula="of:=[.AC108]*1000000" office:value-type="float" office:value="0.000000000034203">
            <text:p>3.4203E-011</text:p>
          </table:table-cell>
          <table:table-cell office:value-type="float" office:value="0.00057019">
            <text:p>0.00057019</text:p>
          </table:table-cell>
          <table:table-cell table:style-name="ce1" office:value-type="string">
            <text:p>7.1265e-05</text:p>
          </table:table-cell>
          <table:table-cell office:value-type="float" office:value="0.00072802">
            <text:p>0.00072802</text:p>
          </table:table-cell>
          <table:table-cell table:style-name="ce1" office:value-type="string">
            <text:p>7.1725e-06</text:p>
          </table:table-cell>
          <table:table-cell table:style-name="ce1" office:value-type="string">
            <text:p>3.558e-08</text:p>
          </table:table-cell>
          <table:table-cell table:style-name="ce1" office:value-type="string">
            <text:p>3.9049e-19</text:p>
          </table:table-cell>
          <table:table-cell table:style-name="ce1" office:value-type="string">
            <text:p>3.4203e-17</text:p>
          </table:table-cell>
          <table:table-cell office:value-type="float" office:value="0.00057019">
            <text:p>0.00057019</text:p>
          </table:table-cell>
          <table:table-cell table:style-name="ce1" office:value-type="string">
            <text:p>7.1261e-05</text:p>
          </table:table-cell>
          <table:table-cell office:value-type="float" office:value="0.00072801">
            <text:p>0.00072801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7641e-17</text:p>
          </table:table-cell>
          <table:table-cell table:style-name="ce1" office:value-type="string">
            <text:p>3.4203e-17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P109]*1000000" office:value-type="float" office:value="565.97">
            <text:p>565.97</text:p>
          </table:table-cell>
          <table:table-cell table:formula="of:=[.Q109]*1000000" office:value-type="float" office:value="70.757">
            <text:p>70.757</text:p>
          </table:table-cell>
          <table:table-cell table:formula="of:=[.R109]*1000000" office:value-type="float" office:value="732.78">
            <text:p>732.78</text:p>
          </table:table-cell>
          <table:table-cell table:formula="of:=[.S109]*1000000" office:value-type="float" office:value="7.0497">
            <text:p>7.0497</text:p>
          </table:table-cell>
          <table:table-cell table:formula="of:=[.T109]*1000000" office:value-type="float" office:value="0.035681">
            <text:p>0.035681</text:p>
          </table:table-cell>
          <table:table-cell table:formula="of:=[.U109]*1000000" office:value-type="float" office:value="0.00000000000025888">
            <text:p>2.5888E-013</text:p>
          </table:table-cell>
          <table:table-cell table:formula="of:=[.V109]*1000000" office:value-type="float" office:value="0.000000000033179">
            <text:p>3.3179E-011</text:p>
          </table:table-cell>
          <table:table-cell table:formula="of:=[.W109]*1000000" office:value-type="float" office:value="565.97">
            <text:p>565.97</text:p>
          </table:table-cell>
          <table:table-cell table:formula="of:=[.X109]*1000000" office:value-type="float" office:value="70.753">
            <text:p>70.753</text:p>
          </table:table-cell>
          <table:table-cell table:formula="of:=[.Y109]*1000000" office:value-type="float" office:value="732.77">
            <text:p>732.77</text:p>
          </table:table-cell>
          <table:table-cell table:formula="of:=[.Z109]*1000000" office:value-type="float" office:value="20.142">
            <text:p>20.142</text:p>
          </table:table-cell>
          <table:table-cell table:formula="of:=[.AA109]*1000000" office:value-type="float" office:value="0">
            <text:p>0</text:p>
          </table:table-cell>
          <table:table-cell table:formula="of:=[.AB109]*1000000" office:value-type="float" office:value="0.00000000001802">
            <text:p>1.802E-011</text:p>
          </table:table-cell>
          <table:table-cell table:formula="of:=[.AC109]*1000000" office:value-type="float" office:value="0.000000000033178">
            <text:p>3.3178E-011</text:p>
          </table:table-cell>
          <table:table-cell office:value-type="float" office:value="0.00056597">
            <text:p>0.00056597</text:p>
          </table:table-cell>
          <table:table-cell table:style-name="ce1" office:value-type="string">
            <text:p>7.0757e-05</text:p>
          </table:table-cell>
          <table:table-cell office:value-type="float" office:value="0.00073278">
            <text:p>0.00073278</text:p>
          </table:table-cell>
          <table:table-cell table:style-name="ce1" office:value-type="string">
            <text:p>7.0497e-06</text:p>
          </table:table-cell>
          <table:table-cell table:style-name="ce1" office:value-type="string">
            <text:p>3.5681e-08</text:p>
          </table:table-cell>
          <table:table-cell table:style-name="ce1" office:value-type="string">
            <text:p>2.5888e-19</text:p>
          </table:table-cell>
          <table:table-cell table:style-name="ce1" office:value-type="string">
            <text:p>3.3179e-17</text:p>
          </table:table-cell>
          <table:table-cell office:value-type="float" office:value="0.00056597">
            <text:p>0.00056597</text:p>
          </table:table-cell>
          <table:table-cell table:style-name="ce1" office:value-type="string">
            <text:p>7.0753e-05</text:p>
          </table:table-cell>
          <table:table-cell office:value-type="float" office:value="0.00073277">
            <text:p>0.00073277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802e-17</text:p>
          </table:table-cell>
          <table:table-cell table:style-name="ce1" office:value-type="string">
            <text:p>3.3178e-17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P110]*1000000" office:value-type="float" office:value="561.79">
            <text:p>561.79</text:p>
          </table:table-cell>
          <table:table-cell table:formula="of:=[.Q110]*1000000" office:value-type="float" office:value="70.251">
            <text:p>70.251</text:p>
          </table:table-cell>
          <table:table-cell table:formula="of:=[.R110]*1000000" office:value-type="float" office:value="737.51">
            <text:p>737.51</text:p>
          </table:table-cell>
          <table:table-cell table:formula="of:=[.S110]*1000000" office:value-type="float" office:value="6.9285">
            <text:p>6.9285</text:p>
          </table:table-cell>
          <table:table-cell table:formula="of:=[.T110]*1000000" office:value-type="float" office:value="0.035779">
            <text:p>0.035779</text:p>
          </table:table-cell>
          <table:table-cell table:formula="of:=[.U110]*1000000" office:value-type="float" office:value="0.00000000000037183">
            <text:p>3.7183E-013</text:p>
          </table:table-cell>
          <table:table-cell table:formula="of:=[.V110]*1000000" office:value-type="float" office:value="0.000000000032185">
            <text:p>3.2185E-011</text:p>
          </table:table-cell>
          <table:table-cell table:formula="of:=[.W110]*1000000" office:value-type="float" office:value="561.79">
            <text:p>561.79</text:p>
          </table:table-cell>
          <table:table-cell table:formula="of:=[.X110]*1000000" office:value-type="float" office:value="70.247">
            <text:p>70.247</text:p>
          </table:table-cell>
          <table:table-cell table:formula="of:=[.Y110]*1000000" office:value-type="float" office:value="737.5">
            <text:p>737.5</text:p>
          </table:table-cell>
          <table:table-cell table:formula="of:=[.Z110]*1000000" office:value-type="float" office:value="20.142">
            <text:p>20.142</text:p>
          </table:table-cell>
          <table:table-cell table:formula="of:=[.AA110]*1000000" office:value-type="float" office:value="0">
            <text:p>0</text:p>
          </table:table-cell>
          <table:table-cell table:formula="of:=[.AB110]*1000000" office:value-type="float" office:value="0.000000000019526">
            <text:p>1.9526E-011</text:p>
          </table:table-cell>
          <table:table-cell table:formula="of:=[.AC110]*1000000" office:value-type="float" office:value="0.000000000032185">
            <text:p>3.2185E-011</text:p>
          </table:table-cell>
          <table:table-cell office:value-type="float" office:value="0.00056179">
            <text:p>0.00056179</text:p>
          </table:table-cell>
          <table:table-cell table:style-name="ce1" office:value-type="string">
            <text:p>7.0251e-05</text:p>
          </table:table-cell>
          <table:table-cell office:value-type="float" office:value="0.00073751">
            <text:p>0.00073751</text:p>
          </table:table-cell>
          <table:table-cell table:style-name="ce1" office:value-type="string">
            <text:p>6.9285e-06</text:p>
          </table:table-cell>
          <table:table-cell table:style-name="ce1" office:value-type="string">
            <text:p>3.5779e-08</text:p>
          </table:table-cell>
          <table:table-cell table:style-name="ce1" office:value-type="string">
            <text:p>3.7183e-19</text:p>
          </table:table-cell>
          <table:table-cell table:style-name="ce1" office:value-type="string">
            <text:p>3.2185e-17</text:p>
          </table:table-cell>
          <table:table-cell office:value-type="float" office:value="0.00056179">
            <text:p>0.00056179</text:p>
          </table:table-cell>
          <table:table-cell table:style-name="ce1" office:value-type="string">
            <text:p>7.0247e-05</text:p>
          </table:table-cell>
          <table:table-cell office:value-type="float" office:value="0.0007375">
            <text:p>0.0007375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9526e-17</text:p>
          </table:table-cell>
          <table:table-cell table:style-name="ce1" office:value-type="string">
            <text:p>3.2185e-17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P111]*1000000" office:value-type="float" office:value="557.65">
            <text:p>557.65</text:p>
          </table:table-cell>
          <table:table-cell table:formula="of:=[.Q111]*1000000" office:value-type="float" office:value="69.747">
            <text:p>69.747</text:p>
          </table:table-cell>
          <table:table-cell table:formula="of:=[.R111]*1000000" office:value-type="float" office:value="742.19">
            <text:p>742.19</text:p>
          </table:table-cell>
          <table:table-cell table:formula="of:=[.S111]*1000000" office:value-type="float" office:value="6.8088">
            <text:p>6.8088</text:p>
          </table:table-cell>
          <table:table-cell table:formula="of:=[.T111]*1000000" office:value-type="float" office:value="0.035875">
            <text:p>0.035875</text:p>
          </table:table-cell>
          <table:table-cell table:formula="of:=[.U111]*1000000" office:value-type="float" office:value="0.00000000000073391">
            <text:p>7.3391E-013</text:p>
          </table:table-cell>
          <table:table-cell table:formula="of:=[.V111]*1000000" office:value-type="float" office:value="0.000000000031222">
            <text:p>3.1222E-011</text:p>
          </table:table-cell>
          <table:table-cell table:formula="of:=[.W111]*1000000" office:value-type="float" office:value="557.65">
            <text:p>557.65</text:p>
          </table:table-cell>
          <table:table-cell table:formula="of:=[.X111]*1000000" office:value-type="float" office:value="69.743">
            <text:p>69.743</text:p>
          </table:table-cell>
          <table:table-cell table:formula="of:=[.Y111]*1000000" office:value-type="float" office:value="742.18">
            <text:p>742.18</text:p>
          </table:table-cell>
          <table:table-cell table:formula="of:=[.Z111]*1000000" office:value-type="float" office:value="20.142">
            <text:p>20.142</text:p>
          </table:table-cell>
          <table:table-cell table:formula="of:=[.AA111]*1000000" office:value-type="float" office:value="0">
            <text:p>0</text:p>
          </table:table-cell>
          <table:table-cell table:formula="of:=[.AB111]*1000000" office:value-type="float" office:value="0.000000000016343">
            <text:p>1.6343E-011</text:p>
          </table:table-cell>
          <table:table-cell table:formula="of:=[.AC111]*1000000" office:value-type="float" office:value="0.000000000031222">
            <text:p>3.1222E-011</text:p>
          </table:table-cell>
          <table:table-cell office:value-type="float" office:value="0.00055765">
            <text:p>0.00055765</text:p>
          </table:table-cell>
          <table:table-cell table:style-name="ce1" office:value-type="string">
            <text:p>6.9747e-05</text:p>
          </table:table-cell>
          <table:table-cell office:value-type="float" office:value="0.00074219">
            <text:p>0.00074219</text:p>
          </table:table-cell>
          <table:table-cell table:style-name="ce1" office:value-type="string">
            <text:p>6.8088e-06</text:p>
          </table:table-cell>
          <table:table-cell table:style-name="ce1" office:value-type="string">
            <text:p>3.5875e-08</text:p>
          </table:table-cell>
          <table:table-cell table:style-name="ce1" office:value-type="string">
            <text:p>7.3391e-19</text:p>
          </table:table-cell>
          <table:table-cell table:style-name="ce1" office:value-type="string">
            <text:p>3.1222e-17</text:p>
          </table:table-cell>
          <table:table-cell office:value-type="float" office:value="0.00055765">
            <text:p>0.00055765</text:p>
          </table:table-cell>
          <table:table-cell table:style-name="ce1" office:value-type="string">
            <text:p>6.9743e-05</text:p>
          </table:table-cell>
          <table:table-cell office:value-type="float" office:value="0.00074218">
            <text:p>0.00074218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6343e-17</text:p>
          </table:table-cell>
          <table:table-cell table:style-name="ce1" office:value-type="string">
            <text:p>3.1222e-17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P112]*1000000" office:value-type="float" office:value="553.55">
            <text:p>553.55</text:p>
          </table:table-cell>
          <table:table-cell table:formula="of:=[.Q112]*1000000" office:value-type="float" office:value="69.246">
            <text:p>69.246</text:p>
          </table:table-cell>
          <table:table-cell table:formula="of:=[.R112]*1000000" office:value-type="float" office:value="746.84">
            <text:p>746.84</text:p>
          </table:table-cell>
          <table:table-cell table:formula="of:=[.S112]*1000000" office:value-type="float" office:value="6.6906">
            <text:p>6.6906</text:p>
          </table:table-cell>
          <table:table-cell table:formula="of:=[.T112]*1000000" office:value-type="float" office:value="0.03597">
            <text:p>0.03597</text:p>
          </table:table-cell>
          <table:table-cell table:formula="of:=[.U112]*1000000" office:value-type="float" office:value="0.0000000000010274">
            <text:p>1.0274E-012</text:p>
          </table:table-cell>
          <table:table-cell table:formula="of:=[.V112]*1000000" office:value-type="float" office:value="0.000000000030289">
            <text:p>3.0289E-011</text:p>
          </table:table-cell>
          <table:table-cell table:formula="of:=[.W112]*1000000" office:value-type="float" office:value="553.54">
            <text:p>553.54</text:p>
          </table:table-cell>
          <table:table-cell table:formula="of:=[.X112]*1000000" office:value-type="float" office:value="69.242">
            <text:p>69.242</text:p>
          </table:table-cell>
          <table:table-cell table:formula="of:=[.Y112]*1000000" office:value-type="float" office:value="746.83">
            <text:p>746.83</text:p>
          </table:table-cell>
          <table:table-cell table:formula="of:=[.Z112]*1000000" office:value-type="float" office:value="20.142">
            <text:p>20.142</text:p>
          </table:table-cell>
          <table:table-cell table:formula="of:=[.AA112]*1000000" office:value-type="float" office:value="0">
            <text:p>0</text:p>
          </table:table-cell>
          <table:table-cell table:formula="of:=[.AB112]*1000000" office:value-type="float" office:value="0.000000000016649">
            <text:p>1.6649E-011</text:p>
          </table:table-cell>
          <table:table-cell table:formula="of:=[.AC112]*1000000" office:value-type="float" office:value="0.000000000030289">
            <text:p>3.0289E-011</text:p>
          </table:table-cell>
          <table:table-cell office:value-type="float" office:value="0.00055355">
            <text:p>0.00055355</text:p>
          </table:table-cell>
          <table:table-cell table:style-name="ce1" office:value-type="string">
            <text:p>6.9246e-05</text:p>
          </table:table-cell>
          <table:table-cell office:value-type="float" office:value="0.00074684">
            <text:p>0.00074684</text:p>
          </table:table-cell>
          <table:table-cell table:style-name="ce1" office:value-type="string">
            <text:p>6.6906e-06</text:p>
          </table:table-cell>
          <table:table-cell table:style-name="ce1" office:value-type="string">
            <text:p>3.597e-08</text:p>
          </table:table-cell>
          <table:table-cell table:style-name="ce1" office:value-type="string">
            <text:p>1.0274e-18</text:p>
          </table:table-cell>
          <table:table-cell table:style-name="ce1" office:value-type="string">
            <text:p>3.0289e-17</text:p>
          </table:table-cell>
          <table:table-cell office:value-type="float" office:value="0.00055354">
            <text:p>0.00055354</text:p>
          </table:table-cell>
          <table:table-cell table:style-name="ce1" office:value-type="string">
            <text:p>6.9242e-05</text:p>
          </table:table-cell>
          <table:table-cell office:value-type="float" office:value="0.00074683">
            <text:p>0.00074683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6649e-17</text:p>
          </table:table-cell>
          <table:table-cell table:style-name="ce1" office:value-type="string">
            <text:p>3.0289e-17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P113]*1000000" office:value-type="float" office:value="549.48">
            <text:p>549.48</text:p>
          </table:table-cell>
          <table:table-cell table:formula="of:=[.Q113]*1000000" office:value-type="float" office:value="68.747">
            <text:p>68.747</text:p>
          </table:table-cell>
          <table:table-cell table:formula="of:=[.R113]*1000000" office:value-type="float" office:value="751.44">
            <text:p>751.44</text:p>
          </table:table-cell>
          <table:table-cell table:formula="of:=[.S113]*1000000" office:value-type="float" office:value="6.5739">
            <text:p>6.5739</text:p>
          </table:table-cell>
          <table:table-cell table:formula="of:=[.T113]*1000000" office:value-type="float" office:value="0.036063">
            <text:p>0.036063</text:p>
          </table:table-cell>
          <table:table-cell table:formula="of:=[.U113]*1000000" office:value-type="float" office:value="0.00000000000063514">
            <text:p>6.3514E-013</text:p>
          </table:table-cell>
          <table:table-cell table:formula="of:=[.V113]*1000000" office:value-type="float" office:value="0.000000000029384">
            <text:p>2.9384E-011</text:p>
          </table:table-cell>
          <table:table-cell table:formula="of:=[.W113]*1000000" office:value-type="float" office:value="549.48">
            <text:p>549.48</text:p>
          </table:table-cell>
          <table:table-cell table:formula="of:=[.X113]*1000000" office:value-type="float" office:value="68.743">
            <text:p>68.743</text:p>
          </table:table-cell>
          <table:table-cell table:formula="of:=[.Y113]*1000000" office:value-type="float" office:value="751.43">
            <text:p>751.43</text:p>
          </table:table-cell>
          <table:table-cell table:formula="of:=[.Z113]*1000000" office:value-type="float" office:value="20.142">
            <text:p>20.142</text:p>
          </table:table-cell>
          <table:table-cell table:formula="of:=[.AA113]*1000000" office:value-type="float" office:value="0">
            <text:p>0</text:p>
          </table:table-cell>
          <table:table-cell table:formula="of:=[.AB113]*1000000" office:value-type="float" office:value="0.000000000015598">
            <text:p>1.5598E-011</text:p>
          </table:table-cell>
          <table:table-cell table:formula="of:=[.AC113]*1000000" office:value-type="float" office:value="0.000000000029383">
            <text:p>2.9383E-011</text:p>
          </table:table-cell>
          <table:table-cell office:value-type="float" office:value="0.00054948">
            <text:p>0.00054948</text:p>
          </table:table-cell>
          <table:table-cell table:style-name="ce1" office:value-type="string">
            <text:p>6.8747e-05</text:p>
          </table:table-cell>
          <table:table-cell office:value-type="float" office:value="0.00075144">
            <text:p>0.00075144</text:p>
          </table:table-cell>
          <table:table-cell table:style-name="ce1" office:value-type="string">
            <text:p>6.5739e-06</text:p>
          </table:table-cell>
          <table:table-cell table:style-name="ce1" office:value-type="string">
            <text:p>3.6063e-08</text:p>
          </table:table-cell>
          <table:table-cell table:style-name="ce1" office:value-type="string">
            <text:p>6.3514e-19</text:p>
          </table:table-cell>
          <table:table-cell table:style-name="ce1" office:value-type="string">
            <text:p>2.9384e-17</text:p>
          </table:table-cell>
          <table:table-cell office:value-type="float" office:value="0.00054948">
            <text:p>0.00054948</text:p>
          </table:table-cell>
          <table:table-cell table:style-name="ce1" office:value-type="string">
            <text:p>6.8743e-05</text:p>
          </table:table-cell>
          <table:table-cell office:value-type="float" office:value="0.00075143">
            <text:p>0.00075143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5598e-17</text:p>
          </table:table-cell>
          <table:table-cell table:style-name="ce1" office:value-type="string">
            <text:p>2.9383e-17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P114]*1000000" office:value-type="float" office:value="545.45">
            <text:p>545.45</text:p>
          </table:table-cell>
          <table:table-cell table:formula="of:=[.Q114]*1000000" office:value-type="float" office:value="68.251">
            <text:p>68.251</text:p>
          </table:table-cell>
          <table:table-cell table:formula="of:=[.R114]*1000000" office:value-type="float" office:value="756">
            <text:p>756</text:p>
          </table:table-cell>
          <table:table-cell table:formula="of:=[.S114]*1000000" office:value-type="float" office:value="6.4589">
            <text:p>6.4589</text:p>
          </table:table-cell>
          <table:table-cell table:formula="of:=[.T114]*1000000" office:value-type="float" office:value="0.036154">
            <text:p>0.036154</text:p>
          </table:table-cell>
          <table:table-cell table:formula="of:=[.U114]*1000000" office:value-type="float" office:value="0.00000000000040422">
            <text:p>4.0422E-013</text:p>
          </table:table-cell>
          <table:table-cell table:formula="of:=[.V114]*1000000" office:value-type="float" office:value="0.000000000028506">
            <text:p>2.8506E-011</text:p>
          </table:table-cell>
          <table:table-cell table:formula="of:=[.W114]*1000000" office:value-type="float" office:value="545.45">
            <text:p>545.45</text:p>
          </table:table-cell>
          <table:table-cell table:formula="of:=[.X114]*1000000" office:value-type="float" office:value="68.247">
            <text:p>68.247</text:p>
          </table:table-cell>
          <table:table-cell table:formula="of:=[.Y114]*1000000" office:value-type="float" office:value="755.99">
            <text:p>755.99</text:p>
          </table:table-cell>
          <table:table-cell table:formula="of:=[.Z114]*1000000" office:value-type="float" office:value="20.142">
            <text:p>20.142</text:p>
          </table:table-cell>
          <table:table-cell table:formula="of:=[.AA114]*1000000" office:value-type="float" office:value="0">
            <text:p>0</text:p>
          </table:table-cell>
          <table:table-cell table:formula="of:=[.AB114]*1000000" office:value-type="float" office:value="0.000000000014211">
            <text:p>1.4211E-011</text:p>
          </table:table-cell>
          <table:table-cell table:formula="of:=[.AC114]*1000000" office:value-type="float" office:value="0.000000000028506">
            <text:p>2.8506E-011</text:p>
          </table:table-cell>
          <table:table-cell office:value-type="float" office:value="0.00054545">
            <text:p>0.00054545</text:p>
          </table:table-cell>
          <table:table-cell table:style-name="ce1" office:value-type="string">
            <text:p>6.8251e-05</text:p>
          </table:table-cell>
          <table:table-cell office:value-type="float" office:value="0.000756">
            <text:p>0.000756</text:p>
          </table:table-cell>
          <table:table-cell table:style-name="ce1" office:value-type="string">
            <text:p>6.4589e-06</text:p>
          </table:table-cell>
          <table:table-cell table:style-name="ce1" office:value-type="string">
            <text:p>3.6154e-08</text:p>
          </table:table-cell>
          <table:table-cell table:style-name="ce1" office:value-type="string">
            <text:p>4.0422e-19</text:p>
          </table:table-cell>
          <table:table-cell table:style-name="ce1" office:value-type="string">
            <text:p>2.8506e-17</text:p>
          </table:table-cell>
          <table:table-cell office:value-type="float" office:value="0.00054545">
            <text:p>0.00054545</text:p>
          </table:table-cell>
          <table:table-cell table:style-name="ce1" office:value-type="string">
            <text:p>6.8247e-05</text:p>
          </table:table-cell>
          <table:table-cell office:value-type="float" office:value="0.00075599">
            <text:p>0.00075599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211e-17</text:p>
          </table:table-cell>
          <table:table-cell table:style-name="ce1" office:value-type="string">
            <text:p>2.8506e-17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P115]*1000000" office:value-type="float" office:value="541.46">
            <text:p>541.46</text:p>
          </table:table-cell>
          <table:table-cell table:formula="of:=[.Q115]*1000000" office:value-type="float" office:value="67.757">
            <text:p>67.757</text:p>
          </table:table-cell>
          <table:table-cell table:formula="of:=[.R115]*1000000" office:value-type="float" office:value="760.52">
            <text:p>760.52</text:p>
          </table:table-cell>
          <table:table-cell table:formula="of:=[.S115]*1000000" office:value-type="float" office:value="6.3453">
            <text:p>6.3453</text:p>
          </table:table-cell>
          <table:table-cell table:formula="of:=[.T115]*1000000" office:value-type="float" office:value="0.036244">
            <text:p>0.036244</text:p>
          </table:table-cell>
          <table:table-cell table:formula="of:=[.U115]*1000000" office:value-type="float" office:value="0.00000000000055043">
            <text:p>5.5043E-013</text:p>
          </table:table-cell>
          <table:table-cell table:formula="of:=[.V115]*1000000" office:value-type="float" office:value="0.000000000027655">
            <text:p>2.7655E-011</text:p>
          </table:table-cell>
          <table:table-cell table:formula="of:=[.W115]*1000000" office:value-type="float" office:value="541.45">
            <text:p>541.45</text:p>
          </table:table-cell>
          <table:table-cell table:formula="of:=[.X115]*1000000" office:value-type="float" office:value="67.753">
            <text:p>67.753</text:p>
          </table:table-cell>
          <table:table-cell table:formula="of:=[.Y115]*1000000" office:value-type="float" office:value="760.51">
            <text:p>760.51</text:p>
          </table:table-cell>
          <table:table-cell table:formula="of:=[.Z115]*1000000" office:value-type="float" office:value="20.142">
            <text:p>20.142</text:p>
          </table:table-cell>
          <table:table-cell table:formula="of:=[.AA115]*1000000" office:value-type="float" office:value="0">
            <text:p>0</text:p>
          </table:table-cell>
          <table:table-cell table:formula="of:=[.AB115]*1000000" office:value-type="float" office:value="0.000000000014005">
            <text:p>1.4005E-011</text:p>
          </table:table-cell>
          <table:table-cell table:formula="of:=[.AC115]*1000000" office:value-type="float" office:value="0.000000000027655">
            <text:p>2.7655E-011</text:p>
          </table:table-cell>
          <table:table-cell office:value-type="float" office:value="0.00054146">
            <text:p>0.00054146</text:p>
          </table:table-cell>
          <table:table-cell table:style-name="ce1" office:value-type="string">
            <text:p>6.7757e-05</text:p>
          </table:table-cell>
          <table:table-cell office:value-type="float" office:value="0.00076052">
            <text:p>0.00076052</text:p>
          </table:table-cell>
          <table:table-cell table:style-name="ce1" office:value-type="string">
            <text:p>6.3453e-06</text:p>
          </table:table-cell>
          <table:table-cell table:style-name="ce1" office:value-type="string">
            <text:p>3.6244e-08</text:p>
          </table:table-cell>
          <table:table-cell table:style-name="ce1" office:value-type="string">
            <text:p>5.5043e-19</text:p>
          </table:table-cell>
          <table:table-cell table:style-name="ce1" office:value-type="string">
            <text:p>2.7655e-17</text:p>
          </table:table-cell>
          <table:table-cell office:value-type="float" office:value="0.00054145">
            <text:p>0.00054145</text:p>
          </table:table-cell>
          <table:table-cell table:style-name="ce1" office:value-type="string">
            <text:p>6.7753e-05</text:p>
          </table:table-cell>
          <table:table-cell office:value-type="float" office:value="0.00076051">
            <text:p>0.00076051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005e-17</text:p>
          </table:table-cell>
          <table:table-cell table:style-name="ce1" office:value-type="string">
            <text:p>2.7655e-17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P116]*1000000" office:value-type="float" office:value="537.5">
            <text:p>537.5</text:p>
          </table:table-cell>
          <table:table-cell table:formula="of:=[.Q116]*1000000" office:value-type="float" office:value="67.266">
            <text:p>67.266</text:p>
          </table:table-cell>
          <table:table-cell table:formula="of:=[.R116]*1000000" office:value-type="float" office:value="765.01">
            <text:p>765.01</text:p>
          </table:table-cell>
          <table:table-cell table:formula="of:=[.S116]*1000000" office:value-type="float" office:value="6.2333">
            <text:p>6.2333</text:p>
          </table:table-cell>
          <table:table-cell table:formula="of:=[.T116]*1000000" office:value-type="float" office:value="0.036332">
            <text:p>0.036332</text:p>
          </table:table-cell>
          <table:table-cell table:formula="of:=[.U116]*1000000" office:value-type="float" office:value="0.00000000000080351">
            <text:p>8.0351E-013</text:p>
          </table:table-cell>
          <table:table-cell table:formula="of:=[.V116]*1000000" office:value-type="float" office:value="0.00000000002683">
            <text:p>2.683E-011</text:p>
          </table:table-cell>
          <table:table-cell table:formula="of:=[.W116]*1000000" office:value-type="float" office:value="537.5">
            <text:p>537.5</text:p>
          </table:table-cell>
          <table:table-cell table:formula="of:=[.X116]*1000000" office:value-type="float" office:value="67.262">
            <text:p>67.262</text:p>
          </table:table-cell>
          <table:table-cell table:formula="of:=[.Y116]*1000000" office:value-type="float" office:value="765">
            <text:p>765</text:p>
          </table:table-cell>
          <table:table-cell table:formula="of:=[.Z116]*1000000" office:value-type="float" office:value="20.142">
            <text:p>20.142</text:p>
          </table:table-cell>
          <table:table-cell table:formula="of:=[.AA116]*1000000" office:value-type="float" office:value="0">
            <text:p>0</text:p>
          </table:table-cell>
          <table:table-cell table:formula="of:=[.AB116]*1000000" office:value-type="float" office:value="0.000000000015486">
            <text:p>1.5486E-011</text:p>
          </table:table-cell>
          <table:table-cell table:formula="of:=[.AC116]*1000000" office:value-type="float" office:value="0.00000000002683">
            <text:p>2.683E-011</text:p>
          </table:table-cell>
          <table:table-cell office:value-type="float" office:value="0.0005375">
            <text:p>0.0005375</text:p>
          </table:table-cell>
          <table:table-cell table:style-name="ce1" office:value-type="string">
            <text:p>6.7266e-05</text:p>
          </table:table-cell>
          <table:table-cell office:value-type="float" office:value="0.00076501">
            <text:p>0.00076501</text:p>
          </table:table-cell>
          <table:table-cell table:style-name="ce1" office:value-type="string">
            <text:p>6.2333e-06</text:p>
          </table:table-cell>
          <table:table-cell table:style-name="ce1" office:value-type="string">
            <text:p>3.6332e-08</text:p>
          </table:table-cell>
          <table:table-cell table:style-name="ce1" office:value-type="string">
            <text:p>8.0351e-19</text:p>
          </table:table-cell>
          <table:table-cell table:style-name="ce1" office:value-type="string">
            <text:p>2.683e-17</text:p>
          </table:table-cell>
          <table:table-cell office:value-type="float" office:value="0.0005375">
            <text:p>0.0005375</text:p>
          </table:table-cell>
          <table:table-cell table:style-name="ce1" office:value-type="string">
            <text:p>6.7262e-05</text:p>
          </table:table-cell>
          <table:table-cell office:value-type="float" office:value="0.000765">
            <text:p>0.000765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5486e-17</text:p>
          </table:table-cell>
          <table:table-cell table:style-name="ce1" office:value-type="string">
            <text:p>2.683e-17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P117]*1000000" office:value-type="float" office:value="533.58">
            <text:p>533.58</text:p>
          </table:table-cell>
          <table:table-cell table:formula="of:=[.Q117]*1000000" office:value-type="float" office:value="66.777">
            <text:p>66.777</text:p>
          </table:table-cell>
          <table:table-cell table:formula="of:=[.R117]*1000000" office:value-type="float" office:value="769.45">
            <text:p>769.45</text:p>
          </table:table-cell>
          <table:table-cell table:formula="of:=[.S117]*1000000" office:value-type="float" office:value="6.1227">
            <text:p>6.1227</text:p>
          </table:table-cell>
          <table:table-cell table:formula="of:=[.T117]*1000000" office:value-type="float" office:value="0.036419">
            <text:p>0.036419</text:p>
          </table:table-cell>
          <table:table-cell table:formula="of:=[.U117]*1000000" office:value-type="float" office:value="0.0000000000011122">
            <text:p>1.1122E-012</text:p>
          </table:table-cell>
          <table:table-cell table:formula="of:=[.V117]*1000000" office:value-type="float" office:value="0.00000000002603">
            <text:p>2.603E-011</text:p>
          </table:table-cell>
          <table:table-cell table:formula="of:=[.W117]*1000000" office:value-type="float" office:value="533.58">
            <text:p>533.58</text:p>
          </table:table-cell>
          <table:table-cell table:formula="of:=[.X117]*1000000" office:value-type="float" office:value="66.773">
            <text:p>66.773</text:p>
          </table:table-cell>
          <table:table-cell table:formula="of:=[.Y117]*1000000" office:value-type="float" office:value="769.44">
            <text:p>769.44</text:p>
          </table:table-cell>
          <table:table-cell table:formula="of:=[.Z117]*1000000" office:value-type="float" office:value="20.142">
            <text:p>20.142</text:p>
          </table:table-cell>
          <table:table-cell table:formula="of:=[.AA117]*1000000" office:value-type="float" office:value="0">
            <text:p>0</text:p>
          </table:table-cell>
          <table:table-cell table:formula="of:=[.AB117]*1000000" office:value-type="float" office:value="0.000000000013875">
            <text:p>1.3875E-011</text:p>
          </table:table-cell>
          <table:table-cell table:formula="of:=[.AC117]*1000000" office:value-type="float" office:value="0.00000000002603">
            <text:p>2.603E-011</text:p>
          </table:table-cell>
          <table:table-cell office:value-type="float" office:value="0.00053358">
            <text:p>0.00053358</text:p>
          </table:table-cell>
          <table:table-cell table:style-name="ce1" office:value-type="string">
            <text:p>6.6777e-05</text:p>
          </table:table-cell>
          <table:table-cell office:value-type="float" office:value="0.00076945">
            <text:p>0.00076945</text:p>
          </table:table-cell>
          <table:table-cell table:style-name="ce1" office:value-type="string">
            <text:p>6.1227e-06</text:p>
          </table:table-cell>
          <table:table-cell table:style-name="ce1" office:value-type="string">
            <text:p>3.6419e-08</text:p>
          </table:table-cell>
          <table:table-cell table:style-name="ce1" office:value-type="string">
            <text:p>1.1122e-18</text:p>
          </table:table-cell>
          <table:table-cell table:style-name="ce1" office:value-type="string">
            <text:p>2.603e-17</text:p>
          </table:table-cell>
          <table:table-cell office:value-type="float" office:value="0.00053358">
            <text:p>0.00053358</text:p>
          </table:table-cell>
          <table:table-cell table:style-name="ce1" office:value-type="string">
            <text:p>6.6773e-05</text:p>
          </table:table-cell>
          <table:table-cell office:value-type="float" office:value="0.00076944">
            <text:p>0.00076944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3875e-17</text:p>
          </table:table-cell>
          <table:table-cell table:style-name="ce1" office:value-type="string">
            <text:p>2.603e-17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P118]*1000000" office:value-type="float" office:value="529.69">
            <text:p>529.69</text:p>
          </table:table-cell>
          <table:table-cell table:formula="of:=[.Q118]*1000000" office:value-type="float" office:value="66.291">
            <text:p>66.291</text:p>
          </table:table-cell>
          <table:table-cell table:formula="of:=[.R118]*1000000" office:value-type="float" office:value="773.86">
            <text:p>773.86</text:p>
          </table:table-cell>
          <table:table-cell table:formula="of:=[.S118]*1000000" office:value-type="float" office:value="6.0138">
            <text:p>6.0138</text:p>
          </table:table-cell>
          <table:table-cell table:formula="of:=[.T118]*1000000" office:value-type="float" office:value="0.036505">
            <text:p>0.036505</text:p>
          </table:table-cell>
          <table:table-cell table:formula="of:=[.U118]*1000000" office:value-type="float" office:value="0.000000000000576">
            <text:p>5.76E-013</text:p>
          </table:table-cell>
          <table:table-cell table:formula="of:=[.V118]*1000000" office:value-type="float" office:value="0.000000000025255">
            <text:p>2.5255E-011</text:p>
          </table:table-cell>
          <table:table-cell table:formula="of:=[.W118]*1000000" office:value-type="float" office:value="529.69">
            <text:p>529.69</text:p>
          </table:table-cell>
          <table:table-cell table:formula="of:=[.X118]*1000000" office:value-type="float" office:value="66.287">
            <text:p>66.287</text:p>
          </table:table-cell>
          <table:table-cell table:formula="of:=[.Y118]*1000000" office:value-type="float" office:value="773.84">
            <text:p>773.84</text:p>
          </table:table-cell>
          <table:table-cell table:formula="of:=[.Z118]*1000000" office:value-type="float" office:value="20.142">
            <text:p>20.142</text:p>
          </table:table-cell>
          <table:table-cell table:formula="of:=[.AA118]*1000000" office:value-type="float" office:value="0">
            <text:p>0</text:p>
          </table:table-cell>
          <table:table-cell table:formula="of:=[.AB118]*1000000" office:value-type="float" office:value="0.000000000013171">
            <text:p>1.3171E-011</text:p>
          </table:table-cell>
          <table:table-cell table:formula="of:=[.AC118]*1000000" office:value-type="float" office:value="0.000000000025255">
            <text:p>2.5255E-011</text:p>
          </table:table-cell>
          <table:table-cell office:value-type="float" office:value="0.00052969">
            <text:p>0.00052969</text:p>
          </table:table-cell>
          <table:table-cell table:style-name="ce1" office:value-type="string">
            <text:p>6.6291e-05</text:p>
          </table:table-cell>
          <table:table-cell office:value-type="float" office:value="0.00077386">
            <text:p>0.00077386</text:p>
          </table:table-cell>
          <table:table-cell table:style-name="ce1" office:value-type="string">
            <text:p>6.0138e-06</text:p>
          </table:table-cell>
          <table:table-cell table:style-name="ce1" office:value-type="string">
            <text:p>3.6505e-08</text:p>
          </table:table-cell>
          <table:table-cell table:style-name="ce1" office:value-type="string">
            <text:p>5.76e-19</text:p>
          </table:table-cell>
          <table:table-cell table:style-name="ce1" office:value-type="string">
            <text:p>2.5255e-17</text:p>
          </table:table-cell>
          <table:table-cell office:value-type="float" office:value="0.00052969">
            <text:p>0.00052969</text:p>
          </table:table-cell>
          <table:table-cell table:style-name="ce1" office:value-type="string">
            <text:p>6.6287e-05</text:p>
          </table:table-cell>
          <table:table-cell office:value-type="float" office:value="0.00077384">
            <text:p>0.00077384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3171e-17</text:p>
          </table:table-cell>
          <table:table-cell table:style-name="ce1" office:value-type="string">
            <text:p>2.5255e-17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P119]*1000000" office:value-type="float" office:value="525.84">
            <text:p>525.84</text:p>
          </table:table-cell>
          <table:table-cell table:formula="of:=[.Q119]*1000000" office:value-type="float" office:value="65.807">
            <text:p>65.807</text:p>
          </table:table-cell>
          <table:table-cell table:formula="of:=[.R119]*1000000" office:value-type="float" office:value="778.22">
            <text:p>778.22</text:p>
          </table:table-cell>
          <table:table-cell table:formula="of:=[.S119]*1000000" office:value-type="float" office:value="5.9063">
            <text:p>5.9063</text:p>
          </table:table-cell>
          <table:table-cell table:formula="of:=[.T119]*1000000" office:value-type="float" office:value="0.036589">
            <text:p>0.036589</text:p>
          </table:table-cell>
          <table:table-cell table:formula="of:=[.U119]*1000000" office:value-type="float" office:value="0.0000000000007851">
            <text:p>7.851E-013</text:p>
          </table:table-cell>
          <table:table-cell table:formula="of:=[.V119]*1000000" office:value-type="float" office:value="0.000000000024503">
            <text:p>2.4503E-011</text:p>
          </table:table-cell>
          <table:table-cell table:formula="of:=[.W119]*1000000" office:value-type="float" office:value="525.84">
            <text:p>525.84</text:p>
          </table:table-cell>
          <table:table-cell table:formula="of:=[.X119]*1000000" office:value-type="float" office:value="65.803">
            <text:p>65.803</text:p>
          </table:table-cell>
          <table:table-cell table:formula="of:=[.Y119]*1000000" office:value-type="float" office:value="778.21">
            <text:p>778.21</text:p>
          </table:table-cell>
          <table:table-cell table:formula="of:=[.Z119]*1000000" office:value-type="float" office:value="20.142">
            <text:p>20.142</text:p>
          </table:table-cell>
          <table:table-cell table:formula="of:=[.AA119]*1000000" office:value-type="float" office:value="0">
            <text:p>0</text:p>
          </table:table-cell>
          <table:table-cell table:formula="of:=[.AB119]*1000000" office:value-type="float" office:value="0.000000000015123">
            <text:p>1.5123E-011</text:p>
          </table:table-cell>
          <table:table-cell table:formula="of:=[.AC119]*1000000" office:value-type="float" office:value="0.000000000024503">
            <text:p>2.4503E-011</text:p>
          </table:table-cell>
          <table:table-cell office:value-type="float" office:value="0.00052584">
            <text:p>0.00052584</text:p>
          </table:table-cell>
          <table:table-cell table:style-name="ce1" office:value-type="string">
            <text:p>6.5807e-05</text:p>
          </table:table-cell>
          <table:table-cell office:value-type="float" office:value="0.00077822">
            <text:p>0.00077822</text:p>
          </table:table-cell>
          <table:table-cell table:style-name="ce1" office:value-type="string">
            <text:p>5.9063e-06</text:p>
          </table:table-cell>
          <table:table-cell table:style-name="ce1" office:value-type="string">
            <text:p>3.6589e-08</text:p>
          </table:table-cell>
          <table:table-cell table:style-name="ce1" office:value-type="string">
            <text:p>7.851e-19</text:p>
          </table:table-cell>
          <table:table-cell table:style-name="ce1" office:value-type="string">
            <text:p>2.4503e-17</text:p>
          </table:table-cell>
          <table:table-cell office:value-type="float" office:value="0.00052584">
            <text:p>0.00052584</text:p>
          </table:table-cell>
          <table:table-cell table:style-name="ce1" office:value-type="string">
            <text:p>6.5803e-05</text:p>
          </table:table-cell>
          <table:table-cell office:value-type="float" office:value="0.00077821">
            <text:p>0.00077821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5123e-17</text:p>
          </table:table-cell>
          <table:table-cell table:style-name="ce1" office:value-type="string">
            <text:p>2.4503e-17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P120]*1000000" office:value-type="float" office:value="522.03">
            <text:p>522.03</text:p>
          </table:table-cell>
          <table:table-cell table:formula="of:=[.Q120]*1000000" office:value-type="float" office:value="65.326">
            <text:p>65.326</text:p>
          </table:table-cell>
          <table:table-cell table:formula="of:=[.R120]*1000000" office:value-type="float" office:value="782.55">
            <text:p>782.55</text:p>
          </table:table-cell>
          <table:table-cell table:formula="of:=[.S120]*1000000" office:value-type="float" office:value="5.8003">
            <text:p>5.8003</text:p>
          </table:table-cell>
          <table:table-cell table:formula="of:=[.T120]*1000000" office:value-type="float" office:value="0.036672">
            <text:p>0.036672</text:p>
          </table:table-cell>
          <table:table-cell table:formula="of:=[.U120]*1000000" office:value-type="float" office:value="0.00000000000033766">
            <text:p>3.3766E-013</text:p>
          </table:table-cell>
          <table:table-cell table:formula="of:=[.V120]*1000000" office:value-type="float" office:value="0.000000000023775">
            <text:p>2.3775E-011</text:p>
          </table:table-cell>
          <table:table-cell table:formula="of:=[.W120]*1000000" office:value-type="float" office:value="522.03">
            <text:p>522.03</text:p>
          </table:table-cell>
          <table:table-cell table:formula="of:=[.X120]*1000000" office:value-type="float" office:value="65.321">
            <text:p>65.321</text:p>
          </table:table-cell>
          <table:table-cell table:formula="of:=[.Y120]*1000000" office:value-type="float" office:value="782.54">
            <text:p>782.54</text:p>
          </table:table-cell>
          <table:table-cell table:formula="of:=[.Z120]*1000000" office:value-type="float" office:value="20.142">
            <text:p>20.142</text:p>
          </table:table-cell>
          <table:table-cell table:formula="of:=[.AA120]*1000000" office:value-type="float" office:value="0">
            <text:p>0</text:p>
          </table:table-cell>
          <table:table-cell table:formula="of:=[.AB120]*1000000" office:value-type="float" office:value="0.000000000015656">
            <text:p>1.5656E-011</text:p>
          </table:table-cell>
          <table:table-cell table:formula="of:=[.AC120]*1000000" office:value-type="float" office:value="0.000000000023774">
            <text:p>2.3774E-011</text:p>
          </table:table-cell>
          <table:table-cell office:value-type="float" office:value="0.00052203">
            <text:p>0.00052203</text:p>
          </table:table-cell>
          <table:table-cell table:style-name="ce1" office:value-type="string">
            <text:p>6.5326e-05</text:p>
          </table:table-cell>
          <table:table-cell office:value-type="float" office:value="0.00078255">
            <text:p>0.00078255</text:p>
          </table:table-cell>
          <table:table-cell table:style-name="ce1" office:value-type="string">
            <text:p>5.8003e-06</text:p>
          </table:table-cell>
          <table:table-cell table:style-name="ce1" office:value-type="string">
            <text:p>3.6672e-08</text:p>
          </table:table-cell>
          <table:table-cell table:style-name="ce1" office:value-type="string">
            <text:p>3.3766e-19</text:p>
          </table:table-cell>
          <table:table-cell table:style-name="ce1" office:value-type="string">
            <text:p>2.3775e-17</text:p>
          </table:table-cell>
          <table:table-cell office:value-type="float" office:value="0.00052203">
            <text:p>0.00052203</text:p>
          </table:table-cell>
          <table:table-cell table:style-name="ce1" office:value-type="string">
            <text:p>6.5321e-05</text:p>
          </table:table-cell>
          <table:table-cell office:value-type="float" office:value="0.00078254">
            <text:p>0.00078254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5656e-17</text:p>
          </table:table-cell>
          <table:table-cell table:style-name="ce1" office:value-type="string">
            <text:p>2.3774e-17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P121]*1000000" office:value-type="float" office:value="518.25">
            <text:p>518.25</text:p>
          </table:table-cell>
          <table:table-cell table:formula="of:=[.Q121]*1000000" office:value-type="float" office:value="64.847">
            <text:p>64.847</text:p>
          </table:table-cell>
          <table:table-cell table:formula="of:=[.R121]*1000000" office:value-type="float" office:value="786.84">
            <text:p>786.84</text:p>
          </table:table-cell>
          <table:table-cell table:formula="of:=[.S121]*1000000" office:value-type="float" office:value="5.6959">
            <text:p>5.6959</text:p>
          </table:table-cell>
          <table:table-cell table:formula="of:=[.T121]*1000000" office:value-type="float" office:value="0.036754">
            <text:p>0.036754</text:p>
          </table:table-cell>
          <table:table-cell table:formula="of:=[.U121]*1000000" office:value-type="float" office:value="0.00000000000027891">
            <text:p>2.7891E-013</text:p>
          </table:table-cell>
          <table:table-cell table:formula="of:=[.V121]*1000000" office:value-type="float" office:value="0.000000000023068">
            <text:p>2.3068E-011</text:p>
          </table:table-cell>
          <table:table-cell table:formula="of:=[.W121]*1000000" office:value-type="float" office:value="518.25">
            <text:p>518.25</text:p>
          </table:table-cell>
          <table:table-cell table:formula="of:=[.X121]*1000000" office:value-type="float" office:value="64.843">
            <text:p>64.843</text:p>
          </table:table-cell>
          <table:table-cell table:formula="of:=[.Y121]*1000000" office:value-type="float" office:value="786.82">
            <text:p>786.82</text:p>
          </table:table-cell>
          <table:table-cell table:formula="of:=[.Z121]*1000000" office:value-type="float" office:value="20.142">
            <text:p>20.142</text:p>
          </table:table-cell>
          <table:table-cell table:formula="of:=[.AA121]*1000000" office:value-type="float" office:value="0">
            <text:p>0</text:p>
          </table:table-cell>
          <table:table-cell table:formula="of:=[.AB121]*1000000" office:value-type="float" office:value="0.000000000014338">
            <text:p>1.4338E-011</text:p>
          </table:table-cell>
          <table:table-cell table:formula="of:=[.AC121]*1000000" office:value-type="float" office:value="0.000000000023068">
            <text:p>2.3068E-011</text:p>
          </table:table-cell>
          <table:table-cell office:value-type="float" office:value="0.00051825">
            <text:p>0.00051825</text:p>
          </table:table-cell>
          <table:table-cell table:style-name="ce1" office:value-type="string">
            <text:p>6.4847e-05</text:p>
          </table:table-cell>
          <table:table-cell office:value-type="float" office:value="0.00078684">
            <text:p>0.00078684</text:p>
          </table:table-cell>
          <table:table-cell table:style-name="ce1" office:value-type="string">
            <text:p>5.6959e-06</text:p>
          </table:table-cell>
          <table:table-cell table:style-name="ce1" office:value-type="string">
            <text:p>3.6754e-08</text:p>
          </table:table-cell>
          <table:table-cell table:style-name="ce1" office:value-type="string">
            <text:p>2.7891e-19</text:p>
          </table:table-cell>
          <table:table-cell table:style-name="ce1" office:value-type="string">
            <text:p>2.3068e-17</text:p>
          </table:table-cell>
          <table:table-cell office:value-type="float" office:value="0.00051825">
            <text:p>0.00051825</text:p>
          </table:table-cell>
          <table:table-cell table:style-name="ce1" office:value-type="string">
            <text:p>6.4843e-05</text:p>
          </table:table-cell>
          <table:table-cell office:value-type="float" office:value="0.00078682">
            <text:p>0.00078682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338e-17</text:p>
          </table:table-cell>
          <table:table-cell table:style-name="ce1" office:value-type="string">
            <text:p>2.3068e-17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P122]*1000000" office:value-type="float" office:value="514.51">
            <text:p>514.51</text:p>
          </table:table-cell>
          <table:table-cell table:formula="of:=[.Q122]*1000000" office:value-type="float" office:value="64.371">
            <text:p>64.371</text:p>
          </table:table-cell>
          <table:table-cell table:formula="of:=[.R122]*1000000" office:value-type="float" office:value="791.09">
            <text:p>791.09</text:p>
          </table:table-cell>
          <table:table-cell table:formula="of:=[.S122]*1000000" office:value-type="float" office:value="5.5929">
            <text:p>5.5929</text:p>
          </table:table-cell>
          <table:table-cell table:formula="of:=[.T122]*1000000" office:value-type="float" office:value="0.036835">
            <text:p>0.036835</text:p>
          </table:table-cell>
          <table:table-cell table:formula="of:=[.U122]*1000000" office:value-type="float" office:value="0.000000000000315">
            <text:p>3.15E-013</text:p>
          </table:table-cell>
          <table:table-cell table:formula="of:=[.V122]*1000000" office:value-type="float" office:value="0.000000000022383">
            <text:p>2.2383E-011</text:p>
          </table:table-cell>
          <table:table-cell table:formula="of:=[.W122]*1000000" office:value-type="float" office:value="514.5">
            <text:p>514.5</text:p>
          </table:table-cell>
          <table:table-cell table:formula="of:=[.X122]*1000000" office:value-type="float" office:value="64.367">
            <text:p>64.367</text:p>
          </table:table-cell>
          <table:table-cell table:formula="of:=[.Y122]*1000000" office:value-type="float" office:value="791.08">
            <text:p>791.08</text:p>
          </table:table-cell>
          <table:table-cell table:formula="of:=[.Z122]*1000000" office:value-type="float" office:value="20.142">
            <text:p>20.142</text:p>
          </table:table-cell>
          <table:table-cell table:formula="of:=[.AA122]*1000000" office:value-type="float" office:value="0">
            <text:p>0</text:p>
          </table:table-cell>
          <table:table-cell table:formula="of:=[.AB122]*1000000" office:value-type="float" office:value="0.000000000013305">
            <text:p>1.3305E-011</text:p>
          </table:table-cell>
          <table:table-cell table:formula="of:=[.AC122]*1000000" office:value-type="float" office:value="0.000000000022383">
            <text:p>2.2383E-011</text:p>
          </table:table-cell>
          <table:table-cell office:value-type="float" office:value="0.00051451">
            <text:p>0.00051451</text:p>
          </table:table-cell>
          <table:table-cell table:style-name="ce1" office:value-type="string">
            <text:p>6.4371e-05</text:p>
          </table:table-cell>
          <table:table-cell office:value-type="float" office:value="0.00079109">
            <text:p>0.00079109</text:p>
          </table:table-cell>
          <table:table-cell table:style-name="ce1" office:value-type="string">
            <text:p>5.5929e-06</text:p>
          </table:table-cell>
          <table:table-cell table:style-name="ce1" office:value-type="string">
            <text:p>3.6835e-08</text:p>
          </table:table-cell>
          <table:table-cell table:style-name="ce1" office:value-type="string">
            <text:p>3.15e-19</text:p>
          </table:table-cell>
          <table:table-cell table:style-name="ce1" office:value-type="string">
            <text:p>2.2383e-17</text:p>
          </table:table-cell>
          <table:table-cell office:value-type="float" office:value="0.0005145">
            <text:p>0.0005145</text:p>
          </table:table-cell>
          <table:table-cell table:style-name="ce1" office:value-type="string">
            <text:p>6.4367e-05</text:p>
          </table:table-cell>
          <table:table-cell office:value-type="float" office:value="0.00079108">
            <text:p>0.00079108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3305e-17</text:p>
          </table:table-cell>
          <table:table-cell table:style-name="ce1" office:value-type="string">
            <text:p>2.2383e-17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P123]*1000000" office:value-type="float" office:value="510.8">
            <text:p>510.8</text:p>
          </table:table-cell>
          <table:table-cell table:formula="of:=[.Q123]*1000000" office:value-type="float" office:value="63.897">
            <text:p>63.897</text:p>
          </table:table-cell>
          <table:table-cell table:formula="of:=[.R123]*1000000" office:value-type="float" office:value="795.3">
            <text:p>795.3</text:p>
          </table:table-cell>
          <table:table-cell table:formula="of:=[.S123]*1000000" office:value-type="float" office:value="5.4914">
            <text:p>5.4914</text:p>
          </table:table-cell>
          <table:table-cell table:formula="of:=[.T123]*1000000" office:value-type="float" office:value="0.036914">
            <text:p>0.036914</text:p>
          </table:table-cell>
          <table:table-cell table:formula="of:=[.U123]*1000000" office:value-type="float" office:value="0.00000000000049386">
            <text:p>4.9386E-013</text:p>
          </table:table-cell>
          <table:table-cell table:formula="of:=[.V123]*1000000" office:value-type="float" office:value="0.000000000021719">
            <text:p>2.1719E-011</text:p>
          </table:table-cell>
          <table:table-cell table:formula="of:=[.W123]*1000000" office:value-type="float" office:value="510.79">
            <text:p>510.79</text:p>
          </table:table-cell>
          <table:table-cell table:formula="of:=[.X123]*1000000" office:value-type="float" office:value="63.893">
            <text:p>63.893</text:p>
          </table:table-cell>
          <table:table-cell table:formula="of:=[.Y123]*1000000" office:value-type="float" office:value="795.29">
            <text:p>795.29</text:p>
          </table:table-cell>
          <table:table-cell table:formula="of:=[.Z123]*1000000" office:value-type="float" office:value="20.142">
            <text:p>20.142</text:p>
          </table:table-cell>
          <table:table-cell table:formula="of:=[.AA123]*1000000" office:value-type="float" office:value="0">
            <text:p>0</text:p>
          </table:table-cell>
          <table:table-cell table:formula="of:=[.AB123]*1000000" office:value-type="float" office:value="0.000000000013981">
            <text:p>1.3981E-011</text:p>
          </table:table-cell>
          <table:table-cell table:formula="of:=[.AC123]*1000000" office:value-type="float" office:value="0.000000000021718">
            <text:p>2.1718E-011</text:p>
          </table:table-cell>
          <table:table-cell office:value-type="float" office:value="0.0005108">
            <text:p>0.0005108</text:p>
          </table:table-cell>
          <table:table-cell table:style-name="ce1" office:value-type="string">
            <text:p>6.3897e-05</text:p>
          </table:table-cell>
          <table:table-cell office:value-type="float" office:value="0.0007953">
            <text:p>0.0007953</text:p>
          </table:table-cell>
          <table:table-cell table:style-name="ce1" office:value-type="string">
            <text:p>5.4914e-06</text:p>
          </table:table-cell>
          <table:table-cell table:style-name="ce1" office:value-type="string">
            <text:p>3.6914e-08</text:p>
          </table:table-cell>
          <table:table-cell table:style-name="ce1" office:value-type="string">
            <text:p>4.9386e-19</text:p>
          </table:table-cell>
          <table:table-cell table:style-name="ce1" office:value-type="string">
            <text:p>2.1719e-17</text:p>
          </table:table-cell>
          <table:table-cell office:value-type="float" office:value="0.00051079">
            <text:p>0.00051079</text:p>
          </table:table-cell>
          <table:table-cell table:style-name="ce1" office:value-type="string">
            <text:p>6.3893e-05</text:p>
          </table:table-cell>
          <table:table-cell office:value-type="float" office:value="0.00079529">
            <text:p>0.00079529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3981e-17</text:p>
          </table:table-cell>
          <table:table-cell table:style-name="ce1" office:value-type="string">
            <text:p>2.1718e-17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P124]*1000000" office:value-type="float" office:value="507.12">
            <text:p>507.12</text:p>
          </table:table-cell>
          <table:table-cell table:formula="of:=[.Q124]*1000000" office:value-type="float" office:value="63.426">
            <text:p>63.426</text:p>
          </table:table-cell>
          <table:table-cell table:formula="of:=[.R124]*1000000" office:value-type="float" office:value="799.48">
            <text:p>799.48</text:p>
          </table:table-cell>
          <table:table-cell table:formula="of:=[.S124]*1000000" office:value-type="float" office:value="5.3914">
            <text:p>5.3914</text:p>
          </table:table-cell>
          <table:table-cell table:formula="of:=[.T124]*1000000" office:value-type="float" office:value="0.036993">
            <text:p>0.036993</text:p>
          </table:table-cell>
          <table:table-cell table:formula="of:=[.U124]*1000000" office:value-type="float" office:value="0.00000000000037167">
            <text:p>3.7167E-013</text:p>
          </table:table-cell>
          <table:table-cell table:formula="of:=[.V124]*1000000" office:value-type="float" office:value="0.000000000021075">
            <text:p>2.1075E-011</text:p>
          </table:table-cell>
          <table:table-cell table:formula="of:=[.W124]*1000000" office:value-type="float" office:value="507.12">
            <text:p>507.12</text:p>
          </table:table-cell>
          <table:table-cell table:formula="of:=[.X124]*1000000" office:value-type="float" office:value="63.422">
            <text:p>63.422</text:p>
          </table:table-cell>
          <table:table-cell table:formula="of:=[.Y124]*1000000" office:value-type="float" office:value="799.47">
            <text:p>799.47</text:p>
          </table:table-cell>
          <table:table-cell table:formula="of:=[.Z124]*1000000" office:value-type="float" office:value="20.142">
            <text:p>20.142</text:p>
          </table:table-cell>
          <table:table-cell table:formula="of:=[.AA124]*1000000" office:value-type="float" office:value="0">
            <text:p>0</text:p>
          </table:table-cell>
          <table:table-cell table:formula="of:=[.AB124]*1000000" office:value-type="float" office:value="0.000000000013594">
            <text:p>1.3594E-011</text:p>
          </table:table-cell>
          <table:table-cell table:formula="of:=[.AC124]*1000000" office:value-type="float" office:value="0.000000000021074">
            <text:p>2.1074E-011</text:p>
          </table:table-cell>
          <table:table-cell office:value-type="float" office:value="0.00050712">
            <text:p>0.00050712</text:p>
          </table:table-cell>
          <table:table-cell table:style-name="ce1" office:value-type="string">
            <text:p>6.3426e-05</text:p>
          </table:table-cell>
          <table:table-cell office:value-type="float" office:value="0.00079948">
            <text:p>0.00079948</text:p>
          </table:table-cell>
          <table:table-cell table:style-name="ce1" office:value-type="string">
            <text:p>5.3914e-06</text:p>
          </table:table-cell>
          <table:table-cell table:style-name="ce1" office:value-type="string">
            <text:p>3.6993e-08</text:p>
          </table:table-cell>
          <table:table-cell table:style-name="ce1" office:value-type="string">
            <text:p>3.7167e-19</text:p>
          </table:table-cell>
          <table:table-cell table:style-name="ce1" office:value-type="string">
            <text:p>2.1075e-17</text:p>
          </table:table-cell>
          <table:table-cell office:value-type="float" office:value="0.00050712">
            <text:p>0.00050712</text:p>
          </table:table-cell>
          <table:table-cell table:style-name="ce1" office:value-type="string">
            <text:p>6.3422e-05</text:p>
          </table:table-cell>
          <table:table-cell office:value-type="float" office:value="0.00079947">
            <text:p>0.00079947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3594e-17</text:p>
          </table:table-cell>
          <table:table-cell table:style-name="ce1" office:value-type="string">
            <text:p>2.1074e-17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P125]*1000000" office:value-type="float" office:value="503.48">
            <text:p>503.48</text:p>
          </table:table-cell>
          <table:table-cell table:formula="of:=[.Q125]*1000000" office:value-type="float" office:value="62.958">
            <text:p>62.958</text:p>
          </table:table-cell>
          <table:table-cell table:formula="of:=[.R125]*1000000" office:value-type="float" office:value="803.62">
            <text:p>803.62</text:p>
          </table:table-cell>
          <table:table-cell table:formula="of:=[.S125]*1000000" office:value-type="float" office:value="5.2929">
            <text:p>5.2929</text:p>
          </table:table-cell>
          <table:table-cell table:formula="of:=[.T125]*1000000" office:value-type="float" office:value="0.03707">
            <text:p>0.03707</text:p>
          </table:table-cell>
          <table:table-cell table:formula="of:=[.U125]*1000000" office:value-type="float" office:value="0.000000000000062815">
            <text:p>6.2815E-014</text:p>
          </table:table-cell>
          <table:table-cell table:formula="of:=[.V125]*1000000" office:value-type="float" office:value="0.00000000002045">
            <text:p>2.045E-011</text:p>
          </table:table-cell>
          <table:table-cell table:formula="of:=[.W125]*1000000" office:value-type="float" office:value="503.47">
            <text:p>503.47</text:p>
          </table:table-cell>
          <table:table-cell table:formula="of:=[.X125]*1000000" office:value-type="float" office:value="62.954">
            <text:p>62.954</text:p>
          </table:table-cell>
          <table:table-cell table:formula="of:=[.Y125]*1000000" office:value-type="float" office:value="803.61">
            <text:p>803.61</text:p>
          </table:table-cell>
          <table:table-cell table:formula="of:=[.Z125]*1000000" office:value-type="float" office:value="20.142">
            <text:p>20.142</text:p>
          </table:table-cell>
          <table:table-cell table:formula="of:=[.AA125]*1000000" office:value-type="float" office:value="0">
            <text:p>0</text:p>
          </table:table-cell>
          <table:table-cell table:formula="of:=[.AB125]*1000000" office:value-type="float" office:value="0.000000000014312">
            <text:p>1.4312E-011</text:p>
          </table:table-cell>
          <table:table-cell table:formula="of:=[.AC125]*1000000" office:value-type="float" office:value="0.00000000002045">
            <text:p>2.045E-011</text:p>
          </table:table-cell>
          <table:table-cell office:value-type="float" office:value="0.00050348">
            <text:p>0.00050348</text:p>
          </table:table-cell>
          <table:table-cell table:style-name="ce1" office:value-type="string">
            <text:p>6.2958e-05</text:p>
          </table:table-cell>
          <table:table-cell office:value-type="float" office:value="0.00080362">
            <text:p>0.00080362</text:p>
          </table:table-cell>
          <table:table-cell table:style-name="ce1" office:value-type="string">
            <text:p>5.2929e-06</text:p>
          </table:table-cell>
          <table:table-cell table:style-name="ce1" office:value-type="string">
            <text:p>3.707e-08</text:p>
          </table:table-cell>
          <table:table-cell table:style-name="ce1" office:value-type="string">
            <text:p>6.2815e-20</text:p>
          </table:table-cell>
          <table:table-cell table:style-name="ce1" office:value-type="string">
            <text:p>2.045e-17</text:p>
          </table:table-cell>
          <table:table-cell office:value-type="float" office:value="0.00050347">
            <text:p>0.00050347</text:p>
          </table:table-cell>
          <table:table-cell table:style-name="ce1" office:value-type="string">
            <text:p>6.2954e-05</text:p>
          </table:table-cell>
          <table:table-cell office:value-type="float" office:value="0.00080361">
            <text:p>0.00080361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312e-17</text:p>
          </table:table-cell>
          <table:table-cell table:style-name="ce1" office:value-type="string">
            <text:p>2.045e-17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P126]*1000000" office:value-type="float" office:value="499.87">
            <text:p>499.87</text:p>
          </table:table-cell>
          <table:table-cell table:formula="of:=[.Q126]*1000000" office:value-type="float" office:value="62.492">
            <text:p>62.492</text:p>
          </table:table-cell>
          <table:table-cell table:formula="of:=[.R126]*1000000" office:value-type="float" office:value="807.72">
            <text:p>807.72</text:p>
          </table:table-cell>
          <table:table-cell table:formula="of:=[.S126]*1000000" office:value-type="float" office:value="5.1958">
            <text:p>5.1958</text:p>
          </table:table-cell>
          <table:table-cell table:formula="of:=[.T126]*1000000" office:value-type="float" office:value="0.037147">
            <text:p>0.037147</text:p>
          </table:table-cell>
          <table:table-cell table:formula="of:=[.U126]*1000000" office:value-type="float" office:value="0.000000000000078196">
            <text:p>7.8196E-014</text:p>
          </table:table-cell>
          <table:table-cell table:formula="of:=[.V126]*1000000" office:value-type="float" office:value="0.000000000019845">
            <text:p>1.9845E-011</text:p>
          </table:table-cell>
          <table:table-cell table:formula="of:=[.W126]*1000000" office:value-type="float" office:value="499.86">
            <text:p>499.86</text:p>
          </table:table-cell>
          <table:table-cell table:formula="of:=[.X126]*1000000" office:value-type="float" office:value="62.488">
            <text:p>62.488</text:p>
          </table:table-cell>
          <table:table-cell table:formula="of:=[.Y126]*1000000" office:value-type="float" office:value="807.71">
            <text:p>807.71</text:p>
          </table:table-cell>
          <table:table-cell table:formula="of:=[.Z126]*1000000" office:value-type="float" office:value="20.142">
            <text:p>20.142</text:p>
          </table:table-cell>
          <table:table-cell table:formula="of:=[.AA126]*1000000" office:value-type="float" office:value="0">
            <text:p>0</text:p>
          </table:table-cell>
          <table:table-cell table:formula="of:=[.AB126]*1000000" office:value-type="float" office:value="0.00000000001271">
            <text:p>1.271E-011</text:p>
          </table:table-cell>
          <table:table-cell table:formula="of:=[.AC126]*1000000" office:value-type="float" office:value="0.000000000019845">
            <text:p>1.9845E-011</text:p>
          </table:table-cell>
          <table:table-cell office:value-type="float" office:value="0.00049987">
            <text:p>0.00049987</text:p>
          </table:table-cell>
          <table:table-cell table:style-name="ce1" office:value-type="string">
            <text:p>6.2492e-05</text:p>
          </table:table-cell>
          <table:table-cell office:value-type="float" office:value="0.00080772">
            <text:p>0.00080772</text:p>
          </table:table-cell>
          <table:table-cell table:style-name="ce1" office:value-type="string">
            <text:p>5.1958e-06</text:p>
          </table:table-cell>
          <table:table-cell table:style-name="ce1" office:value-type="string">
            <text:p>3.7147e-08</text:p>
          </table:table-cell>
          <table:table-cell table:style-name="ce1" office:value-type="string">
            <text:p>7.8196e-20</text:p>
          </table:table-cell>
          <table:table-cell table:style-name="ce1" office:value-type="string">
            <text:p>1.9845e-17</text:p>
          </table:table-cell>
          <table:table-cell office:value-type="float" office:value="0.00049986">
            <text:p>0.00049986</text:p>
          </table:table-cell>
          <table:table-cell table:style-name="ce1" office:value-type="string">
            <text:p>6.2488e-05</text:p>
          </table:table-cell>
          <table:table-cell office:value-type="float" office:value="0.00080771">
            <text:p>0.00080771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271e-17</text:p>
          </table:table-cell>
          <table:table-cell table:style-name="ce1" office:value-type="string">
            <text:p>1.9845e-17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P127]*1000000" office:value-type="float" office:value="496.29">
            <text:p>496.29</text:p>
          </table:table-cell>
          <table:table-cell table:formula="of:=[.Q127]*1000000" office:value-type="float" office:value="62.029">
            <text:p>62.029</text:p>
          </table:table-cell>
          <table:table-cell table:formula="of:=[.R127]*1000000" office:value-type="float" office:value="811.79">
            <text:p>811.79</text:p>
          </table:table-cell>
          <table:table-cell table:formula="of:=[.S127]*1000000" office:value-type="float" office:value="5.1001">
            <text:p>5.1001</text:p>
          </table:table-cell>
          <table:table-cell table:formula="of:=[.T127]*1000000" office:value-type="float" office:value="0.037223">
            <text:p>0.037223</text:p>
          </table:table-cell>
          <table:table-cell table:formula="of:=[.U127]*1000000" office:value-type="float" office:value="-0.00000000000011287">
            <text:p>-1.1287E-013</text:p>
          </table:table-cell>
          <table:table-cell table:formula="of:=[.V127]*1000000" office:value-type="float" office:value="0.000000000019258">
            <text:p>1.9258E-011</text:p>
          </table:table-cell>
          <table:table-cell table:formula="of:=[.W127]*1000000" office:value-type="float" office:value="496.29">
            <text:p>496.29</text:p>
          </table:table-cell>
          <table:table-cell table:formula="of:=[.X127]*1000000" office:value-type="float" office:value="62.025">
            <text:p>62.025</text:p>
          </table:table-cell>
          <table:table-cell table:formula="of:=[.Y127]*1000000" office:value-type="float" office:value="811.78">
            <text:p>811.78</text:p>
          </table:table-cell>
          <table:table-cell table:formula="of:=[.Z127]*1000000" office:value-type="float" office:value="20.142">
            <text:p>20.142</text:p>
          </table:table-cell>
          <table:table-cell table:formula="of:=[.AA127]*1000000" office:value-type="float" office:value="0">
            <text:p>0</text:p>
          </table:table-cell>
          <table:table-cell table:formula="of:=[.AB127]*1000000" office:value-type="float" office:value="0.000000000015549">
            <text:p>1.5549E-011</text:p>
          </table:table-cell>
          <table:table-cell table:formula="of:=[.AC127]*1000000" office:value-type="float" office:value="0.000000000019258">
            <text:p>1.9258E-011</text:p>
          </table:table-cell>
          <table:table-cell office:value-type="float" office:value="0.00049629">
            <text:p>0.00049629</text:p>
          </table:table-cell>
          <table:table-cell table:style-name="ce1" office:value-type="string">
            <text:p>6.2029e-05</text:p>
          </table:table-cell>
          <table:table-cell office:value-type="float" office:value="0.00081179">
            <text:p>0.00081179</text:p>
          </table:table-cell>
          <table:table-cell table:style-name="ce1" office:value-type="string">
            <text:p>5.1001e-06</text:p>
          </table:table-cell>
          <table:table-cell table:style-name="ce1" office:value-type="string">
            <text:p>3.7223e-08</text:p>
          </table:table-cell>
          <table:table-cell table:style-name="ce1" office:value-type="string">
            <text:p>-1.1287e-19</text:p>
          </table:table-cell>
          <table:table-cell table:style-name="ce1" office:value-type="string">
            <text:p>1.9258e-17</text:p>
          </table:table-cell>
          <table:table-cell office:value-type="float" office:value="0.00049629">
            <text:p>0.00049629</text:p>
          </table:table-cell>
          <table:table-cell table:style-name="ce1" office:value-type="string">
            <text:p>6.2025e-05</text:p>
          </table:table-cell>
          <table:table-cell office:value-type="float" office:value="0.00081178">
            <text:p>0.00081178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5549e-17</text:p>
          </table:table-cell>
          <table:table-cell table:style-name="ce1" office:value-type="string">
            <text:p>1.9258e-17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P128]*1000000" office:value-type="float" office:value="492.75">
            <text:p>492.75</text:p>
          </table:table-cell>
          <table:table-cell table:formula="of:=[.Q128]*1000000" office:value-type="float" office:value="61.568">
            <text:p>61.568</text:p>
          </table:table-cell>
          <table:table-cell table:formula="of:=[.R128]*1000000" office:value-type="float" office:value="815.82">
            <text:p>815.82</text:p>
          </table:table-cell>
          <table:table-cell table:formula="of:=[.S128]*1000000" office:value-type="float" office:value="5.0059">
            <text:p>5.0059</text:p>
          </table:table-cell>
          <table:table-cell table:formula="of:=[.T128]*1000000" office:value-type="float" office:value="0.037298">
            <text:p>0.037298</text:p>
          </table:table-cell>
          <table:table-cell table:formula="of:=[.U128]*1000000" office:value-type="float" office:value="-0.000000000000196">
            <text:p>-1.96E-013</text:p>
          </table:table-cell>
          <table:table-cell table:formula="of:=[.V128]*1000000" office:value-type="float" office:value="0.000000000018689">
            <text:p>1.8689E-011</text:p>
          </table:table-cell>
          <table:table-cell table:formula="of:=[.W128]*1000000" office:value-type="float" office:value="492.74">
            <text:p>492.74</text:p>
          </table:table-cell>
          <table:table-cell table:formula="of:=[.X128]*1000000" office:value-type="float" office:value="61.564">
            <text:p>61.564</text:p>
          </table:table-cell>
          <table:table-cell table:formula="of:=[.Y128]*1000000" office:value-type="float" office:value="815.81">
            <text:p>815.81</text:p>
          </table:table-cell>
          <table:table-cell table:formula="of:=[.Z128]*1000000" office:value-type="float" office:value="20.142">
            <text:p>20.142</text:p>
          </table:table-cell>
          <table:table-cell table:formula="of:=[.AA128]*1000000" office:value-type="float" office:value="0">
            <text:p>0</text:p>
          </table:table-cell>
          <table:table-cell table:formula="of:=[.AB128]*1000000" office:value-type="float" office:value="0.000000000014147">
            <text:p>1.4147E-011</text:p>
          </table:table-cell>
          <table:table-cell table:formula="of:=[.AC128]*1000000" office:value-type="float" office:value="0.000000000018689">
            <text:p>1.8689E-011</text:p>
          </table:table-cell>
          <table:table-cell office:value-type="float" office:value="0.00049275">
            <text:p>0.00049275</text:p>
          </table:table-cell>
          <table:table-cell table:style-name="ce1" office:value-type="string">
            <text:p>6.1568e-05</text:p>
          </table:table-cell>
          <table:table-cell office:value-type="float" office:value="0.00081582">
            <text:p>0.00081582</text:p>
          </table:table-cell>
          <table:table-cell table:style-name="ce1" office:value-type="string">
            <text:p>5.0059e-06</text:p>
          </table:table-cell>
          <table:table-cell table:style-name="ce1" office:value-type="string">
            <text:p>3.7298e-08</text:p>
          </table:table-cell>
          <table:table-cell table:style-name="ce1" office:value-type="string">
            <text:p>-1.96e-19</text:p>
          </table:table-cell>
          <table:table-cell table:style-name="ce1" office:value-type="string">
            <text:p>1.8689e-17</text:p>
          </table:table-cell>
          <table:table-cell office:value-type="float" office:value="0.00049274">
            <text:p>0.00049274</text:p>
          </table:table-cell>
          <table:table-cell table:style-name="ce1" office:value-type="string">
            <text:p>6.1564e-05</text:p>
          </table:table-cell>
          <table:table-cell office:value-type="float" office:value="0.00081581">
            <text:p>0.00081581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147e-17</text:p>
          </table:table-cell>
          <table:table-cell table:style-name="ce1" office:value-type="string">
            <text:p>1.8689e-17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P129]*1000000" office:value-type="float" office:value="489.23">
            <text:p>489.23</text:p>
          </table:table-cell>
          <table:table-cell table:formula="of:=[.Q129]*1000000" office:value-type="float" office:value="61.11">
            <text:p>61.11</text:p>
          </table:table-cell>
          <table:table-cell table:formula="of:=[.R129]*1000000" office:value-type="float" office:value="819.82">
            <text:p>819.82</text:p>
          </table:table-cell>
          <table:table-cell table:formula="of:=[.S129]*1000000" office:value-type="float" office:value="4.9131">
            <text:p>4.9131</text:p>
          </table:table-cell>
          <table:table-cell table:formula="of:=[.T129]*1000000" office:value-type="float" office:value="0.037372">
            <text:p>0.037372</text:p>
          </table:table-cell>
          <table:table-cell table:formula="of:=[.U129]*1000000" office:value-type="float" office:value="-0.00000000000031735">
            <text:p>-3.1735E-013</text:p>
          </table:table-cell>
          <table:table-cell table:formula="of:=[.V129]*1000000" office:value-type="float" office:value="0.000000000018138">
            <text:p>1.8138E-011</text:p>
          </table:table-cell>
          <table:table-cell table:formula="of:=[.W129]*1000000" office:value-type="float" office:value="489.23">
            <text:p>489.23</text:p>
          </table:table-cell>
          <table:table-cell table:formula="of:=[.X129]*1000000" office:value-type="float" office:value="61.106">
            <text:p>61.106</text:p>
          </table:table-cell>
          <table:table-cell table:formula="of:=[.Y129]*1000000" office:value-type="float" office:value="819.8">
            <text:p>819.8</text:p>
          </table:table-cell>
          <table:table-cell table:formula="of:=[.Z129]*1000000" office:value-type="float" office:value="20.142">
            <text:p>20.142</text:p>
          </table:table-cell>
          <table:table-cell table:formula="of:=[.AA129]*1000000" office:value-type="float" office:value="0">
            <text:p>0</text:p>
          </table:table-cell>
          <table:table-cell table:formula="of:=[.AB129]*1000000" office:value-type="float" office:value="0.000000000014756">
            <text:p>1.4756E-011</text:p>
          </table:table-cell>
          <table:table-cell table:formula="of:=[.AC129]*1000000" office:value-type="float" office:value="0.000000000018137">
            <text:p>1.8137E-011</text:p>
          </table:table-cell>
          <table:table-cell office:value-type="float" office:value="0.00048923">
            <text:p>0.00048923</text:p>
          </table:table-cell>
          <table:table-cell table:style-name="ce1" office:value-type="string">
            <text:p>6.111e-05</text:p>
          </table:table-cell>
          <table:table-cell office:value-type="float" office:value="0.00081982">
            <text:p>0.00081982</text:p>
          </table:table-cell>
          <table:table-cell table:style-name="ce1" office:value-type="string">
            <text:p>4.9131e-06</text:p>
          </table:table-cell>
          <table:table-cell table:style-name="ce1" office:value-type="string">
            <text:p>3.7372e-08</text:p>
          </table:table-cell>
          <table:table-cell table:style-name="ce1" office:value-type="string">
            <text:p>-3.1735e-19</text:p>
          </table:table-cell>
          <table:table-cell table:style-name="ce1" office:value-type="string">
            <text:p>1.8138e-17</text:p>
          </table:table-cell>
          <table:table-cell office:value-type="float" office:value="0.00048923">
            <text:p>0.00048923</text:p>
          </table:table-cell>
          <table:table-cell table:style-name="ce1" office:value-type="string">
            <text:p>6.1106e-05</text:p>
          </table:table-cell>
          <table:table-cell office:value-type="float" office:value="0.0008198">
            <text:p>0.0008198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756e-17</text:p>
          </table:table-cell>
          <table:table-cell table:style-name="ce1" office:value-type="string">
            <text:p>1.8137e-17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P130]*1000000" office:value-type="float" office:value="485.76">
            <text:p>485.76</text:p>
          </table:table-cell>
          <table:table-cell table:formula="of:=[.Q130]*1000000" office:value-type="float" office:value="60.655">
            <text:p>60.655</text:p>
          </table:table-cell>
          <table:table-cell table:formula="of:=[.R130]*1000000" office:value-type="float" office:value="823.78">
            <text:p>823.78</text:p>
          </table:table-cell>
          <table:table-cell table:formula="of:=[.S130]*1000000" office:value-type="float" office:value="4.8218">
            <text:p>4.8218</text:p>
          </table:table-cell>
          <table:table-cell table:formula="of:=[.T130]*1000000" office:value-type="float" office:value="0.037445">
            <text:p>0.037445</text:p>
          </table:table-cell>
          <table:table-cell table:formula="of:=[.U130]*1000000" office:value-type="float" office:value="0.00000000000021905">
            <text:p>2.1905E-013</text:p>
          </table:table-cell>
          <table:table-cell table:formula="of:=[.V130]*1000000" office:value-type="float" office:value="0.000000000017603">
            <text:p>1.7603E-011</text:p>
          </table:table-cell>
          <table:table-cell table:formula="of:=[.W130]*1000000" office:value-type="float" office:value="485.75">
            <text:p>485.75</text:p>
          </table:table-cell>
          <table:table-cell table:formula="of:=[.X130]*1000000" office:value-type="float" office:value="60.651">
            <text:p>60.651</text:p>
          </table:table-cell>
          <table:table-cell table:formula="of:=[.Y130]*1000000" office:value-type="float" office:value="823.76">
            <text:p>823.76</text:p>
          </table:table-cell>
          <table:table-cell table:formula="of:=[.Z130]*1000000" office:value-type="float" office:value="20.142">
            <text:p>20.142</text:p>
          </table:table-cell>
          <table:table-cell table:formula="of:=[.AA130]*1000000" office:value-type="float" office:value="0">
            <text:p>0</text:p>
          </table:table-cell>
          <table:table-cell table:formula="of:=[.AB130]*1000000" office:value-type="float" office:value="0.00000000001213">
            <text:p>1.213E-011</text:p>
          </table:table-cell>
          <table:table-cell table:formula="of:=[.AC130]*1000000" office:value-type="float" office:value="0.000000000017603">
            <text:p>1.7603E-011</text:p>
          </table:table-cell>
          <table:table-cell office:value-type="float" office:value="0.00048576">
            <text:p>0.00048576</text:p>
          </table:table-cell>
          <table:table-cell table:style-name="ce1" office:value-type="string">
            <text:p>6.0655e-05</text:p>
          </table:table-cell>
          <table:table-cell office:value-type="float" office:value="0.00082378">
            <text:p>0.00082378</text:p>
          </table:table-cell>
          <table:table-cell table:style-name="ce1" office:value-type="string">
            <text:p>4.8218e-06</text:p>
          </table:table-cell>
          <table:table-cell table:style-name="ce1" office:value-type="string">
            <text:p>3.7445e-08</text:p>
          </table:table-cell>
          <table:table-cell table:style-name="ce1" office:value-type="string">
            <text:p>2.1905e-19</text:p>
          </table:table-cell>
          <table:table-cell table:style-name="ce1" office:value-type="string">
            <text:p>1.7603e-17</text:p>
          </table:table-cell>
          <table:table-cell office:value-type="float" office:value="0.00048575">
            <text:p>0.00048575</text:p>
          </table:table-cell>
          <table:table-cell table:style-name="ce1" office:value-type="string">
            <text:p>6.0651e-05</text:p>
          </table:table-cell>
          <table:table-cell office:value-type="float" office:value="0.00082376">
            <text:p>0.00082376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213e-17</text:p>
          </table:table-cell>
          <table:table-cell table:style-name="ce1" office:value-type="string">
            <text:p>1.7603e-17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P131]*1000000" office:value-type="float" office:value="482.31">
            <text:p>482.31</text:p>
          </table:table-cell>
          <table:table-cell table:formula="of:=[.Q131]*1000000" office:value-type="float" office:value="60.203">
            <text:p>60.203</text:p>
          </table:table-cell>
          <table:table-cell table:formula="of:=[.R131]*1000000" office:value-type="float" office:value="827.7">
            <text:p>827.7</text:p>
          </table:table-cell>
          <table:table-cell table:formula="of:=[.S131]*1000000" office:value-type="float" office:value="4.7318">
            <text:p>4.7318</text:p>
          </table:table-cell>
          <table:table-cell table:formula="of:=[.T131]*1000000" office:value-type="float" office:value="0.037518">
            <text:p>0.037518</text:p>
          </table:table-cell>
          <table:table-cell table:formula="of:=[.U131]*1000000" office:value-type="float" office:value="0.00000000000067966">
            <text:p>6.7966E-013</text:p>
          </table:table-cell>
          <table:table-cell table:formula="of:=[.V131]*1000000" office:value-type="float" office:value="0.000000000017084">
            <text:p>1.7084E-011</text:p>
          </table:table-cell>
          <table:table-cell table:formula="of:=[.W131]*1000000" office:value-type="float" office:value="482.31">
            <text:p>482.31</text:p>
          </table:table-cell>
          <table:table-cell table:formula="of:=[.X131]*1000000" office:value-type="float" office:value="60.198">
            <text:p>60.198</text:p>
          </table:table-cell>
          <table:table-cell table:formula="of:=[.Y131]*1000000" office:value-type="float" office:value="827.69">
            <text:p>827.69</text:p>
          </table:table-cell>
          <table:table-cell table:formula="of:=[.Z131]*1000000" office:value-type="float" office:value="20.142">
            <text:p>20.142</text:p>
          </table:table-cell>
          <table:table-cell table:formula="of:=[.AA131]*1000000" office:value-type="float" office:value="0">
            <text:p>0</text:p>
          </table:table-cell>
          <table:table-cell table:formula="of:=[.AB131]*1000000" office:value-type="float" office:value="0.0000000000030188">
            <text:p>3.0188E-012</text:p>
          </table:table-cell>
          <table:table-cell table:formula="of:=[.AC131]*1000000" office:value-type="float" office:value="0.000000000017084">
            <text:p>1.7084E-011</text:p>
          </table:table-cell>
          <table:table-cell office:value-type="float" office:value="0.00048231">
            <text:p>0.00048231</text:p>
          </table:table-cell>
          <table:table-cell table:style-name="ce1" office:value-type="string">
            <text:p>6.0203e-05</text:p>
          </table:table-cell>
          <table:table-cell office:value-type="float" office:value="0.0008277">
            <text:p>0.0008277</text:p>
          </table:table-cell>
          <table:table-cell table:style-name="ce1" office:value-type="string">
            <text:p>4.7318e-06</text:p>
          </table:table-cell>
          <table:table-cell table:style-name="ce1" office:value-type="string">
            <text:p>3.7518e-08</text:p>
          </table:table-cell>
          <table:table-cell table:style-name="ce1" office:value-type="string">
            <text:p>6.7966e-19</text:p>
          </table:table-cell>
          <table:table-cell table:style-name="ce1" office:value-type="string">
            <text:p>1.7084e-17</text:p>
          </table:table-cell>
          <table:table-cell office:value-type="float" office:value="0.00048231">
            <text:p>0.00048231</text:p>
          </table:table-cell>
          <table:table-cell table:style-name="ce1" office:value-type="string">
            <text:p>6.0198e-05</text:p>
          </table:table-cell>
          <table:table-cell office:value-type="float" office:value="0.00082769">
            <text:p>0.00082769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3.0188e-18</text:p>
          </table:table-cell>
          <table:table-cell table:style-name="ce1" office:value-type="string">
            <text:p>1.7084e-17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P132]*1000000" office:value-type="float" office:value="478.89">
            <text:p>478.89</text:p>
          </table:table-cell>
          <table:table-cell table:formula="of:=[.Q132]*1000000" office:value-type="float" office:value="59.753">
            <text:p>59.753</text:p>
          </table:table-cell>
          <table:table-cell table:formula="of:=[.R132]*1000000" office:value-type="float" office:value="831.59">
            <text:p>831.59</text:p>
          </table:table-cell>
          <table:table-cell table:formula="of:=[.S132]*1000000" office:value-type="float" office:value="4.6432">
            <text:p>4.6432</text:p>
          </table:table-cell>
          <table:table-cell table:formula="of:=[.T132]*1000000" office:value-type="float" office:value="0.03759">
            <text:p>0.03759</text:p>
          </table:table-cell>
          <table:table-cell table:formula="of:=[.U132]*1000000" office:value-type="float" office:value="0.00000000000032514">
            <text:p>3.2514E-013</text:p>
          </table:table-cell>
          <table:table-cell table:formula="of:=[.V132]*1000000" office:value-type="float" office:value="0.000000000016582">
            <text:p>1.6582E-011</text:p>
          </table:table-cell>
          <table:table-cell table:formula="of:=[.W132]*1000000" office:value-type="float" office:value="478.89">
            <text:p>478.89</text:p>
          </table:table-cell>
          <table:table-cell table:formula="of:=[.X132]*1000000" office:value-type="float" office:value="59.748">
            <text:p>59.748</text:p>
          </table:table-cell>
          <table:table-cell table:formula="of:=[.Y132]*1000000" office:value-type="float" office:value="831.58">
            <text:p>831.58</text:p>
          </table:table-cell>
          <table:table-cell table:formula="of:=[.Z132]*1000000" office:value-type="float" office:value="20.142">
            <text:p>20.142</text:p>
          </table:table-cell>
          <table:table-cell table:formula="of:=[.AA132]*1000000" office:value-type="float" office:value="0">
            <text:p>0</text:p>
          </table:table-cell>
          <table:table-cell table:formula="of:=[.AB132]*1000000" office:value-type="float" office:value="-0.00000000000022843">
            <text:p>-2.2843E-013</text:p>
          </table:table-cell>
          <table:table-cell table:formula="of:=[.AC132]*1000000" office:value-type="float" office:value="0.000000000016581">
            <text:p>1.6581E-011</text:p>
          </table:table-cell>
          <table:table-cell office:value-type="float" office:value="0.00047889">
            <text:p>0.00047889</text:p>
          </table:table-cell>
          <table:table-cell table:style-name="ce1" office:value-type="string">
            <text:p>5.9753e-05</text:p>
          </table:table-cell>
          <table:table-cell office:value-type="float" office:value="0.00083159">
            <text:p>0.00083159</text:p>
          </table:table-cell>
          <table:table-cell table:style-name="ce1" office:value-type="string">
            <text:p>4.6432e-06</text:p>
          </table:table-cell>
          <table:table-cell table:style-name="ce1" office:value-type="string">
            <text:p>3.759e-08</text:p>
          </table:table-cell>
          <table:table-cell table:style-name="ce1" office:value-type="string">
            <text:p>3.2514e-19</text:p>
          </table:table-cell>
          <table:table-cell table:style-name="ce1" office:value-type="string">
            <text:p>1.6582e-17</text:p>
          </table:table-cell>
          <table:table-cell office:value-type="float" office:value="0.00047889">
            <text:p>0.00047889</text:p>
          </table:table-cell>
          <table:table-cell table:style-name="ce1" office:value-type="string">
            <text:p>5.9748e-05</text:p>
          </table:table-cell>
          <table:table-cell office:value-type="float" office:value="0.00083158">
            <text:p>0.00083158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843e-19</text:p>
          </table:table-cell>
          <table:table-cell table:style-name="ce1" office:value-type="string">
            <text:p>1.6581e-17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P133]*1000000" office:value-type="float" office:value="475.51">
            <text:p>475.51</text:p>
          </table:table-cell>
          <table:table-cell table:formula="of:=[.Q133]*1000000" office:value-type="float" office:value="59.305">
            <text:p>59.305</text:p>
          </table:table-cell>
          <table:table-cell table:formula="of:=[.R133]*1000000" office:value-type="float" office:value="835.45">
            <text:p>835.45</text:p>
          </table:table-cell>
          <table:table-cell table:formula="of:=[.S133]*1000000" office:value-type="float" office:value="4.556">
            <text:p>4.556</text:p>
          </table:table-cell>
          <table:table-cell table:formula="of:=[.T133]*1000000" office:value-type="float" office:value="0.037661">
            <text:p>0.037661</text:p>
          </table:table-cell>
          <table:table-cell table:formula="of:=[.U133]*1000000" office:value-type="float" office:value="-0.0000000000002005">
            <text:p>-2.005E-013</text:p>
          </table:table-cell>
          <table:table-cell table:formula="of:=[.V133]*1000000" office:value-type="float" office:value="0.000000000016094">
            <text:p>1.6094E-011</text:p>
          </table:table-cell>
          <table:table-cell table:formula="of:=[.W133]*1000000" office:value-type="float" office:value="475.51">
            <text:p>475.51</text:p>
          </table:table-cell>
          <table:table-cell table:formula="of:=[.X133]*1000000" office:value-type="float" office:value="59.301">
            <text:p>59.301</text:p>
          </table:table-cell>
          <table:table-cell table:formula="of:=[.Y133]*1000000" office:value-type="float" office:value="835.43">
            <text:p>835.43</text:p>
          </table:table-cell>
          <table:table-cell table:formula="of:=[.Z133]*1000000" office:value-type="float" office:value="20.142">
            <text:p>20.142</text:p>
          </table:table-cell>
          <table:table-cell table:formula="of:=[.AA133]*1000000" office:value-type="float" office:value="0">
            <text:p>0</text:p>
          </table:table-cell>
          <table:table-cell table:formula="of:=[.AB133]*1000000" office:value-type="float" office:value="0.0000000000027425">
            <text:p>2.7425E-012</text:p>
          </table:table-cell>
          <table:table-cell table:formula="of:=[.AC133]*1000000" office:value-type="float" office:value="0.000000000016094">
            <text:p>1.6094E-011</text:p>
          </table:table-cell>
          <table:table-cell office:value-type="float" office:value="0.00047551">
            <text:p>0.00047551</text:p>
          </table:table-cell>
          <table:table-cell table:style-name="ce1" office:value-type="string">
            <text:p>5.9305e-05</text:p>
          </table:table-cell>
          <table:table-cell office:value-type="float" office:value="0.00083545">
            <text:p>0.00083545</text:p>
          </table:table-cell>
          <table:table-cell table:style-name="ce1" office:value-type="string">
            <text:p>4.556e-06</text:p>
          </table:table-cell>
          <table:table-cell table:style-name="ce1" office:value-type="string">
            <text:p>3.7661e-08</text:p>
          </table:table-cell>
          <table:table-cell table:style-name="ce1" office:value-type="string">
            <text:p>-2.005e-19</text:p>
          </table:table-cell>
          <table:table-cell table:style-name="ce1" office:value-type="string">
            <text:p>1.6094e-17</text:p>
          </table:table-cell>
          <table:table-cell office:value-type="float" office:value="0.00047551">
            <text:p>0.00047551</text:p>
          </table:table-cell>
          <table:table-cell table:style-name="ce1" office:value-type="string">
            <text:p>5.9301e-05</text:p>
          </table:table-cell>
          <table:table-cell office:value-type="float" office:value="0.00083543">
            <text:p>0.00083543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7425e-18</text:p>
          </table:table-cell>
          <table:table-cell table:style-name="ce1" office:value-type="string">
            <text:p>1.6094e-17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P134]*1000000" office:value-type="float" office:value="472.15">
            <text:p>472.15</text:p>
          </table:table-cell>
          <table:table-cell table:formula="of:=[.Q134]*1000000" office:value-type="float" office:value="58.86">
            <text:p>58.86</text:p>
          </table:table-cell>
          <table:table-cell table:formula="of:=[.R134]*1000000" office:value-type="float" office:value="839.27">
            <text:p>839.27</text:p>
          </table:table-cell>
          <table:table-cell table:formula="of:=[.S134]*1000000" office:value-type="float" office:value="4.4702">
            <text:p>4.4702</text:p>
          </table:table-cell>
          <table:table-cell table:formula="of:=[.T134]*1000000" office:value-type="float" office:value="0.037732">
            <text:p>0.037732</text:p>
          </table:table-cell>
          <table:table-cell table:formula="of:=[.U134]*1000000" office:value-type="float" office:value="-0.00000000000013149">
            <text:p>-1.3149E-013</text:p>
          </table:table-cell>
          <table:table-cell table:formula="of:=[.V134]*1000000" office:value-type="float" office:value="0.000000000015622">
            <text:p>1.5622E-011</text:p>
          </table:table-cell>
          <table:table-cell table:formula="of:=[.W134]*1000000" office:value-type="float" office:value="472.15">
            <text:p>472.15</text:p>
          </table:table-cell>
          <table:table-cell table:formula="of:=[.X134]*1000000" office:value-type="float" office:value="58.856">
            <text:p>58.856</text:p>
          </table:table-cell>
          <table:table-cell table:formula="of:=[.Y134]*1000000" office:value-type="float" office:value="839.26">
            <text:p>839.26</text:p>
          </table:table-cell>
          <table:table-cell table:formula="of:=[.Z134]*1000000" office:value-type="float" office:value="20.142">
            <text:p>20.142</text:p>
          </table:table-cell>
          <table:table-cell table:formula="of:=[.AA134]*1000000" office:value-type="float" office:value="0">
            <text:p>0</text:p>
          </table:table-cell>
          <table:table-cell table:formula="of:=[.AB134]*1000000" office:value-type="float" office:value="0.0000000000061777">
            <text:p>6.1777E-012</text:p>
          </table:table-cell>
          <table:table-cell table:formula="of:=[.AC134]*1000000" office:value-type="float" office:value="0.000000000015622">
            <text:p>1.5622E-011</text:p>
          </table:table-cell>
          <table:table-cell office:value-type="float" office:value="0.00047215">
            <text:p>0.00047215</text:p>
          </table:table-cell>
          <table:table-cell table:style-name="ce1" office:value-type="string">
            <text:p>5.886e-05</text:p>
          </table:table-cell>
          <table:table-cell office:value-type="float" office:value="0.00083927">
            <text:p>0.00083927</text:p>
          </table:table-cell>
          <table:table-cell table:style-name="ce1" office:value-type="string">
            <text:p>4.4702e-06</text:p>
          </table:table-cell>
          <table:table-cell table:style-name="ce1" office:value-type="string">
            <text:p>3.7732e-08</text:p>
          </table:table-cell>
          <table:table-cell table:style-name="ce1" office:value-type="string">
            <text:p>-1.3149e-19</text:p>
          </table:table-cell>
          <table:table-cell table:style-name="ce1" office:value-type="string">
            <text:p>1.5622e-17</text:p>
          </table:table-cell>
          <table:table-cell office:value-type="float" office:value="0.00047215">
            <text:p>0.00047215</text:p>
          </table:table-cell>
          <table:table-cell table:style-name="ce1" office:value-type="string">
            <text:p>5.8856e-05</text:p>
          </table:table-cell>
          <table:table-cell office:value-type="float" office:value="0.00083926">
            <text:p>0.00083926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6.1777e-18</text:p>
          </table:table-cell>
          <table:table-cell table:style-name="ce1" office:value-type="string">
            <text:p>1.5622e-17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P135]*1000000" office:value-type="float" office:value="468.83">
            <text:p>468.83</text:p>
          </table:table-cell>
          <table:table-cell table:formula="of:=[.Q135]*1000000" office:value-type="float" office:value="58.418">
            <text:p>58.418</text:p>
          </table:table-cell>
          <table:table-cell table:formula="of:=[.R135]*1000000" office:value-type="float" office:value="843.06">
            <text:p>843.06</text:p>
          </table:table-cell>
          <table:table-cell table:formula="of:=[.S135]*1000000" office:value-type="float" office:value="4.3857">
            <text:p>4.3857</text:p>
          </table:table-cell>
          <table:table-cell table:formula="of:=[.T135]*1000000" office:value-type="float" office:value="0.037802">
            <text:p>0.037802</text:p>
          </table:table-cell>
          <table:table-cell table:formula="of:=[.U135]*1000000" office:value-type="float" office:value="-0.000000000000089033">
            <text:p>-8.9033E-014</text:p>
          </table:table-cell>
          <table:table-cell table:formula="of:=[.V135]*1000000" office:value-type="float" office:value="0.000000000015164">
            <text:p>1.5164E-011</text:p>
          </table:table-cell>
          <table:table-cell table:formula="of:=[.W135]*1000000" office:value-type="float" office:value="468.83">
            <text:p>468.83</text:p>
          </table:table-cell>
          <table:table-cell table:formula="of:=[.X135]*1000000" office:value-type="float" office:value="58.414">
            <text:p>58.414</text:p>
          </table:table-cell>
          <table:table-cell table:formula="of:=[.Y135]*1000000" office:value-type="float" office:value="843.04">
            <text:p>843.04</text:p>
          </table:table-cell>
          <table:table-cell table:formula="of:=[.Z135]*1000000" office:value-type="float" office:value="20.142">
            <text:p>20.142</text:p>
          </table:table-cell>
          <table:table-cell table:formula="of:=[.AA135]*1000000" office:value-type="float" office:value="0">
            <text:p>0</text:p>
          </table:table-cell>
          <table:table-cell table:formula="of:=[.AB135]*1000000" office:value-type="float" office:value="0.0000000000053749">
            <text:p>5.3749E-012</text:p>
          </table:table-cell>
          <table:table-cell table:formula="of:=[.AC135]*1000000" office:value-type="float" office:value="0.000000000015163">
            <text:p>1.5163E-011</text:p>
          </table:table-cell>
          <table:table-cell office:value-type="float" office:value="0.00046883">
            <text:p>0.00046883</text:p>
          </table:table-cell>
          <table:table-cell table:style-name="ce1" office:value-type="string">
            <text:p>5.8418e-05</text:p>
          </table:table-cell>
          <table:table-cell office:value-type="float" office:value="0.00084306">
            <text:p>0.00084306</text:p>
          </table:table-cell>
          <table:table-cell table:style-name="ce1" office:value-type="string">
            <text:p>4.3857e-06</text:p>
          </table:table-cell>
          <table:table-cell table:style-name="ce1" office:value-type="string">
            <text:p>3.7802e-08</text:p>
          </table:table-cell>
          <table:table-cell table:style-name="ce1" office:value-type="string">
            <text:p>-8.9033e-20</text:p>
          </table:table-cell>
          <table:table-cell table:style-name="ce1" office:value-type="string">
            <text:p>1.5164e-17</text:p>
          </table:table-cell>
          <table:table-cell office:value-type="float" office:value="0.00046883">
            <text:p>0.00046883</text:p>
          </table:table-cell>
          <table:table-cell table:style-name="ce1" office:value-type="string">
            <text:p>5.8414e-05</text:p>
          </table:table-cell>
          <table:table-cell office:value-type="float" office:value="0.00084304">
            <text:p>0.00084304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5.3749e-18</text:p>
          </table:table-cell>
          <table:table-cell table:style-name="ce1" office:value-type="string">
            <text:p>1.5163e-17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P136]*1000000" office:value-type="float" office:value="465.54">
            <text:p>465.54</text:p>
          </table:table-cell>
          <table:table-cell table:formula="of:=[.Q136]*1000000" office:value-type="float" office:value="57.979">
            <text:p>57.979</text:p>
          </table:table-cell>
          <table:table-cell table:formula="of:=[.R136]*1000000" office:value-type="float" office:value="846.81">
            <text:p>846.81</text:p>
          </table:table-cell>
          <table:table-cell table:formula="of:=[.S136]*1000000" office:value-type="float" office:value="4.3025">
            <text:p>4.3025</text:p>
          </table:table-cell>
          <table:table-cell table:formula="of:=[.T136]*1000000" office:value-type="float" office:value="0.037871">
            <text:p>0.037871</text:p>
          </table:table-cell>
          <table:table-cell table:formula="of:=[.U136]*1000000" office:value-type="float" office:value="-0.00000000000011632">
            <text:p>-1.1632E-013</text:p>
          </table:table-cell>
          <table:table-cell table:formula="of:=[.V136]*1000000" office:value-type="float" office:value="0.000000000014719">
            <text:p>1.4719E-011</text:p>
          </table:table-cell>
          <table:table-cell table:formula="of:=[.W136]*1000000" office:value-type="float" office:value="465.54">
            <text:p>465.54</text:p>
          </table:table-cell>
          <table:table-cell table:formula="of:=[.X136]*1000000" office:value-type="float" office:value="57.975">
            <text:p>57.975</text:p>
          </table:table-cell>
          <table:table-cell table:formula="of:=[.Y136]*1000000" office:value-type="float" office:value="846.8">
            <text:p>846.8</text:p>
          </table:table-cell>
          <table:table-cell table:formula="of:=[.Z136]*1000000" office:value-type="float" office:value="20.142">
            <text:p>20.142</text:p>
          </table:table-cell>
          <table:table-cell table:formula="of:=[.AA136]*1000000" office:value-type="float" office:value="0">
            <text:p>0</text:p>
          </table:table-cell>
          <table:table-cell table:formula="of:=[.AB136]*1000000" office:value-type="float" office:value="0.0000000000045965">
            <text:p>4.5965E-012</text:p>
          </table:table-cell>
          <table:table-cell table:formula="of:=[.AC136]*1000000" office:value-type="float" office:value="0.000000000014719">
            <text:p>1.4719E-011</text:p>
          </table:table-cell>
          <table:table-cell office:value-type="float" office:value="0.00046554">
            <text:p>0.00046554</text:p>
          </table:table-cell>
          <table:table-cell table:style-name="ce1" office:value-type="string">
            <text:p>5.7979e-05</text:p>
          </table:table-cell>
          <table:table-cell office:value-type="float" office:value="0.00084681">
            <text:p>0.00084681</text:p>
          </table:table-cell>
          <table:table-cell table:style-name="ce1" office:value-type="string">
            <text:p>4.3025e-06</text:p>
          </table:table-cell>
          <table:table-cell table:style-name="ce1" office:value-type="string">
            <text:p>3.7871e-08</text:p>
          </table:table-cell>
          <table:table-cell table:style-name="ce1" office:value-type="string">
            <text:p>-1.1632e-19</text:p>
          </table:table-cell>
          <table:table-cell table:style-name="ce1" office:value-type="string">
            <text:p>1.4719e-17</text:p>
          </table:table-cell>
          <table:table-cell office:value-type="float" office:value="0.00046554">
            <text:p>0.00046554</text:p>
          </table:table-cell>
          <table:table-cell table:style-name="ce1" office:value-type="string">
            <text:p>5.7975e-05</text:p>
          </table:table-cell>
          <table:table-cell office:value-type="float" office:value="0.0008468">
            <text:p>0.0008468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4.5965e-18</text:p>
          </table:table-cell>
          <table:table-cell table:style-name="ce1" office:value-type="string">
            <text:p>1.4719e-17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P137]*1000000" office:value-type="float" office:value="462.28">
            <text:p>462.28</text:p>
          </table:table-cell>
          <table:table-cell table:formula="of:=[.Q137]*1000000" office:value-type="float" office:value="57.542">
            <text:p>57.542</text:p>
          </table:table-cell>
          <table:table-cell table:formula="of:=[.R137]*1000000" office:value-type="float" office:value="850.54">
            <text:p>850.54</text:p>
          </table:table-cell>
          <table:table-cell table:formula="of:=[.S137]*1000000" office:value-type="float" office:value="4.2207">
            <text:p>4.2207</text:p>
          </table:table-cell>
          <table:table-cell table:formula="of:=[.T137]*1000000" office:value-type="float" office:value="0.03794">
            <text:p>0.03794</text:p>
          </table:table-cell>
          <table:table-cell table:formula="of:=[.U137]*1000000" office:value-type="float" office:value="-0.00000000000012906">
            <text:p>-1.2906E-013</text:p>
          </table:table-cell>
          <table:table-cell table:formula="of:=[.V137]*1000000" office:value-type="float" office:value="0.000000000014289">
            <text:p>1.4289E-011</text:p>
          </table:table-cell>
          <table:table-cell table:formula="of:=[.W137]*1000000" office:value-type="float" office:value="462.28">
            <text:p>462.28</text:p>
          </table:table-cell>
          <table:table-cell table:formula="of:=[.X137]*1000000" office:value-type="float" office:value="57.538">
            <text:p>57.538</text:p>
          </table:table-cell>
          <table:table-cell table:formula="of:=[.Y137]*1000000" office:value-type="float" office:value="850.52">
            <text:p>850.52</text:p>
          </table:table-cell>
          <table:table-cell table:formula="of:=[.Z137]*1000000" office:value-type="float" office:value="20.142">
            <text:p>20.142</text:p>
          </table:table-cell>
          <table:table-cell table:formula="of:=[.AA137]*1000000" office:value-type="float" office:value="0">
            <text:p>0</text:p>
          </table:table-cell>
          <table:table-cell table:formula="of:=[.AB137]*1000000" office:value-type="float" office:value="-0.0000000000012632">
            <text:p>-1.2632E-012</text:p>
          </table:table-cell>
          <table:table-cell table:formula="of:=[.AC137]*1000000" office:value-type="float" office:value="0.000000000014289">
            <text:p>1.4289E-011</text:p>
          </table:table-cell>
          <table:table-cell office:value-type="float" office:value="0.00046228">
            <text:p>0.00046228</text:p>
          </table:table-cell>
          <table:table-cell table:style-name="ce1" office:value-type="string">
            <text:p>5.7542e-05</text:p>
          </table:table-cell>
          <table:table-cell office:value-type="float" office:value="0.00085054">
            <text:p>0.00085054</text:p>
          </table:table-cell>
          <table:table-cell table:style-name="ce1" office:value-type="string">
            <text:p>4.2207e-06</text:p>
          </table:table-cell>
          <table:table-cell table:style-name="ce1" office:value-type="string">
            <text:p>3.794e-08</text:p>
          </table:table-cell>
          <table:table-cell table:style-name="ce1" office:value-type="string">
            <text:p>-1.2906e-19</text:p>
          </table:table-cell>
          <table:table-cell table:style-name="ce1" office:value-type="string">
            <text:p>1.4289e-17</text:p>
          </table:table-cell>
          <table:table-cell office:value-type="float" office:value="0.00046228">
            <text:p>0.00046228</text:p>
          </table:table-cell>
          <table:table-cell table:style-name="ce1" office:value-type="string">
            <text:p>5.7538e-05</text:p>
          </table:table-cell>
          <table:table-cell office:value-type="float" office:value="0.00085052">
            <text:p>0.00085052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632e-18</text:p>
          </table:table-cell>
          <table:table-cell table:style-name="ce1" office:value-type="string">
            <text:p>1.4289e-17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P138]*1000000" office:value-type="float" office:value="459.05">
            <text:p>459.05</text:p>
          </table:table-cell>
          <table:table-cell table:formula="of:=[.Q138]*1000000" office:value-type="float" office:value="57.108">
            <text:p>57.108</text:p>
          </table:table-cell>
          <table:table-cell table:formula="of:=[.R138]*1000000" office:value-type="float" office:value="854.22">
            <text:p>854.22</text:p>
          </table:table-cell>
          <table:table-cell table:formula="of:=[.S138]*1000000" office:value-type="float" office:value="4.1401">
            <text:p>4.1401</text:p>
          </table:table-cell>
          <table:table-cell table:formula="of:=[.T138]*1000000" office:value-type="float" office:value="0.038009">
            <text:p>0.038009</text:p>
          </table:table-cell>
          <table:table-cell table:formula="of:=[.U138]*1000000" office:value-type="float" office:value="-0.00000000000087362">
            <text:p>-8.7362E-013</text:p>
          </table:table-cell>
          <table:table-cell table:formula="of:=[.V138]*1000000" office:value-type="float" office:value="0.000000000013871">
            <text:p>1.3871E-011</text:p>
          </table:table-cell>
          <table:table-cell table:formula="of:=[.W138]*1000000" office:value-type="float" office:value="459.04">
            <text:p>459.04</text:p>
          </table:table-cell>
          <table:table-cell table:formula="of:=[.X138]*1000000" office:value-type="float" office:value="57.103">
            <text:p>57.103</text:p>
          </table:table-cell>
          <table:table-cell table:formula="of:=[.Y138]*1000000" office:value-type="float" office:value="854.21">
            <text:p>854.21</text:p>
          </table:table-cell>
          <table:table-cell table:formula="of:=[.Z138]*1000000" office:value-type="float" office:value="20.142">
            <text:p>20.142</text:p>
          </table:table-cell>
          <table:table-cell table:formula="of:=[.AA138]*1000000" office:value-type="float" office:value="0">
            <text:p>0</text:p>
          </table:table-cell>
          <table:table-cell table:formula="of:=[.AB138]*1000000" office:value-type="float" office:value="-0.0000000000069051">
            <text:p>-6.9051E-012</text:p>
          </table:table-cell>
          <table:table-cell table:formula="of:=[.AC138]*1000000" office:value-type="float" office:value="0.000000000013871">
            <text:p>1.3871E-011</text:p>
          </table:table-cell>
          <table:table-cell office:value-type="float" office:value="0.00045905">
            <text:p>0.00045905</text:p>
          </table:table-cell>
          <table:table-cell table:style-name="ce1" office:value-type="string">
            <text:p>5.7108e-05</text:p>
          </table:table-cell>
          <table:table-cell office:value-type="float" office:value="0.00085422">
            <text:p>0.00085422</text:p>
          </table:table-cell>
          <table:table-cell table:style-name="ce1" office:value-type="string">
            <text:p>4.1401e-06</text:p>
          </table:table-cell>
          <table:table-cell table:style-name="ce1" office:value-type="string">
            <text:p>3.8009e-08</text:p>
          </table:table-cell>
          <table:table-cell table:style-name="ce1" office:value-type="string">
            <text:p>-8.7362e-19</text:p>
          </table:table-cell>
          <table:table-cell table:style-name="ce1" office:value-type="string">
            <text:p>1.3871e-17</text:p>
          </table:table-cell>
          <table:table-cell office:value-type="float" office:value="0.00045904">
            <text:p>0.00045904</text:p>
          </table:table-cell>
          <table:table-cell table:style-name="ce1" office:value-type="string">
            <text:p>5.7103e-05</text:p>
          </table:table-cell>
          <table:table-cell office:value-type="float" office:value="0.00085421">
            <text:p>0.00085421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9051e-18</text:p>
          </table:table-cell>
          <table:table-cell table:style-name="ce1" office:value-type="string">
            <text:p>1.3871e-17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P139]*1000000" office:value-type="float" office:value="455.84">
            <text:p>455.84</text:p>
          </table:table-cell>
          <table:table-cell table:formula="of:=[.Q139]*1000000" office:value-type="float" office:value="56.676">
            <text:p>56.676</text:p>
          </table:table-cell>
          <table:table-cell table:formula="of:=[.R139]*1000000" office:value-type="float" office:value="857.88">
            <text:p>857.88</text:p>
          </table:table-cell>
          <table:table-cell table:formula="of:=[.S139]*1000000" office:value-type="float" office:value="4.0609">
            <text:p>4.0609</text:p>
          </table:table-cell>
          <table:table-cell table:formula="of:=[.T139]*1000000" office:value-type="float" office:value="0.038077">
            <text:p>0.038077</text:p>
          </table:table-cell>
          <table:table-cell table:formula="of:=[.U139]*1000000" office:value-type="float" office:value="-0.00000000000057311">
            <text:p>-5.7311E-013</text:p>
          </table:table-cell>
          <table:table-cell table:formula="of:=[.V139]*1000000" office:value-type="float" office:value="0.000000000013467">
            <text:p>1.3467E-011</text:p>
          </table:table-cell>
          <table:table-cell table:formula="of:=[.W139]*1000000" office:value-type="float" office:value="455.84">
            <text:p>455.84</text:p>
          </table:table-cell>
          <table:table-cell table:formula="of:=[.X139]*1000000" office:value-type="float" office:value="56.672">
            <text:p>56.672</text:p>
          </table:table-cell>
          <table:table-cell table:formula="of:=[.Y139]*1000000" office:value-type="float" office:value="857.86">
            <text:p>857.86</text:p>
          </table:table-cell>
          <table:table-cell table:formula="of:=[.Z139]*1000000" office:value-type="float" office:value="20.142">
            <text:p>20.142</text:p>
          </table:table-cell>
          <table:table-cell table:formula="of:=[.AA139]*1000000" office:value-type="float" office:value="0">
            <text:p>0</text:p>
          </table:table-cell>
          <table:table-cell table:formula="of:=[.AB139]*1000000" office:value-type="float" office:value="-0.0000000000072315">
            <text:p>-7.2315E-012</text:p>
          </table:table-cell>
          <table:table-cell table:formula="of:=[.AC139]*1000000" office:value-type="float" office:value="0.000000000013467">
            <text:p>1.3467E-011</text:p>
          </table:table-cell>
          <table:table-cell office:value-type="float" office:value="0.00045584">
            <text:p>0.00045584</text:p>
          </table:table-cell>
          <table:table-cell table:style-name="ce1" office:value-type="string">
            <text:p>5.6676e-05</text:p>
          </table:table-cell>
          <table:table-cell office:value-type="float" office:value="0.00085788">
            <text:p>0.00085788</text:p>
          </table:table-cell>
          <table:table-cell table:style-name="ce1" office:value-type="string">
            <text:p>4.0609e-06</text:p>
          </table:table-cell>
          <table:table-cell table:style-name="ce1" office:value-type="string">
            <text:p>3.8077e-08</text:p>
          </table:table-cell>
          <table:table-cell table:style-name="ce1" office:value-type="string">
            <text:p>-5.7311e-19</text:p>
          </table:table-cell>
          <table:table-cell table:style-name="ce1" office:value-type="string">
            <text:p>1.3467e-17</text:p>
          </table:table-cell>
          <table:table-cell office:value-type="float" office:value="0.00045584">
            <text:p>0.00045584</text:p>
          </table:table-cell>
          <table:table-cell table:style-name="ce1" office:value-type="string">
            <text:p>5.6672e-05</text:p>
          </table:table-cell>
          <table:table-cell office:value-type="float" office:value="0.00085786">
            <text:p>0.00085786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2315e-18</text:p>
          </table:table-cell>
          <table:table-cell table:style-name="ce1" office:value-type="string">
            <text:p>1.3467e-17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P140]*1000000" office:value-type="float" office:value="452.67">
            <text:p>452.67</text:p>
          </table:table-cell>
          <table:table-cell table:formula="of:=[.Q140]*1000000" office:value-type="float" office:value="56.247">
            <text:p>56.247</text:p>
          </table:table-cell>
          <table:table-cell table:formula="of:=[.R140]*1000000" office:value-type="float" office:value="861.5">
            <text:p>861.5</text:p>
          </table:table-cell>
          <table:table-cell table:formula="of:=[.S140]*1000000" office:value-type="float" office:value="3.9829">
            <text:p>3.9829</text:p>
          </table:table-cell>
          <table:table-cell table:formula="of:=[.T140]*1000000" office:value-type="float" office:value="0.038145">
            <text:p>0.038145</text:p>
          </table:table-cell>
          <table:table-cell table:formula="of:=[.U140]*1000000" office:value-type="float" office:value="-0.00000000000040963">
            <text:p>-4.0963E-013</text:p>
          </table:table-cell>
          <table:table-cell table:formula="of:=[.V140]*1000000" office:value-type="float" office:value="0.000000000013074">
            <text:p>1.3074E-011</text:p>
          </table:table-cell>
          <table:table-cell table:formula="of:=[.W140]*1000000" office:value-type="float" office:value="452.67">
            <text:p>452.67</text:p>
          </table:table-cell>
          <table:table-cell table:formula="of:=[.X140]*1000000" office:value-type="float" office:value="56.243">
            <text:p>56.243</text:p>
          </table:table-cell>
          <table:table-cell table:formula="of:=[.Y140]*1000000" office:value-type="float" office:value="861.48">
            <text:p>861.48</text:p>
          </table:table-cell>
          <table:table-cell table:formula="of:=[.Z140]*1000000" office:value-type="float" office:value="20.142">
            <text:p>20.142</text:p>
          </table:table-cell>
          <table:table-cell table:formula="of:=[.AA140]*1000000" office:value-type="float" office:value="0">
            <text:p>0</text:p>
          </table:table-cell>
          <table:table-cell table:formula="of:=[.AB140]*1000000" office:value-type="float" office:value="-0.0000000000071432">
            <text:p>-7.1432E-012</text:p>
          </table:table-cell>
          <table:table-cell table:formula="of:=[.AC140]*1000000" office:value-type="float" office:value="0.000000000013074">
            <text:p>1.3074E-011</text:p>
          </table:table-cell>
          <table:table-cell office:value-type="float" office:value="0.00045267">
            <text:p>0.00045267</text:p>
          </table:table-cell>
          <table:table-cell table:style-name="ce1" office:value-type="string">
            <text:p>5.6247e-05</text:p>
          </table:table-cell>
          <table:table-cell office:value-type="float" office:value="0.0008615">
            <text:p>0.0008615</text:p>
          </table:table-cell>
          <table:table-cell table:style-name="ce1" office:value-type="string">
            <text:p>3.9829e-06</text:p>
          </table:table-cell>
          <table:table-cell table:style-name="ce1" office:value-type="string">
            <text:p>3.8145e-08</text:p>
          </table:table-cell>
          <table:table-cell table:style-name="ce1" office:value-type="string">
            <text:p>-4.0963e-19</text:p>
          </table:table-cell>
          <table:table-cell table:style-name="ce1" office:value-type="string">
            <text:p>1.3074e-17</text:p>
          </table:table-cell>
          <table:table-cell office:value-type="float" office:value="0.00045267">
            <text:p>0.00045267</text:p>
          </table:table-cell>
          <table:table-cell table:style-name="ce1" office:value-type="string">
            <text:p>5.6243e-05</text:p>
          </table:table-cell>
          <table:table-cell office:value-type="float" office:value="0.00086148">
            <text:p>0.00086148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1432e-18</text:p>
          </table:table-cell>
          <table:table-cell table:style-name="ce1" office:value-type="string">
            <text:p>1.3074e-17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P141]*1000000" office:value-type="float" office:value="449.53">
            <text:p>449.53</text:p>
          </table:table-cell>
          <table:table-cell table:formula="of:=[.Q141]*1000000" office:value-type="float" office:value="55.821">
            <text:p>55.821</text:p>
          </table:table-cell>
          <table:table-cell table:formula="of:=[.R141]*1000000" office:value-type="float" office:value="865.09">
            <text:p>865.09</text:p>
          </table:table-cell>
          <table:table-cell table:formula="of:=[.S141]*1000000" office:value-type="float" office:value="3.9063">
            <text:p>3.9063</text:p>
          </table:table-cell>
          <table:table-cell table:formula="of:=[.T141]*1000000" office:value-type="float" office:value="0.038212">
            <text:p>0.038212</text:p>
          </table:table-cell>
          <table:table-cell table:formula="of:=[.U141]*1000000" office:value-type="float" office:value="-0.00000000000058981">
            <text:p>-5.8981E-013</text:p>
          </table:table-cell>
          <table:table-cell table:formula="of:=[.V141]*1000000" office:value-type="float" office:value="0.000000000012694">
            <text:p>1.2694E-011</text:p>
          </table:table-cell>
          <table:table-cell table:formula="of:=[.W141]*1000000" office:value-type="float" office:value="449.52">
            <text:p>449.52</text:p>
          </table:table-cell>
          <table:table-cell table:formula="of:=[.X141]*1000000" office:value-type="float" office:value="55.817">
            <text:p>55.817</text:p>
          </table:table-cell>
          <table:table-cell table:formula="of:=[.Y141]*1000000" office:value-type="float" office:value="865.08">
            <text:p>865.08</text:p>
          </table:table-cell>
          <table:table-cell table:formula="of:=[.Z141]*1000000" office:value-type="float" office:value="20.142">
            <text:p>20.142</text:p>
          </table:table-cell>
          <table:table-cell table:formula="of:=[.AA141]*1000000" office:value-type="float" office:value="0">
            <text:p>0</text:p>
          </table:table-cell>
          <table:table-cell table:formula="of:=[.AB141]*1000000" office:value-type="float" office:value="-0.0000000000069879">
            <text:p>-6.9879E-012</text:p>
          </table:table-cell>
          <table:table-cell table:formula="of:=[.AC141]*1000000" office:value-type="float" office:value="0.000000000012694">
            <text:p>1.2694E-011</text:p>
          </table:table-cell>
          <table:table-cell office:value-type="float" office:value="0.00044953">
            <text:p>0.00044953</text:p>
          </table:table-cell>
          <table:table-cell table:style-name="ce1" office:value-type="string">
            <text:p>5.5821e-05</text:p>
          </table:table-cell>
          <table:table-cell office:value-type="float" office:value="0.00086509">
            <text:p>0.00086509</text:p>
          </table:table-cell>
          <table:table-cell table:style-name="ce1" office:value-type="string">
            <text:p>3.9063e-06</text:p>
          </table:table-cell>
          <table:table-cell table:style-name="ce1" office:value-type="string">
            <text:p>3.8212e-08</text:p>
          </table:table-cell>
          <table:table-cell table:style-name="ce1" office:value-type="string">
            <text:p>-5.8981e-19</text:p>
          </table:table-cell>
          <table:table-cell table:style-name="ce1" office:value-type="string">
            <text:p>1.2694e-17</text:p>
          </table:table-cell>
          <table:table-cell office:value-type="float" office:value="0.00044952">
            <text:p>0.00044952</text:p>
          </table:table-cell>
          <table:table-cell table:style-name="ce1" office:value-type="string">
            <text:p>5.5817e-05</text:p>
          </table:table-cell>
          <table:table-cell office:value-type="float" office:value="0.00086508">
            <text:p>0.00086508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9879e-18</text:p>
          </table:table-cell>
          <table:table-cell table:style-name="ce1" office:value-type="string">
            <text:p>1.2694e-17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P142]*1000000" office:value-type="float" office:value="446.41">
            <text:p>446.41</text:p>
          </table:table-cell>
          <table:table-cell table:formula="of:=[.Q142]*1000000" office:value-type="float" office:value="55.397">
            <text:p>55.397</text:p>
          </table:table-cell>
          <table:table-cell table:formula="of:=[.R142]*1000000" office:value-type="float" office:value="868.65">
            <text:p>868.65</text:p>
          </table:table-cell>
          <table:table-cell table:formula="of:=[.S142]*1000000" office:value-type="float" office:value="3.8308">
            <text:p>3.8308</text:p>
          </table:table-cell>
          <table:table-cell table:formula="of:=[.T142]*1000000" office:value-type="float" office:value="0.03828">
            <text:p>0.03828</text:p>
          </table:table-cell>
          <table:table-cell table:formula="of:=[.U142]*1000000" office:value-type="float" office:value="-0.00000000000041623">
            <text:p>-4.1623E-013</text:p>
          </table:table-cell>
          <table:table-cell table:formula="of:=[.V142]*1000000" office:value-type="float" office:value="0.000000000012325">
            <text:p>1.2325E-011</text:p>
          </table:table-cell>
          <table:table-cell table:formula="of:=[.W142]*1000000" office:value-type="float" office:value="446.41">
            <text:p>446.41</text:p>
          </table:table-cell>
          <table:table-cell table:formula="of:=[.X142]*1000000" office:value-type="float" office:value="55.393">
            <text:p>55.393</text:p>
          </table:table-cell>
          <table:table-cell table:formula="of:=[.Y142]*1000000" office:value-type="float" office:value="868.63">
            <text:p>868.63</text:p>
          </table:table-cell>
          <table:table-cell table:formula="of:=[.Z142]*1000000" office:value-type="float" office:value="20.142">
            <text:p>20.142</text:p>
          </table:table-cell>
          <table:table-cell table:formula="of:=[.AA142]*1000000" office:value-type="float" office:value="0">
            <text:p>0</text:p>
          </table:table-cell>
          <table:table-cell table:formula="of:=[.AB142]*1000000" office:value-type="float" office:value="-0.0000000000062875">
            <text:p>-6.2875E-012</text:p>
          </table:table-cell>
          <table:table-cell table:formula="of:=[.AC142]*1000000" office:value-type="float" office:value="0.000000000012325">
            <text:p>1.2325E-011</text:p>
          </table:table-cell>
          <table:table-cell office:value-type="float" office:value="0.00044641">
            <text:p>0.00044641</text:p>
          </table:table-cell>
          <table:table-cell table:style-name="ce1" office:value-type="string">
            <text:p>5.5397e-05</text:p>
          </table:table-cell>
          <table:table-cell office:value-type="float" office:value="0.00086865">
            <text:p>0.00086865</text:p>
          </table:table-cell>
          <table:table-cell table:style-name="ce1" office:value-type="string">
            <text:p>3.8308e-06</text:p>
          </table:table-cell>
          <table:table-cell table:style-name="ce1" office:value-type="string">
            <text:p>3.828e-08</text:p>
          </table:table-cell>
          <table:table-cell table:style-name="ce1" office:value-type="string">
            <text:p>-4.1623e-19</text:p>
          </table:table-cell>
          <table:table-cell table:style-name="ce1" office:value-type="string">
            <text:p>1.2325e-17</text:p>
          </table:table-cell>
          <table:table-cell office:value-type="float" office:value="0.00044641">
            <text:p>0.00044641</text:p>
          </table:table-cell>
          <table:table-cell table:style-name="ce1" office:value-type="string">
            <text:p>5.5393e-05</text:p>
          </table:table-cell>
          <table:table-cell office:value-type="float" office:value="0.00086863">
            <text:p>0.00086863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2875e-18</text:p>
          </table:table-cell>
          <table:table-cell table:style-name="ce1" office:value-type="string">
            <text:p>1.2325e-17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P143]*1000000" office:value-type="float" office:value="443.33">
            <text:p>443.33</text:p>
          </table:table-cell>
          <table:table-cell table:formula="of:=[.Q143]*1000000" office:value-type="float" office:value="54.976">
            <text:p>54.976</text:p>
          </table:table-cell>
          <table:table-cell table:formula="of:=[.R143]*1000000" office:value-type="float" office:value="872.18">
            <text:p>872.18</text:p>
          </table:table-cell>
          <table:table-cell table:formula="of:=[.S143]*1000000" office:value-type="float" office:value="3.7566">
            <text:p>3.7566</text:p>
          </table:table-cell>
          <table:table-cell table:formula="of:=[.T143]*1000000" office:value-type="float" office:value="0.038346">
            <text:p>0.038346</text:p>
          </table:table-cell>
          <table:table-cell table:formula="of:=[.U143]*1000000" office:value-type="float" office:value="-0.0000000000002755">
            <text:p>-2.755E-013</text:p>
          </table:table-cell>
          <table:table-cell table:formula="of:=[.V143]*1000000" office:value-type="float" office:value="0.000000000011967">
            <text:p>1.1967E-011</text:p>
          </table:table-cell>
          <table:table-cell table:formula="of:=[.W143]*1000000" office:value-type="float" office:value="443.32">
            <text:p>443.32</text:p>
          </table:table-cell>
          <table:table-cell table:formula="of:=[.X143]*1000000" office:value-type="float" office:value="54.972">
            <text:p>54.972</text:p>
          </table:table-cell>
          <table:table-cell table:formula="of:=[.Y143]*1000000" office:value-type="float" office:value="872.16">
            <text:p>872.16</text:p>
          </table:table-cell>
          <table:table-cell table:formula="of:=[.Z143]*1000000" office:value-type="float" office:value="20.142">
            <text:p>20.142</text:p>
          </table:table-cell>
          <table:table-cell table:formula="of:=[.AA143]*1000000" office:value-type="float" office:value="0">
            <text:p>0</text:p>
          </table:table-cell>
          <table:table-cell table:formula="of:=[.AB143]*1000000" office:value-type="float" office:value="-0.0000000000063139">
            <text:p>-6.3139E-012</text:p>
          </table:table-cell>
          <table:table-cell table:formula="of:=[.AC143]*1000000" office:value-type="float" office:value="0.000000000011967">
            <text:p>1.1967E-011</text:p>
          </table:table-cell>
          <table:table-cell office:value-type="float" office:value="0.00044333">
            <text:p>0.00044333</text:p>
          </table:table-cell>
          <table:table-cell table:style-name="ce1" office:value-type="string">
            <text:p>5.4976e-05</text:p>
          </table:table-cell>
          <table:table-cell office:value-type="float" office:value="0.00087218">
            <text:p>0.00087218</text:p>
          </table:table-cell>
          <table:table-cell table:style-name="ce1" office:value-type="string">
            <text:p>3.7566e-06</text:p>
          </table:table-cell>
          <table:table-cell table:style-name="ce1" office:value-type="string">
            <text:p>3.8346e-08</text:p>
          </table:table-cell>
          <table:table-cell table:style-name="ce1" office:value-type="string">
            <text:p>-2.755e-19</text:p>
          </table:table-cell>
          <table:table-cell table:style-name="ce1" office:value-type="string">
            <text:p>1.1967e-17</text:p>
          </table:table-cell>
          <table:table-cell office:value-type="float" office:value="0.00044332">
            <text:p>0.00044332</text:p>
          </table:table-cell>
          <table:table-cell table:style-name="ce1" office:value-type="string">
            <text:p>5.4972e-05</text:p>
          </table:table-cell>
          <table:table-cell office:value-type="float" office:value="0.00087216">
            <text:p>0.00087216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3139e-18</text:p>
          </table:table-cell>
          <table:table-cell table:style-name="ce1" office:value-type="string">
            <text:p>1.1967e-17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P144]*1000000" office:value-type="float" office:value="440.27">
            <text:p>440.27</text:p>
          </table:table-cell>
          <table:table-cell table:formula="of:=[.Q144]*1000000" office:value-type="float" office:value="54.558">
            <text:p>54.558</text:p>
          </table:table-cell>
          <table:table-cell table:formula="of:=[.R144]*1000000" office:value-type="float" office:value="875.68">
            <text:p>875.68</text:p>
          </table:table-cell>
          <table:table-cell table:formula="of:=[.S144]*1000000" office:value-type="float" office:value="3.6837">
            <text:p>3.6837</text:p>
          </table:table-cell>
          <table:table-cell table:formula="of:=[.T144]*1000000" office:value-type="float" office:value="0.038413">
            <text:p>0.038413</text:p>
          </table:table-cell>
          <table:table-cell table:formula="of:=[.U144]*1000000" office:value-type="float" office:value="-0.00000000000015344">
            <text:p>-1.5344E-013</text:p>
          </table:table-cell>
          <table:table-cell table:formula="of:=[.V144]*1000000" office:value-type="float" office:value="0.000000000011621">
            <text:p>1.1621E-011</text:p>
          </table:table-cell>
          <table:table-cell table:formula="of:=[.W144]*1000000" office:value-type="float" office:value="440.27">
            <text:p>440.27</text:p>
          </table:table-cell>
          <table:table-cell table:formula="of:=[.X144]*1000000" office:value-type="float" office:value="54.554">
            <text:p>54.554</text:p>
          </table:table-cell>
          <table:table-cell table:formula="of:=[.Y144]*1000000" office:value-type="float" office:value="875.66">
            <text:p>875.66</text:p>
          </table:table-cell>
          <table:table-cell table:formula="of:=[.Z144]*1000000" office:value-type="float" office:value="20.142">
            <text:p>20.142</text:p>
          </table:table-cell>
          <table:table-cell table:formula="of:=[.AA144]*1000000" office:value-type="float" office:value="0">
            <text:p>0</text:p>
          </table:table-cell>
          <table:table-cell table:formula="of:=[.AB144]*1000000" office:value-type="float" office:value="-0.0000000000070268">
            <text:p>-7.0268E-012</text:p>
          </table:table-cell>
          <table:table-cell table:formula="of:=[.AC144]*1000000" office:value-type="float" office:value="0.00000000001162">
            <text:p>1.162E-011</text:p>
          </table:table-cell>
          <table:table-cell office:value-type="float" office:value="0.00044027">
            <text:p>0.00044027</text:p>
          </table:table-cell>
          <table:table-cell table:style-name="ce1" office:value-type="string">
            <text:p>5.4558e-05</text:p>
          </table:table-cell>
          <table:table-cell office:value-type="float" office:value="0.00087568">
            <text:p>0.00087568</text:p>
          </table:table-cell>
          <table:table-cell table:style-name="ce1" office:value-type="string">
            <text:p>3.6837e-06</text:p>
          </table:table-cell>
          <table:table-cell table:style-name="ce1" office:value-type="string">
            <text:p>3.8413e-08</text:p>
          </table:table-cell>
          <table:table-cell table:style-name="ce1" office:value-type="string">
            <text:p>-1.5344e-19</text:p>
          </table:table-cell>
          <table:table-cell table:style-name="ce1" office:value-type="string">
            <text:p>1.1621e-17</text:p>
          </table:table-cell>
          <table:table-cell office:value-type="float" office:value="0.00044027">
            <text:p>0.00044027</text:p>
          </table:table-cell>
          <table:table-cell table:style-name="ce1" office:value-type="string">
            <text:p>5.4554e-05</text:p>
          </table:table-cell>
          <table:table-cell office:value-type="float" office:value="0.00087566">
            <text:p>0.00087566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0268e-18</text:p>
          </table:table-cell>
          <table:table-cell table:style-name="ce1" office:value-type="string">
            <text:p>1.162e-17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P145]*1000000" office:value-type="float" office:value="437.24">
            <text:p>437.24</text:p>
          </table:table-cell>
          <table:table-cell table:formula="of:=[.Q145]*1000000" office:value-type="float" office:value="54.142">
            <text:p>54.142</text:p>
          </table:table-cell>
          <table:table-cell table:formula="of:=[.R145]*1000000" office:value-type="float" office:value="879.14">
            <text:p>879.14</text:p>
          </table:table-cell>
          <table:table-cell table:formula="of:=[.S145]*1000000" office:value-type="float" office:value="3.6119">
            <text:p>3.6119</text:p>
          </table:table-cell>
          <table:table-cell table:formula="of:=[.T145]*1000000" office:value-type="float" office:value="0.038479">
            <text:p>0.038479</text:p>
          </table:table-cell>
          <table:table-cell table:formula="of:=[.U145]*1000000" office:value-type="float" office:value="-0.00000000000028493">
            <text:p>-2.8493E-013</text:p>
          </table:table-cell>
          <table:table-cell table:formula="of:=[.V145]*1000000" office:value-type="float" office:value="0.000000000011284">
            <text:p>1.1284E-011</text:p>
          </table:table-cell>
          <table:table-cell table:formula="of:=[.W145]*1000000" office:value-type="float" office:value="437.24">
            <text:p>437.24</text:p>
          </table:table-cell>
          <table:table-cell table:formula="of:=[.X145]*1000000" office:value-type="float" office:value="54.138">
            <text:p>54.138</text:p>
          </table:table-cell>
          <table:table-cell table:formula="of:=[.Y145]*1000000" office:value-type="float" office:value="879.12">
            <text:p>879.12</text:p>
          </table:table-cell>
          <table:table-cell table:formula="of:=[.Z145]*1000000" office:value-type="float" office:value="20.142">
            <text:p>20.142</text:p>
          </table:table-cell>
          <table:table-cell table:formula="of:=[.AA145]*1000000" office:value-type="float" office:value="0">
            <text:p>0</text:p>
          </table:table-cell>
          <table:table-cell table:formula="of:=[.AB145]*1000000" office:value-type="float" office:value="-0.0000000000092465">
            <text:p>-9.2465E-012</text:p>
          </table:table-cell>
          <table:table-cell table:formula="of:=[.AC145]*1000000" office:value-type="float" office:value="0.000000000011284">
            <text:p>1.1284E-011</text:p>
          </table:table-cell>
          <table:table-cell office:value-type="float" office:value="0.00043724">
            <text:p>0.00043724</text:p>
          </table:table-cell>
          <table:table-cell table:style-name="ce1" office:value-type="string">
            <text:p>5.4142e-05</text:p>
          </table:table-cell>
          <table:table-cell office:value-type="float" office:value="0.00087914">
            <text:p>0.00087914</text:p>
          </table:table-cell>
          <table:table-cell table:style-name="ce1" office:value-type="string">
            <text:p>3.6119e-06</text:p>
          </table:table-cell>
          <table:table-cell table:style-name="ce1" office:value-type="string">
            <text:p>3.8479e-08</text:p>
          </table:table-cell>
          <table:table-cell table:style-name="ce1" office:value-type="string">
            <text:p>-2.8493e-19</text:p>
          </table:table-cell>
          <table:table-cell table:style-name="ce1" office:value-type="string">
            <text:p>1.1284e-17</text:p>
          </table:table-cell>
          <table:table-cell office:value-type="float" office:value="0.00043724">
            <text:p>0.00043724</text:p>
          </table:table-cell>
          <table:table-cell table:style-name="ce1" office:value-type="string">
            <text:p>5.4138e-05</text:p>
          </table:table-cell>
          <table:table-cell office:value-type="float" office:value="0.00087912">
            <text:p>0.00087912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-9.2465e-18</text:p>
          </table:table-cell>
          <table:table-cell table:style-name="ce1" office:value-type="string">
            <text:p>1.1284e-17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P146]*1000000" office:value-type="float" office:value="434.24">
            <text:p>434.24</text:p>
          </table:table-cell>
          <table:table-cell table:formula="of:=[.Q146]*1000000" office:value-type="float" office:value="53.729">
            <text:p>53.729</text:p>
          </table:table-cell>
          <table:table-cell table:formula="of:=[.R146]*1000000" office:value-type="float" office:value="882.58">
            <text:p>882.58</text:p>
          </table:table-cell>
          <table:table-cell table:formula="of:=[.S146]*1000000" office:value-type="float" office:value="3.5414">
            <text:p>3.5414</text:p>
          </table:table-cell>
          <table:table-cell table:formula="of:=[.T146]*1000000" office:value-type="float" office:value="0.038545">
            <text:p>0.038545</text:p>
          </table:table-cell>
          <table:table-cell table:formula="of:=[.U146]*1000000" office:value-type="float" office:value="-0.000000000000085036">
            <text:p>-8.5036E-014</text:p>
          </table:table-cell>
          <table:table-cell table:formula="of:=[.V146]*1000000" office:value-type="float" office:value="0.000000000010959">
            <text:p>1.0959E-011</text:p>
          </table:table-cell>
          <table:table-cell table:formula="of:=[.W146]*1000000" office:value-type="float" office:value="434.23">
            <text:p>434.23</text:p>
          </table:table-cell>
          <table:table-cell table:formula="of:=[.X146]*1000000" office:value-type="float" office:value="53.725">
            <text:p>53.725</text:p>
          </table:table-cell>
          <table:table-cell table:formula="of:=[.Y146]*1000000" office:value-type="float" office:value="882.56">
            <text:p>882.56</text:p>
          </table:table-cell>
          <table:table-cell table:formula="of:=[.Z146]*1000000" office:value-type="float" office:value="20.142">
            <text:p>20.142</text:p>
          </table:table-cell>
          <table:table-cell table:formula="of:=[.AA146]*1000000" office:value-type="float" office:value="0">
            <text:p>0</text:p>
          </table:table-cell>
          <table:table-cell table:formula="of:=[.AB146]*1000000" office:value-type="float" office:value="-0.0000000000075605">
            <text:p>-7.5605E-012</text:p>
          </table:table-cell>
          <table:table-cell table:formula="of:=[.AC146]*1000000" office:value-type="float" office:value="0.000000000010958">
            <text:p>1.0958E-011</text:p>
          </table:table-cell>
          <table:table-cell office:value-type="float" office:value="0.00043424">
            <text:p>0.00043424</text:p>
          </table:table-cell>
          <table:table-cell table:style-name="ce1" office:value-type="string">
            <text:p>5.3729e-05</text:p>
          </table:table-cell>
          <table:table-cell office:value-type="float" office:value="0.00088258">
            <text:p>0.00088258</text:p>
          </table:table-cell>
          <table:table-cell table:style-name="ce1" office:value-type="string">
            <text:p>3.5414e-06</text:p>
          </table:table-cell>
          <table:table-cell table:style-name="ce1" office:value-type="string">
            <text:p>3.8545e-08</text:p>
          </table:table-cell>
          <table:table-cell table:style-name="ce1" office:value-type="string">
            <text:p>-8.5036e-20</text:p>
          </table:table-cell>
          <table:table-cell table:style-name="ce1" office:value-type="string">
            <text:p>1.0959e-17</text:p>
          </table:table-cell>
          <table:table-cell office:value-type="float" office:value="0.00043423">
            <text:p>0.00043423</text:p>
          </table:table-cell>
          <table:table-cell table:style-name="ce1" office:value-type="string">
            <text:p>5.3725e-05</text:p>
          </table:table-cell>
          <table:table-cell office:value-type="float" office:value="0.00088256">
            <text:p>0.00088256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5605e-18</text:p>
          </table:table-cell>
          <table:table-cell table:style-name="ce1" office:value-type="string">
            <text:p>1.0958e-17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P147]*1000000" office:value-type="float" office:value="431.26">
            <text:p>431.26</text:p>
          </table:table-cell>
          <table:table-cell table:formula="of:=[.Q147]*1000000" office:value-type="float" office:value="53.318">
            <text:p>53.318</text:p>
          </table:table-cell>
          <table:table-cell table:formula="of:=[.R147]*1000000" office:value-type="float" office:value="885.98">
            <text:p>885.98</text:p>
          </table:table-cell>
          <table:table-cell table:formula="of:=[.S147]*1000000" office:value-type="float" office:value="3.472">
            <text:p>3.472</text:p>
          </table:table-cell>
          <table:table-cell table:formula="of:=[.T147]*1000000" office:value-type="float" office:value="0.038611">
            <text:p>0.038611</text:p>
          </table:table-cell>
          <table:table-cell table:formula="of:=[.U147]*1000000" office:value-type="float" office:value="-0.000000000000036751">
            <text:p>-3.6751E-014</text:p>
          </table:table-cell>
          <table:table-cell table:formula="of:=[.V147]*1000000" office:value-type="float" office:value="0.000000000010643">
            <text:p>1.0643E-011</text:p>
          </table:table-cell>
          <table:table-cell table:formula="of:=[.W147]*1000000" office:value-type="float" office:value="431.26">
            <text:p>431.26</text:p>
          </table:table-cell>
          <table:table-cell table:formula="of:=[.X147]*1000000" office:value-type="float" office:value="53.314">
            <text:p>53.314</text:p>
          </table:table-cell>
          <table:table-cell table:formula="of:=[.Y147]*1000000" office:value-type="float" office:value="885.96">
            <text:p>885.96</text:p>
          </table:table-cell>
          <table:table-cell table:formula="of:=[.Z147]*1000000" office:value-type="float" office:value="20.141">
            <text:p>20.141</text:p>
          </table:table-cell>
          <table:table-cell table:formula="of:=[.AA147]*1000000" office:value-type="float" office:value="0">
            <text:p>0</text:p>
          </table:table-cell>
          <table:table-cell table:formula="of:=[.AB147]*1000000" office:value-type="float" office:value="-0.0000000000076552">
            <text:p>-7.6552E-012</text:p>
          </table:table-cell>
          <table:table-cell table:formula="of:=[.AC147]*1000000" office:value-type="float" office:value="0.000000000010642">
            <text:p>1.0642E-011</text:p>
          </table:table-cell>
          <table:table-cell office:value-type="float" office:value="0.00043126">
            <text:p>0.00043126</text:p>
          </table:table-cell>
          <table:table-cell table:style-name="ce1" office:value-type="string">
            <text:p>5.3318e-05</text:p>
          </table:table-cell>
          <table:table-cell office:value-type="float" office:value="0.00088598">
            <text:p>0.00088598</text:p>
          </table:table-cell>
          <table:table-cell table:style-name="ce1" office:value-type="string">
            <text:p>3.472e-06</text:p>
          </table:table-cell>
          <table:table-cell table:style-name="ce1" office:value-type="string">
            <text:p>3.8611e-08</text:p>
          </table:table-cell>
          <table:table-cell table:style-name="ce1" office:value-type="string">
            <text:p>-3.6751e-20</text:p>
          </table:table-cell>
          <table:table-cell table:style-name="ce1" office:value-type="string">
            <text:p>1.0643e-17</text:p>
          </table:table-cell>
          <table:table-cell office:value-type="float" office:value="0.00043126">
            <text:p>0.00043126</text:p>
          </table:table-cell>
          <table:table-cell table:style-name="ce1" office:value-type="string">
            <text:p>5.3314e-05</text:p>
          </table:table-cell>
          <table:table-cell office:value-type="float" office:value="0.00088596">
            <text:p>0.00088596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7.6552e-18</text:p>
          </table:table-cell>
          <table:table-cell table:style-name="ce1" office:value-type="string">
            <text:p>1.0642e-17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P148]*1000000" office:value-type="float" office:value="428.32">
            <text:p>428.32</text:p>
          </table:table-cell>
          <table:table-cell table:formula="of:=[.Q148]*1000000" office:value-type="float" office:value="52.91">
            <text:p>52.91</text:p>
          </table:table-cell>
          <table:table-cell table:formula="of:=[.R148]*1000000" office:value-type="float" office:value="889.35">
            <text:p>889.35</text:p>
          </table:table-cell>
          <table:table-cell table:formula="of:=[.S148]*1000000" office:value-type="float" office:value="3.4038">
            <text:p>3.4038</text:p>
          </table:table-cell>
          <table:table-cell table:formula="of:=[.T148]*1000000" office:value-type="float" office:value="0.038676">
            <text:p>0.038676</text:p>
          </table:table-cell>
          <table:table-cell table:formula="of:=[.U148]*1000000" office:value-type="float" office:value="-0.00000000000015781">
            <text:p>-1.5781E-013</text:p>
          </table:table-cell>
          <table:table-cell table:formula="of:=[.V148]*1000000" office:value-type="float" office:value="0.000000000010336">
            <text:p>1.0336E-011</text:p>
          </table:table-cell>
          <table:table-cell table:formula="of:=[.W148]*1000000" office:value-type="float" office:value="428.31">
            <text:p>428.31</text:p>
          </table:table-cell>
          <table:table-cell table:formula="of:=[.X148]*1000000" office:value-type="float" office:value="52.906">
            <text:p>52.906</text:p>
          </table:table-cell>
          <table:table-cell table:formula="of:=[.Y148]*1000000" office:value-type="float" office:value="889.33">
            <text:p>889.33</text:p>
          </table:table-cell>
          <table:table-cell table:formula="of:=[.Z148]*1000000" office:value-type="float" office:value="20.141">
            <text:p>20.141</text:p>
          </table:table-cell>
          <table:table-cell table:formula="of:=[.AA148]*1000000" office:value-type="float" office:value="0">
            <text:p>0</text:p>
          </table:table-cell>
          <table:table-cell table:formula="of:=[.AB148]*1000000" office:value-type="float" office:value="-0.000000000008923">
            <text:p>-8.923E-012</text:p>
          </table:table-cell>
          <table:table-cell table:formula="of:=[.AC148]*1000000" office:value-type="float" office:value="0.000000000010336">
            <text:p>1.0336E-011</text:p>
          </table:table-cell>
          <table:table-cell office:value-type="float" office:value="0.00042832">
            <text:p>0.00042832</text:p>
          </table:table-cell>
          <table:table-cell table:style-name="ce1" office:value-type="string">
            <text:p>5.291e-05</text:p>
          </table:table-cell>
          <table:table-cell office:value-type="float" office:value="0.00088935">
            <text:p>0.00088935</text:p>
          </table:table-cell>
          <table:table-cell table:style-name="ce1" office:value-type="string">
            <text:p>3.4038e-06</text:p>
          </table:table-cell>
          <table:table-cell table:style-name="ce1" office:value-type="string">
            <text:p>3.8676e-08</text:p>
          </table:table-cell>
          <table:table-cell table:style-name="ce1" office:value-type="string">
            <text:p>-1.5781e-19</text:p>
          </table:table-cell>
          <table:table-cell table:style-name="ce1" office:value-type="string">
            <text:p>1.0336e-17</text:p>
          </table:table-cell>
          <table:table-cell office:value-type="float" office:value="0.00042831">
            <text:p>0.00042831</text:p>
          </table:table-cell>
          <table:table-cell table:style-name="ce1" office:value-type="string">
            <text:p>5.2906e-05</text:p>
          </table:table-cell>
          <table:table-cell office:value-type="float" office:value="0.00088933">
            <text:p>0.00088933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8.923e-18</text:p>
          </table:table-cell>
          <table:table-cell table:style-name="ce1" office:value-type="string">
            <text:p>1.0336e-17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P149]*1000000" office:value-type="float" office:value="425.4">
            <text:p>425.4</text:p>
          </table:table-cell>
          <table:table-cell table:formula="of:=[.Q149]*1000000" office:value-type="float" office:value="52.505">
            <text:p>52.505</text:p>
          </table:table-cell>
          <table:table-cell table:formula="of:=[.R149]*1000000" office:value-type="float" office:value="892.7">
            <text:p>892.7</text:p>
          </table:table-cell>
          <table:table-cell table:formula="of:=[.S149]*1000000" office:value-type="float" office:value="3.3367">
            <text:p>3.3367</text:p>
          </table:table-cell>
          <table:table-cell table:formula="of:=[.T149]*1000000" office:value-type="float" office:value="0.038742">
            <text:p>0.038742</text:p>
          </table:table-cell>
          <table:table-cell table:formula="of:=[.U149]*1000000" office:value-type="float" office:value="-0.000000000000039673">
            <text:p>-3.9673E-014</text:p>
          </table:table-cell>
          <table:table-cell table:formula="of:=[.V149]*1000000" office:value-type="float" office:value="0.000000000010039">
            <text:p>1.0039E-011</text:p>
          </table:table-cell>
          <table:table-cell table:formula="of:=[.W149]*1000000" office:value-type="float" office:value="425.39">
            <text:p>425.39</text:p>
          </table:table-cell>
          <table:table-cell table:formula="of:=[.X149]*1000000" office:value-type="float" office:value="52.5">
            <text:p>52.5</text:p>
          </table:table-cell>
          <table:table-cell table:formula="of:=[.Y149]*1000000" office:value-type="float" office:value="892.68">
            <text:p>892.68</text:p>
          </table:table-cell>
          <table:table-cell table:formula="of:=[.Z149]*1000000" office:value-type="float" office:value="20.141">
            <text:p>20.141</text:p>
          </table:table-cell>
          <table:table-cell table:formula="of:=[.AA149]*1000000" office:value-type="float" office:value="0">
            <text:p>0</text:p>
          </table:table-cell>
          <table:table-cell table:formula="of:=[.AB149]*1000000" office:value-type="float" office:value="-0.000000000010762">
            <text:p>-1.0762E-011</text:p>
          </table:table-cell>
          <table:table-cell table:formula="of:=[.AC149]*1000000" office:value-type="float" office:value="0.000000000010039">
            <text:p>1.0039E-011</text:p>
          </table:table-cell>
          <table:table-cell office:value-type="float" office:value="0.0004254">
            <text:p>0.0004254</text:p>
          </table:table-cell>
          <table:table-cell table:style-name="ce1" office:value-type="string">
            <text:p>5.2505e-05</text:p>
          </table:table-cell>
          <table:table-cell office:value-type="float" office:value="0.0008927">
            <text:p>0.0008927</text:p>
          </table:table-cell>
          <table:table-cell table:style-name="ce1" office:value-type="string">
            <text:p>3.3367e-06</text:p>
          </table:table-cell>
          <table:table-cell table:style-name="ce1" office:value-type="string">
            <text:p>3.8742e-08</text:p>
          </table:table-cell>
          <table:table-cell table:style-name="ce1" office:value-type="string">
            <text:p>-3.9673e-20</text:p>
          </table:table-cell>
          <table:table-cell table:style-name="ce1" office:value-type="string">
            <text:p>1.0039e-17</text:p>
          </table:table-cell>
          <table:table-cell office:value-type="float" office:value="0.00042539">
            <text:p>0.00042539</text:p>
          </table:table-cell>
          <table:table-cell table:style-name="ce1" office:value-type="string">
            <text:p>5.25e-05</text:p>
          </table:table-cell>
          <table:table-cell office:value-type="float" office:value="0.00089268">
            <text:p>0.00089268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762e-17</text:p>
          </table:table-cell>
          <table:table-cell table:style-name="ce1" office:value-type="string">
            <text:p>1.0039e-17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P150]*1000000" office:value-type="float" office:value="422.5">
            <text:p>422.5</text:p>
          </table:table-cell>
          <table:table-cell table:formula="of:=[.Q150]*1000000" office:value-type="float" office:value="52.102">
            <text:p>52.102</text:p>
          </table:table-cell>
          <table:table-cell table:formula="of:=[.R150]*1000000" office:value-type="float" office:value="896.01">
            <text:p>896.01</text:p>
          </table:table-cell>
          <table:table-cell table:formula="of:=[.S150]*1000000" office:value-type="float" office:value="3.2708">
            <text:p>3.2708</text:p>
          </table:table-cell>
          <table:table-cell table:formula="of:=[.T150]*1000000" office:value-type="float" office:value="0.038807">
            <text:p>0.038807</text:p>
          </table:table-cell>
          <table:table-cell table:formula="of:=[.U150]*1000000" office:value-type="float" office:value="0.000000000000047062">
            <text:p>4.7062E-014</text:p>
          </table:table-cell>
          <table:table-cell table:formula="of:=[.V150]*1000000" office:value-type="float" office:value="0.0000000000097513">
            <text:p>9.7513E-012</text:p>
          </table:table-cell>
          <table:table-cell table:formula="of:=[.W150]*1000000" office:value-type="float" office:value="422.5">
            <text:p>422.5</text:p>
          </table:table-cell>
          <table:table-cell table:formula="of:=[.X150]*1000000" office:value-type="float" office:value="52.098">
            <text:p>52.098</text:p>
          </table:table-cell>
          <table:table-cell table:formula="of:=[.Y150]*1000000" office:value-type="float" office:value="895.99">
            <text:p>895.99</text:p>
          </table:table-cell>
          <table:table-cell table:formula="of:=[.Z150]*1000000" office:value-type="float" office:value="20.141">
            <text:p>20.141</text:p>
          </table:table-cell>
          <table:table-cell table:formula="of:=[.AA150]*1000000" office:value-type="float" office:value="0">
            <text:p>0</text:p>
          </table:table-cell>
          <table:table-cell table:formula="of:=[.AB150]*1000000" office:value-type="float" office:value="-0.000000000010192">
            <text:p>-1.0192E-011</text:p>
          </table:table-cell>
          <table:table-cell table:formula="of:=[.AC150]*1000000" office:value-type="float" office:value="0.0000000000097512">
            <text:p>9.7512E-012</text:p>
          </table:table-cell>
          <table:table-cell office:value-type="float" office:value="0.0004225">
            <text:p>0.0004225</text:p>
          </table:table-cell>
          <table:table-cell table:style-name="ce1" office:value-type="string">
            <text:p>5.2102e-05</text:p>
          </table:table-cell>
          <table:table-cell office:value-type="float" office:value="0.00089601">
            <text:p>0.00089601</text:p>
          </table:table-cell>
          <table:table-cell table:style-name="ce1" office:value-type="string">
            <text:p>3.2708e-06</text:p>
          </table:table-cell>
          <table:table-cell table:style-name="ce1" office:value-type="string">
            <text:p>3.8807e-08</text:p>
          </table:table-cell>
          <table:table-cell table:style-name="ce1" office:value-type="string">
            <text:p>4.7062e-20</text:p>
          </table:table-cell>
          <table:table-cell table:style-name="ce1" office:value-type="string">
            <text:p>9.7513e-18</text:p>
          </table:table-cell>
          <table:table-cell office:value-type="float" office:value="0.0004225">
            <text:p>0.0004225</text:p>
          </table:table-cell>
          <table:table-cell table:style-name="ce1" office:value-type="string">
            <text:p>5.2098e-05</text:p>
          </table:table-cell>
          <table:table-cell office:value-type="float" office:value="0.00089599">
            <text:p>0.00089599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192e-17</text:p>
          </table:table-cell>
          <table:table-cell table:style-name="ce1" office:value-type="string">
            <text:p>9.7512e-18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P151]*1000000" office:value-type="float" office:value="419.64">
            <text:p>419.64</text:p>
          </table:table-cell>
          <table:table-cell table:formula="of:=[.Q151]*1000000" office:value-type="float" office:value="51.702">
            <text:p>51.702</text:p>
          </table:table-cell>
          <table:table-cell table:formula="of:=[.R151]*1000000" office:value-type="float" office:value="899.3">
            <text:p>899.3</text:p>
          </table:table-cell>
          <table:table-cell table:formula="of:=[.S151]*1000000" office:value-type="float" office:value="3.206">
            <text:p>3.206</text:p>
          </table:table-cell>
          <table:table-cell table:formula="of:=[.T151]*1000000" office:value-type="float" office:value="0.038872">
            <text:p>0.038872</text:p>
          </table:table-cell>
          <table:table-cell table:formula="of:=[.U151]*1000000" office:value-type="float" office:value="-0.000000000000063607">
            <text:p>-6.3607E-014</text:p>
          </table:table-cell>
          <table:table-cell table:formula="of:=[.V151]*1000000" office:value-type="float" office:value="0.0000000000094722">
            <text:p>9.4722E-012</text:p>
          </table:table-cell>
          <table:table-cell table:formula="of:=[.W151]*1000000" office:value-type="float" office:value="419.63">
            <text:p>419.63</text:p>
          </table:table-cell>
          <table:table-cell table:formula="of:=[.X151]*1000000" office:value-type="float" office:value="51.697">
            <text:p>51.697</text:p>
          </table:table-cell>
          <table:table-cell table:formula="of:=[.Y151]*1000000" office:value-type="float" office:value="899.28">
            <text:p>899.28</text:p>
          </table:table-cell>
          <table:table-cell table:formula="of:=[.Z151]*1000000" office:value-type="float" office:value="20.141">
            <text:p>20.141</text:p>
          </table:table-cell>
          <table:table-cell table:formula="of:=[.AA151]*1000000" office:value-type="float" office:value="0">
            <text:p>0</text:p>
          </table:table-cell>
          <table:table-cell table:formula="of:=[.AB151]*1000000" office:value-type="float" office:value="-0.000000000011007">
            <text:p>-1.1007E-011</text:p>
          </table:table-cell>
          <table:table-cell table:formula="of:=[.AC151]*1000000" office:value-type="float" office:value="0.0000000000094721">
            <text:p>9.4721E-012</text:p>
          </table:table-cell>
          <table:table-cell office:value-type="float" office:value="0.00041964">
            <text:p>0.00041964</text:p>
          </table:table-cell>
          <table:table-cell table:style-name="ce1" office:value-type="string">
            <text:p>5.1702e-05</text:p>
          </table:table-cell>
          <table:table-cell office:value-type="float" office:value="0.0008993">
            <text:p>0.0008993</text:p>
          </table:table-cell>
          <table:table-cell table:style-name="ce1" office:value-type="string">
            <text:p>3.206e-06</text:p>
          </table:table-cell>
          <table:table-cell table:style-name="ce1" office:value-type="string">
            <text:p>3.8872e-08</text:p>
          </table:table-cell>
          <table:table-cell table:style-name="ce1" office:value-type="string">
            <text:p>-6.3607e-20</text:p>
          </table:table-cell>
          <table:table-cell table:style-name="ce1" office:value-type="string">
            <text:p>9.4722e-18</text:p>
          </table:table-cell>
          <table:table-cell office:value-type="float" office:value="0.00041963">
            <text:p>0.00041963</text:p>
          </table:table-cell>
          <table:table-cell table:style-name="ce1" office:value-type="string">
            <text:p>5.1697e-05</text:p>
          </table:table-cell>
          <table:table-cell office:value-type="float" office:value="0.00089928">
            <text:p>0.00089928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007e-17</text:p>
          </table:table-cell>
          <table:table-cell table:style-name="ce1" office:value-type="string">
            <text:p>9.4721e-18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P152]*1000000" office:value-type="float" office:value="416.8">
            <text:p>416.8</text:p>
          </table:table-cell>
          <table:table-cell table:formula="of:=[.Q152]*1000000" office:value-type="float" office:value="51.304">
            <text:p>51.304</text:p>
          </table:table-cell>
          <table:table-cell table:formula="of:=[.R152]*1000000" office:value-type="float" office:value="902.55">
            <text:p>902.55</text:p>
          </table:table-cell>
          <table:table-cell table:formula="of:=[.S152]*1000000" office:value-type="float" office:value="3.1423">
            <text:p>3.1423</text:p>
          </table:table-cell>
          <table:table-cell table:formula="of:=[.T152]*1000000" office:value-type="float" office:value="0.038937">
            <text:p>0.038937</text:p>
          </table:table-cell>
          <table:table-cell table:formula="of:=[.U152]*1000000" office:value-type="float" office:value="0.00000000000003251">
            <text:p>3.251E-014</text:p>
          </table:table-cell>
          <table:table-cell table:formula="of:=[.V152]*1000000" office:value-type="float" office:value="0.0000000000092015">
            <text:p>9.2015E-012</text:p>
          </table:table-cell>
          <table:table-cell table:formula="of:=[.W152]*1000000" office:value-type="float" office:value="416.79">
            <text:p>416.79</text:p>
          </table:table-cell>
          <table:table-cell table:formula="of:=[.X152]*1000000" office:value-type="float" office:value="51.3">
            <text:p>51.3</text:p>
          </table:table-cell>
          <table:table-cell table:formula="of:=[.Y152]*1000000" office:value-type="float" office:value="902.53">
            <text:p>902.53</text:p>
          </table:table-cell>
          <table:table-cell table:formula="of:=[.Z152]*1000000" office:value-type="float" office:value="20.141">
            <text:p>20.141</text:p>
          </table:table-cell>
          <table:table-cell table:formula="of:=[.AA152]*1000000" office:value-type="float" office:value="0">
            <text:p>0</text:p>
          </table:table-cell>
          <table:table-cell table:formula="of:=[.AB152]*1000000" office:value-type="float" office:value="-0.0000000000092924">
            <text:p>-9.2924E-012</text:p>
          </table:table-cell>
          <table:table-cell table:formula="of:=[.AC152]*1000000" office:value-type="float" office:value="0.0000000000092014">
            <text:p>9.2014E-012</text:p>
          </table:table-cell>
          <table:table-cell office:value-type="float" office:value="0.0004168">
            <text:p>0.0004168</text:p>
          </table:table-cell>
          <table:table-cell table:style-name="ce1" office:value-type="string">
            <text:p>5.1304e-05</text:p>
          </table:table-cell>
          <table:table-cell office:value-type="float" office:value="0.00090255">
            <text:p>0.00090255</text:p>
          </table:table-cell>
          <table:table-cell table:style-name="ce1" office:value-type="string">
            <text:p>3.1423e-06</text:p>
          </table:table-cell>
          <table:table-cell table:style-name="ce1" office:value-type="string">
            <text:p>3.8937e-08</text:p>
          </table:table-cell>
          <table:table-cell table:style-name="ce1" office:value-type="string">
            <text:p>3.251e-20</text:p>
          </table:table-cell>
          <table:table-cell table:style-name="ce1" office:value-type="string">
            <text:p>9.2015e-18</text:p>
          </table:table-cell>
          <table:table-cell office:value-type="float" office:value="0.00041679">
            <text:p>0.00041679</text:p>
          </table:table-cell>
          <table:table-cell table:style-name="ce1" office:value-type="string">
            <text:p>5.13e-05</text:p>
          </table:table-cell>
          <table:table-cell office:value-type="float" office:value="0.00090253">
            <text:p>0.00090253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9.2924e-18</text:p>
          </table:table-cell>
          <table:table-cell table:style-name="ce1" office:value-type="string">
            <text:p>9.2014e-18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P153]*1000000" office:value-type="float" office:value="413.98">
            <text:p>413.98</text:p>
          </table:table-cell>
          <table:table-cell table:formula="of:=[.Q153]*1000000" office:value-type="float" office:value="50.909">
            <text:p>50.909</text:p>
          </table:table-cell>
          <table:table-cell table:formula="of:=[.R153]*1000000" office:value-type="float" office:value="905.78">
            <text:p>905.78</text:p>
          </table:table-cell>
          <table:table-cell table:formula="of:=[.S153]*1000000" office:value-type="float" office:value="3.0797">
            <text:p>3.0797</text:p>
          </table:table-cell>
          <table:table-cell table:formula="of:=[.T153]*1000000" office:value-type="float" office:value="0.039002">
            <text:p>0.039002</text:p>
          </table:table-cell>
          <table:table-cell table:formula="of:=[.U153]*1000000" office:value-type="float" office:value="-0.00000000000022189">
            <text:p>-2.2189E-013</text:p>
          </table:table-cell>
          <table:table-cell table:formula="of:=[.V153]*1000000" office:value-type="float" office:value="0.0000000000089391">
            <text:p>8.9391E-012</text:p>
          </table:table-cell>
          <table:table-cell table:formula="of:=[.W153]*1000000" office:value-type="float" office:value="413.98">
            <text:p>413.98</text:p>
          </table:table-cell>
          <table:table-cell table:formula="of:=[.X153]*1000000" office:value-type="float" office:value="50.905">
            <text:p>50.905</text:p>
          </table:table-cell>
          <table:table-cell table:formula="of:=[.Y153]*1000000" office:value-type="float" office:value="905.76">
            <text:p>905.76</text:p>
          </table:table-cell>
          <table:table-cell table:formula="of:=[.Z153]*1000000" office:value-type="float" office:value="20.141">
            <text:p>20.141</text:p>
          </table:table-cell>
          <table:table-cell table:formula="of:=[.AA153]*1000000" office:value-type="float" office:value="0">
            <text:p>0</text:p>
          </table:table-cell>
          <table:table-cell table:formula="of:=[.AB153]*1000000" office:value-type="float" office:value="-0.0000000000093988">
            <text:p>-9.3988E-012</text:p>
          </table:table-cell>
          <table:table-cell table:formula="of:=[.AC153]*1000000" office:value-type="float" office:value="0.0000000000089391">
            <text:p>8.9391E-012</text:p>
          </table:table-cell>
          <table:table-cell office:value-type="float" office:value="0.00041398">
            <text:p>0.00041398</text:p>
          </table:table-cell>
          <table:table-cell table:style-name="ce1" office:value-type="string">
            <text:p>5.0909e-05</text:p>
          </table:table-cell>
          <table:table-cell office:value-type="float" office:value="0.00090578">
            <text:p>0.00090578</text:p>
          </table:table-cell>
          <table:table-cell table:style-name="ce1" office:value-type="string">
            <text:p>3.0797e-06</text:p>
          </table:table-cell>
          <table:table-cell table:style-name="ce1" office:value-type="string">
            <text:p>3.9002e-08</text:p>
          </table:table-cell>
          <table:table-cell table:style-name="ce1" office:value-type="string">
            <text:p>-2.2189e-19</text:p>
          </table:table-cell>
          <table:table-cell table:style-name="ce1" office:value-type="string">
            <text:p>8.9391e-18</text:p>
          </table:table-cell>
          <table:table-cell office:value-type="float" office:value="0.00041398">
            <text:p>0.00041398</text:p>
          </table:table-cell>
          <table:table-cell table:style-name="ce1" office:value-type="string">
            <text:p>5.0905e-05</text:p>
          </table:table-cell>
          <table:table-cell office:value-type="float" office:value="0.00090576">
            <text:p>0.00090576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9.3988e-18</text:p>
          </table:table-cell>
          <table:table-cell table:style-name="ce1" office:value-type="string">
            <text:p>8.9391e-18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P154]*1000000" office:value-type="float" office:value="411.19">
            <text:p>411.19</text:p>
          </table:table-cell>
          <table:table-cell table:formula="of:=[.Q154]*1000000" office:value-type="float" office:value="50.516">
            <text:p>50.516</text:p>
          </table:table-cell>
          <table:table-cell table:formula="of:=[.R154]*1000000" office:value-type="float" office:value="908.98">
            <text:p>908.98</text:p>
          </table:table-cell>
          <table:table-cell table:formula="of:=[.S154]*1000000" office:value-type="float" office:value="3.0182">
            <text:p>3.0182</text:p>
          </table:table-cell>
          <table:table-cell table:formula="of:=[.T154]*1000000" office:value-type="float" office:value="0.039067">
            <text:p>0.039067</text:p>
          </table:table-cell>
          <table:table-cell table:formula="of:=[.U154]*1000000" office:value-type="float" office:value="6.1887E-016">
            <text:p>6.1887E-016</text:p>
          </table:table-cell>
          <table:table-cell table:formula="of:=[.V154]*1000000" office:value-type="float" office:value="0.0000000000086847">
            <text:p>8.6847E-012</text:p>
          </table:table-cell>
          <table:table-cell table:formula="of:=[.W154]*1000000" office:value-type="float" office:value="411.19">
            <text:p>411.19</text:p>
          </table:table-cell>
          <table:table-cell table:formula="of:=[.X154]*1000000" office:value-type="float" office:value="50.512">
            <text:p>50.512</text:p>
          </table:table-cell>
          <table:table-cell table:formula="of:=[.Y154]*1000000" office:value-type="float" office:value="908.95">
            <text:p>908.95</text:p>
          </table:table-cell>
          <table:table-cell table:formula="of:=[.Z154]*1000000" office:value-type="float" office:value="20.141">
            <text:p>20.141</text:p>
          </table:table-cell>
          <table:table-cell table:formula="of:=[.AA154]*1000000" office:value-type="float" office:value="0">
            <text:p>0</text:p>
          </table:table-cell>
          <table:table-cell table:formula="of:=[.AB154]*1000000" office:value-type="float" office:value="-0.000000000008254">
            <text:p>-8.254E-012</text:p>
          </table:table-cell>
          <table:table-cell table:formula="of:=[.AC154]*1000000" office:value-type="float" office:value="0.0000000000086847">
            <text:p>8.6847E-012</text:p>
          </table:table-cell>
          <table:table-cell office:value-type="float" office:value="0.00041119">
            <text:p>0.00041119</text:p>
          </table:table-cell>
          <table:table-cell table:style-name="ce1" office:value-type="string">
            <text:p>5.0516e-05</text:p>
          </table:table-cell>
          <table:table-cell office:value-type="float" office:value="0.00090898">
            <text:p>0.00090898</text:p>
          </table:table-cell>
          <table:table-cell table:style-name="ce1" office:value-type="string">
            <text:p>3.0182e-06</text:p>
          </table:table-cell>
          <table:table-cell table:style-name="ce1" office:value-type="string">
            <text:p>3.9067e-08</text:p>
          </table:table-cell>
          <table:table-cell table:style-name="ce1" office:value-type="string">
            <text:p>6.1887e-22</text:p>
          </table:table-cell>
          <table:table-cell table:style-name="ce1" office:value-type="string">
            <text:p>8.6847e-18</text:p>
          </table:table-cell>
          <table:table-cell office:value-type="float" office:value="0.00041119">
            <text:p>0.00041119</text:p>
          </table:table-cell>
          <table:table-cell table:style-name="ce1" office:value-type="string">
            <text:p>5.0512e-05</text:p>
          </table:table-cell>
          <table:table-cell office:value-type="float" office:value="0.00090895">
            <text:p>0.00090895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8.254e-18</text:p>
          </table:table-cell>
          <table:table-cell table:style-name="ce1" office:value-type="string">
            <text:p>8.6847e-18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P155]*1000000" office:value-type="float" office:value="408.43">
            <text:p>408.43</text:p>
          </table:table-cell>
          <table:table-cell table:formula="of:=[.Q155]*1000000" office:value-type="float" office:value="50.126">
            <text:p>50.126</text:p>
          </table:table-cell>
          <table:table-cell table:formula="of:=[.R155]*1000000" office:value-type="float" office:value="912.14">
            <text:p>912.14</text:p>
          </table:table-cell>
          <table:table-cell table:formula="of:=[.S155]*1000000" office:value-type="float" office:value="2.9578">
            <text:p>2.9578</text:p>
          </table:table-cell>
          <table:table-cell table:formula="of:=[.T155]*1000000" office:value-type="float" office:value="0.039131">
            <text:p>0.039131</text:p>
          </table:table-cell>
          <table:table-cell table:formula="of:=[.U155]*1000000" office:value-type="float" office:value="-4.2173E-015">
            <text:p>-4.2173E-015</text:p>
          </table:table-cell>
          <table:table-cell table:formula="of:=[.V155]*1000000" office:value-type="float" office:value="0.0000000000084381">
            <text:p>8.4381E-012</text:p>
          </table:table-cell>
          <table:table-cell table:formula="of:=[.W155]*1000000" office:value-type="float" office:value="408.43">
            <text:p>408.43</text:p>
          </table:table-cell>
          <table:table-cell table:formula="of:=[.X155]*1000000" office:value-type="float" office:value="50.122">
            <text:p>50.122</text:p>
          </table:table-cell>
          <table:table-cell table:formula="of:=[.Y155]*1000000" office:value-type="float" office:value="912.12">
            <text:p>912.12</text:p>
          </table:table-cell>
          <table:table-cell table:formula="of:=[.Z155]*1000000" office:value-type="float" office:value="20.141">
            <text:p>20.141</text:p>
          </table:table-cell>
          <table:table-cell table:formula="of:=[.AA155]*1000000" office:value-type="float" office:value="0">
            <text:p>0</text:p>
          </table:table-cell>
          <table:table-cell table:formula="of:=[.AB155]*1000000" office:value-type="float" office:value="-0.0000000000085012">
            <text:p>-8.5012E-012</text:p>
          </table:table-cell>
          <table:table-cell table:formula="of:=[.AC155]*1000000" office:value-type="float" office:value="0.000000000008438">
            <text:p>8.438E-012</text:p>
          </table:table-cell>
          <table:table-cell office:value-type="float" office:value="0.00040843">
            <text:p>0.00040843</text:p>
          </table:table-cell>
          <table:table-cell table:style-name="ce1" office:value-type="string">
            <text:p>5.0126e-05</text:p>
          </table:table-cell>
          <table:table-cell office:value-type="float" office:value="0.00091214">
            <text:p>0.00091214</text:p>
          </table:table-cell>
          <table:table-cell table:style-name="ce1" office:value-type="string">
            <text:p>2.9578e-06</text:p>
          </table:table-cell>
          <table:table-cell table:style-name="ce1" office:value-type="string">
            <text:p>3.9131e-08</text:p>
          </table:table-cell>
          <table:table-cell table:style-name="ce1" office:value-type="string">
            <text:p>-4.2173e-21</text:p>
          </table:table-cell>
          <table:table-cell table:style-name="ce1" office:value-type="string">
            <text:p>8.4381e-18</text:p>
          </table:table-cell>
          <table:table-cell office:value-type="float" office:value="0.00040843">
            <text:p>0.00040843</text:p>
          </table:table-cell>
          <table:table-cell table:style-name="ce1" office:value-type="string">
            <text:p>5.0122e-05</text:p>
          </table:table-cell>
          <table:table-cell office:value-type="float" office:value="0.00091212">
            <text:p>0.00091212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8.5012e-18</text:p>
          </table:table-cell>
          <table:table-cell table:style-name="ce1" office:value-type="string">
            <text:p>8.438e-18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P156]*1000000" office:value-type="float" office:value="405.69">
            <text:p>405.69</text:p>
          </table:table-cell>
          <table:table-cell table:formula="of:=[.Q156]*1000000" office:value-type="float" office:value="49.739">
            <text:p>49.739</text:p>
          </table:table-cell>
          <table:table-cell table:formula="of:=[.R156]*1000000" office:value-type="float" office:value="915.29">
            <text:p>915.29</text:p>
          </table:table-cell>
          <table:table-cell table:formula="of:=[.S156]*1000000" office:value-type="float" office:value="2.8984">
            <text:p>2.8984</text:p>
          </table:table-cell>
          <table:table-cell table:formula="of:=[.T156]*1000000" office:value-type="float" office:value="0.039196">
            <text:p>0.039196</text:p>
          </table:table-cell>
          <table:table-cell table:formula="of:=[.U156]*1000000" office:value-type="float" office:value="-2.4532E-015">
            <text:p>-2.4532E-015</text:p>
          </table:table-cell>
          <table:table-cell table:formula="of:=[.V156]*1000000" office:value-type="float" office:value="0.000000000008199">
            <text:p>8.199E-012</text:p>
          </table:table-cell>
          <table:table-cell table:formula="of:=[.W156]*1000000" office:value-type="float" office:value="405.69">
            <text:p>405.69</text:p>
          </table:table-cell>
          <table:table-cell table:formula="of:=[.X156]*1000000" office:value-type="float" office:value="49.734">
            <text:p>49.734</text:p>
          </table:table-cell>
          <table:table-cell table:formula="of:=[.Y156]*1000000" office:value-type="float" office:value="915.26">
            <text:p>915.26</text:p>
          </table:table-cell>
          <table:table-cell table:formula="of:=[.Z156]*1000000" office:value-type="float" office:value="20.141">
            <text:p>20.141</text:p>
          </table:table-cell>
          <table:table-cell table:formula="of:=[.AA156]*1000000" office:value-type="float" office:value="0">
            <text:p>0</text:p>
          </table:table-cell>
          <table:table-cell table:formula="of:=[.AB156]*1000000" office:value-type="float" office:value="-0.0000000000053274">
            <text:p>-5.3274E-012</text:p>
          </table:table-cell>
          <table:table-cell table:formula="of:=[.AC156]*1000000" office:value-type="float" office:value="0.0000000000081989">
            <text:p>8.1989E-012</text:p>
          </table:table-cell>
          <table:table-cell office:value-type="float" office:value="0.00040569">
            <text:p>0.00040569</text:p>
          </table:table-cell>
          <table:table-cell table:style-name="ce1" office:value-type="string">
            <text:p>4.9739e-05</text:p>
          </table:table-cell>
          <table:table-cell office:value-type="float" office:value="0.00091529">
            <text:p>0.00091529</text:p>
          </table:table-cell>
          <table:table-cell table:style-name="ce1" office:value-type="string">
            <text:p>2.8984e-06</text:p>
          </table:table-cell>
          <table:table-cell table:style-name="ce1" office:value-type="string">
            <text:p>3.9196e-08</text:p>
          </table:table-cell>
          <table:table-cell table:style-name="ce1" office:value-type="string">
            <text:p>-2.4532e-21</text:p>
          </table:table-cell>
          <table:table-cell table:style-name="ce1" office:value-type="string">
            <text:p>8.199e-18</text:p>
          </table:table-cell>
          <table:table-cell office:value-type="float" office:value="0.00040569">
            <text:p>0.00040569</text:p>
          </table:table-cell>
          <table:table-cell table:style-name="ce1" office:value-type="string">
            <text:p>4.9734e-05</text:p>
          </table:table-cell>
          <table:table-cell office:value-type="float" office:value="0.00091526">
            <text:p>0.00091526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5.3274e-18</text:p>
          </table:table-cell>
          <table:table-cell table:style-name="ce1" office:value-type="string">
            <text:p>8.1989e-18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P157]*1000000" office:value-type="float" office:value="402.98">
            <text:p>402.98</text:p>
          </table:table-cell>
          <table:table-cell table:formula="of:=[.Q157]*1000000" office:value-type="float" office:value="49.354">
            <text:p>49.354</text:p>
          </table:table-cell>
          <table:table-cell table:formula="of:=[.R157]*1000000" office:value-type="float" office:value="918.4">
            <text:p>918.4</text:p>
          </table:table-cell>
          <table:table-cell table:formula="of:=[.S157]*1000000" office:value-type="float" office:value="2.84">
            <text:p>2.84</text:p>
          </table:table-cell>
          <table:table-cell table:formula="of:=[.T157]*1000000" office:value-type="float" office:value="0.039261">
            <text:p>0.039261</text:p>
          </table:table-cell>
          <table:table-cell table:formula="of:=[.U157]*1000000" office:value-type="float" office:value="-1.9189E-016">
            <text:p>-1.9189E-016</text:p>
          </table:table-cell>
          <table:table-cell table:formula="of:=[.V157]*1000000" office:value-type="float" office:value="0.0000000000079672">
            <text:p>7.9672E-012</text:p>
          </table:table-cell>
          <table:table-cell table:formula="of:=[.W157]*1000000" office:value-type="float" office:value="402.98">
            <text:p>402.98</text:p>
          </table:table-cell>
          <table:table-cell table:formula="of:=[.X157]*1000000" office:value-type="float" office:value="49.35">
            <text:p>49.35</text:p>
          </table:table-cell>
          <table:table-cell table:formula="of:=[.Y157]*1000000" office:value-type="float" office:value="918.38">
            <text:p>918.38</text:p>
          </table:table-cell>
          <table:table-cell table:formula="of:=[.Z157]*1000000" office:value-type="float" office:value="20.141">
            <text:p>20.141</text:p>
          </table:table-cell>
          <table:table-cell table:formula="of:=[.AA157]*1000000" office:value-type="float" office:value="0">
            <text:p>0</text:p>
          </table:table-cell>
          <table:table-cell table:formula="of:=[.AB157]*1000000" office:value-type="float" office:value="-0.0000000000031647">
            <text:p>-3.1647E-012</text:p>
          </table:table-cell>
          <table:table-cell table:formula="of:=[.AC157]*1000000" office:value-type="float" office:value="0.0000000000079671">
            <text:p>7.9671E-012</text:p>
          </table:table-cell>
          <table:table-cell office:value-type="float" office:value="0.00040298">
            <text:p>0.00040298</text:p>
          </table:table-cell>
          <table:table-cell table:style-name="ce1" office:value-type="string">
            <text:p>4.9354e-05</text:p>
          </table:table-cell>
          <table:table-cell office:value-type="float" office:value="0.0009184">
            <text:p>0.0009184</text:p>
          </table:table-cell>
          <table:table-cell table:style-name="ce1" office:value-type="string">
            <text:p>2.84e-06</text:p>
          </table:table-cell>
          <table:table-cell table:style-name="ce1" office:value-type="string">
            <text:p>3.9261e-08</text:p>
          </table:table-cell>
          <table:table-cell table:style-name="ce1" office:value-type="string">
            <text:p>-1.9189e-22</text:p>
          </table:table-cell>
          <table:table-cell table:style-name="ce1" office:value-type="string">
            <text:p>7.9672e-18</text:p>
          </table:table-cell>
          <table:table-cell office:value-type="float" office:value="0.00040298">
            <text:p>0.00040298</text:p>
          </table:table-cell>
          <table:table-cell table:style-name="ce1" office:value-type="string">
            <text:p>4.935e-05</text:p>
          </table:table-cell>
          <table:table-cell office:value-type="float" office:value="0.00091838">
            <text:p>0.00091838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3.1647e-18</text:p>
          </table:table-cell>
          <table:table-cell table:style-name="ce1" office:value-type="string">
            <text:p>7.9671e-18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P158]*1000000" office:value-type="float" office:value="400.3">
            <text:p>400.3</text:p>
          </table:table-cell>
          <table:table-cell table:formula="of:=[.Q158]*1000000" office:value-type="float" office:value="48.971">
            <text:p>48.971</text:p>
          </table:table-cell>
          <table:table-cell table:formula="of:=[.R158]*1000000" office:value-type="float" office:value="921.48">
            <text:p>921.48</text:p>
          </table:table-cell>
          <table:table-cell table:formula="of:=[.S158]*1000000" office:value-type="float" office:value="2.7827">
            <text:p>2.7827</text:p>
          </table:table-cell>
          <table:table-cell table:formula="of:=[.T158]*1000000" office:value-type="float" office:value="0.039325">
            <text:p>0.039325</text:p>
          </table:table-cell>
          <table:table-cell table:formula="of:=[.U158]*1000000" office:value-type="float" office:value="9.603E-016">
            <text:p>9.603E-016</text:p>
          </table:table-cell>
          <table:table-cell table:formula="of:=[.V158]*1000000" office:value-type="float" office:value="0.0000000000077424">
            <text:p>7.7424E-012</text:p>
          </table:table-cell>
          <table:table-cell table:formula="of:=[.W158]*1000000" office:value-type="float" office:value="400.29">
            <text:p>400.29</text:p>
          </table:table-cell>
          <table:table-cell table:formula="of:=[.X158]*1000000" office:value-type="float" office:value="48.967">
            <text:p>48.967</text:p>
          </table:table-cell>
          <table:table-cell table:formula="of:=[.Y158]*1000000" office:value-type="float" office:value="921.46">
            <text:p>921.46</text:p>
          </table:table-cell>
          <table:table-cell table:formula="of:=[.Z158]*1000000" office:value-type="float" office:value="20.141">
            <text:p>20.141</text:p>
          </table:table-cell>
          <table:table-cell table:formula="of:=[.AA158]*1000000" office:value-type="float" office:value="0">
            <text:p>0</text:p>
          </table:table-cell>
          <table:table-cell table:formula="of:=[.AB158]*1000000" office:value-type="float" office:value="-0.0000000000019037">
            <text:p>-1.9037E-012</text:p>
          </table:table-cell>
          <table:table-cell table:formula="of:=[.AC158]*1000000" office:value-type="float" office:value="0.0000000000077423">
            <text:p>7.7423E-012</text:p>
          </table:table-cell>
          <table:table-cell office:value-type="float" office:value="0.0004003">
            <text:p>0.0004003</text:p>
          </table:table-cell>
          <table:table-cell table:style-name="ce1" office:value-type="string">
            <text:p>4.8971e-05</text:p>
          </table:table-cell>
          <table:table-cell office:value-type="float" office:value="0.00092148">
            <text:p>0.00092148</text:p>
          </table:table-cell>
          <table:table-cell table:style-name="ce1" office:value-type="string">
            <text:p>2.7827e-06</text:p>
          </table:table-cell>
          <table:table-cell table:style-name="ce1" office:value-type="string">
            <text:p>3.9325e-08</text:p>
          </table:table-cell>
          <table:table-cell table:style-name="ce1" office:value-type="string">
            <text:p>9.603e-22</text:p>
          </table:table-cell>
          <table:table-cell table:style-name="ce1" office:value-type="string">
            <text:p>7.7424e-18</text:p>
          </table:table-cell>
          <table:table-cell office:value-type="float" office:value="0.00040029">
            <text:p>0.00040029</text:p>
          </table:table-cell>
          <table:table-cell table:style-name="ce1" office:value-type="string">
            <text:p>4.8967e-05</text:p>
          </table:table-cell>
          <table:table-cell office:value-type="float" office:value="0.00092146">
            <text:p>0.00092146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037e-18</text:p>
          </table:table-cell>
          <table:table-cell table:style-name="ce1" office:value-type="string">
            <text:p>7.7423e-18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P159]*1000000" office:value-type="float" office:value="397.63">
            <text:p>397.63</text:p>
          </table:table-cell>
          <table:table-cell table:formula="of:=[.Q159]*1000000" office:value-type="float" office:value="48.591">
            <text:p>48.591</text:p>
          </table:table-cell>
          <table:table-cell table:formula="of:=[.R159]*1000000" office:value-type="float" office:value="924.54">
            <text:p>924.54</text:p>
          </table:table-cell>
          <table:table-cell table:formula="of:=[.S159]*1000000" office:value-type="float" office:value="2.7264">
            <text:p>2.7264</text:p>
          </table:table-cell>
          <table:table-cell table:formula="of:=[.T159]*1000000" office:value-type="float" office:value="0.03939">
            <text:p>0.03939</text:p>
          </table:table-cell>
          <table:table-cell table:formula="of:=[.U159]*1000000" office:value-type="float" office:value="2.9067E-015">
            <text:p>2.9067E-015</text:p>
          </table:table-cell>
          <table:table-cell table:formula="of:=[.V159]*1000000" office:value-type="float" office:value="0.0000000000075245">
            <text:p>7.5245E-012</text:p>
          </table:table-cell>
          <table:table-cell table:formula="of:=[.W159]*1000000" office:value-type="float" office:value="397.63">
            <text:p>397.63</text:p>
          </table:table-cell>
          <table:table-cell table:formula="of:=[.X159]*1000000" office:value-type="float" office:value="48.587">
            <text:p>48.587</text:p>
          </table:table-cell>
          <table:table-cell table:formula="of:=[.Y159]*1000000" office:value-type="float" office:value="924.52">
            <text:p>924.52</text:p>
          </table:table-cell>
          <table:table-cell table:formula="of:=[.Z159]*1000000" office:value-type="float" office:value="20.141">
            <text:p>20.141</text:p>
          </table:table-cell>
          <table:table-cell table:formula="of:=[.AA159]*1000000" office:value-type="float" office:value="0">
            <text:p>0</text:p>
          </table:table-cell>
          <table:table-cell table:formula="of:=[.AB159]*1000000" office:value-type="float" office:value="-0.0000000000010512">
            <text:p>-1.0512E-012</text:p>
          </table:table-cell>
          <table:table-cell table:formula="of:=[.AC159]*1000000" office:value-type="float" office:value="0.0000000000075244">
            <text:p>7.5244E-012</text:p>
          </table:table-cell>
          <table:table-cell office:value-type="float" office:value="0.00039763">
            <text:p>0.00039763</text:p>
          </table:table-cell>
          <table:table-cell table:style-name="ce1" office:value-type="string">
            <text:p>4.8591e-05</text:p>
          </table:table-cell>
          <table:table-cell office:value-type="float" office:value="0.00092454">
            <text:p>0.00092454</text:p>
          </table:table-cell>
          <table:table-cell table:style-name="ce1" office:value-type="string">
            <text:p>2.7264e-06</text:p>
          </table:table-cell>
          <table:table-cell table:style-name="ce1" office:value-type="string">
            <text:p>3.939e-08</text:p>
          </table:table-cell>
          <table:table-cell table:style-name="ce1" office:value-type="string">
            <text:p>2.9067e-21</text:p>
          </table:table-cell>
          <table:table-cell table:style-name="ce1" office:value-type="string">
            <text:p>7.5245e-18</text:p>
          </table:table-cell>
          <table:table-cell office:value-type="float" office:value="0.00039763">
            <text:p>0.00039763</text:p>
          </table:table-cell>
          <table:table-cell table:style-name="ce1" office:value-type="string">
            <text:p>4.8587e-05</text:p>
          </table:table-cell>
          <table:table-cell office:value-type="float" office:value="0.00092452">
            <text:p>0.00092452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512e-18</text:p>
          </table:table-cell>
          <table:table-cell table:style-name="ce1" office:value-type="string">
            <text:p>7.5244e-18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P160]*1000000" office:value-type="float" office:value="395">
            <text:p>395</text:p>
          </table:table-cell>
          <table:table-cell table:formula="of:=[.Q160]*1000000" office:value-type="float" office:value="48.214">
            <text:p>48.214</text:p>
          </table:table-cell>
          <table:table-cell table:formula="of:=[.R160]*1000000" office:value-type="float" office:value="927.57">
            <text:p>927.57</text:p>
          </table:table-cell>
          <table:table-cell table:formula="of:=[.S160]*1000000" office:value-type="float" office:value="2.671">
            <text:p>2.671</text:p>
          </table:table-cell>
          <table:table-cell table:formula="of:=[.T160]*1000000" office:value-type="float" office:value="0.039455">
            <text:p>0.039455</text:p>
          </table:table-cell>
          <table:table-cell table:formula="of:=[.U160]*1000000" office:value-type="float" office:value="1.6855E-018">
            <text:p>1.6855E-018</text:p>
          </table:table-cell>
          <table:table-cell table:formula="of:=[.V160]*1000000" office:value-type="float" office:value="0.0000000000073132">
            <text:p>7.3132E-012</text:p>
          </table:table-cell>
          <table:table-cell table:formula="of:=[.W160]*1000000" office:value-type="float" office:value="394.99">
            <text:p>394.99</text:p>
          </table:table-cell>
          <table:table-cell table:formula="of:=[.X160]*1000000" office:value-type="float" office:value="48.21">
            <text:p>48.21</text:p>
          </table:table-cell>
          <table:table-cell table:formula="of:=[.Y160]*1000000" office:value-type="float" office:value="927.55">
            <text:p>927.55</text:p>
          </table:table-cell>
          <table:table-cell table:formula="of:=[.Z160]*1000000" office:value-type="float" office:value="20.141">
            <text:p>20.141</text:p>
          </table:table-cell>
          <table:table-cell table:formula="of:=[.AA160]*1000000" office:value-type="float" office:value="0">
            <text:p>0</text:p>
          </table:table-cell>
          <table:table-cell table:formula="of:=[.AB160]*1000000" office:value-type="float" office:value="-0.00000000000091174">
            <text:p>-9.1174E-013</text:p>
          </table:table-cell>
          <table:table-cell table:formula="of:=[.AC160]*1000000" office:value-type="float" office:value="0.0000000000073132">
            <text:p>7.3132E-012</text:p>
          </table:table-cell>
          <table:table-cell office:value-type="float" office:value="0.000395">
            <text:p>0.000395</text:p>
          </table:table-cell>
          <table:table-cell table:style-name="ce1" office:value-type="string">
            <text:p>4.8214e-05</text:p>
          </table:table-cell>
          <table:table-cell office:value-type="float" office:value="0.00092757">
            <text:p>0.00092757</text:p>
          </table:table-cell>
          <table:table-cell table:style-name="ce1" office:value-type="string">
            <text:p>2.671e-06</text:p>
          </table:table-cell>
          <table:table-cell table:style-name="ce1" office:value-type="string">
            <text:p>3.9455e-08</text:p>
          </table:table-cell>
          <table:table-cell table:style-name="ce1" office:value-type="string">
            <text:p>1.6855e-24</text:p>
          </table:table-cell>
          <table:table-cell table:style-name="ce1" office:value-type="string">
            <text:p>7.3132e-18</text:p>
          </table:table-cell>
          <table:table-cell office:value-type="float" office:value="0.00039499">
            <text:p>0.00039499</text:p>
          </table:table-cell>
          <table:table-cell table:style-name="ce1" office:value-type="string">
            <text:p>4.821e-05</text:p>
          </table:table-cell>
          <table:table-cell office:value-type="float" office:value="0.00092755">
            <text:p>0.00092755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9.1174e-19</text:p>
          </table:table-cell>
          <table:table-cell table:style-name="ce1" office:value-type="string">
            <text:p>7.3132e-18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P161]*1000000" office:value-type="float" office:value="392.38">
            <text:p>392.38</text:p>
          </table:table-cell>
          <table:table-cell table:formula="of:=[.Q161]*1000000" office:value-type="float" office:value="47.839">
            <text:p>47.839</text:p>
          </table:table-cell>
          <table:table-cell table:formula="of:=[.R161]*1000000" office:value-type="float" office:value="930.58">
            <text:p>930.58</text:p>
          </table:table-cell>
          <table:table-cell table:formula="of:=[.S161]*1000000" office:value-type="float" office:value="2.6167">
            <text:p>2.6167</text:p>
          </table:table-cell>
          <table:table-cell table:formula="of:=[.T161]*1000000" office:value-type="float" office:value="0.039519">
            <text:p>0.039519</text:p>
          </table:table-cell>
          <table:table-cell table:formula="of:=[.U161]*1000000" office:value-type="float" office:value="1.1392E-020">
            <text:p>1.1392E-020</text:p>
          </table:table-cell>
          <table:table-cell table:formula="of:=[.V161]*1000000" office:value-type="float" office:value="0.0000000000071084">
            <text:p>7.1084E-012</text:p>
          </table:table-cell>
          <table:table-cell table:formula="of:=[.W161]*1000000" office:value-type="float" office:value="392.38">
            <text:p>392.38</text:p>
          </table:table-cell>
          <table:table-cell table:formula="of:=[.X161]*1000000" office:value-type="float" office:value="47.835">
            <text:p>47.835</text:p>
          </table:table-cell>
          <table:table-cell table:formula="of:=[.Y161]*1000000" office:value-type="float" office:value="930.55">
            <text:p>930.55</text:p>
          </table:table-cell>
          <table:table-cell table:formula="of:=[.Z161]*1000000" office:value-type="float" office:value="20.141">
            <text:p>20.141</text:p>
          </table:table-cell>
          <table:table-cell table:formula="of:=[.AA161]*1000000" office:value-type="float" office:value="0">
            <text:p>0</text:p>
          </table:table-cell>
          <table:table-cell table:formula="of:=[.AB161]*1000000" office:value-type="float" office:value="-0.0000000000004505">
            <text:p>-4.505E-013</text:p>
          </table:table-cell>
          <table:table-cell table:formula="of:=[.AC161]*1000000" office:value-type="float" office:value="0.0000000000071084">
            <text:p>7.1084E-012</text:p>
          </table:table-cell>
          <table:table-cell office:value-type="float" office:value="0.00039238">
            <text:p>0.00039238</text:p>
          </table:table-cell>
          <table:table-cell table:style-name="ce1" office:value-type="string">
            <text:p>4.7839e-05</text:p>
          </table:table-cell>
          <table:table-cell office:value-type="float" office:value="0.00093058">
            <text:p>0.00093058</text:p>
          </table:table-cell>
          <table:table-cell table:style-name="ce1" office:value-type="string">
            <text:p>2.6167e-06</text:p>
          </table:table-cell>
          <table:table-cell table:style-name="ce1" office:value-type="string">
            <text:p>3.9519e-08</text:p>
          </table:table-cell>
          <table:table-cell table:style-name="ce1" office:value-type="string">
            <text:p>1.1392e-26</text:p>
          </table:table-cell>
          <table:table-cell table:style-name="ce1" office:value-type="string">
            <text:p>7.1084e-18</text:p>
          </table:table-cell>
          <table:table-cell office:value-type="float" office:value="0.00039238">
            <text:p>0.00039238</text:p>
          </table:table-cell>
          <table:table-cell table:style-name="ce1" office:value-type="string">
            <text:p>4.7835e-05</text:p>
          </table:table-cell>
          <table:table-cell office:value-type="float" office:value="0.00093055">
            <text:p>0.00093055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4.505e-19</text:p>
          </table:table-cell>
          <table:table-cell table:style-name="ce1" office:value-type="string">
            <text:p>7.1084e-18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P162]*1000000" office:value-type="float" office:value="389.79">
            <text:p>389.79</text:p>
          </table:table-cell>
          <table:table-cell table:formula="of:=[.Q162]*1000000" office:value-type="float" office:value="47.467">
            <text:p>47.467</text:p>
          </table:table-cell>
          <table:table-cell table:formula="of:=[.R162]*1000000" office:value-type="float" office:value="933.55">
            <text:p>933.55</text:p>
          </table:table-cell>
          <table:table-cell table:formula="of:=[.S162]*1000000" office:value-type="float" office:value="2.5633">
            <text:p>2.5633</text:p>
          </table:table-cell>
          <table:table-cell table:formula="of:=[.T162]*1000000" office:value-type="float" office:value="0.039584">
            <text:p>0.039584</text:p>
          </table:table-cell>
          <table:table-cell table:formula="of:=[.U162]*1000000" office:value-type="float" office:value="1.3001E-021">
            <text:p>1.3001E-021</text:p>
          </table:table-cell>
          <table:table-cell table:formula="of:=[.V162]*1000000" office:value-type="float" office:value="0.0000000000069099">
            <text:p>6.9099E-012</text:p>
          </table:table-cell>
          <table:table-cell table:formula="of:=[.W162]*1000000" office:value-type="float" office:value="389.79">
            <text:p>389.79</text:p>
          </table:table-cell>
          <table:table-cell table:formula="of:=[.X162]*1000000" office:value-type="float" office:value="47.462">
            <text:p>47.462</text:p>
          </table:table-cell>
          <table:table-cell table:formula="of:=[.Y162]*1000000" office:value-type="float" office:value="933.53">
            <text:p>933.53</text:p>
          </table:table-cell>
          <table:table-cell table:formula="of:=[.Z162]*1000000" office:value-type="float" office:value="20.141">
            <text:p>20.141</text:p>
          </table:table-cell>
          <table:table-cell table:formula="of:=[.AA162]*1000000" office:value-type="float" office:value="0">
            <text:p>0</text:p>
          </table:table-cell>
          <table:table-cell table:formula="of:=[.AB162]*1000000" office:value-type="float" office:value="-0.00000000000012207">
            <text:p>-1.2207E-013</text:p>
          </table:table-cell>
          <table:table-cell table:formula="of:=[.AC162]*1000000" office:value-type="float" office:value="0.0000000000069098">
            <text:p>6.9098E-012</text:p>
          </table:table-cell>
          <table:table-cell office:value-type="float" office:value="0.00038979">
            <text:p>0.00038979</text:p>
          </table:table-cell>
          <table:table-cell table:style-name="ce1" office:value-type="string">
            <text:p>4.7467e-05</text:p>
          </table:table-cell>
          <table:table-cell office:value-type="float" office:value="0.00093355">
            <text:p>0.00093355</text:p>
          </table:table-cell>
          <table:table-cell table:style-name="ce1" office:value-type="string">
            <text:p>2.5633e-06</text:p>
          </table:table-cell>
          <table:table-cell table:style-name="ce1" office:value-type="string">
            <text:p>3.9584e-08</text:p>
          </table:table-cell>
          <table:table-cell table:style-name="ce1" office:value-type="string">
            <text:p>1.3001e-27</text:p>
          </table:table-cell>
          <table:table-cell table:style-name="ce1" office:value-type="string">
            <text:p>6.9099e-18</text:p>
          </table:table-cell>
          <table:table-cell office:value-type="float" office:value="0.00038979">
            <text:p>0.00038979</text:p>
          </table:table-cell>
          <table:table-cell table:style-name="ce1" office:value-type="string">
            <text:p>4.7462e-05</text:p>
          </table:table-cell>
          <table:table-cell office:value-type="float" office:value="0.00093353">
            <text:p>0.00093353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207e-19</text:p>
          </table:table-cell>
          <table:table-cell table:style-name="ce1" office:value-type="string">
            <text:p>6.9098e-18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P163]*1000000" office:value-type="float" office:value="387.23">
            <text:p>387.23</text:p>
          </table:table-cell>
          <table:table-cell table:formula="of:=[.Q163]*1000000" office:value-type="float" office:value="47.097">
            <text:p>47.097</text:p>
          </table:table-cell>
          <table:table-cell table:formula="of:=[.R163]*1000000" office:value-type="float" office:value="936.5">
            <text:p>936.5</text:p>
          </table:table-cell>
          <table:table-cell table:formula="of:=[.S163]*1000000" office:value-type="float" office:value="2.5109">
            <text:p>2.5109</text:p>
          </table:table-cell>
          <table:table-cell table:formula="of:=[.T163]*1000000" office:value-type="float" office:value="0.039649">
            <text:p>0.039649</text:p>
          </table:table-cell>
          <table:table-cell table:formula="of:=[.U163]*1000000" office:value-type="float" office:value="4.1049E-022">
            <text:p>4.1049E-022</text:p>
          </table:table-cell>
          <table:table-cell table:formula="of:=[.V163]*1000000" office:value-type="float" office:value="0.0000000000067173">
            <text:p>6.7173E-012</text:p>
          </table:table-cell>
          <table:table-cell table:formula="of:=[.W163]*1000000" office:value-type="float" office:value="387.22">
            <text:p>387.22</text:p>
          </table:table-cell>
          <table:table-cell table:formula="of:=[.X163]*1000000" office:value-type="float" office:value="47.093">
            <text:p>47.093</text:p>
          </table:table-cell>
          <table:table-cell table:formula="of:=[.Y163]*1000000" office:value-type="float" office:value="936.48">
            <text:p>936.48</text:p>
          </table:table-cell>
          <table:table-cell table:formula="of:=[.Z163]*1000000" office:value-type="float" office:value="20.141">
            <text:p>20.141</text:p>
          </table:table-cell>
          <table:table-cell table:formula="of:=[.AA163]*1000000" office:value-type="float" office:value="0">
            <text:p>0</text:p>
          </table:table-cell>
          <table:table-cell table:formula="of:=[.AB163]*1000000" office:value-type="float" office:value="0.00000000000016243">
            <text:p>1.6243E-013</text:p>
          </table:table-cell>
          <table:table-cell table:formula="of:=[.AC163]*1000000" office:value-type="float" office:value="0.0000000000067173">
            <text:p>6.7173E-012</text:p>
          </table:table-cell>
          <table:table-cell office:value-type="float" office:value="0.00038723">
            <text:p>0.00038723</text:p>
          </table:table-cell>
          <table:table-cell table:style-name="ce1" office:value-type="string">
            <text:p>4.7097e-05</text:p>
          </table:table-cell>
          <table:table-cell office:value-type="float" office:value="0.0009365">
            <text:p>0.0009365</text:p>
          </table:table-cell>
          <table:table-cell table:style-name="ce1" office:value-type="string">
            <text:p>2.5109e-06</text:p>
          </table:table-cell>
          <table:table-cell table:style-name="ce1" office:value-type="string">
            <text:p>3.9649e-08</text:p>
          </table:table-cell>
          <table:table-cell table:style-name="ce1" office:value-type="string">
            <text:p>4.1049e-28</text:p>
          </table:table-cell>
          <table:table-cell table:style-name="ce1" office:value-type="string">
            <text:p>6.7173e-18</text:p>
          </table:table-cell>
          <table:table-cell office:value-type="float" office:value="0.00038722">
            <text:p>0.00038722</text:p>
          </table:table-cell>
          <table:table-cell table:style-name="ce1" office:value-type="string">
            <text:p>4.7093e-05</text:p>
          </table:table-cell>
          <table:table-cell office:value-type="float" office:value="0.00093648">
            <text:p>0.00093648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1.6243e-19</text:p>
          </table:table-cell>
          <table:table-cell table:style-name="ce1" office:value-type="string">
            <text:p>6.7173e-18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P164]*1000000" office:value-type="float" office:value="384.69">
            <text:p>384.69</text:p>
          </table:table-cell>
          <table:table-cell table:formula="of:=[.Q164]*1000000" office:value-type="float" office:value="46.729">
            <text:p>46.729</text:p>
          </table:table-cell>
          <table:table-cell table:formula="of:=[.R164]*1000000" office:value-type="float" office:value="939.43">
            <text:p>939.43</text:p>
          </table:table-cell>
          <table:table-cell table:formula="of:=[.S164]*1000000" office:value-type="float" office:value="2.4594">
            <text:p>2.4594</text:p>
          </table:table-cell>
          <table:table-cell table:formula="of:=[.T164]*1000000" office:value-type="float" office:value="0.039713">
            <text:p>0.039713</text:p>
          </table:table-cell>
          <table:table-cell table:formula="of:=[.U164]*1000000" office:value-type="float" office:value="1.6136E-022">
            <text:p>1.6136E-022</text:p>
          </table:table-cell>
          <table:table-cell table:formula="of:=[.V164]*1000000" office:value-type="float" office:value="0.0000000000065307">
            <text:p>6.5307E-012</text:p>
          </table:table-cell>
          <table:table-cell table:formula="of:=[.W164]*1000000" office:value-type="float" office:value="384.68">
            <text:p>384.68</text:p>
          </table:table-cell>
          <table:table-cell table:formula="of:=[.X164]*1000000" office:value-type="float" office:value="46.725">
            <text:p>46.725</text:p>
          </table:table-cell>
          <table:table-cell table:formula="of:=[.Y164]*1000000" office:value-type="float" office:value="939.4">
            <text:p>939.4</text:p>
          </table:table-cell>
          <table:table-cell table:formula="of:=[.Z164]*1000000" office:value-type="float" office:value="20.141">
            <text:p>20.141</text:p>
          </table:table-cell>
          <table:table-cell table:formula="of:=[.AA164]*1000000" office:value-type="float" office:value="0">
            <text:p>0</text:p>
          </table:table-cell>
          <table:table-cell table:formula="of:=[.AB164]*1000000" office:value-type="float" office:value="0.00000000000027165">
            <text:p>2.7165E-013</text:p>
          </table:table-cell>
          <table:table-cell table:formula="of:=[.AC164]*1000000" office:value-type="float" office:value="0.0000000000065306">
            <text:p>6.5306E-012</text:p>
          </table:table-cell>
          <table:table-cell office:value-type="float" office:value="0.00038469">
            <text:p>0.00038469</text:p>
          </table:table-cell>
          <table:table-cell table:style-name="ce1" office:value-type="string">
            <text:p>4.6729e-05</text:p>
          </table:table-cell>
          <table:table-cell office:value-type="float" office:value="0.00093943">
            <text:p>0.00093943</text:p>
          </table:table-cell>
          <table:table-cell table:style-name="ce1" office:value-type="string">
            <text:p>2.4594e-06</text:p>
          </table:table-cell>
          <table:table-cell table:style-name="ce1" office:value-type="string">
            <text:p>3.9713e-08</text:p>
          </table:table-cell>
          <table:table-cell table:style-name="ce1" office:value-type="string">
            <text:p>1.6136e-28</text:p>
          </table:table-cell>
          <table:table-cell table:style-name="ce1" office:value-type="string">
            <text:p>6.5307e-18</text:p>
          </table:table-cell>
          <table:table-cell office:value-type="float" office:value="0.00038468">
            <text:p>0.00038468</text:p>
          </table:table-cell>
          <table:table-cell table:style-name="ce1" office:value-type="string">
            <text:p>4.6725e-05</text:p>
          </table:table-cell>
          <table:table-cell office:value-type="float" office:value="0.0009394">
            <text:p>0.0009394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2.7165e-19</text:p>
          </table:table-cell>
          <table:table-cell table:style-name="ce1" office:value-type="string">
            <text:p>6.5306e-18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P165]*1000000" office:value-type="float" office:value="382.17">
            <text:p>382.17</text:p>
          </table:table-cell>
          <table:table-cell table:formula="of:=[.Q165]*1000000" office:value-type="float" office:value="46.364">
            <text:p>46.364</text:p>
          </table:table-cell>
          <table:table-cell table:formula="of:=[.R165]*1000000" office:value-type="float" office:value="942.33">
            <text:p>942.33</text:p>
          </table:table-cell>
          <table:table-cell table:formula="of:=[.S165]*1000000" office:value-type="float" office:value="2.4089">
            <text:p>2.4089</text:p>
          </table:table-cell>
          <table:table-cell table:formula="of:=[.T165]*1000000" office:value-type="float" office:value="0.039778">
            <text:p>0.039778</text:p>
          </table:table-cell>
          <table:table-cell table:formula="of:=[.U165]*1000000" office:value-type="float" office:value="7.5154E-023">
            <text:p>7.5154E-023</text:p>
          </table:table-cell>
          <table:table-cell table:formula="of:=[.V165]*1000000" office:value-type="float" office:value="0.0000000000063497">
            <text:p>6.3497E-012</text:p>
          </table:table-cell>
          <table:table-cell table:formula="of:=[.W165]*1000000" office:value-type="float" office:value="382.16">
            <text:p>382.16</text:p>
          </table:table-cell>
          <table:table-cell table:formula="of:=[.X165]*1000000" office:value-type="float" office:value="46.36">
            <text:p>46.36</text:p>
          </table:table-cell>
          <table:table-cell table:formula="of:=[.Y165]*1000000" office:value-type="float" office:value="942.3">
            <text:p>942.3</text:p>
          </table:table-cell>
          <table:table-cell table:formula="of:=[.Z165]*1000000" office:value-type="float" office:value="20.141">
            <text:p>20.141</text:p>
          </table:table-cell>
          <table:table-cell table:formula="of:=[.AA165]*1000000" office:value-type="float" office:value="0">
            <text:p>0</text:p>
          </table:table-cell>
          <table:table-cell table:formula="of:=[.AB165]*1000000" office:value-type="float" office:value="0.000000000000080258">
            <text:p>8.0258E-014</text:p>
          </table:table-cell>
          <table:table-cell table:formula="of:=[.AC165]*1000000" office:value-type="float" office:value="0.0000000000063497">
            <text:p>6.3497E-012</text:p>
          </table:table-cell>
          <table:table-cell office:value-type="float" office:value="0.00038217">
            <text:p>0.00038217</text:p>
          </table:table-cell>
          <table:table-cell table:style-name="ce1" office:value-type="string">
            <text:p>4.6364e-05</text:p>
          </table:table-cell>
          <table:table-cell office:value-type="float" office:value="0.00094233">
            <text:p>0.00094233</text:p>
          </table:table-cell>
          <table:table-cell table:style-name="ce1" office:value-type="string">
            <text:p>2.4089e-06</text:p>
          </table:table-cell>
          <table:table-cell table:style-name="ce1" office:value-type="string">
            <text:p>3.9778e-08</text:p>
          </table:table-cell>
          <table:table-cell table:style-name="ce1" office:value-type="string">
            <text:p>7.5154e-29</text:p>
          </table:table-cell>
          <table:table-cell table:style-name="ce1" office:value-type="string">
            <text:p>6.3497e-18</text:p>
          </table:table-cell>
          <table:table-cell office:value-type="float" office:value="0.00038216">
            <text:p>0.00038216</text:p>
          </table:table-cell>
          <table:table-cell table:style-name="ce1" office:value-type="string">
            <text:p>4.636e-05</text:p>
          </table:table-cell>
          <table:table-cell office:value-type="float" office:value="0.0009423">
            <text:p>0.0009423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8.0258e-20</text:p>
          </table:table-cell>
          <table:table-cell table:style-name="ce1" office:value-type="string">
            <text:p>6.3497e-18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P166]*1000000" office:value-type="float" office:value="379.67">
            <text:p>379.67</text:p>
          </table:table-cell>
          <table:table-cell table:formula="of:=[.Q166]*1000000" office:value-type="float" office:value="46.002">
            <text:p>46.002</text:p>
          </table:table-cell>
          <table:table-cell table:formula="of:=[.R166]*1000000" office:value-type="float" office:value="945.2">
            <text:p>945.2</text:p>
          </table:table-cell>
          <table:table-cell table:formula="of:=[.S166]*1000000" office:value-type="float" office:value="2.3592">
            <text:p>2.3592</text:p>
          </table:table-cell>
          <table:table-cell table:formula="of:=[.T166]*1000000" office:value-type="float" office:value="0.039843">
            <text:p>0.039843</text:p>
          </table:table-cell>
          <table:table-cell table:formula="of:=[.U166]*1000000" office:value-type="float" office:value="3.2682E-023">
            <text:p>3.2682E-023</text:p>
          </table:table-cell>
          <table:table-cell table:formula="of:=[.V166]*1000000" office:value-type="float" office:value="0.0000000000061743">
            <text:p>6.1743E-012</text:p>
          </table:table-cell>
          <table:table-cell table:formula="of:=[.W166]*1000000" office:value-type="float" office:value="379.67">
            <text:p>379.67</text:p>
          </table:table-cell>
          <table:table-cell table:formula="of:=[.X166]*1000000" office:value-type="float" office:value="45.997">
            <text:p>45.997</text:p>
          </table:table-cell>
          <table:table-cell table:formula="of:=[.Y166]*1000000" office:value-type="float" office:value="945.17">
            <text:p>945.17</text:p>
          </table:table-cell>
          <table:table-cell table:formula="of:=[.Z166]*1000000" office:value-type="float" office:value="20.141">
            <text:p>20.141</text:p>
          </table:table-cell>
          <table:table-cell table:formula="of:=[.AA166]*1000000" office:value-type="float" office:value="0">
            <text:p>0</text:p>
          </table:table-cell>
          <table:table-cell table:formula="of:=[.AB166]*1000000" office:value-type="float" office:value="0.0000000000003223">
            <text:p>3.223E-013</text:p>
          </table:table-cell>
          <table:table-cell table:formula="of:=[.AC166]*1000000" office:value-type="float" office:value="0.0000000000061743">
            <text:p>6.1743E-012</text:p>
          </table:table-cell>
          <table:table-cell office:value-type="float" office:value="0.00037967">
            <text:p>0.00037967</text:p>
          </table:table-cell>
          <table:table-cell table:style-name="ce1" office:value-type="string">
            <text:p>4.6002e-05</text:p>
          </table:table-cell>
          <table:table-cell office:value-type="float" office:value="0.0009452">
            <text:p>0.0009452</text:p>
          </table:table-cell>
          <table:table-cell table:style-name="ce1" office:value-type="string">
            <text:p>2.3592e-06</text:p>
          </table:table-cell>
          <table:table-cell table:style-name="ce1" office:value-type="string">
            <text:p>3.9843e-08</text:p>
          </table:table-cell>
          <table:table-cell table:style-name="ce1" office:value-type="string">
            <text:p>3.2682e-29</text:p>
          </table:table-cell>
          <table:table-cell table:style-name="ce1" office:value-type="string">
            <text:p>6.1743e-18</text:p>
          </table:table-cell>
          <table:table-cell office:value-type="float" office:value="0.00037967">
            <text:p>0.00037967</text:p>
          </table:table-cell>
          <table:table-cell table:style-name="ce1" office:value-type="string">
            <text:p>4.5997e-05</text:p>
          </table:table-cell>
          <table:table-cell office:value-type="float" office:value="0.00094517">
            <text:p>0.00094517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3.223e-19</text:p>
          </table:table-cell>
          <table:table-cell table:style-name="ce1" office:value-type="string">
            <text:p>6.1743e-18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P167]*1000000" office:value-type="float" office:value="377.2">
            <text:p>377.2</text:p>
          </table:table-cell>
          <table:table-cell table:formula="of:=[.Q167]*1000000" office:value-type="float" office:value="45.641">
            <text:p>45.641</text:p>
          </table:table-cell>
          <table:table-cell table:formula="of:=[.R167]*1000000" office:value-type="float" office:value="948.04">
            <text:p>948.04</text:p>
          </table:table-cell>
          <table:table-cell table:formula="of:=[.S167]*1000000" office:value-type="float" office:value="2.3105">
            <text:p>2.3105</text:p>
          </table:table-cell>
          <table:table-cell table:formula="of:=[.T167]*1000000" office:value-type="float" office:value="0.039908">
            <text:p>0.039908</text:p>
          </table:table-cell>
          <table:table-cell table:formula="of:=[.U167]*1000000" office:value-type="float" office:value="1.5606E-023">
            <text:p>1.5606E-023</text:p>
          </table:table-cell>
          <table:table-cell table:formula="of:=[.V167]*1000000" office:value-type="float" office:value="0.0000000000060042">
            <text:p>6.0042E-012</text:p>
          </table:table-cell>
          <table:table-cell table:formula="of:=[.W167]*1000000" office:value-type="float" office:value="377.2">
            <text:p>377.2</text:p>
          </table:table-cell>
          <table:table-cell table:formula="of:=[.X167]*1000000" office:value-type="float" office:value="45.637">
            <text:p>45.637</text:p>
          </table:table-cell>
          <table:table-cell table:formula="of:=[.Y167]*1000000" office:value-type="float" office:value="948.02">
            <text:p>948.02</text:p>
          </table:table-cell>
          <table:table-cell table:formula="of:=[.Z167]*1000000" office:value-type="float" office:value="20.141">
            <text:p>20.141</text:p>
          </table:table-cell>
          <table:table-cell table:formula="of:=[.AA167]*1000000" office:value-type="float" office:value="0">
            <text:p>0</text:p>
          </table:table-cell>
          <table:table-cell table:formula="of:=[.AB167]*1000000" office:value-type="float" office:value="0.00000000000016767">
            <text:p>1.6767E-013</text:p>
          </table:table-cell>
          <table:table-cell table:formula="of:=[.AC167]*1000000" office:value-type="float" office:value="0.0000000000060042">
            <text:p>6.0042E-012</text:p>
          </table:table-cell>
          <table:table-cell office:value-type="float" office:value="0.0003772">
            <text:p>0.0003772</text:p>
          </table:table-cell>
          <table:table-cell table:style-name="ce1" office:value-type="string">
            <text:p>4.5641e-05</text:p>
          </table:table-cell>
          <table:table-cell office:value-type="float" office:value="0.00094804">
            <text:p>0.00094804</text:p>
          </table:table-cell>
          <table:table-cell table:style-name="ce1" office:value-type="string">
            <text:p>2.3105e-06</text:p>
          </table:table-cell>
          <table:table-cell table:style-name="ce1" office:value-type="string">
            <text:p>3.9908e-08</text:p>
          </table:table-cell>
          <table:table-cell table:style-name="ce1" office:value-type="string">
            <text:p>1.5606e-29</text:p>
          </table:table-cell>
          <table:table-cell table:style-name="ce1" office:value-type="string">
            <text:p>6.0042e-18</text:p>
          </table:table-cell>
          <table:table-cell office:value-type="float" office:value="0.0003772">
            <text:p>0.0003772</text:p>
          </table:table-cell>
          <table:table-cell table:style-name="ce1" office:value-type="string">
            <text:p>4.5637e-05</text:p>
          </table:table-cell>
          <table:table-cell office:value-type="float" office:value="0.00094802">
            <text:p>0.00094802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1.6767e-19</text:p>
          </table:table-cell>
          <table:table-cell table:style-name="ce1" office:value-type="string">
            <text:p>6.0042e-18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P168]*1000000" office:value-type="float" office:value="374.75">
            <text:p>374.75</text:p>
          </table:table-cell>
          <table:table-cell table:formula="of:=[.Q168]*1000000" office:value-type="float" office:value="45.284">
            <text:p>45.284</text:p>
          </table:table-cell>
          <table:table-cell table:formula="of:=[.R168]*1000000" office:value-type="float" office:value="950.87">
            <text:p>950.87</text:p>
          </table:table-cell>
          <table:table-cell table:formula="of:=[.S168]*1000000" office:value-type="float" office:value="2.2627">
            <text:p>2.2627</text:p>
          </table:table-cell>
          <table:table-cell table:formula="of:=[.T168]*1000000" office:value-type="float" office:value="0.039973">
            <text:p>0.039973</text:p>
          </table:table-cell>
          <table:table-cell table:formula="of:=[.U168]*1000000" office:value-type="float" office:value="5.1114E-023">
            <text:p>5.1114E-023</text:p>
          </table:table-cell>
          <table:table-cell table:formula="of:=[.V168]*1000000" office:value-type="float" office:value="0.0000000000058393">
            <text:p>5.8393E-012</text:p>
          </table:table-cell>
          <table:table-cell table:formula="of:=[.W168]*1000000" office:value-type="float" office:value="374.75">
            <text:p>374.75</text:p>
          </table:table-cell>
          <table:table-cell table:formula="of:=[.X168]*1000000" office:value-type="float" office:value="45.28">
            <text:p>45.28</text:p>
          </table:table-cell>
          <table:table-cell table:formula="of:=[.Y168]*1000000" office:value-type="float" office:value="950.84">
            <text:p>950.84</text:p>
          </table:table-cell>
          <table:table-cell table:formula="of:=[.Z168]*1000000" office:value-type="float" office:value="20.141">
            <text:p>20.141</text:p>
          </table:table-cell>
          <table:table-cell table:formula="of:=[.AA168]*1000000" office:value-type="float" office:value="0">
            <text:p>0</text:p>
          </table:table-cell>
          <table:table-cell table:formula="of:=[.AB168]*1000000" office:value-type="float" office:value="0.00000000000052892">
            <text:p>5.2892E-013</text:p>
          </table:table-cell>
          <table:table-cell table:formula="of:=[.AC168]*1000000" office:value-type="float" office:value="0.0000000000058393">
            <text:p>5.8393E-012</text:p>
          </table:table-cell>
          <table:table-cell office:value-type="float" office:value="0.00037475">
            <text:p>0.00037475</text:p>
          </table:table-cell>
          <table:table-cell table:style-name="ce1" office:value-type="string">
            <text:p>4.5284e-05</text:p>
          </table:table-cell>
          <table:table-cell office:value-type="float" office:value="0.00095087">
            <text:p>0.00095087</text:p>
          </table:table-cell>
          <table:table-cell table:style-name="ce1" office:value-type="string">
            <text:p>2.2627e-06</text:p>
          </table:table-cell>
          <table:table-cell table:style-name="ce1" office:value-type="string">
            <text:p>3.9973e-08</text:p>
          </table:table-cell>
          <table:table-cell table:style-name="ce1" office:value-type="string">
            <text:p>5.1114e-29</text:p>
          </table:table-cell>
          <table:table-cell table:style-name="ce1" office:value-type="string">
            <text:p>5.8393e-18</text:p>
          </table:table-cell>
          <table:table-cell office:value-type="float" office:value="0.00037475">
            <text:p>0.00037475</text:p>
          </table:table-cell>
          <table:table-cell table:style-name="ce1" office:value-type="string">
            <text:p>4.528e-05</text:p>
          </table:table-cell>
          <table:table-cell office:value-type="float" office:value="0.00095084">
            <text:p>0.00095084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5.2892e-19</text:p>
          </table:table-cell>
          <table:table-cell table:style-name="ce1" office:value-type="string">
            <text:p>5.8393e-18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P169]*1000000" office:value-type="float" office:value="372.32">
            <text:p>372.32</text:p>
          </table:table-cell>
          <table:table-cell table:formula="of:=[.Q169]*1000000" office:value-type="float" office:value="44.928">
            <text:p>44.928</text:p>
          </table:table-cell>
          <table:table-cell table:formula="of:=[.R169]*1000000" office:value-type="float" office:value="953.66">
            <text:p>953.66</text:p>
          </table:table-cell>
          <table:table-cell table:formula="of:=[.S169]*1000000" office:value-type="float" office:value="2.2157">
            <text:p>2.2157</text:p>
          </table:table-cell>
          <table:table-cell table:formula="of:=[.T169]*1000000" office:value-type="float" office:value="0.040038">
            <text:p>0.040038</text:p>
          </table:table-cell>
          <table:table-cell table:formula="of:=[.U169]*1000000" office:value-type="float" office:value="3.1807E-019">
            <text:p>3.1807E-019</text:p>
          </table:table-cell>
          <table:table-cell table:formula="of:=[.V169]*1000000" office:value-type="float" office:value="0.0000000000056795">
            <text:p>5.6795E-012</text:p>
          </table:table-cell>
          <table:table-cell table:formula="of:=[.W169]*1000000" office:value-type="float" office:value="372.32">
            <text:p>372.32</text:p>
          </table:table-cell>
          <table:table-cell table:formula="of:=[.X169]*1000000" office:value-type="float" office:value="44.924">
            <text:p>44.924</text:p>
          </table:table-cell>
          <table:table-cell table:formula="of:=[.Y169]*1000000" office:value-type="float" office:value="953.64">
            <text:p>953.64</text:p>
          </table:table-cell>
          <table:table-cell table:formula="of:=[.Z169]*1000000" office:value-type="float" office:value="20.141">
            <text:p>20.141</text:p>
          </table:table-cell>
          <table:table-cell table:formula="of:=[.AA169]*1000000" office:value-type="float" office:value="0">
            <text:p>0</text:p>
          </table:table-cell>
          <table:table-cell table:formula="of:=[.AB169]*1000000" office:value-type="float" office:value="0.00000000000021941">
            <text:p>2.1941E-013</text:p>
          </table:table-cell>
          <table:table-cell table:formula="of:=[.AC169]*1000000" office:value-type="float" office:value="0.0000000000056794">
            <text:p>5.6794E-012</text:p>
          </table:table-cell>
          <table:table-cell office:value-type="float" office:value="0.00037232">
            <text:p>0.00037232</text:p>
          </table:table-cell>
          <table:table-cell table:style-name="ce1" office:value-type="string">
            <text:p>4.4928e-05</text:p>
          </table:table-cell>
          <table:table-cell office:value-type="float" office:value="0.00095366">
            <text:p>0.00095366</text:p>
          </table:table-cell>
          <table:table-cell table:style-name="ce1" office:value-type="string">
            <text:p>2.2157e-06</text:p>
          </table:table-cell>
          <table:table-cell table:style-name="ce1" office:value-type="string">
            <text:p>4.0038e-08</text:p>
          </table:table-cell>
          <table:table-cell table:style-name="ce1" office:value-type="string">
            <text:p>3.1807e-25</text:p>
          </table:table-cell>
          <table:table-cell table:style-name="ce1" office:value-type="string">
            <text:p>5.6795e-18</text:p>
          </table:table-cell>
          <table:table-cell office:value-type="float" office:value="0.00037232">
            <text:p>0.00037232</text:p>
          </table:table-cell>
          <table:table-cell table:style-name="ce1" office:value-type="string">
            <text:p>4.4924e-05</text:p>
          </table:table-cell>
          <table:table-cell office:value-type="float" office:value="0.00095364">
            <text:p>0.00095364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2.1941e-19</text:p>
          </table:table-cell>
          <table:table-cell table:style-name="ce1" office:value-type="string">
            <text:p>5.6794e-18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P170]*1000000" office:value-type="float" office:value="369.92">
            <text:p>369.92</text:p>
          </table:table-cell>
          <table:table-cell table:formula="of:=[.Q170]*1000000" office:value-type="float" office:value="44.576">
            <text:p>44.576</text:p>
          </table:table-cell>
          <table:table-cell table:formula="of:=[.R170]*1000000" office:value-type="float" office:value="956.43">
            <text:p>956.43</text:p>
          </table:table-cell>
          <table:table-cell table:formula="of:=[.S170]*1000000" office:value-type="float" office:value="2.1696">
            <text:p>2.1696</text:p>
          </table:table-cell>
          <table:table-cell table:formula="of:=[.T170]*1000000" office:value-type="float" office:value="0.040104">
            <text:p>0.040104</text:p>
          </table:table-cell>
          <table:table-cell table:formula="of:=[.U170]*1000000" office:value-type="float" office:value="-6.1961E-018">
            <text:p>-6.1961E-018</text:p>
          </table:table-cell>
          <table:table-cell table:formula="of:=[.V170]*1000000" office:value-type="float" office:value="0.0000000000055245">
            <text:p>5.5245E-012</text:p>
          </table:table-cell>
          <table:table-cell table:formula="of:=[.W170]*1000000" office:value-type="float" office:value="369.92">
            <text:p>369.92</text:p>
          </table:table-cell>
          <table:table-cell table:formula="of:=[.X170]*1000000" office:value-type="float" office:value="44.572">
            <text:p>44.572</text:p>
          </table:table-cell>
          <table:table-cell table:formula="of:=[.Y170]*1000000" office:value-type="float" office:value="956.41">
            <text:p>956.41</text:p>
          </table:table-cell>
          <table:table-cell table:formula="of:=[.Z170]*1000000" office:value-type="float" office:value="20.141">
            <text:p>20.141</text:p>
          </table:table-cell>
          <table:table-cell table:formula="of:=[.AA170]*1000000" office:value-type="float" office:value="0">
            <text:p>0</text:p>
          </table:table-cell>
          <table:table-cell table:formula="of:=[.AB170]*1000000" office:value-type="float" office:value="0.00000000000017866">
            <text:p>1.7866E-013</text:p>
          </table:table-cell>
          <table:table-cell table:formula="of:=[.AC170]*1000000" office:value-type="float" office:value="0.0000000000055244">
            <text:p>5.5244E-012</text:p>
          </table:table-cell>
          <table:table-cell office:value-type="float" office:value="0.00036992">
            <text:p>0.00036992</text:p>
          </table:table-cell>
          <table:table-cell table:style-name="ce1" office:value-type="string">
            <text:p>4.4576e-05</text:p>
          </table:table-cell>
          <table:table-cell office:value-type="float" office:value="0.00095643">
            <text:p>0.00095643</text:p>
          </table:table-cell>
          <table:table-cell table:style-name="ce1" office:value-type="string">
            <text:p>2.1696e-06</text:p>
          </table:table-cell>
          <table:table-cell table:style-name="ce1" office:value-type="string">
            <text:p>4.0104e-08</text:p>
          </table:table-cell>
          <table:table-cell table:style-name="ce1" office:value-type="string">
            <text:p>-6.1961e-24</text:p>
          </table:table-cell>
          <table:table-cell table:style-name="ce1" office:value-type="string">
            <text:p>5.5245e-18</text:p>
          </table:table-cell>
          <table:table-cell office:value-type="float" office:value="0.00036992">
            <text:p>0.00036992</text:p>
          </table:table-cell>
          <table:table-cell table:style-name="ce1" office:value-type="string">
            <text:p>4.4572e-05</text:p>
          </table:table-cell>
          <table:table-cell office:value-type="float" office:value="0.00095641">
            <text:p>0.00095641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1.7866e-19</text:p>
          </table:table-cell>
          <table:table-cell table:style-name="ce1" office:value-type="string">
            <text:p>5.5244e-18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P171]*1000000" office:value-type="float" office:value="367.54">
            <text:p>367.54</text:p>
          </table:table-cell>
          <table:table-cell table:formula="of:=[.Q171]*1000000" office:value-type="float" office:value="44.225">
            <text:p>44.225</text:p>
          </table:table-cell>
          <table:table-cell table:formula="of:=[.R171]*1000000" office:value-type="float" office:value="959.18">
            <text:p>959.18</text:p>
          </table:table-cell>
          <table:table-cell table:formula="of:=[.S171]*1000000" office:value-type="float" office:value="2.1243">
            <text:p>2.1243</text:p>
          </table:table-cell>
          <table:table-cell table:formula="of:=[.T171]*1000000" office:value-type="float" office:value="0.040169">
            <text:p>0.040169</text:p>
          </table:table-cell>
          <table:table-cell table:formula="of:=[.U171]*1000000" office:value-type="float" office:value="-3.1319E-015">
            <text:p>-3.1319E-015</text:p>
          </table:table-cell>
          <table:table-cell table:formula="of:=[.V171]*1000000" office:value-type="float" office:value="0.0000000000053742">
            <text:p>5.3742E-012</text:p>
          </table:table-cell>
          <table:table-cell table:formula="of:=[.W171]*1000000" office:value-type="float" office:value="367.53">
            <text:p>367.53</text:p>
          </table:table-cell>
          <table:table-cell table:formula="of:=[.X171]*1000000" office:value-type="float" office:value="44.221">
            <text:p>44.221</text:p>
          </table:table-cell>
          <table:table-cell table:formula="of:=[.Y171]*1000000" office:value-type="float" office:value="959.15">
            <text:p>959.15</text:p>
          </table:table-cell>
          <table:table-cell table:formula="of:=[.Z171]*1000000" office:value-type="float" office:value="20.141">
            <text:p>20.141</text:p>
          </table:table-cell>
          <table:table-cell table:formula="of:=[.AA171]*1000000" office:value-type="float" office:value="0">
            <text:p>0</text:p>
          </table:table-cell>
          <table:table-cell table:formula="of:=[.AB171]*1000000" office:value-type="float" office:value="0.00000000000015212">
            <text:p>1.5212E-013</text:p>
          </table:table-cell>
          <table:table-cell table:formula="of:=[.AC171]*1000000" office:value-type="float" office:value="0.0000000000053742">
            <text:p>5.3742E-012</text:p>
          </table:table-cell>
          <table:table-cell office:value-type="float" office:value="0.00036754">
            <text:p>0.00036754</text:p>
          </table:table-cell>
          <table:table-cell table:style-name="ce1" office:value-type="string">
            <text:p>4.4225e-05</text:p>
          </table:table-cell>
          <table:table-cell office:value-type="float" office:value="0.00095918">
            <text:p>0.00095918</text:p>
          </table:table-cell>
          <table:table-cell table:style-name="ce1" office:value-type="string">
            <text:p>2.1243e-06</text:p>
          </table:table-cell>
          <table:table-cell table:style-name="ce1" office:value-type="string">
            <text:p>4.0169e-08</text:p>
          </table:table-cell>
          <table:table-cell table:style-name="ce1" office:value-type="string">
            <text:p>-3.1319e-21</text:p>
          </table:table-cell>
          <table:table-cell table:style-name="ce1" office:value-type="string">
            <text:p>5.3742e-18</text:p>
          </table:table-cell>
          <table:table-cell office:value-type="float" office:value="0.00036753">
            <text:p>0.00036753</text:p>
          </table:table-cell>
          <table:table-cell table:style-name="ce1" office:value-type="string">
            <text:p>4.4221e-05</text:p>
          </table:table-cell>
          <table:table-cell office:value-type="float" office:value="0.00095915">
            <text:p>0.00095915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1.5212e-19</text:p>
          </table:table-cell>
          <table:table-cell table:style-name="ce1" office:value-type="string">
            <text:p>5.3742e-18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P172]*1000000" office:value-type="float" office:value="365.17">
            <text:p>365.17</text:p>
          </table:table-cell>
          <table:table-cell table:formula="of:=[.Q172]*1000000" office:value-type="float" office:value="43.877">
            <text:p>43.877</text:p>
          </table:table-cell>
          <table:table-cell table:formula="of:=[.R172]*1000000" office:value-type="float" office:value="961.9">
            <text:p>961.9</text:p>
          </table:table-cell>
          <table:table-cell table:formula="of:=[.S172]*1000000" office:value-type="float" office:value="2.0799">
            <text:p>2.0799</text:p>
          </table:table-cell>
          <table:table-cell table:formula="of:=[.T172]*1000000" office:value-type="float" office:value="0.040234">
            <text:p>0.040234</text:p>
          </table:table-cell>
          <table:table-cell table:formula="of:=[.U172]*1000000" office:value-type="float" office:value="-0.000000000000025133">
            <text:p>-2.5133E-014</text:p>
          </table:table-cell>
          <table:table-cell table:formula="of:=[.V172]*1000000" office:value-type="float" office:value="0.0000000000052285">
            <text:p>5.2285E-012</text:p>
          </table:table-cell>
          <table:table-cell table:formula="of:=[.W172]*1000000" office:value-type="float" office:value="365.17">
            <text:p>365.17</text:p>
          </table:table-cell>
          <table:table-cell table:formula="of:=[.X172]*1000000" office:value-type="float" office:value="43.873">
            <text:p>43.873</text:p>
          </table:table-cell>
          <table:table-cell table:formula="of:=[.Y172]*1000000" office:value-type="float" office:value="961.88">
            <text:p>961.88</text:p>
          </table:table-cell>
          <table:table-cell table:formula="of:=[.Z172]*1000000" office:value-type="float" office:value="20.141">
            <text:p>20.141</text:p>
          </table:table-cell>
          <table:table-cell table:formula="of:=[.AA172]*1000000" office:value-type="float" office:value="0">
            <text:p>0</text:p>
          </table:table-cell>
          <table:table-cell table:formula="of:=[.AB172]*1000000" office:value-type="float" office:value="-0.000000000000018364">
            <text:p>-1.8364E-014</text:p>
          </table:table-cell>
          <table:table-cell table:formula="of:=[.AC172]*1000000" office:value-type="float" office:value="0.0000000000052285">
            <text:p>5.2285E-012</text:p>
          </table:table-cell>
          <table:table-cell office:value-type="float" office:value="0.00036517">
            <text:p>0.00036517</text:p>
          </table:table-cell>
          <table:table-cell table:style-name="ce1" office:value-type="string">
            <text:p>4.3877e-05</text:p>
          </table:table-cell>
          <table:table-cell office:value-type="float" office:value="0.0009619">
            <text:p>0.0009619</text:p>
          </table:table-cell>
          <table:table-cell table:style-name="ce1" office:value-type="string">
            <text:p>2.0799e-06</text:p>
          </table:table-cell>
          <table:table-cell table:style-name="ce1" office:value-type="string">
            <text:p>4.0234e-08</text:p>
          </table:table-cell>
          <table:table-cell table:style-name="ce1" office:value-type="string">
            <text:p>-2.5133e-20</text:p>
          </table:table-cell>
          <table:table-cell table:style-name="ce1" office:value-type="string">
            <text:p>5.2285e-18</text:p>
          </table:table-cell>
          <table:table-cell office:value-type="float" office:value="0.00036517">
            <text:p>0.00036517</text:p>
          </table:table-cell>
          <table:table-cell table:style-name="ce1" office:value-type="string">
            <text:p>4.3873e-05</text:p>
          </table:table-cell>
          <table:table-cell office:value-type="float" office:value="0.00096188">
            <text:p>0.00096188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8364e-20</text:p>
          </table:table-cell>
          <table:table-cell table:style-name="ce1" office:value-type="string">
            <text:p>5.2285e-18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P173]*1000000" office:value-type="float" office:value="362.84">
            <text:p>362.84</text:p>
          </table:table-cell>
          <table:table-cell table:formula="of:=[.Q173]*1000000" office:value-type="float" office:value="43.531">
            <text:p>43.531</text:p>
          </table:table-cell>
          <table:table-cell table:formula="of:=[.R173]*1000000" office:value-type="float" office:value="964.6">
            <text:p>964.6</text:p>
          </table:table-cell>
          <table:table-cell table:formula="of:=[.S173]*1000000" office:value-type="float" office:value="2.0362">
            <text:p>2.0362</text:p>
          </table:table-cell>
          <table:table-cell table:formula="of:=[.T173]*1000000" office:value-type="float" office:value="0.0403">
            <text:p>0.0403</text:p>
          </table:table-cell>
          <table:table-cell table:formula="of:=[.U173]*1000000" office:value-type="float" office:value="-0.000000000000021617">
            <text:p>-2.1617E-014</text:p>
          </table:table-cell>
          <table:table-cell table:formula="of:=[.V173]*1000000" office:value-type="float" office:value="0.0000000000050873">
            <text:p>5.0873E-012</text:p>
          </table:table-cell>
          <table:table-cell table:formula="of:=[.W173]*1000000" office:value-type="float" office:value="362.83">
            <text:p>362.83</text:p>
          </table:table-cell>
          <table:table-cell table:formula="of:=[.X173]*1000000" office:value-type="float" office:value="43.527">
            <text:p>43.527</text:p>
          </table:table-cell>
          <table:table-cell table:formula="of:=[.Y173]*1000000" office:value-type="float" office:value="964.57">
            <text:p>964.57</text:p>
          </table:table-cell>
          <table:table-cell table:formula="of:=[.Z173]*1000000" office:value-type="float" office:value="20.141">
            <text:p>20.141</text:p>
          </table:table-cell>
          <table:table-cell table:formula="of:=[.AA173]*1000000" office:value-type="float" office:value="0">
            <text:p>0</text:p>
          </table:table-cell>
          <table:table-cell table:formula="of:=[.AB173]*1000000" office:value-type="float" office:value="-0.00000000000009029">
            <text:p>-9.029E-014</text:p>
          </table:table-cell>
          <table:table-cell table:formula="of:=[.AC173]*1000000" office:value-type="float" office:value="0.0000000000050872">
            <text:p>5.0872E-012</text:p>
          </table:table-cell>
          <table:table-cell office:value-type="float" office:value="0.00036284">
            <text:p>0.00036284</text:p>
          </table:table-cell>
          <table:table-cell table:style-name="ce1" office:value-type="string">
            <text:p>4.3531e-05</text:p>
          </table:table-cell>
          <table:table-cell office:value-type="float" office:value="0.0009646">
            <text:p>0.0009646</text:p>
          </table:table-cell>
          <table:table-cell table:style-name="ce1" office:value-type="string">
            <text:p>2.0362e-06</text:p>
          </table:table-cell>
          <table:table-cell table:style-name="ce1" office:value-type="string">
            <text:p>4.03e-08</text:p>
          </table:table-cell>
          <table:table-cell table:style-name="ce1" office:value-type="string">
            <text:p>-2.1617e-20</text:p>
          </table:table-cell>
          <table:table-cell table:style-name="ce1" office:value-type="string">
            <text:p>5.0873e-18</text:p>
          </table:table-cell>
          <table:table-cell office:value-type="float" office:value="0.00036283">
            <text:p>0.00036283</text:p>
          </table:table-cell>
          <table:table-cell table:style-name="ce1" office:value-type="string">
            <text:p>4.3527e-05</text:p>
          </table:table-cell>
          <table:table-cell office:value-type="float" office:value="0.00096457">
            <text:p>0.00096457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9.029e-20</text:p>
          </table:table-cell>
          <table:table-cell table:style-name="ce1" office:value-type="string">
            <text:p>5.0872e-18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P174]*1000000" office:value-type="float" office:value="360.52">
            <text:p>360.52</text:p>
          </table:table-cell>
          <table:table-cell table:formula="of:=[.Q174]*1000000" office:value-type="float" office:value="43.188">
            <text:p>43.188</text:p>
          </table:table-cell>
          <table:table-cell table:formula="of:=[.R174]*1000000" office:value-type="float" office:value="967.27">
            <text:p>967.27</text:p>
          </table:table-cell>
          <table:table-cell table:formula="of:=[.S174]*1000000" office:value-type="float" office:value="1.9934">
            <text:p>1.9934</text:p>
          </table:table-cell>
          <table:table-cell table:formula="of:=[.T174]*1000000" office:value-type="float" office:value="0.040366">
            <text:p>0.040366</text:p>
          </table:table-cell>
          <table:table-cell table:formula="of:=[.U174]*1000000" office:value-type="float" office:value="-1.5265E-015">
            <text:p>-1.5265E-015</text:p>
          </table:table-cell>
          <table:table-cell table:formula="of:=[.V174]*1000000" office:value-type="float" office:value="0.0000000000049504">
            <text:p>4.9504E-012</text:p>
          </table:table-cell>
          <table:table-cell table:formula="of:=[.W174]*1000000" office:value-type="float" office:value="360.52">
            <text:p>360.52</text:p>
          </table:table-cell>
          <table:table-cell table:formula="of:=[.X174]*1000000" office:value-type="float" office:value="43.184">
            <text:p>43.184</text:p>
          </table:table-cell>
          <table:table-cell table:formula="of:=[.Y174]*1000000" office:value-type="float" office:value="967.25">
            <text:p>967.25</text:p>
          </table:table-cell>
          <table:table-cell table:formula="of:=[.Z174]*1000000" office:value-type="float" office:value="20.141">
            <text:p>20.141</text:p>
          </table:table-cell>
          <table:table-cell table:formula="of:=[.AA174]*1000000" office:value-type="float" office:value="0">
            <text:p>0</text:p>
          </table:table-cell>
          <table:table-cell table:formula="of:=[.AB174]*1000000" office:value-type="float" office:value="-0.000000000000046245">
            <text:p>-4.6245E-014</text:p>
          </table:table-cell>
          <table:table-cell table:formula="of:=[.AC174]*1000000" office:value-type="float" office:value="0.0000000000049503">
            <text:p>4.9503E-012</text:p>
          </table:table-cell>
          <table:table-cell office:value-type="float" office:value="0.00036052">
            <text:p>0.00036052</text:p>
          </table:table-cell>
          <table:table-cell table:style-name="ce1" office:value-type="string">
            <text:p>4.3188e-05</text:p>
          </table:table-cell>
          <table:table-cell office:value-type="float" office:value="0.00096727">
            <text:p>0.00096727</text:p>
          </table:table-cell>
          <table:table-cell table:style-name="ce1" office:value-type="string">
            <text:p>1.9934e-06</text:p>
          </table:table-cell>
          <table:table-cell table:style-name="ce1" office:value-type="string">
            <text:p>4.0366e-08</text:p>
          </table:table-cell>
          <table:table-cell table:style-name="ce1" office:value-type="string">
            <text:p>-1.5265e-21</text:p>
          </table:table-cell>
          <table:table-cell table:style-name="ce1" office:value-type="string">
            <text:p>4.9504e-18</text:p>
          </table:table-cell>
          <table:table-cell office:value-type="float" office:value="0.00036052">
            <text:p>0.00036052</text:p>
          </table:table-cell>
          <table:table-cell table:style-name="ce1" office:value-type="string">
            <text:p>4.3184e-05</text:p>
          </table:table-cell>
          <table:table-cell office:value-type="float" office:value="0.00096725">
            <text:p>0.00096725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4.6245e-20</text:p>
          </table:table-cell>
          <table:table-cell table:style-name="ce1" office:value-type="string">
            <text:p>4.9503e-18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P175]*1000000" office:value-type="float" office:value="358.22">
            <text:p>358.22</text:p>
          </table:table-cell>
          <table:table-cell table:formula="of:=[.Q175]*1000000" office:value-type="float" office:value="42.847">
            <text:p>42.847</text:p>
          </table:table-cell>
          <table:table-cell table:formula="of:=[.R175]*1000000" office:value-type="float" office:value="969.92">
            <text:p>969.92</text:p>
          </table:table-cell>
          <table:table-cell table:formula="of:=[.S175]*1000000" office:value-type="float" office:value="1.9514">
            <text:p>1.9514</text:p>
          </table:table-cell>
          <table:table-cell table:formula="of:=[.T175]*1000000" office:value-type="float" office:value="0.040432">
            <text:p>0.040432</text:p>
          </table:table-cell>
          <table:table-cell table:formula="of:=[.U175]*1000000" office:value-type="float" office:value="-1.1488E-016">
            <text:p>-1.1488E-016</text:p>
          </table:table-cell>
          <table:table-cell table:formula="of:=[.V175]*1000000" office:value-type="float" office:value="0.0000000000048176">
            <text:p>4.8176E-012</text:p>
          </table:table-cell>
          <table:table-cell table:formula="of:=[.W175]*1000000" office:value-type="float" office:value="358.22">
            <text:p>358.22</text:p>
          </table:table-cell>
          <table:table-cell table:formula="of:=[.X175]*1000000" office:value-type="float" office:value="42.843">
            <text:p>42.843</text:p>
          </table:table-cell>
          <table:table-cell table:formula="of:=[.Y175]*1000000" office:value-type="float" office:value="969.9">
            <text:p>969.9</text:p>
          </table:table-cell>
          <table:table-cell table:formula="of:=[.Z175]*1000000" office:value-type="float" office:value="20.141">
            <text:p>20.141</text:p>
          </table:table-cell>
          <table:table-cell table:formula="of:=[.AA175]*1000000" office:value-type="float" office:value="0">
            <text:p>0</text:p>
          </table:table-cell>
          <table:table-cell table:formula="of:=[.AB175]*1000000" office:value-type="float" office:value="-0.000000000000036796">
            <text:p>-3.6796E-014</text:p>
          </table:table-cell>
          <table:table-cell table:formula="of:=[.AC175]*1000000" office:value-type="float" office:value="0.0000000000048176">
            <text:p>4.8176E-012</text:p>
          </table:table-cell>
          <table:table-cell office:value-type="float" office:value="0.00035822">
            <text:p>0.00035822</text:p>
          </table:table-cell>
          <table:table-cell table:style-name="ce1" office:value-type="string">
            <text:p>4.2847e-05</text:p>
          </table:table-cell>
          <table:table-cell office:value-type="float" office:value="0.00096992">
            <text:p>0.00096992</text:p>
          </table:table-cell>
          <table:table-cell table:style-name="ce1" office:value-type="string">
            <text:p>1.9514e-06</text:p>
          </table:table-cell>
          <table:table-cell table:style-name="ce1" office:value-type="string">
            <text:p>4.0432e-08</text:p>
          </table:table-cell>
          <table:table-cell table:style-name="ce1" office:value-type="string">
            <text:p>-1.1488e-22</text:p>
          </table:table-cell>
          <table:table-cell table:style-name="ce1" office:value-type="string">
            <text:p>4.8176e-18</text:p>
          </table:table-cell>
          <table:table-cell office:value-type="float" office:value="0.00035822">
            <text:p>0.00035822</text:p>
          </table:table-cell>
          <table:table-cell table:style-name="ce1" office:value-type="string">
            <text:p>4.2843e-05</text:p>
          </table:table-cell>
          <table:table-cell office:value-type="float" office:value="0.0009699">
            <text:p>0.0009699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3.6796e-20</text:p>
          </table:table-cell>
          <table:table-cell table:style-name="ce1" office:value-type="string">
            <text:p>4.8176e-18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P176]*1000000" office:value-type="float" office:value="355.95">
            <text:p>355.95</text:p>
          </table:table-cell>
          <table:table-cell table:formula="of:=[.Q176]*1000000" office:value-type="float" office:value="42.508">
            <text:p>42.508</text:p>
          </table:table-cell>
          <table:table-cell table:formula="of:=[.R176]*1000000" office:value-type="float" office:value="972.55">
            <text:p>972.55</text:p>
          </table:table-cell>
          <table:table-cell table:formula="of:=[.S176]*1000000" office:value-type="float" office:value="1.9102">
            <text:p>1.9102</text:p>
          </table:table-cell>
          <table:table-cell table:formula="of:=[.T176]*1000000" office:value-type="float" office:value="0.040498">
            <text:p>0.040498</text:p>
          </table:table-cell>
          <table:table-cell table:formula="of:=[.U176]*1000000" office:value-type="float" office:value="-2.7473E-018">
            <text:p>-2.7473E-018</text:p>
          </table:table-cell>
          <table:table-cell table:formula="of:=[.V176]*1000000" office:value-type="float" office:value="0.0000000000046889">
            <text:p>4.6889E-012</text:p>
          </table:table-cell>
          <table:table-cell table:formula="of:=[.W176]*1000000" office:value-type="float" office:value="355.94">
            <text:p>355.94</text:p>
          </table:table-cell>
          <table:table-cell table:formula="of:=[.X176]*1000000" office:value-type="float" office:value="42.505">
            <text:p>42.505</text:p>
          </table:table-cell>
          <table:table-cell table:formula="of:=[.Y176]*1000000" office:value-type="float" office:value="972.52">
            <text:p>972.52</text:p>
          </table:table-cell>
          <table:table-cell table:formula="of:=[.Z176]*1000000" office:value-type="float" office:value="20.141">
            <text:p>20.141</text:p>
          </table:table-cell>
          <table:table-cell table:formula="of:=[.AA176]*1000000" office:value-type="float" office:value="0">
            <text:p>0</text:p>
          </table:table-cell>
          <table:table-cell table:formula="of:=[.AB176]*1000000" office:value-type="float" office:value="-0.000000000000098008">
            <text:p>-9.8008E-014</text:p>
          </table:table-cell>
          <table:table-cell table:formula="of:=[.AC176]*1000000" office:value-type="float" office:value="0.0000000000046889">
            <text:p>4.6889E-012</text:p>
          </table:table-cell>
          <table:table-cell office:value-type="float" office:value="0.00035595">
            <text:p>0.00035595</text:p>
          </table:table-cell>
          <table:table-cell table:style-name="ce1" office:value-type="string">
            <text:p>4.2508e-05</text:p>
          </table:table-cell>
          <table:table-cell office:value-type="float" office:value="0.00097255">
            <text:p>0.00097255</text:p>
          </table:table-cell>
          <table:table-cell table:style-name="ce1" office:value-type="string">
            <text:p>1.9102e-06</text:p>
          </table:table-cell>
          <table:table-cell table:style-name="ce1" office:value-type="string">
            <text:p>4.0498e-08</text:p>
          </table:table-cell>
          <table:table-cell table:style-name="ce1" office:value-type="string">
            <text:p>-2.7473e-24</text:p>
          </table:table-cell>
          <table:table-cell table:style-name="ce1" office:value-type="string">
            <text:p>4.6889e-18</text:p>
          </table:table-cell>
          <table:table-cell office:value-type="float" office:value="0.00035594">
            <text:p>0.00035594</text:p>
          </table:table-cell>
          <table:table-cell table:style-name="ce1" office:value-type="string">
            <text:p>4.2505e-05</text:p>
          </table:table-cell>
          <table:table-cell office:value-type="float" office:value="0.00097252">
            <text:p>0.00097252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9.8008e-20</text:p>
          </table:table-cell>
          <table:table-cell table:style-name="ce1" office:value-type="string">
            <text:p>4.6889e-18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P177]*1000000" office:value-type="float" office:value="353.69">
            <text:p>353.69</text:p>
          </table:table-cell>
          <table:table-cell table:formula="of:=[.Q177]*1000000" office:value-type="float" office:value="42.172">
            <text:p>42.172</text:p>
          </table:table-cell>
          <table:table-cell table:formula="of:=[.R177]*1000000" office:value-type="float" office:value="975.15">
            <text:p>975.15</text:p>
          </table:table-cell>
          <table:table-cell table:formula="of:=[.S177]*1000000" office:value-type="float" office:value="1.8698">
            <text:p>1.8698</text:p>
          </table:table-cell>
          <table:table-cell table:formula="of:=[.T177]*1000000" office:value-type="float" office:value="0.040564">
            <text:p>0.040564</text:p>
          </table:table-cell>
          <table:table-cell table:formula="of:=[.U177]*1000000" office:value-type="float" office:value="2.7189E-020">
            <text:p>2.7189E-020</text:p>
          </table:table-cell>
          <table:table-cell table:formula="of:=[.V177]*1000000" office:value-type="float" office:value="0.0000000000045641">
            <text:p>4.5641E-012</text:p>
          </table:table-cell>
          <table:table-cell table:formula="of:=[.W177]*1000000" office:value-type="float" office:value="353.69">
            <text:p>353.69</text:p>
          </table:table-cell>
          <table:table-cell table:formula="of:=[.X177]*1000000" office:value-type="float" office:value="42.168">
            <text:p>42.168</text:p>
          </table:table-cell>
          <table:table-cell table:formula="of:=[.Y177]*1000000" office:value-type="float" office:value="975.13">
            <text:p>975.13</text:p>
          </table:table-cell>
          <table:table-cell table:formula="of:=[.Z177]*1000000" office:value-type="float" office:value="20.141">
            <text:p>20.141</text:p>
          </table:table-cell>
          <table:table-cell table:formula="of:=[.AA177]*1000000" office:value-type="float" office:value="0">
            <text:p>0</text:p>
          </table:table-cell>
          <table:table-cell table:formula="of:=[.AB177]*1000000" office:value-type="float" office:value="-0.000000000000064061">
            <text:p>-6.4061E-014</text:p>
          </table:table-cell>
          <table:table-cell table:formula="of:=[.AC177]*1000000" office:value-type="float" office:value="0.0000000000045641">
            <text:p>4.5641E-012</text:p>
          </table:table-cell>
          <table:table-cell office:value-type="float" office:value="0.00035369">
            <text:p>0.00035369</text:p>
          </table:table-cell>
          <table:table-cell table:style-name="ce1" office:value-type="string">
            <text:p>4.2172e-05</text:p>
          </table:table-cell>
          <table:table-cell office:value-type="float" office:value="0.00097515">
            <text:p>0.00097515</text:p>
          </table:table-cell>
          <table:table-cell table:style-name="ce1" office:value-type="string">
            <text:p>1.8698e-06</text:p>
          </table:table-cell>
          <table:table-cell table:style-name="ce1" office:value-type="string">
            <text:p>4.0564e-08</text:p>
          </table:table-cell>
          <table:table-cell table:style-name="ce1" office:value-type="string">
            <text:p>2.7189e-26</text:p>
          </table:table-cell>
          <table:table-cell table:style-name="ce1" office:value-type="string">
            <text:p>4.5641e-18</text:p>
          </table:table-cell>
          <table:table-cell office:value-type="float" office:value="0.00035369">
            <text:p>0.00035369</text:p>
          </table:table-cell>
          <table:table-cell table:style-name="ce1" office:value-type="string">
            <text:p>4.2168e-05</text:p>
          </table:table-cell>
          <table:table-cell office:value-type="float" office:value="0.00097513">
            <text:p>0.00097513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6.4061e-20</text:p>
          </table:table-cell>
          <table:table-cell table:style-name="ce1" office:value-type="string">
            <text:p>4.5641e-18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P178]*1000000" office:value-type="float" office:value="351.46">
            <text:p>351.46</text:p>
          </table:table-cell>
          <table:table-cell table:formula="of:=[.Q178]*1000000" office:value-type="float" office:value="41.838">
            <text:p>41.838</text:p>
          </table:table-cell>
          <table:table-cell table:formula="of:=[.R178]*1000000" office:value-type="float" office:value="977.73">
            <text:p>977.73</text:p>
          </table:table-cell>
          <table:table-cell table:formula="of:=[.S178]*1000000" office:value-type="float" office:value="1.8301">
            <text:p>1.8301</text:p>
          </table:table-cell>
          <table:table-cell table:formula="of:=[.T178]*1000000" office:value-type="float" office:value="0.04063">
            <text:p>0.04063</text:p>
          </table:table-cell>
          <table:table-cell table:formula="of:=[.U178]*1000000" office:value-type="float" office:value="-3.9188E-020">
            <text:p>-3.9188E-020</text:p>
          </table:table-cell>
          <table:table-cell table:formula="of:=[.V178]*1000000" office:value-type="float" office:value="0.0000000000044432">
            <text:p>4.4432E-012</text:p>
          </table:table-cell>
          <table:table-cell table:formula="of:=[.W178]*1000000" office:value-type="float" office:value="351.46">
            <text:p>351.46</text:p>
          </table:table-cell>
          <table:table-cell table:formula="of:=[.X178]*1000000" office:value-type="float" office:value="41.834">
            <text:p>41.834</text:p>
          </table:table-cell>
          <table:table-cell table:formula="of:=[.Y178]*1000000" office:value-type="float" office:value="977.71">
            <text:p>977.71</text:p>
          </table:table-cell>
          <table:table-cell table:formula="of:=[.Z178]*1000000" office:value-type="float" office:value="20.141">
            <text:p>20.141</text:p>
          </table:table-cell>
          <table:table-cell table:formula="of:=[.AA178]*1000000" office:value-type="float" office:value="0">
            <text:p>0</text:p>
          </table:table-cell>
          <table:table-cell table:formula="of:=[.AB178]*1000000" office:value-type="float" office:value="-0.000000000000016351">
            <text:p>-1.6351E-014</text:p>
          </table:table-cell>
          <table:table-cell table:formula="of:=[.AC178]*1000000" office:value-type="float" office:value="0.0000000000044431">
            <text:p>4.4431E-012</text:p>
          </table:table-cell>
          <table:table-cell office:value-type="float" office:value="0.00035146">
            <text:p>0.00035146</text:p>
          </table:table-cell>
          <table:table-cell table:style-name="ce1" office:value-type="string">
            <text:p>4.1838e-05</text:p>
          </table:table-cell>
          <table:table-cell office:value-type="float" office:value="0.00097773">
            <text:p>0.00097773</text:p>
          </table:table-cell>
          <table:table-cell table:style-name="ce1" office:value-type="string">
            <text:p>1.8301e-06</text:p>
          </table:table-cell>
          <table:table-cell table:style-name="ce1" office:value-type="string">
            <text:p>4.063e-08</text:p>
          </table:table-cell>
          <table:table-cell table:style-name="ce1" office:value-type="string">
            <text:p>-3.9188e-26</text:p>
          </table:table-cell>
          <table:table-cell table:style-name="ce1" office:value-type="string">
            <text:p>4.4432e-18</text:p>
          </table:table-cell>
          <table:table-cell office:value-type="float" office:value="0.00035146">
            <text:p>0.00035146</text:p>
          </table:table-cell>
          <table:table-cell table:style-name="ce1" office:value-type="string">
            <text:p>4.1834e-05</text:p>
          </table:table-cell>
          <table:table-cell office:value-type="float" office:value="0.00097771">
            <text:p>0.00097771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351e-20</text:p>
          </table:table-cell>
          <table:table-cell table:style-name="ce1" office:value-type="string">
            <text:p>4.4431e-18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P179]*1000000" office:value-type="float" office:value="349.25">
            <text:p>349.25</text:p>
          </table:table-cell>
          <table:table-cell table:formula="of:=[.Q179]*1000000" office:value-type="float" office:value="41.507">
            <text:p>41.507</text:p>
          </table:table-cell>
          <table:table-cell table:formula="of:=[.R179]*1000000" office:value-type="float" office:value="980.29">
            <text:p>980.29</text:p>
          </table:table-cell>
          <table:table-cell table:formula="of:=[.S179]*1000000" office:value-type="float" office:value="1.7911">
            <text:p>1.7911</text:p>
          </table:table-cell>
          <table:table-cell table:formula="of:=[.T179]*1000000" office:value-type="float" office:value="0.040697">
            <text:p>0.040697</text:p>
          </table:table-cell>
          <table:table-cell table:formula="of:=[.U179]*1000000" office:value-type="float" office:value="-6.422E-017">
            <text:p>-6.422E-017</text:p>
          </table:table-cell>
          <table:table-cell table:formula="of:=[.V179]*1000000" office:value-type="float" office:value="0.0000000000043259">
            <text:p>4.3259E-012</text:p>
          </table:table-cell>
          <table:table-cell table:formula="of:=[.W179]*1000000" office:value-type="float" office:value="349.24">
            <text:p>349.24</text:p>
          </table:table-cell>
          <table:table-cell table:formula="of:=[.X179]*1000000" office:value-type="float" office:value="41.503">
            <text:p>41.503</text:p>
          </table:table-cell>
          <table:table-cell table:formula="of:=[.Y179]*1000000" office:value-type="float" office:value="980.26">
            <text:p>980.26</text:p>
          </table:table-cell>
          <table:table-cell table:formula="of:=[.Z179]*1000000" office:value-type="float" office:value="20.141">
            <text:p>20.141</text:p>
          </table:table-cell>
          <table:table-cell table:formula="of:=[.AA179]*1000000" office:value-type="float" office:value="0">
            <text:p>0</text:p>
          </table:table-cell>
          <table:table-cell table:formula="of:=[.AB179]*1000000" office:value-type="float" office:value="-2.4723E-015">
            <text:p>-2.4723E-015</text:p>
          </table:table-cell>
          <table:table-cell table:formula="of:=[.AC179]*1000000" office:value-type="float" office:value="0.0000000000043259">
            <text:p>4.3259E-012</text:p>
          </table:table-cell>
          <table:table-cell office:value-type="float" office:value="0.00034925">
            <text:p>0.00034925</text:p>
          </table:table-cell>
          <table:table-cell table:style-name="ce1" office:value-type="string">
            <text:p>4.1507e-05</text:p>
          </table:table-cell>
          <table:table-cell office:value-type="float" office:value="0.00098029">
            <text:p>0.00098029</text:p>
          </table:table-cell>
          <table:table-cell table:style-name="ce1" office:value-type="string">
            <text:p>1.7911e-06</text:p>
          </table:table-cell>
          <table:table-cell table:style-name="ce1" office:value-type="string">
            <text:p>4.0697e-08</text:p>
          </table:table-cell>
          <table:table-cell table:style-name="ce1" office:value-type="string">
            <text:p>-6.422e-23</text:p>
          </table:table-cell>
          <table:table-cell table:style-name="ce1" office:value-type="string">
            <text:p>4.3259e-18</text:p>
          </table:table-cell>
          <table:table-cell office:value-type="float" office:value="0.00034924">
            <text:p>0.00034924</text:p>
          </table:table-cell>
          <table:table-cell table:style-name="ce1" office:value-type="string">
            <text:p>4.1503e-05</text:p>
          </table:table-cell>
          <table:table-cell office:value-type="float" office:value="0.00098026">
            <text:p>0.00098026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723e-21</text:p>
          </table:table-cell>
          <table:table-cell table:style-name="ce1" office:value-type="string">
            <text:p>4.3259e-18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P180]*1000000" office:value-type="float" office:value="347.05">
            <text:p>347.05</text:p>
          </table:table-cell>
          <table:table-cell table:formula="of:=[.Q180]*1000000" office:value-type="float" office:value="41.177">
            <text:p>41.177</text:p>
          </table:table-cell>
          <table:table-cell table:formula="of:=[.R180]*1000000" office:value-type="float" office:value="982.82">
            <text:p>982.82</text:p>
          </table:table-cell>
          <table:table-cell table:formula="of:=[.S180]*1000000" office:value-type="float" office:value="1.7529">
            <text:p>1.7529</text:p>
          </table:table-cell>
          <table:table-cell table:formula="of:=[.T180]*1000000" office:value-type="float" office:value="0.040763">
            <text:p>0.040763</text:p>
          </table:table-cell>
          <table:table-cell table:formula="of:=[.U180]*1000000" office:value-type="float" office:value="-2.1931E-017">
            <text:p>-2.1931E-017</text:p>
          </table:table-cell>
          <table:table-cell table:formula="of:=[.V180]*1000000" office:value-type="float" office:value="0.0000000000042122">
            <text:p>4.2122E-012</text:p>
          </table:table-cell>
          <table:table-cell table:formula="of:=[.W180]*1000000" office:value-type="float" office:value="347.05">
            <text:p>347.05</text:p>
          </table:table-cell>
          <table:table-cell table:formula="of:=[.X180]*1000000" office:value-type="float" office:value="41.173">
            <text:p>41.173</text:p>
          </table:table-cell>
          <table:table-cell table:formula="of:=[.Y180]*1000000" office:value-type="float" office:value="982.8">
            <text:p>982.8</text:p>
          </table:table-cell>
          <table:table-cell table:formula="of:=[.Z180]*1000000" office:value-type="float" office:value="20.141">
            <text:p>20.141</text:p>
          </table:table-cell>
          <table:table-cell table:formula="of:=[.AA180]*1000000" office:value-type="float" office:value="0">
            <text:p>0</text:p>
          </table:table-cell>
          <table:table-cell table:formula="of:=[.AB180]*1000000" office:value-type="float" office:value="-5.7696E-016">
            <text:p>-5.7696E-016</text:p>
          </table:table-cell>
          <table:table-cell table:formula="of:=[.AC180]*1000000" office:value-type="float" office:value="0.0000000000042122">
            <text:p>4.2122E-012</text:p>
          </table:table-cell>
          <table:table-cell office:value-type="float" office:value="0.00034705">
            <text:p>0.00034705</text:p>
          </table:table-cell>
          <table:table-cell table:style-name="ce1" office:value-type="string">
            <text:p>4.1177e-05</text:p>
          </table:table-cell>
          <table:table-cell office:value-type="float" office:value="0.00098282">
            <text:p>0.00098282</text:p>
          </table:table-cell>
          <table:table-cell table:style-name="ce1" office:value-type="string">
            <text:p>1.7529e-06</text:p>
          </table:table-cell>
          <table:table-cell table:style-name="ce1" office:value-type="string">
            <text:p>4.0763e-08</text:p>
          </table:table-cell>
          <table:table-cell table:style-name="ce1" office:value-type="string">
            <text:p>-2.1931e-23</text:p>
          </table:table-cell>
          <table:table-cell table:style-name="ce1" office:value-type="string">
            <text:p>4.2122e-18</text:p>
          </table:table-cell>
          <table:table-cell office:value-type="float" office:value="0.00034705">
            <text:p>0.00034705</text:p>
          </table:table-cell>
          <table:table-cell table:style-name="ce1" office:value-type="string">
            <text:p>4.1173e-05</text:p>
          </table:table-cell>
          <table:table-cell office:value-type="float" office:value="0.0009828">
            <text:p>0.0009828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5.7696e-22</text:p>
          </table:table-cell>
          <table:table-cell table:style-name="ce1" office:value-type="string">
            <text:p>4.2122e-18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P181]*1000000" office:value-type="float" office:value="344.88">
            <text:p>344.88</text:p>
          </table:table-cell>
          <table:table-cell table:formula="of:=[.Q181]*1000000" office:value-type="float" office:value="40.85">
            <text:p>40.85</text:p>
          </table:table-cell>
          <table:table-cell table:formula="of:=[.R181]*1000000" office:value-type="float" office:value="985.34">
            <text:p>985.34</text:p>
          </table:table-cell>
          <table:table-cell table:formula="of:=[.S181]*1000000" office:value-type="float" office:value="1.7154">
            <text:p>1.7154</text:p>
          </table:table-cell>
          <table:table-cell table:formula="of:=[.T181]*1000000" office:value-type="float" office:value="0.04083">
            <text:p>0.04083</text:p>
          </table:table-cell>
          <table:table-cell table:formula="of:=[.U181]*1000000" office:value-type="float" office:value="-1.1848E-018">
            <text:p>-1.1848E-018</text:p>
          </table:table-cell>
          <table:table-cell table:formula="of:=[.V181]*1000000" office:value-type="float" office:value="0.000000000004102">
            <text:p>4.102E-012</text:p>
          </table:table-cell>
          <table:table-cell table:formula="of:=[.W181]*1000000" office:value-type="float" office:value="344.88">
            <text:p>344.88</text:p>
          </table:table-cell>
          <table:table-cell table:formula="of:=[.X181]*1000000" office:value-type="float" office:value="40.846">
            <text:p>40.846</text:p>
          </table:table-cell>
          <table:table-cell table:formula="of:=[.Y181]*1000000" office:value-type="float" office:value="985.31">
            <text:p>985.31</text:p>
          </table:table-cell>
          <table:table-cell table:formula="of:=[.Z181]*1000000" office:value-type="float" office:value="20.141">
            <text:p>20.141</text:p>
          </table:table-cell>
          <table:table-cell table:formula="of:=[.AA181]*1000000" office:value-type="float" office:value="0">
            <text:p>0</text:p>
          </table:table-cell>
          <table:table-cell table:formula="of:=[.AB181]*1000000" office:value-type="float" office:value="-3.4145E-016">
            <text:p>-3.4145E-016</text:p>
          </table:table-cell>
          <table:table-cell table:formula="of:=[.AC181]*1000000" office:value-type="float" office:value="0.0000000000041019">
            <text:p>4.1019E-012</text:p>
          </table:table-cell>
          <table:table-cell office:value-type="float" office:value="0.00034488">
            <text:p>0.00034488</text:p>
          </table:table-cell>
          <table:table-cell table:style-name="ce1" office:value-type="string">
            <text:p>4.085e-05</text:p>
          </table:table-cell>
          <table:table-cell office:value-type="float" office:value="0.00098534">
            <text:p>0.00098534</text:p>
          </table:table-cell>
          <table:table-cell table:style-name="ce1" office:value-type="string">
            <text:p>1.7154e-06</text:p>
          </table:table-cell>
          <table:table-cell table:style-name="ce1" office:value-type="string">
            <text:p>4.083e-08</text:p>
          </table:table-cell>
          <table:table-cell table:style-name="ce1" office:value-type="string">
            <text:p>-1.1848e-24</text:p>
          </table:table-cell>
          <table:table-cell table:style-name="ce1" office:value-type="string">
            <text:p>4.102e-18</text:p>
          </table:table-cell>
          <table:table-cell office:value-type="float" office:value="0.00034488">
            <text:p>0.00034488</text:p>
          </table:table-cell>
          <table:table-cell table:style-name="ce1" office:value-type="string">
            <text:p>4.0846e-05</text:p>
          </table:table-cell>
          <table:table-cell office:value-type="float" office:value="0.00098531">
            <text:p>0.00098531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3.4145e-22</text:p>
          </table:table-cell>
          <table:table-cell table:style-name="ce1" office:value-type="string">
            <text:p>4.1019e-18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P182]*1000000" office:value-type="float" office:value="342.73">
            <text:p>342.73</text:p>
          </table:table-cell>
          <table:table-cell table:formula="of:=[.Q182]*1000000" office:value-type="float" office:value="40.526">
            <text:p>40.526</text:p>
          </table:table-cell>
          <table:table-cell table:formula="of:=[.R182]*1000000" office:value-type="float" office:value="987.82">
            <text:p>987.82</text:p>
          </table:table-cell>
          <table:table-cell table:formula="of:=[.S182]*1000000" office:value-type="float" office:value="1.6787">
            <text:p>1.6787</text:p>
          </table:table-cell>
          <table:table-cell table:formula="of:=[.T182]*1000000" office:value-type="float" office:value="0.040897">
            <text:p>0.040897</text:p>
          </table:table-cell>
          <table:table-cell table:formula="of:=[.U182]*1000000" office:value-type="float" office:value="-9.9017E-021">
            <text:p>-9.9017E-021</text:p>
          </table:table-cell>
          <table:table-cell table:formula="of:=[.V182]*1000000" office:value-type="float" office:value="0.0000000000039951">
            <text:p>3.9951E-012</text:p>
          </table:table-cell>
          <table:table-cell table:formula="of:=[.W182]*1000000" office:value-type="float" office:value="342.73">
            <text:p>342.73</text:p>
          </table:table-cell>
          <table:table-cell table:formula="of:=[.X182]*1000000" office:value-type="float" office:value="40.522">
            <text:p>40.522</text:p>
          </table:table-cell>
          <table:table-cell table:formula="of:=[.Y182]*1000000" office:value-type="float" office:value="987.8">
            <text:p>987.8</text:p>
          </table:table-cell>
          <table:table-cell table:formula="of:=[.Z182]*1000000" office:value-type="float" office:value="20.141">
            <text:p>20.141</text:p>
          </table:table-cell>
          <table:table-cell table:formula="of:=[.AA182]*1000000" office:value-type="float" office:value="0">
            <text:p>0</text:p>
          </table:table-cell>
          <table:table-cell table:formula="of:=[.AB182]*1000000" office:value-type="float" office:value="-1.9437E-016">
            <text:p>-1.9437E-016</text:p>
          </table:table-cell>
          <table:table-cell table:formula="of:=[.AC182]*1000000" office:value-type="float" office:value="0.0000000000039951">
            <text:p>3.9951E-012</text:p>
          </table:table-cell>
          <table:table-cell office:value-type="float" office:value="0.00034273">
            <text:p>0.00034273</text:p>
          </table:table-cell>
          <table:table-cell table:style-name="ce1" office:value-type="string">
            <text:p>4.0526e-05</text:p>
          </table:table-cell>
          <table:table-cell office:value-type="float" office:value="0.00098782">
            <text:p>0.00098782</text:p>
          </table:table-cell>
          <table:table-cell table:style-name="ce1" office:value-type="string">
            <text:p>1.6787e-06</text:p>
          </table:table-cell>
          <table:table-cell table:style-name="ce1" office:value-type="string">
            <text:p>4.0897e-08</text:p>
          </table:table-cell>
          <table:table-cell table:style-name="ce1" office:value-type="string">
            <text:p>-9.9017e-27</text:p>
          </table:table-cell>
          <table:table-cell table:style-name="ce1" office:value-type="string">
            <text:p>3.9951e-18</text:p>
          </table:table-cell>
          <table:table-cell office:value-type="float" office:value="0.00034273">
            <text:p>0.00034273</text:p>
          </table:table-cell>
          <table:table-cell table:style-name="ce1" office:value-type="string">
            <text:p>4.0522e-05</text:p>
          </table:table-cell>
          <table:table-cell office:value-type="float" office:value="0.0009878">
            <text:p>0.0009878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437e-22</text:p>
          </table:table-cell>
          <table:table-cell table:style-name="ce1" office:value-type="string">
            <text:p>3.9951e-18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P183]*1000000" office:value-type="float" office:value="340.6">
            <text:p>340.6</text:p>
          </table:table-cell>
          <table:table-cell table:formula="of:=[.Q183]*1000000" office:value-type="float" office:value="40.203">
            <text:p>40.203</text:p>
          </table:table-cell>
          <table:table-cell table:formula="of:=[.R183]*1000000" office:value-type="float" office:value="990.29">
            <text:p>990.29</text:p>
          </table:table-cell>
          <table:table-cell table:formula="of:=[.S183]*1000000" office:value-type="float" office:value="1.6426">
            <text:p>1.6426</text:p>
          </table:table-cell>
          <table:table-cell table:formula="of:=[.T183]*1000000" office:value-type="float" office:value="0.040964">
            <text:p>0.040964</text:p>
          </table:table-cell>
          <table:table-cell table:formula="of:=[.U183]*1000000" office:value-type="float" office:value="-9.2326E-024">
            <text:p>-9.2326E-024</text:p>
          </table:table-cell>
          <table:table-cell table:formula="of:=[.V183]*1000000" office:value-type="float" office:value="0.0000000000038915">
            <text:p>3.8915E-012</text:p>
          </table:table-cell>
          <table:table-cell table:formula="of:=[.W183]*1000000" office:value-type="float" office:value="340.59">
            <text:p>340.59</text:p>
          </table:table-cell>
          <table:table-cell table:formula="of:=[.X183]*1000000" office:value-type="float" office:value="40.199">
            <text:p>40.199</text:p>
          </table:table-cell>
          <table:table-cell table:formula="of:=[.Y183]*1000000" office:value-type="float" office:value="990.26">
            <text:p>990.26</text:p>
          </table:table-cell>
          <table:table-cell table:formula="of:=[.Z183]*1000000" office:value-type="float" office:value="20.141">
            <text:p>20.141</text:p>
          </table:table-cell>
          <table:table-cell table:formula="of:=[.AA183]*1000000" office:value-type="float" office:value="0">
            <text:p>0</text:p>
          </table:table-cell>
          <table:table-cell table:formula="of:=[.AB183]*1000000" office:value-type="float" office:value="-8.649E-017">
            <text:p>-8.649E-017</text:p>
          </table:table-cell>
          <table:table-cell table:formula="of:=[.AC183]*1000000" office:value-type="float" office:value="0.0000000000038915">
            <text:p>3.8915E-012</text:p>
          </table:table-cell>
          <table:table-cell office:value-type="float" office:value="0.0003406">
            <text:p>0.0003406</text:p>
          </table:table-cell>
          <table:table-cell table:style-name="ce1" office:value-type="string">
            <text:p>4.0203e-05</text:p>
          </table:table-cell>
          <table:table-cell office:value-type="float" office:value="0.00099029">
            <text:p>0.00099029</text:p>
          </table:table-cell>
          <table:table-cell table:style-name="ce1" office:value-type="string">
            <text:p>1.6426e-06</text:p>
          </table:table-cell>
          <table:table-cell table:style-name="ce1" office:value-type="string">
            <text:p>4.0964e-08</text:p>
          </table:table-cell>
          <table:table-cell table:style-name="ce1" office:value-type="string">
            <text:p>-9.2326e-30</text:p>
          </table:table-cell>
          <table:table-cell table:style-name="ce1" office:value-type="string">
            <text:p>3.8915e-18</text:p>
          </table:table-cell>
          <table:table-cell office:value-type="float" office:value="0.00034059">
            <text:p>0.00034059</text:p>
          </table:table-cell>
          <table:table-cell table:style-name="ce1" office:value-type="string">
            <text:p>4.0199e-05</text:p>
          </table:table-cell>
          <table:table-cell office:value-type="float" office:value="0.00099026">
            <text:p>0.00099026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8.649e-23</text:p>
          </table:table-cell>
          <table:table-cell table:style-name="ce1" office:value-type="string">
            <text:p>3.8915e-18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P184]*1000000" office:value-type="float" office:value="338.48">
            <text:p>338.48</text:p>
          </table:table-cell>
          <table:table-cell table:formula="of:=[.Q184]*1000000" office:value-type="float" office:value="39.883">
            <text:p>39.883</text:p>
          </table:table-cell>
          <table:table-cell table:formula="of:=[.R184]*1000000" office:value-type="float" office:value="992.74">
            <text:p>992.74</text:p>
          </table:table-cell>
          <table:table-cell table:formula="of:=[.S184]*1000000" office:value-type="float" office:value="1.6072">
            <text:p>1.6072</text:p>
          </table:table-cell>
          <table:table-cell table:formula="of:=[.T184]*1000000" office:value-type="float" office:value="0.041032">
            <text:p>0.041032</text:p>
          </table:table-cell>
          <table:table-cell table:formula="of:=[.U184]*1000000" office:value-type="float" office:value="7.2946E-025">
            <text:p>7.2946E-025</text:p>
          </table:table-cell>
          <table:table-cell table:formula="of:=[.V184]*1000000" office:value-type="float" office:value="0.000000000003791">
            <text:p>3.791E-012</text:p>
          </table:table-cell>
          <table:table-cell table:formula="of:=[.W184]*1000000" office:value-type="float" office:value="338.48">
            <text:p>338.48</text:p>
          </table:table-cell>
          <table:table-cell table:formula="of:=[.X184]*1000000" office:value-type="float" office:value="39.879">
            <text:p>39.879</text:p>
          </table:table-cell>
          <table:table-cell table:formula="of:=[.Y184]*1000000" office:value-type="float" office:value="992.71">
            <text:p>992.71</text:p>
          </table:table-cell>
          <table:table-cell table:formula="of:=[.Z184]*1000000" office:value-type="float" office:value="20.141">
            <text:p>20.141</text:p>
          </table:table-cell>
          <table:table-cell table:formula="of:=[.AA184]*1000000" office:value-type="float" office:value="0">
            <text:p>0</text:p>
          </table:table-cell>
          <table:table-cell table:formula="of:=[.AB184]*1000000" office:value-type="float" office:value="-2.9138E-017">
            <text:p>-2.9138E-017</text:p>
          </table:table-cell>
          <table:table-cell table:formula="of:=[.AC184]*1000000" office:value-type="float" office:value="0.000000000003791">
            <text:p>3.791E-012</text:p>
          </table:table-cell>
          <table:table-cell office:value-type="float" office:value="0.00033848">
            <text:p>0.00033848</text:p>
          </table:table-cell>
          <table:table-cell table:style-name="ce1" office:value-type="string">
            <text:p>3.9883e-05</text:p>
          </table:table-cell>
          <table:table-cell office:value-type="float" office:value="0.00099274">
            <text:p>0.00099274</text:p>
          </table:table-cell>
          <table:table-cell table:style-name="ce1" office:value-type="string">
            <text:p>1.6072e-06</text:p>
          </table:table-cell>
          <table:table-cell table:style-name="ce1" office:value-type="string">
            <text:p>4.1032e-08</text:p>
          </table:table-cell>
          <table:table-cell table:style-name="ce1" office:value-type="string">
            <text:p>7.2946e-31</text:p>
          </table:table-cell>
          <table:table-cell table:style-name="ce1" office:value-type="string">
            <text:p>3.791e-18</text:p>
          </table:table-cell>
          <table:table-cell office:value-type="float" office:value="0.00033848">
            <text:p>0.00033848</text:p>
          </table:table-cell>
          <table:table-cell table:style-name="ce1" office:value-type="string">
            <text:p>3.9879e-05</text:p>
          </table:table-cell>
          <table:table-cell office:value-type="float" office:value="0.00099271">
            <text:p>0.00099271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138e-23</text:p>
          </table:table-cell>
          <table:table-cell table:style-name="ce1" office:value-type="string">
            <text:p>3.791e-18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P185]*1000000" office:value-type="float" office:value="336.39">
            <text:p>336.39</text:p>
          </table:table-cell>
          <table:table-cell table:formula="of:=[.Q185]*1000000" office:value-type="float" office:value="39.565">
            <text:p>39.565</text:p>
          </table:table-cell>
          <table:table-cell table:formula="of:=[.R185]*1000000" office:value-type="float" office:value="995.16">
            <text:p>995.16</text:p>
          </table:table-cell>
          <table:table-cell table:formula="of:=[.S185]*1000000" office:value-type="float" office:value="1.5725">
            <text:p>1.5725</text:p>
          </table:table-cell>
          <table:table-cell table:formula="of:=[.T185]*1000000" office:value-type="float" office:value="0.041099">
            <text:p>0.041099</text:p>
          </table:table-cell>
          <table:table-cell table:formula="of:=[.U185]*1000000" office:value-type="float" office:value="2.8159E-025">
            <text:p>2.8159E-025</text:p>
          </table:table-cell>
          <table:table-cell table:formula="of:=[.V185]*1000000" office:value-type="float" office:value="0.0000000000036937">
            <text:p>3.6937E-012</text:p>
          </table:table-cell>
          <table:table-cell table:formula="of:=[.W185]*1000000" office:value-type="float" office:value="336.39">
            <text:p>336.39</text:p>
          </table:table-cell>
          <table:table-cell table:formula="of:=[.X185]*1000000" office:value-type="float" office:value="39.561">
            <text:p>39.561</text:p>
          </table:table-cell>
          <table:table-cell table:formula="of:=[.Y185]*1000000" office:value-type="float" office:value="995.13">
            <text:p>995.13</text:p>
          </table:table-cell>
          <table:table-cell table:formula="of:=[.Z185]*1000000" office:value-type="float" office:value="20.141">
            <text:p>20.141</text:p>
          </table:table-cell>
          <table:table-cell table:formula="of:=[.AA185]*1000000" office:value-type="float" office:value="0">
            <text:p>0</text:p>
          </table:table-cell>
          <table:table-cell table:formula="of:=[.AB185]*1000000" office:value-type="float" office:value="-9.157E-018">
            <text:p>-9.157E-018</text:p>
          </table:table-cell>
          <table:table-cell table:formula="of:=[.AC185]*1000000" office:value-type="float" office:value="0.0000000000036936">
            <text:p>3.6936E-012</text:p>
          </table:table-cell>
          <table:table-cell office:value-type="float" office:value="0.00033639">
            <text:p>0.00033639</text:p>
          </table:table-cell>
          <table:table-cell table:style-name="ce1" office:value-type="string">
            <text:p>3.9565e-05</text:p>
          </table:table-cell>
          <table:table-cell office:value-type="float" office:value="0.00099516">
            <text:p>0.00099516</text:p>
          </table:table-cell>
          <table:table-cell table:style-name="ce1" office:value-type="string">
            <text:p>1.5725e-06</text:p>
          </table:table-cell>
          <table:table-cell table:style-name="ce1" office:value-type="string">
            <text:p>4.1099e-08</text:p>
          </table:table-cell>
          <table:table-cell table:style-name="ce1" office:value-type="string">
            <text:p>2.8159e-31</text:p>
          </table:table-cell>
          <table:table-cell table:style-name="ce1" office:value-type="string">
            <text:p>3.6937e-18</text:p>
          </table:table-cell>
          <table:table-cell office:value-type="float" office:value="0.00033639">
            <text:p>0.00033639</text:p>
          </table:table-cell>
          <table:table-cell table:style-name="ce1" office:value-type="string">
            <text:p>3.9561e-05</text:p>
          </table:table-cell>
          <table:table-cell office:value-type="float" office:value="0.00099513">
            <text:p>0.00099513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9.157e-24</text:p>
          </table:table-cell>
          <table:table-cell table:style-name="ce1" office:value-type="string">
            <text:p>3.6936e-18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P186]*1000000" office:value-type="float" office:value="334.31">
            <text:p>334.31</text:p>
          </table:table-cell>
          <table:table-cell table:formula="of:=[.Q186]*1000000" office:value-type="float" office:value="39.249">
            <text:p>39.249</text:p>
          </table:table-cell>
          <table:table-cell table:formula="of:=[.R186]*1000000" office:value-type="float" office:value="997.56">
            <text:p>997.56</text:p>
          </table:table-cell>
          <table:table-cell table:formula="of:=[.S186]*1000000" office:value-type="float" office:value="1.5385">
            <text:p>1.5385</text:p>
          </table:table-cell>
          <table:table-cell table:formula="of:=[.T186]*1000000" office:value-type="float" office:value="0.041167">
            <text:p>0.041167</text:p>
          </table:table-cell>
          <table:table-cell table:formula="of:=[.U186]*1000000" office:value-type="float" office:value="1.2345E-025">
            <text:p>1.2345E-025</text:p>
          </table:table-cell>
          <table:table-cell table:formula="of:=[.V186]*1000000" office:value-type="float" office:value="0.0000000000035993">
            <text:p>3.5993E-012</text:p>
          </table:table-cell>
          <table:table-cell table:formula="of:=[.W186]*1000000" office:value-type="float" office:value="334.31">
            <text:p>334.31</text:p>
          </table:table-cell>
          <table:table-cell table:formula="of:=[.X186]*1000000" office:value-type="float" office:value="39.246">
            <text:p>39.246</text:p>
          </table:table-cell>
          <table:table-cell table:formula="of:=[.Y186]*1000000" office:value-type="float" office:value="997.53">
            <text:p>997.53</text:p>
          </table:table-cell>
          <table:table-cell table:formula="of:=[.Z186]*1000000" office:value-type="float" office:value="20.141">
            <text:p>20.141</text:p>
          </table:table-cell>
          <table:table-cell table:formula="of:=[.AA186]*1000000" office:value-type="float" office:value="0">
            <text:p>0</text:p>
          </table:table-cell>
          <table:table-cell table:formula="of:=[.AB186]*1000000" office:value-type="float" office:value="-2.9064E-018">
            <text:p>-2.9064E-018</text:p>
          </table:table-cell>
          <table:table-cell table:formula="of:=[.AC186]*1000000" office:value-type="float" office:value="0.0000000000035992">
            <text:p>3.5992E-012</text:p>
          </table:table-cell>
          <table:table-cell office:value-type="float" office:value="0.00033431">
            <text:p>0.00033431</text:p>
          </table:table-cell>
          <table:table-cell table:style-name="ce1" office:value-type="string">
            <text:p>3.9249e-05</text:p>
          </table:table-cell>
          <table:table-cell office:value-type="float" office:value="0.00099756">
            <text:p>0.00099756</text:p>
          </table:table-cell>
          <table:table-cell table:style-name="ce1" office:value-type="string">
            <text:p>1.5385e-06</text:p>
          </table:table-cell>
          <table:table-cell table:style-name="ce1" office:value-type="string">
            <text:p>4.1167e-08</text:p>
          </table:table-cell>
          <table:table-cell table:style-name="ce1" office:value-type="string">
            <text:p>1.2345e-31</text:p>
          </table:table-cell>
          <table:table-cell table:style-name="ce1" office:value-type="string">
            <text:p>3.5993e-18</text:p>
          </table:table-cell>
          <table:table-cell office:value-type="float" office:value="0.00033431">
            <text:p>0.00033431</text:p>
          </table:table-cell>
          <table:table-cell table:style-name="ce1" office:value-type="string">
            <text:p>3.9246e-05</text:p>
          </table:table-cell>
          <table:table-cell office:value-type="float" office:value="0.00099753">
            <text:p>0.00099753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064e-24</text:p>
          </table:table-cell>
          <table:table-cell table:style-name="ce1" office:value-type="string">
            <text:p>3.5992e-18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P187]*1000000" office:value-type="float" office:value="332.26">
            <text:p>332.26</text:p>
          </table:table-cell>
          <table:table-cell table:formula="of:=[.Q187]*1000000" office:value-type="float" office:value="38.936">
            <text:p>38.936</text:p>
          </table:table-cell>
          <table:table-cell table:formula="of:=[.R187]*1000000" office:value-type="float" office:value="999.94">
            <text:p>999.94</text:p>
          </table:table-cell>
          <table:table-cell table:formula="of:=[.S187]*1000000" office:value-type="float" office:value="1.5051">
            <text:p>1.5051</text:p>
          </table:table-cell>
          <table:table-cell table:formula="of:=[.T187]*1000000" office:value-type="float" office:value="0.041234">
            <text:p>0.041234</text:p>
          </table:table-cell>
          <table:table-cell table:formula="of:=[.U187]*1000000" office:value-type="float" office:value="5.8909E-026">
            <text:p>5.8909E-026</text:p>
          </table:table-cell>
          <table:table-cell table:formula="of:=[.V187]*1000000" office:value-type="float" office:value="0.0000000000035077">
            <text:p>3.5077E-012</text:p>
          </table:table-cell>
          <table:table-cell table:formula="of:=[.W187]*1000000" office:value-type="float" office:value="332.26">
            <text:p>332.26</text:p>
          </table:table-cell>
          <table:table-cell table:formula="of:=[.X187]*1000000" office:value-type="float" office:value="38.932">
            <text:p>38.932</text:p>
          </table:table-cell>
          <table:table-cell table:formula="of:=[.Y187]*1000000" office:value-type="float" office:value="999.91">
            <text:p>999.91</text:p>
          </table:table-cell>
          <table:table-cell table:formula="of:=[.Z187]*1000000" office:value-type="float" office:value="20.141">
            <text:p>20.141</text:p>
          </table:table-cell>
          <table:table-cell table:formula="of:=[.AA187]*1000000" office:value-type="float" office:value="0">
            <text:p>0</text:p>
          </table:table-cell>
          <table:table-cell table:formula="of:=[.AB187]*1000000" office:value-type="float" office:value="-1.0037E-018">
            <text:p>-1.0037E-018</text:p>
          </table:table-cell>
          <table:table-cell table:formula="of:=[.AC187]*1000000" office:value-type="float" office:value="0.0000000000035077">
            <text:p>3.5077E-012</text:p>
          </table:table-cell>
          <table:table-cell office:value-type="float" office:value="0.00033226">
            <text:p>0.00033226</text:p>
          </table:table-cell>
          <table:table-cell table:style-name="ce1" office:value-type="string">
            <text:p>3.8936e-05</text:p>
          </table:table-cell>
          <table:table-cell office:value-type="float" office:value="0.00099994">
            <text:p>0.00099994</text:p>
          </table:table-cell>
          <table:table-cell table:style-name="ce1" office:value-type="string">
            <text:p>1.5051e-06</text:p>
          </table:table-cell>
          <table:table-cell table:style-name="ce1" office:value-type="string">
            <text:p>4.1234e-08</text:p>
          </table:table-cell>
          <table:table-cell table:style-name="ce1" office:value-type="string">
            <text:p>5.8909e-32</text:p>
          </table:table-cell>
          <table:table-cell table:style-name="ce1" office:value-type="string">
            <text:p>3.5077e-18</text:p>
          </table:table-cell>
          <table:table-cell office:value-type="float" office:value="0.00033226">
            <text:p>0.00033226</text:p>
          </table:table-cell>
          <table:table-cell table:style-name="ce1" office:value-type="string">
            <text:p>3.8932e-05</text:p>
          </table:table-cell>
          <table:table-cell office:value-type="float" office:value="0.00099991">
            <text:p>0.00099991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037e-24</text:p>
          </table:table-cell>
          <table:table-cell table:style-name="ce1" office:value-type="string">
            <text:p>3.5077e-18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P188]*1000000" office:value-type="float" office:value="330.22">
            <text:p>330.22</text:p>
          </table:table-cell>
          <table:table-cell table:formula="of:=[.Q188]*1000000" office:value-type="float" office:value="38.625">
            <text:p>38.625</text:p>
          </table:table-cell>
          <table:table-cell table:formula="of:=[.R188]*1000000" office:value-type="float" office:value="1002.3">
            <text:p>1002.3</text:p>
          </table:table-cell>
          <table:table-cell table:formula="of:=[.S188]*1000000" office:value-type="float" office:value="1.4724">
            <text:p>1.4724</text:p>
          </table:table-cell>
          <table:table-cell table:formula="of:=[.T188]*1000000" office:value-type="float" office:value="0.041302">
            <text:p>0.041302</text:p>
          </table:table-cell>
          <table:table-cell table:formula="of:=[.U188]*1000000" office:value-type="float" office:value="2.9604E-026">
            <text:p>2.9604E-026</text:p>
          </table:table-cell>
          <table:table-cell table:formula="of:=[.V188]*1000000" office:value-type="float" office:value="0.000000000003419">
            <text:p>3.419E-012</text:p>
          </table:table-cell>
          <table:table-cell table:formula="of:=[.W188]*1000000" office:value-type="float" office:value="330.22">
            <text:p>330.22</text:p>
          </table:table-cell>
          <table:table-cell table:formula="of:=[.X188]*1000000" office:value-type="float" office:value="38.621">
            <text:p>38.621</text:p>
          </table:table-cell>
          <table:table-cell table:formula="of:=[.Y188]*1000000" office:value-type="float" office:value="1002.3">
            <text:p>1002.3</text:p>
          </table:table-cell>
          <table:table-cell table:formula="of:=[.Z188]*1000000" office:value-type="float" office:value="20.141">
            <text:p>20.141</text:p>
          </table:table-cell>
          <table:table-cell table:formula="of:=[.AA188]*1000000" office:value-type="float" office:value="0">
            <text:p>0</text:p>
          </table:table-cell>
          <table:table-cell table:formula="of:=[.AB188]*1000000" office:value-type="float" office:value="-3.7712E-019">
            <text:p>-3.7712E-019</text:p>
          </table:table-cell>
          <table:table-cell table:formula="of:=[.AC188]*1000000" office:value-type="float" office:value="0.000000000003419">
            <text:p>3.419E-012</text:p>
          </table:table-cell>
          <table:table-cell office:value-type="float" office:value="0.00033022">
            <text:p>0.00033022</text:p>
          </table:table-cell>
          <table:table-cell table:style-name="ce1" office:value-type="string">
            <text:p>3.8625e-05</text:p>
          </table:table-cell>
          <table:table-cell office:value-type="float" office:value="0.0010023">
            <text:p>0.0010023</text:p>
          </table:table-cell>
          <table:table-cell table:style-name="ce1" office:value-type="string">
            <text:p>1.4724e-06</text:p>
          </table:table-cell>
          <table:table-cell table:style-name="ce1" office:value-type="string">
            <text:p>4.1302e-08</text:p>
          </table:table-cell>
          <table:table-cell table:style-name="ce1" office:value-type="string">
            <text:p>2.9604e-32</text:p>
          </table:table-cell>
          <table:table-cell table:style-name="ce1" office:value-type="string">
            <text:p>3.419e-18</text:p>
          </table:table-cell>
          <table:table-cell office:value-type="float" office:value="0.00033022">
            <text:p>0.00033022</text:p>
          </table:table-cell>
          <table:table-cell table:style-name="ce1" office:value-type="string">
            <text:p>3.8621e-05</text:p>
          </table:table-cell>
          <table:table-cell office:value-type="float" office:value="0.0010023">
            <text:p>0.0010023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3.7712e-25</text:p>
          </table:table-cell>
          <table:table-cell table:style-name="ce1" office:value-type="string">
            <text:p>3.419e-18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P189]*1000000" office:value-type="float" office:value="328.2">
            <text:p>328.2</text:p>
          </table:table-cell>
          <table:table-cell table:formula="of:=[.Q189]*1000000" office:value-type="float" office:value="38.316">
            <text:p>38.316</text:p>
          </table:table-cell>
          <table:table-cell table:formula="of:=[.R189]*1000000" office:value-type="float" office:value="1004.6">
            <text:p>1004.6</text:p>
          </table:table-cell>
          <table:table-cell table:formula="of:=[.S189]*1000000" office:value-type="float" office:value="1.4403">
            <text:p>1.4403</text:p>
          </table:table-cell>
          <table:table-cell table:formula="of:=[.T189]*1000000" office:value-type="float" office:value="0.041371">
            <text:p>0.041371</text:p>
          </table:table-cell>
          <table:table-cell table:formula="of:=[.U189]*1000000" office:value-type="float" office:value="1.5349E-026">
            <text:p>1.5349E-026</text:p>
          </table:table-cell>
          <table:table-cell table:formula="of:=[.V189]*1000000" office:value-type="float" office:value="0.000000000003333">
            <text:p>3.333E-012</text:p>
          </table:table-cell>
          <table:table-cell table:formula="of:=[.W189]*1000000" office:value-type="float" office:value="328.2">
            <text:p>328.2</text:p>
          </table:table-cell>
          <table:table-cell table:formula="of:=[.X189]*1000000" office:value-type="float" office:value="38.312">
            <text:p>38.312</text:p>
          </table:table-cell>
          <table:table-cell table:formula="of:=[.Y189]*1000000" office:value-type="float" office:value="1004.6">
            <text:p>1004.6</text:p>
          </table:table-cell>
          <table:table-cell table:formula="of:=[.Z189]*1000000" office:value-type="float" office:value="20.141">
            <text:p>20.141</text:p>
          </table:table-cell>
          <table:table-cell table:formula="of:=[.AA189]*1000000" office:value-type="float" office:value="0">
            <text:p>0</text:p>
          </table:table-cell>
          <table:table-cell table:formula="of:=[.AB189]*1000000" office:value-type="float" office:value="-1.4218E-019">
            <text:p>-1.4218E-019</text:p>
          </table:table-cell>
          <table:table-cell table:formula="of:=[.AC189]*1000000" office:value-type="float" office:value="0.000000000003333">
            <text:p>3.333E-012</text:p>
          </table:table-cell>
          <table:table-cell office:value-type="float" office:value="0.0003282">
            <text:p>0.0003282</text:p>
          </table:table-cell>
          <table:table-cell table:style-name="ce1" office:value-type="string">
            <text:p>3.8316e-05</text:p>
          </table:table-cell>
          <table:table-cell office:value-type="float" office:value="0.0010046">
            <text:p>0.0010046</text:p>
          </table:table-cell>
          <table:table-cell table:style-name="ce1" office:value-type="string">
            <text:p>1.4403e-06</text:p>
          </table:table-cell>
          <table:table-cell table:style-name="ce1" office:value-type="string">
            <text:p>4.1371e-08</text:p>
          </table:table-cell>
          <table:table-cell table:style-name="ce1" office:value-type="string">
            <text:p>1.5349e-32</text:p>
          </table:table-cell>
          <table:table-cell table:style-name="ce1" office:value-type="string">
            <text:p>3.333e-18</text:p>
          </table:table-cell>
          <table:table-cell office:value-type="float" office:value="0.0003282">
            <text:p>0.0003282</text:p>
          </table:table-cell>
          <table:table-cell table:style-name="ce1" office:value-type="string">
            <text:p>3.8312e-05</text:p>
          </table:table-cell>
          <table:table-cell office:value-type="float" office:value="0.0010046">
            <text:p>0.0010046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218e-25</text:p>
          </table:table-cell>
          <table:table-cell table:style-name="ce1" office:value-type="string">
            <text:p>3.333e-18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P190]*1000000" office:value-type="float" office:value="326.2">
            <text:p>326.2</text:p>
          </table:table-cell>
          <table:table-cell table:formula="of:=[.Q190]*1000000" office:value-type="float" office:value="38.009">
            <text:p>38.009</text:p>
          </table:table-cell>
          <table:table-cell table:formula="of:=[.R190]*1000000" office:value-type="float" office:value="1007">
            <text:p>1007</text:p>
          </table:table-cell>
          <table:table-cell table:formula="of:=[.S190]*1000000" office:value-type="float" office:value="1.4089">
            <text:p>1.4089</text:p>
          </table:table-cell>
          <table:table-cell table:formula="of:=[.T190]*1000000" office:value-type="float" office:value="0.041439">
            <text:p>0.041439</text:p>
          </table:table-cell>
          <table:table-cell table:formula="of:=[.U190]*1000000" office:value-type="float" office:value="8.1144E-027">
            <text:p>8.1144E-027</text:p>
          </table:table-cell>
          <table:table-cell table:formula="of:=[.V190]*1000000" office:value-type="float" office:value="0.0000000000032496">
            <text:p>3.2496E-012</text:p>
          </table:table-cell>
          <table:table-cell table:formula="of:=[.W190]*1000000" office:value-type="float" office:value="326.2">
            <text:p>326.2</text:p>
          </table:table-cell>
          <table:table-cell table:formula="of:=[.X190]*1000000" office:value-type="float" office:value="38.006">
            <text:p>38.006</text:p>
          </table:table-cell>
          <table:table-cell table:formula="of:=[.Y190]*1000000" office:value-type="float" office:value="1006.9">
            <text:p>1006.9</text:p>
          </table:table-cell>
          <table:table-cell table:formula="of:=[.Z190]*1000000" office:value-type="float" office:value="20.141">
            <text:p>20.141</text:p>
          </table:table-cell>
          <table:table-cell table:formula="of:=[.AA190]*1000000" office:value-type="float" office:value="0">
            <text:p>0</text:p>
          </table:table-cell>
          <table:table-cell table:formula="of:=[.AB190]*1000000" office:value-type="float" office:value="-4.8797E-020">
            <text:p>-4.8797E-020</text:p>
          </table:table-cell>
          <table:table-cell table:formula="of:=[.AC190]*1000000" office:value-type="float" office:value="0.0000000000032496">
            <text:p>3.2496E-012</text:p>
          </table:table-cell>
          <table:table-cell office:value-type="float" office:value="0.0003262">
            <text:p>0.0003262</text:p>
          </table:table-cell>
          <table:table-cell table:style-name="ce1" office:value-type="string">
            <text:p>3.8009e-05</text:p>
          </table:table-cell>
          <table:table-cell office:value-type="float" office:value="0.001007">
            <text:p>0.001007</text:p>
          </table:table-cell>
          <table:table-cell table:style-name="ce1" office:value-type="string">
            <text:p>1.4089e-06</text:p>
          </table:table-cell>
          <table:table-cell table:style-name="ce1" office:value-type="string">
            <text:p>4.1439e-08</text:p>
          </table:table-cell>
          <table:table-cell table:style-name="ce1" office:value-type="string">
            <text:p>8.1144e-33</text:p>
          </table:table-cell>
          <table:table-cell table:style-name="ce1" office:value-type="string">
            <text:p>3.2496e-18</text:p>
          </table:table-cell>
          <table:table-cell office:value-type="float" office:value="0.0003262">
            <text:p>0.0003262</text:p>
          </table:table-cell>
          <table:table-cell table:style-name="ce1" office:value-type="string">
            <text:p>3.8006e-05</text:p>
          </table:table-cell>
          <table:table-cell office:value-type="float" office:value="0.0010069">
            <text:p>0.0010069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4.8797e-26</text:p>
          </table:table-cell>
          <table:table-cell table:style-name="ce1" office:value-type="string">
            <text:p>3.2496e-18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P191]*1000000" office:value-type="float" office:value="324.22">
            <text:p>324.22</text:p>
          </table:table-cell>
          <table:table-cell table:formula="of:=[.Q191]*1000000" office:value-type="float" office:value="37.705">
            <text:p>37.705</text:p>
          </table:table-cell>
          <table:table-cell table:formula="of:=[.R191]*1000000" office:value-type="float" office:value="1009.3">
            <text:p>1009.3</text:p>
          </table:table-cell>
          <table:table-cell table:formula="of:=[.S191]*1000000" office:value-type="float" office:value="1.378">
            <text:p>1.378</text:p>
          </table:table-cell>
          <table:table-cell table:formula="of:=[.T191]*1000000" office:value-type="float" office:value="0.041507">
            <text:p>0.041507</text:p>
          </table:table-cell>
          <table:table-cell table:formula="of:=[.U191]*1000000" office:value-type="float" office:value="4.3443E-027">
            <text:p>4.3443E-027</text:p>
          </table:table-cell>
          <table:table-cell table:formula="of:=[.V191]*1000000" office:value-type="float" office:value="0.0000000000031688">
            <text:p>3.1688E-012</text:p>
          </table:table-cell>
          <table:table-cell table:formula="of:=[.W191]*1000000" office:value-type="float" office:value="324.22">
            <text:p>324.22</text:p>
          </table:table-cell>
          <table:table-cell table:formula="of:=[.X191]*1000000" office:value-type="float" office:value="37.701">
            <text:p>37.701</text:p>
          </table:table-cell>
          <table:table-cell table:formula="of:=[.Y191]*1000000" office:value-type="float" office:value="1009.2">
            <text:p>1009.2</text:p>
          </table:table-cell>
          <table:table-cell table:formula="of:=[.Z191]*1000000" office:value-type="float" office:value="20.141">
            <text:p>20.141</text:p>
          </table:table-cell>
          <table:table-cell table:formula="of:=[.AA191]*1000000" office:value-type="float" office:value="0">
            <text:p>0</text:p>
          </table:table-cell>
          <table:table-cell table:formula="of:=[.AB191]*1000000" office:value-type="float" office:value="-1.4222E-020">
            <text:p>-1.4222E-020</text:p>
          </table:table-cell>
          <table:table-cell table:formula="of:=[.AC191]*1000000" office:value-type="float" office:value="0.0000000000031687">
            <text:p>3.1687E-012</text:p>
          </table:table-cell>
          <table:table-cell office:value-type="float" office:value="0.00032422">
            <text:p>0.00032422</text:p>
          </table:table-cell>
          <table:table-cell table:style-name="ce1" office:value-type="string">
            <text:p>3.7705e-05</text:p>
          </table:table-cell>
          <table:table-cell office:value-type="float" office:value="0.0010093">
            <text:p>0.0010093</text:p>
          </table:table-cell>
          <table:table-cell table:style-name="ce1" office:value-type="string">
            <text:p>1.378e-06</text:p>
          </table:table-cell>
          <table:table-cell table:style-name="ce1" office:value-type="string">
            <text:p>4.1507e-08</text:p>
          </table:table-cell>
          <table:table-cell table:style-name="ce1" office:value-type="string">
            <text:p>4.3443e-33</text:p>
          </table:table-cell>
          <table:table-cell table:style-name="ce1" office:value-type="string">
            <text:p>3.1688e-18</text:p>
          </table:table-cell>
          <table:table-cell office:value-type="float" office:value="0.00032422">
            <text:p>0.00032422</text:p>
          </table:table-cell>
          <table:table-cell table:style-name="ce1" office:value-type="string">
            <text:p>3.7701e-05</text:p>
          </table:table-cell>
          <table:table-cell office:value-type="float" office:value="0.0010092">
            <text:p>0.0010092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222e-26</text:p>
          </table:table-cell>
          <table:table-cell table:style-name="ce1" office:value-type="string">
            <text:p>3.1687e-18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P192]*1000000" office:value-type="float" office:value="322.26">
            <text:p>322.26</text:p>
          </table:table-cell>
          <table:table-cell table:formula="of:=[.Q192]*1000000" office:value-type="float" office:value="37.402">
            <text:p>37.402</text:p>
          </table:table-cell>
          <table:table-cell table:formula="of:=[.R192]*1000000" office:value-type="float" office:value="1011.5">
            <text:p>1011.5</text:p>
          </table:table-cell>
          <table:table-cell table:formula="of:=[.S192]*1000000" office:value-type="float" office:value="1.3478">
            <text:p>1.3478</text:p>
          </table:table-cell>
          <table:table-cell table:formula="of:=[.T192]*1000000" office:value-type="float" office:value="0.041576">
            <text:p>0.041576</text:p>
          </table:table-cell>
          <table:table-cell table:formula="of:=[.U192]*1000000" office:value-type="float" office:value="2.3463E-027">
            <text:p>2.3463E-027</text:p>
          </table:table-cell>
          <table:table-cell table:formula="of:=[.V192]*1000000" office:value-type="float" office:value="0.0000000000030904">
            <text:p>3.0904E-012</text:p>
          </table:table-cell>
          <table:table-cell table:formula="of:=[.W192]*1000000" office:value-type="float" office:value="322.26">
            <text:p>322.26</text:p>
          </table:table-cell>
          <table:table-cell table:formula="of:=[.X192]*1000000" office:value-type="float" office:value="37.399">
            <text:p>37.399</text:p>
          </table:table-cell>
          <table:table-cell table:formula="of:=[.Y192]*1000000" office:value-type="float" office:value="1011.5">
            <text:p>1011.5</text:p>
          </table:table-cell>
          <table:table-cell table:formula="of:=[.Z192]*1000000" office:value-type="float" office:value="20.141">
            <text:p>20.141</text:p>
          </table:table-cell>
          <table:table-cell table:formula="of:=[.AA192]*1000000" office:value-type="float" office:value="0">
            <text:p>0</text:p>
          </table:table-cell>
          <table:table-cell table:formula="of:=[.AB192]*1000000" office:value-type="float" office:value="-4.1366E-021">
            <text:p>-4.1366E-021</text:p>
          </table:table-cell>
          <table:table-cell table:formula="of:=[.AC192]*1000000" office:value-type="float" office:value="0.0000000000030904">
            <text:p>3.0904E-012</text:p>
          </table:table-cell>
          <table:table-cell office:value-type="float" office:value="0.00032226">
            <text:p>0.00032226</text:p>
          </table:table-cell>
          <table:table-cell table:style-name="ce1" office:value-type="string">
            <text:p>3.7402e-05</text:p>
          </table:table-cell>
          <table:table-cell office:value-type="float" office:value="0.0010115">
            <text:p>0.0010115</text:p>
          </table:table-cell>
          <table:table-cell table:style-name="ce1" office:value-type="string">
            <text:p>1.3478e-06</text:p>
          </table:table-cell>
          <table:table-cell table:style-name="ce1" office:value-type="string">
            <text:p>4.1576e-08</text:p>
          </table:table-cell>
          <table:table-cell table:style-name="ce1" office:value-type="string">
            <text:p>2.3463e-33</text:p>
          </table:table-cell>
          <table:table-cell table:style-name="ce1" office:value-type="string">
            <text:p>3.0904e-18</text:p>
          </table:table-cell>
          <table:table-cell office:value-type="float" office:value="0.00032226">
            <text:p>0.00032226</text:p>
          </table:table-cell>
          <table:table-cell table:style-name="ce1" office:value-type="string">
            <text:p>3.7399e-05</text:p>
          </table:table-cell>
          <table:table-cell office:value-type="float" office:value="0.0010115">
            <text:p>0.0010115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4.1366e-27</text:p>
          </table:table-cell>
          <table:table-cell table:style-name="ce1" office:value-type="string">
            <text:p>3.0904e-18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P193]*1000000" office:value-type="float" office:value="320.32">
            <text:p>320.32</text:p>
          </table:table-cell>
          <table:table-cell table:formula="of:=[.Q193]*1000000" office:value-type="float" office:value="37.102">
            <text:p>37.102</text:p>
          </table:table-cell>
          <table:table-cell table:formula="of:=[.R193]*1000000" office:value-type="float" office:value="1013.8">
            <text:p>1013.8</text:p>
          </table:table-cell>
          <table:table-cell table:formula="of:=[.S193]*1000000" office:value-type="float" office:value="1.3181">
            <text:p>1.3181</text:p>
          </table:table-cell>
          <table:table-cell table:formula="of:=[.T193]*1000000" office:value-type="float" office:value="0.041645">
            <text:p>0.041645</text:p>
          </table:table-cell>
          <table:table-cell table:formula="of:=[.U193]*1000000" office:value-type="float" office:value="1.2757E-027">
            <text:p>1.2757E-027</text:p>
          </table:table-cell>
          <table:table-cell table:formula="of:=[.V193]*1000000" office:value-type="float" office:value="0.0000000000030144">
            <text:p>3.0144E-012</text:p>
          </table:table-cell>
          <table:table-cell table:formula="of:=[.W193]*1000000" office:value-type="float" office:value="320.31">
            <text:p>320.31</text:p>
          </table:table-cell>
          <table:table-cell table:formula="of:=[.X193]*1000000" office:value-type="float" office:value="37.099">
            <text:p>37.099</text:p>
          </table:table-cell>
          <table:table-cell table:formula="of:=[.Y193]*1000000" office:value-type="float" office:value="1013.8">
            <text:p>1013.8</text:p>
          </table:table-cell>
          <table:table-cell table:formula="of:=[.Z193]*1000000" office:value-type="float" office:value="20.141">
            <text:p>20.141</text:p>
          </table:table-cell>
          <table:table-cell table:formula="of:=[.AA193]*1000000" office:value-type="float" office:value="0">
            <text:p>0</text:p>
          </table:table-cell>
          <table:table-cell table:formula="of:=[.AB193]*1000000" office:value-type="float" office:value="-1.1797E-021">
            <text:p>-1.1797E-021</text:p>
          </table:table-cell>
          <table:table-cell table:formula="of:=[.AC193]*1000000" office:value-type="float" office:value="0.0000000000030144">
            <text:p>3.0144E-012</text:p>
          </table:table-cell>
          <table:table-cell office:value-type="float" office:value="0.00032032">
            <text:p>0.00032032</text:p>
          </table:table-cell>
          <table:table-cell table:style-name="ce1" office:value-type="string">
            <text:p>3.7102e-05</text:p>
          </table:table-cell>
          <table:table-cell office:value-type="float" office:value="0.0010138">
            <text:p>0.0010138</text:p>
          </table:table-cell>
          <table:table-cell table:style-name="ce1" office:value-type="string">
            <text:p>1.3181e-06</text:p>
          </table:table-cell>
          <table:table-cell table:style-name="ce1" office:value-type="string">
            <text:p>4.1645e-08</text:p>
          </table:table-cell>
          <table:table-cell table:style-name="ce1" office:value-type="string">
            <text:p>1.2757e-33</text:p>
          </table:table-cell>
          <table:table-cell table:style-name="ce1" office:value-type="string">
            <text:p>3.0144e-18</text:p>
          </table:table-cell>
          <table:table-cell office:value-type="float" office:value="0.00032031">
            <text:p>0.00032031</text:p>
          </table:table-cell>
          <table:table-cell table:style-name="ce1" office:value-type="string">
            <text:p>3.7099e-05</text:p>
          </table:table-cell>
          <table:table-cell office:value-type="float" office:value="0.0010138">
            <text:p>0.0010138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797e-27</text:p>
          </table:table-cell>
          <table:table-cell table:style-name="ce1" office:value-type="string">
            <text:p>3.0144e-18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P194]*1000000" office:value-type="float" office:value="318.39">
            <text:p>318.39</text:p>
          </table:table-cell>
          <table:table-cell table:formula="of:=[.Q194]*1000000" office:value-type="float" office:value="36.804">
            <text:p>36.804</text:p>
          </table:table-cell>
          <table:table-cell table:formula="of:=[.R194]*1000000" office:value-type="float" office:value="1016">
            <text:p>1016</text:p>
          </table:table-cell>
          <table:table-cell table:formula="of:=[.S194]*1000000" office:value-type="float" office:value="1.2891">
            <text:p>1.2891</text:p>
          </table:table-cell>
          <table:table-cell table:formula="of:=[.T194]*1000000" office:value-type="float" office:value="0.041714">
            <text:p>0.041714</text:p>
          </table:table-cell>
          <table:table-cell table:formula="of:=[.U194]*1000000" office:value-type="float" office:value="6.9733E-028">
            <text:p>6.9733E-028</text:p>
          </table:table-cell>
          <table:table-cell table:formula="of:=[.V194]*1000000" office:value-type="float" office:value="0.0000000000029407">
            <text:p>2.9407E-012</text:p>
          </table:table-cell>
          <table:table-cell table:formula="of:=[.W194]*1000000" office:value-type="float" office:value="318.38">
            <text:p>318.38</text:p>
          </table:table-cell>
          <table:table-cell table:formula="of:=[.X194]*1000000" office:value-type="float" office:value="36.801">
            <text:p>36.801</text:p>
          </table:table-cell>
          <table:table-cell table:formula="of:=[.Y194]*1000000" office:value-type="float" office:value="1016">
            <text:p>1016</text:p>
          </table:table-cell>
          <table:table-cell table:formula="of:=[.Z194]*1000000" office:value-type="float" office:value="20.141">
            <text:p>20.141</text:p>
          </table:table-cell>
          <table:table-cell table:formula="of:=[.AA194]*1000000" office:value-type="float" office:value="0">
            <text:p>0</text:p>
          </table:table-cell>
          <table:table-cell table:formula="of:=[.AB194]*1000000" office:value-type="float" office:value="-3.7425E-022">
            <text:p>-3.7425E-022</text:p>
          </table:table-cell>
          <table:table-cell table:formula="of:=[.AC194]*1000000" office:value-type="float" office:value="0.0000000000029407">
            <text:p>2.9407E-012</text:p>
          </table:table-cell>
          <table:table-cell office:value-type="float" office:value="0.00031839">
            <text:p>0.00031839</text:p>
          </table:table-cell>
          <table:table-cell table:style-name="ce1" office:value-type="string">
            <text:p>3.6804e-05</text:p>
          </table:table-cell>
          <table:table-cell office:value-type="float" office:value="0.001016">
            <text:p>0.001016</text:p>
          </table:table-cell>
          <table:table-cell table:style-name="ce1" office:value-type="string">
            <text:p>1.2891e-06</text:p>
          </table:table-cell>
          <table:table-cell table:style-name="ce1" office:value-type="string">
            <text:p>4.1714e-08</text:p>
          </table:table-cell>
          <table:table-cell table:style-name="ce1" office:value-type="string">
            <text:p>6.9733e-34</text:p>
          </table:table-cell>
          <table:table-cell table:style-name="ce1" office:value-type="string">
            <text:p>2.9407e-18</text:p>
          </table:table-cell>
          <table:table-cell office:value-type="float" office:value="0.00031838">
            <text:p>0.00031838</text:p>
          </table:table-cell>
          <table:table-cell table:style-name="ce1" office:value-type="string">
            <text:p>3.6801e-05</text:p>
          </table:table-cell>
          <table:table-cell office:value-type="float" office:value="0.001016">
            <text:p>0.001016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3.7425e-28</text:p>
          </table:table-cell>
          <table:table-cell table:style-name="ce1" office:value-type="string">
            <text:p>2.9407e-18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P195]*1000000" office:value-type="float" office:value="316.48">
            <text:p>316.48</text:p>
          </table:table-cell>
          <table:table-cell table:formula="of:=[.Q195]*1000000" office:value-type="float" office:value="36.508">
            <text:p>36.508</text:p>
          </table:table-cell>
          <table:table-cell table:formula="of:=[.R195]*1000000" office:value-type="float" office:value="1018.2">
            <text:p>1018.2</text:p>
          </table:table-cell>
          <table:table-cell table:formula="of:=[.S195]*1000000" office:value-type="float" office:value="1.2606">
            <text:p>1.2606</text:p>
          </table:table-cell>
          <table:table-cell table:formula="of:=[.T195]*1000000" office:value-type="float" office:value="0.041783">
            <text:p>0.041783</text:p>
          </table:table-cell>
          <table:table-cell table:formula="of:=[.U195]*1000000" office:value-type="float" office:value="3.8302E-028">
            <text:p>3.8302E-028</text:p>
          </table:table-cell>
          <table:table-cell table:formula="of:=[.V195]*1000000" office:value-type="float" office:value="0.0000000000028693">
            <text:p>2.8693E-012</text:p>
          </table:table-cell>
          <table:table-cell table:formula="of:=[.W195]*1000000" office:value-type="float" office:value="316.47">
            <text:p>316.47</text:p>
          </table:table-cell>
          <table:table-cell table:formula="of:=[.X195]*1000000" office:value-type="float" office:value="36.505">
            <text:p>36.505</text:p>
          </table:table-cell>
          <table:table-cell table:formula="of:=[.Y195]*1000000" office:value-type="float" office:value="1018.2">
            <text:p>1018.2</text:p>
          </table:table-cell>
          <table:table-cell table:formula="of:=[.Z195]*1000000" office:value-type="float" office:value="20.141">
            <text:p>20.141</text:p>
          </table:table-cell>
          <table:table-cell table:formula="of:=[.AA195]*1000000" office:value-type="float" office:value="0">
            <text:p>0</text:p>
          </table:table-cell>
          <table:table-cell table:formula="of:=[.AB195]*1000000" office:value-type="float" office:value="-1.2965E-022">
            <text:p>-1.2965E-022</text:p>
          </table:table-cell>
          <table:table-cell table:formula="of:=[.AC195]*1000000" office:value-type="float" office:value="0.0000000000028693">
            <text:p>2.8693E-012</text:p>
          </table:table-cell>
          <table:table-cell office:value-type="float" office:value="0.00031648">
            <text:p>0.00031648</text:p>
          </table:table-cell>
          <table:table-cell table:style-name="ce1" office:value-type="string">
            <text:p>3.6508e-05</text:p>
          </table:table-cell>
          <table:table-cell office:value-type="float" office:value="0.0010182">
            <text:p>0.0010182</text:p>
          </table:table-cell>
          <table:table-cell table:style-name="ce1" office:value-type="string">
            <text:p>1.2606e-06</text:p>
          </table:table-cell>
          <table:table-cell table:style-name="ce1" office:value-type="string">
            <text:p>4.1783e-08</text:p>
          </table:table-cell>
          <table:table-cell table:style-name="ce1" office:value-type="string">
            <text:p>3.8302e-34</text:p>
          </table:table-cell>
          <table:table-cell table:style-name="ce1" office:value-type="string">
            <text:p>2.8693e-18</text:p>
          </table:table-cell>
          <table:table-cell office:value-type="float" office:value="0.00031647">
            <text:p>0.00031647</text:p>
          </table:table-cell>
          <table:table-cell table:style-name="ce1" office:value-type="string">
            <text:p>3.6505e-05</text:p>
          </table:table-cell>
          <table:table-cell office:value-type="float" office:value="0.0010182">
            <text:p>0.0010182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965e-28</text:p>
          </table:table-cell>
          <table:table-cell table:style-name="ce1" office:value-type="string">
            <text:p>2.8693e-18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P196]*1000000" office:value-type="float" office:value="314.59">
            <text:p>314.59</text:p>
          </table:table-cell>
          <table:table-cell table:formula="of:=[.Q196]*1000000" office:value-type="float" office:value="36.215">
            <text:p>36.215</text:p>
          </table:table-cell>
          <table:table-cell table:formula="of:=[.R196]*1000000" office:value-type="float" office:value="1020.4">
            <text:p>1020.4</text:p>
          </table:table-cell>
          <table:table-cell table:formula="of:=[.S196]*1000000" office:value-type="float" office:value="1.2326">
            <text:p>1.2326</text:p>
          </table:table-cell>
          <table:table-cell table:formula="of:=[.T196]*1000000" office:value-type="float" office:value="0.041853">
            <text:p>0.041853</text:p>
          </table:table-cell>
          <table:table-cell table:formula="of:=[.U196]*1000000" office:value-type="float" office:value="2.1131E-028">
            <text:p>2.1131E-028</text:p>
          </table:table-cell>
          <table:table-cell table:formula="of:=[.V196]*1000000" office:value-type="float" office:value="0.0000000000028001">
            <text:p>2.8001E-012</text:p>
          </table:table-cell>
          <table:table-cell table:formula="of:=[.W196]*1000000" office:value-type="float" office:value="314.58">
            <text:p>314.58</text:p>
          </table:table-cell>
          <table:table-cell table:formula="of:=[.X196]*1000000" office:value-type="float" office:value="36.211">
            <text:p>36.211</text:p>
          </table:table-cell>
          <table:table-cell table:formula="of:=[.Y196]*1000000" office:value-type="float" office:value="1020.4">
            <text:p>1020.4</text:p>
          </table:table-cell>
          <table:table-cell table:formula="of:=[.Z196]*1000000" office:value-type="float" office:value="20.141">
            <text:p>20.141</text:p>
          </table:table-cell>
          <table:table-cell table:formula="of:=[.AA196]*1000000" office:value-type="float" office:value="0">
            <text:p>0</text:p>
          </table:table-cell>
          <table:table-cell table:formula="of:=[.AB196]*1000000" office:value-type="float" office:value="-4.9188E-023">
            <text:p>-4.9188E-023</text:p>
          </table:table-cell>
          <table:table-cell table:formula="of:=[.AC196]*1000000" office:value-type="float" office:value="0.0000000000028001">
            <text:p>2.8001E-012</text:p>
          </table:table-cell>
          <table:table-cell office:value-type="float" office:value="0.00031459">
            <text:p>0.00031459</text:p>
          </table:table-cell>
          <table:table-cell table:style-name="ce1" office:value-type="string">
            <text:p>3.6215e-05</text:p>
          </table:table-cell>
          <table:table-cell office:value-type="float" office:value="0.0010204">
            <text:p>0.0010204</text:p>
          </table:table-cell>
          <table:table-cell table:style-name="ce1" office:value-type="string">
            <text:p>1.2326e-06</text:p>
          </table:table-cell>
          <table:table-cell table:style-name="ce1" office:value-type="string">
            <text:p>4.1853e-08</text:p>
          </table:table-cell>
          <table:table-cell table:style-name="ce1" office:value-type="string">
            <text:p>2.1131e-34</text:p>
          </table:table-cell>
          <table:table-cell table:style-name="ce1" office:value-type="string">
            <text:p>2.8001e-18</text:p>
          </table:table-cell>
          <table:table-cell office:value-type="float" office:value="0.00031458">
            <text:p>0.00031458</text:p>
          </table:table-cell>
          <table:table-cell table:style-name="ce1" office:value-type="string">
            <text:p>3.6211e-05</text:p>
          </table:table-cell>
          <table:table-cell office:value-type="float" office:value="0.0010204">
            <text:p>0.0010204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4.9188e-29</text:p>
          </table:table-cell>
          <table:table-cell table:style-name="ce1" office:value-type="string">
            <text:p>2.8001e-18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P197]*1000000" office:value-type="float" office:value="312.71">
            <text:p>312.71</text:p>
          </table:table-cell>
          <table:table-cell table:formula="of:=[.Q197]*1000000" office:value-type="float" office:value="35.923">
            <text:p>35.923</text:p>
          </table:table-cell>
          <table:table-cell table:formula="of:=[.R197]*1000000" office:value-type="float" office:value="1022.6">
            <text:p>1022.6</text:p>
          </table:table-cell>
          <table:table-cell table:formula="of:=[.S197]*1000000" office:value-type="float" office:value="1.2053">
            <text:p>1.2053</text:p>
          </table:table-cell>
          <table:table-cell table:formula="of:=[.T197]*1000000" office:value-type="float" office:value="0.041922">
            <text:p>0.041922</text:p>
          </table:table-cell>
          <table:table-cell table:formula="of:=[.U197]*1000000" office:value-type="float" office:value="1.1706E-028">
            <text:p>1.1706E-028</text:p>
          </table:table-cell>
          <table:table-cell table:formula="of:=[.V197]*1000000" office:value-type="float" office:value="0.000000000002733">
            <text:p>2.733E-012</text:p>
          </table:table-cell>
          <table:table-cell table:formula="of:=[.W197]*1000000" office:value-type="float" office:value="312.71">
            <text:p>312.71</text:p>
          </table:table-cell>
          <table:table-cell table:formula="of:=[.X197]*1000000" office:value-type="float" office:value="35.92">
            <text:p>35.92</text:p>
          </table:table-cell>
          <table:table-cell table:formula="of:=[.Y197]*1000000" office:value-type="float" office:value="1022.6">
            <text:p>1022.6</text:p>
          </table:table-cell>
          <table:table-cell table:formula="of:=[.Z197]*1000000" office:value-type="float" office:value="20.141">
            <text:p>20.141</text:p>
          </table:table-cell>
          <table:table-cell table:formula="of:=[.AA197]*1000000" office:value-type="float" office:value="0">
            <text:p>0</text:p>
          </table:table-cell>
          <table:table-cell table:formula="of:=[.AB197]*1000000" office:value-type="float" office:value="-2.1633E-023">
            <text:p>-2.1633E-023</text:p>
          </table:table-cell>
          <table:table-cell table:formula="of:=[.AC197]*1000000" office:value-type="float" office:value="0.000000000002733">
            <text:p>2.733E-012</text:p>
          </table:table-cell>
          <table:table-cell office:value-type="float" office:value="0.00031271">
            <text:p>0.00031271</text:p>
          </table:table-cell>
          <table:table-cell table:style-name="ce1" office:value-type="string">
            <text:p>3.5923e-05</text:p>
          </table:table-cell>
          <table:table-cell office:value-type="float" office:value="0.0010226">
            <text:p>0.0010226</text:p>
          </table:table-cell>
          <table:table-cell table:style-name="ce1" office:value-type="string">
            <text:p>1.2053e-06</text:p>
          </table:table-cell>
          <table:table-cell table:style-name="ce1" office:value-type="string">
            <text:p>4.1922e-08</text:p>
          </table:table-cell>
          <table:table-cell table:style-name="ce1" office:value-type="string">
            <text:p>1.1706e-34</text:p>
          </table:table-cell>
          <table:table-cell table:style-name="ce1" office:value-type="string">
            <text:p>2.733e-18</text:p>
          </table:table-cell>
          <table:table-cell office:value-type="float" office:value="0.00031271">
            <text:p>0.00031271</text:p>
          </table:table-cell>
          <table:table-cell table:style-name="ce1" office:value-type="string">
            <text:p>3.592e-05</text:p>
          </table:table-cell>
          <table:table-cell office:value-type="float" office:value="0.0010226">
            <text:p>0.0010226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633e-29</text:p>
          </table:table-cell>
          <table:table-cell table:style-name="ce1" office:value-type="string">
            <text:p>2.733e-18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P198]*1000000" office:value-type="float" office:value="310.85">
            <text:p>310.85</text:p>
          </table:table-cell>
          <table:table-cell table:formula="of:=[.Q198]*1000000" office:value-type="float" office:value="35.634">
            <text:p>35.634</text:p>
          </table:table-cell>
          <table:table-cell table:formula="of:=[.R198]*1000000" office:value-type="float" office:value="1024.8">
            <text:p>1024.8</text:p>
          </table:table-cell>
          <table:table-cell table:formula="of:=[.S198]*1000000" office:value-type="float" office:value="1.1785">
            <text:p>1.1785</text:p>
          </table:table-cell>
          <table:table-cell table:formula="of:=[.T198]*1000000" office:value-type="float" office:value="0.041992">
            <text:p>0.041992</text:p>
          </table:table-cell>
          <table:table-cell table:formula="of:=[.U198]*1000000" office:value-type="float" office:value="6.5115E-029">
            <text:p>6.5115E-029</text:p>
          </table:table-cell>
          <table:table-cell table:formula="of:=[.V198]*1000000" office:value-type="float" office:value="0.0000000000026679">
            <text:p>2.6679E-012</text:p>
          </table:table-cell>
          <table:table-cell table:formula="of:=[.W198]*1000000" office:value-type="float" office:value="310.85">
            <text:p>310.85</text:p>
          </table:table-cell>
          <table:table-cell table:formula="of:=[.X198]*1000000" office:value-type="float" office:value="35.63">
            <text:p>35.63</text:p>
          </table:table-cell>
          <table:table-cell table:formula="of:=[.Y198]*1000000" office:value-type="float" office:value="1024.7">
            <text:p>1024.7</text:p>
          </table:table-cell>
          <table:table-cell table:formula="of:=[.Z198]*1000000" office:value-type="float" office:value="20.141">
            <text:p>20.141</text:p>
          </table:table-cell>
          <table:table-cell table:formula="of:=[.AA198]*1000000" office:value-type="float" office:value="0">
            <text:p>0</text:p>
          </table:table-cell>
          <table:table-cell table:formula="of:=[.AB198]*1000000" office:value-type="float" office:value="-1.0477E-023">
            <text:p>-1.0477E-023</text:p>
          </table:table-cell>
          <table:table-cell table:formula="of:=[.AC198]*1000000" office:value-type="float" office:value="0.0000000000026679">
            <text:p>2.6679E-012</text:p>
          </table:table-cell>
          <table:table-cell office:value-type="float" office:value="0.00031085">
            <text:p>0.00031085</text:p>
          </table:table-cell>
          <table:table-cell table:style-name="ce1" office:value-type="string">
            <text:p>3.5634e-05</text:p>
          </table:table-cell>
          <table:table-cell office:value-type="float" office:value="0.0010248">
            <text:p>0.0010248</text:p>
          </table:table-cell>
          <table:table-cell table:style-name="ce1" office:value-type="string">
            <text:p>1.1785e-06</text:p>
          </table:table-cell>
          <table:table-cell table:style-name="ce1" office:value-type="string">
            <text:p>4.1992e-08</text:p>
          </table:table-cell>
          <table:table-cell table:style-name="ce1" office:value-type="string">
            <text:p>6.5115e-35</text:p>
          </table:table-cell>
          <table:table-cell table:style-name="ce1" office:value-type="string">
            <text:p>2.6679e-18</text:p>
          </table:table-cell>
          <table:table-cell office:value-type="float" office:value="0.00031085">
            <text:p>0.00031085</text:p>
          </table:table-cell>
          <table:table-cell table:style-name="ce1" office:value-type="string">
            <text:p>3.563e-05</text:p>
          </table:table-cell>
          <table:table-cell office:value-type="float" office:value="0.0010247">
            <text:p>0.0010247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477e-29</text:p>
          </table:table-cell>
          <table:table-cell table:style-name="ce1" office:value-type="string">
            <text:p>2.6679e-18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P199]*1000000" office:value-type="float" office:value="309.01">
            <text:p>309.01</text:p>
          </table:table-cell>
          <table:table-cell table:formula="of:=[.Q199]*1000000" office:value-type="float" office:value="35.347">
            <text:p>35.347</text:p>
          </table:table-cell>
          <table:table-cell table:formula="of:=[.R199]*1000000" office:value-type="float" office:value="1026.9">
            <text:p>1026.9</text:p>
          </table:table-cell>
          <table:table-cell table:formula="of:=[.S199]*1000000" office:value-type="float" office:value="1.1522">
            <text:p>1.1522</text:p>
          </table:table-cell>
          <table:table-cell table:formula="of:=[.T199]*1000000" office:value-type="float" office:value="0.042062">
            <text:p>0.042062</text:p>
          </table:table-cell>
          <table:table-cell table:formula="of:=[.U199]*1000000" office:value-type="float" office:value="3.6364E-029">
            <text:p>3.6364E-029</text:p>
          </table:table-cell>
          <table:table-cell table:formula="of:=[.V199]*1000000" office:value-type="float" office:value="0.0000000000026048">
            <text:p>2.6048E-012</text:p>
          </table:table-cell>
          <table:table-cell table:formula="of:=[.W199]*1000000" office:value-type="float" office:value="309.01">
            <text:p>309.01</text:p>
          </table:table-cell>
          <table:table-cell table:formula="of:=[.X199]*1000000" office:value-type="float" office:value="35.343">
            <text:p>35.343</text:p>
          </table:table-cell>
          <table:table-cell table:formula="of:=[.Y199]*1000000" office:value-type="float" office:value="1026.9">
            <text:p>1026.9</text:p>
          </table:table-cell>
          <table:table-cell table:formula="of:=[.Z199]*1000000" office:value-type="float" office:value="20.141">
            <text:p>20.141</text:p>
          </table:table-cell>
          <table:table-cell table:formula="of:=[.AA199]*1000000" office:value-type="float" office:value="0">
            <text:p>0</text:p>
          </table:table-cell>
          <table:table-cell table:formula="of:=[.AB199]*1000000" office:value-type="float" office:value="-5.4768E-024">
            <text:p>-5.4768E-024</text:p>
          </table:table-cell>
          <table:table-cell table:formula="of:=[.AC199]*1000000" office:value-type="float" office:value="0.0000000000026048">
            <text:p>2.6048E-012</text:p>
          </table:table-cell>
          <table:table-cell office:value-type="float" office:value="0.00030901">
            <text:p>0.00030901</text:p>
          </table:table-cell>
          <table:table-cell table:style-name="ce1" office:value-type="string">
            <text:p>3.5347e-05</text:p>
          </table:table-cell>
          <table:table-cell office:value-type="float" office:value="0.0010269">
            <text:p>0.0010269</text:p>
          </table:table-cell>
          <table:table-cell table:style-name="ce1" office:value-type="string">
            <text:p>1.1522e-06</text:p>
          </table:table-cell>
          <table:table-cell table:style-name="ce1" office:value-type="string">
            <text:p>4.2062e-08</text:p>
          </table:table-cell>
          <table:table-cell table:style-name="ce1" office:value-type="string">
            <text:p>3.6364e-35</text:p>
          </table:table-cell>
          <table:table-cell table:style-name="ce1" office:value-type="string">
            <text:p>2.6048e-18</text:p>
          </table:table-cell>
          <table:table-cell office:value-type="float" office:value="0.00030901">
            <text:p>0.00030901</text:p>
          </table:table-cell>
          <table:table-cell table:style-name="ce1" office:value-type="string">
            <text:p>3.5343e-05</text:p>
          </table:table-cell>
          <table:table-cell office:value-type="float" office:value="0.0010269">
            <text:p>0.0010269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5.4768e-30</text:p>
          </table:table-cell>
          <table:table-cell table:style-name="ce1" office:value-type="string">
            <text:p>2.6048e-18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P200]*1000000" office:value-type="float" office:value="307.19">
            <text:p>307.19</text:p>
          </table:table-cell>
          <table:table-cell table:formula="of:=[.Q200]*1000000" office:value-type="float" office:value="35.061">
            <text:p>35.061</text:p>
          </table:table-cell>
          <table:table-cell table:formula="of:=[.R200]*1000000" office:value-type="float" office:value="1029">
            <text:p>1029</text:p>
          </table:table-cell>
          <table:table-cell table:formula="of:=[.S200]*1000000" office:value-type="float" office:value="1.1264">
            <text:p>1.1264</text:p>
          </table:table-cell>
          <table:table-cell table:formula="of:=[.T200]*1000000" office:value-type="float" office:value="0.042132">
            <text:p>0.042132</text:p>
          </table:table-cell>
          <table:table-cell table:formula="of:=[.U200]*1000000" office:value-type="float" office:value="2.0387E-029">
            <text:p>2.0387E-029</text:p>
          </table:table-cell>
          <table:table-cell table:formula="of:=[.V200]*1000000" office:value-type="float" office:value="0.0000000000025437">
            <text:p>2.5437E-012</text:p>
          </table:table-cell>
          <table:table-cell table:formula="of:=[.W200]*1000000" office:value-type="float" office:value="307.18">
            <text:p>307.18</text:p>
          </table:table-cell>
          <table:table-cell table:formula="of:=[.X200]*1000000" office:value-type="float" office:value="35.058">
            <text:p>35.058</text:p>
          </table:table-cell>
          <table:table-cell table:formula="of:=[.Y200]*1000000" office:value-type="float" office:value="1029">
            <text:p>1029</text:p>
          </table:table-cell>
          <table:table-cell table:formula="of:=[.Z200]*1000000" office:value-type="float" office:value="20.141">
            <text:p>20.141</text:p>
          </table:table-cell>
          <table:table-cell table:formula="of:=[.AA200]*1000000" office:value-type="float" office:value="0">
            <text:p>0</text:p>
          </table:table-cell>
          <table:table-cell table:formula="of:=[.AB200]*1000000" office:value-type="float" office:value="-2.981E-024">
            <text:p>-2.981E-024</text:p>
          </table:table-cell>
          <table:table-cell table:formula="of:=[.AC200]*1000000" office:value-type="float" office:value="0.0000000000025437">
            <text:p>2.5437E-012</text:p>
          </table:table-cell>
          <table:table-cell office:value-type="float" office:value="0.00030719">
            <text:p>0.00030719</text:p>
          </table:table-cell>
          <table:table-cell table:style-name="ce1" office:value-type="string">
            <text:p>3.5061e-05</text:p>
          </table:table-cell>
          <table:table-cell office:value-type="float" office:value="0.001029">
            <text:p>0.001029</text:p>
          </table:table-cell>
          <table:table-cell table:style-name="ce1" office:value-type="string">
            <text:p>1.1264e-06</text:p>
          </table:table-cell>
          <table:table-cell table:style-name="ce1" office:value-type="string">
            <text:p>4.2132e-08</text:p>
          </table:table-cell>
          <table:table-cell table:style-name="ce1" office:value-type="string">
            <text:p>2.0387e-35</text:p>
          </table:table-cell>
          <table:table-cell table:style-name="ce1" office:value-type="string">
            <text:p>2.5437e-18</text:p>
          </table:table-cell>
          <table:table-cell office:value-type="float" office:value="0.00030718">
            <text:p>0.00030718</text:p>
          </table:table-cell>
          <table:table-cell table:style-name="ce1" office:value-type="string">
            <text:p>3.5058e-05</text:p>
          </table:table-cell>
          <table:table-cell office:value-type="float" office:value="0.001029">
            <text:p>0.001029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81e-30</text:p>
          </table:table-cell>
          <table:table-cell table:style-name="ce1" office:value-type="string">
            <text:p>2.5437e-18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P201]*1000000" office:value-type="float" office:value="305.38">
            <text:p>305.38</text:p>
          </table:table-cell>
          <table:table-cell table:formula="of:=[.Q201]*1000000" office:value-type="float" office:value="34.778">
            <text:p>34.778</text:p>
          </table:table-cell>
          <table:table-cell table:formula="of:=[.R201]*1000000" office:value-type="float" office:value="1031.1">
            <text:p>1031.1</text:p>
          </table:table-cell>
          <table:table-cell table:formula="of:=[.S201]*1000000" office:value-type="float" office:value="1.1012">
            <text:p>1.1012</text:p>
          </table:table-cell>
          <table:table-cell table:formula="of:=[.T201]*1000000" office:value-type="float" office:value="0.042202">
            <text:p>0.042202</text:p>
          </table:table-cell>
          <table:table-cell table:formula="of:=[.U201]*1000000" office:value-type="float" office:value="1.1474E-029">
            <text:p>1.1474E-029</text:p>
          </table:table-cell>
          <table:table-cell table:formula="of:=[.V201]*1000000" office:value-type="float" office:value="0.0000000000024844">
            <text:p>2.4844E-012</text:p>
          </table:table-cell>
          <table:table-cell table:formula="of:=[.W201]*1000000" office:value-type="float" office:value="305.38">
            <text:p>305.38</text:p>
          </table:table-cell>
          <table:table-cell table:formula="of:=[.X201]*1000000" office:value-type="float" office:value="34.775">
            <text:p>34.775</text:p>
          </table:table-cell>
          <table:table-cell table:formula="of:=[.Y201]*1000000" office:value-type="float" office:value="1031.1">
            <text:p>1031.1</text:p>
          </table:table-cell>
          <table:table-cell table:formula="of:=[.Z201]*1000000" office:value-type="float" office:value="20.141">
            <text:p>20.141</text:p>
          </table:table-cell>
          <table:table-cell table:formula="of:=[.AA201]*1000000" office:value-type="float" office:value="0">
            <text:p>0</text:p>
          </table:table-cell>
          <table:table-cell table:formula="of:=[.AB201]*1000000" office:value-type="float" office:value="-1.6588E-024">
            <text:p>-1.6588E-024</text:p>
          </table:table-cell>
          <table:table-cell table:formula="of:=[.AC201]*1000000" office:value-type="float" office:value="0.0000000000024844">
            <text:p>2.4844E-012</text:p>
          </table:table-cell>
          <table:table-cell office:value-type="float" office:value="0.00030538">
            <text:p>0.00030538</text:p>
          </table:table-cell>
          <table:table-cell table:style-name="ce1" office:value-type="string">
            <text:p>3.4778e-05</text:p>
          </table:table-cell>
          <table:table-cell office:value-type="float" office:value="0.0010311">
            <text:p>0.0010311</text:p>
          </table:table-cell>
          <table:table-cell table:style-name="ce1" office:value-type="string">
            <text:p>1.1012e-06</text:p>
          </table:table-cell>
          <table:table-cell table:style-name="ce1" office:value-type="string">
            <text:p>4.2202e-08</text:p>
          </table:table-cell>
          <table:table-cell table:style-name="ce1" office:value-type="string">
            <text:p>1.1474e-35</text:p>
          </table:table-cell>
          <table:table-cell table:style-name="ce1" office:value-type="string">
            <text:p>2.4844e-18</text:p>
          </table:table-cell>
          <table:table-cell office:value-type="float" office:value="0.00030538">
            <text:p>0.00030538</text:p>
          </table:table-cell>
          <table:table-cell table:style-name="ce1" office:value-type="string">
            <text:p>3.4775e-05</text:p>
          </table:table-cell>
          <table:table-cell office:value-type="float" office:value="0.0010311">
            <text:p>0.0010311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588e-30</text:p>
          </table:table-cell>
          <table:table-cell table:style-name="ce1" office:value-type="string">
            <text:p>2.4844e-18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P202]*1000000" office:value-type="float" office:value="303.59">
            <text:p>303.59</text:p>
          </table:table-cell>
          <table:table-cell table:formula="of:=[.Q202]*1000000" office:value-type="float" office:value="34.498">
            <text:p>34.498</text:p>
          </table:table-cell>
          <table:table-cell table:formula="of:=[.R202]*1000000" office:value-type="float" office:value="1033.2">
            <text:p>1033.2</text:p>
          </table:table-cell>
          <table:table-cell table:formula="of:=[.S202]*1000000" office:value-type="float" office:value="1.0764">
            <text:p>1.0764</text:p>
          </table:table-cell>
          <table:table-cell table:formula="of:=[.T202]*1000000" office:value-type="float" office:value="0.042273">
            <text:p>0.042273</text:p>
          </table:table-cell>
          <table:table-cell table:formula="of:=[.U202]*1000000" office:value-type="float" office:value="6.4824E-030">
            <text:p>6.4824E-030</text:p>
          </table:table-cell>
          <table:table-cell table:formula="of:=[.V202]*1000000" office:value-type="float" office:value="0.0000000000024269">
            <text:p>2.4269E-012</text:p>
          </table:table-cell>
          <table:table-cell table:formula="of:=[.W202]*1000000" office:value-type="float" office:value="303.59">
            <text:p>303.59</text:p>
          </table:table-cell>
          <table:table-cell table:formula="of:=[.X202]*1000000" office:value-type="float" office:value="34.494">
            <text:p>34.494</text:p>
          </table:table-cell>
          <table:table-cell table:formula="of:=[.Y202]*1000000" office:value-type="float" office:value="1033.2">
            <text:p>1033.2</text:p>
          </table:table-cell>
          <table:table-cell table:formula="of:=[.Z202]*1000000" office:value-type="float" office:value="20.141">
            <text:p>20.141</text:p>
          </table:table-cell>
          <table:table-cell table:formula="of:=[.AA202]*1000000" office:value-type="float" office:value="0">
            <text:p>0</text:p>
          </table:table-cell>
          <table:table-cell table:formula="of:=[.AB202]*1000000" office:value-type="float" office:value="-9.3071E-025">
            <text:p>-9.3071E-025</text:p>
          </table:table-cell>
          <table:table-cell table:formula="of:=[.AC202]*1000000" office:value-type="float" office:value="0.0000000000024269">
            <text:p>2.4269E-012</text:p>
          </table:table-cell>
          <table:table-cell office:value-type="float" office:value="0.00030359">
            <text:p>0.00030359</text:p>
          </table:table-cell>
          <table:table-cell table:style-name="ce1" office:value-type="string">
            <text:p>3.4498e-05</text:p>
          </table:table-cell>
          <table:table-cell office:value-type="float" office:value="0.0010332">
            <text:p>0.0010332</text:p>
          </table:table-cell>
          <table:table-cell table:style-name="ce1" office:value-type="string">
            <text:p>1.0764e-06</text:p>
          </table:table-cell>
          <table:table-cell table:style-name="ce1" office:value-type="string">
            <text:p>4.2273e-08</text:p>
          </table:table-cell>
          <table:table-cell table:style-name="ce1" office:value-type="string">
            <text:p>6.4824e-36</text:p>
          </table:table-cell>
          <table:table-cell table:style-name="ce1" office:value-type="string">
            <text:p>2.4269e-18</text:p>
          </table:table-cell>
          <table:table-cell office:value-type="float" office:value="0.00030359">
            <text:p>0.00030359</text:p>
          </table:table-cell>
          <table:table-cell table:style-name="ce1" office:value-type="string">
            <text:p>3.4494e-05</text:p>
          </table:table-cell>
          <table:table-cell office:value-type="float" office:value="0.0010332">
            <text:p>0.0010332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-9.3071e-31</text:p>
          </table:table-cell>
          <table:table-cell table:style-name="ce1" office:value-type="string">
            <text:p>2.4269e-18</text:p>
          </table:table-cell>
        </table:table-row>
        <table:table-row table:style-name="ro2" table:number-rows-repeated="1048373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30 percent" table:style-name="ta1">
        <table:shapes>
          <draw:frame draw:z-index="0" draw:style-name="gr1" svg:width="6.2988in" svg:height="3.5429in" svg:x="14.2071in" svg:y="0.7299in">
            <draw:object draw:notify-on-update-of-ranges="'30 percent'.A2:'30 percent'.A202 '30 percent'.B1:'30 percent'.B1 '30 percent'.B2:'30 percent'.B202 '30 percent'.A2:'30 percent'.A202 '30 percent'.I1:'30 percent'.I1 '30 percent'.I2:'30 percent'.I20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298in" svg:height="3.5449in" svg:x="14.2874in" svg:y="4.5701in">
            <draw:object draw:notify-on-update-of-ranges="'30 percent'.A2:'30 percent'.A202 '30 percent'.C1:'30 percent'.C1 '30 percent'.C2:'30 percent'.C202 '30 percent'.A2:'30 percent'.A202 '30 percent'.J1:'30 percent'.J1 '30 percent'.J2:'30 percent'.J20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6.298in" svg:height="3.5453in" svg:x="14.363in" svg:y="8.2823in">
            <draw:object draw:notify-on-update-of-ranges="'30 percent'.A2:'30 percent'.A202 '30 percent'.D1:'30 percent'.D1 '30 percent'.D2:'30 percent'.D202 '30 percent'.A2:'30 percent'.A202 '30 percent'.K1:'30 percent'.K1 '30 percent'.K2:'30 percent'.K20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4">
          <table:table-cell office:value-type="string">
            <text:p>time</text:p>
          </table:table-cell>
          <table:table-cell office:value-type="string">
            <text:p>apc II</text:p>
          </table:table-cell>
          <table:table-cell office:value-type="string">
            <text:p>apc Iia</text:p>
          </table:table-cell>
          <table:table-cell office:value-type="string">
            <text:p>apc TAT</text:p>
          </table:table-cell>
          <table:table-cell office:value-type="string">
            <text:p>apc Va</text:p>
          </table:table-cell>
          <table:table-cell office:value-type="string">
            <text:p>apc APC</text:p>
          </table:table-cell>
          <table:table-cell office:value-type="string">
            <text:p>apc V</text:p>
          </table:table-cell>
          <table:table-cell office:value-type="string">
            <text:p>apc TF</text:p>
          </table:table-cell>
          <table:table-cell office:value-type="string">
            <text:p>noapc II</text:p>
          </table:table-cell>
          <table:table-cell office:value-type="string">
            <text:p>noapc Iia</text:p>
          </table:table-cell>
          <table:table-cell office:value-type="string">
            <text:p>noapc TAT</text:p>
          </table:table-cell>
          <table:table-cell office:value-type="string">
            <text:p>noapc Va</text:p>
          </table:table-cell>
          <table:table-cell office:value-type="string">
            <text:p>noapc APC</text:p>
          </table:table-cell>
          <table:table-cell office:value-type="string">
            <text:p>noapc V</text:p>
          </table:table-cell>
          <table:table-cell office:value-type="string">
            <text:p>noapc TF</text:p>
          </table:table-cell>
          <table:table-cell table:number-columns-repeated="14"/>
        </table:table-row>
        <table:table-row table:style-name="ro2">
          <table:table-cell office:value-type="float" office:value="0">
            <text:p>0</text:p>
          </table:table-cell>
          <table:table-cell table:formula="of:=[.P2]*1000000" office:value-type="float" office:value="1400">
            <text:p>1400</text:p>
          </table:table-cell>
          <table:table-cell table:formula="of:=[.Q2]*1000000" office:value-type="float" office:value="0">
            <text:p>0</text:p>
          </table:table-cell>
          <table:table-cell table:formula="of:=[.R2]*1000000" office:value-type="float" office:value="0">
            <text:p>0</text:p>
          </table:table-cell>
          <table:table-cell table:formula="of:=[.S2]*1000000" office:value-type="float" office:value="0">
            <text:p>0</text:p>
          </table:table-cell>
          <table:table-cell table:formula="of:=[.T2]*1000000" office:value-type="float" office:value="0">
            <text:p>0</text:p>
          </table:table-cell>
          <table:table-cell table:formula="of:=[.U2]*1000000" office:value-type="float" office:value="20">
            <text:p>20</text:p>
          </table:table-cell>
          <table:table-cell table:formula="of:=[.V2]*1000000" office:value-type="float" office:value="0.00000015">
            <text:p>0.00000015</text:p>
          </table:table-cell>
          <table:table-cell table:formula="of:=[.W2]*1000000" office:value-type="float" office:value="1400">
            <text:p>1400</text:p>
          </table:table-cell>
          <table:table-cell table:formula="of:=[.X2]*1000000" office:value-type="float" office:value="0">
            <text:p>0</text:p>
          </table:table-cell>
          <table:table-cell table:formula="of:=[.Y2]*1000000" office:value-type="float" office:value="0">
            <text:p>0</text:p>
          </table:table-cell>
          <table:table-cell table:formula="of:=[.Z2]*1000000" office:value-type="float" office:value="0">
            <text:p>0</text:p>
          </table:table-cell>
          <table:table-cell table:formula="of:=[.AA2]*1000000" office:value-type="float" office:value="0">
            <text:p>0</text:p>
          </table:table-cell>
          <table:table-cell table:formula="of:=[.AB2]*1000000" office:value-type="float" office:value="20">
            <text:p>20</text:p>
          </table:table-cell>
          <table:table-cell table:formula="of:=[.AC2]*1000000" office:value-type="float" office:value="0.00000015">
            <text:p>0.00000015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1.5e-13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1.5e-13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P3]*1000000" office:value-type="float" office:value="1395.1">
            <text:p>1395.1</text:p>
          </table:table-cell>
          <table:table-cell table:formula="of:=[.Q3]*1000000" office:value-type="float" office:value="0.0026078">
            <text:p>0.0026078</text:p>
          </table:table-cell>
          <table:table-cell table:formula="of:=[.R3]*1000000" office:value-type="float" office:value="0.00016627">
            <text:p>0.00016627</text:p>
          </table:table-cell>
          <table:table-cell table:formula="of:=[.S3]*1000000" office:value-type="float" office:value="0.0025679">
            <text:p>0.0025679</text:p>
          </table:table-cell>
          <table:table-cell table:formula="of:=[.T3]*1000000" office:value-type="float" office:value="0.000002471">
            <text:p>0.000002471</text:p>
          </table:table-cell>
          <table:table-cell table:formula="of:=[.U3]*1000000" office:value-type="float" office:value="17.549">
            <text:p>17.549</text:p>
          </table:table-cell>
          <table:table-cell table:formula="of:=[.V3]*1000000" office:value-type="float" office:value="0.00000010709">
            <text:p>1.0709E-007</text:p>
          </table:table-cell>
          <table:table-cell table:formula="of:=[.W3]*1000000" office:value-type="float" office:value="1395.1">
            <text:p>1395.1</text:p>
          </table:table-cell>
          <table:table-cell table:formula="of:=[.X3]*1000000" office:value-type="float" office:value="0.0026086">
            <text:p>0.0026086</text:p>
          </table:table-cell>
          <table:table-cell table:formula="of:=[.Y3]*1000000" office:value-type="float" office:value="0.00016639">
            <text:p>0.00016639</text:p>
          </table:table-cell>
          <table:table-cell table:formula="of:=[.Z3]*1000000" office:value-type="float" office:value="0.0025685">
            <text:p>0.0025685</text:p>
          </table:table-cell>
          <table:table-cell table:formula="of:=[.AA3]*1000000" office:value-type="float" office:value="0">
            <text:p>0</text:p>
          </table:table-cell>
          <table:table-cell table:formula="of:=[.AB3]*1000000" office:value-type="float" office:value="17.549">
            <text:p>17.549</text:p>
          </table:table-cell>
          <table:table-cell table:formula="of:=[.AC3]*1000000" office:value-type="float" office:value="0.00000010709">
            <text:p>1.0709E-007</text:p>
          </table:table-cell>
          <table:table-cell office:value-type="float" office:value="0.0013951">
            <text:p>0.0013951</text:p>
          </table:table-cell>
          <table:table-cell table:style-name="ce1" office:value-type="string">
            <text:p>2.6078e-09</text:p>
          </table:table-cell>
          <table:table-cell table:style-name="ce1" office:value-type="string">
            <text:p>1.6627e-10</text:p>
          </table:table-cell>
          <table:table-cell table:style-name="ce1" office:value-type="string">
            <text:p>2.5679e-09</text:p>
          </table:table-cell>
          <table:table-cell table:style-name="ce1" office:value-type="string">
            <text:p>2.471e-12</text:p>
          </table:table-cell>
          <table:table-cell table:style-name="ce1" office:value-type="string">
            <text:p>1.7549e-05</text:p>
          </table:table-cell>
          <table:table-cell table:style-name="ce1" office:value-type="string">
            <text:p>1.0709e-13</text:p>
          </table:table-cell>
          <table:table-cell office:value-type="float" office:value="0.0013951">
            <text:p>0.0013951</text:p>
          </table:table-cell>
          <table:table-cell table:style-name="ce1" office:value-type="string">
            <text:p>2.6086e-09</text:p>
          </table:table-cell>
          <table:table-cell table:style-name="ce1" office:value-type="string">
            <text:p>1.6639e-10</text:p>
          </table:table-cell>
          <table:table-cell table:style-name="ce1" office:value-type="string">
            <text:p>2.5685e-09</text:p>
          </table:table-cell>
          <table:table-cell office:value-type="float" office:value="0">
            <text:p>0</text:p>
          </table:table-cell>
          <table:table-cell table:style-name="ce1" office:value-type="string">
            <text:p>1.7549e-05</text:p>
          </table:table-cell>
          <table:table-cell table:style-name="ce1" office:value-type="string">
            <text:p>1.0709e-13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P4]*1000000" office:value-type="float" office:value="1395.9">
            <text:p>1395.9</text:p>
          </table:table-cell>
          <table:table-cell table:formula="of:=[.Q4]*1000000" office:value-type="float" office:value="0.011222">
            <text:p>0.011222</text:p>
          </table:table-cell>
          <table:table-cell table:formula="of:=[.R4]*1000000" office:value-type="float" office:value="0.0014862">
            <text:p>0.0014862</text:p>
          </table:table-cell>
          <table:table-cell table:formula="of:=[.S4]*1000000" office:value-type="float" office:value="0.035106">
            <text:p>0.035106</text:p>
          </table:table-cell>
          <table:table-cell table:formula="of:=[.T4]*1000000" office:value-type="float" office:value="0.000023025">
            <text:p>0.000023025</text:p>
          </table:table-cell>
          <table:table-cell table:formula="of:=[.U4]*1000000" office:value-type="float" office:value="16.663">
            <text:p>16.663</text:p>
          </table:table-cell>
          <table:table-cell table:formula="of:=[.V4]*1000000" office:value-type="float" office:value="0.00000007735">
            <text:p>7.735E-008</text:p>
          </table:table-cell>
          <table:table-cell table:formula="of:=[.W4]*1000000" office:value-type="float" office:value="1395.9">
            <text:p>1395.9</text:p>
          </table:table-cell>
          <table:table-cell table:formula="of:=[.X4]*1000000" office:value-type="float" office:value="0.011226">
            <text:p>0.011226</text:p>
          </table:table-cell>
          <table:table-cell table:formula="of:=[.Y4]*1000000" office:value-type="float" office:value="0.0014871">
            <text:p>0.0014871</text:p>
          </table:table-cell>
          <table:table-cell table:formula="of:=[.Z4]*1000000" office:value-type="float" office:value="0.035118">
            <text:p>0.035118</text:p>
          </table:table-cell>
          <table:table-cell table:formula="of:=[.AA4]*1000000" office:value-type="float" office:value="0">
            <text:p>0</text:p>
          </table:table-cell>
          <table:table-cell table:formula="of:=[.AB4]*1000000" office:value-type="float" office:value="16.663">
            <text:p>16.663</text:p>
          </table:table-cell>
          <table:table-cell table:formula="of:=[.AC4]*1000000" office:value-type="float" office:value="0.00000007735">
            <text:p>7.735E-008</text:p>
          </table:table-cell>
          <table:table-cell office:value-type="float" office:value="0.0013959">
            <text:p>0.0013959</text:p>
          </table:table-cell>
          <table:table-cell table:style-name="ce1" office:value-type="string">
            <text:p>1.1222e-08</text:p>
          </table:table-cell>
          <table:table-cell table:style-name="ce1" office:value-type="string">
            <text:p>1.4862e-09</text:p>
          </table:table-cell>
          <table:table-cell table:style-name="ce1" office:value-type="string">
            <text:p>3.5106e-08</text:p>
          </table:table-cell>
          <table:table-cell table:style-name="ce1" office:value-type="string">
            <text:p>2.3025e-11</text:p>
          </table:table-cell>
          <table:table-cell table:style-name="ce1" office:value-type="string">
            <text:p>1.6663e-05</text:p>
          </table:table-cell>
          <table:table-cell table:style-name="ce1" office:value-type="string">
            <text:p>7.735e-14</text:p>
          </table:table-cell>
          <table:table-cell office:value-type="float" office:value="0.0013959">
            <text:p>0.0013959</text:p>
          </table:table-cell>
          <table:table-cell table:style-name="ce1" office:value-type="string">
            <text:p>1.1226e-08</text:p>
          </table:table-cell>
          <table:table-cell table:style-name="ce1" office:value-type="string">
            <text:p>1.4871e-09</text:p>
          </table:table-cell>
          <table:table-cell table:style-name="ce1" office:value-type="string">
            <text:p>3.5118e-08</text:p>
          </table:table-cell>
          <table:table-cell office:value-type="float" office:value="0">
            <text:p>0</text:p>
          </table:table-cell>
          <table:table-cell table:style-name="ce1" office:value-type="string">
            <text:p>1.6663e-05</text:p>
          </table:table-cell>
          <table:table-cell table:style-name="ce1" office:value-type="string">
            <text:p>7.735e-14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P5]*1000000" office:value-type="float" office:value="1396.4">
            <text:p>1396.4</text:p>
          </table:table-cell>
          <table:table-cell table:formula="of:=[.Q5]*1000000" office:value-type="float" office:value="0.023895">
            <text:p>0.023895</text:p>
          </table:table-cell>
          <table:table-cell table:formula="of:=[.R5]*1000000" office:value-type="float" office:value="0.0048309">
            <text:p>0.0048309</text:p>
          </table:table-cell>
          <table:table-cell table:formula="of:=[.S5]*1000000" office:value-type="float" office:value="0.14105">
            <text:p>0.14105</text:p>
          </table:table-cell>
          <table:table-cell table:formula="of:=[.T5]*1000000" office:value-type="float" office:value="0.000073697">
            <text:p>0.000073697</text:p>
          </table:table-cell>
          <table:table-cell table:formula="of:=[.U5]*1000000" office:value-type="float" office:value="15.915">
            <text:p>15.915</text:p>
          </table:table-cell>
          <table:table-cell table:formula="of:=[.V5]*1000000" office:value-type="float" office:value="0.00000005681">
            <text:p>5.681E-008</text:p>
          </table:table-cell>
          <table:table-cell table:formula="of:=[.W5]*1000000" office:value-type="float" office:value="1396.4">
            <text:p>1396.4</text:p>
          </table:table-cell>
          <table:table-cell table:formula="of:=[.X5]*1000000" office:value-type="float" office:value="0.023903">
            <text:p>0.023903</text:p>
          </table:table-cell>
          <table:table-cell table:formula="of:=[.Y5]*1000000" office:value-type="float" office:value="0.0048334">
            <text:p>0.0048334</text:p>
          </table:table-cell>
          <table:table-cell table:formula="of:=[.Z5]*1000000" office:value-type="float" office:value="0.1411">
            <text:p>0.1411</text:p>
          </table:table-cell>
          <table:table-cell table:formula="of:=[.AA5]*1000000" office:value-type="float" office:value="0">
            <text:p>0</text:p>
          </table:table-cell>
          <table:table-cell table:formula="of:=[.AB5]*1000000" office:value-type="float" office:value="15.915">
            <text:p>15.915</text:p>
          </table:table-cell>
          <table:table-cell table:formula="of:=[.AC5]*1000000" office:value-type="float" office:value="0.00000005681">
            <text:p>5.681E-008</text:p>
          </table:table-cell>
          <table:table-cell office:value-type="float" office:value="0.0013964">
            <text:p>0.0013964</text:p>
          </table:table-cell>
          <table:table-cell table:style-name="ce1" office:value-type="string">
            <text:p>2.3895e-08</text:p>
          </table:table-cell>
          <table:table-cell table:style-name="ce1" office:value-type="string">
            <text:p>4.8309e-09</text:p>
          </table:table-cell>
          <table:table-cell table:style-name="ce1" office:value-type="string">
            <text:p>1.4105e-07</text:p>
          </table:table-cell>
          <table:table-cell table:style-name="ce1" office:value-type="string">
            <text:p>7.3697e-11</text:p>
          </table:table-cell>
          <table:table-cell table:style-name="ce1" office:value-type="string">
            <text:p>1.5915e-05</text:p>
          </table:table-cell>
          <table:table-cell table:style-name="ce1" office:value-type="string">
            <text:p>5.681e-14</text:p>
          </table:table-cell>
          <table:table-cell office:value-type="float" office:value="0.0013964">
            <text:p>0.0013964</text:p>
          </table:table-cell>
          <table:table-cell table:style-name="ce1" office:value-type="string">
            <text:p>2.3903e-08</text:p>
          </table:table-cell>
          <table:table-cell table:style-name="ce1" office:value-type="string">
            <text:p>4.8334e-09</text:p>
          </table:table-cell>
          <table:table-cell table:style-name="ce1" office:value-type="string">
            <text:p>1.411e-07</text:p>
          </table:table-cell>
          <table:table-cell office:value-type="float" office:value="0">
            <text:p>0</text:p>
          </table:table-cell>
          <table:table-cell table:style-name="ce1" office:value-type="string">
            <text:p>1.5915e-05</text:p>
          </table:table-cell>
          <table:table-cell table:style-name="ce1" office:value-type="string">
            <text:p>5.681e-14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P6]*1000000" office:value-type="float" office:value="1396.7">
            <text:p>1396.7</text:p>
          </table:table-cell>
          <table:table-cell table:formula="of:=[.Q6]*1000000" office:value-type="float" office:value="0.041222">
            <text:p>0.041222</text:p>
          </table:table-cell>
          <table:table-cell table:formula="of:=[.R6]*1000000" office:value-type="float" office:value="0.010749">
            <text:p>0.010749</text:p>
          </table:table-cell>
          <table:table-cell table:formula="of:=[.S6]*1000000" office:value-type="float" office:value="0.35152">
            <text:p>0.35152</text:p>
          </table:table-cell>
          <table:table-cell table:formula="of:=[.T6]*1000000" office:value-type="float" office:value="0.00016706">
            <text:p>0.00016706</text:p>
          </table:table-cell>
          <table:table-cell table:formula="of:=[.U6]*1000000" office:value-type="float" office:value="15.326">
            <text:p>15.326</text:p>
          </table:table-cell>
          <table:table-cell table:formula="of:=[.V6]*1000000" office:value-type="float" office:value="0.000000042703">
            <text:p>4.2703E-008</text:p>
          </table:table-cell>
          <table:table-cell table:formula="of:=[.W6]*1000000" office:value-type="float" office:value="1396.7">
            <text:p>1396.7</text:p>
          </table:table-cell>
          <table:table-cell table:formula="of:=[.X6]*1000000" office:value-type="float" office:value="0.041234">
            <text:p>0.041234</text:p>
          </table:table-cell>
          <table:table-cell table:formula="of:=[.Y6]*1000000" office:value-type="float" office:value="0.010754">
            <text:p>0.010754</text:p>
          </table:table-cell>
          <table:table-cell table:formula="of:=[.Z6]*1000000" office:value-type="float" office:value="0.35168">
            <text:p>0.35168</text:p>
          </table:table-cell>
          <table:table-cell table:formula="of:=[.AA6]*1000000" office:value-type="float" office:value="0">
            <text:p>0</text:p>
          </table:table-cell>
          <table:table-cell table:formula="of:=[.AB6]*1000000" office:value-type="float" office:value="15.326">
            <text:p>15.326</text:p>
          </table:table-cell>
          <table:table-cell table:formula="of:=[.AC6]*1000000" office:value-type="float" office:value="0.000000042703">
            <text:p>4.2703E-008</text:p>
          </table:table-cell>
          <table:table-cell office:value-type="float" office:value="0.0013967">
            <text:p>0.0013967</text:p>
          </table:table-cell>
          <table:table-cell table:style-name="ce1" office:value-type="string">
            <text:p>4.1222e-08</text:p>
          </table:table-cell>
          <table:table-cell table:style-name="ce1" office:value-type="string">
            <text:p>1.0749e-08</text:p>
          </table:table-cell>
          <table:table-cell table:style-name="ce1" office:value-type="string">
            <text:p>3.5152e-07</text:p>
          </table:table-cell>
          <table:table-cell table:style-name="ce1" office:value-type="string">
            <text:p>1.6706e-10</text:p>
          </table:table-cell>
          <table:table-cell table:style-name="ce1" office:value-type="string">
            <text:p>1.5326e-05</text:p>
          </table:table-cell>
          <table:table-cell table:style-name="ce1" office:value-type="string">
            <text:p>4.2703e-14</text:p>
          </table:table-cell>
          <table:table-cell office:value-type="float" office:value="0.0013967">
            <text:p>0.0013967</text:p>
          </table:table-cell>
          <table:table-cell table:style-name="ce1" office:value-type="string">
            <text:p>4.1234e-08</text:p>
          </table:table-cell>
          <table:table-cell table:style-name="ce1" office:value-type="string">
            <text:p>1.0754e-08</text:p>
          </table:table-cell>
          <table:table-cell table:style-name="ce1" office:value-type="string">
            <text:p>3.5168e-07</text:p>
          </table:table-cell>
          <table:table-cell office:value-type="float" office:value="0">
            <text:p>0</text:p>
          </table:table-cell>
          <table:table-cell table:style-name="ce1" office:value-type="string">
            <text:p>1.5326e-05</text:p>
          </table:table-cell>
          <table:table-cell table:style-name="ce1" office:value-type="string">
            <text:p>4.2703e-14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P7]*1000000" office:value-type="float" office:value="1396.8">
            <text:p>1396.8</text:p>
          </table:table-cell>
          <table:table-cell table:formula="of:=[.Q7]*1000000" office:value-type="float" office:value="0.072753">
            <text:p>0.072753</text:p>
          </table:table-cell>
          <table:table-cell table:formula="of:=[.R7]*1000000" office:value-type="float" office:value="0.020499">
            <text:p>0.020499</text:p>
          </table:table-cell>
          <table:table-cell table:formula="of:=[.S7]*1000000" office:value-type="float" office:value="0.71882">
            <text:p>0.71882</text:p>
          </table:table-cell>
          <table:table-cell table:formula="of:=[.T7]*1000000" office:value-type="float" office:value="0.00033382">
            <text:p>0.00033382</text:p>
          </table:table-cell>
          <table:table-cell table:formula="of:=[.U7]*1000000" office:value-type="float" office:value="14.863">
            <text:p>14.863</text:p>
          </table:table-cell>
          <table:table-cell table:formula="of:=[.V7]*1000000" office:value-type="float" office:value="0.000000033165">
            <text:p>3.3165E-008</text:p>
          </table:table-cell>
          <table:table-cell table:formula="of:=[.W7]*1000000" office:value-type="float" office:value="1396.8">
            <text:p>1396.8</text:p>
          </table:table-cell>
          <table:table-cell table:formula="of:=[.X7]*1000000" office:value-type="float" office:value="0.072774">
            <text:p>0.072774</text:p>
          </table:table-cell>
          <table:table-cell table:formula="of:=[.Y7]*1000000" office:value-type="float" office:value="0.020508">
            <text:p>0.020508</text:p>
          </table:table-cell>
          <table:table-cell table:formula="of:=[.Z7]*1000000" office:value-type="float" office:value="0.71926">
            <text:p>0.71926</text:p>
          </table:table-cell>
          <table:table-cell table:formula="of:=[.AA7]*1000000" office:value-type="float" office:value="0">
            <text:p>0</text:p>
          </table:table-cell>
          <table:table-cell table:formula="of:=[.AB7]*1000000" office:value-type="float" office:value="14.863">
            <text:p>14.863</text:p>
          </table:table-cell>
          <table:table-cell table:formula="of:=[.AC7]*1000000" office:value-type="float" office:value="0.000000033165">
            <text:p>3.3165E-008</text:p>
          </table:table-cell>
          <table:table-cell office:value-type="float" office:value="0.0013968">
            <text:p>0.0013968</text:p>
          </table:table-cell>
          <table:table-cell table:style-name="ce1" office:value-type="string">
            <text:p>7.2753e-08</text:p>
          </table:table-cell>
          <table:table-cell table:style-name="ce1" office:value-type="string">
            <text:p>2.0499e-08</text:p>
          </table:table-cell>
          <table:table-cell table:style-name="ce1" office:value-type="string">
            <text:p>7.1882e-07</text:p>
          </table:table-cell>
          <table:table-cell table:style-name="ce1" office:value-type="string">
            <text:p>3.3382e-10</text:p>
          </table:table-cell>
          <table:table-cell table:style-name="ce1" office:value-type="string">
            <text:p>1.4863e-05</text:p>
          </table:table-cell>
          <table:table-cell table:style-name="ce1" office:value-type="string">
            <text:p>3.3165e-14</text:p>
          </table:table-cell>
          <table:table-cell office:value-type="float" office:value="0.0013968">
            <text:p>0.0013968</text:p>
          </table:table-cell>
          <table:table-cell table:style-name="ce1" office:value-type="string">
            <text:p>7.2774e-08</text:p>
          </table:table-cell>
          <table:table-cell table:style-name="ce1" office:value-type="string">
            <text:p>2.0508e-08</text:p>
          </table:table-cell>
          <table:table-cell table:style-name="ce1" office:value-type="string">
            <text:p>7.1926e-07</text:p>
          </table:table-cell>
          <table:table-cell office:value-type="float" office:value="0">
            <text:p>0</text:p>
          </table:table-cell>
          <table:table-cell table:style-name="ce1" office:value-type="string">
            <text:p>1.4863e-05</text:p>
          </table:table-cell>
          <table:table-cell table:style-name="ce1" office:value-type="string">
            <text:p>3.3165e-14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P8]*1000000" office:value-type="float" office:value="1396.7">
            <text:p>1396.7</text:p>
          </table:table-cell>
          <table:table-cell table:formula="of:=[.Q8]*1000000" office:value-type="float" office:value="0.1416">
            <text:p>0.1416</text:p>
          </table:table-cell>
          <table:table-cell table:formula="of:=[.R8]*1000000" office:value-type="float" office:value="0.038519">
            <text:p>0.038519</text:p>
          </table:table-cell>
          <table:table-cell table:formula="of:=[.S8]*1000000" office:value-type="float" office:value="1.4221">
            <text:p>1.4221</text:p>
          </table:table-cell>
          <table:table-cell table:formula="of:=[.T8]*1000000" office:value-type="float" office:value="0.00063975">
            <text:p>0.00063975</text:p>
          </table:table-cell>
          <table:table-cell table:formula="of:=[.U8]*1000000" office:value-type="float" office:value="14.415">
            <text:p>14.415</text:p>
          </table:table-cell>
          <table:table-cell table:formula="of:=[.V8]*1000000" office:value-type="float" office:value="0.000000026497">
            <text:p>2.6497E-008</text:p>
          </table:table-cell>
          <table:table-cell table:formula="of:=[.W8]*1000000" office:value-type="float" office:value="1396.7">
            <text:p>1396.7</text:p>
          </table:table-cell>
          <table:table-cell table:formula="of:=[.X8]*1000000" office:value-type="float" office:value="0.14163">
            <text:p>0.14163</text:p>
          </table:table-cell>
          <table:table-cell table:formula="of:=[.Y8]*1000000" office:value-type="float" office:value="0.038536">
            <text:p>0.038536</text:p>
          </table:table-cell>
          <table:table-cell table:formula="of:=[.Z8]*1000000" office:value-type="float" office:value="1.4234">
            <text:p>1.4234</text:p>
          </table:table-cell>
          <table:table-cell table:formula="of:=[.AA8]*1000000" office:value-type="float" office:value="0">
            <text:p>0</text:p>
          </table:table-cell>
          <table:table-cell table:formula="of:=[.AB8]*1000000" office:value-type="float" office:value="14.415">
            <text:p>14.415</text:p>
          </table:table-cell>
          <table:table-cell table:formula="of:=[.AC8]*1000000" office:value-type="float" office:value="0.000000026497">
            <text:p>2.6497E-008</text:p>
          </table:table-cell>
          <table:table-cell office:value-type="float" office:value="0.0013967">
            <text:p>0.0013967</text:p>
          </table:table-cell>
          <table:table-cell table:style-name="ce1" office:value-type="string">
            <text:p>1.416e-07</text:p>
          </table:table-cell>
          <table:table-cell table:style-name="ce1" office:value-type="string">
            <text:p>3.8519e-08</text:p>
          </table:table-cell>
          <table:table-cell table:style-name="ce1" office:value-type="string">
            <text:p>1.4221e-06</text:p>
          </table:table-cell>
          <table:table-cell table:style-name="ce1" office:value-type="string">
            <text:p>6.3975e-10</text:p>
          </table:table-cell>
          <table:table-cell table:style-name="ce1" office:value-type="string">
            <text:p>1.4415e-05</text:p>
          </table:table-cell>
          <table:table-cell table:style-name="ce1" office:value-type="string">
            <text:p>2.6497e-14</text:p>
          </table:table-cell>
          <table:table-cell office:value-type="float" office:value="0.0013967">
            <text:p>0.0013967</text:p>
          </table:table-cell>
          <table:table-cell table:style-name="ce1" office:value-type="string">
            <text:p>1.4163e-07</text:p>
          </table:table-cell>
          <table:table-cell table:style-name="ce1" office:value-type="string">
            <text:p>3.8536e-08</text:p>
          </table:table-cell>
          <table:table-cell table:style-name="ce1" office:value-type="string">
            <text:p>1.4234e-06</text:p>
          </table:table-cell>
          <table:table-cell office:value-type="float" office:value="0">
            <text:p>0</text:p>
          </table:table-cell>
          <table:table-cell table:style-name="ce1" office:value-type="string">
            <text:p>1.4415e-05</text:p>
          </table:table-cell>
          <table:table-cell table:style-name="ce1" office:value-type="string">
            <text:p>2.6497e-14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P9]*1000000" office:value-type="float" office:value="1395.9">
            <text:p>1395.9</text:p>
          </table:table-cell>
          <table:table-cell table:formula="of:=[.Q9]*1000000" office:value-type="float" office:value="0.30589">
            <text:p>0.30589</text:p>
          </table:table-cell>
          <table:table-cell table:formula="of:=[.R9]*1000000" office:value-type="float" office:value="0.077545">
            <text:p>0.077545</text:p>
          </table:table-cell>
          <table:table-cell table:formula="of:=[.S9]*1000000" office:value-type="float" office:value="2.8722">
            <text:p>2.8722</text:p>
          </table:table-cell>
          <table:table-cell table:formula="of:=[.T9]*1000000" office:value-type="float" office:value="0.0011407">
            <text:p>0.0011407</text:p>
          </table:table-cell>
          <table:table-cell table:formula="of:=[.U9]*1000000" office:value-type="float" office:value="13.795">
            <text:p>13.795</text:p>
          </table:table-cell>
          <table:table-cell table:formula="of:=[.V9]*1000000" office:value-type="float" office:value="0.000000021527">
            <text:p>2.1527E-008</text:p>
          </table:table-cell>
          <table:table-cell table:formula="of:=[.W9]*1000000" office:value-type="float" office:value="1395.9">
            <text:p>1395.9</text:p>
          </table:table-cell>
          <table:table-cell table:formula="of:=[.X9]*1000000" office:value-type="float" office:value="0.30596">
            <text:p>0.30596</text:p>
          </table:table-cell>
          <table:table-cell table:formula="of:=[.Y9]*1000000" office:value-type="float" office:value="0.077579">
            <text:p>0.077579</text:p>
          </table:table-cell>
          <table:table-cell table:formula="of:=[.Z9]*1000000" office:value-type="float" office:value="2.8762">
            <text:p>2.8762</text:p>
          </table:table-cell>
          <table:table-cell table:formula="of:=[.AA9]*1000000" office:value-type="float" office:value="0">
            <text:p>0</text:p>
          </table:table-cell>
          <table:table-cell table:formula="of:=[.AB9]*1000000" office:value-type="float" office:value="13.794">
            <text:p>13.794</text:p>
          </table:table-cell>
          <table:table-cell table:formula="of:=[.AC9]*1000000" office:value-type="float" office:value="0.000000021527">
            <text:p>2.1527E-008</text:p>
          </table:table-cell>
          <table:table-cell office:value-type="float" office:value="0.0013959">
            <text:p>0.0013959</text:p>
          </table:table-cell>
          <table:table-cell table:style-name="ce1" office:value-type="string">
            <text:p>3.0589e-07</text:p>
          </table:table-cell>
          <table:table-cell table:style-name="ce1" office:value-type="string">
            <text:p>7.7545e-08</text:p>
          </table:table-cell>
          <table:table-cell table:style-name="ce1" office:value-type="string">
            <text:p>2.8722e-06</text:p>
          </table:table-cell>
          <table:table-cell table:style-name="ce1" office:value-type="string">
            <text:p>1.1407e-09</text:p>
          </table:table-cell>
          <table:table-cell table:style-name="ce1" office:value-type="string">
            <text:p>1.3795e-05</text:p>
          </table:table-cell>
          <table:table-cell table:style-name="ce1" office:value-type="string">
            <text:p>2.1527e-14</text:p>
          </table:table-cell>
          <table:table-cell office:value-type="float" office:value="0.0013959">
            <text:p>0.0013959</text:p>
          </table:table-cell>
          <table:table-cell table:style-name="ce1" office:value-type="string">
            <text:p>3.0596e-07</text:p>
          </table:table-cell>
          <table:table-cell table:style-name="ce1" office:value-type="string">
            <text:p>7.7579e-08</text:p>
          </table:table-cell>
          <table:table-cell table:style-name="ce1" office:value-type="string">
            <text:p>2.8762e-06</text:p>
          </table:table-cell>
          <table:table-cell office:value-type="float" office:value="0">
            <text:p>0</text:p>
          </table:table-cell>
          <table:table-cell table:style-name="ce1" office:value-type="string">
            <text:p>1.3794e-05</text:p>
          </table:table-cell>
          <table:table-cell table:style-name="ce1" office:value-type="string">
            <text:p>2.1527e-14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P10]*1000000" office:value-type="float" office:value="1393.1">
            <text:p>1393.1</text:p>
          </table:table-cell>
          <table:table-cell table:formula="of:=[.Q10]*1000000" office:value-type="float" office:value="0.67934">
            <text:p>0.67934</text:p>
          </table:table-cell>
          <table:table-cell table:formula="of:=[.R10]*1000000" office:value-type="float" office:value="0.15731">
            <text:p>0.15731</text:p>
          </table:table-cell>
          <table:table-cell table:formula="of:=[.S10]*1000000" office:value-type="float" office:value="5.2031">
            <text:p>5.2031</text:p>
          </table:table-cell>
          <table:table-cell table:formula="of:=[.T10]*1000000" office:value-type="float" office:value="0.0017137">
            <text:p>0.0017137</text:p>
          </table:table-cell>
          <table:table-cell table:formula="of:=[.U10]*1000000" office:value-type="float" office:value="12.874">
            <text:p>12.874</text:p>
          </table:table-cell>
          <table:table-cell table:formula="of:=[.V10]*1000000" office:value-type="float" office:value="0.000000018051">
            <text:p>1.8051E-008</text:p>
          </table:table-cell>
          <table:table-cell table:formula="of:=[.W10]*1000000" office:value-type="float" office:value="1393.1">
            <text:p>1393.1</text:p>
          </table:table-cell>
          <table:table-cell table:formula="of:=[.X10]*1000000" office:value-type="float" office:value="0.67951">
            <text:p>0.67951</text:p>
          </table:table-cell>
          <table:table-cell table:formula="of:=[.Y10]*1000000" office:value-type="float" office:value="0.15737">
            <text:p>0.15737</text:p>
          </table:table-cell>
          <table:table-cell table:formula="of:=[.Z10]*1000000" office:value-type="float" office:value="5.2132">
            <text:p>5.2132</text:p>
          </table:table-cell>
          <table:table-cell table:formula="of:=[.AA10]*1000000" office:value-type="float" office:value="0">
            <text:p>0</text:p>
          </table:table-cell>
          <table:table-cell table:formula="of:=[.AB10]*1000000" office:value-type="float" office:value="12.874">
            <text:p>12.874</text:p>
          </table:table-cell>
          <table:table-cell table:formula="of:=[.AC10]*1000000" office:value-type="float" office:value="0.00000001805">
            <text:p>1.805E-008</text:p>
          </table:table-cell>
          <table:table-cell office:value-type="float" office:value="0.0013931">
            <text:p>0.0013931</text:p>
          </table:table-cell>
          <table:table-cell table:style-name="ce1" office:value-type="string">
            <text:p>6.7934e-07</text:p>
          </table:table-cell>
          <table:table-cell table:style-name="ce1" office:value-type="string">
            <text:p>1.5731e-07</text:p>
          </table:table-cell>
          <table:table-cell table:style-name="ce1" office:value-type="string">
            <text:p>5.2031e-06</text:p>
          </table:table-cell>
          <table:table-cell table:style-name="ce1" office:value-type="string">
            <text:p>1.7137e-09</text:p>
          </table:table-cell>
          <table:table-cell table:style-name="ce1" office:value-type="string">
            <text:p>1.2874e-05</text:p>
          </table:table-cell>
          <table:table-cell table:style-name="ce1" office:value-type="string">
            <text:p>1.8051e-14</text:p>
          </table:table-cell>
          <table:table-cell office:value-type="float" office:value="0.0013931">
            <text:p>0.0013931</text:p>
          </table:table-cell>
          <table:table-cell table:style-name="ce1" office:value-type="string">
            <text:p>6.7951e-07</text:p>
          </table:table-cell>
          <table:table-cell table:style-name="ce1" office:value-type="string">
            <text:p>1.5737e-07</text:p>
          </table:table-cell>
          <table:table-cell table:style-name="ce1" office:value-type="string">
            <text:p>5.2132e-06</text:p>
          </table:table-cell>
          <table:table-cell office:value-type="float" office:value="0">
            <text:p>0</text:p>
          </table:table-cell>
          <table:table-cell table:style-name="ce1" office:value-type="string">
            <text:p>1.2874e-05</text:p>
          </table:table-cell>
          <table:table-cell table:style-name="ce1" office:value-type="string">
            <text:p>1.805e-14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P11]*1000000" office:value-type="float" office:value="1384.6">
            <text:p>1384.6</text:p>
          </table:table-cell>
          <table:table-cell table:formula="of:=[.Q11]*1000000" office:value-type="float" office:value="1.8175">
            <text:p>1.8175</text:p>
          </table:table-cell>
          <table:table-cell table:formula="of:=[.R11]*1000000" office:value-type="float" office:value="0.36163">
            <text:p>0.36163</text:p>
          </table:table-cell>
          <table:table-cell table:formula="of:=[.S11]*1000000" office:value-type="float" office:value="8.4832">
            <text:p>8.4832</text:p>
          </table:table-cell>
          <table:table-cell table:formula="of:=[.T11]*1000000" office:value-type="float" office:value="0.0023936">
            <text:p>0.0023936</text:p>
          </table:table-cell>
          <table:table-cell table:formula="of:=[.U11]*1000000" office:value-type="float" office:value="11.353">
            <text:p>11.353</text:p>
          </table:table-cell>
          <table:table-cell table:formula="of:=[.V11]*1000000" office:value-type="float" office:value="0.000000014983">
            <text:p>0.000000015</text:p>
          </table:table-cell>
          <table:table-cell table:formula="of:=[.W11]*1000000" office:value-type="float" office:value="1384.6">
            <text:p>1384.6</text:p>
          </table:table-cell>
          <table:table-cell table:formula="of:=[.X11]*1000000" office:value-type="float" office:value="1.818">
            <text:p>1.818</text:p>
          </table:table-cell>
          <table:table-cell table:formula="of:=[.Y11]*1000000" office:value-type="float" office:value="0.36176">
            <text:p>0.36176</text:p>
          </table:table-cell>
          <table:table-cell table:formula="of:=[.Z11]*1000000" office:value-type="float" office:value="8.5053">
            <text:p>8.5053</text:p>
          </table:table-cell>
          <table:table-cell table:formula="of:=[.AA11]*1000000" office:value-type="float" office:value="0">
            <text:p>0</text:p>
          </table:table-cell>
          <table:table-cell table:formula="of:=[.AB11]*1000000" office:value-type="float" office:value="11.353">
            <text:p>11.353</text:p>
          </table:table-cell>
          <table:table-cell table:formula="of:=[.AC11]*1000000" office:value-type="float" office:value="0.000000014982">
            <text:p>0.000000015</text:p>
          </table:table-cell>
          <table:table-cell office:value-type="float" office:value="0.0013846">
            <text:p>0.0013846</text:p>
          </table:table-cell>
          <table:table-cell table:style-name="ce1" office:value-type="string">
            <text:p>1.8175e-06</text:p>
          </table:table-cell>
          <table:table-cell table:style-name="ce1" office:value-type="string">
            <text:p>3.6163e-07</text:p>
          </table:table-cell>
          <table:table-cell table:style-name="ce1" office:value-type="string">
            <text:p>8.4832e-06</text:p>
          </table:table-cell>
          <table:table-cell table:style-name="ce1" office:value-type="string">
            <text:p>2.3936e-09</text:p>
          </table:table-cell>
          <table:table-cell table:style-name="ce1" office:value-type="string">
            <text:p>1.1353e-05</text:p>
          </table:table-cell>
          <table:table-cell table:style-name="ce1" office:value-type="string">
            <text:p>1.4983e-14</text:p>
          </table:table-cell>
          <table:table-cell office:value-type="float" office:value="0.0013846">
            <text:p>0.0013846</text:p>
          </table:table-cell>
          <table:table-cell table:style-name="ce1" office:value-type="string">
            <text:p>1.818e-06</text:p>
          </table:table-cell>
          <table:table-cell table:style-name="ce1" office:value-type="string">
            <text:p>3.6176e-07</text:p>
          </table:table-cell>
          <table:table-cell table:style-name="ce1" office:value-type="string">
            <text:p>8.5053e-06</text:p>
          </table:table-cell>
          <table:table-cell office:value-type="float" office:value="0">
            <text:p>0</text:p>
          </table:table-cell>
          <table:table-cell table:style-name="ce1" office:value-type="string">
            <text:p>1.1353e-05</text:p>
          </table:table-cell>
          <table:table-cell table:style-name="ce1" office:value-type="string">
            <text:p>1.4982e-14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P12]*1000000" office:value-type="float" office:value="1364.3">
            <text:p>1364.3</text:p>
          </table:table-cell>
          <table:table-cell table:formula="of:=[.Q12]*1000000" office:value-type="float" office:value="5.9938">
            <text:p>5.9938</text:p>
          </table:table-cell>
          <table:table-cell table:formula="of:=[.R12]*1000000" office:value-type="float" office:value="1.0045">
            <text:p>1.0045</text:p>
          </table:table-cell>
          <table:table-cell table:formula="of:=[.S12]*1000000" office:value-type="float" office:value="11.982">
            <text:p>11.982</text:p>
          </table:table-cell>
          <table:table-cell table:formula="of:=[.T12]*1000000" office:value-type="float" office:value="0.003201">
            <text:p>0.003201</text:p>
          </table:table-cell>
          <table:table-cell table:formula="of:=[.U12]*1000000" office:value-type="float" office:value="9.1264">
            <text:p>9.1264</text:p>
          </table:table-cell>
          <table:table-cell table:formula="of:=[.V12]*1000000" office:value-type="float" office:value="0.000000011839">
            <text:p>1.1839E-008</text:p>
          </table:table-cell>
          <table:table-cell table:formula="of:=[.W12]*1000000" office:value-type="float" office:value="1364.3">
            <text:p>1364.3</text:p>
          </table:table-cell>
          <table:table-cell table:formula="of:=[.X12]*1000000" office:value-type="float" office:value="5.9958">
            <text:p>5.9958</text:p>
          </table:table-cell>
          <table:table-cell table:formula="of:=[.Y12]*1000000" office:value-type="float" office:value="1.0049">
            <text:p>1.0049</text:p>
          </table:table-cell>
          <table:table-cell table:formula="of:=[.Z12]*1000000" office:value-type="float" office:value="12.024">
            <text:p>12.024</text:p>
          </table:table-cell>
          <table:table-cell table:formula="of:=[.AA12]*1000000" office:value-type="float" office:value="0">
            <text:p>0</text:p>
          </table:table-cell>
          <table:table-cell table:formula="of:=[.AB12]*1000000" office:value-type="float" office:value="9.1258">
            <text:p>9.1258</text:p>
          </table:table-cell>
          <table:table-cell table:formula="of:=[.AC12]*1000000" office:value-type="float" office:value="0.000000011839">
            <text:p>1.1839E-008</text:p>
          </table:table-cell>
          <table:table-cell office:value-type="float" office:value="0.0013643">
            <text:p>0.0013643</text:p>
          </table:table-cell>
          <table:table-cell table:style-name="ce1" office:value-type="string">
            <text:p>5.9938e-06</text:p>
          </table:table-cell>
          <table:table-cell table:style-name="ce1" office:value-type="string">
            <text:p>1.0045e-06</text:p>
          </table:table-cell>
          <table:table-cell table:style-name="ce1" office:value-type="string">
            <text:p>1.1982e-05</text:p>
          </table:table-cell>
          <table:table-cell table:style-name="ce1" office:value-type="string">
            <text:p>3.201e-09</text:p>
          </table:table-cell>
          <table:table-cell table:style-name="ce1" office:value-type="string">
            <text:p>9.1264e-06</text:p>
          </table:table-cell>
          <table:table-cell table:style-name="ce1" office:value-type="string">
            <text:p>1.1839e-14</text:p>
          </table:table-cell>
          <table:table-cell office:value-type="float" office:value="0.0013643">
            <text:p>0.0013643</text:p>
          </table:table-cell>
          <table:table-cell table:style-name="ce1" office:value-type="string">
            <text:p>5.9958e-06</text:p>
          </table:table-cell>
          <table:table-cell table:style-name="ce1" office:value-type="string">
            <text:p>1.0049e-06</text:p>
          </table:table-cell>
          <table:table-cell table:style-name="ce1" office:value-type="string">
            <text:p>1.2024e-05</text:p>
          </table:table-cell>
          <table:table-cell office:value-type="float" office:value="0">
            <text:p>0</text:p>
          </table:table-cell>
          <table:table-cell table:style-name="ce1" office:value-type="string">
            <text:p>9.1258e-06</text:p>
          </table:table-cell>
          <table:table-cell table:style-name="ce1" office:value-type="string">
            <text:p>1.1839e-14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P13]*1000000" office:value-type="float" office:value="1330.6">
            <text:p>1330.6</text:p>
          </table:table-cell>
          <table:table-cell table:formula="of:=[.Q13]*1000000" office:value-type="float" office:value="17.443">
            <text:p>17.443</text:p>
          </table:table-cell>
          <table:table-cell table:formula="of:=[.R13]*1000000" office:value-type="float" office:value="2.9458">
            <text:p>2.9458</text:p>
          </table:table-cell>
          <table:table-cell table:formula="of:=[.S13]*1000000" office:value-type="float" office:value="15.034">
            <text:p>15.034</text:p>
          </table:table-cell>
          <table:table-cell table:formula="of:=[.T13]*1000000" office:value-type="float" office:value="0.0040405">
            <text:p>0.0040405</text:p>
          </table:table-cell>
          <table:table-cell table:formula="of:=[.U13]*1000000" office:value-type="float" office:value="6.661">
            <text:p>6.661</text:p>
          </table:table-cell>
          <table:table-cell table:formula="of:=[.V13]*1000000" office:value-type="float" office:value="0.0000000087105">
            <text:p>8.7105E-009</text:p>
          </table:table-cell>
          <table:table-cell table:formula="of:=[.W13]*1000000" office:value-type="float" office:value="1330.6">
            <text:p>1330.6</text:p>
          </table:table-cell>
          <table:table-cell table:formula="of:=[.X13]*1000000" office:value-type="float" office:value="17.447">
            <text:p>17.447</text:p>
          </table:table-cell>
          <table:table-cell table:formula="of:=[.Y13]*1000000" office:value-type="float" office:value="2.9467">
            <text:p>2.9467</text:p>
          </table:table-cell>
          <table:table-cell table:formula="of:=[.Z13]*1000000" office:value-type="float" office:value="15.106">
            <text:p>15.106</text:p>
          </table:table-cell>
          <table:table-cell table:formula="of:=[.AA13]*1000000" office:value-type="float" office:value="0">
            <text:p>0</text:p>
          </table:table-cell>
          <table:table-cell table:formula="of:=[.AB13]*1000000" office:value-type="float" office:value="6.6604">
            <text:p>6.6604</text:p>
          </table:table-cell>
          <table:table-cell table:formula="of:=[.AC13]*1000000" office:value-type="float" office:value="0.0000000087097">
            <text:p>8.7097E-009</text:p>
          </table:table-cell>
          <table:table-cell office:value-type="float" office:value="0.0013306">
            <text:p>0.0013306</text:p>
          </table:table-cell>
          <table:table-cell table:style-name="ce1" office:value-type="string">
            <text:p>1.7443e-05</text:p>
          </table:table-cell>
          <table:table-cell table:style-name="ce1" office:value-type="string">
            <text:p>2.9458e-06</text:p>
          </table:table-cell>
          <table:table-cell table:style-name="ce1" office:value-type="string">
            <text:p>1.5034e-05</text:p>
          </table:table-cell>
          <table:table-cell table:style-name="ce1" office:value-type="string">
            <text:p>4.0405e-09</text:p>
          </table:table-cell>
          <table:table-cell table:style-name="ce1" office:value-type="string">
            <text:p>6.661e-06</text:p>
          </table:table-cell>
          <table:table-cell table:style-name="ce1" office:value-type="string">
            <text:p>8.7105e-15</text:p>
          </table:table-cell>
          <table:table-cell office:value-type="float" office:value="0.0013306">
            <text:p>0.0013306</text:p>
          </table:table-cell>
          <table:table-cell table:style-name="ce1" office:value-type="string">
            <text:p>1.7447e-05</text:p>
          </table:table-cell>
          <table:table-cell table:style-name="ce1" office:value-type="string">
            <text:p>2.9467e-06</text:p>
          </table:table-cell>
          <table:table-cell table:style-name="ce1" office:value-type="string">
            <text:p>1.5106e-05</text:p>
          </table:table-cell>
          <table:table-cell office:value-type="float" office:value="0">
            <text:p>0</text:p>
          </table:table-cell>
          <table:table-cell table:style-name="ce1" office:value-type="string">
            <text:p>6.6604e-06</text:p>
          </table:table-cell>
          <table:table-cell table:style-name="ce1" office:value-type="string">
            <text:p>8.7097e-15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P14]*1000000" office:value-type="float" office:value="1285.9">
            <text:p>1285.9</text:p>
          </table:table-cell>
          <table:table-cell table:formula="of:=[.Q14]*1000000" office:value-type="float" office:value="38.651">
            <text:p>38.651</text:p>
          </table:table-cell>
          <table:table-cell table:formula="of:=[.R14]*1000000" office:value-type="float" office:value="7.7506">
            <text:p>7.7506</text:p>
          </table:table-cell>
          <table:table-cell table:formula="of:=[.S14]*1000000" office:value-type="float" office:value="17.323">
            <text:p>17.323</text:p>
          </table:table-cell>
          <table:table-cell table:formula="of:=[.T14]*1000000" office:value-type="float" office:value="0.0049242">
            <text:p>0.0049242</text:p>
          </table:table-cell>
          <table:table-cell table:formula="of:=[.U14]*1000000" office:value-type="float" office:value="4.5467">
            <text:p>4.5467</text:p>
          </table:table-cell>
          <table:table-cell table:formula="of:=[.V14]*1000000" office:value-type="float" office:value="0.0000000059572">
            <text:p>0.000000006</text:p>
          </table:table-cell>
          <table:table-cell table:formula="of:=[.W14]*1000000" office:value-type="float" office:value="1285.9">
            <text:p>1285.9</text:p>
          </table:table-cell>
          <table:table-cell table:formula="of:=[.X14]*1000000" office:value-type="float" office:value="38.658">
            <text:p>38.658</text:p>
          </table:table-cell>
          <table:table-cell table:formula="of:=[.Y14]*1000000" office:value-type="float" office:value="7.7526">
            <text:p>7.7526</text:p>
          </table:table-cell>
          <table:table-cell table:formula="of:=[.Z14]*1000000" office:value-type="float" office:value="17.436">
            <text:p>17.436</text:p>
          </table:table-cell>
          <table:table-cell table:formula="of:=[.AA14]*1000000" office:value-type="float" office:value="0">
            <text:p>0</text:p>
          </table:table-cell>
          <table:table-cell table:formula="of:=[.AB14]*1000000" office:value-type="float" office:value="4.5462">
            <text:p>4.5462</text:p>
          </table:table-cell>
          <table:table-cell table:formula="of:=[.AC14]*1000000" office:value-type="float" office:value="0.0000000059566">
            <text:p>0.000000006</text:p>
          </table:table-cell>
          <table:table-cell office:value-type="float" office:value="0.0012859">
            <text:p>0.0012859</text:p>
          </table:table-cell>
          <table:table-cell table:style-name="ce1" office:value-type="string">
            <text:p>3.8651e-05</text:p>
          </table:table-cell>
          <table:table-cell table:style-name="ce1" office:value-type="string">
            <text:p>7.7506e-06</text:p>
          </table:table-cell>
          <table:table-cell table:style-name="ce1" office:value-type="string">
            <text:p>1.7323e-05</text:p>
          </table:table-cell>
          <table:table-cell table:style-name="ce1" office:value-type="string">
            <text:p>4.9242e-09</text:p>
          </table:table-cell>
          <table:table-cell table:style-name="ce1" office:value-type="string">
            <text:p>4.5467e-06</text:p>
          </table:table-cell>
          <table:table-cell table:style-name="ce1" office:value-type="string">
            <text:p>5.9572e-15</text:p>
          </table:table-cell>
          <table:table-cell office:value-type="float" office:value="0.0012859">
            <text:p>0.0012859</text:p>
          </table:table-cell>
          <table:table-cell table:style-name="ce1" office:value-type="string">
            <text:p>3.8658e-05</text:p>
          </table:table-cell>
          <table:table-cell table:style-name="ce1" office:value-type="string">
            <text:p>7.7526e-06</text:p>
          </table:table-cell>
          <table:table-cell table:style-name="ce1" office:value-type="string">
            <text:p>1.7436e-05</text:p>
          </table:table-cell>
          <table:table-cell office:value-type="float" office:value="0">
            <text:p>0</text:p>
          </table:table-cell>
          <table:table-cell table:style-name="ce1" office:value-type="string">
            <text:p>4.5462e-06</text:p>
          </table:table-cell>
          <table:table-cell table:style-name="ce1" office:value-type="string">
            <text:p>5.9566e-15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P15]*1000000" office:value-type="float" office:value="1235.3">
            <text:p>1235.3</text:p>
          </table:table-cell>
          <table:table-cell table:formula="of:=[.Q15]*1000000" office:value-type="float" office:value="67.021">
            <text:p>67.021</text:p>
          </table:table-cell>
          <table:table-cell table:formula="of:=[.R15]*1000000" office:value-type="float" office:value="16.782">
            <text:p>16.782</text:p>
          </table:table-cell>
          <table:table-cell table:formula="of:=[.S15]*1000000" office:value-type="float" office:value="18.486">
            <text:p>18.486</text:p>
          </table:table-cell>
          <table:table-cell table:formula="of:=[.T15]*1000000" office:value-type="float" office:value="0.0058645">
            <text:p>0.0058645</text:p>
          </table:table-cell>
          <table:table-cell table:formula="of:=[.U15]*1000000" office:value-type="float" office:value="3.25">
            <text:p>3.25</text:p>
          </table:table-cell>
          <table:table-cell table:formula="of:=[.V15]*1000000" office:value-type="float" office:value="0.0000000039284">
            <text:p>3.9284E-009</text:p>
          </table:table-cell>
          <table:table-cell table:formula="of:=[.W15]*1000000" office:value-type="float" office:value="1235.3">
            <text:p>1235.3</text:p>
          </table:table-cell>
          <table:table-cell table:formula="of:=[.X15]*1000000" office:value-type="float" office:value="67.029">
            <text:p>67.029</text:p>
          </table:table-cell>
          <table:table-cell table:formula="of:=[.Y15]*1000000" office:value-type="float" office:value="16.785">
            <text:p>16.785</text:p>
          </table:table-cell>
          <table:table-cell table:formula="of:=[.Z15]*1000000" office:value-type="float" office:value="18.651">
            <text:p>18.651</text:p>
          </table:table-cell>
          <table:table-cell table:formula="of:=[.AA15]*1000000" office:value-type="float" office:value="0">
            <text:p>0</text:p>
          </table:table-cell>
          <table:table-cell table:formula="of:=[.AB15]*1000000" office:value-type="float" office:value="3.2497">
            <text:p>3.2497</text:p>
          </table:table-cell>
          <table:table-cell table:formula="of:=[.AC15]*1000000" office:value-type="float" office:value="0.0000000039279">
            <text:p>3.9279E-009</text:p>
          </table:table-cell>
          <table:table-cell office:value-type="float" office:value="0.0012353">
            <text:p>0.0012353</text:p>
          </table:table-cell>
          <table:table-cell table:style-name="ce1" office:value-type="string">
            <text:p>6.7021e-05</text:p>
          </table:table-cell>
          <table:table-cell table:style-name="ce1" office:value-type="string">
            <text:p>1.6782e-05</text:p>
          </table:table-cell>
          <table:table-cell table:style-name="ce1" office:value-type="string">
            <text:p>1.8486e-05</text:p>
          </table:table-cell>
          <table:table-cell table:style-name="ce1" office:value-type="string">
            <text:p>5.8645e-09</text:p>
          </table:table-cell>
          <table:table-cell table:style-name="ce1" office:value-type="string">
            <text:p>3.25e-06</text:p>
          </table:table-cell>
          <table:table-cell table:style-name="ce1" office:value-type="string">
            <text:p>3.9284e-15</text:p>
          </table:table-cell>
          <table:table-cell office:value-type="float" office:value="0.0012353">
            <text:p>0.0012353</text:p>
          </table:table-cell>
          <table:table-cell table:style-name="ce1" office:value-type="string">
            <text:p>6.7029e-05</text:p>
          </table:table-cell>
          <table:table-cell table:style-name="ce1" office:value-type="string">
            <text:p>1.6785e-05</text:p>
          </table:table-cell>
          <table:table-cell table:style-name="ce1" office:value-type="string">
            <text:p>1.8651e-05</text:p>
          </table:table-cell>
          <table:table-cell office:value-type="float" office:value="0">
            <text:p>0</text:p>
          </table:table-cell>
          <table:table-cell table:style-name="ce1" office:value-type="string">
            <text:p>3.2497e-06</text:p>
          </table:table-cell>
          <table:table-cell table:style-name="ce1" office:value-type="string">
            <text:p>3.9279e-15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P16]*1000000" office:value-type="float" office:value="1183.6">
            <text:p>1183.6</text:p>
          </table:table-cell>
          <table:table-cell table:formula="of:=[.Q16]*1000000" office:value-type="float" office:value="98.045">
            <text:p>98.045</text:p>
          </table:table-cell>
          <table:table-cell table:formula="of:=[.R16]*1000000" office:value-type="float" office:value="30.592">
            <text:p>30.592</text:p>
          </table:table-cell>
          <table:table-cell table:formula="of:=[.S16]*1000000" office:value-type="float" office:value="18.931">
            <text:p>18.931</text:p>
          </table:table-cell>
          <table:table-cell table:formula="of:=[.T16]*1000000" office:value-type="float" office:value="0.0068427">
            <text:p>0.0068427</text:p>
          </table:table-cell>
          <table:table-cell table:formula="of:=[.U16]*1000000" office:value-type="float" office:value="2.5106">
            <text:p>2.5106</text:p>
          </table:table-cell>
          <table:table-cell table:formula="of:=[.V16]*1000000" office:value-type="float" office:value="0.0000000026344">
            <text:p>2.6344E-009</text:p>
          </table:table-cell>
          <table:table-cell table:formula="of:=[.W16]*1000000" office:value-type="float" office:value="1183.6">
            <text:p>1183.6</text:p>
          </table:table-cell>
          <table:table-cell table:formula="of:=[.X16]*1000000" office:value-type="float" office:value="98.053">
            <text:p>98.053</text:p>
          </table:table-cell>
          <table:table-cell table:formula="of:=[.Y16]*1000000" office:value-type="float" office:value="30.597">
            <text:p>30.597</text:p>
          </table:table-cell>
          <table:table-cell table:formula="of:=[.Z16]*1000000" office:value-type="float" office:value="19.156">
            <text:p>19.156</text:p>
          </table:table-cell>
          <table:table-cell table:formula="of:=[.AA16]*1000000" office:value-type="float" office:value="0">
            <text:p>0</text:p>
          </table:table-cell>
          <table:table-cell table:formula="of:=[.AB16]*1000000" office:value-type="float" office:value="2.5105">
            <text:p>2.5105</text:p>
          </table:table-cell>
          <table:table-cell table:formula="of:=[.AC16]*1000000" office:value-type="float" office:value="0.0000000026341">
            <text:p>2.6341E-009</text:p>
          </table:table-cell>
          <table:table-cell office:value-type="float" office:value="0.0011836">
            <text:p>0.0011836</text:p>
          </table:table-cell>
          <table:table-cell table:style-name="ce1" office:value-type="string">
            <text:p>9.8045e-05</text:p>
          </table:table-cell>
          <table:table-cell table:style-name="ce1" office:value-type="string">
            <text:p>3.0592e-05</text:p>
          </table:table-cell>
          <table:table-cell table:style-name="ce1" office:value-type="string">
            <text:p>1.8931e-05</text:p>
          </table:table-cell>
          <table:table-cell table:style-name="ce1" office:value-type="string">
            <text:p>6.8427e-09</text:p>
          </table:table-cell>
          <table:table-cell table:style-name="ce1" office:value-type="string">
            <text:p>2.5106e-06</text:p>
          </table:table-cell>
          <table:table-cell table:style-name="ce1" office:value-type="string">
            <text:p>2.6344e-15</text:p>
          </table:table-cell>
          <table:table-cell office:value-type="float" office:value="0.0011836">
            <text:p>0.0011836</text:p>
          </table:table-cell>
          <table:table-cell table:style-name="ce1" office:value-type="string">
            <text:p>9.8053e-05</text:p>
          </table:table-cell>
          <table:table-cell table:style-name="ce1" office:value-type="string">
            <text:p>3.0597e-05</text:p>
          </table:table-cell>
          <table:table-cell table:style-name="ce1" office:value-type="string">
            <text:p>1.9156e-05</text:p>
          </table:table-cell>
          <table:table-cell office:value-type="float" office:value="0">
            <text:p>0</text:p>
          </table:table-cell>
          <table:table-cell table:style-name="ce1" office:value-type="string">
            <text:p>2.5105e-06</text:p>
          </table:table-cell>
          <table:table-cell table:style-name="ce1" office:value-type="string">
            <text:p>2.6341e-15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P17]*1000000" office:value-type="float" office:value="1134.1">
            <text:p>1134.1</text:p>
          </table:table-cell>
          <table:table-cell table:formula="of:=[.Q17]*1000000" office:value-type="float" office:value="127.58">
            <text:p>127.58</text:p>
          </table:table-cell>
          <table:table-cell table:formula="of:=[.R17]*1000000" office:value-type="float" office:value="48.91">
            <text:p>48.91</text:p>
          </table:table-cell>
          <table:table-cell table:formula="of:=[.S17]*1000000" office:value-type="float" office:value="19.184">
            <text:p>19.184</text:p>
          </table:table-cell>
          <table:table-cell table:formula="of:=[.T17]*1000000" office:value-type="float" office:value="0.0077908">
            <text:p>0.0077908</text:p>
          </table:table-cell>
          <table:table-cell table:formula="of:=[.U17]*1000000" office:value-type="float" office:value="1.9719">
            <text:p>1.9719</text:p>
          </table:table-cell>
          <table:table-cell table:formula="of:=[.V17]*1000000" office:value-type="float" office:value="0.0000000019631">
            <text:p>0.000000002</text:p>
          </table:table-cell>
          <table:table-cell table:formula="of:=[.W17]*1000000" office:value-type="float" office:value="1134.1">
            <text:p>1134.1</text:p>
          </table:table-cell>
          <table:table-cell table:formula="of:=[.X17]*1000000" office:value-type="float" office:value="127.59">
            <text:p>127.59</text:p>
          </table:table-cell>
          <table:table-cell table:formula="of:=[.Y17]*1000000" office:value-type="float" office:value="48.916">
            <text:p>48.916</text:p>
          </table:table-cell>
          <table:table-cell table:formula="of:=[.Z17]*1000000" office:value-type="float" office:value="19.477">
            <text:p>19.477</text:p>
          </table:table-cell>
          <table:table-cell table:formula="of:=[.AA17]*1000000" office:value-type="float" office:value="0">
            <text:p>0</text:p>
          </table:table-cell>
          <table:table-cell table:formula="of:=[.AB17]*1000000" office:value-type="float" office:value="1.9717">
            <text:p>1.9717</text:p>
          </table:table-cell>
          <table:table-cell table:formula="of:=[.AC17]*1000000" office:value-type="float" office:value="0.000000001963">
            <text:p>0.000000002</text:p>
          </table:table-cell>
          <table:table-cell office:value-type="float" office:value="0.0011341">
            <text:p>0.0011341</text:p>
          </table:table-cell>
          <table:table-cell office:value-type="float" office:value="0.00012758">
            <text:p>0.00012758</text:p>
          </table:table-cell>
          <table:table-cell table:style-name="ce1" office:value-type="string">
            <text:p>4.891e-05</text:p>
          </table:table-cell>
          <table:table-cell table:style-name="ce1" office:value-type="string">
            <text:p>1.9184e-05</text:p>
          </table:table-cell>
          <table:table-cell table:style-name="ce1" office:value-type="string">
            <text:p>7.7908e-09</text:p>
          </table:table-cell>
          <table:table-cell table:style-name="ce1" office:value-type="string">
            <text:p>1.9719e-06</text:p>
          </table:table-cell>
          <table:table-cell table:style-name="ce1" office:value-type="string">
            <text:p>1.9631e-15</text:p>
          </table:table-cell>
          <table:table-cell office:value-type="float" office:value="0.0011341">
            <text:p>0.0011341</text:p>
          </table:table-cell>
          <table:table-cell office:value-type="float" office:value="0.00012759">
            <text:p>0.00012759</text:p>
          </table:table-cell>
          <table:table-cell table:style-name="ce1" office:value-type="string">
            <text:p>4.8916e-05</text:p>
          </table:table-cell>
          <table:table-cell table:style-name="ce1" office:value-type="string">
            <text:p>1.94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9717e-06</text:p>
          </table:table-cell>
          <table:table-cell table:style-name="ce1" office:value-type="string">
            <text:p>1.963e-15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P18]*1000000" office:value-type="float" office:value="1088.3">
            <text:p>1088.3</text:p>
          </table:table-cell>
          <table:table-cell table:formula="of:=[.Q18]*1000000" office:value-type="float" office:value="152.89">
            <text:p>152.89</text:p>
          </table:table-cell>
          <table:table-cell table:formula="of:=[.R18]*1000000" office:value-type="float" office:value="70.892">
            <text:p>70.892</text:p>
          </table:table-cell>
          <table:table-cell table:formula="of:=[.S18]*1000000" office:value-type="float" office:value="19.384">
            <text:p>19.384</text:p>
          </table:table-cell>
          <table:table-cell table:formula="of:=[.T18]*1000000" office:value-type="float" office:value="0.0086838">
            <text:p>0.0086838</text:p>
          </table:table-cell>
          <table:table-cell table:formula="of:=[.U18]*1000000" office:value-type="float" office:value="1.5308">
            <text:p>1.5308</text:p>
          </table:table-cell>
          <table:table-cell table:formula="of:=[.V18]*1000000" office:value-type="float" office:value="0.0000000016665">
            <text:p>1.6665E-009</text:p>
          </table:table-cell>
          <table:table-cell table:formula="of:=[.W18]*1000000" office:value-type="float" office:value="1088.3">
            <text:p>1088.3</text:p>
          </table:table-cell>
          <table:table-cell table:formula="of:=[.X18]*1000000" office:value-type="float" office:value="152.89">
            <text:p>152.89</text:p>
          </table:table-cell>
          <table:table-cell table:formula="of:=[.Y18]*1000000" office:value-type="float" office:value="70.898">
            <text:p>70.898</text:p>
          </table:table-cell>
          <table:table-cell table:formula="of:=[.Z18]*1000000" office:value-type="float" office:value="19.752">
            <text:p>19.752</text:p>
          </table:table-cell>
          <table:table-cell table:formula="of:=[.AA18]*1000000" office:value-type="float" office:value="0">
            <text:p>0</text:p>
          </table:table-cell>
          <table:table-cell table:formula="of:=[.AB18]*1000000" office:value-type="float" office:value="1.5307">
            <text:p>1.5307</text:p>
          </table:table-cell>
          <table:table-cell table:formula="of:=[.AC18]*1000000" office:value-type="float" office:value="0.0000000016664">
            <text:p>1.6664E-009</text:p>
          </table:table-cell>
          <table:table-cell office:value-type="float" office:value="0.0010883">
            <text:p>0.0010883</text:p>
          </table:table-cell>
          <table:table-cell office:value-type="float" office:value="0.00015289">
            <text:p>0.00015289</text:p>
          </table:table-cell>
          <table:table-cell table:style-name="ce1" office:value-type="string">
            <text:p>7.0892e-05</text:p>
          </table:table-cell>
          <table:table-cell table:style-name="ce1" office:value-type="string">
            <text:p>1.9384e-05</text:p>
          </table:table-cell>
          <table:table-cell table:style-name="ce1" office:value-type="string">
            <text:p>8.6838e-09</text:p>
          </table:table-cell>
          <table:table-cell table:style-name="ce1" office:value-type="string">
            <text:p>1.5308e-06</text:p>
          </table:table-cell>
          <table:table-cell table:style-name="ce1" office:value-type="string">
            <text:p>1.6665e-15</text:p>
          </table:table-cell>
          <table:table-cell office:value-type="float" office:value="0.0010883">
            <text:p>0.0010883</text:p>
          </table:table-cell>
          <table:table-cell office:value-type="float" office:value="0.00015289">
            <text:p>0.00015289</text:p>
          </table:table-cell>
          <table:table-cell table:style-name="ce1" office:value-type="string">
            <text:p>7.0898e-05</text:p>
          </table:table-cell>
          <table:table-cell table:style-name="ce1" office:value-type="string">
            <text:p>1.9752e-05</text:p>
          </table:table-cell>
          <table:table-cell office:value-type="float" office:value="0">
            <text:p>0</text:p>
          </table:table-cell>
          <table:table-cell table:style-name="ce1" office:value-type="string">
            <text:p>1.5307e-06</text:p>
          </table:table-cell>
          <table:table-cell table:style-name="ce1" office:value-type="string">
            <text:p>1.6664e-15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P19]*1000000" office:value-type="float" office:value="1046.6">
            <text:p>1046.6</text:p>
          </table:table-cell>
          <table:table-cell table:formula="of:=[.Q19]*1000000" office:value-type="float" office:value="172.92">
            <text:p>172.92</text:p>
          </table:table-cell>
          <table:table-cell table:formula="of:=[.R19]*1000000" office:value-type="float" office:value="95.468">
            <text:p>95.468</text:p>
          </table:table-cell>
          <table:table-cell table:formula="of:=[.S19]*1000000" office:value-type="float" office:value="19.544">
            <text:p>19.544</text:p>
          </table:table-cell>
          <table:table-cell table:formula="of:=[.T19]*1000000" office:value-type="float" office:value="0.0095253">
            <text:p>0.0095253</text:p>
          </table:table-cell>
          <table:table-cell table:formula="of:=[.U19]*1000000" office:value-type="float" office:value="1.1598">
            <text:p>1.1598</text:p>
          </table:table-cell>
          <table:table-cell table:formula="of:=[.V19]*1000000" office:value-type="float" office:value="0.0000000015246">
            <text:p>1.5246E-009</text:p>
          </table:table-cell>
          <table:table-cell table:formula="of:=[.W19]*1000000" office:value-type="float" office:value="1046.6">
            <text:p>1046.6</text:p>
          </table:table-cell>
          <table:table-cell table:formula="of:=[.X19]*1000000" office:value-type="float" office:value="172.92">
            <text:p>172.92</text:p>
          </table:table-cell>
          <table:table-cell table:formula="of:=[.Y19]*1000000" office:value-type="float" office:value="95.476">
            <text:p>95.476</text:p>
          </table:table-cell>
          <table:table-cell table:formula="of:=[.Z19]*1000000" office:value-type="float" office:value="19.993">
            <text:p>19.993</text:p>
          </table:table-cell>
          <table:table-cell table:formula="of:=[.AA19]*1000000" office:value-type="float" office:value="0">
            <text:p>0</text:p>
          </table:table-cell>
          <table:table-cell table:formula="of:=[.AB19]*1000000" office:value-type="float" office:value="1.1597">
            <text:p>1.1597</text:p>
          </table:table-cell>
          <table:table-cell table:formula="of:=[.AC19]*1000000" office:value-type="float" office:value="0.0000000015245">
            <text:p>1.5245E-009</text:p>
          </table:table-cell>
          <table:table-cell office:value-type="float" office:value="0.0010466">
            <text:p>0.0010466</text:p>
          </table:table-cell>
          <table:table-cell office:value-type="float" office:value="0.00017292">
            <text:p>0.00017292</text:p>
          </table:table-cell>
          <table:table-cell table:style-name="ce1" office:value-type="string">
            <text:p>9.5468e-05</text:p>
          </table:table-cell>
          <table:table-cell table:style-name="ce1" office:value-type="string">
            <text:p>1.9544e-05</text:p>
          </table:table-cell>
          <table:table-cell table:style-name="ce1" office:value-type="string">
            <text:p>9.5253e-09</text:p>
          </table:table-cell>
          <table:table-cell table:style-name="ce1" office:value-type="string">
            <text:p>1.1598e-06</text:p>
          </table:table-cell>
          <table:table-cell table:style-name="ce1" office:value-type="string">
            <text:p>1.5246e-15</text:p>
          </table:table-cell>
          <table:table-cell office:value-type="float" office:value="0.0010466">
            <text:p>0.0010466</text:p>
          </table:table-cell>
          <table:table-cell office:value-type="float" office:value="0.00017292">
            <text:p>0.00017292</text:p>
          </table:table-cell>
          <table:table-cell table:style-name="ce1" office:value-type="string">
            <text:p>9.5476e-05</text:p>
          </table:table-cell>
          <table:table-cell table:style-name="ce1" office:value-type="string">
            <text:p>1.9993e-05</text:p>
          </table:table-cell>
          <table:table-cell office:value-type="float" office:value="0">
            <text:p>0</text:p>
          </table:table-cell>
          <table:table-cell table:style-name="ce1" office:value-type="string">
            <text:p>1.1597e-06</text:p>
          </table:table-cell>
          <table:table-cell table:style-name="ce1" office:value-type="string">
            <text:p>1.5245e-15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P20]*1000000" office:value-type="float" office:value="1008.9">
            <text:p>1008.9</text:p>
          </table:table-cell>
          <table:table-cell table:formula="of:=[.Q20]*1000000" office:value-type="float" office:value="187.84">
            <text:p>187.84</text:p>
          </table:table-cell>
          <table:table-cell table:formula="of:=[.R20]*1000000" office:value-type="float" office:value="121.62">
            <text:p>121.62</text:p>
          </table:table-cell>
          <table:table-cell table:formula="of:=[.S20]*1000000" office:value-type="float" office:value="19.665">
            <text:p>19.665</text:p>
          </table:table-cell>
          <table:table-cell table:formula="of:=[.T20]*1000000" office:value-type="float" office:value="0.010322">
            <text:p>0.010322</text:p>
          </table:table-cell>
          <table:table-cell table:formula="of:=[.U20]*1000000" office:value-type="float" office:value="0.84736">
            <text:p>0.84736</text:p>
          </table:table-cell>
          <table:table-cell table:formula="of:=[.V20]*1000000" office:value-type="float" office:value="0.0000000014388">
            <text:p>1.4388E-009</text:p>
          </table:table-cell>
          <table:table-cell table:formula="of:=[.W20]*1000000" office:value-type="float" office:value="1008.8">
            <text:p>1008.8</text:p>
          </table:table-cell>
          <table:table-cell table:formula="of:=[.X20]*1000000" office:value-type="float" office:value="187.84">
            <text:p>187.84</text:p>
          </table:table-cell>
          <table:table-cell table:formula="of:=[.Y20]*1000000" office:value-type="float" office:value="121.63">
            <text:p>121.63</text:p>
          </table:table-cell>
          <table:table-cell table:formula="of:=[.Z20]*1000000" office:value-type="float" office:value="20.202">
            <text:p>20.202</text:p>
          </table:table-cell>
          <table:table-cell table:formula="of:=[.AA20]*1000000" office:value-type="float" office:value="0">
            <text:p>0</text:p>
          </table:table-cell>
          <table:table-cell table:formula="of:=[.AB20]*1000000" office:value-type="float" office:value="0.84728">
            <text:p>0.84728</text:p>
          </table:table-cell>
          <table:table-cell table:formula="of:=[.AC20]*1000000" office:value-type="float" office:value="0.0000000014388">
            <text:p>1.4388E-009</text:p>
          </table:table-cell>
          <table:table-cell office:value-type="float" office:value="0.0010089">
            <text:p>0.0010089</text:p>
          </table:table-cell>
          <table:table-cell office:value-type="float" office:value="0.00018784">
            <text:p>0.00018784</text:p>
          </table:table-cell>
          <table:table-cell office:value-type="float" office:value="0.00012162">
            <text:p>0.00012162</text:p>
          </table:table-cell>
          <table:table-cell table:style-name="ce1" office:value-type="string">
            <text:p>1.9665e-05</text:p>
          </table:table-cell>
          <table:table-cell table:style-name="ce1" office:value-type="string">
            <text:p>1.0322e-08</text:p>
          </table:table-cell>
          <table:table-cell table:style-name="ce1" office:value-type="string">
            <text:p>8.4736e-07</text:p>
          </table:table-cell>
          <table:table-cell table:style-name="ce1" office:value-type="string">
            <text:p>1.4388e-15</text:p>
          </table:table-cell>
          <table:table-cell office:value-type="float" office:value="0.0010088">
            <text:p>0.0010088</text:p>
          </table:table-cell>
          <table:table-cell office:value-type="float" office:value="0.00018784">
            <text:p>0.00018784</text:p>
          </table:table-cell>
          <table:table-cell office:value-type="float" office:value="0.00012163">
            <text:p>0.00012163</text:p>
          </table:table-cell>
          <table:table-cell table:style-name="ce1" office:value-type="string">
            <text:p>2.0202e-05</text:p>
          </table:table-cell>
          <table:table-cell office:value-type="float" office:value="0">
            <text:p>0</text:p>
          </table:table-cell>
          <table:table-cell table:style-name="ce1" office:value-type="string">
            <text:p>8.4728e-07</text:p>
          </table:table-cell>
          <table:table-cell table:style-name="ce1" office:value-type="string">
            <text:p>1.4388e-15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P21]*1000000" office:value-type="float" office:value="974.77">
            <text:p>974.77</text:p>
          </table:table-cell>
          <table:table-cell table:formula="of:=[.Q21]*1000000" office:value-type="float" office:value="198.37">
            <text:p>198.37</text:p>
          </table:table-cell>
          <table:table-cell table:formula="of:=[.R21]*1000000" office:value-type="float" office:value="148.52">
            <text:p>148.52</text:p>
          </table:table-cell>
          <table:table-cell table:formula="of:=[.S21]*1000000" office:value-type="float" office:value="19.745">
            <text:p>19.745</text:p>
          </table:table-cell>
          <table:table-cell table:formula="of:=[.T21]*1000000" office:value-type="float" office:value="0.01108">
            <text:p>0.01108</text:p>
          </table:table-cell>
          <table:table-cell table:formula="of:=[.U21]*1000000" office:value-type="float" office:value="0.58962">
            <text:p>0.58962</text:p>
          </table:table-cell>
          <table:table-cell table:formula="of:=[.V21]*1000000" office:value-type="float" office:value="0.0000000013763">
            <text:p>1.3763E-009</text:p>
          </table:table-cell>
          <table:table-cell table:formula="of:=[.W21]*1000000" office:value-type="float" office:value="974.76">
            <text:p>974.76</text:p>
          </table:table-cell>
          <table:table-cell table:formula="of:=[.X21]*1000000" office:value-type="float" office:value="198.38">
            <text:p>198.38</text:p>
          </table:table-cell>
          <table:table-cell table:formula="of:=[.Y21]*1000000" office:value-type="float" office:value="148.53">
            <text:p>148.53</text:p>
          </table:table-cell>
          <table:table-cell table:formula="of:=[.Z21]*1000000" office:value-type="float" office:value="20.374">
            <text:p>20.374</text:p>
          </table:table-cell>
          <table:table-cell table:formula="of:=[.AA21]*1000000" office:value-type="float" office:value="0">
            <text:p>0</text:p>
          </table:table-cell>
          <table:table-cell table:formula="of:=[.AB21]*1000000" office:value-type="float" office:value="0.58955">
            <text:p>0.58955</text:p>
          </table:table-cell>
          <table:table-cell table:formula="of:=[.AC21]*1000000" office:value-type="float" office:value="0.0000000013763">
            <text:p>1.3763E-009</text:p>
          </table:table-cell>
          <table:table-cell office:value-type="float" office:value="0.00097477">
            <text:p>0.00097477</text:p>
          </table:table-cell>
          <table:table-cell office:value-type="float" office:value="0.00019837">
            <text:p>0.00019837</text:p>
          </table:table-cell>
          <table:table-cell office:value-type="float" office:value="0.00014852">
            <text:p>0.00014852</text:p>
          </table:table-cell>
          <table:table-cell table:style-name="ce1" office:value-type="string">
            <text:p>1.9745e-05</text:p>
          </table:table-cell>
          <table:table-cell table:style-name="ce1" office:value-type="string">
            <text:p>1.108e-08</text:p>
          </table:table-cell>
          <table:table-cell table:style-name="ce1" office:value-type="string">
            <text:p>5.8962e-07</text:p>
          </table:table-cell>
          <table:table-cell table:style-name="ce1" office:value-type="string">
            <text:p>1.3763e-15</text:p>
          </table:table-cell>
          <table:table-cell office:value-type="float" office:value="0.00097476">
            <text:p>0.00097476</text:p>
          </table:table-cell>
          <table:table-cell office:value-type="float" office:value="0.00019838">
            <text:p>0.00019838</text:p>
          </table:table-cell>
          <table:table-cell office:value-type="float" office:value="0.00014853">
            <text:p>0.00014853</text:p>
          </table:table-cell>
          <table:table-cell table:style-name="ce1" office:value-type="string">
            <text:p>2.0374e-05</text:p>
          </table:table-cell>
          <table:table-cell office:value-type="float" office:value="0">
            <text:p>0</text:p>
          </table:table-cell>
          <table:table-cell table:style-name="ce1" office:value-type="string">
            <text:p>5.8955e-07</text:p>
          </table:table-cell>
          <table:table-cell table:style-name="ce1" office:value-type="string">
            <text:p>1.3763e-15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P22]*1000000" office:value-type="float" office:value="943.88">
            <text:p>943.88</text:p>
          </table:table-cell>
          <table:table-cell table:formula="of:=[.Q22]*1000000" office:value-type="float" office:value="205.39">
            <text:p>205.39</text:p>
          </table:table-cell>
          <table:table-cell table:formula="of:=[.R22]*1000000" office:value-type="float" office:value="175.54">
            <text:p>175.54</text:p>
          </table:table-cell>
          <table:table-cell table:formula="of:=[.S22]*1000000" office:value-type="float" office:value="19.78">
            <text:p>19.78</text:p>
          </table:table-cell>
          <table:table-cell table:formula="of:=[.T22]*1000000" office:value-type="float" office:value="0.011803">
            <text:p>0.011803</text:p>
          </table:table-cell>
          <table:table-cell table:formula="of:=[.U22]*1000000" office:value-type="float" office:value="0.38609">
            <text:p>0.38609</text:p>
          </table:table-cell>
          <table:table-cell table:formula="of:=[.V22]*1000000" office:value-type="float" office:value="0.0000000013253">
            <text:p>1.3253E-009</text:p>
          </table:table-cell>
          <table:table-cell table:formula="of:=[.W22]*1000000" office:value-type="float" office:value="943.87">
            <text:p>943.87</text:p>
          </table:table-cell>
          <table:table-cell table:formula="of:=[.X22]*1000000" office:value-type="float" office:value="205.39">
            <text:p>205.39</text:p>
          </table:table-cell>
          <table:table-cell table:formula="of:=[.Y22]*1000000" office:value-type="float" office:value="175.55">
            <text:p>175.55</text:p>
          </table:table-cell>
          <table:table-cell table:formula="of:=[.Z22]*1000000" office:value-type="float" office:value="20.505">
            <text:p>20.505</text:p>
          </table:table-cell>
          <table:table-cell table:formula="of:=[.AA22]*1000000" office:value-type="float" office:value="0">
            <text:p>0</text:p>
          </table:table-cell>
          <table:table-cell table:formula="of:=[.AB22]*1000000" office:value-type="float" office:value="0.38604">
            <text:p>0.38604</text:p>
          </table:table-cell>
          <table:table-cell table:formula="of:=[.AC22]*1000000" office:value-type="float" office:value="0.0000000013253">
            <text:p>1.3253E-009</text:p>
          </table:table-cell>
          <table:table-cell office:value-type="float" office:value="0.00094388">
            <text:p>0.00094388</text:p>
          </table:table-cell>
          <table:table-cell office:value-type="float" office:value="0.00020539">
            <text:p>0.00020539</text:p>
          </table:table-cell>
          <table:table-cell office:value-type="float" office:value="0.00017554">
            <text:p>0.00017554</text:p>
          </table:table-cell>
          <table:table-cell table:style-name="ce1" office:value-type="string">
            <text:p>1.978e-05</text:p>
          </table:table-cell>
          <table:table-cell table:style-name="ce1" office:value-type="string">
            <text:p>1.1803e-08</text:p>
          </table:table-cell>
          <table:table-cell table:style-name="ce1" office:value-type="string">
            <text:p>3.8609e-07</text:p>
          </table:table-cell>
          <table:table-cell table:style-name="ce1" office:value-type="string">
            <text:p>1.3253e-15</text:p>
          </table:table-cell>
          <table:table-cell office:value-type="float" office:value="0.00094387">
            <text:p>0.00094387</text:p>
          </table:table-cell>
          <table:table-cell office:value-type="float" office:value="0.00020539">
            <text:p>0.00020539</text:p>
          </table:table-cell>
          <table:table-cell office:value-type="float" office:value="0.00017555">
            <text:p>0.00017555</text:p>
          </table:table-cell>
          <table:table-cell table:style-name="ce1" office:value-type="string">
            <text:p>2.0505e-05</text:p>
          </table:table-cell>
          <table:table-cell office:value-type="float" office:value="0">
            <text:p>0</text:p>
          </table:table-cell>
          <table:table-cell table:style-name="ce1" office:value-type="string">
            <text:p>3.8604e-07</text:p>
          </table:table-cell>
          <table:table-cell table:style-name="ce1" office:value-type="string">
            <text:p>1.3253e-15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P23]*1000000" office:value-type="float" office:value="915.77">
            <text:p>915.77</text:p>
          </table:table-cell>
          <table:table-cell table:formula="of:=[.Q23]*1000000" office:value-type="float" office:value="209.68">
            <text:p>209.68</text:p>
          </table:table-cell>
          <table:table-cell table:formula="of:=[.R23]*1000000" office:value-type="float" office:value="202.25">
            <text:p>202.25</text:p>
          </table:table-cell>
          <table:table-cell table:formula="of:=[.S23]*1000000" office:value-type="float" office:value="19.767">
            <text:p>19.767</text:p>
          </table:table-cell>
          <table:table-cell table:formula="of:=[.T23]*1000000" office:value-type="float" office:value="0.012496">
            <text:p>0.012496</text:p>
          </table:table-cell>
          <table:table-cell table:formula="of:=[.U23]*1000000" office:value-type="float" office:value="0.2355">
            <text:p>0.2355</text:p>
          </table:table-cell>
          <table:table-cell table:formula="of:=[.V23]*1000000" office:value-type="float" office:value="0.0000000012804">
            <text:p>1.2804E-009</text:p>
          </table:table-cell>
          <table:table-cell table:formula="of:=[.W23]*1000000" office:value-type="float" office:value="915.76">
            <text:p>915.76</text:p>
          </table:table-cell>
          <table:table-cell table:formula="of:=[.X23]*1000000" office:value-type="float" office:value="209.68">
            <text:p>209.68</text:p>
          </table:table-cell>
          <table:table-cell table:formula="of:=[.Y23]*1000000" office:value-type="float" office:value="202.26">
            <text:p>202.26</text:p>
          </table:table-cell>
          <table:table-cell table:formula="of:=[.Z23]*1000000" office:value-type="float" office:value="20.595">
            <text:p>20.595</text:p>
          </table:table-cell>
          <table:table-cell table:formula="of:=[.AA23]*1000000" office:value-type="float" office:value="0">
            <text:p>0</text:p>
          </table:table-cell>
          <table:table-cell table:formula="of:=[.AB23]*1000000" office:value-type="float" office:value="0.23546">
            <text:p>0.23546</text:p>
          </table:table-cell>
          <table:table-cell table:formula="of:=[.AC23]*1000000" office:value-type="float" office:value="0.0000000012803">
            <text:p>1.2803E-009</text:p>
          </table:table-cell>
          <table:table-cell office:value-type="float" office:value="0.00091577">
            <text:p>0.00091577</text:p>
          </table:table-cell>
          <table:table-cell office:value-type="float" office:value="0.00020968">
            <text:p>0.00020968</text:p>
          </table:table-cell>
          <table:table-cell office:value-type="float" office:value="0.00020225">
            <text:p>0.00020225</text:p>
          </table:table-cell>
          <table:table-cell table:style-name="ce1" office:value-type="string">
            <text:p>1.9767e-05</text:p>
          </table:table-cell>
          <table:table-cell table:style-name="ce1" office:value-type="string">
            <text:p>1.2496e-08</text:p>
          </table:table-cell>
          <table:table-cell table:style-name="ce1" office:value-type="string">
            <text:p>2.355e-07</text:p>
          </table:table-cell>
          <table:table-cell table:style-name="ce1" office:value-type="string">
            <text:p>1.2804e-15</text:p>
          </table:table-cell>
          <table:table-cell office:value-type="float" office:value="0.00091576">
            <text:p>0.00091576</text:p>
          </table:table-cell>
          <table:table-cell office:value-type="float" office:value="0.00020968">
            <text:p>0.00020968</text:p>
          </table:table-cell>
          <table:table-cell office:value-type="float" office:value="0.00020226">
            <text:p>0.00020226</text:p>
          </table:table-cell>
          <table:table-cell table:style-name="ce1" office:value-type="string">
            <text:p>2.0595e-05</text:p>
          </table:table-cell>
          <table:table-cell office:value-type="float" office:value="0">
            <text:p>0</text:p>
          </table:table-cell>
          <table:table-cell table:style-name="ce1" office:value-type="string">
            <text:p>2.3546e-07</text:p>
          </table:table-cell>
          <table:table-cell table:style-name="ce1" office:value-type="string">
            <text:p>1.2803e-15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P24]*1000000" office:value-type="float" office:value="890.04">
            <text:p>890.04</text:p>
          </table:table-cell>
          <table:table-cell table:formula="of:=[.Q24]*1000000" office:value-type="float" office:value="211.91">
            <text:p>211.91</text:p>
          </table:table-cell>
          <table:table-cell table:formula="of:=[.R24]*1000000" office:value-type="float" office:value="228.34">
            <text:p>228.34</text:p>
          </table:table-cell>
          <table:table-cell table:formula="of:=[.S24]*1000000" office:value-type="float" office:value="19.711">
            <text:p>19.711</text:p>
          </table:table-cell>
          <table:table-cell table:formula="of:=[.T24]*1000000" office:value-type="float" office:value="0.013161">
            <text:p>0.013161</text:p>
          </table:table-cell>
          <table:table-cell table:formula="of:=[.U24]*1000000" office:value-type="float" office:value="0.13282">
            <text:p>0.13282</text:p>
          </table:table-cell>
          <table:table-cell table:formula="of:=[.V24]*1000000" office:value-type="float" office:value="0.0000000012389">
            <text:p>1.2389E-009</text:p>
          </table:table-cell>
          <table:table-cell table:formula="of:=[.W24]*1000000" office:value-type="float" office:value="890.04">
            <text:p>890.04</text:p>
          </table:table-cell>
          <table:table-cell table:formula="of:=[.X24]*1000000" office:value-type="float" office:value="211.91">
            <text:p>211.91</text:p>
          </table:table-cell>
          <table:table-cell table:formula="of:=[.Y24]*1000000" office:value-type="float" office:value="228.35">
            <text:p>228.35</text:p>
          </table:table-cell>
          <table:table-cell table:formula="of:=[.Z24]*1000000" office:value-type="float" office:value="20.644">
            <text:p>20.644</text:p>
          </table:table-cell>
          <table:table-cell table:formula="of:=[.AA24]*1000000" office:value-type="float" office:value="0">
            <text:p>0</text:p>
          </table:table-cell>
          <table:table-cell table:formula="of:=[.AB24]*1000000" office:value-type="float" office:value="0.1328">
            <text:p>0.1328</text:p>
          </table:table-cell>
          <table:table-cell table:formula="of:=[.AC24]*1000000" office:value-type="float" office:value="0.0000000012389">
            <text:p>1.2389E-009</text:p>
          </table:table-cell>
          <table:table-cell office:value-type="float" office:value="0.00089004">
            <text:p>0.00089004</text:p>
          </table:table-cell>
          <table:table-cell office:value-type="float" office:value="0.00021191">
            <text:p>0.00021191</text:p>
          </table:table-cell>
          <table:table-cell office:value-type="float" office:value="0.00022834">
            <text:p>0.00022834</text:p>
          </table:table-cell>
          <table:table-cell table:style-name="ce1" office:value-type="string">
            <text:p>1.9711e-05</text:p>
          </table:table-cell>
          <table:table-cell table:style-name="ce1" office:value-type="string">
            <text:p>1.3161e-08</text:p>
          </table:table-cell>
          <table:table-cell table:style-name="ce1" office:value-type="string">
            <text:p>1.3282e-07</text:p>
          </table:table-cell>
          <table:table-cell table:style-name="ce1" office:value-type="string">
            <text:p>1.2389e-15</text:p>
          </table:table-cell>
          <table:table-cell office:value-type="float" office:value="0.00089004">
            <text:p>0.00089004</text:p>
          </table:table-cell>
          <table:table-cell office:value-type="float" office:value="0.00021191">
            <text:p>0.00021191</text:p>
          </table:table-cell>
          <table:table-cell office:value-type="float" office:value="0.00022835">
            <text:p>0.00022835</text:p>
          </table:table-cell>
          <table:table-cell table:style-name="ce1" office:value-type="string">
            <text:p>2.0644e-05</text:p>
          </table:table-cell>
          <table:table-cell office:value-type="float" office:value="0">
            <text:p>0</text:p>
          </table:table-cell>
          <table:table-cell table:style-name="ce1" office:value-type="string">
            <text:p>1.328e-07</text:p>
          </table:table-cell>
          <table:table-cell table:style-name="ce1" office:value-type="string">
            <text:p>1.2389e-15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P25]*1000000" office:value-type="float" office:value="866.38">
            <text:p>866.38</text:p>
          </table:table-cell>
          <table:table-cell table:formula="of:=[.Q25]*1000000" office:value-type="float" office:value="212.62">
            <text:p>212.62</text:p>
          </table:table-cell>
          <table:table-cell table:formula="of:=[.R25]*1000000" office:value-type="float" office:value="253.64">
            <text:p>253.64</text:p>
          </table:table-cell>
          <table:table-cell table:formula="of:=[.S25]*1000000" office:value-type="float" office:value="19.618">
            <text:p>19.618</text:p>
          </table:table-cell>
          <table:table-cell table:formula="of:=[.T25]*1000000" office:value-type="float" office:value="0.013803">
            <text:p>0.013803</text:p>
          </table:table-cell>
          <table:table-cell table:formula="of:=[.U25]*1000000" office:value-type="float" office:value="0.068997">
            <text:p>0.068997</text:p>
          </table:table-cell>
          <table:table-cell table:formula="of:=[.V25]*1000000" office:value-type="float" office:value="0.0000000011996">
            <text:p>1.1996E-009</text:p>
          </table:table-cell>
          <table:table-cell table:formula="of:=[.W25]*1000000" office:value-type="float" office:value="866.38">
            <text:p>866.38</text:p>
          </table:table-cell>
          <table:table-cell table:formula="of:=[.X25]*1000000" office:value-type="float" office:value="212.62">
            <text:p>212.62</text:p>
          </table:table-cell>
          <table:table-cell table:formula="of:=[.Y25]*1000000" office:value-type="float" office:value="253.65">
            <text:p>253.65</text:p>
          </table:table-cell>
          <table:table-cell table:formula="of:=[.Z25]*1000000" office:value-type="float" office:value="20.662">
            <text:p>20.662</text:p>
          </table:table-cell>
          <table:table-cell table:formula="of:=[.AA25]*1000000" office:value-type="float" office:value="0">
            <text:p>0</text:p>
          </table:table-cell>
          <table:table-cell table:formula="of:=[.AB25]*1000000" office:value-type="float" office:value="0.068984">
            <text:p>0.068984</text:p>
          </table:table-cell>
          <table:table-cell table:formula="of:=[.AC25]*1000000" office:value-type="float" office:value="0.0000000011996">
            <text:p>1.1996E-009</text:p>
          </table:table-cell>
          <table:table-cell office:value-type="float" office:value="0.00086638">
            <text:p>0.00086638</text:p>
          </table:table-cell>
          <table:table-cell office:value-type="float" office:value="0.00021262">
            <text:p>0.00021262</text:p>
          </table:table-cell>
          <table:table-cell office:value-type="float" office:value="0.00025364">
            <text:p>0.00025364</text:p>
          </table:table-cell>
          <table:table-cell table:style-name="ce1" office:value-type="string">
            <text:p>1.9618e-05</text:p>
          </table:table-cell>
          <table:table-cell table:style-name="ce1" office:value-type="string">
            <text:p>1.3803e-08</text:p>
          </table:table-cell>
          <table:table-cell table:style-name="ce1" office:value-type="string">
            <text:p>6.8997e-08</text:p>
          </table:table-cell>
          <table:table-cell table:style-name="ce1" office:value-type="string">
            <text:p>1.1996e-15</text:p>
          </table:table-cell>
          <table:table-cell office:value-type="float" office:value="0.00086638">
            <text:p>0.00086638</text:p>
          </table:table-cell>
          <table:table-cell office:value-type="float" office:value="0.00021262">
            <text:p>0.00021262</text:p>
          </table:table-cell>
          <table:table-cell office:value-type="float" office:value="0.00025365">
            <text:p>0.00025365</text:p>
          </table:table-cell>
          <table:table-cell table:style-name="ce1" office:value-type="string">
            <text:p>2.0662e-05</text:p>
          </table:table-cell>
          <table:table-cell office:value-type="float" office:value="0">
            <text:p>0</text:p>
          </table:table-cell>
          <table:table-cell table:style-name="ce1" office:value-type="string">
            <text:p>6.8984e-08</text:p>
          </table:table-cell>
          <table:table-cell table:style-name="ce1" office:value-type="string">
            <text:p>1.1996e-15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P26]*1000000" office:value-type="float" office:value="844.51">
            <text:p>844.51</text:p>
          </table:table-cell>
          <table:table-cell table:formula="of:=[.Q26]*1000000" office:value-type="float" office:value="212.2">
            <text:p>212.2</text:p>
          </table:table-cell>
          <table:table-cell table:formula="of:=[.R26]*1000000" office:value-type="float" office:value="278.04">
            <text:p>278.04</text:p>
          </table:table-cell>
          <table:table-cell table:formula="of:=[.S26]*1000000" office:value-type="float" office:value="19.5">
            <text:p>19.5</text:p>
          </table:table-cell>
          <table:table-cell table:formula="of:=[.T26]*1000000" office:value-type="float" office:value="0.014422">
            <text:p>0.014422</text:p>
          </table:table-cell>
          <table:table-cell table:formula="of:=[.U26]*1000000" office:value-type="float" office:value="0.032998">
            <text:p>0.032998</text:p>
          </table:table-cell>
          <table:table-cell table:formula="of:=[.V26]*1000000" office:value-type="float" office:value="0.0000000011621">
            <text:p>1.1621E-009</text:p>
          </table:table-cell>
          <table:table-cell table:formula="of:=[.W26]*1000000" office:value-type="float" office:value="844.5">
            <text:p>844.5</text:p>
          </table:table-cell>
          <table:table-cell table:formula="of:=[.X26]*1000000" office:value-type="float" office:value="212.2">
            <text:p>212.2</text:p>
          </table:table-cell>
          <table:table-cell table:formula="of:=[.Y26]*1000000" office:value-type="float" office:value="278.05">
            <text:p>278.05</text:p>
          </table:table-cell>
          <table:table-cell table:formula="of:=[.Z26]*1000000" office:value-type="float" office:value="20.657">
            <text:p>20.657</text:p>
          </table:table-cell>
          <table:table-cell table:formula="of:=[.AA26]*1000000" office:value-type="float" office:value="0">
            <text:p>0</text:p>
          </table:table-cell>
          <table:table-cell table:formula="of:=[.AB26]*1000000" office:value-type="float" office:value="0.032991">
            <text:p>0.032991</text:p>
          </table:table-cell>
          <table:table-cell table:formula="of:=[.AC26]*1000000" office:value-type="float" office:value="0.0000000011621">
            <text:p>1.1621E-009</text:p>
          </table:table-cell>
          <table:table-cell office:value-type="float" office:value="0.00084451">
            <text:p>0.00084451</text:p>
          </table:table-cell>
          <table:table-cell office:value-type="float" office:value="0.0002122">
            <text:p>0.0002122</text:p>
          </table:table-cell>
          <table:table-cell office:value-type="float" office:value="0.00027804">
            <text:p>0.00027804</text:p>
          </table:table-cell>
          <table:table-cell table:style-name="ce1" office:value-type="string">
            <text:p>1.95e-05</text:p>
          </table:table-cell>
          <table:table-cell table:style-name="ce1" office:value-type="string">
            <text:p>1.4422e-08</text:p>
          </table:table-cell>
          <table:table-cell table:style-name="ce1" office:value-type="string">
            <text:p>3.2998e-08</text:p>
          </table:table-cell>
          <table:table-cell table:style-name="ce1" office:value-type="string">
            <text:p>1.1621e-15</text:p>
          </table:table-cell>
          <table:table-cell office:value-type="float" office:value="0.0008445">
            <text:p>0.0008445</text:p>
          </table:table-cell>
          <table:table-cell office:value-type="float" office:value="0.0002122">
            <text:p>0.0002122</text:p>
          </table:table-cell>
          <table:table-cell office:value-type="float" office:value="0.00027805">
            <text:p>0.00027805</text:p>
          </table:table-cell>
          <table:table-cell table:style-name="ce1" office:value-type="string">
            <text:p>2.0657e-05</text:p>
          </table:table-cell>
          <table:table-cell office:value-type="float" office:value="0">
            <text:p>0</text:p>
          </table:table-cell>
          <table:table-cell table:style-name="ce1" office:value-type="string">
            <text:p>3.2991e-08</text:p>
          </table:table-cell>
          <table:table-cell table:style-name="ce1" office:value-type="string">
            <text:p>1.1621e-15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P27]*1000000" office:value-type="float" office:value="824.19">
            <text:p>824.19</text:p>
          </table:table-cell>
          <table:table-cell table:formula="of:=[.Q27]*1000000" office:value-type="float" office:value="210.98">
            <text:p>210.98</text:p>
          </table:table-cell>
          <table:table-cell table:formula="of:=[.R27]*1000000" office:value-type="float" office:value="301.49">
            <text:p>301.49</text:p>
          </table:table-cell>
          <table:table-cell table:formula="of:=[.S27]*1000000" office:value-type="float" office:value="19.364">
            <text:p>19.364</text:p>
          </table:table-cell>
          <table:table-cell table:formula="of:=[.T27]*1000000" office:value-type="float" office:value="0.01502">
            <text:p>0.01502</text:p>
          </table:table-cell>
          <table:table-cell table:formula="of:=[.U27]*1000000" office:value-type="float" office:value="0.014567">
            <text:p>0.014567</text:p>
          </table:table-cell>
          <table:table-cell table:formula="of:=[.V27]*1000000" office:value-type="float" office:value="0.000000001126">
            <text:p>1.126E-009</text:p>
          </table:table-cell>
          <table:table-cell table:formula="of:=[.W27]*1000000" office:value-type="float" office:value="824.18">
            <text:p>824.18</text:p>
          </table:table-cell>
          <table:table-cell table:formula="of:=[.X27]*1000000" office:value-type="float" office:value="210.98">
            <text:p>210.98</text:p>
          </table:table-cell>
          <table:table-cell table:formula="of:=[.Y27]*1000000" office:value-type="float" office:value="301.5">
            <text:p>301.5</text:p>
          </table:table-cell>
          <table:table-cell table:formula="of:=[.Z27]*1000000" office:value-type="float" office:value="20.639">
            <text:p>20.639</text:p>
          </table:table-cell>
          <table:table-cell table:formula="of:=[.AA27]*1000000" office:value-type="float" office:value="0">
            <text:p>0</text:p>
          </table:table-cell>
          <table:table-cell table:formula="of:=[.AB27]*1000000" office:value-type="float" office:value="0.014564">
            <text:p>0.014564</text:p>
          </table:table-cell>
          <table:table-cell table:formula="of:=[.AC27]*1000000" office:value-type="float" office:value="0.000000001126">
            <text:p>1.126E-009</text:p>
          </table:table-cell>
          <table:table-cell office:value-type="float" office:value="0.00082419">
            <text:p>0.00082419</text:p>
          </table:table-cell>
          <table:table-cell office:value-type="float" office:value="0.00021098">
            <text:p>0.00021098</text:p>
          </table:table-cell>
          <table:table-cell office:value-type="float" office:value="0.00030149">
            <text:p>0.00030149</text:p>
          </table:table-cell>
          <table:table-cell table:style-name="ce1" office:value-type="string">
            <text:p>1.9364e-05</text:p>
          </table:table-cell>
          <table:table-cell table:style-name="ce1" office:value-type="string">
            <text:p>1.502e-08</text:p>
          </table:table-cell>
          <table:table-cell table:style-name="ce1" office:value-type="string">
            <text:p>1.4567e-08</text:p>
          </table:table-cell>
          <table:table-cell table:style-name="ce1" office:value-type="string">
            <text:p>1.126e-15</text:p>
          </table:table-cell>
          <table:table-cell office:value-type="float" office:value="0.00082418">
            <text:p>0.00082418</text:p>
          </table:table-cell>
          <table:table-cell office:value-type="float" office:value="0.00021098">
            <text:p>0.00021098</text:p>
          </table:table-cell>
          <table:table-cell office:value-type="float" office:value="0.0003015">
            <text:p>0.0003015</text:p>
          </table:table-cell>
          <table:table-cell table:style-name="ce1" office:value-type="string">
            <text:p>2.0639e-05</text:p>
          </table:table-cell>
          <table:table-cell office:value-type="float" office:value="0">
            <text:p>0</text:p>
          </table:table-cell>
          <table:table-cell table:style-name="ce1" office:value-type="string">
            <text:p>1.4564e-08</text:p>
          </table:table-cell>
          <table:table-cell table:style-name="ce1" office:value-type="string">
            <text:p>1.126e-15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P28]*1000000" office:value-type="float" office:value="805.22">
            <text:p>805.22</text:p>
          </table:table-cell>
          <table:table-cell table:formula="of:=[.Q28]*1000000" office:value-type="float" office:value="209.19">
            <text:p>209.19</text:p>
          </table:table-cell>
          <table:table-cell table:formula="of:=[.R28]*1000000" office:value-type="float" office:value="323.98">
            <text:p>323.98</text:p>
          </table:table-cell>
          <table:table-cell table:formula="of:=[.S28]*1000000" office:value-type="float" office:value="19.219">
            <text:p>19.219</text:p>
          </table:table-cell>
          <table:table-cell table:formula="of:=[.T28]*1000000" office:value-type="float" office:value="0.015599">
            <text:p>0.015599</text:p>
          </table:table-cell>
          <table:table-cell table:formula="of:=[.U28]*1000000" office:value-type="float" office:value="0.0059632">
            <text:p>0.0059632</text:p>
          </table:table-cell>
          <table:table-cell table:formula="of:=[.V28]*1000000" office:value-type="float" office:value="0.0000000010912">
            <text:p>1.0912E-009</text:p>
          </table:table-cell>
          <table:table-cell table:formula="of:=[.W28]*1000000" office:value-type="float" office:value="805.22">
            <text:p>805.22</text:p>
          </table:table-cell>
          <table:table-cell table:formula="of:=[.X28]*1000000" office:value-type="float" office:value="209.19">
            <text:p>209.19</text:p>
          </table:table-cell>
          <table:table-cell table:formula="of:=[.Y28]*1000000" office:value-type="float" office:value="323.98">
            <text:p>323.98</text:p>
          </table:table-cell>
          <table:table-cell table:formula="of:=[.Z28]*1000000" office:value-type="float" office:value="20.615">
            <text:p>20.615</text:p>
          </table:table-cell>
          <table:table-cell table:formula="of:=[.AA28]*1000000" office:value-type="float" office:value="0">
            <text:p>0</text:p>
          </table:table-cell>
          <table:table-cell table:formula="of:=[.AB28]*1000000" office:value-type="float" office:value="0.0059617">
            <text:p>0.0059617</text:p>
          </table:table-cell>
          <table:table-cell table:formula="of:=[.AC28]*1000000" office:value-type="float" office:value="0.0000000010912">
            <text:p>1.0912E-009</text:p>
          </table:table-cell>
          <table:table-cell office:value-type="float" office:value="0.00080522">
            <text:p>0.00080522</text:p>
          </table:table-cell>
          <table:table-cell office:value-type="float" office:value="0.00020919">
            <text:p>0.00020919</text:p>
          </table:table-cell>
          <table:table-cell office:value-type="float" office:value="0.00032398">
            <text:p>0.00032398</text:p>
          </table:table-cell>
          <table:table-cell table:style-name="ce1" office:value-type="string">
            <text:p>1.9219e-05</text:p>
          </table:table-cell>
          <table:table-cell table:style-name="ce1" office:value-type="string">
            <text:p>1.5599e-08</text:p>
          </table:table-cell>
          <table:table-cell table:style-name="ce1" office:value-type="string">
            <text:p>5.9632e-09</text:p>
          </table:table-cell>
          <table:table-cell table:style-name="ce1" office:value-type="string">
            <text:p>1.0912e-15</text:p>
          </table:table-cell>
          <table:table-cell office:value-type="float" office:value="0.00080522">
            <text:p>0.00080522</text:p>
          </table:table-cell>
          <table:table-cell office:value-type="float" office:value="0.00020919">
            <text:p>0.00020919</text:p>
          </table:table-cell>
          <table:table-cell office:value-type="float" office:value="0.00032398">
            <text:p>0.00032398</text:p>
          </table:table-cell>
          <table:table-cell table:style-name="ce1" office:value-type="string">
            <text:p>2.0615e-05</text:p>
          </table:table-cell>
          <table:table-cell office:value-type="float" office:value="0">
            <text:p>0</text:p>
          </table:table-cell>
          <table:table-cell table:style-name="ce1" office:value-type="string">
            <text:p>5.9617e-09</text:p>
          </table:table-cell>
          <table:table-cell table:style-name="ce1" office:value-type="string">
            <text:p>1.0912e-15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P29]*1000000" office:value-type="float" office:value="787.45">
            <text:p>787.45</text:p>
          </table:table-cell>
          <table:table-cell table:formula="of:=[.Q29]*1000000" office:value-type="float" office:value="207.01">
            <text:p>207.01</text:p>
          </table:table-cell>
          <table:table-cell table:formula="of:=[.R29]*1000000" office:value-type="float" office:value="345.51">
            <text:p>345.51</text:p>
          </table:table-cell>
          <table:table-cell table:formula="of:=[.S29]*1000000" office:value-type="float" office:value="19.07">
            <text:p>19.07</text:p>
          </table:table-cell>
          <table:table-cell table:formula="of:=[.T29]*1000000" office:value-type="float" office:value="0.016161">
            <text:p>0.016161</text:p>
          </table:table-cell>
          <table:table-cell table:formula="of:=[.U29]*1000000" office:value-type="float" office:value="0.0022763">
            <text:p>0.0022763</text:p>
          </table:table-cell>
          <table:table-cell table:formula="of:=[.V29]*1000000" office:value-type="float" office:value="0.0000000010576">
            <text:p>1.0576E-009</text:p>
          </table:table-cell>
          <table:table-cell table:formula="of:=[.W29]*1000000" office:value-type="float" office:value="787.44">
            <text:p>787.44</text:p>
          </table:table-cell>
          <table:table-cell table:formula="of:=[.X29]*1000000" office:value-type="float" office:value="207.01">
            <text:p>207.01</text:p>
          </table:table-cell>
          <table:table-cell table:formula="of:=[.Y29]*1000000" office:value-type="float" office:value="345.52">
            <text:p>345.52</text:p>
          </table:table-cell>
          <table:table-cell table:formula="of:=[.Z29]*1000000" office:value-type="float" office:value="20.589">
            <text:p>20.589</text:p>
          </table:table-cell>
          <table:table-cell table:formula="of:=[.AA29]*1000000" office:value-type="float" office:value="0">
            <text:p>0</text:p>
          </table:table-cell>
          <table:table-cell table:formula="of:=[.AB29]*1000000" office:value-type="float" office:value="0.0022757">
            <text:p>0.0022757</text:p>
          </table:table-cell>
          <table:table-cell table:formula="of:=[.AC29]*1000000" office:value-type="float" office:value="0.0000000010575">
            <text:p>1.0575E-009</text:p>
          </table:table-cell>
          <table:table-cell office:value-type="float" office:value="0.00078745">
            <text:p>0.00078745</text:p>
          </table:table-cell>
          <table:table-cell office:value-type="float" office:value="0.00020701">
            <text:p>0.00020701</text:p>
          </table:table-cell>
          <table:table-cell office:value-type="float" office:value="0.00034551">
            <text:p>0.00034551</text:p>
          </table:table-cell>
          <table:table-cell table:style-name="ce1" office:value-type="string">
            <text:p>1.907e-05</text:p>
          </table:table-cell>
          <table:table-cell table:style-name="ce1" office:value-type="string">
            <text:p>1.6161e-08</text:p>
          </table:table-cell>
          <table:table-cell table:style-name="ce1" office:value-type="string">
            <text:p>2.2763e-09</text:p>
          </table:table-cell>
          <table:table-cell table:style-name="ce1" office:value-type="string">
            <text:p>1.0576e-15</text:p>
          </table:table-cell>
          <table:table-cell office:value-type="float" office:value="0.00078744">
            <text:p>0.00078744</text:p>
          </table:table-cell>
          <table:table-cell office:value-type="float" office:value="0.00020701">
            <text:p>0.00020701</text:p>
          </table:table-cell>
          <table:table-cell office:value-type="float" office:value="0.00034552">
            <text:p>0.00034552</text:p>
          </table:table-cell>
          <table:table-cell table:style-name="ce1" office:value-type="string">
            <text:p>2.0589e-05</text:p>
          </table:table-cell>
          <table:table-cell office:value-type="float" office:value="0">
            <text:p>0</text:p>
          </table:table-cell>
          <table:table-cell table:style-name="ce1" office:value-type="string">
            <text:p>2.2757e-09</text:p>
          </table:table-cell>
          <table:table-cell table:style-name="ce1" office:value-type="string">
            <text:p>1.0575e-15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P30]*1000000" office:value-type="float" office:value="770.72">
            <text:p>770.72</text:p>
          </table:table-cell>
          <table:table-cell table:formula="of:=[.Q30]*1000000" office:value-type="float" office:value="204.56">
            <text:p>204.56</text:p>
          </table:table-cell>
          <table:table-cell table:formula="of:=[.R30]*1000000" office:value-type="float" office:value="366.12">
            <text:p>366.12</text:p>
          </table:table-cell>
          <table:table-cell table:formula="of:=[.S30]*1000000" office:value-type="float" office:value="18.918">
            <text:p>18.918</text:p>
          </table:table-cell>
          <table:table-cell table:formula="of:=[.T30]*1000000" office:value-type="float" office:value="0.016706">
            <text:p>0.016706</text:p>
          </table:table-cell>
          <table:table-cell table:formula="of:=[.U30]*1000000" office:value-type="float" office:value="0.00081502">
            <text:p>0.00081502</text:p>
          </table:table-cell>
          <table:table-cell table:formula="of:=[.V30]*1000000" office:value-type="float" office:value="0.000000001025">
            <text:p>0.000000001</text:p>
          </table:table-cell>
          <table:table-cell table:formula="of:=[.W30]*1000000" office:value-type="float" office:value="770.72">
            <text:p>770.72</text:p>
          </table:table-cell>
          <table:table-cell table:formula="of:=[.X30]*1000000" office:value-type="float" office:value="204.56">
            <text:p>204.56</text:p>
          </table:table-cell>
          <table:table-cell table:formula="of:=[.Y30]*1000000" office:value-type="float" office:value="366.13">
            <text:p>366.13</text:p>
          </table:table-cell>
          <table:table-cell table:formula="of:=[.Z30]*1000000" office:value-type="float" office:value="20.564">
            <text:p>20.564</text:p>
          </table:table-cell>
          <table:table-cell table:formula="of:=[.AA30]*1000000" office:value-type="float" office:value="0">
            <text:p>0</text:p>
          </table:table-cell>
          <table:table-cell table:formula="of:=[.AB30]*1000000" office:value-type="float" office:value="0.00081479">
            <text:p>0.00081479</text:p>
          </table:table-cell>
          <table:table-cell table:formula="of:=[.AC30]*1000000" office:value-type="float" office:value="0.000000001025">
            <text:p>0.000000001</text:p>
          </table:table-cell>
          <table:table-cell office:value-type="float" office:value="0.00077072">
            <text:p>0.00077072</text:p>
          </table:table-cell>
          <table:table-cell office:value-type="float" office:value="0.00020456">
            <text:p>0.00020456</text:p>
          </table:table-cell>
          <table:table-cell office:value-type="float" office:value="0.00036612">
            <text:p>0.00036612</text:p>
          </table:table-cell>
          <table:table-cell table:style-name="ce1" office:value-type="string">
            <text:p>1.8918e-05</text:p>
          </table:table-cell>
          <table:table-cell table:style-name="ce1" office:value-type="string">
            <text:p>1.6706e-08</text:p>
          </table:table-cell>
          <table:table-cell table:style-name="ce1" office:value-type="string">
            <text:p>8.1502e-10</text:p>
          </table:table-cell>
          <table:table-cell table:style-name="ce1" office:value-type="string">
            <text:p>1.025e-15</text:p>
          </table:table-cell>
          <table:table-cell office:value-type="float" office:value="0.00077072">
            <text:p>0.00077072</text:p>
          </table:table-cell>
          <table:table-cell office:value-type="float" office:value="0.00020456">
            <text:p>0.00020456</text:p>
          </table:table-cell>
          <table:table-cell office:value-type="float" office:value="0.00036613">
            <text:p>0.00036613</text:p>
          </table:table-cell>
          <table:table-cell table:style-name="ce1" office:value-type="string">
            <text:p>2.0564e-05</text:p>
          </table:table-cell>
          <table:table-cell office:value-type="float" office:value="0">
            <text:p>0</text:p>
          </table:table-cell>
          <table:table-cell table:style-name="ce1" office:value-type="string">
            <text:p>8.1479e-10</text:p>
          </table:table-cell>
          <table:table-cell table:style-name="ce1" office:value-type="string">
            <text:p>1.025e-15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P31]*1000000" office:value-type="float" office:value="754.93">
            <text:p>754.93</text:p>
          </table:table-cell>
          <table:table-cell table:formula="of:=[.Q31]*1000000" office:value-type="float" office:value="201.94">
            <text:p>201.94</text:p>
          </table:table-cell>
          <table:table-cell table:formula="of:=[.R31]*1000000" office:value-type="float" office:value="385.85">
            <text:p>385.85</text:p>
          </table:table-cell>
          <table:table-cell table:formula="of:=[.S31]*1000000" office:value-type="float" office:value="18.765">
            <text:p>18.765</text:p>
          </table:table-cell>
          <table:table-cell table:formula="of:=[.T31]*1000000" office:value-type="float" office:value="0.017235">
            <text:p>0.017235</text:p>
          </table:table-cell>
          <table:table-cell table:formula="of:=[.U31]*1000000" office:value-type="float" office:value="0.00027524">
            <text:p>0.00027524</text:p>
          </table:table-cell>
          <table:table-cell table:formula="of:=[.V31]*1000000" office:value-type="float" office:value="0.00000000099356">
            <text:p>0.000000001</text:p>
          </table:table-cell>
          <table:table-cell table:formula="of:=[.W31]*1000000" office:value-type="float" office:value="754.92">
            <text:p>754.92</text:p>
          </table:table-cell>
          <table:table-cell table:formula="of:=[.X31]*1000000" office:value-type="float" office:value="201.94">
            <text:p>201.94</text:p>
          </table:table-cell>
          <table:table-cell table:formula="of:=[.Y31]*1000000" office:value-type="float" office:value="385.85">
            <text:p>385.85</text:p>
          </table:table-cell>
          <table:table-cell table:formula="of:=[.Z31]*1000000" office:value-type="float" office:value="20.54">
            <text:p>20.54</text:p>
          </table:table-cell>
          <table:table-cell table:formula="of:=[.AA31]*1000000" office:value-type="float" office:value="0">
            <text:p>0</text:p>
          </table:table-cell>
          <table:table-cell table:formula="of:=[.AB31]*1000000" office:value-type="float" office:value="0.00027515">
            <text:p>0.00027515</text:p>
          </table:table-cell>
          <table:table-cell table:formula="of:=[.AC31]*1000000" office:value-type="float" office:value="0.00000000099355">
            <text:p>0.000000001</text:p>
          </table:table-cell>
          <table:table-cell office:value-type="float" office:value="0.00075493">
            <text:p>0.00075493</text:p>
          </table:table-cell>
          <table:table-cell office:value-type="float" office:value="0.00020194">
            <text:p>0.00020194</text:p>
          </table:table-cell>
          <table:table-cell office:value-type="float" office:value="0.00038585">
            <text:p>0.00038585</text:p>
          </table:table-cell>
          <table:table-cell table:style-name="ce1" office:value-type="string">
            <text:p>1.8765e-05</text:p>
          </table:table-cell>
          <table:table-cell table:style-name="ce1" office:value-type="string">
            <text:p>1.7235e-08</text:p>
          </table:table-cell>
          <table:table-cell table:style-name="ce1" office:value-type="string">
            <text:p>2.7524e-10</text:p>
          </table:table-cell>
          <table:table-cell table:style-name="ce1" office:value-type="string">
            <text:p>9.9356e-16</text:p>
          </table:table-cell>
          <table:table-cell office:value-type="float" office:value="0.00075492">
            <text:p>0.00075492</text:p>
          </table:table-cell>
          <table:table-cell office:value-type="float" office:value="0.00020194">
            <text:p>0.00020194</text:p>
          </table:table-cell>
          <table:table-cell office:value-type="float" office:value="0.00038585">
            <text:p>0.00038585</text:p>
          </table:table-cell>
          <table:table-cell table:style-name="ce1" office:value-type="string">
            <text:p>2.054e-05</text:p>
          </table:table-cell>
          <table:table-cell office:value-type="float" office:value="0">
            <text:p>0</text:p>
          </table:table-cell>
          <table:table-cell table:style-name="ce1" office:value-type="string">
            <text:p>2.7515e-10</text:p>
          </table:table-cell>
          <table:table-cell table:style-name="ce1" office:value-type="string">
            <text:p>9.9355e-16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P32]*1000000" office:value-type="float" office:value="739.96">
            <text:p>739.96</text:p>
          </table:table-cell>
          <table:table-cell table:formula="of:=[.Q32]*1000000" office:value-type="float" office:value="199.23">
            <text:p>199.23</text:p>
          </table:table-cell>
          <table:table-cell table:formula="of:=[.R32]*1000000" office:value-type="float" office:value="404.74">
            <text:p>404.74</text:p>
          </table:table-cell>
          <table:table-cell table:formula="of:=[.S32]*1000000" office:value-type="float" office:value="18.61">
            <text:p>18.61</text:p>
          </table:table-cell>
          <table:table-cell table:formula="of:=[.T32]*1000000" office:value-type="float" office:value="0.017749">
            <text:p>0.017749</text:p>
          </table:table-cell>
          <table:table-cell table:formula="of:=[.U32]*1000000" office:value-type="float" office:value="0.000088127">
            <text:p>0.000088127</text:p>
          </table:table-cell>
          <table:table-cell table:formula="of:=[.V32]*1000000" office:value-type="float" office:value="0.00000000096309">
            <text:p>0.000000001</text:p>
          </table:table-cell>
          <table:table-cell table:formula="of:=[.W32]*1000000" office:value-type="float" office:value="739.96">
            <text:p>739.96</text:p>
          </table:table-cell>
          <table:table-cell table:formula="of:=[.X32]*1000000" office:value-type="float" office:value="199.23">
            <text:p>199.23</text:p>
          </table:table-cell>
          <table:table-cell table:formula="of:=[.Y32]*1000000" office:value-type="float" office:value="404.74">
            <text:p>404.74</text:p>
          </table:table-cell>
          <table:table-cell table:formula="of:=[.Z32]*1000000" office:value-type="float" office:value="20.518">
            <text:p>20.518</text:p>
          </table:table-cell>
          <table:table-cell table:formula="of:=[.AA32]*1000000" office:value-type="float" office:value="0">
            <text:p>0</text:p>
          </table:table-cell>
          <table:table-cell table:formula="of:=[.AB32]*1000000" office:value-type="float" office:value="0.0000881">
            <text:p>0.0000881</text:p>
          </table:table-cell>
          <table:table-cell table:formula="of:=[.AC32]*1000000" office:value-type="float" office:value="0.00000000096308">
            <text:p>0.000000001</text:p>
          </table:table-cell>
          <table:table-cell office:value-type="float" office:value="0.00073996">
            <text:p>0.00073996</text:p>
          </table:table-cell>
          <table:table-cell office:value-type="float" office:value="0.00019923">
            <text:p>0.00019923</text:p>
          </table:table-cell>
          <table:table-cell office:value-type="float" office:value="0.00040474">
            <text:p>0.00040474</text:p>
          </table:table-cell>
          <table:table-cell table:style-name="ce1" office:value-type="string">
            <text:p>1.861e-05</text:p>
          </table:table-cell>
          <table:table-cell table:style-name="ce1" office:value-type="string">
            <text:p>1.7749e-08</text:p>
          </table:table-cell>
          <table:table-cell table:style-name="ce1" office:value-type="string">
            <text:p>8.8127e-11</text:p>
          </table:table-cell>
          <table:table-cell table:style-name="ce1" office:value-type="string">
            <text:p>9.6309e-16</text:p>
          </table:table-cell>
          <table:table-cell office:value-type="float" office:value="0.00073996">
            <text:p>0.00073996</text:p>
          </table:table-cell>
          <table:table-cell office:value-type="float" office:value="0.00019923">
            <text:p>0.00019923</text:p>
          </table:table-cell>
          <table:table-cell office:value-type="float" office:value="0.00040474">
            <text:p>0.00040474</text:p>
          </table:table-cell>
          <table:table-cell table:style-name="ce1" office:value-type="string">
            <text:p>2.0518e-05</text:p>
          </table:table-cell>
          <table:table-cell office:value-type="float" office:value="0">
            <text:p>0</text:p>
          </table:table-cell>
          <table:table-cell table:style-name="ce1" office:value-type="string">
            <text:p>8.81e-11</text:p>
          </table:table-cell>
          <table:table-cell table:style-name="ce1" office:value-type="string">
            <text:p>9.6308e-16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P33]*1000000" office:value-type="float" office:value="725.73">
            <text:p>725.73</text:p>
          </table:table-cell>
          <table:table-cell table:formula="of:=[.Q33]*1000000" office:value-type="float" office:value="196.47">
            <text:p>196.47</text:p>
          </table:table-cell>
          <table:table-cell table:formula="of:=[.R33]*1000000" office:value-type="float" office:value="422.84">
            <text:p>422.84</text:p>
          </table:table-cell>
          <table:table-cell table:formula="of:=[.S33]*1000000" office:value-type="float" office:value="18.455">
            <text:p>18.455</text:p>
          </table:table-cell>
          <table:table-cell table:formula="of:=[.T33]*1000000" office:value-type="float" office:value="0.01825">
            <text:p>0.01825</text:p>
          </table:table-cell>
          <table:table-cell table:formula="of:=[.U33]*1000000" office:value-type="float" office:value="0.00002688">
            <text:p>0.00002688</text:p>
          </table:table-cell>
          <table:table-cell table:formula="of:=[.V33]*1000000" office:value-type="float" office:value="0.00000000093357">
            <text:p>9.3357E-010</text:p>
          </table:table-cell>
          <table:table-cell table:formula="of:=[.W33]*1000000" office:value-type="float" office:value="725.73">
            <text:p>725.73</text:p>
          </table:table-cell>
          <table:table-cell table:formula="of:=[.X33]*1000000" office:value-type="float" office:value="196.47">
            <text:p>196.47</text:p>
          </table:table-cell>
          <table:table-cell table:formula="of:=[.Y33]*1000000" office:value-type="float" office:value="422.85">
            <text:p>422.85</text:p>
          </table:table-cell>
          <table:table-cell table:formula="of:=[.Z33]*1000000" office:value-type="float" office:value="20.498">
            <text:p>20.498</text:p>
          </table:table-cell>
          <table:table-cell table:formula="of:=[.AA33]*1000000" office:value-type="float" office:value="0">
            <text:p>0</text:p>
          </table:table-cell>
          <table:table-cell table:formula="of:=[.AB33]*1000000" office:value-type="float" office:value="0.000026872">
            <text:p>0.000026872</text:p>
          </table:table-cell>
          <table:table-cell table:formula="of:=[.AC33]*1000000" office:value-type="float" office:value="0.00000000093356">
            <text:p>9.3356E-010</text:p>
          </table:table-cell>
          <table:table-cell office:value-type="float" office:value="0.00072573">
            <text:p>0.00072573</text:p>
          </table:table-cell>
          <table:table-cell office:value-type="float" office:value="0.00019647">
            <text:p>0.00019647</text:p>
          </table:table-cell>
          <table:table-cell office:value-type="float" office:value="0.00042284">
            <text:p>0.00042284</text:p>
          </table:table-cell>
          <table:table-cell table:style-name="ce1" office:value-type="string">
            <text:p>1.8455e-05</text:p>
          </table:table-cell>
          <table:table-cell table:style-name="ce1" office:value-type="string">
            <text:p>1.825e-08</text:p>
          </table:table-cell>
          <table:table-cell table:style-name="ce1" office:value-type="string">
            <text:p>2.688e-11</text:p>
          </table:table-cell>
          <table:table-cell table:style-name="ce1" office:value-type="string">
            <text:p>9.3357e-16</text:p>
          </table:table-cell>
          <table:table-cell office:value-type="float" office:value="0.00072573">
            <text:p>0.00072573</text:p>
          </table:table-cell>
          <table:table-cell office:value-type="float" office:value="0.00019647">
            <text:p>0.00019647</text:p>
          </table:table-cell>
          <table:table-cell office:value-type="float" office:value="0.00042285">
            <text:p>0.00042285</text:p>
          </table:table-cell>
          <table:table-cell table:style-name="ce1" office:value-type="string">
            <text:p>2.0498e-05</text:p>
          </table:table-cell>
          <table:table-cell office:value-type="float" office:value="0">
            <text:p>0</text:p>
          </table:table-cell>
          <table:table-cell table:style-name="ce1" office:value-type="string">
            <text:p>2.6872e-11</text:p>
          </table:table-cell>
          <table:table-cell table:style-name="ce1" office:value-type="string">
            <text:p>9.3356e-16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P34]*1000000" office:value-type="float" office:value="712.16">
            <text:p>712.16</text:p>
          </table:table-cell>
          <table:table-cell table:formula="of:=[.Q34]*1000000" office:value-type="float" office:value="193.71">
            <text:p>193.71</text:p>
          </table:table-cell>
          <table:table-cell table:formula="of:=[.R34]*1000000" office:value-type="float" office:value="440.21">
            <text:p>440.21</text:p>
          </table:table-cell>
          <table:table-cell table:formula="of:=[.S34]*1000000" office:value-type="float" office:value="18.3">
            <text:p>18.3</text:p>
          </table:table-cell>
          <table:table-cell table:formula="of:=[.T34]*1000000" office:value-type="float" office:value="0.018737">
            <text:p>0.018737</text:p>
          </table:table-cell>
          <table:table-cell table:formula="of:=[.U34]*1000000" office:value-type="float" office:value="0.0000078437">
            <text:p>7.8437E-006</text:p>
          </table:table-cell>
          <table:table-cell table:formula="of:=[.V34]*1000000" office:value-type="float" office:value="0.00000000090499">
            <text:p>9.0499E-010</text:p>
          </table:table-cell>
          <table:table-cell table:formula="of:=[.W34]*1000000" office:value-type="float" office:value="712.16">
            <text:p>712.16</text:p>
          </table:table-cell>
          <table:table-cell table:formula="of:=[.X34]*1000000" office:value-type="float" office:value="193.7">
            <text:p>193.7</text:p>
          </table:table-cell>
          <table:table-cell table:formula="of:=[.Y34]*1000000" office:value-type="float" office:value="440.21">
            <text:p>440.21</text:p>
          </table:table-cell>
          <table:table-cell table:formula="of:=[.Z34]*1000000" office:value-type="float" office:value="20.48">
            <text:p>20.48</text:p>
          </table:table-cell>
          <table:table-cell table:formula="of:=[.AA34]*1000000" office:value-type="float" office:value="0">
            <text:p>0</text:p>
          </table:table-cell>
          <table:table-cell table:formula="of:=[.AB34]*1000000" office:value-type="float" office:value="0.0000078411">
            <text:p>7.8411E-006</text:p>
          </table:table-cell>
          <table:table-cell table:formula="of:=[.AC34]*1000000" office:value-type="float" office:value="0.00000000090498">
            <text:p>9.0498E-010</text:p>
          </table:table-cell>
          <table:table-cell office:value-type="float" office:value="0.00071216">
            <text:p>0.00071216</text:p>
          </table:table-cell>
          <table:table-cell office:value-type="float" office:value="0.00019371">
            <text:p>0.00019371</text:p>
          </table:table-cell>
          <table:table-cell office:value-type="float" office:value="0.00044021">
            <text:p>0.00044021</text:p>
          </table:table-cell>
          <table:table-cell table:style-name="ce1" office:value-type="string">
            <text:p>1.83e-05</text:p>
          </table:table-cell>
          <table:table-cell table:style-name="ce1" office:value-type="string">
            <text:p>1.8737e-08</text:p>
          </table:table-cell>
          <table:table-cell table:style-name="ce1" office:value-type="string">
            <text:p>7.8437e-12</text:p>
          </table:table-cell>
          <table:table-cell table:style-name="ce1" office:value-type="string">
            <text:p>9.0499e-16</text:p>
          </table:table-cell>
          <table:table-cell office:value-type="float" office:value="0.00071216">
            <text:p>0.00071216</text:p>
          </table:table-cell>
          <table:table-cell office:value-type="float" office:value="0.0001937">
            <text:p>0.0001937</text:p>
          </table:table-cell>
          <table:table-cell office:value-type="float" office:value="0.00044021">
            <text:p>0.00044021</text:p>
          </table:table-cell>
          <table:table-cell table:style-name="ce1" office:value-type="string">
            <text:p>2.048e-05</text:p>
          </table:table-cell>
          <table:table-cell office:value-type="float" office:value="0">
            <text:p>0</text:p>
          </table:table-cell>
          <table:table-cell table:style-name="ce1" office:value-type="string">
            <text:p>7.8411e-12</text:p>
          </table:table-cell>
          <table:table-cell table:style-name="ce1" office:value-type="string">
            <text:p>9.0498e-16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P35]*1000000" office:value-type="float" office:value="699.19">
            <text:p>699.19</text:p>
          </table:table-cell>
          <table:table-cell table:formula="of:=[.Q35]*1000000" office:value-type="float" office:value="190.96">
            <text:p>190.96</text:p>
          </table:table-cell>
          <table:table-cell table:formula="of:=[.R35]*1000000" office:value-type="float" office:value="456.88">
            <text:p>456.88</text:p>
          </table:table-cell>
          <table:table-cell table:formula="of:=[.S35]*1000000" office:value-type="float" office:value="18.143">
            <text:p>18.143</text:p>
          </table:table-cell>
          <table:table-cell table:formula="of:=[.T35]*1000000" office:value-type="float" office:value="0.019212">
            <text:p>0.019212</text:p>
          </table:table-cell>
          <table:table-cell table:formula="of:=[.U35]*1000000" office:value-type="float" office:value="0.000002198">
            <text:p>0.000002198</text:p>
          </table:table-cell>
          <table:table-cell table:formula="of:=[.V35]*1000000" office:value-type="float" office:value="0.00000000087729">
            <text:p>8.7729E-010</text:p>
          </table:table-cell>
          <table:table-cell table:formula="of:=[.W35]*1000000" office:value-type="float" office:value="699.19">
            <text:p>699.19</text:p>
          </table:table-cell>
          <table:table-cell table:formula="of:=[.X35]*1000000" office:value-type="float" office:value="190.96">
            <text:p>190.96</text:p>
          </table:table-cell>
          <table:table-cell table:formula="of:=[.Y35]*1000000" office:value-type="float" office:value="456.89">
            <text:p>456.89</text:p>
          </table:table-cell>
          <table:table-cell table:formula="of:=[.Z35]*1000000" office:value-type="float" office:value="20.463">
            <text:p>20.463</text:p>
          </table:table-cell>
          <table:table-cell table:formula="of:=[.AA35]*1000000" office:value-type="float" office:value="0">
            <text:p>0</text:p>
          </table:table-cell>
          <table:table-cell table:formula="of:=[.AB35]*1000000" office:value-type="float" office:value="0.0000021972">
            <text:p>2.1972E-006</text:p>
          </table:table-cell>
          <table:table-cell table:formula="of:=[.AC35]*1000000" office:value-type="float" office:value="0.00000000087728">
            <text:p>8.7728E-010</text:p>
          </table:table-cell>
          <table:table-cell office:value-type="float" office:value="0.00069919">
            <text:p>0.00069919</text:p>
          </table:table-cell>
          <table:table-cell office:value-type="float" office:value="0.00019096">
            <text:p>0.00019096</text:p>
          </table:table-cell>
          <table:table-cell office:value-type="float" office:value="0.00045688">
            <text:p>0.00045688</text:p>
          </table:table-cell>
          <table:table-cell table:style-name="ce1" office:value-type="string">
            <text:p>1.8143e-05</text:p>
          </table:table-cell>
          <table:table-cell table:style-name="ce1" office:value-type="string">
            <text:p>1.9212e-08</text:p>
          </table:table-cell>
          <table:table-cell table:style-name="ce1" office:value-type="string">
            <text:p>2.198e-12</text:p>
          </table:table-cell>
          <table:table-cell table:style-name="ce1" office:value-type="string">
            <text:p>8.7729e-16</text:p>
          </table:table-cell>
          <table:table-cell office:value-type="float" office:value="0.00069919">
            <text:p>0.00069919</text:p>
          </table:table-cell>
          <table:table-cell office:value-type="float" office:value="0.00019096">
            <text:p>0.00019096</text:p>
          </table:table-cell>
          <table:table-cell office:value-type="float" office:value="0.00045689">
            <text:p>0.00045689</text:p>
          </table:table-cell>
          <table:table-cell table:style-name="ce1" office:value-type="string">
            <text:p>2.0463e-05</text:p>
          </table:table-cell>
          <table:table-cell office:value-type="float" office:value="0">
            <text:p>0</text:p>
          </table:table-cell>
          <table:table-cell table:style-name="ce1" office:value-type="string">
            <text:p>2.1972e-12</text:p>
          </table:table-cell>
          <table:table-cell table:style-name="ce1" office:value-type="string">
            <text:p>8.7728e-16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P36]*1000000" office:value-type="float" office:value="686.76">
            <text:p>686.76</text:p>
          </table:table-cell>
          <table:table-cell table:formula="of:=[.Q36]*1000000" office:value-type="float" office:value="188.25">
            <text:p>188.25</text:p>
          </table:table-cell>
          <table:table-cell table:formula="of:=[.R36]*1000000" office:value-type="float" office:value="472.91">
            <text:p>472.91</text:p>
          </table:table-cell>
          <table:table-cell table:formula="of:=[.S36]*1000000" office:value-type="float" office:value="17.986">
            <text:p>17.986</text:p>
          </table:table-cell>
          <table:table-cell table:formula="of:=[.T36]*1000000" office:value-type="float" office:value="0.019675">
            <text:p>0.019675</text:p>
          </table:table-cell>
          <table:table-cell table:formula="of:=[.U36]*1000000" office:value-type="float" office:value="0.00000059345">
            <text:p>5.9345E-007</text:p>
          </table:table-cell>
          <table:table-cell table:formula="of:=[.V36]*1000000" office:value-type="float" office:value="0.00000000085046">
            <text:p>8.5046E-010</text:p>
          </table:table-cell>
          <table:table-cell table:formula="of:=[.W36]*1000000" office:value-type="float" office:value="686.76">
            <text:p>686.76</text:p>
          </table:table-cell>
          <table:table-cell table:formula="of:=[.X36]*1000000" office:value-type="float" office:value="188.25">
            <text:p>188.25</text:p>
          </table:table-cell>
          <table:table-cell table:formula="of:=[.Y36]*1000000" office:value-type="float" office:value="472.92">
            <text:p>472.92</text:p>
          </table:table-cell>
          <table:table-cell table:formula="of:=[.Z36]*1000000" office:value-type="float" office:value="20.447">
            <text:p>20.447</text:p>
          </table:table-cell>
          <table:table-cell table:formula="of:=[.AA36]*1000000" office:value-type="float" office:value="0">
            <text:p>0</text:p>
          </table:table-cell>
          <table:table-cell table:formula="of:=[.AB36]*1000000" office:value-type="float" office:value="0.00000059324">
            <text:p>5.9324E-007</text:p>
          </table:table-cell>
          <table:table-cell table:formula="of:=[.AC36]*1000000" office:value-type="float" office:value="0.00000000085045">
            <text:p>8.5045E-010</text:p>
          </table:table-cell>
          <table:table-cell office:value-type="float" office:value="0.00068676">
            <text:p>0.00068676</text:p>
          </table:table-cell>
          <table:table-cell office:value-type="float" office:value="0.00018825">
            <text:p>0.00018825</text:p>
          </table:table-cell>
          <table:table-cell office:value-type="float" office:value="0.00047291">
            <text:p>0.00047291</text:p>
          </table:table-cell>
          <table:table-cell table:style-name="ce1" office:value-type="string">
            <text:p>1.7986e-05</text:p>
          </table:table-cell>
          <table:table-cell table:style-name="ce1" office:value-type="string">
            <text:p>1.9675e-08</text:p>
          </table:table-cell>
          <table:table-cell table:style-name="ce1" office:value-type="string">
            <text:p>5.9345e-13</text:p>
          </table:table-cell>
          <table:table-cell table:style-name="ce1" office:value-type="string">
            <text:p>8.5046e-16</text:p>
          </table:table-cell>
          <table:table-cell office:value-type="float" office:value="0.00068676">
            <text:p>0.00068676</text:p>
          </table:table-cell>
          <table:table-cell office:value-type="float" office:value="0.00018825">
            <text:p>0.00018825</text:p>
          </table:table-cell>
          <table:table-cell office:value-type="float" office:value="0.00047292">
            <text:p>0.00047292</text:p>
          </table:table-cell>
          <table:table-cell table:style-name="ce1" office:value-type="string">
            <text:p>2.0447e-05</text:p>
          </table:table-cell>
          <table:table-cell office:value-type="float" office:value="0">
            <text:p>0</text:p>
          </table:table-cell>
          <table:table-cell table:style-name="ce1" office:value-type="string">
            <text:p>5.9324e-13</text:p>
          </table:table-cell>
          <table:table-cell table:style-name="ce1" office:value-type="string">
            <text:p>8.5045e-16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P37]*1000000" office:value-type="float" office:value="674.81">
            <text:p>674.81</text:p>
          </table:table-cell>
          <table:table-cell table:formula="of:=[.Q37]*1000000" office:value-type="float" office:value="185.59">
            <text:p>185.59</text:p>
          </table:table-cell>
          <table:table-cell table:formula="of:=[.R37]*1000000" office:value-type="float" office:value="488.35">
            <text:p>488.35</text:p>
          </table:table-cell>
          <table:table-cell table:formula="of:=[.S37]*1000000" office:value-type="float" office:value="17.828">
            <text:p>17.828</text:p>
          </table:table-cell>
          <table:table-cell table:formula="of:=[.T37]*1000000" office:value-type="float" office:value="0.020127">
            <text:p>0.020127</text:p>
          </table:table-cell>
          <table:table-cell table:formula="of:=[.U37]*1000000" office:value-type="float" office:value="0.00000015485">
            <text:p>1.5485E-007</text:p>
          </table:table-cell>
          <table:table-cell table:formula="of:=[.V37]*1000000" office:value-type="float" office:value="0.00000000082446">
            <text:p>8.2446E-010</text:p>
          </table:table-cell>
          <table:table-cell table:formula="of:=[.W37]*1000000" office:value-type="float" office:value="674.81">
            <text:p>674.81</text:p>
          </table:table-cell>
          <table:table-cell table:formula="of:=[.X37]*1000000" office:value-type="float" office:value="185.59">
            <text:p>185.59</text:p>
          </table:table-cell>
          <table:table-cell table:formula="of:=[.Y37]*1000000" office:value-type="float" office:value="488.35">
            <text:p>488.35</text:p>
          </table:table-cell>
          <table:table-cell table:formula="of:=[.Z37]*1000000" office:value-type="float" office:value="20.432">
            <text:p>20.432</text:p>
          </table:table-cell>
          <table:table-cell table:formula="of:=[.AA37]*1000000" office:value-type="float" office:value="0">
            <text:p>0</text:p>
          </table:table-cell>
          <table:table-cell table:formula="of:=[.AB37]*1000000" office:value-type="float" office:value="0.00000015479">
            <text:p>1.5479E-007</text:p>
          </table:table-cell>
          <table:table-cell table:formula="of:=[.AC37]*1000000" office:value-type="float" office:value="0.00000000082445">
            <text:p>8.2445E-010</text:p>
          </table:table-cell>
          <table:table-cell office:value-type="float" office:value="0.00067481">
            <text:p>0.00067481</text:p>
          </table:table-cell>
          <table:table-cell office:value-type="float" office:value="0.00018559">
            <text:p>0.00018559</text:p>
          </table:table-cell>
          <table:table-cell office:value-type="float" office:value="0.00048835">
            <text:p>0.00048835</text:p>
          </table:table-cell>
          <table:table-cell table:style-name="ce1" office:value-type="string">
            <text:p>1.7828e-05</text:p>
          </table:table-cell>
          <table:table-cell table:style-name="ce1" office:value-type="string">
            <text:p>2.0127e-08</text:p>
          </table:table-cell>
          <table:table-cell table:style-name="ce1" office:value-type="string">
            <text:p>1.5485e-13</text:p>
          </table:table-cell>
          <table:table-cell table:style-name="ce1" office:value-type="string">
            <text:p>8.2446e-16</text:p>
          </table:table-cell>
          <table:table-cell office:value-type="float" office:value="0.00067481">
            <text:p>0.00067481</text:p>
          </table:table-cell>
          <table:table-cell office:value-type="float" office:value="0.00018559">
            <text:p>0.00018559</text:p>
          </table:table-cell>
          <table:table-cell office:value-type="float" office:value="0.00048835">
            <text:p>0.00048835</text:p>
          </table:table-cell>
          <table:table-cell table:style-name="ce1" office:value-type="string">
            <text:p>2.0432e-05</text:p>
          </table:table-cell>
          <table:table-cell office:value-type="float" office:value="0">
            <text:p>0</text:p>
          </table:table-cell>
          <table:table-cell table:style-name="ce1" office:value-type="string">
            <text:p>1.5479e-13</text:p>
          </table:table-cell>
          <table:table-cell table:style-name="ce1" office:value-type="string">
            <text:p>8.2445e-16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P38]*1000000" office:value-type="float" office:value="663.31">
            <text:p>663.31</text:p>
          </table:table-cell>
          <table:table-cell table:formula="of:=[.Q38]*1000000" office:value-type="float" office:value="182.99">
            <text:p>182.99</text:p>
          </table:table-cell>
          <table:table-cell table:formula="of:=[.R38]*1000000" office:value-type="float" office:value="503.22">
            <text:p>503.22</text:p>
          </table:table-cell>
          <table:table-cell table:formula="of:=[.S38]*1000000" office:value-type="float" office:value="17.669">
            <text:p>17.669</text:p>
          </table:table-cell>
          <table:table-cell table:formula="of:=[.T38]*1000000" office:value-type="float" office:value="0.020568">
            <text:p>0.020568</text:p>
          </table:table-cell>
          <table:table-cell table:formula="of:=[.U38]*1000000" office:value-type="float" office:value="0.000000039154">
            <text:p>3.9154E-008</text:p>
          </table:table-cell>
          <table:table-cell table:formula="of:=[.V38]*1000000" office:value-type="float" office:value="0.00000000079926">
            <text:p>7.9926E-010</text:p>
          </table:table-cell>
          <table:table-cell table:formula="of:=[.W38]*1000000" office:value-type="float" office:value="663.31">
            <text:p>663.31</text:p>
          </table:table-cell>
          <table:table-cell table:formula="of:=[.X38]*1000000" office:value-type="float" office:value="182.99">
            <text:p>182.99</text:p>
          </table:table-cell>
          <table:table-cell table:formula="of:=[.Y38]*1000000" office:value-type="float" office:value="503.23">
            <text:p>503.23</text:p>
          </table:table-cell>
          <table:table-cell table:formula="of:=[.Z38]*1000000" office:value-type="float" office:value="20.419">
            <text:p>20.419</text:p>
          </table:table-cell>
          <table:table-cell table:formula="of:=[.AA38]*1000000" office:value-type="float" office:value="0">
            <text:p>0</text:p>
          </table:table-cell>
          <table:table-cell table:formula="of:=[.AB38]*1000000" office:value-type="float" office:value="0.000000039131">
            <text:p>3.9131E-008</text:p>
          </table:table-cell>
          <table:table-cell table:formula="of:=[.AC38]*1000000" office:value-type="float" office:value="0.00000000079925">
            <text:p>7.9925E-010</text:p>
          </table:table-cell>
          <table:table-cell office:value-type="float" office:value="0.00066331">
            <text:p>0.00066331</text:p>
          </table:table-cell>
          <table:table-cell office:value-type="float" office:value="0.00018299">
            <text:p>0.00018299</text:p>
          </table:table-cell>
          <table:table-cell office:value-type="float" office:value="0.00050322">
            <text:p>0.00050322</text:p>
          </table:table-cell>
          <table:table-cell table:style-name="ce1" office:value-type="string">
            <text:p>1.7669e-05</text:p>
          </table:table-cell>
          <table:table-cell table:style-name="ce1" office:value-type="string">
            <text:p>2.0568e-08</text:p>
          </table:table-cell>
          <table:table-cell table:style-name="ce1" office:value-type="string">
            <text:p>3.9154e-14</text:p>
          </table:table-cell>
          <table:table-cell table:style-name="ce1" office:value-type="string">
            <text:p>7.9926e-16</text:p>
          </table:table-cell>
          <table:table-cell office:value-type="float" office:value="0.00066331">
            <text:p>0.00066331</text:p>
          </table:table-cell>
          <table:table-cell office:value-type="float" office:value="0.00018299">
            <text:p>0.00018299</text:p>
          </table:table-cell>
          <table:table-cell office:value-type="float" office:value="0.00050323">
            <text:p>0.00050323</text:p>
          </table:table-cell>
          <table:table-cell table:style-name="ce1" office:value-type="string">
            <text:p>2.0419e-05</text:p>
          </table:table-cell>
          <table:table-cell office:value-type="float" office:value="0">
            <text:p>0</text:p>
          </table:table-cell>
          <table:table-cell table:style-name="ce1" office:value-type="string">
            <text:p>3.9131e-14</text:p>
          </table:table-cell>
          <table:table-cell table:style-name="ce1" office:value-type="string">
            <text:p>7.9925e-16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P39]*1000000" office:value-type="float" office:value="652.22">
            <text:p>652.22</text:p>
          </table:table-cell>
          <table:table-cell table:formula="of:=[.Q39]*1000000" office:value-type="float" office:value="180.44">
            <text:p>180.44</text:p>
          </table:table-cell>
          <table:table-cell table:formula="of:=[.R39]*1000000" office:value-type="float" office:value="517.58">
            <text:p>517.58</text:p>
          </table:table-cell>
          <table:table-cell table:formula="of:=[.S39]*1000000" office:value-type="float" office:value="17.509">
            <text:p>17.509</text:p>
          </table:table-cell>
          <table:table-cell table:formula="of:=[.T39]*1000000" office:value-type="float" office:value="0.020999">
            <text:p>0.020999</text:p>
          </table:table-cell>
          <table:table-cell table:formula="of:=[.U39]*1000000" office:value-type="float" office:value="0.0000000096184">
            <text:p>9.6184E-009</text:p>
          </table:table-cell>
          <table:table-cell table:formula="of:=[.V39]*1000000" office:value-type="float" office:value="0.00000000077485">
            <text:p>7.7485E-010</text:p>
          </table:table-cell>
          <table:table-cell table:formula="of:=[.W39]*1000000" office:value-type="float" office:value="652.22">
            <text:p>652.22</text:p>
          </table:table-cell>
          <table:table-cell table:formula="of:=[.X39]*1000000" office:value-type="float" office:value="180.44">
            <text:p>180.44</text:p>
          </table:table-cell>
          <table:table-cell table:formula="of:=[.Y39]*1000000" office:value-type="float" office:value="517.59">
            <text:p>517.59</text:p>
          </table:table-cell>
          <table:table-cell table:formula="of:=[.Z39]*1000000" office:value-type="float" office:value="20.407">
            <text:p>20.407</text:p>
          </table:table-cell>
          <table:table-cell table:formula="of:=[.AA39]*1000000" office:value-type="float" office:value="0">
            <text:p>0</text:p>
          </table:table-cell>
          <table:table-cell table:formula="of:=[.AB39]*1000000" office:value-type="float" office:value="0.0000000096176">
            <text:p>9.6176E-009</text:p>
          </table:table-cell>
          <table:table-cell table:formula="of:=[.AC39]*1000000" office:value-type="float" office:value="0.00000000077484">
            <text:p>7.7484E-010</text:p>
          </table:table-cell>
          <table:table-cell office:value-type="float" office:value="0.00065222">
            <text:p>0.00065222</text:p>
          </table:table-cell>
          <table:table-cell office:value-type="float" office:value="0.00018044">
            <text:p>0.00018044</text:p>
          </table:table-cell>
          <table:table-cell office:value-type="float" office:value="0.00051758">
            <text:p>0.00051758</text:p>
          </table:table-cell>
          <table:table-cell table:style-name="ce1" office:value-type="string">
            <text:p>1.7509e-05</text:p>
          </table:table-cell>
          <table:table-cell table:style-name="ce1" office:value-type="string">
            <text:p>2.0999e-08</text:p>
          </table:table-cell>
          <table:table-cell table:style-name="ce1" office:value-type="string">
            <text:p>9.6184e-15</text:p>
          </table:table-cell>
          <table:table-cell table:style-name="ce1" office:value-type="string">
            <text:p>7.7485e-16</text:p>
          </table:table-cell>
          <table:table-cell office:value-type="float" office:value="0.00065222">
            <text:p>0.00065222</text:p>
          </table:table-cell>
          <table:table-cell office:value-type="float" office:value="0.00018044">
            <text:p>0.00018044</text:p>
          </table:table-cell>
          <table:table-cell office:value-type="float" office:value="0.00051759">
            <text:p>0.00051759</text:p>
          </table:table-cell>
          <table:table-cell table:style-name="ce1" office:value-type="string">
            <text:p>2.0407e-05</text:p>
          </table:table-cell>
          <table:table-cell office:value-type="float" office:value="0">
            <text:p>0</text:p>
          </table:table-cell>
          <table:table-cell table:style-name="ce1" office:value-type="string">
            <text:p>9.6176e-15</text:p>
          </table:table-cell>
          <table:table-cell table:style-name="ce1" office:value-type="string">
            <text:p>7.7484e-16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P40]*1000000" office:value-type="float" office:value="641.49">
            <text:p>641.49</text:p>
          </table:table-cell>
          <table:table-cell table:formula="of:=[.Q40]*1000000" office:value-type="float" office:value="177.96">
            <text:p>177.96</text:p>
          </table:table-cell>
          <table:table-cell table:formula="of:=[.R40]*1000000" office:value-type="float" office:value="531.46">
            <text:p>531.46</text:p>
          </table:table-cell>
          <table:table-cell table:formula="of:=[.S40]*1000000" office:value-type="float" office:value="17.348">
            <text:p>17.348</text:p>
          </table:table-cell>
          <table:table-cell table:formula="of:=[.T40]*1000000" office:value-type="float" office:value="0.02142">
            <text:p>0.02142</text:p>
          </table:table-cell>
          <table:table-cell table:formula="of:=[.U40]*1000000" office:value-type="float" office:value="0.0000000023029">
            <text:p>2.3029E-009</text:p>
          </table:table-cell>
          <table:table-cell table:formula="of:=[.V40]*1000000" office:value-type="float" office:value="0.00000000075119">
            <text:p>7.5119E-010</text:p>
          </table:table-cell>
          <table:table-cell table:formula="of:=[.W40]*1000000" office:value-type="float" office:value="641.49">
            <text:p>641.49</text:p>
          </table:table-cell>
          <table:table-cell table:formula="of:=[.X40]*1000000" office:value-type="float" office:value="177.96">
            <text:p>177.96</text:p>
          </table:table-cell>
          <table:table-cell table:formula="of:=[.Y40]*1000000" office:value-type="float" office:value="531.47">
            <text:p>531.47</text:p>
          </table:table-cell>
          <table:table-cell table:formula="of:=[.Z40]*1000000" office:value-type="float" office:value="20.395">
            <text:p>20.395</text:p>
          </table:table-cell>
          <table:table-cell table:formula="of:=[.AA40]*1000000" office:value-type="float" office:value="0">
            <text:p>0</text:p>
          </table:table-cell>
          <table:table-cell table:formula="of:=[.AB40]*1000000" office:value-type="float" office:value="0.0000000023044">
            <text:p>2.3044E-009</text:p>
          </table:table-cell>
          <table:table-cell table:formula="of:=[.AC40]*1000000" office:value-type="float" office:value="0.00000000075118">
            <text:p>7.5118E-010</text:p>
          </table:table-cell>
          <table:table-cell office:value-type="float" office:value="0.00064149">
            <text:p>0.00064149</text:p>
          </table:table-cell>
          <table:table-cell office:value-type="float" office:value="0.00017796">
            <text:p>0.00017796</text:p>
          </table:table-cell>
          <table:table-cell office:value-type="float" office:value="0.00053146">
            <text:p>0.00053146</text:p>
          </table:table-cell>
          <table:table-cell table:style-name="ce1" office:value-type="string">
            <text:p>1.7348e-05</text:p>
          </table:table-cell>
          <table:table-cell table:style-name="ce1" office:value-type="string">
            <text:p>2.142e-08</text:p>
          </table:table-cell>
          <table:table-cell table:style-name="ce1" office:value-type="string">
            <text:p>2.3029e-15</text:p>
          </table:table-cell>
          <table:table-cell table:style-name="ce1" office:value-type="string">
            <text:p>7.5119e-16</text:p>
          </table:table-cell>
          <table:table-cell office:value-type="float" office:value="0.00064149">
            <text:p>0.00064149</text:p>
          </table:table-cell>
          <table:table-cell office:value-type="float" office:value="0.00017796">
            <text:p>0.00017796</text:p>
          </table:table-cell>
          <table:table-cell office:value-type="float" office:value="0.00053147">
            <text:p>0.00053147</text:p>
          </table:table-cell>
          <table:table-cell table:style-name="ce1" office:value-type="string">
            <text:p>2.0395e-05</text:p>
          </table:table-cell>
          <table:table-cell office:value-type="float" office:value="0">
            <text:p>0</text:p>
          </table:table-cell>
          <table:table-cell table:style-name="ce1" office:value-type="string">
            <text:p>2.3044e-15</text:p>
          </table:table-cell>
          <table:table-cell table:style-name="ce1" office:value-type="string">
            <text:p>7.5118e-16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P41]*1000000" office:value-type="float" office:value="631.11">
            <text:p>631.11</text:p>
          </table:table-cell>
          <table:table-cell table:formula="of:=[.Q41]*1000000" office:value-type="float" office:value="175.55">
            <text:p>175.55</text:p>
          </table:table-cell>
          <table:table-cell table:formula="of:=[.R41]*1000000" office:value-type="float" office:value="544.9">
            <text:p>544.9</text:p>
          </table:table-cell>
          <table:table-cell table:formula="of:=[.S41]*1000000" office:value-type="float" office:value="17.186">
            <text:p>17.186</text:p>
          </table:table-cell>
          <table:table-cell table:formula="of:=[.T41]*1000000" office:value-type="float" office:value="0.021831">
            <text:p>0.021831</text:p>
          </table:table-cell>
          <table:table-cell table:formula="of:=[.U41]*1000000" office:value-type="float" office:value="0.00000000053273">
            <text:p>5.3273E-010</text:p>
          </table:table-cell>
          <table:table-cell table:formula="of:=[.V41]*1000000" office:value-type="float" office:value="0.00000000072826">
            <text:p>7.2826E-010</text:p>
          </table:table-cell>
          <table:table-cell table:formula="of:=[.W41]*1000000" office:value-type="float" office:value="631.11">
            <text:p>631.11</text:p>
          </table:table-cell>
          <table:table-cell table:formula="of:=[.X41]*1000000" office:value-type="float" office:value="175.55">
            <text:p>175.55</text:p>
          </table:table-cell>
          <table:table-cell table:formula="of:=[.Y41]*1000000" office:value-type="float" office:value="544.9">
            <text:p>544.9</text:p>
          </table:table-cell>
          <table:table-cell table:formula="of:=[.Z41]*1000000" office:value-type="float" office:value="20.385">
            <text:p>20.385</text:p>
          </table:table-cell>
          <table:table-cell table:formula="of:=[.AA41]*1000000" office:value-type="float" office:value="0">
            <text:p>0</text:p>
          </table:table-cell>
          <table:table-cell table:formula="of:=[.AB41]*1000000" office:value-type="float" office:value="0.00000000053909">
            <text:p>5.3909E-010</text:p>
          </table:table-cell>
          <table:table-cell table:formula="of:=[.AC41]*1000000" office:value-type="float" office:value="0.00000000072825">
            <text:p>7.2825E-010</text:p>
          </table:table-cell>
          <table:table-cell office:value-type="float" office:value="0.00063111">
            <text:p>0.00063111</text:p>
          </table:table-cell>
          <table:table-cell office:value-type="float" office:value="0.00017555">
            <text:p>0.00017555</text:p>
          </table:table-cell>
          <table:table-cell office:value-type="float" office:value="0.0005449">
            <text:p>0.0005449</text:p>
          </table:table-cell>
          <table:table-cell table:style-name="ce1" office:value-type="string">
            <text:p>1.7186e-05</text:p>
          </table:table-cell>
          <table:table-cell table:style-name="ce1" office:value-type="string">
            <text:p>2.1831e-08</text:p>
          </table:table-cell>
          <table:table-cell table:style-name="ce1" office:value-type="string">
            <text:p>5.3273e-16</text:p>
          </table:table-cell>
          <table:table-cell table:style-name="ce1" office:value-type="string">
            <text:p>7.2826e-16</text:p>
          </table:table-cell>
          <table:table-cell office:value-type="float" office:value="0.00063111">
            <text:p>0.00063111</text:p>
          </table:table-cell>
          <table:table-cell office:value-type="float" office:value="0.00017555">
            <text:p>0.00017555</text:p>
          </table:table-cell>
          <table:table-cell office:value-type="float" office:value="0.0005449">
            <text:p>0.0005449</text:p>
          </table:table-cell>
          <table:table-cell table:style-name="ce1" office:value-type="string">
            <text:p>2.0385e-05</text:p>
          </table:table-cell>
          <table:table-cell office:value-type="float" office:value="0">
            <text:p>0</text:p>
          </table:table-cell>
          <table:table-cell table:style-name="ce1" office:value-type="string">
            <text:p>5.3909e-16</text:p>
          </table:table-cell>
          <table:table-cell table:style-name="ce1" office:value-type="string">
            <text:p>7.2825e-16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P42]*1000000" office:value-type="float" office:value="621.04">
            <text:p>621.04</text:p>
          </table:table-cell>
          <table:table-cell table:formula="of:=[.Q42]*1000000" office:value-type="float" office:value="173.19">
            <text:p>173.19</text:p>
          </table:table-cell>
          <table:table-cell table:formula="of:=[.R42]*1000000" office:value-type="float" office:value="557.92">
            <text:p>557.92</text:p>
          </table:table-cell>
          <table:table-cell table:formula="of:=[.S42]*1000000" office:value-type="float" office:value="17.024">
            <text:p>17.024</text:p>
          </table:table-cell>
          <table:table-cell table:formula="of:=[.T42]*1000000" office:value-type="float" office:value="0.022234">
            <text:p>0.022234</text:p>
          </table:table-cell>
          <table:table-cell table:formula="of:=[.U42]*1000000" office:value-type="float" office:value="0.00000000011814">
            <text:p>1.1814E-010</text:p>
          </table:table-cell>
          <table:table-cell table:formula="of:=[.V42]*1000000" office:value-type="float" office:value="0.00000000070604">
            <text:p>7.0604E-010</text:p>
          </table:table-cell>
          <table:table-cell table:formula="of:=[.W42]*1000000" office:value-type="float" office:value="621.03">
            <text:p>621.03</text:p>
          </table:table-cell>
          <table:table-cell table:formula="of:=[.X42]*1000000" office:value-type="float" office:value="173.19">
            <text:p>173.19</text:p>
          </table:table-cell>
          <table:table-cell table:formula="of:=[.Y42]*1000000" office:value-type="float" office:value="557.92">
            <text:p>557.92</text:p>
          </table:table-cell>
          <table:table-cell table:formula="of:=[.Z42]*1000000" office:value-type="float" office:value="20.375">
            <text:p>20.375</text:p>
          </table:table-cell>
          <table:table-cell table:formula="of:=[.AA42]*1000000" office:value-type="float" office:value="0">
            <text:p>0</text:p>
          </table:table-cell>
          <table:table-cell table:formula="of:=[.AB42]*1000000" office:value-type="float" office:value="0.00000000012247">
            <text:p>1.2247E-010</text:p>
          </table:table-cell>
          <table:table-cell table:formula="of:=[.AC42]*1000000" office:value-type="float" office:value="0.00000000070603">
            <text:p>7.0603E-010</text:p>
          </table:table-cell>
          <table:table-cell office:value-type="float" office:value="0.00062104">
            <text:p>0.00062104</text:p>
          </table:table-cell>
          <table:table-cell office:value-type="float" office:value="0.00017319">
            <text:p>0.00017319</text:p>
          </table:table-cell>
          <table:table-cell office:value-type="float" office:value="0.00055792">
            <text:p>0.00055792</text:p>
          </table:table-cell>
          <table:table-cell table:style-name="ce1" office:value-type="string">
            <text:p>1.7024e-05</text:p>
          </table:table-cell>
          <table:table-cell table:style-name="ce1" office:value-type="string">
            <text:p>2.2234e-08</text:p>
          </table:table-cell>
          <table:table-cell table:style-name="ce1" office:value-type="string">
            <text:p>1.1814e-16</text:p>
          </table:table-cell>
          <table:table-cell table:style-name="ce1" office:value-type="string">
            <text:p>7.0604e-16</text:p>
          </table:table-cell>
          <table:table-cell office:value-type="float" office:value="0.00062103">
            <text:p>0.00062103</text:p>
          </table:table-cell>
          <table:table-cell office:value-type="float" office:value="0.00017319">
            <text:p>0.00017319</text:p>
          </table:table-cell>
          <table:table-cell office:value-type="float" office:value="0.00055792">
            <text:p>0.00055792</text:p>
          </table:table-cell>
          <table:table-cell table:style-name="ce1" office:value-type="string">
            <text:p>2.0375e-05</text:p>
          </table:table-cell>
          <table:table-cell office:value-type="float" office:value="0">
            <text:p>0</text:p>
          </table:table-cell>
          <table:table-cell table:style-name="ce1" office:value-type="string">
            <text:p>1.2247e-16</text:p>
          </table:table-cell>
          <table:table-cell table:style-name="ce1" office:value-type="string">
            <text:p>7.0603e-16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P43]*1000000" office:value-type="float" office:value="611.26">
            <text:p>611.26</text:p>
          </table:table-cell>
          <table:table-cell table:formula="of:=[.Q43]*1000000" office:value-type="float" office:value="170.9">
            <text:p>170.9</text:p>
          </table:table-cell>
          <table:table-cell table:formula="of:=[.R43]*1000000" office:value-type="float" office:value="570.55">
            <text:p>570.55</text:p>
          </table:table-cell>
          <table:table-cell table:formula="of:=[.S43]*1000000" office:value-type="float" office:value="16.861">
            <text:p>16.861</text:p>
          </table:table-cell>
          <table:table-cell table:formula="of:=[.T43]*1000000" office:value-type="float" office:value="0.022627">
            <text:p>0.022627</text:p>
          </table:table-cell>
          <table:table-cell table:formula="of:=[.U43]*1000000" office:value-type="float" office:value="0.000000000028083">
            <text:p>2.8083E-011</text:p>
          </table:table-cell>
          <table:table-cell table:formula="of:=[.V43]*1000000" office:value-type="float" office:value="0.0000000006845">
            <text:p>6.845E-010</text:p>
          </table:table-cell>
          <table:table-cell table:formula="of:=[.W43]*1000000" office:value-type="float" office:value="611.25">
            <text:p>611.25</text:p>
          </table:table-cell>
          <table:table-cell table:formula="of:=[.X43]*1000000" office:value-type="float" office:value="170.9">
            <text:p>170.9</text:p>
          </table:table-cell>
          <table:table-cell table:formula="of:=[.Y43]*1000000" office:value-type="float" office:value="570.55">
            <text:p>570.55</text:p>
          </table:table-cell>
          <table:table-cell table:formula="of:=[.Z43]*1000000" office:value-type="float" office:value="20.366">
            <text:p>20.366</text:p>
          </table:table-cell>
          <table:table-cell table:formula="of:=[.AA43]*1000000" office:value-type="float" office:value="0">
            <text:p>0</text:p>
          </table:table-cell>
          <table:table-cell table:formula="of:=[.AB43]*1000000" office:value-type="float" office:value="0.000000000027768">
            <text:p>2.7768E-011</text:p>
          </table:table-cell>
          <table:table-cell table:formula="of:=[.AC43]*1000000" office:value-type="float" office:value="0.0000000006845">
            <text:p>6.845E-010</text:p>
          </table:table-cell>
          <table:table-cell office:value-type="float" office:value="0.00061126">
            <text:p>0.00061126</text:p>
          </table:table-cell>
          <table:table-cell office:value-type="float" office:value="0.0001709">
            <text:p>0.0001709</text:p>
          </table:table-cell>
          <table:table-cell office:value-type="float" office:value="0.00057055">
            <text:p>0.00057055</text:p>
          </table:table-cell>
          <table:table-cell table:style-name="ce1" office:value-type="string">
            <text:p>1.6861e-05</text:p>
          </table:table-cell>
          <table:table-cell table:style-name="ce1" office:value-type="string">
            <text:p>2.2627e-08</text:p>
          </table:table-cell>
          <table:table-cell table:style-name="ce1" office:value-type="string">
            <text:p>2.8083e-17</text:p>
          </table:table-cell>
          <table:table-cell table:style-name="ce1" office:value-type="string">
            <text:p>6.845e-16</text:p>
          </table:table-cell>
          <table:table-cell office:value-type="float" office:value="0.00061125">
            <text:p>0.00061125</text:p>
          </table:table-cell>
          <table:table-cell office:value-type="float" office:value="0.0001709">
            <text:p>0.0001709</text:p>
          </table:table-cell>
          <table:table-cell office:value-type="float" office:value="0.00057055">
            <text:p>0.00057055</text:p>
          </table:table-cell>
          <table:table-cell table:style-name="ce1" office:value-type="string">
            <text:p>2.0366e-05</text:p>
          </table:table-cell>
          <table:table-cell office:value-type="float" office:value="0">
            <text:p>0</text:p>
          </table:table-cell>
          <table:table-cell table:style-name="ce1" office:value-type="string">
            <text:p>2.7768e-17</text:p>
          </table:table-cell>
          <table:table-cell table:style-name="ce1" office:value-type="string">
            <text:p>6.845e-16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P44]*1000000" office:value-type="float" office:value="601.74">
            <text:p>601.74</text:p>
          </table:table-cell>
          <table:table-cell table:formula="of:=[.Q44]*1000000" office:value-type="float" office:value="168.66">
            <text:p>168.66</text:p>
          </table:table-cell>
          <table:table-cell table:formula="of:=[.R44]*1000000" office:value-type="float" office:value="582.83">
            <text:p>582.83</text:p>
          </table:table-cell>
          <table:table-cell table:formula="of:=[.S44]*1000000" office:value-type="float" office:value="16.697">
            <text:p>16.697</text:p>
          </table:table-cell>
          <table:table-cell table:formula="of:=[.T44]*1000000" office:value-type="float" office:value="0.023012">
            <text:p>0.023012</text:p>
          </table:table-cell>
          <table:table-cell table:formula="of:=[.U44]*1000000" office:value-type="float" office:value="0.000000000010087">
            <text:p>1.0087E-011</text:p>
          </table:table-cell>
          <table:table-cell table:formula="of:=[.V44]*1000000" office:value-type="float" office:value="0.00000000066363">
            <text:p>6.6363E-010</text:p>
          </table:table-cell>
          <table:table-cell table:formula="of:=[.W44]*1000000" office:value-type="float" office:value="601.74">
            <text:p>601.74</text:p>
          </table:table-cell>
          <table:table-cell table:formula="of:=[.X44]*1000000" office:value-type="float" office:value="168.66">
            <text:p>168.66</text:p>
          </table:table-cell>
          <table:table-cell table:formula="of:=[.Y44]*1000000" office:value-type="float" office:value="582.83">
            <text:p>582.83</text:p>
          </table:table-cell>
          <table:table-cell table:formula="of:=[.Z44]*1000000" office:value-type="float" office:value="20.358">
            <text:p>20.358</text:p>
          </table:table-cell>
          <table:table-cell table:formula="of:=[.AA44]*1000000" office:value-type="float" office:value="0">
            <text:p>0</text:p>
          </table:table-cell>
          <table:table-cell table:formula="of:=[.AB44]*1000000" office:value-type="float" office:value="0.0000000000092062">
            <text:p>9.2062E-012</text:p>
          </table:table-cell>
          <table:table-cell table:formula="of:=[.AC44]*1000000" office:value-type="float" office:value="0.00000000066363">
            <text:p>6.6363E-010</text:p>
          </table:table-cell>
          <table:table-cell office:value-type="float" office:value="0.00060174">
            <text:p>0.00060174</text:p>
          </table:table-cell>
          <table:table-cell office:value-type="float" office:value="0.00016866">
            <text:p>0.00016866</text:p>
          </table:table-cell>
          <table:table-cell office:value-type="float" office:value="0.00058283">
            <text:p>0.00058283</text:p>
          </table:table-cell>
          <table:table-cell table:style-name="ce1" office:value-type="string">
            <text:p>1.6697e-05</text:p>
          </table:table-cell>
          <table:table-cell table:style-name="ce1" office:value-type="string">
            <text:p>2.3012e-08</text:p>
          </table:table-cell>
          <table:table-cell table:style-name="ce1" office:value-type="string">
            <text:p>1.0087e-17</text:p>
          </table:table-cell>
          <table:table-cell table:style-name="ce1" office:value-type="string">
            <text:p>6.6363e-16</text:p>
          </table:table-cell>
          <table:table-cell office:value-type="float" office:value="0.00060174">
            <text:p>0.00060174</text:p>
          </table:table-cell>
          <table:table-cell office:value-type="float" office:value="0.00016866">
            <text:p>0.00016866</text:p>
          </table:table-cell>
          <table:table-cell office:value-type="float" office:value="0.00058283">
            <text:p>0.00058283</text:p>
          </table:table-cell>
          <table:table-cell table:style-name="ce1" office:value-type="string">
            <text:p>2.0358e-05</text:p>
          </table:table-cell>
          <table:table-cell office:value-type="float" office:value="0">
            <text:p>0</text:p>
          </table:table-cell>
          <table:table-cell table:style-name="ce1" office:value-type="string">
            <text:p>9.2062e-18</text:p>
          </table:table-cell>
          <table:table-cell table:style-name="ce1" office:value-type="string">
            <text:p>6.6363e-16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P45]*1000000" office:value-type="float" office:value="592.48">
            <text:p>592.48</text:p>
          </table:table-cell>
          <table:table-cell table:formula="of:=[.Q45]*1000000" office:value-type="float" office:value="166.48">
            <text:p>166.48</text:p>
          </table:table-cell>
          <table:table-cell table:formula="of:=[.R45]*1000000" office:value-type="float" office:value="594.76">
            <text:p>594.76</text:p>
          </table:table-cell>
          <table:table-cell table:formula="of:=[.S45]*1000000" office:value-type="float" office:value="16.532">
            <text:p>16.532</text:p>
          </table:table-cell>
          <table:table-cell table:formula="of:=[.T45]*1000000" office:value-type="float" office:value="0.023389">
            <text:p>0.023389</text:p>
          </table:table-cell>
          <table:table-cell table:formula="of:=[.U45]*1000000" office:value-type="float" office:value="0.0000000000050325">
            <text:p>5.0325E-012</text:p>
          </table:table-cell>
          <table:table-cell table:formula="of:=[.V45]*1000000" office:value-type="float" office:value="0.0000000006434">
            <text:p>6.434E-010</text:p>
          </table:table-cell>
          <table:table-cell table:formula="of:=[.W45]*1000000" office:value-type="float" office:value="592.48">
            <text:p>592.48</text:p>
          </table:table-cell>
          <table:table-cell table:formula="of:=[.X45]*1000000" office:value-type="float" office:value="166.48">
            <text:p>166.48</text:p>
          </table:table-cell>
          <table:table-cell table:formula="of:=[.Y45]*1000000" office:value-type="float" office:value="594.77">
            <text:p>594.77</text:p>
          </table:table-cell>
          <table:table-cell table:formula="of:=[.Z45]*1000000" office:value-type="float" office:value="20.35">
            <text:p>20.35</text:p>
          </table:table-cell>
          <table:table-cell table:formula="of:=[.AA45]*1000000" office:value-type="float" office:value="0">
            <text:p>0</text:p>
          </table:table-cell>
          <table:table-cell table:formula="of:=[.AB45]*1000000" office:value-type="float" office:value="0.00000000000078085">
            <text:p>7.8085E-013</text:p>
          </table:table-cell>
          <table:table-cell table:formula="of:=[.AC45]*1000000" office:value-type="float" office:value="0.0000000006434">
            <text:p>6.434E-010</text:p>
          </table:table-cell>
          <table:table-cell office:value-type="float" office:value="0.00059248">
            <text:p>0.00059248</text:p>
          </table:table-cell>
          <table:table-cell office:value-type="float" office:value="0.00016648">
            <text:p>0.00016648</text:p>
          </table:table-cell>
          <table:table-cell office:value-type="float" office:value="0.00059476">
            <text:p>0.00059476</text:p>
          </table:table-cell>
          <table:table-cell table:style-name="ce1" office:value-type="string">
            <text:p>1.6532e-05</text:p>
          </table:table-cell>
          <table:table-cell table:style-name="ce1" office:value-type="string">
            <text:p>2.3389e-08</text:p>
          </table:table-cell>
          <table:table-cell table:style-name="ce1" office:value-type="string">
            <text:p>5.0325e-18</text:p>
          </table:table-cell>
          <table:table-cell table:style-name="ce1" office:value-type="string">
            <text:p>6.434e-16</text:p>
          </table:table-cell>
          <table:table-cell office:value-type="float" office:value="0.00059248">
            <text:p>0.00059248</text:p>
          </table:table-cell>
          <table:table-cell office:value-type="float" office:value="0.00016648">
            <text:p>0.00016648</text:p>
          </table:table-cell>
          <table:table-cell office:value-type="float" office:value="0.00059477">
            <text:p>0.00059477</text:p>
          </table:table-cell>
          <table:table-cell table:style-name="ce1" office:value-type="string">
            <text:p>2.035e-05</text:p>
          </table:table-cell>
          <table:table-cell office:value-type="float" office:value="0">
            <text:p>0</text:p>
          </table:table-cell>
          <table:table-cell table:style-name="ce1" office:value-type="string">
            <text:p>7.8085e-19</text:p>
          </table:table-cell>
          <table:table-cell table:style-name="ce1" office:value-type="string">
            <text:p>6.434e-16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P46]*1000000" office:value-type="float" office:value="583.45">
            <text:p>583.45</text:p>
          </table:table-cell>
          <table:table-cell table:formula="of:=[.Q46]*1000000" office:value-type="float" office:value="164.35">
            <text:p>164.35</text:p>
          </table:table-cell>
          <table:table-cell table:formula="of:=[.R46]*1000000" office:value-type="float" office:value="606.39">
            <text:p>606.39</text:p>
          </table:table-cell>
          <table:table-cell table:formula="of:=[.S46]*1000000" office:value-type="float" office:value="16.366">
            <text:p>16.366</text:p>
          </table:table-cell>
          <table:table-cell table:formula="of:=[.T46]*1000000" office:value-type="float" office:value="0.023758">
            <text:p>0.023758</text:p>
          </table:table-cell>
          <table:table-cell table:formula="of:=[.U46]*1000000" office:value-type="float" office:value="0.000000000004112">
            <text:p>4.112E-012</text:p>
          </table:table-cell>
          <table:table-cell table:formula="of:=[.V46]*1000000" office:value-type="float" office:value="0.0000000006238">
            <text:p>6.238E-010</text:p>
          </table:table-cell>
          <table:table-cell table:formula="of:=[.W46]*1000000" office:value-type="float" office:value="583.44">
            <text:p>583.44</text:p>
          </table:table-cell>
          <table:table-cell table:formula="of:=[.X46]*1000000" office:value-type="float" office:value="164.35">
            <text:p>164.35</text:p>
          </table:table-cell>
          <table:table-cell table:formula="of:=[.Y46]*1000000" office:value-type="float" office:value="606.39">
            <text:p>606.39</text:p>
          </table:table-cell>
          <table:table-cell table:formula="of:=[.Z46]*1000000" office:value-type="float" office:value="20.343">
            <text:p>20.343</text:p>
          </table:table-cell>
          <table:table-cell table:formula="of:=[.AA46]*1000000" office:value-type="float" office:value="0">
            <text:p>0</text:p>
          </table:table-cell>
          <table:table-cell table:formula="of:=[.AB46]*1000000" office:value-type="float" office:value="0.0000000000011892">
            <text:p>1.1892E-012</text:p>
          </table:table-cell>
          <table:table-cell table:formula="of:=[.AC46]*1000000" office:value-type="float" office:value="0.00000000062379">
            <text:p>6.2379E-010</text:p>
          </table:table-cell>
          <table:table-cell office:value-type="float" office:value="0.00058345">
            <text:p>0.00058345</text:p>
          </table:table-cell>
          <table:table-cell office:value-type="float" office:value="0.00016435">
            <text:p>0.00016435</text:p>
          </table:table-cell>
          <table:table-cell office:value-type="float" office:value="0.00060639">
            <text:p>0.00060639</text:p>
          </table:table-cell>
          <table:table-cell table:style-name="ce1" office:value-type="string">
            <text:p>1.6366e-05</text:p>
          </table:table-cell>
          <table:table-cell table:style-name="ce1" office:value-type="string">
            <text:p>2.3758e-08</text:p>
          </table:table-cell>
          <table:table-cell table:style-name="ce1" office:value-type="string">
            <text:p>4.112e-18</text:p>
          </table:table-cell>
          <table:table-cell table:style-name="ce1" office:value-type="string">
            <text:p>6.238e-16</text:p>
          </table:table-cell>
          <table:table-cell office:value-type="float" office:value="0.00058344">
            <text:p>0.00058344</text:p>
          </table:table-cell>
          <table:table-cell office:value-type="float" office:value="0.00016435">
            <text:p>0.00016435</text:p>
          </table:table-cell>
          <table:table-cell office:value-type="float" office:value="0.00060639">
            <text:p>0.00060639</text:p>
          </table:table-cell>
          <table:table-cell table:style-name="ce1" office:value-type="string">
            <text:p>2.0343e-05</text:p>
          </table:table-cell>
          <table:table-cell office:value-type="float" office:value="0">
            <text:p>0</text:p>
          </table:table-cell>
          <table:table-cell table:style-name="ce1" office:value-type="string">
            <text:p>1.1892e-18</text:p>
          </table:table-cell>
          <table:table-cell table:style-name="ce1" office:value-type="string">
            <text:p>6.2379e-16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P47]*1000000" office:value-type="float" office:value="574.63">
            <text:p>574.63</text:p>
          </table:table-cell>
          <table:table-cell table:formula="of:=[.Q47]*1000000" office:value-type="float" office:value="162.27">
            <text:p>162.27</text:p>
          </table:table-cell>
          <table:table-cell table:formula="of:=[.R47]*1000000" office:value-type="float" office:value="617.72">
            <text:p>617.72</text:p>
          </table:table-cell>
          <table:table-cell table:formula="of:=[.S47]*1000000" office:value-type="float" office:value="16.2">
            <text:p>16.2</text:p>
          </table:table-cell>
          <table:table-cell table:formula="of:=[.T47]*1000000" office:value-type="float" office:value="0.024119">
            <text:p>0.024119</text:p>
          </table:table-cell>
          <table:table-cell table:formula="of:=[.U47]*1000000" office:value-type="float" office:value="0.0000000000043478">
            <text:p>4.3478E-012</text:p>
          </table:table-cell>
          <table:table-cell table:formula="of:=[.V47]*1000000" office:value-type="float" office:value="0.00000000060479">
            <text:p>6.0479E-010</text:p>
          </table:table-cell>
          <table:table-cell table:formula="of:=[.W47]*1000000" office:value-type="float" office:value="574.63">
            <text:p>574.63</text:p>
          </table:table-cell>
          <table:table-cell table:formula="of:=[.X47]*1000000" office:value-type="float" office:value="162.27">
            <text:p>162.27</text:p>
          </table:table-cell>
          <table:table-cell table:formula="of:=[.Y47]*1000000" office:value-type="float" office:value="617.72">
            <text:p>617.72</text:p>
          </table:table-cell>
          <table:table-cell table:formula="of:=[.Z47]*1000000" office:value-type="float" office:value="20.337">
            <text:p>20.337</text:p>
          </table:table-cell>
          <table:table-cell table:formula="of:=[.AA47]*1000000" office:value-type="float" office:value="0">
            <text:p>0</text:p>
          </table:table-cell>
          <table:table-cell table:formula="of:=[.AB47]*1000000" office:value-type="float" office:value="0.00000000000095093">
            <text:p>9.5093E-013</text:p>
          </table:table-cell>
          <table:table-cell table:formula="of:=[.AC47]*1000000" office:value-type="float" office:value="0.00000000060478">
            <text:p>6.0478E-010</text:p>
          </table:table-cell>
          <table:table-cell office:value-type="float" office:value="0.00057463">
            <text:p>0.00057463</text:p>
          </table:table-cell>
          <table:table-cell office:value-type="float" office:value="0.00016227">
            <text:p>0.00016227</text:p>
          </table:table-cell>
          <table:table-cell office:value-type="float" office:value="0.00061772">
            <text:p>0.00061772</text:p>
          </table:table-cell>
          <table:table-cell table:style-name="ce1" office:value-type="string">
            <text:p>1.62e-05</text:p>
          </table:table-cell>
          <table:table-cell table:style-name="ce1" office:value-type="string">
            <text:p>2.4119e-08</text:p>
          </table:table-cell>
          <table:table-cell table:style-name="ce1" office:value-type="string">
            <text:p>4.3478e-18</text:p>
          </table:table-cell>
          <table:table-cell table:style-name="ce1" office:value-type="string">
            <text:p>6.0479e-16</text:p>
          </table:table-cell>
          <table:table-cell office:value-type="float" office:value="0.00057463">
            <text:p>0.00057463</text:p>
          </table:table-cell>
          <table:table-cell office:value-type="float" office:value="0.00016227">
            <text:p>0.00016227</text:p>
          </table:table-cell>
          <table:table-cell office:value-type="float" office:value="0.00061772">
            <text:p>0.00061772</text:p>
          </table:table-cell>
          <table:table-cell table:style-name="ce1" office:value-type="string">
            <text:p>2.0337e-05</text:p>
          </table:table-cell>
          <table:table-cell office:value-type="float" office:value="0">
            <text:p>0</text:p>
          </table:table-cell>
          <table:table-cell table:style-name="ce1" office:value-type="string">
            <text:p>9.5093e-19</text:p>
          </table:table-cell>
          <table:table-cell table:style-name="ce1" office:value-type="string">
            <text:p>6.0478e-16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P48]*1000000" office:value-type="float" office:value="566.02">
            <text:p>566.02</text:p>
          </table:table-cell>
          <table:table-cell table:formula="of:=[.Q48]*1000000" office:value-type="float" office:value="160.24">
            <text:p>160.24</text:p>
          </table:table-cell>
          <table:table-cell table:formula="of:=[.R48]*1000000" office:value-type="float" office:value="628.78">
            <text:p>628.78</text:p>
          </table:table-cell>
          <table:table-cell table:formula="of:=[.S48]*1000000" office:value-type="float" office:value="16.033">
            <text:p>16.033</text:p>
          </table:table-cell>
          <table:table-cell table:formula="of:=[.T48]*1000000" office:value-type="float" office:value="0.024473">
            <text:p>0.024473</text:p>
          </table:table-cell>
          <table:table-cell table:formula="of:=[.U48]*1000000" office:value-type="float" office:value="0.0000000000045593">
            <text:p>4.5593E-012</text:p>
          </table:table-cell>
          <table:table-cell table:formula="of:=[.V48]*1000000" office:value-type="float" office:value="0.00000000058637">
            <text:p>5.8637E-010</text:p>
          </table:table-cell>
          <table:table-cell table:formula="of:=[.W48]*1000000" office:value-type="float" office:value="566.02">
            <text:p>566.02</text:p>
          </table:table-cell>
          <table:table-cell table:formula="of:=[.X48]*1000000" office:value-type="float" office:value="160.24">
            <text:p>160.24</text:p>
          </table:table-cell>
          <table:table-cell table:formula="of:=[.Y48]*1000000" office:value-type="float" office:value="628.78">
            <text:p>628.78</text:p>
          </table:table-cell>
          <table:table-cell table:formula="of:=[.Z48]*1000000" office:value-type="float" office:value="20.331">
            <text:p>20.331</text:p>
          </table:table-cell>
          <table:table-cell table:formula="of:=[.AA48]*1000000" office:value-type="float" office:value="0">
            <text:p>0</text:p>
          </table:table-cell>
          <table:table-cell table:formula="of:=[.AB48]*1000000" office:value-type="float" office:value="-0.0000000000022884">
            <text:p>-2.2884E-012</text:p>
          </table:table-cell>
          <table:table-cell table:formula="of:=[.AC48]*1000000" office:value-type="float" office:value="0.00000000058636">
            <text:p>5.8636E-010</text:p>
          </table:table-cell>
          <table:table-cell office:value-type="float" office:value="0.00056602">
            <text:p>0.00056602</text:p>
          </table:table-cell>
          <table:table-cell office:value-type="float" office:value="0.00016024">
            <text:p>0.00016024</text:p>
          </table:table-cell>
          <table:table-cell office:value-type="float" office:value="0.00062878">
            <text:p>0.00062878</text:p>
          </table:table-cell>
          <table:table-cell table:style-name="ce1" office:value-type="string">
            <text:p>1.6033e-05</text:p>
          </table:table-cell>
          <table:table-cell table:style-name="ce1" office:value-type="string">
            <text:p>2.4473e-08</text:p>
          </table:table-cell>
          <table:table-cell table:style-name="ce1" office:value-type="string">
            <text:p>4.5593e-18</text:p>
          </table:table-cell>
          <table:table-cell table:style-name="ce1" office:value-type="string">
            <text:p>5.8637e-16</text:p>
          </table:table-cell>
          <table:table-cell office:value-type="float" office:value="0.00056602">
            <text:p>0.00056602</text:p>
          </table:table-cell>
          <table:table-cell office:value-type="float" office:value="0.00016024">
            <text:p>0.00016024</text:p>
          </table:table-cell>
          <table:table-cell office:value-type="float" office:value="0.00062878">
            <text:p>0.00062878</text:p>
          </table:table-cell>
          <table:table-cell table:style-name="ce1" office:value-type="string">
            <text:p>2.033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884e-18</text:p>
          </table:table-cell>
          <table:table-cell table:style-name="ce1" office:value-type="string">
            <text:p>5.8636e-16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P49]*1000000" office:value-type="float" office:value="557.6">
            <text:p>557.6</text:p>
          </table:table-cell>
          <table:table-cell table:formula="of:=[.Q49]*1000000" office:value-type="float" office:value="158.25">
            <text:p>158.25</text:p>
          </table:table-cell>
          <table:table-cell table:formula="of:=[.R49]*1000000" office:value-type="float" office:value="639.58">
            <text:p>639.58</text:p>
          </table:table-cell>
          <table:table-cell table:formula="of:=[.S49]*1000000" office:value-type="float" office:value="15.866">
            <text:p>15.866</text:p>
          </table:table-cell>
          <table:table-cell table:formula="of:=[.T49]*1000000" office:value-type="float" office:value="0.024819">
            <text:p>0.024819</text:p>
          </table:table-cell>
          <table:table-cell table:formula="of:=[.U49]*1000000" office:value-type="float" office:value="0.0000000000041236">
            <text:p>4.1236E-012</text:p>
          </table:table-cell>
          <table:table-cell table:formula="of:=[.V49]*1000000" office:value-type="float" office:value="0.00000000056852">
            <text:p>5.6852E-010</text:p>
          </table:table-cell>
          <table:table-cell table:formula="of:=[.W49]*1000000" office:value-type="float" office:value="557.6">
            <text:p>557.6</text:p>
          </table:table-cell>
          <table:table-cell table:formula="of:=[.X49]*1000000" office:value-type="float" office:value="158.25">
            <text:p>158.25</text:p>
          </table:table-cell>
          <table:table-cell table:formula="of:=[.Y49]*1000000" office:value-type="float" office:value="639.58">
            <text:p>639.58</text:p>
          </table:table-cell>
          <table:table-cell table:formula="of:=[.Z49]*1000000" office:value-type="float" office:value="20.325">
            <text:p>20.325</text:p>
          </table:table-cell>
          <table:table-cell table:formula="of:=[.AA49]*1000000" office:value-type="float" office:value="0">
            <text:p>0</text:p>
          </table:table-cell>
          <table:table-cell table:formula="of:=[.AB49]*1000000" office:value-type="float" office:value="0.000000000001677">
            <text:p>1.677E-012</text:p>
          </table:table-cell>
          <table:table-cell table:formula="of:=[.AC49]*1000000" office:value-type="float" office:value="0.00000000056851">
            <text:p>5.6851E-010</text:p>
          </table:table-cell>
          <table:table-cell office:value-type="float" office:value="0.0005576">
            <text:p>0.0005576</text:p>
          </table:table-cell>
          <table:table-cell office:value-type="float" office:value="0.00015825">
            <text:p>0.00015825</text:p>
          </table:table-cell>
          <table:table-cell office:value-type="float" office:value="0.00063958">
            <text:p>0.00063958</text:p>
          </table:table-cell>
          <table:table-cell table:style-name="ce1" office:value-type="string">
            <text:p>1.5866e-05</text:p>
          </table:table-cell>
          <table:table-cell table:style-name="ce1" office:value-type="string">
            <text:p>2.4819e-08</text:p>
          </table:table-cell>
          <table:table-cell table:style-name="ce1" office:value-type="string">
            <text:p>4.1236e-18</text:p>
          </table:table-cell>
          <table:table-cell table:style-name="ce1" office:value-type="string">
            <text:p>5.6852e-16</text:p>
          </table:table-cell>
          <table:table-cell office:value-type="float" office:value="0.0005576">
            <text:p>0.0005576</text:p>
          </table:table-cell>
          <table:table-cell office:value-type="float" office:value="0.00015825">
            <text:p>0.00015825</text:p>
          </table:table-cell>
          <table:table-cell office:value-type="float" office:value="0.00063958">
            <text:p>0.00063958</text:p>
          </table:table-cell>
          <table:table-cell table:style-name="ce1" office:value-type="string">
            <text:p>2.0325e-05</text:p>
          </table:table-cell>
          <table:table-cell office:value-type="float" office:value="0">
            <text:p>0</text:p>
          </table:table-cell>
          <table:table-cell table:style-name="ce1" office:value-type="string">
            <text:p>1.677e-18</text:p>
          </table:table-cell>
          <table:table-cell table:style-name="ce1" office:value-type="string">
            <text:p>5.6851e-16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P50]*1000000" office:value-type="float" office:value="549.37">
            <text:p>549.37</text:p>
          </table:table-cell>
          <table:table-cell table:formula="of:=[.Q50]*1000000" office:value-type="float" office:value="156.31">
            <text:p>156.31</text:p>
          </table:table-cell>
          <table:table-cell table:formula="of:=[.R50]*1000000" office:value-type="float" office:value="650.13">
            <text:p>650.13</text:p>
          </table:table-cell>
          <table:table-cell table:formula="of:=[.S50]*1000000" office:value-type="float" office:value="15.698">
            <text:p>15.698</text:p>
          </table:table-cell>
          <table:table-cell table:formula="of:=[.T50]*1000000" office:value-type="float" office:value="0.025158">
            <text:p>0.025158</text:p>
          </table:table-cell>
          <table:table-cell table:formula="of:=[.U50]*1000000" office:value-type="float" office:value="0.0000000000046945">
            <text:p>4.6945E-012</text:p>
          </table:table-cell>
          <table:table-cell table:formula="of:=[.V50]*1000000" office:value-type="float" office:value="0.00000000055121">
            <text:p>5.5121E-010</text:p>
          </table:table-cell>
          <table:table-cell table:formula="of:=[.W50]*1000000" office:value-type="float" office:value="549.36">
            <text:p>549.36</text:p>
          </table:table-cell>
          <table:table-cell table:formula="of:=[.X50]*1000000" office:value-type="float" office:value="156.3">
            <text:p>156.3</text:p>
          </table:table-cell>
          <table:table-cell table:formula="of:=[.Y50]*1000000" office:value-type="float" office:value="650.13">
            <text:p>650.13</text:p>
          </table:table-cell>
          <table:table-cell table:formula="of:=[.Z50]*1000000" office:value-type="float" office:value="20.32">
            <text:p>20.32</text:p>
          </table:table-cell>
          <table:table-cell table:formula="of:=[.AA50]*1000000" office:value-type="float" office:value="0">
            <text:p>0</text:p>
          </table:table-cell>
          <table:table-cell table:formula="of:=[.AB50]*1000000" office:value-type="float" office:value="-0.0000000000038456">
            <text:p>-3.8456E-012</text:p>
          </table:table-cell>
          <table:table-cell table:formula="of:=[.AC50]*1000000" office:value-type="float" office:value="0.0000000005512">
            <text:p>5.512E-010</text:p>
          </table:table-cell>
          <table:table-cell office:value-type="float" office:value="0.00054937">
            <text:p>0.00054937</text:p>
          </table:table-cell>
          <table:table-cell office:value-type="float" office:value="0.00015631">
            <text:p>0.00015631</text:p>
          </table:table-cell>
          <table:table-cell office:value-type="float" office:value="0.00065013">
            <text:p>0.00065013</text:p>
          </table:table-cell>
          <table:table-cell table:style-name="ce1" office:value-type="string">
            <text:p>1.5698e-05</text:p>
          </table:table-cell>
          <table:table-cell table:style-name="ce1" office:value-type="string">
            <text:p>2.5158e-08</text:p>
          </table:table-cell>
          <table:table-cell table:style-name="ce1" office:value-type="string">
            <text:p>4.6945e-18</text:p>
          </table:table-cell>
          <table:table-cell table:style-name="ce1" office:value-type="string">
            <text:p>5.5121e-16</text:p>
          </table:table-cell>
          <table:table-cell office:value-type="float" office:value="0.00054936">
            <text:p>0.00054936</text:p>
          </table:table-cell>
          <table:table-cell office:value-type="float" office:value="0.0001563">
            <text:p>0.0001563</text:p>
          </table:table-cell>
          <table:table-cell office:value-type="float" office:value="0.00065013">
            <text:p>0.00065013</text:p>
          </table:table-cell>
          <table:table-cell table:style-name="ce1" office:value-type="string">
            <text:p>2.03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456e-18</text:p>
          </table:table-cell>
          <table:table-cell table:style-name="ce1" office:value-type="string">
            <text:p>5.512e-16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P51]*1000000" office:value-type="float" office:value="541.3">
            <text:p>541.3</text:p>
          </table:table-cell>
          <table:table-cell table:formula="of:=[.Q51]*1000000" office:value-type="float" office:value="154.4">
            <text:p>154.4</text:p>
          </table:table-cell>
          <table:table-cell table:formula="of:=[.R51]*1000000" office:value-type="float" office:value="660.46">
            <text:p>660.46</text:p>
          </table:table-cell>
          <table:table-cell table:formula="of:=[.S51]*1000000" office:value-type="float" office:value="15.529">
            <text:p>15.529</text:p>
          </table:table-cell>
          <table:table-cell table:formula="of:=[.T51]*1000000" office:value-type="float" office:value="0.025491">
            <text:p>0.025491</text:p>
          </table:table-cell>
          <table:table-cell table:formula="of:=[.U51]*1000000" office:value-type="float" office:value="0.000000000003697">
            <text:p>3.697E-012</text:p>
          </table:table-cell>
          <table:table-cell table:formula="of:=[.V51]*1000000" office:value-type="float" office:value="0.00000000053443">
            <text:p>5.3443E-010</text:p>
          </table:table-cell>
          <table:table-cell table:formula="of:=[.W51]*1000000" office:value-type="float" office:value="541.3">
            <text:p>541.3</text:p>
          </table:table-cell>
          <table:table-cell table:formula="of:=[.X51]*1000000" office:value-type="float" office:value="154.4">
            <text:p>154.4</text:p>
          </table:table-cell>
          <table:table-cell table:formula="of:=[.Y51]*1000000" office:value-type="float" office:value="660.46">
            <text:p>660.46</text:p>
          </table:table-cell>
          <table:table-cell table:formula="of:=[.Z51]*1000000" office:value-type="float" office:value="20.315">
            <text:p>20.315</text:p>
          </table:table-cell>
          <table:table-cell table:formula="of:=[.AA51]*1000000" office:value-type="float" office:value="0">
            <text:p>0</text:p>
          </table:table-cell>
          <table:table-cell table:formula="of:=[.AB51]*1000000" office:value-type="float" office:value="-0.0000000000028573">
            <text:p>-2.8573E-012</text:p>
          </table:table-cell>
          <table:table-cell table:formula="of:=[.AC51]*1000000" office:value-type="float" office:value="0.00000000053443">
            <text:p>5.3443E-010</text:p>
          </table:table-cell>
          <table:table-cell office:value-type="float" office:value="0.0005413">
            <text:p>0.0005413</text:p>
          </table:table-cell>
          <table:table-cell office:value-type="float" office:value="0.0001544">
            <text:p>0.0001544</text:p>
          </table:table-cell>
          <table:table-cell office:value-type="float" office:value="0.00066046">
            <text:p>0.00066046</text:p>
          </table:table-cell>
          <table:table-cell table:style-name="ce1" office:value-type="string">
            <text:p>1.5529e-05</text:p>
          </table:table-cell>
          <table:table-cell table:style-name="ce1" office:value-type="string">
            <text:p>2.5491e-08</text:p>
          </table:table-cell>
          <table:table-cell table:style-name="ce1" office:value-type="string">
            <text:p>3.697e-18</text:p>
          </table:table-cell>
          <table:table-cell table:style-name="ce1" office:value-type="string">
            <text:p>5.3443e-16</text:p>
          </table:table-cell>
          <table:table-cell office:value-type="float" office:value="0.0005413">
            <text:p>0.0005413</text:p>
          </table:table-cell>
          <table:table-cell office:value-type="float" office:value="0.0001544">
            <text:p>0.0001544</text:p>
          </table:table-cell>
          <table:table-cell office:value-type="float" office:value="0.00066046">
            <text:p>0.00066046</text:p>
          </table:table-cell>
          <table:table-cell table:style-name="ce1" office:value-type="string">
            <text:p>2.0315e-05</text:p>
          </table:table-cell>
          <table:table-cell office:value-type="float" office:value="0">
            <text:p>0</text:p>
          </table:table-cell>
          <table:table-cell table:style-name="ce1" office:value-type="string">
            <text:p>-2.8573e-18</text:p>
          </table:table-cell>
          <table:table-cell table:style-name="ce1" office:value-type="string">
            <text:p>5.3443e-16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P52]*1000000" office:value-type="float" office:value="533.39">
            <text:p>533.39</text:p>
          </table:table-cell>
          <table:table-cell table:formula="of:=[.Q52]*1000000" office:value-type="float" office:value="152.53">
            <text:p>152.53</text:p>
          </table:table-cell>
          <table:table-cell table:formula="of:=[.R52]*1000000" office:value-type="float" office:value="670.57">
            <text:p>670.57</text:p>
          </table:table-cell>
          <table:table-cell table:formula="of:=[.S52]*1000000" office:value-type="float" office:value="15.36">
            <text:p>15.36</text:p>
          </table:table-cell>
          <table:table-cell table:formula="of:=[.T52]*1000000" office:value-type="float" office:value="0.025816">
            <text:p>0.025816</text:p>
          </table:table-cell>
          <table:table-cell table:formula="of:=[.U52]*1000000" office:value-type="float" office:value="0.0000000000043214">
            <text:p>4.3214E-012</text:p>
          </table:table-cell>
          <table:table-cell table:formula="of:=[.V52]*1000000" office:value-type="float" office:value="0.00000000051817">
            <text:p>5.1817E-010</text:p>
          </table:table-cell>
          <table:table-cell table:formula="of:=[.W52]*1000000" office:value-type="float" office:value="533.39">
            <text:p>533.39</text:p>
          </table:table-cell>
          <table:table-cell table:formula="of:=[.X52]*1000000" office:value-type="float" office:value="152.53">
            <text:p>152.53</text:p>
          </table:table-cell>
          <table:table-cell table:formula="of:=[.Y52]*1000000" office:value-type="float" office:value="670.57">
            <text:p>670.57</text:p>
          </table:table-cell>
          <table:table-cell table:formula="of:=[.Z52]*1000000" office:value-type="float" office:value="20.31">
            <text:p>20.31</text:p>
          </table:table-cell>
          <table:table-cell table:formula="of:=[.AA52]*1000000" office:value-type="float" office:value="0">
            <text:p>0</text:p>
          </table:table-cell>
          <table:table-cell table:formula="of:=[.AB52]*1000000" office:value-type="float" office:value="-0.0000000000084099">
            <text:p>-8.4099E-012</text:p>
          </table:table-cell>
          <table:table-cell table:formula="of:=[.AC52]*1000000" office:value-type="float" office:value="0.00000000051817">
            <text:p>5.1817E-010</text:p>
          </table:table-cell>
          <table:table-cell office:value-type="float" office:value="0.00053339">
            <text:p>0.00053339</text:p>
          </table:table-cell>
          <table:table-cell office:value-type="float" office:value="0.00015253">
            <text:p>0.00015253</text:p>
          </table:table-cell>
          <table:table-cell office:value-type="float" office:value="0.00067057">
            <text:p>0.00067057</text:p>
          </table:table-cell>
          <table:table-cell table:style-name="ce1" office:value-type="string">
            <text:p>1.536e-05</text:p>
          </table:table-cell>
          <table:table-cell table:style-name="ce1" office:value-type="string">
            <text:p>2.5816e-08</text:p>
          </table:table-cell>
          <table:table-cell table:style-name="ce1" office:value-type="string">
            <text:p>4.3214e-18</text:p>
          </table:table-cell>
          <table:table-cell table:style-name="ce1" office:value-type="string">
            <text:p>5.1817e-16</text:p>
          </table:table-cell>
          <table:table-cell office:value-type="float" office:value="0.00053339">
            <text:p>0.00053339</text:p>
          </table:table-cell>
          <table:table-cell office:value-type="float" office:value="0.00015253">
            <text:p>0.00015253</text:p>
          </table:table-cell>
          <table:table-cell office:value-type="float" office:value="0.00067057">
            <text:p>0.00067057</text:p>
          </table:table-cell>
          <table:table-cell table:style-name="ce1" office:value-type="string">
            <text:p>2.031e-05</text:p>
          </table:table-cell>
          <table:table-cell office:value-type="float" office:value="0">
            <text:p>0</text:p>
          </table:table-cell>
          <table:table-cell table:style-name="ce1" office:value-type="string">
            <text:p>-8.4099e-18</text:p>
          </table:table-cell>
          <table:table-cell table:style-name="ce1" office:value-type="string">
            <text:p>5.1817e-16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P53]*1000000" office:value-type="float" office:value="525.64">
            <text:p>525.64</text:p>
          </table:table-cell>
          <table:table-cell table:formula="of:=[.Q53]*1000000" office:value-type="float" office:value="150.69">
            <text:p>150.69</text:p>
          </table:table-cell>
          <table:table-cell table:formula="of:=[.R53]*1000000" office:value-type="float" office:value="680.47">
            <text:p>680.47</text:p>
          </table:table-cell>
          <table:table-cell table:formula="of:=[.S53]*1000000" office:value-type="float" office:value="15.19">
            <text:p>15.19</text:p>
          </table:table-cell>
          <table:table-cell table:formula="of:=[.T53]*1000000" office:value-type="float" office:value="0.026135">
            <text:p>0.026135</text:p>
          </table:table-cell>
          <table:table-cell table:formula="of:=[.U53]*1000000" office:value-type="float" office:value="0.0000000000038368">
            <text:p>3.8368E-012</text:p>
          </table:table-cell>
          <table:table-cell table:formula="of:=[.V53]*1000000" office:value-type="float" office:value="0.00000000050241">
            <text:p>5.0241E-010</text:p>
          </table:table-cell>
          <table:table-cell table:formula="of:=[.W53]*1000000" office:value-type="float" office:value="525.64">
            <text:p>525.64</text:p>
          </table:table-cell>
          <table:table-cell table:formula="of:=[.X53]*1000000" office:value-type="float" office:value="150.69">
            <text:p>150.69</text:p>
          </table:table-cell>
          <table:table-cell table:formula="of:=[.Y53]*1000000" office:value-type="float" office:value="680.47">
            <text:p>680.47</text:p>
          </table:table-cell>
          <table:table-cell table:formula="of:=[.Z53]*1000000" office:value-type="float" office:value="20.306">
            <text:p>20.306</text:p>
          </table:table-cell>
          <table:table-cell table:formula="of:=[.AA53]*1000000" office:value-type="float" office:value="0">
            <text:p>0</text:p>
          </table:table-cell>
          <table:table-cell table:formula="of:=[.AB53]*1000000" office:value-type="float" office:value="-0.000000000003019">
            <text:p>-3.019E-012</text:p>
          </table:table-cell>
          <table:table-cell table:formula="of:=[.AC53]*1000000" office:value-type="float" office:value="0.0000000005024">
            <text:p>5.024E-010</text:p>
          </table:table-cell>
          <table:table-cell office:value-type="float" office:value="0.00052564">
            <text:p>0.00052564</text:p>
          </table:table-cell>
          <table:table-cell office:value-type="float" office:value="0.00015069">
            <text:p>0.00015069</text:p>
          </table:table-cell>
          <table:table-cell office:value-type="float" office:value="0.00068047">
            <text:p>0.00068047</text:p>
          </table:table-cell>
          <table:table-cell table:style-name="ce1" office:value-type="string">
            <text:p>1.519e-05</text:p>
          </table:table-cell>
          <table:table-cell table:style-name="ce1" office:value-type="string">
            <text:p>2.6135e-08</text:p>
          </table:table-cell>
          <table:table-cell table:style-name="ce1" office:value-type="string">
            <text:p>3.8368e-18</text:p>
          </table:table-cell>
          <table:table-cell table:style-name="ce1" office:value-type="string">
            <text:p>5.0241e-16</text:p>
          </table:table-cell>
          <table:table-cell office:value-type="float" office:value="0.00052564">
            <text:p>0.00052564</text:p>
          </table:table-cell>
          <table:table-cell office:value-type="float" office:value="0.00015069">
            <text:p>0.00015069</text:p>
          </table:table-cell>
          <table:table-cell office:value-type="float" office:value="0.00068047">
            <text:p>0.00068047</text:p>
          </table:table-cell>
          <table:table-cell table:style-name="ce1" office:value-type="string">
            <text:p>2.0306e-05</text:p>
          </table:table-cell>
          <table:table-cell office:value-type="float" office:value="0">
            <text:p>0</text:p>
          </table:table-cell>
          <table:table-cell table:style-name="ce1" office:value-type="string">
            <text:p>-3.019e-18</text:p>
          </table:table-cell>
          <table:table-cell table:style-name="ce1" office:value-type="string">
            <text:p>5.024e-16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P54]*1000000" office:value-type="float" office:value="518.04">
            <text:p>518.04</text:p>
          </table:table-cell>
          <table:table-cell table:formula="of:=[.Q54]*1000000" office:value-type="float" office:value="148.89">
            <text:p>148.89</text:p>
          </table:table-cell>
          <table:table-cell table:formula="of:=[.R54]*1000000" office:value-type="float" office:value="690.18">
            <text:p>690.18</text:p>
          </table:table-cell>
          <table:table-cell table:formula="of:=[.S54]*1000000" office:value-type="float" office:value="15.021">
            <text:p>15.021</text:p>
          </table:table-cell>
          <table:table-cell table:formula="of:=[.T54]*1000000" office:value-type="float" office:value="0.026447">
            <text:p>0.026447</text:p>
          </table:table-cell>
          <table:table-cell table:formula="of:=[.U54]*1000000" office:value-type="float" office:value="0.0000000000050134">
            <text:p>5.0134E-012</text:p>
          </table:table-cell>
          <table:table-cell table:formula="of:=[.V54]*1000000" office:value-type="float" office:value="0.00000000048713">
            <text:p>4.8713E-010</text:p>
          </table:table-cell>
          <table:table-cell table:formula="of:=[.W54]*1000000" office:value-type="float" office:value="518.04">
            <text:p>518.04</text:p>
          </table:table-cell>
          <table:table-cell table:formula="of:=[.X54]*1000000" office:value-type="float" office:value="148.89">
            <text:p>148.89</text:p>
          </table:table-cell>
          <table:table-cell table:formula="of:=[.Y54]*1000000" office:value-type="float" office:value="690.18">
            <text:p>690.18</text:p>
          </table:table-cell>
          <table:table-cell table:formula="of:=[.Z54]*1000000" office:value-type="float" office:value="20.302">
            <text:p>20.302</text:p>
          </table:table-cell>
          <table:table-cell table:formula="of:=[.AA54]*1000000" office:value-type="float" office:value="0">
            <text:p>0</text:p>
          </table:table-cell>
          <table:table-cell table:formula="of:=[.AB54]*1000000" office:value-type="float" office:value="0.0000000000021234">
            <text:p>2.1234E-012</text:p>
          </table:table-cell>
          <table:table-cell table:formula="of:=[.AC54]*1000000" office:value-type="float" office:value="0.00000000048712">
            <text:p>4.8712E-010</text:p>
          </table:table-cell>
          <table:table-cell office:value-type="float" office:value="0.00051804">
            <text:p>0.00051804</text:p>
          </table:table-cell>
          <table:table-cell office:value-type="float" office:value="0.00014889">
            <text:p>0.00014889</text:p>
          </table:table-cell>
          <table:table-cell office:value-type="float" office:value="0.00069018">
            <text:p>0.00069018</text:p>
          </table:table-cell>
          <table:table-cell table:style-name="ce1" office:value-type="string">
            <text:p>1.5021e-05</text:p>
          </table:table-cell>
          <table:table-cell table:style-name="ce1" office:value-type="string">
            <text:p>2.6447e-08</text:p>
          </table:table-cell>
          <table:table-cell table:style-name="ce1" office:value-type="string">
            <text:p>5.0134e-18</text:p>
          </table:table-cell>
          <table:table-cell table:style-name="ce1" office:value-type="string">
            <text:p>4.8713e-16</text:p>
          </table:table-cell>
          <table:table-cell office:value-type="float" office:value="0.00051804">
            <text:p>0.00051804</text:p>
          </table:table-cell>
          <table:table-cell office:value-type="float" office:value="0.00014889">
            <text:p>0.00014889</text:p>
          </table:table-cell>
          <table:table-cell office:value-type="float" office:value="0.00069018">
            <text:p>0.00069018</text:p>
          </table:table-cell>
          <table:table-cell table:style-name="ce1" office:value-type="string">
            <text:p>2.0302e-05</text:p>
          </table:table-cell>
          <table:table-cell office:value-type="float" office:value="0">
            <text:p>0</text:p>
          </table:table-cell>
          <table:table-cell table:style-name="ce1" office:value-type="string">
            <text:p>2.1234e-18</text:p>
          </table:table-cell>
          <table:table-cell table:style-name="ce1" office:value-type="string">
            <text:p>4.8712e-16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P55]*1000000" office:value-type="float" office:value="510.58">
            <text:p>510.58</text:p>
          </table:table-cell>
          <table:table-cell table:formula="of:=[.Q55]*1000000" office:value-type="float" office:value="147.11">
            <text:p>147.11</text:p>
          </table:table-cell>
          <table:table-cell table:formula="of:=[.R55]*1000000" office:value-type="float" office:value="699.7">
            <text:p>699.7</text:p>
          </table:table-cell>
          <table:table-cell table:formula="of:=[.S55]*1000000" office:value-type="float" office:value="14.85">
            <text:p>14.85</text:p>
          </table:table-cell>
          <table:table-cell table:formula="of:=[.T55]*1000000" office:value-type="float" office:value="0.026753">
            <text:p>0.026753</text:p>
          </table:table-cell>
          <table:table-cell table:formula="of:=[.U55]*1000000" office:value-type="float" office:value="0.00000000000095075">
            <text:p>9.5075E-013</text:p>
          </table:table-cell>
          <table:table-cell table:formula="of:=[.V55]*1000000" office:value-type="float" office:value="0.00000000047231">
            <text:p>4.7231E-010</text:p>
          </table:table-cell>
          <table:table-cell table:formula="of:=[.W55]*1000000" office:value-type="float" office:value="510.58">
            <text:p>510.58</text:p>
          </table:table-cell>
          <table:table-cell table:formula="of:=[.X55]*1000000" office:value-type="float" office:value="147.11">
            <text:p>147.11</text:p>
          </table:table-cell>
          <table:table-cell table:formula="of:=[.Y55]*1000000" office:value-type="float" office:value="699.7">
            <text:p>699.7</text:p>
          </table:table-cell>
          <table:table-cell table:formula="of:=[.Z55]*1000000" office:value-type="float" office:value="20.299">
            <text:p>20.299</text:p>
          </table:table-cell>
          <table:table-cell table:formula="of:=[.AA55]*1000000" office:value-type="float" office:value="0">
            <text:p>0</text:p>
          </table:table-cell>
          <table:table-cell table:formula="of:=[.AB55]*1000000" office:value-type="float" office:value="-0.00000000000033498">
            <text:p>-3.3498E-013</text:p>
          </table:table-cell>
          <table:table-cell table:formula="of:=[.AC55]*1000000" office:value-type="float" office:value="0.00000000047231">
            <text:p>4.7231E-010</text:p>
          </table:table-cell>
          <table:table-cell office:value-type="float" office:value="0.00051058">
            <text:p>0.00051058</text:p>
          </table:table-cell>
          <table:table-cell office:value-type="float" office:value="0.00014711">
            <text:p>0.00014711</text:p>
          </table:table-cell>
          <table:table-cell office:value-type="float" office:value="0.0006997">
            <text:p>0.0006997</text:p>
          </table:table-cell>
          <table:table-cell table:style-name="ce1" office:value-type="string">
            <text:p>1.485e-05</text:p>
          </table:table-cell>
          <table:table-cell table:style-name="ce1" office:value-type="string">
            <text:p>2.6753e-08</text:p>
          </table:table-cell>
          <table:table-cell table:style-name="ce1" office:value-type="string">
            <text:p>9.5075e-19</text:p>
          </table:table-cell>
          <table:table-cell table:style-name="ce1" office:value-type="string">
            <text:p>4.7231e-16</text:p>
          </table:table-cell>
          <table:table-cell office:value-type="float" office:value="0.00051058">
            <text:p>0.00051058</text:p>
          </table:table-cell>
          <table:table-cell office:value-type="float" office:value="0.00014711">
            <text:p>0.00014711</text:p>
          </table:table-cell>
          <table:table-cell office:value-type="float" office:value="0.0006997">
            <text:p>0.0006997</text:p>
          </table:table-cell>
          <table:table-cell table:style-name="ce1" office:value-type="string">
            <text:p>2.0299e-05</text:p>
          </table:table-cell>
          <table:table-cell office:value-type="float" office:value="0">
            <text:p>0</text:p>
          </table:table-cell>
          <table:table-cell table:style-name="ce1" office:value-type="string">
            <text:p>-3.3498e-19</text:p>
          </table:table-cell>
          <table:table-cell table:style-name="ce1" office:value-type="string">
            <text:p>4.7231e-16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P56]*1000000" office:value-type="float" office:value="503.25">
            <text:p>503.25</text:p>
          </table:table-cell>
          <table:table-cell table:formula="of:=[.Q56]*1000000" office:value-type="float" office:value="145.37">
            <text:p>145.37</text:p>
          </table:table-cell>
          <table:table-cell table:formula="of:=[.R56]*1000000" office:value-type="float" office:value="709.05">
            <text:p>709.05</text:p>
          </table:table-cell>
          <table:table-cell table:formula="of:=[.S56]*1000000" office:value-type="float" office:value="14.68">
            <text:p>14.68</text:p>
          </table:table-cell>
          <table:table-cell table:formula="of:=[.T56]*1000000" office:value-type="float" office:value="0.027052">
            <text:p>0.027052</text:p>
          </table:table-cell>
          <table:table-cell table:formula="of:=[.U56]*1000000" office:value-type="float" office:value="-0.0000000000022043">
            <text:p>-2.2043E-012</text:p>
          </table:table-cell>
          <table:table-cell table:formula="of:=[.V56]*1000000" office:value-type="float" office:value="0.00000000045796">
            <text:p>4.5796E-010</text:p>
          </table:table-cell>
          <table:table-cell table:formula="of:=[.W56]*1000000" office:value-type="float" office:value="503.25">
            <text:p>503.25</text:p>
          </table:table-cell>
          <table:table-cell table:formula="of:=[.X56]*1000000" office:value-type="float" office:value="145.37">
            <text:p>145.37</text:p>
          </table:table-cell>
          <table:table-cell table:formula="of:=[.Y56]*1000000" office:value-type="float" office:value="709.05">
            <text:p>709.05</text:p>
          </table:table-cell>
          <table:table-cell table:formula="of:=[.Z56]*1000000" office:value-type="float" office:value="20.296">
            <text:p>20.296</text:p>
          </table:table-cell>
          <table:table-cell table:formula="of:=[.AA56]*1000000" office:value-type="float" office:value="0">
            <text:p>0</text:p>
          </table:table-cell>
          <table:table-cell table:formula="of:=[.AB56]*1000000" office:value-type="float" office:value="-0.0000000000013385">
            <text:p>-1.3385E-012</text:p>
          </table:table-cell>
          <table:table-cell table:formula="of:=[.AC56]*1000000" office:value-type="float" office:value="0.00000000045795">
            <text:p>4.5795E-010</text:p>
          </table:table-cell>
          <table:table-cell office:value-type="float" office:value="0.00050325">
            <text:p>0.00050325</text:p>
          </table:table-cell>
          <table:table-cell office:value-type="float" office:value="0.00014537">
            <text:p>0.00014537</text:p>
          </table:table-cell>
          <table:table-cell office:value-type="float" office:value="0.00070905">
            <text:p>0.00070905</text:p>
          </table:table-cell>
          <table:table-cell table:style-name="ce1" office:value-type="string">
            <text:p>1.468e-05</text:p>
          </table:table-cell>
          <table:table-cell table:style-name="ce1" office:value-type="string">
            <text:p>2.7052e-08</text:p>
          </table:table-cell>
          <table:table-cell table:style-name="ce1" office:value-type="string">
            <text:p>-2.2043e-18</text:p>
          </table:table-cell>
          <table:table-cell table:style-name="ce1" office:value-type="string">
            <text:p>4.5796e-16</text:p>
          </table:table-cell>
          <table:table-cell office:value-type="float" office:value="0.00050325">
            <text:p>0.00050325</text:p>
          </table:table-cell>
          <table:table-cell office:value-type="float" office:value="0.00014537">
            <text:p>0.00014537</text:p>
          </table:table-cell>
          <table:table-cell office:value-type="float" office:value="0.00070905">
            <text:p>0.00070905</text:p>
          </table:table-cell>
          <table:table-cell table:style-name="ce1" office:value-type="string">
            <text:p>2.0296e-05</text:p>
          </table:table-cell>
          <table:table-cell office:value-type="float" office:value="0">
            <text:p>0</text:p>
          </table:table-cell>
          <table:table-cell table:style-name="ce1" office:value-type="string">
            <text:p>-1.3385e-18</text:p>
          </table:table-cell>
          <table:table-cell table:style-name="ce1" office:value-type="string">
            <text:p>4.5795e-16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P57]*1000000" office:value-type="float" office:value="496.05">
            <text:p>496.05</text:p>
          </table:table-cell>
          <table:table-cell table:formula="of:=[.Q57]*1000000" office:value-type="float" office:value="143.65">
            <text:p>143.65</text:p>
          </table:table-cell>
          <table:table-cell table:formula="of:=[.R57]*1000000" office:value-type="float" office:value="718.22">
            <text:p>718.22</text:p>
          </table:table-cell>
          <table:table-cell table:formula="of:=[.S57]*1000000" office:value-type="float" office:value="14.509">
            <text:p>14.509</text:p>
          </table:table-cell>
          <table:table-cell table:formula="of:=[.T57]*1000000" office:value-type="float" office:value="0.027345">
            <text:p>0.027345</text:p>
          </table:table-cell>
          <table:table-cell table:formula="of:=[.U57]*1000000" office:value-type="float" office:value="-0.0000000000021198">
            <text:p>-2.1198E-012</text:p>
          </table:table-cell>
          <table:table-cell table:formula="of:=[.V57]*1000000" office:value-type="float" office:value="0.00000000044404">
            <text:p>4.4404E-010</text:p>
          </table:table-cell>
          <table:table-cell table:formula="of:=[.W57]*1000000" office:value-type="float" office:value="496.05">
            <text:p>496.05</text:p>
          </table:table-cell>
          <table:table-cell table:formula="of:=[.X57]*1000000" office:value-type="float" office:value="143.65">
            <text:p>143.65</text:p>
          </table:table-cell>
          <table:table-cell table:formula="of:=[.Y57]*1000000" office:value-type="float" office:value="718.22">
            <text:p>718.22</text:p>
          </table:table-cell>
          <table:table-cell table:formula="of:=[.Z57]*1000000" office:value-type="float" office:value="20.292">
            <text:p>20.292</text:p>
          </table:table-cell>
          <table:table-cell table:formula="of:=[.AA57]*1000000" office:value-type="float" office:value="0">
            <text:p>0</text:p>
          </table:table-cell>
          <table:table-cell table:formula="of:=[.AB57]*1000000" office:value-type="float" office:value="-0.00000000000075307">
            <text:p>-7.5307E-013</text:p>
          </table:table-cell>
          <table:table-cell table:formula="of:=[.AC57]*1000000" office:value-type="float" office:value="0.00000000044403">
            <text:p>4.4403E-010</text:p>
          </table:table-cell>
          <table:table-cell office:value-type="float" office:value="0.00049605">
            <text:p>0.00049605</text:p>
          </table:table-cell>
          <table:table-cell office:value-type="float" office:value="0.00014365">
            <text:p>0.00014365</text:p>
          </table:table-cell>
          <table:table-cell office:value-type="float" office:value="0.00071822">
            <text:p>0.00071822</text:p>
          </table:table-cell>
          <table:table-cell table:style-name="ce1" office:value-type="string">
            <text:p>1.4509e-05</text:p>
          </table:table-cell>
          <table:table-cell table:style-name="ce1" office:value-type="string">
            <text:p>2.7345e-08</text:p>
          </table:table-cell>
          <table:table-cell table:style-name="ce1" office:value-type="string">
            <text:p>-2.1198e-18</text:p>
          </table:table-cell>
          <table:table-cell table:style-name="ce1" office:value-type="string">
            <text:p>4.4404e-16</text:p>
          </table:table-cell>
          <table:table-cell office:value-type="float" office:value="0.00049605">
            <text:p>0.00049605</text:p>
          </table:table-cell>
          <table:table-cell office:value-type="float" office:value="0.00014365">
            <text:p>0.00014365</text:p>
          </table:table-cell>
          <table:table-cell office:value-type="float" office:value="0.00071822">
            <text:p>0.00071822</text:p>
          </table:table-cell>
          <table:table-cell table:style-name="ce1" office:value-type="string">
            <text:p>2.029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5307e-19</text:p>
          </table:table-cell>
          <table:table-cell table:style-name="ce1" office:value-type="string">
            <text:p>4.4403e-16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P58]*1000000" office:value-type="float" office:value="488.98">
            <text:p>488.98</text:p>
          </table:table-cell>
          <table:table-cell table:formula="of:=[.Q58]*1000000" office:value-type="float" office:value="141.96">
            <text:p>141.96</text:p>
          </table:table-cell>
          <table:table-cell table:formula="of:=[.R58]*1000000" office:value-type="float" office:value="727.24">
            <text:p>727.24</text:p>
          </table:table-cell>
          <table:table-cell table:formula="of:=[.S58]*1000000" office:value-type="float" office:value="14.338">
            <text:p>14.338</text:p>
          </table:table-cell>
          <table:table-cell table:formula="of:=[.T58]*1000000" office:value-type="float" office:value="0.027632">
            <text:p>0.027632</text:p>
          </table:table-cell>
          <table:table-cell table:formula="of:=[.U58]*1000000" office:value-type="float" office:value="0.0000000000041412">
            <text:p>4.1412E-012</text:p>
          </table:table-cell>
          <table:table-cell table:formula="of:=[.V58]*1000000" office:value-type="float" office:value="0.00000000043054">
            <text:p>4.3054E-010</text:p>
          </table:table-cell>
          <table:table-cell table:formula="of:=[.W58]*1000000" office:value-type="float" office:value="488.98">
            <text:p>488.98</text:p>
          </table:table-cell>
          <table:table-cell table:formula="of:=[.X58]*1000000" office:value-type="float" office:value="141.96">
            <text:p>141.96</text:p>
          </table:table-cell>
          <table:table-cell table:formula="of:=[.Y58]*1000000" office:value-type="float" office:value="727.24">
            <text:p>727.24</text:p>
          </table:table-cell>
          <table:table-cell table:formula="of:=[.Z58]*1000000" office:value-type="float" office:value="20.29">
            <text:p>20.29</text:p>
          </table:table-cell>
          <table:table-cell table:formula="of:=[.AA58]*1000000" office:value-type="float" office:value="0">
            <text:p>0</text:p>
          </table:table-cell>
          <table:table-cell table:formula="of:=[.AB58]*1000000" office:value-type="float" office:value="0.0000000000009663">
            <text:p>9.663E-013</text:p>
          </table:table-cell>
          <table:table-cell table:formula="of:=[.AC58]*1000000" office:value-type="float" office:value="0.00000000043054">
            <text:p>4.3054E-010</text:p>
          </table:table-cell>
          <table:table-cell office:value-type="float" office:value="0.00048898">
            <text:p>0.00048898</text:p>
          </table:table-cell>
          <table:table-cell office:value-type="float" office:value="0.00014196">
            <text:p>0.00014196</text:p>
          </table:table-cell>
          <table:table-cell office:value-type="float" office:value="0.00072724">
            <text:p>0.00072724</text:p>
          </table:table-cell>
          <table:table-cell table:style-name="ce1" office:value-type="string">
            <text:p>1.4338e-05</text:p>
          </table:table-cell>
          <table:table-cell table:style-name="ce1" office:value-type="string">
            <text:p>2.7632e-08</text:p>
          </table:table-cell>
          <table:table-cell table:style-name="ce1" office:value-type="string">
            <text:p>4.1412e-18</text:p>
          </table:table-cell>
          <table:table-cell table:style-name="ce1" office:value-type="string">
            <text:p>4.3054e-16</text:p>
          </table:table-cell>
          <table:table-cell office:value-type="float" office:value="0.00048898">
            <text:p>0.00048898</text:p>
          </table:table-cell>
          <table:table-cell office:value-type="float" office:value="0.00014196">
            <text:p>0.00014196</text:p>
          </table:table-cell>
          <table:table-cell office:value-type="float" office:value="0.00072724">
            <text:p>0.00072724</text:p>
          </table:table-cell>
          <table:table-cell table:style-name="ce1" office:value-type="string">
            <text:p>2.029e-05</text:p>
          </table:table-cell>
          <table:table-cell office:value-type="float" office:value="0">
            <text:p>0</text:p>
          </table:table-cell>
          <table:table-cell table:style-name="ce1" office:value-type="string">
            <text:p>9.663e-19</text:p>
          </table:table-cell>
          <table:table-cell table:style-name="ce1" office:value-type="string">
            <text:p>4.3054e-16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P59]*1000000" office:value-type="float" office:value="482.03">
            <text:p>482.03</text:p>
          </table:table-cell>
          <table:table-cell table:formula="of:=[.Q59]*1000000" office:value-type="float" office:value="140.29">
            <text:p>140.29</text:p>
          </table:table-cell>
          <table:table-cell table:formula="of:=[.R59]*1000000" office:value-type="float" office:value="736.09">
            <text:p>736.09</text:p>
          </table:table-cell>
          <table:table-cell table:formula="of:=[.S59]*1000000" office:value-type="float" office:value="14.168">
            <text:p>14.168</text:p>
          </table:table-cell>
          <table:table-cell table:formula="of:=[.T59]*1000000" office:value-type="float" office:value="0.027914">
            <text:p>0.027914</text:p>
          </table:table-cell>
          <table:table-cell table:formula="of:=[.U59]*1000000" office:value-type="float" office:value="0.0000000000028645">
            <text:p>2.8645E-012</text:p>
          </table:table-cell>
          <table:table-cell table:formula="of:=[.V59]*1000000" office:value-type="float" office:value="0.00000000041746">
            <text:p>4.1746E-010</text:p>
          </table:table-cell>
          <table:table-cell table:formula="of:=[.W59]*1000000" office:value-type="float" office:value="482.02">
            <text:p>482.02</text:p>
          </table:table-cell>
          <table:table-cell table:formula="of:=[.X59]*1000000" office:value-type="float" office:value="140.29">
            <text:p>140.29</text:p>
          </table:table-cell>
          <table:table-cell table:formula="of:=[.Y59]*1000000" office:value-type="float" office:value="736.09">
            <text:p>736.09</text:p>
          </table:table-cell>
          <table:table-cell table:formula="of:=[.Z59]*1000000" office:value-type="float" office:value="20.287">
            <text:p>20.287</text:p>
          </table:table-cell>
          <table:table-cell table:formula="of:=[.AA59]*1000000" office:value-type="float" office:value="0">
            <text:p>0</text:p>
          </table:table-cell>
          <table:table-cell table:formula="of:=[.AB59]*1000000" office:value-type="float" office:value="0.00000000000078353">
            <text:p>7.8353E-013</text:p>
          </table:table-cell>
          <table:table-cell table:formula="of:=[.AC59]*1000000" office:value-type="float" office:value="0.00000000041746">
            <text:p>4.1746E-010</text:p>
          </table:table-cell>
          <table:table-cell office:value-type="float" office:value="0.00048203">
            <text:p>0.00048203</text:p>
          </table:table-cell>
          <table:table-cell office:value-type="float" office:value="0.00014029">
            <text:p>0.00014029</text:p>
          </table:table-cell>
          <table:table-cell office:value-type="float" office:value="0.00073609">
            <text:p>0.00073609</text:p>
          </table:table-cell>
          <table:table-cell table:style-name="ce1" office:value-type="string">
            <text:p>1.4168e-05</text:p>
          </table:table-cell>
          <table:table-cell table:style-name="ce1" office:value-type="string">
            <text:p>2.7914e-08</text:p>
          </table:table-cell>
          <table:table-cell table:style-name="ce1" office:value-type="string">
            <text:p>2.8645e-18</text:p>
          </table:table-cell>
          <table:table-cell table:style-name="ce1" office:value-type="string">
            <text:p>4.1746e-16</text:p>
          </table:table-cell>
          <table:table-cell office:value-type="float" office:value="0.00048202">
            <text:p>0.00048202</text:p>
          </table:table-cell>
          <table:table-cell office:value-type="float" office:value="0.00014029">
            <text:p>0.00014029</text:p>
          </table:table-cell>
          <table:table-cell office:value-type="float" office:value="0.00073609">
            <text:p>0.00073609</text:p>
          </table:table-cell>
          <table:table-cell table:style-name="ce1" office:value-type="string">
            <text:p>2.0287e-05</text:p>
          </table:table-cell>
          <table:table-cell office:value-type="float" office:value="0">
            <text:p>0</text:p>
          </table:table-cell>
          <table:table-cell table:style-name="ce1" office:value-type="string">
            <text:p>7.8353e-19</text:p>
          </table:table-cell>
          <table:table-cell table:style-name="ce1" office:value-type="string">
            <text:p>4.1746e-16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P60]*1000000" office:value-type="float" office:value="475.19">
            <text:p>475.19</text:p>
          </table:table-cell>
          <table:table-cell table:formula="of:=[.Q60]*1000000" office:value-type="float" office:value="138.65">
            <text:p>138.65</text:p>
          </table:table-cell>
          <table:table-cell table:formula="of:=[.R60]*1000000" office:value-type="float" office:value="744.8">
            <text:p>744.8</text:p>
          </table:table-cell>
          <table:table-cell table:formula="of:=[.S60]*1000000" office:value-type="float" office:value="13.997">
            <text:p>13.997</text:p>
          </table:table-cell>
          <table:table-cell table:formula="of:=[.T60]*1000000" office:value-type="float" office:value="0.028189">
            <text:p>0.028189</text:p>
          </table:table-cell>
          <table:table-cell table:formula="of:=[.U60]*1000000" office:value-type="float" office:value="0.0000000000018653">
            <text:p>1.8653E-012</text:p>
          </table:table-cell>
          <table:table-cell table:formula="of:=[.V60]*1000000" office:value-type="float" office:value="0.00000000040478">
            <text:p>4.0478E-010</text:p>
          </table:table-cell>
          <table:table-cell table:formula="of:=[.W60]*1000000" office:value-type="float" office:value="475.19">
            <text:p>475.19</text:p>
          </table:table-cell>
          <table:table-cell table:formula="of:=[.X60]*1000000" office:value-type="float" office:value="138.65">
            <text:p>138.65</text:p>
          </table:table-cell>
          <table:table-cell table:formula="of:=[.Y60]*1000000" office:value-type="float" office:value="744.8">
            <text:p>744.8</text:p>
          </table:table-cell>
          <table:table-cell table:formula="of:=[.Z60]*1000000" office:value-type="float" office:value="20.285">
            <text:p>20.285</text:p>
          </table:table-cell>
          <table:table-cell table:formula="of:=[.AA60]*1000000" office:value-type="float" office:value="0">
            <text:p>0</text:p>
          </table:table-cell>
          <table:table-cell table:formula="of:=[.AB60]*1000000" office:value-type="float" office:value="0.0000000000027232">
            <text:p>2.7232E-012</text:p>
          </table:table-cell>
          <table:table-cell table:formula="of:=[.AC60]*1000000" office:value-type="float" office:value="0.00000000040478">
            <text:p>4.0478E-010</text:p>
          </table:table-cell>
          <table:table-cell office:value-type="float" office:value="0.00047519">
            <text:p>0.00047519</text:p>
          </table:table-cell>
          <table:table-cell office:value-type="float" office:value="0.00013865">
            <text:p>0.00013865</text:p>
          </table:table-cell>
          <table:table-cell office:value-type="float" office:value="0.0007448">
            <text:p>0.0007448</text:p>
          </table:table-cell>
          <table:table-cell table:style-name="ce1" office:value-type="string">
            <text:p>1.3997e-05</text:p>
          </table:table-cell>
          <table:table-cell table:style-name="ce1" office:value-type="string">
            <text:p>2.8189e-08</text:p>
          </table:table-cell>
          <table:table-cell table:style-name="ce1" office:value-type="string">
            <text:p>1.8653e-18</text:p>
          </table:table-cell>
          <table:table-cell table:style-name="ce1" office:value-type="string">
            <text:p>4.0478e-16</text:p>
          </table:table-cell>
          <table:table-cell office:value-type="float" office:value="0.00047519">
            <text:p>0.00047519</text:p>
          </table:table-cell>
          <table:table-cell office:value-type="float" office:value="0.00013865">
            <text:p>0.00013865</text:p>
          </table:table-cell>
          <table:table-cell office:value-type="float" office:value="0.0007448">
            <text:p>0.0007448</text:p>
          </table:table-cell>
          <table:table-cell table:style-name="ce1" office:value-type="string">
            <text:p>2.0285e-05</text:p>
          </table:table-cell>
          <table:table-cell office:value-type="float" office:value="0">
            <text:p>0</text:p>
          </table:table-cell>
          <table:table-cell table:style-name="ce1" office:value-type="string">
            <text:p>2.7232e-18</text:p>
          </table:table-cell>
          <table:table-cell table:style-name="ce1" office:value-type="string">
            <text:p>4.0478e-16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P61]*1000000" office:value-type="float" office:value="468.46">
            <text:p>468.46</text:p>
          </table:table-cell>
          <table:table-cell table:formula="of:=[.Q61]*1000000" office:value-type="float" office:value="137.03">
            <text:p>137.03</text:p>
          </table:table-cell>
          <table:table-cell table:formula="of:=[.R61]*1000000" office:value-type="float" office:value="753.37">
            <text:p>753.37</text:p>
          </table:table-cell>
          <table:table-cell table:formula="of:=[.S61]*1000000" office:value-type="float" office:value="13.826">
            <text:p>13.826</text:p>
          </table:table-cell>
          <table:table-cell table:formula="of:=[.T61]*1000000" office:value-type="float" office:value="0.028459">
            <text:p>0.028459</text:p>
          </table:table-cell>
          <table:table-cell table:formula="of:=[.U61]*1000000" office:value-type="float" office:value="0.00000000000068019">
            <text:p>6.8019E-013</text:p>
          </table:table-cell>
          <table:table-cell table:formula="of:=[.V61]*1000000" office:value-type="float" office:value="0.00000000039249">
            <text:p>3.9249E-010</text:p>
          </table:table-cell>
          <table:table-cell table:formula="of:=[.W61]*1000000" office:value-type="float" office:value="468.46">
            <text:p>468.46</text:p>
          </table:table-cell>
          <table:table-cell table:formula="of:=[.X61]*1000000" office:value-type="float" office:value="137.02">
            <text:p>137.02</text:p>
          </table:table-cell>
          <table:table-cell table:formula="of:=[.Y61]*1000000" office:value-type="float" office:value="753.37">
            <text:p>753.37</text:p>
          </table:table-cell>
          <table:table-cell table:formula="of:=[.Z61]*1000000" office:value-type="float" office:value="20.282">
            <text:p>20.282</text:p>
          </table:table-cell>
          <table:table-cell table:formula="of:=[.AA61]*1000000" office:value-type="float" office:value="0">
            <text:p>0</text:p>
          </table:table-cell>
          <table:table-cell table:formula="of:=[.AB61]*1000000" office:value-type="float" office:value="-0.00000000000079091">
            <text:p>-7.9091E-013</text:p>
          </table:table-cell>
          <table:table-cell table:formula="of:=[.AC61]*1000000" office:value-type="float" office:value="0.00000000039248">
            <text:p>3.9248E-010</text:p>
          </table:table-cell>
          <table:table-cell office:value-type="float" office:value="0.00046846">
            <text:p>0.00046846</text:p>
          </table:table-cell>
          <table:table-cell office:value-type="float" office:value="0.00013703">
            <text:p>0.00013703</text:p>
          </table:table-cell>
          <table:table-cell office:value-type="float" office:value="0.00075337">
            <text:p>0.00075337</text:p>
          </table:table-cell>
          <table:table-cell table:style-name="ce1" office:value-type="string">
            <text:p>1.3826e-05</text:p>
          </table:table-cell>
          <table:table-cell table:style-name="ce1" office:value-type="string">
            <text:p>2.8459e-08</text:p>
          </table:table-cell>
          <table:table-cell table:style-name="ce1" office:value-type="string">
            <text:p>6.8019e-19</text:p>
          </table:table-cell>
          <table:table-cell table:style-name="ce1" office:value-type="string">
            <text:p>3.9249e-16</text:p>
          </table:table-cell>
          <table:table-cell office:value-type="float" office:value="0.00046846">
            <text:p>0.00046846</text:p>
          </table:table-cell>
          <table:table-cell office:value-type="float" office:value="0.00013702">
            <text:p>0.00013702</text:p>
          </table:table-cell>
          <table:table-cell office:value-type="float" office:value="0.00075337">
            <text:p>0.00075337</text:p>
          </table:table-cell>
          <table:table-cell table:style-name="ce1" office:value-type="string">
            <text:p>2.028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9091e-19</text:p>
          </table:table-cell>
          <table:table-cell table:style-name="ce1" office:value-type="string">
            <text:p>3.9248e-16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P62]*1000000" office:value-type="float" office:value="461.85">
            <text:p>461.85</text:p>
          </table:table-cell>
          <table:table-cell table:formula="of:=[.Q62]*1000000" office:value-type="float" office:value="135.42">
            <text:p>135.42</text:p>
          </table:table-cell>
          <table:table-cell table:formula="of:=[.R62]*1000000" office:value-type="float" office:value="761.79">
            <text:p>761.79</text:p>
          </table:table-cell>
          <table:table-cell table:formula="of:=[.S62]*1000000" office:value-type="float" office:value="13.655">
            <text:p>13.655</text:p>
          </table:table-cell>
          <table:table-cell table:formula="of:=[.T62]*1000000" office:value-type="float" office:value="0.028723">
            <text:p>0.028723</text:p>
          </table:table-cell>
          <table:table-cell table:formula="of:=[.U62]*1000000" office:value-type="float" office:value="-0.0000000000018441">
            <text:p>-1.8441E-012</text:p>
          </table:table-cell>
          <table:table-cell table:formula="of:=[.V62]*1000000" office:value-type="float" office:value="0.00000000038057">
            <text:p>3.8057E-010</text:p>
          </table:table-cell>
          <table:table-cell table:formula="of:=[.W62]*1000000" office:value-type="float" office:value="461.85">
            <text:p>461.85</text:p>
          </table:table-cell>
          <table:table-cell table:formula="of:=[.X62]*1000000" office:value-type="float" office:value="135.42">
            <text:p>135.42</text:p>
          </table:table-cell>
          <table:table-cell table:formula="of:=[.Y62]*1000000" office:value-type="float" office:value="761.79">
            <text:p>761.79</text:p>
          </table:table-cell>
          <table:table-cell table:formula="of:=[.Z62]*1000000" office:value-type="float" office:value="20.28">
            <text:p>20.28</text:p>
          </table:table-cell>
          <table:table-cell table:formula="of:=[.AA62]*1000000" office:value-type="float" office:value="0">
            <text:p>0</text:p>
          </table:table-cell>
          <table:table-cell table:formula="of:=[.AB62]*1000000" office:value-type="float" office:value="0.00000000000091688">
            <text:p>9.1688E-013</text:p>
          </table:table-cell>
          <table:table-cell table:formula="of:=[.AC62]*1000000" office:value-type="float" office:value="0.00000000038056">
            <text:p>3.8056E-010</text:p>
          </table:table-cell>
          <table:table-cell office:value-type="float" office:value="0.00046185">
            <text:p>0.00046185</text:p>
          </table:table-cell>
          <table:table-cell office:value-type="float" office:value="0.00013542">
            <text:p>0.00013542</text:p>
          </table:table-cell>
          <table:table-cell office:value-type="float" office:value="0.00076179">
            <text:p>0.00076179</text:p>
          </table:table-cell>
          <table:table-cell table:style-name="ce1" office:value-type="string">
            <text:p>1.3655e-05</text:p>
          </table:table-cell>
          <table:table-cell table:style-name="ce1" office:value-type="string">
            <text:p>2.8723e-08</text:p>
          </table:table-cell>
          <table:table-cell table:style-name="ce1" office:value-type="string">
            <text:p>-1.8441e-18</text:p>
          </table:table-cell>
          <table:table-cell table:style-name="ce1" office:value-type="string">
            <text:p>3.8057e-16</text:p>
          </table:table-cell>
          <table:table-cell office:value-type="float" office:value="0.00046185">
            <text:p>0.00046185</text:p>
          </table:table-cell>
          <table:table-cell office:value-type="float" office:value="0.00013542">
            <text:p>0.00013542</text:p>
          </table:table-cell>
          <table:table-cell office:value-type="float" office:value="0.00076179">
            <text:p>0.00076179</text:p>
          </table:table-cell>
          <table:table-cell table:style-name="ce1" office:value-type="string">
            <text:p>2.028e-05</text:p>
          </table:table-cell>
          <table:table-cell office:value-type="float" office:value="0">
            <text:p>0</text:p>
          </table:table-cell>
          <table:table-cell table:style-name="ce1" office:value-type="string">
            <text:p>9.1688e-19</text:p>
          </table:table-cell>
          <table:table-cell table:style-name="ce1" office:value-type="string">
            <text:p>3.8056e-16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P63]*1000000" office:value-type="float" office:value="455.34">
            <text:p>455.34</text:p>
          </table:table-cell>
          <table:table-cell table:formula="of:=[.Q63]*1000000" office:value-type="float" office:value="133.84">
            <text:p>133.84</text:p>
          </table:table-cell>
          <table:table-cell table:formula="of:=[.R63]*1000000" office:value-type="float" office:value="770.09">
            <text:p>770.09</text:p>
          </table:table-cell>
          <table:table-cell table:formula="of:=[.S63]*1000000" office:value-type="float" office:value="13.484">
            <text:p>13.484</text:p>
          </table:table-cell>
          <table:table-cell table:formula="of:=[.T63]*1000000" office:value-type="float" office:value="0.028981">
            <text:p>0.028981</text:p>
          </table:table-cell>
          <table:table-cell table:formula="of:=[.U63]*1000000" office:value-type="float" office:value="-0.00000000000045344">
            <text:p>-4.5344E-013</text:p>
          </table:table-cell>
          <table:table-cell table:formula="of:=[.V63]*1000000" office:value-type="float" office:value="0.00000000036902">
            <text:p>3.6902E-010</text:p>
          </table:table-cell>
          <table:table-cell table:formula="of:=[.W63]*1000000" office:value-type="float" office:value="455.34">
            <text:p>455.34</text:p>
          </table:table-cell>
          <table:table-cell table:formula="of:=[.X63]*1000000" office:value-type="float" office:value="133.84">
            <text:p>133.84</text:p>
          </table:table-cell>
          <table:table-cell table:formula="of:=[.Y63]*1000000" office:value-type="float" office:value="770.09">
            <text:p>770.09</text:p>
          </table:table-cell>
          <table:table-cell table:formula="of:=[.Z63]*1000000" office:value-type="float" office:value="20.278">
            <text:p>20.278</text:p>
          </table:table-cell>
          <table:table-cell table:formula="of:=[.AA63]*1000000" office:value-type="float" office:value="0">
            <text:p>0</text:p>
          </table:table-cell>
          <table:table-cell table:formula="of:=[.AB63]*1000000" office:value-type="float" office:value="0.00000000000088066">
            <text:p>8.8066E-013</text:p>
          </table:table-cell>
          <table:table-cell table:formula="of:=[.AC63]*1000000" office:value-type="float" office:value="0.00000000036901">
            <text:p>3.6901E-010</text:p>
          </table:table-cell>
          <table:table-cell office:value-type="float" office:value="0.00045534">
            <text:p>0.00045534</text:p>
          </table:table-cell>
          <table:table-cell office:value-type="float" office:value="0.00013384">
            <text:p>0.00013384</text:p>
          </table:table-cell>
          <table:table-cell office:value-type="float" office:value="0.00077009">
            <text:p>0.00077009</text:p>
          </table:table-cell>
          <table:table-cell table:style-name="ce1" office:value-type="string">
            <text:p>1.3484e-05</text:p>
          </table:table-cell>
          <table:table-cell table:style-name="ce1" office:value-type="string">
            <text:p>2.8981e-08</text:p>
          </table:table-cell>
          <table:table-cell table:style-name="ce1" office:value-type="string">
            <text:p>-4.5344e-19</text:p>
          </table:table-cell>
          <table:table-cell table:style-name="ce1" office:value-type="string">
            <text:p>3.6902e-16</text:p>
          </table:table-cell>
          <table:table-cell office:value-type="float" office:value="0.00045534">
            <text:p>0.00045534</text:p>
          </table:table-cell>
          <table:table-cell office:value-type="float" office:value="0.00013384">
            <text:p>0.00013384</text:p>
          </table:table-cell>
          <table:table-cell office:value-type="float" office:value="0.00077009">
            <text:p>0.00077009</text:p>
          </table:table-cell>
          <table:table-cell table:style-name="ce1" office:value-type="string">
            <text:p>2.0278e-05</text:p>
          </table:table-cell>
          <table:table-cell office:value-type="float" office:value="0">
            <text:p>0</text:p>
          </table:table-cell>
          <table:table-cell table:style-name="ce1" office:value-type="string">
            <text:p>8.8066e-19</text:p>
          </table:table-cell>
          <table:table-cell table:style-name="ce1" office:value-type="string">
            <text:p>3.6901e-16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P64]*1000000" office:value-type="float" office:value="448.93">
            <text:p>448.93</text:p>
          </table:table-cell>
          <table:table-cell table:formula="of:=[.Q64]*1000000" office:value-type="float" office:value="132.28">
            <text:p>132.28</text:p>
          </table:table-cell>
          <table:table-cell table:formula="of:=[.R64]*1000000" office:value-type="float" office:value="778.25">
            <text:p>778.25</text:p>
          </table:table-cell>
          <table:table-cell table:formula="of:=[.S64]*1000000" office:value-type="float" office:value="13.314">
            <text:p>13.314</text:p>
          </table:table-cell>
          <table:table-cell table:formula="of:=[.T64]*1000000" office:value-type="float" office:value="0.029234">
            <text:p>0.029234</text:p>
          </table:table-cell>
          <table:table-cell table:formula="of:=[.U64]*1000000" office:value-type="float" office:value="0.00000000000031294">
            <text:p>3.1294E-013</text:p>
          </table:table-cell>
          <table:table-cell table:formula="of:=[.V64]*1000000" office:value-type="float" office:value="0.00000000035781">
            <text:p>3.5781E-010</text:p>
          </table:table-cell>
          <table:table-cell table:formula="of:=[.W64]*1000000" office:value-type="float" office:value="448.93">
            <text:p>448.93</text:p>
          </table:table-cell>
          <table:table-cell table:formula="of:=[.X64]*1000000" office:value-type="float" office:value="132.28">
            <text:p>132.28</text:p>
          </table:table-cell>
          <table:table-cell table:formula="of:=[.Y64]*1000000" office:value-type="float" office:value="778.25">
            <text:p>778.25</text:p>
          </table:table-cell>
          <table:table-cell table:formula="of:=[.Z64]*1000000" office:value-type="float" office:value="20.276">
            <text:p>20.276</text:p>
          </table:table-cell>
          <table:table-cell table:formula="of:=[.AA64]*1000000" office:value-type="float" office:value="0">
            <text:p>0</text:p>
          </table:table-cell>
          <table:table-cell table:formula="of:=[.AB64]*1000000" office:value-type="float" office:value="-0.00000000000012813">
            <text:p>-1.2813E-013</text:p>
          </table:table-cell>
          <table:table-cell table:formula="of:=[.AC64]*1000000" office:value-type="float" office:value="0.00000000035781">
            <text:p>3.5781E-010</text:p>
          </table:table-cell>
          <table:table-cell office:value-type="float" office:value="0.00044893">
            <text:p>0.00044893</text:p>
          </table:table-cell>
          <table:table-cell office:value-type="float" office:value="0.00013228">
            <text:p>0.00013228</text:p>
          </table:table-cell>
          <table:table-cell office:value-type="float" office:value="0.00077825">
            <text:p>0.00077825</text:p>
          </table:table-cell>
          <table:table-cell table:style-name="ce1" office:value-type="string">
            <text:p>1.3314e-05</text:p>
          </table:table-cell>
          <table:table-cell table:style-name="ce1" office:value-type="string">
            <text:p>2.9234e-08</text:p>
          </table:table-cell>
          <table:table-cell table:style-name="ce1" office:value-type="string">
            <text:p>3.1294e-19</text:p>
          </table:table-cell>
          <table:table-cell table:style-name="ce1" office:value-type="string">
            <text:p>3.5781e-16</text:p>
          </table:table-cell>
          <table:table-cell office:value-type="float" office:value="0.00044893">
            <text:p>0.00044893</text:p>
          </table:table-cell>
          <table:table-cell office:value-type="float" office:value="0.00013228">
            <text:p>0.00013228</text:p>
          </table:table-cell>
          <table:table-cell office:value-type="float" office:value="0.00077825">
            <text:p>0.00077825</text:p>
          </table:table-cell>
          <table:table-cell table:style-name="ce1" office:value-type="string">
            <text:p>2.0276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813e-19</text:p>
          </table:table-cell>
          <table:table-cell table:style-name="ce1" office:value-type="string">
            <text:p>3.5781e-16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P65]*1000000" office:value-type="float" office:value="442.62">
            <text:p>442.62</text:p>
          </table:table-cell>
          <table:table-cell table:formula="of:=[.Q65]*1000000" office:value-type="float" office:value="130.74">
            <text:p>130.74</text:p>
          </table:table-cell>
          <table:table-cell table:formula="of:=[.R65]*1000000" office:value-type="float" office:value="786.28">
            <text:p>786.28</text:p>
          </table:table-cell>
          <table:table-cell table:formula="of:=[.S65]*1000000" office:value-type="float" office:value="13.144">
            <text:p>13.144</text:p>
          </table:table-cell>
          <table:table-cell table:formula="of:=[.T65]*1000000" office:value-type="float" office:value="0.029481">
            <text:p>0.029481</text:p>
          </table:table-cell>
          <table:table-cell table:formula="of:=[.U65]*1000000" office:value-type="float" office:value="0.0000000000004313">
            <text:p>4.313E-013</text:p>
          </table:table-cell>
          <table:table-cell table:formula="of:=[.V65]*1000000" office:value-type="float" office:value="0.00000000034696">
            <text:p>3.4696E-010</text:p>
          </table:table-cell>
          <table:table-cell table:formula="of:=[.W65]*1000000" office:value-type="float" office:value="442.62">
            <text:p>442.62</text:p>
          </table:table-cell>
          <table:table-cell table:formula="of:=[.X65]*1000000" office:value-type="float" office:value="130.73">
            <text:p>130.73</text:p>
          </table:table-cell>
          <table:table-cell table:formula="of:=[.Y65]*1000000" office:value-type="float" office:value="786.28">
            <text:p>786.28</text:p>
          </table:table-cell>
          <table:table-cell table:formula="of:=[.Z65]*1000000" office:value-type="float" office:value="20.275">
            <text:p>20.275</text:p>
          </table:table-cell>
          <table:table-cell table:formula="of:=[.AA65]*1000000" office:value-type="float" office:value="0">
            <text:p>0</text:p>
          </table:table-cell>
          <table:table-cell table:formula="of:=[.AB65]*1000000" office:value-type="float" office:value="-0.00000000000010587">
            <text:p>-1.0587E-013</text:p>
          </table:table-cell>
          <table:table-cell table:formula="of:=[.AC65]*1000000" office:value-type="float" office:value="0.00000000034695">
            <text:p>3.4695E-010</text:p>
          </table:table-cell>
          <table:table-cell office:value-type="float" office:value="0.00044262">
            <text:p>0.00044262</text:p>
          </table:table-cell>
          <table:table-cell office:value-type="float" office:value="0.00013074">
            <text:p>0.00013074</text:p>
          </table:table-cell>
          <table:table-cell office:value-type="float" office:value="0.00078628">
            <text:p>0.00078628</text:p>
          </table:table-cell>
          <table:table-cell table:style-name="ce1" office:value-type="string">
            <text:p>1.3144e-05</text:p>
          </table:table-cell>
          <table:table-cell table:style-name="ce1" office:value-type="string">
            <text:p>2.9481e-08</text:p>
          </table:table-cell>
          <table:table-cell table:style-name="ce1" office:value-type="string">
            <text:p>4.313e-19</text:p>
          </table:table-cell>
          <table:table-cell table:style-name="ce1" office:value-type="string">
            <text:p>3.4696e-16</text:p>
          </table:table-cell>
          <table:table-cell office:value-type="float" office:value="0.00044262">
            <text:p>0.00044262</text:p>
          </table:table-cell>
          <table:table-cell office:value-type="float" office:value="0.00013073">
            <text:p>0.00013073</text:p>
          </table:table-cell>
          <table:table-cell office:value-type="float" office:value="0.00078628">
            <text:p>0.00078628</text:p>
          </table:table-cell>
          <table:table-cell table:style-name="ce1" office:value-type="string">
            <text:p>2.0275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587e-19</text:p>
          </table:table-cell>
          <table:table-cell table:style-name="ce1" office:value-type="string">
            <text:p>3.4695e-16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P66]*1000000" office:value-type="float" office:value="436.41">
            <text:p>436.41</text:p>
          </table:table-cell>
          <table:table-cell table:formula="of:=[.Q66]*1000000" office:value-type="float" office:value="129.21">
            <text:p>129.21</text:p>
          </table:table-cell>
          <table:table-cell table:formula="of:=[.R66]*1000000" office:value-type="float" office:value="794.19">
            <text:p>794.19</text:p>
          </table:table-cell>
          <table:table-cell table:formula="of:=[.S66]*1000000" office:value-type="float" office:value="12.974">
            <text:p>12.974</text:p>
          </table:table-cell>
          <table:table-cell table:formula="of:=[.T66]*1000000" office:value-type="float" office:value="0.029724">
            <text:p>0.029724</text:p>
          </table:table-cell>
          <table:table-cell table:formula="of:=[.U66]*1000000" office:value-type="float" office:value="-0.0000000000011968">
            <text:p>-1.1968E-012</text:p>
          </table:table-cell>
          <table:table-cell table:formula="of:=[.V66]*1000000" office:value-type="float" office:value="0.00000000033643">
            <text:p>3.3643E-010</text:p>
          </table:table-cell>
          <table:table-cell table:formula="of:=[.W66]*1000000" office:value-type="float" office:value="436.41">
            <text:p>436.41</text:p>
          </table:table-cell>
          <table:table-cell table:formula="of:=[.X66]*1000000" office:value-type="float" office:value="129.21">
            <text:p>129.21</text:p>
          </table:table-cell>
          <table:table-cell table:formula="of:=[.Y66]*1000000" office:value-type="float" office:value="794.19">
            <text:p>794.19</text:p>
          </table:table-cell>
          <table:table-cell table:formula="of:=[.Z66]*1000000" office:value-type="float" office:value="20.273">
            <text:p>20.273</text:p>
          </table:table-cell>
          <table:table-cell table:formula="of:=[.AA66]*1000000" office:value-type="float" office:value="0">
            <text:p>0</text:p>
          </table:table-cell>
          <table:table-cell table:formula="of:=[.AB66]*1000000" office:value-type="float" office:value="0.0000000000017557">
            <text:p>1.7557E-012</text:p>
          </table:table-cell>
          <table:table-cell table:formula="of:=[.AC66]*1000000" office:value-type="float" office:value="0.00000000033643">
            <text:p>3.3643E-010</text:p>
          </table:table-cell>
          <table:table-cell office:value-type="float" office:value="0.00043641">
            <text:p>0.00043641</text:p>
          </table:table-cell>
          <table:table-cell office:value-type="float" office:value="0.00012921">
            <text:p>0.00012921</text:p>
          </table:table-cell>
          <table:table-cell office:value-type="float" office:value="0.00079419">
            <text:p>0.00079419</text:p>
          </table:table-cell>
          <table:table-cell table:style-name="ce1" office:value-type="string">
            <text:p>1.2974e-05</text:p>
          </table:table-cell>
          <table:table-cell table:style-name="ce1" office:value-type="string">
            <text:p>2.9724e-08</text:p>
          </table:table-cell>
          <table:table-cell table:style-name="ce1" office:value-type="string">
            <text:p>-1.1968e-18</text:p>
          </table:table-cell>
          <table:table-cell table:style-name="ce1" office:value-type="string">
            <text:p>3.3643e-16</text:p>
          </table:table-cell>
          <table:table-cell office:value-type="float" office:value="0.00043641">
            <text:p>0.00043641</text:p>
          </table:table-cell>
          <table:table-cell office:value-type="float" office:value="0.00012921">
            <text:p>0.00012921</text:p>
          </table:table-cell>
          <table:table-cell office:value-type="float" office:value="0.00079419">
            <text:p>0.00079419</text:p>
          </table:table-cell>
          <table:table-cell table:style-name="ce1" office:value-type="string">
            <text:p>2.0273e-05</text:p>
          </table:table-cell>
          <table:table-cell office:value-type="float" office:value="0">
            <text:p>0</text:p>
          </table:table-cell>
          <table:table-cell table:style-name="ce1" office:value-type="string">
            <text:p>1.7557e-18</text:p>
          </table:table-cell>
          <table:table-cell table:style-name="ce1" office:value-type="string">
            <text:p>3.3643e-16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P67]*1000000" office:value-type="float" office:value="430.3">
            <text:p>430.3</text:p>
          </table:table-cell>
          <table:table-cell table:formula="of:=[.Q67]*1000000" office:value-type="float" office:value="127.7">
            <text:p>127.7</text:p>
          </table:table-cell>
          <table:table-cell table:formula="of:=[.R67]*1000000" office:value-type="float" office:value="801.99">
            <text:p>801.99</text:p>
          </table:table-cell>
          <table:table-cell table:formula="of:=[.S67]*1000000" office:value-type="float" office:value="12.804">
            <text:p>12.804</text:p>
          </table:table-cell>
          <table:table-cell table:formula="of:=[.T67]*1000000" office:value-type="float" office:value="0.02996">
            <text:p>0.02996</text:p>
          </table:table-cell>
          <table:table-cell table:formula="of:=[.U67]*1000000" office:value-type="float" office:value="-0.00000000000055575">
            <text:p>-5.5575E-013</text:p>
          </table:table-cell>
          <table:table-cell table:formula="of:=[.V67]*1000000" office:value-type="float" office:value="0.00000000032622">
            <text:p>3.2622E-010</text:p>
          </table:table-cell>
          <table:table-cell table:formula="of:=[.W67]*1000000" office:value-type="float" office:value="430.3">
            <text:p>430.3</text:p>
          </table:table-cell>
          <table:table-cell table:formula="of:=[.X67]*1000000" office:value-type="float" office:value="127.7">
            <text:p>127.7</text:p>
          </table:table-cell>
          <table:table-cell table:formula="of:=[.Y67]*1000000" office:value-type="float" office:value="801.99">
            <text:p>801.99</text:p>
          </table:table-cell>
          <table:table-cell table:formula="of:=[.Z67]*1000000" office:value-type="float" office:value="20.272">
            <text:p>20.272</text:p>
          </table:table-cell>
          <table:table-cell table:formula="of:=[.AA67]*1000000" office:value-type="float" office:value="0">
            <text:p>0</text:p>
          </table:table-cell>
          <table:table-cell table:formula="of:=[.AB67]*1000000" office:value-type="float" office:value="0.0000000000035884">
            <text:p>3.5884E-012</text:p>
          </table:table-cell>
          <table:table-cell table:formula="of:=[.AC67]*1000000" office:value-type="float" office:value="0.00000000032622">
            <text:p>3.2622E-010</text:p>
          </table:table-cell>
          <table:table-cell office:value-type="float" office:value="0.0004303">
            <text:p>0.0004303</text:p>
          </table:table-cell>
          <table:table-cell office:value-type="float" office:value="0.0001277">
            <text:p>0.0001277</text:p>
          </table:table-cell>
          <table:table-cell office:value-type="float" office:value="0.00080199">
            <text:p>0.00080199</text:p>
          </table:table-cell>
          <table:table-cell table:style-name="ce1" office:value-type="string">
            <text:p>1.2804e-05</text:p>
          </table:table-cell>
          <table:table-cell table:style-name="ce1" office:value-type="string">
            <text:p>2.996e-08</text:p>
          </table:table-cell>
          <table:table-cell table:style-name="ce1" office:value-type="string">
            <text:p>-5.5575e-19</text:p>
          </table:table-cell>
          <table:table-cell table:style-name="ce1" office:value-type="string">
            <text:p>3.2622e-16</text:p>
          </table:table-cell>
          <table:table-cell office:value-type="float" office:value="0.0004303">
            <text:p>0.0004303</text:p>
          </table:table-cell>
          <table:table-cell office:value-type="float" office:value="0.0001277">
            <text:p>0.0001277</text:p>
          </table:table-cell>
          <table:table-cell office:value-type="float" office:value="0.00080199">
            <text:p>0.00080199</text:p>
          </table:table-cell>
          <table:table-cell table:style-name="ce1" office:value-type="string">
            <text:p>2.0272e-05</text:p>
          </table:table-cell>
          <table:table-cell office:value-type="float" office:value="0">
            <text:p>0</text:p>
          </table:table-cell>
          <table:table-cell table:style-name="ce1" office:value-type="string">
            <text:p>3.5884e-18</text:p>
          </table:table-cell>
          <table:table-cell table:style-name="ce1" office:value-type="string">
            <text:p>3.2622e-16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P68]*1000000" office:value-type="float" office:value="424.28">
            <text:p>424.28</text:p>
          </table:table-cell>
          <table:table-cell table:formula="of:=[.Q68]*1000000" office:value-type="float" office:value="126.21">
            <text:p>126.21</text:p>
          </table:table-cell>
          <table:table-cell table:formula="of:=[.R68]*1000000" office:value-type="float" office:value="809.66">
            <text:p>809.66</text:p>
          </table:table-cell>
          <table:table-cell table:formula="of:=[.S68]*1000000" office:value-type="float" office:value="12.635">
            <text:p>12.635</text:p>
          </table:table-cell>
          <table:table-cell table:formula="of:=[.T68]*1000000" office:value-type="float" office:value="0.030192">
            <text:p>0.030192</text:p>
          </table:table-cell>
          <table:table-cell table:formula="of:=[.U68]*1000000" office:value-type="float" office:value="0.0000000000011358">
            <text:p>1.1358E-012</text:p>
          </table:table-cell>
          <table:table-cell table:formula="of:=[.V68]*1000000" office:value-type="float" office:value="0.00000000031633">
            <text:p>3.1633E-010</text:p>
          </table:table-cell>
          <table:table-cell table:formula="of:=[.W68]*1000000" office:value-type="float" office:value="424.28">
            <text:p>424.28</text:p>
          </table:table-cell>
          <table:table-cell table:formula="of:=[.X68]*1000000" office:value-type="float" office:value="126.21">
            <text:p>126.21</text:p>
          </table:table-cell>
          <table:table-cell table:formula="of:=[.Y68]*1000000" office:value-type="float" office:value="809.66">
            <text:p>809.66</text:p>
          </table:table-cell>
          <table:table-cell table:formula="of:=[.Z68]*1000000" office:value-type="float" office:value="20.271">
            <text:p>20.271</text:p>
          </table:table-cell>
          <table:table-cell table:formula="of:=[.AA68]*1000000" office:value-type="float" office:value="0">
            <text:p>0</text:p>
          </table:table-cell>
          <table:table-cell table:formula="of:=[.AB68]*1000000" office:value-type="float" office:value="0.0000000000020644">
            <text:p>2.0644E-012</text:p>
          </table:table-cell>
          <table:table-cell table:formula="of:=[.AC68]*1000000" office:value-type="float" office:value="0.00000000031633">
            <text:p>3.1633E-010</text:p>
          </table:table-cell>
          <table:table-cell office:value-type="float" office:value="0.00042428">
            <text:p>0.00042428</text:p>
          </table:table-cell>
          <table:table-cell office:value-type="float" office:value="0.00012621">
            <text:p>0.00012621</text:p>
          </table:table-cell>
          <table:table-cell office:value-type="float" office:value="0.00080966">
            <text:p>0.00080966</text:p>
          </table:table-cell>
          <table:table-cell table:style-name="ce1" office:value-type="string">
            <text:p>1.2635e-05</text:p>
          </table:table-cell>
          <table:table-cell table:style-name="ce1" office:value-type="string">
            <text:p>3.0192e-08</text:p>
          </table:table-cell>
          <table:table-cell table:style-name="ce1" office:value-type="string">
            <text:p>1.1358e-18</text:p>
          </table:table-cell>
          <table:table-cell table:style-name="ce1" office:value-type="string">
            <text:p>3.1633e-16</text:p>
          </table:table-cell>
          <table:table-cell office:value-type="float" office:value="0.00042428">
            <text:p>0.00042428</text:p>
          </table:table-cell>
          <table:table-cell office:value-type="float" office:value="0.00012621">
            <text:p>0.00012621</text:p>
          </table:table-cell>
          <table:table-cell office:value-type="float" office:value="0.00080966">
            <text:p>0.00080966</text:p>
          </table:table-cell>
          <table:table-cell table:style-name="ce1" office:value-type="string">
            <text:p>2.0271e-05</text:p>
          </table:table-cell>
          <table:table-cell office:value-type="float" office:value="0">
            <text:p>0</text:p>
          </table:table-cell>
          <table:table-cell table:style-name="ce1" office:value-type="string">
            <text:p>2.0644e-18</text:p>
          </table:table-cell>
          <table:table-cell table:style-name="ce1" office:value-type="string">
            <text:p>3.1633e-16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P69]*1000000" office:value-type="float" office:value="418.35">
            <text:p>418.35</text:p>
          </table:table-cell>
          <table:table-cell table:formula="of:=[.Q69]*1000000" office:value-type="float" office:value="124.74">
            <text:p>124.74</text:p>
          </table:table-cell>
          <table:table-cell table:formula="of:=[.R69]*1000000" office:value-type="float" office:value="817.23">
            <text:p>817.23</text:p>
          </table:table-cell>
          <table:table-cell table:formula="of:=[.S69]*1000000" office:value-type="float" office:value="12.467">
            <text:p>12.467</text:p>
          </table:table-cell>
          <table:table-cell table:formula="of:=[.T69]*1000000" office:value-type="float" office:value="0.030419">
            <text:p>0.030419</text:p>
          </table:table-cell>
          <table:table-cell table:formula="of:=[.U69]*1000000" office:value-type="float" office:value="0.00000000000070659">
            <text:p>7.0659E-013</text:p>
          </table:table-cell>
          <table:table-cell table:formula="of:=[.V69]*1000000" office:value-type="float" office:value="0.00000000030674">
            <text:p>3.0674E-010</text:p>
          </table:table-cell>
          <table:table-cell table:formula="of:=[.W69]*1000000" office:value-type="float" office:value="418.35">
            <text:p>418.35</text:p>
          </table:table-cell>
          <table:table-cell table:formula="of:=[.X69]*1000000" office:value-type="float" office:value="124.73">
            <text:p>124.73</text:p>
          </table:table-cell>
          <table:table-cell table:formula="of:=[.Y69]*1000000" office:value-type="float" office:value="817.23">
            <text:p>817.23</text:p>
          </table:table-cell>
          <table:table-cell table:formula="of:=[.Z69]*1000000" office:value-type="float" office:value="20.269">
            <text:p>20.269</text:p>
          </table:table-cell>
          <table:table-cell table:formula="of:=[.AA69]*1000000" office:value-type="float" office:value="0">
            <text:p>0</text:p>
          </table:table-cell>
          <table:table-cell table:formula="of:=[.AB69]*1000000" office:value-type="float" office:value="0.000000000001668">
            <text:p>1.668E-012</text:p>
          </table:table-cell>
          <table:table-cell table:formula="of:=[.AC69]*1000000" office:value-type="float" office:value="0.00000000030674">
            <text:p>3.0674E-010</text:p>
          </table:table-cell>
          <table:table-cell office:value-type="float" office:value="0.00041835">
            <text:p>0.00041835</text:p>
          </table:table-cell>
          <table:table-cell office:value-type="float" office:value="0.00012474">
            <text:p>0.00012474</text:p>
          </table:table-cell>
          <table:table-cell office:value-type="float" office:value="0.00081723">
            <text:p>0.00081723</text:p>
          </table:table-cell>
          <table:table-cell table:style-name="ce1" office:value-type="string">
            <text:p>1.2467e-05</text:p>
          </table:table-cell>
          <table:table-cell table:style-name="ce1" office:value-type="string">
            <text:p>3.0419e-08</text:p>
          </table:table-cell>
          <table:table-cell table:style-name="ce1" office:value-type="string">
            <text:p>7.0659e-19</text:p>
          </table:table-cell>
          <table:table-cell table:style-name="ce1" office:value-type="string">
            <text:p>3.0674e-16</text:p>
          </table:table-cell>
          <table:table-cell office:value-type="float" office:value="0.00041835">
            <text:p>0.00041835</text:p>
          </table:table-cell>
          <table:table-cell office:value-type="float" office:value="0.00012473">
            <text:p>0.00012473</text:p>
          </table:table-cell>
          <table:table-cell office:value-type="float" office:value="0.00081723">
            <text:p>0.00081723</text:p>
          </table:table-cell>
          <table:table-cell table:style-name="ce1" office:value-type="string">
            <text:p>2.0269e-05</text:p>
          </table:table-cell>
          <table:table-cell office:value-type="float" office:value="0">
            <text:p>0</text:p>
          </table:table-cell>
          <table:table-cell table:style-name="ce1" office:value-type="string">
            <text:p>1.668e-18</text:p>
          </table:table-cell>
          <table:table-cell table:style-name="ce1" office:value-type="string">
            <text:p>3.0674e-16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P70]*1000000" office:value-type="float" office:value="412.51">
            <text:p>412.51</text:p>
          </table:table-cell>
          <table:table-cell table:formula="of:=[.Q70]*1000000" office:value-type="float" office:value="123.28">
            <text:p>123.28</text:p>
          </table:table-cell>
          <table:table-cell table:formula="of:=[.R70]*1000000" office:value-type="float" office:value="824.68">
            <text:p>824.68</text:p>
          </table:table-cell>
          <table:table-cell table:formula="of:=[.S70]*1000000" office:value-type="float" office:value="12.299">
            <text:p>12.299</text:p>
          </table:table-cell>
          <table:table-cell table:formula="of:=[.T70]*1000000" office:value-type="float" office:value="0.030641">
            <text:p>0.030641</text:p>
          </table:table-cell>
          <table:table-cell table:formula="of:=[.U70]*1000000" office:value-type="float" office:value="-0.00000000000025711">
            <text:p>-2.5711E-013</text:p>
          </table:table-cell>
          <table:table-cell table:formula="of:=[.V70]*1000000" office:value-type="float" office:value="0.00000000029744">
            <text:p>2.9744E-010</text:p>
          </table:table-cell>
          <table:table-cell table:formula="of:=[.W70]*1000000" office:value-type="float" office:value="412.51">
            <text:p>412.51</text:p>
          </table:table-cell>
          <table:table-cell table:formula="of:=[.X70]*1000000" office:value-type="float" office:value="123.28">
            <text:p>123.28</text:p>
          </table:table-cell>
          <table:table-cell table:formula="of:=[.Y70]*1000000" office:value-type="float" office:value="824.68">
            <text:p>824.68</text:p>
          </table:table-cell>
          <table:table-cell table:formula="of:=[.Z70]*1000000" office:value-type="float" office:value="20.268">
            <text:p>20.268</text:p>
          </table:table-cell>
          <table:table-cell table:formula="of:=[.AA70]*1000000" office:value-type="float" office:value="0">
            <text:p>0</text:p>
          </table:table-cell>
          <table:table-cell table:formula="of:=[.AB70]*1000000" office:value-type="float" office:value="-0.00000000000076507">
            <text:p>-7.6507E-013</text:p>
          </table:table-cell>
          <table:table-cell table:formula="of:=[.AC70]*1000000" office:value-type="float" office:value="0.00000000029744">
            <text:p>2.9744E-010</text:p>
          </table:table-cell>
          <table:table-cell office:value-type="float" office:value="0.00041251">
            <text:p>0.00041251</text:p>
          </table:table-cell>
          <table:table-cell office:value-type="float" office:value="0.00012328">
            <text:p>0.00012328</text:p>
          </table:table-cell>
          <table:table-cell office:value-type="float" office:value="0.00082468">
            <text:p>0.00082468</text:p>
          </table:table-cell>
          <table:table-cell table:style-name="ce1" office:value-type="string">
            <text:p>1.2299e-05</text:p>
          </table:table-cell>
          <table:table-cell table:style-name="ce1" office:value-type="string">
            <text:p>3.0641e-08</text:p>
          </table:table-cell>
          <table:table-cell table:style-name="ce1" office:value-type="string">
            <text:p>-2.5711e-19</text:p>
          </table:table-cell>
          <table:table-cell table:style-name="ce1" office:value-type="string">
            <text:p>2.9744e-16</text:p>
          </table:table-cell>
          <table:table-cell office:value-type="float" office:value="0.00041251">
            <text:p>0.00041251</text:p>
          </table:table-cell>
          <table:table-cell office:value-type="float" office:value="0.00012328">
            <text:p>0.00012328</text:p>
          </table:table-cell>
          <table:table-cell office:value-type="float" office:value="0.00082468">
            <text:p>0.00082468</text:p>
          </table:table-cell>
          <table:table-cell table:style-name="ce1" office:value-type="string">
            <text:p>2.0268e-05</text:p>
          </table:table-cell>
          <table:table-cell office:value-type="float" office:value="0">
            <text:p>0</text:p>
          </table:table-cell>
          <table:table-cell table:style-name="ce1" office:value-type="string">
            <text:p>-7.6507e-19</text:p>
          </table:table-cell>
          <table:table-cell table:style-name="ce1" office:value-type="string">
            <text:p>2.9744e-16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P71]*1000000" office:value-type="float" office:value="406.76">
            <text:p>406.76</text:p>
          </table:table-cell>
          <table:table-cell table:formula="of:=[.Q71]*1000000" office:value-type="float" office:value="121.83">
            <text:p>121.83</text:p>
          </table:table-cell>
          <table:table-cell table:formula="of:=[.R71]*1000000" office:value-type="float" office:value="832.02">
            <text:p>832.02</text:p>
          </table:table-cell>
          <table:table-cell table:formula="of:=[.S71]*1000000" office:value-type="float" office:value="12.131">
            <text:p>12.131</text:p>
          </table:table-cell>
          <table:table-cell table:formula="of:=[.T71]*1000000" office:value-type="float" office:value="0.030857">
            <text:p>0.030857</text:p>
          </table:table-cell>
          <table:table-cell table:formula="of:=[.U71]*1000000" office:value-type="float" office:value="0.00000000000021996">
            <text:p>2.1996E-013</text:p>
          </table:table-cell>
          <table:table-cell table:formula="of:=[.V71]*1000000" office:value-type="float" office:value="0.00000000028843">
            <text:p>2.8843E-010</text:p>
          </table:table-cell>
          <table:table-cell table:formula="of:=[.W71]*1000000" office:value-type="float" office:value="406.76">
            <text:p>406.76</text:p>
          </table:table-cell>
          <table:table-cell table:formula="of:=[.X71]*1000000" office:value-type="float" office:value="121.83">
            <text:p>121.83</text:p>
          </table:table-cell>
          <table:table-cell table:formula="of:=[.Y71]*1000000" office:value-type="float" office:value="832.02">
            <text:p>832.02</text:p>
          </table:table-cell>
          <table:table-cell table:formula="of:=[.Z71]*1000000" office:value-type="float" office:value="20.267">
            <text:p>20.267</text:p>
          </table:table-cell>
          <table:table-cell table:formula="of:=[.AA71]*1000000" office:value-type="float" office:value="0">
            <text:p>0</text:p>
          </table:table-cell>
          <table:table-cell table:formula="of:=[.AB71]*1000000" office:value-type="float" office:value="-0.0000000000028943">
            <text:p>-2.8943E-012</text:p>
          </table:table-cell>
          <table:table-cell table:formula="of:=[.AC71]*1000000" office:value-type="float" office:value="0.00000000028842">
            <text:p>2.8842E-010</text:p>
          </table:table-cell>
          <table:table-cell office:value-type="float" office:value="0.00040676">
            <text:p>0.00040676</text:p>
          </table:table-cell>
          <table:table-cell office:value-type="float" office:value="0.00012183">
            <text:p>0.00012183</text:p>
          </table:table-cell>
          <table:table-cell office:value-type="float" office:value="0.00083202">
            <text:p>0.00083202</text:p>
          </table:table-cell>
          <table:table-cell table:style-name="ce1" office:value-type="string">
            <text:p>1.2131e-05</text:p>
          </table:table-cell>
          <table:table-cell table:style-name="ce1" office:value-type="string">
            <text:p>3.0857e-08</text:p>
          </table:table-cell>
          <table:table-cell table:style-name="ce1" office:value-type="string">
            <text:p>2.1996e-19</text:p>
          </table:table-cell>
          <table:table-cell table:style-name="ce1" office:value-type="string">
            <text:p>2.8843e-16</text:p>
          </table:table-cell>
          <table:table-cell office:value-type="float" office:value="0.00040676">
            <text:p>0.00040676</text:p>
          </table:table-cell>
          <table:table-cell office:value-type="float" office:value="0.00012183">
            <text:p>0.00012183</text:p>
          </table:table-cell>
          <table:table-cell office:value-type="float" office:value="0.00083202">
            <text:p>0.00083202</text:p>
          </table:table-cell>
          <table:table-cell table:style-name="ce1" office:value-type="string">
            <text:p>2.026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8943e-18</text:p>
          </table:table-cell>
          <table:table-cell table:style-name="ce1" office:value-type="string">
            <text:p>2.8842e-16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P72]*1000000" office:value-type="float" office:value="401.09">
            <text:p>401.09</text:p>
          </table:table-cell>
          <table:table-cell table:formula="of:=[.Q72]*1000000" office:value-type="float" office:value="120.41">
            <text:p>120.41</text:p>
          </table:table-cell>
          <table:table-cell table:formula="of:=[.R72]*1000000" office:value-type="float" office:value="839.26">
            <text:p>839.26</text:p>
          </table:table-cell>
          <table:table-cell table:formula="of:=[.S72]*1000000" office:value-type="float" office:value="11.965">
            <text:p>11.965</text:p>
          </table:table-cell>
          <table:table-cell table:formula="of:=[.T72]*1000000" office:value-type="float" office:value="0.031069">
            <text:p>0.031069</text:p>
          </table:table-cell>
          <table:table-cell table:formula="of:=[.U72]*1000000" office:value-type="float" office:value="0.000000000000029266">
            <text:p>2.9266E-014</text:p>
          </table:table-cell>
          <table:table-cell table:formula="of:=[.V72]*1000000" office:value-type="float" office:value="0.00000000027969">
            <text:p>2.7969E-010</text:p>
          </table:table-cell>
          <table:table-cell table:formula="of:=[.W72]*1000000" office:value-type="float" office:value="401.09">
            <text:p>401.09</text:p>
          </table:table-cell>
          <table:table-cell table:formula="of:=[.X72]*1000000" office:value-type="float" office:value="120.4">
            <text:p>120.4</text:p>
          </table:table-cell>
          <table:table-cell table:formula="of:=[.Y72]*1000000" office:value-type="float" office:value="839.26">
            <text:p>839.26</text:p>
          </table:table-cell>
          <table:table-cell table:formula="of:=[.Z72]*1000000" office:value-type="float" office:value="20.266">
            <text:p>20.266</text:p>
          </table:table-cell>
          <table:table-cell table:formula="of:=[.AA72]*1000000" office:value-type="float" office:value="0">
            <text:p>0</text:p>
          </table:table-cell>
          <table:table-cell table:formula="of:=[.AB72]*1000000" office:value-type="float" office:value="0.0000000000028202">
            <text:p>2.8202E-012</text:p>
          </table:table-cell>
          <table:table-cell table:formula="of:=[.AC72]*1000000" office:value-type="float" office:value="0.00000000027968">
            <text:p>2.7968E-010</text:p>
          </table:table-cell>
          <table:table-cell office:value-type="float" office:value="0.00040109">
            <text:p>0.00040109</text:p>
          </table:table-cell>
          <table:table-cell office:value-type="float" office:value="0.00012041">
            <text:p>0.00012041</text:p>
          </table:table-cell>
          <table:table-cell office:value-type="float" office:value="0.00083926">
            <text:p>0.00083926</text:p>
          </table:table-cell>
          <table:table-cell table:style-name="ce1" office:value-type="string">
            <text:p>1.1965e-05</text:p>
          </table:table-cell>
          <table:table-cell table:style-name="ce1" office:value-type="string">
            <text:p>3.1069e-08</text:p>
          </table:table-cell>
          <table:table-cell table:style-name="ce1" office:value-type="string">
            <text:p>2.9266e-20</text:p>
          </table:table-cell>
          <table:table-cell table:style-name="ce1" office:value-type="string">
            <text:p>2.7969e-16</text:p>
          </table:table-cell>
          <table:table-cell office:value-type="float" office:value="0.00040109">
            <text:p>0.00040109</text:p>
          </table:table-cell>
          <table:table-cell office:value-type="float" office:value="0.0001204">
            <text:p>0.0001204</text:p>
          </table:table-cell>
          <table:table-cell office:value-type="float" office:value="0.00083926">
            <text:p>0.00083926</text:p>
          </table:table-cell>
          <table:table-cell table:style-name="ce1" office:value-type="string">
            <text:p>2.0266e-05</text:p>
          </table:table-cell>
          <table:table-cell office:value-type="float" office:value="0">
            <text:p>0</text:p>
          </table:table-cell>
          <table:table-cell table:style-name="ce1" office:value-type="string">
            <text:p>2.8202e-18</text:p>
          </table:table-cell>
          <table:table-cell table:style-name="ce1" office:value-type="string">
            <text:p>2.7968e-16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P73]*1000000" office:value-type="float" office:value="395.51">
            <text:p>395.51</text:p>
          </table:table-cell>
          <table:table-cell table:formula="of:=[.Q73]*1000000" office:value-type="float" office:value="118.99">
            <text:p>118.99</text:p>
          </table:table-cell>
          <table:table-cell table:formula="of:=[.R73]*1000000" office:value-type="float" office:value="846.4">
            <text:p>846.4</text:p>
          </table:table-cell>
          <table:table-cell table:formula="of:=[.S73]*1000000" office:value-type="float" office:value="11.799">
            <text:p>11.799</text:p>
          </table:table-cell>
          <table:table-cell table:formula="of:=[.T73]*1000000" office:value-type="float" office:value="0.031276">
            <text:p>0.031276</text:p>
          </table:table-cell>
          <table:table-cell table:formula="of:=[.U73]*1000000" office:value-type="float" office:value="0.00000000000012301">
            <text:p>1.2301E-013</text:p>
          </table:table-cell>
          <table:table-cell table:formula="of:=[.V73]*1000000" office:value-type="float" office:value="0.00000000027121">
            <text:p>2.7121E-010</text:p>
          </table:table-cell>
          <table:table-cell table:formula="of:=[.W73]*1000000" office:value-type="float" office:value="395.51">
            <text:p>395.51</text:p>
          </table:table-cell>
          <table:table-cell table:formula="of:=[.X73]*1000000" office:value-type="float" office:value="118.99">
            <text:p>118.99</text:p>
          </table:table-cell>
          <table:table-cell table:formula="of:=[.Y73]*1000000" office:value-type="float" office:value="846.39">
            <text:p>846.39</text:p>
          </table:table-cell>
          <table:table-cell table:formula="of:=[.Z73]*1000000" office:value-type="float" office:value="20.265">
            <text:p>20.265</text:p>
          </table:table-cell>
          <table:table-cell table:formula="of:=[.AA73]*1000000" office:value-type="float" office:value="0">
            <text:p>0</text:p>
          </table:table-cell>
          <table:table-cell table:formula="of:=[.AB73]*1000000" office:value-type="float" office:value="0.0000000000039904">
            <text:p>3.9904E-012</text:p>
          </table:table-cell>
          <table:table-cell table:formula="of:=[.AC73]*1000000" office:value-type="float" office:value="0.00000000027121">
            <text:p>2.7121E-010</text:p>
          </table:table-cell>
          <table:table-cell office:value-type="float" office:value="0.00039551">
            <text:p>0.00039551</text:p>
          </table:table-cell>
          <table:table-cell office:value-type="float" office:value="0.00011899">
            <text:p>0.00011899</text:p>
          </table:table-cell>
          <table:table-cell office:value-type="float" office:value="0.0008464">
            <text:p>0.0008464</text:p>
          </table:table-cell>
          <table:table-cell table:style-name="ce1" office:value-type="string">
            <text:p>1.1799e-05</text:p>
          </table:table-cell>
          <table:table-cell table:style-name="ce1" office:value-type="string">
            <text:p>3.1276e-08</text:p>
          </table:table-cell>
          <table:table-cell table:style-name="ce1" office:value-type="string">
            <text:p>1.2301e-19</text:p>
          </table:table-cell>
          <table:table-cell table:style-name="ce1" office:value-type="string">
            <text:p>2.7121e-16</text:p>
          </table:table-cell>
          <table:table-cell office:value-type="float" office:value="0.00039551">
            <text:p>0.00039551</text:p>
          </table:table-cell>
          <table:table-cell office:value-type="float" office:value="0.00011899">
            <text:p>0.00011899</text:p>
          </table:table-cell>
          <table:table-cell office:value-type="float" office:value="0.00084639">
            <text:p>0.00084639</text:p>
          </table:table-cell>
          <table:table-cell table:style-name="ce1" office:value-type="string">
            <text:p>2.0265e-05</text:p>
          </table:table-cell>
          <table:table-cell office:value-type="float" office:value="0">
            <text:p>0</text:p>
          </table:table-cell>
          <table:table-cell table:style-name="ce1" office:value-type="string">
            <text:p>3.9904e-18</text:p>
          </table:table-cell>
          <table:table-cell table:style-name="ce1" office:value-type="string">
            <text:p>2.7121e-16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P74]*1000000" office:value-type="float" office:value="390.01">
            <text:p>390.01</text:p>
          </table:table-cell>
          <table:table-cell table:formula="of:=[.Q74]*1000000" office:value-type="float" office:value="117.59">
            <text:p>117.59</text:p>
          </table:table-cell>
          <table:table-cell table:formula="of:=[.R74]*1000000" office:value-type="float" office:value="853.43">
            <text:p>853.43</text:p>
          </table:table-cell>
          <table:table-cell table:formula="of:=[.S74]*1000000" office:value-type="float" office:value="11.633">
            <text:p>11.633</text:p>
          </table:table-cell>
          <table:table-cell table:formula="of:=[.T74]*1000000" office:value-type="float" office:value="0.031479">
            <text:p>0.031479</text:p>
          </table:table-cell>
          <table:table-cell table:formula="of:=[.U74]*1000000" office:value-type="float" office:value="-0.00000000000060731">
            <text:p>-6.0731E-013</text:p>
          </table:table-cell>
          <table:table-cell table:formula="of:=[.V74]*1000000" office:value-type="float" office:value="0.000000000263">
            <text:p>2.63E-010</text:p>
          </table:table-cell>
          <table:table-cell table:formula="of:=[.W74]*1000000" office:value-type="float" office:value="390.01">
            <text:p>390.01</text:p>
          </table:table-cell>
          <table:table-cell table:formula="of:=[.X74]*1000000" office:value-type="float" office:value="117.59">
            <text:p>117.59</text:p>
          </table:table-cell>
          <table:table-cell table:formula="of:=[.Y74]*1000000" office:value-type="float" office:value="853.43">
            <text:p>853.43</text:p>
          </table:table-cell>
          <table:table-cell table:formula="of:=[.Z74]*1000000" office:value-type="float" office:value="20.264">
            <text:p>20.264</text:p>
          </table:table-cell>
          <table:table-cell table:formula="of:=[.AA74]*1000000" office:value-type="float" office:value="0">
            <text:p>0</text:p>
          </table:table-cell>
          <table:table-cell table:formula="of:=[.AB74]*1000000" office:value-type="float" office:value="-0.00000000000084496">
            <text:p>-8.4496E-013</text:p>
          </table:table-cell>
          <table:table-cell table:formula="of:=[.AC74]*1000000" office:value-type="float" office:value="0.00000000026299">
            <text:p>2.6299E-010</text:p>
          </table:table-cell>
          <table:table-cell office:value-type="float" office:value="0.00039001">
            <text:p>0.00039001</text:p>
          </table:table-cell>
          <table:table-cell office:value-type="float" office:value="0.00011759">
            <text:p>0.00011759</text:p>
          </table:table-cell>
          <table:table-cell office:value-type="float" office:value="0.00085343">
            <text:p>0.00085343</text:p>
          </table:table-cell>
          <table:table-cell table:style-name="ce1" office:value-type="string">
            <text:p>1.1633e-05</text:p>
          </table:table-cell>
          <table:table-cell table:style-name="ce1" office:value-type="string">
            <text:p>3.1479e-08</text:p>
          </table:table-cell>
          <table:table-cell table:style-name="ce1" office:value-type="string">
            <text:p>-6.0731e-19</text:p>
          </table:table-cell>
          <table:table-cell table:style-name="ce1" office:value-type="string">
            <text:p>2.63e-16</text:p>
          </table:table-cell>
          <table:table-cell office:value-type="float" office:value="0.00039001">
            <text:p>0.00039001</text:p>
          </table:table-cell>
          <table:table-cell office:value-type="float" office:value="0.00011759">
            <text:p>0.00011759</text:p>
          </table:table-cell>
          <table:table-cell office:value-type="float" office:value="0.00085343">
            <text:p>0.00085343</text:p>
          </table:table-cell>
          <table:table-cell table:style-name="ce1" office:value-type="string">
            <text:p>2.0264e-05</text:p>
          </table:table-cell>
          <table:table-cell office:value-type="float" office:value="0">
            <text:p>0</text:p>
          </table:table-cell>
          <table:table-cell table:style-name="ce1" office:value-type="string">
            <text:p>-8.4496e-19</text:p>
          </table:table-cell>
          <table:table-cell table:style-name="ce1" office:value-type="string">
            <text:p>2.6299e-16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P75]*1000000" office:value-type="float" office:value="384.59">
            <text:p>384.59</text:p>
          </table:table-cell>
          <table:table-cell table:formula="of:=[.Q75]*1000000" office:value-type="float" office:value="116.21">
            <text:p>116.21</text:p>
          </table:table-cell>
          <table:table-cell table:formula="of:=[.R75]*1000000" office:value-type="float" office:value="860.36">
            <text:p>860.36</text:p>
          </table:table-cell>
          <table:table-cell table:formula="of:=[.S75]*1000000" office:value-type="float" office:value="11.469">
            <text:p>11.469</text:p>
          </table:table-cell>
          <table:table-cell table:formula="of:=[.T75]*1000000" office:value-type="float" office:value="0.031677">
            <text:p>0.031677</text:p>
          </table:table-cell>
          <table:table-cell table:formula="of:=[.U75]*1000000" office:value-type="float" office:value="0.00000000000073208">
            <text:p>7.3208E-013</text:p>
          </table:table-cell>
          <table:table-cell table:formula="of:=[.V75]*1000000" office:value-type="float" office:value="0.00000000025503">
            <text:p>2.5503E-010</text:p>
          </table:table-cell>
          <table:table-cell table:formula="of:=[.W75]*1000000" office:value-type="float" office:value="384.59">
            <text:p>384.59</text:p>
          </table:table-cell>
          <table:table-cell table:formula="of:=[.X75]*1000000" office:value-type="float" office:value="116.21">
            <text:p>116.21</text:p>
          </table:table-cell>
          <table:table-cell table:formula="of:=[.Y75]*1000000" office:value-type="float" office:value="860.36">
            <text:p>860.36</text:p>
          </table:table-cell>
          <table:table-cell table:formula="of:=[.Z75]*1000000" office:value-type="float" office:value="20.264">
            <text:p>20.264</text:p>
          </table:table-cell>
          <table:table-cell table:formula="of:=[.AA75]*1000000" office:value-type="float" office:value="0">
            <text:p>0</text:p>
          </table:table-cell>
          <table:table-cell table:formula="of:=[.AB75]*1000000" office:value-type="float" office:value="0.0000000000044052">
            <text:p>4.4052E-012</text:p>
          </table:table-cell>
          <table:table-cell table:formula="of:=[.AC75]*1000000" office:value-type="float" office:value="0.00000000025503">
            <text:p>2.5503E-010</text:p>
          </table:table-cell>
          <table:table-cell office:value-type="float" office:value="0.00038459">
            <text:p>0.00038459</text:p>
          </table:table-cell>
          <table:table-cell office:value-type="float" office:value="0.00011621">
            <text:p>0.00011621</text:p>
          </table:table-cell>
          <table:table-cell office:value-type="float" office:value="0.00086036">
            <text:p>0.00086036</text:p>
          </table:table-cell>
          <table:table-cell table:style-name="ce1" office:value-type="string">
            <text:p>1.1469e-05</text:p>
          </table:table-cell>
          <table:table-cell table:style-name="ce1" office:value-type="string">
            <text:p>3.1677e-08</text:p>
          </table:table-cell>
          <table:table-cell table:style-name="ce1" office:value-type="string">
            <text:p>7.3208e-19</text:p>
          </table:table-cell>
          <table:table-cell table:style-name="ce1" office:value-type="string">
            <text:p>2.5503e-16</text:p>
          </table:table-cell>
          <table:table-cell office:value-type="float" office:value="0.00038459">
            <text:p>0.00038459</text:p>
          </table:table-cell>
          <table:table-cell office:value-type="float" office:value="0.00011621">
            <text:p>0.00011621</text:p>
          </table:table-cell>
          <table:table-cell office:value-type="float" office:value="0.00086036">
            <text:p>0.00086036</text:p>
          </table:table-cell>
          <table:table-cell table:style-name="ce1" office:value-type="string">
            <text:p>2.0264e-05</text:p>
          </table:table-cell>
          <table:table-cell office:value-type="float" office:value="0">
            <text:p>0</text:p>
          </table:table-cell>
          <table:table-cell table:style-name="ce1" office:value-type="string">
            <text:p>4.4052e-18</text:p>
          </table:table-cell>
          <table:table-cell table:style-name="ce1" office:value-type="string">
            <text:p>2.5503e-16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P76]*1000000" office:value-type="float" office:value="379.25">
            <text:p>379.25</text:p>
          </table:table-cell>
          <table:table-cell table:formula="of:=[.Q76]*1000000" office:value-type="float" office:value="114.84">
            <text:p>114.84</text:p>
          </table:table-cell>
          <table:table-cell table:formula="of:=[.R76]*1000000" office:value-type="float" office:value="867.2">
            <text:p>867.2</text:p>
          </table:table-cell>
          <table:table-cell table:formula="of:=[.S76]*1000000" office:value-type="float" office:value="11.306">
            <text:p>11.306</text:p>
          </table:table-cell>
          <table:table-cell table:formula="of:=[.T76]*1000000" office:value-type="float" office:value="0.03187">
            <text:p>0.03187</text:p>
          </table:table-cell>
          <table:table-cell table:formula="of:=[.U76]*1000000" office:value-type="float" office:value="0.00000000000098572">
            <text:p>9.8572E-013</text:p>
          </table:table-cell>
          <table:table-cell table:formula="of:=[.V76]*1000000" office:value-type="float" office:value="0.00000000024731">
            <text:p>2.4731E-010</text:p>
          </table:table-cell>
          <table:table-cell table:formula="of:=[.W76]*1000000" office:value-type="float" office:value="379.25">
            <text:p>379.25</text:p>
          </table:table-cell>
          <table:table-cell table:formula="of:=[.X76]*1000000" office:value-type="float" office:value="114.84">
            <text:p>114.84</text:p>
          </table:table-cell>
          <table:table-cell table:formula="of:=[.Y76]*1000000" office:value-type="float" office:value="867.19">
            <text:p>867.19</text:p>
          </table:table-cell>
          <table:table-cell table:formula="of:=[.Z76]*1000000" office:value-type="float" office:value="20.263">
            <text:p>20.263</text:p>
          </table:table-cell>
          <table:table-cell table:formula="of:=[.AA76]*1000000" office:value-type="float" office:value="0">
            <text:p>0</text:p>
          </table:table-cell>
          <table:table-cell table:formula="of:=[.AB76]*1000000" office:value-type="float" office:value="0.0000000000051657">
            <text:p>5.1657E-012</text:p>
          </table:table-cell>
          <table:table-cell table:formula="of:=[.AC76]*1000000" office:value-type="float" office:value="0.00000000024731">
            <text:p>2.4731E-010</text:p>
          </table:table-cell>
          <table:table-cell office:value-type="float" office:value="0.00037925">
            <text:p>0.00037925</text:p>
          </table:table-cell>
          <table:table-cell office:value-type="float" office:value="0.00011484">
            <text:p>0.00011484</text:p>
          </table:table-cell>
          <table:table-cell office:value-type="float" office:value="0.0008672">
            <text:p>0.0008672</text:p>
          </table:table-cell>
          <table:table-cell table:style-name="ce1" office:value-type="string">
            <text:p>1.1306e-05</text:p>
          </table:table-cell>
          <table:table-cell table:style-name="ce1" office:value-type="string">
            <text:p>3.187e-08</text:p>
          </table:table-cell>
          <table:table-cell table:style-name="ce1" office:value-type="string">
            <text:p>9.8572e-19</text:p>
          </table:table-cell>
          <table:table-cell table:style-name="ce1" office:value-type="string">
            <text:p>2.4731e-16</text:p>
          </table:table-cell>
          <table:table-cell office:value-type="float" office:value="0.00037925">
            <text:p>0.00037925</text:p>
          </table:table-cell>
          <table:table-cell office:value-type="float" office:value="0.00011484">
            <text:p>0.00011484</text:p>
          </table:table-cell>
          <table:table-cell office:value-type="float" office:value="0.00086719">
            <text:p>0.00086719</text:p>
          </table:table-cell>
          <table:table-cell table:style-name="ce1" office:value-type="string">
            <text:p>2.0263e-05</text:p>
          </table:table-cell>
          <table:table-cell office:value-type="float" office:value="0">
            <text:p>0</text:p>
          </table:table-cell>
          <table:table-cell table:style-name="ce1" office:value-type="string">
            <text:p>5.1657e-18</text:p>
          </table:table-cell>
          <table:table-cell table:style-name="ce1" office:value-type="string">
            <text:p>2.4731e-16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P77]*1000000" office:value-type="float" office:value="373.99">
            <text:p>373.99</text:p>
          </table:table-cell>
          <table:table-cell table:formula="of:=[.Q77]*1000000" office:value-type="float" office:value="113.48">
            <text:p>113.48</text:p>
          </table:table-cell>
          <table:table-cell table:formula="of:=[.R77]*1000000" office:value-type="float" office:value="873.93">
            <text:p>873.93</text:p>
          </table:table-cell>
          <table:table-cell table:formula="of:=[.S77]*1000000" office:value-type="float" office:value="11.143">
            <text:p>11.143</text:p>
          </table:table-cell>
          <table:table-cell table:formula="of:=[.T77]*1000000" office:value-type="float" office:value="0.032059">
            <text:p>0.032059</text:p>
          </table:table-cell>
          <table:table-cell table:formula="of:=[.U77]*1000000" office:value-type="float" office:value="0.00000000000031299">
            <text:p>3.1299E-013</text:p>
          </table:table-cell>
          <table:table-cell table:formula="of:=[.V77]*1000000" office:value-type="float" office:value="0.00000000023983">
            <text:p>2.3983E-010</text:p>
          </table:table-cell>
          <table:table-cell table:formula="of:=[.W77]*1000000" office:value-type="float" office:value="373.99">
            <text:p>373.99</text:p>
          </table:table-cell>
          <table:table-cell table:formula="of:=[.X77]*1000000" office:value-type="float" office:value="113.48">
            <text:p>113.48</text:p>
          </table:table-cell>
          <table:table-cell table:formula="of:=[.Y77]*1000000" office:value-type="float" office:value="873.93">
            <text:p>873.93</text:p>
          </table:table-cell>
          <table:table-cell table:formula="of:=[.Z77]*1000000" office:value-type="float" office:value="20.262">
            <text:p>20.262</text:p>
          </table:table-cell>
          <table:table-cell table:formula="of:=[.AA77]*1000000" office:value-type="float" office:value="0">
            <text:p>0</text:p>
          </table:table-cell>
          <table:table-cell table:formula="of:=[.AB77]*1000000" office:value-type="float" office:value="0.00000000000016652">
            <text:p>1.6652E-013</text:p>
          </table:table-cell>
          <table:table-cell table:formula="of:=[.AC77]*1000000" office:value-type="float" office:value="0.00000000023982">
            <text:p>2.3982E-010</text:p>
          </table:table-cell>
          <table:table-cell office:value-type="float" office:value="0.00037399">
            <text:p>0.00037399</text:p>
          </table:table-cell>
          <table:table-cell office:value-type="float" office:value="0.00011348">
            <text:p>0.00011348</text:p>
          </table:table-cell>
          <table:table-cell office:value-type="float" office:value="0.00087393">
            <text:p>0.00087393</text:p>
          </table:table-cell>
          <table:table-cell table:style-name="ce1" office:value-type="string">
            <text:p>1.1143e-05</text:p>
          </table:table-cell>
          <table:table-cell table:style-name="ce1" office:value-type="string">
            <text:p>3.2059e-08</text:p>
          </table:table-cell>
          <table:table-cell table:style-name="ce1" office:value-type="string">
            <text:p>3.1299e-19</text:p>
          </table:table-cell>
          <table:table-cell table:style-name="ce1" office:value-type="string">
            <text:p>2.3983e-16</text:p>
          </table:table-cell>
          <table:table-cell office:value-type="float" office:value="0.00037399">
            <text:p>0.00037399</text:p>
          </table:table-cell>
          <table:table-cell office:value-type="float" office:value="0.00011348">
            <text:p>0.00011348</text:p>
          </table:table-cell>
          <table:table-cell office:value-type="float" office:value="0.00087393">
            <text:p>0.00087393</text:p>
          </table:table-cell>
          <table:table-cell table:style-name="ce1" office:value-type="string">
            <text:p>2.0262e-05</text:p>
          </table:table-cell>
          <table:table-cell office:value-type="float" office:value="0">
            <text:p>0</text:p>
          </table:table-cell>
          <table:table-cell table:style-name="ce1" office:value-type="string">
            <text:p>1.6652e-19</text:p>
          </table:table-cell>
          <table:table-cell table:style-name="ce1" office:value-type="string">
            <text:p>2.3982e-16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P78]*1000000" office:value-type="float" office:value="368.81">
            <text:p>368.81</text:p>
          </table:table-cell>
          <table:table-cell table:formula="of:=[.Q78]*1000000" office:value-type="float" office:value="112.14">
            <text:p>112.14</text:p>
          </table:table-cell>
          <table:table-cell table:formula="of:=[.R78]*1000000" office:value-type="float" office:value="880.58">
            <text:p>880.58</text:p>
          </table:table-cell>
          <table:table-cell table:formula="of:=[.S78]*1000000" office:value-type="float" office:value="10.981">
            <text:p>10.981</text:p>
          </table:table-cell>
          <table:table-cell table:formula="of:=[.T78]*1000000" office:value-type="float" office:value="0.032244">
            <text:p>0.032244</text:p>
          </table:table-cell>
          <table:table-cell table:formula="of:=[.U78]*1000000" office:value-type="float" office:value="0.00000000000018666">
            <text:p>1.8666E-013</text:p>
          </table:table-cell>
          <table:table-cell table:formula="of:=[.V78]*1000000" office:value-type="float" office:value="0.00000000023257">
            <text:p>2.3257E-010</text:p>
          </table:table-cell>
          <table:table-cell table:formula="of:=[.W78]*1000000" office:value-type="float" office:value="368.81">
            <text:p>368.81</text:p>
          </table:table-cell>
          <table:table-cell table:formula="of:=[.X78]*1000000" office:value-type="float" office:value="112.14">
            <text:p>112.14</text:p>
          </table:table-cell>
          <table:table-cell table:formula="of:=[.Y78]*1000000" office:value-type="float" office:value="880.58">
            <text:p>880.58</text:p>
          </table:table-cell>
          <table:table-cell table:formula="of:=[.Z78]*1000000" office:value-type="float" office:value="20.262">
            <text:p>20.262</text:p>
          </table:table-cell>
          <table:table-cell table:formula="of:=[.AA78]*1000000" office:value-type="float" office:value="0">
            <text:p>0</text:p>
          </table:table-cell>
          <table:table-cell table:formula="of:=[.AB78]*1000000" office:value-type="float" office:value="-0.0000000000019066">
            <text:p>-1.9066E-012</text:p>
          </table:table-cell>
          <table:table-cell table:formula="of:=[.AC78]*1000000" office:value-type="float" office:value="0.00000000023257">
            <text:p>2.3257E-010</text:p>
          </table:table-cell>
          <table:table-cell office:value-type="float" office:value="0.00036881">
            <text:p>0.00036881</text:p>
          </table:table-cell>
          <table:table-cell office:value-type="float" office:value="0.00011214">
            <text:p>0.00011214</text:p>
          </table:table-cell>
          <table:table-cell office:value-type="float" office:value="0.00088058">
            <text:p>0.00088058</text:p>
          </table:table-cell>
          <table:table-cell table:style-name="ce1" office:value-type="string">
            <text:p>1.0981e-05</text:p>
          </table:table-cell>
          <table:table-cell table:style-name="ce1" office:value-type="string">
            <text:p>3.2244e-08</text:p>
          </table:table-cell>
          <table:table-cell table:style-name="ce1" office:value-type="string">
            <text:p>1.8666e-19</text:p>
          </table:table-cell>
          <table:table-cell table:style-name="ce1" office:value-type="string">
            <text:p>2.3257e-16</text:p>
          </table:table-cell>
          <table:table-cell office:value-type="float" office:value="0.00036881">
            <text:p>0.00036881</text:p>
          </table:table-cell>
          <table:table-cell office:value-type="float" office:value="0.00011214">
            <text:p>0.00011214</text:p>
          </table:table-cell>
          <table:table-cell office:value-type="float" office:value="0.00088058">
            <text:p>0.00088058</text:p>
          </table:table-cell>
          <table:table-cell table:style-name="ce1" office:value-type="string">
            <text:p>2.026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066e-18</text:p>
          </table:table-cell>
          <table:table-cell table:style-name="ce1" office:value-type="string">
            <text:p>2.3257e-16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P79]*1000000" office:value-type="float" office:value="363.7">
            <text:p>363.7</text:p>
          </table:table-cell>
          <table:table-cell table:formula="of:=[.Q79]*1000000" office:value-type="float" office:value="110.81">
            <text:p>110.81</text:p>
          </table:table-cell>
          <table:table-cell table:formula="of:=[.R79]*1000000" office:value-type="float" office:value="887.13">
            <text:p>887.13</text:p>
          </table:table-cell>
          <table:table-cell table:formula="of:=[.S79]*1000000" office:value-type="float" office:value="10.821">
            <text:p>10.821</text:p>
          </table:table-cell>
          <table:table-cell table:formula="of:=[.T79]*1000000" office:value-type="float" office:value="0.032424">
            <text:p>0.032424</text:p>
          </table:table-cell>
          <table:table-cell table:formula="of:=[.U79]*1000000" office:value-type="float" office:value="0.000000000000036092">
            <text:p>3.6092E-014</text:p>
          </table:table-cell>
          <table:table-cell table:formula="of:=[.V79]*1000000" office:value-type="float" office:value="0.00000000022553">
            <text:p>2.2553E-010</text:p>
          </table:table-cell>
          <table:table-cell table:formula="of:=[.W79]*1000000" office:value-type="float" office:value="363.7">
            <text:p>363.7</text:p>
          </table:table-cell>
          <table:table-cell table:formula="of:=[.X79]*1000000" office:value-type="float" office:value="110.81">
            <text:p>110.81</text:p>
          </table:table-cell>
          <table:table-cell table:formula="of:=[.Y79]*1000000" office:value-type="float" office:value="887.13">
            <text:p>887.13</text:p>
          </table:table-cell>
          <table:table-cell table:formula="of:=[.Z79]*1000000" office:value-type="float" office:value="20.261">
            <text:p>20.261</text:p>
          </table:table-cell>
          <table:table-cell table:formula="of:=[.AA79]*1000000" office:value-type="float" office:value="0">
            <text:p>0</text:p>
          </table:table-cell>
          <table:table-cell table:formula="of:=[.AB79]*1000000" office:value-type="float" office:value="0.0000000000017738">
            <text:p>1.7738E-012</text:p>
          </table:table-cell>
          <table:table-cell table:formula="of:=[.AC79]*1000000" office:value-type="float" office:value="0.00000000022553">
            <text:p>2.2553E-010</text:p>
          </table:table-cell>
          <table:table-cell office:value-type="float" office:value="0.0003637">
            <text:p>0.0003637</text:p>
          </table:table-cell>
          <table:table-cell office:value-type="float" office:value="0.00011081">
            <text:p>0.00011081</text:p>
          </table:table-cell>
          <table:table-cell office:value-type="float" office:value="0.00088713">
            <text:p>0.00088713</text:p>
          </table:table-cell>
          <table:table-cell table:style-name="ce1" office:value-type="string">
            <text:p>1.0821e-05</text:p>
          </table:table-cell>
          <table:table-cell table:style-name="ce1" office:value-type="string">
            <text:p>3.2424e-08</text:p>
          </table:table-cell>
          <table:table-cell table:style-name="ce1" office:value-type="string">
            <text:p>3.6092e-20</text:p>
          </table:table-cell>
          <table:table-cell table:style-name="ce1" office:value-type="string">
            <text:p>2.2553e-16</text:p>
          </table:table-cell>
          <table:table-cell office:value-type="float" office:value="0.0003637">
            <text:p>0.0003637</text:p>
          </table:table-cell>
          <table:table-cell office:value-type="float" office:value="0.00011081">
            <text:p>0.00011081</text:p>
          </table:table-cell>
          <table:table-cell office:value-type="float" office:value="0.00088713">
            <text:p>0.00088713</text:p>
          </table:table-cell>
          <table:table-cell table:style-name="ce1" office:value-type="string">
            <text:p>2.0261e-05</text:p>
          </table:table-cell>
          <table:table-cell office:value-type="float" office:value="0">
            <text:p>0</text:p>
          </table:table-cell>
          <table:table-cell table:style-name="ce1" office:value-type="string">
            <text:p>1.7738e-18</text:p>
          </table:table-cell>
          <table:table-cell table:style-name="ce1" office:value-type="string">
            <text:p>2.2553e-16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P80]*1000000" office:value-type="float" office:value="358.67">
            <text:p>358.67</text:p>
          </table:table-cell>
          <table:table-cell table:formula="of:=[.Q80]*1000000" office:value-type="float" office:value="109.5">
            <text:p>109.5</text:p>
          </table:table-cell>
          <table:table-cell table:formula="of:=[.R80]*1000000" office:value-type="float" office:value="893.59">
            <text:p>893.59</text:p>
          </table:table-cell>
          <table:table-cell table:formula="of:=[.S80]*1000000" office:value-type="float" office:value="10.661">
            <text:p>10.661</text:p>
          </table:table-cell>
          <table:table-cell table:formula="of:=[.T80]*1000000" office:value-type="float" office:value="0.032601">
            <text:p>0.032601</text:p>
          </table:table-cell>
          <table:table-cell table:formula="of:=[.U80]*1000000" office:value-type="float" office:value="-0.00000000000068074">
            <text:p>-6.8074E-013</text:p>
          </table:table-cell>
          <table:table-cell table:formula="of:=[.V80]*1000000" office:value-type="float" office:value="0.00000000021871">
            <text:p>2.1871E-010</text:p>
          </table:table-cell>
          <table:table-cell table:formula="of:=[.W80]*1000000" office:value-type="float" office:value="358.67">
            <text:p>358.67</text:p>
          </table:table-cell>
          <table:table-cell table:formula="of:=[.X80]*1000000" office:value-type="float" office:value="109.49">
            <text:p>109.49</text:p>
          </table:table-cell>
          <table:table-cell table:formula="of:=[.Y80]*1000000" office:value-type="float" office:value="893.59">
            <text:p>893.59</text:p>
          </table:table-cell>
          <table:table-cell table:formula="of:=[.Z80]*1000000" office:value-type="float" office:value="20.26">
            <text:p>20.26</text:p>
          </table:table-cell>
          <table:table-cell table:formula="of:=[.AA80]*1000000" office:value-type="float" office:value="0">
            <text:p>0</text:p>
          </table:table-cell>
          <table:table-cell table:formula="of:=[.AB80]*1000000" office:value-type="float" office:value="0.0000000000024378">
            <text:p>2.4378E-012</text:p>
          </table:table-cell>
          <table:table-cell table:formula="of:=[.AC80]*1000000" office:value-type="float" office:value="0.00000000021871">
            <text:p>2.1871E-010</text:p>
          </table:table-cell>
          <table:table-cell office:value-type="float" office:value="0.00035867">
            <text:p>0.00035867</text:p>
          </table:table-cell>
          <table:table-cell office:value-type="float" office:value="0.0001095">
            <text:p>0.0001095</text:p>
          </table:table-cell>
          <table:table-cell office:value-type="float" office:value="0.00089359">
            <text:p>0.00089359</text:p>
          </table:table-cell>
          <table:table-cell table:style-name="ce1" office:value-type="string">
            <text:p>1.0661e-05</text:p>
          </table:table-cell>
          <table:table-cell table:style-name="ce1" office:value-type="string">
            <text:p>3.2601e-08</text:p>
          </table:table-cell>
          <table:table-cell table:style-name="ce1" office:value-type="string">
            <text:p>-6.8074e-19</text:p>
          </table:table-cell>
          <table:table-cell table:style-name="ce1" office:value-type="string">
            <text:p>2.1871e-16</text:p>
          </table:table-cell>
          <table:table-cell office:value-type="float" office:value="0.00035867">
            <text:p>0.00035867</text:p>
          </table:table-cell>
          <table:table-cell office:value-type="float" office:value="0.00010949">
            <text:p>0.00010949</text:p>
          </table:table-cell>
          <table:table-cell office:value-type="float" office:value="0.00089359">
            <text:p>0.00089359</text:p>
          </table:table-cell>
          <table:table-cell table:style-name="ce1" office:value-type="string">
            <text:p>2.026e-05</text:p>
          </table:table-cell>
          <table:table-cell office:value-type="float" office:value="0">
            <text:p>0</text:p>
          </table:table-cell>
          <table:table-cell table:style-name="ce1" office:value-type="string">
            <text:p>2.4378e-18</text:p>
          </table:table-cell>
          <table:table-cell table:style-name="ce1" office:value-type="string">
            <text:p>2.1871e-16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P81]*1000000" office:value-type="float" office:value="353.71">
            <text:p>353.71</text:p>
          </table:table-cell>
          <table:table-cell table:formula="of:=[.Q81]*1000000" office:value-type="float" office:value="108.19">
            <text:p>108.19</text:p>
          </table:table-cell>
          <table:table-cell table:formula="of:=[.R81]*1000000" office:value-type="float" office:value="899.96">
            <text:p>899.96</text:p>
          </table:table-cell>
          <table:table-cell table:formula="of:=[.S81]*1000000" office:value-type="float" office:value="10.503">
            <text:p>10.503</text:p>
          </table:table-cell>
          <table:table-cell table:formula="of:=[.T81]*1000000" office:value-type="float" office:value="0.032773">
            <text:p>0.032773</text:p>
          </table:table-cell>
          <table:table-cell table:formula="of:=[.U81]*1000000" office:value-type="float" office:value="-0.0000000000010178">
            <text:p>-1.0178E-012</text:p>
          </table:table-cell>
          <table:table-cell table:formula="of:=[.V81]*1000000" office:value-type="float" office:value="0.0000000002121">
            <text:p>2.121E-010</text:p>
          </table:table-cell>
          <table:table-cell table:formula="of:=[.W81]*1000000" office:value-type="float" office:value="353.71">
            <text:p>353.71</text:p>
          </table:table-cell>
          <table:table-cell table:formula="of:=[.X81]*1000000" office:value-type="float" office:value="108.19">
            <text:p>108.19</text:p>
          </table:table-cell>
          <table:table-cell table:formula="of:=[.Y81]*1000000" office:value-type="float" office:value="899.96">
            <text:p>899.96</text:p>
          </table:table-cell>
          <table:table-cell table:formula="of:=[.Z81]*1000000" office:value-type="float" office:value="20.26">
            <text:p>20.26</text:p>
          </table:table-cell>
          <table:table-cell table:formula="of:=[.AA81]*1000000" office:value-type="float" office:value="0">
            <text:p>0</text:p>
          </table:table-cell>
          <table:table-cell table:formula="of:=[.AB81]*1000000" office:value-type="float" office:value="0.00000000000085581">
            <text:p>8.5581E-013</text:p>
          </table:table-cell>
          <table:table-cell table:formula="of:=[.AC81]*1000000" office:value-type="float" office:value="0.0000000002121">
            <text:p>2.121E-010</text:p>
          </table:table-cell>
          <table:table-cell office:value-type="float" office:value="0.00035371">
            <text:p>0.00035371</text:p>
          </table:table-cell>
          <table:table-cell office:value-type="float" office:value="0.00010819">
            <text:p>0.00010819</text:p>
          </table:table-cell>
          <table:table-cell office:value-type="float" office:value="0.00089996">
            <text:p>0.00089996</text:p>
          </table:table-cell>
          <table:table-cell table:style-name="ce1" office:value-type="string">
            <text:p>1.0503e-05</text:p>
          </table:table-cell>
          <table:table-cell table:style-name="ce1" office:value-type="string">
            <text:p>3.2773e-08</text:p>
          </table:table-cell>
          <table:table-cell table:style-name="ce1" office:value-type="string">
            <text:p>-1.0178e-18</text:p>
          </table:table-cell>
          <table:table-cell table:style-name="ce1" office:value-type="string">
            <text:p>2.121e-16</text:p>
          </table:table-cell>
          <table:table-cell office:value-type="float" office:value="0.00035371">
            <text:p>0.00035371</text:p>
          </table:table-cell>
          <table:table-cell office:value-type="float" office:value="0.00010819">
            <text:p>0.00010819</text:p>
          </table:table-cell>
          <table:table-cell office:value-type="float" office:value="0.00089996">
            <text:p>0.00089996</text:p>
          </table:table-cell>
          <table:table-cell table:style-name="ce1" office:value-type="string">
            <text:p>2.026e-05</text:p>
          </table:table-cell>
          <table:table-cell office:value-type="float" office:value="0">
            <text:p>0</text:p>
          </table:table-cell>
          <table:table-cell table:style-name="ce1" office:value-type="string">
            <text:p>8.5581e-19</text:p>
          </table:table-cell>
          <table:table-cell table:style-name="ce1" office:value-type="string">
            <text:p>2.121e-16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P82]*1000000" office:value-type="float" office:value="348.82">
            <text:p>348.82</text:p>
          </table:table-cell>
          <table:table-cell table:formula="of:=[.Q82]*1000000" office:value-type="float" office:value="106.9">
            <text:p>106.9</text:p>
          </table:table-cell>
          <table:table-cell table:formula="of:=[.R82]*1000000" office:value-type="float" office:value="906.24">
            <text:p>906.24</text:p>
          </table:table-cell>
          <table:table-cell table:formula="of:=[.S82]*1000000" office:value-type="float" office:value="10.346">
            <text:p>10.346</text:p>
          </table:table-cell>
          <table:table-cell table:formula="of:=[.T82]*1000000" office:value-type="float" office:value="0.032941">
            <text:p>0.032941</text:p>
          </table:table-cell>
          <table:table-cell table:formula="of:=[.U82]*1000000" office:value-type="float" office:value="-0.00000000000099771">
            <text:p>-9.9771E-013</text:p>
          </table:table-cell>
          <table:table-cell table:formula="of:=[.V82]*1000000" office:value-type="float" office:value="0.00000000020569">
            <text:p>2.0569E-010</text:p>
          </table:table-cell>
          <table:table-cell table:formula="of:=[.W82]*1000000" office:value-type="float" office:value="348.82">
            <text:p>348.82</text:p>
          </table:table-cell>
          <table:table-cell table:formula="of:=[.X82]*1000000" office:value-type="float" office:value="106.9">
            <text:p>106.9</text:p>
          </table:table-cell>
          <table:table-cell table:formula="of:=[.Y82]*1000000" office:value-type="float" office:value="906.24">
            <text:p>906.24</text:p>
          </table:table-cell>
          <table:table-cell table:formula="of:=[.Z82]*1000000" office:value-type="float" office:value="20.259">
            <text:p>20.259</text:p>
          </table:table-cell>
          <table:table-cell table:formula="of:=[.AA82]*1000000" office:value-type="float" office:value="0">
            <text:p>0</text:p>
          </table:table-cell>
          <table:table-cell table:formula="of:=[.AB82]*1000000" office:value-type="float" office:value="0.0000000000032354">
            <text:p>3.2354E-012</text:p>
          </table:table-cell>
          <table:table-cell table:formula="of:=[.AC82]*1000000" office:value-type="float" office:value="0.00000000020569">
            <text:p>2.0569E-010</text:p>
          </table:table-cell>
          <table:table-cell office:value-type="float" office:value="0.00034882">
            <text:p>0.00034882</text:p>
          </table:table-cell>
          <table:table-cell office:value-type="float" office:value="0.0001069">
            <text:p>0.0001069</text:p>
          </table:table-cell>
          <table:table-cell office:value-type="float" office:value="0.00090624">
            <text:p>0.00090624</text:p>
          </table:table-cell>
          <table:table-cell table:style-name="ce1" office:value-type="string">
            <text:p>1.0346e-05</text:p>
          </table:table-cell>
          <table:table-cell table:style-name="ce1" office:value-type="string">
            <text:p>3.2941e-08</text:p>
          </table:table-cell>
          <table:table-cell table:style-name="ce1" office:value-type="string">
            <text:p>-9.9771e-19</text:p>
          </table:table-cell>
          <table:table-cell table:style-name="ce1" office:value-type="string">
            <text:p>2.0569e-16</text:p>
          </table:table-cell>
          <table:table-cell office:value-type="float" office:value="0.00034882">
            <text:p>0.00034882</text:p>
          </table:table-cell>
          <table:table-cell office:value-type="float" office:value="0.0001069">
            <text:p>0.0001069</text:p>
          </table:table-cell>
          <table:table-cell office:value-type="float" office:value="0.00090624">
            <text:p>0.00090624</text:p>
          </table:table-cell>
          <table:table-cell table:style-name="ce1" office:value-type="string">
            <text:p>2.0259e-05</text:p>
          </table:table-cell>
          <table:table-cell office:value-type="float" office:value="0">
            <text:p>0</text:p>
          </table:table-cell>
          <table:table-cell table:style-name="ce1" office:value-type="string">
            <text:p>3.2354e-18</text:p>
          </table:table-cell>
          <table:table-cell table:style-name="ce1" office:value-type="string">
            <text:p>2.0569e-16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P83]*1000000" office:value-type="float" office:value="344.01">
            <text:p>344.01</text:p>
          </table:table-cell>
          <table:table-cell table:formula="of:=[.Q83]*1000000" office:value-type="float" office:value="105.63">
            <text:p>105.63</text:p>
          </table:table-cell>
          <table:table-cell table:formula="of:=[.R83]*1000000" office:value-type="float" office:value="912.44">
            <text:p>912.44</text:p>
          </table:table-cell>
          <table:table-cell table:formula="of:=[.S83]*1000000" office:value-type="float" office:value="10.189">
            <text:p>10.189</text:p>
          </table:table-cell>
          <table:table-cell table:formula="of:=[.T83]*1000000" office:value-type="float" office:value="0.033106">
            <text:p>0.033106</text:p>
          </table:table-cell>
          <table:table-cell table:formula="of:=[.U83]*1000000" office:value-type="float" office:value="-0.0000000000013597">
            <text:p>-1.3597E-012</text:p>
          </table:table-cell>
          <table:table-cell table:formula="of:=[.V83]*1000000" office:value-type="float" office:value="0.00000000019947">
            <text:p>1.9947E-010</text:p>
          </table:table-cell>
          <table:table-cell table:formula="of:=[.W83]*1000000" office:value-type="float" office:value="344.01">
            <text:p>344.01</text:p>
          </table:table-cell>
          <table:table-cell table:formula="of:=[.X83]*1000000" office:value-type="float" office:value="105.63">
            <text:p>105.63</text:p>
          </table:table-cell>
          <table:table-cell table:formula="of:=[.Y83]*1000000" office:value-type="float" office:value="912.43">
            <text:p>912.43</text:p>
          </table:table-cell>
          <table:table-cell table:formula="of:=[.Z83]*1000000" office:value-type="float" office:value="20.259">
            <text:p>20.259</text:p>
          </table:table-cell>
          <table:table-cell table:formula="of:=[.AA83]*1000000" office:value-type="float" office:value="0">
            <text:p>0</text:p>
          </table:table-cell>
          <table:table-cell table:formula="of:=[.AB83]*1000000" office:value-type="float" office:value="0.0000000000038116">
            <text:p>3.8116E-012</text:p>
          </table:table-cell>
          <table:table-cell table:formula="of:=[.AC83]*1000000" office:value-type="float" office:value="0.00000000019947">
            <text:p>1.9947E-010</text:p>
          </table:table-cell>
          <table:table-cell office:value-type="float" office:value="0.00034401">
            <text:p>0.00034401</text:p>
          </table:table-cell>
          <table:table-cell office:value-type="float" office:value="0.00010563">
            <text:p>0.00010563</text:p>
          </table:table-cell>
          <table:table-cell office:value-type="float" office:value="0.00091244">
            <text:p>0.00091244</text:p>
          </table:table-cell>
          <table:table-cell table:style-name="ce1" office:value-type="string">
            <text:p>1.0189e-05</text:p>
          </table:table-cell>
          <table:table-cell table:style-name="ce1" office:value-type="string">
            <text:p>3.3106e-08</text:p>
          </table:table-cell>
          <table:table-cell table:style-name="ce1" office:value-type="string">
            <text:p>-1.3597e-18</text:p>
          </table:table-cell>
          <table:table-cell table:style-name="ce1" office:value-type="string">
            <text:p>1.9947e-16</text:p>
          </table:table-cell>
          <table:table-cell office:value-type="float" office:value="0.00034401">
            <text:p>0.00034401</text:p>
          </table:table-cell>
          <table:table-cell office:value-type="float" office:value="0.00010563">
            <text:p>0.00010563</text:p>
          </table:table-cell>
          <table:table-cell office:value-type="float" office:value="0.00091243">
            <text:p>0.00091243</text:p>
          </table:table-cell>
          <table:table-cell table:style-name="ce1" office:value-type="string">
            <text:p>2.0259e-05</text:p>
          </table:table-cell>
          <table:table-cell office:value-type="float" office:value="0">
            <text:p>0</text:p>
          </table:table-cell>
          <table:table-cell table:style-name="ce1" office:value-type="string">
            <text:p>3.8116e-18</text:p>
          </table:table-cell>
          <table:table-cell table:style-name="ce1" office:value-type="string">
            <text:p>1.9947e-16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P84]*1000000" office:value-type="float" office:value="339.26">
            <text:p>339.26</text:p>
          </table:table-cell>
          <table:table-cell table:formula="of:=[.Q84]*1000000" office:value-type="float" office:value="104.37">
            <text:p>104.37</text:p>
          </table:table-cell>
          <table:table-cell table:formula="of:=[.R84]*1000000" office:value-type="float" office:value="918.55">
            <text:p>918.55</text:p>
          </table:table-cell>
          <table:table-cell table:formula="of:=[.S84]*1000000" office:value-type="float" office:value="10.035">
            <text:p>10.035</text:p>
          </table:table-cell>
          <table:table-cell table:formula="of:=[.T84]*1000000" office:value-type="float" office:value="0.033266">
            <text:p>0.033266</text:p>
          </table:table-cell>
          <table:table-cell table:formula="of:=[.U84]*1000000" office:value-type="float" office:value="-0.0000000000013145">
            <text:p>-1.3145E-012</text:p>
          </table:table-cell>
          <table:table-cell table:formula="of:=[.V84]*1000000" office:value-type="float" office:value="0.00000000019345">
            <text:p>1.9345E-010</text:p>
          </table:table-cell>
          <table:table-cell table:formula="of:=[.W84]*1000000" office:value-type="float" office:value="339.26">
            <text:p>339.26</text:p>
          </table:table-cell>
          <table:table-cell table:formula="of:=[.X84]*1000000" office:value-type="float" office:value="104.36">
            <text:p>104.36</text:p>
          </table:table-cell>
          <table:table-cell table:formula="of:=[.Y84]*1000000" office:value-type="float" office:value="918.54">
            <text:p>918.54</text:p>
          </table:table-cell>
          <table:table-cell table:formula="of:=[.Z84]*1000000" office:value-type="float" office:value="20.259">
            <text:p>20.259</text:p>
          </table:table-cell>
          <table:table-cell table:formula="of:=[.AA84]*1000000" office:value-type="float" office:value="0">
            <text:p>0</text:p>
          </table:table-cell>
          <table:table-cell table:formula="of:=[.AB84]*1000000" office:value-type="float" office:value="0.0000000000038566">
            <text:p>3.8566E-012</text:p>
          </table:table-cell>
          <table:table-cell table:formula="of:=[.AC84]*1000000" office:value-type="float" office:value="0.00000000019344">
            <text:p>1.9344E-010</text:p>
          </table:table-cell>
          <table:table-cell office:value-type="float" office:value="0.00033926">
            <text:p>0.00033926</text:p>
          </table:table-cell>
          <table:table-cell office:value-type="float" office:value="0.00010437">
            <text:p>0.00010437</text:p>
          </table:table-cell>
          <table:table-cell office:value-type="float" office:value="0.00091855">
            <text:p>0.00091855</text:p>
          </table:table-cell>
          <table:table-cell table:style-name="ce1" office:value-type="string">
            <text:p>1.0035e-05</text:p>
          </table:table-cell>
          <table:table-cell table:style-name="ce1" office:value-type="string">
            <text:p>3.3266e-08</text:p>
          </table:table-cell>
          <table:table-cell table:style-name="ce1" office:value-type="string">
            <text:p>-1.3145e-18</text:p>
          </table:table-cell>
          <table:table-cell table:style-name="ce1" office:value-type="string">
            <text:p>1.9345e-16</text:p>
          </table:table-cell>
          <table:table-cell office:value-type="float" office:value="0.00033926">
            <text:p>0.00033926</text:p>
          </table:table-cell>
          <table:table-cell office:value-type="float" office:value="0.00010436">
            <text:p>0.00010436</text:p>
          </table:table-cell>
          <table:table-cell office:value-type="float" office:value="0.00091854">
            <text:p>0.00091854</text:p>
          </table:table-cell>
          <table:table-cell table:style-name="ce1" office:value-type="string">
            <text:p>2.0259e-05</text:p>
          </table:table-cell>
          <table:table-cell office:value-type="float" office:value="0">
            <text:p>0</text:p>
          </table:table-cell>
          <table:table-cell table:style-name="ce1" office:value-type="string">
            <text:p>3.8566e-18</text:p>
          </table:table-cell>
          <table:table-cell table:style-name="ce1" office:value-type="string">
            <text:p>1.9344e-16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P85]*1000000" office:value-type="float" office:value="334.58">
            <text:p>334.58</text:p>
          </table:table-cell>
          <table:table-cell table:formula="of:=[.Q85]*1000000" office:value-type="float" office:value="103.12">
            <text:p>103.12</text:p>
          </table:table-cell>
          <table:table-cell table:formula="of:=[.R85]*1000000" office:value-type="float" office:value="924.57">
            <text:p>924.57</text:p>
          </table:table-cell>
          <table:table-cell table:formula="of:=[.S85]*1000000" office:value-type="float" office:value="9.8809">
            <text:p>9.8809</text:p>
          </table:table-cell>
          <table:table-cell table:formula="of:=[.T85]*1000000" office:value-type="float" office:value="0.033423">
            <text:p>0.033423</text:p>
          </table:table-cell>
          <table:table-cell table:formula="of:=[.U85]*1000000" office:value-type="float" office:value="-0.0000000000013922">
            <text:p>-1.3922E-012</text:p>
          </table:table-cell>
          <table:table-cell table:formula="of:=[.V85]*1000000" office:value-type="float" office:value="0.0000000001876">
            <text:p>1.876E-010</text:p>
          </table:table-cell>
          <table:table-cell table:formula="of:=[.W85]*1000000" office:value-type="float" office:value="334.58">
            <text:p>334.58</text:p>
          </table:table-cell>
          <table:table-cell table:formula="of:=[.X85]*1000000" office:value-type="float" office:value="103.11">
            <text:p>103.11</text:p>
          </table:table-cell>
          <table:table-cell table:formula="of:=[.Y85]*1000000" office:value-type="float" office:value="924.57">
            <text:p>924.57</text:p>
          </table:table-cell>
          <table:table-cell table:formula="of:=[.Z85]*1000000" office:value-type="float" office:value="20.258">
            <text:p>20.258</text:p>
          </table:table-cell>
          <table:table-cell table:formula="of:=[.AA85]*1000000" office:value-type="float" office:value="0">
            <text:p>0</text:p>
          </table:table-cell>
          <table:table-cell table:formula="of:=[.AB85]*1000000" office:value-type="float" office:value="0.0000000000017277">
            <text:p>1.7277E-012</text:p>
          </table:table-cell>
          <table:table-cell table:formula="of:=[.AC85]*1000000" office:value-type="float" office:value="0.0000000001876">
            <text:p>1.876E-010</text:p>
          </table:table-cell>
          <table:table-cell office:value-type="float" office:value="0.00033458">
            <text:p>0.00033458</text:p>
          </table:table-cell>
          <table:table-cell office:value-type="float" office:value="0.00010312">
            <text:p>0.00010312</text:p>
          </table:table-cell>
          <table:table-cell office:value-type="float" office:value="0.00092457">
            <text:p>0.00092457</text:p>
          </table:table-cell>
          <table:table-cell table:style-name="ce1" office:value-type="string">
            <text:p>9.8809e-06</text:p>
          </table:table-cell>
          <table:table-cell table:style-name="ce1" office:value-type="string">
            <text:p>3.3423e-08</text:p>
          </table:table-cell>
          <table:table-cell table:style-name="ce1" office:value-type="string">
            <text:p>-1.3922e-18</text:p>
          </table:table-cell>
          <table:table-cell table:style-name="ce1" office:value-type="string">
            <text:p>1.876e-16</text:p>
          </table:table-cell>
          <table:table-cell office:value-type="float" office:value="0.00033458">
            <text:p>0.00033458</text:p>
          </table:table-cell>
          <table:table-cell office:value-type="float" office:value="0.00010311">
            <text:p>0.00010311</text:p>
          </table:table-cell>
          <table:table-cell office:value-type="float" office:value="0.00092457">
            <text:p>0.00092457</text:p>
          </table:table-cell>
          <table:table-cell table:style-name="ce1" office:value-type="string">
            <text:p>2.0258e-05</text:p>
          </table:table-cell>
          <table:table-cell office:value-type="float" office:value="0">
            <text:p>0</text:p>
          </table:table-cell>
          <table:table-cell table:style-name="ce1" office:value-type="string">
            <text:p>1.7277e-18</text:p>
          </table:table-cell>
          <table:table-cell table:style-name="ce1" office:value-type="string">
            <text:p>1.876e-16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P86]*1000000" office:value-type="float" office:value="329.98">
            <text:p>329.98</text:p>
          </table:table-cell>
          <table:table-cell table:formula="of:=[.Q86]*1000000" office:value-type="float" office:value="101.88">
            <text:p>101.88</text:p>
          </table:table-cell>
          <table:table-cell table:formula="of:=[.R86]*1000000" office:value-type="float" office:value="930.51">
            <text:p>930.51</text:p>
          </table:table-cell>
          <table:table-cell table:formula="of:=[.S86]*1000000" office:value-type="float" office:value="9.7284">
            <text:p>9.7284</text:p>
          </table:table-cell>
          <table:table-cell table:formula="of:=[.T86]*1000000" office:value-type="float" office:value="0.033576">
            <text:p>0.033576</text:p>
          </table:table-cell>
          <table:table-cell table:formula="of:=[.U86]*1000000" office:value-type="float" office:value="-0.0000000000014152">
            <text:p>-1.4152E-012</text:p>
          </table:table-cell>
          <table:table-cell table:formula="of:=[.V86]*1000000" office:value-type="float" office:value="0.00000000018194">
            <text:p>1.8194E-010</text:p>
          </table:table-cell>
          <table:table-cell table:formula="of:=[.W86]*1000000" office:value-type="float" office:value="329.97">
            <text:p>329.97</text:p>
          </table:table-cell>
          <table:table-cell table:formula="of:=[.X86]*1000000" office:value-type="float" office:value="101.87">
            <text:p>101.87</text:p>
          </table:table-cell>
          <table:table-cell table:formula="of:=[.Y86]*1000000" office:value-type="float" office:value="930.51">
            <text:p>930.51</text:p>
          </table:table-cell>
          <table:table-cell table:formula="of:=[.Z86]*1000000" office:value-type="float" office:value="20.258">
            <text:p>20.258</text:p>
          </table:table-cell>
          <table:table-cell table:formula="of:=[.AA86]*1000000" office:value-type="float" office:value="0">
            <text:p>0</text:p>
          </table:table-cell>
          <table:table-cell table:formula="of:=[.AB86]*1000000" office:value-type="float" office:value="-0.00000000000066113">
            <text:p>-6.6113E-013</text:p>
          </table:table-cell>
          <table:table-cell table:formula="of:=[.AC86]*1000000" office:value-type="float" office:value="0.00000000018194">
            <text:p>1.8194E-010</text:p>
          </table:table-cell>
          <table:table-cell office:value-type="float" office:value="0.00032998">
            <text:p>0.00032998</text:p>
          </table:table-cell>
          <table:table-cell office:value-type="float" office:value="0.00010188">
            <text:p>0.00010188</text:p>
          </table:table-cell>
          <table:table-cell office:value-type="float" office:value="0.00093051">
            <text:p>0.00093051</text:p>
          </table:table-cell>
          <table:table-cell table:style-name="ce1" office:value-type="string">
            <text:p>9.7284e-06</text:p>
          </table:table-cell>
          <table:table-cell table:style-name="ce1" office:value-type="string">
            <text:p>3.3576e-08</text:p>
          </table:table-cell>
          <table:table-cell table:style-name="ce1" office:value-type="string">
            <text:p>-1.4152e-18</text:p>
          </table:table-cell>
          <table:table-cell table:style-name="ce1" office:value-type="string">
            <text:p>1.8194e-16</text:p>
          </table:table-cell>
          <table:table-cell office:value-type="float" office:value="0.00032997">
            <text:p>0.00032997</text:p>
          </table:table-cell>
          <table:table-cell office:value-type="float" office:value="0.00010187">
            <text:p>0.00010187</text:p>
          </table:table-cell>
          <table:table-cell office:value-type="float" office:value="0.00093051">
            <text:p>0.00093051</text:p>
          </table:table-cell>
          <table:table-cell table:style-name="ce1" office:value-type="string">
            <text:p>2.0258e-05</text:p>
          </table:table-cell>
          <table:table-cell office:value-type="float" office:value="0">
            <text:p>0</text:p>
          </table:table-cell>
          <table:table-cell table:style-name="ce1" office:value-type="string">
            <text:p>-6.6113e-19</text:p>
          </table:table-cell>
          <table:table-cell table:style-name="ce1" office:value-type="string">
            <text:p>1.8194e-16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P87]*1000000" office:value-type="float" office:value="325.43">
            <text:p>325.43</text:p>
          </table:table-cell>
          <table:table-cell table:formula="of:=[.Q87]*1000000" office:value-type="float" office:value="100.65">
            <text:p>100.65</text:p>
          </table:table-cell>
          <table:table-cell table:formula="of:=[.R87]*1000000" office:value-type="float" office:value="936.37">
            <text:p>936.37</text:p>
          </table:table-cell>
          <table:table-cell table:formula="of:=[.S87]*1000000" office:value-type="float" office:value="9.5773">
            <text:p>9.5773</text:p>
          </table:table-cell>
          <table:table-cell table:formula="of:=[.T87]*1000000" office:value-type="float" office:value="0.033726">
            <text:p>0.033726</text:p>
          </table:table-cell>
          <table:table-cell table:formula="of:=[.U87]*1000000" office:value-type="float" office:value="-0.0000000000013767">
            <text:p>-1.3767E-012</text:p>
          </table:table-cell>
          <table:table-cell table:formula="of:=[.V87]*1000000" office:value-type="float" office:value="0.00000000017645">
            <text:p>1.7645E-010</text:p>
          </table:table-cell>
          <table:table-cell table:formula="of:=[.W87]*1000000" office:value-type="float" office:value="325.43">
            <text:p>325.43</text:p>
          </table:table-cell>
          <table:table-cell table:formula="of:=[.X87]*1000000" office:value-type="float" office:value="100.65">
            <text:p>100.65</text:p>
          </table:table-cell>
          <table:table-cell table:formula="of:=[.Y87]*1000000" office:value-type="float" office:value="936.37">
            <text:p>936.37</text:p>
          </table:table-cell>
          <table:table-cell table:formula="of:=[.Z87]*1000000" office:value-type="float" office:value="20.258">
            <text:p>20.258</text:p>
          </table:table-cell>
          <table:table-cell table:formula="of:=[.AA87]*1000000" office:value-type="float" office:value="0">
            <text:p>0</text:p>
          </table:table-cell>
          <table:table-cell table:formula="of:=[.AB87]*1000000" office:value-type="float" office:value="-0.00000000000012715">
            <text:p>-1.2715E-013</text:p>
          </table:table-cell>
          <table:table-cell table:formula="of:=[.AC87]*1000000" office:value-type="float" office:value="0.00000000017645">
            <text:p>1.7645E-010</text:p>
          </table:table-cell>
          <table:table-cell office:value-type="float" office:value="0.00032543">
            <text:p>0.00032543</text:p>
          </table:table-cell>
          <table:table-cell office:value-type="float" office:value="0.00010065">
            <text:p>0.00010065</text:p>
          </table:table-cell>
          <table:table-cell office:value-type="float" office:value="0.00093637">
            <text:p>0.00093637</text:p>
          </table:table-cell>
          <table:table-cell table:style-name="ce1" office:value-type="string">
            <text:p>9.5773e-06</text:p>
          </table:table-cell>
          <table:table-cell table:style-name="ce1" office:value-type="string">
            <text:p>3.3726e-08</text:p>
          </table:table-cell>
          <table:table-cell table:style-name="ce1" office:value-type="string">
            <text:p>-1.3767e-18</text:p>
          </table:table-cell>
          <table:table-cell table:style-name="ce1" office:value-type="string">
            <text:p>1.7645e-16</text:p>
          </table:table-cell>
          <table:table-cell office:value-type="float" office:value="0.00032543">
            <text:p>0.00032543</text:p>
          </table:table-cell>
          <table:table-cell office:value-type="float" office:value="0.00010065">
            <text:p>0.00010065</text:p>
          </table:table-cell>
          <table:table-cell office:value-type="float" office:value="0.00093637">
            <text:p>0.00093637</text:p>
          </table:table-cell>
          <table:table-cell table:style-name="ce1" office:value-type="string">
            <text:p>2.025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715e-19</text:p>
          </table:table-cell>
          <table:table-cell table:style-name="ce1" office:value-type="string">
            <text:p>1.7645e-16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P88]*1000000" office:value-type="float" office:value="320.96">
            <text:p>320.96</text:p>
          </table:table-cell>
          <table:table-cell table:formula="of:=[.Q88]*1000000" office:value-type="float" office:value="99.442">
            <text:p>99.442</text:p>
          </table:table-cell>
          <table:table-cell table:formula="of:=[.R88]*1000000" office:value-type="float" office:value="942.15">
            <text:p>942.15</text:p>
          </table:table-cell>
          <table:table-cell table:formula="of:=[.S88]*1000000" office:value-type="float" office:value="9.4276">
            <text:p>9.4276</text:p>
          </table:table-cell>
          <table:table-cell table:formula="of:=[.T88]*1000000" office:value-type="float" office:value="0.033872">
            <text:p>0.033872</text:p>
          </table:table-cell>
          <table:table-cell table:formula="of:=[.U88]*1000000" office:value-type="float" office:value="-0.0000000000013553">
            <text:p>-1.3553E-012</text:p>
          </table:table-cell>
          <table:table-cell table:formula="of:=[.V88]*1000000" office:value-type="float" office:value="0.00000000017112">
            <text:p>1.7112E-010</text:p>
          </table:table-cell>
          <table:table-cell table:formula="of:=[.W88]*1000000" office:value-type="float" office:value="320.95">
            <text:p>320.95</text:p>
          </table:table-cell>
          <table:table-cell table:formula="of:=[.X88]*1000000" office:value-type="float" office:value="99.438">
            <text:p>99.438</text:p>
          </table:table-cell>
          <table:table-cell table:formula="of:=[.Y88]*1000000" office:value-type="float" office:value="942.15">
            <text:p>942.15</text:p>
          </table:table-cell>
          <table:table-cell table:formula="of:=[.Z88]*1000000" office:value-type="float" office:value="20.257">
            <text:p>20.257</text:p>
          </table:table-cell>
          <table:table-cell table:formula="of:=[.AA88]*1000000" office:value-type="float" office:value="0">
            <text:p>0</text:p>
          </table:table-cell>
          <table:table-cell table:formula="of:=[.AB88]*1000000" office:value-type="float" office:value="0.0000000000050737">
            <text:p>5.0737E-012</text:p>
          </table:table-cell>
          <table:table-cell table:formula="of:=[.AC88]*1000000" office:value-type="float" office:value="0.00000000017112">
            <text:p>1.7112E-010</text:p>
          </table:table-cell>
          <table:table-cell office:value-type="float" office:value="0.00032096">
            <text:p>0.00032096</text:p>
          </table:table-cell>
          <table:table-cell table:style-name="ce1" office:value-type="string">
            <text:p>9.9442e-05</text:p>
          </table:table-cell>
          <table:table-cell office:value-type="float" office:value="0.00094215">
            <text:p>0.00094215</text:p>
          </table:table-cell>
          <table:table-cell table:style-name="ce1" office:value-type="string">
            <text:p>9.4276e-06</text:p>
          </table:table-cell>
          <table:table-cell table:style-name="ce1" office:value-type="string">
            <text:p>3.3872e-08</text:p>
          </table:table-cell>
          <table:table-cell table:style-name="ce1" office:value-type="string">
            <text:p>-1.3553e-18</text:p>
          </table:table-cell>
          <table:table-cell table:style-name="ce1" office:value-type="string">
            <text:p>1.7112e-16</text:p>
          </table:table-cell>
          <table:table-cell office:value-type="float" office:value="0.00032095">
            <text:p>0.00032095</text:p>
          </table:table-cell>
          <table:table-cell table:style-name="ce1" office:value-type="string">
            <text:p>9.9438e-05</text:p>
          </table:table-cell>
          <table:table-cell office:value-type="float" office:value="0.00094215">
            <text:p>0.00094215</text:p>
          </table:table-cell>
          <table:table-cell table:style-name="ce1" office:value-type="string">
            <text:p>2.0257e-05</text:p>
          </table:table-cell>
          <table:table-cell office:value-type="float" office:value="0">
            <text:p>0</text:p>
          </table:table-cell>
          <table:table-cell table:style-name="ce1" office:value-type="string">
            <text:p>5.0737e-18</text:p>
          </table:table-cell>
          <table:table-cell table:style-name="ce1" office:value-type="string">
            <text:p>1.7112e-16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P89]*1000000" office:value-type="float" office:value="316.54">
            <text:p>316.54</text:p>
          </table:table-cell>
          <table:table-cell table:formula="of:=[.Q89]*1000000" office:value-type="float" office:value="98.243">
            <text:p>98.243</text:p>
          </table:table-cell>
          <table:table-cell table:formula="of:=[.R89]*1000000" office:value-type="float" office:value="947.85">
            <text:p>947.85</text:p>
          </table:table-cell>
          <table:table-cell table:formula="of:=[.S89]*1000000" office:value-type="float" office:value="9.2791">
            <text:p>9.2791</text:p>
          </table:table-cell>
          <table:table-cell table:formula="of:=[.T89]*1000000" office:value-type="float" office:value="0.034015">
            <text:p>0.034015</text:p>
          </table:table-cell>
          <table:table-cell table:formula="of:=[.U89]*1000000" office:value-type="float" office:value="-0.0000000000012621">
            <text:p>-1.2621E-012</text:p>
          </table:table-cell>
          <table:table-cell table:formula="of:=[.V89]*1000000" office:value-type="float" office:value="0.00000000016596">
            <text:p>1.6596E-010</text:p>
          </table:table-cell>
          <table:table-cell table:formula="of:=[.W89]*1000000" office:value-type="float" office:value="316.54">
            <text:p>316.54</text:p>
          </table:table-cell>
          <table:table-cell table:formula="of:=[.X89]*1000000" office:value-type="float" office:value="98.239">
            <text:p>98.239</text:p>
          </table:table-cell>
          <table:table-cell table:formula="of:=[.Y89]*1000000" office:value-type="float" office:value="947.85">
            <text:p>947.85</text:p>
          </table:table-cell>
          <table:table-cell table:formula="of:=[.Z89]*1000000" office:value-type="float" office:value="20.257">
            <text:p>20.257</text:p>
          </table:table-cell>
          <table:table-cell table:formula="of:=[.AA89]*1000000" office:value-type="float" office:value="0">
            <text:p>0</text:p>
          </table:table-cell>
          <table:table-cell table:formula="of:=[.AB89]*1000000" office:value-type="float" office:value="0.0000000000031282">
            <text:p>3.1282E-012</text:p>
          </table:table-cell>
          <table:table-cell table:formula="of:=[.AC89]*1000000" office:value-type="float" office:value="0.00000000016596">
            <text:p>1.6596E-010</text:p>
          </table:table-cell>
          <table:table-cell office:value-type="float" office:value="0.00031654">
            <text:p>0.00031654</text:p>
          </table:table-cell>
          <table:table-cell table:style-name="ce1" office:value-type="string">
            <text:p>9.8243e-05</text:p>
          </table:table-cell>
          <table:table-cell office:value-type="float" office:value="0.00094785">
            <text:p>0.00094785</text:p>
          </table:table-cell>
          <table:table-cell table:style-name="ce1" office:value-type="string">
            <text:p>9.2791e-06</text:p>
          </table:table-cell>
          <table:table-cell table:style-name="ce1" office:value-type="string">
            <text:p>3.4015e-08</text:p>
          </table:table-cell>
          <table:table-cell table:style-name="ce1" office:value-type="string">
            <text:p>-1.2621e-18</text:p>
          </table:table-cell>
          <table:table-cell table:style-name="ce1" office:value-type="string">
            <text:p>1.6596e-16</text:p>
          </table:table-cell>
          <table:table-cell office:value-type="float" office:value="0.00031654">
            <text:p>0.00031654</text:p>
          </table:table-cell>
          <table:table-cell table:style-name="ce1" office:value-type="string">
            <text:p>9.8239e-05</text:p>
          </table:table-cell>
          <table:table-cell office:value-type="float" office:value="0.00094785">
            <text:p>0.00094785</text:p>
          </table:table-cell>
          <table:table-cell table:style-name="ce1" office:value-type="string">
            <text:p>2.0257e-05</text:p>
          </table:table-cell>
          <table:table-cell office:value-type="float" office:value="0">
            <text:p>0</text:p>
          </table:table-cell>
          <table:table-cell table:style-name="ce1" office:value-type="string">
            <text:p>3.1282e-18</text:p>
          </table:table-cell>
          <table:table-cell table:style-name="ce1" office:value-type="string">
            <text:p>1.6596e-16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P90]*1000000" office:value-type="float" office:value="312.2">
            <text:p>312.2</text:p>
          </table:table-cell>
          <table:table-cell table:formula="of:=[.Q90]*1000000" office:value-type="float" office:value="97.056">
            <text:p>97.056</text:p>
          </table:table-cell>
          <table:table-cell table:formula="of:=[.R90]*1000000" office:value-type="float" office:value="953.47">
            <text:p>953.47</text:p>
          </table:table-cell>
          <table:table-cell table:formula="of:=[.S90]*1000000" office:value-type="float" office:value="9.1321">
            <text:p>9.1321</text:p>
          </table:table-cell>
          <table:table-cell table:formula="of:=[.T90]*1000000" office:value-type="float" office:value="0.034154">
            <text:p>0.034154</text:p>
          </table:table-cell>
          <table:table-cell table:formula="of:=[.U90]*1000000" office:value-type="float" office:value="-0.0000000000011145">
            <text:p>-1.1145E-012</text:p>
          </table:table-cell>
          <table:table-cell table:formula="of:=[.V90]*1000000" office:value-type="float" office:value="0.00000000016096">
            <text:p>1.6096E-010</text:p>
          </table:table-cell>
          <table:table-cell table:formula="of:=[.W90]*1000000" office:value-type="float" office:value="312.2">
            <text:p>312.2</text:p>
          </table:table-cell>
          <table:table-cell table:formula="of:=[.X90]*1000000" office:value-type="float" office:value="97.052">
            <text:p>97.052</text:p>
          </table:table-cell>
          <table:table-cell table:formula="of:=[.Y90]*1000000" office:value-type="float" office:value="953.47">
            <text:p>953.47</text:p>
          </table:table-cell>
          <table:table-cell table:formula="of:=[.Z90]*1000000" office:value-type="float" office:value="20.257">
            <text:p>20.257</text:p>
          </table:table-cell>
          <table:table-cell table:formula="of:=[.AA90]*1000000" office:value-type="float" office:value="0">
            <text:p>0</text:p>
          </table:table-cell>
          <table:table-cell table:formula="of:=[.AB90]*1000000" office:value-type="float" office:value="-0.0000000000010854">
            <text:p>-1.0854E-012</text:p>
          </table:table-cell>
          <table:table-cell table:formula="of:=[.AC90]*1000000" office:value-type="float" office:value="0.00000000016095">
            <text:p>1.6095E-010</text:p>
          </table:table-cell>
          <table:table-cell office:value-type="float" office:value="0.0003122">
            <text:p>0.0003122</text:p>
          </table:table-cell>
          <table:table-cell table:style-name="ce1" office:value-type="string">
            <text:p>9.7056e-05</text:p>
          </table:table-cell>
          <table:table-cell office:value-type="float" office:value="0.00095347">
            <text:p>0.00095347</text:p>
          </table:table-cell>
          <table:table-cell table:style-name="ce1" office:value-type="string">
            <text:p>9.1321e-06</text:p>
          </table:table-cell>
          <table:table-cell table:style-name="ce1" office:value-type="string">
            <text:p>3.4154e-08</text:p>
          </table:table-cell>
          <table:table-cell table:style-name="ce1" office:value-type="string">
            <text:p>-1.1145e-18</text:p>
          </table:table-cell>
          <table:table-cell table:style-name="ce1" office:value-type="string">
            <text:p>1.6096e-16</text:p>
          </table:table-cell>
          <table:table-cell office:value-type="float" office:value="0.0003122">
            <text:p>0.0003122</text:p>
          </table:table-cell>
          <table:table-cell table:style-name="ce1" office:value-type="string">
            <text:p>9.7052e-05</text:p>
          </table:table-cell>
          <table:table-cell office:value-type="float" office:value="0.00095347">
            <text:p>0.00095347</text:p>
          </table:table-cell>
          <table:table-cell table:style-name="ce1" office:value-type="string">
            <text:p>2.025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854e-18</text:p>
          </table:table-cell>
          <table:table-cell table:style-name="ce1" office:value-type="string">
            <text:p>1.6095e-16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P91]*1000000" office:value-type="float" office:value="307.91">
            <text:p>307.91</text:p>
          </table:table-cell>
          <table:table-cell table:formula="of:=[.Q91]*1000000" office:value-type="float" office:value="95.881">
            <text:p>95.881</text:p>
          </table:table-cell>
          <table:table-cell table:formula="of:=[.R91]*1000000" office:value-type="float" office:value="959.02">
            <text:p>959.02</text:p>
          </table:table-cell>
          <table:table-cell table:formula="of:=[.S91]*1000000" office:value-type="float" office:value="8.9865">
            <text:p>8.9865</text:p>
          </table:table-cell>
          <table:table-cell table:formula="of:=[.T91]*1000000" office:value-type="float" office:value="0.034291">
            <text:p>0.034291</text:p>
          </table:table-cell>
          <table:table-cell table:formula="of:=[.U91]*1000000" office:value-type="float" office:value="-0.00000000000087666">
            <text:p>-8.7666E-013</text:p>
          </table:table-cell>
          <table:table-cell table:formula="of:=[.V91]*1000000" office:value-type="float" office:value="0.0000000001561">
            <text:p>1.561E-010</text:p>
          </table:table-cell>
          <table:table-cell table:formula="of:=[.W91]*1000000" office:value-type="float" office:value="307.91">
            <text:p>307.91</text:p>
          </table:table-cell>
          <table:table-cell table:formula="of:=[.X91]*1000000" office:value-type="float" office:value="95.877">
            <text:p>95.877</text:p>
          </table:table-cell>
          <table:table-cell table:formula="of:=[.Y91]*1000000" office:value-type="float" office:value="959.01">
            <text:p>959.01</text:p>
          </table:table-cell>
          <table:table-cell table:formula="of:=[.Z91]*1000000" office:value-type="float" office:value="20.256">
            <text:p>20.256</text:p>
          </table:table-cell>
          <table:table-cell table:formula="of:=[.AA91]*1000000" office:value-type="float" office:value="0">
            <text:p>0</text:p>
          </table:table-cell>
          <table:table-cell table:formula="of:=[.AB91]*1000000" office:value-type="float" office:value="-0.0000000000011015">
            <text:p>-1.1015E-012</text:p>
          </table:table-cell>
          <table:table-cell table:formula="of:=[.AC91]*1000000" office:value-type="float" office:value="0.0000000001561">
            <text:p>1.561E-010</text:p>
          </table:table-cell>
          <table:table-cell office:value-type="float" office:value="0.00030791">
            <text:p>0.00030791</text:p>
          </table:table-cell>
          <table:table-cell table:style-name="ce1" office:value-type="string">
            <text:p>9.5881e-05</text:p>
          </table:table-cell>
          <table:table-cell office:value-type="float" office:value="0.00095902">
            <text:p>0.00095902</text:p>
          </table:table-cell>
          <table:table-cell table:style-name="ce1" office:value-type="string">
            <text:p>8.9865e-06</text:p>
          </table:table-cell>
          <table:table-cell table:style-name="ce1" office:value-type="string">
            <text:p>3.4291e-08</text:p>
          </table:table-cell>
          <table:table-cell table:style-name="ce1" office:value-type="string">
            <text:p>-8.7666e-19</text:p>
          </table:table-cell>
          <table:table-cell table:style-name="ce1" office:value-type="string">
            <text:p>1.561e-16</text:p>
          </table:table-cell>
          <table:table-cell office:value-type="float" office:value="0.00030791">
            <text:p>0.00030791</text:p>
          </table:table-cell>
          <table:table-cell table:style-name="ce1" office:value-type="string">
            <text:p>9.5877e-05</text:p>
          </table:table-cell>
          <table:table-cell office:value-type="float" office:value="0.00095901">
            <text:p>0.00095901</text:p>
          </table:table-cell>
          <table:table-cell table:style-name="ce1" office:value-type="string">
            <text:p>2.0256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015e-18</text:p>
          </table:table-cell>
          <table:table-cell table:style-name="ce1" office:value-type="string">
            <text:p>1.561e-16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P92]*1000000" office:value-type="float" office:value="303.69">
            <text:p>303.69</text:p>
          </table:table-cell>
          <table:table-cell table:formula="of:=[.Q92]*1000000" office:value-type="float" office:value="94.718">
            <text:p>94.718</text:p>
          </table:table-cell>
          <table:table-cell table:formula="of:=[.R92]*1000000" office:value-type="float" office:value="964.49">
            <text:p>964.49</text:p>
          </table:table-cell>
          <table:table-cell table:formula="of:=[.S92]*1000000" office:value-type="float" office:value="8.8423">
            <text:p>8.8423</text:p>
          </table:table-cell>
          <table:table-cell table:formula="of:=[.T92]*1000000" office:value-type="float" office:value="0.034424">
            <text:p>0.034424</text:p>
          </table:table-cell>
          <table:table-cell table:formula="of:=[.U92]*1000000" office:value-type="float" office:value="-0.00000000000091517">
            <text:p>-9.1517E-013</text:p>
          </table:table-cell>
          <table:table-cell table:formula="of:=[.V92]*1000000" office:value-type="float" office:value="0.0000000001514">
            <text:p>1.514E-010</text:p>
          </table:table-cell>
          <table:table-cell table:formula="of:=[.W92]*1000000" office:value-type="float" office:value="303.69">
            <text:p>303.69</text:p>
          </table:table-cell>
          <table:table-cell table:formula="of:=[.X92]*1000000" office:value-type="float" office:value="94.714">
            <text:p>94.714</text:p>
          </table:table-cell>
          <table:table-cell table:formula="of:=[.Y92]*1000000" office:value-type="float" office:value="964.48">
            <text:p>964.48</text:p>
          </table:table-cell>
          <table:table-cell table:formula="of:=[.Z92]*1000000" office:value-type="float" office:value="20.256">
            <text:p>20.256</text:p>
          </table:table-cell>
          <table:table-cell table:formula="of:=[.AA92]*1000000" office:value-type="float" office:value="0">
            <text:p>0</text:p>
          </table:table-cell>
          <table:table-cell table:formula="of:=[.AB92]*1000000" office:value-type="float" office:value="0.0000000000033219">
            <text:p>3.3219E-012</text:p>
          </table:table-cell>
          <table:table-cell table:formula="of:=[.AC92]*1000000" office:value-type="float" office:value="0.0000000001514">
            <text:p>1.514E-010</text:p>
          </table:table-cell>
          <table:table-cell office:value-type="float" office:value="0.00030369">
            <text:p>0.00030369</text:p>
          </table:table-cell>
          <table:table-cell table:style-name="ce1" office:value-type="string">
            <text:p>9.4718e-05</text:p>
          </table:table-cell>
          <table:table-cell office:value-type="float" office:value="0.00096449">
            <text:p>0.00096449</text:p>
          </table:table-cell>
          <table:table-cell table:style-name="ce1" office:value-type="string">
            <text:p>8.8423e-06</text:p>
          </table:table-cell>
          <table:table-cell table:style-name="ce1" office:value-type="string">
            <text:p>3.4424e-08</text:p>
          </table:table-cell>
          <table:table-cell table:style-name="ce1" office:value-type="string">
            <text:p>-9.1517e-19</text:p>
          </table:table-cell>
          <table:table-cell table:style-name="ce1" office:value-type="string">
            <text:p>1.514e-16</text:p>
          </table:table-cell>
          <table:table-cell office:value-type="float" office:value="0.00030369">
            <text:p>0.00030369</text:p>
          </table:table-cell>
          <table:table-cell table:style-name="ce1" office:value-type="string">
            <text:p>9.4714e-05</text:p>
          </table:table-cell>
          <table:table-cell office:value-type="float" office:value="0.00096448">
            <text:p>0.00096448</text:p>
          </table:table-cell>
          <table:table-cell table:style-name="ce1" office:value-type="string">
            <text:p>2.0256e-05</text:p>
          </table:table-cell>
          <table:table-cell office:value-type="float" office:value="0">
            <text:p>0</text:p>
          </table:table-cell>
          <table:table-cell table:style-name="ce1" office:value-type="string">
            <text:p>3.3219e-18</text:p>
          </table:table-cell>
          <table:table-cell table:style-name="ce1" office:value-type="string">
            <text:p>1.514e-16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P93]*1000000" office:value-type="float" office:value="299.53">
            <text:p>299.53</text:p>
          </table:table-cell>
          <table:table-cell table:formula="of:=[.Q93]*1000000" office:value-type="float" office:value="93.568">
            <text:p>93.568</text:p>
          </table:table-cell>
          <table:table-cell table:formula="of:=[.R93]*1000000" office:value-type="float" office:value="969.88">
            <text:p>969.88</text:p>
          </table:table-cell>
          <table:table-cell table:formula="of:=[.S93]*1000000" office:value-type="float" office:value="8.6995">
            <text:p>8.6995</text:p>
          </table:table-cell>
          <table:table-cell table:formula="of:=[.T93]*1000000" office:value-type="float" office:value="0.034554">
            <text:p>0.034554</text:p>
          </table:table-cell>
          <table:table-cell table:formula="of:=[.U93]*1000000" office:value-type="float" office:value="-0.00000000000074459">
            <text:p>-7.4459E-013</text:p>
          </table:table-cell>
          <table:table-cell table:formula="of:=[.V93]*1000000" office:value-type="float" office:value="0.00000000014684">
            <text:p>1.4684E-010</text:p>
          </table:table-cell>
          <table:table-cell table:formula="of:=[.W93]*1000000" office:value-type="float" office:value="299.53">
            <text:p>299.53</text:p>
          </table:table-cell>
          <table:table-cell table:formula="of:=[.X93]*1000000" office:value-type="float" office:value="93.564">
            <text:p>93.564</text:p>
          </table:table-cell>
          <table:table-cell table:formula="of:=[.Y93]*1000000" office:value-type="float" office:value="969.87">
            <text:p>969.87</text:p>
          </table:table-cell>
          <table:table-cell table:formula="of:=[.Z93]*1000000" office:value-type="float" office:value="20.256">
            <text:p>20.256</text:p>
          </table:table-cell>
          <table:table-cell table:formula="of:=[.AA93]*1000000" office:value-type="float" office:value="0">
            <text:p>0</text:p>
          </table:table-cell>
          <table:table-cell table:formula="of:=[.AB93]*1000000" office:value-type="float" office:value="-0.00000000000062443">
            <text:p>-6.2443E-013</text:p>
          </table:table-cell>
          <table:table-cell table:formula="of:=[.AC93]*1000000" office:value-type="float" office:value="0.00000000014684">
            <text:p>1.4684E-010</text:p>
          </table:table-cell>
          <table:table-cell office:value-type="float" office:value="0.00029953">
            <text:p>0.00029953</text:p>
          </table:table-cell>
          <table:table-cell table:style-name="ce1" office:value-type="string">
            <text:p>9.3568e-05</text:p>
          </table:table-cell>
          <table:table-cell office:value-type="float" office:value="0.00096988">
            <text:p>0.00096988</text:p>
          </table:table-cell>
          <table:table-cell table:style-name="ce1" office:value-type="string">
            <text:p>8.6995e-06</text:p>
          </table:table-cell>
          <table:table-cell table:style-name="ce1" office:value-type="string">
            <text:p>3.4554e-08</text:p>
          </table:table-cell>
          <table:table-cell table:style-name="ce1" office:value-type="string">
            <text:p>-7.4459e-19</text:p>
          </table:table-cell>
          <table:table-cell table:style-name="ce1" office:value-type="string">
            <text:p>1.4684e-16</text:p>
          </table:table-cell>
          <table:table-cell office:value-type="float" office:value="0.00029953">
            <text:p>0.00029953</text:p>
          </table:table-cell>
          <table:table-cell table:style-name="ce1" office:value-type="string">
            <text:p>9.3564e-05</text:p>
          </table:table-cell>
          <table:table-cell office:value-type="float" office:value="0.00096987">
            <text:p>0.00096987</text:p>
          </table:table-cell>
          <table:table-cell table:style-name="ce1" office:value-type="string">
            <text:p>2.0256e-05</text:p>
          </table:table-cell>
          <table:table-cell office:value-type="float" office:value="0">
            <text:p>0</text:p>
          </table:table-cell>
          <table:table-cell table:style-name="ce1" office:value-type="string">
            <text:p>-6.2443e-19</text:p>
          </table:table-cell>
          <table:table-cell table:style-name="ce1" office:value-type="string">
            <text:p>1.4684e-16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P94]*1000000" office:value-type="float" office:value="295.43">
            <text:p>295.43</text:p>
          </table:table-cell>
          <table:table-cell table:formula="of:=[.Q94]*1000000" office:value-type="float" office:value="92.43">
            <text:p>92.43</text:p>
          </table:table-cell>
          <table:table-cell table:formula="of:=[.R94]*1000000" office:value-type="float" office:value="975.2">
            <text:p>975.2</text:p>
          </table:table-cell>
          <table:table-cell table:formula="of:=[.S94]*1000000" office:value-type="float" office:value="8.5582">
            <text:p>8.5582</text:p>
          </table:table-cell>
          <table:table-cell table:formula="of:=[.T94]*1000000" office:value-type="float" office:value="0.034682">
            <text:p>0.034682</text:p>
          </table:table-cell>
          <table:table-cell table:formula="of:=[.U94]*1000000" office:value-type="float" office:value="-0.00000000000029359">
            <text:p>-2.9359E-013</text:p>
          </table:table-cell>
          <table:table-cell table:formula="of:=[.V94]*1000000" office:value-type="float" office:value="0.00000000014242">
            <text:p>1.4242E-010</text:p>
          </table:table-cell>
          <table:table-cell table:formula="of:=[.W94]*1000000" office:value-type="float" office:value="295.43">
            <text:p>295.43</text:p>
          </table:table-cell>
          <table:table-cell table:formula="of:=[.X94]*1000000" office:value-type="float" office:value="92.426">
            <text:p>92.426</text:p>
          </table:table-cell>
          <table:table-cell table:formula="of:=[.Y94]*1000000" office:value-type="float" office:value="975.19">
            <text:p>975.19</text:p>
          </table:table-cell>
          <table:table-cell table:formula="of:=[.Z94]*1000000" office:value-type="float" office:value="20.256">
            <text:p>20.256</text:p>
          </table:table-cell>
          <table:table-cell table:formula="of:=[.AA94]*1000000" office:value-type="float" office:value="0">
            <text:p>0</text:p>
          </table:table-cell>
          <table:table-cell table:formula="of:=[.AB94]*1000000" office:value-type="float" office:value="-0.0000000000026769">
            <text:p>-2.6769E-012</text:p>
          </table:table-cell>
          <table:table-cell table:formula="of:=[.AC94]*1000000" office:value-type="float" office:value="0.00000000014242">
            <text:p>1.4242E-010</text:p>
          </table:table-cell>
          <table:table-cell office:value-type="float" office:value="0.00029543">
            <text:p>0.00029543</text:p>
          </table:table-cell>
          <table:table-cell table:style-name="ce1" office:value-type="string">
            <text:p>9.243e-05</text:p>
          </table:table-cell>
          <table:table-cell office:value-type="float" office:value="0.0009752">
            <text:p>0.0009752</text:p>
          </table:table-cell>
          <table:table-cell table:style-name="ce1" office:value-type="string">
            <text:p>8.5582e-06</text:p>
          </table:table-cell>
          <table:table-cell table:style-name="ce1" office:value-type="string">
            <text:p>3.4682e-08</text:p>
          </table:table-cell>
          <table:table-cell table:style-name="ce1" office:value-type="string">
            <text:p>-2.9359e-19</text:p>
          </table:table-cell>
          <table:table-cell table:style-name="ce1" office:value-type="string">
            <text:p>1.4242e-16</text:p>
          </table:table-cell>
          <table:table-cell office:value-type="float" office:value="0.00029543">
            <text:p>0.00029543</text:p>
          </table:table-cell>
          <table:table-cell table:style-name="ce1" office:value-type="string">
            <text:p>9.2426e-05</text:p>
          </table:table-cell>
          <table:table-cell office:value-type="float" office:value="0.00097519">
            <text:p>0.00097519</text:p>
          </table:table-cell>
          <table:table-cell table:style-name="ce1" office:value-type="string">
            <text:p>2.0256e-05</text:p>
          </table:table-cell>
          <table:table-cell office:value-type="float" office:value="0">
            <text:p>0</text:p>
          </table:table-cell>
          <table:table-cell table:style-name="ce1" office:value-type="string">
            <text:p>-2.6769e-18</text:p>
          </table:table-cell>
          <table:table-cell table:style-name="ce1" office:value-type="string">
            <text:p>1.4242e-16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P95]*1000000" office:value-type="float" office:value="291.39">
            <text:p>291.39</text:p>
          </table:table-cell>
          <table:table-cell table:formula="of:=[.Q95]*1000000" office:value-type="float" office:value="91.304">
            <text:p>91.304</text:p>
          </table:table-cell>
          <table:table-cell table:formula="of:=[.R95]*1000000" office:value-type="float" office:value="980.44">
            <text:p>980.44</text:p>
          </table:table-cell>
          <table:table-cell table:formula="of:=[.S95]*1000000" office:value-type="float" office:value="8.4184">
            <text:p>8.4184</text:p>
          </table:table-cell>
          <table:table-cell table:formula="of:=[.T95]*1000000" office:value-type="float" office:value="0.034806">
            <text:p>0.034806</text:p>
          </table:table-cell>
          <table:table-cell table:formula="of:=[.U95]*1000000" office:value-type="float" office:value="-0.000000000000034985">
            <text:p>-3.4985E-014</text:p>
          </table:table-cell>
          <table:table-cell table:formula="of:=[.V95]*1000000" office:value-type="float" office:value="0.00000000013813">
            <text:p>1.3813E-010</text:p>
          </table:table-cell>
          <table:table-cell table:formula="of:=[.W95]*1000000" office:value-type="float" office:value="291.38">
            <text:p>291.38</text:p>
          </table:table-cell>
          <table:table-cell table:formula="of:=[.X95]*1000000" office:value-type="float" office:value="91.3">
            <text:p>91.3</text:p>
          </table:table-cell>
          <table:table-cell table:formula="of:=[.Y95]*1000000" office:value-type="float" office:value="980.43">
            <text:p>980.43</text:p>
          </table:table-cell>
          <table:table-cell table:formula="of:=[.Z95]*1000000" office:value-type="float" office:value="20.256">
            <text:p>20.256</text:p>
          </table:table-cell>
          <table:table-cell table:formula="of:=[.AA95]*1000000" office:value-type="float" office:value="0">
            <text:p>0</text:p>
          </table:table-cell>
          <table:table-cell table:formula="of:=[.AB95]*1000000" office:value-type="float" office:value="-0.0000000000055489">
            <text:p>-5.5489E-012</text:p>
          </table:table-cell>
          <table:table-cell table:formula="of:=[.AC95]*1000000" office:value-type="float" office:value="0.00000000013813">
            <text:p>1.3813E-010</text:p>
          </table:table-cell>
          <table:table-cell office:value-type="float" office:value="0.00029139">
            <text:p>0.00029139</text:p>
          </table:table-cell>
          <table:table-cell table:style-name="ce1" office:value-type="string">
            <text:p>9.1304e-05</text:p>
          </table:table-cell>
          <table:table-cell office:value-type="float" office:value="0.00098044">
            <text:p>0.00098044</text:p>
          </table:table-cell>
          <table:table-cell table:style-name="ce1" office:value-type="string">
            <text:p>8.4184e-06</text:p>
          </table:table-cell>
          <table:table-cell table:style-name="ce1" office:value-type="string">
            <text:p>3.4806e-08</text:p>
          </table:table-cell>
          <table:table-cell table:style-name="ce1" office:value-type="string">
            <text:p>-3.4985e-20</text:p>
          </table:table-cell>
          <table:table-cell table:style-name="ce1" office:value-type="string">
            <text:p>1.3813e-16</text:p>
          </table:table-cell>
          <table:table-cell office:value-type="float" office:value="0.00029138">
            <text:p>0.00029138</text:p>
          </table:table-cell>
          <table:table-cell table:style-name="ce1" office:value-type="string">
            <text:p>9.13e-05</text:p>
          </table:table-cell>
          <table:table-cell office:value-type="float" office:value="0.00098043">
            <text:p>0.00098043</text:p>
          </table:table-cell>
          <table:table-cell table:style-name="ce1" office:value-type="string">
            <text:p>2.0256e-05</text:p>
          </table:table-cell>
          <table:table-cell office:value-type="float" office:value="0">
            <text:p>0</text:p>
          </table:table-cell>
          <table:table-cell table:style-name="ce1" office:value-type="string">
            <text:p>-5.5489e-18</text:p>
          </table:table-cell>
          <table:table-cell table:style-name="ce1" office:value-type="string">
            <text:p>1.3813e-16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P96]*1000000" office:value-type="float" office:value="287.4">
            <text:p>287.4</text:p>
          </table:table-cell>
          <table:table-cell table:formula="of:=[.Q96]*1000000" office:value-type="float" office:value="90.19">
            <text:p>90.19</text:p>
          </table:table-cell>
          <table:table-cell table:formula="of:=[.R96]*1000000" office:value-type="float" office:value="985.62">
            <text:p>985.62</text:p>
          </table:table-cell>
          <table:table-cell table:formula="of:=[.S96]*1000000" office:value-type="float" office:value="8.2801">
            <text:p>8.2801</text:p>
          </table:table-cell>
          <table:table-cell table:formula="of:=[.T96]*1000000" office:value-type="float" office:value="0.034928">
            <text:p>0.034928</text:p>
          </table:table-cell>
          <table:table-cell table:formula="of:=[.U96]*1000000" office:value-type="float" office:value="-2.4524E-015">
            <text:p>-2.4524E-015</text:p>
          </table:table-cell>
          <table:table-cell table:formula="of:=[.V96]*1000000" office:value-type="float" office:value="0.00000000013398">
            <text:p>1.3398E-010</text:p>
          </table:table-cell>
          <table:table-cell table:formula="of:=[.W96]*1000000" office:value-type="float" office:value="287.4">
            <text:p>287.4</text:p>
          </table:table-cell>
          <table:table-cell table:formula="of:=[.X96]*1000000" office:value-type="float" office:value="90.186">
            <text:p>90.186</text:p>
          </table:table-cell>
          <table:table-cell table:formula="of:=[.Y96]*1000000" office:value-type="float" office:value="985.61">
            <text:p>985.61</text:p>
          </table:table-cell>
          <table:table-cell table:formula="of:=[.Z96]*1000000" office:value-type="float" office:value="20.255">
            <text:p>20.255</text:p>
          </table:table-cell>
          <table:table-cell table:formula="of:=[.AA96]*1000000" office:value-type="float" office:value="0">
            <text:p>0</text:p>
          </table:table-cell>
          <table:table-cell table:formula="of:=[.AB96]*1000000" office:value-type="float" office:value="-0.00000000000381">
            <text:p>-3.81E-012</text:p>
          </table:table-cell>
          <table:table-cell table:formula="of:=[.AC96]*1000000" office:value-type="float" office:value="0.00000000013397">
            <text:p>1.3397E-010</text:p>
          </table:table-cell>
          <table:table-cell office:value-type="float" office:value="0.0002874">
            <text:p>0.0002874</text:p>
          </table:table-cell>
          <table:table-cell table:style-name="ce1" office:value-type="string">
            <text:p>9.019e-05</text:p>
          </table:table-cell>
          <table:table-cell office:value-type="float" office:value="0.00098562">
            <text:p>0.00098562</text:p>
          </table:table-cell>
          <table:table-cell table:style-name="ce1" office:value-type="string">
            <text:p>8.2801e-06</text:p>
          </table:table-cell>
          <table:table-cell table:style-name="ce1" office:value-type="string">
            <text:p>3.4928e-08</text:p>
          </table:table-cell>
          <table:table-cell table:style-name="ce1" office:value-type="string">
            <text:p>-2.4524e-21</text:p>
          </table:table-cell>
          <table:table-cell table:style-name="ce1" office:value-type="string">
            <text:p>1.3398e-16</text:p>
          </table:table-cell>
          <table:table-cell office:value-type="float" office:value="0.0002874">
            <text:p>0.0002874</text:p>
          </table:table-cell>
          <table:table-cell table:style-name="ce1" office:value-type="string">
            <text:p>9.0186e-05</text:p>
          </table:table-cell>
          <table:table-cell office:value-type="float" office:value="0.00098561">
            <text:p>0.00098561</text:p>
          </table:table-cell>
          <table:table-cell table:style-name="ce1" office:value-type="string">
            <text:p>2.0255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1e-18</text:p>
          </table:table-cell>
          <table:table-cell table:style-name="ce1" office:value-type="string">
            <text:p>1.3397e-16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P97]*1000000" office:value-type="float" office:value="283.48">
            <text:p>283.48</text:p>
          </table:table-cell>
          <table:table-cell table:formula="of:=[.Q97]*1000000" office:value-type="float" office:value="89.088">
            <text:p>89.088</text:p>
          </table:table-cell>
          <table:table-cell table:formula="of:=[.R97]*1000000" office:value-type="float" office:value="990.72">
            <text:p>990.72</text:p>
          </table:table-cell>
          <table:table-cell table:formula="of:=[.S97]*1000000" office:value-type="float" office:value="8.1433">
            <text:p>8.1433</text:p>
          </table:table-cell>
          <table:table-cell table:formula="of:=[.T97]*1000000" office:value-type="float" office:value="0.035047">
            <text:p>0.035047</text:p>
          </table:table-cell>
          <table:table-cell table:formula="of:=[.U97]*1000000" office:value-type="float" office:value="-3.7672E-016">
            <text:p>-3.7672E-016</text:p>
          </table:table-cell>
          <table:table-cell table:formula="of:=[.V97]*1000000" office:value-type="float" office:value="0.00000000012995">
            <text:p>1.2995E-010</text:p>
          </table:table-cell>
          <table:table-cell table:formula="of:=[.W97]*1000000" office:value-type="float" office:value="283.47">
            <text:p>283.47</text:p>
          </table:table-cell>
          <table:table-cell table:formula="of:=[.X97]*1000000" office:value-type="float" office:value="89.084">
            <text:p>89.084</text:p>
          </table:table-cell>
          <table:table-cell table:formula="of:=[.Y97]*1000000" office:value-type="float" office:value="990.71">
            <text:p>990.71</text:p>
          </table:table-cell>
          <table:table-cell table:formula="of:=[.Z97]*1000000" office:value-type="float" office:value="20.255">
            <text:p>20.255</text:p>
          </table:table-cell>
          <table:table-cell table:formula="of:=[.AA97]*1000000" office:value-type="float" office:value="0">
            <text:p>0</text:p>
          </table:table-cell>
          <table:table-cell table:formula="of:=[.AB97]*1000000" office:value-type="float" office:value="-0.0000000000029211">
            <text:p>-2.9211E-012</text:p>
          </table:table-cell>
          <table:table-cell table:formula="of:=[.AC97]*1000000" office:value-type="float" office:value="0.00000000012994">
            <text:p>1.2994E-010</text:p>
          </table:table-cell>
          <table:table-cell office:value-type="float" office:value="0.00028348">
            <text:p>0.00028348</text:p>
          </table:table-cell>
          <table:table-cell table:style-name="ce1" office:value-type="string">
            <text:p>8.9088e-05</text:p>
          </table:table-cell>
          <table:table-cell office:value-type="float" office:value="0.00099072">
            <text:p>0.00099072</text:p>
          </table:table-cell>
          <table:table-cell table:style-name="ce1" office:value-type="string">
            <text:p>8.1433e-06</text:p>
          </table:table-cell>
          <table:table-cell table:style-name="ce1" office:value-type="string">
            <text:p>3.5047e-08</text:p>
          </table:table-cell>
          <table:table-cell table:style-name="ce1" office:value-type="string">
            <text:p>-3.7672e-22</text:p>
          </table:table-cell>
          <table:table-cell table:style-name="ce1" office:value-type="string">
            <text:p>1.2995e-16</text:p>
          </table:table-cell>
          <table:table-cell office:value-type="float" office:value="0.00028347">
            <text:p>0.00028347</text:p>
          </table:table-cell>
          <table:table-cell table:style-name="ce1" office:value-type="string">
            <text:p>8.9084e-05</text:p>
          </table:table-cell>
          <table:table-cell office:value-type="float" office:value="0.00099071">
            <text:p>0.00099071</text:p>
          </table:table-cell>
          <table:table-cell table:style-name="ce1" office:value-type="string">
            <text:p>2.0255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211e-18</text:p>
          </table:table-cell>
          <table:table-cell table:style-name="ce1" office:value-type="string">
            <text:p>1.2994e-16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P98]*1000000" office:value-type="float" office:value="279.61">
            <text:p>279.61</text:p>
          </table:table-cell>
          <table:table-cell table:formula="of:=[.Q98]*1000000" office:value-type="float" office:value="87.997">
            <text:p>87.997</text:p>
          </table:table-cell>
          <table:table-cell table:formula="of:=[.R98]*1000000" office:value-type="float" office:value="995.75">
            <text:p>995.75</text:p>
          </table:table-cell>
          <table:table-cell table:formula="of:=[.S98]*1000000" office:value-type="float" office:value="8.008">
            <text:p>8.008</text:p>
          </table:table-cell>
          <table:table-cell table:formula="of:=[.T98]*1000000" office:value-type="float" office:value="0.035164">
            <text:p>0.035164</text:p>
          </table:table-cell>
          <table:table-cell table:formula="of:=[.U98]*1000000" office:value-type="float" office:value="-6.0331E-017">
            <text:p>-6.0331E-017</text:p>
          </table:table-cell>
          <table:table-cell table:formula="of:=[.V98]*1000000" office:value-type="float" office:value="0.00000000012604">
            <text:p>1.2604E-010</text:p>
          </table:table-cell>
          <table:table-cell table:formula="of:=[.W98]*1000000" office:value-type="float" office:value="279.61">
            <text:p>279.61</text:p>
          </table:table-cell>
          <table:table-cell table:formula="of:=[.X98]*1000000" office:value-type="float" office:value="87.993">
            <text:p>87.993</text:p>
          </table:table-cell>
          <table:table-cell table:formula="of:=[.Y98]*1000000" office:value-type="float" office:value="995.74">
            <text:p>995.74</text:p>
          </table:table-cell>
          <table:table-cell table:formula="of:=[.Z98]*1000000" office:value-type="float" office:value="20.255">
            <text:p>20.255</text:p>
          </table:table-cell>
          <table:table-cell table:formula="of:=[.AA98]*1000000" office:value-type="float" office:value="0">
            <text:p>0</text:p>
          </table:table-cell>
          <table:table-cell table:formula="of:=[.AB98]*1000000" office:value-type="float" office:value="-0.0000000000033182">
            <text:p>-3.3182E-012</text:p>
          </table:table-cell>
          <table:table-cell table:formula="of:=[.AC98]*1000000" office:value-type="float" office:value="0.00000000012604">
            <text:p>1.2604E-010</text:p>
          </table:table-cell>
          <table:table-cell office:value-type="float" office:value="0.00027961">
            <text:p>0.00027961</text:p>
          </table:table-cell>
          <table:table-cell table:style-name="ce1" office:value-type="string">
            <text:p>8.7997e-05</text:p>
          </table:table-cell>
          <table:table-cell office:value-type="float" office:value="0.00099575">
            <text:p>0.00099575</text:p>
          </table:table-cell>
          <table:table-cell table:style-name="ce1" office:value-type="string">
            <text:p>8.008e-06</text:p>
          </table:table-cell>
          <table:table-cell table:style-name="ce1" office:value-type="string">
            <text:p>3.5164e-08</text:p>
          </table:table-cell>
          <table:table-cell table:style-name="ce1" office:value-type="string">
            <text:p>-6.0331e-23</text:p>
          </table:table-cell>
          <table:table-cell table:style-name="ce1" office:value-type="string">
            <text:p>1.2604e-16</text:p>
          </table:table-cell>
          <table:table-cell office:value-type="float" office:value="0.00027961">
            <text:p>0.00027961</text:p>
          </table:table-cell>
          <table:table-cell table:style-name="ce1" office:value-type="string">
            <text:p>8.7993e-05</text:p>
          </table:table-cell>
          <table:table-cell office:value-type="float" office:value="0.00099574">
            <text:p>0.00099574</text:p>
          </table:table-cell>
          <table:table-cell table:style-name="ce1" office:value-type="string">
            <text:p>2.0255e-05</text:p>
          </table:table-cell>
          <table:table-cell office:value-type="float" office:value="0">
            <text:p>0</text:p>
          </table:table-cell>
          <table:table-cell table:style-name="ce1" office:value-type="string">
            <text:p>-3.3182e-18</text:p>
          </table:table-cell>
          <table:table-cell table:style-name="ce1" office:value-type="string">
            <text:p>1.2604e-16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P99]*1000000" office:value-type="float" office:value="275.79">
            <text:p>275.79</text:p>
          </table:table-cell>
          <table:table-cell table:formula="of:=[.Q99]*1000000" office:value-type="float" office:value="86.919">
            <text:p>86.919</text:p>
          </table:table-cell>
          <table:table-cell table:formula="of:=[.R99]*1000000" office:value-type="float" office:value="1000.7">
            <text:p>1000.7</text:p>
          </table:table-cell>
          <table:table-cell table:formula="of:=[.S99]*1000000" office:value-type="float" office:value="7.8743">
            <text:p>7.8743</text:p>
          </table:table-cell>
          <table:table-cell table:formula="of:=[.T99]*1000000" office:value-type="float" office:value="0.035277">
            <text:p>0.035277</text:p>
          </table:table-cell>
          <table:table-cell table:formula="of:=[.U99]*1000000" office:value-type="float" office:value="7.4949E-015">
            <text:p>7.4949E-015</text:p>
          </table:table-cell>
          <table:table-cell table:formula="of:=[.V99]*1000000" office:value-type="float" office:value="0.00000000012225">
            <text:p>1.2225E-010</text:p>
          </table:table-cell>
          <table:table-cell table:formula="of:=[.W99]*1000000" office:value-type="float" office:value="275.79">
            <text:p>275.79</text:p>
          </table:table-cell>
          <table:table-cell table:formula="of:=[.X99]*1000000" office:value-type="float" office:value="86.915">
            <text:p>86.915</text:p>
          </table:table-cell>
          <table:table-cell table:formula="of:=[.Y99]*1000000" office:value-type="float" office:value="1000.7">
            <text:p>1000.7</text:p>
          </table:table-cell>
          <table:table-cell table:formula="of:=[.Z99]*1000000" office:value-type="float" office:value="20.255">
            <text:p>20.255</text:p>
          </table:table-cell>
          <table:table-cell table:formula="of:=[.AA99]*1000000" office:value-type="float" office:value="0">
            <text:p>0</text:p>
          </table:table-cell>
          <table:table-cell table:formula="of:=[.AB99]*1000000" office:value-type="float" office:value="-0.0000000000043101">
            <text:p>-4.3101E-012</text:p>
          </table:table-cell>
          <table:table-cell table:formula="of:=[.AC99]*1000000" office:value-type="float" office:value="0.00000000012225">
            <text:p>1.2225E-010</text:p>
          </table:table-cell>
          <table:table-cell office:value-type="float" office:value="0.00027579">
            <text:p>0.00027579</text:p>
          </table:table-cell>
          <table:table-cell table:style-name="ce1" office:value-type="string">
            <text:p>8.6919e-05</text:p>
          </table:table-cell>
          <table:table-cell office:value-type="float" office:value="0.0010007">
            <text:p>0.0010007</text:p>
          </table:table-cell>
          <table:table-cell table:style-name="ce1" office:value-type="string">
            <text:p>7.8743e-06</text:p>
          </table:table-cell>
          <table:table-cell table:style-name="ce1" office:value-type="string">
            <text:p>3.5277e-08</text:p>
          </table:table-cell>
          <table:table-cell table:style-name="ce1" office:value-type="string">
            <text:p>7.4949e-21</text:p>
          </table:table-cell>
          <table:table-cell table:style-name="ce1" office:value-type="string">
            <text:p>1.2225e-16</text:p>
          </table:table-cell>
          <table:table-cell office:value-type="float" office:value="0.00027579">
            <text:p>0.00027579</text:p>
          </table:table-cell>
          <table:table-cell table:style-name="ce1" office:value-type="string">
            <text:p>8.6915e-05</text:p>
          </table:table-cell>
          <table:table-cell office:value-type="float" office:value="0.0010007">
            <text:p>0.0010007</text:p>
          </table:table-cell>
          <table:table-cell table:style-name="ce1" office:value-type="string">
            <text:p>2.0255e-05</text:p>
          </table:table-cell>
          <table:table-cell office:value-type="float" office:value="0">
            <text:p>0</text:p>
          </table:table-cell>
          <table:table-cell table:style-name="ce1" office:value-type="string">
            <text:p>-4.3101e-18</text:p>
          </table:table-cell>
          <table:table-cell table:style-name="ce1" office:value-type="string">
            <text:p>1.2225e-16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P100]*1000000" office:value-type="float" office:value="272.04">
            <text:p>272.04</text:p>
          </table:table-cell>
          <table:table-cell table:formula="of:=[.Q100]*1000000" office:value-type="float" office:value="85.852">
            <text:p>85.852</text:p>
          </table:table-cell>
          <table:table-cell table:formula="of:=[.R100]*1000000" office:value-type="float" office:value="1005.6">
            <text:p>1005.6</text:p>
          </table:table-cell>
          <table:table-cell table:formula="of:=[.S100]*1000000" office:value-type="float" office:value="7.7421">
            <text:p>7.7421</text:p>
          </table:table-cell>
          <table:table-cell table:formula="of:=[.T100]*1000000" office:value-type="float" office:value="0.035389">
            <text:p>0.035389</text:p>
          </table:table-cell>
          <table:table-cell table:formula="of:=[.U100]*1000000" office:value-type="float" office:value="0.00000000000020319">
            <text:p>2.0319E-013</text:p>
          </table:table-cell>
          <table:table-cell table:formula="of:=[.V100]*1000000" office:value-type="float" office:value="0.00000000011858">
            <text:p>1.1858E-010</text:p>
          </table:table-cell>
          <table:table-cell table:formula="of:=[.W100]*1000000" office:value-type="float" office:value="272.04">
            <text:p>272.04</text:p>
          </table:table-cell>
          <table:table-cell table:formula="of:=[.X100]*1000000" office:value-type="float" office:value="85.848">
            <text:p>85.848</text:p>
          </table:table-cell>
          <table:table-cell table:formula="of:=[.Y100]*1000000" office:value-type="float" office:value="1005.6">
            <text:p>1005.6</text:p>
          </table:table-cell>
          <table:table-cell table:formula="of:=[.Z100]*1000000" office:value-type="float" office:value="20.255">
            <text:p>20.255</text:p>
          </table:table-cell>
          <table:table-cell table:formula="of:=[.AA100]*1000000" office:value-type="float" office:value="0">
            <text:p>0</text:p>
          </table:table-cell>
          <table:table-cell table:formula="of:=[.AB100]*1000000" office:value-type="float" office:value="-0.0000000000092647">
            <text:p>-9.2647E-012</text:p>
          </table:table-cell>
          <table:table-cell table:formula="of:=[.AC100]*1000000" office:value-type="float" office:value="0.00000000011858">
            <text:p>1.1858E-010</text:p>
          </table:table-cell>
          <table:table-cell office:value-type="float" office:value="0.00027204">
            <text:p>0.00027204</text:p>
          </table:table-cell>
          <table:table-cell table:style-name="ce1" office:value-type="string">
            <text:p>8.5852e-05</text:p>
          </table:table-cell>
          <table:table-cell office:value-type="float" office:value="0.0010056">
            <text:p>0.0010056</text:p>
          </table:table-cell>
          <table:table-cell table:style-name="ce1" office:value-type="string">
            <text:p>7.7421e-06</text:p>
          </table:table-cell>
          <table:table-cell table:style-name="ce1" office:value-type="string">
            <text:p>3.5389e-08</text:p>
          </table:table-cell>
          <table:table-cell table:style-name="ce1" office:value-type="string">
            <text:p>2.0319e-19</text:p>
          </table:table-cell>
          <table:table-cell table:style-name="ce1" office:value-type="string">
            <text:p>1.1858e-16</text:p>
          </table:table-cell>
          <table:table-cell office:value-type="float" office:value="0.00027204">
            <text:p>0.00027204</text:p>
          </table:table-cell>
          <table:table-cell table:style-name="ce1" office:value-type="string">
            <text:p>8.5848e-05</text:p>
          </table:table-cell>
          <table:table-cell office:value-type="float" office:value="0.0010056">
            <text:p>0.0010056</text:p>
          </table:table-cell>
          <table:table-cell table:style-name="ce1" office:value-type="string">
            <text:p>2.0255e-05</text:p>
          </table:table-cell>
          <table:table-cell office:value-type="float" office:value="0">
            <text:p>0</text:p>
          </table:table-cell>
          <table:table-cell table:style-name="ce1" office:value-type="string">
            <text:p>-9.2647e-18</text:p>
          </table:table-cell>
          <table:table-cell table:style-name="ce1" office:value-type="string">
            <text:p>1.1858e-16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P101]*1000000" office:value-type="float" office:value="268.33">
            <text:p>268.33</text:p>
          </table:table-cell>
          <table:table-cell table:formula="of:=[.Q101]*1000000" office:value-type="float" office:value="84.797">
            <text:p>84.797</text:p>
          </table:table-cell>
          <table:table-cell table:formula="of:=[.R101]*1000000" office:value-type="float" office:value="1010.4">
            <text:p>1010.4</text:p>
          </table:table-cell>
          <table:table-cell table:formula="of:=[.S101]*1000000" office:value-type="float" office:value="7.6114">
            <text:p>7.6114</text:p>
          </table:table-cell>
          <table:table-cell table:formula="of:=[.T101]*1000000" office:value-type="float" office:value="0.035498">
            <text:p>0.035498</text:p>
          </table:table-cell>
          <table:table-cell table:formula="of:=[.U101]*1000000" office:value-type="float" office:value="0.00000000000038753">
            <text:p>3.8753E-013</text:p>
          </table:table-cell>
          <table:table-cell table:formula="of:=[.V101]*1000000" office:value-type="float" office:value="0.00000000011502">
            <text:p>1.1502E-010</text:p>
          </table:table-cell>
          <table:table-cell table:formula="of:=[.W101]*1000000" office:value-type="float" office:value="268.33">
            <text:p>268.33</text:p>
          </table:table-cell>
          <table:table-cell table:formula="of:=[.X101]*1000000" office:value-type="float" office:value="84.792">
            <text:p>84.792</text:p>
          </table:table-cell>
          <table:table-cell table:formula="of:=[.Y101]*1000000" office:value-type="float" office:value="1010.4">
            <text:p>1010.4</text:p>
          </table:table-cell>
          <table:table-cell table:formula="of:=[.Z101]*1000000" office:value-type="float" office:value="20.255">
            <text:p>20.255</text:p>
          </table:table-cell>
          <table:table-cell table:formula="of:=[.AA101]*1000000" office:value-type="float" office:value="0">
            <text:p>0</text:p>
          </table:table-cell>
          <table:table-cell table:formula="of:=[.AB101]*1000000" office:value-type="float" office:value="-0.0000000000083895">
            <text:p>-8.3895E-012</text:p>
          </table:table-cell>
          <table:table-cell table:formula="of:=[.AC101]*1000000" office:value-type="float" office:value="0.00000000011502">
            <text:p>1.1502E-010</text:p>
          </table:table-cell>
          <table:table-cell office:value-type="float" office:value="0.00026833">
            <text:p>0.00026833</text:p>
          </table:table-cell>
          <table:table-cell table:style-name="ce1" office:value-type="string">
            <text:p>8.4797e-05</text:p>
          </table:table-cell>
          <table:table-cell office:value-type="float" office:value="0.0010104">
            <text:p>0.0010104</text:p>
          </table:table-cell>
          <table:table-cell table:style-name="ce1" office:value-type="string">
            <text:p>7.6114e-06</text:p>
          </table:table-cell>
          <table:table-cell table:style-name="ce1" office:value-type="string">
            <text:p>3.5498e-08</text:p>
          </table:table-cell>
          <table:table-cell table:style-name="ce1" office:value-type="string">
            <text:p>3.8753e-19</text:p>
          </table:table-cell>
          <table:table-cell table:style-name="ce1" office:value-type="string">
            <text:p>1.1502e-16</text:p>
          </table:table-cell>
          <table:table-cell office:value-type="float" office:value="0.00026833">
            <text:p>0.00026833</text:p>
          </table:table-cell>
          <table:table-cell table:style-name="ce1" office:value-type="string">
            <text:p>8.4792e-05</text:p>
          </table:table-cell>
          <table:table-cell office:value-type="float" office:value="0.0010104">
            <text:p>0.0010104</text:p>
          </table:table-cell>
          <table:table-cell table:style-name="ce1" office:value-type="string">
            <text:p>2.0255e-05</text:p>
          </table:table-cell>
          <table:table-cell office:value-type="float" office:value="0">
            <text:p>0</text:p>
          </table:table-cell>
          <table:table-cell table:style-name="ce1" office:value-type="string">
            <text:p>-8.3895e-18</text:p>
          </table:table-cell>
          <table:table-cell table:style-name="ce1" office:value-type="string">
            <text:p>1.1502e-16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P102]*1000000" office:value-type="float" office:value="264.68">
            <text:p>264.68</text:p>
          </table:table-cell>
          <table:table-cell table:formula="of:=[.Q102]*1000000" office:value-type="float" office:value="83.753">
            <text:p>83.753</text:p>
          </table:table-cell>
          <table:table-cell table:formula="of:=[.R102]*1000000" office:value-type="float" office:value="1015.2">
            <text:p>1015.2</text:p>
          </table:table-cell>
          <table:table-cell table:formula="of:=[.S102]*1000000" office:value-type="float" office:value="7.4823">
            <text:p>7.4823</text:p>
          </table:table-cell>
          <table:table-cell table:formula="of:=[.T102]*1000000" office:value-type="float" office:value="0.035605">
            <text:p>0.035605</text:p>
          </table:table-cell>
          <table:table-cell table:formula="of:=[.U102]*1000000" office:value-type="float" office:value="0.00000000000010162">
            <text:p>1.0162E-013</text:p>
          </table:table-cell>
          <table:table-cell table:formula="of:=[.V102]*1000000" office:value-type="float" office:value="0.00000000011157">
            <text:p>1.1157E-010</text:p>
          </table:table-cell>
          <table:table-cell table:formula="of:=[.W102]*1000000" office:value-type="float" office:value="264.68">
            <text:p>264.68</text:p>
          </table:table-cell>
          <table:table-cell table:formula="of:=[.X102]*1000000" office:value-type="float" office:value="83.749">
            <text:p>83.749</text:p>
          </table:table-cell>
          <table:table-cell table:formula="of:=[.Y102]*1000000" office:value-type="float" office:value="1015.2">
            <text:p>1015.2</text:p>
          </table:table-cell>
          <table:table-cell table:formula="of:=[.Z102]*1000000" office:value-type="float" office:value="20.255">
            <text:p>20.255</text:p>
          </table:table-cell>
          <table:table-cell table:formula="of:=[.AA102]*1000000" office:value-type="float" office:value="0">
            <text:p>0</text:p>
          </table:table-cell>
          <table:table-cell table:formula="of:=[.AB102]*1000000" office:value-type="float" office:value="-0.0000000000079796">
            <text:p>-7.9796E-012</text:p>
          </table:table-cell>
          <table:table-cell table:formula="of:=[.AC102]*1000000" office:value-type="float" office:value="0.00000000011157">
            <text:p>1.1157E-010</text:p>
          </table:table-cell>
          <table:table-cell office:value-type="float" office:value="0.00026468">
            <text:p>0.00026468</text:p>
          </table:table-cell>
          <table:table-cell table:style-name="ce1" office:value-type="string">
            <text:p>8.3753e-05</text:p>
          </table:table-cell>
          <table:table-cell office:value-type="float" office:value="0.0010152">
            <text:p>0.0010152</text:p>
          </table:table-cell>
          <table:table-cell table:style-name="ce1" office:value-type="string">
            <text:p>7.4823e-06</text:p>
          </table:table-cell>
          <table:table-cell table:style-name="ce1" office:value-type="string">
            <text:p>3.5605e-08</text:p>
          </table:table-cell>
          <table:table-cell table:style-name="ce1" office:value-type="string">
            <text:p>1.0162e-19</text:p>
          </table:table-cell>
          <table:table-cell table:style-name="ce1" office:value-type="string">
            <text:p>1.1157e-16</text:p>
          </table:table-cell>
          <table:table-cell office:value-type="float" office:value="0.00026468">
            <text:p>0.00026468</text:p>
          </table:table-cell>
          <table:table-cell table:style-name="ce1" office:value-type="string">
            <text:p>8.3749e-05</text:p>
          </table:table-cell>
          <table:table-cell office:value-type="float" office:value="0.0010152">
            <text:p>0.0010152</text:p>
          </table:table-cell>
          <table:table-cell table:style-name="ce1" office:value-type="string">
            <text:p>2.0255e-05</text:p>
          </table:table-cell>
          <table:table-cell office:value-type="float" office:value="0">
            <text:p>0</text:p>
          </table:table-cell>
          <table:table-cell table:style-name="ce1" office:value-type="string">
            <text:p>-7.9796e-18</text:p>
          </table:table-cell>
          <table:table-cell table:style-name="ce1" office:value-type="string">
            <text:p>1.1157e-16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P103]*1000000" office:value-type="float" office:value="261.09">
            <text:p>261.09</text:p>
          </table:table-cell>
          <table:table-cell table:formula="of:=[.Q103]*1000000" office:value-type="float" office:value="82.721">
            <text:p>82.721</text:p>
          </table:table-cell>
          <table:table-cell table:formula="of:=[.R103]*1000000" office:value-type="float" office:value="1019.9">
            <text:p>1019.9</text:p>
          </table:table-cell>
          <table:table-cell table:formula="of:=[.S103]*1000000" office:value-type="float" office:value="7.3547">
            <text:p>7.3547</text:p>
          </table:table-cell>
          <table:table-cell table:formula="of:=[.T103]*1000000" office:value-type="float" office:value="0.03571">
            <text:p>0.03571</text:p>
          </table:table-cell>
          <table:table-cell table:formula="of:=[.U103]*1000000" office:value-type="float" office:value="0.000000000000095948">
            <text:p>9.5948E-014</text:p>
          </table:table-cell>
          <table:table-cell table:formula="of:=[.V103]*1000000" office:value-type="float" office:value="0.00000000010822">
            <text:p>1.0822E-010</text:p>
          </table:table-cell>
          <table:table-cell table:formula="of:=[.W103]*1000000" office:value-type="float" office:value="261.08">
            <text:p>261.08</text:p>
          </table:table-cell>
          <table:table-cell table:formula="of:=[.X103]*1000000" office:value-type="float" office:value="82.716">
            <text:p>82.716</text:p>
          </table:table-cell>
          <table:table-cell table:formula="of:=[.Y103]*1000000" office:value-type="float" office:value="1019.9">
            <text:p>1019.9</text:p>
          </table:table-cell>
          <table:table-cell table:formula="of:=[.Z103]*1000000" office:value-type="float" office:value="20.255">
            <text:p>20.255</text:p>
          </table:table-cell>
          <table:table-cell table:formula="of:=[.AA103]*1000000" office:value-type="float" office:value="0">
            <text:p>0</text:p>
          </table:table-cell>
          <table:table-cell table:formula="of:=[.AB103]*1000000" office:value-type="float" office:value="-0.0000000000055651">
            <text:p>-5.5651E-012</text:p>
          </table:table-cell>
          <table:table-cell table:formula="of:=[.AC103]*1000000" office:value-type="float" office:value="0.00000000010822">
            <text:p>1.0822E-010</text:p>
          </table:table-cell>
          <table:table-cell office:value-type="float" office:value="0.00026109">
            <text:p>0.00026109</text:p>
          </table:table-cell>
          <table:table-cell table:style-name="ce1" office:value-type="string">
            <text:p>8.2721e-05</text:p>
          </table:table-cell>
          <table:table-cell office:value-type="float" office:value="0.0010199">
            <text:p>0.0010199</text:p>
          </table:table-cell>
          <table:table-cell table:style-name="ce1" office:value-type="string">
            <text:p>7.3547e-06</text:p>
          </table:table-cell>
          <table:table-cell table:style-name="ce1" office:value-type="string">
            <text:p>3.571e-08</text:p>
          </table:table-cell>
          <table:table-cell table:style-name="ce1" office:value-type="string">
            <text:p>9.5948e-20</text:p>
          </table:table-cell>
          <table:table-cell table:style-name="ce1" office:value-type="string">
            <text:p>1.0822e-16</text:p>
          </table:table-cell>
          <table:table-cell office:value-type="float" office:value="0.00026108">
            <text:p>0.00026108</text:p>
          </table:table-cell>
          <table:table-cell table:style-name="ce1" office:value-type="string">
            <text:p>8.2716e-05</text:p>
          </table:table-cell>
          <table:table-cell office:value-type="float" office:value="0.0010199">
            <text:p>0.0010199</text:p>
          </table:table-cell>
          <table:table-cell table:style-name="ce1" office:value-type="string">
            <text:p>2.0255e-05</text:p>
          </table:table-cell>
          <table:table-cell office:value-type="float" office:value="0">
            <text:p>0</text:p>
          </table:table-cell>
          <table:table-cell table:style-name="ce1" office:value-type="string">
            <text:p>-5.5651e-18</text:p>
          </table:table-cell>
          <table:table-cell table:style-name="ce1" office:value-type="string">
            <text:p>1.0822e-16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P104]*1000000" office:value-type="float" office:value="257.54">
            <text:p>257.54</text:p>
          </table:table-cell>
          <table:table-cell table:formula="of:=[.Q104]*1000000" office:value-type="float" office:value="81.7">
            <text:p>81.7</text:p>
          </table:table-cell>
          <table:table-cell table:formula="of:=[.R104]*1000000" office:value-type="float" office:value="1024.5">
            <text:p>1024.5</text:p>
          </table:table-cell>
          <table:table-cell table:formula="of:=[.S104]*1000000" office:value-type="float" office:value="7.2288">
            <text:p>7.2288</text:p>
          </table:table-cell>
          <table:table-cell table:formula="of:=[.T104]*1000000" office:value-type="float" office:value="0.035812">
            <text:p>0.035812</text:p>
          </table:table-cell>
          <table:table-cell table:formula="of:=[.U104]*1000000" office:value-type="float" office:value="0.00000000000030425">
            <text:p>3.0425E-013</text:p>
          </table:table-cell>
          <table:table-cell table:formula="of:=[.V104]*1000000" office:value-type="float" office:value="0.00000000010498">
            <text:p>1.0498E-010</text:p>
          </table:table-cell>
          <table:table-cell table:formula="of:=[.W104]*1000000" office:value-type="float" office:value="257.54">
            <text:p>257.54</text:p>
          </table:table-cell>
          <table:table-cell table:formula="of:=[.X104]*1000000" office:value-type="float" office:value="81.695">
            <text:p>81.695</text:p>
          </table:table-cell>
          <table:table-cell table:formula="of:=[.Y104]*1000000" office:value-type="float" office:value="1024.5">
            <text:p>1024.5</text:p>
          </table:table-cell>
          <table:table-cell table:formula="of:=[.Z104]*1000000" office:value-type="float" office:value="20.254">
            <text:p>20.254</text:p>
          </table:table-cell>
          <table:table-cell table:formula="of:=[.AA104]*1000000" office:value-type="float" office:value="0">
            <text:p>0</text:p>
          </table:table-cell>
          <table:table-cell table:formula="of:=[.AB104]*1000000" office:value-type="float" office:value="-0.0000000000033613">
            <text:p>-3.3613E-012</text:p>
          </table:table-cell>
          <table:table-cell table:formula="of:=[.AC104]*1000000" office:value-type="float" office:value="0.00000000010498">
            <text:p>1.0498E-010</text:p>
          </table:table-cell>
          <table:table-cell office:value-type="float" office:value="0.00025754">
            <text:p>0.00025754</text:p>
          </table:table-cell>
          <table:table-cell table:style-name="ce1" office:value-type="string">
            <text:p>8.17e-05</text:p>
          </table:table-cell>
          <table:table-cell office:value-type="float" office:value="0.0010245">
            <text:p>0.0010245</text:p>
          </table:table-cell>
          <table:table-cell table:style-name="ce1" office:value-type="string">
            <text:p>7.2288e-06</text:p>
          </table:table-cell>
          <table:table-cell table:style-name="ce1" office:value-type="string">
            <text:p>3.5812e-08</text:p>
          </table:table-cell>
          <table:table-cell table:style-name="ce1" office:value-type="string">
            <text:p>3.0425e-19</text:p>
          </table:table-cell>
          <table:table-cell table:style-name="ce1" office:value-type="string">
            <text:p>1.0498e-16</text:p>
          </table:table-cell>
          <table:table-cell office:value-type="float" office:value="0.00025754">
            <text:p>0.00025754</text:p>
          </table:table-cell>
          <table:table-cell table:style-name="ce1" office:value-type="string">
            <text:p>8.1695e-05</text:p>
          </table:table-cell>
          <table:table-cell office:value-type="float" office:value="0.0010245">
            <text:p>0.0010245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3613e-18</text:p>
          </table:table-cell>
          <table:table-cell table:style-name="ce1" office:value-type="string">
            <text:p>1.0498e-16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P105]*1000000" office:value-type="float" office:value="254.05">
            <text:p>254.05</text:p>
          </table:table-cell>
          <table:table-cell table:formula="of:=[.Q105]*1000000" office:value-type="float" office:value="80.69">
            <text:p>80.69</text:p>
          </table:table-cell>
          <table:table-cell table:formula="of:=[.R105]*1000000" office:value-type="float" office:value="1029.1">
            <text:p>1029.1</text:p>
          </table:table-cell>
          <table:table-cell table:formula="of:=[.S105]*1000000" office:value-type="float" office:value="7.1044">
            <text:p>7.1044</text:p>
          </table:table-cell>
          <table:table-cell table:formula="of:=[.T105]*1000000" office:value-type="float" office:value="0.035913">
            <text:p>0.035913</text:p>
          </table:table-cell>
          <table:table-cell table:formula="of:=[.U105]*1000000" office:value-type="float" office:value="0.000000000000162">
            <text:p>1.62E-013</text:p>
          </table:table-cell>
          <table:table-cell table:formula="of:=[.V105]*1000000" office:value-type="float" office:value="0.00000000010183">
            <text:p>1.0183E-010</text:p>
          </table:table-cell>
          <table:table-cell table:formula="of:=[.W105]*1000000" office:value-type="float" office:value="254.05">
            <text:p>254.05</text:p>
          </table:table-cell>
          <table:table-cell table:formula="of:=[.X105]*1000000" office:value-type="float" office:value="80.686">
            <text:p>80.686</text:p>
          </table:table-cell>
          <table:table-cell table:formula="of:=[.Y105]*1000000" office:value-type="float" office:value="1029.1">
            <text:p>1029.1</text:p>
          </table:table-cell>
          <table:table-cell table:formula="of:=[.Z105]*1000000" office:value-type="float" office:value="20.254">
            <text:p>20.254</text:p>
          </table:table-cell>
          <table:table-cell table:formula="of:=[.AA105]*1000000" office:value-type="float" office:value="0">
            <text:p>0</text:p>
          </table:table-cell>
          <table:table-cell table:formula="of:=[.AB105]*1000000" office:value-type="float" office:value="-0.00000000000025328">
            <text:p>-2.5328E-013</text:p>
          </table:table-cell>
          <table:table-cell table:formula="of:=[.AC105]*1000000" office:value-type="float" office:value="0.00000000010183">
            <text:p>1.0183E-010</text:p>
          </table:table-cell>
          <table:table-cell office:value-type="float" office:value="0.00025405">
            <text:p>0.00025405</text:p>
          </table:table-cell>
          <table:table-cell table:style-name="ce1" office:value-type="string">
            <text:p>8.069e-05</text:p>
          </table:table-cell>
          <table:table-cell office:value-type="float" office:value="0.0010291">
            <text:p>0.0010291</text:p>
          </table:table-cell>
          <table:table-cell table:style-name="ce1" office:value-type="string">
            <text:p>7.1044e-06</text:p>
          </table:table-cell>
          <table:table-cell table:style-name="ce1" office:value-type="string">
            <text:p>3.5913e-08</text:p>
          </table:table-cell>
          <table:table-cell table:style-name="ce1" office:value-type="string">
            <text:p>1.62e-19</text:p>
          </table:table-cell>
          <table:table-cell table:style-name="ce1" office:value-type="string">
            <text:p>1.0183e-16</text:p>
          </table:table-cell>
          <table:table-cell office:value-type="float" office:value="0.00025405">
            <text:p>0.00025405</text:p>
          </table:table-cell>
          <table:table-cell table:style-name="ce1" office:value-type="string">
            <text:p>8.0686e-05</text:p>
          </table:table-cell>
          <table:table-cell office:value-type="float" office:value="0.0010291">
            <text:p>0.0010291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328e-19</text:p>
          </table:table-cell>
          <table:table-cell table:style-name="ce1" office:value-type="string">
            <text:p>1.0183e-16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P106]*1000000" office:value-type="float" office:value="250.6">
            <text:p>250.6</text:p>
          </table:table-cell>
          <table:table-cell table:formula="of:=[.Q106]*1000000" office:value-type="float" office:value="79.692">
            <text:p>79.692</text:p>
          </table:table-cell>
          <table:table-cell table:formula="of:=[.R106]*1000000" office:value-type="float" office:value="1033.6">
            <text:p>1033.6</text:p>
          </table:table-cell>
          <table:table-cell table:formula="of:=[.S106]*1000000" office:value-type="float" office:value="6.9815">
            <text:p>6.9815</text:p>
          </table:table-cell>
          <table:table-cell table:formula="of:=[.T106]*1000000" office:value-type="float" office:value="0.036012">
            <text:p>0.036012</text:p>
          </table:table-cell>
          <table:table-cell table:formula="of:=[.U106]*1000000" office:value-type="float" office:value="0.00000000000016999">
            <text:p>1.6999E-013</text:p>
          </table:table-cell>
          <table:table-cell table:formula="of:=[.V106]*1000000" office:value-type="float" office:value="0.000000000098782">
            <text:p>9.8782E-011</text:p>
          </table:table-cell>
          <table:table-cell table:formula="of:=[.W106]*1000000" office:value-type="float" office:value="250.6">
            <text:p>250.6</text:p>
          </table:table-cell>
          <table:table-cell table:formula="of:=[.X106]*1000000" office:value-type="float" office:value="79.687">
            <text:p>79.687</text:p>
          </table:table-cell>
          <table:table-cell table:formula="of:=[.Y106]*1000000" office:value-type="float" office:value="1033.6">
            <text:p>1033.6</text:p>
          </table:table-cell>
          <table:table-cell table:formula="of:=[.Z106]*1000000" office:value-type="float" office:value="20.254">
            <text:p>20.254</text:p>
          </table:table-cell>
          <table:table-cell table:formula="of:=[.AA106]*1000000" office:value-type="float" office:value="0">
            <text:p>0</text:p>
          </table:table-cell>
          <table:table-cell table:formula="of:=[.AB106]*1000000" office:value-type="float" office:value="-0.00000000000030268">
            <text:p>-3.0268E-013</text:p>
          </table:table-cell>
          <table:table-cell table:formula="of:=[.AC106]*1000000" office:value-type="float" office:value="0.000000000098781">
            <text:p>9.8781E-011</text:p>
          </table:table-cell>
          <table:table-cell office:value-type="float" office:value="0.0002506">
            <text:p>0.0002506</text:p>
          </table:table-cell>
          <table:table-cell table:style-name="ce1" office:value-type="string">
            <text:p>7.9692e-05</text:p>
          </table:table-cell>
          <table:table-cell office:value-type="float" office:value="0.0010336">
            <text:p>0.0010336</text:p>
          </table:table-cell>
          <table:table-cell table:style-name="ce1" office:value-type="string">
            <text:p>6.9815e-06</text:p>
          </table:table-cell>
          <table:table-cell table:style-name="ce1" office:value-type="string">
            <text:p>3.6012e-08</text:p>
          </table:table-cell>
          <table:table-cell table:style-name="ce1" office:value-type="string">
            <text:p>1.6999e-19</text:p>
          </table:table-cell>
          <table:table-cell table:style-name="ce1" office:value-type="string">
            <text:p>9.8782e-17</text:p>
          </table:table-cell>
          <table:table-cell office:value-type="float" office:value="0.0002506">
            <text:p>0.0002506</text:p>
          </table:table-cell>
          <table:table-cell table:style-name="ce1" office:value-type="string">
            <text:p>7.9687e-05</text:p>
          </table:table-cell>
          <table:table-cell office:value-type="float" office:value="0.0010336">
            <text:p>0.0010336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0268e-19</text:p>
          </table:table-cell>
          <table:table-cell table:style-name="ce1" office:value-type="string">
            <text:p>9.8781e-17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P107]*1000000" office:value-type="float" office:value="247.21">
            <text:p>247.21</text:p>
          </table:table-cell>
          <table:table-cell table:formula="of:=[.Q107]*1000000" office:value-type="float" office:value="78.704">
            <text:p>78.704</text:p>
          </table:table-cell>
          <table:table-cell table:formula="of:=[.R107]*1000000" office:value-type="float" office:value="1038">
            <text:p>1038</text:p>
          </table:table-cell>
          <table:table-cell table:formula="of:=[.S107]*1000000" office:value-type="float" office:value="6.8603">
            <text:p>6.8603</text:p>
          </table:table-cell>
          <table:table-cell table:formula="of:=[.T107]*1000000" office:value-type="float" office:value="0.036108">
            <text:p>0.036108</text:p>
          </table:table-cell>
          <table:table-cell table:formula="of:=[.U107]*1000000" office:value-type="float" office:value="0.0000000000002771">
            <text:p>2.771E-013</text:p>
          </table:table-cell>
          <table:table-cell table:formula="of:=[.V107]*1000000" office:value-type="float" office:value="0.000000000095825">
            <text:p>9.5825E-011</text:p>
          </table:table-cell>
          <table:table-cell table:formula="of:=[.W107]*1000000" office:value-type="float" office:value="247.21">
            <text:p>247.21</text:p>
          </table:table-cell>
          <table:table-cell table:formula="of:=[.X107]*1000000" office:value-type="float" office:value="78.7">
            <text:p>78.7</text:p>
          </table:table-cell>
          <table:table-cell table:formula="of:=[.Y107]*1000000" office:value-type="float" office:value="1038">
            <text:p>1038</text:p>
          </table:table-cell>
          <table:table-cell table:formula="of:=[.Z107]*1000000" office:value-type="float" office:value="20.254">
            <text:p>20.254</text:p>
          </table:table-cell>
          <table:table-cell table:formula="of:=[.AA107]*1000000" office:value-type="float" office:value="0">
            <text:p>0</text:p>
          </table:table-cell>
          <table:table-cell table:formula="of:=[.AB107]*1000000" office:value-type="float" office:value="-0.0000000000020822">
            <text:p>-2.0822E-012</text:p>
          </table:table-cell>
          <table:table-cell table:formula="of:=[.AC107]*1000000" office:value-type="float" office:value="0.000000000095824">
            <text:p>9.5824E-011</text:p>
          </table:table-cell>
          <table:table-cell office:value-type="float" office:value="0.00024721">
            <text:p>0.00024721</text:p>
          </table:table-cell>
          <table:table-cell table:style-name="ce1" office:value-type="string">
            <text:p>7.8704e-05</text:p>
          </table:table-cell>
          <table:table-cell office:value-type="float" office:value="0.001038">
            <text:p>0.001038</text:p>
          </table:table-cell>
          <table:table-cell table:style-name="ce1" office:value-type="string">
            <text:p>6.8603e-06</text:p>
          </table:table-cell>
          <table:table-cell table:style-name="ce1" office:value-type="string">
            <text:p>3.6108e-08</text:p>
          </table:table-cell>
          <table:table-cell table:style-name="ce1" office:value-type="string">
            <text:p>2.771e-19</text:p>
          </table:table-cell>
          <table:table-cell table:style-name="ce1" office:value-type="string">
            <text:p>9.5825e-17</text:p>
          </table:table-cell>
          <table:table-cell office:value-type="float" office:value="0.00024721">
            <text:p>0.00024721</text:p>
          </table:table-cell>
          <table:table-cell table:style-name="ce1" office:value-type="string">
            <text:p>7.87e-05</text:p>
          </table:table-cell>
          <table:table-cell office:value-type="float" office:value="0.001038">
            <text:p>0.001038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822e-18</text:p>
          </table:table-cell>
          <table:table-cell table:style-name="ce1" office:value-type="string">
            <text:p>9.5824e-17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P108]*1000000" office:value-type="float" office:value="243.86">
            <text:p>243.86</text:p>
          </table:table-cell>
          <table:table-cell table:formula="of:=[.Q108]*1000000" office:value-type="float" office:value="77.728">
            <text:p>77.728</text:p>
          </table:table-cell>
          <table:table-cell table:formula="of:=[.R108]*1000000" office:value-type="float" office:value="1042.4">
            <text:p>1042.4</text:p>
          </table:table-cell>
          <table:table-cell table:formula="of:=[.S108]*1000000" office:value-type="float" office:value="6.7406">
            <text:p>6.7406</text:p>
          </table:table-cell>
          <table:table-cell table:formula="of:=[.T108]*1000000" office:value-type="float" office:value="0.036203">
            <text:p>0.036203</text:p>
          </table:table-cell>
          <table:table-cell table:formula="of:=[.U108]*1000000" office:value-type="float" office:value="0.000000000000073568">
            <text:p>7.3568E-014</text:p>
          </table:table-cell>
          <table:table-cell table:formula="of:=[.V108]*1000000" office:value-type="float" office:value="0.000000000092959">
            <text:p>9.2959E-011</text:p>
          </table:table-cell>
          <table:table-cell table:formula="of:=[.W108]*1000000" office:value-type="float" office:value="243.86">
            <text:p>243.86</text:p>
          </table:table-cell>
          <table:table-cell table:formula="of:=[.X108]*1000000" office:value-type="float" office:value="77.724">
            <text:p>77.724</text:p>
          </table:table-cell>
          <table:table-cell table:formula="of:=[.Y108]*1000000" office:value-type="float" office:value="1042.4">
            <text:p>1042.4</text:p>
          </table:table-cell>
          <table:table-cell table:formula="of:=[.Z108]*1000000" office:value-type="float" office:value="20.254">
            <text:p>20.254</text:p>
          </table:table-cell>
          <table:table-cell table:formula="of:=[.AA108]*1000000" office:value-type="float" office:value="0">
            <text:p>0</text:p>
          </table:table-cell>
          <table:table-cell table:formula="of:=[.AB108]*1000000" office:value-type="float" office:value="-0.0000000000016064">
            <text:p>-1.6064E-012</text:p>
          </table:table-cell>
          <table:table-cell table:formula="of:=[.AC108]*1000000" office:value-type="float" office:value="0.000000000092958">
            <text:p>9.2958E-011</text:p>
          </table:table-cell>
          <table:table-cell office:value-type="float" office:value="0.00024386">
            <text:p>0.00024386</text:p>
          </table:table-cell>
          <table:table-cell table:style-name="ce1" office:value-type="string">
            <text:p>7.7728e-05</text:p>
          </table:table-cell>
          <table:table-cell office:value-type="float" office:value="0.0010424">
            <text:p>0.0010424</text:p>
          </table:table-cell>
          <table:table-cell table:style-name="ce1" office:value-type="string">
            <text:p>6.7406e-06</text:p>
          </table:table-cell>
          <table:table-cell table:style-name="ce1" office:value-type="string">
            <text:p>3.6203e-08</text:p>
          </table:table-cell>
          <table:table-cell table:style-name="ce1" office:value-type="string">
            <text:p>7.3568e-20</text:p>
          </table:table-cell>
          <table:table-cell table:style-name="ce1" office:value-type="string">
            <text:p>9.2959e-17</text:p>
          </table:table-cell>
          <table:table-cell office:value-type="float" office:value="0.00024386">
            <text:p>0.00024386</text:p>
          </table:table-cell>
          <table:table-cell table:style-name="ce1" office:value-type="string">
            <text:p>7.7724e-05</text:p>
          </table:table-cell>
          <table:table-cell office:value-type="float" office:value="0.0010424">
            <text:p>0.0010424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064e-18</text:p>
          </table:table-cell>
          <table:table-cell table:style-name="ce1" office:value-type="string">
            <text:p>9.2958e-17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P109]*1000000" office:value-type="float" office:value="240.57">
            <text:p>240.57</text:p>
          </table:table-cell>
          <table:table-cell table:formula="of:=[.Q109]*1000000" office:value-type="float" office:value="76.763">
            <text:p>76.763</text:p>
          </table:table-cell>
          <table:table-cell table:formula="of:=[.R109]*1000000" office:value-type="float" office:value="1046.7">
            <text:p>1046.7</text:p>
          </table:table-cell>
          <table:table-cell table:formula="of:=[.S109]*1000000" office:value-type="float" office:value="6.6224">
            <text:p>6.6224</text:p>
          </table:table-cell>
          <table:table-cell table:formula="of:=[.T109]*1000000" office:value-type="float" office:value="0.036296">
            <text:p>0.036296</text:p>
          </table:table-cell>
          <table:table-cell table:formula="of:=[.U109]*1000000" office:value-type="float" office:value="0.000000000000038378">
            <text:p>3.8378E-014</text:p>
          </table:table-cell>
          <table:table-cell table:formula="of:=[.V109]*1000000" office:value-type="float" office:value="0.00000000009018">
            <text:p>9.018E-011</text:p>
          </table:table-cell>
          <table:table-cell table:formula="of:=[.W109]*1000000" office:value-type="float" office:value="240.57">
            <text:p>240.57</text:p>
          </table:table-cell>
          <table:table-cell table:formula="of:=[.X109]*1000000" office:value-type="float" office:value="76.759">
            <text:p>76.759</text:p>
          </table:table-cell>
          <table:table-cell table:formula="of:=[.Y109]*1000000" office:value-type="float" office:value="1046.7">
            <text:p>1046.7</text:p>
          </table:table-cell>
          <table:table-cell table:formula="of:=[.Z109]*1000000" office:value-type="float" office:value="20.254">
            <text:p>20.254</text:p>
          </table:table-cell>
          <table:table-cell table:formula="of:=[.AA109]*1000000" office:value-type="float" office:value="0">
            <text:p>0</text:p>
          </table:table-cell>
          <table:table-cell table:formula="of:=[.AB109]*1000000" office:value-type="float" office:value="0.000000000005257">
            <text:p>5.257E-012</text:p>
          </table:table-cell>
          <table:table-cell table:formula="of:=[.AC109]*1000000" office:value-type="float" office:value="0.000000000090179">
            <text:p>9.0179E-011</text:p>
          </table:table-cell>
          <table:table-cell office:value-type="float" office:value="0.00024057">
            <text:p>0.00024057</text:p>
          </table:table-cell>
          <table:table-cell table:style-name="ce1" office:value-type="string">
            <text:p>7.6763e-05</text:p>
          </table:table-cell>
          <table:table-cell office:value-type="float" office:value="0.0010467">
            <text:p>0.0010467</text:p>
          </table:table-cell>
          <table:table-cell table:style-name="ce1" office:value-type="string">
            <text:p>6.6224e-06</text:p>
          </table:table-cell>
          <table:table-cell table:style-name="ce1" office:value-type="string">
            <text:p>3.6296e-08</text:p>
          </table:table-cell>
          <table:table-cell table:style-name="ce1" office:value-type="string">
            <text:p>3.8378e-20</text:p>
          </table:table-cell>
          <table:table-cell table:style-name="ce1" office:value-type="string">
            <text:p>9.018e-17</text:p>
          </table:table-cell>
          <table:table-cell office:value-type="float" office:value="0.00024057">
            <text:p>0.00024057</text:p>
          </table:table-cell>
          <table:table-cell table:style-name="ce1" office:value-type="string">
            <text:p>7.6759e-05</text:p>
          </table:table-cell>
          <table:table-cell office:value-type="float" office:value="0.0010467">
            <text:p>0.0010467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5.257e-18</text:p>
          </table:table-cell>
          <table:table-cell table:style-name="ce1" office:value-type="string">
            <text:p>9.0179e-17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P110]*1000000" office:value-type="float" office:value="237.32">
            <text:p>237.32</text:p>
          </table:table-cell>
          <table:table-cell table:formula="of:=[.Q110]*1000000" office:value-type="float" office:value="75.809">
            <text:p>75.809</text:p>
          </table:table-cell>
          <table:table-cell table:formula="of:=[.R110]*1000000" office:value-type="float" office:value="1051">
            <text:p>1051</text:p>
          </table:table-cell>
          <table:table-cell table:formula="of:=[.S110]*1000000" office:value-type="float" office:value="6.5059">
            <text:p>6.5059</text:p>
          </table:table-cell>
          <table:table-cell table:formula="of:=[.T110]*1000000" office:value-type="float" office:value="0.036388">
            <text:p>0.036388</text:p>
          </table:table-cell>
          <table:table-cell table:formula="of:=[.U110]*1000000" office:value-type="float" office:value="-0.00000000000011777">
            <text:p>-1.1777E-013</text:p>
          </table:table-cell>
          <table:table-cell table:formula="of:=[.V110]*1000000" office:value-type="float" office:value="0.000000000087485">
            <text:p>8.7485E-011</text:p>
          </table:table-cell>
          <table:table-cell table:formula="of:=[.W110]*1000000" office:value-type="float" office:value="237.32">
            <text:p>237.32</text:p>
          </table:table-cell>
          <table:table-cell table:formula="of:=[.X110]*1000000" office:value-type="float" office:value="75.804">
            <text:p>75.804</text:p>
          </table:table-cell>
          <table:table-cell table:formula="of:=[.Y110]*1000000" office:value-type="float" office:value="1051">
            <text:p>1051</text:p>
          </table:table-cell>
          <table:table-cell table:formula="of:=[.Z110]*1000000" office:value-type="float" office:value="20.254">
            <text:p>20.254</text:p>
          </table:table-cell>
          <table:table-cell table:formula="of:=[.AA110]*1000000" office:value-type="float" office:value="0">
            <text:p>0</text:p>
          </table:table-cell>
          <table:table-cell table:formula="of:=[.AB110]*1000000" office:value-type="float" office:value="0.0000000000077527">
            <text:p>7.7527E-012</text:p>
          </table:table-cell>
          <table:table-cell table:formula="of:=[.AC110]*1000000" office:value-type="float" office:value="0.000000000087484">
            <text:p>8.7484E-011</text:p>
          </table:table-cell>
          <table:table-cell office:value-type="float" office:value="0.00023732">
            <text:p>0.00023732</text:p>
          </table:table-cell>
          <table:table-cell table:style-name="ce1" office:value-type="string">
            <text:p>7.5809e-05</text:p>
          </table:table-cell>
          <table:table-cell office:value-type="float" office:value="0.001051">
            <text:p>0.001051</text:p>
          </table:table-cell>
          <table:table-cell table:style-name="ce1" office:value-type="string">
            <text:p>6.5059e-06</text:p>
          </table:table-cell>
          <table:table-cell table:style-name="ce1" office:value-type="string">
            <text:p>3.6388e-08</text:p>
          </table:table-cell>
          <table:table-cell table:style-name="ce1" office:value-type="string">
            <text:p>-1.1777e-19</text:p>
          </table:table-cell>
          <table:table-cell table:style-name="ce1" office:value-type="string">
            <text:p>8.7485e-17</text:p>
          </table:table-cell>
          <table:table-cell office:value-type="float" office:value="0.00023732">
            <text:p>0.00023732</text:p>
          </table:table-cell>
          <table:table-cell table:style-name="ce1" office:value-type="string">
            <text:p>7.5804e-05</text:p>
          </table:table-cell>
          <table:table-cell office:value-type="float" office:value="0.001051">
            <text:p>0.001051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7.7527e-18</text:p>
          </table:table-cell>
          <table:table-cell table:style-name="ce1" office:value-type="string">
            <text:p>8.7484e-17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P111]*1000000" office:value-type="float" office:value="234.12">
            <text:p>234.12</text:p>
          </table:table-cell>
          <table:table-cell table:formula="of:=[.Q111]*1000000" office:value-type="float" office:value="74.865">
            <text:p>74.865</text:p>
          </table:table-cell>
          <table:table-cell table:formula="of:=[.R111]*1000000" office:value-type="float" office:value="1055.2">
            <text:p>1055.2</text:p>
          </table:table-cell>
          <table:table-cell table:formula="of:=[.S111]*1000000" office:value-type="float" office:value="6.3909">
            <text:p>6.3909</text:p>
          </table:table-cell>
          <table:table-cell table:formula="of:=[.T111]*1000000" office:value-type="float" office:value="0.036477">
            <text:p>0.036477</text:p>
          </table:table-cell>
          <table:table-cell table:formula="of:=[.U111]*1000000" office:value-type="float" office:value="-0.00000000000013755">
            <text:p>-1.3755E-013</text:p>
          </table:table-cell>
          <table:table-cell table:formula="of:=[.V111]*1000000" office:value-type="float" office:value="0.000000000084873">
            <text:p>8.4873E-011</text:p>
          </table:table-cell>
          <table:table-cell table:formula="of:=[.W111]*1000000" office:value-type="float" office:value="234.12">
            <text:p>234.12</text:p>
          </table:table-cell>
          <table:table-cell table:formula="of:=[.X111]*1000000" office:value-type="float" office:value="74.861">
            <text:p>74.861</text:p>
          </table:table-cell>
          <table:table-cell table:formula="of:=[.Y111]*1000000" office:value-type="float" office:value="1055.2">
            <text:p>1055.2</text:p>
          </table:table-cell>
          <table:table-cell table:formula="of:=[.Z111]*1000000" office:value-type="float" office:value="20.254">
            <text:p>20.254</text:p>
          </table:table-cell>
          <table:table-cell table:formula="of:=[.AA111]*1000000" office:value-type="float" office:value="0">
            <text:p>0</text:p>
          </table:table-cell>
          <table:table-cell table:formula="of:=[.AB111]*1000000" office:value-type="float" office:value="0.0000000000061235">
            <text:p>6.1235E-012</text:p>
          </table:table-cell>
          <table:table-cell table:formula="of:=[.AC111]*1000000" office:value-type="float" office:value="0.000000000084872">
            <text:p>8.4872E-011</text:p>
          </table:table-cell>
          <table:table-cell office:value-type="float" office:value="0.00023412">
            <text:p>0.00023412</text:p>
          </table:table-cell>
          <table:table-cell table:style-name="ce1" office:value-type="string">
            <text:p>7.4865e-05</text:p>
          </table:table-cell>
          <table:table-cell office:value-type="float" office:value="0.0010552">
            <text:p>0.0010552</text:p>
          </table:table-cell>
          <table:table-cell table:style-name="ce1" office:value-type="string">
            <text:p>6.3909e-06</text:p>
          </table:table-cell>
          <table:table-cell table:style-name="ce1" office:value-type="string">
            <text:p>3.6477e-08</text:p>
          </table:table-cell>
          <table:table-cell table:style-name="ce1" office:value-type="string">
            <text:p>-1.3755e-19</text:p>
          </table:table-cell>
          <table:table-cell table:style-name="ce1" office:value-type="string">
            <text:p>8.4873e-17</text:p>
          </table:table-cell>
          <table:table-cell office:value-type="float" office:value="0.00023412">
            <text:p>0.00023412</text:p>
          </table:table-cell>
          <table:table-cell table:style-name="ce1" office:value-type="string">
            <text:p>7.4861e-05</text:p>
          </table:table-cell>
          <table:table-cell office:value-type="float" office:value="0.0010552">
            <text:p>0.0010552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6.1235e-18</text:p>
          </table:table-cell>
          <table:table-cell table:style-name="ce1" office:value-type="string">
            <text:p>8.4872e-17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P112]*1000000" office:value-type="float" office:value="230.96">
            <text:p>230.96</text:p>
          </table:table-cell>
          <table:table-cell table:formula="of:=[.Q112]*1000000" office:value-type="float" office:value="73.932">
            <text:p>73.932</text:p>
          </table:table-cell>
          <table:table-cell table:formula="of:=[.R112]*1000000" office:value-type="float" office:value="1059.3">
            <text:p>1059.3</text:p>
          </table:table-cell>
          <table:table-cell table:formula="of:=[.S112]*1000000" office:value-type="float" office:value="6.2774">
            <text:p>6.2774</text:p>
          </table:table-cell>
          <table:table-cell table:formula="of:=[.T112]*1000000" office:value-type="float" office:value="0.036566">
            <text:p>0.036566</text:p>
          </table:table-cell>
          <table:table-cell table:formula="of:=[.U112]*1000000" office:value-type="float" office:value="0.000000000000058307">
            <text:p>5.8307E-014</text:p>
          </table:table-cell>
          <table:table-cell table:formula="of:=[.V112]*1000000" office:value-type="float" office:value="0.00000000008234">
            <text:p>8.234E-011</text:p>
          </table:table-cell>
          <table:table-cell table:formula="of:=[.W112]*1000000" office:value-type="float" office:value="230.96">
            <text:p>230.96</text:p>
          </table:table-cell>
          <table:table-cell table:formula="of:=[.X112]*1000000" office:value-type="float" office:value="73.928">
            <text:p>73.928</text:p>
          </table:table-cell>
          <table:table-cell table:formula="of:=[.Y112]*1000000" office:value-type="float" office:value="1059.3">
            <text:p>1059.3</text:p>
          </table:table-cell>
          <table:table-cell table:formula="of:=[.Z112]*1000000" office:value-type="float" office:value="20.254">
            <text:p>20.254</text:p>
          </table:table-cell>
          <table:table-cell table:formula="of:=[.AA112]*1000000" office:value-type="float" office:value="0">
            <text:p>0</text:p>
          </table:table-cell>
          <table:table-cell table:formula="of:=[.AB112]*1000000" office:value-type="float" office:value="0.0000000000049964">
            <text:p>4.9964E-012</text:p>
          </table:table-cell>
          <table:table-cell table:formula="of:=[.AC112]*1000000" office:value-type="float" office:value="0.000000000082339">
            <text:p>8.2339E-011</text:p>
          </table:table-cell>
          <table:table-cell office:value-type="float" office:value="0.00023096">
            <text:p>0.00023096</text:p>
          </table:table-cell>
          <table:table-cell table:style-name="ce1" office:value-type="string">
            <text:p>7.3932e-05</text:p>
          </table:table-cell>
          <table:table-cell office:value-type="float" office:value="0.0010593">
            <text:p>0.0010593</text:p>
          </table:table-cell>
          <table:table-cell table:style-name="ce1" office:value-type="string">
            <text:p>6.2774e-06</text:p>
          </table:table-cell>
          <table:table-cell table:style-name="ce1" office:value-type="string">
            <text:p>3.6566e-08</text:p>
          </table:table-cell>
          <table:table-cell table:style-name="ce1" office:value-type="string">
            <text:p>5.8307e-20</text:p>
          </table:table-cell>
          <table:table-cell table:style-name="ce1" office:value-type="string">
            <text:p>8.234e-17</text:p>
          </table:table-cell>
          <table:table-cell office:value-type="float" office:value="0.00023096">
            <text:p>0.00023096</text:p>
          </table:table-cell>
          <table:table-cell table:style-name="ce1" office:value-type="string">
            <text:p>7.3928e-05</text:p>
          </table:table-cell>
          <table:table-cell office:value-type="float" office:value="0.0010593">
            <text:p>0.0010593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4.9964e-18</text:p>
          </table:table-cell>
          <table:table-cell table:style-name="ce1" office:value-type="string">
            <text:p>8.2339e-17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P113]*1000000" office:value-type="float" office:value="227.85">
            <text:p>227.85</text:p>
          </table:table-cell>
          <table:table-cell table:formula="of:=[.Q113]*1000000" office:value-type="float" office:value="73.01">
            <text:p>73.01</text:p>
          </table:table-cell>
          <table:table-cell table:formula="of:=[.R113]*1000000" office:value-type="float" office:value="1063.4">
            <text:p>1063.4</text:p>
          </table:table-cell>
          <table:table-cell table:formula="of:=[.S113]*1000000" office:value-type="float" office:value="6.1656">
            <text:p>6.1656</text:p>
          </table:table-cell>
          <table:table-cell table:formula="of:=[.T113]*1000000" office:value-type="float" office:value="0.036652">
            <text:p>0.036652</text:p>
          </table:table-cell>
          <table:table-cell table:formula="of:=[.U113]*1000000" office:value-type="float" office:value="7.8524E-015">
            <text:p>7.8524E-015</text:p>
          </table:table-cell>
          <table:table-cell table:formula="of:=[.V113]*1000000" office:value-type="float" office:value="0.000000000079885">
            <text:p>7.9885E-011</text:p>
          </table:table-cell>
          <table:table-cell table:formula="of:=[.W113]*1000000" office:value-type="float" office:value="227.85">
            <text:p>227.85</text:p>
          </table:table-cell>
          <table:table-cell table:formula="of:=[.X113]*1000000" office:value-type="float" office:value="73.006">
            <text:p>73.006</text:p>
          </table:table-cell>
          <table:table-cell table:formula="of:=[.Y113]*1000000" office:value-type="float" office:value="1063.4">
            <text:p>1063.4</text:p>
          </table:table-cell>
          <table:table-cell table:formula="of:=[.Z113]*1000000" office:value-type="float" office:value="20.254">
            <text:p>20.254</text:p>
          </table:table-cell>
          <table:table-cell table:formula="of:=[.AA113]*1000000" office:value-type="float" office:value="0">
            <text:p>0</text:p>
          </table:table-cell>
          <table:table-cell table:formula="of:=[.AB113]*1000000" office:value-type="float" office:value="0.00000000000033177">
            <text:p>3.3177E-013</text:p>
          </table:table-cell>
          <table:table-cell table:formula="of:=[.AC113]*1000000" office:value-type="float" office:value="0.000000000079884">
            <text:p>7.9884E-011</text:p>
          </table:table-cell>
          <table:table-cell office:value-type="float" office:value="0.00022785">
            <text:p>0.00022785</text:p>
          </table:table-cell>
          <table:table-cell table:style-name="ce1" office:value-type="string">
            <text:p>7.301e-05</text:p>
          </table:table-cell>
          <table:table-cell office:value-type="float" office:value="0.0010634">
            <text:p>0.0010634</text:p>
          </table:table-cell>
          <table:table-cell table:style-name="ce1" office:value-type="string">
            <text:p>6.1656e-06</text:p>
          </table:table-cell>
          <table:table-cell table:style-name="ce1" office:value-type="string">
            <text:p>3.6652e-08</text:p>
          </table:table-cell>
          <table:table-cell table:style-name="ce1" office:value-type="string">
            <text:p>7.8524e-21</text:p>
          </table:table-cell>
          <table:table-cell table:style-name="ce1" office:value-type="string">
            <text:p>7.9885e-17</text:p>
          </table:table-cell>
          <table:table-cell office:value-type="float" office:value="0.00022785">
            <text:p>0.00022785</text:p>
          </table:table-cell>
          <table:table-cell table:style-name="ce1" office:value-type="string">
            <text:p>7.3006e-05</text:p>
          </table:table-cell>
          <table:table-cell office:value-type="float" office:value="0.0010634">
            <text:p>0.0010634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3.3177e-19</text:p>
          </table:table-cell>
          <table:table-cell table:style-name="ce1" office:value-type="string">
            <text:p>7.9884e-17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P114]*1000000" office:value-type="float" office:value="224.79">
            <text:p>224.79</text:p>
          </table:table-cell>
          <table:table-cell table:formula="of:=[.Q114]*1000000" office:value-type="float" office:value="72.099">
            <text:p>72.099</text:p>
          </table:table-cell>
          <table:table-cell table:formula="of:=[.R114]*1000000" office:value-type="float" office:value="1067.5">
            <text:p>1067.5</text:p>
          </table:table-cell>
          <table:table-cell table:formula="of:=[.S114]*1000000" office:value-type="float" office:value="6.0552">
            <text:p>6.0552</text:p>
          </table:table-cell>
          <table:table-cell table:formula="of:=[.T114]*1000000" office:value-type="float" office:value="0.036738">
            <text:p>0.036738</text:p>
          </table:table-cell>
          <table:table-cell table:formula="of:=[.U114]*1000000" office:value-type="float" office:value="5.2275E-017">
            <text:p>5.2275E-017</text:p>
          </table:table-cell>
          <table:table-cell table:formula="of:=[.V114]*1000000" office:value-type="float" office:value="0.000000000077504">
            <text:p>7.7504E-011</text:p>
          </table:table-cell>
          <table:table-cell table:formula="of:=[.W114]*1000000" office:value-type="float" office:value="224.78">
            <text:p>224.78</text:p>
          </table:table-cell>
          <table:table-cell table:formula="of:=[.X114]*1000000" office:value-type="float" office:value="72.094">
            <text:p>72.094</text:p>
          </table:table-cell>
          <table:table-cell table:formula="of:=[.Y114]*1000000" office:value-type="float" office:value="1067.4">
            <text:p>1067.4</text:p>
          </table:table-cell>
          <table:table-cell table:formula="of:=[.Z114]*1000000" office:value-type="float" office:value="20.254">
            <text:p>20.254</text:p>
          </table:table-cell>
          <table:table-cell table:formula="of:=[.AA114]*1000000" office:value-type="float" office:value="0">
            <text:p>0</text:p>
          </table:table-cell>
          <table:table-cell table:formula="of:=[.AB114]*1000000" office:value-type="float" office:value="-0.0000000000011245">
            <text:p>-1.1245E-012</text:p>
          </table:table-cell>
          <table:table-cell table:formula="of:=[.AC114]*1000000" office:value-type="float" office:value="0.000000000077503">
            <text:p>7.7503E-011</text:p>
          </table:table-cell>
          <table:table-cell office:value-type="float" office:value="0.00022479">
            <text:p>0.00022479</text:p>
          </table:table-cell>
          <table:table-cell table:style-name="ce1" office:value-type="string">
            <text:p>7.2099e-05</text:p>
          </table:table-cell>
          <table:table-cell office:value-type="float" office:value="0.0010675">
            <text:p>0.0010675</text:p>
          </table:table-cell>
          <table:table-cell table:style-name="ce1" office:value-type="string">
            <text:p>6.0552e-06</text:p>
          </table:table-cell>
          <table:table-cell table:style-name="ce1" office:value-type="string">
            <text:p>3.6738e-08</text:p>
          </table:table-cell>
          <table:table-cell table:style-name="ce1" office:value-type="string">
            <text:p>5.2275e-23</text:p>
          </table:table-cell>
          <table:table-cell table:style-name="ce1" office:value-type="string">
            <text:p>7.7504e-17</text:p>
          </table:table-cell>
          <table:table-cell office:value-type="float" office:value="0.00022478">
            <text:p>0.00022478</text:p>
          </table:table-cell>
          <table:table-cell table:style-name="ce1" office:value-type="string">
            <text:p>7.2094e-05</text:p>
          </table:table-cell>
          <table:table-cell office:value-type="float" office:value="0.0010674">
            <text:p>0.0010674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245e-18</text:p>
          </table:table-cell>
          <table:table-cell table:style-name="ce1" office:value-type="string">
            <text:p>7.7503e-17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P115]*1000000" office:value-type="float" office:value="221.76">
            <text:p>221.76</text:p>
          </table:table-cell>
          <table:table-cell table:formula="of:=[.Q115]*1000000" office:value-type="float" office:value="71.198">
            <text:p>71.198</text:p>
          </table:table-cell>
          <table:table-cell table:formula="of:=[.R115]*1000000" office:value-type="float" office:value="1071.4">
            <text:p>1071.4</text:p>
          </table:table-cell>
          <table:table-cell table:formula="of:=[.S115]*1000000" office:value-type="float" office:value="5.9464">
            <text:p>5.9464</text:p>
          </table:table-cell>
          <table:table-cell table:formula="of:=[.T115]*1000000" office:value-type="float" office:value="0.036822">
            <text:p>0.036822</text:p>
          </table:table-cell>
          <table:table-cell table:formula="of:=[.U115]*1000000" office:value-type="float" office:value="2.649E-016">
            <text:p>2.649E-016</text:p>
          </table:table-cell>
          <table:table-cell table:formula="of:=[.V115]*1000000" office:value-type="float" office:value="0.000000000075196">
            <text:p>7.5196E-011</text:p>
          </table:table-cell>
          <table:table-cell table:formula="of:=[.W115]*1000000" office:value-type="float" office:value="221.76">
            <text:p>221.76</text:p>
          </table:table-cell>
          <table:table-cell table:formula="of:=[.X115]*1000000" office:value-type="float" office:value="71.193">
            <text:p>71.193</text:p>
          </table:table-cell>
          <table:table-cell table:formula="of:=[.Y115]*1000000" office:value-type="float" office:value="1071.4">
            <text:p>1071.4</text:p>
          </table:table-cell>
          <table:table-cell table:formula="of:=[.Z115]*1000000" office:value-type="float" office:value="20.254">
            <text:p>20.254</text:p>
          </table:table-cell>
          <table:table-cell table:formula="of:=[.AA115]*1000000" office:value-type="float" office:value="0">
            <text:p>0</text:p>
          </table:table-cell>
          <table:table-cell table:formula="of:=[.AB115]*1000000" office:value-type="float" office:value="0.0000000000021977">
            <text:p>2.1977E-012</text:p>
          </table:table-cell>
          <table:table-cell table:formula="of:=[.AC115]*1000000" office:value-type="float" office:value="0.000000000075195">
            <text:p>7.5195E-011</text:p>
          </table:table-cell>
          <table:table-cell office:value-type="float" office:value="0.00022176">
            <text:p>0.00022176</text:p>
          </table:table-cell>
          <table:table-cell table:style-name="ce1" office:value-type="string">
            <text:p>7.1198e-05</text:p>
          </table:table-cell>
          <table:table-cell office:value-type="float" office:value="0.0010714">
            <text:p>0.0010714</text:p>
          </table:table-cell>
          <table:table-cell table:style-name="ce1" office:value-type="string">
            <text:p>5.9464e-06</text:p>
          </table:table-cell>
          <table:table-cell table:style-name="ce1" office:value-type="string">
            <text:p>3.6822e-08</text:p>
          </table:table-cell>
          <table:table-cell table:style-name="ce1" office:value-type="string">
            <text:p>2.649e-22</text:p>
          </table:table-cell>
          <table:table-cell table:style-name="ce1" office:value-type="string">
            <text:p>7.5196e-17</text:p>
          </table:table-cell>
          <table:table-cell office:value-type="float" office:value="0.00022176">
            <text:p>0.00022176</text:p>
          </table:table-cell>
          <table:table-cell table:style-name="ce1" office:value-type="string">
            <text:p>7.1193e-05</text:p>
          </table:table-cell>
          <table:table-cell office:value-type="float" office:value="0.0010714">
            <text:p>0.0010714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2.1977e-18</text:p>
          </table:table-cell>
          <table:table-cell table:style-name="ce1" office:value-type="string">
            <text:p>7.5195e-17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P116]*1000000" office:value-type="float" office:value="218.79">
            <text:p>218.79</text:p>
          </table:table-cell>
          <table:table-cell table:formula="of:=[.Q116]*1000000" office:value-type="float" office:value="70.307">
            <text:p>70.307</text:p>
          </table:table-cell>
          <table:table-cell table:formula="of:=[.R116]*1000000" office:value-type="float" office:value="1075.4">
            <text:p>1075.4</text:p>
          </table:table-cell>
          <table:table-cell table:formula="of:=[.S116]*1000000" office:value-type="float" office:value="5.8392">
            <text:p>5.8392</text:p>
          </table:table-cell>
          <table:table-cell table:formula="of:=[.T116]*1000000" office:value-type="float" office:value="0.036904">
            <text:p>0.036904</text:p>
          </table:table-cell>
          <table:table-cell table:formula="of:=[.U116]*1000000" office:value-type="float" office:value="7.1924E-015">
            <text:p>7.1924E-015</text:p>
          </table:table-cell>
          <table:table-cell table:formula="of:=[.V116]*1000000" office:value-type="float" office:value="0.000000000072958">
            <text:p>7.2958E-011</text:p>
          </table:table-cell>
          <table:table-cell table:formula="of:=[.W116]*1000000" office:value-type="float" office:value="218.78">
            <text:p>218.78</text:p>
          </table:table-cell>
          <table:table-cell table:formula="of:=[.X116]*1000000" office:value-type="float" office:value="70.302">
            <text:p>70.302</text:p>
          </table:table-cell>
          <table:table-cell table:formula="of:=[.Y116]*1000000" office:value-type="float" office:value="1075.3">
            <text:p>1075.3</text:p>
          </table:table-cell>
          <table:table-cell table:formula="of:=[.Z116]*1000000" office:value-type="float" office:value="20.254">
            <text:p>20.254</text:p>
          </table:table-cell>
          <table:table-cell table:formula="of:=[.AA116]*1000000" office:value-type="float" office:value="0">
            <text:p>0</text:p>
          </table:table-cell>
          <table:table-cell table:formula="of:=[.AB116]*1000000" office:value-type="float" office:value="0.000000000002936">
            <text:p>2.936E-012</text:p>
          </table:table-cell>
          <table:table-cell table:formula="of:=[.AC116]*1000000" office:value-type="float" office:value="0.000000000072958">
            <text:p>7.2958E-011</text:p>
          </table:table-cell>
          <table:table-cell office:value-type="float" office:value="0.00021879">
            <text:p>0.00021879</text:p>
          </table:table-cell>
          <table:table-cell table:style-name="ce1" office:value-type="string">
            <text:p>7.0307e-05</text:p>
          </table:table-cell>
          <table:table-cell office:value-type="float" office:value="0.0010754">
            <text:p>0.0010754</text:p>
          </table:table-cell>
          <table:table-cell table:style-name="ce1" office:value-type="string">
            <text:p>5.8392e-06</text:p>
          </table:table-cell>
          <table:table-cell table:style-name="ce1" office:value-type="string">
            <text:p>3.6904e-08</text:p>
          </table:table-cell>
          <table:table-cell table:style-name="ce1" office:value-type="string">
            <text:p>7.1924e-21</text:p>
          </table:table-cell>
          <table:table-cell table:style-name="ce1" office:value-type="string">
            <text:p>7.2958e-17</text:p>
          </table:table-cell>
          <table:table-cell office:value-type="float" office:value="0.00021878">
            <text:p>0.00021878</text:p>
          </table:table-cell>
          <table:table-cell table:style-name="ce1" office:value-type="string">
            <text:p>7.0302e-05</text:p>
          </table:table-cell>
          <table:table-cell office:value-type="float" office:value="0.0010753">
            <text:p>0.0010753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2.936e-18</text:p>
          </table:table-cell>
          <table:table-cell table:style-name="ce1" office:value-type="string">
            <text:p>7.2958e-17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P117]*1000000" office:value-type="float" office:value="215.85">
            <text:p>215.85</text:p>
          </table:table-cell>
          <table:table-cell table:formula="of:=[.Q117]*1000000" office:value-type="float" office:value="69.426">
            <text:p>69.426</text:p>
          </table:table-cell>
          <table:table-cell table:formula="of:=[.R117]*1000000" office:value-type="float" office:value="1079.2">
            <text:p>1079.2</text:p>
          </table:table-cell>
          <table:table-cell table:formula="of:=[.S117]*1000000" office:value-type="float" office:value="5.7335">
            <text:p>5.7335</text:p>
          </table:table-cell>
          <table:table-cell table:formula="of:=[.T117]*1000000" office:value-type="float" office:value="0.036985">
            <text:p>0.036985</text:p>
          </table:table-cell>
          <table:table-cell table:formula="of:=[.U117]*1000000" office:value-type="float" office:value="0.000000000000025452">
            <text:p>2.5452E-014</text:p>
          </table:table-cell>
          <table:table-cell table:formula="of:=[.V117]*1000000" office:value-type="float" office:value="0.000000000070789">
            <text:p>7.0789E-011</text:p>
          </table:table-cell>
          <table:table-cell table:formula="of:=[.W117]*1000000" office:value-type="float" office:value="215.85">
            <text:p>215.85</text:p>
          </table:table-cell>
          <table:table-cell table:formula="of:=[.X117]*1000000" office:value-type="float" office:value="69.422">
            <text:p>69.422</text:p>
          </table:table-cell>
          <table:table-cell table:formula="of:=[.Y117]*1000000" office:value-type="float" office:value="1079.2">
            <text:p>1079.2</text:p>
          </table:table-cell>
          <table:table-cell table:formula="of:=[.Z117]*1000000" office:value-type="float" office:value="20.254">
            <text:p>20.254</text:p>
          </table:table-cell>
          <table:table-cell table:formula="of:=[.AA117]*1000000" office:value-type="float" office:value="0">
            <text:p>0</text:p>
          </table:table-cell>
          <table:table-cell table:formula="of:=[.AB117]*1000000" office:value-type="float" office:value="0.0000000000031404">
            <text:p>3.1404E-012</text:p>
          </table:table-cell>
          <table:table-cell table:formula="of:=[.AC117]*1000000" office:value-type="float" office:value="0.000000000070788">
            <text:p>7.0788E-011</text:p>
          </table:table-cell>
          <table:table-cell office:value-type="float" office:value="0.00021585">
            <text:p>0.00021585</text:p>
          </table:table-cell>
          <table:table-cell table:style-name="ce1" office:value-type="string">
            <text:p>6.9426e-05</text:p>
          </table:table-cell>
          <table:table-cell office:value-type="float" office:value="0.0010792">
            <text:p>0.0010792</text:p>
          </table:table-cell>
          <table:table-cell table:style-name="ce1" office:value-type="string">
            <text:p>5.7335e-06</text:p>
          </table:table-cell>
          <table:table-cell table:style-name="ce1" office:value-type="string">
            <text:p>3.6985e-08</text:p>
          </table:table-cell>
          <table:table-cell table:style-name="ce1" office:value-type="string">
            <text:p>2.5452e-20</text:p>
          </table:table-cell>
          <table:table-cell table:style-name="ce1" office:value-type="string">
            <text:p>7.0789e-17</text:p>
          </table:table-cell>
          <table:table-cell office:value-type="float" office:value="0.00021585">
            <text:p>0.00021585</text:p>
          </table:table-cell>
          <table:table-cell table:style-name="ce1" office:value-type="string">
            <text:p>6.9422e-05</text:p>
          </table:table-cell>
          <table:table-cell office:value-type="float" office:value="0.0010792">
            <text:p>0.0010792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3.1404e-18</text:p>
          </table:table-cell>
          <table:table-cell table:style-name="ce1" office:value-type="string">
            <text:p>7.0788e-17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P118]*1000000" office:value-type="float" office:value="212.96">
            <text:p>212.96</text:p>
          </table:table-cell>
          <table:table-cell table:formula="of:=[.Q118]*1000000" office:value-type="float" office:value="68.556">
            <text:p>68.556</text:p>
          </table:table-cell>
          <table:table-cell table:formula="of:=[.R118]*1000000" office:value-type="float" office:value="1083">
            <text:p>1083</text:p>
          </table:table-cell>
          <table:table-cell table:formula="of:=[.S118]*1000000" office:value-type="float" office:value="5.6293">
            <text:p>5.6293</text:p>
          </table:table-cell>
          <table:table-cell table:formula="of:=[.T118]*1000000" office:value-type="float" office:value="0.037066">
            <text:p>0.037066</text:p>
          </table:table-cell>
          <table:table-cell table:formula="of:=[.U118]*1000000" office:value-type="float" office:value="0.000000000000076811">
            <text:p>7.6811E-014</text:p>
          </table:table-cell>
          <table:table-cell table:formula="of:=[.V118]*1000000" office:value-type="float" office:value="0.000000000068685">
            <text:p>6.8685E-011</text:p>
          </table:table-cell>
          <table:table-cell table:formula="of:=[.W118]*1000000" office:value-type="float" office:value="212.96">
            <text:p>212.96</text:p>
          </table:table-cell>
          <table:table-cell table:formula="of:=[.X118]*1000000" office:value-type="float" office:value="68.552">
            <text:p>68.552</text:p>
          </table:table-cell>
          <table:table-cell table:formula="of:=[.Y118]*1000000" office:value-type="float" office:value="1083">
            <text:p>1083</text:p>
          </table:table-cell>
          <table:table-cell table:formula="of:=[.Z118]*1000000" office:value-type="float" office:value="20.254">
            <text:p>20.254</text:p>
          </table:table-cell>
          <table:table-cell table:formula="of:=[.AA118]*1000000" office:value-type="float" office:value="0">
            <text:p>0</text:p>
          </table:table-cell>
          <table:table-cell table:formula="of:=[.AB118]*1000000" office:value-type="float" office:value="0.0000000000060266">
            <text:p>6.0266E-012</text:p>
          </table:table-cell>
          <table:table-cell table:formula="of:=[.AC118]*1000000" office:value-type="float" office:value="0.000000000068685">
            <text:p>6.8685E-011</text:p>
          </table:table-cell>
          <table:table-cell office:value-type="float" office:value="0.00021296">
            <text:p>0.00021296</text:p>
          </table:table-cell>
          <table:table-cell table:style-name="ce1" office:value-type="string">
            <text:p>6.8556e-05</text:p>
          </table:table-cell>
          <table:table-cell office:value-type="float" office:value="0.001083">
            <text:p>0.001083</text:p>
          </table:table-cell>
          <table:table-cell table:style-name="ce1" office:value-type="string">
            <text:p>5.6293e-06</text:p>
          </table:table-cell>
          <table:table-cell table:style-name="ce1" office:value-type="string">
            <text:p>3.7066e-08</text:p>
          </table:table-cell>
          <table:table-cell table:style-name="ce1" office:value-type="string">
            <text:p>7.6811e-20</text:p>
          </table:table-cell>
          <table:table-cell table:style-name="ce1" office:value-type="string">
            <text:p>6.8685e-17</text:p>
          </table:table-cell>
          <table:table-cell office:value-type="float" office:value="0.00021296">
            <text:p>0.00021296</text:p>
          </table:table-cell>
          <table:table-cell table:style-name="ce1" office:value-type="string">
            <text:p>6.8552e-05</text:p>
          </table:table-cell>
          <table:table-cell office:value-type="float" office:value="0.001083">
            <text:p>0.001083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6.0266e-18</text:p>
          </table:table-cell>
          <table:table-cell table:style-name="ce1" office:value-type="string">
            <text:p>6.8685e-17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P119]*1000000" office:value-type="float" office:value="210.11">
            <text:p>210.11</text:p>
          </table:table-cell>
          <table:table-cell table:formula="of:=[.Q119]*1000000" office:value-type="float" office:value="67.696">
            <text:p>67.696</text:p>
          </table:table-cell>
          <table:table-cell table:formula="of:=[.R119]*1000000" office:value-type="float" office:value="1086.8">
            <text:p>1086.8</text:p>
          </table:table-cell>
          <table:table-cell table:formula="of:=[.S119]*1000000" office:value-type="float" office:value="5.5266">
            <text:p>5.5266</text:p>
          </table:table-cell>
          <table:table-cell table:formula="of:=[.T119]*1000000" office:value-type="float" office:value="0.037145">
            <text:p>0.037145</text:p>
          </table:table-cell>
          <table:table-cell table:formula="of:=[.U119]*1000000" office:value-type="float" office:value="0.000000000000082917">
            <text:p>8.2917E-014</text:p>
          </table:table-cell>
          <table:table-cell table:formula="of:=[.V119]*1000000" office:value-type="float" office:value="0.000000000066646">
            <text:p>6.6646E-011</text:p>
          </table:table-cell>
          <table:table-cell table:formula="of:=[.W119]*1000000" office:value-type="float" office:value="210.11">
            <text:p>210.11</text:p>
          </table:table-cell>
          <table:table-cell table:formula="of:=[.X119]*1000000" office:value-type="float" office:value="67.692">
            <text:p>67.692</text:p>
          </table:table-cell>
          <table:table-cell table:formula="of:=[.Y119]*1000000" office:value-type="float" office:value="1086.8">
            <text:p>1086.8</text:p>
          </table:table-cell>
          <table:table-cell table:formula="of:=[.Z119]*1000000" office:value-type="float" office:value="20.254">
            <text:p>20.254</text:p>
          </table:table-cell>
          <table:table-cell table:formula="of:=[.AA119]*1000000" office:value-type="float" office:value="0">
            <text:p>0</text:p>
          </table:table-cell>
          <table:table-cell table:formula="of:=[.AB119]*1000000" office:value-type="float" office:value="-0.0000000000016891">
            <text:p>-1.6891E-012</text:p>
          </table:table-cell>
          <table:table-cell table:formula="of:=[.AC119]*1000000" office:value-type="float" office:value="0.000000000066645">
            <text:p>6.6645E-011</text:p>
          </table:table-cell>
          <table:table-cell office:value-type="float" office:value="0.00021011">
            <text:p>0.00021011</text:p>
          </table:table-cell>
          <table:table-cell table:style-name="ce1" office:value-type="string">
            <text:p>6.7696e-05</text:p>
          </table:table-cell>
          <table:table-cell office:value-type="float" office:value="0.0010868">
            <text:p>0.0010868</text:p>
          </table:table-cell>
          <table:table-cell table:style-name="ce1" office:value-type="string">
            <text:p>5.5266e-06</text:p>
          </table:table-cell>
          <table:table-cell table:style-name="ce1" office:value-type="string">
            <text:p>3.7145e-08</text:p>
          </table:table-cell>
          <table:table-cell table:style-name="ce1" office:value-type="string">
            <text:p>8.2917e-20</text:p>
          </table:table-cell>
          <table:table-cell table:style-name="ce1" office:value-type="string">
            <text:p>6.6646e-17</text:p>
          </table:table-cell>
          <table:table-cell office:value-type="float" office:value="0.00021011">
            <text:p>0.00021011</text:p>
          </table:table-cell>
          <table:table-cell table:style-name="ce1" office:value-type="string">
            <text:p>6.7692e-05</text:p>
          </table:table-cell>
          <table:table-cell office:value-type="float" office:value="0.0010868">
            <text:p>0.0010868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891e-18</text:p>
          </table:table-cell>
          <table:table-cell table:style-name="ce1" office:value-type="string">
            <text:p>6.6645e-17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P120]*1000000" office:value-type="float" office:value="207.3">
            <text:p>207.3</text:p>
          </table:table-cell>
          <table:table-cell table:formula="of:=[.Q120]*1000000" office:value-type="float" office:value="66.846">
            <text:p>66.846</text:p>
          </table:table-cell>
          <table:table-cell table:formula="of:=[.R120]*1000000" office:value-type="float" office:value="1090.5">
            <text:p>1090.5</text:p>
          </table:table-cell>
          <table:table-cell table:formula="of:=[.S120]*1000000" office:value-type="float" office:value="5.4254">
            <text:p>5.4254</text:p>
          </table:table-cell>
          <table:table-cell table:formula="of:=[.T120]*1000000" office:value-type="float" office:value="0.037222">
            <text:p>0.037222</text:p>
          </table:table-cell>
          <table:table-cell table:formula="of:=[.U120]*1000000" office:value-type="float" office:value="0.000000000000010054">
            <text:p>1.0054E-014</text:p>
          </table:table-cell>
          <table:table-cell table:formula="of:=[.V120]*1000000" office:value-type="float" office:value="0.000000000064669">
            <text:p>6.4669E-011</text:p>
          </table:table-cell>
          <table:table-cell table:formula="of:=[.W120]*1000000" office:value-type="float" office:value="207.3">
            <text:p>207.3</text:p>
          </table:table-cell>
          <table:table-cell table:formula="of:=[.X120]*1000000" office:value-type="float" office:value="66.842">
            <text:p>66.842</text:p>
          </table:table-cell>
          <table:table-cell table:formula="of:=[.Y120]*1000000" office:value-type="float" office:value="1090.5">
            <text:p>1090.5</text:p>
          </table:table-cell>
          <table:table-cell table:formula="of:=[.Z120]*1000000" office:value-type="float" office:value="20.254">
            <text:p>20.254</text:p>
          </table:table-cell>
          <table:table-cell table:formula="of:=[.AA120]*1000000" office:value-type="float" office:value="0">
            <text:p>0</text:p>
          </table:table-cell>
          <table:table-cell table:formula="of:=[.AB120]*1000000" office:value-type="float" office:value="-0.0000000000071504">
            <text:p>-7.1504E-012</text:p>
          </table:table-cell>
          <table:table-cell table:formula="of:=[.AC120]*1000000" office:value-type="float" office:value="0.000000000064668">
            <text:p>6.4668E-011</text:p>
          </table:table-cell>
          <table:table-cell office:value-type="float" office:value="0.0002073">
            <text:p>0.0002073</text:p>
          </table:table-cell>
          <table:table-cell table:style-name="ce1" office:value-type="string">
            <text:p>6.6846e-05</text:p>
          </table:table-cell>
          <table:table-cell office:value-type="float" office:value="0.0010905">
            <text:p>0.0010905</text:p>
          </table:table-cell>
          <table:table-cell table:style-name="ce1" office:value-type="string">
            <text:p>5.4254e-06</text:p>
          </table:table-cell>
          <table:table-cell table:style-name="ce1" office:value-type="string">
            <text:p>3.7222e-08</text:p>
          </table:table-cell>
          <table:table-cell table:style-name="ce1" office:value-type="string">
            <text:p>1.0054e-20</text:p>
          </table:table-cell>
          <table:table-cell table:style-name="ce1" office:value-type="string">
            <text:p>6.4669e-17</text:p>
          </table:table-cell>
          <table:table-cell office:value-type="float" office:value="0.0002073">
            <text:p>0.0002073</text:p>
          </table:table-cell>
          <table:table-cell table:style-name="ce1" office:value-type="string">
            <text:p>6.6842e-05</text:p>
          </table:table-cell>
          <table:table-cell office:value-type="float" office:value="0.0010905">
            <text:p>0.0010905</text:p>
          </table:table-cell>
          <table:table-cell table:style-name="ce1" office:value-type="string">
            <text:p>2.0254e-05</text:p>
          </table:table-cell>
          <table:table-cell office:value-type="float" office:value="0">
            <text:p>0</text:p>
          </table:table-cell>
          <table:table-cell table:style-name="ce1" office:value-type="string">
            <text:p>-7.1504e-18</text:p>
          </table:table-cell>
          <table:table-cell table:style-name="ce1" office:value-type="string">
            <text:p>6.4668e-17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P121]*1000000" office:value-type="float" office:value="204.53">
            <text:p>204.53</text:p>
          </table:table-cell>
          <table:table-cell table:formula="of:=[.Q121]*1000000" office:value-type="float" office:value="66.006">
            <text:p>66.006</text:p>
          </table:table-cell>
          <table:table-cell table:formula="of:=[.R121]*1000000" office:value-type="float" office:value="1094.2">
            <text:p>1094.2</text:p>
          </table:table-cell>
          <table:table-cell table:formula="of:=[.S121]*1000000" office:value-type="float" office:value="5.3257">
            <text:p>5.3257</text:p>
          </table:table-cell>
          <table:table-cell table:formula="of:=[.T121]*1000000" office:value-type="float" office:value="0.037299">
            <text:p>0.037299</text:p>
          </table:table-cell>
          <table:table-cell table:formula="of:=[.U121]*1000000" office:value-type="float" office:value="3.5083E-017">
            <text:p>3.5083E-017</text:p>
          </table:table-cell>
          <table:table-cell table:formula="of:=[.V121]*1000000" office:value-type="float" office:value="0.000000000062752">
            <text:p>6.2752E-011</text:p>
          </table:table-cell>
          <table:table-cell table:formula="of:=[.W121]*1000000" office:value-type="float" office:value="204.53">
            <text:p>204.53</text:p>
          </table:table-cell>
          <table:table-cell table:formula="of:=[.X121]*1000000" office:value-type="float" office:value="66.002">
            <text:p>66.002</text:p>
          </table:table-cell>
          <table:table-cell table:formula="of:=[.Y121]*1000000" office:value-type="float" office:value="1094.1">
            <text:p>1094.1</text:p>
          </table:table-cell>
          <table:table-cell table:formula="of:=[.Z121]*1000000" office:value-type="float" office:value="20.253">
            <text:p>20.253</text:p>
          </table:table-cell>
          <table:table-cell table:formula="of:=[.AA121]*1000000" office:value-type="float" office:value="0">
            <text:p>0</text:p>
          </table:table-cell>
          <table:table-cell table:formula="of:=[.AB121]*1000000" office:value-type="float" office:value="-0.0000000000037628">
            <text:p>-3.7628E-012</text:p>
          </table:table-cell>
          <table:table-cell table:formula="of:=[.AC121]*1000000" office:value-type="float" office:value="0.000000000062752">
            <text:p>6.2752E-011</text:p>
          </table:table-cell>
          <table:table-cell office:value-type="float" office:value="0.00020453">
            <text:p>0.00020453</text:p>
          </table:table-cell>
          <table:table-cell table:style-name="ce1" office:value-type="string">
            <text:p>6.6006e-05</text:p>
          </table:table-cell>
          <table:table-cell office:value-type="float" office:value="0.0010942">
            <text:p>0.0010942</text:p>
          </table:table-cell>
          <table:table-cell table:style-name="ce1" office:value-type="string">
            <text:p>5.3257e-06</text:p>
          </table:table-cell>
          <table:table-cell table:style-name="ce1" office:value-type="string">
            <text:p>3.7299e-08</text:p>
          </table:table-cell>
          <table:table-cell table:style-name="ce1" office:value-type="string">
            <text:p>3.5083e-23</text:p>
          </table:table-cell>
          <table:table-cell table:style-name="ce1" office:value-type="string">
            <text:p>6.2752e-17</text:p>
          </table:table-cell>
          <table:table-cell office:value-type="float" office:value="0.00020453">
            <text:p>0.00020453</text:p>
          </table:table-cell>
          <table:table-cell table:style-name="ce1" office:value-type="string">
            <text:p>6.6002e-05</text:p>
          </table:table-cell>
          <table:table-cell office:value-type="float" office:value="0.0010941">
            <text:p>0.0010941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3.7628e-18</text:p>
          </table:table-cell>
          <table:table-cell table:style-name="ce1" office:value-type="string">
            <text:p>6.2752e-17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P122]*1000000" office:value-type="float" office:value="201.8">
            <text:p>201.8</text:p>
          </table:table-cell>
          <table:table-cell table:formula="of:=[.Q122]*1000000" office:value-type="float" office:value="65.176">
            <text:p>65.176</text:p>
          </table:table-cell>
          <table:table-cell table:formula="of:=[.R122]*1000000" office:value-type="float" office:value="1097.8">
            <text:p>1097.8</text:p>
          </table:table-cell>
          <table:table-cell table:formula="of:=[.S122]*1000000" office:value-type="float" office:value="5.2275">
            <text:p>5.2275</text:p>
          </table:table-cell>
          <table:table-cell table:formula="of:=[.T122]*1000000" office:value-type="float" office:value="0.037375">
            <text:p>0.037375</text:p>
          </table:table-cell>
          <table:table-cell table:formula="of:=[.U122]*1000000" office:value-type="float" office:value="3.2679E-020">
            <text:p>3.2679E-020</text:p>
          </table:table-cell>
          <table:table-cell table:formula="of:=[.V122]*1000000" office:value-type="float" office:value="0.000000000060894">
            <text:p>6.0894E-011</text:p>
          </table:table-cell>
          <table:table-cell table:formula="of:=[.W122]*1000000" office:value-type="float" office:value="201.8">
            <text:p>201.8</text:p>
          </table:table-cell>
          <table:table-cell table:formula="of:=[.X122]*1000000" office:value-type="float" office:value="65.172">
            <text:p>65.172</text:p>
          </table:table-cell>
          <table:table-cell table:formula="of:=[.Y122]*1000000" office:value-type="float" office:value="1097.8">
            <text:p>1097.8</text:p>
          </table:table-cell>
          <table:table-cell table:formula="of:=[.Z122]*1000000" office:value-type="float" office:value="20.253">
            <text:p>20.253</text:p>
          </table:table-cell>
          <table:table-cell table:formula="of:=[.AA122]*1000000" office:value-type="float" office:value="0">
            <text:p>0</text:p>
          </table:table-cell>
          <table:table-cell table:formula="of:=[.AB122]*1000000" office:value-type="float" office:value="-0.0000000000011753">
            <text:p>-1.1753E-012</text:p>
          </table:table-cell>
          <table:table-cell table:formula="of:=[.AC122]*1000000" office:value-type="float" office:value="0.000000000060893">
            <text:p>6.0893E-011</text:p>
          </table:table-cell>
          <table:table-cell office:value-type="float" office:value="0.0002018">
            <text:p>0.0002018</text:p>
          </table:table-cell>
          <table:table-cell table:style-name="ce1" office:value-type="string">
            <text:p>6.5176e-05</text:p>
          </table:table-cell>
          <table:table-cell office:value-type="float" office:value="0.0010978">
            <text:p>0.0010978</text:p>
          </table:table-cell>
          <table:table-cell table:style-name="ce1" office:value-type="string">
            <text:p>5.2275e-06</text:p>
          </table:table-cell>
          <table:table-cell table:style-name="ce1" office:value-type="string">
            <text:p>3.7375e-08</text:p>
          </table:table-cell>
          <table:table-cell table:style-name="ce1" office:value-type="string">
            <text:p>3.2679e-26</text:p>
          </table:table-cell>
          <table:table-cell table:style-name="ce1" office:value-type="string">
            <text:p>6.0894e-17</text:p>
          </table:table-cell>
          <table:table-cell office:value-type="float" office:value="0.0002018">
            <text:p>0.0002018</text:p>
          </table:table-cell>
          <table:table-cell table:style-name="ce1" office:value-type="string">
            <text:p>6.5172e-05</text:p>
          </table:table-cell>
          <table:table-cell office:value-type="float" office:value="0.0010978">
            <text:p>0.0010978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753e-18</text:p>
          </table:table-cell>
          <table:table-cell table:style-name="ce1" office:value-type="string">
            <text:p>6.0893e-17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P123]*1000000" office:value-type="float" office:value="199.11">
            <text:p>199.11</text:p>
          </table:table-cell>
          <table:table-cell table:formula="of:=[.Q123]*1000000" office:value-type="float" office:value="64.356">
            <text:p>64.356</text:p>
          </table:table-cell>
          <table:table-cell table:formula="of:=[.R123]*1000000" office:value-type="float" office:value="1101.3">
            <text:p>1101.3</text:p>
          </table:table-cell>
          <table:table-cell table:formula="of:=[.S123]*1000000" office:value-type="float" office:value="5.1308">
            <text:p>5.1308</text:p>
          </table:table-cell>
          <table:table-cell table:formula="of:=[.T123]*1000000" office:value-type="float" office:value="0.03745">
            <text:p>0.03745</text:p>
          </table:table-cell>
          <table:table-cell table:formula="of:=[.U123]*1000000" office:value-type="float" office:value="1.3249E-021">
            <text:p>1.3249E-021</text:p>
          </table:table-cell>
          <table:table-cell table:formula="of:=[.V123]*1000000" office:value-type="float" office:value="0.000000000059092">
            <text:p>5.9092E-011</text:p>
          </table:table-cell>
          <table:table-cell table:formula="of:=[.W123]*1000000" office:value-type="float" office:value="199.1">
            <text:p>199.1</text:p>
          </table:table-cell>
          <table:table-cell table:formula="of:=[.X123]*1000000" office:value-type="float" office:value="64.351">
            <text:p>64.351</text:p>
          </table:table-cell>
          <table:table-cell table:formula="of:=[.Y123]*1000000" office:value-type="float" office:value="1101.3">
            <text:p>1101.3</text:p>
          </table:table-cell>
          <table:table-cell table:formula="of:=[.Z123]*1000000" office:value-type="float" office:value="20.253">
            <text:p>20.253</text:p>
          </table:table-cell>
          <table:table-cell table:formula="of:=[.AA123]*1000000" office:value-type="float" office:value="0">
            <text:p>0</text:p>
          </table:table-cell>
          <table:table-cell table:formula="of:=[.AB123]*1000000" office:value-type="float" office:value="-0.0000000000012103">
            <text:p>-1.2103E-012</text:p>
          </table:table-cell>
          <table:table-cell table:formula="of:=[.AC123]*1000000" office:value-type="float" office:value="0.000000000059091">
            <text:p>5.9091E-011</text:p>
          </table:table-cell>
          <table:table-cell office:value-type="float" office:value="0.00019911">
            <text:p>0.00019911</text:p>
          </table:table-cell>
          <table:table-cell table:style-name="ce1" office:value-type="string">
            <text:p>6.4356e-05</text:p>
          </table:table-cell>
          <table:table-cell office:value-type="float" office:value="0.0011013">
            <text:p>0.0011013</text:p>
          </table:table-cell>
          <table:table-cell table:style-name="ce1" office:value-type="string">
            <text:p>5.1308e-06</text:p>
          </table:table-cell>
          <table:table-cell table:style-name="ce1" office:value-type="string">
            <text:p>3.745e-08</text:p>
          </table:table-cell>
          <table:table-cell table:style-name="ce1" office:value-type="string">
            <text:p>1.3249e-27</text:p>
          </table:table-cell>
          <table:table-cell table:style-name="ce1" office:value-type="string">
            <text:p>5.9092e-17</text:p>
          </table:table-cell>
          <table:table-cell office:value-type="float" office:value="0.0001991">
            <text:p>0.0001991</text:p>
          </table:table-cell>
          <table:table-cell table:style-name="ce1" office:value-type="string">
            <text:p>6.4351e-05</text:p>
          </table:table-cell>
          <table:table-cell office:value-type="float" office:value="0.0011013">
            <text:p>0.0011013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103e-18</text:p>
          </table:table-cell>
          <table:table-cell table:style-name="ce1" office:value-type="string">
            <text:p>5.9091e-17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P124]*1000000" office:value-type="float" office:value="196.45">
            <text:p>196.45</text:p>
          </table:table-cell>
          <table:table-cell table:formula="of:=[.Q124]*1000000" office:value-type="float" office:value="63.545">
            <text:p>63.545</text:p>
          </table:table-cell>
          <table:table-cell table:formula="of:=[.R124]*1000000" office:value-type="float" office:value="1104.8">
            <text:p>1104.8</text:p>
          </table:table-cell>
          <table:table-cell table:formula="of:=[.S124]*1000000" office:value-type="float" office:value="5.0355">
            <text:p>5.0355</text:p>
          </table:table-cell>
          <table:table-cell table:formula="of:=[.T124]*1000000" office:value-type="float" office:value="0.037524">
            <text:p>0.037524</text:p>
          </table:table-cell>
          <table:table-cell table:formula="of:=[.U124]*1000000" office:value-type="float" office:value="3.0339E-022">
            <text:p>3.0339E-022</text:p>
          </table:table-cell>
          <table:table-cell table:formula="of:=[.V124]*1000000" office:value-type="float" office:value="0.000000000057345">
            <text:p>5.7345E-011</text:p>
          </table:table-cell>
          <table:table-cell table:formula="of:=[.W124]*1000000" office:value-type="float" office:value="196.45">
            <text:p>196.45</text:p>
          </table:table-cell>
          <table:table-cell table:formula="of:=[.X124]*1000000" office:value-type="float" office:value="63.54">
            <text:p>63.54</text:p>
          </table:table-cell>
          <table:table-cell table:formula="of:=[.Y124]*1000000" office:value-type="float" office:value="1104.8">
            <text:p>1104.8</text:p>
          </table:table-cell>
          <table:table-cell table:formula="of:=[.Z124]*1000000" office:value-type="float" office:value="20.253">
            <text:p>20.253</text:p>
          </table:table-cell>
          <table:table-cell table:formula="of:=[.AA124]*1000000" office:value-type="float" office:value="0">
            <text:p>0</text:p>
          </table:table-cell>
          <table:table-cell table:formula="of:=[.AB124]*1000000" office:value-type="float" office:value="0.0000000000065318">
            <text:p>6.5318E-012</text:p>
          </table:table-cell>
          <table:table-cell table:formula="of:=[.AC124]*1000000" office:value-type="float" office:value="0.000000000057345">
            <text:p>5.7345E-011</text:p>
          </table:table-cell>
          <table:table-cell office:value-type="float" office:value="0.00019645">
            <text:p>0.00019645</text:p>
          </table:table-cell>
          <table:table-cell table:style-name="ce1" office:value-type="string">
            <text:p>6.3545e-05</text:p>
          </table:table-cell>
          <table:table-cell office:value-type="float" office:value="0.0011048">
            <text:p>0.0011048</text:p>
          </table:table-cell>
          <table:table-cell table:style-name="ce1" office:value-type="string">
            <text:p>5.0355e-06</text:p>
          </table:table-cell>
          <table:table-cell table:style-name="ce1" office:value-type="string">
            <text:p>3.7524e-08</text:p>
          </table:table-cell>
          <table:table-cell table:style-name="ce1" office:value-type="string">
            <text:p>3.0339e-28</text:p>
          </table:table-cell>
          <table:table-cell table:style-name="ce1" office:value-type="string">
            <text:p>5.7345e-17</text:p>
          </table:table-cell>
          <table:table-cell office:value-type="float" office:value="0.00019645">
            <text:p>0.00019645</text:p>
          </table:table-cell>
          <table:table-cell table:style-name="ce1" office:value-type="string">
            <text:p>6.354e-05</text:p>
          </table:table-cell>
          <table:table-cell office:value-type="float" office:value="0.0011048">
            <text:p>0.0011048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6.5318e-18</text:p>
          </table:table-cell>
          <table:table-cell table:style-name="ce1" office:value-type="string">
            <text:p>5.7345e-17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P125]*1000000" office:value-type="float" office:value="193.84">
            <text:p>193.84</text:p>
          </table:table-cell>
          <table:table-cell table:formula="of:=[.Q125]*1000000" office:value-type="float" office:value="62.744">
            <text:p>62.744</text:p>
          </table:table-cell>
          <table:table-cell table:formula="of:=[.R125]*1000000" office:value-type="float" office:value="1108.3">
            <text:p>1108.3</text:p>
          </table:table-cell>
          <table:table-cell table:formula="of:=[.S125]*1000000" office:value-type="float" office:value="4.9417">
            <text:p>4.9417</text:p>
          </table:table-cell>
          <table:table-cell table:formula="of:=[.T125]*1000000" office:value-type="float" office:value="0.037597">
            <text:p>0.037597</text:p>
          </table:table-cell>
          <table:table-cell table:formula="of:=[.U125]*1000000" office:value-type="float" office:value="8.3139E-023">
            <text:p>8.3139E-023</text:p>
          </table:table-cell>
          <table:table-cell table:formula="of:=[.V125]*1000000" office:value-type="float" office:value="0.000000000055652">
            <text:p>5.5652E-011</text:p>
          </table:table-cell>
          <table:table-cell table:formula="of:=[.W125]*1000000" office:value-type="float" office:value="193.84">
            <text:p>193.84</text:p>
          </table:table-cell>
          <table:table-cell table:formula="of:=[.X125]*1000000" office:value-type="float" office:value="62.739">
            <text:p>62.739</text:p>
          </table:table-cell>
          <table:table-cell table:formula="of:=[.Y125]*1000000" office:value-type="float" office:value="1108.3">
            <text:p>1108.3</text:p>
          </table:table-cell>
          <table:table-cell table:formula="of:=[.Z125]*1000000" office:value-type="float" office:value="20.253">
            <text:p>20.253</text:p>
          </table:table-cell>
          <table:table-cell table:formula="of:=[.AA125]*1000000" office:value-type="float" office:value="0">
            <text:p>0</text:p>
          </table:table-cell>
          <table:table-cell table:formula="of:=[.AB125]*1000000" office:value-type="float" office:value="0.0000000000023271">
            <text:p>2.3271E-012</text:p>
          </table:table-cell>
          <table:table-cell table:formula="of:=[.AC125]*1000000" office:value-type="float" office:value="0.000000000055651">
            <text:p>5.5651E-011</text:p>
          </table:table-cell>
          <table:table-cell office:value-type="float" office:value="0.00019384">
            <text:p>0.00019384</text:p>
          </table:table-cell>
          <table:table-cell table:style-name="ce1" office:value-type="string">
            <text:p>6.2744e-05</text:p>
          </table:table-cell>
          <table:table-cell office:value-type="float" office:value="0.0011083">
            <text:p>0.0011083</text:p>
          </table:table-cell>
          <table:table-cell table:style-name="ce1" office:value-type="string">
            <text:p>4.9417e-06</text:p>
          </table:table-cell>
          <table:table-cell table:style-name="ce1" office:value-type="string">
            <text:p>3.7597e-08</text:p>
          </table:table-cell>
          <table:table-cell table:style-name="ce1" office:value-type="string">
            <text:p>8.3139e-29</text:p>
          </table:table-cell>
          <table:table-cell table:style-name="ce1" office:value-type="string">
            <text:p>5.5652e-17</text:p>
          </table:table-cell>
          <table:table-cell office:value-type="float" office:value="0.00019384">
            <text:p>0.00019384</text:p>
          </table:table-cell>
          <table:table-cell table:style-name="ce1" office:value-type="string">
            <text:p>6.2739e-05</text:p>
          </table:table-cell>
          <table:table-cell office:value-type="float" office:value="0.0011083">
            <text:p>0.0011083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3271e-18</text:p>
          </table:table-cell>
          <table:table-cell table:style-name="ce1" office:value-type="string">
            <text:p>5.5651e-17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P126]*1000000" office:value-type="float" office:value="191.26">
            <text:p>191.26</text:p>
          </table:table-cell>
          <table:table-cell table:formula="of:=[.Q126]*1000000" office:value-type="float" office:value="61.952">
            <text:p>61.952</text:p>
          </table:table-cell>
          <table:table-cell table:formula="of:=[.R126]*1000000" office:value-type="float" office:value="1111.7">
            <text:p>1111.7</text:p>
          </table:table-cell>
          <table:table-cell table:formula="of:=[.S126]*1000000" office:value-type="float" office:value="4.8493">
            <text:p>4.8493</text:p>
          </table:table-cell>
          <table:table-cell table:formula="of:=[.T126]*1000000" office:value-type="float" office:value="0.037669">
            <text:p>0.037669</text:p>
          </table:table-cell>
          <table:table-cell table:formula="of:=[.U126]*1000000" office:value-type="float" office:value="2.4465E-023">
            <text:p>2.4465E-023</text:p>
          </table:table-cell>
          <table:table-cell table:formula="of:=[.V126]*1000000" office:value-type="float" office:value="0.00000000005401">
            <text:p>5.401E-011</text:p>
          </table:table-cell>
          <table:table-cell table:formula="of:=[.W126]*1000000" office:value-type="float" office:value="191.26">
            <text:p>191.26</text:p>
          </table:table-cell>
          <table:table-cell table:formula="of:=[.X126]*1000000" office:value-type="float" office:value="61.948">
            <text:p>61.948</text:p>
          </table:table-cell>
          <table:table-cell table:formula="of:=[.Y126]*1000000" office:value-type="float" office:value="1111.7">
            <text:p>1111.7</text:p>
          </table:table-cell>
          <table:table-cell table:formula="of:=[.Z126]*1000000" office:value-type="float" office:value="20.253">
            <text:p>20.253</text:p>
          </table:table-cell>
          <table:table-cell table:formula="of:=[.AA126]*1000000" office:value-type="float" office:value="0">
            <text:p>0</text:p>
          </table:table-cell>
          <table:table-cell table:formula="of:=[.AB126]*1000000" office:value-type="float" office:value="-0.0000000000046504">
            <text:p>-4.6504E-012</text:p>
          </table:table-cell>
          <table:table-cell table:formula="of:=[.AC126]*1000000" office:value-type="float" office:value="0.000000000054009">
            <text:p>5.4009E-011</text:p>
          </table:table-cell>
          <table:table-cell office:value-type="float" office:value="0.00019126">
            <text:p>0.00019126</text:p>
          </table:table-cell>
          <table:table-cell table:style-name="ce1" office:value-type="string">
            <text:p>6.1952e-05</text:p>
          </table:table-cell>
          <table:table-cell office:value-type="float" office:value="0.0011117">
            <text:p>0.0011117</text:p>
          </table:table-cell>
          <table:table-cell table:style-name="ce1" office:value-type="string">
            <text:p>4.8493e-06</text:p>
          </table:table-cell>
          <table:table-cell table:style-name="ce1" office:value-type="string">
            <text:p>3.7669e-08</text:p>
          </table:table-cell>
          <table:table-cell table:style-name="ce1" office:value-type="string">
            <text:p>2.4465e-29</text:p>
          </table:table-cell>
          <table:table-cell table:style-name="ce1" office:value-type="string">
            <text:p>5.401e-17</text:p>
          </table:table-cell>
          <table:table-cell office:value-type="float" office:value="0.00019126">
            <text:p>0.00019126</text:p>
          </table:table-cell>
          <table:table-cell table:style-name="ce1" office:value-type="string">
            <text:p>6.1948e-05</text:p>
          </table:table-cell>
          <table:table-cell office:value-type="float" office:value="0.0011117">
            <text:p>0.0011117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4.6504e-18</text:p>
          </table:table-cell>
          <table:table-cell table:style-name="ce1" office:value-type="string">
            <text:p>5.4009e-17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P127]*1000000" office:value-type="float" office:value="188.72">
            <text:p>188.72</text:p>
          </table:table-cell>
          <table:table-cell table:formula="of:=[.Q127]*1000000" office:value-type="float" office:value="61.17">
            <text:p>61.17</text:p>
          </table:table-cell>
          <table:table-cell table:formula="of:=[.R127]*1000000" office:value-type="float" office:value="1115.1">
            <text:p>1115.1</text:p>
          </table:table-cell>
          <table:table-cell table:formula="of:=[.S127]*1000000" office:value-type="float" office:value="4.7583">
            <text:p>4.7583</text:p>
          </table:table-cell>
          <table:table-cell table:formula="of:=[.T127]*1000000" office:value-type="float" office:value="0.037741">
            <text:p>0.037741</text:p>
          </table:table-cell>
          <table:table-cell table:formula="of:=[.U127]*1000000" office:value-type="float" office:value="7.4757E-024">
            <text:p>7.4757E-024</text:p>
          </table:table-cell>
          <table:table-cell table:formula="of:=[.V127]*1000000" office:value-type="float" office:value="0.000000000052418">
            <text:p>5.2418E-011</text:p>
          </table:table-cell>
          <table:table-cell table:formula="of:=[.W127]*1000000" office:value-type="float" office:value="188.72">
            <text:p>188.72</text:p>
          </table:table-cell>
          <table:table-cell table:formula="of:=[.X127]*1000000" office:value-type="float" office:value="61.166">
            <text:p>61.166</text:p>
          </table:table-cell>
          <table:table-cell table:formula="of:=[.Y127]*1000000" office:value-type="float" office:value="1115.1">
            <text:p>1115.1</text:p>
          </table:table-cell>
          <table:table-cell table:formula="of:=[.Z127]*1000000" office:value-type="float" office:value="20.253">
            <text:p>20.253</text:p>
          </table:table-cell>
          <table:table-cell table:formula="of:=[.AA127]*1000000" office:value-type="float" office:value="0">
            <text:p>0</text:p>
          </table:table-cell>
          <table:table-cell table:formula="of:=[.AB127]*1000000" office:value-type="float" office:value="-0.000000000005142">
            <text:p>-5.142E-012</text:p>
          </table:table-cell>
          <table:table-cell table:formula="of:=[.AC127]*1000000" office:value-type="float" office:value="0.000000000052417">
            <text:p>5.2417E-011</text:p>
          </table:table-cell>
          <table:table-cell office:value-type="float" office:value="0.00018872">
            <text:p>0.00018872</text:p>
          </table:table-cell>
          <table:table-cell table:style-name="ce1" office:value-type="string">
            <text:p>6.117e-05</text:p>
          </table:table-cell>
          <table:table-cell office:value-type="float" office:value="0.0011151">
            <text:p>0.0011151</text:p>
          </table:table-cell>
          <table:table-cell table:style-name="ce1" office:value-type="string">
            <text:p>4.7583e-06</text:p>
          </table:table-cell>
          <table:table-cell table:style-name="ce1" office:value-type="string">
            <text:p>3.7741e-08</text:p>
          </table:table-cell>
          <table:table-cell table:style-name="ce1" office:value-type="string">
            <text:p>7.4757e-30</text:p>
          </table:table-cell>
          <table:table-cell table:style-name="ce1" office:value-type="string">
            <text:p>5.2418e-17</text:p>
          </table:table-cell>
          <table:table-cell office:value-type="float" office:value="0.00018872">
            <text:p>0.00018872</text:p>
          </table:table-cell>
          <table:table-cell table:style-name="ce1" office:value-type="string">
            <text:p>6.1166e-05</text:p>
          </table:table-cell>
          <table:table-cell office:value-type="float" office:value="0.0011151">
            <text:p>0.0011151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5.142e-18</text:p>
          </table:table-cell>
          <table:table-cell table:style-name="ce1" office:value-type="string">
            <text:p>5.2417e-17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P128]*1000000" office:value-type="float" office:value="186.22">
            <text:p>186.22</text:p>
          </table:table-cell>
          <table:table-cell table:formula="of:=[.Q128]*1000000" office:value-type="float" office:value="60.397">
            <text:p>60.397</text:p>
          </table:table-cell>
          <table:table-cell table:formula="of:=[.R128]*1000000" office:value-type="float" office:value="1118.4">
            <text:p>1118.4</text:p>
          </table:table-cell>
          <table:table-cell table:formula="of:=[.S128]*1000000" office:value-type="float" office:value="4.6688">
            <text:p>4.6688</text:p>
          </table:table-cell>
          <table:table-cell table:formula="of:=[.T128]*1000000" office:value-type="float" office:value="0.037812">
            <text:p>0.037812</text:p>
          </table:table-cell>
          <table:table-cell table:formula="of:=[.U128]*1000000" office:value-type="float" office:value="2.3386E-024">
            <text:p>2.3386E-024</text:p>
          </table:table-cell>
          <table:table-cell table:formula="of:=[.V128]*1000000" office:value-type="float" office:value="0.000000000050874">
            <text:p>5.0874E-011</text:p>
          </table:table-cell>
          <table:table-cell table:formula="of:=[.W128]*1000000" office:value-type="float" office:value="186.22">
            <text:p>186.22</text:p>
          </table:table-cell>
          <table:table-cell table:formula="of:=[.X128]*1000000" office:value-type="float" office:value="60.393">
            <text:p>60.393</text:p>
          </table:table-cell>
          <table:table-cell table:formula="of:=[.Y128]*1000000" office:value-type="float" office:value="1118.4">
            <text:p>1118.4</text:p>
          </table:table-cell>
          <table:table-cell table:formula="of:=[.Z128]*1000000" office:value-type="float" office:value="20.253">
            <text:p>20.253</text:p>
          </table:table-cell>
          <table:table-cell table:formula="of:=[.AA128]*1000000" office:value-type="float" office:value="0">
            <text:p>0</text:p>
          </table:table-cell>
          <table:table-cell table:formula="of:=[.AB128]*1000000" office:value-type="float" office:value="-0.0000000000036149">
            <text:p>-3.6149E-012</text:p>
          </table:table-cell>
          <table:table-cell table:formula="of:=[.AC128]*1000000" office:value-type="float" office:value="0.000000000050874">
            <text:p>5.0874E-011</text:p>
          </table:table-cell>
          <table:table-cell office:value-type="float" office:value="0.00018622">
            <text:p>0.00018622</text:p>
          </table:table-cell>
          <table:table-cell table:style-name="ce1" office:value-type="string">
            <text:p>6.0397e-05</text:p>
          </table:table-cell>
          <table:table-cell office:value-type="float" office:value="0.0011184">
            <text:p>0.0011184</text:p>
          </table:table-cell>
          <table:table-cell table:style-name="ce1" office:value-type="string">
            <text:p>4.6688e-06</text:p>
          </table:table-cell>
          <table:table-cell table:style-name="ce1" office:value-type="string">
            <text:p>3.7812e-08</text:p>
          </table:table-cell>
          <table:table-cell table:style-name="ce1" office:value-type="string">
            <text:p>2.3386e-30</text:p>
          </table:table-cell>
          <table:table-cell table:style-name="ce1" office:value-type="string">
            <text:p>5.0874e-17</text:p>
          </table:table-cell>
          <table:table-cell office:value-type="float" office:value="0.00018622">
            <text:p>0.00018622</text:p>
          </table:table-cell>
          <table:table-cell table:style-name="ce1" office:value-type="string">
            <text:p>6.0393e-05</text:p>
          </table:table-cell>
          <table:table-cell office:value-type="float" office:value="0.0011184">
            <text:p>0.0011184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3.6149e-18</text:p>
          </table:table-cell>
          <table:table-cell table:style-name="ce1" office:value-type="string">
            <text:p>5.0874e-17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P129]*1000000" office:value-type="float" office:value="183.75">
            <text:p>183.75</text:p>
          </table:table-cell>
          <table:table-cell table:formula="of:=[.Q129]*1000000" office:value-type="float" office:value="59.633">
            <text:p>59.633</text:p>
          </table:table-cell>
          <table:table-cell table:formula="of:=[.R129]*1000000" office:value-type="float" office:value="1121.7">
            <text:p>1121.7</text:p>
          </table:table-cell>
          <table:table-cell table:formula="of:=[.S129]*1000000" office:value-type="float" office:value="4.5807">
            <text:p>4.5807</text:p>
          </table:table-cell>
          <table:table-cell table:formula="of:=[.T129]*1000000" office:value-type="float" office:value="0.037882">
            <text:p>0.037882</text:p>
          </table:table-cell>
          <table:table-cell table:formula="of:=[.U129]*1000000" office:value-type="float" office:value="7.4416E-025">
            <text:p>7.4416E-025</text:p>
          </table:table-cell>
          <table:table-cell table:formula="of:=[.V129]*1000000" office:value-type="float" office:value="0.000000000049378">
            <text:p>4.9378E-011</text:p>
          </table:table-cell>
          <table:table-cell table:formula="of:=[.W129]*1000000" office:value-type="float" office:value="183.75">
            <text:p>183.75</text:p>
          </table:table-cell>
          <table:table-cell table:formula="of:=[.X129]*1000000" office:value-type="float" office:value="59.629">
            <text:p>59.629</text:p>
          </table:table-cell>
          <table:table-cell table:formula="of:=[.Y129]*1000000" office:value-type="float" office:value="1121.7">
            <text:p>1121.7</text:p>
          </table:table-cell>
          <table:table-cell table:formula="of:=[.Z129]*1000000" office:value-type="float" office:value="20.253">
            <text:p>20.253</text:p>
          </table:table-cell>
          <table:table-cell table:formula="of:=[.AA129]*1000000" office:value-type="float" office:value="0">
            <text:p>0</text:p>
          </table:table-cell>
          <table:table-cell table:formula="of:=[.AB129]*1000000" office:value-type="float" office:value="0.0000000000001011">
            <text:p>1.011E-013</text:p>
          </table:table-cell>
          <table:table-cell table:formula="of:=[.AC129]*1000000" office:value-type="float" office:value="0.000000000049378">
            <text:p>4.9378E-011</text:p>
          </table:table-cell>
          <table:table-cell office:value-type="float" office:value="0.00018375">
            <text:p>0.00018375</text:p>
          </table:table-cell>
          <table:table-cell table:style-name="ce1" office:value-type="string">
            <text:p>5.9633e-05</text:p>
          </table:table-cell>
          <table:table-cell office:value-type="float" office:value="0.0011217">
            <text:p>0.0011217</text:p>
          </table:table-cell>
          <table:table-cell table:style-name="ce1" office:value-type="string">
            <text:p>4.5807e-06</text:p>
          </table:table-cell>
          <table:table-cell table:style-name="ce1" office:value-type="string">
            <text:p>3.7882e-08</text:p>
          </table:table-cell>
          <table:table-cell table:style-name="ce1" office:value-type="string">
            <text:p>7.4416e-31</text:p>
          </table:table-cell>
          <table:table-cell table:style-name="ce1" office:value-type="string">
            <text:p>4.9378e-17</text:p>
          </table:table-cell>
          <table:table-cell office:value-type="float" office:value="0.00018375">
            <text:p>0.00018375</text:p>
          </table:table-cell>
          <table:table-cell table:style-name="ce1" office:value-type="string">
            <text:p>5.9629e-05</text:p>
          </table:table-cell>
          <table:table-cell office:value-type="float" office:value="0.0011217">
            <text:p>0.0011217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011e-19</text:p>
          </table:table-cell>
          <table:table-cell table:style-name="ce1" office:value-type="string">
            <text:p>4.9378e-17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P130]*1000000" office:value-type="float" office:value="181.32">
            <text:p>181.32</text:p>
          </table:table-cell>
          <table:table-cell table:formula="of:=[.Q130]*1000000" office:value-type="float" office:value="58.879">
            <text:p>58.879</text:p>
          </table:table-cell>
          <table:table-cell table:formula="of:=[.R130]*1000000" office:value-type="float" office:value="1124.9">
            <text:p>1124.9</text:p>
          </table:table-cell>
          <table:table-cell table:formula="of:=[.S130]*1000000" office:value-type="float" office:value="4.4939">
            <text:p>4.4939</text:p>
          </table:table-cell>
          <table:table-cell table:formula="of:=[.T130]*1000000" office:value-type="float" office:value="0.037951">
            <text:p>0.037951</text:p>
          </table:table-cell>
          <table:table-cell table:formula="of:=[.U130]*1000000" office:value-type="float" office:value="2.4015E-025">
            <text:p>2.4015E-025</text:p>
          </table:table-cell>
          <table:table-cell table:formula="of:=[.V130]*1000000" office:value-type="float" office:value="0.000000000047927">
            <text:p>4.7927E-011</text:p>
          </table:table-cell>
          <table:table-cell table:formula="of:=[.W130]*1000000" office:value-type="float" office:value="181.32">
            <text:p>181.32</text:p>
          </table:table-cell>
          <table:table-cell table:formula="of:=[.X130]*1000000" office:value-type="float" office:value="58.875">
            <text:p>58.875</text:p>
          </table:table-cell>
          <table:table-cell table:formula="of:=[.Y130]*1000000" office:value-type="float" office:value="1124.9">
            <text:p>1124.9</text:p>
          </table:table-cell>
          <table:table-cell table:formula="of:=[.Z130]*1000000" office:value-type="float" office:value="20.253">
            <text:p>20.253</text:p>
          </table:table-cell>
          <table:table-cell table:formula="of:=[.AA130]*1000000" office:value-type="float" office:value="0">
            <text:p>0</text:p>
          </table:table-cell>
          <table:table-cell table:formula="of:=[.AB130]*1000000" office:value-type="float" office:value="0.0000000000013806">
            <text:p>1.3806E-012</text:p>
          </table:table-cell>
          <table:table-cell table:formula="of:=[.AC130]*1000000" office:value-type="float" office:value="0.000000000047927">
            <text:p>4.7927E-011</text:p>
          </table:table-cell>
          <table:table-cell office:value-type="float" office:value="0.00018132">
            <text:p>0.00018132</text:p>
          </table:table-cell>
          <table:table-cell table:style-name="ce1" office:value-type="string">
            <text:p>5.8879e-05</text:p>
          </table:table-cell>
          <table:table-cell office:value-type="float" office:value="0.0011249">
            <text:p>0.0011249</text:p>
          </table:table-cell>
          <table:table-cell table:style-name="ce1" office:value-type="string">
            <text:p>4.4939e-06</text:p>
          </table:table-cell>
          <table:table-cell table:style-name="ce1" office:value-type="string">
            <text:p>3.7951e-08</text:p>
          </table:table-cell>
          <table:table-cell table:style-name="ce1" office:value-type="string">
            <text:p>2.4015e-31</text:p>
          </table:table-cell>
          <table:table-cell table:style-name="ce1" office:value-type="string">
            <text:p>4.7927e-17</text:p>
          </table:table-cell>
          <table:table-cell office:value-type="float" office:value="0.00018132">
            <text:p>0.00018132</text:p>
          </table:table-cell>
          <table:table-cell table:style-name="ce1" office:value-type="string">
            <text:p>5.8875e-05</text:p>
          </table:table-cell>
          <table:table-cell office:value-type="float" office:value="0.0011249">
            <text:p>0.0011249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3806e-18</text:p>
          </table:table-cell>
          <table:table-cell table:style-name="ce1" office:value-type="string">
            <text:p>4.7927e-17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P131]*1000000" office:value-type="float" office:value="178.92">
            <text:p>178.92</text:p>
          </table:table-cell>
          <table:table-cell table:formula="of:=[.Q131]*1000000" office:value-type="float" office:value="58.134">
            <text:p>58.134</text:p>
          </table:table-cell>
          <table:table-cell table:formula="of:=[.R131]*1000000" office:value-type="float" office:value="1128.1">
            <text:p>1128.1</text:p>
          </table:table-cell>
          <table:table-cell table:formula="of:=[.S131]*1000000" office:value-type="float" office:value="4.4085">
            <text:p>4.4085</text:p>
          </table:table-cell>
          <table:table-cell table:formula="of:=[.T131]*1000000" office:value-type="float" office:value="0.03802">
            <text:p>0.03802</text:p>
          </table:table-cell>
          <table:table-cell table:formula="of:=[.U131]*1000000" office:value-type="float" office:value="7.8482E-026">
            <text:p>7.8482E-026</text:p>
          </table:table-cell>
          <table:table-cell table:formula="of:=[.V131]*1000000" office:value-type="float" office:value="0.000000000046521">
            <text:p>4.6521E-011</text:p>
          </table:table-cell>
          <table:table-cell table:formula="of:=[.W131]*1000000" office:value-type="float" office:value="178.92">
            <text:p>178.92</text:p>
          </table:table-cell>
          <table:table-cell table:formula="of:=[.X131]*1000000" office:value-type="float" office:value="58.129">
            <text:p>58.129</text:p>
          </table:table-cell>
          <table:table-cell table:formula="of:=[.Y131]*1000000" office:value-type="float" office:value="1128.1">
            <text:p>1128.1</text:p>
          </table:table-cell>
          <table:table-cell table:formula="of:=[.Z131]*1000000" office:value-type="float" office:value="20.253">
            <text:p>20.253</text:p>
          </table:table-cell>
          <table:table-cell table:formula="of:=[.AA131]*1000000" office:value-type="float" office:value="0">
            <text:p>0</text:p>
          </table:table-cell>
          <table:table-cell table:formula="of:=[.AB131]*1000000" office:value-type="float" office:value="-0.0000000000019686">
            <text:p>-1.9686E-012</text:p>
          </table:table-cell>
          <table:table-cell table:formula="of:=[.AC131]*1000000" office:value-type="float" office:value="0.00000000004652">
            <text:p>4.652E-011</text:p>
          </table:table-cell>
          <table:table-cell office:value-type="float" office:value="0.00017892">
            <text:p>0.00017892</text:p>
          </table:table-cell>
          <table:table-cell table:style-name="ce1" office:value-type="string">
            <text:p>5.8134e-05</text:p>
          </table:table-cell>
          <table:table-cell office:value-type="float" office:value="0.0011281">
            <text:p>0.0011281</text:p>
          </table:table-cell>
          <table:table-cell table:style-name="ce1" office:value-type="string">
            <text:p>4.4085e-06</text:p>
          </table:table-cell>
          <table:table-cell table:style-name="ce1" office:value-type="string">
            <text:p>3.802e-08</text:p>
          </table:table-cell>
          <table:table-cell table:style-name="ce1" office:value-type="string">
            <text:p>7.8482e-32</text:p>
          </table:table-cell>
          <table:table-cell table:style-name="ce1" office:value-type="string">
            <text:p>4.6521e-17</text:p>
          </table:table-cell>
          <table:table-cell office:value-type="float" office:value="0.00017892">
            <text:p>0.00017892</text:p>
          </table:table-cell>
          <table:table-cell table:style-name="ce1" office:value-type="string">
            <text:p>5.8129e-05</text:p>
          </table:table-cell>
          <table:table-cell office:value-type="float" office:value="0.0011281">
            <text:p>0.0011281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686e-18</text:p>
          </table:table-cell>
          <table:table-cell table:style-name="ce1" office:value-type="string">
            <text:p>4.652e-17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P132]*1000000" office:value-type="float" office:value="176.56">
            <text:p>176.56</text:p>
          </table:table-cell>
          <table:table-cell table:formula="of:=[.Q132]*1000000" office:value-type="float" office:value="57.397">
            <text:p>57.397</text:p>
          </table:table-cell>
          <table:table-cell table:formula="of:=[.R132]*1000000" office:value-type="float" office:value="1131.2">
            <text:p>1131.2</text:p>
          </table:table-cell>
          <table:table-cell table:formula="of:=[.S132]*1000000" office:value-type="float" office:value="4.3245">
            <text:p>4.3245</text:p>
          </table:table-cell>
          <table:table-cell table:formula="of:=[.T132]*1000000" office:value-type="float" office:value="0.038088">
            <text:p>0.038088</text:p>
          </table:table-cell>
          <table:table-cell table:formula="of:=[.U132]*1000000" office:value-type="float" office:value="2.5955E-026">
            <text:p>2.5955E-026</text:p>
          </table:table-cell>
          <table:table-cell table:formula="of:=[.V132]*1000000" office:value-type="float" office:value="0.000000000045157">
            <text:p>4.5157E-011</text:p>
          </table:table-cell>
          <table:table-cell table:formula="of:=[.W132]*1000000" office:value-type="float" office:value="176.56">
            <text:p>176.56</text:p>
          </table:table-cell>
          <table:table-cell table:formula="of:=[.X132]*1000000" office:value-type="float" office:value="57.393">
            <text:p>57.393</text:p>
          </table:table-cell>
          <table:table-cell table:formula="of:=[.Y132]*1000000" office:value-type="float" office:value="1131.2">
            <text:p>1131.2</text:p>
          </table:table-cell>
          <table:table-cell table:formula="of:=[.Z132]*1000000" office:value-type="float" office:value="20.253">
            <text:p>20.253</text:p>
          </table:table-cell>
          <table:table-cell table:formula="of:=[.AA132]*1000000" office:value-type="float" office:value="0">
            <text:p>0</text:p>
          </table:table-cell>
          <table:table-cell table:formula="of:=[.AB132]*1000000" office:value-type="float" office:value="-0.0000000000025024">
            <text:p>-2.5024E-012</text:p>
          </table:table-cell>
          <table:table-cell table:formula="of:=[.AC132]*1000000" office:value-type="float" office:value="0.000000000045157">
            <text:p>4.5157E-011</text:p>
          </table:table-cell>
          <table:table-cell office:value-type="float" office:value="0.00017656">
            <text:p>0.00017656</text:p>
          </table:table-cell>
          <table:table-cell table:style-name="ce1" office:value-type="string">
            <text:p>5.7397e-05</text:p>
          </table:table-cell>
          <table:table-cell office:value-type="float" office:value="0.0011312">
            <text:p>0.0011312</text:p>
          </table:table-cell>
          <table:table-cell table:style-name="ce1" office:value-type="string">
            <text:p>4.3245e-06</text:p>
          </table:table-cell>
          <table:table-cell table:style-name="ce1" office:value-type="string">
            <text:p>3.8088e-08</text:p>
          </table:table-cell>
          <table:table-cell table:style-name="ce1" office:value-type="string">
            <text:p>2.5955e-32</text:p>
          </table:table-cell>
          <table:table-cell table:style-name="ce1" office:value-type="string">
            <text:p>4.5157e-17</text:p>
          </table:table-cell>
          <table:table-cell office:value-type="float" office:value="0.00017656">
            <text:p>0.00017656</text:p>
          </table:table-cell>
          <table:table-cell table:style-name="ce1" office:value-type="string">
            <text:p>5.7393e-05</text:p>
          </table:table-cell>
          <table:table-cell office:value-type="float" office:value="0.0011312">
            <text:p>0.0011312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024e-18</text:p>
          </table:table-cell>
          <table:table-cell table:style-name="ce1" office:value-type="string">
            <text:p>4.5157e-17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P133]*1000000" office:value-type="float" office:value="174.23">
            <text:p>174.23</text:p>
          </table:table-cell>
          <table:table-cell table:formula="of:=[.Q133]*1000000" office:value-type="float" office:value="56.67">
            <text:p>56.67</text:p>
          </table:table-cell>
          <table:table-cell table:formula="of:=[.R133]*1000000" office:value-type="float" office:value="1134.3">
            <text:p>1134.3</text:p>
          </table:table-cell>
          <table:table-cell table:formula="of:=[.S133]*1000000" office:value-type="float" office:value="4.2418">
            <text:p>4.2418</text:p>
          </table:table-cell>
          <table:table-cell table:formula="of:=[.T133]*1000000" office:value-type="float" office:value="0.038156">
            <text:p>0.038156</text:p>
          </table:table-cell>
          <table:table-cell table:formula="of:=[.U133]*1000000" office:value-type="float" office:value="8.6829E-027">
            <text:p>8.6829E-027</text:p>
          </table:table-cell>
          <table:table-cell table:formula="of:=[.V133]*1000000" office:value-type="float" office:value="0.000000000043835">
            <text:p>4.3835E-011</text:p>
          </table:table-cell>
          <table:table-cell table:formula="of:=[.W133]*1000000" office:value-type="float" office:value="174.23">
            <text:p>174.23</text:p>
          </table:table-cell>
          <table:table-cell table:formula="of:=[.X133]*1000000" office:value-type="float" office:value="56.665">
            <text:p>56.665</text:p>
          </table:table-cell>
          <table:table-cell table:formula="of:=[.Y133]*1000000" office:value-type="float" office:value="1134.3">
            <text:p>1134.3</text:p>
          </table:table-cell>
          <table:table-cell table:formula="of:=[.Z133]*1000000" office:value-type="float" office:value="20.253">
            <text:p>20.253</text:p>
          </table:table-cell>
          <table:table-cell table:formula="of:=[.AA133]*1000000" office:value-type="float" office:value="0">
            <text:p>0</text:p>
          </table:table-cell>
          <table:table-cell table:formula="of:=[.AB133]*1000000" office:value-type="float" office:value="-0.00000000000030681">
            <text:p>-3.0681E-013</text:p>
          </table:table-cell>
          <table:table-cell table:formula="of:=[.AC133]*1000000" office:value-type="float" office:value="0.000000000043835">
            <text:p>4.3835E-011</text:p>
          </table:table-cell>
          <table:table-cell office:value-type="float" office:value="0.00017423">
            <text:p>0.00017423</text:p>
          </table:table-cell>
          <table:table-cell table:style-name="ce1" office:value-type="string">
            <text:p>5.667e-05</text:p>
          </table:table-cell>
          <table:table-cell office:value-type="float" office:value="0.0011343">
            <text:p>0.0011343</text:p>
          </table:table-cell>
          <table:table-cell table:style-name="ce1" office:value-type="string">
            <text:p>4.2418e-06</text:p>
          </table:table-cell>
          <table:table-cell table:style-name="ce1" office:value-type="string">
            <text:p>3.8156e-08</text:p>
          </table:table-cell>
          <table:table-cell table:style-name="ce1" office:value-type="string">
            <text:p>8.6829e-33</text:p>
          </table:table-cell>
          <table:table-cell table:style-name="ce1" office:value-type="string">
            <text:p>4.3835e-17</text:p>
          </table:table-cell>
          <table:table-cell office:value-type="float" office:value="0.00017423">
            <text:p>0.00017423</text:p>
          </table:table-cell>
          <table:table-cell table:style-name="ce1" office:value-type="string">
            <text:p>5.6665e-05</text:p>
          </table:table-cell>
          <table:table-cell office:value-type="float" office:value="0.0011343">
            <text:p>0.0011343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3.0681e-19</text:p>
          </table:table-cell>
          <table:table-cell table:style-name="ce1" office:value-type="string">
            <text:p>4.3835e-17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P134]*1000000" office:value-type="float" office:value="171.93">
            <text:p>171.93</text:p>
          </table:table-cell>
          <table:table-cell table:formula="of:=[.Q134]*1000000" office:value-type="float" office:value="55.951">
            <text:p>55.951</text:p>
          </table:table-cell>
          <table:table-cell table:formula="of:=[.R134]*1000000" office:value-type="float" office:value="1137.4">
            <text:p>1137.4</text:p>
          </table:table-cell>
          <table:table-cell table:formula="of:=[.S134]*1000000" office:value-type="float" office:value="4.1605">
            <text:p>4.1605</text:p>
          </table:table-cell>
          <table:table-cell table:formula="of:=[.T134]*1000000" office:value-type="float" office:value="0.038223">
            <text:p>0.038223</text:p>
          </table:table-cell>
          <table:table-cell table:formula="of:=[.U134]*1000000" office:value-type="float" office:value="2.9377E-027">
            <text:p>2.9377E-027</text:p>
          </table:table-cell>
          <table:table-cell table:formula="of:=[.V134]*1000000" office:value-type="float" office:value="0.000000000042553">
            <text:p>4.2553E-011</text:p>
          </table:table-cell>
          <table:table-cell table:formula="of:=[.W134]*1000000" office:value-type="float" office:value="171.93">
            <text:p>171.93</text:p>
          </table:table-cell>
          <table:table-cell table:formula="of:=[.X134]*1000000" office:value-type="float" office:value="55.947">
            <text:p>55.947</text:p>
          </table:table-cell>
          <table:table-cell table:formula="of:=[.Y134]*1000000" office:value-type="float" office:value="1137.4">
            <text:p>1137.4</text:p>
          </table:table-cell>
          <table:table-cell table:formula="of:=[.Z134]*1000000" office:value-type="float" office:value="20.253">
            <text:p>20.253</text:p>
          </table:table-cell>
          <table:table-cell table:formula="of:=[.AA134]*1000000" office:value-type="float" office:value="0">
            <text:p>0</text:p>
          </table:table-cell>
          <table:table-cell table:formula="of:=[.AB134]*1000000" office:value-type="float" office:value="0.0000000000045956">
            <text:p>4.5956E-012</text:p>
          </table:table-cell>
          <table:table-cell table:formula="of:=[.AC134]*1000000" office:value-type="float" office:value="0.000000000042553">
            <text:p>4.2553E-011</text:p>
          </table:table-cell>
          <table:table-cell office:value-type="float" office:value="0.00017193">
            <text:p>0.00017193</text:p>
          </table:table-cell>
          <table:table-cell table:style-name="ce1" office:value-type="string">
            <text:p>5.5951e-05</text:p>
          </table:table-cell>
          <table:table-cell office:value-type="float" office:value="0.0011374">
            <text:p>0.0011374</text:p>
          </table:table-cell>
          <table:table-cell table:style-name="ce1" office:value-type="string">
            <text:p>4.1605e-06</text:p>
          </table:table-cell>
          <table:table-cell table:style-name="ce1" office:value-type="string">
            <text:p>3.8223e-08</text:p>
          </table:table-cell>
          <table:table-cell table:style-name="ce1" office:value-type="string">
            <text:p>2.9377e-33</text:p>
          </table:table-cell>
          <table:table-cell table:style-name="ce1" office:value-type="string">
            <text:p>4.2553e-17</text:p>
          </table:table-cell>
          <table:table-cell office:value-type="float" office:value="0.00017193">
            <text:p>0.00017193</text:p>
          </table:table-cell>
          <table:table-cell table:style-name="ce1" office:value-type="string">
            <text:p>5.5947e-05</text:p>
          </table:table-cell>
          <table:table-cell office:value-type="float" office:value="0.0011374">
            <text:p>0.0011374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4.5956e-18</text:p>
          </table:table-cell>
          <table:table-cell table:style-name="ce1" office:value-type="string">
            <text:p>4.2553e-17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P135]*1000000" office:value-type="float" office:value="169.67">
            <text:p>169.67</text:p>
          </table:table-cell>
          <table:table-cell table:formula="of:=[.Q135]*1000000" office:value-type="float" office:value="55.241">
            <text:p>55.241</text:p>
          </table:table-cell>
          <table:table-cell table:formula="of:=[.R135]*1000000" office:value-type="float" office:value="1140.4">
            <text:p>1140.4</text:p>
          </table:table-cell>
          <table:table-cell table:formula="of:=[.S135]*1000000" office:value-type="float" office:value="4.0804">
            <text:p>4.0804</text:p>
          </table:table-cell>
          <table:table-cell table:formula="of:=[.T135]*1000000" office:value-type="float" office:value="0.03829">
            <text:p>0.03829</text:p>
          </table:table-cell>
          <table:table-cell table:formula="of:=[.U135]*1000000" office:value-type="float" office:value="1.0051E-027">
            <text:p>1.0051E-027</text:p>
          </table:table-cell>
          <table:table-cell table:formula="of:=[.V135]*1000000" office:value-type="float" office:value="0.000000000041311">
            <text:p>4.1311E-011</text:p>
          </table:table-cell>
          <table:table-cell table:formula="of:=[.W135]*1000000" office:value-type="float" office:value="169.67">
            <text:p>169.67</text:p>
          </table:table-cell>
          <table:table-cell table:formula="of:=[.X135]*1000000" office:value-type="float" office:value="55.237">
            <text:p>55.237</text:p>
          </table:table-cell>
          <table:table-cell table:formula="of:=[.Y135]*1000000" office:value-type="float" office:value="1140.4">
            <text:p>1140.4</text:p>
          </table:table-cell>
          <table:table-cell table:formula="of:=[.Z135]*1000000" office:value-type="float" office:value="20.253">
            <text:p>20.253</text:p>
          </table:table-cell>
          <table:table-cell table:formula="of:=[.AA135]*1000000" office:value-type="float" office:value="0">
            <text:p>0</text:p>
          </table:table-cell>
          <table:table-cell table:formula="of:=[.AB135]*1000000" office:value-type="float" office:value="0.00000000000082138">
            <text:p>8.2138E-013</text:p>
          </table:table-cell>
          <table:table-cell table:formula="of:=[.AC135]*1000000" office:value-type="float" office:value="0.00000000004131">
            <text:p>4.131E-011</text:p>
          </table:table-cell>
          <table:table-cell office:value-type="float" office:value="0.00016967">
            <text:p>0.00016967</text:p>
          </table:table-cell>
          <table:table-cell table:style-name="ce1" office:value-type="string">
            <text:p>5.5241e-05</text:p>
          </table:table-cell>
          <table:table-cell office:value-type="float" office:value="0.0011404">
            <text:p>0.0011404</text:p>
          </table:table-cell>
          <table:table-cell table:style-name="ce1" office:value-type="string">
            <text:p>4.0804e-06</text:p>
          </table:table-cell>
          <table:table-cell table:style-name="ce1" office:value-type="string">
            <text:p>3.829e-08</text:p>
          </table:table-cell>
          <table:table-cell table:style-name="ce1" office:value-type="string">
            <text:p>1.0051e-33</text:p>
          </table:table-cell>
          <table:table-cell table:style-name="ce1" office:value-type="string">
            <text:p>4.1311e-17</text:p>
          </table:table-cell>
          <table:table-cell office:value-type="float" office:value="0.00016967">
            <text:p>0.00016967</text:p>
          </table:table-cell>
          <table:table-cell table:style-name="ce1" office:value-type="string">
            <text:p>5.5237e-05</text:p>
          </table:table-cell>
          <table:table-cell office:value-type="float" office:value="0.0011404">
            <text:p>0.0011404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8.2138e-19</text:p>
          </table:table-cell>
          <table:table-cell table:style-name="ce1" office:value-type="string">
            <text:p>4.131e-17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P136]*1000000" office:value-type="float" office:value="167.44">
            <text:p>167.44</text:p>
          </table:table-cell>
          <table:table-cell table:formula="of:=[.Q136]*1000000" office:value-type="float" office:value="54.54">
            <text:p>54.54</text:p>
          </table:table-cell>
          <table:table-cell table:formula="of:=[.R136]*1000000" office:value-type="float" office:value="1143.4">
            <text:p>1143.4</text:p>
          </table:table-cell>
          <table:table-cell table:formula="of:=[.S136]*1000000" office:value-type="float" office:value="4.0017">
            <text:p>4.0017</text:p>
          </table:table-cell>
          <table:table-cell table:formula="of:=[.T136]*1000000" office:value-type="float" office:value="0.038356">
            <text:p>0.038356</text:p>
          </table:table-cell>
          <table:table-cell table:formula="of:=[.U136]*1000000" office:value-type="float" office:value="3.4767E-028">
            <text:p>3.4767E-028</text:p>
          </table:table-cell>
          <table:table-cell table:formula="of:=[.V136]*1000000" office:value-type="float" office:value="0.000000000040106">
            <text:p>4.0106E-011</text:p>
          </table:table-cell>
          <table:table-cell table:formula="of:=[.W136]*1000000" office:value-type="float" office:value="167.44">
            <text:p>167.44</text:p>
          </table:table-cell>
          <table:table-cell table:formula="of:=[.X136]*1000000" office:value-type="float" office:value="54.535">
            <text:p>54.535</text:p>
          </table:table-cell>
          <table:table-cell table:formula="of:=[.Y136]*1000000" office:value-type="float" office:value="1143.3">
            <text:p>1143.3</text:p>
          </table:table-cell>
          <table:table-cell table:formula="of:=[.Z136]*1000000" office:value-type="float" office:value="20.253">
            <text:p>20.253</text:p>
          </table:table-cell>
          <table:table-cell table:formula="of:=[.AA136]*1000000" office:value-type="float" office:value="0">
            <text:p>0</text:p>
          </table:table-cell>
          <table:table-cell table:formula="of:=[.AB136]*1000000" office:value-type="float" office:value="0.00000000000013553">
            <text:p>1.3553E-013</text:p>
          </table:table-cell>
          <table:table-cell table:formula="of:=[.AC136]*1000000" office:value-type="float" office:value="0.000000000040106">
            <text:p>4.0106E-011</text:p>
          </table:table-cell>
          <table:table-cell office:value-type="float" office:value="0.00016744">
            <text:p>0.00016744</text:p>
          </table:table-cell>
          <table:table-cell table:style-name="ce1" office:value-type="string">
            <text:p>5.454e-05</text:p>
          </table:table-cell>
          <table:table-cell office:value-type="float" office:value="0.0011434">
            <text:p>0.0011434</text:p>
          </table:table-cell>
          <table:table-cell table:style-name="ce1" office:value-type="string">
            <text:p>4.0017e-06</text:p>
          </table:table-cell>
          <table:table-cell table:style-name="ce1" office:value-type="string">
            <text:p>3.8356e-08</text:p>
          </table:table-cell>
          <table:table-cell table:style-name="ce1" office:value-type="string">
            <text:p>3.4767e-34</text:p>
          </table:table-cell>
          <table:table-cell table:style-name="ce1" office:value-type="string">
            <text:p>4.0106e-17</text:p>
          </table:table-cell>
          <table:table-cell office:value-type="float" office:value="0.00016744">
            <text:p>0.00016744</text:p>
          </table:table-cell>
          <table:table-cell table:style-name="ce1" office:value-type="string">
            <text:p>5.4535e-05</text:p>
          </table:table-cell>
          <table:table-cell office:value-type="float" office:value="0.0011433">
            <text:p>0.0011433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3553e-19</text:p>
          </table:table-cell>
          <table:table-cell table:style-name="ce1" office:value-type="string">
            <text:p>4.0106e-17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P137]*1000000" office:value-type="float" office:value="165.24">
            <text:p>165.24</text:p>
          </table:table-cell>
          <table:table-cell table:formula="of:=[.Q137]*1000000" office:value-type="float" office:value="53.847">
            <text:p>53.847</text:p>
          </table:table-cell>
          <table:table-cell table:formula="of:=[.R137]*1000000" office:value-type="float" office:value="1146.3">
            <text:p>1146.3</text:p>
          </table:table-cell>
          <table:table-cell table:formula="of:=[.S137]*1000000" office:value-type="float" office:value="3.9243">
            <text:p>3.9243</text:p>
          </table:table-cell>
          <table:table-cell table:formula="of:=[.T137]*1000000" office:value-type="float" office:value="0.038422">
            <text:p>0.038422</text:p>
          </table:table-cell>
          <table:table-cell table:formula="of:=[.U137]*1000000" office:value-type="float" office:value="1.2159E-028">
            <text:p>1.2159E-028</text:p>
          </table:table-cell>
          <table:table-cell table:formula="of:=[.V137]*1000000" office:value-type="float" office:value="0.000000000038938">
            <text:p>3.8938E-011</text:p>
          </table:table-cell>
          <table:table-cell table:formula="of:=[.W137]*1000000" office:value-type="float" office:value="165.24">
            <text:p>165.24</text:p>
          </table:table-cell>
          <table:table-cell table:formula="of:=[.X137]*1000000" office:value-type="float" office:value="53.842">
            <text:p>53.842</text:p>
          </table:table-cell>
          <table:table-cell table:formula="of:=[.Y137]*1000000" office:value-type="float" office:value="1146.3">
            <text:p>1146.3</text:p>
          </table:table-cell>
          <table:table-cell table:formula="of:=[.Z137]*1000000" office:value-type="float" office:value="20.253">
            <text:p>20.253</text:p>
          </table:table-cell>
          <table:table-cell table:formula="of:=[.AA137]*1000000" office:value-type="float" office:value="0">
            <text:p>0</text:p>
          </table:table-cell>
          <table:table-cell table:formula="of:=[.AB137]*1000000" office:value-type="float" office:value="-0.00000000000021894">
            <text:p>-2.1894E-013</text:p>
          </table:table-cell>
          <table:table-cell table:formula="of:=[.AC137]*1000000" office:value-type="float" office:value="0.000000000038938">
            <text:p>3.8938E-011</text:p>
          </table:table-cell>
          <table:table-cell office:value-type="float" office:value="0.00016524">
            <text:p>0.00016524</text:p>
          </table:table-cell>
          <table:table-cell table:style-name="ce1" office:value-type="string">
            <text:p>5.3847e-05</text:p>
          </table:table-cell>
          <table:table-cell office:value-type="float" office:value="0.0011463">
            <text:p>0.0011463</text:p>
          </table:table-cell>
          <table:table-cell table:style-name="ce1" office:value-type="string">
            <text:p>3.9243e-06</text:p>
          </table:table-cell>
          <table:table-cell table:style-name="ce1" office:value-type="string">
            <text:p>3.8422e-08</text:p>
          </table:table-cell>
          <table:table-cell table:style-name="ce1" office:value-type="string">
            <text:p>1.2159e-34</text:p>
          </table:table-cell>
          <table:table-cell table:style-name="ce1" office:value-type="string">
            <text:p>3.8938e-17</text:p>
          </table:table-cell>
          <table:table-cell office:value-type="float" office:value="0.00016524">
            <text:p>0.00016524</text:p>
          </table:table-cell>
          <table:table-cell table:style-name="ce1" office:value-type="string">
            <text:p>5.3842e-05</text:p>
          </table:table-cell>
          <table:table-cell office:value-type="float" office:value="0.0011463">
            <text:p>0.0011463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894e-19</text:p>
          </table:table-cell>
          <table:table-cell table:style-name="ce1" office:value-type="string">
            <text:p>3.8938e-17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P138]*1000000" office:value-type="float" office:value="163.07">
            <text:p>163.07</text:p>
          </table:table-cell>
          <table:table-cell table:formula="of:=[.Q138]*1000000" office:value-type="float" office:value="53.162">
            <text:p>53.162</text:p>
          </table:table-cell>
          <table:table-cell table:formula="of:=[.R138]*1000000" office:value-type="float" office:value="1149.2">
            <text:p>1149.2</text:p>
          </table:table-cell>
          <table:table-cell table:formula="of:=[.S138]*1000000" office:value-type="float" office:value="3.8481">
            <text:p>3.8481</text:p>
          </table:table-cell>
          <table:table-cell table:formula="of:=[.T138]*1000000" office:value-type="float" office:value="0.038487">
            <text:p>0.038487</text:p>
          </table:table-cell>
          <table:table-cell table:formula="of:=[.U138]*1000000" office:value-type="float" office:value="4.2988E-029">
            <text:p>4.2988E-029</text:p>
          </table:table-cell>
          <table:table-cell table:formula="of:=[.V138]*1000000" office:value-type="float" office:value="0.000000000037805">
            <text:p>3.7805E-011</text:p>
          </table:table-cell>
          <table:table-cell table:formula="of:=[.W138]*1000000" office:value-type="float" office:value="163.07">
            <text:p>163.07</text:p>
          </table:table-cell>
          <table:table-cell table:formula="of:=[.X138]*1000000" office:value-type="float" office:value="53.158">
            <text:p>53.158</text:p>
          </table:table-cell>
          <table:table-cell table:formula="of:=[.Y138]*1000000" office:value-type="float" office:value="1149.2">
            <text:p>1149.2</text:p>
          </table:table-cell>
          <table:table-cell table:formula="of:=[.Z138]*1000000" office:value-type="float" office:value="20.253">
            <text:p>20.253</text:p>
          </table:table-cell>
          <table:table-cell table:formula="of:=[.AA138]*1000000" office:value-type="float" office:value="0">
            <text:p>0</text:p>
          </table:table-cell>
          <table:table-cell table:formula="of:=[.AB138]*1000000" office:value-type="float" office:value="-0.0000000000040756">
            <text:p>-4.0756E-012</text:p>
          </table:table-cell>
          <table:table-cell table:formula="of:=[.AC138]*1000000" office:value-type="float" office:value="0.000000000037805">
            <text:p>3.7805E-011</text:p>
          </table:table-cell>
          <table:table-cell office:value-type="float" office:value="0.00016307">
            <text:p>0.00016307</text:p>
          </table:table-cell>
          <table:table-cell table:style-name="ce1" office:value-type="string">
            <text:p>5.3162e-05</text:p>
          </table:table-cell>
          <table:table-cell office:value-type="float" office:value="0.0011492">
            <text:p>0.0011492</text:p>
          </table:table-cell>
          <table:table-cell table:style-name="ce1" office:value-type="string">
            <text:p>3.8481e-06</text:p>
          </table:table-cell>
          <table:table-cell table:style-name="ce1" office:value-type="string">
            <text:p>3.8487e-08</text:p>
          </table:table-cell>
          <table:table-cell table:style-name="ce1" office:value-type="string">
            <text:p>4.2988e-35</text:p>
          </table:table-cell>
          <table:table-cell table:style-name="ce1" office:value-type="string">
            <text:p>3.7805e-17</text:p>
          </table:table-cell>
          <table:table-cell office:value-type="float" office:value="0.00016307">
            <text:p>0.00016307</text:p>
          </table:table-cell>
          <table:table-cell table:style-name="ce1" office:value-type="string">
            <text:p>5.3158e-05</text:p>
          </table:table-cell>
          <table:table-cell office:value-type="float" office:value="0.0011492">
            <text:p>0.0011492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4.0756e-18</text:p>
          </table:table-cell>
          <table:table-cell table:style-name="ce1" office:value-type="string">
            <text:p>3.7805e-17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P139]*1000000" office:value-type="float" office:value="160.93">
            <text:p>160.93</text:p>
          </table:table-cell>
          <table:table-cell table:formula="of:=[.Q139]*1000000" office:value-type="float" office:value="52.486">
            <text:p>52.486</text:p>
          </table:table-cell>
          <table:table-cell table:formula="of:=[.R139]*1000000" office:value-type="float" office:value="1152">
            <text:p>1152</text:p>
          </table:table-cell>
          <table:table-cell table:formula="of:=[.S139]*1000000" office:value-type="float" office:value="3.7732">
            <text:p>3.7732</text:p>
          </table:table-cell>
          <table:table-cell table:formula="of:=[.T139]*1000000" office:value-type="float" office:value="0.038552">
            <text:p>0.038552</text:p>
          </table:table-cell>
          <table:table-cell table:formula="of:=[.U139]*1000000" office:value-type="float" office:value="1.5363E-029">
            <text:p>1.5363E-029</text:p>
          </table:table-cell>
          <table:table-cell table:formula="of:=[.V139]*1000000" office:value-type="float" office:value="0.000000000036708">
            <text:p>3.6708E-011</text:p>
          </table:table-cell>
          <table:table-cell table:formula="of:=[.W139]*1000000" office:value-type="float" office:value="160.93">
            <text:p>160.93</text:p>
          </table:table-cell>
          <table:table-cell table:formula="of:=[.X139]*1000000" office:value-type="float" office:value="52.482">
            <text:p>52.482</text:p>
          </table:table-cell>
          <table:table-cell table:formula="of:=[.Y139]*1000000" office:value-type="float" office:value="1152">
            <text:p>1152</text:p>
          </table:table-cell>
          <table:table-cell table:formula="of:=[.Z139]*1000000" office:value-type="float" office:value="20.253">
            <text:p>20.253</text:p>
          </table:table-cell>
          <table:table-cell table:formula="of:=[.AA139]*1000000" office:value-type="float" office:value="0">
            <text:p>0</text:p>
          </table:table-cell>
          <table:table-cell table:formula="of:=[.AB139]*1000000" office:value-type="float" office:value="-0.0000000000041">
            <text:p>-4.1E-012</text:p>
          </table:table-cell>
          <table:table-cell table:formula="of:=[.AC139]*1000000" office:value-type="float" office:value="0.000000000036707">
            <text:p>3.6707E-011</text:p>
          </table:table-cell>
          <table:table-cell office:value-type="float" office:value="0.00016093">
            <text:p>0.00016093</text:p>
          </table:table-cell>
          <table:table-cell table:style-name="ce1" office:value-type="string">
            <text:p>5.2486e-05</text:p>
          </table:table-cell>
          <table:table-cell office:value-type="float" office:value="0.001152">
            <text:p>0.001152</text:p>
          </table:table-cell>
          <table:table-cell table:style-name="ce1" office:value-type="string">
            <text:p>3.7732e-06</text:p>
          </table:table-cell>
          <table:table-cell table:style-name="ce1" office:value-type="string">
            <text:p>3.8552e-08</text:p>
          </table:table-cell>
          <table:table-cell table:style-name="ce1" office:value-type="string">
            <text:p>1.5363e-35</text:p>
          </table:table-cell>
          <table:table-cell table:style-name="ce1" office:value-type="string">
            <text:p>3.6708e-17</text:p>
          </table:table-cell>
          <table:table-cell office:value-type="float" office:value="0.00016093">
            <text:p>0.00016093</text:p>
          </table:table-cell>
          <table:table-cell table:style-name="ce1" office:value-type="string">
            <text:p>5.2482e-05</text:p>
          </table:table-cell>
          <table:table-cell office:value-type="float" office:value="0.001152">
            <text:p>0.001152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4.1e-18</text:p>
          </table:table-cell>
          <table:table-cell table:style-name="ce1" office:value-type="string">
            <text:p>3.6707e-17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P140]*1000000" office:value-type="float" office:value="158.83">
            <text:p>158.83</text:p>
          </table:table-cell>
          <table:table-cell table:formula="of:=[.Q140]*1000000" office:value-type="float" office:value="51.818">
            <text:p>51.818</text:p>
          </table:table-cell>
          <table:table-cell table:formula="of:=[.R140]*1000000" office:value-type="float" office:value="1154.8">
            <text:p>1154.8</text:p>
          </table:table-cell>
          <table:table-cell table:formula="of:=[.S140]*1000000" office:value-type="float" office:value="3.6996">
            <text:p>3.6996</text:p>
          </table:table-cell>
          <table:table-cell table:formula="of:=[.T140]*1000000" office:value-type="float" office:value="0.038617">
            <text:p>0.038617</text:p>
          </table:table-cell>
          <table:table-cell table:formula="of:=[.U140]*1000000" office:value-type="float" office:value="5.5497E-030">
            <text:p>5.5497E-030</text:p>
          </table:table-cell>
          <table:table-cell table:formula="of:=[.V140]*1000000" office:value-type="float" office:value="0.000000000035643">
            <text:p>3.5643E-011</text:p>
          </table:table-cell>
          <table:table-cell table:formula="of:=[.W140]*1000000" office:value-type="float" office:value="158.82">
            <text:p>158.82</text:p>
          </table:table-cell>
          <table:table-cell table:formula="of:=[.X140]*1000000" office:value-type="float" office:value="51.814">
            <text:p>51.814</text:p>
          </table:table-cell>
          <table:table-cell table:formula="of:=[.Y140]*1000000" office:value-type="float" office:value="1154.8">
            <text:p>1154.8</text:p>
          </table:table-cell>
          <table:table-cell table:formula="of:=[.Z140]*1000000" office:value-type="float" office:value="20.253">
            <text:p>20.253</text:p>
          </table:table-cell>
          <table:table-cell table:formula="of:=[.AA140]*1000000" office:value-type="float" office:value="0">
            <text:p>0</text:p>
          </table:table-cell>
          <table:table-cell table:formula="of:=[.AB140]*1000000" office:value-type="float" office:value="-0.0000000000051906">
            <text:p>-5.1906E-012</text:p>
          </table:table-cell>
          <table:table-cell table:formula="of:=[.AC140]*1000000" office:value-type="float" office:value="0.000000000035643">
            <text:p>3.5643E-011</text:p>
          </table:table-cell>
          <table:table-cell office:value-type="float" office:value="0.00015883">
            <text:p>0.00015883</text:p>
          </table:table-cell>
          <table:table-cell table:style-name="ce1" office:value-type="string">
            <text:p>5.1818e-05</text:p>
          </table:table-cell>
          <table:table-cell office:value-type="float" office:value="0.0011548">
            <text:p>0.0011548</text:p>
          </table:table-cell>
          <table:table-cell table:style-name="ce1" office:value-type="string">
            <text:p>3.6996e-06</text:p>
          </table:table-cell>
          <table:table-cell table:style-name="ce1" office:value-type="string">
            <text:p>3.8617e-08</text:p>
          </table:table-cell>
          <table:table-cell table:style-name="ce1" office:value-type="string">
            <text:p>5.5497e-36</text:p>
          </table:table-cell>
          <table:table-cell table:style-name="ce1" office:value-type="string">
            <text:p>3.5643e-17</text:p>
          </table:table-cell>
          <table:table-cell office:value-type="float" office:value="0.00015882">
            <text:p>0.00015882</text:p>
          </table:table-cell>
          <table:table-cell table:style-name="ce1" office:value-type="string">
            <text:p>5.1814e-05</text:p>
          </table:table-cell>
          <table:table-cell office:value-type="float" office:value="0.0011548">
            <text:p>0.0011548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5.1906e-18</text:p>
          </table:table-cell>
          <table:table-cell table:style-name="ce1" office:value-type="string">
            <text:p>3.5643e-17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P141]*1000000" office:value-type="float" office:value="156.75">
            <text:p>156.75</text:p>
          </table:table-cell>
          <table:table-cell table:formula="of:=[.Q141]*1000000" office:value-type="float" office:value="51.159">
            <text:p>51.159</text:p>
          </table:table-cell>
          <table:table-cell table:formula="of:=[.R141]*1000000" office:value-type="float" office:value="1157.6">
            <text:p>1157.6</text:p>
          </table:table-cell>
          <table:table-cell table:formula="of:=[.S141]*1000000" office:value-type="float" office:value="3.6272">
            <text:p>3.6272</text:p>
          </table:table-cell>
          <table:table-cell table:formula="of:=[.T141]*1000000" office:value-type="float" office:value="0.038681">
            <text:p>0.038681</text:p>
          </table:table-cell>
          <table:table-cell table:formula="of:=[.U141]*1000000" office:value-type="float" office:value="2.0262E-030">
            <text:p>2.0262E-030</text:p>
          </table:table-cell>
          <table:table-cell table:formula="of:=[.V141]*1000000" office:value-type="float" office:value="0.000000000034611">
            <text:p>3.4611E-011</text:p>
          </table:table-cell>
          <table:table-cell table:formula="of:=[.W141]*1000000" office:value-type="float" office:value="156.75">
            <text:p>156.75</text:p>
          </table:table-cell>
          <table:table-cell table:formula="of:=[.X141]*1000000" office:value-type="float" office:value="51.155">
            <text:p>51.155</text:p>
          </table:table-cell>
          <table:table-cell table:formula="of:=[.Y141]*1000000" office:value-type="float" office:value="1157.6">
            <text:p>1157.6</text:p>
          </table:table-cell>
          <table:table-cell table:formula="of:=[.Z141]*1000000" office:value-type="float" office:value="20.253">
            <text:p>20.253</text:p>
          </table:table-cell>
          <table:table-cell table:formula="of:=[.AA141]*1000000" office:value-type="float" office:value="0">
            <text:p>0</text:p>
          </table:table-cell>
          <table:table-cell table:formula="of:=[.AB141]*1000000" office:value-type="float" office:value="-0.0000000000047865">
            <text:p>-4.7865E-012</text:p>
          </table:table-cell>
          <table:table-cell table:formula="of:=[.AC141]*1000000" office:value-type="float" office:value="0.000000000034611">
            <text:p>3.4611E-011</text:p>
          </table:table-cell>
          <table:table-cell office:value-type="float" office:value="0.00015675">
            <text:p>0.00015675</text:p>
          </table:table-cell>
          <table:table-cell table:style-name="ce1" office:value-type="string">
            <text:p>5.1159e-05</text:p>
          </table:table-cell>
          <table:table-cell office:value-type="float" office:value="0.0011576">
            <text:p>0.0011576</text:p>
          </table:table-cell>
          <table:table-cell table:style-name="ce1" office:value-type="string">
            <text:p>3.6272e-06</text:p>
          </table:table-cell>
          <table:table-cell table:style-name="ce1" office:value-type="string">
            <text:p>3.8681e-08</text:p>
          </table:table-cell>
          <table:table-cell table:style-name="ce1" office:value-type="string">
            <text:p>2.0262e-36</text:p>
          </table:table-cell>
          <table:table-cell table:style-name="ce1" office:value-type="string">
            <text:p>3.4611e-17</text:p>
          </table:table-cell>
          <table:table-cell office:value-type="float" office:value="0.00015675">
            <text:p>0.00015675</text:p>
          </table:table-cell>
          <table:table-cell table:style-name="ce1" office:value-type="string">
            <text:p>5.1155e-05</text:p>
          </table:table-cell>
          <table:table-cell office:value-type="float" office:value="0.0011576">
            <text:p>0.0011576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4.7865e-18</text:p>
          </table:table-cell>
          <table:table-cell table:style-name="ce1" office:value-type="string">
            <text:p>3.4611e-17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P142]*1000000" office:value-type="float" office:value="154.7">
            <text:p>154.7</text:p>
          </table:table-cell>
          <table:table-cell table:formula="of:=[.Q142]*1000000" office:value-type="float" office:value="50.507">
            <text:p>50.507</text:p>
          </table:table-cell>
          <table:table-cell table:formula="of:=[.R142]*1000000" office:value-type="float" office:value="1160.3">
            <text:p>1160.3</text:p>
          </table:table-cell>
          <table:table-cell table:formula="of:=[.S142]*1000000" office:value-type="float" office:value="3.5559">
            <text:p>3.5559</text:p>
          </table:table-cell>
          <table:table-cell table:formula="of:=[.T142]*1000000" office:value-type="float" office:value="0.038745">
            <text:p>0.038745</text:p>
          </table:table-cell>
          <table:table-cell table:formula="of:=[.U142]*1000000" office:value-type="float" office:value="7.4759E-031">
            <text:p>7.4759E-031</text:p>
          </table:table-cell>
          <table:table-cell table:formula="of:=[.V142]*1000000" office:value-type="float" office:value="0.000000000033611">
            <text:p>3.3611E-011</text:p>
          </table:table-cell>
          <table:table-cell table:formula="of:=[.W142]*1000000" office:value-type="float" office:value="154.7">
            <text:p>154.7</text:p>
          </table:table-cell>
          <table:table-cell table:formula="of:=[.X142]*1000000" office:value-type="float" office:value="50.503">
            <text:p>50.503</text:p>
          </table:table-cell>
          <table:table-cell table:formula="of:=[.Y142]*1000000" office:value-type="float" office:value="1160.3">
            <text:p>1160.3</text:p>
          </table:table-cell>
          <table:table-cell table:formula="of:=[.Z142]*1000000" office:value-type="float" office:value="20.253">
            <text:p>20.253</text:p>
          </table:table-cell>
          <table:table-cell table:formula="of:=[.AA142]*1000000" office:value-type="float" office:value="0">
            <text:p>0</text:p>
          </table:table-cell>
          <table:table-cell table:formula="of:=[.AB142]*1000000" office:value-type="float" office:value="-0.0000000000019153">
            <text:p>-1.9153E-012</text:p>
          </table:table-cell>
          <table:table-cell table:formula="of:=[.AC142]*1000000" office:value-type="float" office:value="0.00000000003361">
            <text:p>3.361E-011</text:p>
          </table:table-cell>
          <table:table-cell office:value-type="float" office:value="0.0001547">
            <text:p>0.0001547</text:p>
          </table:table-cell>
          <table:table-cell table:style-name="ce1" office:value-type="string">
            <text:p>5.0507e-05</text:p>
          </table:table-cell>
          <table:table-cell office:value-type="float" office:value="0.0011603">
            <text:p>0.0011603</text:p>
          </table:table-cell>
          <table:table-cell table:style-name="ce1" office:value-type="string">
            <text:p>3.5559e-06</text:p>
          </table:table-cell>
          <table:table-cell table:style-name="ce1" office:value-type="string">
            <text:p>3.8745e-08</text:p>
          </table:table-cell>
          <table:table-cell table:style-name="ce1" office:value-type="string">
            <text:p>7.4759e-37</text:p>
          </table:table-cell>
          <table:table-cell table:style-name="ce1" office:value-type="string">
            <text:p>3.3611e-17</text:p>
          </table:table-cell>
          <table:table-cell office:value-type="float" office:value="0.0001547">
            <text:p>0.0001547</text:p>
          </table:table-cell>
          <table:table-cell table:style-name="ce1" office:value-type="string">
            <text:p>5.0503e-05</text:p>
          </table:table-cell>
          <table:table-cell office:value-type="float" office:value="0.0011603">
            <text:p>0.0011603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153e-18</text:p>
          </table:table-cell>
          <table:table-cell table:style-name="ce1" office:value-type="string">
            <text:p>3.361e-17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P143]*1000000" office:value-type="float" office:value="152.68">
            <text:p>152.68</text:p>
          </table:table-cell>
          <table:table-cell table:formula="of:=[.Q143]*1000000" office:value-type="float" office:value="49.864">
            <text:p>49.864</text:p>
          </table:table-cell>
          <table:table-cell table:formula="of:=[.R143]*1000000" office:value-type="float" office:value="1163">
            <text:p>1163</text:p>
          </table:table-cell>
          <table:table-cell table:formula="of:=[.S143]*1000000" office:value-type="float" office:value="3.4859">
            <text:p>3.4859</text:p>
          </table:table-cell>
          <table:table-cell table:formula="of:=[.T143]*1000000" office:value-type="float" office:value="0.038809">
            <text:p>0.038809</text:p>
          </table:table-cell>
          <table:table-cell table:formula="of:=[.U143]*1000000" office:value-type="float" office:value="2.7874E-031">
            <text:p>2.7874E-031</text:p>
          </table:table-cell>
          <table:table-cell table:formula="of:=[.V143]*1000000" office:value-type="float" office:value="0.000000000032641">
            <text:p>3.2641E-011</text:p>
          </table:table-cell>
          <table:table-cell table:formula="of:=[.W143]*1000000" office:value-type="float" office:value="152.68">
            <text:p>152.68</text:p>
          </table:table-cell>
          <table:table-cell table:formula="of:=[.X143]*1000000" office:value-type="float" office:value="49.86">
            <text:p>49.86</text:p>
          </table:table-cell>
          <table:table-cell table:formula="of:=[.Y143]*1000000" office:value-type="float" office:value="1163">
            <text:p>1163</text:p>
          </table:table-cell>
          <table:table-cell table:formula="of:=[.Z143]*1000000" office:value-type="float" office:value="20.253">
            <text:p>20.253</text:p>
          </table:table-cell>
          <table:table-cell table:formula="of:=[.AA143]*1000000" office:value-type="float" office:value="0">
            <text:p>0</text:p>
          </table:table-cell>
          <table:table-cell table:formula="of:=[.AB143]*1000000" office:value-type="float" office:value="-0.0000000000014877">
            <text:p>-1.4877E-012</text:p>
          </table:table-cell>
          <table:table-cell table:formula="of:=[.AC143]*1000000" office:value-type="float" office:value="0.00000000003264">
            <text:p>3.264E-011</text:p>
          </table:table-cell>
          <table:table-cell office:value-type="float" office:value="0.00015268">
            <text:p>0.00015268</text:p>
          </table:table-cell>
          <table:table-cell table:style-name="ce1" office:value-type="string">
            <text:p>4.9864e-05</text:p>
          </table:table-cell>
          <table:table-cell office:value-type="float" office:value="0.001163">
            <text:p>0.001163</text:p>
          </table:table-cell>
          <table:table-cell table:style-name="ce1" office:value-type="string">
            <text:p>3.4859e-06</text:p>
          </table:table-cell>
          <table:table-cell table:style-name="ce1" office:value-type="string">
            <text:p>3.8809e-08</text:p>
          </table:table-cell>
          <table:table-cell table:style-name="ce1" office:value-type="string">
            <text:p>2.7874e-37</text:p>
          </table:table-cell>
          <table:table-cell table:style-name="ce1" office:value-type="string">
            <text:p>3.2641e-17</text:p>
          </table:table-cell>
          <table:table-cell office:value-type="float" office:value="0.00015268">
            <text:p>0.00015268</text:p>
          </table:table-cell>
          <table:table-cell table:style-name="ce1" office:value-type="string">
            <text:p>4.986e-05</text:p>
          </table:table-cell>
          <table:table-cell office:value-type="float" office:value="0.001163">
            <text:p>0.001163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877e-18</text:p>
          </table:table-cell>
          <table:table-cell table:style-name="ce1" office:value-type="string">
            <text:p>3.264e-17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P144]*1000000" office:value-type="float" office:value="150.69">
            <text:p>150.69</text:p>
          </table:table-cell>
          <table:table-cell table:formula="of:=[.Q144]*1000000" office:value-type="float" office:value="49.228">
            <text:p>49.228</text:p>
          </table:table-cell>
          <table:table-cell table:formula="of:=[.R144]*1000000" office:value-type="float" office:value="1165.7">
            <text:p>1165.7</text:p>
          </table:table-cell>
          <table:table-cell table:formula="of:=[.S144]*1000000" office:value-type="float" office:value="3.4171">
            <text:p>3.4171</text:p>
          </table:table-cell>
          <table:table-cell table:formula="of:=[.T144]*1000000" office:value-type="float" office:value="0.038872">
            <text:p>0.038872</text:p>
          </table:table-cell>
          <table:table-cell table:formula="of:=[.U144]*1000000" office:value-type="float" office:value="1.0502E-031">
            <text:p>1.0502E-031</text:p>
          </table:table-cell>
          <table:table-cell table:formula="of:=[.V144]*1000000" office:value-type="float" office:value="0.0000000000317">
            <text:p>3.17E-011</text:p>
          </table:table-cell>
          <table:table-cell table:formula="of:=[.W144]*1000000" office:value-type="float" office:value="150.69">
            <text:p>150.69</text:p>
          </table:table-cell>
          <table:table-cell table:formula="of:=[.X144]*1000000" office:value-type="float" office:value="49.224">
            <text:p>49.224</text:p>
          </table:table-cell>
          <table:table-cell table:formula="of:=[.Y144]*1000000" office:value-type="float" office:value="1165.7">
            <text:p>1165.7</text:p>
          </table:table-cell>
          <table:table-cell table:formula="of:=[.Z144]*1000000" office:value-type="float" office:value="20.253">
            <text:p>20.253</text:p>
          </table:table-cell>
          <table:table-cell table:formula="of:=[.AA144]*1000000" office:value-type="float" office:value="0">
            <text:p>0</text:p>
          </table:table-cell>
          <table:table-cell table:formula="of:=[.AB144]*1000000" office:value-type="float" office:value="-0.0000000000029273">
            <text:p>-2.9273E-012</text:p>
          </table:table-cell>
          <table:table-cell table:formula="of:=[.AC144]*1000000" office:value-type="float" office:value="0.0000000000317">
            <text:p>3.17E-011</text:p>
          </table:table-cell>
          <table:table-cell office:value-type="float" office:value="0.00015069">
            <text:p>0.00015069</text:p>
          </table:table-cell>
          <table:table-cell table:style-name="ce1" office:value-type="string">
            <text:p>4.9228e-05</text:p>
          </table:table-cell>
          <table:table-cell office:value-type="float" office:value="0.0011657">
            <text:p>0.0011657</text:p>
          </table:table-cell>
          <table:table-cell table:style-name="ce1" office:value-type="string">
            <text:p>3.4171e-06</text:p>
          </table:table-cell>
          <table:table-cell table:style-name="ce1" office:value-type="string">
            <text:p>3.8872e-08</text:p>
          </table:table-cell>
          <table:table-cell table:style-name="ce1" office:value-type="string">
            <text:p>1.0502e-37</text:p>
          </table:table-cell>
          <table:table-cell table:style-name="ce1" office:value-type="string">
            <text:p>3.17e-17</text:p>
          </table:table-cell>
          <table:table-cell office:value-type="float" office:value="0.00015069">
            <text:p>0.00015069</text:p>
          </table:table-cell>
          <table:table-cell table:style-name="ce1" office:value-type="string">
            <text:p>4.9224e-05</text:p>
          </table:table-cell>
          <table:table-cell office:value-type="float" office:value="0.0011657">
            <text:p>0.0011657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273e-18</text:p>
          </table:table-cell>
          <table:table-cell table:style-name="ce1" office:value-type="string">
            <text:p>3.17e-17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P145]*1000000" office:value-type="float" office:value="148.73">
            <text:p>148.73</text:p>
          </table:table-cell>
          <table:table-cell table:formula="of:=[.Q145]*1000000" office:value-type="float" office:value="48.6">
            <text:p>48.6</text:p>
          </table:table-cell>
          <table:table-cell table:formula="of:=[.R145]*1000000" office:value-type="float" office:value="1168.3">
            <text:p>1168.3</text:p>
          </table:table-cell>
          <table:table-cell table:formula="of:=[.S145]*1000000" office:value-type="float" office:value="3.3495">
            <text:p>3.3495</text:p>
          </table:table-cell>
          <table:table-cell table:formula="of:=[.T145]*1000000" office:value-type="float" office:value="0.038935">
            <text:p>0.038935</text:p>
          </table:table-cell>
          <table:table-cell table:formula="of:=[.U145]*1000000" office:value-type="float" office:value="3.9975E-032">
            <text:p>3.9975E-032</text:p>
          </table:table-cell>
          <table:table-cell table:formula="of:=[.V145]*1000000" office:value-type="float" office:value="0.000000000030788">
            <text:p>3.0788E-011</text:p>
          </table:table-cell>
          <table:table-cell table:formula="of:=[.W145]*1000000" office:value-type="float" office:value="148.73">
            <text:p>148.73</text:p>
          </table:table-cell>
          <table:table-cell table:formula="of:=[.X145]*1000000" office:value-type="float" office:value="48.596">
            <text:p>48.596</text:p>
          </table:table-cell>
          <table:table-cell table:formula="of:=[.Y145]*1000000" office:value-type="float" office:value="1168.3">
            <text:p>1168.3</text:p>
          </table:table-cell>
          <table:table-cell table:formula="of:=[.Z145]*1000000" office:value-type="float" office:value="20.253">
            <text:p>20.253</text:p>
          </table:table-cell>
          <table:table-cell table:formula="of:=[.AA145]*1000000" office:value-type="float" office:value="0">
            <text:p>0</text:p>
          </table:table-cell>
          <table:table-cell table:formula="of:=[.AB145]*1000000" office:value-type="float" office:value="-0.0000000000042024">
            <text:p>-4.2024E-012</text:p>
          </table:table-cell>
          <table:table-cell table:formula="of:=[.AC145]*1000000" office:value-type="float" office:value="0.000000000030788">
            <text:p>3.0788E-011</text:p>
          </table:table-cell>
          <table:table-cell office:value-type="float" office:value="0.00014873">
            <text:p>0.00014873</text:p>
          </table:table-cell>
          <table:table-cell table:style-name="ce1" office:value-type="string">
            <text:p>4.86e-05</text:p>
          </table:table-cell>
          <table:table-cell office:value-type="float" office:value="0.0011683">
            <text:p>0.0011683</text:p>
          </table:table-cell>
          <table:table-cell table:style-name="ce1" office:value-type="string">
            <text:p>3.3495e-06</text:p>
          </table:table-cell>
          <table:table-cell table:style-name="ce1" office:value-type="string">
            <text:p>3.8935e-08</text:p>
          </table:table-cell>
          <table:table-cell table:style-name="ce1" office:value-type="string">
            <text:p>3.9975e-38</text:p>
          </table:table-cell>
          <table:table-cell table:style-name="ce1" office:value-type="string">
            <text:p>3.0788e-17</text:p>
          </table:table-cell>
          <table:table-cell office:value-type="float" office:value="0.00014873">
            <text:p>0.00014873</text:p>
          </table:table-cell>
          <table:table-cell table:style-name="ce1" office:value-type="string">
            <text:p>4.8596e-05</text:p>
          </table:table-cell>
          <table:table-cell office:value-type="float" office:value="0.0011683">
            <text:p>0.0011683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4.2024e-18</text:p>
          </table:table-cell>
          <table:table-cell table:style-name="ce1" office:value-type="string">
            <text:p>3.0788e-17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P146]*1000000" office:value-type="float" office:value="146.8">
            <text:p>146.8</text:p>
          </table:table-cell>
          <table:table-cell table:formula="of:=[.Q146]*1000000" office:value-type="float" office:value="47.98">
            <text:p>47.98</text:p>
          </table:table-cell>
          <table:table-cell table:formula="of:=[.R146]*1000000" office:value-type="float" office:value="1170.9">
            <text:p>1170.9</text:p>
          </table:table-cell>
          <table:table-cell table:formula="of:=[.S146]*1000000" office:value-type="float" office:value="3.283">
            <text:p>3.283</text:p>
          </table:table-cell>
          <table:table-cell table:formula="of:=[.T146]*1000000" office:value-type="float" office:value="0.038998">
            <text:p>0.038998</text:p>
          </table:table-cell>
          <table:table-cell table:formula="of:=[.U146]*1000000" office:value-type="float" office:value="1.5373E-032">
            <text:p>1.5373E-032</text:p>
          </table:table-cell>
          <table:table-cell table:formula="of:=[.V146]*1000000" office:value-type="float" office:value="0.000000000029904">
            <text:p>2.9904E-011</text:p>
          </table:table-cell>
          <table:table-cell table:formula="of:=[.W146]*1000000" office:value-type="float" office:value="146.8">
            <text:p>146.8</text:p>
          </table:table-cell>
          <table:table-cell table:formula="of:=[.X146]*1000000" office:value-type="float" office:value="47.976">
            <text:p>47.976</text:p>
          </table:table-cell>
          <table:table-cell table:formula="of:=[.Y146]*1000000" office:value-type="float" office:value="1170.9">
            <text:p>1170.9</text:p>
          </table:table-cell>
          <table:table-cell table:formula="of:=[.Z146]*1000000" office:value-type="float" office:value="20.253">
            <text:p>20.253</text:p>
          </table:table-cell>
          <table:table-cell table:formula="of:=[.AA146]*1000000" office:value-type="float" office:value="0">
            <text:p>0</text:p>
          </table:table-cell>
          <table:table-cell table:formula="of:=[.AB146]*1000000" office:value-type="float" office:value="-0.0000000000051244">
            <text:p>-5.1244E-012</text:p>
          </table:table-cell>
          <table:table-cell table:formula="of:=[.AC146]*1000000" office:value-type="float" office:value="0.000000000029904">
            <text:p>2.9904E-011</text:p>
          </table:table-cell>
          <table:table-cell office:value-type="float" office:value="0.0001468">
            <text:p>0.0001468</text:p>
          </table:table-cell>
          <table:table-cell table:style-name="ce1" office:value-type="string">
            <text:p>4.798e-05</text:p>
          </table:table-cell>
          <table:table-cell office:value-type="float" office:value="0.0011709">
            <text:p>0.0011709</text:p>
          </table:table-cell>
          <table:table-cell table:style-name="ce1" office:value-type="string">
            <text:p>3.283e-06</text:p>
          </table:table-cell>
          <table:table-cell table:style-name="ce1" office:value-type="string">
            <text:p>3.8998e-08</text:p>
          </table:table-cell>
          <table:table-cell table:style-name="ce1" office:value-type="string">
            <text:p>1.5373e-38</text:p>
          </table:table-cell>
          <table:table-cell table:style-name="ce1" office:value-type="string">
            <text:p>2.9904e-17</text:p>
          </table:table-cell>
          <table:table-cell office:value-type="float" office:value="0.0001468">
            <text:p>0.0001468</text:p>
          </table:table-cell>
          <table:table-cell table:style-name="ce1" office:value-type="string">
            <text:p>4.7976e-05</text:p>
          </table:table-cell>
          <table:table-cell office:value-type="float" office:value="0.0011709">
            <text:p>0.0011709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5.1244e-18</text:p>
          </table:table-cell>
          <table:table-cell table:style-name="ce1" office:value-type="string">
            <text:p>2.9904e-17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P147]*1000000" office:value-type="float" office:value="144.89">
            <text:p>144.89</text:p>
          </table:table-cell>
          <table:table-cell table:formula="of:=[.Q147]*1000000" office:value-type="float" office:value="47.368">
            <text:p>47.368</text:p>
          </table:table-cell>
          <table:table-cell table:formula="of:=[.R147]*1000000" office:value-type="float" office:value="1173.5">
            <text:p>1173.5</text:p>
          </table:table-cell>
          <table:table-cell table:formula="of:=[.S147]*1000000" office:value-type="float" office:value="3.2177">
            <text:p>3.2177</text:p>
          </table:table-cell>
          <table:table-cell table:formula="of:=[.T147]*1000000" office:value-type="float" office:value="0.039061">
            <text:p>0.039061</text:p>
          </table:table-cell>
          <table:table-cell table:formula="of:=[.U147]*1000000" office:value-type="float" office:value="5.9725E-033">
            <text:p>5.9725E-033</text:p>
          </table:table-cell>
          <table:table-cell table:formula="of:=[.V147]*1000000" office:value-type="float" office:value="0.000000000029047">
            <text:p>2.9047E-011</text:p>
          </table:table-cell>
          <table:table-cell table:formula="of:=[.W147]*1000000" office:value-type="float" office:value="144.89">
            <text:p>144.89</text:p>
          </table:table-cell>
          <table:table-cell table:formula="of:=[.X147]*1000000" office:value-type="float" office:value="47.364">
            <text:p>47.364</text:p>
          </table:table-cell>
          <table:table-cell table:formula="of:=[.Y147]*1000000" office:value-type="float" office:value="1173.4">
            <text:p>1173.4</text:p>
          </table:table-cell>
          <table:table-cell table:formula="of:=[.Z147]*1000000" office:value-type="float" office:value="20.253">
            <text:p>20.253</text:p>
          </table:table-cell>
          <table:table-cell table:formula="of:=[.AA147]*1000000" office:value-type="float" office:value="0">
            <text:p>0</text:p>
          </table:table-cell>
          <table:table-cell table:formula="of:=[.AB147]*1000000" office:value-type="float" office:value="-0.0000000000042031">
            <text:p>-4.2031E-012</text:p>
          </table:table-cell>
          <table:table-cell table:formula="of:=[.AC147]*1000000" office:value-type="float" office:value="0.000000000029047">
            <text:p>2.9047E-011</text:p>
          </table:table-cell>
          <table:table-cell office:value-type="float" office:value="0.00014489">
            <text:p>0.00014489</text:p>
          </table:table-cell>
          <table:table-cell table:style-name="ce1" office:value-type="string">
            <text:p>4.7368e-05</text:p>
          </table:table-cell>
          <table:table-cell office:value-type="float" office:value="0.0011735">
            <text:p>0.0011735</text:p>
          </table:table-cell>
          <table:table-cell table:style-name="ce1" office:value-type="string">
            <text:p>3.2177e-06</text:p>
          </table:table-cell>
          <table:table-cell table:style-name="ce1" office:value-type="string">
            <text:p>3.9061e-08</text:p>
          </table:table-cell>
          <table:table-cell table:style-name="ce1" office:value-type="string">
            <text:p>5.9725e-39</text:p>
          </table:table-cell>
          <table:table-cell table:style-name="ce1" office:value-type="string">
            <text:p>2.9047e-17</text:p>
          </table:table-cell>
          <table:table-cell office:value-type="float" office:value="0.00014489">
            <text:p>0.00014489</text:p>
          </table:table-cell>
          <table:table-cell table:style-name="ce1" office:value-type="string">
            <text:p>4.7364e-05</text:p>
          </table:table-cell>
          <table:table-cell office:value-type="float" office:value="0.0011734">
            <text:p>0.0011734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4.2031e-18</text:p>
          </table:table-cell>
          <table:table-cell table:style-name="ce1" office:value-type="string">
            <text:p>2.9047e-17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P148]*1000000" office:value-type="float" office:value="143.01">
            <text:p>143.01</text:p>
          </table:table-cell>
          <table:table-cell table:formula="of:=[.Q148]*1000000" office:value-type="float" office:value="46.763">
            <text:p>46.763</text:p>
          </table:table-cell>
          <table:table-cell table:formula="of:=[.R148]*1000000" office:value-type="float" office:value="1176">
            <text:p>1176</text:p>
          </table:table-cell>
          <table:table-cell table:formula="of:=[.S148]*1000000" office:value-type="float" office:value="3.1534">
            <text:p>3.1534</text:p>
          </table:table-cell>
          <table:table-cell table:formula="of:=[.T148]*1000000" office:value-type="float" office:value="0.039124">
            <text:p>0.039124</text:p>
          </table:table-cell>
          <table:table-cell table:formula="of:=[.U148]*1000000" office:value-type="float" office:value="2.3438E-033">
            <text:p>2.3438E-033</text:p>
          </table:table-cell>
          <table:table-cell table:formula="of:=[.V148]*1000000" office:value-type="float" office:value="0.000000000028216">
            <text:p>2.8216E-011</text:p>
          </table:table-cell>
          <table:table-cell table:formula="of:=[.W148]*1000000" office:value-type="float" office:value="143.01">
            <text:p>143.01</text:p>
          </table:table-cell>
          <table:table-cell table:formula="of:=[.X148]*1000000" office:value-type="float" office:value="46.759">
            <text:p>46.759</text:p>
          </table:table-cell>
          <table:table-cell table:formula="of:=[.Y148]*1000000" office:value-type="float" office:value="1176">
            <text:p>1176</text:p>
          </table:table-cell>
          <table:table-cell table:formula="of:=[.Z148]*1000000" office:value-type="float" office:value="20.253">
            <text:p>20.253</text:p>
          </table:table-cell>
          <table:table-cell table:formula="of:=[.AA148]*1000000" office:value-type="float" office:value="0">
            <text:p>0</text:p>
          </table:table-cell>
          <table:table-cell table:formula="of:=[.AB148]*1000000" office:value-type="float" office:value="-0.0000000000035211">
            <text:p>-3.5211E-012</text:p>
          </table:table-cell>
          <table:table-cell table:formula="of:=[.AC148]*1000000" office:value-type="float" office:value="0.000000000028216">
            <text:p>2.8216E-011</text:p>
          </table:table-cell>
          <table:table-cell office:value-type="float" office:value="0.00014301">
            <text:p>0.00014301</text:p>
          </table:table-cell>
          <table:table-cell table:style-name="ce1" office:value-type="string">
            <text:p>4.6763e-05</text:p>
          </table:table-cell>
          <table:table-cell office:value-type="float" office:value="0.001176">
            <text:p>0.001176</text:p>
          </table:table-cell>
          <table:table-cell table:style-name="ce1" office:value-type="string">
            <text:p>3.1534e-06</text:p>
          </table:table-cell>
          <table:table-cell table:style-name="ce1" office:value-type="string">
            <text:p>3.9124e-08</text:p>
          </table:table-cell>
          <table:table-cell table:style-name="ce1" office:value-type="string">
            <text:p>2.3438e-39</text:p>
          </table:table-cell>
          <table:table-cell table:style-name="ce1" office:value-type="string">
            <text:p>2.8216e-17</text:p>
          </table:table-cell>
          <table:table-cell office:value-type="float" office:value="0.00014301">
            <text:p>0.00014301</text:p>
          </table:table-cell>
          <table:table-cell table:style-name="ce1" office:value-type="string">
            <text:p>4.6759e-05</text:p>
          </table:table-cell>
          <table:table-cell office:value-type="float" office:value="0.001176">
            <text:p>0.001176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3.5211e-18</text:p>
          </table:table-cell>
          <table:table-cell table:style-name="ce1" office:value-type="string">
            <text:p>2.8216e-17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P149]*1000000" office:value-type="float" office:value="141.16">
            <text:p>141.16</text:p>
          </table:table-cell>
          <table:table-cell table:formula="of:=[.Q149]*1000000" office:value-type="float" office:value="46.166">
            <text:p>46.166</text:p>
          </table:table-cell>
          <table:table-cell table:formula="of:=[.R149]*1000000" office:value-type="float" office:value="1178.5">
            <text:p>1178.5</text:p>
          </table:table-cell>
          <table:table-cell table:formula="of:=[.S149]*1000000" office:value-type="float" office:value="3.0903">
            <text:p>3.0903</text:p>
          </table:table-cell>
          <table:table-cell table:formula="of:=[.T149]*1000000" office:value-type="float" office:value="0.039186">
            <text:p>0.039186</text:p>
          </table:table-cell>
          <table:table-cell table:formula="of:=[.U149]*1000000" office:value-type="float" office:value="9.2898E-034">
            <text:p>9.2898E-034</text:p>
          </table:table-cell>
          <table:table-cell table:formula="of:=[.V149]*1000000" office:value-type="float" office:value="0.000000000027411">
            <text:p>2.7411E-011</text:p>
          </table:table-cell>
          <table:table-cell table:formula="of:=[.W149]*1000000" office:value-type="float" office:value="141.16">
            <text:p>141.16</text:p>
          </table:table-cell>
          <table:table-cell table:formula="of:=[.X149]*1000000" office:value-type="float" office:value="46.162">
            <text:p>46.162</text:p>
          </table:table-cell>
          <table:table-cell table:formula="of:=[.Y149]*1000000" office:value-type="float" office:value="1178.4">
            <text:p>1178.4</text:p>
          </table:table-cell>
          <table:table-cell table:formula="of:=[.Z149]*1000000" office:value-type="float" office:value="20.253">
            <text:p>20.253</text:p>
          </table:table-cell>
          <table:table-cell table:formula="of:=[.AA149]*1000000" office:value-type="float" office:value="0">
            <text:p>0</text:p>
          </table:table-cell>
          <table:table-cell table:formula="of:=[.AB149]*1000000" office:value-type="float" office:value="-0.0000000000040829">
            <text:p>-4.0829E-012</text:p>
          </table:table-cell>
          <table:table-cell table:formula="of:=[.AC149]*1000000" office:value-type="float" office:value="0.000000000027411">
            <text:p>2.7411E-011</text:p>
          </table:table-cell>
          <table:table-cell office:value-type="float" office:value="0.00014116">
            <text:p>0.00014116</text:p>
          </table:table-cell>
          <table:table-cell table:style-name="ce1" office:value-type="string">
            <text:p>4.6166e-05</text:p>
          </table:table-cell>
          <table:table-cell office:value-type="float" office:value="0.0011785">
            <text:p>0.0011785</text:p>
          </table:table-cell>
          <table:table-cell table:style-name="ce1" office:value-type="string">
            <text:p>3.0903e-06</text:p>
          </table:table-cell>
          <table:table-cell table:style-name="ce1" office:value-type="string">
            <text:p>3.9186e-08</text:p>
          </table:table-cell>
          <table:table-cell table:style-name="ce1" office:value-type="string">
            <text:p>9.2898e-40</text:p>
          </table:table-cell>
          <table:table-cell table:style-name="ce1" office:value-type="string">
            <text:p>2.7411e-17</text:p>
          </table:table-cell>
          <table:table-cell office:value-type="float" office:value="0.00014116">
            <text:p>0.00014116</text:p>
          </table:table-cell>
          <table:table-cell table:style-name="ce1" office:value-type="string">
            <text:p>4.6162e-05</text:p>
          </table:table-cell>
          <table:table-cell office:value-type="float" office:value="0.0011784">
            <text:p>0.0011784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4.0829e-18</text:p>
          </table:table-cell>
          <table:table-cell table:style-name="ce1" office:value-type="string">
            <text:p>2.7411e-17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P150]*1000000" office:value-type="float" office:value="139.33">
            <text:p>139.33</text:p>
          </table:table-cell>
          <table:table-cell table:formula="of:=[.Q150]*1000000" office:value-type="float" office:value="45.576">
            <text:p>45.576</text:p>
          </table:table-cell>
          <table:table-cell table:formula="of:=[.R150]*1000000" office:value-type="float" office:value="1180.9">
            <text:p>1180.9</text:p>
          </table:table-cell>
          <table:table-cell table:formula="of:=[.S150]*1000000" office:value-type="float" office:value="3.0283">
            <text:p>3.0283</text:p>
          </table:table-cell>
          <table:table-cell table:formula="of:=[.T150]*1000000" office:value-type="float" office:value="0.039249">
            <text:p>0.039249</text:p>
          </table:table-cell>
          <table:table-cell table:formula="of:=[.U150]*1000000" office:value-type="float" office:value="3.7188E-034">
            <text:p>3.7188E-034</text:p>
          </table:table-cell>
          <table:table-cell table:formula="of:=[.V150]*1000000" office:value-type="float" office:value="0.00000000002663">
            <text:p>2.663E-011</text:p>
          </table:table-cell>
          <table:table-cell table:formula="of:=[.W150]*1000000" office:value-type="float" office:value="139.33">
            <text:p>139.33</text:p>
          </table:table-cell>
          <table:table-cell table:formula="of:=[.X150]*1000000" office:value-type="float" office:value="45.572">
            <text:p>45.572</text:p>
          </table:table-cell>
          <table:table-cell table:formula="of:=[.Y150]*1000000" office:value-type="float" office:value="1180.9">
            <text:p>1180.9</text:p>
          </table:table-cell>
          <table:table-cell table:formula="of:=[.Z150]*1000000" office:value-type="float" office:value="20.253">
            <text:p>20.253</text:p>
          </table:table-cell>
          <table:table-cell table:formula="of:=[.AA150]*1000000" office:value-type="float" office:value="0">
            <text:p>0</text:p>
          </table:table-cell>
          <table:table-cell table:formula="of:=[.AB150]*1000000" office:value-type="float" office:value="-0.0000000000014792">
            <text:p>-1.4792E-012</text:p>
          </table:table-cell>
          <table:table-cell table:formula="of:=[.AC150]*1000000" office:value-type="float" office:value="0.00000000002663">
            <text:p>2.663E-011</text:p>
          </table:table-cell>
          <table:table-cell office:value-type="float" office:value="0.00013933">
            <text:p>0.00013933</text:p>
          </table:table-cell>
          <table:table-cell table:style-name="ce1" office:value-type="string">
            <text:p>4.5576e-05</text:p>
          </table:table-cell>
          <table:table-cell office:value-type="float" office:value="0.0011809">
            <text:p>0.0011809</text:p>
          </table:table-cell>
          <table:table-cell table:style-name="ce1" office:value-type="string">
            <text:p>3.0283e-06</text:p>
          </table:table-cell>
          <table:table-cell table:style-name="ce1" office:value-type="string">
            <text:p>3.9249e-08</text:p>
          </table:table-cell>
          <table:table-cell table:style-name="ce1" office:value-type="string">
            <text:p>3.7188e-40</text:p>
          </table:table-cell>
          <table:table-cell table:style-name="ce1" office:value-type="string">
            <text:p>2.663e-17</text:p>
          </table:table-cell>
          <table:table-cell office:value-type="float" office:value="0.00013933">
            <text:p>0.00013933</text:p>
          </table:table-cell>
          <table:table-cell table:style-name="ce1" office:value-type="string">
            <text:p>4.5572e-05</text:p>
          </table:table-cell>
          <table:table-cell office:value-type="float" office:value="0.0011809">
            <text:p>0.0011809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792e-18</text:p>
          </table:table-cell>
          <table:table-cell table:style-name="ce1" office:value-type="string">
            <text:p>2.663e-17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P151]*1000000" office:value-type="float" office:value="137.53">
            <text:p>137.53</text:p>
          </table:table-cell>
          <table:table-cell table:formula="of:=[.Q151]*1000000" office:value-type="float" office:value="44.994">
            <text:p>44.994</text:p>
          </table:table-cell>
          <table:table-cell table:formula="of:=[.R151]*1000000" office:value-type="float" office:value="1183.3">
            <text:p>1183.3</text:p>
          </table:table-cell>
          <table:table-cell table:formula="of:=[.S151]*1000000" office:value-type="float" office:value="2.9674">
            <text:p>2.9674</text:p>
          </table:table-cell>
          <table:table-cell table:formula="of:=[.T151]*1000000" office:value-type="float" office:value="0.039311">
            <text:p>0.039311</text:p>
          </table:table-cell>
          <table:table-cell table:formula="of:=[.U151]*1000000" office:value-type="float" office:value="1.5034E-034">
            <text:p>1.5034E-034</text:p>
          </table:table-cell>
          <table:table-cell table:formula="of:=[.V151]*1000000" office:value-type="float" office:value="0.000000000025873">
            <text:p>2.5873E-011</text:p>
          </table:table-cell>
          <table:table-cell table:formula="of:=[.W151]*1000000" office:value-type="float" office:value="137.53">
            <text:p>137.53</text:p>
          </table:table-cell>
          <table:table-cell table:formula="of:=[.X151]*1000000" office:value-type="float" office:value="44.99">
            <text:p>44.99</text:p>
          </table:table-cell>
          <table:table-cell table:formula="of:=[.Y151]*1000000" office:value-type="float" office:value="1183.3">
            <text:p>1183.3</text:p>
          </table:table-cell>
          <table:table-cell table:formula="of:=[.Z151]*1000000" office:value-type="float" office:value="20.253">
            <text:p>20.253</text:p>
          </table:table-cell>
          <table:table-cell table:formula="of:=[.AA151]*1000000" office:value-type="float" office:value="0">
            <text:p>0</text:p>
          </table:table-cell>
          <table:table-cell table:formula="of:=[.AB151]*1000000" office:value-type="float" office:value="-0.0000000000027029">
            <text:p>-2.7029E-012</text:p>
          </table:table-cell>
          <table:table-cell table:formula="of:=[.AC151]*1000000" office:value-type="float" office:value="0.000000000025872">
            <text:p>2.5872E-011</text:p>
          </table:table-cell>
          <table:table-cell office:value-type="float" office:value="0.00013753">
            <text:p>0.00013753</text:p>
          </table:table-cell>
          <table:table-cell table:style-name="ce1" office:value-type="string">
            <text:p>4.4994e-05</text:p>
          </table:table-cell>
          <table:table-cell office:value-type="float" office:value="0.0011833">
            <text:p>0.0011833</text:p>
          </table:table-cell>
          <table:table-cell table:style-name="ce1" office:value-type="string">
            <text:p>2.9674e-06</text:p>
          </table:table-cell>
          <table:table-cell table:style-name="ce1" office:value-type="string">
            <text:p>3.9311e-08</text:p>
          </table:table-cell>
          <table:table-cell table:style-name="ce1" office:value-type="string">
            <text:p>1.5034e-40</text:p>
          </table:table-cell>
          <table:table-cell table:style-name="ce1" office:value-type="string">
            <text:p>2.5873e-17</text:p>
          </table:table-cell>
          <table:table-cell office:value-type="float" office:value="0.00013753">
            <text:p>0.00013753</text:p>
          </table:table-cell>
          <table:table-cell table:style-name="ce1" office:value-type="string">
            <text:p>4.499e-05</text:p>
          </table:table-cell>
          <table:table-cell office:value-type="float" office:value="0.0011833">
            <text:p>0.0011833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029e-18</text:p>
          </table:table-cell>
          <table:table-cell table:style-name="ce1" office:value-type="string">
            <text:p>2.5872e-17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P152]*1000000" office:value-type="float" office:value="135.75">
            <text:p>135.75</text:p>
          </table:table-cell>
          <table:table-cell table:formula="of:=[.Q152]*1000000" office:value-type="float" office:value="44.419">
            <text:p>44.419</text:p>
          </table:table-cell>
          <table:table-cell table:formula="of:=[.R152]*1000000" office:value-type="float" office:value="1185.7">
            <text:p>1185.7</text:p>
          </table:table-cell>
          <table:table-cell table:formula="of:=[.S152]*1000000" office:value-type="float" office:value="2.9076">
            <text:p>2.9076</text:p>
          </table:table-cell>
          <table:table-cell table:formula="of:=[.T152]*1000000" office:value-type="float" office:value="0.039373">
            <text:p>0.039373</text:p>
          </table:table-cell>
          <table:table-cell table:formula="of:=[.U152]*1000000" office:value-type="float" office:value="6.1369E-035">
            <text:p>6.1369E-035</text:p>
          </table:table-cell>
          <table:table-cell table:formula="of:=[.V152]*1000000" office:value-type="float" office:value="0.000000000025139">
            <text:p>2.5139E-011</text:p>
          </table:table-cell>
          <table:table-cell table:formula="of:=[.W152]*1000000" office:value-type="float" office:value="135.75">
            <text:p>135.75</text:p>
          </table:table-cell>
          <table:table-cell table:formula="of:=[.X152]*1000000" office:value-type="float" office:value="44.415">
            <text:p>44.415</text:p>
          </table:table-cell>
          <table:table-cell table:formula="of:=[.Y152]*1000000" office:value-type="float" office:value="1185.7">
            <text:p>1185.7</text:p>
          </table:table-cell>
          <table:table-cell table:formula="of:=[.Z152]*1000000" office:value-type="float" office:value="20.253">
            <text:p>20.253</text:p>
          </table:table-cell>
          <table:table-cell table:formula="of:=[.AA152]*1000000" office:value-type="float" office:value="0">
            <text:p>0</text:p>
          </table:table-cell>
          <table:table-cell table:formula="of:=[.AB152]*1000000" office:value-type="float" office:value="-0.00000000000065965">
            <text:p>-6.5965E-013</text:p>
          </table:table-cell>
          <table:table-cell table:formula="of:=[.AC152]*1000000" office:value-type="float" office:value="0.000000000025138">
            <text:p>2.5138E-011</text:p>
          </table:table-cell>
          <table:table-cell office:value-type="float" office:value="0.00013575">
            <text:p>0.00013575</text:p>
          </table:table-cell>
          <table:table-cell table:style-name="ce1" office:value-type="string">
            <text:p>4.4419e-05</text:p>
          </table:table-cell>
          <table:table-cell office:value-type="float" office:value="0.0011857">
            <text:p>0.0011857</text:p>
          </table:table-cell>
          <table:table-cell table:style-name="ce1" office:value-type="string">
            <text:p>2.9076e-06</text:p>
          </table:table-cell>
          <table:table-cell table:style-name="ce1" office:value-type="string">
            <text:p>3.9373e-08</text:p>
          </table:table-cell>
          <table:table-cell table:style-name="ce1" office:value-type="string">
            <text:p>6.1369e-41</text:p>
          </table:table-cell>
          <table:table-cell table:style-name="ce1" office:value-type="string">
            <text:p>2.5139e-17</text:p>
          </table:table-cell>
          <table:table-cell office:value-type="float" office:value="0.00013575">
            <text:p>0.00013575</text:p>
          </table:table-cell>
          <table:table-cell table:style-name="ce1" office:value-type="string">
            <text:p>4.4415e-05</text:p>
          </table:table-cell>
          <table:table-cell office:value-type="float" office:value="0.0011857">
            <text:p>0.0011857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6.5965e-19</text:p>
          </table:table-cell>
          <table:table-cell table:style-name="ce1" office:value-type="string">
            <text:p>2.5138e-17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P153]*1000000" office:value-type="float" office:value="134">
            <text:p>134</text:p>
          </table:table-cell>
          <table:table-cell table:formula="of:=[.Q153]*1000000" office:value-type="float" office:value="43.851">
            <text:p>43.851</text:p>
          </table:table-cell>
          <table:table-cell table:formula="of:=[.R153]*1000000" office:value-type="float" office:value="1188.1">
            <text:p>1188.1</text:p>
          </table:table-cell>
          <table:table-cell table:formula="of:=[.S153]*1000000" office:value-type="float" office:value="2.8488">
            <text:p>2.8488</text:p>
          </table:table-cell>
          <table:table-cell table:formula="of:=[.T153]*1000000" office:value-type="float" office:value="0.039435">
            <text:p>0.039435</text:p>
          </table:table-cell>
          <table:table-cell table:formula="of:=[.U153]*1000000" office:value-type="float" office:value="2.5294E-035">
            <text:p>2.5294E-035</text:p>
          </table:table-cell>
          <table:table-cell table:formula="of:=[.V153]*1000000" office:value-type="float" office:value="0.000000000024427">
            <text:p>2.4427E-011</text:p>
          </table:table-cell>
          <table:table-cell table:formula="of:=[.W153]*1000000" office:value-type="float" office:value="134">
            <text:p>134</text:p>
          </table:table-cell>
          <table:table-cell table:formula="of:=[.X153]*1000000" office:value-type="float" office:value="43.847">
            <text:p>43.847</text:p>
          </table:table-cell>
          <table:table-cell table:formula="of:=[.Y153]*1000000" office:value-type="float" office:value="1188">
            <text:p>1188</text:p>
          </table:table-cell>
          <table:table-cell table:formula="of:=[.Z153]*1000000" office:value-type="float" office:value="20.253">
            <text:p>20.253</text:p>
          </table:table-cell>
          <table:table-cell table:formula="of:=[.AA153]*1000000" office:value-type="float" office:value="0">
            <text:p>0</text:p>
          </table:table-cell>
          <table:table-cell table:formula="of:=[.AB153]*1000000" office:value-type="float" office:value="0.00000000000091638">
            <text:p>9.1638E-013</text:p>
          </table:table-cell>
          <table:table-cell table:formula="of:=[.AC153]*1000000" office:value-type="float" office:value="0.000000000024427">
            <text:p>2.4427E-011</text:p>
          </table:table-cell>
          <table:table-cell office:value-type="float" office:value="0.000134">
            <text:p>0.000134</text:p>
          </table:table-cell>
          <table:table-cell table:style-name="ce1" office:value-type="string">
            <text:p>4.3851e-05</text:p>
          </table:table-cell>
          <table:table-cell office:value-type="float" office:value="0.0011881">
            <text:p>0.0011881</text:p>
          </table:table-cell>
          <table:table-cell table:style-name="ce1" office:value-type="string">
            <text:p>2.8488e-06</text:p>
          </table:table-cell>
          <table:table-cell table:style-name="ce1" office:value-type="string">
            <text:p>3.9435e-08</text:p>
          </table:table-cell>
          <table:table-cell table:style-name="ce1" office:value-type="string">
            <text:p>2.5294e-41</text:p>
          </table:table-cell>
          <table:table-cell table:style-name="ce1" office:value-type="string">
            <text:p>2.4427e-17</text:p>
          </table:table-cell>
          <table:table-cell office:value-type="float" office:value="0.000134">
            <text:p>0.000134</text:p>
          </table:table-cell>
          <table:table-cell table:style-name="ce1" office:value-type="string">
            <text:p>4.3847e-05</text:p>
          </table:table-cell>
          <table:table-cell office:value-type="float" office:value="0.001188">
            <text:p>0.001188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9.1638e-19</text:p>
          </table:table-cell>
          <table:table-cell table:style-name="ce1" office:value-type="string">
            <text:p>2.4427e-17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P154]*1000000" office:value-type="float" office:value="132.28">
            <text:p>132.28</text:p>
          </table:table-cell>
          <table:table-cell table:formula="of:=[.Q154]*1000000" office:value-type="float" office:value="43.29">
            <text:p>43.29</text:p>
          </table:table-cell>
          <table:table-cell table:formula="of:=[.R154]*1000000" office:value-type="float" office:value="1190.4">
            <text:p>1190.4</text:p>
          </table:table-cell>
          <table:table-cell table:formula="of:=[.S154]*1000000" office:value-type="float" office:value="2.791">
            <text:p>2.791</text:p>
          </table:table-cell>
          <table:table-cell table:formula="of:=[.T154]*1000000" office:value-type="float" office:value="0.039497">
            <text:p>0.039497</text:p>
          </table:table-cell>
          <table:table-cell table:formula="of:=[.U154]*1000000" office:value-type="float" office:value="1.0526E-035">
            <text:p>1.0526E-035</text:p>
          </table:table-cell>
          <table:table-cell table:formula="of:=[.V154]*1000000" office:value-type="float" office:value="0.000000000023737">
            <text:p>2.3737E-011</text:p>
          </table:table-cell>
          <table:table-cell table:formula="of:=[.W154]*1000000" office:value-type="float" office:value="132.27">
            <text:p>132.27</text:p>
          </table:table-cell>
          <table:table-cell table:formula="of:=[.X154]*1000000" office:value-type="float" office:value="43.286">
            <text:p>43.286</text:p>
          </table:table-cell>
          <table:table-cell table:formula="of:=[.Y154]*1000000" office:value-type="float" office:value="1190.3">
            <text:p>1190.3</text:p>
          </table:table-cell>
          <table:table-cell table:formula="of:=[.Z154]*1000000" office:value-type="float" office:value="20.253">
            <text:p>20.253</text:p>
          </table:table-cell>
          <table:table-cell table:formula="of:=[.AA154]*1000000" office:value-type="float" office:value="0">
            <text:p>0</text:p>
          </table:table-cell>
          <table:table-cell table:formula="of:=[.AB154]*1000000" office:value-type="float" office:value="-0.0000000000011034">
            <text:p>-1.1034E-012</text:p>
          </table:table-cell>
          <table:table-cell table:formula="of:=[.AC154]*1000000" office:value-type="float" office:value="0.000000000023737">
            <text:p>2.3737E-011</text:p>
          </table:table-cell>
          <table:table-cell office:value-type="float" office:value="0.00013228">
            <text:p>0.00013228</text:p>
          </table:table-cell>
          <table:table-cell table:style-name="ce1" office:value-type="string">
            <text:p>4.329e-05</text:p>
          </table:table-cell>
          <table:table-cell office:value-type="float" office:value="0.0011904">
            <text:p>0.0011904</text:p>
          </table:table-cell>
          <table:table-cell table:style-name="ce1" office:value-type="string">
            <text:p>2.791e-06</text:p>
          </table:table-cell>
          <table:table-cell table:style-name="ce1" office:value-type="string">
            <text:p>3.9497e-08</text:p>
          </table:table-cell>
          <table:table-cell table:style-name="ce1" office:value-type="string">
            <text:p>1.0526e-41</text:p>
          </table:table-cell>
          <table:table-cell table:style-name="ce1" office:value-type="string">
            <text:p>2.3737e-17</text:p>
          </table:table-cell>
          <table:table-cell office:value-type="float" office:value="0.00013227">
            <text:p>0.00013227</text:p>
          </table:table-cell>
          <table:table-cell table:style-name="ce1" office:value-type="string">
            <text:p>4.3286e-05</text:p>
          </table:table-cell>
          <table:table-cell office:value-type="float" office:value="0.0011903">
            <text:p>0.0011903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034e-18</text:p>
          </table:table-cell>
          <table:table-cell table:style-name="ce1" office:value-type="string">
            <text:p>2.3737e-17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P155]*1000000" office:value-type="float" office:value="130.57">
            <text:p>130.57</text:p>
          </table:table-cell>
          <table:table-cell table:formula="of:=[.Q155]*1000000" office:value-type="float" office:value="42.736">
            <text:p>42.736</text:p>
          </table:table-cell>
          <table:table-cell table:formula="of:=[.R155]*1000000" office:value-type="float" office:value="1192.7">
            <text:p>1192.7</text:p>
          </table:table-cell>
          <table:table-cell table:formula="of:=[.S155]*1000000" office:value-type="float" office:value="2.7343">
            <text:p>2.7343</text:p>
          </table:table-cell>
          <table:table-cell table:formula="of:=[.T155]*1000000" office:value-type="float" office:value="0.039558">
            <text:p>0.039558</text:p>
          </table:table-cell>
          <table:table-cell table:formula="of:=[.U155]*1000000" office:value-type="float" office:value="4.4217E-036">
            <text:p>4.4217E-036</text:p>
          </table:table-cell>
          <table:table-cell table:formula="of:=[.V155]*1000000" office:value-type="float" office:value="0.000000000023068">
            <text:p>2.3068E-011</text:p>
          </table:table-cell>
          <table:table-cell table:formula="of:=[.W155]*1000000" office:value-type="float" office:value="130.57">
            <text:p>130.57</text:p>
          </table:table-cell>
          <table:table-cell table:formula="of:=[.X155]*1000000" office:value-type="float" office:value="42.732">
            <text:p>42.732</text:p>
          </table:table-cell>
          <table:table-cell table:formula="of:=[.Y155]*1000000" office:value-type="float" office:value="1192.6">
            <text:p>1192.6</text:p>
          </table:table-cell>
          <table:table-cell table:formula="of:=[.Z155]*1000000" office:value-type="float" office:value="20.253">
            <text:p>20.253</text:p>
          </table:table-cell>
          <table:table-cell table:formula="of:=[.AA155]*1000000" office:value-type="float" office:value="0">
            <text:p>0</text:p>
          </table:table-cell>
          <table:table-cell table:formula="of:=[.AB155]*1000000" office:value-type="float" office:value="-0.0000000000019765">
            <text:p>-1.9765E-012</text:p>
          </table:table-cell>
          <table:table-cell table:formula="of:=[.AC155]*1000000" office:value-type="float" office:value="0.000000000023068">
            <text:p>2.3068E-011</text:p>
          </table:table-cell>
          <table:table-cell office:value-type="float" office:value="0.00013057">
            <text:p>0.00013057</text:p>
          </table:table-cell>
          <table:table-cell table:style-name="ce1" office:value-type="string">
            <text:p>4.2736e-05</text:p>
          </table:table-cell>
          <table:table-cell office:value-type="float" office:value="0.0011927">
            <text:p>0.0011927</text:p>
          </table:table-cell>
          <table:table-cell table:style-name="ce1" office:value-type="string">
            <text:p>2.7343e-06</text:p>
          </table:table-cell>
          <table:table-cell table:style-name="ce1" office:value-type="string">
            <text:p>3.9558e-08</text:p>
          </table:table-cell>
          <table:table-cell table:style-name="ce1" office:value-type="string">
            <text:p>4.4217e-42</text:p>
          </table:table-cell>
          <table:table-cell table:style-name="ce1" office:value-type="string">
            <text:p>2.3068e-17</text:p>
          </table:table-cell>
          <table:table-cell office:value-type="float" office:value="0.00013057">
            <text:p>0.00013057</text:p>
          </table:table-cell>
          <table:table-cell table:style-name="ce1" office:value-type="string">
            <text:p>4.2732e-05</text:p>
          </table:table-cell>
          <table:table-cell office:value-type="float" office:value="0.0011926">
            <text:p>0.0011926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765e-18</text:p>
          </table:table-cell>
          <table:table-cell table:style-name="ce1" office:value-type="string">
            <text:p>2.3068e-17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P156]*1000000" office:value-type="float" office:value="128.9">
            <text:p>128.9</text:p>
          </table:table-cell>
          <table:table-cell table:formula="of:=[.Q156]*1000000" office:value-type="float" office:value="42.189">
            <text:p>42.189</text:p>
          </table:table-cell>
          <table:table-cell table:formula="of:=[.R156]*1000000" office:value-type="float" office:value="1194.9">
            <text:p>1194.9</text:p>
          </table:table-cell>
          <table:table-cell table:formula="of:=[.S156]*1000000" office:value-type="float" office:value="2.6786">
            <text:p>2.6786</text:p>
          </table:table-cell>
          <table:table-cell table:formula="of:=[.T156]*1000000" office:value-type="float" office:value="0.03962">
            <text:p>0.03962</text:p>
          </table:table-cell>
          <table:table-cell table:formula="of:=[.U156]*1000000" office:value-type="float" office:value="1.875E-036">
            <text:p>1.875E-036</text:p>
          </table:table-cell>
          <table:table-cell table:formula="of:=[.V156]*1000000" office:value-type="float" office:value="0.000000000022419">
            <text:p>2.2419E-011</text:p>
          </table:table-cell>
          <table:table-cell table:formula="of:=[.W156]*1000000" office:value-type="float" office:value="128.89">
            <text:p>128.89</text:p>
          </table:table-cell>
          <table:table-cell table:formula="of:=[.X156]*1000000" office:value-type="float" office:value="42.185">
            <text:p>42.185</text:p>
          </table:table-cell>
          <table:table-cell table:formula="of:=[.Y156]*1000000" office:value-type="float" office:value="1194.9">
            <text:p>1194.9</text:p>
          </table:table-cell>
          <table:table-cell table:formula="of:=[.Z156]*1000000" office:value-type="float" office:value="20.253">
            <text:p>20.253</text:p>
          </table:table-cell>
          <table:table-cell table:formula="of:=[.AA156]*1000000" office:value-type="float" office:value="0">
            <text:p>0</text:p>
          </table:table-cell>
          <table:table-cell table:formula="of:=[.AB156]*1000000" office:value-type="float" office:value="-0.000000000002146">
            <text:p>-2.146E-012</text:p>
          </table:table-cell>
          <table:table-cell table:formula="of:=[.AC156]*1000000" office:value-type="float" office:value="0.000000000022419">
            <text:p>2.2419E-011</text:p>
          </table:table-cell>
          <table:table-cell office:value-type="float" office:value="0.0001289">
            <text:p>0.0001289</text:p>
          </table:table-cell>
          <table:table-cell table:style-name="ce1" office:value-type="string">
            <text:p>4.2189e-05</text:p>
          </table:table-cell>
          <table:table-cell office:value-type="float" office:value="0.0011949">
            <text:p>0.0011949</text:p>
          </table:table-cell>
          <table:table-cell table:style-name="ce1" office:value-type="string">
            <text:p>2.6786e-06</text:p>
          </table:table-cell>
          <table:table-cell table:style-name="ce1" office:value-type="string">
            <text:p>3.962e-08</text:p>
          </table:table-cell>
          <table:table-cell table:style-name="ce1" office:value-type="string">
            <text:p>1.875e-42</text:p>
          </table:table-cell>
          <table:table-cell table:style-name="ce1" office:value-type="string">
            <text:p>2.2419e-17</text:p>
          </table:table-cell>
          <table:table-cell office:value-type="float" office:value="0.00012889">
            <text:p>0.00012889</text:p>
          </table:table-cell>
          <table:table-cell table:style-name="ce1" office:value-type="string">
            <text:p>4.2185e-05</text:p>
          </table:table-cell>
          <table:table-cell office:value-type="float" office:value="0.0011949">
            <text:p>0.0011949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46e-18</text:p>
          </table:table-cell>
          <table:table-cell table:style-name="ce1" office:value-type="string">
            <text:p>2.2419e-17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P157]*1000000" office:value-type="float" office:value="127.24">
            <text:p>127.24</text:p>
          </table:table-cell>
          <table:table-cell table:formula="of:=[.Q157]*1000000" office:value-type="float" office:value="41.649">
            <text:p>41.649</text:p>
          </table:table-cell>
          <table:table-cell table:formula="of:=[.R157]*1000000" office:value-type="float" office:value="1197.1">
            <text:p>1197.1</text:p>
          </table:table-cell>
          <table:table-cell table:formula="of:=[.S157]*1000000" office:value-type="float" office:value="2.6238">
            <text:p>2.6238</text:p>
          </table:table-cell>
          <table:table-cell table:formula="of:=[.T157]*1000000" office:value-type="float" office:value="0.039682">
            <text:p>0.039682</text:p>
          </table:table-cell>
          <table:table-cell table:formula="of:=[.U157]*1000000" office:value-type="float" office:value="8.0255E-037">
            <text:p>8.0255E-037</text:p>
          </table:table-cell>
          <table:table-cell table:formula="of:=[.V157]*1000000" office:value-type="float" office:value="0.000000000021791">
            <text:p>2.1791E-011</text:p>
          </table:table-cell>
          <table:table-cell table:formula="of:=[.W157]*1000000" office:value-type="float" office:value="127.24">
            <text:p>127.24</text:p>
          </table:table-cell>
          <table:table-cell table:formula="of:=[.X157]*1000000" office:value-type="float" office:value="41.645">
            <text:p>41.645</text:p>
          </table:table-cell>
          <table:table-cell table:formula="of:=[.Y157]*1000000" office:value-type="float" office:value="1197.1">
            <text:p>1197.1</text:p>
          </table:table-cell>
          <table:table-cell table:formula="of:=[.Z157]*1000000" office:value-type="float" office:value="20.253">
            <text:p>20.253</text:p>
          </table:table-cell>
          <table:table-cell table:formula="of:=[.AA157]*1000000" office:value-type="float" office:value="0">
            <text:p>0</text:p>
          </table:table-cell>
          <table:table-cell table:formula="of:=[.AB157]*1000000" office:value-type="float" office:value="0.0000000000011106">
            <text:p>1.1106E-012</text:p>
          </table:table-cell>
          <table:table-cell table:formula="of:=[.AC157]*1000000" office:value-type="float" office:value="0.00000000002179">
            <text:p>2.179E-011</text:p>
          </table:table-cell>
          <table:table-cell office:value-type="float" office:value="0.00012724">
            <text:p>0.00012724</text:p>
          </table:table-cell>
          <table:table-cell table:style-name="ce1" office:value-type="string">
            <text:p>4.1649e-05</text:p>
          </table:table-cell>
          <table:table-cell office:value-type="float" office:value="0.0011971">
            <text:p>0.0011971</text:p>
          </table:table-cell>
          <table:table-cell table:style-name="ce1" office:value-type="string">
            <text:p>2.6238e-06</text:p>
          </table:table-cell>
          <table:table-cell table:style-name="ce1" office:value-type="string">
            <text:p>3.9682e-08</text:p>
          </table:table-cell>
          <table:table-cell table:style-name="ce1" office:value-type="string">
            <text:p>8.0255e-43</text:p>
          </table:table-cell>
          <table:table-cell table:style-name="ce1" office:value-type="string">
            <text:p>2.1791e-17</text:p>
          </table:table-cell>
          <table:table-cell office:value-type="float" office:value="0.00012724">
            <text:p>0.00012724</text:p>
          </table:table-cell>
          <table:table-cell table:style-name="ce1" office:value-type="string">
            <text:p>4.1645e-05</text:p>
          </table:table-cell>
          <table:table-cell office:value-type="float" office:value="0.0011971">
            <text:p>0.0011971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1106e-18</text:p>
          </table:table-cell>
          <table:table-cell table:style-name="ce1" office:value-type="string">
            <text:p>2.179e-17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P158]*1000000" office:value-type="float" office:value="125.61">
            <text:p>125.61</text:p>
          </table:table-cell>
          <table:table-cell table:formula="of:=[.Q158]*1000000" office:value-type="float" office:value="41.115">
            <text:p>41.115</text:p>
          </table:table-cell>
          <table:table-cell table:formula="of:=[.R158]*1000000" office:value-type="float" office:value="1199.3">
            <text:p>1199.3</text:p>
          </table:table-cell>
          <table:table-cell table:formula="of:=[.S158]*1000000" office:value-type="float" office:value="2.5701">
            <text:p>2.5701</text:p>
          </table:table-cell>
          <table:table-cell table:formula="of:=[.T158]*1000000" office:value-type="float" office:value="0.039744">
            <text:p>0.039744</text:p>
          </table:table-cell>
          <table:table-cell table:formula="of:=[.U158]*1000000" office:value-type="float" office:value="3.4669E-037">
            <text:p>3.4669E-037</text:p>
          </table:table-cell>
          <table:table-cell table:formula="of:=[.V158]*1000000" office:value-type="float" office:value="0.000000000021181">
            <text:p>2.1181E-011</text:p>
          </table:table-cell>
          <table:table-cell table:formula="of:=[.W158]*1000000" office:value-type="float" office:value="125.61">
            <text:p>125.61</text:p>
          </table:table-cell>
          <table:table-cell table:formula="of:=[.X158]*1000000" office:value-type="float" office:value="41.111">
            <text:p>41.111</text:p>
          </table:table-cell>
          <table:table-cell table:formula="of:=[.Y158]*1000000" office:value-type="float" office:value="1199.3">
            <text:p>1199.3</text:p>
          </table:table-cell>
          <table:table-cell table:formula="of:=[.Z158]*1000000" office:value-type="float" office:value="20.253">
            <text:p>20.253</text:p>
          </table:table-cell>
          <table:table-cell table:formula="of:=[.AA158]*1000000" office:value-type="float" office:value="0">
            <text:p>0</text:p>
          </table:table-cell>
          <table:table-cell table:formula="of:=[.AB158]*1000000" office:value-type="float" office:value="0.0000000000023768">
            <text:p>2.3768E-012</text:p>
          </table:table-cell>
          <table:table-cell table:formula="of:=[.AC158]*1000000" office:value-type="float" office:value="0.000000000021181">
            <text:p>2.1181E-011</text:p>
          </table:table-cell>
          <table:table-cell office:value-type="float" office:value="0.00012561">
            <text:p>0.00012561</text:p>
          </table:table-cell>
          <table:table-cell table:style-name="ce1" office:value-type="string">
            <text:p>4.1115e-05</text:p>
          </table:table-cell>
          <table:table-cell office:value-type="float" office:value="0.0011993">
            <text:p>0.0011993</text:p>
          </table:table-cell>
          <table:table-cell table:style-name="ce1" office:value-type="string">
            <text:p>2.5701e-06</text:p>
          </table:table-cell>
          <table:table-cell table:style-name="ce1" office:value-type="string">
            <text:p>3.9744e-08</text:p>
          </table:table-cell>
          <table:table-cell table:style-name="ce1" office:value-type="string">
            <text:p>3.4669e-43</text:p>
          </table:table-cell>
          <table:table-cell table:style-name="ce1" office:value-type="string">
            <text:p>2.1181e-17</text:p>
          </table:table-cell>
          <table:table-cell office:value-type="float" office:value="0.00012561">
            <text:p>0.00012561</text:p>
          </table:table-cell>
          <table:table-cell table:style-name="ce1" office:value-type="string">
            <text:p>4.1111e-05</text:p>
          </table:table-cell>
          <table:table-cell office:value-type="float" office:value="0.0011993">
            <text:p>0.0011993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3768e-18</text:p>
          </table:table-cell>
          <table:table-cell table:style-name="ce1" office:value-type="string">
            <text:p>2.1181e-17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P159]*1000000" office:value-type="float" office:value="124">
            <text:p>124</text:p>
          </table:table-cell>
          <table:table-cell table:formula="of:=[.Q159]*1000000" office:value-type="float" office:value="40.588">
            <text:p>40.588</text:p>
          </table:table-cell>
          <table:table-cell table:formula="of:=[.R159]*1000000" office:value-type="float" office:value="1201.5">
            <text:p>1201.5</text:p>
          </table:table-cell>
          <table:table-cell table:formula="of:=[.S159]*1000000" office:value-type="float" office:value="2.5173">
            <text:p>2.5173</text:p>
          </table:table-cell>
          <table:table-cell table:formula="of:=[.T159]*1000000" office:value-type="float" office:value="0.039805">
            <text:p>0.039805</text:p>
          </table:table-cell>
          <table:table-cell table:formula="of:=[.U159]*1000000" office:value-type="float" office:value="1.5114E-037">
            <text:p>1.5114E-037</text:p>
          </table:table-cell>
          <table:table-cell table:formula="of:=[.V159]*1000000" office:value-type="float" office:value="0.00000000002059">
            <text:p>2.059E-011</text:p>
          </table:table-cell>
          <table:table-cell table:formula="of:=[.W159]*1000000" office:value-type="float" office:value="124">
            <text:p>124</text:p>
          </table:table-cell>
          <table:table-cell table:formula="of:=[.X159]*1000000" office:value-type="float" office:value="40.585">
            <text:p>40.585</text:p>
          </table:table-cell>
          <table:table-cell table:formula="of:=[.Y159]*1000000" office:value-type="float" office:value="1201.5">
            <text:p>1201.5</text:p>
          </table:table-cell>
          <table:table-cell table:formula="of:=[.Z159]*1000000" office:value-type="float" office:value="20.253">
            <text:p>20.253</text:p>
          </table:table-cell>
          <table:table-cell table:formula="of:=[.AA159]*1000000" office:value-type="float" office:value="0">
            <text:p>0</text:p>
          </table:table-cell>
          <table:table-cell table:formula="of:=[.AB159]*1000000" office:value-type="float" office:value="0.0000000000023504">
            <text:p>2.3504E-012</text:p>
          </table:table-cell>
          <table:table-cell table:formula="of:=[.AC159]*1000000" office:value-type="float" office:value="0.00000000002059">
            <text:p>2.059E-011</text:p>
          </table:table-cell>
          <table:table-cell office:value-type="float" office:value="0.000124">
            <text:p>0.000124</text:p>
          </table:table-cell>
          <table:table-cell table:style-name="ce1" office:value-type="string">
            <text:p>4.0588e-05</text:p>
          </table:table-cell>
          <table:table-cell office:value-type="float" office:value="0.0012015">
            <text:p>0.0012015</text:p>
          </table:table-cell>
          <table:table-cell table:style-name="ce1" office:value-type="string">
            <text:p>2.5173e-06</text:p>
          </table:table-cell>
          <table:table-cell table:style-name="ce1" office:value-type="string">
            <text:p>3.9805e-08</text:p>
          </table:table-cell>
          <table:table-cell table:style-name="ce1" office:value-type="string">
            <text:p>1.5114e-43</text:p>
          </table:table-cell>
          <table:table-cell table:style-name="ce1" office:value-type="string">
            <text:p>2.059e-17</text:p>
          </table:table-cell>
          <table:table-cell office:value-type="float" office:value="0.000124">
            <text:p>0.000124</text:p>
          </table:table-cell>
          <table:table-cell table:style-name="ce1" office:value-type="string">
            <text:p>4.0585e-05</text:p>
          </table:table-cell>
          <table:table-cell office:value-type="float" office:value="0.0012015">
            <text:p>0.0012015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3504e-18</text:p>
          </table:table-cell>
          <table:table-cell table:style-name="ce1" office:value-type="string">
            <text:p>2.059e-17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P160]*1000000" office:value-type="float" office:value="122.41">
            <text:p>122.41</text:p>
          </table:table-cell>
          <table:table-cell table:formula="of:=[.Q160]*1000000" office:value-type="float" office:value="40.068">
            <text:p>40.068</text:p>
          </table:table-cell>
          <table:table-cell table:formula="of:=[.R160]*1000000" office:value-type="float" office:value="1203.6">
            <text:p>1203.6</text:p>
          </table:table-cell>
          <table:table-cell table:formula="of:=[.S160]*1000000" office:value-type="float" office:value="2.4655">
            <text:p>2.4655</text:p>
          </table:table-cell>
          <table:table-cell table:formula="of:=[.T160]*1000000" office:value-type="float" office:value="0.039867">
            <text:p>0.039867</text:p>
          </table:table-cell>
          <table:table-cell table:formula="of:=[.U160]*1000000" office:value-type="float" office:value="6.6485E-038">
            <text:p>6.6485E-038</text:p>
          </table:table-cell>
          <table:table-cell table:formula="of:=[.V160]*1000000" office:value-type="float" office:value="0.000000000020017">
            <text:p>2.0017E-011</text:p>
          </table:table-cell>
          <table:table-cell table:formula="of:=[.W160]*1000000" office:value-type="float" office:value="122.41">
            <text:p>122.41</text:p>
          </table:table-cell>
          <table:table-cell table:formula="of:=[.X160]*1000000" office:value-type="float" office:value="40.065">
            <text:p>40.065</text:p>
          </table:table-cell>
          <table:table-cell table:formula="of:=[.Y160]*1000000" office:value-type="float" office:value="1203.6">
            <text:p>1203.6</text:p>
          </table:table-cell>
          <table:table-cell table:formula="of:=[.Z160]*1000000" office:value-type="float" office:value="20.253">
            <text:p>20.253</text:p>
          </table:table-cell>
          <table:table-cell table:formula="of:=[.AA160]*1000000" office:value-type="float" office:value="0">
            <text:p>0</text:p>
          </table:table-cell>
          <table:table-cell table:formula="of:=[.AB160]*1000000" office:value-type="float" office:value="0.000000000001316">
            <text:p>1.316E-012</text:p>
          </table:table-cell>
          <table:table-cell table:formula="of:=[.AC160]*1000000" office:value-type="float" office:value="0.000000000020017">
            <text:p>2.0017E-011</text:p>
          </table:table-cell>
          <table:table-cell office:value-type="float" office:value="0.00012241">
            <text:p>0.00012241</text:p>
          </table:table-cell>
          <table:table-cell table:style-name="ce1" office:value-type="string">
            <text:p>4.0068e-05</text:p>
          </table:table-cell>
          <table:table-cell office:value-type="float" office:value="0.0012036">
            <text:p>0.0012036</text:p>
          </table:table-cell>
          <table:table-cell table:style-name="ce1" office:value-type="string">
            <text:p>2.4655e-06</text:p>
          </table:table-cell>
          <table:table-cell table:style-name="ce1" office:value-type="string">
            <text:p>3.9867e-08</text:p>
          </table:table-cell>
          <table:table-cell table:style-name="ce1" office:value-type="string">
            <text:p>6.6485e-44</text:p>
          </table:table-cell>
          <table:table-cell table:style-name="ce1" office:value-type="string">
            <text:p>2.0017e-17</text:p>
          </table:table-cell>
          <table:table-cell office:value-type="float" office:value="0.00012241">
            <text:p>0.00012241</text:p>
          </table:table-cell>
          <table:table-cell table:style-name="ce1" office:value-type="string">
            <text:p>4.0065e-05</text:p>
          </table:table-cell>
          <table:table-cell office:value-type="float" office:value="0.0012036">
            <text:p>0.0012036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316e-18</text:p>
          </table:table-cell>
          <table:table-cell table:style-name="ce1" office:value-type="string">
            <text:p>2.0017e-17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P161]*1000000" office:value-type="float" office:value="120.85">
            <text:p>120.85</text:p>
          </table:table-cell>
          <table:table-cell table:formula="of:=[.Q161]*1000000" office:value-type="float" office:value="39.555">
            <text:p>39.555</text:p>
          </table:table-cell>
          <table:table-cell table:formula="of:=[.R161]*1000000" office:value-type="float" office:value="1205.7">
            <text:p>1205.7</text:p>
          </table:table-cell>
          <table:table-cell table:formula="of:=[.S161]*1000000" office:value-type="float" office:value="2.4146">
            <text:p>2.4146</text:p>
          </table:table-cell>
          <table:table-cell table:formula="of:=[.T161]*1000000" office:value-type="float" office:value="0.039928">
            <text:p>0.039928</text:p>
          </table:table-cell>
          <table:table-cell table:formula="of:=[.U161]*1000000" office:value-type="float" office:value="2.951E-038">
            <text:p>2.951E-038</text:p>
          </table:table-cell>
          <table:table-cell table:formula="of:=[.V161]*1000000" office:value-type="float" office:value="0.000000000019461">
            <text:p>1.9461E-011</text:p>
          </table:table-cell>
          <table:table-cell table:formula="of:=[.W161]*1000000" office:value-type="float" office:value="120.85">
            <text:p>120.85</text:p>
          </table:table-cell>
          <table:table-cell table:formula="of:=[.X161]*1000000" office:value-type="float" office:value="39.551">
            <text:p>39.551</text:p>
          </table:table-cell>
          <table:table-cell table:formula="of:=[.Y161]*1000000" office:value-type="float" office:value="1205.7">
            <text:p>1205.7</text:p>
          </table:table-cell>
          <table:table-cell table:formula="of:=[.Z161]*1000000" office:value-type="float" office:value="20.253">
            <text:p>20.253</text:p>
          </table:table-cell>
          <table:table-cell table:formula="of:=[.AA161]*1000000" office:value-type="float" office:value="0">
            <text:p>0</text:p>
          </table:table-cell>
          <table:table-cell table:formula="of:=[.AB161]*1000000" office:value-type="float" office:value="0.00000000000093785">
            <text:p>9.3785E-013</text:p>
          </table:table-cell>
          <table:table-cell table:formula="of:=[.AC161]*1000000" office:value-type="float" office:value="0.000000000019461">
            <text:p>1.9461E-011</text:p>
          </table:table-cell>
          <table:table-cell office:value-type="float" office:value="0.00012085">
            <text:p>0.00012085</text:p>
          </table:table-cell>
          <table:table-cell table:style-name="ce1" office:value-type="string">
            <text:p>3.9555e-05</text:p>
          </table:table-cell>
          <table:table-cell office:value-type="float" office:value="0.0012057">
            <text:p>0.0012057</text:p>
          </table:table-cell>
          <table:table-cell table:style-name="ce1" office:value-type="string">
            <text:p>2.4146e-06</text:p>
          </table:table-cell>
          <table:table-cell table:style-name="ce1" office:value-type="string">
            <text:p>3.9928e-08</text:p>
          </table:table-cell>
          <table:table-cell table:style-name="ce1" office:value-type="string">
            <text:p>2.951e-44</text:p>
          </table:table-cell>
          <table:table-cell table:style-name="ce1" office:value-type="string">
            <text:p>1.9461e-17</text:p>
          </table:table-cell>
          <table:table-cell office:value-type="float" office:value="0.00012085">
            <text:p>0.00012085</text:p>
          </table:table-cell>
          <table:table-cell table:style-name="ce1" office:value-type="string">
            <text:p>3.9551e-05</text:p>
          </table:table-cell>
          <table:table-cell office:value-type="float" office:value="0.0012057">
            <text:p>0.0012057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9.3785e-19</text:p>
          </table:table-cell>
          <table:table-cell table:style-name="ce1" office:value-type="string">
            <text:p>1.9461e-17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P162]*1000000" office:value-type="float" office:value="119.31">
            <text:p>119.31</text:p>
          </table:table-cell>
          <table:table-cell table:formula="of:=[.Q162]*1000000" office:value-type="float" office:value="39.048">
            <text:p>39.048</text:p>
          </table:table-cell>
          <table:table-cell table:formula="of:=[.R162]*1000000" office:value-type="float" office:value="1207.8">
            <text:p>1207.8</text:p>
          </table:table-cell>
          <table:table-cell table:formula="of:=[.S162]*1000000" office:value-type="float" office:value="2.3647">
            <text:p>2.3647</text:p>
          </table:table-cell>
          <table:table-cell table:formula="of:=[.T162]*1000000" office:value-type="float" office:value="0.03999">
            <text:p>0.03999</text:p>
          </table:table-cell>
          <table:table-cell table:formula="of:=[.U162]*1000000" office:value-type="float" office:value="1.3215E-038">
            <text:p>1.3215E-038</text:p>
          </table:table-cell>
          <table:table-cell table:formula="of:=[.V162]*1000000" office:value-type="float" office:value="0.000000000018923">
            <text:p>1.8923E-011</text:p>
          </table:table-cell>
          <table:table-cell table:formula="of:=[.W162]*1000000" office:value-type="float" office:value="119.31">
            <text:p>119.31</text:p>
          </table:table-cell>
          <table:table-cell table:formula="of:=[.X162]*1000000" office:value-type="float" office:value="39.044">
            <text:p>39.044</text:p>
          </table:table-cell>
          <table:table-cell table:formula="of:=[.Y162]*1000000" office:value-type="float" office:value="1207.8">
            <text:p>1207.8</text:p>
          </table:table-cell>
          <table:table-cell table:formula="of:=[.Z162]*1000000" office:value-type="float" office:value="20.253">
            <text:p>20.253</text:p>
          </table:table-cell>
          <table:table-cell table:formula="of:=[.AA162]*1000000" office:value-type="float" office:value="0">
            <text:p>0</text:p>
          </table:table-cell>
          <table:table-cell table:formula="of:=[.AB162]*1000000" office:value-type="float" office:value="0.0000000000017945">
            <text:p>1.7945E-012</text:p>
          </table:table-cell>
          <table:table-cell table:formula="of:=[.AC162]*1000000" office:value-type="float" office:value="0.000000000018923">
            <text:p>1.8923E-011</text:p>
          </table:table-cell>
          <table:table-cell office:value-type="float" office:value="0.00011931">
            <text:p>0.00011931</text:p>
          </table:table-cell>
          <table:table-cell table:style-name="ce1" office:value-type="string">
            <text:p>3.9048e-05</text:p>
          </table:table-cell>
          <table:table-cell office:value-type="float" office:value="0.0012078">
            <text:p>0.0012078</text:p>
          </table:table-cell>
          <table:table-cell table:style-name="ce1" office:value-type="string">
            <text:p>2.3647e-06</text:p>
          </table:table-cell>
          <table:table-cell table:style-name="ce1" office:value-type="string">
            <text:p>3.999e-08</text:p>
          </table:table-cell>
          <table:table-cell table:style-name="ce1" office:value-type="string">
            <text:p>1.3215e-44</text:p>
          </table:table-cell>
          <table:table-cell table:style-name="ce1" office:value-type="string">
            <text:p>1.8923e-17</text:p>
          </table:table-cell>
          <table:table-cell office:value-type="float" office:value="0.00011931">
            <text:p>0.00011931</text:p>
          </table:table-cell>
          <table:table-cell table:style-name="ce1" office:value-type="string">
            <text:p>3.9044e-05</text:p>
          </table:table-cell>
          <table:table-cell office:value-type="float" office:value="0.0012078">
            <text:p>0.0012078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7945e-18</text:p>
          </table:table-cell>
          <table:table-cell table:style-name="ce1" office:value-type="string">
            <text:p>1.8923e-17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P163]*1000000" office:value-type="float" office:value="117.79">
            <text:p>117.79</text:p>
          </table:table-cell>
          <table:table-cell table:formula="of:=[.Q163]*1000000" office:value-type="float" office:value="38.547">
            <text:p>38.547</text:p>
          </table:table-cell>
          <table:table-cell table:formula="of:=[.R163]*1000000" office:value-type="float" office:value="1209.8">
            <text:p>1209.8</text:p>
          </table:table-cell>
          <table:table-cell table:formula="of:=[.S163]*1000000" office:value-type="float" office:value="2.3156">
            <text:p>2.3156</text:p>
          </table:table-cell>
          <table:table-cell table:formula="of:=[.T163]*1000000" office:value-type="float" office:value="0.040052">
            <text:p>0.040052</text:p>
          </table:table-cell>
          <table:table-cell table:formula="of:=[.U163]*1000000" office:value-type="float" office:value="5.9703E-039">
            <text:p>5.9703E-039</text:p>
          </table:table-cell>
          <table:table-cell table:formula="of:=[.V163]*1000000" office:value-type="float" office:value="0.000000000018401">
            <text:p>1.8401E-011</text:p>
          </table:table-cell>
          <table:table-cell table:formula="of:=[.W163]*1000000" office:value-type="float" office:value="117.79">
            <text:p>117.79</text:p>
          </table:table-cell>
          <table:table-cell table:formula="of:=[.X163]*1000000" office:value-type="float" office:value="38.543">
            <text:p>38.543</text:p>
          </table:table-cell>
          <table:table-cell table:formula="of:=[.Y163]*1000000" office:value-type="float" office:value="1209.8">
            <text:p>1209.8</text:p>
          </table:table-cell>
          <table:table-cell table:formula="of:=[.Z163]*1000000" office:value-type="float" office:value="20.253">
            <text:p>20.253</text:p>
          </table:table-cell>
          <table:table-cell table:formula="of:=[.AA163]*1000000" office:value-type="float" office:value="0">
            <text:p>0</text:p>
          </table:table-cell>
          <table:table-cell table:formula="of:=[.AB163]*1000000" office:value-type="float" office:value="0.0000000000022279">
            <text:p>2.2279E-012</text:p>
          </table:table-cell>
          <table:table-cell table:formula="of:=[.AC163]*1000000" office:value-type="float" office:value="0.000000000018401">
            <text:p>1.8401E-011</text:p>
          </table:table-cell>
          <table:table-cell office:value-type="float" office:value="0.00011779">
            <text:p>0.00011779</text:p>
          </table:table-cell>
          <table:table-cell table:style-name="ce1" office:value-type="string">
            <text:p>3.8547e-05</text:p>
          </table:table-cell>
          <table:table-cell office:value-type="float" office:value="0.0012098">
            <text:p>0.0012098</text:p>
          </table:table-cell>
          <table:table-cell table:style-name="ce1" office:value-type="string">
            <text:p>2.3156e-06</text:p>
          </table:table-cell>
          <table:table-cell table:style-name="ce1" office:value-type="string">
            <text:p>4.0052e-08</text:p>
          </table:table-cell>
          <table:table-cell table:style-name="ce1" office:value-type="string">
            <text:p>5.9703e-45</text:p>
          </table:table-cell>
          <table:table-cell table:style-name="ce1" office:value-type="string">
            <text:p>1.8401e-17</text:p>
          </table:table-cell>
          <table:table-cell office:value-type="float" office:value="0.00011779">
            <text:p>0.00011779</text:p>
          </table:table-cell>
          <table:table-cell table:style-name="ce1" office:value-type="string">
            <text:p>3.8543e-05</text:p>
          </table:table-cell>
          <table:table-cell office:value-type="float" office:value="0.0012098">
            <text:p>0.0012098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2279e-18</text:p>
          </table:table-cell>
          <table:table-cell table:style-name="ce1" office:value-type="string">
            <text:p>1.8401e-17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P164]*1000000" office:value-type="float" office:value="116.29">
            <text:p>116.29</text:p>
          </table:table-cell>
          <table:table-cell table:formula="of:=[.Q164]*1000000" office:value-type="float" office:value="38.053">
            <text:p>38.053</text:p>
          </table:table-cell>
          <table:table-cell table:formula="of:=[.R164]*1000000" office:value-type="float" office:value="1211.9">
            <text:p>1211.9</text:p>
          </table:table-cell>
          <table:table-cell table:formula="of:=[.S164]*1000000" office:value-type="float" office:value="2.2675">
            <text:p>2.2675</text:p>
          </table:table-cell>
          <table:table-cell table:formula="of:=[.T164]*1000000" office:value-type="float" office:value="0.040113">
            <text:p>0.040113</text:p>
          </table:table-cell>
          <table:table-cell table:formula="of:=[.U164]*1000000" office:value-type="float" office:value="2.7208E-039">
            <text:p>2.7208E-039</text:p>
          </table:table-cell>
          <table:table-cell table:formula="of:=[.V164]*1000000" office:value-type="float" office:value="0.000000000017895">
            <text:p>1.7895E-011</text:p>
          </table:table-cell>
          <table:table-cell table:formula="of:=[.W164]*1000000" office:value-type="float" office:value="116.29">
            <text:p>116.29</text:p>
          </table:table-cell>
          <table:table-cell table:formula="of:=[.X164]*1000000" office:value-type="float" office:value="38.049">
            <text:p>38.049</text:p>
          </table:table-cell>
          <table:table-cell table:formula="of:=[.Y164]*1000000" office:value-type="float" office:value="1211.8">
            <text:p>1211.8</text:p>
          </table:table-cell>
          <table:table-cell table:formula="of:=[.Z164]*1000000" office:value-type="float" office:value="20.253">
            <text:p>20.253</text:p>
          </table:table-cell>
          <table:table-cell table:formula="of:=[.AA164]*1000000" office:value-type="float" office:value="0">
            <text:p>0</text:p>
          </table:table-cell>
          <table:table-cell table:formula="of:=[.AB164]*1000000" office:value-type="float" office:value="0.0000000000020011">
            <text:p>2.0011E-012</text:p>
          </table:table-cell>
          <table:table-cell table:formula="of:=[.AC164]*1000000" office:value-type="float" office:value="0.000000000017894">
            <text:p>1.7894E-011</text:p>
          </table:table-cell>
          <table:table-cell office:value-type="float" office:value="0.00011629">
            <text:p>0.00011629</text:p>
          </table:table-cell>
          <table:table-cell table:style-name="ce1" office:value-type="string">
            <text:p>3.8053e-05</text:p>
          </table:table-cell>
          <table:table-cell office:value-type="float" office:value="0.0012119">
            <text:p>0.0012119</text:p>
          </table:table-cell>
          <table:table-cell table:style-name="ce1" office:value-type="string">
            <text:p>2.2675e-06</text:p>
          </table:table-cell>
          <table:table-cell table:style-name="ce1" office:value-type="string">
            <text:p>4.0113e-08</text:p>
          </table:table-cell>
          <table:table-cell table:style-name="ce1" office:value-type="string">
            <text:p>2.7208e-45</text:p>
          </table:table-cell>
          <table:table-cell table:style-name="ce1" office:value-type="string">
            <text:p>1.7895e-17</text:p>
          </table:table-cell>
          <table:table-cell office:value-type="float" office:value="0.00011629">
            <text:p>0.00011629</text:p>
          </table:table-cell>
          <table:table-cell table:style-name="ce1" office:value-type="string">
            <text:p>3.8049e-05</text:p>
          </table:table-cell>
          <table:table-cell office:value-type="float" office:value="0.0012118">
            <text:p>0.0012118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0011e-18</text:p>
          </table:table-cell>
          <table:table-cell table:style-name="ce1" office:value-type="string">
            <text:p>1.7894e-17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P165]*1000000" office:value-type="float" office:value="114.81">
            <text:p>114.81</text:p>
          </table:table-cell>
          <table:table-cell table:formula="of:=[.Q165]*1000000" office:value-type="float" office:value="37.565">
            <text:p>37.565</text:p>
          </table:table-cell>
          <table:table-cell table:formula="of:=[.R165]*1000000" office:value-type="float" office:value="1213.9">
            <text:p>1213.9</text:p>
          </table:table-cell>
          <table:table-cell table:formula="of:=[.S165]*1000000" office:value-type="float" office:value="2.2202">
            <text:p>2.2202</text:p>
          </table:table-cell>
          <table:table-cell table:formula="of:=[.T165]*1000000" office:value-type="float" office:value="0.040175">
            <text:p>0.040175</text:p>
          </table:table-cell>
          <table:table-cell table:formula="of:=[.U165]*1000000" office:value-type="float" office:value="1.2506E-039">
            <text:p>1.2506E-039</text:p>
          </table:table-cell>
          <table:table-cell table:formula="of:=[.V165]*1000000" office:value-type="float" office:value="0.000000000017404">
            <text:p>1.7404E-011</text:p>
          </table:table-cell>
          <table:table-cell table:formula="of:=[.W165]*1000000" office:value-type="float" office:value="114.81">
            <text:p>114.81</text:p>
          </table:table-cell>
          <table:table-cell table:formula="of:=[.X165]*1000000" office:value-type="float" office:value="37.561">
            <text:p>37.561</text:p>
          </table:table-cell>
          <table:table-cell table:formula="of:=[.Y165]*1000000" office:value-type="float" office:value="1213.8">
            <text:p>1213.8</text:p>
          </table:table-cell>
          <table:table-cell table:formula="of:=[.Z165]*1000000" office:value-type="float" office:value="20.253">
            <text:p>20.253</text:p>
          </table:table-cell>
          <table:table-cell table:formula="of:=[.AA165]*1000000" office:value-type="float" office:value="0">
            <text:p>0</text:p>
          </table:table-cell>
          <table:table-cell table:formula="of:=[.AB165]*1000000" office:value-type="float" office:value="0.000000000002167">
            <text:p>2.167E-012</text:p>
          </table:table-cell>
          <table:table-cell table:formula="of:=[.AC165]*1000000" office:value-type="float" office:value="0.000000000017404">
            <text:p>1.7404E-011</text:p>
          </table:table-cell>
          <table:table-cell office:value-type="float" office:value="0.00011481">
            <text:p>0.00011481</text:p>
          </table:table-cell>
          <table:table-cell table:style-name="ce1" office:value-type="string">
            <text:p>3.7565e-05</text:p>
          </table:table-cell>
          <table:table-cell office:value-type="float" office:value="0.0012139">
            <text:p>0.0012139</text:p>
          </table:table-cell>
          <table:table-cell table:style-name="ce1" office:value-type="string">
            <text:p>2.2202e-06</text:p>
          </table:table-cell>
          <table:table-cell table:style-name="ce1" office:value-type="string">
            <text:p>4.0175e-08</text:p>
          </table:table-cell>
          <table:table-cell table:style-name="ce1" office:value-type="string">
            <text:p>1.2506e-45</text:p>
          </table:table-cell>
          <table:table-cell table:style-name="ce1" office:value-type="string">
            <text:p>1.7404e-17</text:p>
          </table:table-cell>
          <table:table-cell office:value-type="float" office:value="0.00011481">
            <text:p>0.00011481</text:p>
          </table:table-cell>
          <table:table-cell table:style-name="ce1" office:value-type="string">
            <text:p>3.7561e-05</text:p>
          </table:table-cell>
          <table:table-cell office:value-type="float" office:value="0.0012138">
            <text:p>0.0012138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167e-18</text:p>
          </table:table-cell>
          <table:table-cell table:style-name="ce1" office:value-type="string">
            <text:p>1.7404e-17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P166]*1000000" office:value-type="float" office:value="113.35">
            <text:p>113.35</text:p>
          </table:table-cell>
          <table:table-cell table:formula="of:=[.Q166]*1000000" office:value-type="float" office:value="37.083">
            <text:p>37.083</text:p>
          </table:table-cell>
          <table:table-cell table:formula="of:=[.R166]*1000000" office:value-type="float" office:value="1215.8">
            <text:p>1215.8</text:p>
          </table:table-cell>
          <table:table-cell table:formula="of:=[.S166]*1000000" office:value-type="float" office:value="2.1738">
            <text:p>2.1738</text:p>
          </table:table-cell>
          <table:table-cell table:formula="of:=[.T166]*1000000" office:value-type="float" office:value="0.040237">
            <text:p>0.040237</text:p>
          </table:table-cell>
          <table:table-cell table:formula="of:=[.U166]*1000000" office:value-type="float" office:value="5.798E-040">
            <text:p>5.798E-040</text:p>
          </table:table-cell>
          <table:table-cell table:formula="of:=[.V166]*1000000" office:value-type="float" office:value="0.000000000016928">
            <text:p>1.6928E-011</text:p>
          </table:table-cell>
          <table:table-cell table:formula="of:=[.W166]*1000000" office:value-type="float" office:value="113.35">
            <text:p>113.35</text:p>
          </table:table-cell>
          <table:table-cell table:formula="of:=[.X166]*1000000" office:value-type="float" office:value="37.079">
            <text:p>37.079</text:p>
          </table:table-cell>
          <table:table-cell table:formula="of:=[.Y166]*1000000" office:value-type="float" office:value="1215.8">
            <text:p>1215.8</text:p>
          </table:table-cell>
          <table:table-cell table:formula="of:=[.Z166]*1000000" office:value-type="float" office:value="20.253">
            <text:p>20.253</text:p>
          </table:table-cell>
          <table:table-cell table:formula="of:=[.AA166]*1000000" office:value-type="float" office:value="0">
            <text:p>0</text:p>
          </table:table-cell>
          <table:table-cell table:formula="of:=[.AB166]*1000000" office:value-type="float" office:value="0.0000000000019367">
            <text:p>1.9367E-012</text:p>
          </table:table-cell>
          <table:table-cell table:formula="of:=[.AC166]*1000000" office:value-type="float" office:value="0.000000000016928">
            <text:p>1.6928E-011</text:p>
          </table:table-cell>
          <table:table-cell office:value-type="float" office:value="0.00011335">
            <text:p>0.00011335</text:p>
          </table:table-cell>
          <table:table-cell table:style-name="ce1" office:value-type="string">
            <text:p>3.7083e-05</text:p>
          </table:table-cell>
          <table:table-cell office:value-type="float" office:value="0.0012158">
            <text:p>0.0012158</text:p>
          </table:table-cell>
          <table:table-cell table:style-name="ce1" office:value-type="string">
            <text:p>2.1738e-06</text:p>
          </table:table-cell>
          <table:table-cell table:style-name="ce1" office:value-type="string">
            <text:p>4.0237e-08</text:p>
          </table:table-cell>
          <table:table-cell table:style-name="ce1" office:value-type="string">
            <text:p>5.798e-46</text:p>
          </table:table-cell>
          <table:table-cell table:style-name="ce1" office:value-type="string">
            <text:p>1.6928e-17</text:p>
          </table:table-cell>
          <table:table-cell office:value-type="float" office:value="0.00011335">
            <text:p>0.00011335</text:p>
          </table:table-cell>
          <table:table-cell table:style-name="ce1" office:value-type="string">
            <text:p>3.7079e-05</text:p>
          </table:table-cell>
          <table:table-cell office:value-type="float" office:value="0.0012158">
            <text:p>0.0012158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9367e-18</text:p>
          </table:table-cell>
          <table:table-cell table:style-name="ce1" office:value-type="string">
            <text:p>1.6928e-17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P167]*1000000" office:value-type="float" office:value="111.92">
            <text:p>111.92</text:p>
          </table:table-cell>
          <table:table-cell table:formula="of:=[.Q167]*1000000" office:value-type="float" office:value="36.607">
            <text:p>36.607</text:p>
          </table:table-cell>
          <table:table-cell table:formula="of:=[.R167]*1000000" office:value-type="float" office:value="1217.8">
            <text:p>1217.8</text:p>
          </table:table-cell>
          <table:table-cell table:formula="of:=[.S167]*1000000" office:value-type="float" office:value="2.1283">
            <text:p>2.1283</text:p>
          </table:table-cell>
          <table:table-cell table:formula="of:=[.T167]*1000000" office:value-type="float" office:value="0.040298">
            <text:p>0.040298</text:p>
          </table:table-cell>
          <table:table-cell table:formula="of:=[.U167]*1000000" office:value-type="float" office:value="2.7107E-040">
            <text:p>2.7107E-040</text:p>
          </table:table-cell>
          <table:table-cell table:formula="of:=[.V167]*1000000" office:value-type="float" office:value="0.000000000016467">
            <text:p>1.6467E-011</text:p>
          </table:table-cell>
          <table:table-cell table:formula="of:=[.W167]*1000000" office:value-type="float" office:value="111.92">
            <text:p>111.92</text:p>
          </table:table-cell>
          <table:table-cell table:formula="of:=[.X167]*1000000" office:value-type="float" office:value="36.604">
            <text:p>36.604</text:p>
          </table:table-cell>
          <table:table-cell table:formula="of:=[.Y167]*1000000" office:value-type="float" office:value="1217.7">
            <text:p>1217.7</text:p>
          </table:table-cell>
          <table:table-cell table:formula="of:=[.Z167]*1000000" office:value-type="float" office:value="20.253">
            <text:p>20.253</text:p>
          </table:table-cell>
          <table:table-cell table:formula="of:=[.AA167]*1000000" office:value-type="float" office:value="0">
            <text:p>0</text:p>
          </table:table-cell>
          <table:table-cell table:formula="of:=[.AB167]*1000000" office:value-type="float" office:value="0.0000000000019386">
            <text:p>1.9386E-012</text:p>
          </table:table-cell>
          <table:table-cell table:formula="of:=[.AC167]*1000000" office:value-type="float" office:value="0.000000000016467">
            <text:p>1.6467E-011</text:p>
          </table:table-cell>
          <table:table-cell office:value-type="float" office:value="0.00011192">
            <text:p>0.00011192</text:p>
          </table:table-cell>
          <table:table-cell table:style-name="ce1" office:value-type="string">
            <text:p>3.6607e-05</text:p>
          </table:table-cell>
          <table:table-cell office:value-type="float" office:value="0.0012178">
            <text:p>0.0012178</text:p>
          </table:table-cell>
          <table:table-cell table:style-name="ce1" office:value-type="string">
            <text:p>2.1283e-06</text:p>
          </table:table-cell>
          <table:table-cell table:style-name="ce1" office:value-type="string">
            <text:p>4.0298e-08</text:p>
          </table:table-cell>
          <table:table-cell table:style-name="ce1" office:value-type="string">
            <text:p>2.7107e-46</text:p>
          </table:table-cell>
          <table:table-cell table:style-name="ce1" office:value-type="string">
            <text:p>1.6467e-17</text:p>
          </table:table-cell>
          <table:table-cell office:value-type="float" office:value="0.00011192">
            <text:p>0.00011192</text:p>
          </table:table-cell>
          <table:table-cell table:style-name="ce1" office:value-type="string">
            <text:p>3.6604e-05</text:p>
          </table:table-cell>
          <table:table-cell office:value-type="float" office:value="0.0012177">
            <text:p>0.0012177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9386e-18</text:p>
          </table:table-cell>
          <table:table-cell table:style-name="ce1" office:value-type="string">
            <text:p>1.6467e-17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P168]*1000000" office:value-type="float" office:value="110.5">
            <text:p>110.5</text:p>
          </table:table-cell>
          <table:table-cell table:formula="of:=[.Q168]*1000000" office:value-type="float" office:value="36.137">
            <text:p>36.137</text:p>
          </table:table-cell>
          <table:table-cell table:formula="of:=[.R168]*1000000" office:value-type="float" office:value="1219.7">
            <text:p>1219.7</text:p>
          </table:table-cell>
          <table:table-cell table:formula="of:=[.S168]*1000000" office:value-type="float" office:value="2.0836">
            <text:p>2.0836</text:p>
          </table:table-cell>
          <table:table-cell table:formula="of:=[.T168]*1000000" office:value-type="float" office:value="0.04036">
            <text:p>0.04036</text:p>
          </table:table-cell>
          <table:table-cell table:formula="of:=[.U168]*1000000" office:value-type="float" office:value="1.278E-040">
            <text:p>1.278E-040</text:p>
          </table:table-cell>
          <table:table-cell table:formula="of:=[.V168]*1000000" office:value-type="float" office:value="0.000000000016019">
            <text:p>1.6019E-011</text:p>
          </table:table-cell>
          <table:table-cell table:formula="of:=[.W168]*1000000" office:value-type="float" office:value="110.5">
            <text:p>110.5</text:p>
          </table:table-cell>
          <table:table-cell table:formula="of:=[.X168]*1000000" office:value-type="float" office:value="36.134">
            <text:p>36.134</text:p>
          </table:table-cell>
          <table:table-cell table:formula="of:=[.Y168]*1000000" office:value-type="float" office:value="1219.6">
            <text:p>1219.6</text:p>
          </table:table-cell>
          <table:table-cell table:formula="of:=[.Z168]*1000000" office:value-type="float" office:value="20.253">
            <text:p>20.253</text:p>
          </table:table-cell>
          <table:table-cell table:formula="of:=[.AA168]*1000000" office:value-type="float" office:value="0">
            <text:p>0</text:p>
          </table:table-cell>
          <table:table-cell table:formula="of:=[.AB168]*1000000" office:value-type="float" office:value="0.0000000000017674">
            <text:p>1.7674E-012</text:p>
          </table:table-cell>
          <table:table-cell table:formula="of:=[.AC168]*1000000" office:value-type="float" office:value="0.000000000016019">
            <text:p>1.6019E-011</text:p>
          </table:table-cell>
          <table:table-cell office:value-type="float" office:value="0.0001105">
            <text:p>0.0001105</text:p>
          </table:table-cell>
          <table:table-cell table:style-name="ce1" office:value-type="string">
            <text:p>3.6137e-05</text:p>
          </table:table-cell>
          <table:table-cell office:value-type="float" office:value="0.0012197">
            <text:p>0.0012197</text:p>
          </table:table-cell>
          <table:table-cell table:style-name="ce1" office:value-type="string">
            <text:p>2.0836e-06</text:p>
          </table:table-cell>
          <table:table-cell table:style-name="ce1" office:value-type="string">
            <text:p>4.036e-08</text:p>
          </table:table-cell>
          <table:table-cell table:style-name="ce1" office:value-type="string">
            <text:p>1.278e-46</text:p>
          </table:table-cell>
          <table:table-cell table:style-name="ce1" office:value-type="string">
            <text:p>1.6019e-17</text:p>
          </table:table-cell>
          <table:table-cell office:value-type="float" office:value="0.0001105">
            <text:p>0.0001105</text:p>
          </table:table-cell>
          <table:table-cell table:style-name="ce1" office:value-type="string">
            <text:p>3.6134e-05</text:p>
          </table:table-cell>
          <table:table-cell office:value-type="float" office:value="0.0012196">
            <text:p>0.0012196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7674e-18</text:p>
          </table:table-cell>
          <table:table-cell table:style-name="ce1" office:value-type="string">
            <text:p>1.6019e-17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P169]*1000000" office:value-type="float" office:value="109.1">
            <text:p>109.1</text:p>
          </table:table-cell>
          <table:table-cell table:formula="of:=[.Q169]*1000000" office:value-type="float" office:value="35.674">
            <text:p>35.674</text:p>
          </table:table-cell>
          <table:table-cell table:formula="of:=[.R169]*1000000" office:value-type="float" office:value="1221.6">
            <text:p>1221.6</text:p>
          </table:table-cell>
          <table:table-cell table:formula="of:=[.S169]*1000000" office:value-type="float" office:value="2.0398">
            <text:p>2.0398</text:p>
          </table:table-cell>
          <table:table-cell table:formula="of:=[.T169]*1000000" office:value-type="float" office:value="0.040422">
            <text:p>0.040422</text:p>
          </table:table-cell>
          <table:table-cell table:formula="of:=[.U169]*1000000" office:value-type="float" office:value="6.0753E-041">
            <text:p>6.0753E-041</text:p>
          </table:table-cell>
          <table:table-cell table:formula="of:=[.V169]*1000000" office:value-type="float" office:value="0.000000000015586">
            <text:p>1.5586E-011</text:p>
          </table:table-cell>
          <table:table-cell table:formula="of:=[.W169]*1000000" office:value-type="float" office:value="109.1">
            <text:p>109.1</text:p>
          </table:table-cell>
          <table:table-cell table:formula="of:=[.X169]*1000000" office:value-type="float" office:value="35.67">
            <text:p>35.67</text:p>
          </table:table-cell>
          <table:table-cell table:formula="of:=[.Y169]*1000000" office:value-type="float" office:value="1221.5">
            <text:p>1221.5</text:p>
          </table:table-cell>
          <table:table-cell table:formula="of:=[.Z169]*1000000" office:value-type="float" office:value="20.253">
            <text:p>20.253</text:p>
          </table:table-cell>
          <table:table-cell table:formula="of:=[.AA169]*1000000" office:value-type="float" office:value="0">
            <text:p>0</text:p>
          </table:table-cell>
          <table:table-cell table:formula="of:=[.AB169]*1000000" office:value-type="float" office:value="0.0000000000011882">
            <text:p>1.1882E-012</text:p>
          </table:table-cell>
          <table:table-cell table:formula="of:=[.AC169]*1000000" office:value-type="float" office:value="0.000000000015586">
            <text:p>1.5586E-011</text:p>
          </table:table-cell>
          <table:table-cell office:value-type="float" office:value="0.0001091">
            <text:p>0.0001091</text:p>
          </table:table-cell>
          <table:table-cell table:style-name="ce1" office:value-type="string">
            <text:p>3.5674e-05</text:p>
          </table:table-cell>
          <table:table-cell office:value-type="float" office:value="0.0012216">
            <text:p>0.0012216</text:p>
          </table:table-cell>
          <table:table-cell table:style-name="ce1" office:value-type="string">
            <text:p>2.0398e-06</text:p>
          </table:table-cell>
          <table:table-cell table:style-name="ce1" office:value-type="string">
            <text:p>4.0422e-08</text:p>
          </table:table-cell>
          <table:table-cell table:style-name="ce1" office:value-type="string">
            <text:p>6.0753e-47</text:p>
          </table:table-cell>
          <table:table-cell table:style-name="ce1" office:value-type="string">
            <text:p>1.5586e-17</text:p>
          </table:table-cell>
          <table:table-cell office:value-type="float" office:value="0.0001091">
            <text:p>0.0001091</text:p>
          </table:table-cell>
          <table:table-cell table:style-name="ce1" office:value-type="string">
            <text:p>3.567e-05</text:p>
          </table:table-cell>
          <table:table-cell office:value-type="float" office:value="0.0012215">
            <text:p>0.0012215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1882e-18</text:p>
          </table:table-cell>
          <table:table-cell table:style-name="ce1" office:value-type="string">
            <text:p>1.5586e-17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P170]*1000000" office:value-type="float" office:value="107.72">
            <text:p>107.72</text:p>
          </table:table-cell>
          <table:table-cell table:formula="of:=[.Q170]*1000000" office:value-type="float" office:value="35.216">
            <text:p>35.216</text:p>
          </table:table-cell>
          <table:table-cell table:formula="of:=[.R170]*1000000" office:value-type="float" office:value="1223.4">
            <text:p>1223.4</text:p>
          </table:table-cell>
          <table:table-cell table:formula="of:=[.S170]*1000000" office:value-type="float" office:value="1.9968">
            <text:p>1.9968</text:p>
          </table:table-cell>
          <table:table-cell table:formula="of:=[.T170]*1000000" office:value-type="float" office:value="0.040483">
            <text:p>0.040483</text:p>
          </table:table-cell>
          <table:table-cell table:formula="of:=[.U170]*1000000" office:value-type="float" office:value="2.9118E-041">
            <text:p>2.9118E-041</text:p>
          </table:table-cell>
          <table:table-cell table:formula="of:=[.V170]*1000000" office:value-type="float" office:value="0.000000000015166">
            <text:p>1.5166E-011</text:p>
          </table:table-cell>
          <table:table-cell table:formula="of:=[.W170]*1000000" office:value-type="float" office:value="107.72">
            <text:p>107.72</text:p>
          </table:table-cell>
          <table:table-cell table:formula="of:=[.X170]*1000000" office:value-type="float" office:value="35.212">
            <text:p>35.212</text:p>
          </table:table-cell>
          <table:table-cell table:formula="of:=[.Y170]*1000000" office:value-type="float" office:value="1223.4">
            <text:p>1223.4</text:p>
          </table:table-cell>
          <table:table-cell table:formula="of:=[.Z170]*1000000" office:value-type="float" office:value="20.253">
            <text:p>20.253</text:p>
          </table:table-cell>
          <table:table-cell table:formula="of:=[.AA170]*1000000" office:value-type="float" office:value="0">
            <text:p>0</text:p>
          </table:table-cell>
          <table:table-cell table:formula="of:=[.AB170]*1000000" office:value-type="float" office:value="0.00000000000073118">
            <text:p>7.3118E-013</text:p>
          </table:table-cell>
          <table:table-cell table:formula="of:=[.AC170]*1000000" office:value-type="float" office:value="0.000000000015165">
            <text:p>1.5165E-011</text:p>
          </table:table-cell>
          <table:table-cell office:value-type="float" office:value="0.00010772">
            <text:p>0.00010772</text:p>
          </table:table-cell>
          <table:table-cell table:style-name="ce1" office:value-type="string">
            <text:p>3.5216e-05</text:p>
          </table:table-cell>
          <table:table-cell office:value-type="float" office:value="0.0012234">
            <text:p>0.0012234</text:p>
          </table:table-cell>
          <table:table-cell table:style-name="ce1" office:value-type="string">
            <text:p>1.9968e-06</text:p>
          </table:table-cell>
          <table:table-cell table:style-name="ce1" office:value-type="string">
            <text:p>4.0483e-08</text:p>
          </table:table-cell>
          <table:table-cell table:style-name="ce1" office:value-type="string">
            <text:p>2.9118e-47</text:p>
          </table:table-cell>
          <table:table-cell table:style-name="ce1" office:value-type="string">
            <text:p>1.5166e-17</text:p>
          </table:table-cell>
          <table:table-cell office:value-type="float" office:value="0.00010772">
            <text:p>0.00010772</text:p>
          </table:table-cell>
          <table:table-cell table:style-name="ce1" office:value-type="string">
            <text:p>3.5212e-05</text:p>
          </table:table-cell>
          <table:table-cell office:value-type="float" office:value="0.0012234">
            <text:p>0.0012234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7.3118e-19</text:p>
          </table:table-cell>
          <table:table-cell table:style-name="ce1" office:value-type="string">
            <text:p>1.5165e-17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P171]*1000000" office:value-type="float" office:value="106.36">
            <text:p>106.36</text:p>
          </table:table-cell>
          <table:table-cell table:formula="of:=[.Q171]*1000000" office:value-type="float" office:value="34.764">
            <text:p>34.764</text:p>
          </table:table-cell>
          <table:table-cell table:formula="of:=[.R171]*1000000" office:value-type="float" office:value="1225.3">
            <text:p>1225.3</text:p>
          </table:table-cell>
          <table:table-cell table:formula="of:=[.S171]*1000000" office:value-type="float" office:value="1.9545">
            <text:p>1.9545</text:p>
          </table:table-cell>
          <table:table-cell table:formula="of:=[.T171]*1000000" office:value-type="float" office:value="0.040545">
            <text:p>0.040545</text:p>
          </table:table-cell>
          <table:table-cell table:formula="of:=[.U171]*1000000" office:value-type="float" office:value="1.4069E-041">
            <text:p>1.4069E-041</text:p>
          </table:table-cell>
          <table:table-cell table:formula="of:=[.V171]*1000000" office:value-type="float" office:value="0.000000000014758">
            <text:p>1.4758E-011</text:p>
          </table:table-cell>
          <table:table-cell table:formula="of:=[.W171]*1000000" office:value-type="float" office:value="106.36">
            <text:p>106.36</text:p>
          </table:table-cell>
          <table:table-cell table:formula="of:=[.X171]*1000000" office:value-type="float" office:value="34.76">
            <text:p>34.76</text:p>
          </table:table-cell>
          <table:table-cell table:formula="of:=[.Y171]*1000000" office:value-type="float" office:value="1225.2">
            <text:p>1225.2</text:p>
          </table:table-cell>
          <table:table-cell table:formula="of:=[.Z171]*1000000" office:value-type="float" office:value="20.253">
            <text:p>20.253</text:p>
          </table:table-cell>
          <table:table-cell table:formula="of:=[.AA171]*1000000" office:value-type="float" office:value="0">
            <text:p>0</text:p>
          </table:table-cell>
          <table:table-cell table:formula="of:=[.AB171]*1000000" office:value-type="float" office:value="0.0000000000011358">
            <text:p>1.1358E-012</text:p>
          </table:table-cell>
          <table:table-cell table:formula="of:=[.AC171]*1000000" office:value-type="float" office:value="0.000000000014758">
            <text:p>1.4758E-011</text:p>
          </table:table-cell>
          <table:table-cell office:value-type="float" office:value="0.00010636">
            <text:p>0.00010636</text:p>
          </table:table-cell>
          <table:table-cell table:style-name="ce1" office:value-type="string">
            <text:p>3.4764e-05</text:p>
          </table:table-cell>
          <table:table-cell office:value-type="float" office:value="0.0012253">
            <text:p>0.0012253</text:p>
          </table:table-cell>
          <table:table-cell table:style-name="ce1" office:value-type="string">
            <text:p>1.9545e-06</text:p>
          </table:table-cell>
          <table:table-cell table:style-name="ce1" office:value-type="string">
            <text:p>4.0545e-08</text:p>
          </table:table-cell>
          <table:table-cell table:style-name="ce1" office:value-type="string">
            <text:p>1.4069e-47</text:p>
          </table:table-cell>
          <table:table-cell table:style-name="ce1" office:value-type="string">
            <text:p>1.4758e-17</text:p>
          </table:table-cell>
          <table:table-cell office:value-type="float" office:value="0.00010636">
            <text:p>0.00010636</text:p>
          </table:table-cell>
          <table:table-cell table:style-name="ce1" office:value-type="string">
            <text:p>3.476e-05</text:p>
          </table:table-cell>
          <table:table-cell office:value-type="float" office:value="0.0012252">
            <text:p>0.0012252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1358e-18</text:p>
          </table:table-cell>
          <table:table-cell table:style-name="ce1" office:value-type="string">
            <text:p>1.4758e-17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P172]*1000000" office:value-type="float" office:value="105.02">
            <text:p>105.02</text:p>
          </table:table-cell>
          <table:table-cell table:formula="of:=[.Q172]*1000000" office:value-type="float" office:value="34.317">
            <text:p>34.317</text:p>
          </table:table-cell>
          <table:table-cell table:formula="of:=[.R172]*1000000" office:value-type="float" office:value="1227.1">
            <text:p>1227.1</text:p>
          </table:table-cell>
          <table:table-cell table:formula="of:=[.S172]*1000000" office:value-type="float" office:value="1.9131">
            <text:p>1.9131</text:p>
          </table:table-cell>
          <table:table-cell table:formula="of:=[.T172]*1000000" office:value-type="float" office:value="0.040607">
            <text:p>0.040607</text:p>
          </table:table-cell>
          <table:table-cell table:formula="of:=[.U172]*1000000" office:value-type="float" office:value="6.8529E-042">
            <text:p>6.8529E-042</text:p>
          </table:table-cell>
          <table:table-cell table:formula="of:=[.V172]*1000000" office:value-type="float" office:value="0.000000000014363">
            <text:p>1.4363E-011</text:p>
          </table:table-cell>
          <table:table-cell table:formula="of:=[.W172]*1000000" office:value-type="float" office:value="105.02">
            <text:p>105.02</text:p>
          </table:table-cell>
          <table:table-cell table:formula="of:=[.X172]*1000000" office:value-type="float" office:value="34.314">
            <text:p>34.314</text:p>
          </table:table-cell>
          <table:table-cell table:formula="of:=[.Y172]*1000000" office:value-type="float" office:value="1227">
            <text:p>1227</text:p>
          </table:table-cell>
          <table:table-cell table:formula="of:=[.Z172]*1000000" office:value-type="float" office:value="20.253">
            <text:p>20.253</text:p>
          </table:table-cell>
          <table:table-cell table:formula="of:=[.AA172]*1000000" office:value-type="float" office:value="0">
            <text:p>0</text:p>
          </table:table-cell>
          <table:table-cell table:formula="of:=[.AB172]*1000000" office:value-type="float" office:value="0.00000000000046944">
            <text:p>4.6944E-013</text:p>
          </table:table-cell>
          <table:table-cell table:formula="of:=[.AC172]*1000000" office:value-type="float" office:value="0.000000000014363">
            <text:p>1.4363E-011</text:p>
          </table:table-cell>
          <table:table-cell office:value-type="float" office:value="0.00010502">
            <text:p>0.00010502</text:p>
          </table:table-cell>
          <table:table-cell table:style-name="ce1" office:value-type="string">
            <text:p>3.4317e-05</text:p>
          </table:table-cell>
          <table:table-cell office:value-type="float" office:value="0.0012271">
            <text:p>0.0012271</text:p>
          </table:table-cell>
          <table:table-cell table:style-name="ce1" office:value-type="string">
            <text:p>1.9131e-06</text:p>
          </table:table-cell>
          <table:table-cell table:style-name="ce1" office:value-type="string">
            <text:p>4.0607e-08</text:p>
          </table:table-cell>
          <table:table-cell table:style-name="ce1" office:value-type="string">
            <text:p>6.8529e-48</text:p>
          </table:table-cell>
          <table:table-cell table:style-name="ce1" office:value-type="string">
            <text:p>1.4363e-17</text:p>
          </table:table-cell>
          <table:table-cell office:value-type="float" office:value="0.00010502">
            <text:p>0.00010502</text:p>
          </table:table-cell>
          <table:table-cell table:style-name="ce1" office:value-type="string">
            <text:p>3.4314e-05</text:p>
          </table:table-cell>
          <table:table-cell office:value-type="float" office:value="0.001227">
            <text:p>0.001227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4.6944e-19</text:p>
          </table:table-cell>
          <table:table-cell table:style-name="ce1" office:value-type="string">
            <text:p>1.4363e-17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P173]*1000000" office:value-type="float" office:value="103.7">
            <text:p>103.7</text:p>
          </table:table-cell>
          <table:table-cell table:formula="of:=[.Q173]*1000000" office:value-type="float" office:value="33.877">
            <text:p>33.877</text:p>
          </table:table-cell>
          <table:table-cell table:formula="of:=[.R173]*1000000" office:value-type="float" office:value="1228.8">
            <text:p>1228.8</text:p>
          </table:table-cell>
          <table:table-cell table:formula="of:=[.S173]*1000000" office:value-type="float" office:value="1.8725">
            <text:p>1.8725</text:p>
          </table:table-cell>
          <table:table-cell table:formula="of:=[.T173]*1000000" office:value-type="float" office:value="0.040669">
            <text:p>0.040669</text:p>
          </table:table-cell>
          <table:table-cell table:formula="of:=[.U173]*1000000" office:value-type="float" office:value="3.3645E-042">
            <text:p>3.3645E-042</text:p>
          </table:table-cell>
          <table:table-cell table:formula="of:=[.V173]*1000000" office:value-type="float" office:value="0.00000000001398">
            <text:p>1.398E-011</text:p>
          </table:table-cell>
          <table:table-cell table:formula="of:=[.W173]*1000000" office:value-type="float" office:value="103.7">
            <text:p>103.7</text:p>
          </table:table-cell>
          <table:table-cell table:formula="of:=[.X173]*1000000" office:value-type="float" office:value="33.873">
            <text:p>33.873</text:p>
          </table:table-cell>
          <table:table-cell table:formula="of:=[.Y173]*1000000" office:value-type="float" office:value="1228.8">
            <text:p>1228.8</text:p>
          </table:table-cell>
          <table:table-cell table:formula="of:=[.Z173]*1000000" office:value-type="float" office:value="20.253">
            <text:p>20.253</text:p>
          </table:table-cell>
          <table:table-cell table:formula="of:=[.AA173]*1000000" office:value-type="float" office:value="0">
            <text:p>0</text:p>
          </table:table-cell>
          <table:table-cell table:formula="of:=[.AB173]*1000000" office:value-type="float" office:value="0.00000000000016579">
            <text:p>1.6579E-013</text:p>
          </table:table-cell>
          <table:table-cell table:formula="of:=[.AC173]*1000000" office:value-type="float" office:value="0.00000000001398">
            <text:p>1.398E-011</text:p>
          </table:table-cell>
          <table:table-cell office:value-type="float" office:value="0.0001037">
            <text:p>0.0001037</text:p>
          </table:table-cell>
          <table:table-cell table:style-name="ce1" office:value-type="string">
            <text:p>3.3877e-05</text:p>
          </table:table-cell>
          <table:table-cell office:value-type="float" office:value="0.0012288">
            <text:p>0.0012288</text:p>
          </table:table-cell>
          <table:table-cell table:style-name="ce1" office:value-type="string">
            <text:p>1.8725e-06</text:p>
          </table:table-cell>
          <table:table-cell table:style-name="ce1" office:value-type="string">
            <text:p>4.0669e-08</text:p>
          </table:table-cell>
          <table:table-cell table:style-name="ce1" office:value-type="string">
            <text:p>3.3645e-48</text:p>
          </table:table-cell>
          <table:table-cell table:style-name="ce1" office:value-type="string">
            <text:p>1.398e-17</text:p>
          </table:table-cell>
          <table:table-cell office:value-type="float" office:value="0.0001037">
            <text:p>0.0001037</text:p>
          </table:table-cell>
          <table:table-cell table:style-name="ce1" office:value-type="string">
            <text:p>3.3873e-05</text:p>
          </table:table-cell>
          <table:table-cell office:value-type="float" office:value="0.0012288">
            <text:p>0.0012288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6579e-19</text:p>
          </table:table-cell>
          <table:table-cell table:style-name="ce1" office:value-type="string">
            <text:p>1.398e-17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P174]*1000000" office:value-type="float" office:value="102.4">
            <text:p>102.4</text:p>
          </table:table-cell>
          <table:table-cell table:formula="of:=[.Q174]*1000000" office:value-type="float" office:value="33.441">
            <text:p>33.441</text:p>
          </table:table-cell>
          <table:table-cell table:formula="of:=[.R174]*1000000" office:value-type="float" office:value="1230.6">
            <text:p>1230.6</text:p>
          </table:table-cell>
          <table:table-cell table:formula="of:=[.S174]*1000000" office:value-type="float" office:value="1.8326">
            <text:p>1.8326</text:p>
          </table:table-cell>
          <table:table-cell table:formula="of:=[.T174]*1000000" office:value-type="float" office:value="0.040731">
            <text:p>0.040731</text:p>
          </table:table-cell>
          <table:table-cell table:formula="of:=[.U174]*1000000" office:value-type="float" office:value="1.6649E-042">
            <text:p>1.6649E-042</text:p>
          </table:table-cell>
          <table:table-cell table:formula="of:=[.V174]*1000000" office:value-type="float" office:value="0.000000000013609">
            <text:p>1.3609E-011</text:p>
          </table:table-cell>
          <table:table-cell table:formula="of:=[.W174]*1000000" office:value-type="float" office:value="102.4">
            <text:p>102.4</text:p>
          </table:table-cell>
          <table:table-cell table:formula="of:=[.X174]*1000000" office:value-type="float" office:value="33.438">
            <text:p>33.438</text:p>
          </table:table-cell>
          <table:table-cell table:formula="of:=[.Y174]*1000000" office:value-type="float" office:value="1230.6">
            <text:p>1230.6</text:p>
          </table:table-cell>
          <table:table-cell table:formula="of:=[.Z174]*1000000" office:value-type="float" office:value="20.253">
            <text:p>20.253</text:p>
          </table:table-cell>
          <table:table-cell table:formula="of:=[.AA174]*1000000" office:value-type="float" office:value="0">
            <text:p>0</text:p>
          </table:table-cell>
          <table:table-cell table:formula="of:=[.AB174]*1000000" office:value-type="float" office:value="0.00000000000012916">
            <text:p>1.2916E-013</text:p>
          </table:table-cell>
          <table:table-cell table:formula="of:=[.AC174]*1000000" office:value-type="float" office:value="0.000000000013609">
            <text:p>1.3609E-011</text:p>
          </table:table-cell>
          <table:table-cell office:value-type="float" office:value="0.0001024">
            <text:p>0.0001024</text:p>
          </table:table-cell>
          <table:table-cell table:style-name="ce1" office:value-type="string">
            <text:p>3.3441e-05</text:p>
          </table:table-cell>
          <table:table-cell office:value-type="float" office:value="0.0012306">
            <text:p>0.0012306</text:p>
          </table:table-cell>
          <table:table-cell table:style-name="ce1" office:value-type="string">
            <text:p>1.8326e-06</text:p>
          </table:table-cell>
          <table:table-cell table:style-name="ce1" office:value-type="string">
            <text:p>4.0731e-08</text:p>
          </table:table-cell>
          <table:table-cell table:style-name="ce1" office:value-type="string">
            <text:p>1.6649e-48</text:p>
          </table:table-cell>
          <table:table-cell table:style-name="ce1" office:value-type="string">
            <text:p>1.3609e-17</text:p>
          </table:table-cell>
          <table:table-cell office:value-type="float" office:value="0.0001024">
            <text:p>0.0001024</text:p>
          </table:table-cell>
          <table:table-cell table:style-name="ce1" office:value-type="string">
            <text:p>3.3438e-05</text:p>
          </table:table-cell>
          <table:table-cell office:value-type="float" office:value="0.0012306">
            <text:p>0.0012306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2916e-19</text:p>
          </table:table-cell>
          <table:table-cell table:style-name="ce1" office:value-type="string">
            <text:p>1.3609e-17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P175]*1000000" office:value-type="float" office:value="101.11">
            <text:p>101.11</text:p>
          </table:table-cell>
          <table:table-cell table:formula="of:=[.Q175]*1000000" office:value-type="float" office:value="33.012">
            <text:p>33.012</text:p>
          </table:table-cell>
          <table:table-cell table:formula="of:=[.R175]*1000000" office:value-type="float" office:value="1232.3">
            <text:p>1232.3</text:p>
          </table:table-cell>
          <table:table-cell table:formula="of:=[.S175]*1000000" office:value-type="float" office:value="1.7935">
            <text:p>1.7935</text:p>
          </table:table-cell>
          <table:table-cell table:formula="of:=[.T175]*1000000" office:value-type="float" office:value="0.040793">
            <text:p>0.040793</text:p>
          </table:table-cell>
          <table:table-cell table:formula="of:=[.U175]*1000000" office:value-type="float" office:value="8.3027E-043">
            <text:p>8.3027E-043</text:p>
          </table:table-cell>
          <table:table-cell table:formula="of:=[.V175]*1000000" office:value-type="float" office:value="0.000000000013249">
            <text:p>1.3249E-011</text:p>
          </table:table-cell>
          <table:table-cell table:formula="of:=[.W175]*1000000" office:value-type="float" office:value="101.11">
            <text:p>101.11</text:p>
          </table:table-cell>
          <table:table-cell table:formula="of:=[.X175]*1000000" office:value-type="float" office:value="33.008">
            <text:p>33.008</text:p>
          </table:table-cell>
          <table:table-cell table:formula="of:=[.Y175]*1000000" office:value-type="float" office:value="1232.3">
            <text:p>1232.3</text:p>
          </table:table-cell>
          <table:table-cell table:formula="of:=[.Z175]*1000000" office:value-type="float" office:value="20.253">
            <text:p>20.253</text:p>
          </table:table-cell>
          <table:table-cell table:formula="of:=[.AA175]*1000000" office:value-type="float" office:value="0">
            <text:p>0</text:p>
          </table:table-cell>
          <table:table-cell table:formula="of:=[.AB175]*1000000" office:value-type="float" office:value="0.00000000000028729">
            <text:p>2.8729E-013</text:p>
          </table:table-cell>
          <table:table-cell table:formula="of:=[.AC175]*1000000" office:value-type="float" office:value="0.000000000013249">
            <text:p>1.3249E-011</text:p>
          </table:table-cell>
          <table:table-cell office:value-type="float" office:value="0.00010111">
            <text:p>0.00010111</text:p>
          </table:table-cell>
          <table:table-cell table:style-name="ce1" office:value-type="string">
            <text:p>3.3012e-05</text:p>
          </table:table-cell>
          <table:table-cell office:value-type="float" office:value="0.0012323">
            <text:p>0.0012323</text:p>
          </table:table-cell>
          <table:table-cell table:style-name="ce1" office:value-type="string">
            <text:p>1.7935e-06</text:p>
          </table:table-cell>
          <table:table-cell table:style-name="ce1" office:value-type="string">
            <text:p>4.0793e-08</text:p>
          </table:table-cell>
          <table:table-cell table:style-name="ce1" office:value-type="string">
            <text:p>8.3027e-49</text:p>
          </table:table-cell>
          <table:table-cell table:style-name="ce1" office:value-type="string">
            <text:p>1.3249e-17</text:p>
          </table:table-cell>
          <table:table-cell office:value-type="float" office:value="0.00010111">
            <text:p>0.00010111</text:p>
          </table:table-cell>
          <table:table-cell table:style-name="ce1" office:value-type="string">
            <text:p>3.3008e-05</text:p>
          </table:table-cell>
          <table:table-cell office:value-type="float" office:value="0.0012323">
            <text:p>0.0012323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8729e-19</text:p>
          </table:table-cell>
          <table:table-cell table:style-name="ce1" office:value-type="string">
            <text:p>1.3249e-17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P176]*1000000" office:value-type="float" office:value="99.847">
            <text:p>99.847</text:p>
          </table:table-cell>
          <table:table-cell table:formula="of:=[.Q176]*1000000" office:value-type="float" office:value="32.588">
            <text:p>32.588</text:p>
          </table:table-cell>
          <table:table-cell table:formula="of:=[.R176]*1000000" office:value-type="float" office:value="1234.1">
            <text:p>1234.1</text:p>
          </table:table-cell>
          <table:table-cell table:formula="of:=[.S176]*1000000" office:value-type="float" office:value="1.7551">
            <text:p>1.7551</text:p>
          </table:table-cell>
          <table:table-cell table:formula="of:=[.T176]*1000000" office:value-type="float" office:value="0.040856">
            <text:p>0.040856</text:p>
          </table:table-cell>
          <table:table-cell table:formula="of:=[.U176]*1000000" office:value-type="float" office:value="4.1725E-043">
            <text:p>4.1725E-043</text:p>
          </table:table-cell>
          <table:table-cell table:formula="of:=[.V176]*1000000" office:value-type="float" office:value="0.0000000000129">
            <text:p>1.29E-011</text:p>
          </table:table-cell>
          <table:table-cell table:formula="of:=[.W176]*1000000" office:value-type="float" office:value="99.846">
            <text:p>99.846</text:p>
          </table:table-cell>
          <table:table-cell table:formula="of:=[.X176]*1000000" office:value-type="float" office:value="32.584">
            <text:p>32.584</text:p>
          </table:table-cell>
          <table:table-cell table:formula="of:=[.Y176]*1000000" office:value-type="float" office:value="1234">
            <text:p>1234</text:p>
          </table:table-cell>
          <table:table-cell table:formula="of:=[.Z176]*1000000" office:value-type="float" office:value="20.253">
            <text:p>20.253</text:p>
          </table:table-cell>
          <table:table-cell table:formula="of:=[.AA176]*1000000" office:value-type="float" office:value="0">
            <text:p>0</text:p>
          </table:table-cell>
          <table:table-cell table:formula="of:=[.AB176]*1000000" office:value-type="float" office:value="0.00000000000027525">
            <text:p>2.7525E-013</text:p>
          </table:table-cell>
          <table:table-cell table:formula="of:=[.AC176]*1000000" office:value-type="float" office:value="0.0000000000129">
            <text:p>1.29E-011</text:p>
          </table:table-cell>
          <table:table-cell table:style-name="ce1" office:value-type="string">
            <text:p>9.9847e-05</text:p>
          </table:table-cell>
          <table:table-cell table:style-name="ce1" office:value-type="string">
            <text:p>3.2588e-05</text:p>
          </table:table-cell>
          <table:table-cell office:value-type="float" office:value="0.0012341">
            <text:p>0.0012341</text:p>
          </table:table-cell>
          <table:table-cell table:style-name="ce1" office:value-type="string">
            <text:p>1.7551e-06</text:p>
          </table:table-cell>
          <table:table-cell table:style-name="ce1" office:value-type="string">
            <text:p>4.0856e-08</text:p>
          </table:table-cell>
          <table:table-cell table:style-name="ce1" office:value-type="string">
            <text:p>4.1725e-49</text:p>
          </table:table-cell>
          <table:table-cell table:style-name="ce1" office:value-type="string">
            <text:p>1.29e-17</text:p>
          </table:table-cell>
          <table:table-cell table:style-name="ce1" office:value-type="string">
            <text:p>9.9846e-05</text:p>
          </table:table-cell>
          <table:table-cell table:style-name="ce1" office:value-type="string">
            <text:p>3.2584e-05</text:p>
          </table:table-cell>
          <table:table-cell office:value-type="float" office:value="0.001234">
            <text:p>0.001234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7525e-19</text:p>
          </table:table-cell>
          <table:table-cell table:style-name="ce1" office:value-type="string">
            <text:p>1.29e-17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P177]*1000000" office:value-type="float" office:value="98.597">
            <text:p>98.597</text:p>
          </table:table-cell>
          <table:table-cell table:formula="of:=[.Q177]*1000000" office:value-type="float" office:value="32.169">
            <text:p>32.169</text:p>
          </table:table-cell>
          <table:table-cell table:formula="of:=[.R177]*1000000" office:value-type="float" office:value="1235.7">
            <text:p>1235.7</text:p>
          </table:table-cell>
          <table:table-cell table:formula="of:=[.S177]*1000000" office:value-type="float" office:value="1.7175">
            <text:p>1.7175</text:p>
          </table:table-cell>
          <table:table-cell table:formula="of:=[.T177]*1000000" office:value-type="float" office:value="0.040918">
            <text:p>0.040918</text:p>
          </table:table-cell>
          <table:table-cell table:formula="of:=[.U177]*1000000" office:value-type="float" office:value="2.1129E-043">
            <text:p>2.1129E-043</text:p>
          </table:table-cell>
          <table:table-cell table:formula="of:=[.V177]*1000000" office:value-type="float" office:value="0.000000000012561">
            <text:p>1.2561E-011</text:p>
          </table:table-cell>
          <table:table-cell table:formula="of:=[.W177]*1000000" office:value-type="float" office:value="98.596">
            <text:p>98.596</text:p>
          </table:table-cell>
          <table:table-cell table:formula="of:=[.X177]*1000000" office:value-type="float" office:value="32.166">
            <text:p>32.166</text:p>
          </table:table-cell>
          <table:table-cell table:formula="of:=[.Y177]*1000000" office:value-type="float" office:value="1235.7">
            <text:p>1235.7</text:p>
          </table:table-cell>
          <table:table-cell table:formula="of:=[.Z177]*1000000" office:value-type="float" office:value="20.253">
            <text:p>20.253</text:p>
          </table:table-cell>
          <table:table-cell table:formula="of:=[.AA177]*1000000" office:value-type="float" office:value="0">
            <text:p>0</text:p>
          </table:table-cell>
          <table:table-cell table:formula="of:=[.AB177]*1000000" office:value-type="float" office:value="0.00000000000020442">
            <text:p>2.0442E-013</text:p>
          </table:table-cell>
          <table:table-cell table:formula="of:=[.AC177]*1000000" office:value-type="float" office:value="0.000000000012561">
            <text:p>1.2561E-011</text:p>
          </table:table-cell>
          <table:table-cell table:style-name="ce1" office:value-type="string">
            <text:p>9.8597e-05</text:p>
          </table:table-cell>
          <table:table-cell table:style-name="ce1" office:value-type="string">
            <text:p>3.2169e-05</text:p>
          </table:table-cell>
          <table:table-cell office:value-type="float" office:value="0.0012357">
            <text:p>0.0012357</text:p>
          </table:table-cell>
          <table:table-cell table:style-name="ce1" office:value-type="string">
            <text:p>1.7175e-06</text:p>
          </table:table-cell>
          <table:table-cell table:style-name="ce1" office:value-type="string">
            <text:p>4.0918e-08</text:p>
          </table:table-cell>
          <table:table-cell table:style-name="ce1" office:value-type="string">
            <text:p>2.1129e-49</text:p>
          </table:table-cell>
          <table:table-cell table:style-name="ce1" office:value-type="string">
            <text:p>1.2561e-17</text:p>
          </table:table-cell>
          <table:table-cell table:style-name="ce1" office:value-type="string">
            <text:p>9.8596e-05</text:p>
          </table:table-cell>
          <table:table-cell table:style-name="ce1" office:value-type="string">
            <text:p>3.2166e-05</text:p>
          </table:table-cell>
          <table:table-cell office:value-type="float" office:value="0.0012357">
            <text:p>0.0012357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0442e-19</text:p>
          </table:table-cell>
          <table:table-cell table:style-name="ce1" office:value-type="string">
            <text:p>1.2561e-17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P178]*1000000" office:value-type="float" office:value="97.364">
            <text:p>97.364</text:p>
          </table:table-cell>
          <table:table-cell table:formula="of:=[.Q178]*1000000" office:value-type="float" office:value="31.756">
            <text:p>31.756</text:p>
          </table:table-cell>
          <table:table-cell table:formula="of:=[.R178]*1000000" office:value-type="float" office:value="1237.4">
            <text:p>1237.4</text:p>
          </table:table-cell>
          <table:table-cell table:formula="of:=[.S178]*1000000" office:value-type="float" office:value="1.6806">
            <text:p>1.6806</text:p>
          </table:table-cell>
          <table:table-cell table:formula="of:=[.T178]*1000000" office:value-type="float" office:value="0.04098">
            <text:p>0.04098</text:p>
          </table:table-cell>
          <table:table-cell table:formula="of:=[.U178]*1000000" office:value-type="float" office:value="1.078E-043">
            <text:p>1.078E-043</text:p>
          </table:table-cell>
          <table:table-cell table:formula="of:=[.V178]*1000000" office:value-type="float" office:value="0.000000000012233">
            <text:p>1.2233E-011</text:p>
          </table:table-cell>
          <table:table-cell table:formula="of:=[.W178]*1000000" office:value-type="float" office:value="97.363">
            <text:p>97.363</text:p>
          </table:table-cell>
          <table:table-cell table:formula="of:=[.X178]*1000000" office:value-type="float" office:value="31.753">
            <text:p>31.753</text:p>
          </table:table-cell>
          <table:table-cell table:formula="of:=[.Y178]*1000000" office:value-type="float" office:value="1237.4">
            <text:p>1237.4</text:p>
          </table:table-cell>
          <table:table-cell table:formula="of:=[.Z178]*1000000" office:value-type="float" office:value="20.253">
            <text:p>20.253</text:p>
          </table:table-cell>
          <table:table-cell table:formula="of:=[.AA178]*1000000" office:value-type="float" office:value="0">
            <text:p>0</text:p>
          </table:table-cell>
          <table:table-cell table:formula="of:=[.AB178]*1000000" office:value-type="float" office:value="0.000000000000079053">
            <text:p>7.9053E-014</text:p>
          </table:table-cell>
          <table:table-cell table:formula="of:=[.AC178]*1000000" office:value-type="float" office:value="0.000000000012233">
            <text:p>1.2233E-011</text:p>
          </table:table-cell>
          <table:table-cell table:style-name="ce1" office:value-type="string">
            <text:p>9.7364e-05</text:p>
          </table:table-cell>
          <table:table-cell table:style-name="ce1" office:value-type="string">
            <text:p>3.1756e-05</text:p>
          </table:table-cell>
          <table:table-cell office:value-type="float" office:value="0.0012374">
            <text:p>0.0012374</text:p>
          </table:table-cell>
          <table:table-cell table:style-name="ce1" office:value-type="string">
            <text:p>1.6806e-06</text:p>
          </table:table-cell>
          <table:table-cell table:style-name="ce1" office:value-type="string">
            <text:p>4.098e-08</text:p>
          </table:table-cell>
          <table:table-cell table:style-name="ce1" office:value-type="string">
            <text:p>1.078e-49</text:p>
          </table:table-cell>
          <table:table-cell table:style-name="ce1" office:value-type="string">
            <text:p>1.2233e-17</text:p>
          </table:table-cell>
          <table:table-cell table:style-name="ce1" office:value-type="string">
            <text:p>9.7363e-05</text:p>
          </table:table-cell>
          <table:table-cell table:style-name="ce1" office:value-type="string">
            <text:p>3.1753e-05</text:p>
          </table:table-cell>
          <table:table-cell office:value-type="float" office:value="0.0012374">
            <text:p>0.0012374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7.9053e-20</text:p>
          </table:table-cell>
          <table:table-cell table:style-name="ce1" office:value-type="string">
            <text:p>1.2233e-17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P179]*1000000" office:value-type="float" office:value="96.148">
            <text:p>96.148</text:p>
          </table:table-cell>
          <table:table-cell table:formula="of:=[.Q179]*1000000" office:value-type="float" office:value="31.348">
            <text:p>31.348</text:p>
          </table:table-cell>
          <table:table-cell table:formula="of:=[.R179]*1000000" office:value-type="float" office:value="1239.1">
            <text:p>1239.1</text:p>
          </table:table-cell>
          <table:table-cell table:formula="of:=[.S179]*1000000" office:value-type="float" office:value="1.6444">
            <text:p>1.6444</text:p>
          </table:table-cell>
          <table:table-cell table:formula="of:=[.T179]*1000000" office:value-type="float" office:value="0.041042">
            <text:p>0.041042</text:p>
          </table:table-cell>
          <table:table-cell table:formula="of:=[.U179]*1000000" office:value-type="float" office:value="5.5414E-044">
            <text:p>5.5414E-044</text:p>
          </table:table-cell>
          <table:table-cell table:formula="of:=[.V179]*1000000" office:value-type="float" office:value="0.000000000011915">
            <text:p>1.1915E-011</text:p>
          </table:table-cell>
          <table:table-cell table:formula="of:=[.W179]*1000000" office:value-type="float" office:value="96.147">
            <text:p>96.147</text:p>
          </table:table-cell>
          <table:table-cell table:formula="of:=[.X179]*1000000" office:value-type="float" office:value="31.345">
            <text:p>31.345</text:p>
          </table:table-cell>
          <table:table-cell table:formula="of:=[.Y179]*1000000" office:value-type="float" office:value="1239">
            <text:p>1239</text:p>
          </table:table-cell>
          <table:table-cell table:formula="of:=[.Z179]*1000000" office:value-type="float" office:value="20.253">
            <text:p>20.253</text:p>
          </table:table-cell>
          <table:table-cell table:formula="of:=[.AA179]*1000000" office:value-type="float" office:value="0">
            <text:p>0</text:p>
          </table:table-cell>
          <table:table-cell table:formula="of:=[.AB179]*1000000" office:value-type="float" office:value="0.000000000000014747">
            <text:p>1.4747E-014</text:p>
          </table:table-cell>
          <table:table-cell table:formula="of:=[.AC179]*1000000" office:value-type="float" office:value="0.000000000011915">
            <text:p>1.1915E-011</text:p>
          </table:table-cell>
          <table:table-cell table:style-name="ce1" office:value-type="string">
            <text:p>9.6148e-05</text:p>
          </table:table-cell>
          <table:table-cell table:style-name="ce1" office:value-type="string">
            <text:p>3.1348e-05</text:p>
          </table:table-cell>
          <table:table-cell office:value-type="float" office:value="0.0012391">
            <text:p>0.0012391</text:p>
          </table:table-cell>
          <table:table-cell table:style-name="ce1" office:value-type="string">
            <text:p>1.6444e-06</text:p>
          </table:table-cell>
          <table:table-cell table:style-name="ce1" office:value-type="string">
            <text:p>4.1042e-08</text:p>
          </table:table-cell>
          <table:table-cell table:style-name="ce1" office:value-type="string">
            <text:p>5.5414e-50</text:p>
          </table:table-cell>
          <table:table-cell table:style-name="ce1" office:value-type="string">
            <text:p>1.1915e-17</text:p>
          </table:table-cell>
          <table:table-cell table:style-name="ce1" office:value-type="string">
            <text:p>9.6147e-05</text:p>
          </table:table-cell>
          <table:table-cell table:style-name="ce1" office:value-type="string">
            <text:p>3.1345e-05</text:p>
          </table:table-cell>
          <table:table-cell office:value-type="float" office:value="0.001239">
            <text:p>0.001239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4747e-20</text:p>
          </table:table-cell>
          <table:table-cell table:style-name="ce1" office:value-type="string">
            <text:p>1.1915e-17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P180]*1000000" office:value-type="float" office:value="94.949">
            <text:p>94.949</text:p>
          </table:table-cell>
          <table:table-cell table:formula="of:=[.Q180]*1000000" office:value-type="float" office:value="30.945">
            <text:p>30.945</text:p>
          </table:table-cell>
          <table:table-cell table:formula="of:=[.R180]*1000000" office:value-type="float" office:value="1240.7">
            <text:p>1240.7</text:p>
          </table:table-cell>
          <table:table-cell table:formula="of:=[.S180]*1000000" office:value-type="float" office:value="1.6089">
            <text:p>1.6089</text:p>
          </table:table-cell>
          <table:table-cell table:formula="of:=[.T180]*1000000" office:value-type="float" office:value="0.041105">
            <text:p>0.041105</text:p>
          </table:table-cell>
          <table:table-cell table:formula="of:=[.U180]*1000000" office:value-type="float" office:value="2.8695E-044">
            <text:p>2.8695E-044</text:p>
          </table:table-cell>
          <table:table-cell table:formula="of:=[.V180]*1000000" office:value-type="float" office:value="0.000000000011607">
            <text:p>1.1607E-011</text:p>
          </table:table-cell>
          <table:table-cell table:formula="of:=[.W180]*1000000" office:value-type="float" office:value="94.948">
            <text:p>94.948</text:p>
          </table:table-cell>
          <table:table-cell table:formula="of:=[.X180]*1000000" office:value-type="float" office:value="30.942">
            <text:p>30.942</text:p>
          </table:table-cell>
          <table:table-cell table:formula="of:=[.Y180]*1000000" office:value-type="float" office:value="1240.7">
            <text:p>1240.7</text:p>
          </table:table-cell>
          <table:table-cell table:formula="of:=[.Z180]*1000000" office:value-type="float" office:value="20.253">
            <text:p>20.253</text:p>
          </table:table-cell>
          <table:table-cell table:formula="of:=[.AA180]*1000000" office:value-type="float" office:value="0">
            <text:p>0</text:p>
          </table:table-cell>
          <table:table-cell table:formula="of:=[.AB180]*1000000" office:value-type="float" office:value="7.4835E-015">
            <text:p>7.4835E-015</text:p>
          </table:table-cell>
          <table:table-cell table:formula="of:=[.AC180]*1000000" office:value-type="float" office:value="0.000000000011607">
            <text:p>1.1607E-011</text:p>
          </table:table-cell>
          <table:table-cell table:style-name="ce1" office:value-type="string">
            <text:p>9.4949e-05</text:p>
          </table:table-cell>
          <table:table-cell table:style-name="ce1" office:value-type="string">
            <text:p>3.0945e-05</text:p>
          </table:table-cell>
          <table:table-cell office:value-type="float" office:value="0.0012407">
            <text:p>0.0012407</text:p>
          </table:table-cell>
          <table:table-cell table:style-name="ce1" office:value-type="string">
            <text:p>1.6089e-06</text:p>
          </table:table-cell>
          <table:table-cell table:style-name="ce1" office:value-type="string">
            <text:p>4.1105e-08</text:p>
          </table:table-cell>
          <table:table-cell table:style-name="ce1" office:value-type="string">
            <text:p>2.8695e-50</text:p>
          </table:table-cell>
          <table:table-cell table:style-name="ce1" office:value-type="string">
            <text:p>1.1607e-17</text:p>
          </table:table-cell>
          <table:table-cell table:style-name="ce1" office:value-type="string">
            <text:p>9.4948e-05</text:p>
          </table:table-cell>
          <table:table-cell table:style-name="ce1" office:value-type="string">
            <text:p>3.0942e-05</text:p>
          </table:table-cell>
          <table:table-cell office:value-type="float" office:value="0.0012407">
            <text:p>0.0012407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7.4835e-21</text:p>
          </table:table-cell>
          <table:table-cell table:style-name="ce1" office:value-type="string">
            <text:p>1.1607e-17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P181]*1000000" office:value-type="float" office:value="93.767">
            <text:p>93.767</text:p>
          </table:table-cell>
          <table:table-cell table:formula="of:=[.Q181]*1000000" office:value-type="float" office:value="30.547">
            <text:p>30.547</text:p>
          </table:table-cell>
          <table:table-cell table:formula="of:=[.R181]*1000000" office:value-type="float" office:value="1242.3">
            <text:p>1242.3</text:p>
          </table:table-cell>
          <table:table-cell table:formula="of:=[.S181]*1000000" office:value-type="float" office:value="1.574">
            <text:p>1.574</text:p>
          </table:table-cell>
          <table:table-cell table:formula="of:=[.T181]*1000000" office:value-type="float" office:value="0.041167">
            <text:p>0.041167</text:p>
          </table:table-cell>
          <table:table-cell table:formula="of:=[.U181]*1000000" office:value-type="float" office:value="1.4968E-044">
            <text:p>1.4968E-044</text:p>
          </table:table-cell>
          <table:table-cell table:formula="of:=[.V181]*1000000" office:value-type="float" office:value="0.000000000011308">
            <text:p>1.1308E-011</text:p>
          </table:table-cell>
          <table:table-cell table:formula="of:=[.W181]*1000000" office:value-type="float" office:value="93.766">
            <text:p>93.766</text:p>
          </table:table-cell>
          <table:table-cell table:formula="of:=[.X181]*1000000" office:value-type="float" office:value="30.544">
            <text:p>30.544</text:p>
          </table:table-cell>
          <table:table-cell table:formula="of:=[.Y181]*1000000" office:value-type="float" office:value="1242.3">
            <text:p>1242.3</text:p>
          </table:table-cell>
          <table:table-cell table:formula="of:=[.Z181]*1000000" office:value-type="float" office:value="20.253">
            <text:p>20.253</text:p>
          </table:table-cell>
          <table:table-cell table:formula="of:=[.AA181]*1000000" office:value-type="float" office:value="0">
            <text:p>0</text:p>
          </table:table-cell>
          <table:table-cell table:formula="of:=[.AB181]*1000000" office:value-type="float" office:value="6.8134E-015">
            <text:p>6.8134E-015</text:p>
          </table:table-cell>
          <table:table-cell table:formula="of:=[.AC181]*1000000" office:value-type="float" office:value="0.000000000011308">
            <text:p>1.1308E-011</text:p>
          </table:table-cell>
          <table:table-cell table:style-name="ce1" office:value-type="string">
            <text:p>9.3767e-05</text:p>
          </table:table-cell>
          <table:table-cell table:style-name="ce1" office:value-type="string">
            <text:p>3.0547e-05</text:p>
          </table:table-cell>
          <table:table-cell office:value-type="float" office:value="0.0012423">
            <text:p>0.0012423</text:p>
          </table:table-cell>
          <table:table-cell table:style-name="ce1" office:value-type="string">
            <text:p>1.574e-06</text:p>
          </table:table-cell>
          <table:table-cell table:style-name="ce1" office:value-type="string">
            <text:p>4.1167e-08</text:p>
          </table:table-cell>
          <table:table-cell table:style-name="ce1" office:value-type="string">
            <text:p>1.4968e-50</text:p>
          </table:table-cell>
          <table:table-cell table:style-name="ce1" office:value-type="string">
            <text:p>1.1308e-17</text:p>
          </table:table-cell>
          <table:table-cell table:style-name="ce1" office:value-type="string">
            <text:p>9.3766e-05</text:p>
          </table:table-cell>
          <table:table-cell table:style-name="ce1" office:value-type="string">
            <text:p>3.0544e-05</text:p>
          </table:table-cell>
          <table:table-cell office:value-type="float" office:value="0.0012423">
            <text:p>0.0012423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6.8134e-21</text:p>
          </table:table-cell>
          <table:table-cell table:style-name="ce1" office:value-type="string">
            <text:p>1.1308e-17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P182]*1000000" office:value-type="float" office:value="92.601">
            <text:p>92.601</text:p>
          </table:table-cell>
          <table:table-cell table:formula="of:=[.Q182]*1000000" office:value-type="float" office:value="30.155">
            <text:p>30.155</text:p>
          </table:table-cell>
          <table:table-cell table:formula="of:=[.R182]*1000000" office:value-type="float" office:value="1243.9">
            <text:p>1243.9</text:p>
          </table:table-cell>
          <table:table-cell table:formula="of:=[.S182]*1000000" office:value-type="float" office:value="1.5399">
            <text:p>1.5399</text:p>
          </table:table-cell>
          <table:table-cell table:formula="of:=[.T182]*1000000" office:value-type="float" office:value="0.04123">
            <text:p>0.04123</text:p>
          </table:table-cell>
          <table:table-cell table:formula="of:=[.U182]*1000000" office:value-type="float" office:value="7.8641E-045">
            <text:p>7.8641E-045</text:p>
          </table:table-cell>
          <table:table-cell table:formula="of:=[.V182]*1000000" office:value-type="float" office:value="0.000000000011018">
            <text:p>1.1018E-011</text:p>
          </table:table-cell>
          <table:table-cell table:formula="of:=[.W182]*1000000" office:value-type="float" office:value="92.6">
            <text:p>92.6</text:p>
          </table:table-cell>
          <table:table-cell table:formula="of:=[.X182]*1000000" office:value-type="float" office:value="30.152">
            <text:p>30.152</text:p>
          </table:table-cell>
          <table:table-cell table:formula="of:=[.Y182]*1000000" office:value-type="float" office:value="1243.8">
            <text:p>1243.8</text:p>
          </table:table-cell>
          <table:table-cell table:formula="of:=[.Z182]*1000000" office:value-type="float" office:value="20.253">
            <text:p>20.253</text:p>
          </table:table-cell>
          <table:table-cell table:formula="of:=[.AA182]*1000000" office:value-type="float" office:value="0">
            <text:p>0</text:p>
          </table:table-cell>
          <table:table-cell table:formula="of:=[.AB182]*1000000" office:value-type="float" office:value="6.4497E-015">
            <text:p>6.4497E-015</text:p>
          </table:table-cell>
          <table:table-cell table:formula="of:=[.AC182]*1000000" office:value-type="float" office:value="0.000000000011018">
            <text:p>1.1018E-011</text:p>
          </table:table-cell>
          <table:table-cell table:style-name="ce1" office:value-type="string">
            <text:p>9.2601e-05</text:p>
          </table:table-cell>
          <table:table-cell table:style-name="ce1" office:value-type="string">
            <text:p>3.0155e-05</text:p>
          </table:table-cell>
          <table:table-cell office:value-type="float" office:value="0.0012439">
            <text:p>0.0012439</text:p>
          </table:table-cell>
          <table:table-cell table:style-name="ce1" office:value-type="string">
            <text:p>1.5399e-06</text:p>
          </table:table-cell>
          <table:table-cell table:style-name="ce1" office:value-type="string">
            <text:p>4.123e-08</text:p>
          </table:table-cell>
          <table:table-cell table:style-name="ce1" office:value-type="string">
            <text:p>7.8641e-51</text:p>
          </table:table-cell>
          <table:table-cell table:style-name="ce1" office:value-type="string">
            <text:p>1.1018e-17</text:p>
          </table:table-cell>
          <table:table-cell table:style-name="ce1" office:value-type="string">
            <text:p>9.26e-05</text:p>
          </table:table-cell>
          <table:table-cell table:style-name="ce1" office:value-type="string">
            <text:p>3.0152e-05</text:p>
          </table:table-cell>
          <table:table-cell office:value-type="float" office:value="0.0012438">
            <text:p>0.0012438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6.4497e-21</text:p>
          </table:table-cell>
          <table:table-cell table:style-name="ce1" office:value-type="string">
            <text:p>1.1018e-17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P183]*1000000" office:value-type="float" office:value="91.451">
            <text:p>91.451</text:p>
          </table:table-cell>
          <table:table-cell table:formula="of:=[.Q183]*1000000" office:value-type="float" office:value="29.767">
            <text:p>29.767</text:p>
          </table:table-cell>
          <table:table-cell table:formula="of:=[.R183]*1000000" office:value-type="float" office:value="1245.4">
            <text:p>1245.4</text:p>
          </table:table-cell>
          <table:table-cell table:formula="of:=[.S183]*1000000" office:value-type="float" office:value="1.5064">
            <text:p>1.5064</text:p>
          </table:table-cell>
          <table:table-cell table:formula="of:=[.T183]*1000000" office:value-type="float" office:value="0.041293">
            <text:p>0.041293</text:p>
          </table:table-cell>
          <table:table-cell table:formula="of:=[.U183]*1000000" office:value-type="float" office:value="4.1387E-045">
            <text:p>4.1387E-045</text:p>
          </table:table-cell>
          <table:table-cell table:formula="of:=[.V183]*1000000" office:value-type="float" office:value="0.000000000010738">
            <text:p>1.0738E-011</text:p>
          </table:table-cell>
          <table:table-cell table:formula="of:=[.W183]*1000000" office:value-type="float" office:value="91.45">
            <text:p>91.45</text:p>
          </table:table-cell>
          <table:table-cell table:formula="of:=[.X183]*1000000" office:value-type="float" office:value="29.764">
            <text:p>29.764</text:p>
          </table:table-cell>
          <table:table-cell table:formula="of:=[.Y183]*1000000" office:value-type="float" office:value="1245.4">
            <text:p>1245.4</text:p>
          </table:table-cell>
          <table:table-cell table:formula="of:=[.Z183]*1000000" office:value-type="float" office:value="20.253">
            <text:p>20.253</text:p>
          </table:table-cell>
          <table:table-cell table:formula="of:=[.AA183]*1000000" office:value-type="float" office:value="0">
            <text:p>0</text:p>
          </table:table-cell>
          <table:table-cell table:formula="of:=[.AB183]*1000000" office:value-type="float" office:value="4.2947E-015">
            <text:p>4.2947E-015</text:p>
          </table:table-cell>
          <table:table-cell table:formula="of:=[.AC183]*1000000" office:value-type="float" office:value="0.000000000010737">
            <text:p>1.0737E-011</text:p>
          </table:table-cell>
          <table:table-cell table:style-name="ce1" office:value-type="string">
            <text:p>9.1451e-05</text:p>
          </table:table-cell>
          <table:table-cell table:style-name="ce1" office:value-type="string">
            <text:p>2.9767e-05</text:p>
          </table:table-cell>
          <table:table-cell office:value-type="float" office:value="0.0012454">
            <text:p>0.0012454</text:p>
          </table:table-cell>
          <table:table-cell table:style-name="ce1" office:value-type="string">
            <text:p>1.5064e-06</text:p>
          </table:table-cell>
          <table:table-cell table:style-name="ce1" office:value-type="string">
            <text:p>4.1293e-08</text:p>
          </table:table-cell>
          <table:table-cell table:style-name="ce1" office:value-type="string">
            <text:p>4.1387e-51</text:p>
          </table:table-cell>
          <table:table-cell table:style-name="ce1" office:value-type="string">
            <text:p>1.0738e-17</text:p>
          </table:table-cell>
          <table:table-cell table:style-name="ce1" office:value-type="string">
            <text:p>9.145e-05</text:p>
          </table:table-cell>
          <table:table-cell table:style-name="ce1" office:value-type="string">
            <text:p>2.9764e-05</text:p>
          </table:table-cell>
          <table:table-cell office:value-type="float" office:value="0.0012454">
            <text:p>0.0012454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4.2947e-21</text:p>
          </table:table-cell>
          <table:table-cell table:style-name="ce1" office:value-type="string">
            <text:p>1.0737e-17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P184]*1000000" office:value-type="float" office:value="90.316">
            <text:p>90.316</text:p>
          </table:table-cell>
          <table:table-cell table:formula="of:=[.Q184]*1000000" office:value-type="float" office:value="29.385">
            <text:p>29.385</text:p>
          </table:table-cell>
          <table:table-cell table:formula="of:=[.R184]*1000000" office:value-type="float" office:value="1247">
            <text:p>1247</text:p>
          </table:table-cell>
          <table:table-cell table:formula="of:=[.S184]*1000000" office:value-type="float" office:value="1.4736">
            <text:p>1.4736</text:p>
          </table:table-cell>
          <table:table-cell table:formula="of:=[.T184]*1000000" office:value-type="float" office:value="0.041355">
            <text:p>0.041355</text:p>
          </table:table-cell>
          <table:table-cell table:formula="of:=[.U184]*1000000" office:value-type="float" office:value="2.1791E-045">
            <text:p>2.1791E-045</text:p>
          </table:table-cell>
          <table:table-cell table:formula="of:=[.V184]*1000000" office:value-type="float" office:value="0.000000000010465">
            <text:p>1.0465E-011</text:p>
          </table:table-cell>
          <table:table-cell table:formula="of:=[.W184]*1000000" office:value-type="float" office:value="90.315">
            <text:p>90.315</text:p>
          </table:table-cell>
          <table:table-cell table:formula="of:=[.X184]*1000000" office:value-type="float" office:value="29.382">
            <text:p>29.382</text:p>
          </table:table-cell>
          <table:table-cell table:formula="of:=[.Y184]*1000000" office:value-type="float" office:value="1246.9">
            <text:p>1246.9</text:p>
          </table:table-cell>
          <table:table-cell table:formula="of:=[.Z184]*1000000" office:value-type="float" office:value="20.253">
            <text:p>20.253</text:p>
          </table:table-cell>
          <table:table-cell table:formula="of:=[.AA184]*1000000" office:value-type="float" office:value="0">
            <text:p>0</text:p>
          </table:table-cell>
          <table:table-cell table:formula="of:=[.AB184]*1000000" office:value-type="float" office:value="2.2384E-015">
            <text:p>2.2384E-015</text:p>
          </table:table-cell>
          <table:table-cell table:formula="of:=[.AC184]*1000000" office:value-type="float" office:value="0.000000000010465">
            <text:p>1.0465E-011</text:p>
          </table:table-cell>
          <table:table-cell table:style-name="ce1" office:value-type="string">
            <text:p>9.0316e-05</text:p>
          </table:table-cell>
          <table:table-cell table:style-name="ce1" office:value-type="string">
            <text:p>2.9385e-05</text:p>
          </table:table-cell>
          <table:table-cell office:value-type="float" office:value="0.001247">
            <text:p>0.001247</text:p>
          </table:table-cell>
          <table:table-cell table:style-name="ce1" office:value-type="string">
            <text:p>1.4736e-06</text:p>
          </table:table-cell>
          <table:table-cell table:style-name="ce1" office:value-type="string">
            <text:p>4.1355e-08</text:p>
          </table:table-cell>
          <table:table-cell table:style-name="ce1" office:value-type="string">
            <text:p>2.1791e-51</text:p>
          </table:table-cell>
          <table:table-cell table:style-name="ce1" office:value-type="string">
            <text:p>1.0465e-17</text:p>
          </table:table-cell>
          <table:table-cell table:style-name="ce1" office:value-type="string">
            <text:p>9.0315e-05</text:p>
          </table:table-cell>
          <table:table-cell table:style-name="ce1" office:value-type="string">
            <text:p>2.9382e-05</text:p>
          </table:table-cell>
          <table:table-cell office:value-type="float" office:value="0.0012469">
            <text:p>0.0012469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2384e-21</text:p>
          </table:table-cell>
          <table:table-cell table:style-name="ce1" office:value-type="string">
            <text:p>1.0465e-17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P185]*1000000" office:value-type="float" office:value="89.197">
            <text:p>89.197</text:p>
          </table:table-cell>
          <table:table-cell table:formula="of:=[.Q185]*1000000" office:value-type="float" office:value="29.007">
            <text:p>29.007</text:p>
          </table:table-cell>
          <table:table-cell table:formula="of:=[.R185]*1000000" office:value-type="float" office:value="1248.5">
            <text:p>1248.5</text:p>
          </table:table-cell>
          <table:table-cell table:formula="of:=[.S185]*1000000" office:value-type="float" office:value="1.4414">
            <text:p>1.4414</text:p>
          </table:table-cell>
          <table:table-cell table:formula="of:=[.T185]*1000000" office:value-type="float" office:value="0.041418">
            <text:p>0.041418</text:p>
          </table:table-cell>
          <table:table-cell table:formula="of:=[.U185]*1000000" office:value-type="float" office:value="1.206E-045">
            <text:p>1.206E-045</text:p>
          </table:table-cell>
          <table:table-cell table:formula="of:=[.V185]*1000000" office:value-type="float" office:value="0.000000000010201">
            <text:p>1.0201E-011</text:p>
          </table:table-cell>
          <table:table-cell table:formula="of:=[.W185]*1000000" office:value-type="float" office:value="89.196">
            <text:p>89.196</text:p>
          </table:table-cell>
          <table:table-cell table:formula="of:=[.X185]*1000000" office:value-type="float" office:value="29.004">
            <text:p>29.004</text:p>
          </table:table-cell>
          <table:table-cell table:formula="of:=[.Y185]*1000000" office:value-type="float" office:value="1248.4">
            <text:p>1248.4</text:p>
          </table:table-cell>
          <table:table-cell table:formula="of:=[.Z185]*1000000" office:value-type="float" office:value="20.253">
            <text:p>20.253</text:p>
          </table:table-cell>
          <table:table-cell table:formula="of:=[.AA185]*1000000" office:value-type="float" office:value="0">
            <text:p>0</text:p>
          </table:table-cell>
          <table:table-cell table:formula="of:=[.AB185]*1000000" office:value-type="float" office:value="1.9538E-015">
            <text:p>1.9538E-015</text:p>
          </table:table-cell>
          <table:table-cell table:formula="of:=[.AC185]*1000000" office:value-type="float" office:value="0.000000000010201">
            <text:p>1.0201E-011</text:p>
          </table:table-cell>
          <table:table-cell table:style-name="ce1" office:value-type="string">
            <text:p>8.9197e-05</text:p>
          </table:table-cell>
          <table:table-cell table:style-name="ce1" office:value-type="string">
            <text:p>2.9007e-05</text:p>
          </table:table-cell>
          <table:table-cell office:value-type="float" office:value="0.0012485">
            <text:p>0.0012485</text:p>
          </table:table-cell>
          <table:table-cell table:style-name="ce1" office:value-type="string">
            <text:p>1.4414e-06</text:p>
          </table:table-cell>
          <table:table-cell table:style-name="ce1" office:value-type="string">
            <text:p>4.1418e-08</text:p>
          </table:table-cell>
          <table:table-cell table:style-name="ce1" office:value-type="string">
            <text:p>1.206e-51</text:p>
          </table:table-cell>
          <table:table-cell table:style-name="ce1" office:value-type="string">
            <text:p>1.0201e-17</text:p>
          </table:table-cell>
          <table:table-cell table:style-name="ce1" office:value-type="string">
            <text:p>8.9196e-05</text:p>
          </table:table-cell>
          <table:table-cell table:style-name="ce1" office:value-type="string">
            <text:p>2.9004e-05</text:p>
          </table:table-cell>
          <table:table-cell office:value-type="float" office:value="0.0012484">
            <text:p>0.0012484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9538e-21</text:p>
          </table:table-cell>
          <table:table-cell table:style-name="ce1" office:value-type="string">
            <text:p>1.0201e-17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P186]*1000000" office:value-type="float" office:value="88.094">
            <text:p>88.094</text:p>
          </table:table-cell>
          <table:table-cell table:formula="of:=[.Q186]*1000000" office:value-type="float" office:value="28.634">
            <text:p>28.634</text:p>
          </table:table-cell>
          <table:table-cell table:formula="of:=[.R186]*1000000" office:value-type="float" office:value="1250">
            <text:p>1250</text:p>
          </table:table-cell>
          <table:table-cell table:formula="of:=[.S186]*1000000" office:value-type="float" office:value="1.4099">
            <text:p>1.4099</text:p>
          </table:table-cell>
          <table:table-cell table:formula="of:=[.T186]*1000000" office:value-type="float" office:value="0.041481">
            <text:p>0.041481</text:p>
          </table:table-cell>
          <table:table-cell table:formula="of:=[.U186]*1000000" office:value-type="float" office:value="6.8763E-046">
            <text:p>6.8763E-046</text:p>
          </table:table-cell>
          <table:table-cell table:formula="of:=[.V186]*1000000" office:value-type="float" office:value="0.0000000000099453">
            <text:p>9.9453E-012</text:p>
          </table:table-cell>
          <table:table-cell table:formula="of:=[.W186]*1000000" office:value-type="float" office:value="88.093">
            <text:p>88.093</text:p>
          </table:table-cell>
          <table:table-cell table:formula="of:=[.X186]*1000000" office:value-type="float" office:value="28.631">
            <text:p>28.631</text:p>
          </table:table-cell>
          <table:table-cell table:formula="of:=[.Y186]*1000000" office:value-type="float" office:value="1249.9">
            <text:p>1249.9</text:p>
          </table:table-cell>
          <table:table-cell table:formula="of:=[.Z186]*1000000" office:value-type="float" office:value="20.253">
            <text:p>20.253</text:p>
          </table:table-cell>
          <table:table-cell table:formula="of:=[.AA186]*1000000" office:value-type="float" office:value="0">
            <text:p>0</text:p>
          </table:table-cell>
          <table:table-cell table:formula="of:=[.AB186]*1000000" office:value-type="float" office:value="3.6759E-015">
            <text:p>3.6759E-015</text:p>
          </table:table-cell>
          <table:table-cell table:formula="of:=[.AC186]*1000000" office:value-type="float" office:value="0.0000000000099452">
            <text:p>9.9452E-012</text:p>
          </table:table-cell>
          <table:table-cell table:style-name="ce1" office:value-type="string">
            <text:p>8.8094e-05</text:p>
          </table:table-cell>
          <table:table-cell table:style-name="ce1" office:value-type="string">
            <text:p>2.8634e-05</text:p>
          </table:table-cell>
          <table:table-cell office:value-type="float" office:value="0.00125">
            <text:p>0.00125</text:p>
          </table:table-cell>
          <table:table-cell table:style-name="ce1" office:value-type="string">
            <text:p>1.4099e-06</text:p>
          </table:table-cell>
          <table:table-cell table:style-name="ce1" office:value-type="string">
            <text:p>4.1481e-08</text:p>
          </table:table-cell>
          <table:table-cell table:style-name="ce1" office:value-type="string">
            <text:p>6.8763e-52</text:p>
          </table:table-cell>
          <table:table-cell table:style-name="ce1" office:value-type="string">
            <text:p>9.9453e-18</text:p>
          </table:table-cell>
          <table:table-cell table:style-name="ce1" office:value-type="string">
            <text:p>8.8093e-05</text:p>
          </table:table-cell>
          <table:table-cell table:style-name="ce1" office:value-type="string">
            <text:p>2.8631e-05</text:p>
          </table:table-cell>
          <table:table-cell office:value-type="float" office:value="0.0012499">
            <text:p>0.0012499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3.6759e-21</text:p>
          </table:table-cell>
          <table:table-cell table:style-name="ce1" office:value-type="string">
            <text:p>9.9452e-18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P187]*1000000" office:value-type="float" office:value="87.005">
            <text:p>87.005</text:p>
          </table:table-cell>
          <table:table-cell table:formula="of:=[.Q187]*1000000" office:value-type="float" office:value="28.266">
            <text:p>28.266</text:p>
          </table:table-cell>
          <table:table-cell table:formula="of:=[.R187]*1000000" office:value-type="float" office:value="1251.4">
            <text:p>1251.4</text:p>
          </table:table-cell>
          <table:table-cell table:formula="of:=[.S187]*1000000" office:value-type="float" office:value="1.3789">
            <text:p>1.3789</text:p>
          </table:table-cell>
          <table:table-cell table:formula="of:=[.T187]*1000000" office:value-type="float" office:value="0.041544">
            <text:p>0.041544</text:p>
          </table:table-cell>
          <table:table-cell table:formula="of:=[.U187]*1000000" office:value-type="float" office:value="4.0047E-046">
            <text:p>4.0047E-046</text:p>
          </table:table-cell>
          <table:table-cell table:formula="of:=[.V187]*1000000" office:value-type="float" office:value="0.0000000000096972">
            <text:p>9.6972E-012</text:p>
          </table:table-cell>
          <table:table-cell table:formula="of:=[.W187]*1000000" office:value-type="float" office:value="87.004">
            <text:p>87.004</text:p>
          </table:table-cell>
          <table:table-cell table:formula="of:=[.X187]*1000000" office:value-type="float" office:value="28.263">
            <text:p>28.263</text:p>
          </table:table-cell>
          <table:table-cell table:formula="of:=[.Y187]*1000000" office:value-type="float" office:value="1251.4">
            <text:p>1251.4</text:p>
          </table:table-cell>
          <table:table-cell table:formula="of:=[.Z187]*1000000" office:value-type="float" office:value="20.253">
            <text:p>20.253</text:p>
          </table:table-cell>
          <table:table-cell table:formula="of:=[.AA187]*1000000" office:value-type="float" office:value="0">
            <text:p>0</text:p>
          </table:table-cell>
          <table:table-cell table:formula="of:=[.AB187]*1000000" office:value-type="float" office:value="3.6089E-015">
            <text:p>3.6089E-015</text:p>
          </table:table-cell>
          <table:table-cell table:formula="of:=[.AC187]*1000000" office:value-type="float" office:value="0.0000000000096971">
            <text:p>9.6971E-012</text:p>
          </table:table-cell>
          <table:table-cell table:style-name="ce1" office:value-type="string">
            <text:p>8.7005e-05</text:p>
          </table:table-cell>
          <table:table-cell table:style-name="ce1" office:value-type="string">
            <text:p>2.8266e-05</text:p>
          </table:table-cell>
          <table:table-cell office:value-type="float" office:value="0.0012514">
            <text:p>0.0012514</text:p>
          </table:table-cell>
          <table:table-cell table:style-name="ce1" office:value-type="string">
            <text:p>1.3789e-06</text:p>
          </table:table-cell>
          <table:table-cell table:style-name="ce1" office:value-type="string">
            <text:p>4.1544e-08</text:p>
          </table:table-cell>
          <table:table-cell table:style-name="ce1" office:value-type="string">
            <text:p>4.0047e-52</text:p>
          </table:table-cell>
          <table:table-cell table:style-name="ce1" office:value-type="string">
            <text:p>9.6972e-18</text:p>
          </table:table-cell>
          <table:table-cell table:style-name="ce1" office:value-type="string">
            <text:p>8.7004e-05</text:p>
          </table:table-cell>
          <table:table-cell table:style-name="ce1" office:value-type="string">
            <text:p>2.8263e-05</text:p>
          </table:table-cell>
          <table:table-cell office:value-type="float" office:value="0.0012514">
            <text:p>0.0012514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3.6089e-21</text:p>
          </table:table-cell>
          <table:table-cell table:style-name="ce1" office:value-type="string">
            <text:p>9.6971e-18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P188]*1000000" office:value-type="float" office:value="85.932">
            <text:p>85.932</text:p>
          </table:table-cell>
          <table:table-cell table:formula="of:=[.Q188]*1000000" office:value-type="float" office:value="27.903">
            <text:p>27.903</text:p>
          </table:table-cell>
          <table:table-cell table:formula="of:=[.R188]*1000000" office:value-type="float" office:value="1252.9">
            <text:p>1252.9</text:p>
          </table:table-cell>
          <table:table-cell table:formula="of:=[.S188]*1000000" office:value-type="float" office:value="1.3486">
            <text:p>1.3486</text:p>
          </table:table-cell>
          <table:table-cell table:formula="of:=[.T188]*1000000" office:value-type="float" office:value="0.041607">
            <text:p>0.041607</text:p>
          </table:table-cell>
          <table:table-cell table:formula="of:=[.U188]*1000000" office:value-type="float" office:value="2.3716E-046">
            <text:p>2.3716E-046</text:p>
          </table:table-cell>
          <table:table-cell table:formula="of:=[.V188]*1000000" office:value-type="float" office:value="0.0000000000094566">
            <text:p>9.4566E-012</text:p>
          </table:table-cell>
          <table:table-cell table:formula="of:=[.W188]*1000000" office:value-type="float" office:value="85.931">
            <text:p>85.931</text:p>
          </table:table-cell>
          <table:table-cell table:formula="of:=[.X188]*1000000" office:value-type="float" office:value="27.9">
            <text:p>27.9</text:p>
          </table:table-cell>
          <table:table-cell table:formula="of:=[.Y188]*1000000" office:value-type="float" office:value="1252.9">
            <text:p>1252.9</text:p>
          </table:table-cell>
          <table:table-cell table:formula="of:=[.Z188]*1000000" office:value-type="float" office:value="20.253">
            <text:p>20.253</text:p>
          </table:table-cell>
          <table:table-cell table:formula="of:=[.AA188]*1000000" office:value-type="float" office:value="0">
            <text:p>0</text:p>
          </table:table-cell>
          <table:table-cell table:formula="of:=[.AB188]*1000000" office:value-type="float" office:value="3.348E-015">
            <text:p>3.348E-015</text:p>
          </table:table-cell>
          <table:table-cell table:formula="of:=[.AC188]*1000000" office:value-type="float" office:value="0.0000000000094566">
            <text:p>9.4566E-012</text:p>
          </table:table-cell>
          <table:table-cell table:style-name="ce1" office:value-type="string">
            <text:p>8.5932e-05</text:p>
          </table:table-cell>
          <table:table-cell table:style-name="ce1" office:value-type="string">
            <text:p>2.7903e-05</text:p>
          </table:table-cell>
          <table:table-cell office:value-type="float" office:value="0.0012529">
            <text:p>0.0012529</text:p>
          </table:table-cell>
          <table:table-cell table:style-name="ce1" office:value-type="string">
            <text:p>1.3486e-06</text:p>
          </table:table-cell>
          <table:table-cell table:style-name="ce1" office:value-type="string">
            <text:p>4.1607e-08</text:p>
          </table:table-cell>
          <table:table-cell table:style-name="ce1" office:value-type="string">
            <text:p>2.3716e-52</text:p>
          </table:table-cell>
          <table:table-cell table:style-name="ce1" office:value-type="string">
            <text:p>9.4566e-18</text:p>
          </table:table-cell>
          <table:table-cell table:style-name="ce1" office:value-type="string">
            <text:p>8.5931e-05</text:p>
          </table:table-cell>
          <table:table-cell table:style-name="ce1" office:value-type="string">
            <text:p>2.79e-05</text:p>
          </table:table-cell>
          <table:table-cell office:value-type="float" office:value="0.0012529">
            <text:p>0.0012529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3.348e-21</text:p>
          </table:table-cell>
          <table:table-cell table:style-name="ce1" office:value-type="string">
            <text:p>9.4566e-18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P189]*1000000" office:value-type="float" office:value="84.873">
            <text:p>84.873</text:p>
          </table:table-cell>
          <table:table-cell table:formula="of:=[.Q189]*1000000" office:value-type="float" office:value="27.545">
            <text:p>27.545</text:p>
          </table:table-cell>
          <table:table-cell table:formula="of:=[.R189]*1000000" office:value-type="float" office:value="1254.3">
            <text:p>1254.3</text:p>
          </table:table-cell>
          <table:table-cell table:formula="of:=[.S189]*1000000" office:value-type="float" office:value="1.3189">
            <text:p>1.3189</text:p>
          </table:table-cell>
          <table:table-cell table:formula="of:=[.T189]*1000000" office:value-type="float" office:value="0.04167">
            <text:p>0.04167</text:p>
          </table:table-cell>
          <table:table-cell table:formula="of:=[.U189]*1000000" office:value-type="float" office:value="1.4241E-046">
            <text:p>1.4241E-046</text:p>
          </table:table-cell>
          <table:table-cell table:formula="of:=[.V189]*1000000" office:value-type="float" office:value="0.0000000000092235">
            <text:p>9.2235E-012</text:p>
          </table:table-cell>
          <table:table-cell table:formula="of:=[.W189]*1000000" office:value-type="float" office:value="84.872">
            <text:p>84.872</text:p>
          </table:table-cell>
          <table:table-cell table:formula="of:=[.X189]*1000000" office:value-type="float" office:value="27.542">
            <text:p>27.542</text:p>
          </table:table-cell>
          <table:table-cell table:formula="of:=[.Y189]*1000000" office:value-type="float" office:value="1254.3">
            <text:p>1254.3</text:p>
          </table:table-cell>
          <table:table-cell table:formula="of:=[.Z189]*1000000" office:value-type="float" office:value="20.253">
            <text:p>20.253</text:p>
          </table:table-cell>
          <table:table-cell table:formula="of:=[.AA189]*1000000" office:value-type="float" office:value="0">
            <text:p>0</text:p>
          </table:table-cell>
          <table:table-cell table:formula="of:=[.AB189]*1000000" office:value-type="float" office:value="2.5272E-015">
            <text:p>2.5272E-015</text:p>
          </table:table-cell>
          <table:table-cell table:formula="of:=[.AC189]*1000000" office:value-type="float" office:value="0.0000000000092234">
            <text:p>9.2234E-012</text:p>
          </table:table-cell>
          <table:table-cell table:style-name="ce1" office:value-type="string">
            <text:p>8.4873e-05</text:p>
          </table:table-cell>
          <table:table-cell table:style-name="ce1" office:value-type="string">
            <text:p>2.7545e-05</text:p>
          </table:table-cell>
          <table:table-cell office:value-type="float" office:value="0.0012543">
            <text:p>0.0012543</text:p>
          </table:table-cell>
          <table:table-cell table:style-name="ce1" office:value-type="string">
            <text:p>1.3189e-06</text:p>
          </table:table-cell>
          <table:table-cell table:style-name="ce1" office:value-type="string">
            <text:p>4.167e-08</text:p>
          </table:table-cell>
          <table:table-cell table:style-name="ce1" office:value-type="string">
            <text:p>1.4241e-52</text:p>
          </table:table-cell>
          <table:table-cell table:style-name="ce1" office:value-type="string">
            <text:p>9.2235e-18</text:p>
          </table:table-cell>
          <table:table-cell table:style-name="ce1" office:value-type="string">
            <text:p>8.4872e-05</text:p>
          </table:table-cell>
          <table:table-cell table:style-name="ce1" office:value-type="string">
            <text:p>2.7542e-05</text:p>
          </table:table-cell>
          <table:table-cell office:value-type="float" office:value="0.0012543">
            <text:p>0.0012543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5272e-21</text:p>
          </table:table-cell>
          <table:table-cell table:style-name="ce1" office:value-type="string">
            <text:p>9.2234e-18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P190]*1000000" office:value-type="float" office:value="83.829">
            <text:p>83.829</text:p>
          </table:table-cell>
          <table:table-cell table:formula="of:=[.Q190]*1000000" office:value-type="float" office:value="27.191">
            <text:p>27.191</text:p>
          </table:table-cell>
          <table:table-cell table:formula="of:=[.R190]*1000000" office:value-type="float" office:value="1255.8">
            <text:p>1255.8</text:p>
          </table:table-cell>
          <table:table-cell table:formula="of:=[.S190]*1000000" office:value-type="float" office:value="1.2898">
            <text:p>1.2898</text:p>
          </table:table-cell>
          <table:table-cell table:formula="of:=[.T190]*1000000" office:value-type="float" office:value="0.041733">
            <text:p>0.041733</text:p>
          </table:table-cell>
          <table:table-cell table:formula="of:=[.U190]*1000000" office:value-type="float" office:value="8.6547E-047">
            <text:p>8.6547E-047</text:p>
          </table:table-cell>
          <table:table-cell table:formula="of:=[.V190]*1000000" office:value-type="float" office:value="0.0000000000089974">
            <text:p>8.9974E-012</text:p>
          </table:table-cell>
          <table:table-cell table:formula="of:=[.W190]*1000000" office:value-type="float" office:value="83.828">
            <text:p>83.828</text:p>
          </table:table-cell>
          <table:table-cell table:formula="of:=[.X190]*1000000" office:value-type="float" office:value="27.188">
            <text:p>27.188</text:p>
          </table:table-cell>
          <table:table-cell table:formula="of:=[.Y190]*1000000" office:value-type="float" office:value="1255.7">
            <text:p>1255.7</text:p>
          </table:table-cell>
          <table:table-cell table:formula="of:=[.Z190]*1000000" office:value-type="float" office:value="20.253">
            <text:p>20.253</text:p>
          </table:table-cell>
          <table:table-cell table:formula="of:=[.AA190]*1000000" office:value-type="float" office:value="0">
            <text:p>0</text:p>
          </table:table-cell>
          <table:table-cell table:formula="of:=[.AB190]*1000000" office:value-type="float" office:value="1.2932E-015">
            <text:p>1.2932E-015</text:p>
          </table:table-cell>
          <table:table-cell table:formula="of:=[.AC190]*1000000" office:value-type="float" office:value="0.0000000000089973">
            <text:p>8.9973E-012</text:p>
          </table:table-cell>
          <table:table-cell table:style-name="ce1" office:value-type="string">
            <text:p>8.3829e-05</text:p>
          </table:table-cell>
          <table:table-cell table:style-name="ce1" office:value-type="string">
            <text:p>2.7191e-05</text:p>
          </table:table-cell>
          <table:table-cell office:value-type="float" office:value="0.0012558">
            <text:p>0.0012558</text:p>
          </table:table-cell>
          <table:table-cell table:style-name="ce1" office:value-type="string">
            <text:p>1.2898e-06</text:p>
          </table:table-cell>
          <table:table-cell table:style-name="ce1" office:value-type="string">
            <text:p>4.1733e-08</text:p>
          </table:table-cell>
          <table:table-cell table:style-name="ce1" office:value-type="string">
            <text:p>8.6547e-53</text:p>
          </table:table-cell>
          <table:table-cell table:style-name="ce1" office:value-type="string">
            <text:p>8.9974e-18</text:p>
          </table:table-cell>
          <table:table-cell table:style-name="ce1" office:value-type="string">
            <text:p>8.3828e-05</text:p>
          </table:table-cell>
          <table:table-cell table:style-name="ce1" office:value-type="string">
            <text:p>2.7188e-05</text:p>
          </table:table-cell>
          <table:table-cell office:value-type="float" office:value="0.0012557">
            <text:p>0.0012557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2932e-21</text:p>
          </table:table-cell>
          <table:table-cell table:style-name="ce1" office:value-type="string">
            <text:p>8.9973e-18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P191]*1000000" office:value-type="float" office:value="82.799">
            <text:p>82.799</text:p>
          </table:table-cell>
          <table:table-cell table:formula="of:=[.Q191]*1000000" office:value-type="float" office:value="26.841">
            <text:p>26.841</text:p>
          </table:table-cell>
          <table:table-cell table:formula="of:=[.R191]*1000000" office:value-type="float" office:value="1257.2">
            <text:p>1257.2</text:p>
          </table:table-cell>
          <table:table-cell table:formula="of:=[.S191]*1000000" office:value-type="float" office:value="1.2612">
            <text:p>1.2612</text:p>
          </table:table-cell>
          <table:table-cell table:formula="of:=[.T191]*1000000" office:value-type="float" office:value="0.041796">
            <text:p>0.041796</text:p>
          </table:table-cell>
          <table:table-cell table:formula="of:=[.U191]*1000000" office:value-type="float" office:value="5.3163E-047">
            <text:p>5.3163E-047</text:p>
          </table:table-cell>
          <table:table-cell table:formula="of:=[.V191]*1000000" office:value-type="float" office:value="0.0000000000087783">
            <text:p>8.7783E-012</text:p>
          </table:table-cell>
          <table:table-cell table:formula="of:=[.W191]*1000000" office:value-type="float" office:value="82.798">
            <text:p>82.798</text:p>
          </table:table-cell>
          <table:table-cell table:formula="of:=[.X191]*1000000" office:value-type="float" office:value="26.838">
            <text:p>26.838</text:p>
          </table:table-cell>
          <table:table-cell table:formula="of:=[.Y191]*1000000" office:value-type="float" office:value="1257.1">
            <text:p>1257.1</text:p>
          </table:table-cell>
          <table:table-cell table:formula="of:=[.Z191]*1000000" office:value-type="float" office:value="20.253">
            <text:p>20.253</text:p>
          </table:table-cell>
          <table:table-cell table:formula="of:=[.AA191]*1000000" office:value-type="float" office:value="0">
            <text:p>0</text:p>
          </table:table-cell>
          <table:table-cell table:formula="of:=[.AB191]*1000000" office:value-type="float" office:value="4.5193E-016">
            <text:p>4.5193E-016</text:p>
          </table:table-cell>
          <table:table-cell table:formula="of:=[.AC191]*1000000" office:value-type="float" office:value="0.0000000000087782">
            <text:p>8.7782E-012</text:p>
          </table:table-cell>
          <table:table-cell table:style-name="ce1" office:value-type="string">
            <text:p>8.2799e-05</text:p>
          </table:table-cell>
          <table:table-cell table:style-name="ce1" office:value-type="string">
            <text:p>2.6841e-05</text:p>
          </table:table-cell>
          <table:table-cell office:value-type="float" office:value="0.0012572">
            <text:p>0.0012572</text:p>
          </table:table-cell>
          <table:table-cell table:style-name="ce1" office:value-type="string">
            <text:p>1.2612e-06</text:p>
          </table:table-cell>
          <table:table-cell table:style-name="ce1" office:value-type="string">
            <text:p>4.1796e-08</text:p>
          </table:table-cell>
          <table:table-cell table:style-name="ce1" office:value-type="string">
            <text:p>5.3163e-53</text:p>
          </table:table-cell>
          <table:table-cell table:style-name="ce1" office:value-type="string">
            <text:p>8.7783e-18</text:p>
          </table:table-cell>
          <table:table-cell table:style-name="ce1" office:value-type="string">
            <text:p>8.2798e-05</text:p>
          </table:table-cell>
          <table:table-cell table:style-name="ce1" office:value-type="string">
            <text:p>2.6838e-05</text:p>
          </table:table-cell>
          <table:table-cell office:value-type="float" office:value="0.0012571">
            <text:p>0.0012571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4.5193e-22</text:p>
          </table:table-cell>
          <table:table-cell table:style-name="ce1" office:value-type="string">
            <text:p>8.7782e-18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P192]*1000000" office:value-type="float" office:value="81.783">
            <text:p>81.783</text:p>
          </table:table-cell>
          <table:table-cell table:formula="of:=[.Q192]*1000000" office:value-type="float" office:value="26.496">
            <text:p>26.496</text:p>
          </table:table-cell>
          <table:table-cell table:formula="of:=[.R192]*1000000" office:value-type="float" office:value="1258.5">
            <text:p>1258.5</text:p>
          </table:table-cell>
          <table:table-cell table:formula="of:=[.S192]*1000000" office:value-type="float" office:value="1.2332">
            <text:p>1.2332</text:p>
          </table:table-cell>
          <table:table-cell table:formula="of:=[.T192]*1000000" office:value-type="float" office:value="0.04186">
            <text:p>0.04186</text:p>
          </table:table-cell>
          <table:table-cell table:formula="of:=[.U192]*1000000" office:value-type="float" office:value="3.2974E-047">
            <text:p>3.2974E-047</text:p>
          </table:table-cell>
          <table:table-cell table:formula="of:=[.V192]*1000000" office:value-type="float" office:value="0.0000000000085658">
            <text:p>8.5658E-012</text:p>
          </table:table-cell>
          <table:table-cell table:formula="of:=[.W192]*1000000" office:value-type="float" office:value="81.782">
            <text:p>81.782</text:p>
          </table:table-cell>
          <table:table-cell table:formula="of:=[.X192]*1000000" office:value-type="float" office:value="26.493">
            <text:p>26.493</text:p>
          </table:table-cell>
          <table:table-cell table:formula="of:=[.Y192]*1000000" office:value-type="float" office:value="1258.5">
            <text:p>1258.5</text:p>
          </table:table-cell>
          <table:table-cell table:formula="of:=[.Z192]*1000000" office:value-type="float" office:value="20.253">
            <text:p>20.253</text:p>
          </table:table-cell>
          <table:table-cell table:formula="of:=[.AA192]*1000000" office:value-type="float" office:value="0">
            <text:p>0</text:p>
          </table:table-cell>
          <table:table-cell table:formula="of:=[.AB192]*1000000" office:value-type="float" office:value="1.0782E-016">
            <text:p>1.0782E-016</text:p>
          </table:table-cell>
          <table:table-cell table:formula="of:=[.AC192]*1000000" office:value-type="float" office:value="0.0000000000085657">
            <text:p>8.5657E-012</text:p>
          </table:table-cell>
          <table:table-cell table:style-name="ce1" office:value-type="string">
            <text:p>8.1783e-05</text:p>
          </table:table-cell>
          <table:table-cell table:style-name="ce1" office:value-type="string">
            <text:p>2.6496e-05</text:p>
          </table:table-cell>
          <table:table-cell office:value-type="float" office:value="0.0012585">
            <text:p>0.0012585</text:p>
          </table:table-cell>
          <table:table-cell table:style-name="ce1" office:value-type="string">
            <text:p>1.2332e-06</text:p>
          </table:table-cell>
          <table:table-cell table:style-name="ce1" office:value-type="string">
            <text:p>4.186e-08</text:p>
          </table:table-cell>
          <table:table-cell table:style-name="ce1" office:value-type="string">
            <text:p>3.2974e-53</text:p>
          </table:table-cell>
          <table:table-cell table:style-name="ce1" office:value-type="string">
            <text:p>8.5658e-18</text:p>
          </table:table-cell>
          <table:table-cell table:style-name="ce1" office:value-type="string">
            <text:p>8.1782e-05</text:p>
          </table:table-cell>
          <table:table-cell table:style-name="ce1" office:value-type="string">
            <text:p>2.6493e-05</text:p>
          </table:table-cell>
          <table:table-cell office:value-type="float" office:value="0.0012585">
            <text:p>0.0012585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0782e-22</text:p>
          </table:table-cell>
          <table:table-cell table:style-name="ce1" office:value-type="string">
            <text:p>8.5657e-18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P193]*1000000" office:value-type="float" office:value="80.78">
            <text:p>80.78</text:p>
          </table:table-cell>
          <table:table-cell table:formula="of:=[.Q193]*1000000" office:value-type="float" office:value="26.156">
            <text:p>26.156</text:p>
          </table:table-cell>
          <table:table-cell table:formula="of:=[.R193]*1000000" office:value-type="float" office:value="1259.9">
            <text:p>1259.9</text:p>
          </table:table-cell>
          <table:table-cell table:formula="of:=[.S193]*1000000" office:value-type="float" office:value="1.2058">
            <text:p>1.2058</text:p>
          </table:table-cell>
          <table:table-cell table:formula="of:=[.T193]*1000000" office:value-type="float" office:value="0.041923">
            <text:p>0.041923</text:p>
          </table:table-cell>
          <table:table-cell table:formula="of:=[.U193]*1000000" office:value-type="float" office:value="2.0636E-047">
            <text:p>2.0636E-047</text:p>
          </table:table-cell>
          <table:table-cell table:formula="of:=[.V193]*1000000" office:value-type="float" office:value="0.0000000000083599">
            <text:p>8.3599E-012</text:p>
          </table:table-cell>
          <table:table-cell table:formula="of:=[.W193]*1000000" office:value-type="float" office:value="80.779">
            <text:p>80.779</text:p>
          </table:table-cell>
          <table:table-cell table:formula="of:=[.X193]*1000000" office:value-type="float" office:value="26.153">
            <text:p>26.153</text:p>
          </table:table-cell>
          <table:table-cell table:formula="of:=[.Y193]*1000000" office:value-type="float" office:value="1259.9">
            <text:p>1259.9</text:p>
          </table:table-cell>
          <table:table-cell table:formula="of:=[.Z193]*1000000" office:value-type="float" office:value="20.253">
            <text:p>20.253</text:p>
          </table:table-cell>
          <table:table-cell table:formula="of:=[.AA193]*1000000" office:value-type="float" office:value="0">
            <text:p>0</text:p>
          </table:table-cell>
          <table:table-cell table:formula="of:=[.AB193]*1000000" office:value-type="float" office:value="1.8196E-017">
            <text:p>1.8196E-017</text:p>
          </table:table-cell>
          <table:table-cell table:formula="of:=[.AC193]*1000000" office:value-type="float" office:value="0.0000000000083598">
            <text:p>8.3598E-012</text:p>
          </table:table-cell>
          <table:table-cell table:style-name="ce1" office:value-type="string">
            <text:p>8.078e-05</text:p>
          </table:table-cell>
          <table:table-cell table:style-name="ce1" office:value-type="string">
            <text:p>2.6156e-05</text:p>
          </table:table-cell>
          <table:table-cell office:value-type="float" office:value="0.0012599">
            <text:p>0.0012599</text:p>
          </table:table-cell>
          <table:table-cell table:style-name="ce1" office:value-type="string">
            <text:p>1.2058e-06</text:p>
          </table:table-cell>
          <table:table-cell table:style-name="ce1" office:value-type="string">
            <text:p>4.1923e-08</text:p>
          </table:table-cell>
          <table:table-cell table:style-name="ce1" office:value-type="string">
            <text:p>2.0636e-53</text:p>
          </table:table-cell>
          <table:table-cell table:style-name="ce1" office:value-type="string">
            <text:p>8.3599e-18</text:p>
          </table:table-cell>
          <table:table-cell table:style-name="ce1" office:value-type="string">
            <text:p>8.0779e-05</text:p>
          </table:table-cell>
          <table:table-cell table:style-name="ce1" office:value-type="string">
            <text:p>2.6153e-05</text:p>
          </table:table-cell>
          <table:table-cell office:value-type="float" office:value="0.0012599">
            <text:p>0.0012599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8196e-23</text:p>
          </table:table-cell>
          <table:table-cell table:style-name="ce1" office:value-type="string">
            <text:p>8.3598e-18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P194]*1000000" office:value-type="float" office:value="79.792">
            <text:p>79.792</text:p>
          </table:table-cell>
          <table:table-cell table:formula="of:=[.Q194]*1000000" office:value-type="float" office:value="25.82">
            <text:p>25.82</text:p>
          </table:table-cell>
          <table:table-cell table:formula="of:=[.R194]*1000000" office:value-type="float" office:value="1261.2">
            <text:p>1261.2</text:p>
          </table:table-cell>
          <table:table-cell table:formula="of:=[.S194]*1000000" office:value-type="float" office:value="1.1789">
            <text:p>1.1789</text:p>
          </table:table-cell>
          <table:table-cell table:formula="of:=[.T194]*1000000" office:value-type="float" office:value="0.041986">
            <text:p>0.041986</text:p>
          </table:table-cell>
          <table:table-cell table:formula="of:=[.U194]*1000000" office:value-type="float" office:value="1.3022E-047">
            <text:p>1.3022E-047</text:p>
          </table:table-cell>
          <table:table-cell table:formula="of:=[.V194]*1000000" office:value-type="float" office:value="0.0000000000081602">
            <text:p>8.1602E-012</text:p>
          </table:table-cell>
          <table:table-cell table:formula="of:=[.W194]*1000000" office:value-type="float" office:value="79.791">
            <text:p>79.791</text:p>
          </table:table-cell>
          <table:table-cell table:formula="of:=[.X194]*1000000" office:value-type="float" office:value="25.817">
            <text:p>25.817</text:p>
          </table:table-cell>
          <table:table-cell table:formula="of:=[.Y194]*1000000" office:value-type="float" office:value="1261.2">
            <text:p>1261.2</text:p>
          </table:table-cell>
          <table:table-cell table:formula="of:=[.Z194]*1000000" office:value-type="float" office:value="20.253">
            <text:p>20.253</text:p>
          </table:table-cell>
          <table:table-cell table:formula="of:=[.AA194]*1000000" office:value-type="float" office:value="0">
            <text:p>0</text:p>
          </table:table-cell>
          <table:table-cell table:formula="of:=[.AB194]*1000000" office:value-type="float" office:value="2.566E-018">
            <text:p>2.566E-018</text:p>
          </table:table-cell>
          <table:table-cell table:formula="of:=[.AC194]*1000000" office:value-type="float" office:value="0.0000000000081601">
            <text:p>8.1601E-012</text:p>
          </table:table-cell>
          <table:table-cell table:style-name="ce1" office:value-type="string">
            <text:p>7.9792e-05</text:p>
          </table:table-cell>
          <table:table-cell table:style-name="ce1" office:value-type="string">
            <text:p>2.582e-05</text:p>
          </table:table-cell>
          <table:table-cell office:value-type="float" office:value="0.0012612">
            <text:p>0.0012612</text:p>
          </table:table-cell>
          <table:table-cell table:style-name="ce1" office:value-type="string">
            <text:p>1.1789e-06</text:p>
          </table:table-cell>
          <table:table-cell table:style-name="ce1" office:value-type="string">
            <text:p>4.1986e-08</text:p>
          </table:table-cell>
          <table:table-cell table:style-name="ce1" office:value-type="string">
            <text:p>1.3022e-53</text:p>
          </table:table-cell>
          <table:table-cell table:style-name="ce1" office:value-type="string">
            <text:p>8.1602e-18</text:p>
          </table:table-cell>
          <table:table-cell table:style-name="ce1" office:value-type="string">
            <text:p>7.9791e-05</text:p>
          </table:table-cell>
          <table:table-cell table:style-name="ce1" office:value-type="string">
            <text:p>2.5817e-05</text:p>
          </table:table-cell>
          <table:table-cell office:value-type="float" office:value="0.0012612">
            <text:p>0.0012612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566e-24</text:p>
          </table:table-cell>
          <table:table-cell table:style-name="ce1" office:value-type="string">
            <text:p>8.1601e-18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P195]*1000000" office:value-type="float" office:value="78.817">
            <text:p>78.817</text:p>
          </table:table-cell>
          <table:table-cell table:formula="of:=[.Q195]*1000000" office:value-type="float" office:value="25.488">
            <text:p>25.488</text:p>
          </table:table-cell>
          <table:table-cell table:formula="of:=[.R195]*1000000" office:value-type="float" office:value="1262.6">
            <text:p>1262.6</text:p>
          </table:table-cell>
          <table:table-cell table:formula="of:=[.S195]*1000000" office:value-type="float" office:value="1.1526">
            <text:p>1.1526</text:p>
          </table:table-cell>
          <table:table-cell table:formula="of:=[.T195]*1000000" office:value-type="float" office:value="0.04205">
            <text:p>0.04205</text:p>
          </table:table-cell>
          <table:table-cell table:formula="of:=[.U195]*1000000" office:value-type="float" office:value="8.2823E-048">
            <text:p>8.2823E-048</text:p>
          </table:table-cell>
          <table:table-cell table:formula="of:=[.V195]*1000000" office:value-type="float" office:value="0.0000000000079666">
            <text:p>7.9666E-012</text:p>
          </table:table-cell>
          <table:table-cell table:formula="of:=[.W195]*1000000" office:value-type="float" office:value="78.816">
            <text:p>78.816</text:p>
          </table:table-cell>
          <table:table-cell table:formula="of:=[.X195]*1000000" office:value-type="float" office:value="25.485">
            <text:p>25.485</text:p>
          </table:table-cell>
          <table:table-cell table:formula="of:=[.Y195]*1000000" office:value-type="float" office:value="1262.5">
            <text:p>1262.5</text:p>
          </table:table-cell>
          <table:table-cell table:formula="of:=[.Z195]*1000000" office:value-type="float" office:value="20.253">
            <text:p>20.253</text:p>
          </table:table-cell>
          <table:table-cell table:formula="of:=[.AA195]*1000000" office:value-type="float" office:value="0">
            <text:p>0</text:p>
          </table:table-cell>
          <table:table-cell table:formula="of:=[.AB195]*1000000" office:value-type="float" office:value="4.1207E-019">
            <text:p>4.1207E-019</text:p>
          </table:table-cell>
          <table:table-cell table:formula="of:=[.AC195]*1000000" office:value-type="float" office:value="0.0000000000079666">
            <text:p>7.9666E-012</text:p>
          </table:table-cell>
          <table:table-cell table:style-name="ce1" office:value-type="string">
            <text:p>7.8817e-05</text:p>
          </table:table-cell>
          <table:table-cell table:style-name="ce1" office:value-type="string">
            <text:p>2.5488e-05</text:p>
          </table:table-cell>
          <table:table-cell office:value-type="float" office:value="0.0012626">
            <text:p>0.0012626</text:p>
          </table:table-cell>
          <table:table-cell table:style-name="ce1" office:value-type="string">
            <text:p>1.1526e-06</text:p>
          </table:table-cell>
          <table:table-cell table:style-name="ce1" office:value-type="string">
            <text:p>4.205e-08</text:p>
          </table:table-cell>
          <table:table-cell table:style-name="ce1" office:value-type="string">
            <text:p>8.2823e-54</text:p>
          </table:table-cell>
          <table:table-cell table:style-name="ce1" office:value-type="string">
            <text:p>7.9666e-18</text:p>
          </table:table-cell>
          <table:table-cell table:style-name="ce1" office:value-type="string">
            <text:p>7.8816e-05</text:p>
          </table:table-cell>
          <table:table-cell table:style-name="ce1" office:value-type="string">
            <text:p>2.5485e-05</text:p>
          </table:table-cell>
          <table:table-cell office:value-type="float" office:value="0.0012625">
            <text:p>0.0012625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4.1207e-25</text:p>
          </table:table-cell>
          <table:table-cell table:style-name="ce1" office:value-type="string">
            <text:p>7.9666e-18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P196]*1000000" office:value-type="float" office:value="77.855">
            <text:p>77.855</text:p>
          </table:table-cell>
          <table:table-cell table:formula="of:=[.Q196]*1000000" office:value-type="float" office:value="25.16">
            <text:p>25.16</text:p>
          </table:table-cell>
          <table:table-cell table:formula="of:=[.R196]*1000000" office:value-type="float" office:value="1263.9">
            <text:p>1263.9</text:p>
          </table:table-cell>
          <table:table-cell table:formula="of:=[.S196]*1000000" office:value-type="float" office:value="1.1268">
            <text:p>1.1268</text:p>
          </table:table-cell>
          <table:table-cell table:formula="of:=[.T196]*1000000" office:value-type="float" office:value="0.042113">
            <text:p>0.042113</text:p>
          </table:table-cell>
          <table:table-cell table:formula="of:=[.U196]*1000000" office:value-type="float" office:value="5.3068E-048">
            <text:p>5.3068E-048</text:p>
          </table:table-cell>
          <table:table-cell table:formula="of:=[.V196]*1000000" office:value-type="float" office:value="0.000000000007779">
            <text:p>7.779E-012</text:p>
          </table:table-cell>
          <table:table-cell table:formula="of:=[.W196]*1000000" office:value-type="float" office:value="77.854">
            <text:p>77.854</text:p>
          </table:table-cell>
          <table:table-cell table:formula="of:=[.X196]*1000000" office:value-type="float" office:value="25.157">
            <text:p>25.157</text:p>
          </table:table-cell>
          <table:table-cell table:formula="of:=[.Y196]*1000000" office:value-type="float" office:value="1263.8">
            <text:p>1263.8</text:p>
          </table:table-cell>
          <table:table-cell table:formula="of:=[.Z196]*1000000" office:value-type="float" office:value="20.253">
            <text:p>20.253</text:p>
          </table:table-cell>
          <table:table-cell table:formula="of:=[.AA196]*1000000" office:value-type="float" office:value="0">
            <text:p>0</text:p>
          </table:table-cell>
          <table:table-cell table:formula="of:=[.AB196]*1000000" office:value-type="float" office:value="8.3479E-020">
            <text:p>8.3479E-020</text:p>
          </table:table-cell>
          <table:table-cell table:formula="of:=[.AC196]*1000000" office:value-type="float" office:value="0.000000000007779">
            <text:p>7.779E-012</text:p>
          </table:table-cell>
          <table:table-cell table:style-name="ce1" office:value-type="string">
            <text:p>7.7855e-05</text:p>
          </table:table-cell>
          <table:table-cell table:style-name="ce1" office:value-type="string">
            <text:p>2.516e-05</text:p>
          </table:table-cell>
          <table:table-cell office:value-type="float" office:value="0.0012639">
            <text:p>0.0012639</text:p>
          </table:table-cell>
          <table:table-cell table:style-name="ce1" office:value-type="string">
            <text:p>1.1268e-06</text:p>
          </table:table-cell>
          <table:table-cell table:style-name="ce1" office:value-type="string">
            <text:p>4.2113e-08</text:p>
          </table:table-cell>
          <table:table-cell table:style-name="ce1" office:value-type="string">
            <text:p>5.3068e-54</text:p>
          </table:table-cell>
          <table:table-cell table:style-name="ce1" office:value-type="string">
            <text:p>7.779e-18</text:p>
          </table:table-cell>
          <table:table-cell table:style-name="ce1" office:value-type="string">
            <text:p>7.7854e-05</text:p>
          </table:table-cell>
          <table:table-cell table:style-name="ce1" office:value-type="string">
            <text:p>2.5157e-05</text:p>
          </table:table-cell>
          <table:table-cell office:value-type="float" office:value="0.0012638">
            <text:p>0.0012638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8.3479e-26</text:p>
          </table:table-cell>
          <table:table-cell table:style-name="ce1" office:value-type="string">
            <text:p>7.779e-18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P197]*1000000" office:value-type="float" office:value="76.906">
            <text:p>76.906</text:p>
          </table:table-cell>
          <table:table-cell table:formula="of:=[.Q197]*1000000" office:value-type="float" office:value="24.837">
            <text:p>24.837</text:p>
          </table:table-cell>
          <table:table-cell table:formula="of:=[.R197]*1000000" office:value-type="float" office:value="1265.2">
            <text:p>1265.2</text:p>
          </table:table-cell>
          <table:table-cell table:formula="of:=[.S197]*1000000" office:value-type="float" office:value="1.1015">
            <text:p>1.1015</text:p>
          </table:table-cell>
          <table:table-cell table:formula="of:=[.T197]*1000000" office:value-type="float" office:value="0.042177">
            <text:p>0.042177</text:p>
          </table:table-cell>
          <table:table-cell table:formula="of:=[.U197]*1000000" office:value-type="float" office:value="3.4245E-048">
            <text:p>3.4245E-048</text:p>
          </table:table-cell>
          <table:table-cell table:formula="of:=[.V197]*1000000" office:value-type="float" office:value="0.0000000000075971">
            <text:p>7.5971E-012</text:p>
          </table:table-cell>
          <table:table-cell table:formula="of:=[.W197]*1000000" office:value-type="float" office:value="76.905">
            <text:p>76.905</text:p>
          </table:table-cell>
          <table:table-cell table:formula="of:=[.X197]*1000000" office:value-type="float" office:value="24.834">
            <text:p>24.834</text:p>
          </table:table-cell>
          <table:table-cell table:formula="of:=[.Y197]*1000000" office:value-type="float" office:value="1265.1">
            <text:p>1265.1</text:p>
          </table:table-cell>
          <table:table-cell table:formula="of:=[.Z197]*1000000" office:value-type="float" office:value="20.253">
            <text:p>20.253</text:p>
          </table:table-cell>
          <table:table-cell table:formula="of:=[.AA197]*1000000" office:value-type="float" office:value="0">
            <text:p>0</text:p>
          </table:table-cell>
          <table:table-cell table:formula="of:=[.AB197]*1000000" office:value-type="float" office:value="1.6856E-020">
            <text:p>1.6856E-020</text:p>
          </table:table-cell>
          <table:table-cell table:formula="of:=[.AC197]*1000000" office:value-type="float" office:value="0.0000000000075971">
            <text:p>7.5971E-012</text:p>
          </table:table-cell>
          <table:table-cell table:style-name="ce1" office:value-type="string">
            <text:p>7.6906e-05</text:p>
          </table:table-cell>
          <table:table-cell table:style-name="ce1" office:value-type="string">
            <text:p>2.4837e-05</text:p>
          </table:table-cell>
          <table:table-cell office:value-type="float" office:value="0.0012652">
            <text:p>0.0012652</text:p>
          </table:table-cell>
          <table:table-cell table:style-name="ce1" office:value-type="string">
            <text:p>1.1015e-06</text:p>
          </table:table-cell>
          <table:table-cell table:style-name="ce1" office:value-type="string">
            <text:p>4.2177e-08</text:p>
          </table:table-cell>
          <table:table-cell table:style-name="ce1" office:value-type="string">
            <text:p>3.4245e-54</text:p>
          </table:table-cell>
          <table:table-cell table:style-name="ce1" office:value-type="string">
            <text:p>7.5971e-18</text:p>
          </table:table-cell>
          <table:table-cell table:style-name="ce1" office:value-type="string">
            <text:p>7.6905e-05</text:p>
          </table:table-cell>
          <table:table-cell table:style-name="ce1" office:value-type="string">
            <text:p>2.4834e-05</text:p>
          </table:table-cell>
          <table:table-cell office:value-type="float" office:value="0.0012651">
            <text:p>0.0012651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6856e-26</text:p>
          </table:table-cell>
          <table:table-cell table:style-name="ce1" office:value-type="string">
            <text:p>7.5971e-18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P198]*1000000" office:value-type="float" office:value="75.97">
            <text:p>75.97</text:p>
          </table:table-cell>
          <table:table-cell table:formula="of:=[.Q198]*1000000" office:value-type="float" office:value="24.518">
            <text:p>24.518</text:p>
          </table:table-cell>
          <table:table-cell table:formula="of:=[.R198]*1000000" office:value-type="float" office:value="1266.4">
            <text:p>1266.4</text:p>
          </table:table-cell>
          <table:table-cell table:formula="of:=[.S198]*1000000" office:value-type="float" office:value="1.0768">
            <text:p>1.0768</text:p>
          </table:table-cell>
          <table:table-cell table:formula="of:=[.T198]*1000000" office:value-type="float" office:value="0.04224">
            <text:p>0.04224</text:p>
          </table:table-cell>
          <table:table-cell table:formula="of:=[.U198]*1000000" office:value-type="float" office:value="2.2248E-048">
            <text:p>2.2248E-048</text:p>
          </table:table-cell>
          <table:table-cell table:formula="of:=[.V198]*1000000" office:value-type="float" office:value="0.0000000000074208">
            <text:p>7.4208E-012</text:p>
          </table:table-cell>
          <table:table-cell table:formula="of:=[.W198]*1000000" office:value-type="float" office:value="75.969">
            <text:p>75.969</text:p>
          </table:table-cell>
          <table:table-cell table:formula="of:=[.X198]*1000000" office:value-type="float" office:value="24.515">
            <text:p>24.515</text:p>
          </table:table-cell>
          <table:table-cell table:formula="of:=[.Y198]*1000000" office:value-type="float" office:value="1266.4">
            <text:p>1266.4</text:p>
          </table:table-cell>
          <table:table-cell table:formula="of:=[.Z198]*1000000" office:value-type="float" office:value="20.253">
            <text:p>20.253</text:p>
          </table:table-cell>
          <table:table-cell table:formula="of:=[.AA198]*1000000" office:value-type="float" office:value="0">
            <text:p>0</text:p>
          </table:table-cell>
          <table:table-cell table:formula="of:=[.AB198]*1000000" office:value-type="float" office:value="3.0969E-021">
            <text:p>3.0969E-021</text:p>
          </table:table-cell>
          <table:table-cell table:formula="of:=[.AC198]*1000000" office:value-type="float" office:value="0.0000000000074207">
            <text:p>7.4207E-012</text:p>
          </table:table-cell>
          <table:table-cell table:style-name="ce1" office:value-type="string">
            <text:p>7.597e-05</text:p>
          </table:table-cell>
          <table:table-cell table:style-name="ce1" office:value-type="string">
            <text:p>2.4518e-05</text:p>
          </table:table-cell>
          <table:table-cell office:value-type="float" office:value="0.0012664">
            <text:p>0.0012664</text:p>
          </table:table-cell>
          <table:table-cell table:style-name="ce1" office:value-type="string">
            <text:p>1.0768e-06</text:p>
          </table:table-cell>
          <table:table-cell table:style-name="ce1" office:value-type="string">
            <text:p>4.224e-08</text:p>
          </table:table-cell>
          <table:table-cell table:style-name="ce1" office:value-type="string">
            <text:p>2.2248e-54</text:p>
          </table:table-cell>
          <table:table-cell table:style-name="ce1" office:value-type="string">
            <text:p>7.4208e-18</text:p>
          </table:table-cell>
          <table:table-cell table:style-name="ce1" office:value-type="string">
            <text:p>7.5969e-05</text:p>
          </table:table-cell>
          <table:table-cell table:style-name="ce1" office:value-type="string">
            <text:p>2.4515e-05</text:p>
          </table:table-cell>
          <table:table-cell office:value-type="float" office:value="0.0012664">
            <text:p>0.0012664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3.0969e-27</text:p>
          </table:table-cell>
          <table:table-cell table:style-name="ce1" office:value-type="string">
            <text:p>7.4207e-18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P199]*1000000" office:value-type="float" office:value="75.047">
            <text:p>75.047</text:p>
          </table:table-cell>
          <table:table-cell table:formula="of:=[.Q199]*1000000" office:value-type="float" office:value="24.203">
            <text:p>24.203</text:p>
          </table:table-cell>
          <table:table-cell table:formula="of:=[.R199]*1000000" office:value-type="float" office:value="1267.7">
            <text:p>1267.7</text:p>
          </table:table-cell>
          <table:table-cell table:formula="of:=[.S199]*1000000" office:value-type="float" office:value="1.0525">
            <text:p>1.0525</text:p>
          </table:table-cell>
          <table:table-cell table:formula="of:=[.T199]*1000000" office:value-type="float" office:value="0.042304">
            <text:p>0.042304</text:p>
          </table:table-cell>
          <table:table-cell table:formula="of:=[.U199]*1000000" office:value-type="float" office:value="1.4548E-048">
            <text:p>1.4548E-048</text:p>
          </table:table-cell>
          <table:table-cell table:formula="of:=[.V199]*1000000" office:value-type="float" office:value="0.0000000000072499">
            <text:p>7.2499E-012</text:p>
          </table:table-cell>
          <table:table-cell table:formula="of:=[.W199]*1000000" office:value-type="float" office:value="75.046">
            <text:p>75.046</text:p>
          </table:table-cell>
          <table:table-cell table:formula="of:=[.X199]*1000000" office:value-type="float" office:value="24.2">
            <text:p>24.2</text:p>
          </table:table-cell>
          <table:table-cell table:formula="of:=[.Y199]*1000000" office:value-type="float" office:value="1267.7">
            <text:p>1267.7</text:p>
          </table:table-cell>
          <table:table-cell table:formula="of:=[.Z199]*1000000" office:value-type="float" office:value="20.253">
            <text:p>20.253</text:p>
          </table:table-cell>
          <table:table-cell table:formula="of:=[.AA199]*1000000" office:value-type="float" office:value="0">
            <text:p>0</text:p>
          </table:table-cell>
          <table:table-cell table:formula="of:=[.AB199]*1000000" office:value-type="float" office:value="1.0407E-021">
            <text:p>1.0407E-021</text:p>
          </table:table-cell>
          <table:table-cell table:formula="of:=[.AC199]*1000000" office:value-type="float" office:value="0.0000000000072498">
            <text:p>7.2498E-012</text:p>
          </table:table-cell>
          <table:table-cell table:style-name="ce1" office:value-type="string">
            <text:p>7.5047e-05</text:p>
          </table:table-cell>
          <table:table-cell table:style-name="ce1" office:value-type="string">
            <text:p>2.4203e-05</text:p>
          </table:table-cell>
          <table:table-cell office:value-type="float" office:value="0.0012677">
            <text:p>0.0012677</text:p>
          </table:table-cell>
          <table:table-cell table:style-name="ce1" office:value-type="string">
            <text:p>1.0525e-06</text:p>
          </table:table-cell>
          <table:table-cell table:style-name="ce1" office:value-type="string">
            <text:p>4.2304e-08</text:p>
          </table:table-cell>
          <table:table-cell table:style-name="ce1" office:value-type="string">
            <text:p>1.4548e-54</text:p>
          </table:table-cell>
          <table:table-cell table:style-name="ce1" office:value-type="string">
            <text:p>7.2499e-18</text:p>
          </table:table-cell>
          <table:table-cell table:style-name="ce1" office:value-type="string">
            <text:p>7.5046e-05</text:p>
          </table:table-cell>
          <table:table-cell table:style-name="ce1" office:value-type="string">
            <text:p>2.42e-05</text:p>
          </table:table-cell>
          <table:table-cell office:value-type="float" office:value="0.0012677">
            <text:p>0.0012677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0407e-27</text:p>
          </table:table-cell>
          <table:table-cell table:style-name="ce1" office:value-type="string">
            <text:p>7.2498e-18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P200]*1000000" office:value-type="float" office:value="74.136">
            <text:p>74.136</text:p>
          </table:table-cell>
          <table:table-cell table:formula="of:=[.Q200]*1000000" office:value-type="float" office:value="23.892">
            <text:p>23.892</text:p>
          </table:table-cell>
          <table:table-cell table:formula="of:=[.R200]*1000000" office:value-type="float" office:value="1268.9">
            <text:p>1268.9</text:p>
          </table:table-cell>
          <table:table-cell table:formula="of:=[.S200]*1000000" office:value-type="float" office:value="1.0288">
            <text:p>1.0288</text:p>
          </table:table-cell>
          <table:table-cell table:formula="of:=[.T200]*1000000" office:value-type="float" office:value="0.042368">
            <text:p>0.042368</text:p>
          </table:table-cell>
          <table:table-cell table:formula="of:=[.U200]*1000000" office:value-type="float" office:value="9.5736E-049">
            <text:p>9.5736E-049</text:p>
          </table:table-cell>
          <table:table-cell table:formula="of:=[.V200]*1000000" office:value-type="float" office:value="0.0000000000070842">
            <text:p>7.0842E-012</text:p>
          </table:table-cell>
          <table:table-cell table:formula="of:=[.W200]*1000000" office:value-type="float" office:value="74.135">
            <text:p>74.135</text:p>
          </table:table-cell>
          <table:table-cell table:formula="of:=[.X200]*1000000" office:value-type="float" office:value="23.889">
            <text:p>23.889</text:p>
          </table:table-cell>
          <table:table-cell table:formula="of:=[.Y200]*1000000" office:value-type="float" office:value="1268.9">
            <text:p>1268.9</text:p>
          </table:table-cell>
          <table:table-cell table:formula="of:=[.Z200]*1000000" office:value-type="float" office:value="20.253">
            <text:p>20.253</text:p>
          </table:table-cell>
          <table:table-cell table:formula="of:=[.AA200]*1000000" office:value-type="float" office:value="0">
            <text:p>0</text:p>
          </table:table-cell>
          <table:table-cell table:formula="of:=[.AB200]*1000000" office:value-type="float" office:value="5.4891E-022">
            <text:p>5.4891E-022</text:p>
          </table:table-cell>
          <table:table-cell table:formula="of:=[.AC200]*1000000" office:value-type="float" office:value="0.0000000000070841">
            <text:p>7.0841E-012</text:p>
          </table:table-cell>
          <table:table-cell table:style-name="ce1" office:value-type="string">
            <text:p>7.4136e-05</text:p>
          </table:table-cell>
          <table:table-cell table:style-name="ce1" office:value-type="string">
            <text:p>2.3892e-05</text:p>
          </table:table-cell>
          <table:table-cell office:value-type="float" office:value="0.0012689">
            <text:p>0.0012689</text:p>
          </table:table-cell>
          <table:table-cell table:style-name="ce1" office:value-type="string">
            <text:p>1.0288e-06</text:p>
          </table:table-cell>
          <table:table-cell table:style-name="ce1" office:value-type="string">
            <text:p>4.2368e-08</text:p>
          </table:table-cell>
          <table:table-cell table:style-name="ce1" office:value-type="string">
            <text:p>9.5736e-55</text:p>
          </table:table-cell>
          <table:table-cell table:style-name="ce1" office:value-type="string">
            <text:p>7.0842e-18</text:p>
          </table:table-cell>
          <table:table-cell table:style-name="ce1" office:value-type="string">
            <text:p>7.4135e-05</text:p>
          </table:table-cell>
          <table:table-cell table:style-name="ce1" office:value-type="string">
            <text:p>2.3889e-05</text:p>
          </table:table-cell>
          <table:table-cell office:value-type="float" office:value="0.0012689">
            <text:p>0.0012689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5.4891e-28</text:p>
          </table:table-cell>
          <table:table-cell table:style-name="ce1" office:value-type="string">
            <text:p>7.0841e-18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P201]*1000000" office:value-type="float" office:value="73.238">
            <text:p>73.238</text:p>
          </table:table-cell>
          <table:table-cell table:formula="of:=[.Q201]*1000000" office:value-type="float" office:value="23.585">
            <text:p>23.585</text:p>
          </table:table-cell>
          <table:table-cell table:formula="of:=[.R201]*1000000" office:value-type="float" office:value="1270.1">
            <text:p>1270.1</text:p>
          </table:table-cell>
          <table:table-cell table:formula="of:=[.S201]*1000000" office:value-type="float" office:value="1.0055">
            <text:p>1.0055</text:p>
          </table:table-cell>
          <table:table-cell table:formula="of:=[.T201]*1000000" office:value-type="float" office:value="0.042431">
            <text:p>0.042431</text:p>
          </table:table-cell>
          <table:table-cell table:formula="of:=[.U201]*1000000" office:value-type="float" office:value="6.3383E-049">
            <text:p>6.3383E-049</text:p>
          </table:table-cell>
          <table:table-cell table:formula="of:=[.V201]*1000000" office:value-type="float" office:value="0.0000000000069235">
            <text:p>6.9235E-012</text:p>
          </table:table-cell>
          <table:table-cell table:formula="of:=[.W201]*1000000" office:value-type="float" office:value="73.237">
            <text:p>73.237</text:p>
          </table:table-cell>
          <table:table-cell table:formula="of:=[.X201]*1000000" office:value-type="float" office:value="23.583">
            <text:p>23.583</text:p>
          </table:table-cell>
          <table:table-cell table:formula="of:=[.Y201]*1000000" office:value-type="float" office:value="1270.1">
            <text:p>1270.1</text:p>
          </table:table-cell>
          <table:table-cell table:formula="of:=[.Z201]*1000000" office:value-type="float" office:value="20.253">
            <text:p>20.253</text:p>
          </table:table-cell>
          <table:table-cell table:formula="of:=[.AA201]*1000000" office:value-type="float" office:value="0">
            <text:p>0</text:p>
          </table:table-cell>
          <table:table-cell table:formula="of:=[.AB201]*1000000" office:value-type="float" office:value="3.1822E-022">
            <text:p>3.1822E-022</text:p>
          </table:table-cell>
          <table:table-cell table:formula="of:=[.AC201]*1000000" office:value-type="float" office:value="0.0000000000069235">
            <text:p>6.9235E-012</text:p>
          </table:table-cell>
          <table:table-cell table:style-name="ce1" office:value-type="string">
            <text:p>7.3238e-05</text:p>
          </table:table-cell>
          <table:table-cell table:style-name="ce1" office:value-type="string">
            <text:p>2.3585e-05</text:p>
          </table:table-cell>
          <table:table-cell office:value-type="float" office:value="0.0012701">
            <text:p>0.0012701</text:p>
          </table:table-cell>
          <table:table-cell table:style-name="ce1" office:value-type="string">
            <text:p>1.0055e-06</text:p>
          </table:table-cell>
          <table:table-cell table:style-name="ce1" office:value-type="string">
            <text:p>4.2431e-08</text:p>
          </table:table-cell>
          <table:table-cell table:style-name="ce1" office:value-type="string">
            <text:p>6.3383e-55</text:p>
          </table:table-cell>
          <table:table-cell table:style-name="ce1" office:value-type="string">
            <text:p>6.9235e-18</text:p>
          </table:table-cell>
          <table:table-cell table:style-name="ce1" office:value-type="string">
            <text:p>7.3237e-05</text:p>
          </table:table-cell>
          <table:table-cell table:style-name="ce1" office:value-type="string">
            <text:p>2.3583e-05</text:p>
          </table:table-cell>
          <table:table-cell office:value-type="float" office:value="0.0012701">
            <text:p>0.0012701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3.1822e-28</text:p>
          </table:table-cell>
          <table:table-cell table:style-name="ce1" office:value-type="string">
            <text:p>6.9235e-18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P202]*1000000" office:value-type="float" office:value="72.351">
            <text:p>72.351</text:p>
          </table:table-cell>
          <table:table-cell table:formula="of:=[.Q202]*1000000" office:value-type="float" office:value="23.282">
            <text:p>23.282</text:p>
          </table:table-cell>
          <table:table-cell table:formula="of:=[.R202]*1000000" office:value-type="float" office:value="1271.3">
            <text:p>1271.3</text:p>
          </table:table-cell>
          <table:table-cell table:formula="of:=[.S202]*1000000" office:value-type="float" office:value="0.98269">
            <text:p>0.98269</text:p>
          </table:table-cell>
          <table:table-cell table:formula="of:=[.T202]*1000000" office:value-type="float" office:value="0.042495">
            <text:p>0.042495</text:p>
          </table:table-cell>
          <table:table-cell table:formula="of:=[.U202]*1000000" office:value-type="float" office:value="4.2212E-049">
            <text:p>4.2212E-049</text:p>
          </table:table-cell>
          <table:table-cell table:formula="of:=[.V202]*1000000" office:value-type="float" office:value="0.0000000000067678">
            <text:p>6.7678E-012</text:p>
          </table:table-cell>
          <table:table-cell table:formula="of:=[.W202]*1000000" office:value-type="float" office:value="72.35">
            <text:p>72.35</text:p>
          </table:table-cell>
          <table:table-cell table:formula="of:=[.X202]*1000000" office:value-type="float" office:value="23.28">
            <text:p>23.28</text:p>
          </table:table-cell>
          <table:table-cell table:formula="of:=[.Y202]*1000000" office:value-type="float" office:value="1271.3">
            <text:p>1271.3</text:p>
          </table:table-cell>
          <table:table-cell table:formula="of:=[.Z202]*1000000" office:value-type="float" office:value="20.253">
            <text:p>20.253</text:p>
          </table:table-cell>
          <table:table-cell table:formula="of:=[.AA202]*1000000" office:value-type="float" office:value="0">
            <text:p>0</text:p>
          </table:table-cell>
          <table:table-cell table:formula="of:=[.AB202]*1000000" office:value-type="float" office:value="1.883E-022">
            <text:p>1.883E-022</text:p>
          </table:table-cell>
          <table:table-cell table:formula="of:=[.AC202]*1000000" office:value-type="float" office:value="0.0000000000067678">
            <text:p>6.7678E-012</text:p>
          </table:table-cell>
          <table:table-cell table:style-name="ce1" office:value-type="string">
            <text:p>7.2351e-05</text:p>
          </table:table-cell>
          <table:table-cell table:style-name="ce1" office:value-type="string">
            <text:p>2.3282e-05</text:p>
          </table:table-cell>
          <table:table-cell office:value-type="float" office:value="0.0012713">
            <text:p>0.0012713</text:p>
          </table:table-cell>
          <table:table-cell table:style-name="ce1" office:value-type="string">
            <text:p>9.8269e-07</text:p>
          </table:table-cell>
          <table:table-cell table:style-name="ce1" office:value-type="string">
            <text:p>4.2495e-08</text:p>
          </table:table-cell>
          <table:table-cell table:style-name="ce1" office:value-type="string">
            <text:p>4.2212e-55</text:p>
          </table:table-cell>
          <table:table-cell table:style-name="ce1" office:value-type="string">
            <text:p>6.7678e-18</text:p>
          </table:table-cell>
          <table:table-cell table:style-name="ce1" office:value-type="string">
            <text:p>7.235e-05</text:p>
          </table:table-cell>
          <table:table-cell table:style-name="ce1" office:value-type="string">
            <text:p>2.328e-05</text:p>
          </table:table-cell>
          <table:table-cell office:value-type="float" office:value="0.0012713">
            <text:p>0.0012713</text:p>
          </table:table-cell>
          <table:table-cell table:style-name="ce1" office:value-type="string">
            <text:p>2.02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883e-28</text:p>
          </table:table-cell>
          <table:table-cell table:style-name="ce1" office:value-type="string">
            <text:p>6.7678e-18</text:p>
          </table:table-cell>
        </table:table-row>
        <table:table-row table:style-name="ro2" table:number-rows-repeated="1048373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 Wu</meta:initial-creator>
    <meta:creation-date>2013-09-04T11:46:14</meta:creation-date>
    <meta:generator>LibreOffice/3.5$Linux_x86 LibreOffice_project/350m1$Build-2</meta:generator>
    <dc:date>2013-09-10T10:55:41</dc:date>
    <dc:creator>Tie Wu</dc:creator>
    <meta:editing-duration>PT2M28S</meta:editing-duration>
    <meta:editing-cycles>7</meta:editing-cycles>
    <meta:document-statistic meta:table-count="4" meta:cell-count="1168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prothrombin comparison</text:p>
        </chart:title>
        <chart:legend chart:legend-position="end" svg:x="13.411cm" svg:y="3.952cm" style:legend-expansion="high" chart:style-name="ch3"/>
        <chart:plot-area chart:style-name="ch4" table:cell-range-address="'10 percent'.A2:'10 percent'.B202 '10 percent'.B1:'10 percent'.B1 '10 percent'.I1:'10 percent'.I202" chart:data-source-has-labels="row" svg:x="0.77cm" svg:y="1.635cm" svg:width="12.002cm" svg:height="6.765cm">
          <chartooo:coordinate-region svg:x="1.762cm" svg:y="1.835cm" svg:width="10.638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B2:'10 percent'.B202" chart:label-cell-address="'10 percent'.B1:'10 percent'.B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I2:'10 percent'.I202" chart:label-cell-address="'10 percent'.I1:'10 percent'.I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</text:p>
                <draw:g>
                  <svg:desc>'10 percent'.B1:'10 percent'.B1</svg:desc>
                </draw:g>
              </table:table-cell>
              <table:table-cell office:value-type="string">
                <text:p>noapc II</text:p>
                <draw:g>
                  <svg:desc>'10 percent'.I1:'10 percen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1400">
                <text:p>1400</text:p>
                <draw:g>
                  <svg:desc>'10 percent'.B2:'10 percent'.B202</svg:desc>
                </draw:g>
              </table:table-cell>
              <table:table-cell office:value-type="float" office:value="1400">
                <text:p>1400</text:p>
                <draw:g>
                  <svg:desc>'10 percent'.I2:'10 percent'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98.4">
                <text:p>1398.4</text:p>
              </table:table-cell>
              <table:table-cell office:value-type="float" office:value="1398.4">
                <text:p>139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98.6">
                <text:p>1398.6</text:p>
              </table:table-cell>
              <table:table-cell office:value-type="float" office:value="1398.6">
                <text:p>139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98.8">
                <text:p>1398.8</text:p>
              </table:table-cell>
              <table:table-cell office:value-type="float" office:value="1398.8">
                <text:p>139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398.9">
                <text:p>1398.9</text:p>
              </table:table-cell>
              <table:table-cell office:value-type="float" office:value="1398.9">
                <text:p>139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399">
                <text:p>1399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99">
                <text:p>1399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398.9">
                <text:p>1398.9</text:p>
              </table:table-cell>
              <table:table-cell office:value-type="float" office:value="1398.9">
                <text:p>139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398.6">
                <text:p>1398.6</text:p>
              </table:table-cell>
              <table:table-cell office:value-type="float" office:value="1398.6">
                <text:p>139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397.9">
                <text:p>1397.9</text:p>
              </table:table-cell>
              <table:table-cell office:value-type="float" office:value="1397.9">
                <text:p>139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395.8">
                <text:p>1395.8</text:p>
              </table:table-cell>
              <table:table-cell office:value-type="float" office:value="1395.8">
                <text:p>1395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391.4">
                <text:p>1391.4</text:p>
              </table:table-cell>
              <table:table-cell office:value-type="float" office:value="1391.4">
                <text:p>139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383.1">
                <text:p>1383.1</text:p>
              </table:table-cell>
              <table:table-cell office:value-type="float" office:value="1383.1">
                <text:p>1383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370">
                <text:p>137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352.7">
                <text:p>1352.7</text:p>
              </table:table-cell>
              <table:table-cell office:value-type="float" office:value="1352.7">
                <text:p>1352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332.3">
                <text:p>1332.3</text:p>
              </table:table-cell>
              <table:table-cell office:value-type="float" office:value="1332.3">
                <text:p>133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310.5">
                <text:p>1310.5</text:p>
              </table:table-cell>
              <table:table-cell office:value-type="float" office:value="1310.5">
                <text:p>131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288.3">
                <text:p>1288.3</text:p>
              </table:table-cell>
              <table:table-cell office:value-type="float" office:value="1288.3">
                <text:p>1288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266.6">
                <text:p>1266.6</text:p>
              </table:table-cell>
              <table:table-cell office:value-type="float" office:value="1266.6">
                <text:p>126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245.6">
                <text:p>1245.6</text:p>
              </table:table-cell>
              <table:table-cell office:value-type="float" office:value="1245.6">
                <text:p>1245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225.5">
                <text:p>1225.5</text:p>
              </table:table-cell>
              <table:table-cell office:value-type="float" office:value="1225.5">
                <text:p>122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206.2">
                <text:p>1206.2</text:p>
              </table:table-cell>
              <table:table-cell office:value-type="float" office:value="1206.2">
                <text:p>1206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188">
                <text:p>1188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170.6">
                <text:p>1170.6</text:p>
              </table:table-cell>
              <table:table-cell office:value-type="float" office:value="1170.6">
                <text:p>117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154.1">
                <text:p>1154.1</text:p>
              </table:table-cell>
              <table:table-cell office:value-type="float" office:value="1154.1">
                <text:p>1154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138.5">
                <text:p>1138.5</text:p>
              </table:table-cell>
              <table:table-cell office:value-type="float" office:value="1138.5">
                <text:p>113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123.5">
                <text:p>1123.5</text:p>
              </table:table-cell>
              <table:table-cell office:value-type="float" office:value="1123.5">
                <text:p>1123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109.3">
                <text:p>1109.3</text:p>
              </table:table-cell>
              <table:table-cell office:value-type="float" office:value="1109.3">
                <text:p>1109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095.7">
                <text:p>1095.7</text:p>
              </table:table-cell>
              <table:table-cell office:value-type="float" office:value="1095.7">
                <text:p>1095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082.6">
                <text:p>1082.6</text:p>
              </table:table-cell>
              <table:table-cell office:value-type="float" office:value="1082.6">
                <text:p>1082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070.1">
                <text:p>1070.1</text:p>
              </table:table-cell>
              <table:table-cell office:value-type="float" office:value="1070.1">
                <text:p>107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058">
                <text:p>1058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046.4">
                <text:p>1046.4</text:p>
              </table:table-cell>
              <table:table-cell office:value-type="float" office:value="1046.4">
                <text:p>1046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035.2">
                <text:p>1035.2</text:p>
              </table:table-cell>
              <table:table-cell office:value-type="float" office:value="1035.2">
                <text:p>1035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024.3">
                <text:p>1024.3</text:p>
              </table:table-cell>
              <table:table-cell office:value-type="float" office:value="1024.3">
                <text:p>1024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013.8">
                <text:p>1013.8</text:p>
              </table:table-cell>
              <table:table-cell office:value-type="float" office:value="1013.8">
                <text:p>1013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003.6">
                <text:p>1003.6</text:p>
              </table:table-cell>
              <table:table-cell office:value-type="float" office:value="1003.6">
                <text:p>1003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993.65">
                <text:p>993.65</text:p>
              </table:table-cell>
              <table:table-cell office:value-type="float" office:value="993.65">
                <text:p>993.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983.99">
                <text:p>983.99</text:p>
              </table:table-cell>
              <table:table-cell office:value-type="float" office:value="983.99">
                <text:p>983.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974.58">
                <text:p>974.58</text:p>
              </table:table-cell>
              <table:table-cell office:value-type="float" office:value="974.58">
                <text:p>974.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965.4">
                <text:p>965.4</text:p>
              </table:table-cell>
              <table:table-cell office:value-type="float" office:value="965.4">
                <text:p>965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956.43">
                <text:p>956.43</text:p>
              </table:table-cell>
              <table:table-cell office:value-type="float" office:value="956.43">
                <text:p>956.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947.66">
                <text:p>947.66</text:p>
              </table:table-cell>
              <table:table-cell office:value-type="float" office:value="947.65">
                <text:p>947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939.07">
                <text:p>939.07</text:p>
              </table:table-cell>
              <table:table-cell office:value-type="float" office:value="939.07">
                <text:p>939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930.66">
                <text:p>930.66</text:p>
              </table:table-cell>
              <table:table-cell office:value-type="float" office:value="930.66">
                <text:p>930.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922.41">
                <text:p>922.41</text:p>
              </table:table-cell>
              <table:table-cell office:value-type="float" office:value="922.41">
                <text:p>922.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914.31">
                <text:p>914.31</text:p>
              </table:table-cell>
              <table:table-cell office:value-type="float" office:value="914.31">
                <text:p>914.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906.36">
                <text:p>906.36</text:p>
              </table:table-cell>
              <table:table-cell office:value-type="float" office:value="906.36">
                <text:p>906.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898.55">
                <text:p>898.55</text:p>
              </table:table-cell>
              <table:table-cell office:value-type="float" office:value="898.55">
                <text:p>898.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890.86">
                <text:p>890.86</text:p>
              </table:table-cell>
              <table:table-cell office:value-type="float" office:value="890.86">
                <text:p>890.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883.3">
                <text:p>883.3</text:p>
              </table:table-cell>
              <table:table-cell office:value-type="float" office:value="883.29">
                <text:p>883.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875.85">
                <text:p>875.85</text:p>
              </table:table-cell>
              <table:table-cell office:value-type="float" office:value="875.85">
                <text:p>875.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868.51">
                <text:p>868.51</text:p>
              </table:table-cell>
              <table:table-cell office:value-type="float" office:value="868.51">
                <text:p>868.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861.28">
                <text:p>861.28</text:p>
              </table:table-cell>
              <table:table-cell office:value-type="float" office:value="861.27">
                <text:p>861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854.14">
                <text:p>854.14</text:p>
              </table:table-cell>
              <table:table-cell office:value-type="float" office:value="854.14">
                <text:p>854.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847.1">
                <text:p>847.1</text:p>
              </table:table-cell>
              <table:table-cell office:value-type="float" office:value="847.1">
                <text:p>847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840.16">
                <text:p>840.16</text:p>
              </table:table-cell>
              <table:table-cell office:value-type="float" office:value="840.16">
                <text:p>840.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833.3">
                <text:p>833.3</text:p>
              </table:table-cell>
              <table:table-cell office:value-type="float" office:value="833.3">
                <text:p>833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826.53">
                <text:p>826.53</text:p>
              </table:table-cell>
              <table:table-cell office:value-type="float" office:value="826.52">
                <text:p>826.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819.83">
                <text:p>819.83</text:p>
              </table:table-cell>
              <table:table-cell office:value-type="float" office:value="819.83">
                <text:p>819.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813.22">
                <text:p>813.22</text:p>
              </table:table-cell>
              <table:table-cell office:value-type="float" office:value="813.22">
                <text:p>813.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806.68">
                <text:p>806.68</text:p>
              </table:table-cell>
              <table:table-cell office:value-type="float" office:value="806.68">
                <text:p>806.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800.22">
                <text:p>800.22</text:p>
              </table:table-cell>
              <table:table-cell office:value-type="float" office:value="800.21">
                <text:p>800.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793.82">
                <text:p>793.82</text:p>
              </table:table-cell>
              <table:table-cell office:value-type="float" office:value="793.82">
                <text:p>793.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787.5">
                <text:p>787.5</text:p>
              </table:table-cell>
              <table:table-cell office:value-type="float" office:value="787.5">
                <text:p>787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781.24">
                <text:p>781.24</text:p>
              </table:table-cell>
              <table:table-cell office:value-type="float" office:value="781.24">
                <text:p>781.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775.05">
                <text:p>775.05</text:p>
              </table:table-cell>
              <table:table-cell office:value-type="float" office:value="775.05">
                <text:p>775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768.93">
                <text:p>768.93</text:p>
              </table:table-cell>
              <table:table-cell office:value-type="float" office:value="768.92">
                <text:p>768.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762.86">
                <text:p>762.86</text:p>
              </table:table-cell>
              <table:table-cell office:value-type="float" office:value="762.86">
                <text:p>762.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756.86">
                <text:p>756.86</text:p>
              </table:table-cell>
              <table:table-cell office:value-type="float" office:value="756.86">
                <text:p>756.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750.91">
                <text:p>750.91</text:p>
              </table:table-cell>
              <table:table-cell office:value-type="float" office:value="750.91">
                <text:p>750.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745.03">
                <text:p>745.03</text:p>
              </table:table-cell>
              <table:table-cell office:value-type="float" office:value="745.03">
                <text:p>745.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739.2">
                <text:p>739.2</text:p>
              </table:table-cell>
              <table:table-cell office:value-type="float" office:value="739.2">
                <text:p>739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733.43">
                <text:p>733.43</text:p>
              </table:table-cell>
              <table:table-cell office:value-type="float" office:value="733.43">
                <text:p>733.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727.72">
                <text:p>727.72</text:p>
              </table:table-cell>
              <table:table-cell office:value-type="float" office:value="727.71">
                <text:p>727.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722.05">
                <text:p>722.05</text:p>
              </table:table-cell>
              <table:table-cell office:value-type="float" office:value="722.05">
                <text:p>722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716.45">
                <text:p>716.45</text:p>
              </table:table-cell>
              <table:table-cell office:value-type="float" office:value="716.45">
                <text:p>716.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710.89">
                <text:p>710.89</text:p>
              </table:table-cell>
              <table:table-cell office:value-type="float" office:value="710.89">
                <text:p>710.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705.39">
                <text:p>705.39</text:p>
              </table:table-cell>
              <table:table-cell office:value-type="float" office:value="705.39">
                <text:p>705.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699.94">
                <text:p>699.94</text:p>
              </table:table-cell>
              <table:table-cell office:value-type="float" office:value="699.94">
                <text:p>699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694.54">
                <text:p>694.54</text:p>
              </table:table-cell>
              <table:table-cell office:value-type="float" office:value="694.54">
                <text:p>694.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689.19">
                <text:p>689.19</text:p>
              </table:table-cell>
              <table:table-cell office:value-type="float" office:value="689.19">
                <text:p>689.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683.89">
                <text:p>683.89</text:p>
              </table:table-cell>
              <table:table-cell office:value-type="float" office:value="683.89">
                <text:p>683.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678.63">
                <text:p>678.63</text:p>
              </table:table-cell>
              <table:table-cell office:value-type="float" office:value="678.63">
                <text:p>678.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673.43">
                <text:p>673.43</text:p>
              </table:table-cell>
              <table:table-cell office:value-type="float" office:value="673.43">
                <text:p>673.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668.27">
                <text:p>668.27</text:p>
              </table:table-cell>
              <table:table-cell office:value-type="float" office:value="668.27">
                <text:p>668.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663.16">
                <text:p>663.16</text:p>
              </table:table-cell>
              <table:table-cell office:value-type="float" office:value="663.16">
                <text:p>663.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658.1">
                <text:p>658.1</text:p>
              </table:table-cell>
              <table:table-cell office:value-type="float" office:value="658.1">
                <text:p>658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653.09">
                <text:p>653.09</text:p>
              </table:table-cell>
              <table:table-cell office:value-type="float" office:value="653.08">
                <text:p>653.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648.11">
                <text:p>648.11</text:p>
              </table:table-cell>
              <table:table-cell office:value-type="float" office:value="648.11">
                <text:p>648.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643.19">
                <text:p>643.19</text:p>
              </table:table-cell>
              <table:table-cell office:value-type="float" office:value="643.19">
                <text:p>643.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638.31">
                <text:p>638.31</text:p>
              </table:table-cell>
              <table:table-cell office:value-type="float" office:value="638.31">
                <text:p>638.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633.47">
                <text:p>633.47</text:p>
              </table:table-cell>
              <table:table-cell office:value-type="float" office:value="633.47">
                <text:p>633.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628.68">
                <text:p>628.68</text:p>
              </table:table-cell>
              <table:table-cell office:value-type="float" office:value="628.68">
                <text:p>628.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623.93">
                <text:p>623.93</text:p>
              </table:table-cell>
              <table:table-cell office:value-type="float" office:value="623.93">
                <text:p>623.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619.22">
                <text:p>619.22</text:p>
              </table:table-cell>
              <table:table-cell office:value-type="float" office:value="619.22">
                <text:p>619.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614.56">
                <text:p>614.56</text:p>
              </table:table-cell>
              <table:table-cell office:value-type="float" office:value="614.56">
                <text:p>614.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609.94">
                <text:p>609.94</text:p>
              </table:table-cell>
              <table:table-cell office:value-type="float" office:value="609.94">
                <text:p>609.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605.36">
                <text:p>605.36</text:p>
              </table:table-cell>
              <table:table-cell office:value-type="float" office:value="605.36">
                <text:p>605.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600.82">
                <text:p>600.82</text:p>
              </table:table-cell>
              <table:table-cell office:value-type="float" office:value="600.82">
                <text:p>600.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596.33">
                <text:p>596.33</text:p>
              </table:table-cell>
              <table:table-cell office:value-type="float" office:value="596.32">
                <text:p>596.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591.87">
                <text:p>591.87</text:p>
              </table:table-cell>
              <table:table-cell office:value-type="float" office:value="591.87">
                <text:p>591.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587.45">
                <text:p>587.45</text:p>
              </table:table-cell>
              <table:table-cell office:value-type="float" office:value="587.45">
                <text:p>587.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583.08">
                <text:p>583.08</text:p>
              </table:table-cell>
              <table:table-cell office:value-type="float" office:value="583.08">
                <text:p>583.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578.74">
                <text:p>578.74</text:p>
              </table:table-cell>
              <table:table-cell office:value-type="float" office:value="578.74">
                <text:p>578.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574.45">
                <text:p>574.45</text:p>
              </table:table-cell>
              <table:table-cell office:value-type="float" office:value="574.45">
                <text:p>574.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570.19">
                <text:p>570.19</text:p>
              </table:table-cell>
              <table:table-cell office:value-type="float" office:value="570.19">
                <text:p>570.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565.97">
                <text:p>565.97</text:p>
              </table:table-cell>
              <table:table-cell office:value-type="float" office:value="565.97">
                <text:p>565.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561.79">
                <text:p>561.79</text:p>
              </table:table-cell>
              <table:table-cell office:value-type="float" office:value="561.79">
                <text:p>561.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557.65">
                <text:p>557.65</text:p>
              </table:table-cell>
              <table:table-cell office:value-type="float" office:value="557.65">
                <text:p>557.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553.55">
                <text:p>553.55</text:p>
              </table:table-cell>
              <table:table-cell office:value-type="float" office:value="553.54">
                <text:p>553.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549.48">
                <text:p>549.48</text:p>
              </table:table-cell>
              <table:table-cell office:value-type="float" office:value="549.48">
                <text:p>549.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545.45">
                <text:p>545.45</text:p>
              </table:table-cell>
              <table:table-cell office:value-type="float" office:value="545.45">
                <text:p>545.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541.46">
                <text:p>541.46</text:p>
              </table:table-cell>
              <table:table-cell office:value-type="float" office:value="541.45">
                <text:p>541.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537.5">
                <text:p>537.5</text:p>
              </table:table-cell>
              <table:table-cell office:value-type="float" office:value="537.5">
                <text:p>537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533.58">
                <text:p>533.58</text:p>
              </table:table-cell>
              <table:table-cell office:value-type="float" office:value="533.58">
                <text:p>533.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529.69">
                <text:p>529.69</text:p>
              </table:table-cell>
              <table:table-cell office:value-type="float" office:value="529.69">
                <text:p>529.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525.84">
                <text:p>525.84</text:p>
              </table:table-cell>
              <table:table-cell office:value-type="float" office:value="525.84">
                <text:p>525.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522.03">
                <text:p>522.03</text:p>
              </table:table-cell>
              <table:table-cell office:value-type="float" office:value="522.03">
                <text:p>522.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518.25">
                <text:p>518.25</text:p>
              </table:table-cell>
              <table:table-cell office:value-type="float" office:value="518.25">
                <text:p>518.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514.51">
                <text:p>514.51</text:p>
              </table:table-cell>
              <table:table-cell office:value-type="float" office:value="514.5">
                <text:p>514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510.8">
                <text:p>510.8</text:p>
              </table:table-cell>
              <table:table-cell office:value-type="float" office:value="510.79">
                <text:p>510.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507.12">
                <text:p>507.12</text:p>
              </table:table-cell>
              <table:table-cell office:value-type="float" office:value="507.12">
                <text:p>507.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503.48">
                <text:p>503.48</text:p>
              </table:table-cell>
              <table:table-cell office:value-type="float" office:value="503.47">
                <text:p>503.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499.87">
                <text:p>499.87</text:p>
              </table:table-cell>
              <table:table-cell office:value-type="float" office:value="499.86">
                <text:p>499.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496.29">
                <text:p>496.29</text:p>
              </table:table-cell>
              <table:table-cell office:value-type="float" office:value="496.29">
                <text:p>496.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492.75">
                <text:p>492.75</text:p>
              </table:table-cell>
              <table:table-cell office:value-type="float" office:value="492.74">
                <text:p>492.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489.23">
                <text:p>489.23</text:p>
              </table:table-cell>
              <table:table-cell office:value-type="float" office:value="489.23">
                <text:p>489.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485.76">
                <text:p>485.76</text:p>
              </table:table-cell>
              <table:table-cell office:value-type="float" office:value="485.75">
                <text:p>485.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482.31">
                <text:p>482.31</text:p>
              </table:table-cell>
              <table:table-cell office:value-type="float" office:value="482.31">
                <text:p>482.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478.89">
                <text:p>478.89</text:p>
              </table:table-cell>
              <table:table-cell office:value-type="float" office:value="478.89">
                <text:p>478.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475.51">
                <text:p>475.51</text:p>
              </table:table-cell>
              <table:table-cell office:value-type="float" office:value="475.51">
                <text:p>475.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472.15">
                <text:p>472.15</text:p>
              </table:table-cell>
              <table:table-cell office:value-type="float" office:value="472.15">
                <text:p>472.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468.83">
                <text:p>468.83</text:p>
              </table:table-cell>
              <table:table-cell office:value-type="float" office:value="468.83">
                <text:p>468.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465.54">
                <text:p>465.54</text:p>
              </table:table-cell>
              <table:table-cell office:value-type="float" office:value="465.54">
                <text:p>465.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462.28">
                <text:p>462.28</text:p>
              </table:table-cell>
              <table:table-cell office:value-type="float" office:value="462.28">
                <text:p>462.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459.05">
                <text:p>459.05</text:p>
              </table:table-cell>
              <table:table-cell office:value-type="float" office:value="459.04">
                <text:p>459.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455.84">
                <text:p>455.84</text:p>
              </table:table-cell>
              <table:table-cell office:value-type="float" office:value="455.84">
                <text:p>455.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452.67">
                <text:p>452.67</text:p>
              </table:table-cell>
              <table:table-cell office:value-type="float" office:value="452.67">
                <text:p>452.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449.53">
                <text:p>449.53</text:p>
              </table:table-cell>
              <table:table-cell office:value-type="float" office:value="449.52">
                <text:p>449.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446.41">
                <text:p>446.41</text:p>
              </table:table-cell>
              <table:table-cell office:value-type="float" office:value="446.41">
                <text:p>446.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443.33">
                <text:p>443.33</text:p>
              </table:table-cell>
              <table:table-cell office:value-type="float" office:value="443.32">
                <text:p>443.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440.27">
                <text:p>440.27</text:p>
              </table:table-cell>
              <table:table-cell office:value-type="float" office:value="440.27">
                <text:p>440.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437.24">
                <text:p>437.24</text:p>
              </table:table-cell>
              <table:table-cell office:value-type="float" office:value="437.24">
                <text:p>437.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434.24">
                <text:p>434.24</text:p>
              </table:table-cell>
              <table:table-cell office:value-type="float" office:value="434.23">
                <text:p>434.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431.26">
                <text:p>431.26</text:p>
              </table:table-cell>
              <table:table-cell office:value-type="float" office:value="431.26">
                <text:p>431.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428.32">
                <text:p>428.32</text:p>
              </table:table-cell>
              <table:table-cell office:value-type="float" office:value="428.31">
                <text:p>428.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425.4">
                <text:p>425.4</text:p>
              </table:table-cell>
              <table:table-cell office:value-type="float" office:value="425.39">
                <text:p>425.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22.5">
                <text:p>422.5</text:p>
              </table:table-cell>
              <table:table-cell office:value-type="float" office:value="422.5">
                <text:p>422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419.64">
                <text:p>419.64</text:p>
              </table:table-cell>
              <table:table-cell office:value-type="float" office:value="419.63">
                <text:p>419.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16.8">
                <text:p>416.8</text:p>
              </table:table-cell>
              <table:table-cell office:value-type="float" office:value="416.79">
                <text:p>416.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13.98">
                <text:p>413.98</text:p>
              </table:table-cell>
              <table:table-cell office:value-type="float" office:value="413.98">
                <text:p>413.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11.19">
                <text:p>411.19</text:p>
              </table:table-cell>
              <table:table-cell office:value-type="float" office:value="411.19">
                <text:p>411.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408.43">
                <text:p>408.43</text:p>
              </table:table-cell>
              <table:table-cell office:value-type="float" office:value="408.43">
                <text:p>408.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405.69">
                <text:p>405.69</text:p>
              </table:table-cell>
              <table:table-cell office:value-type="float" office:value="405.69">
                <text:p>405.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402.98">
                <text:p>402.98</text:p>
              </table:table-cell>
              <table:table-cell office:value-type="float" office:value="402.98">
                <text:p>402.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400.3">
                <text:p>400.3</text:p>
              </table:table-cell>
              <table:table-cell office:value-type="float" office:value="400.29">
                <text:p>400.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397.63">
                <text:p>397.63</text:p>
              </table:table-cell>
              <table:table-cell office:value-type="float" office:value="397.63">
                <text:p>397.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395">
                <text:p>395</text:p>
              </table:table-cell>
              <table:table-cell office:value-type="float" office:value="394.99">
                <text:p>394.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392.38">
                <text:p>392.38</text:p>
              </table:table-cell>
              <table:table-cell office:value-type="float" office:value="392.38">
                <text:p>392.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389.79">
                <text:p>389.79</text:p>
              </table:table-cell>
              <table:table-cell office:value-type="float" office:value="389.79">
                <text:p>389.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387.23">
                <text:p>387.23</text:p>
              </table:table-cell>
              <table:table-cell office:value-type="float" office:value="387.22">
                <text:p>387.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384.69">
                <text:p>384.69</text:p>
              </table:table-cell>
              <table:table-cell office:value-type="float" office:value="384.68">
                <text:p>384.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382.17">
                <text:p>382.17</text:p>
              </table:table-cell>
              <table:table-cell office:value-type="float" office:value="382.16">
                <text:p>382.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379.67">
                <text:p>379.67</text:p>
              </table:table-cell>
              <table:table-cell office:value-type="float" office:value="379.67">
                <text:p>379.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377.2">
                <text:p>377.2</text:p>
              </table:table-cell>
              <table:table-cell office:value-type="float" office:value="377.2">
                <text:p>377.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374.75">
                <text:p>374.75</text:p>
              </table:table-cell>
              <table:table-cell office:value-type="float" office:value="374.75">
                <text:p>374.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372.32">
                <text:p>372.32</text:p>
              </table:table-cell>
              <table:table-cell office:value-type="float" office:value="372.32">
                <text:p>372.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369.92">
                <text:p>369.92</text:p>
              </table:table-cell>
              <table:table-cell office:value-type="float" office:value="369.92">
                <text:p>369.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367.54">
                <text:p>367.54</text:p>
              </table:table-cell>
              <table:table-cell office:value-type="float" office:value="367.53">
                <text:p>367.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365.17">
                <text:p>365.17</text:p>
              </table:table-cell>
              <table:table-cell office:value-type="float" office:value="365.17">
                <text:p>365.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362.84">
                <text:p>362.84</text:p>
              </table:table-cell>
              <table:table-cell office:value-type="float" office:value="362.83">
                <text:p>362.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360.52">
                <text:p>360.52</text:p>
              </table:table-cell>
              <table:table-cell office:value-type="float" office:value="360.52">
                <text:p>360.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358.22">
                <text:p>358.22</text:p>
              </table:table-cell>
              <table:table-cell office:value-type="float" office:value="358.22">
                <text:p>358.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355.95">
                <text:p>355.95</text:p>
              </table:table-cell>
              <table:table-cell office:value-type="float" office:value="355.94">
                <text:p>355.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353.69">
                <text:p>353.69</text:p>
              </table:table-cell>
              <table:table-cell office:value-type="float" office:value="353.69">
                <text:p>353.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351.46">
                <text:p>351.46</text:p>
              </table:table-cell>
              <table:table-cell office:value-type="float" office:value="351.46">
                <text:p>351.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349.25">
                <text:p>349.25</text:p>
              </table:table-cell>
              <table:table-cell office:value-type="float" office:value="349.24">
                <text:p>349.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347.05">
                <text:p>347.05</text:p>
              </table:table-cell>
              <table:table-cell office:value-type="float" office:value="347.05">
                <text:p>347.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344.88">
                <text:p>344.88</text:p>
              </table:table-cell>
              <table:table-cell office:value-type="float" office:value="344.88">
                <text:p>344.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342.73">
                <text:p>342.73</text:p>
              </table:table-cell>
              <table:table-cell office:value-type="float" office:value="342.73">
                <text:p>342.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340.6">
                <text:p>340.6</text:p>
              </table:table-cell>
              <table:table-cell office:value-type="float" office:value="340.59">
                <text:p>340.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38.48">
                <text:p>338.48</text:p>
              </table:table-cell>
              <table:table-cell office:value-type="float" office:value="338.48">
                <text:p>338.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36.39">
                <text:p>336.39</text:p>
              </table:table-cell>
              <table:table-cell office:value-type="float" office:value="336.39">
                <text:p>336.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334.31">
                <text:p>334.31</text:p>
              </table:table-cell>
              <table:table-cell office:value-type="float" office:value="334.31">
                <text:p>334.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32.26">
                <text:p>332.26</text:p>
              </table:table-cell>
              <table:table-cell office:value-type="float" office:value="332.26">
                <text:p>332.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330.22">
                <text:p>330.22</text:p>
              </table:table-cell>
              <table:table-cell office:value-type="float" office:value="330.22">
                <text:p>330.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328.2">
                <text:p>328.2</text:p>
              </table:table-cell>
              <table:table-cell office:value-type="float" office:value="328.2">
                <text:p>328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326.2">
                <text:p>326.2</text:p>
              </table:table-cell>
              <table:table-cell office:value-type="float" office:value="326.2">
                <text:p>326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24.22">
                <text:p>324.22</text:p>
              </table:table-cell>
              <table:table-cell office:value-type="float" office:value="324.22">
                <text:p>324.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22.26">
                <text:p>322.26</text:p>
              </table:table-cell>
              <table:table-cell office:value-type="float" office:value="322.26">
                <text:p>322.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20.32">
                <text:p>320.32</text:p>
              </table:table-cell>
              <table:table-cell office:value-type="float" office:value="320.31">
                <text:p>320.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18.39">
                <text:p>318.39</text:p>
              </table:table-cell>
              <table:table-cell office:value-type="float" office:value="318.38">
                <text:p>318.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16.48">
                <text:p>316.48</text:p>
              </table:table-cell>
              <table:table-cell office:value-type="float" office:value="316.47">
                <text:p>316.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14.59">
                <text:p>314.59</text:p>
              </table:table-cell>
              <table:table-cell office:value-type="float" office:value="314.58">
                <text:p>314.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312.71">
                <text:p>312.71</text:p>
              </table:table-cell>
              <table:table-cell office:value-type="float" office:value="312.71">
                <text:p>312.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310.85">
                <text:p>310.85</text:p>
              </table:table-cell>
              <table:table-cell office:value-type="float" office:value="310.85">
                <text:p>310.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309.01">
                <text:p>309.01</text:p>
              </table:table-cell>
              <table:table-cell office:value-type="float" office:value="309.01">
                <text:p>309.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307.19">
                <text:p>307.19</text:p>
              </table:table-cell>
              <table:table-cell office:value-type="float" office:value="307.18">
                <text:p>307.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305.38">
                <text:p>305.38</text:p>
              </table:table-cell>
              <table:table-cell office:value-type="float" office:value="305.38">
                <text:p>305.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303.59">
                <text:p>303.59</text:p>
              </table:table-cell>
              <table:table-cell office:value-type="float" office:value="303.59">
                <text:p>303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39cm" svg:y="0.316cm" chart:style-name="ch2">
          <text:p>thrombin comparison</text:p>
        </chart:title>
        <chart:legend chart:legend-position="end" svg:x="13.252cm" svg:y="3.954cm" style:legend-expansion="high" chart:style-name="ch3"/>
        <chart:plot-area chart:style-name="ch4" table:cell-range-address="'10 percent'.A2:'10 percent'.A202 '10 percent'.C1:'10 percent'.C202 '10 percent'.J1:'10 percent'.J202" chart:data-source-has-labels="row" svg:x="0.769cm" svg:y="1.635cm" svg:width="11.845cm" svg:height="6.77cm">
          <chartooo:coordinate-region svg:x="1.576cm" svg:y="1.834cm" svg:width="10.666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C2:'10 percent'.C202" chart:label-cell-address="'10 percent'.C1:'10 percent'.C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J2:'10 percent'.J202" chart:label-cell-address="'10 percent'.J1:'10 percent'.J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a</text:p>
                <draw:g>
                  <svg:desc>'10 percent'.C1:'10 percent'.C1</svg:desc>
                </draw:g>
              </table:table-cell>
              <table:table-cell office:value-type="string">
                <text:p>noapc Iia</text:p>
                <draw:g>
                  <svg:desc>'10 percent'.J1:'10 percen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0">
                <text:p>0</text:p>
                <draw:g>
                  <svg:desc>'10 percent'.C2:'10 percent'.C202</svg:desc>
                </draw:g>
              </table:table-cell>
              <table:table-cell office:value-type="float" office:value="0">
                <text:p>0</text:p>
                <draw:g>
                  <svg:desc>'10 percent'.J2:'10 percent'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86532">
                <text:p>0.00086532</text:p>
              </table:table-cell>
              <table:table-cell office:value-type="float" office:value="0.00086558">
                <text:p>0.00086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3402">
                <text:p>0.003402</text:p>
              </table:table-cell>
              <table:table-cell office:value-type="float" office:value="0.0034032">
                <text:p>0.0034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65312">
                <text:p>0.0065312</text:p>
              </table:table-cell>
              <table:table-cell office:value-type="float" office:value="0.0065334">
                <text:p>0.0065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10354">
                <text:p>0.010354</text:p>
              </table:table-cell>
              <table:table-cell office:value-type="float" office:value="0.010357">
                <text:p>0.010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16385">
                <text:p>0.016385</text:p>
              </table:table-cell>
              <table:table-cell office:value-type="float" office:value="0.016389">
                <text:p>0.016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27582">
                <text:p>0.027582</text:p>
              </table:table-cell>
              <table:table-cell office:value-type="float" office:value="0.027589">
                <text:p>0.027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50029">
                <text:p>0.050029</text:p>
              </table:table-cell>
              <table:table-cell office:value-type="float" office:value="0.05004">
                <text:p>0.05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89586">
                <text:p>0.089586</text:p>
              </table:table-cell>
              <table:table-cell office:value-type="float" office:value="0.089602">
                <text:p>0.089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17027">
                <text:p>0.17027</text:p>
              </table:table-cell>
              <table:table-cell office:value-type="float" office:value="0.1703">
                <text:p>0.1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35587">
                <text:p>0.35587</text:p>
              </table:table-cell>
              <table:table-cell office:value-type="float" office:value="0.35593">
                <text:p>0.35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82767">
                <text:p>0.82767</text:p>
              </table:table-cell>
              <table:table-cell office:value-type="float" office:value="0.82784">
                <text:p>0.82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2.1913">
                <text:p>2.1913</text:p>
              </table:table-cell>
              <table:table-cell office:value-type="float" office:value="2.1918">
                <text:p>2.19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5.5547">
                <text:p>5.5547</text:p>
              </table:table-cell>
              <table:table-cell office:value-type="float" office:value="5.5558">
                <text:p>5.55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1.76">
                <text:p>11.76</text:p>
              </table:table-cell>
              <table:table-cell office:value-type="float" office:value="11.761">
                <text:p>11.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20.648">
                <text:p>20.648</text:p>
              </table:table-cell>
              <table:table-cell office:value-type="float" office:value="20.651">
                <text:p>20.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31.391">
                <text:p>31.391</text:p>
              </table:table-cell>
              <table:table-cell office:value-type="float" office:value="31.394">
                <text:p>31.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43.025">
                <text:p>43.025</text:p>
              </table:table-cell>
              <table:table-cell office:value-type="float" office:value="43.028">
                <text:p>43.0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54.654">
                <text:p>54.654</text:p>
              </table:table-cell>
              <table:table-cell office:value-type="float" office:value="54.656">
                <text:p>54.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65.524">
                <text:p>65.524</text:p>
              </table:table-cell>
              <table:table-cell office:value-type="float" office:value="65.526">
                <text:p>65.5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75.124">
                <text:p>75.124</text:p>
              </table:table-cell>
              <table:table-cell office:value-type="float" office:value="75.126">
                <text:p>75.1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83.238">
                <text:p>83.238</text:p>
              </table:table-cell>
              <table:table-cell office:value-type="float" office:value="83.239">
                <text:p>83.2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89.885">
                <text:p>89.885</text:p>
              </table:table-cell>
              <table:table-cell office:value-type="float" office:value="89.886">
                <text:p>89.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95.209">
                <text:p>95.209</text:p>
              </table:table-cell>
              <table:table-cell office:value-type="float" office:value="95.209">
                <text:p>95.2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99.395">
                <text:p>99.395</text:p>
              </table:table-cell>
              <table:table-cell office:value-type="float" office:value="99.395">
                <text:p>99.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02.63">
                <text:p>102.63</text:p>
              </table:table-cell>
              <table:table-cell office:value-type="float" office:value="102.63">
                <text:p>102.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05.09">
                <text:p>105.09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06.92">
                <text:p>106.92</text:p>
              </table:table-cell>
              <table:table-cell office:value-type="float" office:value="106.92">
                <text:p>106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08.24">
                <text:p>108.24</text:p>
              </table:table-cell>
              <table:table-cell office:value-type="float" office:value="108.24">
                <text:p>108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09.16">
                <text:p>109.16</text:p>
              </table:table-cell>
              <table:table-cell office:value-type="float" office:value="109.16">
                <text:p>109.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09.76">
                <text:p>109.76</text:p>
              </table:table-cell>
              <table:table-cell office:value-type="float" office:value="109.76">
                <text:p>109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10.1">
                <text:p>110.1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10.25">
                <text:p>110.25</text:p>
              </table:table-cell>
              <table:table-cell office:value-type="float" office:value="110.25">
                <text:p>110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10.23">
                <text:p>110.23</text:p>
              </table:table-cell>
              <table:table-cell office:value-type="float" office:value="110.23">
                <text:p>110.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10.09">
                <text:p>110.09</text:p>
              </table:table-cell>
              <table:table-cell office:value-type="float" office:value="110.09">
                <text:p>110.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09.85">
                <text:p>109.85</text:p>
              </table:table-cell>
              <table:table-cell office:value-type="float" office:value="109.85">
                <text:p>109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09.54">
                <text:p>109.54</text:p>
              </table:table-cell>
              <table:table-cell office:value-type="float" office:value="109.54">
                <text:p>109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09.16">
                <text:p>109.16</text:p>
              </table:table-cell>
              <table:table-cell office:value-type="float" office:value="109.16">
                <text:p>109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08.74">
                <text:p>108.74</text:p>
              </table:table-cell>
              <table:table-cell office:value-type="float" office:value="108.74">
                <text:p>108.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08.28">
                <text:p>108.28</text:p>
              </table:table-cell>
              <table:table-cell office:value-type="float" office:value="108.28">
                <text:p>108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07.8">
                <text:p>107.8</text:p>
              </table:table-cell>
              <table:table-cell office:value-type="float" office:value="107.79">
                <text:p>107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07.29">
                <text:p>107.29</text:p>
              </table:table-cell>
              <table:table-cell office:value-type="float" office:value="107.29">
                <text:p>107.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06.76">
                <text:p>106.76</text:p>
              </table:table-cell>
              <table:table-cell office:value-type="float" office:value="106.76">
                <text:p>106.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06.22">
                <text:p>106.22</text:p>
              </table:table-cell>
              <table:table-cell office:value-type="float" office:value="106.22">
                <text:p>106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05.67">
                <text:p>105.67</text:p>
              </table:table-cell>
              <table:table-cell office:value-type="float" office:value="105.67">
                <text:p>105.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05.12">
                <text:p>105.12</text:p>
              </table:table-cell>
              <table:table-cell office:value-type="float" office:value="105.12">
                <text:p>105.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04.55">
                <text:p>104.55</text:p>
              </table:table-cell>
              <table:table-cell office:value-type="float" office:value="104.55">
                <text:p>104.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03.99">
                <text:p>103.99</text:p>
              </table:table-cell>
              <table:table-cell office:value-type="float" office:value="103.99">
                <text:p>103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03.42">
                <text:p>103.42</text:p>
              </table:table-cell>
              <table:table-cell office:value-type="float" office:value="103.42">
                <text:p>103.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02.85">
                <text:p>102.85</text:p>
              </table:table-cell>
              <table:table-cell office:value-type="float" office:value="102.85">
                <text:p>102.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02.27">
                <text:p>102.27</text:p>
              </table:table-cell>
              <table:table-cell office:value-type="float" office:value="102.27">
                <text:p>102.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01.7">
                <text:p>101.7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01.12">
                <text:p>101.12</text:p>
              </table:table-cell>
              <table:table-cell office:value-type="float" office:value="101.12">
                <text:p>101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00.55">
                <text:p>100.55</text:p>
              </table:table-cell>
              <table:table-cell office:value-type="float" office:value="100.55">
                <text:p>100.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99.974">
                <text:p>99.974</text:p>
              </table:table-cell>
              <table:table-cell office:value-type="float" office:value="99.973">
                <text:p>99.9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99.399">
                <text:p>99.399</text:p>
              </table:table-cell>
              <table:table-cell office:value-type="float" office:value="99.398">
                <text:p>99.3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98.824">
                <text:p>98.824</text:p>
              </table:table-cell>
              <table:table-cell office:value-type="float" office:value="98.823">
                <text:p>98.8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98.249">
                <text:p>98.249</text:p>
              </table:table-cell>
              <table:table-cell office:value-type="float" office:value="98.248">
                <text:p>98.2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97.675">
                <text:p>97.675</text:p>
              </table:table-cell>
              <table:table-cell office:value-type="float" office:value="97.673">
                <text:p>97.6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97.101">
                <text:p>97.101</text:p>
              </table:table-cell>
              <table:table-cell office:value-type="float" office:value="97.099">
                <text:p>97.0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96.527">
                <text:p>96.527</text:p>
              </table:table-cell>
              <table:table-cell office:value-type="float" office:value="96.526">
                <text:p>96.5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95.954">
                <text:p>95.954</text:p>
              </table:table-cell>
              <table:table-cell office:value-type="float" office:value="95.952">
                <text:p>95.9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95.382">
                <text:p>95.382</text:p>
              </table:table-cell>
              <table:table-cell office:value-type="float" office:value="95.38">
                <text:p>95.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94.81">
                <text:p>94.81</text:p>
              </table:table-cell>
              <table:table-cell office:value-type="float" office:value="94.808">
                <text:p>94.8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94.238">
                <text:p>94.238</text:p>
              </table:table-cell>
              <table:table-cell office:value-type="float" office:value="94.236">
                <text:p>94.2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93.667">
                <text:p>93.667</text:p>
              </table:table-cell>
              <table:table-cell office:value-type="float" office:value="93.665">
                <text:p>93.6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93.097">
                <text:p>93.097</text:p>
              </table:table-cell>
              <table:table-cell office:value-type="float" office:value="93.095">
                <text:p>93.0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92.527">
                <text:p>92.527</text:p>
              </table:table-cell>
              <table:table-cell office:value-type="float" office:value="92.525">
                <text:p>92.5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91.958">
                <text:p>91.958</text:p>
              </table:table-cell>
              <table:table-cell office:value-type="float" office:value="91.956">
                <text:p>91.9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91.39">
                <text:p>91.39</text:p>
              </table:table-cell>
              <table:table-cell office:value-type="float" office:value="91.388">
                <text:p>91.3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90.823">
                <text:p>90.823</text:p>
              </table:table-cell>
              <table:table-cell office:value-type="float" office:value="90.82">
                <text:p>90.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90.256">
                <text:p>90.256</text:p>
              </table:table-cell>
              <table:table-cell office:value-type="float" office:value="90.254">
                <text:p>90.2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89.69">
                <text:p>89.69</text:p>
              </table:table-cell>
              <table:table-cell office:value-type="float" office:value="89.688">
                <text:p>89.6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89.125">
                <text:p>89.125</text:p>
              </table:table-cell>
              <table:table-cell office:value-type="float" office:value="89.122">
                <text:p>89.1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88.561">
                <text:p>88.561</text:p>
              </table:table-cell>
              <table:table-cell office:value-type="float" office:value="88.558">
                <text:p>88.5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87.997">
                <text:p>87.997</text:p>
              </table:table-cell>
              <table:table-cell office:value-type="float" office:value="87.995">
                <text:p>87.9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87.435">
                <text:p>87.435</text:p>
              </table:table-cell>
              <table:table-cell office:value-type="float" office:value="87.432">
                <text:p>87.4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86.874">
                <text:p>86.874</text:p>
              </table:table-cell>
              <table:table-cell office:value-type="float" office:value="86.871">
                <text:p>86.8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86.314">
                <text:p>86.314</text:p>
              </table:table-cell>
              <table:table-cell office:value-type="float" office:value="86.311">
                <text:p>86.3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85.754">
                <text:p>85.754</text:p>
              </table:table-cell>
              <table:table-cell office:value-type="float" office:value="85.752">
                <text:p>85.7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85.197">
                <text:p>85.197</text:p>
              </table:table-cell>
              <table:table-cell office:value-type="float" office:value="85.194">
                <text:p>85.1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84.64">
                <text:p>84.64</text:p>
              </table:table-cell>
              <table:table-cell office:value-type="float" office:value="84.637">
                <text:p>84.6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84.085">
                <text:p>84.085</text:p>
              </table:table-cell>
              <table:table-cell office:value-type="float" office:value="84.082">
                <text:p>84.0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83.53">
                <text:p>83.53</text:p>
              </table:table-cell>
              <table:table-cell office:value-type="float" office:value="83.528">
                <text:p>83.5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82.978">
                <text:p>82.978</text:p>
              </table:table-cell>
              <table:table-cell office:value-type="float" office:value="82.975">
                <text:p>82.9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82.427">
                <text:p>82.427</text:p>
              </table:table-cell>
              <table:table-cell office:value-type="float" office:value="82.424">
                <text:p>82.4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81.877">
                <text:p>81.877</text:p>
              </table:table-cell>
              <table:table-cell office:value-type="float" office:value="81.874">
                <text:p>81.8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81.329">
                <text:p>81.329</text:p>
              </table:table-cell>
              <table:table-cell office:value-type="float" office:value="81.326">
                <text:p>81.3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80.782">
                <text:p>80.782</text:p>
              </table:table-cell>
              <table:table-cell office:value-type="float" office:value="80.779">
                <text:p>80.7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80.237">
                <text:p>80.237</text:p>
              </table:table-cell>
              <table:table-cell office:value-type="float" office:value="80.234">
                <text:p>80.2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79.694">
                <text:p>79.694</text:p>
              </table:table-cell>
              <table:table-cell office:value-type="float" office:value="79.691">
                <text:p>79.6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79.152">
                <text:p>79.152</text:p>
              </table:table-cell>
              <table:table-cell office:value-type="float" office:value="79.149">
                <text:p>79.1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78.612">
                <text:p>78.612</text:p>
              </table:table-cell>
              <table:table-cell office:value-type="float" office:value="78.609">
                <text:p>78.6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78.074">
                <text:p>78.074</text:p>
              </table:table-cell>
              <table:table-cell office:value-type="float" office:value="78.071">
                <text:p>78.0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77.538">
                <text:p>77.538</text:p>
              </table:table-cell>
              <table:table-cell office:value-type="float" office:value="77.535">
                <text:p>77.5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77.004">
                <text:p>77.004</text:p>
              </table:table-cell>
              <table:table-cell office:value-type="float" office:value="77.001">
                <text:p>77.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76.472">
                <text:p>76.472</text:p>
              </table:table-cell>
              <table:table-cell office:value-type="float" office:value="76.468">
                <text:p>76.4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75.942">
                <text:p>75.942</text:p>
              </table:table-cell>
              <table:table-cell office:value-type="float" office:value="75.938">
                <text:p>75.9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75.413">
                <text:p>75.413</text:p>
              </table:table-cell>
              <table:table-cell office:value-type="float" office:value="75.41">
                <text:p>75.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74.887">
                <text:p>74.887</text:p>
              </table:table-cell>
              <table:table-cell office:value-type="float" office:value="74.884">
                <text:p>74.8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74.363">
                <text:p>74.363</text:p>
              </table:table-cell>
              <table:table-cell office:value-type="float" office:value="74.36">
                <text:p>74.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73.841">
                <text:p>73.841</text:p>
              </table:table-cell>
              <table:table-cell office:value-type="float" office:value="73.838">
                <text:p>73.8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73.322">
                <text:p>73.322</text:p>
              </table:table-cell>
              <table:table-cell office:value-type="float" office:value="73.318">
                <text:p>73.3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72.804">
                <text:p>72.804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72.289">
                <text:p>72.289</text:p>
              </table:table-cell>
              <table:table-cell office:value-type="float" office:value="72.285">
                <text:p>72.2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71.776">
                <text:p>71.776</text:p>
              </table:table-cell>
              <table:table-cell office:value-type="float" office:value="71.772">
                <text:p>71.7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71.265">
                <text:p>71.265</text:p>
              </table:table-cell>
              <table:table-cell office:value-type="float" office:value="71.261">
                <text:p>71.2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70.757">
                <text:p>70.757</text:p>
              </table:table-cell>
              <table:table-cell office:value-type="float" office:value="70.753">
                <text:p>70.7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70.251">
                <text:p>70.251</text:p>
              </table:table-cell>
              <table:table-cell office:value-type="float" office:value="70.247">
                <text:p>70.2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69.747">
                <text:p>69.747</text:p>
              </table:table-cell>
              <table:table-cell office:value-type="float" office:value="69.743">
                <text:p>69.7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69.246">
                <text:p>69.246</text:p>
              </table:table-cell>
              <table:table-cell office:value-type="float" office:value="69.242">
                <text:p>69.2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68.747">
                <text:p>68.747</text:p>
              </table:table-cell>
              <table:table-cell office:value-type="float" office:value="68.743">
                <text:p>68.7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68.251">
                <text:p>68.251</text:p>
              </table:table-cell>
              <table:table-cell office:value-type="float" office:value="68.247">
                <text:p>68.2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67.757">
                <text:p>67.757</text:p>
              </table:table-cell>
              <table:table-cell office:value-type="float" office:value="67.753">
                <text:p>67.7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67.266">
                <text:p>67.266</text:p>
              </table:table-cell>
              <table:table-cell office:value-type="float" office:value="67.262">
                <text:p>67.2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66.777">
                <text:p>66.777</text:p>
              </table:table-cell>
              <table:table-cell office:value-type="float" office:value="66.773">
                <text:p>66.7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66.291">
                <text:p>66.291</text:p>
              </table:table-cell>
              <table:table-cell office:value-type="float" office:value="66.287">
                <text:p>66.2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65.807">
                <text:p>65.807</text:p>
              </table:table-cell>
              <table:table-cell office:value-type="float" office:value="65.803">
                <text:p>65.8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65.326">
                <text:p>65.326</text:p>
              </table:table-cell>
              <table:table-cell office:value-type="float" office:value="65.321">
                <text:p>65.3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64.847">
                <text:p>64.847</text:p>
              </table:table-cell>
              <table:table-cell office:value-type="float" office:value="64.843">
                <text:p>64.8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64.371">
                <text:p>64.371</text:p>
              </table:table-cell>
              <table:table-cell office:value-type="float" office:value="64.367">
                <text:p>64.3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63.897">
                <text:p>63.897</text:p>
              </table:table-cell>
              <table:table-cell office:value-type="float" office:value="63.893">
                <text:p>63.8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63.426">
                <text:p>63.426</text:p>
              </table:table-cell>
              <table:table-cell office:value-type="float" office:value="63.422">
                <text:p>63.4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62.958">
                <text:p>62.958</text:p>
              </table:table-cell>
              <table:table-cell office:value-type="float" office:value="62.954">
                <text:p>62.9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62.492">
                <text:p>62.492</text:p>
              </table:table-cell>
              <table:table-cell office:value-type="float" office:value="62.488">
                <text:p>62.4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62.029">
                <text:p>62.029</text:p>
              </table:table-cell>
              <table:table-cell office:value-type="float" office:value="62.025">
                <text:p>62.0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61.568">
                <text:p>61.568</text:p>
              </table:table-cell>
              <table:table-cell office:value-type="float" office:value="61.564">
                <text:p>61.5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61.11">
                <text:p>61.11</text:p>
              </table:table-cell>
              <table:table-cell office:value-type="float" office:value="61.106">
                <text:p>61.1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60.655">
                <text:p>60.655</text:p>
              </table:table-cell>
              <table:table-cell office:value-type="float" office:value="60.651">
                <text:p>60.6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60.203">
                <text:p>60.203</text:p>
              </table:table-cell>
              <table:table-cell office:value-type="float" office:value="60.198">
                <text:p>60.1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59.753">
                <text:p>59.753</text:p>
              </table:table-cell>
              <table:table-cell office:value-type="float" office:value="59.748">
                <text:p>59.7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59.305">
                <text:p>59.305</text:p>
              </table:table-cell>
              <table:table-cell office:value-type="float" office:value="59.301">
                <text:p>59.3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58.86">
                <text:p>58.86</text:p>
              </table:table-cell>
              <table:table-cell office:value-type="float" office:value="58.856">
                <text:p>58.8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58.418">
                <text:p>58.418</text:p>
              </table:table-cell>
              <table:table-cell office:value-type="float" office:value="58.414">
                <text:p>58.4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57.979">
                <text:p>57.979</text:p>
              </table:table-cell>
              <table:table-cell office:value-type="float" office:value="57.975">
                <text:p>57.9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57.542">
                <text:p>57.542</text:p>
              </table:table-cell>
              <table:table-cell office:value-type="float" office:value="57.538">
                <text:p>57.5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57.108">
                <text:p>57.108</text:p>
              </table:table-cell>
              <table:table-cell office:value-type="float" office:value="57.103">
                <text:p>57.1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56.676">
                <text:p>56.676</text:p>
              </table:table-cell>
              <table:table-cell office:value-type="float" office:value="56.672">
                <text:p>56.6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56.247">
                <text:p>56.247</text:p>
              </table:table-cell>
              <table:table-cell office:value-type="float" office:value="56.243">
                <text:p>56.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55.821">
                <text:p>55.821</text:p>
              </table:table-cell>
              <table:table-cell office:value-type="float" office:value="55.817">
                <text:p>55.8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55.397">
                <text:p>55.397</text:p>
              </table:table-cell>
              <table:table-cell office:value-type="float" office:value="55.393">
                <text:p>55.3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54.976">
                <text:p>54.976</text:p>
              </table:table-cell>
              <table:table-cell office:value-type="float" office:value="54.972">
                <text:p>54.9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54.558">
                <text:p>54.558</text:p>
              </table:table-cell>
              <table:table-cell office:value-type="float" office:value="54.554">
                <text:p>54.5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54.142">
                <text:p>54.142</text:p>
              </table:table-cell>
              <table:table-cell office:value-type="float" office:value="54.138">
                <text:p>54.1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53.729">
                <text:p>53.729</text:p>
              </table:table-cell>
              <table:table-cell office:value-type="float" office:value="53.725">
                <text:p>53.7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53.318">
                <text:p>53.318</text:p>
              </table:table-cell>
              <table:table-cell office:value-type="float" office:value="53.314">
                <text:p>53.3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52.91">
                <text:p>52.91</text:p>
              </table:table-cell>
              <table:table-cell office:value-type="float" office:value="52.906">
                <text:p>52.9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52.505">
                <text:p>52.50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52.102">
                <text:p>52.102</text:p>
              </table:table-cell>
              <table:table-cell office:value-type="float" office:value="52.098">
                <text:p>52.0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51.702">
                <text:p>51.702</text:p>
              </table:table-cell>
              <table:table-cell office:value-type="float" office:value="51.697">
                <text:p>51.6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51.304">
                <text:p>51.304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50.909">
                <text:p>50.909</text:p>
              </table:table-cell>
              <table:table-cell office:value-type="float" office:value="50.905">
                <text:p>50.9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50.516">
                <text:p>50.516</text:p>
              </table:table-cell>
              <table:table-cell office:value-type="float" office:value="50.512">
                <text:p>50.5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50.126">
                <text:p>50.126</text:p>
              </table:table-cell>
              <table:table-cell office:value-type="float" office:value="50.122">
                <text:p>50.1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49.739">
                <text:p>49.739</text:p>
              </table:table-cell>
              <table:table-cell office:value-type="float" office:value="49.734">
                <text:p>49.7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49.354">
                <text:p>49.354</text:p>
              </table:table-cell>
              <table:table-cell office:value-type="float" office:value="49.35">
                <text:p>49.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48.971">
                <text:p>48.971</text:p>
              </table:table-cell>
              <table:table-cell office:value-type="float" office:value="48.967">
                <text:p>48.9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48.591">
                <text:p>48.591</text:p>
              </table:table-cell>
              <table:table-cell office:value-type="float" office:value="48.587">
                <text:p>48.5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48.214">
                <text:p>48.214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47.839">
                <text:p>47.839</text:p>
              </table:table-cell>
              <table:table-cell office:value-type="float" office:value="47.835">
                <text:p>47.8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47.467">
                <text:p>47.467</text:p>
              </table:table-cell>
              <table:table-cell office:value-type="float" office:value="47.462">
                <text:p>47.4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47.097">
                <text:p>47.097</text:p>
              </table:table-cell>
              <table:table-cell office:value-type="float" office:value="47.093">
                <text:p>47.0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46.729">
                <text:p>46.729</text:p>
              </table:table-cell>
              <table:table-cell office:value-type="float" office:value="46.725">
                <text:p>46.7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46.364">
                <text:p>46.364</text:p>
              </table:table-cell>
              <table:table-cell office:value-type="float" office:value="46.36">
                <text:p>46.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46.002">
                <text:p>46.002</text:p>
              </table:table-cell>
              <table:table-cell office:value-type="float" office:value="45.997">
                <text:p>45.9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45.641">
                <text:p>45.641</text:p>
              </table:table-cell>
              <table:table-cell office:value-type="float" office:value="45.637">
                <text:p>45.6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45.284">
                <text:p>45.284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44.928">
                <text:p>44.928</text:p>
              </table:table-cell>
              <table:table-cell office:value-type="float" office:value="44.924">
                <text:p>44.9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44.576">
                <text:p>44.576</text:p>
              </table:table-cell>
              <table:table-cell office:value-type="float" office:value="44.572">
                <text:p>44.5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44.225">
                <text:p>44.225</text:p>
              </table:table-cell>
              <table:table-cell office:value-type="float" office:value="44.221">
                <text:p>44.2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43.877">
                <text:p>43.877</text:p>
              </table:table-cell>
              <table:table-cell office:value-type="float" office:value="43.873">
                <text:p>43.8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43.531">
                <text:p>43.531</text:p>
              </table:table-cell>
              <table:table-cell office:value-type="float" office:value="43.527">
                <text:p>43.5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43.188">
                <text:p>43.188</text:p>
              </table:table-cell>
              <table:table-cell office:value-type="float" office:value="43.184">
                <text:p>43.1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42.847">
                <text:p>42.847</text:p>
              </table:table-cell>
              <table:table-cell office:value-type="float" office:value="42.843">
                <text:p>42.8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42.508">
                <text:p>42.508</text:p>
              </table:table-cell>
              <table:table-cell office:value-type="float" office:value="42.505">
                <text:p>42.5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42.172">
                <text:p>42.172</text:p>
              </table:table-cell>
              <table:table-cell office:value-type="float" office:value="42.168">
                <text:p>42.1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41.838">
                <text:p>41.838</text:p>
              </table:table-cell>
              <table:table-cell office:value-type="float" office:value="41.834">
                <text:p>41.8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41.507">
                <text:p>41.507</text:p>
              </table:table-cell>
              <table:table-cell office:value-type="float" office:value="41.503">
                <text:p>41.5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41.177">
                <text:p>41.177</text:p>
              </table:table-cell>
              <table:table-cell office:value-type="float" office:value="41.173">
                <text:p>41.1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40.85">
                <text:p>40.85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40.526">
                <text:p>40.526</text:p>
              </table:table-cell>
              <table:table-cell office:value-type="float" office:value="40.522">
                <text:p>40.5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40.203">
                <text:p>40.203</text:p>
              </table:table-cell>
              <table:table-cell office:value-type="float" office:value="40.199">
                <text:p>40.1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9.883">
                <text:p>39.883</text:p>
              </table:table-cell>
              <table:table-cell office:value-type="float" office:value="39.879">
                <text:p>39.8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9.565">
                <text:p>39.565</text:p>
              </table:table-cell>
              <table:table-cell office:value-type="float" office:value="39.561">
                <text:p>39.5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39.249">
                <text:p>39.249</text:p>
              </table:table-cell>
              <table:table-cell office:value-type="float" office:value="39.246">
                <text:p>39.2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8.936">
                <text:p>38.936</text:p>
              </table:table-cell>
              <table:table-cell office:value-type="float" office:value="38.932">
                <text:p>38.9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38.625">
                <text:p>38.625</text:p>
              </table:table-cell>
              <table:table-cell office:value-type="float" office:value="38.621">
                <text:p>38.6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38.316">
                <text:p>38.316</text:p>
              </table:table-cell>
              <table:table-cell office:value-type="float" office:value="38.312">
                <text:p>38.3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38.009">
                <text:p>38.009</text:p>
              </table:table-cell>
              <table:table-cell office:value-type="float" office:value="38.006">
                <text:p>38.0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7.705">
                <text:p>37.705</text:p>
              </table:table-cell>
              <table:table-cell office:value-type="float" office:value="37.701">
                <text:p>37.7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7.402">
                <text:p>37.402</text:p>
              </table:table-cell>
              <table:table-cell office:value-type="float" office:value="37.399">
                <text:p>37.3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7.102">
                <text:p>37.102</text:p>
              </table:table-cell>
              <table:table-cell office:value-type="float" office:value="37.099">
                <text:p>37.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6.804">
                <text:p>36.804</text:p>
              </table:table-cell>
              <table:table-cell office:value-type="float" office:value="36.801">
                <text:p>36.8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6.508">
                <text:p>36.508</text:p>
              </table:table-cell>
              <table:table-cell office:value-type="float" office:value="36.505">
                <text:p>36.5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6.215">
                <text:p>36.215</text:p>
              </table:table-cell>
              <table:table-cell office:value-type="float" office:value="36.211">
                <text:p>36.2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35.923">
                <text:p>35.923</text:p>
              </table:table-cell>
              <table:table-cell office:value-type="float" office:value="35.92">
                <text:p>35.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35.634">
                <text:p>35.634</text:p>
              </table:table-cell>
              <table:table-cell office:value-type="float" office:value="35.63">
                <text:p>35.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35.347">
                <text:p>35.347</text:p>
              </table:table-cell>
              <table:table-cell office:value-type="float" office:value="35.343">
                <text:p>35.3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35.061">
                <text:p>35.061</text:p>
              </table:table-cell>
              <table:table-cell office:value-type="float" office:value="35.058">
                <text:p>35.0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34.778">
                <text:p>34.778</text:p>
              </table:table-cell>
              <table:table-cell office:value-type="float" office:value="34.775">
                <text:p>34.7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34.498">
                <text:p>34.498</text:p>
              </table:table-cell>
              <table:table-cell office:value-type="float" office:value="34.494">
                <text:p>34.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89cm" svg:y="0.316cm" chart:style-name="ch2">
          <text:p>TAT comparison</text:p>
        </chart:title>
        <chart:legend chart:legend-position="end" svg:x="12.961cm" svg:y="3.955cm" style:legend-expansion="high" chart:style-name="ch3"/>
        <chart:plot-area chart:style-name="ch4" table:cell-range-address="'10 percent'.A2:'10 percent'.A202 '10 percent'.D1:'10 percent'.D202 '10 percent'.K1:'10 percent'.K202" chart:data-source-has-labels="row" svg:x="0.769cm" svg:y="1.635cm" svg:width="11.554cm" svg:height="6.771cm">
          <chartooo:coordinate-region svg:x="1.761cm" svg:y="1.835cm" svg:width="10.191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D2:'10 percent'.D202" chart:label-cell-address="'10 percent'.D1:'10 percent'.D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K2:'10 percent'.K202" chart:label-cell-address="'10 percent'.K1:'10 percent'.K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TAT</text:p>
                <draw:g>
                  <svg:desc>'10 percent'.D1:'10 percent'.D1</svg:desc>
                </draw:g>
              </table:table-cell>
              <table:table-cell office:value-type="string">
                <text:p>noapc TAT</text:p>
                <draw:g>
                  <svg:desc>'10 percent'.K1:'10 percent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0">
                <text:p>0</text:p>
                <draw:g>
                  <svg:desc>'10 percent'.D2:'10 percent'.D202</svg:desc>
                </draw:g>
              </table:table-cell>
              <table:table-cell office:value-type="float" office:value="0">
                <text:p>0</text:p>
                <draw:g>
                  <svg:desc>'10 percent'.K2:'10 percent'.K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5571">
                <text:p>0.00005571</text:p>
              </table:table-cell>
              <table:table-cell office:value-type="float" office:value="0.00005575">
                <text:p>0.00005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47139">
                <text:p>0.00047139</text:p>
              </table:table-cell>
              <table:table-cell office:value-type="float" office:value="0.00047169">
                <text:p>0.00047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14201">
                <text:p>0.0014201</text:p>
              </table:table-cell>
              <table:table-cell office:value-type="float" office:value="0.0014209">
                <text:p>0.0014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29523">
                <text:p>0.0029523</text:p>
              </table:table-cell>
              <table:table-cell office:value-type="float" office:value="0.0029537">
                <text:p>0.0029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52433">
                <text:p>0.0052433</text:p>
              </table:table-cell>
              <table:table-cell office:value-type="float" office:value="0.0052455">
                <text:p>0.0052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89461">
                <text:p>0.0089461</text:p>
              </table:table-cell>
              <table:table-cell office:value-type="float" office:value="0.00895">
                <text:p>0.00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1576">
                <text:p>0.01576</text:p>
              </table:table-cell>
              <table:table-cell office:value-type="float" office:value="0.015767">
                <text:p>0.015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27218">
                <text:p>0.027218</text:p>
              </table:table-cell>
              <table:table-cell office:value-type="float" office:value="0.027228">
                <text:p>0.027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49194">
                <text:p>0.049194</text:p>
              </table:table-cell>
              <table:table-cell office:value-type="float" office:value="0.049211">
                <text:p>0.049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94014">
                <text:p>0.094014</text:p>
              </table:table-cell>
              <table:table-cell office:value-type="float" office:value="0.094042">
                <text:p>0.094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18934">
                <text:p>0.18934</text:p>
              </table:table-cell>
              <table:table-cell office:value-type="float" office:value="0.18939">
                <text:p>0.189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43342">
                <text:p>0.43342</text:p>
              </table:table-cell>
              <table:table-cell office:value-type="float" office:value="0.43354">
                <text:p>0.43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.0794">
                <text:p>1.0794</text:p>
              </table:table-cell>
              <table:table-cell office:value-type="float" office:value="1.0796">
                <text:p>1.0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2.5585">
                <text:p>2.5585</text:p>
              </table:table-cell>
              <table:table-cell office:value-type="float" office:value="2.559">
                <text:p>2.5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5.3348">
                <text:p>5.3348</text:p>
              </table:table-cell>
              <table:table-cell office:value-type="float" office:value="5.3358">
                <text:p>5.3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9.7409">
                <text:p>9.7409</text:p>
              </table:table-cell>
              <table:table-cell office:value-type="float" office:value="9.7423">
                <text:p>9.74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5.923">
                <text:p>15.923</text:p>
              </table:table-cell>
              <table:table-cell office:value-type="float" office:value="15.925">
                <text:p>15.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23.855">
                <text:p>23.855</text:p>
              </table:table-cell>
              <table:table-cell office:value-type="float" office:value="23.857">
                <text:p>23.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33.37">
                <text:p>33.37</text:p>
              </table:table-cell>
              <table:table-cell office:value-type="float" office:value="33.373">
                <text:p>33.3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44.208">
                <text:p>44.208</text:p>
              </table:table-cell>
              <table:table-cell office:value-type="float" office:value="44.211">
                <text:p>44.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56.068">
                <text:p>56.068</text:p>
              </table:table-cell>
              <table:table-cell office:value-type="float" office:value="56.072">
                <text:p>56.0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68.662">
                <text:p>68.662</text:p>
              </table:table-cell>
              <table:table-cell office:value-type="float" office:value="68.665">
                <text:p>68.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81.736">
                <text:p>81.736</text:p>
              </table:table-cell>
              <table:table-cell office:value-type="float" office:value="81.739">
                <text:p>81.7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95.084">
                <text:p>95.084</text:p>
              </table:table-cell>
              <table:table-cell office:value-type="float" office:value="95.088">
                <text:p>95.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08.54">
                <text:p>108.54</text:p>
              </table:table-cell>
              <table:table-cell office:value-type="float" office:value="108.55">
                <text:p>108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21.99">
                <text:p>121.9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35.34">
                <text:p>135.34</text:p>
              </table:table-cell>
              <table:table-cell office:value-type="float" office:value="135.34">
                <text:p>135.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48.51">
                <text:p>148.51</text:p>
              </table:table-cell>
              <table:table-cell office:value-type="float" office:value="148.52">
                <text:p>148.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61.47">
                <text:p>161.47</text:p>
              </table:table-cell>
              <table:table-cell office:value-type="float" office:value="161.48">
                <text:p>161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74.19">
                <text:p>174.19</text:p>
              </table:table-cell>
              <table:table-cell office:value-type="float" office:value="174.19">
                <text:p>174.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86.64">
                <text:p>186.64</text:p>
              </table:table-cell>
              <table:table-cell office:value-type="float" office:value="186.64">
                <text:p>186.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98.81">
                <text:p>198.81</text:p>
              </table:table-cell>
              <table:table-cell office:value-type="float" office:value="198.81">
                <text:p>198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210.7">
                <text:p>210.7</text:p>
              </table:table-cell>
              <table:table-cell office:value-type="float" office:value="210.71">
                <text:p>210.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222.32">
                <text:p>222.32</text:p>
              </table:table-cell>
              <table:table-cell office:value-type="float" office:value="222.32">
                <text:p>222.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233.66">
                <text:p>233.66</text:p>
              </table:table-cell>
              <table:table-cell office:value-type="float" office:value="233.67">
                <text:p>233.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244.75">
                <text:p>244.75</text:p>
              </table:table-cell>
              <table:table-cell office:value-type="float" office:value="244.75">
                <text:p>244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255.57">
                <text:p>255.57</text:p>
              </table:table-cell>
              <table:table-cell office:value-type="float" office:value="255.57">
                <text:p>255.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266.15">
                <text:p>266.15</text:p>
              </table:table-cell>
              <table:table-cell office:value-type="float" office:value="266.15">
                <text:p>266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276.49">
                <text:p>276.49</text:p>
              </table:table-cell>
              <table:table-cell office:value-type="float" office:value="276.5">
                <text:p>276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286.61">
                <text:p>286.61</text:p>
              </table:table-cell>
              <table:table-cell office:value-type="float" office:value="286.62">
                <text:p>286.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296.52">
                <text:p>296.52</text:p>
              </table:table-cell>
              <table:table-cell office:value-type="float" office:value="296.52">
                <text:p>296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306.23">
                <text:p>306.23</text:p>
              </table:table-cell>
              <table:table-cell office:value-type="float" office:value="306.23">
                <text:p>306.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315.74">
                <text:p>315.74</text:p>
              </table:table-cell>
              <table:table-cell office:value-type="float" office:value="315.74">
                <text:p>315.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325.07">
                <text:p>325.07</text:p>
              </table:table-cell>
              <table:table-cell office:value-type="float" office:value="325.07">
                <text:p>325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334.23">
                <text:p>334.23</text:p>
              </table:table-cell>
              <table:table-cell office:value-type="float" office:value="334.23">
                <text:p>334.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343.22">
                <text:p>343.22</text:p>
              </table:table-cell>
              <table:table-cell office:value-type="float" office:value="343.22">
                <text:p>343.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352.05">
                <text:p>352.05</text:p>
              </table:table-cell>
              <table:table-cell office:value-type="float" office:value="352.06">
                <text:p>352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360.74">
                <text:p>360.74</text:p>
              </table:table-cell>
              <table:table-cell office:value-type="float" office:value="360.75">
                <text:p>360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369.29">
                <text:p>369.29</text:p>
              </table:table-cell>
              <table:table-cell office:value-type="float" office:value="369.29">
                <text:p>369.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377.71">
                <text:p>377.71</text:p>
              </table:table-cell>
              <table:table-cell office:value-type="float" office:value="377.71">
                <text:p>377.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386">
                <text:p>38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394.16">
                <text:p>394.16</text:p>
              </table:table-cell>
              <table:table-cell office:value-type="float" office:value="394.16">
                <text:p>394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402.21">
                <text:p>402.21</text:p>
              </table:table-cell>
              <table:table-cell office:value-type="float" office:value="402.21">
                <text:p>402.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410.15">
                <text:p>410.15</text:p>
              </table:table-cell>
              <table:table-cell office:value-type="float" office:value="410.15">
                <text:p>410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417.99">
                <text:p>417.99</text:p>
              </table:table-cell>
              <table:table-cell office:value-type="float" office:value="417.99">
                <text:p>417.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425.72">
                <text:p>425.72</text:p>
              </table:table-cell>
              <table:table-cell office:value-type="float" office:value="425.72">
                <text:p>425.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433.36">
                <text:p>433.36</text:p>
              </table:table-cell>
              <table:table-cell office:value-type="float" office:value="433.36">
                <text:p>433.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440.9">
                <text:p>440.9</text:p>
              </table:table-cell>
              <table:table-cell office:value-type="float" office:value="440.9">
                <text:p>440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448.35">
                <text:p>448.35</text:p>
              </table:table-cell>
              <table:table-cell office:value-type="float" office:value="448.36">
                <text:p>448.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455.72">
                <text:p>455.72</text:p>
              </table:table-cell>
              <table:table-cell office:value-type="float" office:value="455.72">
                <text:p>455.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463">
                <text:p>46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470.21">
                <text:p>470.21</text:p>
              </table:table-cell>
              <table:table-cell office:value-type="float" office:value="470.21">
                <text:p>470.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477.33">
                <text:p>477.33</text:p>
              </table:table-cell>
              <table:table-cell office:value-type="float" office:value="477.33">
                <text:p>477.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484.38">
                <text:p>484.38</text:p>
              </table:table-cell>
              <table:table-cell office:value-type="float" office:value="484.38">
                <text:p>484.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491.35">
                <text:p>491.35</text:p>
              </table:table-cell>
              <table:table-cell office:value-type="float" office:value="491.35">
                <text:p>491.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498.25">
                <text:p>498.25</text:p>
              </table:table-cell>
              <table:table-cell office:value-type="float" office:value="498.25">
                <text:p>498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505.09">
                <text:p>505.09</text:p>
              </table:table-cell>
              <table:table-cell office:value-type="float" office:value="505.09">
                <text:p>505.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511.85">
                <text:p>511.85</text:p>
              </table:table-cell>
              <table:table-cell office:value-type="float" office:value="511.85">
                <text:p>511.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518.55">
                <text:p>518.55</text:p>
              </table:table-cell>
              <table:table-cell office:value-type="float" office:value="518.55">
                <text:p>518.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525.18">
                <text:p>525.18</text:p>
              </table:table-cell>
              <table:table-cell office:value-type="float" office:value="525.18">
                <text:p>525.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531.75">
                <text:p>531.75</text:p>
              </table:table-cell>
              <table:table-cell office:value-type="float" office:value="531.75">
                <text:p>531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538.25">
                <text:p>538.25</text:p>
              </table:table-cell>
              <table:table-cell office:value-type="float" office:value="538.25">
                <text:p>538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544.7">
                <text:p>544.7</text:p>
              </table:table-cell>
              <table:table-cell office:value-type="float" office:value="544.7">
                <text:p>544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551.08">
                <text:p>551.08</text:p>
              </table:table-cell>
              <table:table-cell office:value-type="float" office:value="551.08">
                <text:p>551.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557.41">
                <text:p>557.41</text:p>
              </table:table-cell>
              <table:table-cell office:value-type="float" office:value="557.41">
                <text:p>557.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563.68">
                <text:p>563.68</text:p>
              </table:table-cell>
              <table:table-cell office:value-type="float" office:value="563.68">
                <text:p>563.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569.89">
                <text:p>569.89</text:p>
              </table:table-cell>
              <table:table-cell office:value-type="float" office:value="569.89">
                <text:p>569.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576.04">
                <text:p>576.04</text:p>
              </table:table-cell>
              <table:table-cell office:value-type="float" office:value="576.04">
                <text:p>576.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582.14">
                <text:p>582.14</text:p>
              </table:table-cell>
              <table:table-cell office:value-type="float" office:value="582.14">
                <text:p>582.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588.19">
                <text:p>588.19</text:p>
              </table:table-cell>
              <table:table-cell office:value-type="float" office:value="588.19">
                <text:p>588.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594.18">
                <text:p>594.18</text:p>
              </table:table-cell>
              <table:table-cell office:value-type="float" office:value="594.18">
                <text:p>594.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600.12">
                <text:p>600.12</text:p>
              </table:table-cell>
              <table:table-cell office:value-type="float" office:value="600.11">
                <text:p>600.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606">
                <text:p>60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611.83">
                <text:p>611.83</text:p>
              </table:table-cell>
              <table:table-cell office:value-type="float" office:value="611.83">
                <text:p>611.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617.62">
                <text:p>617.62</text:p>
              </table:table-cell>
              <table:table-cell office:value-type="float" office:value="617.61">
                <text:p>617.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623.35">
                <text:p>623.35</text:p>
              </table:table-cell>
              <table:table-cell office:value-type="float" office:value="623.34">
                <text:p>623.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629.03">
                <text:p>629.03</text:p>
              </table:table-cell>
              <table:table-cell office:value-type="float" office:value="629.02">
                <text:p>629.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634.66">
                <text:p>634.66</text:p>
              </table:table-cell>
              <table:table-cell office:value-type="float" office:value="634.65">
                <text:p>634.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640.24">
                <text:p>640.24</text:p>
              </table:table-cell>
              <table:table-cell office:value-type="float" office:value="640.23">
                <text:p>640.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645.77">
                <text:p>645.77</text:p>
              </table:table-cell>
              <table:table-cell office:value-type="float" office:value="645.77">
                <text:p>645.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651.26">
                <text:p>651.26</text:p>
              </table:table-cell>
              <table:table-cell office:value-type="float" office:value="651.25">
                <text:p>651.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656.69">
                <text:p>656.69</text:p>
              </table:table-cell>
              <table:table-cell office:value-type="float" office:value="656.69">
                <text:p>656.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662.08">
                <text:p>662.08</text:p>
              </table:table-cell>
              <table:table-cell office:value-type="float" office:value="662.08">
                <text:p>662.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667.42">
                <text:p>667.42</text:p>
              </table:table-cell>
              <table:table-cell office:value-type="float" office:value="667.42">
                <text:p>667.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672.72">
                <text:p>672.72</text:p>
              </table:table-cell>
              <table:table-cell office:value-type="float" office:value="672.71">
                <text:p>672.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677.97">
                <text:p>677.97</text:p>
              </table:table-cell>
              <table:table-cell office:value-type="float" office:value="677.96">
                <text:p>677.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683.17">
                <text:p>683.17</text:p>
              </table:table-cell>
              <table:table-cell office:value-type="float" office:value="683.17">
                <text:p>683.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688.33">
                <text:p>688.33</text:p>
              </table:table-cell>
              <table:table-cell office:value-type="float" office:value="688.33">
                <text:p>688.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693.45">
                <text:p>693.45</text:p>
              </table:table-cell>
              <table:table-cell office:value-type="float" office:value="693.44">
                <text:p>693.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698.52">
                <text:p>698.52</text:p>
              </table:table-cell>
              <table:table-cell office:value-type="float" office:value="698.51">
                <text:p>698.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703.54">
                <text:p>703.54</text:p>
              </table:table-cell>
              <table:table-cell office:value-type="float" office:value="703.53">
                <text:p>703.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708.52">
                <text:p>708.52</text:p>
              </table:table-cell>
              <table:table-cell office:value-type="float" office:value="708.51">
                <text:p>708.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713.46">
                <text:p>713.46</text:p>
              </table:table-cell>
              <table:table-cell office:value-type="float" office:value="713.45">
                <text:p>713.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718.35">
                <text:p>718.35</text:p>
              </table:table-cell>
              <table:table-cell office:value-type="float" office:value="718.35">
                <text:p>718.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723.21">
                <text:p>723.21</text:p>
              </table:table-cell>
              <table:table-cell office:value-type="float" office:value="723.2">
                <text:p>723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728.02">
                <text:p>728.02</text:p>
              </table:table-cell>
              <table:table-cell office:value-type="float" office:value="728.01">
                <text:p>728.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732.78">
                <text:p>732.78</text:p>
              </table:table-cell>
              <table:table-cell office:value-type="float" office:value="732.77">
                <text:p>732.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737.51">
                <text:p>737.51</text:p>
              </table:table-cell>
              <table:table-cell office:value-type="float" office:value="737.5">
                <text:p>737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742.19">
                <text:p>742.19</text:p>
              </table:table-cell>
              <table:table-cell office:value-type="float" office:value="742.18">
                <text:p>742.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746.84">
                <text:p>746.84</text:p>
              </table:table-cell>
              <table:table-cell office:value-type="float" office:value="746.83">
                <text:p>746.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751.44">
                <text:p>751.44</text:p>
              </table:table-cell>
              <table:table-cell office:value-type="float" office:value="751.43">
                <text:p>751.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756">
                <text:p>756</text:p>
              </table:table-cell>
              <table:table-cell office:value-type="float" office:value="755.99">
                <text:p>755.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760.52">
                <text:p>760.52</text:p>
              </table:table-cell>
              <table:table-cell office:value-type="float" office:value="760.51">
                <text:p>760.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765.01">
                <text:p>765.01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769.45">
                <text:p>769.45</text:p>
              </table:table-cell>
              <table:table-cell office:value-type="float" office:value="769.44">
                <text:p>769.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773.86">
                <text:p>773.86</text:p>
              </table:table-cell>
              <table:table-cell office:value-type="float" office:value="773.84">
                <text:p>773.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778.22">
                <text:p>778.22</text:p>
              </table:table-cell>
              <table:table-cell office:value-type="float" office:value="778.21">
                <text:p>778.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782.55">
                <text:p>782.55</text:p>
              </table:table-cell>
              <table:table-cell office:value-type="float" office:value="782.54">
                <text:p>782.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786.84">
                <text:p>786.84</text:p>
              </table:table-cell>
              <table:table-cell office:value-type="float" office:value="786.82">
                <text:p>786.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791.09">
                <text:p>791.09</text:p>
              </table:table-cell>
              <table:table-cell office:value-type="float" office:value="791.08">
                <text:p>791.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795.3">
                <text:p>795.3</text:p>
              </table:table-cell>
              <table:table-cell office:value-type="float" office:value="795.29">
                <text:p>795.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799.48">
                <text:p>799.48</text:p>
              </table:table-cell>
              <table:table-cell office:value-type="float" office:value="799.47">
                <text:p>799.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803.62">
                <text:p>803.62</text:p>
              </table:table-cell>
              <table:table-cell office:value-type="float" office:value="803.61">
                <text:p>803.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807.72">
                <text:p>807.72</text:p>
              </table:table-cell>
              <table:table-cell office:value-type="float" office:value="807.71">
                <text:p>807.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811.79">
                <text:p>811.79</text:p>
              </table:table-cell>
              <table:table-cell office:value-type="float" office:value="811.78">
                <text:p>811.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815.82">
                <text:p>815.82</text:p>
              </table:table-cell>
              <table:table-cell office:value-type="float" office:value="815.81">
                <text:p>815.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819.82">
                <text:p>819.82</text:p>
              </table:table-cell>
              <table:table-cell office:value-type="float" office:value="819.8">
                <text:p>819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823.78">
                <text:p>823.78</text:p>
              </table:table-cell>
              <table:table-cell office:value-type="float" office:value="823.76">
                <text:p>823.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827.7">
                <text:p>827.7</text:p>
              </table:table-cell>
              <table:table-cell office:value-type="float" office:value="827.69">
                <text:p>827.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831.59">
                <text:p>831.59</text:p>
              </table:table-cell>
              <table:table-cell office:value-type="float" office:value="831.58">
                <text:p>831.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835.45">
                <text:p>835.45</text:p>
              </table:table-cell>
              <table:table-cell office:value-type="float" office:value="835.43">
                <text:p>835.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839.27">
                <text:p>839.27</text:p>
              </table:table-cell>
              <table:table-cell office:value-type="float" office:value="839.26">
                <text:p>839.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843.06">
                <text:p>843.06</text:p>
              </table:table-cell>
              <table:table-cell office:value-type="float" office:value="843.04">
                <text:p>843.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846.81">
                <text:p>846.81</text:p>
              </table:table-cell>
              <table:table-cell office:value-type="float" office:value="846.8">
                <text:p>846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850.54">
                <text:p>850.54</text:p>
              </table:table-cell>
              <table:table-cell office:value-type="float" office:value="850.52">
                <text:p>850.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854.22">
                <text:p>854.22</text:p>
              </table:table-cell>
              <table:table-cell office:value-type="float" office:value="854.21">
                <text:p>854.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857.88">
                <text:p>857.88</text:p>
              </table:table-cell>
              <table:table-cell office:value-type="float" office:value="857.86">
                <text:p>857.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861.5">
                <text:p>861.5</text:p>
              </table:table-cell>
              <table:table-cell office:value-type="float" office:value="861.48">
                <text:p>861.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865.09">
                <text:p>865.09</text:p>
              </table:table-cell>
              <table:table-cell office:value-type="float" office:value="865.08">
                <text:p>865.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868.65">
                <text:p>868.65</text:p>
              </table:table-cell>
              <table:table-cell office:value-type="float" office:value="868.63">
                <text:p>868.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872.18">
                <text:p>872.18</text:p>
              </table:table-cell>
              <table:table-cell office:value-type="float" office:value="872.16">
                <text:p>872.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875.68">
                <text:p>875.68</text:p>
              </table:table-cell>
              <table:table-cell office:value-type="float" office:value="875.66">
                <text:p>875.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879.14">
                <text:p>879.14</text:p>
              </table:table-cell>
              <table:table-cell office:value-type="float" office:value="879.12">
                <text:p>879.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882.58">
                <text:p>882.58</text:p>
              </table:table-cell>
              <table:table-cell office:value-type="float" office:value="882.56">
                <text:p>882.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885.98">
                <text:p>885.98</text:p>
              </table:table-cell>
              <table:table-cell office:value-type="float" office:value="885.96">
                <text:p>885.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889.35">
                <text:p>889.35</text:p>
              </table:table-cell>
              <table:table-cell office:value-type="float" office:value="889.33">
                <text:p>889.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892.7">
                <text:p>892.7</text:p>
              </table:table-cell>
              <table:table-cell office:value-type="float" office:value="892.68">
                <text:p>892.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896.01">
                <text:p>896.01</text:p>
              </table:table-cell>
              <table:table-cell office:value-type="float" office:value="895.99">
                <text:p>895.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899.3">
                <text:p>899.3</text:p>
              </table:table-cell>
              <table:table-cell office:value-type="float" office:value="899.28">
                <text:p>899.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902.55">
                <text:p>902.55</text:p>
              </table:table-cell>
              <table:table-cell office:value-type="float" office:value="902.53">
                <text:p>902.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905.78">
                <text:p>905.78</text:p>
              </table:table-cell>
              <table:table-cell office:value-type="float" office:value="905.76">
                <text:p>905.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908.98">
                <text:p>908.98</text:p>
              </table:table-cell>
              <table:table-cell office:value-type="float" office:value="908.95">
                <text:p>908.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912.14">
                <text:p>912.14</text:p>
              </table:table-cell>
              <table:table-cell office:value-type="float" office:value="912.12">
                <text:p>912.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915.29">
                <text:p>915.29</text:p>
              </table:table-cell>
              <table:table-cell office:value-type="float" office:value="915.26">
                <text:p>915.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918.4">
                <text:p>918.4</text:p>
              </table:table-cell>
              <table:table-cell office:value-type="float" office:value="918.38">
                <text:p>918.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921.48">
                <text:p>921.48</text:p>
              </table:table-cell>
              <table:table-cell office:value-type="float" office:value="921.46">
                <text:p>921.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924.54">
                <text:p>924.54</text:p>
              </table:table-cell>
              <table:table-cell office:value-type="float" office:value="924.52">
                <text:p>924.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927.57">
                <text:p>927.57</text:p>
              </table:table-cell>
              <table:table-cell office:value-type="float" office:value="927.55">
                <text:p>927.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930.58">
                <text:p>930.58</text:p>
              </table:table-cell>
              <table:table-cell office:value-type="float" office:value="930.55">
                <text:p>930.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933.55">
                <text:p>933.55</text:p>
              </table:table-cell>
              <table:table-cell office:value-type="float" office:value="933.53">
                <text:p>933.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936.5">
                <text:p>936.5</text:p>
              </table:table-cell>
              <table:table-cell office:value-type="float" office:value="936.48">
                <text:p>936.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939.43">
                <text:p>939.43</text:p>
              </table:table-cell>
              <table:table-cell office:value-type="float" office:value="939.4">
                <text:p>939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942.33">
                <text:p>942.33</text:p>
              </table:table-cell>
              <table:table-cell office:value-type="float" office:value="942.3">
                <text:p>942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945.2">
                <text:p>945.2</text:p>
              </table:table-cell>
              <table:table-cell office:value-type="float" office:value="945.17">
                <text:p>945.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948.04">
                <text:p>948.04</text:p>
              </table:table-cell>
              <table:table-cell office:value-type="float" office:value="948.02">
                <text:p>948.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950.87">
                <text:p>950.87</text:p>
              </table:table-cell>
              <table:table-cell office:value-type="float" office:value="950.84">
                <text:p>950.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953.66">
                <text:p>953.66</text:p>
              </table:table-cell>
              <table:table-cell office:value-type="float" office:value="953.64">
                <text:p>953.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956.43">
                <text:p>956.43</text:p>
              </table:table-cell>
              <table:table-cell office:value-type="float" office:value="956.41">
                <text:p>956.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959.18">
                <text:p>959.18</text:p>
              </table:table-cell>
              <table:table-cell office:value-type="float" office:value="959.15">
                <text:p>959.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961.9">
                <text:p>961.9</text:p>
              </table:table-cell>
              <table:table-cell office:value-type="float" office:value="961.88">
                <text:p>961.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964.6">
                <text:p>964.6</text:p>
              </table:table-cell>
              <table:table-cell office:value-type="float" office:value="964.57">
                <text:p>964.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967.27">
                <text:p>967.27</text:p>
              </table:table-cell>
              <table:table-cell office:value-type="float" office:value="967.25">
                <text:p>967.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969.92">
                <text:p>969.92</text:p>
              </table:table-cell>
              <table:table-cell office:value-type="float" office:value="969.9">
                <text:p>969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972.55">
                <text:p>972.55</text:p>
              </table:table-cell>
              <table:table-cell office:value-type="float" office:value="972.52">
                <text:p>972.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975.15">
                <text:p>975.15</text:p>
              </table:table-cell>
              <table:table-cell office:value-type="float" office:value="975.13">
                <text:p>975.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977.73">
                <text:p>977.73</text:p>
              </table:table-cell>
              <table:table-cell office:value-type="float" office:value="977.71">
                <text:p>977.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980.29">
                <text:p>980.29</text:p>
              </table:table-cell>
              <table:table-cell office:value-type="float" office:value="980.26">
                <text:p>980.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982.82">
                <text:p>982.82</text:p>
              </table:table-cell>
              <table:table-cell office:value-type="float" office:value="982.8">
                <text:p>982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985.34">
                <text:p>985.34</text:p>
              </table:table-cell>
              <table:table-cell office:value-type="float" office:value="985.31">
                <text:p>985.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987.82">
                <text:p>987.82</text:p>
              </table:table-cell>
              <table:table-cell office:value-type="float" office:value="987.8">
                <text:p>987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990.29">
                <text:p>990.29</text:p>
              </table:table-cell>
              <table:table-cell office:value-type="float" office:value="990.26">
                <text:p>990.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992.74">
                <text:p>992.74</text:p>
              </table:table-cell>
              <table:table-cell office:value-type="float" office:value="992.71">
                <text:p>992.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995.16">
                <text:p>995.16</text:p>
              </table:table-cell>
              <table:table-cell office:value-type="float" office:value="995.13">
                <text:p>995.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997.56">
                <text:p>997.56</text:p>
              </table:table-cell>
              <table:table-cell office:value-type="float" office:value="997.53">
                <text:p>997.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999.94">
                <text:p>999.94</text:p>
              </table:table-cell>
              <table:table-cell office:value-type="float" office:value="999.91">
                <text:p>999.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002.3">
                <text:p>1002.3</text:p>
              </table:table-cell>
              <table:table-cell office:value-type="float" office:value="1002.3">
                <text:p>1002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004.6">
                <text:p>1004.6</text:p>
              </table:table-cell>
              <table:table-cell office:value-type="float" office:value="1004.6">
                <text:p>1004.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007">
                <text:p>1007</text:p>
              </table:table-cell>
              <table:table-cell office:value-type="float" office:value="1006.9">
                <text:p>1006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009.3">
                <text:p>1009.3</text:p>
              </table:table-cell>
              <table:table-cell office:value-type="float" office:value="1009.2">
                <text:p>1009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011.5">
                <text:p>1011.5</text:p>
              </table:table-cell>
              <table:table-cell office:value-type="float" office:value="1011.5">
                <text:p>1011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013.8">
                <text:p>1013.8</text:p>
              </table:table-cell>
              <table:table-cell office:value-type="float" office:value="1013.8">
                <text:p>1013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016">
                <text:p>101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018.2">
                <text:p>1018.2</text:p>
              </table:table-cell>
              <table:table-cell office:value-type="float" office:value="1018.2">
                <text:p>1018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020.4">
                <text:p>1020.4</text:p>
              </table:table-cell>
              <table:table-cell office:value-type="float" office:value="1020.4">
                <text:p>1020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022.6">
                <text:p>1022.6</text:p>
              </table:table-cell>
              <table:table-cell office:value-type="float" office:value="1022.6">
                <text:p>1022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024.8">
                <text:p>1024.8</text:p>
              </table:table-cell>
              <table:table-cell office:value-type="float" office:value="1024.7">
                <text:p>1024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026.9">
                <text:p>1026.9</text:p>
              </table:table-cell>
              <table:table-cell office:value-type="float" office:value="1026.9">
                <text:p>1026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029">
                <text:p>102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031.1">
                <text:p>1031.1</text:p>
              </table:table-cell>
              <table:table-cell office:value-type="float" office:value="1031.1">
                <text:p>1031.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033.2">
                <text:p>1033.2</text:p>
              </table:table-cell>
              <table:table-cell office:value-type="float" office:value="1033.2">
                <text:p>1033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prothrombin comparison</text:p>
        </chart:title>
        <chart:legend chart:legend-position="end" svg:x="13.411cm" svg:y="3.952cm" style:legend-expansion="high" chart:style-name="ch3"/>
        <chart:plot-area chart:style-name="ch4" table:cell-range-address="'30 percent'.A2:'30 percent'.B202 '30 percent'.B1:'30 percent'.B1 '30 percent'.I1:'30 percent'.I202" chart:data-source-has-labels="row" svg:x="0.77cm" svg:y="1.635cm" svg:width="12.002cm" svg:height="6.765cm">
          <chartooo:coordinate-region svg:x="1.762cm" svg:y="1.835cm" svg:width="10.638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B2:'30 percent'.B202" chart:label-cell-address="'30 percent'.B1:'30 percent'.B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I2:'30 percent'.I202" chart:label-cell-address="'30 percent'.I1:'30 percent'.I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</text:p>
                <draw:g>
                  <svg:desc>'30 percent'.B1:'30 percent'.B1</svg:desc>
                </draw:g>
              </table:table-cell>
              <table:table-cell office:value-type="string">
                <text:p>noapc II</text:p>
                <draw:g>
                  <svg:desc>'30 percent'.I1:'30 percen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1400">
                <text:p>1400</text:p>
                <draw:g>
                  <svg:desc>'30 percent'.B2:'30 percent'.B202</svg:desc>
                </draw:g>
              </table:table-cell>
              <table:table-cell office:value-type="float" office:value="1400">
                <text:p>1400</text:p>
                <draw:g>
                  <svg:desc>'30 percent'.I2:'30 percent'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95.1">
                <text:p>1395.1</text:p>
              </table:table-cell>
              <table:table-cell office:value-type="float" office:value="1395.1">
                <text:p>139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95.9">
                <text:p>1395.9</text:p>
              </table:table-cell>
              <table:table-cell office:value-type="float" office:value="1395.9">
                <text:p>139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96.4">
                <text:p>1396.4</text:p>
              </table:table-cell>
              <table:table-cell office:value-type="float" office:value="1396.4">
                <text:p>139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396.7">
                <text:p>1396.7</text:p>
              </table:table-cell>
              <table:table-cell office:value-type="float" office:value="1396.7">
                <text:p>139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396.8">
                <text:p>1396.8</text:p>
              </table:table-cell>
              <table:table-cell office:value-type="float" office:value="1396.8">
                <text:p>1396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96.7">
                <text:p>1396.7</text:p>
              </table:table-cell>
              <table:table-cell office:value-type="float" office:value="1396.7">
                <text:p>139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395.9">
                <text:p>1395.9</text:p>
              </table:table-cell>
              <table:table-cell office:value-type="float" office:value="1395.9">
                <text:p>1395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393.1">
                <text:p>1393.1</text:p>
              </table:table-cell>
              <table:table-cell office:value-type="float" office:value="1393.1">
                <text:p>139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384.6">
                <text:p>1384.6</text:p>
              </table:table-cell>
              <table:table-cell office:value-type="float" office:value="1384.6">
                <text:p>138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364.3">
                <text:p>1364.3</text:p>
              </table:table-cell>
              <table:table-cell office:value-type="float" office:value="1364.3">
                <text:p>1364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330.6">
                <text:p>1330.6</text:p>
              </table:table-cell>
              <table:table-cell office:value-type="float" office:value="1330.6">
                <text:p>133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285.9">
                <text:p>1285.9</text:p>
              </table:table-cell>
              <table:table-cell office:value-type="float" office:value="1285.9">
                <text:p>128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235.3">
                <text:p>1235.3</text:p>
              </table:table-cell>
              <table:table-cell office:value-type="float" office:value="1235.3">
                <text:p>1235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183.6">
                <text:p>1183.6</text:p>
              </table:table-cell>
              <table:table-cell office:value-type="float" office:value="1183.6">
                <text:p>1183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134.1">
                <text:p>1134.1</text:p>
              </table:table-cell>
              <table:table-cell office:value-type="float" office:value="1134.1">
                <text:p>1134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088.3">
                <text:p>1088.3</text:p>
              </table:table-cell>
              <table:table-cell office:value-type="float" office:value="1088.3">
                <text:p>108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046.6">
                <text:p>1046.6</text:p>
              </table:table-cell>
              <table:table-cell office:value-type="float" office:value="1046.6">
                <text:p>1046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008.9">
                <text:p>1008.9</text:p>
              </table:table-cell>
              <table:table-cell office:value-type="float" office:value="1008.8">
                <text:p>1008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974.77">
                <text:p>974.77</text:p>
              </table:table-cell>
              <table:table-cell office:value-type="float" office:value="974.76">
                <text:p>974.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943.88">
                <text:p>943.88</text:p>
              </table:table-cell>
              <table:table-cell office:value-type="float" office:value="943.87">
                <text:p>943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915.77">
                <text:p>915.77</text:p>
              </table:table-cell>
              <table:table-cell office:value-type="float" office:value="915.76">
                <text:p>915.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890.04">
                <text:p>890.04</text:p>
              </table:table-cell>
              <table:table-cell office:value-type="float" office:value="890.04">
                <text:p>89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866.38">
                <text:p>866.38</text:p>
              </table:table-cell>
              <table:table-cell office:value-type="float" office:value="866.38">
                <text:p>866.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844.51">
                <text:p>844.51</text:p>
              </table:table-cell>
              <table:table-cell office:value-type="float" office:value="844.5">
                <text:p>84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824.19">
                <text:p>824.19</text:p>
              </table:table-cell>
              <table:table-cell office:value-type="float" office:value="824.18">
                <text:p>824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805.22">
                <text:p>805.22</text:p>
              </table:table-cell>
              <table:table-cell office:value-type="float" office:value="805.22">
                <text:p>805.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787.45">
                <text:p>787.45</text:p>
              </table:table-cell>
              <table:table-cell office:value-type="float" office:value="787.44">
                <text:p>787.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770.72">
                <text:p>770.72</text:p>
              </table:table-cell>
              <table:table-cell office:value-type="float" office:value="770.72">
                <text:p>770.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754.93">
                <text:p>754.93</text:p>
              </table:table-cell>
              <table:table-cell office:value-type="float" office:value="754.92">
                <text:p>754.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739.96">
                <text:p>739.96</text:p>
              </table:table-cell>
              <table:table-cell office:value-type="float" office:value="739.96">
                <text:p>739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725.73">
                <text:p>725.73</text:p>
              </table:table-cell>
              <table:table-cell office:value-type="float" office:value="725.73">
                <text:p>725.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712.16">
                <text:p>712.16</text:p>
              </table:table-cell>
              <table:table-cell office:value-type="float" office:value="712.16">
                <text:p>712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699.19">
                <text:p>699.19</text:p>
              </table:table-cell>
              <table:table-cell office:value-type="float" office:value="699.19">
                <text:p>699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686.76">
                <text:p>686.76</text:p>
              </table:table-cell>
              <table:table-cell office:value-type="float" office:value="686.76">
                <text:p>686.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674.81">
                <text:p>674.81</text:p>
              </table:table-cell>
              <table:table-cell office:value-type="float" office:value="674.81">
                <text:p>674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663.31">
                <text:p>663.31</text:p>
              </table:table-cell>
              <table:table-cell office:value-type="float" office:value="663.31">
                <text:p>663.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652.22">
                <text:p>652.22</text:p>
              </table:table-cell>
              <table:table-cell office:value-type="float" office:value="652.22">
                <text:p>652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641.49">
                <text:p>641.49</text:p>
              </table:table-cell>
              <table:table-cell office:value-type="float" office:value="641.49">
                <text:p>641.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631.11">
                <text:p>631.11</text:p>
              </table:table-cell>
              <table:table-cell office:value-type="float" office:value="631.11">
                <text:p>631.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621.04">
                <text:p>621.04</text:p>
              </table:table-cell>
              <table:table-cell office:value-type="float" office:value="621.03">
                <text:p>621.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611.26">
                <text:p>611.26</text:p>
              </table:table-cell>
              <table:table-cell office:value-type="float" office:value="611.25">
                <text:p>611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601.74">
                <text:p>601.74</text:p>
              </table:table-cell>
              <table:table-cell office:value-type="float" office:value="601.74">
                <text:p>601.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592.48">
                <text:p>592.48</text:p>
              </table:table-cell>
              <table:table-cell office:value-type="float" office:value="592.48">
                <text:p>592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583.45">
                <text:p>583.45</text:p>
              </table:table-cell>
              <table:table-cell office:value-type="float" office:value="583.44">
                <text:p>583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574.63">
                <text:p>574.63</text:p>
              </table:table-cell>
              <table:table-cell office:value-type="float" office:value="574.63">
                <text:p>574.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566.02">
                <text:p>566.02</text:p>
              </table:table-cell>
              <table:table-cell office:value-type="float" office:value="566.02">
                <text:p>566.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557.6">
                <text:p>557.6</text:p>
              </table:table-cell>
              <table:table-cell office:value-type="float" office:value="557.6">
                <text:p>557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549.37">
                <text:p>549.37</text:p>
              </table:table-cell>
              <table:table-cell office:value-type="float" office:value="549.36">
                <text:p>549.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541.3">
                <text:p>541.3</text:p>
              </table:table-cell>
              <table:table-cell office:value-type="float" office:value="541.3">
                <text:p>541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533.39">
                <text:p>533.39</text:p>
              </table:table-cell>
              <table:table-cell office:value-type="float" office:value="533.39">
                <text:p>533.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525.64">
                <text:p>525.64</text:p>
              </table:table-cell>
              <table:table-cell office:value-type="float" office:value="525.64">
                <text:p>525.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518.04">
                <text:p>518.04</text:p>
              </table:table-cell>
              <table:table-cell office:value-type="float" office:value="518.04">
                <text:p>518.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510.58">
                <text:p>510.58</text:p>
              </table:table-cell>
              <table:table-cell office:value-type="float" office:value="510.58">
                <text:p>510.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503.25">
                <text:p>503.25</text:p>
              </table:table-cell>
              <table:table-cell office:value-type="float" office:value="503.25">
                <text:p>503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496.05">
                <text:p>496.05</text:p>
              </table:table-cell>
              <table:table-cell office:value-type="float" office:value="496.05">
                <text:p>496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488.98">
                <text:p>488.98</text:p>
              </table:table-cell>
              <table:table-cell office:value-type="float" office:value="488.98">
                <text:p>488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482.03">
                <text:p>482.03</text:p>
              </table:table-cell>
              <table:table-cell office:value-type="float" office:value="482.02">
                <text:p>482.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475.19">
                <text:p>475.19</text:p>
              </table:table-cell>
              <table:table-cell office:value-type="float" office:value="475.19">
                <text:p>475.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468.46">
                <text:p>468.46</text:p>
              </table:table-cell>
              <table:table-cell office:value-type="float" office:value="468.46">
                <text:p>468.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461.85">
                <text:p>461.85</text:p>
              </table:table-cell>
              <table:table-cell office:value-type="float" office:value="461.85">
                <text:p>461.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455.34">
                <text:p>455.34</text:p>
              </table:table-cell>
              <table:table-cell office:value-type="float" office:value="455.34">
                <text:p>455.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448.93">
                <text:p>448.93</text:p>
              </table:table-cell>
              <table:table-cell office:value-type="float" office:value="448.93">
                <text:p>448.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442.62">
                <text:p>442.62</text:p>
              </table:table-cell>
              <table:table-cell office:value-type="float" office:value="442.62">
                <text:p>442.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436.41">
                <text:p>436.41</text:p>
              </table:table-cell>
              <table:table-cell office:value-type="float" office:value="436.41">
                <text:p>436.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430.3">
                <text:p>430.3</text:p>
              </table:table-cell>
              <table:table-cell office:value-type="float" office:value="430.3">
                <text:p>430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424.28">
                <text:p>424.28</text:p>
              </table:table-cell>
              <table:table-cell office:value-type="float" office:value="424.28">
                <text:p>424.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418.35">
                <text:p>418.35</text:p>
              </table:table-cell>
              <table:table-cell office:value-type="float" office:value="418.35">
                <text:p>418.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412.51">
                <text:p>412.51</text:p>
              </table:table-cell>
              <table:table-cell office:value-type="float" office:value="412.51">
                <text:p>412.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406.76">
                <text:p>406.76</text:p>
              </table:table-cell>
              <table:table-cell office:value-type="float" office:value="406.76">
                <text:p>406.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401.09">
                <text:p>401.09</text:p>
              </table:table-cell>
              <table:table-cell office:value-type="float" office:value="401.09">
                <text:p>401.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395.51">
                <text:p>395.51</text:p>
              </table:table-cell>
              <table:table-cell office:value-type="float" office:value="395.51">
                <text:p>395.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390.01">
                <text:p>390.01</text:p>
              </table:table-cell>
              <table:table-cell office:value-type="float" office:value="390.01">
                <text:p>390.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384.59">
                <text:p>384.59</text:p>
              </table:table-cell>
              <table:table-cell office:value-type="float" office:value="384.59">
                <text:p>384.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379.25">
                <text:p>379.25</text:p>
              </table:table-cell>
              <table:table-cell office:value-type="float" office:value="379.25">
                <text:p>379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373.99">
                <text:p>373.99</text:p>
              </table:table-cell>
              <table:table-cell office:value-type="float" office:value="373.99">
                <text:p>373.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368.81">
                <text:p>368.81</text:p>
              </table:table-cell>
              <table:table-cell office:value-type="float" office:value="368.81">
                <text:p>368.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363.7">
                <text:p>363.7</text:p>
              </table:table-cell>
              <table:table-cell office:value-type="float" office:value="363.7">
                <text:p>363.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358.67">
                <text:p>358.67</text:p>
              </table:table-cell>
              <table:table-cell office:value-type="float" office:value="358.67">
                <text:p>358.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353.71">
                <text:p>353.71</text:p>
              </table:table-cell>
              <table:table-cell office:value-type="float" office:value="353.71">
                <text:p>353.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348.82">
                <text:p>348.82</text:p>
              </table:table-cell>
              <table:table-cell office:value-type="float" office:value="348.82">
                <text:p>348.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344.01">
                <text:p>344.01</text:p>
              </table:table-cell>
              <table:table-cell office:value-type="float" office:value="344.01">
                <text:p>344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339.26">
                <text:p>339.26</text:p>
              </table:table-cell>
              <table:table-cell office:value-type="float" office:value="339.26">
                <text:p>339.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334.58">
                <text:p>334.58</text:p>
              </table:table-cell>
              <table:table-cell office:value-type="float" office:value="334.58">
                <text:p>334.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329.98">
                <text:p>329.98</text:p>
              </table:table-cell>
              <table:table-cell office:value-type="float" office:value="329.97">
                <text:p>329.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325.43">
                <text:p>325.43</text:p>
              </table:table-cell>
              <table:table-cell office:value-type="float" office:value="325.43">
                <text:p>325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320.96">
                <text:p>320.96</text:p>
              </table:table-cell>
              <table:table-cell office:value-type="float" office:value="320.95">
                <text:p>320.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316.54">
                <text:p>316.54</text:p>
              </table:table-cell>
              <table:table-cell office:value-type="float" office:value="316.54">
                <text:p>316.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312.2">
                <text:p>312.2</text:p>
              </table:table-cell>
              <table:table-cell office:value-type="float" office:value="312.2">
                <text:p>312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307.91">
                <text:p>307.91</text:p>
              </table:table-cell>
              <table:table-cell office:value-type="float" office:value="307.91">
                <text:p>307.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303.69">
                <text:p>303.69</text:p>
              </table:table-cell>
              <table:table-cell office:value-type="float" office:value="303.69">
                <text:p>303.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299.53">
                <text:p>299.53</text:p>
              </table:table-cell>
              <table:table-cell office:value-type="float" office:value="299.53">
                <text:p>299.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295.43">
                <text:p>295.43</text:p>
              </table:table-cell>
              <table:table-cell office:value-type="float" office:value="295.43">
                <text:p>295.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291.39">
                <text:p>291.39</text:p>
              </table:table-cell>
              <table:table-cell office:value-type="float" office:value="291.38">
                <text:p>291.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287.4">
                <text:p>287.4</text:p>
              </table:table-cell>
              <table:table-cell office:value-type="float" office:value="287.4">
                <text:p>287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283.48">
                <text:p>283.48</text:p>
              </table:table-cell>
              <table:table-cell office:value-type="float" office:value="283.47">
                <text:p>283.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279.61">
                <text:p>279.61</text:p>
              </table:table-cell>
              <table:table-cell office:value-type="float" office:value="279.61">
                <text:p>279.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275.79">
                <text:p>275.79</text:p>
              </table:table-cell>
              <table:table-cell office:value-type="float" office:value="275.79">
                <text:p>275.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272.04">
                <text:p>272.04</text:p>
              </table:table-cell>
              <table:table-cell office:value-type="float" office:value="272.04">
                <text:p>272.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268.33">
                <text:p>268.33</text:p>
              </table:table-cell>
              <table:table-cell office:value-type="float" office:value="268.33">
                <text:p>268.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264.68">
                <text:p>264.68</text:p>
              </table:table-cell>
              <table:table-cell office:value-type="float" office:value="264.68">
                <text:p>264.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261.09">
                <text:p>261.09</text:p>
              </table:table-cell>
              <table:table-cell office:value-type="float" office:value="261.08">
                <text:p>261.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257.54">
                <text:p>257.54</text:p>
              </table:table-cell>
              <table:table-cell office:value-type="float" office:value="257.54">
                <text:p>257.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254.05">
                <text:p>254.05</text:p>
              </table:table-cell>
              <table:table-cell office:value-type="float" office:value="254.05">
                <text:p>254.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250.6">
                <text:p>250.6</text:p>
              </table:table-cell>
              <table:table-cell office:value-type="float" office:value="250.6">
                <text:p>250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247.21">
                <text:p>247.21</text:p>
              </table:table-cell>
              <table:table-cell office:value-type="float" office:value="247.21">
                <text:p>247.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243.86">
                <text:p>243.86</text:p>
              </table:table-cell>
              <table:table-cell office:value-type="float" office:value="243.86">
                <text:p>243.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240.57">
                <text:p>240.57</text:p>
              </table:table-cell>
              <table:table-cell office:value-type="float" office:value="240.57">
                <text:p>240.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237.32">
                <text:p>237.32</text:p>
              </table:table-cell>
              <table:table-cell office:value-type="float" office:value="237.32">
                <text:p>237.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234.12">
                <text:p>234.12</text:p>
              </table:table-cell>
              <table:table-cell office:value-type="float" office:value="234.12">
                <text:p>234.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230.96">
                <text:p>230.96</text:p>
              </table:table-cell>
              <table:table-cell office:value-type="float" office:value="230.96">
                <text:p>230.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227.85">
                <text:p>227.85</text:p>
              </table:table-cell>
              <table:table-cell office:value-type="float" office:value="227.85">
                <text:p>227.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224.79">
                <text:p>224.79</text:p>
              </table:table-cell>
              <table:table-cell office:value-type="float" office:value="224.78">
                <text:p>224.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221.76">
                <text:p>221.76</text:p>
              </table:table-cell>
              <table:table-cell office:value-type="float" office:value="221.76">
                <text:p>221.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218.79">
                <text:p>218.79</text:p>
              </table:table-cell>
              <table:table-cell office:value-type="float" office:value="218.78">
                <text:p>218.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215.85">
                <text:p>215.85</text:p>
              </table:table-cell>
              <table:table-cell office:value-type="float" office:value="215.85">
                <text:p>215.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212.96">
                <text:p>212.96</text:p>
              </table:table-cell>
              <table:table-cell office:value-type="float" office:value="212.96">
                <text:p>212.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210.11">
                <text:p>210.11</text:p>
              </table:table-cell>
              <table:table-cell office:value-type="float" office:value="210.11">
                <text:p>210.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207.3">
                <text:p>207.3</text:p>
              </table:table-cell>
              <table:table-cell office:value-type="float" office:value="207.3">
                <text:p>207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204.53">
                <text:p>204.53</text:p>
              </table:table-cell>
              <table:table-cell office:value-type="float" office:value="204.53">
                <text:p>204.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201.8">
                <text:p>201.8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199.11">
                <text:p>199.11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196.45">
                <text:p>196.45</text:p>
              </table:table-cell>
              <table:table-cell office:value-type="float" office:value="196.45">
                <text:p>196.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193.84">
                <text:p>193.84</text:p>
              </table:table-cell>
              <table:table-cell office:value-type="float" office:value="193.84">
                <text:p>193.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91.26">
                <text:p>191.26</text:p>
              </table:table-cell>
              <table:table-cell office:value-type="float" office:value="191.26">
                <text:p>191.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88.72">
                <text:p>188.72</text:p>
              </table:table-cell>
              <table:table-cell office:value-type="float" office:value="188.72">
                <text:p>188.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86.22">
                <text:p>186.22</text:p>
              </table:table-cell>
              <table:table-cell office:value-type="float" office:value="186.22">
                <text:p>186.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83.75">
                <text:p>183.75</text:p>
              </table:table-cell>
              <table:table-cell office:value-type="float" office:value="183.75">
                <text:p>183.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81.32">
                <text:p>181.32</text:p>
              </table:table-cell>
              <table:table-cell office:value-type="float" office:value="181.32">
                <text:p>181.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78.92">
                <text:p>178.92</text:p>
              </table:table-cell>
              <table:table-cell office:value-type="float" office:value="178.92">
                <text:p>178.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76.56">
                <text:p>176.56</text:p>
              </table:table-cell>
              <table:table-cell office:value-type="float" office:value="176.56">
                <text:p>176.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74.23">
                <text:p>174.23</text:p>
              </table:table-cell>
              <table:table-cell office:value-type="float" office:value="174.23">
                <text:p>174.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71.93">
                <text:p>171.93</text:p>
              </table:table-cell>
              <table:table-cell office:value-type="float" office:value="171.93">
                <text:p>171.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69.67">
                <text:p>169.67</text:p>
              </table:table-cell>
              <table:table-cell office:value-type="float" office:value="169.67">
                <text:p>169.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67.44">
                <text:p>167.44</text:p>
              </table:table-cell>
              <table:table-cell office:value-type="float" office:value="167.44">
                <text:p>167.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65.24">
                <text:p>165.24</text:p>
              </table:table-cell>
              <table:table-cell office:value-type="float" office:value="165.24">
                <text:p>165.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63.07">
                <text:p>163.07</text:p>
              </table:table-cell>
              <table:table-cell office:value-type="float" office:value="163.07">
                <text:p>163.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60.93">
                <text:p>160.93</text:p>
              </table:table-cell>
              <table:table-cell office:value-type="float" office:value="160.93">
                <text:p>160.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58.83">
                <text:p>158.83</text:p>
              </table:table-cell>
              <table:table-cell office:value-type="float" office:value="158.82">
                <text:p>158.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56.75">
                <text:p>156.75</text:p>
              </table:table-cell>
              <table:table-cell office:value-type="float" office:value="156.75">
                <text:p>156.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54.7">
                <text:p>154.7</text:p>
              </table:table-cell>
              <table:table-cell office:value-type="float" office:value="154.7">
                <text:p>154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52.68">
                <text:p>152.68</text:p>
              </table:table-cell>
              <table:table-cell office:value-type="float" office:value="152.68">
                <text:p>152.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50.69">
                <text:p>150.69</text:p>
              </table:table-cell>
              <table:table-cell office:value-type="float" office:value="150.69">
                <text:p>150.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48.73">
                <text:p>148.73</text:p>
              </table:table-cell>
              <table:table-cell office:value-type="float" office:value="148.73">
                <text:p>148.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46.8">
                <text:p>146.8</text:p>
              </table:table-cell>
              <table:table-cell office:value-type="float" office:value="146.8">
                <text:p>146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44.89">
                <text:p>144.89</text:p>
              </table:table-cell>
              <table:table-cell office:value-type="float" office:value="144.89">
                <text:p>144.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43.01">
                <text:p>143.01</text:p>
              </table:table-cell>
              <table:table-cell office:value-type="float" office:value="143.01">
                <text:p>143.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41.16">
                <text:p>141.16</text:p>
              </table:table-cell>
              <table:table-cell office:value-type="float" office:value="141.16">
                <text:p>141.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39.33">
                <text:p>139.33</text:p>
              </table:table-cell>
              <table:table-cell office:value-type="float" office:value="139.33">
                <text:p>139.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37.53">
                <text:p>137.53</text:p>
              </table:table-cell>
              <table:table-cell office:value-type="float" office:value="137.53">
                <text:p>137.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35.75">
                <text:p>135.75</text:p>
              </table:table-cell>
              <table:table-cell office:value-type="float" office:value="135.75">
                <text:p>135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32.28">
                <text:p>132.28</text:p>
              </table:table-cell>
              <table:table-cell office:value-type="float" office:value="132.27">
                <text:p>132.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30.57">
                <text:p>130.57</text:p>
              </table:table-cell>
              <table:table-cell office:value-type="float" office:value="130.57">
                <text:p>130.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28.9">
                <text:p>128.9</text:p>
              </table:table-cell>
              <table:table-cell office:value-type="float" office:value="128.89">
                <text:p>128.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27.24">
                <text:p>127.24</text:p>
              </table:table-cell>
              <table:table-cell office:value-type="float" office:value="127.24">
                <text:p>127.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25.61">
                <text:p>125.61</text:p>
              </table:table-cell>
              <table:table-cell office:value-type="float" office:value="125.61">
                <text:p>125.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22.41">
                <text:p>122.41</text:p>
              </table:table-cell>
              <table:table-cell office:value-type="float" office:value="122.41">
                <text:p>122.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20.85">
                <text:p>120.85</text:p>
              </table:table-cell>
              <table:table-cell office:value-type="float" office:value="120.85">
                <text:p>120.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19.31">
                <text:p>119.31</text:p>
              </table:table-cell>
              <table:table-cell office:value-type="float" office:value="119.31">
                <text:p>119.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17.79">
                <text:p>117.79</text:p>
              </table:table-cell>
              <table:table-cell office:value-type="float" office:value="117.79">
                <text:p>117.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16.29">
                <text:p>116.29</text:p>
              </table:table-cell>
              <table:table-cell office:value-type="float" office:value="116.29">
                <text:p>116.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14.81">
                <text:p>114.81</text:p>
              </table:table-cell>
              <table:table-cell office:value-type="float" office:value="114.81">
                <text:p>114.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13.35">
                <text:p>113.35</text:p>
              </table:table-cell>
              <table:table-cell office:value-type="float" office:value="113.35">
                <text:p>113.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11.92">
                <text:p>111.92</text:p>
              </table:table-cell>
              <table:table-cell office:value-type="float" office:value="111.92">
                <text:p>111.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10.5">
                <text:p>110.5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09.1">
                <text:p>109.1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07.72">
                <text:p>107.72</text:p>
              </table:table-cell>
              <table:table-cell office:value-type="float" office:value="107.72">
                <text:p>107.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06.36">
                <text:p>106.36</text:p>
              </table:table-cell>
              <table:table-cell office:value-type="float" office:value="106.36">
                <text:p>106.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05.02">
                <text:p>105.02</text:p>
              </table:table-cell>
              <table:table-cell office:value-type="float" office:value="105.02">
                <text:p>105.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03.7">
                <text:p>103.7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02.4">
                <text:p>102.4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01.11">
                <text:p>101.11</text:p>
              </table:table-cell>
              <table:table-cell office:value-type="float" office:value="101.11">
                <text:p>101.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99.847">
                <text:p>99.847</text:p>
              </table:table-cell>
              <table:table-cell office:value-type="float" office:value="99.846">
                <text:p>99.8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98.597">
                <text:p>98.597</text:p>
              </table:table-cell>
              <table:table-cell office:value-type="float" office:value="98.596">
                <text:p>98.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97.364">
                <text:p>97.364</text:p>
              </table:table-cell>
              <table:table-cell office:value-type="float" office:value="97.363">
                <text:p>97.3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96.148">
                <text:p>96.148</text:p>
              </table:table-cell>
              <table:table-cell office:value-type="float" office:value="96.147">
                <text:p>96.1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94.949">
                <text:p>94.949</text:p>
              </table:table-cell>
              <table:table-cell office:value-type="float" office:value="94.948">
                <text:p>94.9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93.767">
                <text:p>93.767</text:p>
              </table:table-cell>
              <table:table-cell office:value-type="float" office:value="93.766">
                <text:p>93.7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92.601">
                <text:p>92.601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91.451">
                <text:p>91.451</text:p>
              </table:table-cell>
              <table:table-cell office:value-type="float" office:value="91.45">
                <text:p>91.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90.316">
                <text:p>90.316</text:p>
              </table:table-cell>
              <table:table-cell office:value-type="float" office:value="90.315">
                <text:p>90.3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89.197">
                <text:p>89.197</text:p>
              </table:table-cell>
              <table:table-cell office:value-type="float" office:value="89.196">
                <text:p>89.1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88.094">
                <text:p>88.094</text:p>
              </table:table-cell>
              <table:table-cell office:value-type="float" office:value="88.093">
                <text:p>88.0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87.005">
                <text:p>87.005</text:p>
              </table:table-cell>
              <table:table-cell office:value-type="float" office:value="87.004">
                <text:p>87.0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85.932">
                <text:p>85.932</text:p>
              </table:table-cell>
              <table:table-cell office:value-type="float" office:value="85.931">
                <text:p>85.9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84.873">
                <text:p>84.873</text:p>
              </table:table-cell>
              <table:table-cell office:value-type="float" office:value="84.872">
                <text:p>84.8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83.829">
                <text:p>83.829</text:p>
              </table:table-cell>
              <table:table-cell office:value-type="float" office:value="83.828">
                <text:p>83.8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82.799">
                <text:p>82.799</text:p>
              </table:table-cell>
              <table:table-cell office:value-type="float" office:value="82.798">
                <text:p>82.7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81.783">
                <text:p>81.783</text:p>
              </table:table-cell>
              <table:table-cell office:value-type="float" office:value="81.782">
                <text:p>81.7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80.78">
                <text:p>80.78</text:p>
              </table:table-cell>
              <table:table-cell office:value-type="float" office:value="80.779">
                <text:p>80.7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79.792">
                <text:p>79.792</text:p>
              </table:table-cell>
              <table:table-cell office:value-type="float" office:value="79.791">
                <text:p>79.7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78.817">
                <text:p>78.817</text:p>
              </table:table-cell>
              <table:table-cell office:value-type="float" office:value="78.816">
                <text:p>78.8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77.855">
                <text:p>77.855</text:p>
              </table:table-cell>
              <table:table-cell office:value-type="float" office:value="77.854">
                <text:p>77.8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76.906">
                <text:p>76.906</text:p>
              </table:table-cell>
              <table:table-cell office:value-type="float" office:value="76.905">
                <text:p>76.9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75.97">
                <text:p>75.97</text:p>
              </table:table-cell>
              <table:table-cell office:value-type="float" office:value="75.969">
                <text:p>75.9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75.047">
                <text:p>75.047</text:p>
              </table:table-cell>
              <table:table-cell office:value-type="float" office:value="75.046">
                <text:p>75.0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74.136">
                <text:p>74.136</text:p>
              </table:table-cell>
              <table:table-cell office:value-type="float" office:value="74.135">
                <text:p>74.1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73.238">
                <text:p>73.238</text:p>
              </table:table-cell>
              <table:table-cell office:value-type="float" office:value="73.237">
                <text:p>73.2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72.351">
                <text:p>72.351</text:p>
              </table:table-cell>
              <table:table-cell office:value-type="float" office:value="72.35">
                <text:p>72.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39cm" svg:y="0.316cm" chart:style-name="ch2">
          <text:p>thrombin comparison</text:p>
        </chart:title>
        <chart:legend chart:legend-position="end" svg:x="13.252cm" svg:y="3.954cm" style:legend-expansion="high" chart:style-name="ch3"/>
        <chart:plot-area chart:style-name="ch4" table:cell-range-address="'30 percent'.A2:'30 percent'.A202 '30 percent'.C1:'30 percent'.C202 '30 percent'.J1:'30 percent'.J202" chart:data-source-has-labels="row" svg:x="0.769cm" svg:y="1.635cm" svg:width="11.845cm" svg:height="6.77cm">
          <chartooo:coordinate-region svg:x="1.576cm" svg:y="1.834cm" svg:width="10.666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C2:'30 percent'.C202" chart:label-cell-address="'30 percent'.C1:'30 percent'.C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J2:'30 percent'.J202" chart:label-cell-address="'30 percent'.J1:'30 percent'.J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a</text:p>
                <draw:g>
                  <svg:desc>'30 percent'.C1:'30 percent'.C1</svg:desc>
                </draw:g>
              </table:table-cell>
              <table:table-cell office:value-type="string">
                <text:p>noapc Iia</text:p>
                <draw:g>
                  <svg:desc>'30 percent'.J1:'30 percen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0">
                <text:p>0</text:p>
                <draw:g>
                  <svg:desc>'30 percent'.C2:'30 percent'.C202</svg:desc>
                </draw:g>
              </table:table-cell>
              <table:table-cell office:value-type="float" office:value="0">
                <text:p>0</text:p>
                <draw:g>
                  <svg:desc>'30 percent'.J2:'30 percent'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26078">
                <text:p>0.0026078</text:p>
              </table:table-cell>
              <table:table-cell office:value-type="float" office:value="0.0026086">
                <text:p>0.0026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11222">
                <text:p>0.011222</text:p>
              </table:table-cell>
              <table:table-cell office:value-type="float" office:value="0.011226">
                <text:p>0.011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23895">
                <text:p>0.023895</text:p>
              </table:table-cell>
              <table:table-cell office:value-type="float" office:value="0.023903">
                <text:p>0.023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41222">
                <text:p>0.041222</text:p>
              </table:table-cell>
              <table:table-cell office:value-type="float" office:value="0.041234">
                <text:p>0.041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72753">
                <text:p>0.072753</text:p>
              </table:table-cell>
              <table:table-cell office:value-type="float" office:value="0.072774">
                <text:p>0.072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1416">
                <text:p>0.1416</text:p>
              </table:table-cell>
              <table:table-cell office:value-type="float" office:value="0.14163">
                <text:p>0.14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30589">
                <text:p>0.30589</text:p>
              </table:table-cell>
              <table:table-cell office:value-type="float" office:value="0.30596">
                <text:p>0.30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67934">
                <text:p>0.67934</text:p>
              </table:table-cell>
              <table:table-cell office:value-type="float" office:value="0.67951">
                <text:p>0.679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.8175">
                <text:p>1.8175</text:p>
              </table:table-cell>
              <table:table-cell office:value-type="float" office:value="1.818">
                <text:p>1.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5.9938">
                <text:p>5.9938</text:p>
              </table:table-cell>
              <table:table-cell office:value-type="float" office:value="5.9958">
                <text:p>5.9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7.443">
                <text:p>17.443</text:p>
              </table:table-cell>
              <table:table-cell office:value-type="float" office:value="17.447">
                <text:p>17.4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38.651">
                <text:p>38.651</text:p>
              </table:table-cell>
              <table:table-cell office:value-type="float" office:value="38.658">
                <text:p>38.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67.021">
                <text:p>67.021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98.045">
                <text:p>98.045</text:p>
              </table:table-cell>
              <table:table-cell office:value-type="float" office:value="98.053">
                <text:p>98.0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27.58">
                <text:p>127.58</text:p>
              </table:table-cell>
              <table:table-cell office:value-type="float" office:value="127.59">
                <text:p>127.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52.89">
                <text:p>152.89</text:p>
              </table:table-cell>
              <table:table-cell office:value-type="float" office:value="152.89">
                <text:p>152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72.92">
                <text:p>172.92</text:p>
              </table:table-cell>
              <table:table-cell office:value-type="float" office:value="172.92">
                <text:p>172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87.84">
                <text:p>187.84</text:p>
              </table:table-cell>
              <table:table-cell office:value-type="float" office:value="187.84">
                <text:p>187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98.37">
                <text:p>198.37</text:p>
              </table:table-cell>
              <table:table-cell office:value-type="float" office:value="198.38">
                <text:p>198.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205.39">
                <text:p>205.39</text:p>
              </table:table-cell>
              <table:table-cell office:value-type="float" office:value="205.39">
                <text:p>205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209.68">
                <text:p>209.68</text:p>
              </table:table-cell>
              <table:table-cell office:value-type="float" office:value="209.68">
                <text:p>209.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211.91">
                <text:p>211.91</text:p>
              </table:table-cell>
              <table:table-cell office:value-type="float" office:value="211.91">
                <text:p>211.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212.62">
                <text:p>212.62</text:p>
              </table:table-cell>
              <table:table-cell office:value-type="float" office:value="212.62">
                <text:p>212.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212.2">
                <text:p>212.2</text:p>
              </table:table-cell>
              <table:table-cell office:value-type="float" office:value="212.2">
                <text:p>212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210.98">
                <text:p>210.98</text:p>
              </table:table-cell>
              <table:table-cell office:value-type="float" office:value="210.98">
                <text:p>210.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209.19">
                <text:p>209.19</text:p>
              </table:table-cell>
              <table:table-cell office:value-type="float" office:value="209.19">
                <text:p>209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207.01">
                <text:p>207.01</text:p>
              </table:table-cell>
              <table:table-cell office:value-type="float" office:value="207.01">
                <text:p>207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204.56">
                <text:p>204.56</text:p>
              </table:table-cell>
              <table:table-cell office:value-type="float" office:value="204.56">
                <text:p>204.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201.94">
                <text:p>201.94</text:p>
              </table:table-cell>
              <table:table-cell office:value-type="float" office:value="201.94">
                <text:p>201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99.23">
                <text:p>199.23</text:p>
              </table:table-cell>
              <table:table-cell office:value-type="float" office:value="199.23">
                <text:p>199.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96.47">
                <text:p>196.47</text:p>
              </table:table-cell>
              <table:table-cell office:value-type="float" office:value="196.47">
                <text:p>196.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93.71">
                <text:p>193.71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90.96">
                <text:p>190.96</text:p>
              </table:table-cell>
              <table:table-cell office:value-type="float" office:value="190.96">
                <text:p>190.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88.25">
                <text:p>188.25</text:p>
              </table:table-cell>
              <table:table-cell office:value-type="float" office:value="188.25">
                <text:p>188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85.59">
                <text:p>185.59</text:p>
              </table:table-cell>
              <table:table-cell office:value-type="float" office:value="185.59">
                <text:p>185.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82.99">
                <text:p>182.99</text:p>
              </table:table-cell>
              <table:table-cell office:value-type="float" office:value="182.99">
                <text:p>182.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80.44">
                <text:p>180.44</text:p>
              </table:table-cell>
              <table:table-cell office:value-type="float" office:value="180.44">
                <text:p>180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77.96">
                <text:p>177.96</text:p>
              </table:table-cell>
              <table:table-cell office:value-type="float" office:value="177.96">
                <text:p>177.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75.55">
                <text:p>175.55</text:p>
              </table:table-cell>
              <table:table-cell office:value-type="float" office:value="175.55">
                <text:p>175.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73.19">
                <text:p>173.19</text:p>
              </table:table-cell>
              <table:table-cell office:value-type="float" office:value="173.19">
                <text:p>173.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70.9">
                <text:p>170.9</text:p>
              </table:table-cell>
              <table:table-cell office:value-type="float" office:value="170.9">
                <text:p>170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68.66">
                <text:p>168.66</text:p>
              </table:table-cell>
              <table:table-cell office:value-type="float" office:value="168.66">
                <text:p>168.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66.48">
                <text:p>166.48</text:p>
              </table:table-cell>
              <table:table-cell office:value-type="float" office:value="166.48">
                <text:p>166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64.35">
                <text:p>164.35</text:p>
              </table:table-cell>
              <table:table-cell office:value-type="float" office:value="164.35">
                <text:p>164.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62.27">
                <text:p>162.27</text:p>
              </table:table-cell>
              <table:table-cell office:value-type="float" office:value="162.27">
                <text:p>162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60.24">
                <text:p>160.24</text:p>
              </table:table-cell>
              <table:table-cell office:value-type="float" office:value="160.24">
                <text:p>160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58.25">
                <text:p>158.25</text:p>
              </table:table-cell>
              <table:table-cell office:value-type="float" office:value="158.25">
                <text:p>158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56.31">
                <text:p>156.31</text:p>
              </table:table-cell>
              <table:table-cell office:value-type="float" office:value="156.3">
                <text:p>156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54.4">
                <text:p>154.4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52.53">
                <text:p>152.53</text:p>
              </table:table-cell>
              <table:table-cell office:value-type="float" office:value="152.53">
                <text:p>152.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50.69">
                <text:p>150.69</text:p>
              </table:table-cell>
              <table:table-cell office:value-type="float" office:value="150.69">
                <text:p>150.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48.89">
                <text:p>148.89</text:p>
              </table:table-cell>
              <table:table-cell office:value-type="float" office:value="148.89">
                <text:p>148.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47.11">
                <text:p>147.11</text:p>
              </table:table-cell>
              <table:table-cell office:value-type="float" office:value="147.11">
                <text:p>147.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45.37">
                <text:p>145.37</text:p>
              </table:table-cell>
              <table:table-cell office:value-type="float" office:value="145.37">
                <text:p>145.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43.65">
                <text:p>143.65</text:p>
              </table:table-cell>
              <table:table-cell office:value-type="float" office:value="143.65">
                <text:p>143.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41.96">
                <text:p>141.96</text:p>
              </table:table-cell>
              <table:table-cell office:value-type="float" office:value="141.96">
                <text:p>141.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40.29">
                <text:p>140.29</text:p>
              </table:table-cell>
              <table:table-cell office:value-type="float" office:value="140.29">
                <text:p>140.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38.65">
                <text:p>138.65</text:p>
              </table:table-cell>
              <table:table-cell office:value-type="float" office:value="138.65">
                <text:p>138.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37.03">
                <text:p>137.03</text:p>
              </table:table-cell>
              <table:table-cell office:value-type="float" office:value="137.02">
                <text:p>137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35.42">
                <text:p>135.42</text:p>
              </table:table-cell>
              <table:table-cell office:value-type="float" office:value="135.42">
                <text:p>135.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33.84">
                <text:p>133.84</text:p>
              </table:table-cell>
              <table:table-cell office:value-type="float" office:value="133.84">
                <text:p>133.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32.28">
                <text:p>132.28</text:p>
              </table:table-cell>
              <table:table-cell office:value-type="float" office:value="132.28">
                <text:p>132.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30.74">
                <text:p>130.74</text:p>
              </table:table-cell>
              <table:table-cell office:value-type="float" office:value="130.73">
                <text:p>130.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29.21">
                <text:p>129.21</text:p>
              </table:table-cell>
              <table:table-cell office:value-type="float" office:value="129.21">
                <text:p>129.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127.7">
                <text:p>127.7</text:p>
              </table:table-cell>
              <table:table-cell office:value-type="float" office:value="127.7">
                <text:p>127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126.21">
                <text:p>126.21</text:p>
              </table:table-cell>
              <table:table-cell office:value-type="float" office:value="126.21">
                <text:p>126.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124.74">
                <text:p>124.74</text:p>
              </table:table-cell>
              <table:table-cell office:value-type="float" office:value="124.73">
                <text:p>124.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123.28">
                <text:p>123.28</text:p>
              </table:table-cell>
              <table:table-cell office:value-type="float" office:value="123.28">
                <text:p>123.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121.83">
                <text:p>121.83</text:p>
              </table:table-cell>
              <table:table-cell office:value-type="float" office:value="121.83">
                <text:p>121.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120.41">
                <text:p>120.41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118.99">
                <text:p>118.99</text:p>
              </table:table-cell>
              <table:table-cell office:value-type="float" office:value="118.99">
                <text:p>118.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117.59">
                <text:p>117.59</text:p>
              </table:table-cell>
              <table:table-cell office:value-type="float" office:value="117.59">
                <text:p>117.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116.21">
                <text:p>116.21</text:p>
              </table:table-cell>
              <table:table-cell office:value-type="float" office:value="116.21">
                <text:p>116.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14.84">
                <text:p>114.84</text:p>
              </table:table-cell>
              <table:table-cell office:value-type="float" office:value="114.84">
                <text:p>114.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113.48">
                <text:p>113.48</text:p>
              </table:table-cell>
              <table:table-cell office:value-type="float" office:value="113.48">
                <text:p>113.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112.14">
                <text:p>112.14</text:p>
              </table:table-cell>
              <table:table-cell office:value-type="float" office:value="112.14">
                <text:p>112.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110.81">
                <text:p>110.81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109.5">
                <text:p>109.5</text:p>
              </table:table-cell>
              <table:table-cell office:value-type="float" office:value="109.49">
                <text:p>109.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108.19">
                <text:p>108.19</text:p>
              </table:table-cell>
              <table:table-cell office:value-type="float" office:value="108.19">
                <text:p>108.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106.9">
                <text:p>106.9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105.63">
                <text:p>105.63</text:p>
              </table:table-cell>
              <table:table-cell office:value-type="float" office:value="105.63">
                <text:p>105.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104.37">
                <text:p>104.37</text:p>
              </table:table-cell>
              <table:table-cell office:value-type="float" office:value="104.36">
                <text:p>104.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103.12">
                <text:p>103.12</text:p>
              </table:table-cell>
              <table:table-cell office:value-type="float" office:value="103.11">
                <text:p>103.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101.88">
                <text:p>101.88</text:p>
              </table:table-cell>
              <table:table-cell office:value-type="float" office:value="101.87">
                <text:p>101.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100.65">
                <text:p>100.65</text:p>
              </table:table-cell>
              <table:table-cell office:value-type="float" office:value="100.65">
                <text:p>100.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99.442">
                <text:p>99.442</text:p>
              </table:table-cell>
              <table:table-cell office:value-type="float" office:value="99.438">
                <text:p>99.4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98.243">
                <text:p>98.243</text:p>
              </table:table-cell>
              <table:table-cell office:value-type="float" office:value="98.239">
                <text:p>98.2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97.056">
                <text:p>97.056</text:p>
              </table:table-cell>
              <table:table-cell office:value-type="float" office:value="97.052">
                <text:p>97.0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95.881">
                <text:p>95.881</text:p>
              </table:table-cell>
              <table:table-cell office:value-type="float" office:value="95.877">
                <text:p>95.8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94.718">
                <text:p>94.718</text:p>
              </table:table-cell>
              <table:table-cell office:value-type="float" office:value="94.714">
                <text:p>94.7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93.568">
                <text:p>93.568</text:p>
              </table:table-cell>
              <table:table-cell office:value-type="float" office:value="93.564">
                <text:p>93.5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92.43">
                <text:p>92.43</text:p>
              </table:table-cell>
              <table:table-cell office:value-type="float" office:value="92.426">
                <text:p>92.4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91.304">
                <text:p>91.304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90.19">
                <text:p>90.19</text:p>
              </table:table-cell>
              <table:table-cell office:value-type="float" office:value="90.186">
                <text:p>90.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89.088">
                <text:p>89.088</text:p>
              </table:table-cell>
              <table:table-cell office:value-type="float" office:value="89.084">
                <text:p>89.0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87.997">
                <text:p>87.997</text:p>
              </table:table-cell>
              <table:table-cell office:value-type="float" office:value="87.993">
                <text:p>87.9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86.919">
                <text:p>86.919</text:p>
              </table:table-cell>
              <table:table-cell office:value-type="float" office:value="86.915">
                <text:p>86.9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85.852">
                <text:p>85.852</text:p>
              </table:table-cell>
              <table:table-cell office:value-type="float" office:value="85.848">
                <text:p>85.8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84.797">
                <text:p>84.797</text:p>
              </table:table-cell>
              <table:table-cell office:value-type="float" office:value="84.792">
                <text:p>84.7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83.753">
                <text:p>83.753</text:p>
              </table:table-cell>
              <table:table-cell office:value-type="float" office:value="83.749">
                <text:p>83.7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82.721">
                <text:p>82.721</text:p>
              </table:table-cell>
              <table:table-cell office:value-type="float" office:value="82.716">
                <text:p>82.7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81.7">
                <text:p>81.7</text:p>
              </table:table-cell>
              <table:table-cell office:value-type="float" office:value="81.695">
                <text:p>81.6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80.69">
                <text:p>80.69</text:p>
              </table:table-cell>
              <table:table-cell office:value-type="float" office:value="80.686">
                <text:p>80.6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79.692">
                <text:p>79.692</text:p>
              </table:table-cell>
              <table:table-cell office:value-type="float" office:value="79.687">
                <text:p>79.6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78.704">
                <text:p>78.704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77.728">
                <text:p>77.728</text:p>
              </table:table-cell>
              <table:table-cell office:value-type="float" office:value="77.724">
                <text:p>77.7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76.763">
                <text:p>76.763</text:p>
              </table:table-cell>
              <table:table-cell office:value-type="float" office:value="76.759">
                <text:p>76.7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75.809">
                <text:p>75.809</text:p>
              </table:table-cell>
              <table:table-cell office:value-type="float" office:value="75.804">
                <text:p>75.8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74.865">
                <text:p>74.865</text:p>
              </table:table-cell>
              <table:table-cell office:value-type="float" office:value="74.861">
                <text:p>74.8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73.932">
                <text:p>73.932</text:p>
              </table:table-cell>
              <table:table-cell office:value-type="float" office:value="73.928">
                <text:p>73.9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73.01">
                <text:p>73.01</text:p>
              </table:table-cell>
              <table:table-cell office:value-type="float" office:value="73.006">
                <text:p>73.0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72.099">
                <text:p>72.099</text:p>
              </table:table-cell>
              <table:table-cell office:value-type="float" office:value="72.094">
                <text:p>72.0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71.198">
                <text:p>71.198</text:p>
              </table:table-cell>
              <table:table-cell office:value-type="float" office:value="71.193">
                <text:p>71.1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70.307">
                <text:p>70.307</text:p>
              </table:table-cell>
              <table:table-cell office:value-type="float" office:value="70.302">
                <text:p>70.3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69.426">
                <text:p>69.426</text:p>
              </table:table-cell>
              <table:table-cell office:value-type="float" office:value="69.422">
                <text:p>69.4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68.556">
                <text:p>68.556</text:p>
              </table:table-cell>
              <table:table-cell office:value-type="float" office:value="68.552">
                <text:p>68.5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67.696">
                <text:p>67.696</text:p>
              </table:table-cell>
              <table:table-cell office:value-type="float" office:value="67.692">
                <text:p>67.6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66.846">
                <text:p>66.846</text:p>
              </table:table-cell>
              <table:table-cell office:value-type="float" office:value="66.842">
                <text:p>66.8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66.006">
                <text:p>66.006</text:p>
              </table:table-cell>
              <table:table-cell office:value-type="float" office:value="66.002">
                <text:p>66.0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65.176">
                <text:p>65.176</text:p>
              </table:table-cell>
              <table:table-cell office:value-type="float" office:value="65.172">
                <text:p>65.1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64.356">
                <text:p>64.356</text:p>
              </table:table-cell>
              <table:table-cell office:value-type="float" office:value="64.351">
                <text:p>64.3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63.545">
                <text:p>63.545</text:p>
              </table:table-cell>
              <table:table-cell office:value-type="float" office:value="63.54">
                <text:p>63.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62.744">
                <text:p>62.744</text:p>
              </table:table-cell>
              <table:table-cell office:value-type="float" office:value="62.739">
                <text:p>62.7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61.952">
                <text:p>61.952</text:p>
              </table:table-cell>
              <table:table-cell office:value-type="float" office:value="61.948">
                <text:p>61.9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61.17">
                <text:p>61.17</text:p>
              </table:table-cell>
              <table:table-cell office:value-type="float" office:value="61.166">
                <text:p>61.1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60.397">
                <text:p>60.397</text:p>
              </table:table-cell>
              <table:table-cell office:value-type="float" office:value="60.393">
                <text:p>60.3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59.633">
                <text:p>59.633</text:p>
              </table:table-cell>
              <table:table-cell office:value-type="float" office:value="59.629">
                <text:p>59.6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58.879">
                <text:p>58.879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58.134">
                <text:p>58.134</text:p>
              </table:table-cell>
              <table:table-cell office:value-type="float" office:value="58.129">
                <text:p>58.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57.397">
                <text:p>57.397</text:p>
              </table:table-cell>
              <table:table-cell office:value-type="float" office:value="57.393">
                <text:p>57.3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56.67">
                <text:p>56.67</text:p>
              </table:table-cell>
              <table:table-cell office:value-type="float" office:value="56.665">
                <text:p>56.6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55.951">
                <text:p>55.951</text:p>
              </table:table-cell>
              <table:table-cell office:value-type="float" office:value="55.947">
                <text:p>55.9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55.241">
                <text:p>55.241</text:p>
              </table:table-cell>
              <table:table-cell office:value-type="float" office:value="55.237">
                <text:p>55.2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54.54">
                <text:p>54.54</text:p>
              </table:table-cell>
              <table:table-cell office:value-type="float" office:value="54.535">
                <text:p>54.5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53.847">
                <text:p>53.847</text:p>
              </table:table-cell>
              <table:table-cell office:value-type="float" office:value="53.842">
                <text:p>53.8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53.162">
                <text:p>53.162</text:p>
              </table:table-cell>
              <table:table-cell office:value-type="float" office:value="53.158">
                <text:p>53.1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52.486">
                <text:p>52.486</text:p>
              </table:table-cell>
              <table:table-cell office:value-type="float" office:value="52.482">
                <text:p>52.4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51.818">
                <text:p>51.818</text:p>
              </table:table-cell>
              <table:table-cell office:value-type="float" office:value="51.814">
                <text:p>51.8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51.159">
                <text:p>51.159</text:p>
              </table:table-cell>
              <table:table-cell office:value-type="float" office:value="51.155">
                <text:p>51.1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50.507">
                <text:p>50.507</text:p>
              </table:table-cell>
              <table:table-cell office:value-type="float" office:value="50.503">
                <text:p>50.5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49.864">
                <text:p>49.864</text:p>
              </table:table-cell>
              <table:table-cell office:value-type="float" office:value="49.86">
                <text:p>49.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49.228">
                <text:p>49.228</text:p>
              </table:table-cell>
              <table:table-cell office:value-type="float" office:value="49.224">
                <text:p>49.2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48.6">
                <text:p>48.6</text:p>
              </table:table-cell>
              <table:table-cell office:value-type="float" office:value="48.596">
                <text:p>48.5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47.98">
                <text:p>47.98</text:p>
              </table:table-cell>
              <table:table-cell office:value-type="float" office:value="47.976">
                <text:p>47.9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47.368">
                <text:p>47.368</text:p>
              </table:table-cell>
              <table:table-cell office:value-type="float" office:value="47.364">
                <text:p>47.3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46.763">
                <text:p>46.763</text:p>
              </table:table-cell>
              <table:table-cell office:value-type="float" office:value="46.759">
                <text:p>46.7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46.166">
                <text:p>46.166</text:p>
              </table:table-cell>
              <table:table-cell office:value-type="float" office:value="46.162">
                <text:p>46.1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5.576">
                <text:p>45.576</text:p>
              </table:table-cell>
              <table:table-cell office:value-type="float" office:value="45.572">
                <text:p>45.5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44.994">
                <text:p>44.994</text:p>
              </table:table-cell>
              <table:table-cell office:value-type="float" office:value="44.99">
                <text:p>44.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4.419">
                <text:p>44.419</text:p>
              </table:table-cell>
              <table:table-cell office:value-type="float" office:value="44.415">
                <text:p>44.4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3.851">
                <text:p>43.851</text:p>
              </table:table-cell>
              <table:table-cell office:value-type="float" office:value="43.847">
                <text:p>43.8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3.29">
                <text:p>43.29</text:p>
              </table:table-cell>
              <table:table-cell office:value-type="float" office:value="43.286">
                <text:p>43.2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42.736">
                <text:p>42.736</text:p>
              </table:table-cell>
              <table:table-cell office:value-type="float" office:value="42.732">
                <text:p>42.7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42.189">
                <text:p>42.189</text:p>
              </table:table-cell>
              <table:table-cell office:value-type="float" office:value="42.185">
                <text:p>42.1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41.649">
                <text:p>41.649</text:p>
              </table:table-cell>
              <table:table-cell office:value-type="float" office:value="41.645">
                <text:p>41.6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41.115">
                <text:p>41.115</text:p>
              </table:table-cell>
              <table:table-cell office:value-type="float" office:value="41.111">
                <text:p>41.1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40.588">
                <text:p>40.588</text:p>
              </table:table-cell>
              <table:table-cell office:value-type="float" office:value="40.585">
                <text:p>40.5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40.068">
                <text:p>40.068</text:p>
              </table:table-cell>
              <table:table-cell office:value-type="float" office:value="40.065">
                <text:p>40.0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39.555">
                <text:p>39.555</text:p>
              </table:table-cell>
              <table:table-cell office:value-type="float" office:value="39.551">
                <text:p>39.5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39.048">
                <text:p>39.048</text:p>
              </table:table-cell>
              <table:table-cell office:value-type="float" office:value="39.044">
                <text:p>39.0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38.547">
                <text:p>38.547</text:p>
              </table:table-cell>
              <table:table-cell office:value-type="float" office:value="38.543">
                <text:p>38.5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38.053">
                <text:p>38.053</text:p>
              </table:table-cell>
              <table:table-cell office:value-type="float" office:value="38.049">
                <text:p>38.0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37.565">
                <text:p>37.565</text:p>
              </table:table-cell>
              <table:table-cell office:value-type="float" office:value="37.561">
                <text:p>37.5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37.083">
                <text:p>37.083</text:p>
              </table:table-cell>
              <table:table-cell office:value-type="float" office:value="37.079">
                <text:p>37.0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36.607">
                <text:p>36.607</text:p>
              </table:table-cell>
              <table:table-cell office:value-type="float" office:value="36.604">
                <text:p>36.6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36.137">
                <text:p>36.137</text:p>
              </table:table-cell>
              <table:table-cell office:value-type="float" office:value="36.134">
                <text:p>36.1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35.674">
                <text:p>35.674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35.216">
                <text:p>35.216</text:p>
              </table:table-cell>
              <table:table-cell office:value-type="float" office:value="35.212">
                <text:p>35.2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34.764">
                <text:p>34.764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34.317">
                <text:p>34.317</text:p>
              </table:table-cell>
              <table:table-cell office:value-type="float" office:value="34.314">
                <text:p>34.3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33.877">
                <text:p>33.877</text:p>
              </table:table-cell>
              <table:table-cell office:value-type="float" office:value="33.873">
                <text:p>33.8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33.441">
                <text:p>33.441</text:p>
              </table:table-cell>
              <table:table-cell office:value-type="float" office:value="33.438">
                <text:p>33.4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33.012">
                <text:p>33.012</text:p>
              </table:table-cell>
              <table:table-cell office:value-type="float" office:value="33.008">
                <text:p>33.0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32.588">
                <text:p>32.588</text:p>
              </table:table-cell>
              <table:table-cell office:value-type="float" office:value="32.584">
                <text:p>32.5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32.169">
                <text:p>32.169</text:p>
              </table:table-cell>
              <table:table-cell office:value-type="float" office:value="32.166">
                <text:p>32.1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31.756">
                <text:p>31.756</text:p>
              </table:table-cell>
              <table:table-cell office:value-type="float" office:value="31.753">
                <text:p>31.7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31.348">
                <text:p>31.348</text:p>
              </table:table-cell>
              <table:table-cell office:value-type="float" office:value="31.345">
                <text:p>31.3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30.945">
                <text:p>30.945</text:p>
              </table:table-cell>
              <table:table-cell office:value-type="float" office:value="30.942">
                <text:p>30.9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30.547">
                <text:p>30.547</text:p>
              </table:table-cell>
              <table:table-cell office:value-type="float" office:value="30.544">
                <text:p>30.5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30.155">
                <text:p>30.155</text:p>
              </table:table-cell>
              <table:table-cell office:value-type="float" office:value="30.152">
                <text:p>30.1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29.767">
                <text:p>29.767</text:p>
              </table:table-cell>
              <table:table-cell office:value-type="float" office:value="29.764">
                <text:p>29.7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29.385">
                <text:p>29.385</text:p>
              </table:table-cell>
              <table:table-cell office:value-type="float" office:value="29.382">
                <text:p>29.3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29.007">
                <text:p>29.007</text:p>
              </table:table-cell>
              <table:table-cell office:value-type="float" office:value="29.004">
                <text:p>29.0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28.634">
                <text:p>28.634</text:p>
              </table:table-cell>
              <table:table-cell office:value-type="float" office:value="28.631">
                <text:p>28.6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28.266">
                <text:p>28.266</text:p>
              </table:table-cell>
              <table:table-cell office:value-type="float" office:value="28.263">
                <text:p>28.2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27.903">
                <text:p>27.90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27.545">
                <text:p>27.545</text:p>
              </table:table-cell>
              <table:table-cell office:value-type="float" office:value="27.542">
                <text:p>27.5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27.191">
                <text:p>27.191</text:p>
              </table:table-cell>
              <table:table-cell office:value-type="float" office:value="27.188">
                <text:p>27.1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26.841">
                <text:p>26.841</text:p>
              </table:table-cell>
              <table:table-cell office:value-type="float" office:value="26.838">
                <text:p>26.8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26.496">
                <text:p>26.496</text:p>
              </table:table-cell>
              <table:table-cell office:value-type="float" office:value="26.493">
                <text:p>26.4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26.156">
                <text:p>26.156</text:p>
              </table:table-cell>
              <table:table-cell office:value-type="float" office:value="26.153">
                <text:p>26.1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25.82">
                <text:p>25.82</text:p>
              </table:table-cell>
              <table:table-cell office:value-type="float" office:value="25.817">
                <text:p>25.8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25.488">
                <text:p>25.488</text:p>
              </table:table-cell>
              <table:table-cell office:value-type="float" office:value="25.485">
                <text:p>25.4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25.16">
                <text:p>25.16</text:p>
              </table:table-cell>
              <table:table-cell office:value-type="float" office:value="25.157">
                <text:p>25.1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24.837">
                <text:p>24.837</text:p>
              </table:table-cell>
              <table:table-cell office:value-type="float" office:value="24.834">
                <text:p>24.8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24.518">
                <text:p>24.518</text:p>
              </table:table-cell>
              <table:table-cell office:value-type="float" office:value="24.515">
                <text:p>24.5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24.203">
                <text:p>24.203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23.892">
                <text:p>23.892</text:p>
              </table:table-cell>
              <table:table-cell office:value-type="float" office:value="23.889">
                <text:p>23.8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23.585">
                <text:p>23.585</text:p>
              </table:table-cell>
              <table:table-cell office:value-type="float" office:value="23.583">
                <text:p>23.5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23.282">
                <text:p>23.282</text:p>
              </table:table-cell>
              <table:table-cell office:value-type="float" office:value="23.28">
                <text:p>23.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89cm" svg:y="0.316cm" chart:style-name="ch2">
          <text:p>TAT comparison</text:p>
        </chart:title>
        <chart:legend chart:legend-position="end" svg:x="12.961cm" svg:y="3.955cm" style:legend-expansion="high" chart:style-name="ch3"/>
        <chart:plot-area chart:style-name="ch4" table:cell-range-address="'30 percent'.A2:'30 percent'.A202 '30 percent'.D1:'30 percent'.D202 '30 percent'.K1:'30 percent'.K202" chart:data-source-has-labels="row" svg:x="0.769cm" svg:y="1.635cm" svg:width="11.554cm" svg:height="6.771cm">
          <chartooo:coordinate-region svg:x="1.761cm" svg:y="1.834cm" svg:width="10.191cm" svg:height="5.9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D2:'30 percent'.D202" chart:label-cell-address="'30 percent'.D1:'30 percent'.D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K2:'30 percent'.K202" chart:label-cell-address="'30 percent'.K1:'30 percent'.K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TAT</text:p>
                <draw:g>
                  <svg:desc>'30 percent'.D1:'30 percent'.D1</svg:desc>
                </draw:g>
              </table:table-cell>
              <table:table-cell office:value-type="string">
                <text:p>noapc TAT</text:p>
                <draw:g>
                  <svg:desc>'30 percent'.K1:'30 percent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0">
                <text:p>0</text:p>
                <draw:g>
                  <svg:desc>'30 percent'.D2:'30 percent'.D202</svg:desc>
                </draw:g>
              </table:table-cell>
              <table:table-cell office:value-type="float" office:value="0">
                <text:p>0</text:p>
                <draw:g>
                  <svg:desc>'30 percent'.K2:'30 percent'.K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16627">
                <text:p>0.00016627</text:p>
              </table:table-cell>
              <table:table-cell office:value-type="float" office:value="0.00016639">
                <text:p>0.000166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14862">
                <text:p>0.0014862</text:p>
              </table:table-cell>
              <table:table-cell office:value-type="float" office:value="0.0014871">
                <text:p>0.0014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48309">
                <text:p>0.0048309</text:p>
              </table:table-cell>
              <table:table-cell office:value-type="float" office:value="0.0048334">
                <text:p>0.0048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10749">
                <text:p>0.010749</text:p>
              </table:table-cell>
              <table:table-cell office:value-type="float" office:value="0.010754">
                <text:p>0.010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20499">
                <text:p>0.020499</text:p>
              </table:table-cell>
              <table:table-cell office:value-type="float" office:value="0.020508">
                <text:p>0.020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38519">
                <text:p>0.038519</text:p>
              </table:table-cell>
              <table:table-cell office:value-type="float" office:value="0.038536">
                <text:p>0.038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77545">
                <text:p>0.077545</text:p>
              </table:table-cell>
              <table:table-cell office:value-type="float" office:value="0.077579">
                <text:p>0.077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15731">
                <text:p>0.15731</text:p>
              </table:table-cell>
              <table:table-cell office:value-type="float" office:value="0.15737">
                <text:p>0.15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36163">
                <text:p>0.36163</text:p>
              </table:table-cell>
              <table:table-cell office:value-type="float" office:value="0.36176">
                <text:p>0.36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.0045">
                <text:p>1.0045</text:p>
              </table:table-cell>
              <table:table-cell office:value-type="float" office:value="1.0049">
                <text:p>1.0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2.9458">
                <text:p>2.9458</text:p>
              </table:table-cell>
              <table:table-cell office:value-type="float" office:value="2.9467">
                <text:p>2.9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7.7506">
                <text:p>7.7506</text:p>
              </table:table-cell>
              <table:table-cell office:value-type="float" office:value="7.7526">
                <text:p>7.75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6.782">
                <text:p>16.782</text:p>
              </table:table-cell>
              <table:table-cell office:value-type="float" office:value="16.785">
                <text:p>16.7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30.592">
                <text:p>30.592</text:p>
              </table:table-cell>
              <table:table-cell office:value-type="float" office:value="30.597">
                <text:p>30.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48.91">
                <text:p>48.91</text:p>
              </table:table-cell>
              <table:table-cell office:value-type="float" office:value="48.916">
                <text:p>48.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70.892">
                <text:p>70.892</text:p>
              </table:table-cell>
              <table:table-cell office:value-type="float" office:value="70.898">
                <text:p>70.8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95.468">
                <text:p>95.468</text:p>
              </table:table-cell>
              <table:table-cell office:value-type="float" office:value="95.476">
                <text:p>95.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21.62">
                <text:p>121.62</text:p>
              </table:table-cell>
              <table:table-cell office:value-type="float" office:value="121.63">
                <text:p>121.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48.52">
                <text:p>148.52</text:p>
              </table:table-cell>
              <table:table-cell office:value-type="float" office:value="148.53">
                <text:p>148.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75.54">
                <text:p>175.54</text:p>
              </table:table-cell>
              <table:table-cell office:value-type="float" office:value="175.55">
                <text:p>175.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202.25">
                <text:p>202.25</text:p>
              </table:table-cell>
              <table:table-cell office:value-type="float" office:value="202.26">
                <text:p>202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228.34">
                <text:p>228.34</text:p>
              </table:table-cell>
              <table:table-cell office:value-type="float" office:value="228.35">
                <text:p>228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253.64">
                <text:p>253.64</text:p>
              </table:table-cell>
              <table:table-cell office:value-type="float" office:value="253.65">
                <text:p>253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278.04">
                <text:p>278.04</text:p>
              </table:table-cell>
              <table:table-cell office:value-type="float" office:value="278.05">
                <text:p>278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301.49">
                <text:p>301.49</text:p>
              </table:table-cell>
              <table:table-cell office:value-type="float" office:value="301.5">
                <text:p>30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323.98">
                <text:p>323.98</text:p>
              </table:table-cell>
              <table:table-cell office:value-type="float" office:value="323.98">
                <text:p>323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345.51">
                <text:p>345.51</text:p>
              </table:table-cell>
              <table:table-cell office:value-type="float" office:value="345.52">
                <text:p>345.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366.12">
                <text:p>366.12</text:p>
              </table:table-cell>
              <table:table-cell office:value-type="float" office:value="366.13">
                <text:p>366.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385.85">
                <text:p>385.85</text:p>
              </table:table-cell>
              <table:table-cell office:value-type="float" office:value="385.85">
                <text:p>385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404.74">
                <text:p>404.74</text:p>
              </table:table-cell>
              <table:table-cell office:value-type="float" office:value="404.74">
                <text:p>404.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422.84">
                <text:p>422.84</text:p>
              </table:table-cell>
              <table:table-cell office:value-type="float" office:value="422.85">
                <text:p>422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440.21">
                <text:p>440.21</text:p>
              </table:table-cell>
              <table:table-cell office:value-type="float" office:value="440.21">
                <text:p>440.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456.88">
                <text:p>456.88</text:p>
              </table:table-cell>
              <table:table-cell office:value-type="float" office:value="456.89">
                <text:p>456.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472.91">
                <text:p>472.91</text:p>
              </table:table-cell>
              <table:table-cell office:value-type="float" office:value="472.92">
                <text:p>472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488.35">
                <text:p>488.35</text:p>
              </table:table-cell>
              <table:table-cell office:value-type="float" office:value="488.35">
                <text:p>488.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503.22">
                <text:p>503.22</text:p>
              </table:table-cell>
              <table:table-cell office:value-type="float" office:value="503.23">
                <text:p>503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517.58">
                <text:p>517.58</text:p>
              </table:table-cell>
              <table:table-cell office:value-type="float" office:value="517.59">
                <text:p>517.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531.46">
                <text:p>531.46</text:p>
              </table:table-cell>
              <table:table-cell office:value-type="float" office:value="531.47">
                <text:p>531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544.9">
                <text:p>544.9</text:p>
              </table:table-cell>
              <table:table-cell office:value-type="float" office:value="544.9">
                <text:p>544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557.92">
                <text:p>557.92</text:p>
              </table:table-cell>
              <table:table-cell office:value-type="float" office:value="557.92">
                <text:p>557.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570.55">
                <text:p>570.55</text:p>
              </table:table-cell>
              <table:table-cell office:value-type="float" office:value="570.55">
                <text:p>570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582.83">
                <text:p>582.83</text:p>
              </table:table-cell>
              <table:table-cell office:value-type="float" office:value="582.83">
                <text:p>582.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594.76">
                <text:p>594.76</text:p>
              </table:table-cell>
              <table:table-cell office:value-type="float" office:value="594.77">
                <text:p>594.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606.39">
                <text:p>606.39</text:p>
              </table:table-cell>
              <table:table-cell office:value-type="float" office:value="606.39">
                <text:p>606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617.72">
                <text:p>617.72</text:p>
              </table:table-cell>
              <table:table-cell office:value-type="float" office:value="617.72">
                <text:p>617.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628.78">
                <text:p>628.78</text:p>
              </table:table-cell>
              <table:table-cell office:value-type="float" office:value="628.78">
                <text:p>628.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639.58">
                <text:p>639.58</text:p>
              </table:table-cell>
              <table:table-cell office:value-type="float" office:value="639.58">
                <text:p>639.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650.13">
                <text:p>650.13</text:p>
              </table:table-cell>
              <table:table-cell office:value-type="float" office:value="650.13">
                <text:p>650.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660.46">
                <text:p>660.46</text:p>
              </table:table-cell>
              <table:table-cell office:value-type="float" office:value="660.46">
                <text:p>660.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670.57">
                <text:p>670.57</text:p>
              </table:table-cell>
              <table:table-cell office:value-type="float" office:value="670.57">
                <text:p>670.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680.47">
                <text:p>680.47</text:p>
              </table:table-cell>
              <table:table-cell office:value-type="float" office:value="680.47">
                <text:p>680.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690.18">
                <text:p>690.18</text:p>
              </table:table-cell>
              <table:table-cell office:value-type="float" office:value="690.18">
                <text:p>690.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699.7">
                <text:p>699.7</text:p>
              </table:table-cell>
              <table:table-cell office:value-type="float" office:value="699.7">
                <text:p>699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709.05">
                <text:p>709.05</text:p>
              </table:table-cell>
              <table:table-cell office:value-type="float" office:value="709.05">
                <text:p>709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718.22">
                <text:p>718.22</text:p>
              </table:table-cell>
              <table:table-cell office:value-type="float" office:value="718.22">
                <text:p>718.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727.24">
                <text:p>727.24</text:p>
              </table:table-cell>
              <table:table-cell office:value-type="float" office:value="727.24">
                <text:p>727.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736.09">
                <text:p>736.09</text:p>
              </table:table-cell>
              <table:table-cell office:value-type="float" office:value="736.09">
                <text:p>736.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744.8">
                <text:p>744.8</text:p>
              </table:table-cell>
              <table:table-cell office:value-type="float" office:value="744.8">
                <text:p>744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753.37">
                <text:p>753.37</text:p>
              </table:table-cell>
              <table:table-cell office:value-type="float" office:value="753.37">
                <text:p>753.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761.79">
                <text:p>761.79</text:p>
              </table:table-cell>
              <table:table-cell office:value-type="float" office:value="761.79">
                <text:p>761.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770.09">
                <text:p>770.09</text:p>
              </table:table-cell>
              <table:table-cell office:value-type="float" office:value="770.09">
                <text:p>770.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778.25">
                <text:p>778.25</text:p>
              </table:table-cell>
              <table:table-cell office:value-type="float" office:value="778.25">
                <text:p>778.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786.28">
                <text:p>786.28</text:p>
              </table:table-cell>
              <table:table-cell office:value-type="float" office:value="786.28">
                <text:p>786.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794.19">
                <text:p>794.19</text:p>
              </table:table-cell>
              <table:table-cell office:value-type="float" office:value="794.19">
                <text:p>794.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801.99">
                <text:p>801.99</text:p>
              </table:table-cell>
              <table:table-cell office:value-type="float" office:value="801.99">
                <text:p>801.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809.66">
                <text:p>809.66</text:p>
              </table:table-cell>
              <table:table-cell office:value-type="float" office:value="809.66">
                <text:p>809.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817.23">
                <text:p>817.23</text:p>
              </table:table-cell>
              <table:table-cell office:value-type="float" office:value="817.23">
                <text:p>817.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824.68">
                <text:p>824.68</text:p>
              </table:table-cell>
              <table:table-cell office:value-type="float" office:value="824.68">
                <text:p>824.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832.02">
                <text:p>832.02</text:p>
              </table:table-cell>
              <table:table-cell office:value-type="float" office:value="832.02">
                <text:p>832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839.26">
                <text:p>839.26</text:p>
              </table:table-cell>
              <table:table-cell office:value-type="float" office:value="839.26">
                <text:p>839.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846.4">
                <text:p>846.4</text:p>
              </table:table-cell>
              <table:table-cell office:value-type="float" office:value="846.39">
                <text:p>846.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853.43">
                <text:p>853.43</text:p>
              </table:table-cell>
              <table:table-cell office:value-type="float" office:value="853.43">
                <text:p>853.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860.36">
                <text:p>860.36</text:p>
              </table:table-cell>
              <table:table-cell office:value-type="float" office:value="860.36">
                <text:p>860.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867.2">
                <text:p>867.2</text:p>
              </table:table-cell>
              <table:table-cell office:value-type="float" office:value="867.19">
                <text:p>867.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873.93">
                <text:p>873.93</text:p>
              </table:table-cell>
              <table:table-cell office:value-type="float" office:value="873.93">
                <text:p>873.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880.58">
                <text:p>880.58</text:p>
              </table:table-cell>
              <table:table-cell office:value-type="float" office:value="880.58">
                <text:p>880.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887.13">
                <text:p>887.13</text:p>
              </table:table-cell>
              <table:table-cell office:value-type="float" office:value="887.13">
                <text:p>887.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893.59">
                <text:p>893.59</text:p>
              </table:table-cell>
              <table:table-cell office:value-type="float" office:value="893.59">
                <text:p>893.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899.96">
                <text:p>899.96</text:p>
              </table:table-cell>
              <table:table-cell office:value-type="float" office:value="899.96">
                <text:p>899.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906.24">
                <text:p>906.24</text:p>
              </table:table-cell>
              <table:table-cell office:value-type="float" office:value="906.24">
                <text:p>906.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912.44">
                <text:p>912.44</text:p>
              </table:table-cell>
              <table:table-cell office:value-type="float" office:value="912.43">
                <text:p>912.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918.55">
                <text:p>918.55</text:p>
              </table:table-cell>
              <table:table-cell office:value-type="float" office:value="918.54">
                <text:p>918.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924.57">
                <text:p>924.57</text:p>
              </table:table-cell>
              <table:table-cell office:value-type="float" office:value="924.57">
                <text:p>924.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930.51">
                <text:p>930.51</text:p>
              </table:table-cell>
              <table:table-cell office:value-type="float" office:value="930.51">
                <text:p>930.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936.37">
                <text:p>936.37</text:p>
              </table:table-cell>
              <table:table-cell office:value-type="float" office:value="936.37">
                <text:p>936.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942.15">
                <text:p>942.15</text:p>
              </table:table-cell>
              <table:table-cell office:value-type="float" office:value="942.15">
                <text:p>942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947.85">
                <text:p>947.85</text:p>
              </table:table-cell>
              <table:table-cell office:value-type="float" office:value="947.85">
                <text:p>947.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953.47">
                <text:p>953.47</text:p>
              </table:table-cell>
              <table:table-cell office:value-type="float" office:value="953.47">
                <text:p>953.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959.02">
                <text:p>959.02</text:p>
              </table:table-cell>
              <table:table-cell office:value-type="float" office:value="959.01">
                <text:p>959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964.49">
                <text:p>964.49</text:p>
              </table:table-cell>
              <table:table-cell office:value-type="float" office:value="964.48">
                <text:p>964.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969.88">
                <text:p>969.88</text:p>
              </table:table-cell>
              <table:table-cell office:value-type="float" office:value="969.87">
                <text:p>969.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975.2">
                <text:p>975.2</text:p>
              </table:table-cell>
              <table:table-cell office:value-type="float" office:value="975.19">
                <text:p>975.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980.44">
                <text:p>980.44</text:p>
              </table:table-cell>
              <table:table-cell office:value-type="float" office:value="980.43">
                <text:p>980.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985.62">
                <text:p>985.62</text:p>
              </table:table-cell>
              <table:table-cell office:value-type="float" office:value="985.61">
                <text:p>985.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990.72">
                <text:p>990.72</text:p>
              </table:table-cell>
              <table:table-cell office:value-type="float" office:value="990.71">
                <text:p>990.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995.75">
                <text:p>995.75</text:p>
              </table:table-cell>
              <table:table-cell office:value-type="float" office:value="995.74">
                <text:p>995.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1000.7">
                <text:p>1000.7</text:p>
              </table:table-cell>
              <table:table-cell office:value-type="float" office:value="1000.7">
                <text:p>1000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1005.6">
                <text:p>1005.6</text:p>
              </table:table-cell>
              <table:table-cell office:value-type="float" office:value="1005.6">
                <text:p>1005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1010.4">
                <text:p>1010.4</text:p>
              </table:table-cell>
              <table:table-cell office:value-type="float" office:value="1010.4">
                <text:p>1010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1015.2">
                <text:p>1015.2</text:p>
              </table:table-cell>
              <table:table-cell office:value-type="float" office:value="1015.2">
                <text:p>1015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1019.9">
                <text:p>1019.9</text:p>
              </table:table-cell>
              <table:table-cell office:value-type="float" office:value="1019.9">
                <text:p>1019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1024.5">
                <text:p>1024.5</text:p>
              </table:table-cell>
              <table:table-cell office:value-type="float" office:value="1024.5">
                <text:p>1024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1029.1">
                <text:p>1029.1</text:p>
              </table:table-cell>
              <table:table-cell office:value-type="float" office:value="1029.1">
                <text:p>1029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1033.6">
                <text:p>1033.6</text:p>
              </table:table-cell>
              <table:table-cell office:value-type="float" office:value="1033.6">
                <text:p>1033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1038">
                <text:p>103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1042.4">
                <text:p>1042.4</text:p>
              </table:table-cell>
              <table:table-cell office:value-type="float" office:value="1042.4">
                <text:p>1042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1046.7">
                <text:p>1046.7</text:p>
              </table:table-cell>
              <table:table-cell office:value-type="float" office:value="1046.7">
                <text:p>1046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1051">
                <text:p>1051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1055.2">
                <text:p>1055.2</text:p>
              </table:table-cell>
              <table:table-cell office:value-type="float" office:value="1055.2">
                <text:p>1055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1059.3">
                <text:p>1059.3</text:p>
              </table:table-cell>
              <table:table-cell office:value-type="float" office:value="1059.3">
                <text:p>1059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1063.4">
                <text:p>1063.4</text:p>
              </table:table-cell>
              <table:table-cell office:value-type="float" office:value="1063.4">
                <text:p>1063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1067.5">
                <text:p>1067.5</text:p>
              </table:table-cell>
              <table:table-cell office:value-type="float" office:value="1067.4">
                <text:p>1067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1071.4">
                <text:p>1071.4</text:p>
              </table:table-cell>
              <table:table-cell office:value-type="float" office:value="1071.4">
                <text:p>1071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1075.4">
                <text:p>1075.4</text:p>
              </table:table-cell>
              <table:table-cell office:value-type="float" office:value="1075.3">
                <text:p>1075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1079.2">
                <text:p>1079.2</text:p>
              </table:table-cell>
              <table:table-cell office:value-type="float" office:value="1079.2">
                <text:p>1079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1083">
                <text:p>1083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1086.8">
                <text:p>1086.8</text:p>
              </table:table-cell>
              <table:table-cell office:value-type="float" office:value="1086.8">
                <text:p>1086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1090.5">
                <text:p>1090.5</text:p>
              </table:table-cell>
              <table:table-cell office:value-type="float" office:value="1090.5">
                <text:p>109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1094.2">
                <text:p>1094.2</text:p>
              </table:table-cell>
              <table:table-cell office:value-type="float" office:value="1094.1">
                <text:p>1094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1097.8">
                <text:p>1097.8</text:p>
              </table:table-cell>
              <table:table-cell office:value-type="float" office:value="1097.8">
                <text:p>1097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1101.3">
                <text:p>1101.3</text:p>
              </table:table-cell>
              <table:table-cell office:value-type="float" office:value="1101.3">
                <text:p>1101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1104.8">
                <text:p>1104.8</text:p>
              </table:table-cell>
              <table:table-cell office:value-type="float" office:value="1104.8">
                <text:p>1104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1108.3">
                <text:p>1108.3</text:p>
              </table:table-cell>
              <table:table-cell office:value-type="float" office:value="1108.3">
                <text:p>1108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111.7">
                <text:p>1111.7</text:p>
              </table:table-cell>
              <table:table-cell office:value-type="float" office:value="1111.7">
                <text:p>1111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115.1">
                <text:p>1115.1</text:p>
              </table:table-cell>
              <table:table-cell office:value-type="float" office:value="1115.1">
                <text:p>1115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118.4">
                <text:p>1118.4</text:p>
              </table:table-cell>
              <table:table-cell office:value-type="float" office:value="1118.4">
                <text:p>1118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121.7">
                <text:p>1121.7</text:p>
              </table:table-cell>
              <table:table-cell office:value-type="float" office:value="1121.7">
                <text:p>1121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124.9">
                <text:p>1124.9</text:p>
              </table:table-cell>
              <table:table-cell office:value-type="float" office:value="1124.9">
                <text:p>1124.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128.1">
                <text:p>1128.1</text:p>
              </table:table-cell>
              <table:table-cell office:value-type="float" office:value="1128.1">
                <text:p>1128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131.2">
                <text:p>1131.2</text:p>
              </table:table-cell>
              <table:table-cell office:value-type="float" office:value="1131.2">
                <text:p>1131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134.3">
                <text:p>1134.3</text:p>
              </table:table-cell>
              <table:table-cell office:value-type="float" office:value="1134.3">
                <text:p>1134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137.4">
                <text:p>1137.4</text:p>
              </table:table-cell>
              <table:table-cell office:value-type="float" office:value="1137.4">
                <text:p>1137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140.4">
                <text:p>1140.4</text:p>
              </table:table-cell>
              <table:table-cell office:value-type="float" office:value="1140.4">
                <text:p>1140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143.4">
                <text:p>1143.4</text:p>
              </table:table-cell>
              <table:table-cell office:value-type="float" office:value="1143.3">
                <text:p>1143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146.3">
                <text:p>1146.3</text:p>
              </table:table-cell>
              <table:table-cell office:value-type="float" office:value="1146.3">
                <text:p>1146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149.2">
                <text:p>1149.2</text:p>
              </table:table-cell>
              <table:table-cell office:value-type="float" office:value="1149.2">
                <text:p>1149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152">
                <text:p>115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154.8">
                <text:p>1154.8</text:p>
              </table:table-cell>
              <table:table-cell office:value-type="float" office:value="1154.8">
                <text:p>1154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157.6">
                <text:p>1157.6</text:p>
              </table:table-cell>
              <table:table-cell office:value-type="float" office:value="1157.6">
                <text:p>1157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160.3">
                <text:p>1160.3</text:p>
              </table:table-cell>
              <table:table-cell office:value-type="float" office:value="1160.3">
                <text:p>1160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163">
                <text:p>1163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165.7">
                <text:p>1165.7</text:p>
              </table:table-cell>
              <table:table-cell office:value-type="float" office:value="1165.7">
                <text:p>1165.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168.3">
                <text:p>1168.3</text:p>
              </table:table-cell>
              <table:table-cell office:value-type="float" office:value="1168.3">
                <text:p>1168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170.9">
                <text:p>1170.9</text:p>
              </table:table-cell>
              <table:table-cell office:value-type="float" office:value="1170.9">
                <text:p>1170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173.5">
                <text:p>1173.5</text:p>
              </table:table-cell>
              <table:table-cell office:value-type="float" office:value="1173.4">
                <text:p>1173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176">
                <text:p>117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178.5">
                <text:p>1178.5</text:p>
              </table:table-cell>
              <table:table-cell office:value-type="float" office:value="1178.4">
                <text:p>1178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180.9">
                <text:p>1180.9</text:p>
              </table:table-cell>
              <table:table-cell office:value-type="float" office:value="1180.9">
                <text:p>1180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183.3">
                <text:p>1183.3</text:p>
              </table:table-cell>
              <table:table-cell office:value-type="float" office:value="1183.3">
                <text:p>1183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185.7">
                <text:p>1185.7</text:p>
              </table:table-cell>
              <table:table-cell office:value-type="float" office:value="1185.7">
                <text:p>1185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188.1">
                <text:p>1188.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190.4">
                <text:p>1190.4</text:p>
              </table:table-cell>
              <table:table-cell office:value-type="float" office:value="1190.3">
                <text:p>1190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192.7">
                <text:p>1192.7</text:p>
              </table:table-cell>
              <table:table-cell office:value-type="float" office:value="1192.6">
                <text:p>1192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194.9">
                <text:p>1194.9</text:p>
              </table:table-cell>
              <table:table-cell office:value-type="float" office:value="1194.9">
                <text:p>1194.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197.1">
                <text:p>1197.1</text:p>
              </table:table-cell>
              <table:table-cell office:value-type="float" office:value="1197.1">
                <text:p>1197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199.3">
                <text:p>1199.3</text:p>
              </table:table-cell>
              <table:table-cell office:value-type="float" office:value="1199.3">
                <text:p>1199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201.5">
                <text:p>1201.5</text:p>
              </table:table-cell>
              <table:table-cell office:value-type="float" office:value="1201.5">
                <text:p>1201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203.6">
                <text:p>1203.6</text:p>
              </table:table-cell>
              <table:table-cell office:value-type="float" office:value="1203.6">
                <text:p>1203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205.7">
                <text:p>1205.7</text:p>
              </table:table-cell>
              <table:table-cell office:value-type="float" office:value="1205.7">
                <text:p>1205.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207.8">
                <text:p>1207.8</text:p>
              </table:table-cell>
              <table:table-cell office:value-type="float" office:value="1207.8">
                <text:p>1207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209.8">
                <text:p>1209.8</text:p>
              </table:table-cell>
              <table:table-cell office:value-type="float" office:value="1209.8">
                <text:p>1209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211.9">
                <text:p>1211.9</text:p>
              </table:table-cell>
              <table:table-cell office:value-type="float" office:value="1211.8">
                <text:p>1211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213.9">
                <text:p>1213.9</text:p>
              </table:table-cell>
              <table:table-cell office:value-type="float" office:value="1213.8">
                <text:p>1213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215.8">
                <text:p>1215.8</text:p>
              </table:table-cell>
              <table:table-cell office:value-type="float" office:value="1215.8">
                <text:p>1215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217.8">
                <text:p>1217.8</text:p>
              </table:table-cell>
              <table:table-cell office:value-type="float" office:value="1217.7">
                <text:p>1217.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219.7">
                <text:p>1219.7</text:p>
              </table:table-cell>
              <table:table-cell office:value-type="float" office:value="1219.6">
                <text:p>1219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221.6">
                <text:p>1221.6</text:p>
              </table:table-cell>
              <table:table-cell office:value-type="float" office:value="1221.5">
                <text:p>1221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223.4">
                <text:p>1223.4</text:p>
              </table:table-cell>
              <table:table-cell office:value-type="float" office:value="1223.4">
                <text:p>1223.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225.3">
                <text:p>1225.3</text:p>
              </table:table-cell>
              <table:table-cell office:value-type="float" office:value="1225.2">
                <text:p>1225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227.1">
                <text:p>1227.1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228.8">
                <text:p>1228.8</text:p>
              </table:table-cell>
              <table:table-cell office:value-type="float" office:value="1228.8">
                <text:p>1228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230.6">
                <text:p>1230.6</text:p>
              </table:table-cell>
              <table:table-cell office:value-type="float" office:value="1230.6">
                <text:p>1230.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232.3">
                <text:p>1232.3</text:p>
              </table:table-cell>
              <table:table-cell office:value-type="float" office:value="1232.3">
                <text:p>1232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234.1">
                <text:p>1234.1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235.7">
                <text:p>1235.7</text:p>
              </table:table-cell>
              <table:table-cell office:value-type="float" office:value="1235.7">
                <text:p>1235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237.4">
                <text:p>1237.4</text:p>
              </table:table-cell>
              <table:table-cell office:value-type="float" office:value="1237.4">
                <text:p>1237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239.1">
                <text:p>1239.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240.7">
                <text:p>1240.7</text:p>
              </table:table-cell>
              <table:table-cell office:value-type="float" office:value="1240.7">
                <text:p>1240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242.3">
                <text:p>1242.3</text:p>
              </table:table-cell>
              <table:table-cell office:value-type="float" office:value="1242.3">
                <text:p>1242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243.9">
                <text:p>1243.9</text:p>
              </table:table-cell>
              <table:table-cell office:value-type="float" office:value="1243.8">
                <text:p>1243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245.4">
                <text:p>1245.4</text:p>
              </table:table-cell>
              <table:table-cell office:value-type="float" office:value="1245.4">
                <text:p>1245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247">
                <text:p>1247</text:p>
              </table:table-cell>
              <table:table-cell office:value-type="float" office:value="1246.9">
                <text:p>1246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248.5">
                <text:p>1248.5</text:p>
              </table:table-cell>
              <table:table-cell office:value-type="float" office:value="1248.4">
                <text:p>1248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250">
                <text:p>1250</text:p>
              </table:table-cell>
              <table:table-cell office:value-type="float" office:value="1249.9">
                <text:p>1249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251.4">
                <text:p>1251.4</text:p>
              </table:table-cell>
              <table:table-cell office:value-type="float" office:value="1251.4">
                <text:p>1251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252.9">
                <text:p>1252.9</text:p>
              </table:table-cell>
              <table:table-cell office:value-type="float" office:value="1252.9">
                <text:p>1252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254.3">
                <text:p>1254.3</text:p>
              </table:table-cell>
              <table:table-cell office:value-type="float" office:value="1254.3">
                <text:p>1254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255.8">
                <text:p>1255.8</text:p>
              </table:table-cell>
              <table:table-cell office:value-type="float" office:value="1255.7">
                <text:p>1255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257.2">
                <text:p>1257.2</text:p>
              </table:table-cell>
              <table:table-cell office:value-type="float" office:value="1257.1">
                <text:p>1257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258.5">
                <text:p>1258.5</text:p>
              </table:table-cell>
              <table:table-cell office:value-type="float" office:value="1258.5">
                <text:p>1258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259.9">
                <text:p>1259.9</text:p>
              </table:table-cell>
              <table:table-cell office:value-type="float" office:value="1259.9">
                <text:p>1259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261.2">
                <text:p>1261.2</text:p>
              </table:table-cell>
              <table:table-cell office:value-type="float" office:value="1261.2">
                <text:p>1261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262.6">
                <text:p>1262.6</text:p>
              </table:table-cell>
              <table:table-cell office:value-type="float" office:value="1262.5">
                <text:p>1262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263.9">
                <text:p>1263.9</text:p>
              </table:table-cell>
              <table:table-cell office:value-type="float" office:value="1263.8">
                <text:p>1263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265.2">
                <text:p>1265.2</text:p>
              </table:table-cell>
              <table:table-cell office:value-type="float" office:value="1265.1">
                <text:p>1265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266.4">
                <text:p>1266.4</text:p>
              </table:table-cell>
              <table:table-cell office:value-type="float" office:value="1266.4">
                <text:p>1266.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267.7">
                <text:p>1267.7</text:p>
              </table:table-cell>
              <table:table-cell office:value-type="float" office:value="1267.7">
                <text:p>1267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268.9">
                <text:p>1268.9</text:p>
              </table:table-cell>
              <table:table-cell office:value-type="float" office:value="1268.9">
                <text:p>1268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270.1">
                <text:p>1270.1</text:p>
              </table:table-cell>
              <table:table-cell office:value-type="float" office:value="1270.1">
                <text:p>1270.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271.3">
                <text:p>1271.3</text:p>
              </table:table-cell>
              <table:table-cell office:value-type="float" office:value="1271.3">
                <text:p>1271.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